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900000015904ECA54E6A21B86.png" manifest:media-type="image/png"/>
  <manifest:file-entry manifest:full-path="Pictures/20000006000002820000020634281EE86123B1FC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solid" draw:fill-color="#000000"/>
      <style:paragraph-properties style:writing-mode="lr-tb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solid" draw:fill-color="#ffffff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ffffff"/>
      <style:text-properties fo:font-size="8pt" style:font-size-asian="8pt" style:font-size-complex="8pt"/>
    </style:style>
    <style:style style:name="P5" style:family="paragraph">
      <style:text-properties fo:font-size="8pt"/>
    </style:style>
    <style:style style:name="P6" style:family="paragraph">
      <loext:graphic-properties draw:fill="solid" draw:fill-color="#ffffff"/>
      <style:text-properties fo:font-size="8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0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1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 loext:opacity="100%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3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4" style:family="text">
      <style:text-properties fo:color="#000000" loext:opacity="100%" style:font-name="TimesNewRoman1" fo:font-size="14.1000003814697pt" fo:font-weight="normal" style:font-size-asian="14.1000003814697pt" style:font-weight-asian="normal" style:font-name-complex="TimesNewRoman1" style:font-size-complex="14.1000003814697pt" style:font-weight-complex="normal"/>
    </style:style>
    <style:style style:name="T5" style:family="text">
      <style:text-properties fo:color="#000000" loext:opacity="100%" style:font-name="TimesNewRoman1" fo:font-size="14.1000003814697pt" fo:font-weight="bold" style:font-size-asian="14.1000003814697pt" style:font-weight-asian="bold" style:font-name-complex="TimesNewRoman1" style:font-size-complex="14.1000003814697pt" style:font-weight-complex="bold"/>
    </style:style>
    <style:style style:name="T6" style:family="text">
      <style:text-properties fo:color="#000000" loext:opacity="100%" style:font-name="TimesNewRoman1" fo:font-size="11.1000003814697pt" fo:font-weight="normal" style:font-size-asian="11.1000003814697pt" style:font-weight-asian="normal" style:font-name-complex="TimesNewRoman1" style:font-size-complex="11.1000003814697pt" style:font-weight-complex="normal"/>
    </style:style>
    <style:style style:name="T7" style:family="text">
      <style:text-properties fo:color="#000000" loext:opacity="100%" style:font-name="TimesNewRoman1" fo:font-size="9.89999961853027pt" fo:font-weight="normal" style:font-size-asian="9.89999961853027pt" style:font-weight-asian="normal" style:font-name-complex="TimesNewRoman1" style:font-size-complex="9.89999961853027pt" style:font-weight-complex="normal"/>
    </style:style>
    <style:style style:name="T8" style:family="text">
      <style:text-properties fo:color="#000000" loext:opacity="100%" style:font-name="TimesNewRoman1" fo:font-size="11.1000003814697pt" fo:font-weight="bold" style:font-size-asian="11.1000003814697pt" style:font-weight-asian="bold" style:font-name-complex="TimesNewRoman1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0.641cm" svg:height="0.517cm" svg:x="3.357cm" svg:y="10.16cm">
          <draw:image xlink:href="Pictures/20000006000002820000020634281EE86123B1FC.svm" xlink:type="simple" xlink:show="embed" xlink:actuate="onLoad" draw:mime-type="image/x-svm">
            <text:p text:style-name="P1"><text:span text:style-name="T1"/></text:p>
          </draw:image>
          <draw:image xlink:href="Pictures/100000010000001900000015904ECA54E6A21B86.png" xlink:type="simple" xlink:show="embed" xlink:actuate="onLoad" draw:mime-type="image/png"/>
        </draw:frame>
        <draw:polygon draw:style-name="gr2" draw:text-style-name="P2" draw:layer="layout" svg:width="0.639cm" svg:height="0.516cm" svg:x="4.237cm" svg:y="10.16cm" svg:viewBox="0 0 640 517" draw:points="0,517 640,517 640,0 0,0">
          <text:p/>
        </draw:polygon>
        <draw:polygon draw:style-name="gr2" draw:text-style-name="P2" draw:layer="layout" svg:width="0.639cm" svg:height="0.516cm" svg:x="5.118cm" svg:y="10.16cm" svg:viewBox="0 0 640 517" draw:points="0,517 640,517 640,0 0,0">
          <text:p/>
        </draw:polygon>
        <draw:polygon draw:style-name="gr3" draw:text-style-name="P2" draw:layer="layout" svg:width="0.639cm" svg:height="0.516cm" svg:x="5.998cm" svg:y="10.16cm" svg:viewBox="0 0 640 517" draw:points="0,517 640,517 640,0 0,0">
          <text:p/>
        </draw:polygon>
        <draw:polygon draw:style-name="gr2" draw:text-style-name="P2" draw:layer="layout" svg:width="0.639cm" svg:height="0.516cm" svg:x="9.173cm" svg:y="10.16cm" svg:viewBox="0 0 640 517" draw:points="0,517 640,517 640,0 0,0">
          <text:p/>
        </draw:polygon>
        <draw:polygon draw:style-name="gr2" draw:text-style-name="P2" draw:layer="layout" svg:width="0.639cm" svg:height="0.516cm" svg:x="10.054cm" svg:y="10.16cm" svg:viewBox="0 0 640 517" draw:points="0,517 640,517 640,0 0,0">
          <text:p/>
        </draw:polygon>
        <draw:polygon draw:style-name="gr4" draw:text-style-name="P3" draw:layer="layout" svg:width="0.639cm" svg:height="0.516cm" svg:x="10.934cm" svg:y="10.16cm" svg:viewBox="0 0 640 517" draw:points="0,517 640,517 640,0 0,0">
          <text:p/>
        </draw:polygon>
        <draw:polygon draw:style-name="gr2" draw:text-style-name="P2" draw:layer="layout" svg:width="0.639cm" svg:height="0.516cm" svg:x="11.815cm" svg:y="10.16cm" svg:viewBox="0 0 640 517" draw:points="0,517 640,517 640,0 0,0">
          <text:p/>
        </draw:polygon>
        <draw:polygon draw:style-name="gr4" draw:text-style-name="P3" draw:layer="layout" svg:width="0.639cm" svg:height="0.516cm" svg:x="14.99cm" svg:y="10.16cm" svg:viewBox="0 0 640 517" draw:points="0,517 640,517 640,0 0,0">
          <text:p/>
        </draw:polygon>
        <draw:polygon draw:style-name="gr2" draw:text-style-name="P2" draw:layer="layout" svg:width="0.64cm" svg:height="0.516cm" svg:x="15.87cm" svg:y="10.16cm" svg:viewBox="0 0 641 517" draw:points="0,517 641,517 641,0 0,0">
          <text:p/>
        </draw:polygon>
        <draw:polygon draw:style-name="gr2" draw:text-style-name="P2" draw:layer="layout" svg:width="0.639cm" svg:height="0.516cm" svg:x="16.751cm" svg:y="10.16cm" svg:viewBox="0 0 640 517" draw:points="0,517 640,517 640,0 0,0">
          <text:p/>
        </draw:polygon>
        <draw:polygon draw:style-name="gr2" draw:text-style-name="P2" draw:layer="layout" svg:width="0.64cm" svg:height="0.516cm" svg:x="17.631cm" svg:y="10.16cm" svg:viewBox="0 0 641 517" draw:points="0,517 641,517 641,0 0,0">
          <text:p/>
        </draw:polygon>
        <draw:polygon draw:style-name="gr2" draw:text-style-name="P2" draw:layer="layout" svg:width="0.639cm" svg:height="0.516cm" svg:x="4.237cm" svg:y="10.672cm" svg:viewBox="0 0 640 517" draw:points="0,517 640,517 640,0 0,0">
          <text:p/>
        </draw:polygon>
        <draw:polygon draw:style-name="gr2" draw:text-style-name="P2" draw:layer="layout" svg:width="0.639cm" svg:height="0.516cm" svg:x="5.118cm" svg:y="10.672cm" svg:viewBox="0 0 640 517" draw:points="0,517 640,517 640,0 0,0">
          <text:p/>
        </draw:polygon>
        <draw:polygon draw:style-name="gr2" draw:text-style-name="P2" draw:layer="layout" svg:width="0.639cm" svg:height="0.516cm" svg:x="5.998cm" svg:y="10.672cm" svg:viewBox="0 0 640 517" draw:points="0,517 640,517 640,0 0,0">
          <text:p/>
        </draw:polygon>
        <draw:polygon draw:style-name="gr2" draw:text-style-name="P2" draw:layer="layout" svg:width="0.639cm" svg:height="0.516cm" svg:x="9.173cm" svg:y="10.672cm" svg:viewBox="0 0 640 517" draw:points="0,517 640,517 640,0 0,0">
          <text:p/>
        </draw:polygon>
        <draw:polygon draw:style-name="gr2" draw:text-style-name="P2" draw:layer="layout" svg:width="0.639cm" svg:height="0.516cm" svg:x="10.054cm" svg:y="10.672cm" svg:viewBox="0 0 640 517" draw:points="0,517 640,517 640,0 0,0">
          <text:p/>
        </draw:polygon>
        <draw:polygon draw:style-name="gr2" draw:text-style-name="P2" draw:layer="layout" svg:width="0.639cm" svg:height="0.516cm" svg:x="10.934cm" svg:y="10.672cm" svg:viewBox="0 0 640 517" draw:points="0,517 640,517 640,0 0,0">
          <text:p/>
        </draw:polygon>
        <draw:polygon draw:style-name="gr4" draw:text-style-name="P3" draw:layer="layout" svg:width="0.639cm" svg:height="0.516cm" svg:x="11.815cm" svg:y="10.672cm" svg:viewBox="0 0 640 517" draw:points="0,517 640,517 640,0 0,0">
          <text:p/>
        </draw:polygon>
        <draw:polygon draw:style-name="gr2" draw:text-style-name="P2" draw:layer="layout" svg:width="0.639cm" svg:height="0.516cm" svg:x="14.99cm" svg:y="10.672cm" svg:viewBox="0 0 640 517" draw:points="0,517 640,517 640,0 0,0">
          <text:p/>
        </draw:polygon>
        <draw:polygon draw:style-name="gr2" draw:text-style-name="P2" draw:layer="layout" svg:width="0.64cm" svg:height="0.516cm" svg:x="15.87cm" svg:y="10.672cm" svg:viewBox="0 0 641 517" draw:points="0,517 641,517 641,0 0,0">
          <text:p/>
        </draw:polygon>
        <draw:polygon draw:style-name="gr2" draw:text-style-name="P2" draw:layer="layout" svg:width="0.639cm" svg:height="0.516cm" svg:x="16.751cm" svg:y="10.672cm" svg:viewBox="0 0 640 517" draw:points="0,517 640,517 640,0 0,0">
          <text:p/>
        </draw:polygon>
        <draw:polygon draw:style-name="gr4" draw:text-style-name="P3" draw:layer="layout" svg:width="0.64cm" svg:height="0.516cm" svg:x="17.631cm" svg:y="10.672cm" svg:viewBox="0 0 641 517" draw:points="0,517 641,517 641,0 0,0">
          <text:p/>
        </draw:polygon>
        <draw:polygon draw:style-name="gr2" draw:text-style-name="P2" draw:layer="layout" svg:width="0.639cm" svg:height="0.516cm" svg:x="4.237cm" svg:y="11.184cm" svg:viewBox="0 0 640 517" draw:points="0,517 640,517 640,0 0,0">
          <text:p/>
        </draw:polygon>
        <draw:polygon draw:style-name="gr2" draw:text-style-name="P2" draw:layer="layout" svg:width="0.639cm" svg:height="0.516cm" svg:x="5.118cm" svg:y="11.184cm" svg:viewBox="0 0 640 517" draw:points="0,517 640,517 640,0 0,0">
          <text:p/>
        </draw:polygon>
        <draw:polygon draw:style-name="gr2" draw:text-style-name="P2" draw:layer="layout" svg:width="0.639cm" svg:height="0.516cm" svg:x="5.998cm" svg:y="11.184cm" svg:viewBox="0 0 640 517" draw:points="0,517 640,517 640,0 0,0">
          <text:p/>
        </draw:polygon>
        <draw:polygon draw:style-name="gr2" draw:text-style-name="P2" draw:layer="layout" svg:width="0.639cm" svg:height="0.516cm" svg:x="9.173cm" svg:y="11.184cm" svg:viewBox="0 0 640 517" draw:points="0,517 640,517 640,0 0,0">
          <text:p/>
        </draw:polygon>
        <draw:polygon draw:style-name="gr2" draw:text-style-name="P2" draw:layer="layout" svg:width="0.639cm" svg:height="0.516cm" svg:x="10.054cm" svg:y="11.184cm" svg:viewBox="0 0 640 517" draw:points="0,517 640,517 640,0 0,0">
          <text:p/>
        </draw:polygon>
        <draw:polygon draw:style-name="gr2" draw:text-style-name="P2" draw:layer="layout" svg:width="0.639cm" svg:height="0.516cm" svg:x="10.934cm" svg:y="11.184cm" svg:viewBox="0 0 640 517" draw:points="0,517 640,517 640,0 0,0">
          <text:p/>
        </draw:polygon>
        <draw:polygon draw:style-name="gr4" draw:text-style-name="P3" draw:layer="layout" svg:width="0.639cm" svg:height="0.516cm" svg:x="11.815cm" svg:y="11.184cm" svg:viewBox="0 0 640 517" draw:points="0,517 640,517 640,0 0,0">
          <text:p/>
        </draw:polygon>
        <draw:polygon draw:style-name="gr4" draw:text-style-name="P3" draw:layer="layout" svg:width="0.639cm" svg:height="0.516cm" svg:x="14.99cm" svg:y="11.184cm" svg:viewBox="0 0 640 517" draw:points="0,517 640,517 640,0 0,0">
          <text:p/>
        </draw:polygon>
        <draw:polygon draw:style-name="gr2" draw:text-style-name="P2" draw:layer="layout" svg:width="0.64cm" svg:height="0.516cm" svg:x="15.87cm" svg:y="11.184cm" svg:viewBox="0 0 641 517" draw:points="0,517 641,517 641,0 0,0">
          <text:p/>
        </draw:polygon>
        <draw:polygon draw:style-name="gr2" draw:text-style-name="P2" draw:layer="layout" svg:width="0.639cm" svg:height="0.516cm" svg:x="16.751cm" svg:y="11.184cm" svg:viewBox="0 0 640 517" draw:points="0,517 640,517 640,0 0,0">
          <text:p/>
        </draw:polygon>
        <draw:polygon draw:style-name="gr2" draw:text-style-name="P2" draw:layer="layout" svg:width="0.64cm" svg:height="0.516cm" svg:x="17.631cm" svg:y="11.184cm" svg:viewBox="0 0 641 517" draw:points="0,517 641,517 641,0 0,0">
          <text:p/>
        </draw:polygon>
        <draw:polygon draw:style-name="gr2" draw:text-style-name="P2" draw:layer="layout" svg:width="0.639cm" svg:height="0.517cm" svg:x="3.357cm" svg:y="11.696cm" svg:viewBox="0 0 640 518" draw:points="0,518 640,518 640,0 0,0">
          <text:p/>
        </draw:polygon>
        <draw:polygon draw:style-name="gr2" draw:text-style-name="P2" draw:layer="layout" svg:width="0.639cm" svg:height="0.517cm" svg:x="4.237cm" svg:y="11.696cm" svg:viewBox="0 0 640 518" draw:points="0,518 640,518 640,0 0,0">
          <text:p/>
        </draw:polygon>
        <draw:polygon draw:style-name="gr2" draw:text-style-name="P2" draw:layer="layout" svg:width="0.639cm" svg:height="0.517cm" svg:x="5.998cm" svg:y="11.696cm" svg:viewBox="0 0 640 518" draw:points="0,518 640,518 640,0 0,0">
          <text:p/>
        </draw:polygon>
        <draw:polygon draw:style-name="gr2" draw:text-style-name="P2" draw:layer="layout" svg:width="0.639cm" svg:height="0.517cm" svg:x="9.173cm" svg:y="11.696cm" svg:viewBox="0 0 640 518" draw:points="0,518 640,518 640,0 0,0">
          <text:p/>
        </draw:polygon>
        <draw:polygon draw:style-name="gr4" draw:text-style-name="P3" draw:layer="layout" svg:width="0.639cm" svg:height="0.517cm" svg:x="10.054cm" svg:y="11.696cm" svg:viewBox="0 0 640 518" draw:points="0,518 640,518 640,0 0,0">
          <text:p/>
        </draw:polygon>
        <draw:polygon draw:style-name="gr2" draw:text-style-name="P2" draw:layer="layout" svg:width="0.639cm" svg:height="0.517cm" svg:x="10.934cm" svg:y="11.696cm" svg:viewBox="0 0 640 518" draw:points="0,518 640,518 640,0 0,0">
          <text:p/>
        </draw:polygon>
        <draw:polygon draw:style-name="gr2" draw:text-style-name="P2" draw:layer="layout" svg:width="0.639cm" svg:height="0.517cm" svg:x="11.815cm" svg:y="11.696cm" svg:viewBox="0 0 640 518" draw:points="0,518 640,518 640,0 0,0">
          <text:p/>
        </draw:polygon>
        <draw:polygon draw:style-name="gr4" draw:text-style-name="P3" draw:layer="layout" svg:width="0.639cm" svg:height="0.517cm" svg:x="14.99cm" svg:y="11.696cm" svg:viewBox="0 0 640 518" draw:points="0,518 640,518 640,0 0,0">
          <text:p/>
        </draw:polygon>
        <draw:polygon draw:style-name="gr2" draw:text-style-name="P2" draw:layer="layout" svg:width="0.64cm" svg:height="0.517cm" svg:x="15.87cm" svg:y="11.696cm" svg:viewBox="0 0 641 518" draw:points="0,518 641,518 641,0 0,0">
          <text:p/>
        </draw:polygon>
        <draw:polygon draw:style-name="gr2" draw:text-style-name="P2" draw:layer="layout" svg:width="0.639cm" svg:height="0.517cm" svg:x="16.751cm" svg:y="11.696cm" svg:viewBox="0 0 640 518" draw:points="0,518 640,518 640,0 0,0">
          <text:p/>
        </draw:polygon>
        <draw:polygon draw:style-name="gr2" draw:text-style-name="P2" draw:layer="layout" svg:width="0.64cm" svg:height="0.517cm" svg:x="17.631cm" svg:y="11.696cm" svg:viewBox="0 0 641 518" draw:points="0,518 641,518 641,0 0,0">
          <text:p/>
        </draw:polygon>
        <draw:polygon draw:style-name="gr2" draw:text-style-name="P2" draw:layer="layout" svg:width="0.639cm" svg:height="0.517cm" svg:x="3.357cm" svg:y="12.208cm" svg:viewBox="0 0 640 518" draw:points="0,518 640,518 640,0 0,0">
          <text:p/>
        </draw:polygon>
        <draw:polygon draw:style-name="gr2" draw:text-style-name="P2" draw:layer="layout" svg:width="0.639cm" svg:height="0.517cm" svg:x="4.237cm" svg:y="12.208cm" svg:viewBox="0 0 640 518" draw:points="0,518 640,518 640,0 0,0">
          <text:p/>
        </draw:polygon>
        <draw:polygon draw:style-name="gr2" draw:text-style-name="P2" draw:layer="layout" svg:width="0.639cm" svg:height="0.517cm" svg:x="5.118cm" svg:y="12.208cm" svg:viewBox="0 0 640 518" draw:points="0,518 640,518 640,0 0,0">
          <text:p/>
        </draw:polygon>
        <draw:polygon draw:style-name="gr4" draw:text-style-name="P3" draw:layer="layout" svg:width="0.639cm" svg:height="0.517cm" svg:x="9.173cm" svg:y="12.208cm" svg:viewBox="0 0 640 518" draw:points="0,518 640,518 640,0 0,0">
          <text:p/>
        </draw:polygon>
        <draw:polygon draw:style-name="gr2" draw:text-style-name="P2" draw:layer="layout" svg:width="0.639cm" svg:height="0.517cm" svg:x="10.054cm" svg:y="12.208cm" svg:viewBox="0 0 640 518" draw:points="0,518 640,518 640,0 0,0">
          <text:p/>
        </draw:polygon>
        <draw:polygon draw:style-name="gr2" draw:text-style-name="P2" draw:layer="layout" svg:width="0.639cm" svg:height="0.517cm" svg:x="10.934cm" svg:y="12.208cm" svg:viewBox="0 0 640 518" draw:points="0,518 640,518 640,0 0,0">
          <text:p/>
        </draw:polygon>
        <draw:polygon draw:style-name="gr2" draw:text-style-name="P2" draw:layer="layout" svg:width="0.639cm" svg:height="0.517cm" svg:x="11.815cm" svg:y="12.208cm" svg:viewBox="0 0 640 518" draw:points="0,518 640,518 640,0 0,0">
          <text:p/>
        </draw:polygon>
        <draw:polygon draw:style-name="gr2" draw:text-style-name="P2" draw:layer="layout" svg:width="0.639cm" svg:height="0.517cm" svg:x="14.99cm" svg:y="12.208cm" svg:viewBox="0 0 640 518" draw:points="0,518 640,518 640,0 0,0">
          <text:p/>
        </draw:polygon>
        <draw:polygon draw:style-name="gr4" draw:text-style-name="P3" draw:layer="layout" svg:width="0.64cm" svg:height="0.517cm" svg:x="15.87cm" svg:y="12.208cm" svg:viewBox="0 0 641 518" draw:points="0,518 641,518 641,0 0,0">
          <text:p/>
        </draw:polygon>
        <draw:polygon draw:style-name="gr2" draw:text-style-name="P2" draw:layer="layout" svg:width="0.639cm" svg:height="0.517cm" svg:x="16.751cm" svg:y="12.208cm" svg:viewBox="0 0 640 518" draw:points="0,518 640,518 640,0 0,0">
          <text:p/>
        </draw:polygon>
        <draw:polygon draw:style-name="gr2" draw:text-style-name="P2" draw:layer="layout" svg:width="0.64cm" svg:height="0.517cm" svg:x="17.631cm" svg:y="12.208cm" svg:viewBox="0 0 641 518" draw:points="0,518 641,518 641,0 0,0">
          <text:p/>
        </draw:polygon>
        <draw:polygon draw:style-name="gr2" draw:text-style-name="P2" draw:layer="layout" svg:width="0.639cm" svg:height="1.028cm" svg:x="3.357cm" svg:y="12.721cm" svg:viewBox="0 0 640 1029" draw:points="0,1029 640,1029 640,0 0,0">
          <text:p/>
        </draw:polygon>
        <draw:polygon draw:style-name="gr2" draw:text-style-name="P2" draw:layer="layout" svg:width="0.639cm" svg:height="1.028cm" svg:x="4.237cm" svg:y="12.721cm" svg:viewBox="0 0 640 1029" draw:points="0,1029 640,1029 640,0 0,0">
          <text:p/>
        </draw:polygon>
        <draw:polygon draw:style-name="gr2" draw:text-style-name="P2" draw:layer="layout" svg:width="0.639cm" svg:height="1.028cm" svg:x="5.998cm" svg:y="12.721cm" svg:viewBox="0 0 640 1029" draw:points="0,1029 640,1029 640,0 0,0">
          <text:p/>
        </draw:polygon>
        <draw:polygon draw:style-name="gr2" draw:text-style-name="P2" draw:layer="layout" svg:width="0.639cm" svg:height="1.028cm" svg:x="9.173cm" svg:y="12.721cm" svg:viewBox="0 0 640 1029" draw:points="0,1029 640,1029 640,0 0,0">
          <text:p/>
        </draw:polygon>
        <draw:polygon draw:style-name="gr2" draw:text-style-name="P2" draw:layer="layout" svg:width="0.639cm" svg:height="1.028cm" svg:x="10.054cm" svg:y="12.721cm" svg:viewBox="0 0 640 1029" draw:points="0,1029 640,1029 640,0 0,0">
          <text:p/>
        </draw:polygon>
        <draw:polygon draw:style-name="gr2" draw:text-style-name="P2" draw:layer="layout" svg:width="0.639cm" svg:height="1.028cm" svg:x="10.934cm" svg:y="12.721cm" svg:viewBox="0 0 640 1029" draw:points="0,1029 640,1029 640,0 0,0">
          <text:p/>
        </draw:polygon>
        <draw:polygon draw:style-name="gr4" draw:text-style-name="P3" draw:layer="layout" svg:width="0.639cm" svg:height="1.028cm" svg:x="11.815cm" svg:y="12.721cm" svg:viewBox="0 0 640 1029" draw:points="0,1029 640,1029 640,0 0,0">
          <text:p/>
        </draw:polygon>
        <draw:polygon draw:style-name="gr4" draw:text-style-name="P3" draw:layer="layout" svg:width="0.639cm" svg:height="1.028cm" svg:x="14.99cm" svg:y="12.721cm" svg:viewBox="0 0 640 1029" draw:points="0,1029 640,1029 640,0 0,0">
          <text:p/>
        </draw:polygon>
        <draw:polygon draw:style-name="gr2" draw:text-style-name="P2" draw:layer="layout" svg:width="0.64cm" svg:height="1.028cm" svg:x="15.87cm" svg:y="12.721cm" svg:viewBox="0 0 641 1029" draw:points="0,1029 641,1029 641,0 0,0">
          <text:p/>
        </draw:polygon>
        <draw:polygon draw:style-name="gr2" draw:text-style-name="P2" draw:layer="layout" svg:width="0.639cm" svg:height="1.028cm" svg:x="16.751cm" svg:y="12.721cm" svg:viewBox="0 0 640 1029" draw:points="0,1029 640,1029 640,0 0,0">
          <text:p/>
        </draw:polygon>
        <draw:polygon draw:style-name="gr2" draw:text-style-name="P2" draw:layer="layout" svg:width="0.64cm" svg:height="1.028cm" svg:x="17.631cm" svg:y="12.721cm" svg:viewBox="0 0 641 1029" draw:points="0,1029 641,1029 641,0 0,0">
          <text:p/>
        </draw:polygon>
        <draw:polygon draw:style-name="gr2" draw:text-style-name="P2" draw:layer="layout" svg:width="0.639cm" svg:height="0.517cm" svg:x="3.357cm" svg:y="13.745cm" svg:viewBox="0 0 640 518" draw:points="0,518 640,518 640,0 0,0">
          <text:p/>
        </draw:polygon>
        <draw:polygon draw:style-name="gr2" draw:text-style-name="P2" draw:layer="layout" svg:width="0.639cm" svg:height="0.517cm" svg:x="4.237cm" svg:y="13.745cm" svg:viewBox="0 0 640 518" draw:points="0,518 640,518 640,0 0,0">
          <text:p/>
        </draw:polygon>
        <draw:polygon draw:style-name="gr2" draw:text-style-name="P2" draw:layer="layout" svg:width="0.639cm" svg:height="0.517cm" svg:x="5.118cm" svg:y="13.745cm" svg:viewBox="0 0 640 518" draw:points="0,518 640,518 640,0 0,0">
          <text:p/>
        </draw:polygon>
        <draw:polygon draw:style-name="gr5" draw:text-style-name="P4" draw:layer="layout" svg:width="0.639cm" svg:height="0.517cm" svg:x="5.998cm" svg:y="13.745cm" svg:viewBox="0 0 640 518" draw:points="0,518 640,518 640,0 0,0">
          <text:p><text:span text:style-name="T1"/></text:p>
        </draw:polygon>
        <draw:polygon draw:style-name="gr2" draw:text-style-name="P2" draw:layer="layout" svg:width="0.639cm" svg:height="0.517cm" svg:x="9.173cm" svg:y="13.745cm" svg:viewBox="0 0 640 518" draw:points="0,518 640,518 640,0 0,0">
          <text:p/>
        </draw:polygon>
        <draw:polygon draw:style-name="gr2" draw:text-style-name="P2" draw:layer="layout" svg:width="0.639cm" svg:height="0.517cm" svg:x="10.054cm" svg:y="13.745cm" svg:viewBox="0 0 640 518" draw:points="0,518 640,518 640,0 0,0">
          <text:p/>
        </draw:polygon>
        <draw:polygon draw:style-name="gr4" draw:text-style-name="P3" draw:layer="layout" svg:width="0.639cm" svg:height="0.517cm" svg:x="10.934cm" svg:y="13.745cm" svg:viewBox="0 0 640 518" draw:points="0,518 640,518 640,0 0,0">
          <text:p/>
        </draw:polygon>
        <draw:polygon draw:style-name="gr2" draw:text-style-name="P2" draw:layer="layout" svg:width="0.639cm" svg:height="0.517cm" svg:x="11.815cm" svg:y="13.745cm" svg:viewBox="0 0 640 518" draw:points="0,518 640,518 640,0 0,0">
          <text:p/>
        </draw:polygon>
        <draw:polygon draw:style-name="gr4" draw:text-style-name="P3" draw:layer="layout" svg:width="0.639cm" svg:height="0.517cm" svg:x="14.99cm" svg:y="13.745cm" svg:viewBox="0 0 640 518" draw:points="0,518 640,518 640,0 0,0">
          <text:p/>
        </draw:polygon>
        <draw:polygon draw:style-name="gr2" draw:text-style-name="P2" draw:layer="layout" svg:width="0.64cm" svg:height="0.517cm" svg:x="15.87cm" svg:y="13.745cm" svg:viewBox="0 0 641 518" draw:points="0,518 641,518 641,0 0,0">
          <text:p/>
        </draw:polygon>
        <draw:polygon draw:style-name="gr2" draw:text-style-name="P2" draw:layer="layout" svg:width="0.639cm" svg:height="0.517cm" svg:x="16.751cm" svg:y="13.745cm" svg:viewBox="0 0 640 518" draw:points="0,518 640,518 640,0 0,0">
          <text:p/>
        </draw:polygon>
        <draw:polygon draw:style-name="gr2" draw:text-style-name="P2" draw:layer="layout" svg:width="0.64cm" svg:height="0.517cm" svg:x="17.631cm" svg:y="13.745cm" svg:viewBox="0 0 641 518" draw:points="0,518 641,518 641,0 0,0">
          <text:p/>
        </draw:polygon>
        <draw:polygon draw:style-name="gr2" draw:text-style-name="P2" draw:layer="layout" svg:width="0.639cm" svg:height="0.517cm" svg:x="3.357cm" svg:y="14.257cm" svg:viewBox="0 0 640 518" draw:points="0,518 640,518 640,0 0,0">
          <text:p/>
        </draw:polygon>
        <draw:polygon draw:style-name="gr2" draw:text-style-name="P2" draw:layer="layout" svg:width="0.639cm" svg:height="0.517cm" svg:x="5.118cm" svg:y="14.257cm" svg:viewBox="0 0 640 518" draw:points="0,518 640,518 640,0 0,0">
          <text:p/>
        </draw:polygon>
        <draw:polygon draw:style-name="gr2" draw:text-style-name="P2" draw:layer="layout" svg:width="0.639cm" svg:height="0.517cm" svg:x="5.998cm" svg:y="14.257cm" svg:viewBox="0 0 640 518" draw:points="0,518 640,518 640,0 0,0">
          <text:p/>
        </draw:polygon>
        <draw:polygon draw:style-name="gr2" draw:text-style-name="P2" draw:layer="layout" svg:width="0.639cm" svg:height="0.517cm" svg:x="9.173cm" svg:y="14.257cm" svg:viewBox="0 0 640 518" draw:points="0,518 640,518 640,0 0,0">
          <text:p/>
        </draw:polygon>
        <draw:polygon draw:style-name="gr2" draw:text-style-name="P2" draw:layer="layout" svg:width="0.639cm" svg:height="0.517cm" svg:x="10.054cm" svg:y="14.257cm" svg:viewBox="0 0 640 518" draw:points="0,518 640,518 640,0 0,0">
          <text:p/>
        </draw:polygon>
        <draw:polygon draw:style-name="gr4" draw:text-style-name="P3" draw:layer="layout" svg:width="0.639cm" svg:height="0.517cm" svg:x="10.934cm" svg:y="14.257cm" svg:viewBox="0 0 640 518" draw:points="0,518 640,518 640,0 0,0">
          <text:p/>
        </draw:polygon>
        <draw:polygon draw:style-name="gr2" draw:text-style-name="P2" draw:layer="layout" svg:width="0.639cm" svg:height="0.517cm" svg:x="11.815cm" svg:y="14.257cm" svg:viewBox="0 0 640 518" draw:points="0,518 640,518 640,0 0,0">
          <text:p/>
        </draw:polygon>
        <draw:polygon draw:style-name="gr2" draw:text-style-name="P2" draw:layer="layout" svg:width="0.639cm" svg:height="0.517cm" svg:x="14.99cm" svg:y="14.257cm" svg:viewBox="0 0 640 518" draw:points="0,518 640,518 640,0 0,0">
          <text:p/>
        </draw:polygon>
        <draw:polygon draw:style-name="gr2" draw:text-style-name="P2" draw:layer="layout" svg:width="0.64cm" svg:height="0.517cm" svg:x="15.87cm" svg:y="14.257cm" svg:viewBox="0 0 641 518" draw:points="0,518 641,518 641,0 0,0">
          <text:p/>
        </draw:polygon>
        <draw:polygon draw:style-name="gr4" draw:text-style-name="P3" draw:layer="layout" svg:width="0.639cm" svg:height="0.517cm" svg:x="16.751cm" svg:y="14.257cm" svg:viewBox="0 0 640 518" draw:points="0,518 640,518 640,0 0,0">
          <text:p/>
        </draw:polygon>
        <draw:polygon draw:style-name="gr2" draw:text-style-name="P2" draw:layer="layout" svg:width="0.64cm" svg:height="0.517cm" svg:x="17.631cm" svg:y="14.257cm" svg:viewBox="0 0 641 518" draw:points="0,518 641,518 641,0 0,0">
          <text:p/>
        </draw:polygon>
        <draw:polygon draw:style-name="gr2" draw:text-style-name="P2" draw:layer="layout" svg:width="0.639cm" svg:height="0.516cm" svg:x="4.237cm" svg:y="14.77cm" svg:viewBox="0 0 640 517" draw:points="0,517 640,517 640,0 0,0">
          <text:p/>
        </draw:polygon>
        <draw:polygon draw:style-name="gr2" draw:text-style-name="P2" draw:layer="layout" svg:width="0.639cm" svg:height="0.516cm" svg:x="5.118cm" svg:y="14.77cm" svg:viewBox="0 0 640 517" draw:points="0,517 640,517 640,0 0,0">
          <text:p/>
        </draw:polygon>
        <draw:polygon draw:style-name="gr2" draw:text-style-name="P2" draw:layer="layout" svg:width="0.639cm" svg:height="0.516cm" svg:x="5.998cm" svg:y="14.77cm" svg:viewBox="0 0 640 517" draw:points="0,517 640,517 640,0 0,0">
          <text:p/>
        </draw:polygon>
        <draw:polygon draw:style-name="gr2" draw:text-style-name="P2" draw:layer="layout" svg:width="0.639cm" svg:height="0.516cm" svg:x="9.173cm" svg:y="14.77cm" svg:viewBox="0 0 640 517" draw:points="0,517 640,517 640,0 0,0">
          <text:p/>
        </draw:polygon>
        <draw:polygon draw:style-name="gr2" draw:text-style-name="P2" draw:layer="layout" svg:width="0.639cm" svg:height="0.516cm" svg:x="10.054cm" svg:y="14.77cm" svg:viewBox="0 0 640 517" draw:points="0,517 640,517 640,0 0,0">
          <text:p/>
        </draw:polygon>
        <draw:polygon draw:style-name="gr4" draw:text-style-name="P3" draw:layer="layout" svg:width="0.639cm" svg:height="0.516cm" svg:x="10.934cm" svg:y="14.77cm" svg:viewBox="0 0 640 517" draw:points="0,517 640,517 640,0 0,0">
          <text:p/>
        </draw:polygon>
        <draw:polygon draw:style-name="gr2" draw:text-style-name="P2" draw:layer="layout" svg:width="0.639cm" svg:height="0.516cm" svg:x="11.815cm" svg:y="14.77cm" svg:viewBox="0 0 640 517" draw:points="0,517 640,517 640,0 0,0">
          <text:p/>
        </draw:polygon>
        <draw:polygon draw:style-name="gr2" draw:text-style-name="P2" draw:layer="layout" svg:width="0.639cm" svg:height="0.516cm" svg:x="14.99cm" svg:y="14.77cm" svg:viewBox="0 0 640 517" draw:points="0,517 640,517 640,0 0,0">
          <text:p/>
        </draw:polygon>
        <draw:polygon draw:style-name="gr4" draw:text-style-name="P3" draw:layer="layout" svg:width="0.64cm" svg:height="0.516cm" svg:x="15.87cm" svg:y="14.77cm" svg:viewBox="0 0 641 517" draw:points="0,517 641,517 641,0 0,0">
          <text:p/>
        </draw:polygon>
        <draw:polygon draw:style-name="gr2" draw:text-style-name="P2" draw:layer="layout" svg:width="0.639cm" svg:height="0.516cm" svg:x="16.751cm" svg:y="14.77cm" svg:viewBox="0 0 640 517" draw:points="0,517 640,517 640,0 0,0">
          <text:p/>
        </draw:polygon>
        <draw:polygon draw:style-name="gr2" draw:text-style-name="P2" draw:layer="layout" svg:width="0.64cm" svg:height="0.516cm" svg:x="17.631cm" svg:y="14.77cm" svg:viewBox="0 0 641 517" draw:points="0,517 641,517 641,0 0,0">
          <text:p/>
        </draw:polygon>
        <draw:polygon draw:style-name="gr2" draw:text-style-name="P2" draw:layer="layout" svg:width="0.639cm" svg:height="0.516cm" svg:x="3.357cm" svg:y="15.282cm" svg:viewBox="0 0 640 517" draw:points="0,517 640,517 640,0 0,0">
          <text:p/>
        </draw:polygon>
        <draw:polygon draw:style-name="gr2" draw:text-style-name="P2" draw:layer="layout" svg:width="0.639cm" svg:height="0.516cm" svg:x="4.237cm" svg:y="15.282cm" svg:viewBox="0 0 640 517" draw:points="0,517 640,517 640,0 0,0">
          <text:p/>
        </draw:polygon>
        <draw:polygon draw:style-name="gr2" draw:text-style-name="P2" draw:layer="layout" svg:width="0.639cm" svg:height="0.516cm" svg:x="5.118cm" svg:y="15.282cm" svg:viewBox="0 0 640 517" draw:points="0,517 640,517 640,0 0,0">
          <text:p/>
        </draw:polygon>
        <draw:polygon draw:style-name="gr2" draw:text-style-name="P2" draw:layer="layout" svg:width="0.639cm" svg:height="0.516cm" svg:x="9.173cm" svg:y="15.282cm" svg:viewBox="0 0 640 517" draw:points="0,517 640,517 640,0 0,0">
          <text:p/>
        </draw:polygon>
        <draw:polygon draw:style-name="gr2" draw:text-style-name="P2" draw:layer="layout" svg:width="0.639cm" svg:height="0.516cm" svg:x="10.054cm" svg:y="15.282cm" svg:viewBox="0 0 640 517" draw:points="0,517 640,517 640,0 0,0">
          <text:p/>
        </draw:polygon>
        <draw:polygon draw:style-name="gr4" draw:text-style-name="P3" draw:layer="layout" svg:width="0.639cm" svg:height="0.516cm" svg:x="10.934cm" svg:y="15.282cm" svg:viewBox="0 0 640 517" draw:points="0,517 640,517 640,0 0,0">
          <text:p/>
        </draw:polygon>
        <draw:polygon draw:style-name="gr2" draw:text-style-name="P2" draw:layer="layout" svg:width="0.639cm" svg:height="0.516cm" svg:x="11.815cm" svg:y="15.282cm" svg:viewBox="0 0 640 517" draw:points="0,517 640,517 640,0 0,0">
          <text:p/>
        </draw:polygon>
        <draw:polygon draw:style-name="gr2" draw:text-style-name="P2" draw:layer="layout" svg:width="0.639cm" svg:height="0.516cm" svg:x="14.99cm" svg:y="15.282cm" svg:viewBox="0 0 640 517" draw:points="0,517 640,517 640,0 0,0">
          <text:p/>
        </draw:polygon>
        <draw:polygon draw:style-name="gr4" draw:text-style-name="P3" draw:layer="layout" svg:width="0.64cm" svg:height="0.516cm" svg:x="15.87cm" svg:y="15.282cm" svg:viewBox="0 0 641 517" draw:points="0,517 641,517 641,0 0,0">
          <text:p/>
        </draw:polygon>
        <draw:polygon draw:style-name="gr2" draw:text-style-name="P2" draw:layer="layout" svg:width="0.639cm" svg:height="0.516cm" svg:x="16.751cm" svg:y="15.282cm" svg:viewBox="0 0 640 517" draw:points="0,517 640,517 640,0 0,0">
          <text:p/>
        </draw:polygon>
        <draw:polygon draw:style-name="gr2" draw:text-style-name="P2" draw:layer="layout" svg:width="0.64cm" svg:height="0.516cm" svg:x="17.631cm" svg:y="15.282cm" svg:viewBox="0 0 641 517" draw:points="0,517 641,517 641,0 0,0">
          <text:p/>
        </draw:polygon>
        <draw:polygon draw:style-name="gr2" draw:text-style-name="P2" draw:layer="layout" svg:width="0.639cm" svg:height="0.517cm" svg:x="3.357cm" svg:y="15.794cm" svg:viewBox="0 0 640 518" draw:points="0,518 640,518 640,0 0,0">
          <text:p/>
        </draw:polygon>
        <draw:polygon draw:style-name="gr2" draw:text-style-name="P2" draw:layer="layout" svg:width="0.639cm" svg:height="0.517cm" svg:x="4.237cm" svg:y="15.794cm" svg:viewBox="0 0 640 518" draw:points="0,518 640,518 640,0 0,0">
          <text:p/>
        </draw:polygon>
        <draw:polygon draw:style-name="gr2" draw:text-style-name="P2" draw:layer="layout" svg:width="0.639cm" svg:height="0.517cm" svg:x="5.998cm" svg:y="15.794cm" svg:viewBox="0 0 640 518" draw:points="0,518 640,518 640,0 0,0">
          <text:p/>
        </draw:polygon>
        <draw:polygon draw:style-name="gr2" draw:text-style-name="P2" draw:layer="layout" svg:width="0.639cm" svg:height="0.517cm" svg:x="9.173cm" svg:y="15.794cm" svg:viewBox="0 0 640 518" draw:points="0,518 640,518 640,0 0,0">
          <text:p/>
        </draw:polygon>
        <draw:polygon draw:style-name="gr2" draw:text-style-name="P2" draw:layer="layout" svg:width="0.639cm" svg:height="0.517cm" svg:x="10.054cm" svg:y="15.794cm" svg:viewBox="0 0 640 518" draw:points="0,518 640,518 640,0 0,0">
          <text:p/>
        </draw:polygon>
        <draw:polygon draw:style-name="gr2" draw:text-style-name="P2" draw:layer="layout" svg:width="0.639cm" svg:height="0.517cm" svg:x="10.934cm" svg:y="15.794cm" svg:viewBox="0 0 640 518" draw:points="0,518 640,518 640,0 0,0">
          <text:p/>
        </draw:polygon>
        <draw:polygon draw:style-name="gr4" draw:text-style-name="P3" draw:layer="layout" svg:width="0.639cm" svg:height="0.517cm" svg:x="11.815cm" svg:y="15.794cm" svg:viewBox="0 0 640 518" draw:points="0,518 640,518 640,0 0,0">
          <text:p/>
        </draw:polygon>
        <draw:polygon draw:style-name="gr2" draw:text-style-name="P2" draw:layer="layout" svg:width="0.639cm" svg:height="0.517cm" svg:x="14.99cm" svg:y="15.794cm" svg:viewBox="0 0 640 518" draw:points="0,518 640,518 640,0 0,0">
          <text:p/>
        </draw:polygon>
        <draw:polygon draw:style-name="gr2" draw:text-style-name="P2" draw:layer="layout" svg:width="0.64cm" svg:height="0.517cm" svg:x="15.87cm" svg:y="15.794cm" svg:viewBox="0 0 641 518" draw:points="0,518 641,518 641,0 0,0">
          <text:p/>
        </draw:polygon>
        <draw:polygon draw:style-name="gr4" draw:text-style-name="P3" draw:layer="layout" svg:width="0.639cm" svg:height="0.517cm" svg:x="16.751cm" svg:y="15.794cm" svg:viewBox="0 0 640 518" draw:points="0,518 640,518 640,0 0,0">
          <text:p/>
        </draw:polygon>
        <draw:polygon draw:style-name="gr2" draw:text-style-name="P2" draw:layer="layout" svg:width="0.64cm" svg:height="0.517cm" svg:x="17.631cm" svg:y="15.794cm" svg:viewBox="0 0 641 518" draw:points="0,518 641,518 641,0 0,0">
          <text:p/>
        </draw:polygon>
        <draw:polygon draw:style-name="gr2" draw:text-style-name="P2" draw:layer="layout" svg:width="0.639cm" svg:height="0.517cm" svg:x="3.357cm" svg:y="16.306cm" svg:viewBox="0 0 640 518" draw:points="0,518 640,518 640,0 0,0">
          <text:p/>
        </draw:polygon>
        <draw:polygon draw:style-name="gr5" draw:text-style-name="P6" draw:layer="layout" svg:width="0.639cm" svg:height="0.517cm" svg:x="4.237cm" svg:y="16.306cm" svg:viewBox="0 0 640 518" draw:points="0,518 640,518 640,0 0,0">
          <text:p text:style-name="P5"/>
        </draw:polygon>
        <draw:polygon draw:style-name="gr2" draw:text-style-name="P2" draw:layer="layout" svg:width="0.639cm" svg:height="0.517cm" svg:x="5.118cm" svg:y="16.306cm" svg:viewBox="0 0 640 518" draw:points="0,518 640,518 640,0 0,0">
          <text:p/>
        </draw:polygon>
        <draw:polygon draw:style-name="gr2" draw:text-style-name="P2" draw:layer="layout" svg:width="0.639cm" svg:height="0.517cm" svg:x="5.998cm" svg:y="16.306cm" svg:viewBox="0 0 640 518" draw:points="0,518 640,518 640,0 0,0">
          <text:p/>
        </draw:polygon>
        <draw:polygon draw:style-name="gr2" draw:text-style-name="P2" draw:layer="layout" svg:width="0.639cm" svg:height="0.517cm" svg:x="9.173cm" svg:y="16.306cm" svg:viewBox="0 0 640 518" draw:points="0,518 640,518 640,0 0,0">
          <text:p/>
        </draw:polygon>
        <draw:polygon draw:style-name="gr2" draw:text-style-name="P2" draw:layer="layout" svg:width="0.639cm" svg:height="0.517cm" svg:x="10.054cm" svg:y="16.306cm" svg:viewBox="0 0 640 518" draw:points="0,518 640,518 640,0 0,0">
          <text:p/>
        </draw:polygon>
        <draw:polygon draw:style-name="gr4" draw:text-style-name="P3" draw:layer="layout" svg:width="0.639cm" svg:height="0.517cm" svg:x="10.934cm" svg:y="16.306cm" svg:viewBox="0 0 640 518" draw:points="0,518 640,518 640,0 0,0">
          <text:p/>
        </draw:polygon>
        <draw:polygon draw:style-name="gr2" draw:text-style-name="P2" draw:layer="layout" svg:width="0.639cm" svg:height="0.517cm" svg:x="11.815cm" svg:y="16.306cm" svg:viewBox="0 0 640 518" draw:points="0,518 640,518 640,0 0,0">
          <text:p/>
        </draw:polygon>
        <draw:polygon draw:style-name="gr2" draw:text-style-name="P2" draw:layer="layout" svg:width="0.639cm" svg:height="0.517cm" svg:x="14.99cm" svg:y="16.306cm" svg:viewBox="0 0 640 518" draw:points="0,518 640,518 640,0 0,0">
          <text:p/>
        </draw:polygon>
        <draw:polygon draw:style-name="gr2" draw:text-style-name="P2" draw:layer="layout" svg:width="0.64cm" svg:height="0.517cm" svg:x="15.87cm" svg:y="16.306cm" svg:viewBox="0 0 641 518" draw:points="0,518 641,518 641,0 0,0">
          <text:p/>
        </draw:polygon>
        <draw:polygon draw:style-name="gr4" draw:text-style-name="P3" draw:layer="layout" svg:width="0.639cm" svg:height="0.517cm" svg:x="16.751cm" svg:y="16.306cm" svg:viewBox="0 0 640 518" draw:points="0,518 640,518 640,0 0,0">
          <text:p/>
        </draw:polygon>
        <draw:polygon draw:style-name="gr2" draw:text-style-name="P2" draw:layer="layout" svg:width="0.64cm" svg:height="0.517cm" svg:x="17.631cm" svg:y="16.306cm" svg:viewBox="0 0 641 518" draw:points="0,518 641,518 641,0 0,0">
          <text:p/>
        </draw:polygon>
        <draw:polygon draw:style-name="gr2" draw:text-style-name="P2" draw:layer="layout" svg:width="0.639cm" svg:height="0.516cm" svg:x="3.357cm" svg:y="16.819cm" svg:viewBox="0 0 640 517" draw:points="0,517 640,517 640,0 0,0">
          <text:p/>
        </draw:polygon>
        <draw:polygon draw:style-name="gr2" draw:text-style-name="P2" draw:layer="layout" svg:width="0.639cm" svg:height="0.516cm" svg:x="4.237cm" svg:y="16.819cm" svg:viewBox="0 0 640 517" draw:points="0,517 640,517 640,0 0,0">
          <text:p/>
        </draw:polygon>
        <draw:polygon draw:style-name="gr5" draw:text-style-name="P6" draw:layer="layout" svg:width="0.639cm" svg:height="0.516cm" svg:x="5.118cm" svg:y="16.819cm" svg:viewBox="0 0 640 517" draw:points="0,517 640,517 640,0 0,0">
          <text:p text:style-name="P5"/>
        </draw:polygon>
        <draw:polygon draw:style-name="gr2" draw:text-style-name="P2" draw:layer="layout" svg:width="0.639cm" svg:height="0.516cm" svg:x="5.998cm" svg:y="16.819cm" svg:viewBox="0 0 640 517" draw:points="0,517 640,517 640,0 0,0">
          <text:p/>
        </draw:polygon>
        <draw:polygon draw:style-name="gr2" draw:text-style-name="P2" draw:layer="layout" svg:width="0.639cm" svg:height="0.516cm" svg:x="9.173cm" svg:y="16.819cm" svg:viewBox="0 0 640 517" draw:points="0,517 640,517 640,0 0,0">
          <text:p/>
        </draw:polygon>
        <draw:polygon draw:style-name="gr2" draw:text-style-name="P2" draw:layer="layout" svg:width="0.639cm" svg:height="0.516cm" svg:x="10.054cm" svg:y="16.819cm" svg:viewBox="0 0 640 517" draw:points="0,517 640,517 640,0 0,0">
          <text:p/>
        </draw:polygon>
        <draw:polygon draw:style-name="gr2" draw:text-style-name="P2" draw:layer="layout" svg:width="0.639cm" svg:height="0.516cm" svg:x="10.934cm" svg:y="16.819cm" svg:viewBox="0 0 640 517" draw:points="0,517 640,517 640,0 0,0">
          <text:p/>
        </draw:polygon>
        <draw:polygon draw:style-name="gr4" draw:text-style-name="P3" draw:layer="layout" svg:width="0.639cm" svg:height="0.516cm" svg:x="11.815cm" svg:y="16.819cm" svg:viewBox="0 0 640 517" draw:points="0,517 640,517 640,0 0,0">
          <text:p/>
        </draw:polygon>
        <draw:polygon draw:style-name="gr2" draw:text-style-name="P2" draw:layer="layout" svg:width="0.639cm" svg:height="0.516cm" svg:x="14.99cm" svg:y="16.819cm" svg:viewBox="0 0 640 517" draw:points="0,517 640,517 640,0 0,0">
          <text:p/>
        </draw:polygon>
        <draw:polygon draw:style-name="gr2" draw:text-style-name="P2" draw:layer="layout" svg:width="0.64cm" svg:height="0.516cm" svg:x="15.87cm" svg:y="16.819cm" svg:viewBox="0 0 641 517" draw:points="0,517 641,517 641,0 0,0">
          <text:p/>
        </draw:polygon>
        <draw:polygon draw:style-name="gr2" draw:text-style-name="P2" draw:layer="layout" svg:width="0.639cm" svg:height="0.516cm" svg:x="16.751cm" svg:y="16.819cm" svg:viewBox="0 0 640 517" draw:points="0,517 640,517 640,0 0,0">
          <text:p/>
        </draw:polygon>
        <draw:polygon draw:style-name="gr4" draw:text-style-name="P3" draw:layer="layout" svg:width="0.64cm" svg:height="0.516cm" svg:x="17.631cm" svg:y="16.819cm" svg:viewBox="0 0 641 517" draw:points="0,517 641,517 641,0 0,0">
          <text:p/>
        </draw:polygon>
        <draw:polygon draw:style-name="gr2" draw:text-style-name="P2" draw:layer="layout" svg:width="0.639cm" svg:height="0.516cm" svg:x="3.357cm" svg:y="17.331cm" svg:viewBox="0 0 640 517" draw:points="0,517 640,517 640,0 0,0">
          <text:p/>
        </draw:polygon>
        <draw:polygon draw:style-name="gr2" draw:text-style-name="P2" draw:layer="layout" svg:width="0.639cm" svg:height="0.516cm" svg:x="4.237cm" svg:y="17.331cm" svg:viewBox="0 0 640 517" draw:points="0,517 640,517 640,0 0,0">
          <text:p/>
        </draw:polygon>
        <draw:polygon draw:style-name="gr2" draw:text-style-name="P2" draw:layer="layout" svg:width="0.639cm" svg:height="0.516cm" svg:x="5.118cm" svg:y="17.331cm" svg:viewBox="0 0 640 517" draw:points="0,517 640,517 640,0 0,0">
          <text:p/>
        </draw:polygon>
        <draw:polygon draw:style-name="gr4" draw:text-style-name="P3" draw:layer="layout" svg:width="0.639cm" svg:height="0.516cm" svg:x="5.998cm" svg:y="17.331cm" svg:viewBox="0 0 640 517" draw:points="0,517 640,517 640,0 0,0">
          <text:p/>
        </draw:polygon>
        <draw:polygon draw:style-name="gr4" draw:text-style-name="P3" draw:layer="layout" svg:width="0.639cm" svg:height="0.516cm" svg:x="9.173cm" svg:y="17.331cm" svg:viewBox="0 0 640 517" draw:points="0,517 640,517 640,0 0,0">
          <text:p/>
        </draw:polygon>
        <draw:polygon draw:style-name="gr2" draw:text-style-name="P2" draw:layer="layout" svg:width="0.639cm" svg:height="0.516cm" svg:x="10.054cm" svg:y="17.331cm" svg:viewBox="0 0 640 517" draw:points="0,517 640,517 640,0 0,0">
          <text:p/>
        </draw:polygon>
        <draw:polygon draw:style-name="gr2" draw:text-style-name="P2" draw:layer="layout" svg:width="0.639cm" svg:height="0.516cm" svg:x="10.934cm" svg:y="17.331cm" svg:viewBox="0 0 640 517" draw:points="0,517 640,517 640,0 0,0">
          <text:p/>
        </draw:polygon>
        <draw:polygon draw:style-name="gr2" draw:text-style-name="P2" draw:layer="layout" svg:width="0.639cm" svg:height="0.516cm" svg:x="11.815cm" svg:y="17.331cm" svg:viewBox="0 0 640 517" draw:points="0,517 640,517 640,0 0,0">
          <text:p/>
        </draw:polygon>
        <draw:polygon draw:style-name="gr2" draw:text-style-name="P2" draw:layer="layout" svg:width="0.639cm" svg:height="0.516cm" svg:x="14.99cm" svg:y="17.331cm" svg:viewBox="0 0 640 517" draw:points="0,517 640,517 640,0 0,0">
          <text:p/>
        </draw:polygon>
        <draw:polygon draw:style-name="gr2" draw:text-style-name="P2" draw:layer="layout" svg:width="0.64cm" svg:height="0.516cm" svg:x="15.87cm" svg:y="17.331cm" svg:viewBox="0 0 641 517" draw:points="0,517 641,517 641,0 0,0">
          <text:p/>
        </draw:polygon>
        <draw:polygon draw:style-name="gr2" draw:text-style-name="P2" draw:layer="layout" svg:width="0.639cm" svg:height="0.516cm" svg:x="16.751cm" svg:y="17.331cm" svg:viewBox="0 0 640 517" draw:points="0,517 640,517 640,0 0,0">
          <text:p/>
        </draw:polygon>
        <draw:polygon draw:style-name="gr4" draw:text-style-name="P3" draw:layer="layout" svg:width="0.64cm" svg:height="0.516cm" svg:x="17.631cm" svg:y="17.331cm" svg:viewBox="0 0 641 517" draw:points="0,517 641,517 641,0 0,0">
          <text:p/>
        </draw:polygon>
        <draw:polygon draw:style-name="gr2" draw:text-style-name="P2" draw:layer="layout" svg:width="0.639cm" svg:height="0.516cm" svg:x="3.357cm" svg:y="17.843cm" svg:viewBox="0 0 640 517" draw:points="0,517 640,517 640,0 0,0">
          <text:p/>
        </draw:polygon>
        <draw:polygon draw:style-name="gr2" draw:text-style-name="P2" draw:layer="layout" svg:width="0.639cm" svg:height="0.516cm" svg:x="4.237cm" svg:y="17.843cm" svg:viewBox="0 0 640 517" draw:points="0,517 640,517 640,0 0,0">
          <text:p/>
        </draw:polygon>
        <draw:polygon draw:style-name="gr2" draw:text-style-name="P2" draw:layer="layout" svg:width="0.639cm" svg:height="0.516cm" svg:x="5.118cm" svg:y="17.843cm" svg:viewBox="0 0 640 517" draw:points="0,517 640,517 640,0 0,0">
          <text:p/>
        </draw:polygon>
        <draw:polygon draw:style-name="gr4" draw:text-style-name="P3" draw:layer="layout" svg:width="0.639cm" svg:height="0.516cm" svg:x="5.998cm" svg:y="17.843cm" svg:viewBox="0 0 640 517" draw:points="0,517 640,517 640,0 0,0">
          <text:p/>
        </draw:polygon>
        <draw:polygon draw:style-name="gr2" draw:text-style-name="P2" draw:layer="layout" svg:width="0.639cm" svg:height="0.516cm" svg:x="9.173cm" svg:y="17.843cm" svg:viewBox="0 0 640 517" draw:points="0,517 640,517 640,0 0,0">
          <text:p/>
        </draw:polygon>
        <draw:polygon draw:style-name="gr2" draw:text-style-name="P2" draw:layer="layout" svg:width="0.639cm" svg:height="0.516cm" svg:x="10.054cm" svg:y="17.843cm" svg:viewBox="0 0 640 517" draw:points="0,517 640,517 640,0 0,0">
          <text:p/>
        </draw:polygon>
        <draw:polygon draw:style-name="gr4" draw:text-style-name="P3" draw:layer="layout" svg:width="0.639cm" svg:height="0.516cm" svg:x="10.934cm" svg:y="17.843cm" svg:viewBox="0 0 640 517" draw:points="0,517 640,517 640,0 0,0">
          <text:p/>
        </draw:polygon>
        <draw:polygon draw:style-name="gr2" draw:text-style-name="P2" draw:layer="layout" svg:width="0.639cm" svg:height="0.516cm" svg:x="11.815cm" svg:y="17.843cm" svg:viewBox="0 0 640 517" draw:points="0,517 640,517 640,0 0,0">
          <text:p/>
        </draw:polygon>
        <draw:polygon draw:style-name="gr2" draw:text-style-name="P2" draw:layer="layout" svg:width="0.639cm" svg:height="0.516cm" svg:x="14.99cm" svg:y="17.843cm" svg:viewBox="0 0 640 517" draw:points="0,517 640,517 640,0 0,0">
          <text:p/>
        </draw:polygon>
        <draw:polygon draw:style-name="gr2" draw:text-style-name="P2" draw:layer="layout" svg:width="0.64cm" svg:height="0.516cm" svg:x="15.87cm" svg:y="17.843cm" svg:viewBox="0 0 641 517" draw:points="0,517 641,517 641,0 0,0">
          <text:p/>
        </draw:polygon>
        <draw:polygon draw:style-name="gr2" draw:text-style-name="P2" draw:layer="layout" svg:width="0.639cm" svg:height="0.516cm" svg:x="16.751cm" svg:y="17.843cm" svg:viewBox="0 0 640 517" draw:points="0,517 640,517 640,0 0,0">
          <text:p/>
        </draw:polygon>
        <draw:polygon draw:style-name="gr4" draw:text-style-name="P3" draw:layer="layout" svg:width="0.64cm" svg:height="0.516cm" svg:x="17.631cm" svg:y="17.843cm" svg:viewBox="0 0 641 517" draw:points="0,517 641,517 641,0 0,0">
          <text:p/>
        </draw:polygon>
        <draw:polygon draw:style-name="gr2" draw:text-style-name="P2" draw:layer="layout" svg:width="0.639cm" svg:height="0.517cm" svg:x="3.357cm" svg:y="18.355cm" svg:viewBox="0 0 640 518" draw:points="0,518 640,518 640,0 0,0">
          <text:p/>
        </draw:polygon>
        <draw:polygon draw:style-name="gr2" draw:text-style-name="P2" draw:layer="layout" svg:width="0.639cm" svg:height="0.517cm" svg:x="4.237cm" svg:y="18.355cm" svg:viewBox="0 0 640 518" draw:points="0,518 640,518 640,0 0,0">
          <text:p/>
        </draw:polygon>
        <draw:polygon draw:style-name="gr4" draw:text-style-name="P3" draw:layer="layout" svg:width="0.639cm" svg:height="0.517cm" svg:x="5.118cm" svg:y="18.355cm" svg:viewBox="0 0 640 518" draw:points="0,518 640,518 640,0 0,0">
          <text:p/>
        </draw:polygon>
        <draw:polygon draw:style-name="gr2" draw:text-style-name="P2" draw:layer="layout" svg:width="0.639cm" svg:height="0.517cm" svg:x="5.998cm" svg:y="18.355cm" svg:viewBox="0 0 640 518" draw:points="0,518 640,518 640,0 0,0">
          <text:p/>
        </draw:polygon>
        <draw:polygon draw:style-name="gr4" draw:text-style-name="P3" draw:layer="layout" svg:width="0.639cm" svg:height="0.517cm" svg:x="9.173cm" svg:y="18.355cm" svg:viewBox="0 0 640 518" draw:points="0,518 640,518 640,0 0,0">
          <text:p/>
        </draw:polygon>
        <draw:polygon draw:style-name="gr2" draw:text-style-name="P2" draw:layer="layout" svg:width="0.639cm" svg:height="0.517cm" svg:x="10.054cm" svg:y="18.355cm" svg:viewBox="0 0 640 518" draw:points="0,518 640,518 640,0 0,0">
          <text:p/>
        </draw:polygon>
        <draw:polygon draw:style-name="gr2" draw:text-style-name="P2" draw:layer="layout" svg:width="0.639cm" svg:height="0.517cm" svg:x="10.934cm" svg:y="18.355cm" svg:viewBox="0 0 640 518" draw:points="0,518 640,518 640,0 0,0">
          <text:p/>
        </draw:polygon>
        <draw:polygon draw:style-name="gr2" draw:text-style-name="P2" draw:layer="layout" svg:width="0.639cm" svg:height="0.517cm" svg:x="11.815cm" svg:y="18.355cm" svg:viewBox="0 0 640 518" draw:points="0,518 640,518 640,0 0,0">
          <text:p/>
        </draw:polygon>
        <draw:polygon draw:style-name="gr4" draw:text-style-name="P3" draw:layer="layout" svg:width="0.639cm" svg:height="0.517cm" svg:x="14.99cm" svg:y="18.355cm" svg:viewBox="0 0 640 518" draw:points="0,518 640,518 640,0 0,0">
          <text:p/>
        </draw:polygon>
        <draw:polygon draw:style-name="gr2" draw:text-style-name="P2" draw:layer="layout" svg:width="0.64cm" svg:height="0.517cm" svg:x="15.87cm" svg:y="18.355cm" svg:viewBox="0 0 641 518" draw:points="0,518 641,518 641,0 0,0">
          <text:p/>
        </draw:polygon>
        <draw:polygon draw:style-name="gr2" draw:text-style-name="P2" draw:layer="layout" svg:width="0.639cm" svg:height="0.517cm" svg:x="16.751cm" svg:y="18.355cm" svg:viewBox="0 0 640 518" draw:points="0,518 640,518 640,0 0,0">
          <text:p/>
        </draw:polygon>
        <draw:polygon draw:style-name="gr2" draw:text-style-name="P2" draw:layer="layout" svg:width="0.64cm" svg:height="0.517cm" svg:x="17.631cm" svg:y="18.355cm" svg:viewBox="0 0 641 518" draw:points="0,518 641,518 641,0 0,0">
          <text:p/>
        </draw:polygon>
        <draw:polygon draw:style-name="gr2" draw:text-style-name="P2" draw:layer="layout" svg:width="0.639cm" svg:height="0.517cm" svg:x="3.357cm" svg:y="18.867cm" svg:viewBox="0 0 640 518" draw:points="0,518 640,518 640,0 0,0">
          <text:p/>
        </draw:polygon>
        <draw:polygon draw:style-name="gr4" draw:text-style-name="P3" draw:layer="layout" svg:width="0.639cm" svg:height="0.517cm" svg:x="4.237cm" svg:y="18.867cm" svg:viewBox="0 0 640 518" draw:points="0,518 640,518 640,0 0,0">
          <text:p/>
        </draw:polygon>
        <draw:polygon draw:style-name="gr2" draw:text-style-name="P2" draw:layer="layout" svg:width="0.639cm" svg:height="0.517cm" svg:x="5.118cm" svg:y="18.867cm" svg:viewBox="0 0 640 518" draw:points="0,518 640,518 640,0 0,0">
          <text:p/>
        </draw:polygon>
        <draw:polygon draw:style-name="gr2" draw:text-style-name="P2" draw:layer="layout" svg:width="0.639cm" svg:height="0.517cm" svg:x="5.998cm" svg:y="18.867cm" svg:viewBox="0 0 640 518" draw:points="0,518 640,518 640,0 0,0">
          <text:p/>
        </draw:polygon>
        <draw:polygon draw:style-name="gr2" draw:text-style-name="P2" draw:layer="layout" svg:width="0.639cm" svg:height="0.517cm" svg:x="9.173cm" svg:y="18.867cm" svg:viewBox="0 0 640 518" draw:points="0,518 640,518 640,0 0,0">
          <text:p/>
        </draw:polygon>
        <draw:polygon draw:style-name="gr2" draw:text-style-name="P2" draw:layer="layout" svg:width="0.639cm" svg:height="0.517cm" svg:x="10.054cm" svg:y="18.867cm" svg:viewBox="0 0 640 518" draw:points="0,518 640,518 640,0 0,0">
          <text:p/>
        </draw:polygon>
        <draw:polygon draw:style-name="gr4" draw:text-style-name="P3" draw:layer="layout" svg:width="0.639cm" svg:height="0.517cm" svg:x="10.934cm" svg:y="18.867cm" svg:viewBox="0 0 640 518" draw:points="0,518 640,518 640,0 0,0">
          <text:p/>
        </draw:polygon>
        <draw:polygon draw:style-name="gr2" draw:text-style-name="P2" draw:layer="layout" svg:width="0.639cm" svg:height="0.517cm" svg:x="11.815cm" svg:y="18.867cm" svg:viewBox="0 0 640 518" draw:points="0,518 640,518 640,0 0,0">
          <text:p/>
        </draw:polygon>
        <draw:polygon draw:style-name="gr2" draw:text-style-name="P2" draw:layer="layout" svg:width="0.639cm" svg:height="0.517cm" svg:x="14.99cm" svg:y="18.867cm" svg:viewBox="0 0 640 518" draw:points="0,518 640,518 640,0 0,0">
          <text:p/>
        </draw:polygon>
        <draw:polygon draw:style-name="gr2" draw:text-style-name="P2" draw:layer="layout" svg:width="0.64cm" svg:height="0.517cm" svg:x="15.87cm" svg:y="18.867cm" svg:viewBox="0 0 641 518" draw:points="0,518 641,518 641,0 0,0">
          <text:p/>
        </draw:polygon>
        <draw:polygon draw:style-name="gr4" draw:text-style-name="P3" draw:layer="layout" svg:width="0.639cm" svg:height="0.517cm" svg:x="16.751cm" svg:y="18.867cm" svg:viewBox="0 0 640 518" draw:points="0,518 640,518 640,0 0,0">
          <text:p/>
        </draw:polygon>
        <draw:polygon draw:style-name="gr2" draw:text-style-name="P2" draw:layer="layout" svg:width="0.64cm" svg:height="0.517cm" svg:x="17.631cm" svg:y="18.867cm" svg:viewBox="0 0 641 518" draw:points="0,518 641,518 641,0 0,0">
          <text:p/>
        </draw:polygon>
        <draw:polygon draw:style-name="gr2" draw:text-style-name="P2" draw:layer="layout" svg:width="0.639cm" svg:height="0.516cm" svg:x="3.357cm" svg:y="19.38cm" svg:viewBox="0 0 640 517" draw:points="0,517 640,517 640,0 0,0">
          <text:p/>
        </draw:polygon>
        <draw:polygon draw:style-name="gr2" draw:text-style-name="P2" draw:layer="layout" svg:width="0.639cm" svg:height="0.516cm" svg:x="4.237cm" svg:y="19.38cm" svg:viewBox="0 0 640 517" draw:points="0,517 640,517 640,0 0,0">
          <text:p/>
        </draw:polygon>
        <draw:polygon draw:style-name="gr4" draw:text-style-name="P3" draw:layer="layout" svg:width="0.639cm" svg:height="0.516cm" svg:x="5.118cm" svg:y="19.38cm" svg:viewBox="0 0 640 517" draw:points="0,517 640,517 640,0 0,0">
          <text:p/>
        </draw:polygon>
        <draw:polygon draw:style-name="gr2" draw:text-style-name="P2" draw:layer="layout" svg:width="0.639cm" svg:height="0.516cm" svg:x="5.998cm" svg:y="19.38cm" svg:viewBox="0 0 640 517" draw:points="0,517 640,517 640,0 0,0">
          <text:p/>
        </draw:polygon>
        <draw:polygon draw:style-name="gr4" draw:text-style-name="P3" draw:layer="layout" svg:width="0.639cm" svg:height="0.516cm" svg:x="9.173cm" svg:y="19.38cm" svg:viewBox="0 0 640 517" draw:points="0,517 640,517 640,0 0,0">
          <text:p/>
        </draw:polygon>
        <draw:polygon draw:style-name="gr2" draw:text-style-name="P2" draw:layer="layout" svg:width="0.639cm" svg:height="0.516cm" svg:x="10.054cm" svg:y="19.38cm" svg:viewBox="0 0 640 517" draw:points="0,517 640,517 640,0 0,0">
          <text:p/>
        </draw:polygon>
        <draw:polygon draw:style-name="gr2" draw:text-style-name="P2" draw:layer="layout" svg:width="0.639cm" svg:height="0.516cm" svg:x="10.934cm" svg:y="19.38cm" svg:viewBox="0 0 640 517" draw:points="0,517 640,517 640,0 0,0">
          <text:p/>
        </draw:polygon>
        <draw:polygon draw:style-name="gr2" draw:text-style-name="P2" draw:layer="layout" svg:width="0.639cm" svg:height="0.516cm" svg:x="11.815cm" svg:y="19.38cm" svg:viewBox="0 0 640 517" draw:points="0,517 640,517 640,0 0,0">
          <text:p/>
        </draw:polygon>
        <draw:polygon draw:style-name="gr2" draw:text-style-name="P2" draw:layer="layout" svg:width="0.639cm" svg:height="0.516cm" svg:x="14.99cm" svg:y="19.38cm" svg:viewBox="0 0 640 517" draw:points="0,517 640,517 640,0 0,0">
          <text:p/>
        </draw:polygon>
        <draw:polygon draw:style-name="gr2" draw:text-style-name="P2" draw:layer="layout" svg:width="0.64cm" svg:height="0.516cm" svg:x="15.87cm" svg:y="19.38cm" svg:viewBox="0 0 641 517" draw:points="0,517 641,517 641,0 0,0">
          <text:p/>
        </draw:polygon>
        <draw:polygon draw:style-name="gr2" draw:text-style-name="P2" draw:layer="layout" svg:width="0.639cm" svg:height="0.516cm" svg:x="16.751cm" svg:y="19.38cm" svg:viewBox="0 0 640 517" draw:points="0,517 640,517 640,0 0,0">
          <text:p/>
        </draw:polygon>
        <draw:polygon draw:style-name="gr4" draw:text-style-name="P3" draw:layer="layout" svg:width="0.64cm" svg:height="0.516cm" svg:x="17.631cm" svg:y="19.38cm" svg:viewBox="0 0 641 517" draw:points="0,517 641,517 641,0 0,0">
          <text:p/>
        </draw:polygon>
        <draw:polygon draw:style-name="gr2" draw:text-style-name="P2" draw:layer="layout" svg:width="0.639cm" svg:height="0.516cm" svg:x="3.357cm" svg:y="19.892cm" svg:viewBox="0 0 640 517" draw:points="0,517 640,517 640,0 0,0">
          <text:p/>
        </draw:polygon>
        <draw:polygon draw:style-name="gr2" draw:text-style-name="P2" draw:layer="layout" svg:width="0.639cm" svg:height="0.516cm" svg:x="4.237cm" svg:y="19.892cm" svg:viewBox="0 0 640 517" draw:points="0,517 640,517 640,0 0,0">
          <text:p/>
        </draw:polygon>
        <draw:polygon draw:style-name="gr2" draw:text-style-name="P2" draw:layer="layout" svg:width="0.639cm" svg:height="0.516cm" svg:x="5.118cm" svg:y="19.892cm" svg:viewBox="0 0 640 517" draw:points="0,517 640,517 640,0 0,0">
          <text:p/>
        </draw:polygon>
        <draw:polygon draw:style-name="gr4" draw:text-style-name="P3" draw:layer="layout" svg:width="0.639cm" svg:height="0.516cm" svg:x="5.998cm" svg:y="19.892cm" svg:viewBox="0 0 640 517" draw:points="0,517 640,517 640,0 0,0">
          <text:p/>
        </draw:polygon>
        <draw:polygon draw:style-name="gr4" draw:text-style-name="P3" draw:layer="layout" svg:width="0.639cm" svg:height="0.516cm" svg:x="9.173cm" svg:y="19.892cm" svg:viewBox="0 0 640 517" draw:points="0,517 640,517 640,0 0,0">
          <text:p/>
        </draw:polygon>
        <draw:polygon draw:style-name="gr2" draw:text-style-name="P2" draw:layer="layout" svg:width="0.639cm" svg:height="0.516cm" svg:x="10.054cm" svg:y="19.892cm" svg:viewBox="0 0 640 517" draw:points="0,517 640,517 640,0 0,0">
          <text:p/>
        </draw:polygon>
        <draw:polygon draw:style-name="gr2" draw:text-style-name="P2" draw:layer="layout" svg:width="0.639cm" svg:height="0.516cm" svg:x="10.934cm" svg:y="19.892cm" svg:viewBox="0 0 640 517" draw:points="0,517 640,517 640,0 0,0">
          <text:p/>
        </draw:polygon>
        <draw:polygon draw:style-name="gr2" draw:text-style-name="P2" draw:layer="layout" svg:width="0.639cm" svg:height="0.516cm" svg:x="11.815cm" svg:y="19.892cm" svg:viewBox="0 0 640 517" draw:points="0,517 640,517 640,0 0,0">
          <text:p/>
        </draw:polygon>
        <draw:polygon draw:style-name="gr2" draw:text-style-name="P2" draw:layer="layout" svg:width="0.639cm" svg:height="0.516cm" svg:x="14.99cm" svg:y="19.892cm" svg:viewBox="0 0 640 517" draw:points="0,517 640,517 640,0 0,0">
          <text:p/>
        </draw:polygon>
        <draw:polygon draw:style-name="gr2" draw:text-style-name="P2" draw:layer="layout" svg:width="0.64cm" svg:height="0.516cm" svg:x="15.87cm" svg:y="19.892cm" svg:viewBox="0 0 641 517" draw:points="0,517 641,517 641,0 0,0">
          <text:p/>
        </draw:polygon>
        <draw:polygon draw:style-name="gr2" draw:text-style-name="P2" draw:layer="layout" svg:width="0.639cm" svg:height="0.516cm" svg:x="16.751cm" svg:y="19.892cm" svg:viewBox="0 0 640 517" draw:points="0,517 640,517 640,0 0,0">
          <text:p/>
        </draw:polygon>
        <draw:polygon draw:style-name="gr4" draw:text-style-name="P3" draw:layer="layout" svg:width="0.64cm" svg:height="0.516cm" svg:x="17.631cm" svg:y="19.892cm" svg:viewBox="0 0 641 517" draw:points="0,517 641,517 641,0 0,0">
          <text:p/>
        </draw:polygon>
        <draw:polygon draw:style-name="gr2" draw:text-style-name="P2" draw:layer="layout" svg:width="0.639cm" svg:height="0.517cm" svg:x="3.357cm" svg:y="20.404cm" svg:viewBox="0 0 640 518" draw:points="0,518 640,518 640,0 0,0">
          <text:p/>
        </draw:polygon>
        <draw:polygon draw:style-name="gr2" draw:text-style-name="P2" draw:layer="layout" svg:width="0.639cm" svg:height="0.517cm" svg:x="4.237cm" svg:y="20.404cm" svg:viewBox="0 0 640 518" draw:points="0,518 640,518 640,0 0,0">
          <text:p/>
        </draw:polygon>
        <draw:polygon draw:style-name="gr2" draw:text-style-name="P2" draw:layer="layout" svg:width="0.639cm" svg:height="0.517cm" svg:x="5.118cm" svg:y="20.404cm" svg:viewBox="0 0 640 518" draw:points="0,518 640,518 640,0 0,0">
          <text:p/>
        </draw:polygon>
        <draw:polygon draw:style-name="gr4" draw:text-style-name="P3" draw:layer="layout" svg:width="0.639cm" svg:height="0.517cm" svg:x="5.998cm" svg:y="20.404cm" svg:viewBox="0 0 640 518" draw:points="0,518 640,518 640,0 0,0">
          <text:p/>
        </draw:polygon>
        <draw:polygon draw:style-name="gr2" draw:text-style-name="P2" draw:layer="layout" svg:width="0.639cm" svg:height="0.517cm" svg:x="9.173cm" svg:y="20.404cm" svg:viewBox="0 0 640 518" draw:points="0,518 640,518 640,0 0,0">
          <text:p/>
        </draw:polygon>
        <draw:polygon draw:style-name="gr4" draw:text-style-name="P3" draw:layer="layout" svg:width="0.639cm" svg:height="0.517cm" svg:x="10.054cm" svg:y="20.404cm" svg:viewBox="0 0 640 518" draw:points="0,518 640,518 640,0 0,0">
          <text:p/>
        </draw:polygon>
        <draw:polygon draw:style-name="gr2" draw:text-style-name="P2" draw:layer="layout" svg:width="0.639cm" svg:height="0.517cm" svg:x="10.934cm" svg:y="20.404cm" svg:viewBox="0 0 640 518" draw:points="0,518 640,518 640,0 0,0">
          <text:p/>
        </draw:polygon>
        <draw:polygon draw:style-name="gr2" draw:text-style-name="P2" draw:layer="layout" svg:width="0.639cm" svg:height="0.517cm" svg:x="11.815cm" svg:y="20.404cm" svg:viewBox="0 0 640 518" draw:points="0,518 640,518 640,0 0,0">
          <text:p/>
        </draw:polygon>
        <draw:polygon draw:style-name="gr2" draw:text-style-name="P2" draw:layer="layout" svg:width="0.639cm" svg:height="0.517cm" svg:x="14.99cm" svg:y="20.404cm" svg:viewBox="0 0 640 518" draw:points="0,518 640,518 640,0 0,0">
          <text:p/>
        </draw:polygon>
        <draw:polygon draw:style-name="gr2" draw:text-style-name="P2" draw:layer="layout" svg:width="0.64cm" svg:height="0.517cm" svg:x="15.87cm" svg:y="20.404cm" svg:viewBox="0 0 641 518" draw:points="0,518 641,518 641,0 0,0">
          <text:p/>
        </draw:polygon>
        <draw:polygon draw:style-name="gr2" draw:text-style-name="P2" draw:layer="layout" svg:width="0.639cm" svg:height="0.517cm" svg:x="16.751cm" svg:y="20.404cm" svg:viewBox="0 0 640 518" draw:points="0,518 640,518 640,0 0,0">
          <text:p/>
        </draw:polygon>
        <draw:polygon draw:style-name="gr4" draw:text-style-name="P3" draw:layer="layout" svg:width="0.64cm" svg:height="0.517cm" svg:x="17.631cm" svg:y="20.404cm" svg:viewBox="0 0 641 518" draw:points="0,518 641,518 641,0 0,0">
          <text:p/>
        </draw:polygon>
        <draw:polygon draw:style-name="gr2" draw:text-style-name="P2" draw:layer="layout" svg:width="0.639cm" svg:height="0.517cm" svg:x="3.357cm" svg:y="20.916cm" svg:viewBox="0 0 640 518" draw:points="0,518 640,518 640,0 0,0">
          <text:p/>
        </draw:polygon>
        <draw:polygon draw:style-name="gr2" draw:text-style-name="P2" draw:layer="layout" svg:width="0.639cm" svg:height="0.517cm" svg:x="4.237cm" svg:y="20.916cm" svg:viewBox="0 0 640 518" draw:points="0,518 640,518 640,0 0,0">
          <text:p/>
        </draw:polygon>
        <draw:polygon draw:style-name="gr4" draw:text-style-name="P3" draw:layer="layout" svg:width="0.639cm" svg:height="0.517cm" svg:x="5.118cm" svg:y="20.916cm" svg:viewBox="0 0 640 518" draw:points="0,518 640,518 640,0 0,0">
          <text:p/>
        </draw:polygon>
        <draw:polygon draw:style-name="gr2" draw:text-style-name="P2" draw:layer="layout" svg:width="0.639cm" svg:height="0.517cm" svg:x="5.998cm" svg:y="20.916cm" svg:viewBox="0 0 640 518" draw:points="0,518 640,518 640,0 0,0">
          <text:p/>
        </draw:polygon>
        <draw:polygon draw:style-name="gr2" draw:text-style-name="P2" draw:layer="layout" svg:width="0.639cm" svg:height="0.517cm" svg:x="9.173cm" svg:y="20.916cm" svg:viewBox="0 0 640 518" draw:points="0,518 640,518 640,0 0,0">
          <text:p/>
        </draw:polygon>
        <draw:polygon draw:style-name="gr4" draw:text-style-name="P3" draw:layer="layout" svg:width="0.639cm" svg:height="0.517cm" svg:x="10.054cm" svg:y="20.916cm" svg:viewBox="0 0 640 518" draw:points="0,518 640,518 640,0 0,0">
          <text:p/>
        </draw:polygon>
        <draw:polygon draw:style-name="gr2" draw:text-style-name="P2" draw:layer="layout" svg:width="0.639cm" svg:height="0.517cm" svg:x="10.934cm" svg:y="20.916cm" svg:viewBox="0 0 640 518" draw:points="0,518 640,518 640,0 0,0">
          <text:p/>
        </draw:polygon>
        <draw:polygon draw:style-name="gr2" draw:text-style-name="P2" draw:layer="layout" svg:width="0.639cm" svg:height="0.517cm" svg:x="11.815cm" svg:y="20.916cm" svg:viewBox="0 0 640 518" draw:points="0,518 640,518 640,0 0,0">
          <text:p/>
        </draw:polygon>
        <draw:polygon draw:style-name="gr2" draw:text-style-name="P2" draw:layer="layout" svg:width="0.639cm" svg:height="0.517cm" svg:x="14.99cm" svg:y="20.916cm" svg:viewBox="0 0 640 518" draw:points="0,518 640,518 640,0 0,0">
          <text:p/>
        </draw:polygon>
        <draw:polygon draw:style-name="gr4" draw:text-style-name="P3" draw:layer="layout" svg:width="0.64cm" svg:height="0.517cm" svg:x="15.87cm" svg:y="20.916cm" svg:viewBox="0 0 641 518" draw:points="0,518 641,518 641,0 0,0">
          <text:p/>
        </draw:polygon>
        <draw:polygon draw:style-name="gr2" draw:text-style-name="P2" draw:layer="layout" svg:width="0.639cm" svg:height="0.517cm" svg:x="16.751cm" svg:y="20.916cm" svg:viewBox="0 0 640 518" draw:points="0,518 640,518 640,0 0,0">
          <text:p/>
        </draw:polygon>
        <draw:polygon draw:style-name="gr2" draw:text-style-name="P2" draw:layer="layout" svg:width="0.64cm" svg:height="0.517cm" svg:x="17.631cm" svg:y="20.916cm" svg:viewBox="0 0 641 518" draw:points="0,518 641,518 641,0 0,0">
          <text:p/>
        </draw:polygon>
        <draw:polygon draw:style-name="gr2" draw:text-style-name="P2" draw:layer="layout" svg:width="0.639cm" svg:height="0.516cm" svg:x="3.357cm" svg:y="21.429cm" svg:viewBox="0 0 640 517" draw:points="0,517 640,517 640,0 0,0">
          <text:p/>
        </draw:polygon>
        <draw:polygon draw:style-name="gr2" draw:text-style-name="P2" draw:layer="layout" svg:width="0.639cm" svg:height="0.516cm" svg:x="4.237cm" svg:y="21.429cm" svg:viewBox="0 0 640 517" draw:points="0,517 640,517 640,0 0,0">
          <text:p/>
        </draw:polygon>
        <draw:polygon draw:style-name="gr4" draw:text-style-name="P3" draw:layer="layout" svg:width="0.639cm" svg:height="0.516cm" svg:x="5.118cm" svg:y="21.429cm" svg:viewBox="0 0 640 517" draw:points="0,517 640,517 640,0 0,0">
          <text:p/>
        </draw:polygon>
        <draw:polygon draw:style-name="gr2" draw:text-style-name="P2" draw:layer="layout" svg:width="0.639cm" svg:height="0.516cm" svg:x="5.998cm" svg:y="21.429cm" svg:viewBox="0 0 640 517" draw:points="0,517 640,517 640,0 0,0">
          <text:p/>
        </draw:polygon>
        <draw:polygon draw:style-name="gr4" draw:text-style-name="P3" draw:layer="layout" svg:width="0.639cm" svg:height="0.516cm" svg:x="9.173cm" svg:y="21.429cm" svg:viewBox="0 0 640 517" draw:points="0,517 640,517 640,0 0,0">
          <text:p/>
        </draw:polygon>
        <draw:polygon draw:style-name="gr2" draw:text-style-name="P2" draw:layer="layout" svg:width="0.639cm" svg:height="0.516cm" svg:x="10.054cm" svg:y="21.429cm" svg:viewBox="0 0 640 517" draw:points="0,517 640,517 640,0 0,0">
          <text:p/>
        </draw:polygon>
        <draw:polygon draw:style-name="gr2" draw:text-style-name="P2" draw:layer="layout" svg:width="0.639cm" svg:height="0.516cm" svg:x="10.934cm" svg:y="21.429cm" svg:viewBox="0 0 640 517" draw:points="0,517 640,517 640,0 0,0">
          <text:p/>
        </draw:polygon>
        <draw:polygon draw:style-name="gr2" draw:text-style-name="P2" draw:layer="layout" svg:width="0.639cm" svg:height="0.516cm" svg:x="11.815cm" svg:y="21.429cm" svg:viewBox="0 0 640 517" draw:points="0,517 640,517 640,0 0,0">
          <text:p/>
        </draw:polygon>
        <draw:polygon draw:style-name="gr2" draw:text-style-name="P2" draw:layer="layout" svg:width="0.639cm" svg:height="0.516cm" svg:x="14.99cm" svg:y="21.429cm" svg:viewBox="0 0 640 517" draw:points="0,517 640,517 640,0 0,0">
          <text:p/>
        </draw:polygon>
        <draw:polygon draw:style-name="gr2" draw:text-style-name="P2" draw:layer="layout" svg:width="0.64cm" svg:height="0.516cm" svg:x="15.87cm" svg:y="21.429cm" svg:viewBox="0 0 641 517" draw:points="0,517 641,517 641,0 0,0">
          <text:p/>
        </draw:polygon>
        <draw:polygon draw:style-name="gr2" draw:text-style-name="P2" draw:layer="layout" svg:width="0.639cm" svg:height="0.516cm" svg:x="16.751cm" svg:y="21.429cm" svg:viewBox="0 0 640 517" draw:points="0,517 640,517 640,0 0,0">
          <text:p/>
        </draw:polygon>
        <draw:polygon draw:style-name="gr4" draw:text-style-name="P3" draw:layer="layout" svg:width="0.64cm" svg:height="0.516cm" svg:x="17.631cm" svg:y="21.429cm" svg:viewBox="0 0 641 517" draw:points="0,517 641,517 641,0 0,0">
          <text:p/>
        </draw:polygon>
        <draw:polygon draw:style-name="gr2" draw:text-style-name="P2" draw:layer="layout" svg:width="0.639cm" svg:height="0.516cm" svg:x="3.357cm" svg:y="21.941cm" svg:viewBox="0 0 640 517" draw:points="0,517 640,517 640,0 0,0">
          <text:p/>
        </draw:polygon>
        <draw:polygon draw:style-name="gr4" draw:text-style-name="P3" draw:layer="layout" svg:width="0.639cm" svg:height="0.516cm" svg:x="4.237cm" svg:y="21.941cm" svg:viewBox="0 0 640 517" draw:points="0,517 640,517 640,0 0,0">
          <text:p/>
        </draw:polygon>
        <draw:polygon draw:style-name="gr2" draw:text-style-name="P2" draw:layer="layout" svg:width="0.639cm" svg:height="0.516cm" svg:x="5.118cm" svg:y="21.941cm" svg:viewBox="0 0 640 517" draw:points="0,517 640,517 640,0 0,0">
          <text:p/>
        </draw:polygon>
        <draw:polygon draw:style-name="gr2" draw:text-style-name="P2" draw:layer="layout" svg:width="0.639cm" svg:height="0.516cm" svg:x="5.998cm" svg:y="21.941cm" svg:viewBox="0 0 640 517" draw:points="0,517 640,517 640,0 0,0">
          <text:p/>
        </draw:polygon>
        <draw:polygon draw:style-name="gr2" draw:text-style-name="P2" draw:layer="layout" svg:width="0.639cm" svg:height="0.516cm" svg:x="9.173cm" svg:y="21.941cm" svg:viewBox="0 0 640 517" draw:points="0,517 640,517 640,0 0,0">
          <text:p/>
        </draw:polygon>
        <draw:polygon draw:style-name="gr2" draw:text-style-name="P2" draw:layer="layout" svg:width="0.639cm" svg:height="0.516cm" svg:x="10.054cm" svg:y="21.941cm" svg:viewBox="0 0 640 517" draw:points="0,517 640,517 640,0 0,0">
          <text:p/>
        </draw:polygon>
        <draw:polygon draw:style-name="gr4" draw:text-style-name="P3" draw:layer="layout" svg:width="0.639cm" svg:height="0.516cm" svg:x="10.934cm" svg:y="21.941cm" svg:viewBox="0 0 640 517" draw:points="0,517 640,517 640,0 0,0">
          <text:p/>
        </draw:polygon>
        <draw:polygon draw:style-name="gr2" draw:text-style-name="P2" draw:layer="layout" svg:width="0.639cm" svg:height="0.516cm" svg:x="11.815cm" svg:y="21.941cm" svg:viewBox="0 0 640 517" draw:points="0,517 640,517 640,0 0,0">
          <text:p/>
        </draw:polygon>
        <draw:polygon draw:style-name="gr2" draw:text-style-name="P2" draw:layer="layout" svg:width="0.639cm" svg:height="0.516cm" svg:x="14.99cm" svg:y="21.941cm" svg:viewBox="0 0 640 517" draw:points="0,517 640,517 640,0 0,0">
          <text:p/>
        </draw:polygon>
        <draw:polygon draw:style-name="gr2" draw:text-style-name="P2" draw:layer="layout" svg:width="0.64cm" svg:height="0.516cm" svg:x="15.87cm" svg:y="21.941cm" svg:viewBox="0 0 641 517" draw:points="0,517 641,517 641,0 0,0">
          <text:p/>
        </draw:polygon>
        <draw:polygon draw:style-name="gr4" draw:text-style-name="P3" draw:layer="layout" svg:width="0.639cm" svg:height="0.516cm" svg:x="16.751cm" svg:y="21.941cm" svg:viewBox="0 0 640 517" draw:points="0,517 640,517 640,0 0,0">
          <text:p/>
        </draw:polygon>
        <draw:polygon draw:style-name="gr2" draw:text-style-name="P2" draw:layer="layout" svg:width="0.64cm" svg:height="0.516cm" svg:x="17.631cm" svg:y="21.941cm" svg:viewBox="0 0 641 517" draw:points="0,517 641,517 641,0 0,0">
          <text:p/>
        </draw:polygon>
        <draw:polygon draw:style-name="gr2" draw:text-style-name="P2" draw:layer="layout" svg:width="0.639cm" svg:height="0.517cm" svg:x="3.357cm" svg:y="22.453cm" svg:viewBox="0 0 640 518" draw:points="0,518 640,518 640,0 0,0">
          <text:p/>
        </draw:polygon>
        <draw:polygon draw:style-name="gr2" draw:text-style-name="P2" draw:layer="layout" svg:width="0.639cm" svg:height="0.517cm" svg:x="4.237cm" svg:y="22.453cm" svg:viewBox="0 0 640 518" draw:points="0,518 640,518 640,0 0,0">
          <text:p/>
        </draw:polygon>
        <draw:polygon draw:style-name="gr2" draw:text-style-name="P2" draw:layer="layout" svg:width="0.639cm" svg:height="0.517cm" svg:x="5.118cm" svg:y="22.453cm" svg:viewBox="0 0 640 518" draw:points="0,518 640,518 640,0 0,0">
          <text:p/>
        </draw:polygon>
        <draw:polygon draw:style-name="gr4" draw:text-style-name="P3" draw:layer="layout" svg:width="0.639cm" svg:height="0.517cm" svg:x="5.998cm" svg:y="22.453cm" svg:viewBox="0 0 640 518" draw:points="0,518 640,518 640,0 0,0">
          <text:p/>
        </draw:polygon>
        <draw:polygon draw:style-name="gr2" draw:text-style-name="P2" draw:layer="layout" svg:width="0.639cm" svg:height="0.517cm" svg:x="9.173cm" svg:y="22.453cm" svg:viewBox="0 0 640 518" draw:points="0,518 640,518 640,0 0,0">
          <text:p/>
        </draw:polygon>
        <draw:polygon draw:style-name="gr2" draw:text-style-name="P2" draw:layer="layout" svg:width="0.639cm" svg:height="0.517cm" svg:x="10.054cm" svg:y="22.453cm" svg:viewBox="0 0 640 518" draw:points="0,518 640,518 640,0 0,0">
          <text:p/>
        </draw:polygon>
        <draw:polygon draw:style-name="gr2" draw:text-style-name="P2" draw:layer="layout" svg:width="0.639cm" svg:height="0.517cm" svg:x="10.934cm" svg:y="22.453cm" svg:viewBox="0 0 640 518" draw:points="0,518 640,518 640,0 0,0">
          <text:p/>
        </draw:polygon>
        <draw:polygon draw:style-name="gr4" draw:text-style-name="P3" draw:layer="layout" svg:width="0.639cm" svg:height="0.517cm" svg:x="11.815cm" svg:y="22.453cm" svg:viewBox="0 0 640 518" draw:points="0,518 640,518 640,0 0,0">
          <text:p/>
        </draw:polygon>
        <draw:polygon draw:style-name="gr4" draw:text-style-name="P3" draw:layer="layout" svg:width="0.639cm" svg:height="0.517cm" svg:x="14.99cm" svg:y="22.453cm" svg:viewBox="0 0 640 518" draw:points="0,518 640,518 640,0 0,0">
          <text:p/>
        </draw:polygon>
        <draw:polygon draw:style-name="gr2" draw:text-style-name="P2" draw:layer="layout" svg:width="0.64cm" svg:height="0.517cm" svg:x="15.87cm" svg:y="22.453cm" svg:viewBox="0 0 641 518" draw:points="0,518 641,518 641,0 0,0">
          <text:p/>
        </draw:polygon>
        <draw:polygon draw:style-name="gr2" draw:text-style-name="P2" draw:layer="layout" svg:width="0.639cm" svg:height="0.517cm" svg:x="16.751cm" svg:y="22.453cm" svg:viewBox="0 0 640 518" draw:points="0,518 640,518 640,0 0,0">
          <text:p/>
        </draw:polygon>
        <draw:polygon draw:style-name="gr2" draw:text-style-name="P2" draw:layer="layout" svg:width="0.64cm" svg:height="0.517cm" svg:x="17.631cm" svg:y="22.453cm" svg:viewBox="0 0 641 518" draw:points="0,518 641,518 641,0 0,0">
          <text:p/>
        </draw:polygon>
        <draw:polygon draw:style-name="gr2" draw:text-style-name="P2" draw:layer="layout" svg:width="0.639cm" svg:height="0.517cm" svg:x="3.357cm" svg:y="22.965cm" svg:viewBox="0 0 640 518" draw:points="0,518 640,518 640,0 0,0">
          <text:p/>
        </draw:polygon>
        <draw:polygon draw:style-name="gr2" draw:text-style-name="P2" draw:layer="layout" svg:width="0.639cm" svg:height="0.517cm" svg:x="4.237cm" svg:y="22.965cm" svg:viewBox="0 0 640 518" draw:points="0,518 640,518 640,0 0,0">
          <text:p/>
        </draw:polygon>
        <draw:polygon draw:style-name="gr4" draw:text-style-name="P3" draw:layer="layout" svg:width="0.639cm" svg:height="0.517cm" svg:x="5.118cm" svg:y="22.965cm" svg:viewBox="0 0 640 518" draw:points="0,518 640,518 640,0 0,0">
          <text:p/>
        </draw:polygon>
        <draw:polygon draw:style-name="gr2" draw:text-style-name="P2" draw:layer="layout" svg:width="0.639cm" svg:height="0.517cm" svg:x="5.998cm" svg:y="22.965cm" svg:viewBox="0 0 640 518" draw:points="0,518 640,518 640,0 0,0">
          <text:p/>
        </draw:polygon>
        <draw:polygon draw:style-name="gr2" draw:text-style-name="P2" draw:layer="layout" svg:width="0.639cm" svg:height="0.517cm" svg:x="9.173cm" svg:y="22.965cm" svg:viewBox="0 0 640 518" draw:points="0,518 640,518 640,0 0,0">
          <text:p/>
        </draw:polygon>
        <draw:polygon draw:style-name="gr4" draw:text-style-name="P3" draw:layer="layout" svg:width="0.639cm" svg:height="0.517cm" svg:x="10.054cm" svg:y="22.965cm" svg:viewBox="0 0 640 518" draw:points="0,518 640,518 640,0 0,0">
          <text:p/>
        </draw:polygon>
        <draw:polygon draw:style-name="gr2" draw:text-style-name="P2" draw:layer="layout" svg:width="0.639cm" svg:height="0.517cm" svg:x="10.934cm" svg:y="22.965cm" svg:viewBox="0 0 640 518" draw:points="0,518 640,518 640,0 0,0">
          <text:p/>
        </draw:polygon>
        <draw:polygon draw:style-name="gr2" draw:text-style-name="P2" draw:layer="layout" svg:width="0.639cm" svg:height="0.517cm" svg:x="11.815cm" svg:y="22.965cm" svg:viewBox="0 0 640 518" draw:points="0,518 640,518 640,0 0,0">
          <text:p/>
        </draw:polygon>
        <draw:polygon draw:style-name="gr2" draw:text-style-name="P2" draw:layer="layout" svg:width="0.639cm" svg:height="0.517cm" svg:x="14.99cm" svg:y="22.965cm" svg:viewBox="0 0 640 518" draw:points="0,518 640,518 640,0 0,0">
          <text:p/>
        </draw:polygon>
        <draw:polygon draw:style-name="gr2" draw:text-style-name="P2" draw:layer="layout" svg:width="0.64cm" svg:height="0.517cm" svg:x="15.87cm" svg:y="22.965cm" svg:viewBox="0 0 641 518" draw:points="0,518 641,518 641,0 0,0">
          <text:p/>
        </draw:polygon>
        <draw:polygon draw:style-name="gr2" draw:text-style-name="P2" draw:layer="layout" svg:width="0.639cm" svg:height="0.517cm" svg:x="16.751cm" svg:y="22.965cm" svg:viewBox="0 0 640 518" draw:points="0,518 640,518 640,0 0,0">
          <text:p/>
        </draw:polygon>
        <draw:polygon draw:style-name="gr4" draw:text-style-name="P3" draw:layer="layout" svg:width="0.64cm" svg:height="0.517cm" svg:x="17.631cm" svg:y="22.965cm" svg:viewBox="0 0 641 518" draw:points="0,518 641,518 641,0 0,0">
          <text:p/>
        </draw:polygon>
        <draw:polygon draw:style-name="gr2" draw:text-style-name="P2" draw:layer="layout" svg:width="0.639cm" svg:height="0.516cm" svg:x="3.357cm" svg:y="23.478cm" svg:viewBox="0 0 640 517" draw:points="0,517 640,517 640,0 0,0">
          <text:p/>
        </draw:polygon>
        <draw:polygon draw:style-name="gr2" draw:text-style-name="P2" draw:layer="layout" svg:width="0.639cm" svg:height="0.516cm" svg:x="4.237cm" svg:y="23.478cm" svg:viewBox="0 0 640 517" draw:points="0,517 640,517 640,0 0,0">
          <text:p/>
        </draw:polygon>
        <draw:polygon draw:style-name="gr4" draw:text-style-name="P3" draw:layer="layout" svg:width="0.639cm" svg:height="0.516cm" svg:x="5.118cm" svg:y="23.478cm" svg:viewBox="0 0 640 517" draw:points="0,517 640,517 640,0 0,0">
          <text:p/>
        </draw:polygon>
        <draw:polygon draw:style-name="gr2" draw:text-style-name="P2" draw:layer="layout" svg:width="0.639cm" svg:height="0.516cm" svg:x="5.998cm" svg:y="23.478cm" svg:viewBox="0 0 640 517" draw:points="0,517 640,517 640,0 0,0">
          <text:p/>
        </draw:polygon>
        <draw:polygon draw:style-name="gr2" draw:text-style-name="P2" draw:layer="layout" svg:width="0.639cm" svg:height="0.516cm" svg:x="9.173cm" svg:y="23.478cm" svg:viewBox="0 0 640 517" draw:points="0,517 640,517 640,0 0,0">
          <text:p/>
        </draw:polygon>
        <draw:polygon draw:style-name="gr4" draw:text-style-name="P3" draw:layer="layout" svg:width="0.639cm" svg:height="0.516cm" svg:x="10.054cm" svg:y="23.478cm" svg:viewBox="0 0 640 517" draw:points="0,517 640,517 640,0 0,0">
          <text:p/>
        </draw:polygon>
        <draw:polygon draw:style-name="gr2" draw:text-style-name="P2" draw:layer="layout" svg:width="0.639cm" svg:height="0.516cm" svg:x="10.934cm" svg:y="23.478cm" svg:viewBox="0 0 640 517" draw:points="0,517 640,517 640,0 0,0">
          <text:p/>
        </draw:polygon>
        <draw:polygon draw:style-name="gr2" draw:text-style-name="P2" draw:layer="layout" svg:width="0.639cm" svg:height="0.516cm" svg:x="11.815cm" svg:y="23.478cm" svg:viewBox="0 0 640 517" draw:points="0,517 640,517 640,0 0,0">
          <text:p/>
        </draw:polygon>
        <draw:polygon draw:style-name="gr2" draw:text-style-name="P2" draw:layer="layout" svg:width="0.639cm" svg:height="0.516cm" svg:x="14.99cm" svg:y="23.478cm" svg:viewBox="0 0 640 517" draw:points="0,517 640,517 640,0 0,0">
          <text:p/>
        </draw:polygon>
        <draw:polygon draw:style-name="gr2" draw:text-style-name="P2" draw:layer="layout" svg:width="0.64cm" svg:height="0.516cm" svg:x="15.87cm" svg:y="23.478cm" svg:viewBox="0 0 641 517" draw:points="0,517 641,517 641,0 0,0">
          <text:p/>
        </draw:polygon>
        <draw:polygon draw:style-name="gr4" draw:text-style-name="P3" draw:layer="layout" svg:width="0.639cm" svg:height="0.516cm" svg:x="16.751cm" svg:y="23.478cm" svg:viewBox="0 0 640 517" draw:points="0,517 640,517 640,0 0,0">
          <text:p/>
        </draw:polygon>
        <draw:polygon draw:style-name="gr2" draw:text-style-name="P2" draw:layer="layout" svg:width="0.64cm" svg:height="0.516cm" svg:x="17.631cm" svg:y="23.478cm" svg:viewBox="0 0 641 517" draw:points="0,517 641,517 641,0 0,0">
          <text:p/>
        </draw:polygon>
        <draw:polygon draw:style-name="gr2" draw:text-style-name="P2" draw:layer="layout" svg:width="0.639cm" svg:height="0.516cm" svg:x="3.357cm" svg:y="23.99cm" svg:viewBox="0 0 640 517" draw:points="0,517 640,517 640,0 0,0">
          <text:p/>
        </draw:polygon>
        <draw:polygon draw:style-name="gr2" draw:text-style-name="P2" draw:layer="layout" svg:width="0.639cm" svg:height="0.516cm" svg:x="4.237cm" svg:y="23.99cm" svg:viewBox="0 0 640 517" draw:points="0,517 640,517 640,0 0,0">
          <text:p/>
        </draw:polygon>
        <draw:polygon draw:style-name="gr4" draw:text-style-name="P3" draw:layer="layout" svg:width="0.639cm" svg:height="0.516cm" svg:x="5.118cm" svg:y="23.99cm" svg:viewBox="0 0 640 517" draw:points="0,517 640,517 640,0 0,0">
          <text:p/>
        </draw:polygon>
        <draw:polygon draw:style-name="gr2" draw:text-style-name="P2" draw:layer="layout" svg:width="0.639cm" svg:height="0.516cm" svg:x="5.998cm" svg:y="23.99cm" svg:viewBox="0 0 640 517" draw:points="0,517 640,517 640,0 0,0">
          <text:p/>
        </draw:polygon>
        <draw:polygon draw:style-name="gr4" draw:text-style-name="P3" draw:layer="layout" svg:width="0.639cm" svg:height="0.516cm" svg:x="9.173cm" svg:y="23.99cm" svg:viewBox="0 0 640 517" draw:points="0,517 640,517 640,0 0,0">
          <text:p/>
        </draw:polygon>
        <draw:polygon draw:style-name="gr2" draw:text-style-name="P2" draw:layer="layout" svg:width="0.639cm" svg:height="0.516cm" svg:x="10.054cm" svg:y="23.99cm" svg:viewBox="0 0 640 517" draw:points="0,517 640,517 640,0 0,0">
          <text:p/>
        </draw:polygon>
        <draw:polygon draw:style-name="gr2" draw:text-style-name="P2" draw:layer="layout" svg:width="0.639cm" svg:height="0.516cm" svg:x="10.934cm" svg:y="23.99cm" svg:viewBox="0 0 640 517" draw:points="0,517 640,517 640,0 0,0">
          <text:p/>
        </draw:polygon>
        <draw:polygon draw:style-name="gr2" draw:text-style-name="P2" draw:layer="layout" svg:width="0.639cm" svg:height="0.516cm" svg:x="11.815cm" svg:y="23.99cm" svg:viewBox="0 0 640 517" draw:points="0,517 640,517 640,0 0,0">
          <text:p/>
        </draw:polygon>
        <draw:polygon draw:style-name="gr2" draw:text-style-name="P2" draw:layer="layout" svg:width="0.639cm" svg:height="0.516cm" svg:x="14.99cm" svg:y="23.99cm" svg:viewBox="0 0 640 517" draw:points="0,517 640,517 640,0 0,0">
          <text:p/>
        </draw:polygon>
        <draw:polygon draw:style-name="gr4" draw:text-style-name="P3" draw:layer="layout" svg:width="0.64cm" svg:height="0.516cm" svg:x="15.87cm" svg:y="23.99cm" svg:viewBox="0 0 641 517" draw:points="0,517 641,517 641,0 0,0">
          <text:p/>
        </draw:polygon>
        <draw:polygon draw:style-name="gr2" draw:text-style-name="P2" draw:layer="layout" svg:width="0.639cm" svg:height="0.516cm" svg:x="16.751cm" svg:y="23.99cm" svg:viewBox="0 0 640 517" draw:points="0,517 640,517 640,0 0,0">
          <text:p/>
        </draw:polygon>
        <draw:polygon draw:style-name="gr2" draw:text-style-name="P2" draw:layer="layout" svg:width="0.64cm" svg:height="0.516cm" svg:x="17.631cm" svg:y="23.99cm" svg:viewBox="0 0 641 517" draw:points="0,517 641,517 641,0 0,0">
          <text:p/>
        </draw:polygon>
        <draw:polygon draw:style-name="gr2" draw:text-style-name="P2" draw:layer="layout" svg:width="0.639cm" svg:height="0.517cm" svg:x="3.357cm" svg:y="24.502cm" svg:viewBox="0 0 640 518" draw:points="0,518 640,518 640,0 0,0">
          <text:p/>
        </draw:polygon>
        <draw:polygon draw:style-name="gr2" draw:text-style-name="P2" draw:layer="layout" svg:width="0.639cm" svg:height="0.517cm" svg:x="4.237cm" svg:y="24.502cm" svg:viewBox="0 0 640 518" draw:points="0,518 640,518 640,0 0,0">
          <text:p/>
        </draw:polygon>
        <draw:polygon draw:style-name="gr4" draw:text-style-name="P3" draw:layer="layout" svg:width="0.639cm" svg:height="0.517cm" svg:x="5.118cm" svg:y="24.502cm" svg:viewBox="0 0 640 518" draw:points="0,518 640,518 640,0 0,0">
          <text:p/>
        </draw:polygon>
        <draw:polygon draw:style-name="gr2" draw:text-style-name="P2" draw:layer="layout" svg:width="0.639cm" svg:height="0.517cm" svg:x="5.998cm" svg:y="24.502cm" svg:viewBox="0 0 640 518" draw:points="0,518 640,518 640,0 0,0">
          <text:p/>
        </draw:polygon>
        <draw:polygon draw:style-name="gr2" draw:text-style-name="P2" draw:layer="layout" svg:width="0.639cm" svg:height="0.517cm" svg:x="9.173cm" svg:y="24.502cm" svg:viewBox="0 0 640 518" draw:points="0,518 640,518 640,0 0,0">
          <text:p/>
        </draw:polygon>
        <draw:polygon draw:style-name="gr2" draw:text-style-name="P2" draw:layer="layout" svg:width="0.639cm" svg:height="0.517cm" svg:x="10.054cm" svg:y="24.502cm" svg:viewBox="0 0 640 518" draw:points="0,518 640,518 640,0 0,0">
          <text:p/>
        </draw:polygon>
        <draw:polygon draw:style-name="gr4" draw:text-style-name="P3" draw:layer="layout" svg:width="0.639cm" svg:height="0.517cm" svg:x="10.934cm" svg:y="24.502cm" svg:viewBox="0 0 640 518" draw:points="0,518 640,518 640,0 0,0">
          <text:p/>
        </draw:polygon>
        <draw:polygon draw:style-name="gr2" draw:text-style-name="P2" draw:layer="layout" svg:width="0.639cm" svg:height="0.517cm" svg:x="11.815cm" svg:y="24.502cm" svg:viewBox="0 0 640 518" draw:points="0,518 640,518 640,0 0,0">
          <text:p/>
        </draw:polygon>
        <draw:polygon draw:style-name="gr2" draw:text-style-name="P2" draw:layer="layout" svg:width="0.639cm" svg:height="0.517cm" svg:x="14.99cm" svg:y="24.502cm" svg:viewBox="0 0 640 518" draw:points="0,518 640,518 640,0 0,0">
          <text:p/>
        </draw:polygon>
        <draw:polygon draw:style-name="gr4" draw:text-style-name="P3" draw:layer="layout" svg:width="0.64cm" svg:height="0.517cm" svg:x="15.87cm" svg:y="24.502cm" svg:viewBox="0 0 641 518" draw:points="0,518 641,518 641,0 0,0">
          <text:p/>
        </draw:polygon>
        <draw:polygon draw:style-name="gr2" draw:text-style-name="P2" draw:layer="layout" svg:width="0.639cm" svg:height="0.517cm" svg:x="16.751cm" svg:y="24.502cm" svg:viewBox="0 0 640 518" draw:points="0,518 640,518 640,0 0,0">
          <text:p/>
        </draw:polygon>
        <draw:polygon draw:style-name="gr2" draw:text-style-name="P2" draw:layer="layout" svg:width="0.64cm" svg:height="0.517cm" svg:x="17.631cm" svg:y="24.502cm" svg:viewBox="0 0 641 518" draw:points="0,518 641,518 641,0 0,0">
          <text:p/>
        </draw:polygon>
        <draw:polygon draw:style-name="gr2" draw:text-style-name="P2" draw:layer="layout" svg:width="0.639cm" svg:height="0.517cm" svg:x="3.357cm" svg:y="25.014cm" svg:viewBox="0 0 640 518" draw:points="0,518 640,518 640,0 0,0">
          <text:p/>
        </draw:polygon>
        <draw:polygon draw:style-name="gr2" draw:text-style-name="P2" draw:layer="layout" svg:width="0.639cm" svg:height="0.517cm" svg:x="4.237cm" svg:y="25.014cm" svg:viewBox="0 0 640 518" draw:points="0,518 640,518 640,0 0,0">
          <text:p/>
        </draw:polygon>
        <draw:polygon draw:style-name="gr2" draw:text-style-name="P2" draw:layer="layout" svg:width="0.639cm" svg:height="0.517cm" svg:x="5.118cm" svg:y="25.014cm" svg:viewBox="0 0 640 518" draw:points="0,518 640,518 640,0 0,0">
          <text:p/>
        </draw:polygon>
        <draw:polygon draw:style-name="gr4" draw:text-style-name="P3" draw:layer="layout" svg:width="0.639cm" svg:height="0.517cm" svg:x="5.998cm" svg:y="25.014cm" svg:viewBox="0 0 640 518" draw:points="0,518 640,518 640,0 0,0">
          <text:p/>
        </draw:polygon>
        <draw:polygon draw:style-name="gr2" draw:text-style-name="P2" draw:layer="layout" svg:width="0.639cm" svg:height="0.517cm" svg:x="9.173cm" svg:y="25.014cm" svg:viewBox="0 0 640 518" draw:points="0,518 640,518 640,0 0,0">
          <text:p/>
        </draw:polygon>
        <draw:polygon draw:style-name="gr4" draw:text-style-name="P3" draw:layer="layout" svg:width="0.639cm" svg:height="0.517cm" svg:x="10.054cm" svg:y="25.014cm" svg:viewBox="0 0 640 518" draw:points="0,518 640,518 640,0 0,0">
          <text:p/>
        </draw:polygon>
        <draw:polygon draw:style-name="gr2" draw:text-style-name="P2" draw:layer="layout" svg:width="0.639cm" svg:height="0.517cm" svg:x="10.934cm" svg:y="25.014cm" svg:viewBox="0 0 640 518" draw:points="0,518 640,518 640,0 0,0">
          <text:p/>
        </draw:polygon>
        <draw:polygon draw:style-name="gr2" draw:text-style-name="P2" draw:layer="layout" svg:width="0.639cm" svg:height="0.517cm" svg:x="11.815cm" svg:y="25.014cm" svg:viewBox="0 0 640 518" draw:points="0,518 640,518 640,0 0,0">
          <text:p/>
        </draw:polygon>
        <draw:polygon draw:style-name="gr2" draw:text-style-name="P2" draw:layer="layout" svg:width="0.639cm" svg:height="0.517cm" svg:x="14.99cm" svg:y="25.014cm" svg:viewBox="0 0 640 518" draw:points="0,518 640,518 640,0 0,0">
          <text:p/>
        </draw:polygon>
        <draw:polygon draw:style-name="gr2" draw:text-style-name="P2" draw:layer="layout" svg:width="0.64cm" svg:height="0.517cm" svg:x="15.87cm" svg:y="25.014cm" svg:viewBox="0 0 641 518" draw:points="0,518 641,518 641,0 0,0">
          <text:p/>
        </draw:polygon>
        <draw:polygon draw:style-name="gr4" draw:text-style-name="P3" draw:layer="layout" svg:width="0.639cm" svg:height="0.517cm" svg:x="16.751cm" svg:y="25.014cm" svg:viewBox="0 0 640 518" draw:points="0,518 640,518 640,0 0,0">
          <text:p/>
        </draw:polygon>
        <draw:polygon draw:style-name="gr2" draw:text-style-name="P2" draw:layer="layout" svg:width="0.64cm" svg:height="0.517cm" svg:x="17.631cm" svg:y="25.014cm" svg:viewBox="0 0 641 518" draw:points="0,518 641,518 641,0 0,0">
          <text:p/>
        </draw:polygon>
        <draw:frame draw:style-name="gr6" draw:text-style-name="P8" draw:layer="layout" svg:width="1.526cm" svg:height="0.471cm" svg:x="2.159cm" svg:y="2.353cm">
          <draw:text-box>
            <text:p text:style-name="P7"><text:span text:style-name="T2">Numele:</text:span></text:p>
          </draw:text-box>
        </draw:frame>
        <draw:frame draw:style-name="gr6" draw:text-style-name="P8" draw:layer="layout" svg:width="2.627cm" svg:height="0.471cm" svg:x="10.761cm" svg:y="2.353cm">
          <draw:text-box>
            <text:p text:style-name="P7"><text:span text:style-name="T2">C.U.I. martor:</text:span></text:p>
          </draw:text-box>
        </draw:frame>
        <draw:frame draw:style-name="gr6" draw:text-style-name="P8" draw:layer="layout" svg:width="2.089cm" svg:height="0.471cm" svg:x="2.159cm" svg:y="2.891cm">
          <draw:text-box>
            <text:p text:style-name="P7"><text:span text:style-name="T2">Prenumele:</text:span></text:p>
          </draw:text-box>
        </draw:frame>
        <draw:frame draw:style-name="gr6" draw:text-style-name="P8" draw:layer="layout" svg:width="3.533cm" svg:height="0.471cm" svg:x="10.761cm" svg:y="2.891cm">
          <draw:text-box>
            <text:p text:style-name="P7"><text:span text:style-name="T2">Semnătură martor:</text:span></text:p>
          </draw:text-box>
        </draw:frame>
        <draw:frame draw:style-name="gr6" draw:text-style-name="P8" draw:layer="layout" svg:width="2.919cm" svg:height="0.471cm" svg:x="2.159cm" svg:y="3.429cm">
          <draw:text-box>
            <text:p text:style-name="P7"><text:span text:style-name="T2">C.U.I. candidat:</text:span></text:p>
          </draw:text-box>
        </draw:frame>
        <draw:frame draw:style-name="gr6" draw:text-style-name="P8" draw:layer="layout" svg:width="1.01cm" svg:height="0.471cm" svg:x="2.159cm" svg:y="3.966cm">
          <draw:text-box>
            <text:p text:style-name="P7"><text:span text:style-name="T2">CNP:</text:span></text:p>
          </draw:text-box>
        </draw:frame>
        <draw:frame draw:style-name="gr6" draw:text-style-name="P8" draw:layer="layout" svg:width="4.917cm" svg:height="0.471cm" svg:x="2.794cm" svg:y="4.809cm">
          <draw:text-box>
            <text:p text:style-name="P7"><text:span text:style-name="T2">Nume şi prenume corectori</text:span></text:p>
          </draw:text-box>
        </draw:frame>
        <draw:frame draw:style-name="gr6" draw:text-style-name="P8" draw:layer="layout" svg:width="3.626cm" svg:height="0.471cm" svg:x="11.007cm" svg:y="4.809cm">
          <draw:text-box>
            <text:p text:style-name="P7"><text:span text:style-name="T2">Semnături corectori</text:span></text:p>
          </draw:text-box>
        </draw:frame>
        <draw:frame draw:style-name="gr6" draw:text-style-name="P8" draw:layer="layout" svg:width="0.422cm" svg:height="0.471cm" svg:x="2.438cm" svg:y="5.338cm">
          <draw:text-box>
            <text:p text:style-name="P7"><text:span text:style-name="T3">1</text:span></text:p>
          </draw:text-box>
        </draw:frame>
        <draw:frame draw:style-name="gr6" draw:text-style-name="P8" draw:layer="layout" svg:width="0.422cm" svg:height="0.471cm" svg:x="2.438cm" svg:y="5.875cm">
          <draw:text-box>
            <text:p text:style-name="P7"><text:span text:style-name="T3">2</text:span></text:p>
          </draw:text-box>
        </draw:frame>
        <draw:frame draw:style-name="gr6" draw:text-style-name="P8" draw:layer="layout" svg:width="1.818cm" svg:height="0.471cm" svg:x="2.159cm" svg:y="6.726cm">
          <draw:text-box>
            <text:p text:style-name="P7"><text:span text:style-name="T2">Dis</text:span><text:span text:style-name="T2">cipl</text:span><text:span text:style-name="T2">ina</text:span></text:p>
          </draw:text-box>
        </draw:frame>
        <draw:frame draw:style-name="gr6" draw:text-style-name="P8" draw:layer="layout" svg:width="4.062cm" svg:height="0.471cm" svg:x="6.706cm" svg:y="6.726cm">
          <draw:text-box>
            <text:p text:style-name="P7"><text:span text:style-name="T2">P</text:span><text:span text:style-name="T2">u</text:span><text:span text:style-name="T2">n</text:span><text:span text:style-name="T2">c</text:span><text:span text:style-name="T2">t</text:span><text:span text:style-name="T2">e </text:span><text:span text:style-name="T2">î</text:span><text:span text:style-name="T2">n</text:span><text:span text:style-name="T2"> </text:span><text:span text:style-name="T2">c</text:span><text:span text:style-name="T2">i</text:span><text:span text:style-name="T2">f</text:span><text:span text:style-name="T2">r</text:span><text:span text:style-name="T2">e </text:span><text:span text:style-name="T2">ş</text:span><text:span text:style-name="T2">i </text:span><text:span text:style-name="T2">li</text:span><text:span text:style-name="T2">t</text:span><text:span text:style-name="T2">e</text:span><text:span text:style-name="T2">r</text:span><text:span text:style-name="T2">e</text:span></text:p>
          </draw:text-box>
        </draw:frame>
        <draw:frame draw:style-name="gr6" draw:text-style-name="P8" draw:layer="layout" svg:width="2.622cm" svg:height="0.471cm" svg:x="2.159cm" svg:y="7.255cm">
          <draw:text-box>
            <text:p text:style-name="P7"><text:span text:style-name="T3">L</text:span><text:span text:style-name="T3">i</text:span><text:span text:style-name="T3">m</text:span><text:span text:style-name="T3">b</text:span><text:span text:style-name="T3">a </text:span><text:span text:style-name="T3">R</text:span><text:span text:style-name="T3">o</text:span><text:span text:style-name="T3">m</text:span><text:span text:style-name="T3">â</text:span><text:span text:style-name="T3">n</text:span><text:span text:style-name="T3">ă</text:span></text:p>
          </draw:text-box>
        </draw:frame>
        <draw:frame draw:style-name="gr6" draw:text-style-name="P8" draw:layer="layout" svg:width="1.082cm" svg:height="0.471cm" svg:x="2.159cm" svg:y="7.793cm">
          <draw:text-box>
            <text:p text:style-name="P7"><text:span text:style-name="T3">I</text:span><text:span text:style-name="T3">s</text:span><text:span text:style-name="T3">t</text:span><text:span text:style-name="T3">o</text:span><text:span text:style-name="T3">r</text:span><text:span text:style-name="T3">i</text:span><text:span text:style-name="T3">e</text:span></text:p>
          </draw:text-box>
        </draw:frame>
        <draw:frame draw:style-name="gr6" draw:text-style-name="P8" draw:layer="layout" svg:width="2.572cm" svg:height="0.471cm" svg:x="2.159cm" svg:y="8.331cm">
          <draw:text-box>
            <text:p text:style-name="P7"><text:span text:style-name="T3">L</text:span><text:span text:style-name="T3">i</text:span><text:span text:style-name="T3">m</text:span><text:span text:style-name="T3">b</text:span><text:span text:style-name="T3">a </text:span><text:span text:style-name="T3">E</text:span><text:span text:style-name="T3">n</text:span><text:span text:style-name="T3">g</text:span><text:span text:style-name="T3">l</text:span><text:span text:style-name="T3">e</text:span><text:span text:style-name="T3">z</text:span><text:span text:style-name="T3">ă</text:span></text:p>
          </draw:text-box>
        </draw:frame>
        <draw:frame draw:style-name="gr6" draw:text-style-name="P8" draw:layer="layout" svg:width="2.838cm" svg:height="0.471cm" svg:x="2.794cm" svg:y="9.169cm">
          <draw:text-box>
            <text:p text:style-name="P7"><text:span text:style-name="T2">L</text:span><text:span text:style-name="T2">i</text:span><text:span text:style-name="T2">m</text:span><text:span text:style-name="T2">b</text:span><text:span text:style-name="T2">a </text:span><text:span text:style-name="T2">R</text:span><text:span text:style-name="T2">o</text:span><text:span text:style-name="T2">m</text:span><text:span text:style-name="T2">â</text:span><text:span text:style-name="T2">n</text:span><text:span text:style-name="T2">ă</text:span></text:p>
          </draw:text-box>
        </draw:frame>
        <draw:frame draw:style-name="gr6" draw:text-style-name="P8" draw:layer="layout" svg:width="1.175cm" svg:height="0.471cm" svg:x="8.61cm" svg:y="9.169cm">
          <draw:text-box>
            <text:p text:style-name="P7"><text:span text:style-name="T2">I</text:span><text:span text:style-name="T2">s</text:span><text:span text:style-name="T2">t</text:span><text:span text:style-name="T2">o</text:span><text:span text:style-name="T2">r</text:span><text:span text:style-name="T2">i</text:span><text:span text:style-name="T2">e</text:span></text:p>
          </draw:text-box>
        </draw:frame>
        <draw:frame draw:style-name="gr6" draw:text-style-name="P8" draw:layer="layout" svg:width="2.745cm" svg:height="0.471cm" svg:x="14.427cm" svg:y="9.169cm">
          <draw:text-box>
            <text:p text:style-name="P7"><text:span text:style-name="T2">Limba Engleză</text:span></text:p>
          </draw:text-box>
        </draw:frame>
        <draw:frame draw:style-name="gr7" draw:text-style-name="P9" draw:layer="layout" svg:width="0.523cm" svg:height="0.547cm" svg:x="2.802cm" svg:y="9.562cm">
          <draw:text-box>
            <text:p text:style-name="P7"><text:span text:style-name="T4">Nr</text:span></text:p>
          </draw:text-box>
        </draw:frame>
        <draw:frame draw:style-name="gr7" draw:text-style-name="P9" draw:layer="layout" svg:width="0.494cm" svg:height="0.547cm" svg:x="3.564cm" svg:y="9.562cm">
          <draw:text-box>
            <text:p text:style-name="P7"><text:span text:style-name="T5">a</text:span></text:p>
          </draw:text-box>
        </draw:frame>
        <draw:frame draw:style-name="gr7" draw:text-style-name="P9" draw:layer="layout" svg:width="0.494cm" svg:height="0.547cm" svg:x="4.432cm" svg:y="9.562cm">
          <draw:text-box>
            <text:p text:style-name="P7"><text:span text:style-name="T5">b</text:span></text:p>
          </draw:text-box>
        </draw:frame>
        <draw:frame draw:style-name="gr7" draw:text-style-name="P9" draw:layer="layout" svg:width="0.494cm" svg:height="0.547cm" svg:x="5.342cm" svg:y="9.562cm">
          <draw:text-box>
            <text:p text:style-name="P7"><text:span text:style-name="T5">c</text:span></text:p>
          </draw:text-box>
        </draw:frame>
        <draw:frame draw:style-name="gr7" draw:text-style-name="P9" draw:layer="layout" svg:width="0.494cm" svg:height="0.547cm" svg:x="6.193cm" svg:y="9.562cm">
          <draw:text-box>
            <text:p text:style-name="P7"><text:span text:style-name="T5">d</text:span></text:p>
          </draw:text-box>
        </draw:frame>
        <draw:frame draw:style-name="gr7" draw:text-style-name="P9" draw:layer="layout" svg:width="0.523cm" svg:height="0.547cm" svg:x="8.619cm" svg:y="9.562cm">
          <draw:text-box>
            <text:p text:style-name="P7"><text:span text:style-name="T4">Nr</text:span></text:p>
          </draw:text-box>
        </draw:frame>
        <draw:frame draw:style-name="gr7" draw:text-style-name="P9" draw:layer="layout" svg:width="0.494cm" svg:height="0.547cm" svg:x="9.381cm" svg:y="9.562cm">
          <draw:text-box>
            <text:p text:style-name="P7"><text:span text:style-name="T5">a</text:span></text:p>
          </draw:text-box>
        </draw:frame>
        <draw:frame draw:style-name="gr7" draw:text-style-name="P9" draw:layer="layout" svg:width="0.494cm" svg:height="0.547cm" svg:x="10.249cm" svg:y="9.562cm">
          <draw:text-box>
            <text:p text:style-name="P7"><text:span text:style-name="T5">b</text:span></text:p>
          </draw:text-box>
        </draw:frame>
        <draw:frame draw:style-name="gr7" draw:text-style-name="P9" draw:layer="layout" svg:width="0.494cm" svg:height="0.547cm" svg:x="11.159cm" svg:y="9.562cm">
          <draw:text-box>
            <text:p text:style-name="P7"><text:span text:style-name="T5">c</text:span></text:p>
          </draw:text-box>
        </draw:frame>
        <draw:frame draw:style-name="gr7" draw:text-style-name="P9" draw:layer="layout" svg:width="0.494cm" svg:height="0.547cm" svg:x="12.01cm" svg:y="9.562cm">
          <draw:text-box>
            <text:p text:style-name="P7"><text:span text:style-name="T5">d</text:span></text:p>
          </draw:text-box>
        </draw:frame>
        <draw:frame draw:style-name="gr7" draw:text-style-name="P9" draw:layer="layout" svg:width="0.523cm" svg:height="0.547cm" svg:x="14.436cm" svg:y="9.562cm">
          <draw:text-box>
            <text:p text:style-name="P7"><text:span text:style-name="T4">Nr</text:span></text:p>
          </draw:text-box>
        </draw:frame>
        <draw:frame draw:style-name="gr7" draw:text-style-name="P9" draw:layer="layout" svg:width="0.494cm" svg:height="0.547cm" svg:x="15.198cm" svg:y="9.562cm">
          <draw:text-box>
            <text:p text:style-name="P7"><text:span text:style-name="T5">a</text:span></text:p>
          </draw:text-box>
        </draw:frame>
        <draw:frame draw:style-name="gr7" draw:text-style-name="P9" draw:layer="layout" svg:width="0.494cm" svg:height="0.547cm" svg:x="16.065cm" svg:y="9.562cm">
          <draw:text-box>
            <text:p text:style-name="P7"><text:span text:style-name="T5">b</text:span></text:p>
          </draw:text-box>
        </draw:frame>
        <draw:frame draw:style-name="gr7" draw:text-style-name="P9" draw:layer="layout" svg:width="0.494cm" svg:height="0.547cm" svg:x="16.976cm" svg:y="9.562cm">
          <draw:text-box>
            <text:p text:style-name="P7"><text:span text:style-name="T5">c</text:span></text:p>
          </draw:text-box>
        </draw:frame>
        <draw:frame draw:style-name="gr7" draw:text-style-name="P9" draw:layer="layout" svg:width="0.494cm" svg:height="0.547cm" svg:x="17.827cm" svg:y="9.562cm">
          <draw:text-box>
            <text:p text:style-name="P7"><text:span text:style-name="T5">d</text:span></text:p>
          </draw:text-box>
        </draw:frame>
        <draw:frame draw:style-name="gr6" draw:text-style-name="P8" draw:layer="layout" svg:width="0.422cm" svg:height="0.471cm" svg:x="3.073cm" svg:y="10.151cm">
          <draw:text-box>
            <text:p text:style-name="P7"><text:span text:style-name="T2">1</text:span></text:p>
          </draw:text-box>
        </draw:frame>
        <draw:frame draw:style-name="gr6" draw:text-style-name="P8" draw:layer="layout" svg:width="0.422cm" svg:height="0.471cm" svg:x="8.89cm" svg:y="10.151cm">
          <draw:text-box>
            <text:p text:style-name="P7"><text:span text:style-name="T2">1</text:span></text:p>
          </draw:text-box>
        </draw:frame>
        <draw:frame draw:style-name="gr6" draw:text-style-name="P8" draw:layer="layout" svg:width="0.422cm" svg:height="0.471cm" svg:x="14.707cm" svg:y="10.151cm">
          <draw:text-box>
            <text:p text:style-name="P7"><text:span text:style-name="T2">1</text:span></text:p>
          </draw:text-box>
        </draw:frame>
        <draw:frame draw:style-name="gr6" draw:text-style-name="P8" draw:layer="layout" svg:width="0.422cm" svg:height="0.471cm" svg:x="3.073cm" svg:y="10.663cm">
          <draw:text-box>
            <text:p text:style-name="P7"><text:span text:style-name="T2">2</text:span></text:p>
          </draw:text-box>
        </draw:frame>
        <draw:frame draw:style-name="gr6" draw:text-style-name="P8" draw:layer="layout" svg:width="0.422cm" svg:height="0.471cm" svg:x="8.89cm" svg:y="10.663cm">
          <draw:text-box>
            <text:p text:style-name="P7"><text:span text:style-name="T2">2</text:span></text:p>
          </draw:text-box>
        </draw:frame>
        <draw:frame draw:style-name="gr6" draw:text-style-name="P8" draw:layer="layout" svg:width="0.422cm" svg:height="0.471cm" svg:x="14.707cm" svg:y="10.663cm">
          <draw:text-box>
            <text:p text:style-name="P7"><text:span text:style-name="T2">2</text:span></text:p>
          </draw:text-box>
        </draw:frame>
        <draw:frame draw:style-name="gr6" draw:text-style-name="P8" draw:layer="layout" svg:width="0.422cm" svg:height="0.471cm" svg:x="3.073cm" svg:y="11.176cm">
          <draw:text-box>
            <text:p text:style-name="P7"><text:span text:style-name="T2">3</text:span></text:p>
          </draw:text-box>
        </draw:frame>
        <draw:frame draw:style-name="gr6" draw:text-style-name="P8" draw:layer="layout" svg:width="0.422cm" svg:height="0.471cm" svg:x="8.89cm" svg:y="11.176cm">
          <draw:text-box>
            <text:p text:style-name="P7"><text:span text:style-name="T2">3</text:span></text:p>
          </draw:text-box>
        </draw:frame>
        <draw:frame draw:style-name="gr6" draw:text-style-name="P8" draw:layer="layout" svg:width="0.422cm" svg:height="0.471cm" svg:x="14.707cm" svg:y="11.176cm">
          <draw:text-box>
            <text:p text:style-name="P7"><text:span text:style-name="T2">3</text:span></text:p>
          </draw:text-box>
        </draw:frame>
        <draw:frame draw:style-name="gr6" draw:text-style-name="P8" draw:layer="layout" svg:width="0.422cm" svg:height="0.471cm" svg:x="3.073cm" svg:y="11.688cm">
          <draw:text-box>
            <text:p text:style-name="P7"><text:span text:style-name="T2">4</text:span></text:p>
          </draw:text-box>
        </draw:frame>
        <draw:frame draw:style-name="gr6" draw:text-style-name="P8" draw:layer="layout" svg:width="0.422cm" svg:height="0.471cm" svg:x="8.89cm" svg:y="11.688cm">
          <draw:text-box>
            <text:p text:style-name="P7"><text:span text:style-name="T2">4</text:span></text:p>
          </draw:text-box>
        </draw:frame>
        <draw:frame draw:style-name="gr6" draw:text-style-name="P8" draw:layer="layout" svg:width="0.422cm" svg:height="0.471cm" svg:x="14.707cm" svg:y="11.688cm">
          <draw:text-box>
            <text:p text:style-name="P7"><text:span text:style-name="T2">4</text:span></text:p>
          </draw:text-box>
        </draw:frame>
        <draw:frame draw:style-name="gr6" draw:text-style-name="P8" draw:layer="layout" svg:width="0.422cm" svg:height="0.471cm" svg:x="3.073cm" svg:y="12.2cm">
          <draw:text-box>
            <text:p text:style-name="P7"><text:span text:style-name="T2">5</text:span></text:p>
          </draw:text-box>
        </draw:frame>
        <draw:frame draw:style-name="gr6" draw:text-style-name="P8" draw:layer="layout" svg:width="0.422cm" svg:height="0.471cm" svg:x="8.89cm" svg:y="12.2cm">
          <draw:text-box>
            <text:p text:style-name="P7"><text:span text:style-name="T2">5</text:span></text:p>
          </draw:text-box>
        </draw:frame>
        <draw:frame draw:style-name="gr6" draw:text-style-name="P8" draw:layer="layout" svg:width="0.422cm" svg:height="0.471cm" svg:x="14.707cm" svg:y="12.2cm">
          <draw:text-box>
            <text:p text:style-name="P7"><text:span text:style-name="T2">5</text:span></text:p>
          </draw:text-box>
        </draw:frame>
        <draw:frame draw:style-name="gr6" draw:text-style-name="P8" draw:layer="layout" svg:width="0.422cm" svg:height="0.471cm" svg:x="3.073cm" svg:y="12.712cm">
          <draw:text-box>
            <text:p text:style-name="P7"><text:span text:style-name="T2">6</text:span></text:p>
          </draw:text-box>
        </draw:frame>
        <draw:frame draw:style-name="gr6" draw:text-style-name="P8" draw:layer="layout" svg:width="0.422cm" svg:height="0.471cm" svg:x="8.89cm" svg:y="12.712cm">
          <draw:text-box>
            <text:p text:style-name="P7"><text:span text:style-name="T2">6</text:span></text:p>
          </draw:text-box>
        </draw:frame>
        <draw:frame draw:style-name="gr6" draw:text-style-name="P8" draw:layer="layout" svg:width="0.422cm" svg:height="0.471cm" svg:x="14.707cm" svg:y="12.712cm">
          <draw:text-box>
            <text:p text:style-name="P7"><text:span text:style-name="T2">6</text:span></text:p>
          </draw:text-box>
        </draw:frame>
        <draw:frame draw:style-name="gr6" draw:text-style-name="P8" draw:layer="layout" svg:width="0.422cm" svg:height="0.471cm" svg:x="3.073cm" svg:y="13.224cm">
          <draw:text-box>
            <text:p text:style-name="P7"><text:span text:style-name="T2">7</text:span></text:p>
          </draw:text-box>
        </draw:frame>
        <draw:frame draw:style-name="gr6" draw:text-style-name="P8" draw:layer="layout" svg:width="0.422cm" svg:height="0.471cm" svg:x="8.89cm" svg:y="13.224cm">
          <draw:text-box>
            <text:p text:style-name="P7"><text:span text:style-name="T2">7</text:span></text:p>
          </draw:text-box>
        </draw:frame>
        <draw:frame draw:style-name="gr6" draw:text-style-name="P8" draw:layer="layout" svg:width="0.422cm" svg:height="0.471cm" svg:x="14.707cm" svg:y="13.224cm">
          <draw:text-box>
            <text:p text:style-name="P7"><text:span text:style-name="T2">7</text:span></text:p>
          </draw:text-box>
        </draw:frame>
        <draw:frame draw:style-name="gr6" draw:text-style-name="P8" draw:layer="layout" svg:width="0.422cm" svg:height="0.471cm" svg:x="3.073cm" svg:y="13.737cm">
          <draw:text-box>
            <text:p text:style-name="P7"><text:span text:style-name="T2">8</text:span></text:p>
          </draw:text-box>
        </draw:frame>
        <draw:frame draw:style-name="gr6" draw:text-style-name="P8" draw:layer="layout" svg:width="0.422cm" svg:height="0.471cm" svg:x="8.89cm" svg:y="13.737cm">
          <draw:text-box>
            <text:p text:style-name="P7"><text:span text:style-name="T2">8</text:span></text:p>
          </draw:text-box>
        </draw:frame>
        <draw:frame draw:style-name="gr6" draw:text-style-name="P8" draw:layer="layout" svg:width="0.422cm" svg:height="0.471cm" svg:x="14.707cm" svg:y="13.737cm">
          <draw:text-box>
            <text:p text:style-name="P7"><text:span text:style-name="T2">8</text:span></text:p>
          </draw:text-box>
        </draw:frame>
        <draw:frame draw:style-name="gr6" draw:text-style-name="P8" draw:layer="layout" svg:width="0.422cm" svg:height="0.471cm" svg:x="3.073cm" svg:y="14.249cm">
          <draw:text-box>
            <text:p text:style-name="P7"><text:span text:style-name="T2">9</text:span></text:p>
          </draw:text-box>
        </draw:frame>
        <draw:frame draw:style-name="gr6" draw:text-style-name="P8" draw:layer="layout" svg:width="0.422cm" svg:height="0.471cm" svg:x="8.89cm" svg:y="14.249cm">
          <draw:text-box>
            <text:p text:style-name="P7"><text:span text:style-name="T2">9</text:span></text:p>
          </draw:text-box>
        </draw:frame>
        <draw:frame draw:style-name="gr6" draw:text-style-name="P8" draw:layer="layout" svg:width="0.422cm" svg:height="0.471cm" svg:x="14.707cm" svg:y="14.249cm">
          <draw:text-box>
            <text:p text:style-name="P7"><text:span text:style-name="T2">9</text:span></text:p>
          </draw:text-box>
        </draw:frame>
        <draw:frame draw:style-name="gr6" draw:text-style-name="P8" draw:layer="layout" svg:width="0.425cm" svg:height="0.471cm" svg:x="2.862cm" svg:y="14.761cm">
          <draw:text-box>
            <text:p text:style-name="P7"><text:span text:style-name="T2">10</text:span></text:p>
          </draw:text-box>
        </draw:frame>
        <draw:frame draw:style-name="gr6" draw:text-style-name="P8" draw:layer="layout" svg:width="0.425cm" svg:height="0.471cm" svg:x="8.678cm" svg:y="14.761cm">
          <draw:text-box>
            <text:p text:style-name="P7"><text:span text:style-name="T2">10</text:span></text:p>
          </draw:text-box>
        </draw:frame>
        <draw:frame draw:style-name="gr6" draw:text-style-name="P8" draw:layer="layout" svg:width="0.425cm" svg:height="0.471cm" svg:x="14.495cm" svg:y="14.761cm">
          <draw:text-box>
            <text:p text:style-name="P7"><text:span text:style-name="T2">10</text:span></text:p>
          </draw:text-box>
        </draw:frame>
        <draw:frame draw:style-name="gr6" draw:text-style-name="P8" draw:layer="layout" svg:width="0.425cm" svg:height="0.471cm" svg:x="2.862cm" svg:y="15.273cm">
          <draw:text-box>
            <text:p text:style-name="P7"><text:span text:style-name="T2">11</text:span></text:p>
          </draw:text-box>
        </draw:frame>
        <draw:frame draw:style-name="gr6" draw:text-style-name="P8" draw:layer="layout" svg:width="0.425cm" svg:height="0.471cm" svg:x="8.678cm" svg:y="15.273cm">
          <draw:text-box>
            <text:p text:style-name="P7"><text:span text:style-name="T2">11</text:span></text:p>
          </draw:text-box>
        </draw:frame>
        <draw:frame draw:style-name="gr6" draw:text-style-name="P8" draw:layer="layout" svg:width="0.425cm" svg:height="0.471cm" svg:x="14.495cm" svg:y="15.273cm">
          <draw:text-box>
            <text:p text:style-name="P7"><text:span text:style-name="T2">11</text:span></text:p>
          </draw:text-box>
        </draw:frame>
        <draw:frame draw:style-name="gr6" draw:text-style-name="P8" draw:layer="layout" svg:width="0.425cm" svg:height="0.471cm" svg:x="2.862cm" svg:y="15.786cm">
          <draw:text-box>
            <text:p text:style-name="P7"><text:span text:style-name="T2">12</text:span></text:p>
          </draw:text-box>
        </draw:frame>
        <draw:frame draw:style-name="gr6" draw:text-style-name="P8" draw:layer="layout" svg:width="0.425cm" svg:height="0.471cm" svg:x="8.678cm" svg:y="15.786cm">
          <draw:text-box>
            <text:p text:style-name="P7"><text:span text:style-name="T2">12</text:span></text:p>
          </draw:text-box>
        </draw:frame>
        <draw:frame draw:style-name="gr6" draw:text-style-name="P8" draw:layer="layout" svg:width="0.425cm" svg:height="0.471cm" svg:x="14.495cm" svg:y="15.786cm">
          <draw:text-box>
            <text:p text:style-name="P7"><text:span text:style-name="T2">1</text:span><text:span text:style-name="T2">2</text:span></text:p>
          </draw:text-box>
        </draw:frame>
        <draw:frame draw:style-name="gr6" draw:text-style-name="P8" draw:layer="layout" svg:width="0.425cm" svg:height="0.471cm" svg:x="2.862cm" svg:y="16.298cm">
          <draw:text-box>
            <text:p text:style-name="P7"><text:span text:style-name="T2">13</text:span></text:p>
          </draw:text-box>
        </draw:frame>
        <draw:frame draw:style-name="gr6" draw:text-style-name="P8" draw:layer="layout" svg:width="0.425cm" svg:height="0.471cm" svg:x="8.678cm" svg:y="16.298cm">
          <draw:text-box>
            <text:p text:style-name="P7"><text:span text:style-name="T2">13</text:span></text:p>
          </draw:text-box>
        </draw:frame>
        <draw:frame draw:style-name="gr6" draw:text-style-name="P8" draw:layer="layout" svg:width="0.425cm" svg:height="0.471cm" svg:x="14.495cm" svg:y="16.298cm">
          <draw:text-box>
            <text:p text:style-name="P7"><text:span text:style-name="T2">13</text:span></text:p>
          </draw:text-box>
        </draw:frame>
        <draw:frame draw:style-name="gr6" draw:text-style-name="P8" draw:layer="layout" svg:width="0.425cm" svg:height="0.471cm" svg:x="2.862cm" svg:y="16.81cm">
          <draw:text-box>
            <text:p text:style-name="P7"><text:span text:style-name="T2">14</text:span></text:p>
          </draw:text-box>
        </draw:frame>
        <draw:frame draw:style-name="gr6" draw:text-style-name="P8" draw:layer="layout" svg:width="0.425cm" svg:height="0.471cm" svg:x="8.678cm" svg:y="16.81cm">
          <draw:text-box>
            <text:p text:style-name="P7"><text:span text:style-name="T2">14</text:span></text:p>
          </draw:text-box>
        </draw:frame>
        <draw:frame draw:style-name="gr6" draw:text-style-name="P8" draw:layer="layout" svg:width="0.425cm" svg:height="0.471cm" svg:x="14.495cm" svg:y="16.81cm">
          <draw:text-box>
            <text:p text:style-name="P7"><text:span text:style-name="T2">1</text:span><text:span text:style-name="T2">4</text:span></text:p>
          </draw:text-box>
        </draw:frame>
        <draw:frame draw:style-name="gr6" draw:text-style-name="P8" draw:layer="layout" svg:width="0.425cm" svg:height="0.471cm" svg:x="2.862cm" svg:y="17.322cm">
          <draw:text-box>
            <text:p text:style-name="P7"><text:span text:style-name="T2">1</text:span><text:span text:style-name="T2">5</text:span></text:p>
          </draw:text-box>
        </draw:frame>
        <draw:frame draw:style-name="gr6" draw:text-style-name="P8" draw:layer="layout" svg:width="0.425cm" svg:height="0.471cm" svg:x="8.678cm" svg:y="17.322cm">
          <draw:text-box>
            <text:p text:style-name="P7"><text:span text:style-name="T2">1</text:span><text:span text:style-name="T2">5</text:span></text:p>
          </draw:text-box>
        </draw:frame>
        <draw:frame draw:style-name="gr6" draw:text-style-name="P8" draw:layer="layout" svg:width="0.425cm" svg:height="0.471cm" svg:x="14.495cm" svg:y="17.322cm">
          <draw:text-box>
            <text:p text:style-name="P7"><text:span text:style-name="T2">1</text:span><text:span text:style-name="T2">5</text:span></text:p>
          </draw:text-box>
        </draw:frame>
        <draw:frame draw:style-name="gr6" draw:text-style-name="P8" draw:layer="layout" svg:width="0.425cm" svg:height="0.471cm" svg:x="2.862cm" svg:y="17.835cm">
          <draw:text-box>
            <text:p text:style-name="P7"><text:span text:style-name="T2">1</text:span><text:span text:style-name="T2">6</text:span></text:p>
          </draw:text-box>
        </draw:frame>
        <draw:frame draw:style-name="gr6" draw:text-style-name="P8" draw:layer="layout" svg:width="0.425cm" svg:height="0.471cm" svg:x="8.678cm" svg:y="17.835cm">
          <draw:text-box>
            <text:p text:style-name="P7"><text:span text:style-name="T2">1</text:span><text:span text:style-name="T2">6</text:span></text:p>
          </draw:text-box>
        </draw:frame>
        <draw:frame draw:style-name="gr6" draw:text-style-name="P8" draw:layer="layout" svg:width="0.425cm" svg:height="0.471cm" svg:x="14.495cm" svg:y="17.835cm">
          <draw:text-box>
            <text:p text:style-name="P7"><text:span text:style-name="T2">1</text:span><text:span text:style-name="T2">6</text:span></text:p>
          </draw:text-box>
        </draw:frame>
        <draw:frame draw:style-name="gr6" draw:text-style-name="P8" draw:layer="layout" svg:width="0.425cm" svg:height="0.471cm" svg:x="2.862cm" svg:y="18.347cm">
          <draw:text-box>
            <text:p text:style-name="P7"><text:span text:style-name="T2">17</text:span></text:p>
          </draw:text-box>
        </draw:frame>
        <draw:frame draw:style-name="gr6" draw:text-style-name="P8" draw:layer="layout" svg:width="0.425cm" svg:height="0.471cm" svg:x="8.678cm" svg:y="18.347cm">
          <draw:text-box>
            <text:p text:style-name="P7"><text:span text:style-name="T2">17</text:span></text:p>
          </draw:text-box>
        </draw:frame>
        <draw:frame draw:style-name="gr6" draw:text-style-name="P8" draw:layer="layout" svg:width="0.425cm" svg:height="0.471cm" svg:x="14.495cm" svg:y="18.347cm">
          <draw:text-box>
            <text:p text:style-name="P7"><text:span text:style-name="T2">17</text:span></text:p>
          </draw:text-box>
        </draw:frame>
        <draw:frame draw:style-name="gr6" draw:text-style-name="P8" draw:layer="layout" svg:width="0.425cm" svg:height="0.471cm" svg:x="2.862cm" svg:y="18.859cm">
          <draw:text-box>
            <text:p text:style-name="P7"><text:span text:style-name="T2">18</text:span></text:p>
          </draw:text-box>
        </draw:frame>
        <draw:frame draw:style-name="gr6" draw:text-style-name="P8" draw:layer="layout" svg:width="0.425cm" svg:height="0.471cm" svg:x="8.678cm" svg:y="18.859cm">
          <draw:text-box>
            <text:p text:style-name="P7"><text:span text:style-name="T2">18</text:span></text:p>
          </draw:text-box>
        </draw:frame>
        <draw:frame draw:style-name="gr6" draw:text-style-name="P8" draw:layer="layout" svg:width="0.425cm" svg:height="0.471cm" svg:x="14.495cm" svg:y="18.859cm">
          <draw:text-box>
            <text:p text:style-name="P7"><text:span text:style-name="T2">18</text:span></text:p>
          </draw:text-box>
        </draw:frame>
        <draw:frame draw:style-name="gr6" draw:text-style-name="P8" draw:layer="layout" svg:width="0.425cm" svg:height="0.471cm" svg:x="2.862cm" svg:y="19.371cm">
          <draw:text-box>
            <text:p text:style-name="P7"><text:span text:style-name="T2">19</text:span></text:p>
          </draw:text-box>
        </draw:frame>
        <draw:frame draw:style-name="gr6" draw:text-style-name="P8" draw:layer="layout" svg:width="0.425cm" svg:height="0.471cm" svg:x="8.678cm" svg:y="19.371cm">
          <draw:text-box>
            <text:p text:style-name="P7"><text:span text:style-name="T2">19</text:span></text:p>
          </draw:text-box>
        </draw:frame>
        <draw:frame draw:style-name="gr6" draw:text-style-name="P8" draw:layer="layout" svg:width="0.425cm" svg:height="0.471cm" svg:x="14.495cm" svg:y="19.371cm">
          <draw:text-box>
            <text:p text:style-name="P7"><text:span text:style-name="T2">19</text:span></text:p>
          </draw:text-box>
        </draw:frame>
        <draw:frame draw:style-name="gr6" draw:text-style-name="P8" draw:layer="layout" svg:width="0.425cm" svg:height="0.471cm" svg:x="2.862cm" svg:y="19.884cm">
          <draw:text-box>
            <text:p text:style-name="P7"><text:span text:style-name="T2">20</text:span></text:p>
          </draw:text-box>
        </draw:frame>
        <draw:frame draw:style-name="gr6" draw:text-style-name="P8" draw:layer="layout" svg:width="0.425cm" svg:height="0.471cm" svg:x="8.678cm" svg:y="19.884cm">
          <draw:text-box>
            <text:p text:style-name="P7"><text:span text:style-name="T2">20</text:span></text:p>
          </draw:text-box>
        </draw:frame>
        <draw:frame draw:style-name="gr6" draw:text-style-name="P8" draw:layer="layout" svg:width="0.425cm" svg:height="0.471cm" svg:x="14.495cm" svg:y="19.884cm">
          <draw:text-box>
            <text:p text:style-name="P7"><text:span text:style-name="T2">20</text:span></text:p>
          </draw:text-box>
        </draw:frame>
        <draw:frame draw:style-name="gr6" draw:text-style-name="P8" draw:layer="layout" svg:width="0.425cm" svg:height="0.471cm" svg:x="2.862cm" svg:y="20.396cm">
          <draw:text-box>
            <text:p text:style-name="P7"><text:span text:style-name="T2">21</text:span></text:p>
          </draw:text-box>
        </draw:frame>
        <draw:frame draw:style-name="gr6" draw:text-style-name="P8" draw:layer="layout" svg:width="0.425cm" svg:height="0.471cm" svg:x="8.678cm" svg:y="20.396cm">
          <draw:text-box>
            <text:p text:style-name="P7"><text:span text:style-name="T2">21</text:span></text:p>
          </draw:text-box>
        </draw:frame>
        <draw:frame draw:style-name="gr6" draw:text-style-name="P8" draw:layer="layout" svg:width="0.425cm" svg:height="0.471cm" svg:x="14.495cm" svg:y="20.396cm">
          <draw:text-box>
            <text:p text:style-name="P7"><text:span text:style-name="T2">21</text:span></text:p>
          </draw:text-box>
        </draw:frame>
        <draw:frame draw:style-name="gr6" draw:text-style-name="P8" draw:layer="layout" svg:width="0.425cm" svg:height="0.471cm" svg:x="2.862cm" svg:y="20.908cm">
          <draw:text-box>
            <text:p text:style-name="P7"><text:span text:style-name="T2">22</text:span></text:p>
          </draw:text-box>
        </draw:frame>
        <draw:frame draw:style-name="gr6" draw:text-style-name="P8" draw:layer="layout" svg:width="0.425cm" svg:height="0.471cm" svg:x="8.678cm" svg:y="20.908cm">
          <draw:text-box>
            <text:p text:style-name="P7"><text:span text:style-name="T2">22</text:span></text:p>
          </draw:text-box>
        </draw:frame>
        <draw:frame draw:style-name="gr6" draw:text-style-name="P8" draw:layer="layout" svg:width="0.425cm" svg:height="0.471cm" svg:x="14.495cm" svg:y="20.908cm">
          <draw:text-box>
            <text:p text:style-name="P7"><text:span text:style-name="T2">22</text:span></text:p>
          </draw:text-box>
        </draw:frame>
        <draw:frame draw:style-name="gr6" draw:text-style-name="P8" draw:layer="layout" svg:width="0.425cm" svg:height="0.471cm" svg:x="2.862cm" svg:y="21.42cm">
          <draw:text-box>
            <text:p text:style-name="P7"><text:span text:style-name="T2">23</text:span></text:p>
          </draw:text-box>
        </draw:frame>
        <draw:frame draw:style-name="gr6" draw:text-style-name="P8" draw:layer="layout" svg:width="0.425cm" svg:height="0.471cm" svg:x="8.678cm" svg:y="21.42cm">
          <draw:text-box>
            <text:p text:style-name="P7"><text:span text:style-name="T2">23</text:span></text:p>
          </draw:text-box>
        </draw:frame>
        <draw:frame draw:style-name="gr6" draw:text-style-name="P8" draw:layer="layout" svg:width="0.425cm" svg:height="0.471cm" svg:x="14.495cm" svg:y="21.42cm">
          <draw:text-box>
            <text:p text:style-name="P7"><text:span text:style-name="T2">23</text:span></text:p>
          </draw:text-box>
        </draw:frame>
        <draw:frame draw:style-name="gr6" draw:text-style-name="P8" draw:layer="layout" svg:width="0.425cm" svg:height="0.471cm" svg:x="2.862cm" svg:y="21.932cm">
          <draw:text-box>
            <text:p text:style-name="P7"><text:span text:style-name="T2">24</text:span></text:p>
          </draw:text-box>
        </draw:frame>
        <draw:frame draw:style-name="gr6" draw:text-style-name="P8" draw:layer="layout" svg:width="0.425cm" svg:height="0.471cm" svg:x="8.678cm" svg:y="21.932cm">
          <draw:text-box>
            <text:p text:style-name="P7"><text:span text:style-name="T2">24</text:span></text:p>
          </draw:text-box>
        </draw:frame>
        <draw:frame draw:style-name="gr6" draw:text-style-name="P8" draw:layer="layout" svg:width="0.425cm" svg:height="0.471cm" svg:x="14.495cm" svg:y="21.932cm">
          <draw:text-box>
            <text:p text:style-name="P7"><text:span text:style-name="T2">24</text:span></text:p>
          </draw:text-box>
        </draw:frame>
        <draw:frame draw:style-name="gr6" draw:text-style-name="P8" draw:layer="layout" svg:width="0.425cm" svg:height="0.471cm" svg:x="2.862cm" svg:y="22.445cm">
          <draw:text-box>
            <text:p text:style-name="P7"><text:span text:style-name="T2">25</text:span></text:p>
          </draw:text-box>
        </draw:frame>
        <draw:frame draw:style-name="gr6" draw:text-style-name="P8" draw:layer="layout" svg:width="0.425cm" svg:height="0.471cm" svg:x="8.678cm" svg:y="22.445cm">
          <draw:text-box>
            <text:p text:style-name="P7"><text:span text:style-name="T2">25</text:span></text:p>
          </draw:text-box>
        </draw:frame>
        <draw:frame draw:style-name="gr6" draw:text-style-name="P8" draw:layer="layout" svg:width="0.425cm" svg:height="0.471cm" svg:x="14.495cm" svg:y="22.445cm">
          <draw:text-box>
            <text:p text:style-name="P7"><text:span text:style-name="T2">25</text:span></text:p>
          </draw:text-box>
        </draw:frame>
        <draw:frame draw:style-name="gr6" draw:text-style-name="P8" draw:layer="layout" svg:width="0.425cm" svg:height="0.471cm" svg:x="2.862cm" svg:y="22.957cm">
          <draw:text-box>
            <text:p text:style-name="P7"><text:span text:style-name="T2">26</text:span></text:p>
          </draw:text-box>
        </draw:frame>
        <draw:frame draw:style-name="gr6" draw:text-style-name="P8" draw:layer="layout" svg:width="0.425cm" svg:height="0.471cm" svg:x="8.678cm" svg:y="22.957cm">
          <draw:text-box>
            <text:p text:style-name="P7"><text:span text:style-name="T2">26</text:span></text:p>
          </draw:text-box>
        </draw:frame>
        <draw:frame draw:style-name="gr6" draw:text-style-name="P8" draw:layer="layout" svg:width="0.425cm" svg:height="0.471cm" svg:x="14.495cm" svg:y="22.957cm">
          <draw:text-box>
            <text:p text:style-name="P7"><text:span text:style-name="T2">26</text:span></text:p>
          </draw:text-box>
        </draw:frame>
        <draw:frame draw:style-name="gr6" draw:text-style-name="P8" draw:layer="layout" svg:width="0.425cm" svg:height="0.471cm" svg:x="2.862cm" svg:y="23.469cm">
          <draw:text-box>
            <text:p text:style-name="P7"><text:span text:style-name="T2">27</text:span></text:p>
          </draw:text-box>
        </draw:frame>
        <draw:frame draw:style-name="gr6" draw:text-style-name="P8" draw:layer="layout" svg:width="0.425cm" svg:height="0.471cm" svg:x="8.678cm" svg:y="23.469cm">
          <draw:text-box>
            <text:p text:style-name="P7"><text:span text:style-name="T2">27</text:span></text:p>
          </draw:text-box>
        </draw:frame>
        <draw:frame draw:style-name="gr6" draw:text-style-name="P8" draw:layer="layout" svg:width="0.425cm" svg:height="0.471cm" svg:x="14.495cm" svg:y="23.469cm">
          <draw:text-box>
            <text:p text:style-name="P7"><text:span text:style-name="T2">27</text:span></text:p>
          </draw:text-box>
        </draw:frame>
        <draw:frame draw:style-name="gr6" draw:text-style-name="P8" draw:layer="layout" svg:width="0.425cm" svg:height="0.471cm" svg:x="2.862cm" svg:y="23.981cm">
          <draw:text-box>
            <text:p text:style-name="P7"><text:span text:style-name="T2">28</text:span></text:p>
          </draw:text-box>
        </draw:frame>
        <draw:frame draw:style-name="gr6" draw:text-style-name="P8" draw:layer="layout" svg:width="0.425cm" svg:height="0.471cm" svg:x="8.678cm" svg:y="23.981cm">
          <draw:text-box>
            <text:p text:style-name="P7"><text:span text:style-name="T2">28</text:span></text:p>
          </draw:text-box>
        </draw:frame>
        <draw:frame draw:style-name="gr6" draw:text-style-name="P8" draw:layer="layout" svg:width="0.425cm" svg:height="0.471cm" svg:x="14.495cm" svg:y="23.981cm">
          <draw:text-box>
            <text:p text:style-name="P7"><text:span text:style-name="T2">28</text:span></text:p>
          </draw:text-box>
        </draw:frame>
        <draw:frame draw:style-name="gr6" draw:text-style-name="P8" draw:layer="layout" svg:width="0.425cm" svg:height="0.471cm" svg:x="2.862cm" svg:y="24.494cm">
          <draw:text-box>
            <text:p text:style-name="P7"><text:span text:style-name="T2">29</text:span></text:p>
          </draw:text-box>
        </draw:frame>
        <draw:frame draw:style-name="gr6" draw:text-style-name="P8" draw:layer="layout" svg:width="0.425cm" svg:height="0.471cm" svg:x="8.678cm" svg:y="24.494cm">
          <draw:text-box>
            <text:p text:style-name="P7"><text:span text:style-name="T2">29</text:span></text:p>
          </draw:text-box>
        </draw:frame>
        <draw:frame draw:style-name="gr6" draw:text-style-name="P8" draw:layer="layout" svg:width="0.425cm" svg:height="0.471cm" svg:x="14.495cm" svg:y="24.494cm">
          <draw:text-box>
            <text:p text:style-name="P7"><text:span text:style-name="T2">29</text:span></text:p>
          </draw:text-box>
        </draw:frame>
        <draw:frame draw:style-name="gr6" draw:text-style-name="P8" draw:layer="layout" svg:width="0.425cm" svg:height="0.471cm" svg:x="2.862cm" svg:y="25.006cm">
          <draw:text-box>
            <text:p text:style-name="P7"><text:span text:style-name="T2">30</text:span></text:p>
          </draw:text-box>
        </draw:frame>
        <draw:frame draw:style-name="gr6" draw:text-style-name="P8" draw:layer="layout" svg:width="0.425cm" svg:height="0.471cm" svg:x="8.678cm" svg:y="25.006cm">
          <draw:text-box>
            <text:p text:style-name="P7"><text:span text:style-name="T2">30</text:span></text:p>
          </draw:text-box>
        </draw:frame>
        <draw:frame draw:style-name="gr6" draw:text-style-name="P8" draw:layer="layout" svg:width="0.425cm" svg:height="0.471cm" svg:x="14.495cm" svg:y="25.006cm">
          <draw:text-box>
            <text:p text:style-name="P7"><text:span text:style-name="T2">30</text:span></text:p>
          </draw:text-box>
        </draw:frame>
        <draw:frame draw:style-name="gr8" draw:text-style-name="P10" draw:layer="layout" svg:width="4.718cm" svg:height="0.433cm" svg:x="10.122cm" svg:y="26.454cm">
          <draw:text-box>
            <text:p text:style-name="P7"><text:span text:style-name="T6"><text:s text:c="8"/></text:span><text:span text:style-name="T6">puncte la Limba Română</text:span></text:p>
          </draw:text-box>
        </draw:frame>
        <draw:frame draw:style-name="gr8" draw:text-style-name="P10" draw:layer="layout" svg:width="3.304cm" svg:height="0.433cm" svg:x="10.122cm" svg:y="27.093cm">
          <draw:text-box>
            <text:p text:style-name="P7"><text:span text:style-name="T6"><text:s text:c="8"/></text:span><text:span text:style-name="T6">puncte la Istorie</text:span></text:p>
          </draw:text-box>
        </draw:frame>
        <draw:frame draw:style-name="gr8" draw:text-style-name="P10" draw:layer="layout" svg:width="2.301cm" svg:height="0.433cm" svg:x="10.219cm" svg:y="27.682cm">
          <draw:text-box>
            <text:p text:style-name="P7"><text:span text:style-name="T6"><text:s text:c="7"/></text:span><text:span text:style-name="T6">puncte la <text:s/></text:span></text:p>
          </draw:text-box>
        </draw:frame>
        <draw:frame draw:style-name="gr9" draw:text-style-name="P11" draw:layer="layout" svg:width="2.153cm" svg:height="0.39cm" svg:x="12.514cm" svg:y="27.716cm">
          <draw:text-box>
            <text:p text:style-name="P7"><text:span text:style-name="T7">Limba Engleză</text:span></text:p>
          </draw:text-box>
        </draw:frame>
        <draw:frame draw:style-name="gr6" draw:text-style-name="P8" draw:layer="layout" svg:width="3.346cm" svg:height="0.471cm" svg:x="4.945cm" svg:y="28.219cm">
          <draw:text-box>
            <text:p text:style-name="P7"><text:span text:style-name="T3">Semnătură candidat</text:span></text:p>
          </draw:text-box>
        </draw:frame>
        <draw:frame draw:style-name="gr8" draw:text-style-name="P10" draw:layer="layout" svg:width="12.304cm" svg:height="0.433cm" svg:x="4.36cm" svg:y="1.478cm">
          <draw:text-box>
            <text:p text:style-name="P7"><text:span text:style-name="T8">Concurs de admitere la Academia de Poliţie "Alexandru Ioan Cuza" 2021</text:span></text:p>
          </draw:text-box>
        </draw:frame>
        <draw:frame draw:style-name="gr7" draw:text-style-name="P9" draw:layer="layout" svg:width="10.475cm" svg:height="0.547cm" svg:x="5.275cm" svg:y="0.846cm">
          <draw:text-box>
            <text:p text:style-name="P7"><text:span text:style-name="T5">GRILĂ DE CORECTURĂ - Facultatea de Poliţie</text:span></text:p>
          </draw:text-box>
        </draw:frame>
        <draw:polygon draw:style-name="gr2" draw:text-style-name="P2" draw:layer="layout" svg:width="1.27cm" svg:height="0.034cm" svg:x="2.103cm" svg:y="0.774cm" svg:viewBox="0 0 1271 35" draw:points="0,35 1271,35 1271,0 0,0">
          <text:p/>
        </draw:polygon>
        <draw:polygon draw:style-name="gr2" draw:text-style-name="P2" draw:layer="layout" svg:width="1.27cm" svg:height="0.034cm" svg:x="2.103cm" svg:y="1.951cm" svg:viewBox="0 0 1271 35" draw:points="0,35 1271,35 1271,0 0,0">
          <text:p/>
        </draw:polygon>
        <draw:polygon draw:style-name="gr2" draw:text-style-name="P2" draw:layer="layout" svg:width="0.101cm" svg:height="0.034cm" svg:x="2.036cm" svg:y="2.256cm" svg:viewBox="0 0 102 35" draw:points="0,35 102,35 102,0 0,0">
          <text:p/>
        </draw:polygon>
        <draw:polygon draw:style-name="gr2" draw:text-style-name="P2" draw:layer="layout" svg:width="0.034cm" svg:height="0.033cm" svg:x="2.103cm" svg:y="2.324cm" svg:viewBox="0 0 35 34" draw:points="0,34 35,34 35,0 0,0">
          <text:p/>
        </draw:polygon>
        <draw:polygon draw:style-name="gr2" draw:text-style-name="P2" draw:layer="layout" svg:width="0.034cm" svg:height="0.033cm" svg:x="10.003cm" svg:y="2.324cm" svg:viewBox="0 0 35 34" draw:points="0,34 35,34 35,0 0,0">
          <text:p/>
        </draw:polygon>
        <draw:polygon draw:style-name="gr2" draw:text-style-name="P2" draw:layer="layout" svg:width="7.967cm" svg:height="0.034cm" svg:x="2.137cm" svg:y="2.256cm" svg:viewBox="0 0 7968 35" draw:points="0,35 7968,35 7968,0 0,0">
          <text:p/>
        </draw:polygon>
        <draw:polygon draw:style-name="gr2" draw:text-style-name="P2" draw:layer="layout" svg:width="7.866cm" svg:height="0.033cm" svg:x="2.137cm" svg:y="2.324cm" svg:viewBox="0 0 7867 34" draw:points="0,34 7867,34 7867,0 0,0">
          <text:p/>
        </draw:polygon>
        <draw:polygon draw:style-name="gr2" draw:text-style-name="P2" draw:layer="layout" svg:width="0.101cm" svg:height="0.034cm" svg:x="10.638cm" svg:y="2.256cm" svg:viewBox="0 0 102 35" draw:points="0,35 102,35 102,0 0,0">
          <text:p/>
        </draw:polygon>
        <draw:polygon draw:style-name="gr2" draw:text-style-name="P2" draw:layer="layout" svg:width="0.033cm" svg:height="0.033cm" svg:x="10.706cm" svg:y="2.324cm" svg:viewBox="0 0 34 34" draw:points="0,34 34,34 34,0 0,0">
          <text:p/>
        </draw:polygon>
        <draw:polygon draw:style-name="gr2" draw:text-style-name="P2" draw:layer="layout" svg:width="0.033cm" svg:height="1.211cm" svg:x="2.07cm" svg:y="0.774cm" svg:viewBox="0 0 34 1212" draw:points="0,1212 34,1212 34,0 0,0">
          <text:p/>
        </draw:polygon>
        <draw:polygon draw:style-name="gr2" draw:text-style-name="P2" draw:layer="layout" svg:width="7.866cm" svg:height="0.034cm" svg:x="2.137cm" svg:y="2.827cm" svg:viewBox="0 0 7867 35" draw:points="0,35 7867,35 7867,0 0,0">
          <text:p/>
        </draw:polygon>
        <draw:polygon draw:style-name="gr2" draw:text-style-name="P2" draw:layer="layout" svg:width="0.034cm" svg:height="1.177cm" svg:x="18.884cm" svg:y="0.808cm" svg:viewBox="0 0 35 1178" draw:points="0,1178 35,1178 35,0 0,0">
          <text:p/>
        </draw:polygon>
        <draw:polygon draw:style-name="gr2" draw:text-style-name="P2" draw:layer="layout" svg:width="0.034cm" svg:height="0.101cm" svg:x="10.638cm" svg:y="2.256cm" svg:viewBox="0 0 35 102" draw:points="0,102 35,102 35,0 0,0">
          <text:p/>
        </draw:polygon>
        <draw:polygon draw:style-name="gr2" draw:text-style-name="P2" draw:layer="layout" svg:width="0.033cm" svg:height="0.033cm" svg:x="10.706cm" svg:y="2.324cm" svg:viewBox="0 0 34 34" draw:points="0,34 34,34 34,0 0,0">
          <text:p/>
        </draw:polygon>
        <draw:polygon draw:style-name="gr2" draw:text-style-name="P2" draw:layer="layout" svg:width="7.866cm" svg:height="0.034cm" svg:x="2.137cm" svg:y="3.365cm" svg:viewBox="0 0 7867 35" draw:points="0,35 7867,35 7867,0 0,0">
          <text:p/>
        </draw:polygon>
        <draw:polygon draw:style-name="gr2" draw:text-style-name="P2" draw:layer="layout" svg:width="0.033cm" svg:height="0.034cm" svg:x="10.706cm" svg:y="3.331cm" svg:viewBox="0 0 34 35" draw:points="0,35 34,35 34,0 0,0">
          <text:p/>
        </draw:polygon>
        <draw:polygon draw:style-name="gr2" draw:text-style-name="P2" draw:layer="layout" svg:width="0.101cm" svg:height="0.034cm" svg:x="10.638cm" svg:y="3.399cm" svg:viewBox="0 0 102 35" draw:points="0,35 102,35 102,0 0,0">
          <text:p/>
        </draw:polygon>
        <draw:polygon draw:style-name="gr2" draw:text-style-name="P2" draw:layer="layout" svg:width="0.033cm" svg:height="0.033cm" svg:x="18.851cm" svg:y="2.324cm" svg:viewBox="0 0 34 34" draw:points="0,34 34,34 34,0 0,0">
          <text:p/>
        </draw:polygon>
        <draw:polygon draw:style-name="gr2" draw:text-style-name="P2" draw:layer="layout" svg:width="0.034cm" svg:height="0.101cm" svg:x="18.918cm" svg:y="2.256cm" svg:viewBox="0 0 35 102" draw:points="0,102 35,102 35,0 0,0">
          <text:p/>
        </draw:polygon>
        <draw:polygon draw:style-name="gr2" draw:text-style-name="P2" draw:layer="layout" svg:width="0.033cm" svg:height="1.177cm" svg:x="3.34cm" svg:y="0.808cm" svg:viewBox="0 0 34 1178" draw:points="0,1178 34,1178 34,0 0,0">
          <text:p/>
        </draw:polygon>
        <draw:polygon draw:style-name="gr2" draw:text-style-name="P2" draw:layer="layout" svg:width="0.034cm" svg:height="0.101cm" svg:x="2.036cm" svg:y="2.256cm" svg:viewBox="0 0 35 102" draw:points="0,102 35,102 35,0 0,0">
          <text:p/>
        </draw:polygon>
        <draw:polygon draw:style-name="gr2" draw:text-style-name="P2" draw:layer="layout" svg:width="0.034cm" svg:height="0.033cm" svg:x="2.103cm" svg:y="2.324cm" svg:viewBox="0 0 35 34" draw:points="0,34 35,34 35,0 0,0">
          <text:p/>
        </draw:polygon>
        <draw:polygon draw:style-name="gr2" draw:text-style-name="P2" draw:layer="layout" svg:width="0.034cm" svg:height="0.034cm" svg:x="2.103cm" svg:y="4.406cm" svg:viewBox="0 0 35 35" draw:points="0,35 35,35 35,0 0,0">
          <text:p/>
        </draw:polygon>
        <draw:polygon draw:style-name="gr2" draw:text-style-name="P2" draw:layer="layout" svg:width="0.101cm" svg:height="0.034cm" svg:x="2.036cm" svg:y="4.474cm" svg:viewBox="0 0 102 35" draw:points="0,35 102,35 102,0 0,0">
          <text:p/>
        </draw:polygon>
        <draw:polygon draw:style-name="gr2" draw:text-style-name="P2" draw:layer="layout" svg:width="0.034cm" svg:height="0.033cm" svg:x="10.003cm" svg:y="2.324cm" svg:viewBox="0 0 35 34" draw:points="0,34 35,34 35,0 0,0">
          <text:p/>
        </draw:polygon>
        <draw:polygon draw:style-name="gr2" draw:text-style-name="P2" draw:layer="layout" svg:width="0.033cm" svg:height="0.101cm" svg:x="10.071cm" svg:y="2.256cm" svg:viewBox="0 0 34 102" draw:points="0,102 34,102 34,0 0,0">
          <text:p/>
        </draw:polygon>
        <draw:polygon draw:style-name="gr2" draw:text-style-name="P2" draw:layer="layout" svg:width="0.034cm" svg:height="0.034cm" svg:x="2.103cm" svg:y="4.406cm" svg:viewBox="0 0 35 35" draw:points="0,35 35,35 35,0 0,0">
          <text:p/>
        </draw:polygon>
        <draw:polygon draw:style-name="gr2" draw:text-style-name="P2" draw:layer="layout" svg:width="0.034cm" svg:height="0.102cm" svg:x="2.036cm" svg:y="4.406cm" svg:viewBox="0 0 35 103" draw:points="0,103 35,103 35,0 0,0">
          <text:p/>
        </draw:polygon>
        <draw:polygon draw:style-name="gr2" draw:text-style-name="P2" draw:layer="layout" svg:width="0.101cm" svg:height="0.034cm" svg:x="2.036cm" svg:y="4.711cm" svg:viewBox="0 0 102 35" draw:points="0,35 102,35 102,0 0,0">
          <text:p/>
        </draw:polygon>
        <draw:polygon draw:style-name="gr2" draw:text-style-name="P2" draw:layer="layout" svg:width="0.034cm" svg:height="0.034cm" svg:x="2.103cm" svg:y="4.779cm" svg:viewBox="0 0 35 35" draw:points="0,35 35,35 35,0 0,0">
          <text:p/>
        </draw:polygon>
        <draw:polygon draw:style-name="gr2" draw:text-style-name="P2" draw:layer="layout" svg:width="0.034cm" svg:height="0.034cm" svg:x="2.671cm" svg:y="4.779cm" svg:viewBox="0 0 35 35" draw:points="0,35 35,35 35,0 0,0">
          <text:p/>
        </draw:polygon>
        <draw:polygon draw:style-name="gr2" draw:text-style-name="P2" draw:layer="layout" svg:width="0.534cm" svg:height="0.034cm" svg:x="2.137cm" svg:y="4.711cm" svg:viewBox="0 0 535 35" draw:points="0,35 535,35 535,0 0,0">
          <text:p/>
        </draw:polygon>
        <draw:polygon draw:style-name="gr2" draw:text-style-name="P2" draw:layer="layout" svg:width="0.534cm" svg:height="0.034cm" svg:x="2.137cm" svg:y="4.779cm" svg:viewBox="0 0 535 35" draw:points="0,35 535,35 535,0 0,0">
          <text:p/>
        </draw:polygon>
        <draw:polygon draw:style-name="gr2" draw:text-style-name="P2" draw:layer="layout" svg:width="0.101cm" svg:height="0.034cm" svg:x="2.671cm" svg:y="4.711cm" svg:viewBox="0 0 102 35" draw:points="0,35 102,35 102,0 0,0">
          <text:p/>
        </draw:polygon>
        <draw:polygon draw:style-name="gr2" draw:text-style-name="P2" draw:layer="layout" svg:width="0.034cm" svg:height="0.034cm" svg:x="2.738cm" svg:y="4.779cm" svg:viewBox="0 0 35 35" draw:points="0,35 35,35 35,0 0,0">
          <text:p/>
        </draw:polygon>
        <draw:polygon draw:style-name="gr2" draw:text-style-name="P2" draw:layer="layout" svg:width="0.034cm" svg:height="0.034cm" svg:x="10.883cm" svg:y="4.779cm" svg:viewBox="0 0 35 35" draw:points="0,35 35,35 35,0 0,0">
          <text:p/>
        </draw:polygon>
        <draw:polygon draw:style-name="gr2" draw:text-style-name="P2" draw:layer="layout" svg:width="8.111cm" svg:height="0.034cm" svg:x="2.772cm" svg:y="4.711cm" svg:viewBox="0 0 8112 35" draw:points="0,35 8112,35 8112,0 0,0">
          <text:p/>
        </draw:polygon>
        <draw:polygon draw:style-name="gr2" draw:text-style-name="P2" draw:layer="layout" svg:width="8.111cm" svg:height="0.034cm" svg:x="2.772cm" svg:y="4.779cm" svg:viewBox="0 0 8112 35" draw:points="0,35 8112,35 8112,0 0,0">
          <text:p/>
        </draw:polygon>
        <draw:polygon draw:style-name="gr2" draw:text-style-name="P2" draw:layer="layout" svg:width="0.102cm" svg:height="0.034cm" svg:x="10.883cm" svg:y="4.711cm" svg:viewBox="0 0 103 35" draw:points="0,35 103,35 103,0 0,0">
          <text:p/>
        </draw:polygon>
        <draw:polygon draw:style-name="gr2" draw:text-style-name="P2" draw:layer="layout" svg:width="0.034cm" svg:height="0.034cm" svg:x="10.951cm" svg:y="4.779cm" svg:viewBox="0 0 35 35" draw:points="0,35 35,35 35,0 0,0">
          <text:p/>
        </draw:polygon>
        <draw:polygon draw:style-name="gr2" draw:text-style-name="P2" draw:layer="layout" svg:width="0.034cm" svg:height="0.102cm" svg:x="18.918cm" svg:y="3.331cm" svg:viewBox="0 0 35 103" draw:points="0,103 35,103 35,0 0,0">
          <text:p/>
        </draw:polygon>
        <draw:polygon draw:style-name="gr2" draw:text-style-name="P2" draw:layer="layout" svg:width="0.033cm" svg:height="0.034cm" svg:x="18.851cm" svg:y="3.331cm" svg:viewBox="0 0 34 35" draw:points="0,35 34,35 34,0 0,0">
          <text:p/>
        </draw:polygon>
        <draw:polygon draw:style-name="gr2" draw:text-style-name="P2" draw:layer="layout" svg:width="0.034cm" svg:height="2.049cm" svg:x="2.036cm" svg:y="2.357cm" svg:viewBox="0 0 35 2050" draw:points="0,2050 35,2050 35,0 0,0">
          <text:p/>
        </draw:polygon>
        <draw:polygon draw:style-name="gr2" draw:text-style-name="P2" draw:layer="layout" svg:width="0.034cm" svg:height="2.049cm" svg:x="2.103cm" svg:y="2.357cm" svg:viewBox="0 0 35 2050" draw:points="0,2050 35,2050 35,0 0,0">
          <text:p/>
        </draw:polygon>
        <draw:polygon draw:style-name="gr2" draw:text-style-name="P2" draw:layer="layout" svg:width="0.034cm" svg:height="0.102cm" svg:x="2.036cm" svg:y="4.711cm" svg:viewBox="0 0 35 103" draw:points="0,103 35,103 35,0 0,0">
          <text:p/>
        </draw:polygon>
        <draw:polygon draw:style-name="gr2" draw:text-style-name="P2" draw:layer="layout" svg:width="0.034cm" svg:height="0.034cm" svg:x="2.103cm" svg:y="4.779cm" svg:viewBox="0 0 35 35" draw:points="0,35 35,35 35,0 0,0">
          <text:p/>
        </draw:polygon>
        <draw:polygon draw:style-name="gr2" draw:text-style-name="P2" draw:layer="layout" svg:width="0.034cm" svg:height="0.034cm" svg:x="2.103cm" svg:y="5.249cm" svg:viewBox="0 0 35 35" draw:points="0,35 35,35 35,0 0,0">
          <text:p/>
        </draw:polygon>
        <draw:polygon draw:style-name="gr2" draw:text-style-name="P2" draw:layer="layout" svg:width="0.034cm" svg:height="0.034cm" svg:x="2.103cm" svg:y="5.249cm" svg:viewBox="0 0 35 35" draw:points="0,35 35,35 35,0 0,0">
          <text:p/>
        </draw:polygon>
        <draw:polygon draw:style-name="gr2" draw:text-style-name="P2" draw:layer="layout" svg:width="0.034cm" svg:height="0.033cm" svg:x="2.103cm" svg:y="5.317cm" svg:viewBox="0 0 35 34" draw:points="0,34 35,34 35,0 0,0">
          <text:p/>
        </draw:polygon>
        <draw:polygon draw:style-name="gr2" draw:text-style-name="P2" draw:layer="layout" svg:width="0.034cm" svg:height="0.033cm" svg:x="2.671cm" svg:y="5.317cm" svg:viewBox="0 0 35 34" draw:points="0,34 35,34 35,0 0,0">
          <text:p/>
        </draw:polygon>
        <draw:polygon draw:style-name="gr2" draw:text-style-name="P2" draw:layer="layout" svg:width="0.034cm" svg:height="0.034cm" svg:x="2.671cm" svg:y="5.249cm" svg:viewBox="0 0 35 35" draw:points="0,35 35,35 35,0 0,0">
          <text:p/>
        </draw:polygon>
        <draw:polygon draw:style-name="gr2" draw:text-style-name="P2" draw:layer="layout" svg:width="0.034cm" svg:height="0.034cm" svg:x="2.671cm" svg:y="4.779cm" svg:viewBox="0 0 35 35" draw:points="0,35 35,35 35,0 0,0">
          <text:p/>
        </draw:polygon>
        <draw:polygon draw:style-name="gr2" draw:text-style-name="P2" draw:layer="layout" svg:width="0.034cm" svg:height="0.034cm" svg:x="2.738cm" svg:y="4.779cm" svg:viewBox="0 0 35 35" draw:points="0,35 35,35 35,0 0,0">
          <text:p/>
        </draw:polygon>
        <draw:polygon draw:style-name="gr2" draw:text-style-name="P2" draw:layer="layout" svg:width="0.034cm" svg:height="0.034cm" svg:x="2.738cm" svg:y="5.249cm" svg:viewBox="0 0 35 35" draw:points="0,35 35,35 35,0 0,0">
          <text:p/>
        </draw:polygon>
        <draw:polygon draw:style-name="gr2" draw:text-style-name="P2" draw:layer="layout" svg:width="0.568cm" svg:height="0.034cm" svg:x="2.137cm" svg:y="5.249cm" svg:viewBox="0 0 569 35" draw:points="0,35 569,35 569,0 0,0">
          <text:p/>
        </draw:polygon>
        <draw:polygon draw:style-name="gr2" draw:text-style-name="P2" draw:layer="layout" svg:width="0.534cm" svg:height="0.033cm" svg:x="2.137cm" svg:y="5.317cm" svg:viewBox="0 0 535 34" draw:points="0,34 535,34 535,0 0,0">
          <text:p/>
        </draw:polygon>
        <draw:polygon draw:style-name="gr2" draw:text-style-name="P2" draw:layer="layout" svg:width="0.034cm" svg:height="0.034cm" svg:x="2.738cm" svg:y="5.249cm" svg:viewBox="0 0 35 35" draw:points="0,35 35,35 35,0 0,0">
          <text:p/>
        </draw:polygon>
        <draw:polygon draw:style-name="gr2" draw:text-style-name="P2" draw:layer="layout" svg:width="0.034cm" svg:height="0.033cm" svg:x="2.738cm" svg:y="5.317cm" svg:viewBox="0 0 35 34" draw:points="0,34 35,34 35,0 0,0">
          <text:p/>
        </draw:polygon>
        <draw:polygon draw:style-name="gr2" draw:text-style-name="P2" draw:layer="layout" svg:width="0.034cm" svg:height="0.033cm" svg:x="10.883cm" svg:y="5.317cm" svg:viewBox="0 0 35 34" draw:points="0,34 35,34 35,0 0,0">
          <text:p/>
        </draw:polygon>
        <draw:polygon draw:style-name="gr2" draw:text-style-name="P2" draw:layer="layout" svg:width="0.034cm" svg:height="0.034cm" svg:x="10.883cm" svg:y="5.249cm" svg:viewBox="0 0 35 35" draw:points="0,35 35,35 35,0 0,0">
          <text:p/>
        </draw:polygon>
        <draw:polygon draw:style-name="gr2" draw:text-style-name="P2" draw:layer="layout" svg:width="0.034cm" svg:height="0.034cm" svg:x="10.883cm" svg:y="4.779cm" svg:viewBox="0 0 35 35" draw:points="0,35 35,35 35,0 0,0">
          <text:p/>
        </draw:polygon>
        <draw:polygon draw:style-name="gr2" draw:text-style-name="P2" draw:layer="layout" svg:width="0.034cm" svg:height="0.034cm" svg:x="10.951cm" svg:y="4.779cm" svg:viewBox="0 0 35 35" draw:points="0,35 35,35 35,0 0,0">
          <text:p/>
        </draw:polygon>
        <draw:polygon draw:style-name="gr2" draw:text-style-name="P2" draw:layer="layout" svg:width="0.034cm" svg:height="0.034cm" svg:x="10.951cm" svg:y="5.249cm" svg:viewBox="0 0 35 35" draw:points="0,35 35,35 35,0 0,0">
          <text:p/>
        </draw:polygon>
        <draw:polygon draw:style-name="gr2" draw:text-style-name="P2" draw:layer="layout" svg:width="8.145cm" svg:height="0.034cm" svg:x="2.772cm" svg:y="5.249cm" svg:viewBox="0 0 8146 35" draw:points="0,35 8146,35 8146,0 0,0">
          <text:p/>
        </draw:polygon>
        <draw:polygon draw:style-name="gr2" draw:text-style-name="P2" draw:layer="layout" svg:width="8.111cm" svg:height="0.033cm" svg:x="2.772cm" svg:y="5.317cm" svg:viewBox="0 0 8112 34" draw:points="0,34 8112,34 8112,0 0,0">
          <text:p/>
        </draw:polygon>
        <draw:polygon draw:style-name="gr2" draw:text-style-name="P2" draw:layer="layout" svg:width="0.034cm" svg:height="0.034cm" svg:x="10.951cm" svg:y="5.249cm" svg:viewBox="0 0 35 35" draw:points="0,35 35,35 35,0 0,0">
          <text:p/>
        </draw:polygon>
        <draw:polygon draw:style-name="gr2" draw:text-style-name="P2" draw:layer="layout" svg:width="0.034cm" svg:height="0.033cm" svg:x="10.951cm" svg:y="5.317cm" svg:viewBox="0 0 35 34" draw:points="0,34 35,34 35,0 0,0">
          <text:p/>
        </draw:polygon>
        <draw:polygon draw:style-name="gr2" draw:text-style-name="P2" draw:layer="layout" svg:width="0.033cm" svg:height="0.974cm" svg:x="18.851cm" svg:y="2.357cm" svg:viewBox="0 0 34 975" draw:points="0,975 34,975 34,0 0,0">
          <text:p/>
        </draw:polygon>
        <draw:polygon draw:style-name="gr2" draw:text-style-name="P2" draw:layer="layout" svg:width="0.034cm" svg:height="0.974cm" svg:x="18.918cm" svg:y="2.357cm" svg:viewBox="0 0 35 975" draw:points="0,975 35,975 35,0 0,0">
          <text:p/>
        </draw:polygon>
        <draw:polygon draw:style-name="gr2" draw:text-style-name="P2" draw:layer="layout" svg:width="0.033cm" svg:height="0.034cm" svg:x="18.851cm" svg:y="4.779cm" svg:viewBox="0 0 34 35" draw:points="0,35 34,35 34,0 0,0">
          <text:p/>
        </draw:polygon>
        <draw:polygon draw:style-name="gr2" draw:text-style-name="P2" draw:layer="layout" svg:width="0.034cm" svg:height="0.102cm" svg:x="18.918cm" svg:y="4.711cm" svg:viewBox="0 0 35 103" draw:points="0,103 35,103 35,0 0,0">
          <text:p/>
        </draw:polygon>
        <draw:polygon draw:style-name="gr2" draw:text-style-name="P2" draw:layer="layout" svg:width="0.033cm" svg:height="0.034cm" svg:x="18.851cm" svg:y="5.249cm" svg:viewBox="0 0 34 35" draw:points="0,35 34,35 34,0 0,0">
          <text:p/>
        </draw:polygon>
        <draw:polygon draw:style-name="gr2" draw:text-style-name="P2" draw:layer="layout" svg:width="0.034cm" svg:height="0.436cm" svg:x="2.036cm" svg:y="4.813cm" svg:viewBox="0 0 35 437" draw:points="0,437 35,437 35,0 0,0">
          <text:p/>
        </draw:polygon>
        <draw:polygon draw:style-name="gr2" draw:text-style-name="P2" draw:layer="layout" svg:width="0.034cm" svg:height="0.436cm" svg:x="2.103cm" svg:y="4.813cm" svg:viewBox="0 0 35 437" draw:points="0,437 35,437 35,0 0,0">
          <text:p/>
        </draw:polygon>
        <draw:polygon draw:style-name="gr2" draw:text-style-name="P2" draw:layer="layout" svg:width="0.034cm" svg:height="0.436cm" svg:x="2.671cm" svg:y="4.813cm" svg:viewBox="0 0 35 437" draw:points="0,437 35,437 35,0 0,0">
          <text:p/>
        </draw:polygon>
        <draw:polygon draw:style-name="gr2" draw:text-style-name="P2" draw:layer="layout" svg:width="0.034cm" svg:height="0.436cm" svg:x="2.738cm" svg:y="4.813cm" svg:viewBox="0 0 35 437" draw:points="0,437 35,437 35,0 0,0">
          <text:p/>
        </draw:polygon>
        <draw:polygon draw:style-name="gr2" draw:text-style-name="P2" draw:layer="layout" svg:width="0.534cm" svg:height="0.034cm" svg:x="2.137cm" svg:y="5.82cm" svg:viewBox="0 0 535 35" draw:points="0,35 535,35 535,0 0,0">
          <text:p/>
        </draw:polygon>
        <draw:polygon draw:style-name="gr2" draw:text-style-name="P2" draw:layer="layout" svg:width="0.034cm" svg:height="0.436cm" svg:x="10.883cm" svg:y="4.813cm" svg:viewBox="0 0 35 437" draw:points="0,437 35,437 35,0 0,0">
          <text:p/>
        </draw:polygon>
        <draw:polygon draw:style-name="gr2" draw:text-style-name="P2" draw:layer="layout" svg:width="0.034cm" svg:height="0.436cm" svg:x="10.951cm" svg:y="4.813cm" svg:viewBox="0 0 35 437" draw:points="0,437 35,437 35,0 0,0">
          <text:p/>
        </draw:polygon>
        <draw:polygon draw:style-name="gr2" draw:text-style-name="P2" draw:layer="layout" svg:width="8.111cm" svg:height="0.034cm" svg:x="2.772cm" svg:y="5.82cm" svg:viewBox="0 0 8112 35" draw:points="0,35 8112,35 8112,0 0,0">
          <text:p/>
        </draw:polygon>
        <draw:polygon draw:style-name="gr2" draw:text-style-name="P2" draw:layer="layout" svg:width="0.033cm" svg:height="0.436cm" svg:x="18.851cm" svg:y="4.813cm" svg:viewBox="0 0 34 437" draw:points="0,437 34,437 34,0 0,0">
          <text:p/>
        </draw:polygon>
        <draw:polygon draw:style-name="gr2" draw:text-style-name="P2" draw:layer="layout" svg:width="0.034cm" svg:height="0.436cm" svg:x="18.918cm" svg:y="4.813cm" svg:viewBox="0 0 35 437" draw:points="0,437 35,437 35,0 0,0">
          <text:p/>
        </draw:polygon>
        <draw:polygon draw:style-name="gr2" draw:text-style-name="P2" draw:layer="layout" svg:width="0.034cm" svg:height="0.101cm" svg:x="2.036cm" svg:y="5.249cm" svg:viewBox="0 0 35 102" draw:points="0,102 35,102 35,0 0,0">
          <text:p/>
        </draw:polygon>
        <draw:polygon draw:style-name="gr2" draw:text-style-name="P2" draw:layer="layout" svg:width="0.034cm" svg:height="0.033cm" svg:x="2.103cm" svg:y="5.317cm" svg:viewBox="0 0 35 34" draw:points="0,34 35,34 35,0 0,0">
          <text:p/>
        </draw:polygon>
        <draw:polygon draw:style-name="gr2" draw:text-style-name="P2" draw:layer="layout" svg:width="0.034cm" svg:height="0.034cm" svg:x="2.103cm" svg:y="6.324cm" svg:viewBox="0 0 35 35" draw:points="0,35 35,35 35,0 0,0">
          <text:p/>
        </draw:polygon>
        <draw:polygon draw:style-name="gr2" draw:text-style-name="P2" draw:layer="layout" svg:width="0.101cm" svg:height="0.034cm" svg:x="2.036cm" svg:y="6.392cm" svg:viewBox="0 0 102 35" draw:points="0,35 102,35 102,0 0,0">
          <text:p/>
        </draw:polygon>
        <draw:polygon draw:style-name="gr2" draw:text-style-name="P2" draw:layer="layout" svg:width="0.034cm" svg:height="0.034cm" svg:x="2.671cm" svg:y="6.324cm" svg:viewBox="0 0 35 35" draw:points="0,35 35,35 35,0 0,0">
          <text:p/>
        </draw:polygon>
        <draw:polygon draw:style-name="gr2" draw:text-style-name="P2" draw:layer="layout" svg:width="0.034cm" svg:height="0.033cm" svg:x="2.671cm" svg:y="5.317cm" svg:viewBox="0 0 35 34" draw:points="0,34 35,34 35,0 0,0">
          <text:p/>
        </draw:polygon>
        <draw:polygon draw:style-name="gr2" draw:text-style-name="P2" draw:layer="layout" svg:width="0.034cm" svg:height="0.033cm" svg:x="2.738cm" svg:y="5.317cm" svg:viewBox="0 0 35 34" draw:points="0,34 35,34 35,0 0,0">
          <text:p/>
        </draw:polygon>
        <draw:polygon draw:style-name="gr2" draw:text-style-name="P2" draw:layer="layout" svg:width="0.534cm" svg:height="0.034cm" svg:x="2.137cm" svg:y="6.324cm" svg:viewBox="0 0 535 35" draw:points="0,35 535,35 535,0 0,0">
          <text:p/>
        </draw:polygon>
        <draw:polygon draw:style-name="gr2" draw:text-style-name="P2" draw:layer="layout" svg:width="0.534cm" svg:height="0.034cm" svg:x="2.137cm" svg:y="6.392cm" svg:viewBox="0 0 535 35" draw:points="0,35 535,35 535,0 0,0">
          <text:p/>
        </draw:polygon>
        <draw:polygon draw:style-name="gr2" draw:text-style-name="P2" draw:layer="layout" svg:width="0.034cm" svg:height="0.034cm" svg:x="2.738cm" svg:y="6.324cm" svg:viewBox="0 0 35 35" draw:points="0,35 35,35 35,0 0,0">
          <text:p/>
        </draw:polygon>
        <draw:polygon draw:style-name="gr2" draw:text-style-name="P2" draw:layer="layout" svg:width="0.101cm" svg:height="0.034cm" svg:x="2.671cm" svg:y="6.392cm" svg:viewBox="0 0 102 35" draw:points="0,35 102,35 102,0 0,0">
          <text:p/>
        </draw:polygon>
        <draw:polygon draw:style-name="gr2" draw:text-style-name="P2" draw:layer="layout" svg:width="0.034cm" svg:height="0.034cm" svg:x="10.883cm" svg:y="6.324cm" svg:viewBox="0 0 35 35" draw:points="0,35 35,35 35,0 0,0">
          <text:p/>
        </draw:polygon>
        <draw:polygon draw:style-name="gr2" draw:text-style-name="P2" draw:layer="layout" svg:width="0.034cm" svg:height="0.033cm" svg:x="10.883cm" svg:y="5.317cm" svg:viewBox="0 0 35 34" draw:points="0,34 35,34 35,0 0,0">
          <text:p/>
        </draw:polygon>
        <draw:polygon draw:style-name="gr2" draw:text-style-name="P2" draw:layer="layout" svg:width="0.034cm" svg:height="0.033cm" svg:x="10.951cm" svg:y="5.317cm" svg:viewBox="0 0 35 34" draw:points="0,34 35,34 35,0 0,0">
          <text:p/>
        </draw:polygon>
        <draw:polygon draw:style-name="gr2" draw:text-style-name="P2" draw:layer="layout" svg:width="8.111cm" svg:height="0.034cm" svg:x="2.772cm" svg:y="6.324cm" svg:viewBox="0 0 8112 35" draw:points="0,35 8112,35 8112,0 0,0">
          <text:p/>
        </draw:polygon>
        <draw:polygon draw:style-name="gr2" draw:text-style-name="P2" draw:layer="layout" svg:width="8.111cm" svg:height="0.034cm" svg:x="2.772cm" svg:y="6.392cm" svg:viewBox="0 0 8112 35" draw:points="0,35 8112,35 8112,0 0,0">
          <text:p/>
        </draw:polygon>
        <draw:polygon draw:style-name="gr2" draw:text-style-name="P2" draw:layer="layout" svg:width="0.034cm" svg:height="0.034cm" svg:x="10.951cm" svg:y="6.324cm" svg:viewBox="0 0 35 35" draw:points="0,35 35,35 35,0 0,0">
          <text:p/>
        </draw:polygon>
        <draw:polygon draw:style-name="gr2" draw:text-style-name="P2" draw:layer="layout" svg:width="0.102cm" svg:height="0.034cm" svg:x="10.883cm" svg:y="6.392cm" svg:viewBox="0 0 103 35" draw:points="0,35 103,35 103,0 0,0">
          <text:p/>
        </draw:polygon>
        <draw:polygon draw:style-name="gr2" draw:text-style-name="P2" draw:layer="layout" svg:width="0.033cm" svg:height="0.033cm" svg:x="18.851cm" svg:y="5.317cm" svg:viewBox="0 0 34 34" draw:points="0,34 34,34 34,0 0,0">
          <text:p/>
        </draw:polygon>
        <draw:polygon draw:style-name="gr2" draw:text-style-name="P2" draw:layer="layout" svg:width="0.034cm" svg:height="0.101cm" svg:x="18.918cm" svg:y="5.249cm" svg:viewBox="0 0 35 102" draw:points="0,102 35,102 35,0 0,0">
          <text:p/>
        </draw:polygon>
        <draw:polygon draw:style-name="gr2" draw:text-style-name="P2" draw:layer="layout" svg:width="0.034cm" svg:height="0.034cm" svg:x="2.103cm" svg:y="6.324cm" svg:viewBox="0 0 35 35" draw:points="0,35 35,35 35,0 0,0">
          <text:p/>
        </draw:polygon>
        <draw:polygon draw:style-name="gr2" draw:text-style-name="P2" draw:layer="layout" svg:width="0.034cm" svg:height="0.102cm" svg:x="2.036cm" svg:y="6.324cm" svg:viewBox="0 0 35 103" draw:points="0,103 35,103 35,0 0,0">
          <text:p/>
        </draw:polygon>
        <draw:polygon draw:style-name="gr2" draw:text-style-name="P2" draw:layer="layout" svg:width="0.101cm" svg:height="0.034cm" svg:x="2.036cm" svg:y="6.629cm" svg:viewBox="0 0 102 35" draw:points="0,35 102,35 102,0 0,0">
          <text:p/>
        </draw:polygon>
        <draw:polygon draw:style-name="gr2" draw:text-style-name="P2" draw:layer="layout" svg:width="0.034cm" svg:height="0.034cm" svg:x="2.103cm" svg:y="6.697cm" svg:viewBox="0 0 35 35" draw:points="0,35 35,35 35,0 0,0">
          <text:p/>
        </draw:polygon>
        <draw:polygon draw:style-name="gr2" draw:text-style-name="P2" draw:layer="layout" svg:width="0.034cm" svg:height="0.034cm" svg:x="6.582cm" svg:y="6.697cm" svg:viewBox="0 0 35 35" draw:points="0,35 35,35 35,0 0,0">
          <text:p/>
        </draw:polygon>
        <draw:polygon draw:style-name="gr2" draw:text-style-name="P2" draw:layer="layout" svg:width="4.445cm" svg:height="0.034cm" svg:x="2.137cm" svg:y="6.629cm" svg:viewBox="0 0 4446 35" draw:points="0,35 4446,35 4446,0 0,0">
          <text:p/>
        </draw:polygon>
        <draw:polygon draw:style-name="gr2" draw:text-style-name="P2" draw:layer="layout" svg:width="4.445cm" svg:height="0.034cm" svg:x="2.137cm" svg:y="6.697cm" svg:viewBox="0 0 4446 35" draw:points="0,35 4446,35 4446,0 0,0">
          <text:p/>
        </draw:polygon>
        <draw:polygon draw:style-name="gr2" draw:text-style-name="P2" draw:layer="layout" svg:width="0.102cm" svg:height="0.034cm" svg:x="6.582cm" svg:y="6.629cm" svg:viewBox="0 0 103 35" draw:points="0,35 103,35 103,0 0,0">
          <text:p/>
        </draw:polygon>
        <draw:polygon draw:style-name="gr2" draw:text-style-name="P2" draw:layer="layout" svg:width="0.034cm" svg:height="0.034cm" svg:x="6.65cm" svg:y="6.697cm" svg:viewBox="0 0 35 35" draw:points="0,35 35,35 35,0 0,0">
          <text:p/>
        </draw:polygon>
        <draw:polygon draw:style-name="gr2" draw:text-style-name="P2" draw:layer="layout" svg:width="0.034cm" svg:height="0.102cm" svg:x="18.918cm" svg:y="6.324cm" svg:viewBox="0 0 35 103" draw:points="0,103 35,103 35,0 0,0">
          <text:p/>
        </draw:polygon>
        <draw:polygon draw:style-name="gr2" draw:text-style-name="P2" draw:layer="layout" svg:width="0.033cm" svg:height="0.034cm" svg:x="18.851cm" svg:y="6.324cm" svg:viewBox="0 0 34 35" draw:points="0,35 34,35 34,0 0,0">
          <text:p/>
        </draw:polygon>
        <draw:polygon draw:style-name="gr2" draw:text-style-name="P2" draw:layer="layout" svg:width="0.034cm" svg:height="0.974cm" svg:x="2.036cm" svg:y="5.35cm" svg:viewBox="0 0 35 975" draw:points="0,975 35,975 35,0 0,0">
          <text:p/>
        </draw:polygon>
        <draw:polygon draw:style-name="gr2" draw:text-style-name="P2" draw:layer="layout" svg:width="0.034cm" svg:height="0.974cm" svg:x="2.103cm" svg:y="5.35cm" svg:viewBox="0 0 35 975" draw:points="0,975 35,975 35,0 0,0">
          <text:p/>
        </draw:polygon>
        <draw:polygon draw:style-name="gr2" draw:text-style-name="P2" draw:layer="layout" svg:width="0.034cm" svg:height="0.102cm" svg:x="2.036cm" svg:y="6.629cm" svg:viewBox="0 0 35 103" draw:points="0,103 35,103 35,0 0,0">
          <text:p/>
        </draw:polygon>
        <draw:polygon draw:style-name="gr2" draw:text-style-name="P2" draw:layer="layout" svg:width="0.034cm" svg:height="0.034cm" svg:x="2.103cm" svg:y="6.697cm" svg:viewBox="0 0 35 35" draw:points="0,35 35,35 35,0 0,0">
          <text:p/>
        </draw:polygon>
        <draw:polygon draw:style-name="gr2" draw:text-style-name="P2" draw:layer="layout" svg:width="0.034cm" svg:height="0.033cm" svg:x="2.103cm" svg:y="7.167cm" svg:viewBox="0 0 35 34" draw:points="0,34 35,34 35,0 0,0">
          <text:p/>
        </draw:polygon>
        <draw:polygon draw:style-name="gr2" draw:text-style-name="P2" draw:layer="layout" svg:width="0.034cm" svg:height="0.033cm" svg:x="2.103cm" svg:y="7.167cm" svg:viewBox="0 0 35 34" draw:points="0,34 35,34 35,0 0,0">
          <text:p/>
        </draw:polygon>
        <draw:polygon draw:style-name="gr2" draw:text-style-name="P2" draw:layer="layout" svg:width="0.034cm" svg:height="0.034cm" svg:x="2.103cm" svg:y="7.234cm" svg:viewBox="0 0 35 35" draw:points="0,35 35,35 35,0 0,0">
          <text:p/>
        </draw:polygon>
        <draw:polygon draw:style-name="gr2" draw:text-style-name="P2" draw:layer="layout" svg:width="0.034cm" svg:height="0.034cm" svg:x="6.582cm" svg:y="7.234cm" svg:viewBox="0 0 35 35" draw:points="0,35 35,35 35,0 0,0">
          <text:p/>
        </draw:polygon>
        <draw:polygon draw:style-name="gr2" draw:text-style-name="P2" draw:layer="layout" svg:width="0.034cm" svg:height="0.033cm" svg:x="6.582cm" svg:y="7.167cm" svg:viewBox="0 0 35 34" draw:points="0,34 35,34 35,0 0,0">
          <text:p/>
        </draw:polygon>
        <draw:polygon draw:style-name="gr2" draw:text-style-name="P2" draw:layer="layout" svg:width="0.034cm" svg:height="0.034cm" svg:x="6.582cm" svg:y="6.697cm" svg:viewBox="0 0 35 35" draw:points="0,35 35,35 35,0 0,0">
          <text:p/>
        </draw:polygon>
        <draw:polygon draw:style-name="gr2" draw:text-style-name="P2" draw:layer="layout" svg:width="0.034cm" svg:height="0.034cm" svg:x="6.65cm" svg:y="6.697cm" svg:viewBox="0 0 35 35" draw:points="0,35 35,35 35,0 0,0">
          <text:p/>
        </draw:polygon>
        <draw:polygon draw:style-name="gr2" draw:text-style-name="P2" draw:layer="layout" svg:width="0.034cm" svg:height="0.033cm" svg:x="6.65cm" svg:y="7.167cm" svg:viewBox="0 0 35 34" draw:points="0,34 35,34 35,0 0,0">
          <text:p/>
        </draw:polygon>
        <draw:polygon draw:style-name="gr2" draw:text-style-name="P2" draw:layer="layout" svg:width="4.479cm" svg:height="0.033cm" svg:x="2.137cm" svg:y="7.167cm" svg:viewBox="0 0 4480 34" draw:points="0,34 4480,34 4480,0 0,0">
          <text:p/>
        </draw:polygon>
        <draw:polygon draw:style-name="gr2" draw:text-style-name="P2" draw:layer="layout" svg:width="4.445cm" svg:height="0.034cm" svg:x="2.137cm" svg:y="7.234cm" svg:viewBox="0 0 4446 35" draw:points="0,35 4446,35 4446,0 0,0">
          <text:p/>
        </draw:polygon>
        <draw:polygon draw:style-name="gr2" draw:text-style-name="P2" draw:layer="layout" svg:width="0.034cm" svg:height="0.033cm" svg:x="6.65cm" svg:y="7.167cm" svg:viewBox="0 0 35 34" draw:points="0,34 35,34 35,0 0,0">
          <text:p/>
        </draw:polygon>
        <draw:polygon draw:style-name="gr2" draw:text-style-name="P2" draw:layer="layout" svg:width="0.034cm" svg:height="0.034cm" svg:x="6.65cm" svg:y="7.234cm" svg:viewBox="0 0 35 35" draw:points="0,35 35,35 35,0 0,0">
          <text:p/>
        </draw:polygon>
        <draw:polygon draw:style-name="gr2" draw:text-style-name="P2" draw:layer="layout" svg:width="0.034cm" svg:height="0.034cm" svg:x="8.487cm" svg:y="7.234cm" svg:viewBox="0 0 35 35" draw:points="0,35 35,35 35,0 0,0">
          <text:p/>
        </draw:polygon>
        <draw:polygon draw:style-name="gr2" draw:text-style-name="P2" draw:layer="layout" svg:width="1.803cm" svg:height="0.033cm" svg:x="6.684cm" svg:y="7.167cm" svg:viewBox="0 0 1804 34" draw:points="0,34 1804,34 1804,0 0,0">
          <text:p/>
        </draw:polygon>
        <draw:polygon draw:style-name="gr2" draw:text-style-name="P2" draw:layer="layout" svg:width="1.803cm" svg:height="0.034cm" svg:x="6.684cm" svg:y="7.234cm" svg:viewBox="0 0 1804 35" draw:points="0,35 1804,35 1804,0 0,0">
          <text:p/>
        </draw:polygon>
        <draw:polygon draw:style-name="gr2" draw:text-style-name="P2" draw:layer="layout" svg:width="0.102cm" svg:height="0.033cm" svg:x="8.487cm" svg:y="7.167cm" svg:viewBox="0 0 103 34" draw:points="0,34 103,34 103,0 0,0">
          <text:p/>
        </draw:polygon>
        <draw:polygon draw:style-name="gr2" draw:text-style-name="P2" draw:layer="layout" svg:width="0.034cm" svg:height="0.034cm" svg:x="8.555cm" svg:y="7.234cm" svg:viewBox="0 0 35 35" draw:points="0,35 35,35 35,0 0,0">
          <text:p/>
        </draw:polygon>
        <draw:polygon draw:style-name="gr2" draw:text-style-name="P2" draw:layer="layout" svg:width="0.033cm" svg:height="0.974cm" svg:x="18.851cm" svg:y="5.35cm" svg:viewBox="0 0 34 975" draw:points="0,975 34,975 34,0 0,0">
          <text:p/>
        </draw:polygon>
        <draw:polygon draw:style-name="gr2" draw:text-style-name="P2" draw:layer="layout" svg:width="0.034cm" svg:height="0.974cm" svg:x="18.918cm" svg:y="5.35cm" svg:viewBox="0 0 35 975" draw:points="0,975 35,975 35,0 0,0">
          <text:p/>
        </draw:polygon>
        <draw:polygon draw:style-name="gr2" draw:text-style-name="P2" draw:layer="layout" svg:width="0.033cm" svg:height="0.034cm" svg:x="18.851cm" svg:y="6.697cm" svg:viewBox="0 0 34 35" draw:points="0,35 34,35 34,0 0,0">
          <text:p/>
        </draw:polygon>
        <draw:polygon draw:style-name="gr2" draw:text-style-name="P2" draw:layer="layout" svg:width="0.034cm" svg:height="0.102cm" svg:x="18.918cm" svg:y="6.629cm" svg:viewBox="0 0 35 103" draw:points="0,103 35,103 35,0 0,0">
          <text:p/>
        </draw:polygon>
        <draw:polygon draw:style-name="gr2" draw:text-style-name="P2" draw:layer="layout" svg:width="0.033cm" svg:height="0.033cm" svg:x="18.851cm" svg:y="7.167cm" svg:viewBox="0 0 34 34" draw:points="0,34 34,34 34,0 0,0">
          <text:p/>
        </draw:polygon>
        <draw:polygon draw:style-name="gr2" draw:text-style-name="P2" draw:layer="layout" svg:width="0.034cm" svg:height="0.436cm" svg:x="2.036cm" svg:y="6.731cm" svg:viewBox="0 0 35 437" draw:points="0,437 35,437 35,0 0,0">
          <text:p/>
        </draw:polygon>
        <draw:polygon draw:style-name="gr2" draw:text-style-name="P2" draw:layer="layout" svg:width="0.034cm" svg:height="0.436cm" svg:x="2.103cm" svg:y="6.731cm" svg:viewBox="0 0 35 437" draw:points="0,437 35,437 35,0 0,0">
          <text:p/>
        </draw:polygon>
        <draw:polygon draw:style-name="gr2" draw:text-style-name="P2" draw:layer="layout" svg:width="0.034cm" svg:height="0.101cm" svg:x="2.036cm" svg:y="7.167cm" svg:viewBox="0 0 35 102" draw:points="0,102 35,102 35,0 0,0">
          <text:p/>
        </draw:polygon>
        <draw:polygon draw:style-name="gr2" draw:text-style-name="P2" draw:layer="layout" svg:width="0.034cm" svg:height="0.034cm" svg:x="2.103cm" svg:y="7.234cm" svg:viewBox="0 0 35 35" draw:points="0,35 35,35 35,0 0,0">
          <text:p/>
        </draw:polygon>
        <draw:polygon draw:style-name="gr2" draw:text-style-name="P2" draw:layer="layout" svg:width="0.034cm" svg:height="0.034cm" svg:x="2.103cm" svg:y="7.704cm" svg:viewBox="0 0 35 35" draw:points="0,35 35,35 35,0 0,0">
          <text:p/>
        </draw:polygon>
        <draw:polygon draw:style-name="gr2" draw:text-style-name="P2" draw:layer="layout" svg:width="0.034cm" svg:height="0.034cm" svg:x="2.103cm" svg:y="7.704cm" svg:viewBox="0 0 35 35" draw:points="0,35 35,35 35,0 0,0">
          <text:p/>
        </draw:polygon>
        <draw:polygon draw:style-name="gr2" draw:text-style-name="P2" draw:layer="layout" svg:width="0.034cm" svg:height="0.034cm" svg:x="2.103cm" svg:y="7.772cm" svg:viewBox="0 0 35 35" draw:points="0,35 35,35 35,0 0,0">
          <text:p/>
        </draw:polygon>
        <draw:polygon draw:style-name="gr2" draw:text-style-name="P2" draw:layer="layout" svg:width="0.034cm" svg:height="0.034cm" svg:x="6.582cm" svg:y="7.772cm" svg:viewBox="0 0 35 35" draw:points="0,35 35,35 35,0 0,0">
          <text:p/>
        </draw:polygon>
        <draw:polygon draw:style-name="gr2" draw:text-style-name="P2" draw:layer="layout" svg:width="0.034cm" svg:height="0.034cm" svg:x="6.582cm" svg:y="7.704cm" svg:viewBox="0 0 35 35" draw:points="0,35 35,35 35,0 0,0">
          <text:p/>
        </draw:polygon>
        <draw:polygon draw:style-name="gr2" draw:text-style-name="P2" draw:layer="layout" svg:width="0.034cm" svg:height="0.436cm" svg:x="6.582cm" svg:y="6.731cm" svg:viewBox="0 0 35 437" draw:points="0,437 35,437 35,0 0,0">
          <text:p/>
        </draw:polygon>
        <draw:polygon draw:style-name="gr2" draw:text-style-name="P2" draw:layer="layout" svg:width="0.034cm" svg:height="0.436cm" svg:x="6.65cm" svg:y="6.731cm" svg:viewBox="0 0 35 437" draw:points="0,437 35,437 35,0 0,0">
          <text:p/>
        </draw:polygon>
        <draw:polygon draw:style-name="gr2" draw:text-style-name="P2" draw:layer="layout" svg:width="0.034cm" svg:height="0.034cm" svg:x="6.582cm" svg:y="7.234cm" svg:viewBox="0 0 35 35" draw:points="0,35 35,35 35,0 0,0">
          <text:p/>
        </draw:polygon>
        <draw:polygon draw:style-name="gr2" draw:text-style-name="P2" draw:layer="layout" svg:width="0.034cm" svg:height="0.034cm" svg:x="6.65cm" svg:y="7.234cm" svg:viewBox="0 0 35 35" draw:points="0,35 35,35 35,0 0,0">
          <text:p/>
        </draw:polygon>
        <draw:polygon draw:style-name="gr2" draw:text-style-name="P2" draw:layer="layout" svg:width="0.034cm" svg:height="0.034cm" svg:x="6.65cm" svg:y="7.704cm" svg:viewBox="0 0 35 35" draw:points="0,35 35,35 35,0 0,0">
          <text:p/>
        </draw:polygon>
        <draw:polygon draw:style-name="gr2" draw:text-style-name="P2" draw:layer="layout" svg:width="4.479cm" svg:height="0.034cm" svg:x="2.137cm" svg:y="7.704cm" svg:viewBox="0 0 4480 35" draw:points="0,35 4480,35 4480,0 0,0">
          <text:p/>
        </draw:polygon>
        <draw:polygon draw:style-name="gr2" draw:text-style-name="P2" draw:layer="layout" svg:width="4.445cm" svg:height="0.034cm" svg:x="2.137cm" svg:y="7.772cm" svg:viewBox="0 0 4446 35" draw:points="0,35 4446,35 4446,0 0,0">
          <text:p/>
        </draw:polygon>
        <draw:polygon draw:style-name="gr2" draw:text-style-name="P2" draw:layer="layout" svg:width="0.034cm" svg:height="0.034cm" svg:x="6.65cm" svg:y="7.704cm" svg:viewBox="0 0 35 35" draw:points="0,35 35,35 35,0 0,0">
          <text:p/>
        </draw:polygon>
        <draw:polygon draw:style-name="gr2" draw:text-style-name="P2" draw:layer="layout" svg:width="0.034cm" svg:height="0.034cm" svg:x="6.65cm" svg:y="7.772cm" svg:viewBox="0 0 35 35" draw:points="0,35 35,35 35,0 0,0">
          <text:p/>
        </draw:polygon>
        <draw:polygon draw:style-name="gr2" draw:text-style-name="P2" draw:layer="layout" svg:width="0.034cm" svg:height="0.034cm" svg:x="8.487cm" svg:y="7.772cm" svg:viewBox="0 0 35 35" draw:points="0,35 35,35 35,0 0,0">
          <text:p/>
        </draw:polygon>
        <draw:polygon draw:style-name="gr2" draw:text-style-name="P2" draw:layer="layout" svg:width="0.034cm" svg:height="0.034cm" svg:x="8.487cm" svg:y="7.704cm" svg:viewBox="0 0 35 35" draw:points="0,35 35,35 35,0 0,0">
          <text:p/>
        </draw:polygon>
        <draw:polygon draw:style-name="gr2" draw:text-style-name="P2" draw:layer="layout" svg:width="0.034cm" svg:height="0.034cm" svg:x="8.487cm" svg:y="7.234cm" svg:viewBox="0 0 35 35" draw:points="0,35 35,35 35,0 0,0">
          <text:p/>
        </draw:polygon>
        <draw:polygon draw:style-name="gr2" draw:text-style-name="P2" draw:layer="layout" svg:width="0.034cm" svg:height="0.034cm" svg:x="8.555cm" svg:y="7.234cm" svg:viewBox="0 0 35 35" draw:points="0,35 35,35 35,0 0,0">
          <text:p/>
        </draw:polygon>
        <draw:polygon draw:style-name="gr2" draw:text-style-name="P2" draw:layer="layout" svg:width="0.034cm" svg:height="0.034cm" svg:x="8.555cm" svg:y="7.704cm" svg:viewBox="0 0 35 35" draw:points="0,35 35,35 35,0 0,0">
          <text:p/>
        </draw:polygon>
        <draw:polygon draw:style-name="gr2" draw:text-style-name="P2" draw:layer="layout" svg:width="1.837cm" svg:height="0.034cm" svg:x="6.684cm" svg:y="7.704cm" svg:viewBox="0 0 1838 35" draw:points="0,35 1838,35 1838,0 0,0">
          <text:p/>
        </draw:polygon>
        <draw:polygon draw:style-name="gr2" draw:text-style-name="P2" draw:layer="layout" svg:width="1.803cm" svg:height="0.034cm" svg:x="6.684cm" svg:y="7.772cm" svg:viewBox="0 0 1804 35" draw:points="0,35 1804,35 1804,0 0,0">
          <text:p/>
        </draw:polygon>
        <draw:polygon draw:style-name="gr2" draw:text-style-name="P2" draw:layer="layout" svg:width="0.034cm" svg:height="0.034cm" svg:x="8.555cm" svg:y="7.704cm" svg:viewBox="0 0 35 35" draw:points="0,35 35,35 35,0 0,0">
          <text:p/>
        </draw:polygon>
        <draw:polygon draw:style-name="gr2" draw:text-style-name="P2" draw:layer="layout" svg:width="0.034cm" svg:height="0.034cm" svg:x="8.555cm" svg:y="7.772cm" svg:viewBox="0 0 35 35" draw:points="0,35 35,35 35,0 0,0">
          <text:p/>
        </draw:polygon>
        <draw:polygon draw:style-name="gr2" draw:text-style-name="P2" draw:layer="layout" svg:width="0.033cm" svg:height="0.436cm" svg:x="18.851cm" svg:y="6.731cm" svg:viewBox="0 0 34 437" draw:points="0,437 34,437 34,0 0,0">
          <text:p/>
        </draw:polygon>
        <draw:polygon draw:style-name="gr2" draw:text-style-name="P2" draw:layer="layout" svg:width="0.034cm" svg:height="0.436cm" svg:x="18.918cm" svg:y="6.731cm" svg:viewBox="0 0 35 437" draw:points="0,437 35,437 35,0 0,0">
          <text:p/>
        </draw:polygon>
        <draw:polygon draw:style-name="gr2" draw:text-style-name="P2" draw:layer="layout" svg:width="0.033cm" svg:height="0.034cm" svg:x="18.851cm" svg:y="7.234cm" svg:viewBox="0 0 34 35" draw:points="0,35 34,35 34,0 0,0">
          <text:p/>
        </draw:polygon>
        <draw:polygon draw:style-name="gr2" draw:text-style-name="P2" draw:layer="layout" svg:width="0.034cm" svg:height="0.101cm" svg:x="18.918cm" svg:y="7.167cm" svg:viewBox="0 0 35 102" draw:points="0,102 35,102 35,0 0,0">
          <text:p/>
        </draw:polygon>
        <draw:polygon draw:style-name="gr2" draw:text-style-name="P2" draw:layer="layout" svg:width="0.033cm" svg:height="0.034cm" svg:x="18.851cm" svg:y="7.704cm" svg:viewBox="0 0 34 35" draw:points="0,35 34,35 34,0 0,0">
          <text:p/>
        </draw:polygon>
        <draw:polygon draw:style-name="gr2" draw:text-style-name="P2" draw:layer="layout" svg:width="0.034cm" svg:height="0.436cm" svg:x="2.036cm" svg:y="7.268cm" svg:viewBox="0 0 35 437" draw:points="0,437 35,437 35,0 0,0">
          <text:p/>
        </draw:polygon>
        <draw:polygon draw:style-name="gr2" draw:text-style-name="P2" draw:layer="layout" svg:width="0.034cm" svg:height="0.436cm" svg:x="2.103cm" svg:y="7.268cm" svg:viewBox="0 0 35 437" draw:points="0,437 35,437 35,0 0,0">
          <text:p/>
        </draw:polygon>
        <draw:polygon draw:style-name="gr2" draw:text-style-name="P2" draw:layer="layout" svg:width="0.034cm" svg:height="0.102cm" svg:x="2.036cm" svg:y="7.704cm" svg:viewBox="0 0 35 103" draw:points="0,103 35,103 35,0 0,0">
          <text:p/>
        </draw:polygon>
        <draw:polygon draw:style-name="gr2" draw:text-style-name="P2" draw:layer="layout" svg:width="0.034cm" svg:height="0.034cm" svg:x="2.103cm" svg:y="7.772cm" svg:viewBox="0 0 35 35" draw:points="0,35 35,35 35,0 0,0">
          <text:p/>
        </draw:polygon>
        <draw:polygon draw:style-name="gr2" draw:text-style-name="P2" draw:layer="layout" svg:width="0.034cm" svg:height="0.034cm" svg:x="2.103cm" svg:y="8.242cm" svg:viewBox="0 0 35 35" draw:points="0,35 35,35 35,0 0,0">
          <text:p/>
        </draw:polygon>
        <draw:polygon draw:style-name="gr2" draw:text-style-name="P2" draw:layer="layout" svg:width="0.034cm" svg:height="0.034cm" svg:x="2.103cm" svg:y="8.242cm" svg:viewBox="0 0 35 35" draw:points="0,35 35,35 35,0 0,0">
          <text:p/>
        </draw:polygon>
        <draw:polygon draw:style-name="gr2" draw:text-style-name="P2" draw:layer="layout" svg:width="0.034cm" svg:height="0.033cm" svg:x="2.103cm" svg:y="8.31cm" svg:viewBox="0 0 35 34" draw:points="0,34 35,34 35,0 0,0">
          <text:p/>
        </draw:polygon>
        <draw:polygon draw:style-name="gr2" draw:text-style-name="P2" draw:layer="layout" svg:width="0.034cm" svg:height="0.033cm" svg:x="6.582cm" svg:y="8.31cm" svg:viewBox="0 0 35 34" draw:points="0,34 35,34 35,0 0,0">
          <text:p/>
        </draw:polygon>
        <draw:polygon draw:style-name="gr2" draw:text-style-name="P2" draw:layer="layout" svg:width="0.034cm" svg:height="0.034cm" svg:x="6.582cm" svg:y="8.242cm" svg:viewBox="0 0 35 35" draw:points="0,35 35,35 35,0 0,0">
          <text:p/>
        </draw:polygon>
        <draw:polygon draw:style-name="gr2" draw:text-style-name="P2" draw:layer="layout" svg:width="0.034cm" svg:height="0.436cm" svg:x="6.582cm" svg:y="7.268cm" svg:viewBox="0 0 35 437" draw:points="0,437 35,437 35,0 0,0">
          <text:p/>
        </draw:polygon>
        <draw:polygon draw:style-name="gr2" draw:text-style-name="P2" draw:layer="layout" svg:width="0.034cm" svg:height="0.436cm" svg:x="6.65cm" svg:y="7.268cm" svg:viewBox="0 0 35 437" draw:points="0,437 35,437 35,0 0,0">
          <text:p/>
        </draw:polygon>
        <draw:polygon draw:style-name="gr2" draw:text-style-name="P2" draw:layer="layout" svg:width="0.034cm" svg:height="0.034cm" svg:x="6.582cm" svg:y="7.772cm" svg:viewBox="0 0 35 35" draw:points="0,35 35,35 35,0 0,0">
          <text:p/>
        </draw:polygon>
        <draw:polygon draw:style-name="gr2" draw:text-style-name="P2" draw:layer="layout" svg:width="0.034cm" svg:height="0.034cm" svg:x="6.65cm" svg:y="7.772cm" svg:viewBox="0 0 35 35" draw:points="0,35 35,35 35,0 0,0">
          <text:p/>
        </draw:polygon>
        <draw:polygon draw:style-name="gr2" draw:text-style-name="P2" draw:layer="layout" svg:width="0.034cm" svg:height="0.034cm" svg:x="6.65cm" svg:y="8.242cm" svg:viewBox="0 0 35 35" draw:points="0,35 35,35 35,0 0,0">
          <text:p/>
        </draw:polygon>
        <draw:polygon draw:style-name="gr2" draw:text-style-name="P2" draw:layer="layout" svg:width="4.479cm" svg:height="0.034cm" svg:x="2.137cm" svg:y="8.242cm" svg:viewBox="0 0 4480 35" draw:points="0,35 4480,35 4480,0 0,0">
          <text:p/>
        </draw:polygon>
        <draw:polygon draw:style-name="gr2" draw:text-style-name="P2" draw:layer="layout" svg:width="4.445cm" svg:height="0.033cm" svg:x="2.137cm" svg:y="8.31cm" svg:viewBox="0 0 4446 34" draw:points="0,34 4446,34 4446,0 0,0">
          <text:p/>
        </draw:polygon>
        <draw:polygon draw:style-name="gr2" draw:text-style-name="P2" draw:layer="layout" svg:width="0.034cm" svg:height="0.034cm" svg:x="6.65cm" svg:y="8.242cm" svg:viewBox="0 0 35 35" draw:points="0,35 35,35 35,0 0,0">
          <text:p/>
        </draw:polygon>
        <draw:polygon draw:style-name="gr2" draw:text-style-name="P2" draw:layer="layout" svg:width="0.034cm" svg:height="0.033cm" svg:x="6.65cm" svg:y="8.31cm" svg:viewBox="0 0 35 34" draw:points="0,34 35,34 35,0 0,0">
          <text:p/>
        </draw:polygon>
        <draw:polygon draw:style-name="gr2" draw:text-style-name="P2" draw:layer="layout" svg:width="0.034cm" svg:height="0.033cm" svg:x="8.487cm" svg:y="8.31cm" svg:viewBox="0 0 35 34" draw:points="0,34 35,34 35,0 0,0">
          <text:p/>
        </draw:polygon>
        <draw:polygon draw:style-name="gr2" draw:text-style-name="P2" draw:layer="layout" svg:width="0.034cm" svg:height="0.034cm" svg:x="8.487cm" svg:y="8.242cm" svg:viewBox="0 0 35 35" draw:points="0,35 35,35 35,0 0,0">
          <text:p/>
        </draw:polygon>
        <draw:polygon draw:style-name="gr2" draw:text-style-name="P2" draw:layer="layout" svg:width="0.034cm" svg:height="0.436cm" svg:x="8.487cm" svg:y="7.268cm" svg:viewBox="0 0 35 437" draw:points="0,437 35,437 35,0 0,0">
          <text:p/>
        </draw:polygon>
        <draw:polygon draw:style-name="gr2" draw:text-style-name="P2" draw:layer="layout" svg:width="0.034cm" svg:height="0.436cm" svg:x="8.555cm" svg:y="7.268cm" svg:viewBox="0 0 35 437" draw:points="0,437 35,437 35,0 0,0">
          <text:p/>
        </draw:polygon>
        <draw:polygon draw:style-name="gr2" draw:text-style-name="P2" draw:layer="layout" svg:width="0.034cm" svg:height="0.034cm" svg:x="8.487cm" svg:y="7.772cm" svg:viewBox="0 0 35 35" draw:points="0,35 35,35 35,0 0,0">
          <text:p/>
        </draw:polygon>
        <draw:polygon draw:style-name="gr2" draw:text-style-name="P2" draw:layer="layout" svg:width="0.034cm" svg:height="0.034cm" svg:x="8.555cm" svg:y="7.772cm" svg:viewBox="0 0 35 35" draw:points="0,35 35,35 35,0 0,0">
          <text:p/>
        </draw:polygon>
        <draw:polygon draw:style-name="gr2" draw:text-style-name="P2" draw:layer="layout" svg:width="0.034cm" svg:height="0.034cm" svg:x="8.555cm" svg:y="8.242cm" svg:viewBox="0 0 35 35" draw:points="0,35 35,35 35,0 0,0">
          <text:p/>
        </draw:polygon>
        <draw:polygon draw:style-name="gr2" draw:text-style-name="P2" draw:layer="layout" svg:width="1.837cm" svg:height="0.034cm" svg:x="6.684cm" svg:y="8.242cm" svg:viewBox="0 0 1838 35" draw:points="0,35 1838,35 1838,0 0,0">
          <text:p/>
        </draw:polygon>
        <draw:polygon draw:style-name="gr2" draw:text-style-name="P2" draw:layer="layout" svg:width="1.803cm" svg:height="0.033cm" svg:x="6.684cm" svg:y="8.31cm" svg:viewBox="0 0 1804 34" draw:points="0,34 1804,34 1804,0 0,0">
          <text:p/>
        </draw:polygon>
        <draw:polygon draw:style-name="gr2" draw:text-style-name="P2" draw:layer="layout" svg:width="0.034cm" svg:height="0.034cm" svg:x="8.555cm" svg:y="8.242cm" svg:viewBox="0 0 35 35" draw:points="0,35 35,35 35,0 0,0">
          <text:p/>
        </draw:polygon>
        <draw:polygon draw:style-name="gr2" draw:text-style-name="P2" draw:layer="layout" svg:width="0.034cm" svg:height="0.033cm" svg:x="8.555cm" svg:y="8.31cm" svg:viewBox="0 0 35 34" draw:points="0,34 35,34 35,0 0,0">
          <text:p/>
        </draw:polygon>
        <draw:polygon draw:style-name="gr2" draw:text-style-name="P2" draw:layer="layout" svg:width="0.033cm" svg:height="0.436cm" svg:x="18.851cm" svg:y="7.268cm" svg:viewBox="0 0 34 437" draw:points="0,437 34,437 34,0 0,0">
          <text:p/>
        </draw:polygon>
        <draw:polygon draw:style-name="gr2" draw:text-style-name="P2" draw:layer="layout" svg:width="0.034cm" svg:height="0.436cm" svg:x="18.918cm" svg:y="7.268cm" svg:viewBox="0 0 35 437" draw:points="0,437 35,437 35,0 0,0">
          <text:p/>
        </draw:polygon>
        <draw:polygon draw:style-name="gr2" draw:text-style-name="P2" draw:layer="layout" svg:width="0.033cm" svg:height="0.034cm" svg:x="18.851cm" svg:y="7.772cm" svg:viewBox="0 0 34 35" draw:points="0,35 34,35 34,0 0,0">
          <text:p/>
        </draw:polygon>
        <draw:polygon draw:style-name="gr2" draw:text-style-name="P2" draw:layer="layout" svg:width="0.034cm" svg:height="0.102cm" svg:x="18.918cm" svg:y="7.704cm" svg:viewBox="0 0 35 103" draw:points="0,103 35,103 35,0 0,0">
          <text:p/>
        </draw:polygon>
        <draw:polygon draw:style-name="gr2" draw:text-style-name="P2" draw:layer="layout" svg:width="0.033cm" svg:height="0.034cm" svg:x="18.851cm" svg:y="8.242cm" svg:viewBox="0 0 34 35" draw:points="0,35 34,35 34,0 0,0">
          <text:p/>
        </draw:polygon>
        <draw:polygon draw:style-name="gr2" draw:text-style-name="P2" draw:layer="layout" svg:width="0.034cm" svg:height="0.436cm" svg:x="2.036cm" svg:y="7.806cm" svg:viewBox="0 0 35 437" draw:points="0,437 35,437 35,0 0,0">
          <text:p/>
        </draw:polygon>
        <draw:polygon draw:style-name="gr2" draw:text-style-name="P2" draw:layer="layout" svg:width="0.034cm" svg:height="0.436cm" svg:x="2.103cm" svg:y="7.806cm" svg:viewBox="0 0 35 437" draw:points="0,437 35,437 35,0 0,0">
          <text:p/>
        </draw:polygon>
        <draw:polygon draw:style-name="gr2" draw:text-style-name="P2" draw:layer="layout" svg:width="0.034cm" svg:height="0.101cm" svg:x="2.036cm" svg:y="8.242cm" svg:viewBox="0 0 35 102" draw:points="0,102 35,102 35,0 0,0">
          <text:p/>
        </draw:polygon>
        <draw:polygon draw:style-name="gr2" draw:text-style-name="P2" draw:layer="layout" svg:width="0.034cm" svg:height="0.033cm" svg:x="2.103cm" svg:y="8.31cm" svg:viewBox="0 0 35 34" draw:points="0,34 35,34 35,0 0,0">
          <text:p/>
        </draw:polygon>
        <draw:polygon draw:style-name="gr2" draw:text-style-name="P2" draw:layer="layout" svg:width="0.034cm" svg:height="0.034cm" svg:x="2.103cm" svg:y="8.779cm" svg:viewBox="0 0 35 35" draw:points="0,35 35,35 35,0 0,0">
          <text:p/>
        </draw:polygon>
        <draw:polygon draw:style-name="gr2" draw:text-style-name="P2" draw:layer="layout" svg:width="0.101cm" svg:height="0.034cm" svg:x="2.036cm" svg:y="8.847cm" svg:viewBox="0 0 102 35" draw:points="0,35 102,35 102,0 0,0">
          <text:p/>
        </draw:polygon>
        <draw:polygon draw:style-name="gr2" draw:text-style-name="P2" draw:layer="layout" svg:width="0.034cm" svg:height="0.034cm" svg:x="6.582cm" svg:y="8.779cm" svg:viewBox="0 0 35 35" draw:points="0,35 35,35 35,0 0,0">
          <text:p/>
        </draw:polygon>
        <draw:polygon draw:style-name="gr2" draw:text-style-name="P2" draw:layer="layout" svg:width="0.034cm" svg:height="0.436cm" svg:x="6.582cm" svg:y="7.806cm" svg:viewBox="0 0 35 437" draw:points="0,437 35,437 35,0 0,0">
          <text:p/>
        </draw:polygon>
        <draw:polygon draw:style-name="gr2" draw:text-style-name="P2" draw:layer="layout" svg:width="0.034cm" svg:height="0.436cm" svg:x="6.65cm" svg:y="7.806cm" svg:viewBox="0 0 35 437" draw:points="0,437 35,437 35,0 0,0">
          <text:p/>
        </draw:polygon>
        <draw:polygon draw:style-name="gr2" draw:text-style-name="P2" draw:layer="layout" svg:width="0.034cm" svg:height="0.033cm" svg:x="6.582cm" svg:y="8.31cm" svg:viewBox="0 0 35 34" draw:points="0,34 35,34 35,0 0,0">
          <text:p/>
        </draw:polygon>
        <draw:polygon draw:style-name="gr2" draw:text-style-name="P2" draw:layer="layout" svg:width="0.034cm" svg:height="0.033cm" svg:x="6.65cm" svg:y="8.31cm" svg:viewBox="0 0 35 34" draw:points="0,34 35,34 35,0 0,0">
          <text:p/>
        </draw:polygon>
        <draw:polygon draw:style-name="gr2" draw:text-style-name="P2" draw:layer="layout" svg:width="4.445cm" svg:height="0.034cm" svg:x="2.137cm" svg:y="8.779cm" svg:viewBox="0 0 4446 35" draw:points="0,35 4446,35 4446,0 0,0">
          <text:p/>
        </draw:polygon>
        <draw:polygon draw:style-name="gr2" draw:text-style-name="P2" draw:layer="layout" svg:width="4.445cm" svg:height="0.034cm" svg:x="2.137cm" svg:y="8.847cm" svg:viewBox="0 0 4446 35" draw:points="0,35 4446,35 4446,0 0,0">
          <text:p/>
        </draw:polygon>
        <draw:polygon draw:style-name="gr2" draw:text-style-name="P2" draw:layer="layout" svg:width="0.034cm" svg:height="0.034cm" svg:x="6.65cm" svg:y="8.779cm" svg:viewBox="0 0 35 35" draw:points="0,35 35,35 35,0 0,0">
          <text:p/>
        </draw:polygon>
        <draw:polygon draw:style-name="gr2" draw:text-style-name="P2" draw:layer="layout" svg:width="0.102cm" svg:height="0.034cm" svg:x="6.582cm" svg:y="8.847cm" svg:viewBox="0 0 103 35" draw:points="0,35 103,35 103,0 0,0">
          <text:p/>
        </draw:polygon>
        <draw:polygon draw:style-name="gr2" draw:text-style-name="P2" draw:layer="layout" svg:width="0.034cm" svg:height="0.034cm" svg:x="8.487cm" svg:y="8.779cm" svg:viewBox="0 0 35 35" draw:points="0,35 35,35 35,0 0,0">
          <text:p/>
        </draw:polygon>
        <draw:polygon draw:style-name="gr2" draw:text-style-name="P2" draw:layer="layout" svg:width="0.034cm" svg:height="0.436cm" svg:x="8.487cm" svg:y="7.806cm" svg:viewBox="0 0 35 437" draw:points="0,437 35,437 35,0 0,0">
          <text:p/>
        </draw:polygon>
        <draw:polygon draw:style-name="gr2" draw:text-style-name="P2" draw:layer="layout" svg:width="0.034cm" svg:height="0.436cm" svg:x="8.555cm" svg:y="7.806cm" svg:viewBox="0 0 35 437" draw:points="0,437 35,437 35,0 0,0">
          <text:p/>
        </draw:polygon>
        <draw:polygon draw:style-name="gr2" draw:text-style-name="P2" draw:layer="layout" svg:width="0.034cm" svg:height="0.033cm" svg:x="8.487cm" svg:y="8.31cm" svg:viewBox="0 0 35 34" draw:points="0,34 35,34 35,0 0,0">
          <text:p/>
        </draw:polygon>
        <draw:polygon draw:style-name="gr2" draw:text-style-name="P2" draw:layer="layout" svg:width="0.034cm" svg:height="0.033cm" svg:x="8.555cm" svg:y="8.31cm" svg:viewBox="0 0 35 34" draw:points="0,34 35,34 35,0 0,0">
          <text:p/>
        </draw:polygon>
        <draw:polygon draw:style-name="gr2" draw:text-style-name="P2" draw:layer="layout" svg:width="1.803cm" svg:height="0.034cm" svg:x="6.684cm" svg:y="8.779cm" svg:viewBox="0 0 1804 35" draw:points="0,35 1804,35 1804,0 0,0">
          <text:p/>
        </draw:polygon>
        <draw:polygon draw:style-name="gr2" draw:text-style-name="P2" draw:layer="layout" svg:width="1.803cm" svg:height="0.034cm" svg:x="6.684cm" svg:y="8.847cm" svg:viewBox="0 0 1804 35" draw:points="0,35 1804,35 1804,0 0,0">
          <text:p/>
        </draw:polygon>
        <draw:polygon draw:style-name="gr2" draw:text-style-name="P2" draw:layer="layout" svg:width="0.034cm" svg:height="0.034cm" svg:x="8.555cm" svg:y="8.779cm" svg:viewBox="0 0 35 35" draw:points="0,35 35,35 35,0 0,0">
          <text:p/>
        </draw:polygon>
        <draw:polygon draw:style-name="gr2" draw:text-style-name="P2" draw:layer="layout" svg:width="0.102cm" svg:height="0.034cm" svg:x="8.487cm" svg:y="8.847cm" svg:viewBox="0 0 103 35" draw:points="0,35 103,35 103,0 0,0">
          <text:p/>
        </draw:polygon>
        <draw:polygon draw:style-name="gr2" draw:text-style-name="P2" draw:layer="layout" svg:width="0.033cm" svg:height="0.436cm" svg:x="18.851cm" svg:y="7.806cm" svg:viewBox="0 0 34 437" draw:points="0,437 34,437 34,0 0,0">
          <text:p/>
        </draw:polygon>
        <draw:polygon draw:style-name="gr2" draw:text-style-name="P2" draw:layer="layout" svg:width="0.034cm" svg:height="0.436cm" svg:x="18.918cm" svg:y="7.806cm" svg:viewBox="0 0 35 437" draw:points="0,437 35,437 35,0 0,0">
          <text:p/>
        </draw:polygon>
        <draw:polygon draw:style-name="gr2" draw:text-style-name="P2" draw:layer="layout" svg:width="0.033cm" svg:height="0.033cm" svg:x="18.851cm" svg:y="8.31cm" svg:viewBox="0 0 34 34" draw:points="0,34 34,34 34,0 0,0">
          <text:p/>
        </draw:polygon>
        <draw:polygon draw:style-name="gr2" draw:text-style-name="P2" draw:layer="layout" svg:width="0.034cm" svg:height="0.101cm" svg:x="18.918cm" svg:y="8.242cm" svg:viewBox="0 0 35 102" draw:points="0,102 35,102 35,0 0,0">
          <text:p/>
        </draw:polygon>
        <draw:polygon draw:style-name="gr2" draw:text-style-name="P2" draw:layer="layout" svg:width="0.034cm" svg:height="0.034cm" svg:x="2.103cm" svg:y="8.779cm" svg:viewBox="0 0 35 35" draw:points="0,35 35,35 35,0 0,0">
          <text:p/>
        </draw:polygon>
        <draw:polygon draw:style-name="gr2" draw:text-style-name="P2" draw:layer="layout" svg:width="0.034cm" svg:height="0.102cm" svg:x="2.036cm" svg:y="8.779cm" svg:viewBox="0 0 35 103" draw:points="0,103 35,103 35,0 0,0">
          <text:p/>
        </draw:polygon>
        <draw:polygon draw:style-name="gr2" draw:text-style-name="P2" draw:layer="layout" svg:width="0.101cm" svg:height="0.034cm" svg:x="2.036cm" svg:y="9.084cm" svg:viewBox="0 0 102 35" draw:points="0,35 102,35 102,0 0,0">
          <text:p/>
        </draw:polygon>
        <draw:polygon draw:style-name="gr2" draw:text-style-name="P2" draw:layer="layout" svg:width="0.034cm" svg:height="0.034cm" svg:x="2.103cm" svg:y="9.152cm" svg:viewBox="0 0 35 35" draw:points="0,35 35,35 35,0 0,0">
          <text:p/>
        </draw:polygon>
        <draw:polygon draw:style-name="gr2" draw:text-style-name="P2" draw:layer="layout" svg:width="0.034cm" svg:height="0.034cm" svg:x="7.217cm" svg:y="9.152cm" svg:viewBox="0 0 35 35" draw:points="0,35 35,35 35,0 0,0">
          <text:p/>
        </draw:polygon>
        <draw:polygon draw:style-name="gr2" draw:text-style-name="P2" draw:layer="layout" svg:width="5.182cm" svg:height="0.034cm" svg:x="2.137cm" svg:y="9.084cm" svg:viewBox="0 0 5183 35" draw:points="0,35 5183,35 5183,0 0,0">
          <text:p/>
        </draw:polygon>
        <draw:polygon draw:style-name="gr2" draw:text-style-name="P2" draw:layer="layout" svg:width="5.08cm" svg:height="0.034cm" svg:x="2.137cm" svg:y="9.152cm" svg:viewBox="0 0 5081 35" draw:points="0,35 5081,35 5081,0 0,0">
          <text:p/>
        </draw:polygon>
        <draw:polygon draw:style-name="gr2" draw:text-style-name="P2" draw:layer="layout" svg:width="0.102cm" svg:height="0.034cm" svg:x="7.852cm" svg:y="9.084cm" svg:viewBox="0 0 103 35" draw:points="0,35 103,35 103,0 0,0">
          <text:p/>
        </draw:polygon>
        <draw:polygon draw:style-name="gr2" draw:text-style-name="P2" draw:layer="layout" svg:width="0.034cm" svg:height="0.034cm" svg:x="7.92cm" svg:y="9.152cm" svg:viewBox="0 0 35 35" draw:points="0,35 35,35 35,0 0,0">
          <text:p/>
        </draw:polygon>
        <draw:polygon draw:style-name="gr2" draw:text-style-name="P2" draw:layer="layout" svg:width="0.034cm" svg:height="0.034cm" svg:x="13.034cm" svg:y="9.152cm" svg:viewBox="0 0 35 35" draw:points="0,35 35,35 35,0 0,0">
          <text:p/>
        </draw:polygon>
        <draw:polygon draw:style-name="gr2" draw:text-style-name="P2" draw:layer="layout" svg:width="5.182cm" svg:height="0.034cm" svg:x="7.954cm" svg:y="9.084cm" svg:viewBox="0 0 5183 35" draw:points="0,35 5183,35 5183,0 0,0">
          <text:p/>
        </draw:polygon>
        <draw:polygon draw:style-name="gr2" draw:text-style-name="P2" draw:layer="layout" svg:width="5.08cm" svg:height="0.034cm" svg:x="7.954cm" svg:y="9.152cm" svg:viewBox="0 0 5081 35" draw:points="0,35 5081,35 5081,0 0,0">
          <text:p/>
        </draw:polygon>
        <draw:polygon draw:style-name="gr2" draw:text-style-name="P2" draw:layer="layout" svg:width="0.102cm" svg:height="0.034cm" svg:x="13.669cm" svg:y="9.084cm" svg:viewBox="0 0 103 35" draw:points="0,35 103,35 103,0 0,0">
          <text:p/>
        </draw:polygon>
        <draw:polygon draw:style-name="gr2" draw:text-style-name="P2" draw:layer="layout" svg:width="0.034cm" svg:height="0.034cm" svg:x="13.737cm" svg:y="9.152cm" svg:viewBox="0 0 35 35" draw:points="0,35 35,35 35,0 0,0">
          <text:p/>
        </draw:polygon>
        <draw:polygon draw:style-name="gr2" draw:text-style-name="P2" draw:layer="layout" svg:width="0.034cm" svg:height="0.102cm" svg:x="18.918cm" svg:y="8.779cm" svg:viewBox="0 0 35 103" draw:points="0,103 35,103 35,0 0,0">
          <text:p/>
        </draw:polygon>
        <draw:polygon draw:style-name="gr2" draw:text-style-name="P2" draw:layer="layout" svg:width="0.033cm" svg:height="0.034cm" svg:x="18.851cm" svg:y="8.779cm" svg:viewBox="0 0 34 35" draw:points="0,35 34,35 34,0 0,0">
          <text:p/>
        </draw:polygon>
        <draw:polygon draw:style-name="gr2" draw:text-style-name="P2" draw:layer="layout" svg:width="0.034cm" svg:height="0.436cm" svg:x="2.036cm" svg:y="8.343cm" svg:viewBox="0 0 35 437" draw:points="0,437 35,437 35,0 0,0">
          <text:p/>
        </draw:polygon>
        <draw:polygon draw:style-name="gr2" draw:text-style-name="P2" draw:layer="layout" svg:width="0.034cm" svg:height="0.436cm" svg:x="2.103cm" svg:y="8.343cm" svg:viewBox="0 0 35 437" draw:points="0,437 35,437 35,0 0,0">
          <text:p/>
        </draw:polygon>
        <draw:polygon draw:style-name="gr2" draw:text-style-name="P2" draw:layer="layout" svg:width="0.034cm" svg:height="0.974cm" svg:x="2.671cm" svg:y="5.35cm" svg:viewBox="0 0 35 975" draw:points="0,975 35,975 35,0 0,0">
          <text:p/>
        </draw:polygon>
        <draw:polygon draw:style-name="gr2" draw:text-style-name="P2" draw:layer="layout" svg:width="0.034cm" svg:height="0.974cm" svg:x="2.738cm" svg:y="5.35cm" svg:viewBox="0 0 35 975" draw:points="0,975 35,975 35,0 0,0">
          <text:p/>
        </draw:polygon>
        <draw:polygon draw:style-name="gr2" draw:text-style-name="P2" draw:layer="layout" svg:width="0.033cm" svg:height="0.469cm" svg:x="3.34cm" svg:y="3.937cm" svg:viewBox="0 0 34 470" draw:points="0,470 34,470 34,0 0,0">
          <text:p/>
        </draw:polygon>
        <draw:polygon draw:style-name="gr2" draw:text-style-name="P2" draw:layer="layout" svg:width="1.27cm" svg:height="0.034cm" svg:x="2.738cm" svg:y="9.63cm" svg:viewBox="0 0 1271 35" draw:points="0,35 1271,35 1271,0 0,0">
          <text:p/>
        </draw:polygon>
        <draw:polygon draw:style-name="gr2" draw:text-style-name="P2" draw:layer="layout" svg:width="0.635cm" svg:height="0.034cm" svg:x="4.254cm" svg:y="9.63cm" svg:viewBox="0 0 636 35" draw:points="0,35 636,35 636,0 0,0">
          <text:p/>
        </draw:polygon>
        <draw:polygon draw:style-name="gr2" draw:text-style-name="P2" draw:layer="layout" svg:width="0.635cm" svg:height="0.034cm" svg:x="5.135cm" svg:y="9.63cm" svg:viewBox="0 0 636 35" draw:points="0,35 636,35 636,0 0,0">
          <text:p/>
        </draw:polygon>
        <draw:polygon draw:style-name="gr2" draw:text-style-name="P2" draw:layer="layout" svg:width="0.034cm" svg:height="0.436cm" svg:x="6.582cm" svg:y="8.343cm" svg:viewBox="0 0 35 437" draw:points="0,437 35,437 35,0 0,0">
          <text:p/>
        </draw:polygon>
        <draw:polygon draw:style-name="gr2" draw:text-style-name="P2" draw:layer="layout" svg:width="0.034cm" svg:height="0.436cm" svg:x="6.65cm" svg:y="8.343cm" svg:viewBox="0 0 35 437" draw:points="0,437 35,437 35,0 0,0">
          <text:p/>
        </draw:polygon>
        <draw:polygon draw:style-name="gr2" draw:text-style-name="P2" draw:layer="layout" svg:width="0.635cm" svg:height="0.034cm" svg:x="6.015cm" svg:y="9.63cm" svg:viewBox="0 0 636 35" draw:points="0,35 636,35 636,0 0,0">
          <text:p/>
        </draw:polygon>
        <draw:polygon draw:style-name="gr2" draw:text-style-name="P2" draw:layer="layout" svg:width="0.034cm" svg:height="0.436cm" svg:x="8.487cm" svg:y="8.343cm" svg:viewBox="0 0 35 437" draw:points="0,437 35,437 35,0 0,0">
          <text:p/>
        </draw:polygon>
        <draw:polygon draw:style-name="gr2" draw:text-style-name="P2" draw:layer="layout" svg:width="0.034cm" svg:height="0.436cm" svg:x="8.555cm" svg:y="8.343cm" svg:viewBox="0 0 35 437" draw:points="0,437 35,437 35,0 0,0">
          <text:p/>
        </draw:polygon>
        <draw:polygon draw:style-name="gr2" draw:text-style-name="P2" draw:layer="layout" svg:width="1.27cm" svg:height="0.034cm" svg:x="8.555cm" svg:y="9.63cm" svg:viewBox="0 0 1271 35" draw:points="0,35 1271,35 1271,0 0,0">
          <text:p/>
        </draw:polygon>
        <draw:polygon draw:style-name="gr2" draw:text-style-name="P2" draw:layer="layout" svg:width="0.034cm" svg:height="2.049cm" svg:x="10.003cm" svg:y="2.357cm" svg:viewBox="0 0 35 2050" draw:points="0,2050 35,2050 35,0 0,0">
          <text:p/>
        </draw:polygon>
        <draw:polygon draw:style-name="gr2" draw:text-style-name="P2" draw:layer="layout" svg:width="0.033cm" svg:height="2.049cm" svg:x="10.071cm" svg:y="2.357cm" svg:viewBox="0 0 34 2050" draw:points="0,2050 34,2050 34,0 0,0">
          <text:p/>
        </draw:polygon>
        <draw:polygon draw:style-name="gr2" draw:text-style-name="P2" draw:layer="layout" svg:width="0.034cm" svg:height="0.974cm" svg:x="10.638cm" svg:y="2.357cm" svg:viewBox="0 0 35 975" draw:points="0,975 35,975 35,0 0,0">
          <text:p/>
        </draw:polygon>
        <draw:polygon draw:style-name="gr2" draw:text-style-name="P2" draw:layer="layout" svg:width="0.033cm" svg:height="0.974cm" svg:x="10.706cm" svg:y="2.357cm" svg:viewBox="0 0 34 975" draw:points="0,975 34,975 34,0 0,0">
          <text:p/>
        </draw:polygon>
        <draw:polygon draw:style-name="gr2" draw:text-style-name="P2" draw:layer="layout" svg:width="0.635cm" svg:height="0.034cm" svg:x="10.071cm" svg:y="9.63cm" svg:viewBox="0 0 636 35" draw:points="0,35 636,35 636,0 0,0">
          <text:p/>
        </draw:polygon>
        <draw:polygon draw:style-name="gr2" draw:text-style-name="P2" draw:layer="layout" svg:width="0.034cm" svg:height="0.974cm" svg:x="10.883cm" svg:y="5.35cm" svg:viewBox="0 0 35 975" draw:points="0,975 35,975 35,0 0,0">
          <text:p/>
        </draw:polygon>
        <draw:polygon draw:style-name="gr2" draw:text-style-name="P2" draw:layer="layout" svg:width="0.034cm" svg:height="0.974cm" svg:x="10.951cm" svg:y="5.35cm" svg:viewBox="0 0 35 975" draw:points="0,975 35,975 35,0 0,0">
          <text:p/>
        </draw:polygon>
        <draw:polygon draw:style-name="gr2" draw:text-style-name="P2" draw:layer="layout" svg:width="0.635cm" svg:height="0.034cm" svg:x="10.951cm" svg:y="9.63cm" svg:viewBox="0 0 636 35" draw:points="0,35 636,35 636,0 0,0">
          <text:p/>
        </draw:polygon>
        <draw:polygon draw:style-name="gr2" draw:text-style-name="P2" draw:layer="layout" svg:width="0.635cm" svg:height="0.034cm" svg:x="11.832cm" svg:y="9.63cm" svg:viewBox="0 0 636 35" draw:points="0,35 636,35 636,0 0,0">
          <text:p/>
        </draw:polygon>
        <draw:polygon draw:style-name="gr2" draw:text-style-name="P2" draw:layer="layout" svg:width="1.27cm" svg:height="0.034cm" svg:x="14.372cm" svg:y="9.63cm" svg:viewBox="0 0 1271 35" draw:points="0,35 1271,35 1271,0 0,0">
          <text:p/>
        </draw:polygon>
        <draw:polygon draw:style-name="gr2" draw:text-style-name="P2" draw:layer="layout" svg:width="0.635cm" svg:height="0.034cm" svg:x="15.887cm" svg:y="9.63cm" svg:viewBox="0 0 636 35" draw:points="0,35 636,35 636,0 0,0">
          <text:p/>
        </draw:polygon>
        <draw:polygon draw:style-name="gr2" draw:text-style-name="P2" draw:layer="layout" svg:width="0.635cm" svg:height="0.034cm" svg:x="16.768cm" svg:y="9.63cm" svg:viewBox="0 0 636 35" draw:points="0,35 636,35 636,0 0,0">
          <text:p/>
        </draw:polygon>
        <draw:polygon draw:style-name="gr2" draw:text-style-name="P2" draw:layer="layout" svg:width="0.034cm" svg:height="1.211cm" svg:x="17.614cm" svg:y="0.774cm" svg:viewBox="0 0 35 1212" draw:points="0,1212 35,1212 35,0 0,0">
          <text:p/>
        </draw:polygon>
        <draw:polygon draw:style-name="gr2" draw:text-style-name="P2" draw:layer="layout" svg:width="0.033cm" svg:height="0.436cm" svg:x="18.851cm" svg:y="8.343cm" svg:viewBox="0 0 34 437" draw:points="0,437 34,437 34,0 0,0">
          <text:p/>
        </draw:polygon>
        <draw:polygon draw:style-name="gr2" draw:text-style-name="P2" draw:layer="layout" svg:width="0.034cm" svg:height="0.436cm" svg:x="18.918cm" svg:y="8.343cm" svg:viewBox="0 0 35 437" draw:points="0,437 35,437 35,0 0,0">
          <text:p/>
        </draw:polygon>
        <draw:polygon draw:style-name="gr2" draw:text-style-name="P2" draw:layer="layout" svg:width="1.27cm" svg:height="0.033cm" svg:x="2.738cm" svg:y="10.143cm" svg:viewBox="0 0 1271 34" draw:points="0,34 1271,34 1271,0 0,0">
          <text:p/>
        </draw:polygon>
        <draw:polygon draw:style-name="gr2" draw:text-style-name="P2" draw:layer="layout" svg:width="0.635cm" svg:height="0.033cm" svg:x="4.254cm" svg:y="10.143cm" svg:viewBox="0 0 636 34" draw:points="0,34 636,34 636,0 0,0">
          <text:p/>
        </draw:polygon>
        <draw:polygon draw:style-name="gr2" draw:text-style-name="P2" draw:layer="layout" svg:width="0.635cm" svg:height="0.033cm" svg:x="5.135cm" svg:y="10.143cm" svg:viewBox="0 0 636 34" draw:points="0,34 636,34 636,0 0,0">
          <text:p/>
        </draw:polygon>
        <draw:polygon draw:style-name="gr2" draw:text-style-name="P2" draw:layer="layout" svg:width="0.635cm" svg:height="0.033cm" svg:x="6.015cm" svg:y="10.143cm" svg:viewBox="0 0 636 34" draw:points="0,34 636,34 636,0 0,0">
          <text:p/>
        </draw:polygon>
        <draw:polygon draw:style-name="gr2" draw:text-style-name="P2" draw:layer="layout" svg:width="1.27cm" svg:height="0.033cm" svg:x="8.555cm" svg:y="10.143cm" svg:viewBox="0 0 1271 34" draw:points="0,34 1271,34 1271,0 0,0">
          <text:p/>
        </draw:polygon>
        <draw:polygon draw:style-name="gr2" draw:text-style-name="P2" draw:layer="layout" svg:width="0.635cm" svg:height="0.033cm" svg:x="10.071cm" svg:y="10.143cm" svg:viewBox="0 0 636 34" draw:points="0,34 636,34 636,0 0,0">
          <text:p/>
        </draw:polygon>
        <draw:polygon draw:style-name="gr2" draw:text-style-name="P2" draw:layer="layout" svg:width="0.635cm" svg:height="0.033cm" svg:x="10.951cm" svg:y="10.143cm" svg:viewBox="0 0 636 34" draw:points="0,34 636,34 636,0 0,0">
          <text:p/>
        </draw:polygon>
        <draw:polygon draw:style-name="gr2" draw:text-style-name="P2" draw:layer="layout" svg:width="0.635cm" svg:height="0.033cm" svg:x="11.832cm" svg:y="10.143cm" svg:viewBox="0 0 636 34" draw:points="0,34 636,34 636,0 0,0">
          <text:p/>
        </draw:polygon>
        <draw:polygon draw:style-name="gr2" draw:text-style-name="P2" draw:layer="layout" svg:width="1.27cm" svg:height="0.033cm" svg:x="14.372cm" svg:y="10.143cm" svg:viewBox="0 0 1271 34" draw:points="0,34 1271,34 1271,0 0,0">
          <text:p/>
        </draw:polygon>
        <draw:polygon draw:style-name="gr2" draw:text-style-name="P2" draw:layer="layout" svg:width="0.635cm" svg:height="0.033cm" svg:x="15.887cm" svg:y="10.143cm" svg:viewBox="0 0 636 34" draw:points="0,34 636,34 636,0 0,0">
          <text:p/>
        </draw:polygon>
        <draw:polygon draw:style-name="gr2" draw:text-style-name="P2" draw:layer="layout" svg:width="0.635cm" svg:height="0.033cm" svg:x="16.768cm" svg:y="10.143cm" svg:viewBox="0 0 636 34" draw:points="0,34 636,34 636,0 0,0">
          <text:p/>
        </draw:polygon>
        <draw:polygon draw:style-name="gr2" draw:text-style-name="P2" draw:layer="layout" svg:width="1.27cm" svg:height="0.034cm" svg:x="2.738cm" svg:y="10.655cm" svg:viewBox="0 0 1271 35" draw:points="0,35 1271,35 1271,0 0,0">
          <text:p/>
        </draw:polygon>
        <draw:polygon draw:style-name="gr2" draw:text-style-name="P2" draw:layer="layout" svg:width="0.635cm" svg:height="0.034cm" svg:x="4.254cm" svg:y="10.655cm" svg:viewBox="0 0 636 35" draw:points="0,35 636,35 636,0 0,0">
          <text:p/>
        </draw:polygon>
        <draw:polygon draw:style-name="gr2" draw:text-style-name="P2" draw:layer="layout" svg:width="0.635cm" svg:height="0.034cm" svg:x="5.135cm" svg:y="10.655cm" svg:viewBox="0 0 636 35" draw:points="0,35 636,35 636,0 0,0">
          <text:p/>
        </draw:polygon>
        <draw:polygon draw:style-name="gr2" draw:text-style-name="P2" draw:layer="layout" svg:width="0.635cm" svg:height="0.034cm" svg:x="6.015cm" svg:y="10.655cm" svg:viewBox="0 0 636 35" draw:points="0,35 636,35 636,0 0,0">
          <text:p/>
        </draw:polygon>
        <draw:polygon draw:style-name="gr2" draw:text-style-name="P2" draw:layer="layout" svg:width="1.27cm" svg:height="0.034cm" svg:x="8.555cm" svg:y="10.655cm" svg:viewBox="0 0 1271 35" draw:points="0,35 1271,35 1271,0 0,0">
          <text:p/>
        </draw:polygon>
        <draw:polygon draw:style-name="gr2" draw:text-style-name="P2" draw:layer="layout" svg:width="0.635cm" svg:height="0.034cm" svg:x="10.071cm" svg:y="10.655cm" svg:viewBox="0 0 636 35" draw:points="0,35 636,35 636,0 0,0">
          <text:p/>
        </draw:polygon>
        <draw:polygon draw:style-name="gr2" draw:text-style-name="P2" draw:layer="layout" svg:width="0.635cm" svg:height="0.034cm" svg:x="10.951cm" svg:y="10.655cm" svg:viewBox="0 0 636 35" draw:points="0,35 636,35 636,0 0,0">
          <text:p/>
        </draw:polygon>
        <draw:polygon draw:style-name="gr2" draw:text-style-name="P2" draw:layer="layout" svg:width="0.635cm" svg:height="0.034cm" svg:x="11.832cm" svg:y="10.655cm" svg:viewBox="0 0 636 35" draw:points="0,35 636,35 636,0 0,0">
          <text:p/>
        </draw:polygon>
        <draw:polygon draw:style-name="gr2" draw:text-style-name="P2" draw:layer="layout" svg:width="1.27cm" svg:height="0.034cm" svg:x="14.372cm" svg:y="10.655cm" svg:viewBox="0 0 1271 35" draw:points="0,35 1271,35 1271,0 0,0">
          <text:p/>
        </draw:polygon>
        <draw:polygon draw:style-name="gr2" draw:text-style-name="P2" draw:layer="layout" svg:width="0.635cm" svg:height="0.034cm" svg:x="15.887cm" svg:y="10.655cm" svg:viewBox="0 0 636 35" draw:points="0,35 636,35 636,0 0,0">
          <text:p/>
        </draw:polygon>
        <draw:polygon draw:style-name="gr2" draw:text-style-name="P2" draw:layer="layout" svg:width="0.635cm" svg:height="0.034cm" svg:x="16.768cm" svg:y="10.655cm" svg:viewBox="0 0 636 35" draw:points="0,35 636,35 636,0 0,0">
          <text:p/>
        </draw:polygon>
        <draw:polygon draw:style-name="gr2" draw:text-style-name="P2" draw:layer="layout" svg:width="1.27cm" svg:height="0.034cm" svg:x="2.738cm" svg:y="11.167cm" svg:viewBox="0 0 1271 35" draw:points="0,35 1271,35 1271,0 0,0">
          <text:p/>
        </draw:polygon>
        <draw:polygon draw:style-name="gr2" draw:text-style-name="P2" draw:layer="layout" svg:width="0.635cm" svg:height="0.034cm" svg:x="4.254cm" svg:y="11.167cm" svg:viewBox="0 0 636 35" draw:points="0,35 636,35 636,0 0,0">
          <text:p/>
        </draw:polygon>
        <draw:polygon draw:style-name="gr2" draw:text-style-name="P2" draw:layer="layout" svg:width="0.635cm" svg:height="0.034cm" svg:x="5.135cm" svg:y="11.167cm" svg:viewBox="0 0 636 35" draw:points="0,35 636,35 636,0 0,0">
          <text:p/>
        </draw:polygon>
        <draw:polygon draw:style-name="gr2" draw:text-style-name="P2" draw:layer="layout" svg:width="0.635cm" svg:height="0.034cm" svg:x="6.015cm" svg:y="11.167cm" svg:viewBox="0 0 636 35" draw:points="0,35 636,35 636,0 0,0">
          <text:p/>
        </draw:polygon>
        <draw:polygon draw:style-name="gr2" draw:text-style-name="P2" draw:layer="layout" svg:width="1.27cm" svg:height="0.034cm" svg:x="8.555cm" svg:y="11.167cm" svg:viewBox="0 0 1271 35" draw:points="0,35 1271,35 1271,0 0,0">
          <text:p/>
        </draw:polygon>
        <draw:polygon draw:style-name="gr2" draw:text-style-name="P2" draw:layer="layout" svg:width="0.635cm" svg:height="0.034cm" svg:x="10.071cm" svg:y="11.167cm" svg:viewBox="0 0 636 35" draw:points="0,35 636,35 636,0 0,0">
          <text:p/>
        </draw:polygon>
        <draw:polygon draw:style-name="gr2" draw:text-style-name="P2" draw:layer="layout" svg:width="0.635cm" svg:height="0.034cm" svg:x="10.951cm" svg:y="11.167cm" svg:viewBox="0 0 636 35" draw:points="0,35 636,35 636,0 0,0">
          <text:p/>
        </draw:polygon>
        <draw:polygon draw:style-name="gr2" draw:text-style-name="P2" draw:layer="layout" svg:width="0.635cm" svg:height="0.034cm" svg:x="11.832cm" svg:y="11.167cm" svg:viewBox="0 0 636 35" draw:points="0,35 636,35 636,0 0,0">
          <text:p/>
        </draw:polygon>
        <draw:polygon draw:style-name="gr2" draw:text-style-name="P2" draw:layer="layout" svg:width="1.27cm" svg:height="0.034cm" svg:x="14.372cm" svg:y="11.167cm" svg:viewBox="0 0 1271 35" draw:points="0,35 1271,35 1271,0 0,0">
          <text:p/>
        </draw:polygon>
        <draw:polygon draw:style-name="gr2" draw:text-style-name="P2" draw:layer="layout" svg:width="0.635cm" svg:height="0.034cm" svg:x="15.887cm" svg:y="11.167cm" svg:viewBox="0 0 636 35" draw:points="0,35 636,35 636,0 0,0">
          <text:p/>
        </draw:polygon>
        <draw:polygon draw:style-name="gr2" draw:text-style-name="P2" draw:layer="layout" svg:width="0.635cm" svg:height="0.034cm" svg:x="16.768cm" svg:y="11.167cm" svg:viewBox="0 0 636 35" draw:points="0,35 636,35 636,0 0,0">
          <text:p/>
        </draw:polygon>
        <draw:polygon draw:style-name="gr2" draw:text-style-name="P2" draw:layer="layout" svg:width="1.27cm" svg:height="0.034cm" svg:x="2.738cm" svg:y="11.679cm" svg:viewBox="0 0 1271 35" draw:points="0,35 1271,35 1271,0 0,0">
          <text:p/>
        </draw:polygon>
        <draw:polygon draw:style-name="gr2" draw:text-style-name="P2" draw:layer="layout" svg:width="0.635cm" svg:height="0.034cm" svg:x="4.254cm" svg:y="11.679cm" svg:viewBox="0 0 636 35" draw:points="0,35 636,35 636,0 0,0">
          <text:p/>
        </draw:polygon>
        <draw:polygon draw:style-name="gr2" draw:text-style-name="P2" draw:layer="layout" svg:width="0.635cm" svg:height="0.034cm" svg:x="5.135cm" svg:y="11.679cm" svg:viewBox="0 0 636 35" draw:points="0,35 636,35 636,0 0,0">
          <text:p/>
        </draw:polygon>
        <draw:polygon draw:style-name="gr2" draw:text-style-name="P2" draw:layer="layout" svg:width="0.635cm" svg:height="0.034cm" svg:x="6.015cm" svg:y="11.679cm" svg:viewBox="0 0 636 35" draw:points="0,35 636,35 636,0 0,0">
          <text:p/>
        </draw:polygon>
        <draw:polygon draw:style-name="gr2" draw:text-style-name="P2" draw:layer="layout" svg:width="1.27cm" svg:height="0.034cm" svg:x="8.555cm" svg:y="11.679cm" svg:viewBox="0 0 1271 35" draw:points="0,35 1271,35 1271,0 0,0">
          <text:p/>
        </draw:polygon>
        <draw:polygon draw:style-name="gr2" draw:text-style-name="P2" draw:layer="layout" svg:width="0.635cm" svg:height="0.034cm" svg:x="10.071cm" svg:y="11.679cm" svg:viewBox="0 0 636 35" draw:points="0,35 636,35 636,0 0,0">
          <text:p/>
        </draw:polygon>
        <draw:polygon draw:style-name="gr2" draw:text-style-name="P2" draw:layer="layout" svg:width="0.635cm" svg:height="0.034cm" svg:x="10.951cm" svg:y="11.679cm" svg:viewBox="0 0 636 35" draw:points="0,35 636,35 636,0 0,0">
          <text:p/>
        </draw:polygon>
        <draw:polygon draw:style-name="gr2" draw:text-style-name="P2" draw:layer="layout" svg:width="0.635cm" svg:height="0.034cm" svg:x="11.832cm" svg:y="11.679cm" svg:viewBox="0 0 636 35" draw:points="0,35 636,35 636,0 0,0">
          <text:p/>
        </draw:polygon>
        <draw:polygon draw:style-name="gr2" draw:text-style-name="P2" draw:layer="layout" svg:width="1.27cm" svg:height="0.034cm" svg:x="14.372cm" svg:y="11.679cm" svg:viewBox="0 0 1271 35" draw:points="0,35 1271,35 1271,0 0,0">
          <text:p/>
        </draw:polygon>
        <draw:polygon draw:style-name="gr2" draw:text-style-name="P2" draw:layer="layout" svg:width="0.635cm" svg:height="0.034cm" svg:x="15.887cm" svg:y="11.679cm" svg:viewBox="0 0 636 35" draw:points="0,35 636,35 636,0 0,0">
          <text:p/>
        </draw:polygon>
        <draw:polygon draw:style-name="gr2" draw:text-style-name="P2" draw:layer="layout" svg:width="0.635cm" svg:height="0.034cm" svg:x="16.768cm" svg:y="11.679cm" svg:viewBox="0 0 636 35" draw:points="0,35 636,35 636,0 0,0">
          <text:p/>
        </draw:polygon>
        <draw:polygon draw:style-name="gr2" draw:text-style-name="P2" draw:layer="layout" svg:width="1.27cm" svg:height="0.034cm" svg:x="2.738cm" svg:y="12.191cm" svg:viewBox="0 0 1271 35" draw:points="0,35 1271,35 1271,0 0,0">
          <text:p/>
        </draw:polygon>
        <draw:polygon draw:style-name="gr2" draw:text-style-name="P2" draw:layer="layout" svg:width="0.635cm" svg:height="0.034cm" svg:x="4.254cm" svg:y="12.191cm" svg:viewBox="0 0 636 35" draw:points="0,35 636,35 636,0 0,0">
          <text:p/>
        </draw:polygon>
        <draw:polygon draw:style-name="gr2" draw:text-style-name="P2" draw:layer="layout" svg:width="0.635cm" svg:height="0.034cm" svg:x="5.135cm" svg:y="12.191cm" svg:viewBox="0 0 636 35" draw:points="0,35 636,35 636,0 0,0">
          <text:p/>
        </draw:polygon>
        <draw:polygon draw:style-name="gr2" draw:text-style-name="P2" draw:layer="layout" svg:width="0.635cm" svg:height="0.034cm" svg:x="6.015cm" svg:y="12.191cm" svg:viewBox="0 0 636 35" draw:points="0,35 636,35 636,0 0,0">
          <text:p/>
        </draw:polygon>
        <draw:polygon draw:style-name="gr2" draw:text-style-name="P2" draw:layer="layout" svg:width="1.27cm" svg:height="0.034cm" svg:x="8.555cm" svg:y="12.191cm" svg:viewBox="0 0 1271 35" draw:points="0,35 1271,35 1271,0 0,0">
          <text:p/>
        </draw:polygon>
        <draw:polygon draw:style-name="gr2" draw:text-style-name="P2" draw:layer="layout" svg:width="0.635cm" svg:height="0.034cm" svg:x="10.071cm" svg:y="12.191cm" svg:viewBox="0 0 636 35" draw:points="0,35 636,35 636,0 0,0">
          <text:p/>
        </draw:polygon>
        <draw:polygon draw:style-name="gr2" draw:text-style-name="P2" draw:layer="layout" svg:width="0.635cm" svg:height="0.034cm" svg:x="10.951cm" svg:y="12.191cm" svg:viewBox="0 0 636 35" draw:points="0,35 636,35 636,0 0,0">
          <text:p/>
        </draw:polygon>
        <draw:polygon draw:style-name="gr2" draw:text-style-name="P2" draw:layer="layout" svg:width="0.635cm" svg:height="0.034cm" svg:x="11.832cm" svg:y="12.191cm" svg:viewBox="0 0 636 35" draw:points="0,35 636,35 636,0 0,0">
          <text:p/>
        </draw:polygon>
        <draw:polygon draw:style-name="gr2" draw:text-style-name="P2" draw:layer="layout" svg:width="1.27cm" svg:height="0.034cm" svg:x="14.372cm" svg:y="12.191cm" svg:viewBox="0 0 1271 35" draw:points="0,35 1271,35 1271,0 0,0">
          <text:p/>
        </draw:polygon>
        <draw:polygon draw:style-name="gr2" draw:text-style-name="P2" draw:layer="layout" svg:width="0.635cm" svg:height="0.034cm" svg:x="15.887cm" svg:y="12.191cm" svg:viewBox="0 0 636 35" draw:points="0,35 636,35 636,0 0,0">
          <text:p/>
        </draw:polygon>
        <draw:polygon draw:style-name="gr2" draw:text-style-name="P2" draw:layer="layout" svg:width="0.635cm" svg:height="0.034cm" svg:x="16.768cm" svg:y="12.191cm" svg:viewBox="0 0 636 35" draw:points="0,35 636,35 636,0 0,0">
          <text:p/>
        </draw:polygon>
        <draw:polygon draw:style-name="gr2" draw:text-style-name="P2" draw:layer="layout" svg:width="1.27cm" svg:height="0.034cm" svg:x="2.738cm" svg:y="12.704cm" svg:viewBox="0 0 1271 35" draw:points="0,35 1271,35 1271,0 0,0">
          <text:p/>
        </draw:polygon>
        <draw:polygon draw:style-name="gr2" draw:text-style-name="P2" draw:layer="layout" svg:width="0.635cm" svg:height="0.034cm" svg:x="4.254cm" svg:y="12.704cm" svg:viewBox="0 0 636 35" draw:points="0,35 636,35 636,0 0,0">
          <text:p/>
        </draw:polygon>
        <draw:polygon draw:style-name="gr2" draw:text-style-name="P2" draw:layer="layout" svg:width="0.635cm" svg:height="0.034cm" svg:x="5.135cm" svg:y="12.704cm" svg:viewBox="0 0 636 35" draw:points="0,35 636,35 636,0 0,0">
          <text:p/>
        </draw:polygon>
        <draw:polygon draw:style-name="gr2" draw:text-style-name="P2" draw:layer="layout" svg:width="0.635cm" svg:height="0.034cm" svg:x="6.015cm" svg:y="12.704cm" svg:viewBox="0 0 636 35" draw:points="0,35 636,35 636,0 0,0">
          <text:p/>
        </draw:polygon>
        <draw:polygon draw:style-name="gr2" draw:text-style-name="P2" draw:layer="layout" svg:width="1.27cm" svg:height="0.034cm" svg:x="8.555cm" svg:y="12.704cm" svg:viewBox="0 0 1271 35" draw:points="0,35 1271,35 1271,0 0,0">
          <text:p/>
        </draw:polygon>
        <draw:polygon draw:style-name="gr2" draw:text-style-name="P2" draw:layer="layout" svg:width="0.635cm" svg:height="0.034cm" svg:x="10.071cm" svg:y="12.704cm" svg:viewBox="0 0 636 35" draw:points="0,35 636,35 636,0 0,0">
          <text:p/>
        </draw:polygon>
        <draw:polygon draw:style-name="gr2" draw:text-style-name="P2" draw:layer="layout" svg:width="0.635cm" svg:height="0.034cm" svg:x="10.951cm" svg:y="12.704cm" svg:viewBox="0 0 636 35" draw:points="0,35 636,35 636,0 0,0">
          <text:p/>
        </draw:polygon>
        <draw:polygon draw:style-name="gr2" draw:text-style-name="P2" draw:layer="layout" svg:width="0.635cm" svg:height="0.034cm" svg:x="11.832cm" svg:y="12.704cm" svg:viewBox="0 0 636 35" draw:points="0,35 636,35 636,0 0,0">
          <text:p/>
        </draw:polygon>
        <draw:polygon draw:style-name="gr2" draw:text-style-name="P2" draw:layer="layout" svg:width="1.27cm" svg:height="0.034cm" svg:x="14.372cm" svg:y="12.704cm" svg:viewBox="0 0 1271 35" draw:points="0,35 1271,35 1271,0 0,0">
          <text:p/>
        </draw:polygon>
        <draw:polygon draw:style-name="gr2" draw:text-style-name="P2" draw:layer="layout" svg:width="0.635cm" svg:height="0.034cm" svg:x="15.887cm" svg:y="12.704cm" svg:viewBox="0 0 636 35" draw:points="0,35 636,35 636,0 0,0">
          <text:p/>
        </draw:polygon>
        <draw:polygon draw:style-name="gr2" draw:text-style-name="P2" draw:layer="layout" svg:width="0.635cm" svg:height="0.034cm" svg:x="16.768cm" svg:y="12.704cm" svg:viewBox="0 0 636 35" draw:points="0,35 636,35 636,0 0,0">
          <text:p/>
        </draw:polygon>
        <draw:polygon draw:style-name="gr2" draw:text-style-name="P2" draw:layer="layout" svg:width="1.27cm" svg:height="0.035cm" svg:x="2.738cm" svg:y="13.216cm" svg:viewBox="0 0 1271 36" draw:points="0,36 1271,36 1271,0 0,0">
          <text:p/>
        </draw:polygon>
        <draw:polygon draw:style-name="gr2" draw:text-style-name="P2" draw:layer="layout" svg:width="0.635cm" svg:height="0.035cm" svg:x="4.254cm" svg:y="13.216cm" svg:viewBox="0 0 636 36" draw:points="0,36 636,36 636,0 0,0">
          <text:p/>
        </draw:polygon>
        <draw:polygon draw:style-name="gr2" draw:text-style-name="P2" draw:layer="layout" svg:width="0.635cm" svg:height="0.035cm" svg:x="5.135cm" svg:y="13.216cm" svg:viewBox="0 0 636 36" draw:points="0,36 636,36 636,0 0,0">
          <text:p/>
        </draw:polygon>
        <draw:polygon draw:style-name="gr2" draw:text-style-name="P2" draw:layer="layout" svg:width="0.635cm" svg:height="0.035cm" svg:x="6.015cm" svg:y="13.216cm" svg:viewBox="0 0 636 36" draw:points="0,36 636,36 636,0 0,0">
          <text:p/>
        </draw:polygon>
        <draw:polygon draw:style-name="gr2" draw:text-style-name="P2" draw:layer="layout" svg:width="1.27cm" svg:height="0.035cm" svg:x="8.555cm" svg:y="13.216cm" svg:viewBox="0 0 1271 36" draw:points="0,36 1271,36 1271,0 0,0">
          <text:p/>
        </draw:polygon>
        <draw:polygon draw:style-name="gr2" draw:text-style-name="P2" draw:layer="layout" svg:width="0.635cm" svg:height="0.035cm" svg:x="10.071cm" svg:y="13.216cm" svg:viewBox="0 0 636 36" draw:points="0,36 636,36 636,0 0,0">
          <text:p/>
        </draw:polygon>
        <draw:polygon draw:style-name="gr2" draw:text-style-name="P2" draw:layer="layout" svg:width="0.635cm" svg:height="0.035cm" svg:x="10.951cm" svg:y="13.216cm" svg:viewBox="0 0 636 36" draw:points="0,36 636,36 636,0 0,0">
          <text:p/>
        </draw:polygon>
        <draw:polygon draw:style-name="gr2" draw:text-style-name="P2" draw:layer="layout" svg:width="0.635cm" svg:height="0.035cm" svg:x="11.832cm" svg:y="13.216cm" svg:viewBox="0 0 636 36" draw:points="0,36 636,36 636,0 0,0">
          <text:p/>
        </draw:polygon>
        <draw:polygon draw:style-name="gr2" draw:text-style-name="P2" draw:layer="layout" svg:width="1.27cm" svg:height="0.035cm" svg:x="14.372cm" svg:y="13.216cm" svg:viewBox="0 0 1271 36" draw:points="0,36 1271,36 1271,0 0,0">
          <text:p/>
        </draw:polygon>
        <draw:polygon draw:style-name="gr2" draw:text-style-name="P2" draw:layer="layout" svg:width="0.635cm" svg:height="0.035cm" svg:x="15.887cm" svg:y="13.216cm" svg:viewBox="0 0 636 36" draw:points="0,36 636,36 636,0 0,0">
          <text:p/>
        </draw:polygon>
        <draw:polygon draw:style-name="gr2" draw:text-style-name="P2" draw:layer="layout" svg:width="0.635cm" svg:height="0.035cm" svg:x="16.768cm" svg:y="13.216cm" svg:viewBox="0 0 636 36" draw:points="0,36 636,36 636,0 0,0">
          <text:p/>
        </draw:polygon>
        <draw:polygon draw:style-name="gr2" draw:text-style-name="P2" draw:layer="layout" svg:width="1.27cm" svg:height="0.034cm" svg:x="2.738cm" svg:y="13.728cm" svg:viewBox="0 0 1271 35" draw:points="0,35 1271,35 1271,0 0,0">
          <text:p/>
        </draw:polygon>
        <draw:polygon draw:style-name="gr2" draw:text-style-name="P2" draw:layer="layout" svg:width="0.635cm" svg:height="0.034cm" svg:x="4.254cm" svg:y="13.728cm" svg:viewBox="0 0 636 35" draw:points="0,35 636,35 636,0 0,0">
          <text:p/>
        </draw:polygon>
        <draw:polygon draw:style-name="gr2" draw:text-style-name="P2" draw:layer="layout" svg:width="0.635cm" svg:height="0.034cm" svg:x="5.135cm" svg:y="13.728cm" svg:viewBox="0 0 636 35" draw:points="0,35 636,35 636,0 0,0">
          <text:p/>
        </draw:polygon>
        <draw:polygon draw:style-name="gr2" draw:text-style-name="P2" draw:layer="layout" svg:width="0.635cm" svg:height="0.034cm" svg:x="6.015cm" svg:y="13.728cm" svg:viewBox="0 0 636 35" draw:points="0,35 636,35 636,0 0,0">
          <text:p/>
        </draw:polygon>
        <draw:polygon draw:style-name="gr2" draw:text-style-name="P2" draw:layer="layout" svg:width="1.27cm" svg:height="0.034cm" svg:x="8.555cm" svg:y="13.728cm" svg:viewBox="0 0 1271 35" draw:points="0,35 1271,35 1271,0 0,0">
          <text:p/>
        </draw:polygon>
        <draw:polygon draw:style-name="gr2" draw:text-style-name="P2" draw:layer="layout" svg:width="0.635cm" svg:height="0.034cm" svg:x="10.071cm" svg:y="13.728cm" svg:viewBox="0 0 636 35" draw:points="0,35 636,35 636,0 0,0">
          <text:p/>
        </draw:polygon>
        <draw:polygon draw:style-name="gr2" draw:text-style-name="P2" draw:layer="layout" svg:width="0.635cm" svg:height="0.034cm" svg:x="10.951cm" svg:y="13.728cm" svg:viewBox="0 0 636 35" draw:points="0,35 636,35 636,0 0,0">
          <text:p/>
        </draw:polygon>
        <draw:polygon draw:style-name="gr2" draw:text-style-name="P2" draw:layer="layout" svg:width="0.635cm" svg:height="0.034cm" svg:x="11.832cm" svg:y="13.728cm" svg:viewBox="0 0 636 35" draw:points="0,35 636,35 636,0 0,0">
          <text:p/>
        </draw:polygon>
        <draw:polygon draw:style-name="gr2" draw:text-style-name="P2" draw:layer="layout" svg:width="1.27cm" svg:height="0.034cm" svg:x="14.372cm" svg:y="13.728cm" svg:viewBox="0 0 1271 35" draw:points="0,35 1271,35 1271,0 0,0">
          <text:p/>
        </draw:polygon>
        <draw:polygon draw:style-name="gr2" draw:text-style-name="P2" draw:layer="layout" svg:width="0.635cm" svg:height="0.034cm" svg:x="15.887cm" svg:y="13.728cm" svg:viewBox="0 0 636 35" draw:points="0,35 636,35 636,0 0,0">
          <text:p/>
        </draw:polygon>
        <draw:polygon draw:style-name="gr2" draw:text-style-name="P2" draw:layer="layout" svg:width="0.635cm" svg:height="0.034cm" svg:x="16.768cm" svg:y="13.728cm" svg:viewBox="0 0 636 35" draw:points="0,35 636,35 636,0 0,0">
          <text:p/>
        </draw:polygon>
        <draw:polygon draw:style-name="gr2" draw:text-style-name="P2" draw:layer="layout" svg:width="1.27cm" svg:height="0.034cm" svg:x="2.738cm" svg:y="14.24cm" svg:viewBox="0 0 1271 35" draw:points="0,35 1271,35 1271,0 0,0">
          <text:p/>
        </draw:polygon>
        <draw:polygon draw:style-name="gr2" draw:text-style-name="P2" draw:layer="layout" svg:width="0.635cm" svg:height="0.034cm" svg:x="4.254cm" svg:y="14.24cm" svg:viewBox="0 0 636 35" draw:points="0,35 636,35 636,0 0,0">
          <text:p/>
        </draw:polygon>
        <draw:polygon draw:style-name="gr2" draw:text-style-name="P2" draw:layer="layout" svg:width="0.635cm" svg:height="0.034cm" svg:x="5.135cm" svg:y="14.24cm" svg:viewBox="0 0 636 35" draw:points="0,35 636,35 636,0 0,0">
          <text:p/>
        </draw:polygon>
        <draw:polygon draw:style-name="gr2" draw:text-style-name="P2" draw:layer="layout" svg:width="0.635cm" svg:height="0.034cm" svg:x="6.015cm" svg:y="14.24cm" svg:viewBox="0 0 636 35" draw:points="0,35 636,35 636,0 0,0">
          <text:p/>
        </draw:polygon>
        <draw:polygon draw:style-name="gr2" draw:text-style-name="P2" draw:layer="layout" svg:width="1.27cm" svg:height="0.034cm" svg:x="8.555cm" svg:y="14.24cm" svg:viewBox="0 0 1271 35" draw:points="0,35 1271,35 1271,0 0,0">
          <text:p/>
        </draw:polygon>
        <draw:polygon draw:style-name="gr2" draw:text-style-name="P2" draw:layer="layout" svg:width="0.635cm" svg:height="0.034cm" svg:x="10.071cm" svg:y="14.24cm" svg:viewBox="0 0 636 35" draw:points="0,35 636,35 636,0 0,0">
          <text:p/>
        </draw:polygon>
        <draw:polygon draw:style-name="gr2" draw:text-style-name="P2" draw:layer="layout" svg:width="0.635cm" svg:height="0.034cm" svg:x="10.951cm" svg:y="14.24cm" svg:viewBox="0 0 636 35" draw:points="0,35 636,35 636,0 0,0">
          <text:p/>
        </draw:polygon>
        <draw:polygon draw:style-name="gr2" draw:text-style-name="P2" draw:layer="layout" svg:width="0.635cm" svg:height="0.034cm" svg:x="11.832cm" svg:y="14.24cm" svg:viewBox="0 0 636 35" draw:points="0,35 636,35 636,0 0,0">
          <text:p/>
        </draw:polygon>
        <draw:polygon draw:style-name="gr2" draw:text-style-name="P2" draw:layer="layout" svg:width="1.27cm" svg:height="0.034cm" svg:x="14.372cm" svg:y="14.24cm" svg:viewBox="0 0 1271 35" draw:points="0,35 1271,35 1271,0 0,0">
          <text:p/>
        </draw:polygon>
        <draw:polygon draw:style-name="gr2" draw:text-style-name="P2" draw:layer="layout" svg:width="0.635cm" svg:height="0.034cm" svg:x="15.887cm" svg:y="14.24cm" svg:viewBox="0 0 636 35" draw:points="0,35 636,35 636,0 0,0">
          <text:p/>
        </draw:polygon>
        <draw:polygon draw:style-name="gr2" draw:text-style-name="P2" draw:layer="layout" svg:width="0.635cm" svg:height="0.034cm" svg:x="16.768cm" svg:y="14.24cm" svg:viewBox="0 0 636 35" draw:points="0,35 636,35 636,0 0,0">
          <text:p/>
        </draw:polygon>
        <draw:polygon draw:style-name="gr2" draw:text-style-name="P2" draw:layer="layout" svg:width="1.27cm" svg:height="0.034cm" svg:x="2.738cm" svg:y="14.753cm" svg:viewBox="0 0 1271 35" draw:points="0,35 1271,35 1271,0 0,0">
          <text:p/>
        </draw:polygon>
        <draw:polygon draw:style-name="gr2" draw:text-style-name="P2" draw:layer="layout" svg:width="0.635cm" svg:height="0.034cm" svg:x="4.254cm" svg:y="14.753cm" svg:viewBox="0 0 636 35" draw:points="0,35 636,35 636,0 0,0">
          <text:p/>
        </draw:polygon>
        <draw:polygon draw:style-name="gr2" draw:text-style-name="P2" draw:layer="layout" svg:width="0.635cm" svg:height="0.034cm" svg:x="5.135cm" svg:y="14.753cm" svg:viewBox="0 0 636 35" draw:points="0,35 636,35 636,0 0,0">
          <text:p/>
        </draw:polygon>
        <draw:polygon draw:style-name="gr2" draw:text-style-name="P2" draw:layer="layout" svg:width="0.635cm" svg:height="0.034cm" svg:x="6.015cm" svg:y="14.753cm" svg:viewBox="0 0 636 35" draw:points="0,35 636,35 636,0 0,0">
          <text:p/>
        </draw:polygon>
        <draw:polygon draw:style-name="gr2" draw:text-style-name="P2" draw:layer="layout" svg:width="1.27cm" svg:height="0.034cm" svg:x="8.555cm" svg:y="14.753cm" svg:viewBox="0 0 1271 35" draw:points="0,35 1271,35 1271,0 0,0">
          <text:p/>
        </draw:polygon>
        <draw:polygon draw:style-name="gr2" draw:text-style-name="P2" draw:layer="layout" svg:width="0.635cm" svg:height="0.034cm" svg:x="10.071cm" svg:y="14.753cm" svg:viewBox="0 0 636 35" draw:points="0,35 636,35 636,0 0,0">
          <text:p/>
        </draw:polygon>
        <draw:polygon draw:style-name="gr2" draw:text-style-name="P2" draw:layer="layout" svg:width="0.635cm" svg:height="0.034cm" svg:x="10.951cm" svg:y="14.753cm" svg:viewBox="0 0 636 35" draw:points="0,35 636,35 636,0 0,0">
          <text:p/>
        </draw:polygon>
        <draw:polygon draw:style-name="gr2" draw:text-style-name="P2" draw:layer="layout" svg:width="0.635cm" svg:height="0.034cm" svg:x="11.832cm" svg:y="14.753cm" svg:viewBox="0 0 636 35" draw:points="0,35 636,35 636,0 0,0">
          <text:p/>
        </draw:polygon>
        <draw:polygon draw:style-name="gr2" draw:text-style-name="P2" draw:layer="layout" svg:width="1.27cm" svg:height="0.034cm" svg:x="14.372cm" svg:y="14.753cm" svg:viewBox="0 0 1271 35" draw:points="0,35 1271,35 1271,0 0,0">
          <text:p/>
        </draw:polygon>
        <draw:polygon draw:style-name="gr2" draw:text-style-name="P2" draw:layer="layout" svg:width="0.635cm" svg:height="0.034cm" svg:x="15.887cm" svg:y="14.753cm" svg:viewBox="0 0 636 35" draw:points="0,35 636,35 636,0 0,0">
          <text:p/>
        </draw:polygon>
        <draw:polygon draw:style-name="gr2" draw:text-style-name="P2" draw:layer="layout" svg:width="0.635cm" svg:height="0.034cm" svg:x="16.768cm" svg:y="14.753cm" svg:viewBox="0 0 636 35" draw:points="0,35 636,35 636,0 0,0">
          <text:p/>
        </draw:polygon>
        <draw:polygon draw:style-name="gr2" draw:text-style-name="P2" draw:layer="layout" svg:width="1.27cm" svg:height="0.034cm" svg:x="2.738cm" svg:y="15.265cm" svg:viewBox="0 0 1271 35" draw:points="0,35 1271,35 1271,0 0,0">
          <text:p/>
        </draw:polygon>
        <draw:polygon draw:style-name="gr2" draw:text-style-name="P2" draw:layer="layout" svg:width="0.635cm" svg:height="0.034cm" svg:x="4.254cm" svg:y="15.265cm" svg:viewBox="0 0 636 35" draw:points="0,35 636,35 636,0 0,0">
          <text:p/>
        </draw:polygon>
        <draw:polygon draw:style-name="gr2" draw:text-style-name="P2" draw:layer="layout" svg:width="0.635cm" svg:height="0.034cm" svg:x="5.135cm" svg:y="15.265cm" svg:viewBox="0 0 636 35" draw:points="0,35 636,35 636,0 0,0">
          <text:p/>
        </draw:polygon>
        <draw:polygon draw:style-name="gr2" draw:text-style-name="P2" draw:layer="layout" svg:width="0.635cm" svg:height="0.034cm" svg:x="6.015cm" svg:y="15.265cm" svg:viewBox="0 0 636 35" draw:points="0,35 636,35 636,0 0,0">
          <text:p/>
        </draw:polygon>
        <draw:polygon draw:style-name="gr2" draw:text-style-name="P2" draw:layer="layout" svg:width="1.27cm" svg:height="0.034cm" svg:x="8.555cm" svg:y="15.265cm" svg:viewBox="0 0 1271 35" draw:points="0,35 1271,35 1271,0 0,0">
          <text:p/>
        </draw:polygon>
        <draw:polygon draw:style-name="gr2" draw:text-style-name="P2" draw:layer="layout" svg:width="0.635cm" svg:height="0.034cm" svg:x="10.071cm" svg:y="15.265cm" svg:viewBox="0 0 636 35" draw:points="0,35 636,35 636,0 0,0">
          <text:p/>
        </draw:polygon>
        <draw:polygon draw:style-name="gr2" draw:text-style-name="P2" draw:layer="layout" svg:width="0.635cm" svg:height="0.034cm" svg:x="10.951cm" svg:y="15.265cm" svg:viewBox="0 0 636 35" draw:points="0,35 636,35 636,0 0,0">
          <text:p/>
        </draw:polygon>
        <draw:polygon draw:style-name="gr2" draw:text-style-name="P2" draw:layer="layout" svg:width="0.635cm" svg:height="0.034cm" svg:x="11.832cm" svg:y="15.265cm" svg:viewBox="0 0 636 35" draw:points="0,35 636,35 636,0 0,0">
          <text:p/>
        </draw:polygon>
        <draw:polygon draw:style-name="gr2" draw:text-style-name="P2" draw:layer="layout" svg:width="1.27cm" svg:height="0.034cm" svg:x="14.372cm" svg:y="15.265cm" svg:viewBox="0 0 1271 35" draw:points="0,35 1271,35 1271,0 0,0">
          <text:p/>
        </draw:polygon>
        <draw:polygon draw:style-name="gr2" draw:text-style-name="P2" draw:layer="layout" svg:width="0.635cm" svg:height="0.034cm" svg:x="15.887cm" svg:y="15.265cm" svg:viewBox="0 0 636 35" draw:points="0,35 636,35 636,0 0,0">
          <text:p/>
        </draw:polygon>
        <draw:polygon draw:style-name="gr2" draw:text-style-name="P2" draw:layer="layout" svg:width="0.635cm" svg:height="0.034cm" svg:x="16.768cm" svg:y="15.265cm" svg:viewBox="0 0 636 35" draw:points="0,35 636,35 636,0 0,0">
          <text:p/>
        </draw:polygon>
        <draw:polygon draw:style-name="gr2" draw:text-style-name="P2" draw:layer="layout" svg:width="1.27cm" svg:height="0.034cm" svg:x="2.738cm" svg:y="15.777cm" svg:viewBox="0 0 1271 35" draw:points="0,35 1271,35 1271,0 0,0">
          <text:p/>
        </draw:polygon>
        <draw:polygon draw:style-name="gr2" draw:text-style-name="P2" draw:layer="layout" svg:width="0.635cm" svg:height="0.034cm" svg:x="4.254cm" svg:y="15.777cm" svg:viewBox="0 0 636 35" draw:points="0,35 636,35 636,0 0,0">
          <text:p/>
        </draw:polygon>
        <draw:polygon draw:style-name="gr2" draw:text-style-name="P2" draw:layer="layout" svg:width="0.635cm" svg:height="0.034cm" svg:x="5.135cm" svg:y="15.777cm" svg:viewBox="0 0 636 35" draw:points="0,35 636,35 636,0 0,0">
          <text:p/>
        </draw:polygon>
        <draw:polygon draw:style-name="gr2" draw:text-style-name="P2" draw:layer="layout" svg:width="0.635cm" svg:height="0.034cm" svg:x="6.015cm" svg:y="15.777cm" svg:viewBox="0 0 636 35" draw:points="0,35 636,35 636,0 0,0">
          <text:p/>
        </draw:polygon>
        <draw:polygon draw:style-name="gr2" draw:text-style-name="P2" draw:layer="layout" svg:width="1.27cm" svg:height="0.034cm" svg:x="8.555cm" svg:y="15.777cm" svg:viewBox="0 0 1271 35" draw:points="0,35 1271,35 1271,0 0,0">
          <text:p/>
        </draw:polygon>
        <draw:polygon draw:style-name="gr2" draw:text-style-name="P2" draw:layer="layout" svg:width="0.635cm" svg:height="0.034cm" svg:x="10.071cm" svg:y="15.777cm" svg:viewBox="0 0 636 35" draw:points="0,35 636,35 636,0 0,0">
          <text:p/>
        </draw:polygon>
        <draw:polygon draw:style-name="gr2" draw:text-style-name="P2" draw:layer="layout" svg:width="0.635cm" svg:height="0.034cm" svg:x="10.951cm" svg:y="15.777cm" svg:viewBox="0 0 636 35" draw:points="0,35 636,35 636,0 0,0">
          <text:p/>
        </draw:polygon>
        <draw:polygon draw:style-name="gr2" draw:text-style-name="P2" draw:layer="layout" svg:width="0.635cm" svg:height="0.034cm" svg:x="11.832cm" svg:y="15.777cm" svg:viewBox="0 0 636 35" draw:points="0,35 636,35 636,0 0,0">
          <text:p/>
        </draw:polygon>
        <draw:polygon draw:style-name="gr2" draw:text-style-name="P2" draw:layer="layout" svg:width="1.27cm" svg:height="0.034cm" svg:x="14.372cm" svg:y="15.777cm" svg:viewBox="0 0 1271 35" draw:points="0,35 1271,35 1271,0 0,0">
          <text:p/>
        </draw:polygon>
        <draw:polygon draw:style-name="gr2" draw:text-style-name="P2" draw:layer="layout" svg:width="0.635cm" svg:height="0.034cm" svg:x="15.887cm" svg:y="15.777cm" svg:viewBox="0 0 636 35" draw:points="0,35 636,35 636,0 0,0">
          <text:p/>
        </draw:polygon>
        <draw:polygon draw:style-name="gr2" draw:text-style-name="P2" draw:layer="layout" svg:width="0.635cm" svg:height="0.034cm" svg:x="16.768cm" svg:y="15.777cm" svg:viewBox="0 0 636 35" draw:points="0,35 636,35 636,0 0,0">
          <text:p/>
        </draw:polygon>
        <draw:polygon draw:style-name="gr2" draw:text-style-name="P2" draw:layer="layout" svg:width="1.27cm" svg:height="0.034cm" svg:x="2.738cm" svg:y="16.289cm" svg:viewBox="0 0 1271 35" draw:points="0,35 1271,35 1271,0 0,0">
          <text:p/>
        </draw:polygon>
        <draw:polygon draw:style-name="gr2" draw:text-style-name="P2" draw:layer="layout" svg:width="0.635cm" svg:height="0.034cm" svg:x="4.254cm" svg:y="16.289cm" svg:viewBox="0 0 636 35" draw:points="0,35 636,35 636,0 0,0">
          <text:p/>
        </draw:polygon>
        <draw:polygon draw:style-name="gr2" draw:text-style-name="P2" draw:layer="layout" svg:width="0.635cm" svg:height="0.034cm" svg:x="5.135cm" svg:y="16.289cm" svg:viewBox="0 0 636 35" draw:points="0,35 636,35 636,0 0,0">
          <text:p/>
        </draw:polygon>
        <draw:polygon draw:style-name="gr2" draw:text-style-name="P2" draw:layer="layout" svg:width="0.635cm" svg:height="0.034cm" svg:x="6.015cm" svg:y="16.289cm" svg:viewBox="0 0 636 35" draw:points="0,35 636,35 636,0 0,0">
          <text:p/>
        </draw:polygon>
        <draw:polygon draw:style-name="gr2" draw:text-style-name="P2" draw:layer="layout" svg:width="1.27cm" svg:height="0.034cm" svg:x="8.555cm" svg:y="16.289cm" svg:viewBox="0 0 1271 35" draw:points="0,35 1271,35 1271,0 0,0">
          <text:p/>
        </draw:polygon>
        <draw:polygon draw:style-name="gr2" draw:text-style-name="P2" draw:layer="layout" svg:width="0.635cm" svg:height="0.034cm" svg:x="10.071cm" svg:y="16.289cm" svg:viewBox="0 0 636 35" draw:points="0,35 636,35 636,0 0,0">
          <text:p/>
        </draw:polygon>
        <draw:polygon draw:style-name="gr2" draw:text-style-name="P2" draw:layer="layout" svg:width="0.635cm" svg:height="0.034cm" svg:x="10.951cm" svg:y="16.289cm" svg:viewBox="0 0 636 35" draw:points="0,35 636,35 636,0 0,0">
          <text:p/>
        </draw:polygon>
        <draw:polygon draw:style-name="gr2" draw:text-style-name="P2" draw:layer="layout" svg:width="0.635cm" svg:height="0.034cm" svg:x="11.832cm" svg:y="16.289cm" svg:viewBox="0 0 636 35" draw:points="0,35 636,35 636,0 0,0">
          <text:p/>
        </draw:polygon>
        <draw:polygon draw:style-name="gr2" draw:text-style-name="P2" draw:layer="layout" svg:width="1.27cm" svg:height="0.034cm" svg:x="14.372cm" svg:y="16.289cm" svg:viewBox="0 0 1271 35" draw:points="0,35 1271,35 1271,0 0,0">
          <text:p/>
        </draw:polygon>
        <draw:polygon draw:style-name="gr2" draw:text-style-name="P2" draw:layer="layout" svg:width="0.635cm" svg:height="0.034cm" svg:x="15.887cm" svg:y="16.289cm" svg:viewBox="0 0 636 35" draw:points="0,35 636,35 636,0 0,0">
          <text:p/>
        </draw:polygon>
        <draw:polygon draw:style-name="gr2" draw:text-style-name="P2" draw:layer="layout" svg:width="0.635cm" svg:height="0.034cm" svg:x="16.768cm" svg:y="16.289cm" svg:viewBox="0 0 636 35" draw:points="0,35 636,35 636,0 0,0">
          <text:p/>
        </draw:polygon>
        <draw:polygon draw:style-name="gr2" draw:text-style-name="P2" draw:layer="layout" svg:width="1.27cm" svg:height="0.033cm" svg:x="2.738cm" svg:y="16.802cm" svg:viewBox="0 0 1271 34" draw:points="0,34 1271,34 1271,0 0,0">
          <text:p/>
        </draw:polygon>
        <draw:polygon draw:style-name="gr2" draw:text-style-name="P2" draw:layer="layout" svg:width="0.635cm" svg:height="0.033cm" svg:x="4.254cm" svg:y="16.802cm" svg:viewBox="0 0 636 34" draw:points="0,34 636,34 636,0 0,0">
          <text:p/>
        </draw:polygon>
        <draw:polygon draw:style-name="gr2" draw:text-style-name="P2" draw:layer="layout" svg:width="0.635cm" svg:height="0.033cm" svg:x="5.135cm" svg:y="16.802cm" svg:viewBox="0 0 636 34" draw:points="0,34 636,34 636,0 0,0">
          <text:p/>
        </draw:polygon>
        <draw:polygon draw:style-name="gr2" draw:text-style-name="P2" draw:layer="layout" svg:width="0.635cm" svg:height="0.033cm" svg:x="6.015cm" svg:y="16.802cm" svg:viewBox="0 0 636 34" draw:points="0,34 636,34 636,0 0,0">
          <text:p/>
        </draw:polygon>
        <draw:polygon draw:style-name="gr2" draw:text-style-name="P2" draw:layer="layout" svg:width="1.27cm" svg:height="0.033cm" svg:x="8.555cm" svg:y="16.802cm" svg:viewBox="0 0 1271 34" draw:points="0,34 1271,34 1271,0 0,0">
          <text:p/>
        </draw:polygon>
        <draw:polygon draw:style-name="gr2" draw:text-style-name="P2" draw:layer="layout" svg:width="0.635cm" svg:height="0.033cm" svg:x="10.071cm" svg:y="16.802cm" svg:viewBox="0 0 636 34" draw:points="0,34 636,34 636,0 0,0">
          <text:p/>
        </draw:polygon>
        <draw:polygon draw:style-name="gr2" draw:text-style-name="P2" draw:layer="layout" svg:width="0.635cm" svg:height="0.033cm" svg:x="10.951cm" svg:y="16.802cm" svg:viewBox="0 0 636 34" draw:points="0,34 636,34 636,0 0,0">
          <text:p/>
        </draw:polygon>
        <draw:polygon draw:style-name="gr2" draw:text-style-name="P2" draw:layer="layout" svg:width="0.635cm" svg:height="0.033cm" svg:x="11.832cm" svg:y="16.802cm" svg:viewBox="0 0 636 34" draw:points="0,34 636,34 636,0 0,0">
          <text:p/>
        </draw:polygon>
        <draw:polygon draw:style-name="gr2" draw:text-style-name="P2" draw:layer="layout" svg:width="1.27cm" svg:height="0.033cm" svg:x="14.372cm" svg:y="16.802cm" svg:viewBox="0 0 1271 34" draw:points="0,34 1271,34 1271,0 0,0">
          <text:p/>
        </draw:polygon>
        <draw:polygon draw:style-name="gr2" draw:text-style-name="P2" draw:layer="layout" svg:width="0.635cm" svg:height="0.033cm" svg:x="15.887cm" svg:y="16.802cm" svg:viewBox="0 0 636 34" draw:points="0,34 636,34 636,0 0,0">
          <text:p/>
        </draw:polygon>
        <draw:polygon draw:style-name="gr2" draw:text-style-name="P2" draw:layer="layout" svg:width="0.635cm" svg:height="0.033cm" svg:x="16.768cm" svg:y="16.802cm" svg:viewBox="0 0 636 34" draw:points="0,34 636,34 636,0 0,0">
          <text:p/>
        </draw:polygon>
        <draw:polygon draw:style-name="gr2" draw:text-style-name="P2" draw:layer="layout" svg:width="1.27cm" svg:height="0.034cm" svg:x="2.738cm" svg:y="17.314cm" svg:viewBox="0 0 1271 35" draw:points="0,35 1271,35 1271,0 0,0">
          <text:p/>
        </draw:polygon>
        <draw:polygon draw:style-name="gr2" draw:text-style-name="P2" draw:layer="layout" svg:width="0.635cm" svg:height="0.034cm" svg:x="4.254cm" svg:y="17.314cm" svg:viewBox="0 0 636 35" draw:points="0,35 636,35 636,0 0,0">
          <text:p/>
        </draw:polygon>
        <draw:polygon draw:style-name="gr2" draw:text-style-name="P2" draw:layer="layout" svg:width="0.635cm" svg:height="0.034cm" svg:x="5.135cm" svg:y="17.314cm" svg:viewBox="0 0 636 35" draw:points="0,35 636,35 636,0 0,0">
          <text:p/>
        </draw:polygon>
        <draw:polygon draw:style-name="gr2" draw:text-style-name="P2" draw:layer="layout" svg:width="0.635cm" svg:height="0.034cm" svg:x="6.015cm" svg:y="17.314cm" svg:viewBox="0 0 636 35" draw:points="0,35 636,35 636,0 0,0">
          <text:p/>
        </draw:polygon>
        <draw:polygon draw:style-name="gr2" draw:text-style-name="P2" draw:layer="layout" svg:width="1.27cm" svg:height="0.034cm" svg:x="8.555cm" svg:y="17.314cm" svg:viewBox="0 0 1271 35" draw:points="0,35 1271,35 1271,0 0,0">
          <text:p/>
        </draw:polygon>
        <draw:polygon draw:style-name="gr2" draw:text-style-name="P2" draw:layer="layout" svg:width="0.635cm" svg:height="0.034cm" svg:x="10.071cm" svg:y="17.314cm" svg:viewBox="0 0 636 35" draw:points="0,35 636,35 636,0 0,0">
          <text:p/>
        </draw:polygon>
        <draw:polygon draw:style-name="gr2" draw:text-style-name="P2" draw:layer="layout" svg:width="0.635cm" svg:height="0.034cm" svg:x="10.951cm" svg:y="17.314cm" svg:viewBox="0 0 636 35" draw:points="0,35 636,35 636,0 0,0">
          <text:p/>
        </draw:polygon>
        <draw:polygon draw:style-name="gr2" draw:text-style-name="P2" draw:layer="layout" svg:width="0.635cm" svg:height="0.034cm" svg:x="11.832cm" svg:y="17.314cm" svg:viewBox="0 0 636 35" draw:points="0,35 636,35 636,0 0,0">
          <text:p/>
        </draw:polygon>
        <draw:polygon draw:style-name="gr2" draw:text-style-name="P2" draw:layer="layout" svg:width="1.27cm" svg:height="0.034cm" svg:x="14.372cm" svg:y="17.314cm" svg:viewBox="0 0 1271 35" draw:points="0,35 1271,35 1271,0 0,0">
          <text:p/>
        </draw:polygon>
        <draw:polygon draw:style-name="gr2" draw:text-style-name="P2" draw:layer="layout" svg:width="0.635cm" svg:height="0.034cm" svg:x="15.887cm" svg:y="17.314cm" svg:viewBox="0 0 636 35" draw:points="0,35 636,35 636,0 0,0">
          <text:p/>
        </draw:polygon>
        <draw:polygon draw:style-name="gr2" draw:text-style-name="P2" draw:layer="layout" svg:width="0.635cm" svg:height="0.034cm" svg:x="16.768cm" svg:y="17.314cm" svg:viewBox="0 0 636 35" draw:points="0,35 636,35 636,0 0,0">
          <text:p/>
        </draw:polygon>
        <draw:polygon draw:style-name="gr2" draw:text-style-name="P2" draw:layer="layout" svg:width="1.27cm" svg:height="0.034cm" svg:x="2.738cm" svg:y="17.826cm" svg:viewBox="0 0 1271 35" draw:points="0,35 1271,35 1271,0 0,0">
          <text:p/>
        </draw:polygon>
        <draw:polygon draw:style-name="gr2" draw:text-style-name="P2" draw:layer="layout" svg:width="0.635cm" svg:height="0.034cm" svg:x="4.254cm" svg:y="17.826cm" svg:viewBox="0 0 636 35" draw:points="0,35 636,35 636,0 0,0">
          <text:p/>
        </draw:polygon>
        <draw:polygon draw:style-name="gr2" draw:text-style-name="P2" draw:layer="layout" svg:width="0.635cm" svg:height="0.034cm" svg:x="5.135cm" svg:y="17.826cm" svg:viewBox="0 0 636 35" draw:points="0,35 636,35 636,0 0,0">
          <text:p/>
        </draw:polygon>
        <draw:polygon draw:style-name="gr2" draw:text-style-name="P2" draw:layer="layout" svg:width="0.635cm" svg:height="0.034cm" svg:x="6.015cm" svg:y="17.826cm" svg:viewBox="0 0 636 35" draw:points="0,35 636,35 636,0 0,0">
          <text:p/>
        </draw:polygon>
        <draw:polygon draw:style-name="gr2" draw:text-style-name="P2" draw:layer="layout" svg:width="1.27cm" svg:height="0.034cm" svg:x="8.555cm" svg:y="17.826cm" svg:viewBox="0 0 1271 35" draw:points="0,35 1271,35 1271,0 0,0">
          <text:p/>
        </draw:polygon>
        <draw:polygon draw:style-name="gr2" draw:text-style-name="P2" draw:layer="layout" svg:width="0.635cm" svg:height="0.034cm" svg:x="10.071cm" svg:y="17.826cm" svg:viewBox="0 0 636 35" draw:points="0,35 636,35 636,0 0,0">
          <text:p/>
        </draw:polygon>
        <draw:polygon draw:style-name="gr2" draw:text-style-name="P2" draw:layer="layout" svg:width="0.635cm" svg:height="0.034cm" svg:x="10.951cm" svg:y="17.826cm" svg:viewBox="0 0 636 35" draw:points="0,35 636,35 636,0 0,0">
          <text:p/>
        </draw:polygon>
        <draw:polygon draw:style-name="gr2" draw:text-style-name="P2" draw:layer="layout" svg:width="0.635cm" svg:height="0.034cm" svg:x="11.832cm" svg:y="17.826cm" svg:viewBox="0 0 636 35" draw:points="0,35 636,35 636,0 0,0">
          <text:p/>
        </draw:polygon>
        <draw:polygon draw:style-name="gr2" draw:text-style-name="P2" draw:layer="layout" svg:width="1.27cm" svg:height="0.034cm" svg:x="14.372cm" svg:y="17.826cm" svg:viewBox="0 0 1271 35" draw:points="0,35 1271,35 1271,0 0,0">
          <text:p/>
        </draw:polygon>
        <draw:polygon draw:style-name="gr2" draw:text-style-name="P2" draw:layer="layout" svg:width="0.635cm" svg:height="0.034cm" svg:x="15.887cm" svg:y="17.826cm" svg:viewBox="0 0 636 35" draw:points="0,35 636,35 636,0 0,0">
          <text:p/>
        </draw:polygon>
        <draw:polygon draw:style-name="gr2" draw:text-style-name="P2" draw:layer="layout" svg:width="0.635cm" svg:height="0.034cm" svg:x="16.768cm" svg:y="17.826cm" svg:viewBox="0 0 636 35" draw:points="0,35 636,35 636,0 0,0">
          <text:p/>
        </draw:polygon>
        <draw:polygon draw:style-name="gr2" draw:text-style-name="P2" draw:layer="layout" svg:width="1.27cm" svg:height="0.034cm" svg:x="2.738cm" svg:y="18.338cm" svg:viewBox="0 0 1271 35" draw:points="0,35 1271,35 1271,0 0,0">
          <text:p/>
        </draw:polygon>
        <draw:polygon draw:style-name="gr2" draw:text-style-name="P2" draw:layer="layout" svg:width="0.635cm" svg:height="0.034cm" svg:x="4.254cm" svg:y="18.338cm" svg:viewBox="0 0 636 35" draw:points="0,35 636,35 636,0 0,0">
          <text:p/>
        </draw:polygon>
        <draw:polygon draw:style-name="gr2" draw:text-style-name="P2" draw:layer="layout" svg:width="0.635cm" svg:height="0.034cm" svg:x="5.135cm" svg:y="18.338cm" svg:viewBox="0 0 636 35" draw:points="0,35 636,35 636,0 0,0">
          <text:p/>
        </draw:polygon>
        <draw:polygon draw:style-name="gr2" draw:text-style-name="P2" draw:layer="layout" svg:width="0.635cm" svg:height="0.034cm" svg:x="6.015cm" svg:y="18.338cm" svg:viewBox="0 0 636 35" draw:points="0,35 636,35 636,0 0,0">
          <text:p/>
        </draw:polygon>
        <draw:polygon draw:style-name="gr2" draw:text-style-name="P2" draw:layer="layout" svg:width="1.27cm" svg:height="0.034cm" svg:x="8.555cm" svg:y="18.338cm" svg:viewBox="0 0 1271 35" draw:points="0,35 1271,35 1271,0 0,0">
          <text:p/>
        </draw:polygon>
        <draw:polygon draw:style-name="gr2" draw:text-style-name="P2" draw:layer="layout" svg:width="0.635cm" svg:height="0.034cm" svg:x="10.071cm" svg:y="18.338cm" svg:viewBox="0 0 636 35" draw:points="0,35 636,35 636,0 0,0">
          <text:p/>
        </draw:polygon>
        <draw:polygon draw:style-name="gr2" draw:text-style-name="P2" draw:layer="layout" svg:width="0.635cm" svg:height="0.034cm" svg:x="10.951cm" svg:y="18.338cm" svg:viewBox="0 0 636 35" draw:points="0,35 636,35 636,0 0,0">
          <text:p/>
        </draw:polygon>
        <draw:polygon draw:style-name="gr2" draw:text-style-name="P2" draw:layer="layout" svg:width="0.635cm" svg:height="0.034cm" svg:x="11.832cm" svg:y="18.338cm" svg:viewBox="0 0 636 35" draw:points="0,35 636,35 636,0 0,0">
          <text:p/>
        </draw:polygon>
        <draw:polygon draw:style-name="gr2" draw:text-style-name="P2" draw:layer="layout" svg:width="1.27cm" svg:height="0.034cm" svg:x="14.372cm" svg:y="18.338cm" svg:viewBox="0 0 1271 35" draw:points="0,35 1271,35 1271,0 0,0">
          <text:p/>
        </draw:polygon>
        <draw:polygon draw:style-name="gr2" draw:text-style-name="P2" draw:layer="layout" svg:width="0.635cm" svg:height="0.034cm" svg:x="15.887cm" svg:y="18.338cm" svg:viewBox="0 0 636 35" draw:points="0,35 636,35 636,0 0,0">
          <text:p/>
        </draw:polygon>
        <draw:polygon draw:style-name="gr2" draw:text-style-name="P2" draw:layer="layout" svg:width="0.635cm" svg:height="0.034cm" svg:x="16.768cm" svg:y="18.338cm" svg:viewBox="0 0 636 35" draw:points="0,35 636,35 636,0 0,0">
          <text:p/>
        </draw:polygon>
        <draw:polygon draw:style-name="gr2" draw:text-style-name="P2" draw:layer="layout" svg:width="1.27cm" svg:height="0.033cm" svg:x="2.738cm" svg:y="18.851cm" svg:viewBox="0 0 1271 34" draw:points="0,34 1271,34 1271,0 0,0">
          <text:p/>
        </draw:polygon>
        <draw:polygon draw:style-name="gr2" draw:text-style-name="P2" draw:layer="layout" svg:width="0.635cm" svg:height="0.033cm" svg:x="4.254cm" svg:y="18.851cm" svg:viewBox="0 0 636 34" draw:points="0,34 636,34 636,0 0,0">
          <text:p/>
        </draw:polygon>
        <draw:polygon draw:style-name="gr2" draw:text-style-name="P2" draw:layer="layout" svg:width="0.635cm" svg:height="0.033cm" svg:x="5.135cm" svg:y="18.851cm" svg:viewBox="0 0 636 34" draw:points="0,34 636,34 636,0 0,0">
          <text:p/>
        </draw:polygon>
        <draw:polygon draw:style-name="gr2" draw:text-style-name="P2" draw:layer="layout" svg:width="0.635cm" svg:height="0.033cm" svg:x="6.015cm" svg:y="18.851cm" svg:viewBox="0 0 636 34" draw:points="0,34 636,34 636,0 0,0">
          <text:p/>
        </draw:polygon>
        <draw:polygon draw:style-name="gr2" draw:text-style-name="P2" draw:layer="layout" svg:width="1.27cm" svg:height="0.033cm" svg:x="8.555cm" svg:y="18.851cm" svg:viewBox="0 0 1271 34" draw:points="0,34 1271,34 1271,0 0,0">
          <text:p/>
        </draw:polygon>
        <draw:polygon draw:style-name="gr2" draw:text-style-name="P2" draw:layer="layout" svg:width="0.635cm" svg:height="0.033cm" svg:x="10.071cm" svg:y="18.851cm" svg:viewBox="0 0 636 34" draw:points="0,34 636,34 636,0 0,0">
          <text:p/>
        </draw:polygon>
        <draw:polygon draw:style-name="gr2" draw:text-style-name="P2" draw:layer="layout" svg:width="0.635cm" svg:height="0.033cm" svg:x="10.951cm" svg:y="18.851cm" svg:viewBox="0 0 636 34" draw:points="0,34 636,34 636,0 0,0">
          <text:p/>
        </draw:polygon>
        <draw:polygon draw:style-name="gr2" draw:text-style-name="P2" draw:layer="layout" svg:width="0.635cm" svg:height="0.033cm" svg:x="11.832cm" svg:y="18.851cm" svg:viewBox="0 0 636 34" draw:points="0,34 636,34 636,0 0,0">
          <text:p/>
        </draw:polygon>
        <draw:polygon draw:style-name="gr2" draw:text-style-name="P2" draw:layer="layout" svg:width="1.27cm" svg:height="0.033cm" svg:x="14.372cm" svg:y="18.851cm" svg:viewBox="0 0 1271 34" draw:points="0,34 1271,34 1271,0 0,0">
          <text:p/>
        </draw:polygon>
        <draw:polygon draw:style-name="gr2" draw:text-style-name="P2" draw:layer="layout" svg:width="0.635cm" svg:height="0.033cm" svg:x="15.887cm" svg:y="18.851cm" svg:viewBox="0 0 636 34" draw:points="0,34 636,34 636,0 0,0">
          <text:p/>
        </draw:polygon>
        <draw:polygon draw:style-name="gr2" draw:text-style-name="P2" draw:layer="layout" svg:width="0.635cm" svg:height="0.033cm" svg:x="16.768cm" svg:y="18.851cm" svg:viewBox="0 0 636 34" draw:points="0,34 636,34 636,0 0,0">
          <text:p/>
        </draw:polygon>
        <draw:polygon draw:style-name="gr2" draw:text-style-name="P2" draw:layer="layout" svg:width="1.27cm" svg:height="0.034cm" svg:x="2.738cm" svg:y="19.363cm" svg:viewBox="0 0 1271 35" draw:points="0,35 1271,35 1271,0 0,0">
          <text:p/>
        </draw:polygon>
        <draw:polygon draw:style-name="gr2" draw:text-style-name="P2" draw:layer="layout" svg:width="0.635cm" svg:height="0.034cm" svg:x="4.254cm" svg:y="19.363cm" svg:viewBox="0 0 636 35" draw:points="0,35 636,35 636,0 0,0">
          <text:p/>
        </draw:polygon>
        <draw:polygon draw:style-name="gr2" draw:text-style-name="P2" draw:layer="layout" svg:width="0.635cm" svg:height="0.034cm" svg:x="5.135cm" svg:y="19.363cm" svg:viewBox="0 0 636 35" draw:points="0,35 636,35 636,0 0,0">
          <text:p/>
        </draw:polygon>
        <draw:polygon draw:style-name="gr2" draw:text-style-name="P2" draw:layer="layout" svg:width="0.635cm" svg:height="0.034cm" svg:x="6.015cm" svg:y="19.363cm" svg:viewBox="0 0 636 35" draw:points="0,35 636,35 636,0 0,0">
          <text:p/>
        </draw:polygon>
        <draw:polygon draw:style-name="gr2" draw:text-style-name="P2" draw:layer="layout" svg:width="1.27cm" svg:height="0.034cm" svg:x="8.555cm" svg:y="19.363cm" svg:viewBox="0 0 1271 35" draw:points="0,35 1271,35 1271,0 0,0">
          <text:p/>
        </draw:polygon>
        <draw:polygon draw:style-name="gr2" draw:text-style-name="P2" draw:layer="layout" svg:width="0.635cm" svg:height="0.034cm" svg:x="10.071cm" svg:y="19.363cm" svg:viewBox="0 0 636 35" draw:points="0,35 636,35 636,0 0,0">
          <text:p/>
        </draw:polygon>
        <draw:polygon draw:style-name="gr2" draw:text-style-name="P2" draw:layer="layout" svg:width="0.635cm" svg:height="0.034cm" svg:x="10.951cm" svg:y="19.363cm" svg:viewBox="0 0 636 35" draw:points="0,35 636,35 636,0 0,0">
          <text:p/>
        </draw:polygon>
        <draw:polygon draw:style-name="gr2" draw:text-style-name="P2" draw:layer="layout" svg:width="0.635cm" svg:height="0.034cm" svg:x="11.832cm" svg:y="19.363cm" svg:viewBox="0 0 636 35" draw:points="0,35 636,35 636,0 0,0">
          <text:p/>
        </draw:polygon>
        <draw:polygon draw:style-name="gr2" draw:text-style-name="P2" draw:layer="layout" svg:width="1.27cm" svg:height="0.034cm" svg:x="14.372cm" svg:y="19.363cm" svg:viewBox="0 0 1271 35" draw:points="0,35 1271,35 1271,0 0,0">
          <text:p/>
        </draw:polygon>
        <draw:polygon draw:style-name="gr2" draw:text-style-name="P2" draw:layer="layout" svg:width="0.635cm" svg:height="0.034cm" svg:x="15.887cm" svg:y="19.363cm" svg:viewBox="0 0 636 35" draw:points="0,35 636,35 636,0 0,0">
          <text:p/>
        </draw:polygon>
        <draw:polygon draw:style-name="gr2" draw:text-style-name="P2" draw:layer="layout" svg:width="0.635cm" svg:height="0.034cm" svg:x="16.768cm" svg:y="19.363cm" svg:viewBox="0 0 636 35" draw:points="0,35 636,35 636,0 0,0">
          <text:p/>
        </draw:polygon>
        <draw:polygon draw:style-name="gr2" draw:text-style-name="P2" draw:layer="layout" svg:width="1.27cm" svg:height="0.034cm" svg:x="2.738cm" svg:y="19.875cm" svg:viewBox="0 0 1271 35" draw:points="0,35 1271,35 1271,0 0,0">
          <text:p/>
        </draw:polygon>
        <draw:polygon draw:style-name="gr2" draw:text-style-name="P2" draw:layer="layout" svg:width="0.635cm" svg:height="0.034cm" svg:x="4.254cm" svg:y="19.875cm" svg:viewBox="0 0 636 35" draw:points="0,35 636,35 636,0 0,0">
          <text:p/>
        </draw:polygon>
        <draw:polygon draw:style-name="gr2" draw:text-style-name="P2" draw:layer="layout" svg:width="0.635cm" svg:height="0.034cm" svg:x="5.135cm" svg:y="19.875cm" svg:viewBox="0 0 636 35" draw:points="0,35 636,35 636,0 0,0">
          <text:p/>
        </draw:polygon>
        <draw:polygon draw:style-name="gr2" draw:text-style-name="P2" draw:layer="layout" svg:width="0.635cm" svg:height="0.034cm" svg:x="6.015cm" svg:y="19.875cm" svg:viewBox="0 0 636 35" draw:points="0,35 636,35 636,0 0,0">
          <text:p/>
        </draw:polygon>
        <draw:polygon draw:style-name="gr2" draw:text-style-name="P2" draw:layer="layout" svg:width="1.27cm" svg:height="0.034cm" svg:x="8.555cm" svg:y="19.875cm" svg:viewBox="0 0 1271 35" draw:points="0,35 1271,35 1271,0 0,0">
          <text:p/>
        </draw:polygon>
        <draw:polygon draw:style-name="gr2" draw:text-style-name="P2" draw:layer="layout" svg:width="0.635cm" svg:height="0.034cm" svg:x="10.071cm" svg:y="19.875cm" svg:viewBox="0 0 636 35" draw:points="0,35 636,35 636,0 0,0">
          <text:p/>
        </draw:polygon>
        <draw:polygon draw:style-name="gr2" draw:text-style-name="P2" draw:layer="layout" svg:width="0.635cm" svg:height="0.034cm" svg:x="10.951cm" svg:y="19.875cm" svg:viewBox="0 0 636 35" draw:points="0,35 636,35 636,0 0,0">
          <text:p/>
        </draw:polygon>
        <draw:polygon draw:style-name="gr2" draw:text-style-name="P2" draw:layer="layout" svg:width="0.635cm" svg:height="0.034cm" svg:x="11.832cm" svg:y="19.875cm" svg:viewBox="0 0 636 35" draw:points="0,35 636,35 636,0 0,0">
          <text:p/>
        </draw:polygon>
        <draw:polygon draw:style-name="gr2" draw:text-style-name="P2" draw:layer="layout" svg:width="1.27cm" svg:height="0.034cm" svg:x="14.372cm" svg:y="19.875cm" svg:viewBox="0 0 1271 35" draw:points="0,35 1271,35 1271,0 0,0">
          <text:p/>
        </draw:polygon>
        <draw:polygon draw:style-name="gr2" draw:text-style-name="P2" draw:layer="layout" svg:width="0.635cm" svg:height="0.034cm" svg:x="15.887cm" svg:y="19.875cm" svg:viewBox="0 0 636 35" draw:points="0,35 636,35 636,0 0,0">
          <text:p/>
        </draw:polygon>
        <draw:polygon draw:style-name="gr2" draw:text-style-name="P2" draw:layer="layout" svg:width="0.635cm" svg:height="0.034cm" svg:x="16.768cm" svg:y="19.875cm" svg:viewBox="0 0 636 35" draw:points="0,35 636,35 636,0 0,0">
          <text:p/>
        </draw:polygon>
        <draw:polygon draw:style-name="gr2" draw:text-style-name="P2" draw:layer="layout" svg:width="1.27cm" svg:height="0.034cm" svg:x="2.738cm" svg:y="20.387cm" svg:viewBox="0 0 1271 35" draw:points="0,35 1271,35 1271,0 0,0">
          <text:p/>
        </draw:polygon>
        <draw:polygon draw:style-name="gr2" draw:text-style-name="P2" draw:layer="layout" svg:width="0.635cm" svg:height="0.034cm" svg:x="4.254cm" svg:y="20.387cm" svg:viewBox="0 0 636 35" draw:points="0,35 636,35 636,0 0,0">
          <text:p/>
        </draw:polygon>
        <draw:polygon draw:style-name="gr2" draw:text-style-name="P2" draw:layer="layout" svg:width="0.635cm" svg:height="0.034cm" svg:x="5.135cm" svg:y="20.387cm" svg:viewBox="0 0 636 35" draw:points="0,35 636,35 636,0 0,0">
          <text:p/>
        </draw:polygon>
        <draw:polygon draw:style-name="gr2" draw:text-style-name="P2" draw:layer="layout" svg:width="0.635cm" svg:height="0.034cm" svg:x="6.015cm" svg:y="20.387cm" svg:viewBox="0 0 636 35" draw:points="0,35 636,35 636,0 0,0">
          <text:p/>
        </draw:polygon>
        <draw:polygon draw:style-name="gr2" draw:text-style-name="P2" draw:layer="layout" svg:width="1.27cm" svg:height="0.034cm" svg:x="8.555cm" svg:y="20.387cm" svg:viewBox="0 0 1271 35" draw:points="0,35 1271,35 1271,0 0,0">
          <text:p/>
        </draw:polygon>
        <draw:polygon draw:style-name="gr2" draw:text-style-name="P2" draw:layer="layout" svg:width="0.635cm" svg:height="0.034cm" svg:x="10.071cm" svg:y="20.387cm" svg:viewBox="0 0 636 35" draw:points="0,35 636,35 636,0 0,0">
          <text:p/>
        </draw:polygon>
        <draw:polygon draw:style-name="gr2" draw:text-style-name="P2" draw:layer="layout" svg:width="0.635cm" svg:height="0.034cm" svg:x="10.951cm" svg:y="20.387cm" svg:viewBox="0 0 636 35" draw:points="0,35 636,35 636,0 0,0">
          <text:p/>
        </draw:polygon>
        <draw:polygon draw:style-name="gr2" draw:text-style-name="P2" draw:layer="layout" svg:width="0.635cm" svg:height="0.034cm" svg:x="11.832cm" svg:y="20.387cm" svg:viewBox="0 0 636 35" draw:points="0,35 636,35 636,0 0,0">
          <text:p/>
        </draw:polygon>
        <draw:polygon draw:style-name="gr2" draw:text-style-name="P2" draw:layer="layout" svg:width="1.27cm" svg:height="0.034cm" svg:x="14.372cm" svg:y="20.387cm" svg:viewBox="0 0 1271 35" draw:points="0,35 1271,35 1271,0 0,0">
          <text:p/>
        </draw:polygon>
        <draw:polygon draw:style-name="gr2" draw:text-style-name="P2" draw:layer="layout" svg:width="0.635cm" svg:height="0.034cm" svg:x="15.887cm" svg:y="20.387cm" svg:viewBox="0 0 636 35" draw:points="0,35 636,35 636,0 0,0">
          <text:p/>
        </draw:polygon>
        <draw:polygon draw:style-name="gr2" draw:text-style-name="P2" draw:layer="layout" svg:width="0.635cm" svg:height="0.034cm" svg:x="16.768cm" svg:y="20.387cm" svg:viewBox="0 0 636 35" draw:points="0,35 636,35 636,0 0,0">
          <text:p/>
        </draw:polygon>
        <draw:polygon draw:style-name="gr2" draw:text-style-name="P2" draw:layer="layout" svg:width="1.27cm" svg:height="0.034cm" svg:x="2.738cm" svg:y="20.899cm" svg:viewBox="0 0 1271 35" draw:points="0,35 1271,35 1271,0 0,0">
          <text:p/>
        </draw:polygon>
        <draw:polygon draw:style-name="gr2" draw:text-style-name="P2" draw:layer="layout" svg:width="0.635cm" svg:height="0.034cm" svg:x="4.254cm" svg:y="20.899cm" svg:viewBox="0 0 636 35" draw:points="0,35 636,35 636,0 0,0">
          <text:p/>
        </draw:polygon>
        <draw:polygon draw:style-name="gr2" draw:text-style-name="P2" draw:layer="layout" svg:width="0.635cm" svg:height="0.034cm" svg:x="5.135cm" svg:y="20.899cm" svg:viewBox="0 0 636 35" draw:points="0,35 636,35 636,0 0,0">
          <text:p/>
        </draw:polygon>
        <draw:polygon draw:style-name="gr2" draw:text-style-name="P2" draw:layer="layout" svg:width="0.635cm" svg:height="0.034cm" svg:x="6.015cm" svg:y="20.899cm" svg:viewBox="0 0 636 35" draw:points="0,35 636,35 636,0 0,0">
          <text:p/>
        </draw:polygon>
        <draw:polygon draw:style-name="gr2" draw:text-style-name="P2" draw:layer="layout" svg:width="1.27cm" svg:height="0.034cm" svg:x="8.555cm" svg:y="20.899cm" svg:viewBox="0 0 1271 35" draw:points="0,35 1271,35 1271,0 0,0">
          <text:p/>
        </draw:polygon>
        <draw:polygon draw:style-name="gr2" draw:text-style-name="P2" draw:layer="layout" svg:width="0.635cm" svg:height="0.034cm" svg:x="10.071cm" svg:y="20.899cm" svg:viewBox="0 0 636 35" draw:points="0,35 636,35 636,0 0,0">
          <text:p/>
        </draw:polygon>
        <draw:polygon draw:style-name="gr2" draw:text-style-name="P2" draw:layer="layout" svg:width="0.635cm" svg:height="0.034cm" svg:x="10.951cm" svg:y="20.899cm" svg:viewBox="0 0 636 35" draw:points="0,35 636,35 636,0 0,0">
          <text:p/>
        </draw:polygon>
        <draw:polygon draw:style-name="gr2" draw:text-style-name="P2" draw:layer="layout" svg:width="0.635cm" svg:height="0.034cm" svg:x="11.832cm" svg:y="20.899cm" svg:viewBox="0 0 636 35" draw:points="0,35 636,35 636,0 0,0">
          <text:p/>
        </draw:polygon>
        <draw:polygon draw:style-name="gr2" draw:text-style-name="P2" draw:layer="layout" svg:width="1.27cm" svg:height="0.034cm" svg:x="14.372cm" svg:y="20.899cm" svg:viewBox="0 0 1271 35" draw:points="0,35 1271,35 1271,0 0,0">
          <text:p/>
        </draw:polygon>
        <draw:polygon draw:style-name="gr2" draw:text-style-name="P2" draw:layer="layout" svg:width="0.635cm" svg:height="0.034cm" svg:x="15.887cm" svg:y="20.899cm" svg:viewBox="0 0 636 35" draw:points="0,35 636,35 636,0 0,0">
          <text:p/>
        </draw:polygon>
        <draw:polygon draw:style-name="gr2" draw:text-style-name="P2" draw:layer="layout" svg:width="0.635cm" svg:height="0.034cm" svg:x="16.768cm" svg:y="20.899cm" svg:viewBox="0 0 636 35" draw:points="0,35 636,35 636,0 0,0">
          <text:p/>
        </draw:polygon>
        <draw:polygon draw:style-name="gr2" draw:text-style-name="P2" draw:layer="layout" svg:width="1.27cm" svg:height="0.034cm" svg:x="2.738cm" svg:y="21.412cm" svg:viewBox="0 0 1271 35" draw:points="0,35 1271,35 1271,0 0,0">
          <text:p/>
        </draw:polygon>
        <draw:polygon draw:style-name="gr2" draw:text-style-name="P2" draw:layer="layout" svg:width="0.635cm" svg:height="0.034cm" svg:x="4.254cm" svg:y="21.412cm" svg:viewBox="0 0 636 35" draw:points="0,35 636,35 636,0 0,0">
          <text:p/>
        </draw:polygon>
        <draw:polygon draw:style-name="gr2" draw:text-style-name="P2" draw:layer="layout" svg:width="0.635cm" svg:height="0.034cm" svg:x="5.135cm" svg:y="21.412cm" svg:viewBox="0 0 636 35" draw:points="0,35 636,35 636,0 0,0">
          <text:p/>
        </draw:polygon>
        <draw:polygon draw:style-name="gr2" draw:text-style-name="P2" draw:layer="layout" svg:width="0.635cm" svg:height="0.034cm" svg:x="6.015cm" svg:y="21.412cm" svg:viewBox="0 0 636 35" draw:points="0,35 636,35 636,0 0,0">
          <text:p/>
        </draw:polygon>
        <draw:polygon draw:style-name="gr2" draw:text-style-name="P2" draw:layer="layout" svg:width="1.27cm" svg:height="0.034cm" svg:x="8.555cm" svg:y="21.412cm" svg:viewBox="0 0 1271 35" draw:points="0,35 1271,35 1271,0 0,0">
          <text:p/>
        </draw:polygon>
        <draw:polygon draw:style-name="gr2" draw:text-style-name="P2" draw:layer="layout" svg:width="0.635cm" svg:height="0.034cm" svg:x="10.071cm" svg:y="21.412cm" svg:viewBox="0 0 636 35" draw:points="0,35 636,35 636,0 0,0">
          <text:p/>
        </draw:polygon>
        <draw:polygon draw:style-name="gr2" draw:text-style-name="P2" draw:layer="layout" svg:width="0.635cm" svg:height="0.034cm" svg:x="10.951cm" svg:y="21.412cm" svg:viewBox="0 0 636 35" draw:points="0,35 636,35 636,0 0,0">
          <text:p/>
        </draw:polygon>
        <draw:polygon draw:style-name="gr2" draw:text-style-name="P2" draw:layer="layout" svg:width="0.635cm" svg:height="0.034cm" svg:x="11.832cm" svg:y="21.412cm" svg:viewBox="0 0 636 35" draw:points="0,35 636,35 636,0 0,0">
          <text:p/>
        </draw:polygon>
        <draw:polygon draw:style-name="gr2" draw:text-style-name="P2" draw:layer="layout" svg:width="1.27cm" svg:height="0.034cm" svg:x="14.372cm" svg:y="21.412cm" svg:viewBox="0 0 1271 35" draw:points="0,35 1271,35 1271,0 0,0">
          <text:p/>
        </draw:polygon>
        <draw:polygon draw:style-name="gr2" draw:text-style-name="P2" draw:layer="layout" svg:width="0.635cm" svg:height="0.034cm" svg:x="15.887cm" svg:y="21.412cm" svg:viewBox="0 0 636 35" draw:points="0,35 636,35 636,0 0,0">
          <text:p/>
        </draw:polygon>
        <draw:polygon draw:style-name="gr2" draw:text-style-name="P2" draw:layer="layout" svg:width="0.635cm" svg:height="0.034cm" svg:x="16.768cm" svg:y="21.412cm" svg:viewBox="0 0 636 35" draw:points="0,35 636,35 636,0 0,0">
          <text:p/>
        </draw:polygon>
        <draw:polygon draw:style-name="gr2" draw:text-style-name="P2" draw:layer="layout" svg:width="1.27cm" svg:height="0.034cm" svg:x="2.738cm" svg:y="21.924cm" svg:viewBox="0 0 1271 35" draw:points="0,35 1271,35 1271,0 0,0">
          <text:p/>
        </draw:polygon>
        <draw:polygon draw:style-name="gr2" draw:text-style-name="P2" draw:layer="layout" svg:width="0.635cm" svg:height="0.034cm" svg:x="4.254cm" svg:y="21.924cm" svg:viewBox="0 0 636 35" draw:points="0,35 636,35 636,0 0,0">
          <text:p/>
        </draw:polygon>
        <draw:polygon draw:style-name="gr2" draw:text-style-name="P2" draw:layer="layout" svg:width="0.635cm" svg:height="0.034cm" svg:x="5.135cm" svg:y="21.924cm" svg:viewBox="0 0 636 35" draw:points="0,35 636,35 636,0 0,0">
          <text:p/>
        </draw:polygon>
        <draw:polygon draw:style-name="gr2" draw:text-style-name="P2" draw:layer="layout" svg:width="0.635cm" svg:height="0.034cm" svg:x="6.015cm" svg:y="21.924cm" svg:viewBox="0 0 636 35" draw:points="0,35 636,35 636,0 0,0">
          <text:p/>
        </draw:polygon>
        <draw:polygon draw:style-name="gr2" draw:text-style-name="P2" draw:layer="layout" svg:width="1.27cm" svg:height="0.034cm" svg:x="8.555cm" svg:y="21.924cm" svg:viewBox="0 0 1271 35" draw:points="0,35 1271,35 1271,0 0,0">
          <text:p/>
        </draw:polygon>
        <draw:polygon draw:style-name="gr2" draw:text-style-name="P2" draw:layer="layout" svg:width="0.635cm" svg:height="0.034cm" svg:x="10.071cm" svg:y="21.924cm" svg:viewBox="0 0 636 35" draw:points="0,35 636,35 636,0 0,0">
          <text:p/>
        </draw:polygon>
        <draw:polygon draw:style-name="gr2" draw:text-style-name="P2" draw:layer="layout" svg:width="0.635cm" svg:height="0.034cm" svg:x="10.951cm" svg:y="21.924cm" svg:viewBox="0 0 636 35" draw:points="0,35 636,35 636,0 0,0">
          <text:p/>
        </draw:polygon>
        <draw:polygon draw:style-name="gr2" draw:text-style-name="P2" draw:layer="layout" svg:width="0.635cm" svg:height="0.034cm" svg:x="11.832cm" svg:y="21.924cm" svg:viewBox="0 0 636 35" draw:points="0,35 636,35 636,0 0,0">
          <text:p/>
        </draw:polygon>
        <draw:polygon draw:style-name="gr2" draw:text-style-name="P2" draw:layer="layout" svg:width="1.27cm" svg:height="0.034cm" svg:x="14.372cm" svg:y="21.924cm" svg:viewBox="0 0 1271 35" draw:points="0,35 1271,35 1271,0 0,0">
          <text:p/>
        </draw:polygon>
        <draw:polygon draw:style-name="gr2" draw:text-style-name="P2" draw:layer="layout" svg:width="0.635cm" svg:height="0.034cm" svg:x="15.887cm" svg:y="21.924cm" svg:viewBox="0 0 636 35" draw:points="0,35 636,35 636,0 0,0">
          <text:p/>
        </draw:polygon>
        <draw:polygon draw:style-name="gr2" draw:text-style-name="P2" draw:layer="layout" svg:width="0.635cm" svg:height="0.034cm" svg:x="16.768cm" svg:y="21.924cm" svg:viewBox="0 0 636 35" draw:points="0,35 636,35 636,0 0,0">
          <text:p/>
        </draw:polygon>
        <draw:polygon draw:style-name="gr2" draw:text-style-name="P2" draw:layer="layout" svg:width="1.27cm" svg:height="0.034cm" svg:x="2.738cm" svg:y="22.436cm" svg:viewBox="0 0 1271 35" draw:points="0,35 1271,35 1271,0 0,0">
          <text:p/>
        </draw:polygon>
        <draw:polygon draw:style-name="gr2" draw:text-style-name="P2" draw:layer="layout" svg:width="0.635cm" svg:height="0.034cm" svg:x="4.254cm" svg:y="22.436cm" svg:viewBox="0 0 636 35" draw:points="0,35 636,35 636,0 0,0">
          <text:p/>
        </draw:polygon>
        <draw:polygon draw:style-name="gr2" draw:text-style-name="P2" draw:layer="layout" svg:width="0.635cm" svg:height="0.034cm" svg:x="5.135cm" svg:y="22.436cm" svg:viewBox="0 0 636 35" draw:points="0,35 636,35 636,0 0,0">
          <text:p/>
        </draw:polygon>
        <draw:polygon draw:style-name="gr2" draw:text-style-name="P2" draw:layer="layout" svg:width="0.635cm" svg:height="0.034cm" svg:x="6.015cm" svg:y="22.436cm" svg:viewBox="0 0 636 35" draw:points="0,35 636,35 636,0 0,0">
          <text:p/>
        </draw:polygon>
        <draw:polygon draw:style-name="gr2" draw:text-style-name="P2" draw:layer="layout" svg:width="1.27cm" svg:height="0.034cm" svg:x="8.555cm" svg:y="22.436cm" svg:viewBox="0 0 1271 35" draw:points="0,35 1271,35 1271,0 0,0">
          <text:p/>
        </draw:polygon>
        <draw:polygon draw:style-name="gr2" draw:text-style-name="P2" draw:layer="layout" svg:width="0.635cm" svg:height="0.034cm" svg:x="10.071cm" svg:y="22.436cm" svg:viewBox="0 0 636 35" draw:points="0,35 636,35 636,0 0,0">
          <text:p/>
        </draw:polygon>
        <draw:polygon draw:style-name="gr2" draw:text-style-name="P2" draw:layer="layout" svg:width="0.635cm" svg:height="0.034cm" svg:x="10.951cm" svg:y="22.436cm" svg:viewBox="0 0 636 35" draw:points="0,35 636,35 636,0 0,0">
          <text:p/>
        </draw:polygon>
        <draw:polygon draw:style-name="gr2" draw:text-style-name="P2" draw:layer="layout" svg:width="0.635cm" svg:height="0.034cm" svg:x="11.832cm" svg:y="22.436cm" svg:viewBox="0 0 636 35" draw:points="0,35 636,35 636,0 0,0">
          <text:p/>
        </draw:polygon>
        <draw:polygon draw:style-name="gr2" draw:text-style-name="P2" draw:layer="layout" svg:width="1.27cm" svg:height="0.034cm" svg:x="14.372cm" svg:y="22.436cm" svg:viewBox="0 0 1271 35" draw:points="0,35 1271,35 1271,0 0,0">
          <text:p/>
        </draw:polygon>
        <draw:polygon draw:style-name="gr2" draw:text-style-name="P2" draw:layer="layout" svg:width="0.635cm" svg:height="0.034cm" svg:x="15.887cm" svg:y="22.436cm" svg:viewBox="0 0 636 35" draw:points="0,35 636,35 636,0 0,0">
          <text:p/>
        </draw:polygon>
        <draw:polygon draw:style-name="gr2" draw:text-style-name="P2" draw:layer="layout" svg:width="0.635cm" svg:height="0.034cm" svg:x="16.768cm" svg:y="22.436cm" svg:viewBox="0 0 636 35" draw:points="0,35 636,35 636,0 0,0">
          <text:p/>
        </draw:polygon>
        <draw:polygon draw:style-name="gr2" draw:text-style-name="P2" draw:layer="layout" svg:width="1.27cm" svg:height="0.034cm" svg:x="2.738cm" svg:y="22.948cm" svg:viewBox="0 0 1271 35" draw:points="0,35 1271,35 1271,0 0,0">
          <text:p/>
        </draw:polygon>
        <draw:polygon draw:style-name="gr2" draw:text-style-name="P2" draw:layer="layout" svg:width="0.635cm" svg:height="0.034cm" svg:x="4.254cm" svg:y="22.948cm" svg:viewBox="0 0 636 35" draw:points="0,35 636,35 636,0 0,0">
          <text:p/>
        </draw:polygon>
        <draw:polygon draw:style-name="gr2" draw:text-style-name="P2" draw:layer="layout" svg:width="0.635cm" svg:height="0.034cm" svg:x="5.135cm" svg:y="22.948cm" svg:viewBox="0 0 636 35" draw:points="0,35 636,35 636,0 0,0">
          <text:p/>
        </draw:polygon>
        <draw:polygon draw:style-name="gr2" draw:text-style-name="P2" draw:layer="layout" svg:width="0.635cm" svg:height="0.034cm" svg:x="6.015cm" svg:y="22.948cm" svg:viewBox="0 0 636 35" draw:points="0,35 636,35 636,0 0,0">
          <text:p/>
        </draw:polygon>
        <draw:polygon draw:style-name="gr2" draw:text-style-name="P2" draw:layer="layout" svg:width="1.27cm" svg:height="0.034cm" svg:x="8.555cm" svg:y="22.948cm" svg:viewBox="0 0 1271 35" draw:points="0,35 1271,35 1271,0 0,0">
          <text:p/>
        </draw:polygon>
        <draw:polygon draw:style-name="gr2" draw:text-style-name="P2" draw:layer="layout" svg:width="0.635cm" svg:height="0.034cm" svg:x="10.071cm" svg:y="22.948cm" svg:viewBox="0 0 636 35" draw:points="0,35 636,35 636,0 0,0">
          <text:p/>
        </draw:polygon>
        <draw:polygon draw:style-name="gr2" draw:text-style-name="P2" draw:layer="layout" svg:width="0.635cm" svg:height="0.034cm" svg:x="10.951cm" svg:y="22.948cm" svg:viewBox="0 0 636 35" draw:points="0,35 636,35 636,0 0,0">
          <text:p/>
        </draw:polygon>
        <draw:polygon draw:style-name="gr2" draw:text-style-name="P2" draw:layer="layout" svg:width="0.635cm" svg:height="0.034cm" svg:x="11.832cm" svg:y="22.948cm" svg:viewBox="0 0 636 35" draw:points="0,35 636,35 636,0 0,0">
          <text:p/>
        </draw:polygon>
        <draw:polygon draw:style-name="gr2" draw:text-style-name="P2" draw:layer="layout" svg:width="1.27cm" svg:height="0.034cm" svg:x="14.372cm" svg:y="22.948cm" svg:viewBox="0 0 1271 35" draw:points="0,35 1271,35 1271,0 0,0">
          <text:p/>
        </draw:polygon>
        <draw:polygon draw:style-name="gr2" draw:text-style-name="P2" draw:layer="layout" svg:width="0.635cm" svg:height="0.034cm" svg:x="15.887cm" svg:y="22.948cm" svg:viewBox="0 0 636 35" draw:points="0,35 636,35 636,0 0,0">
          <text:p/>
        </draw:polygon>
        <draw:polygon draw:style-name="gr2" draw:text-style-name="P2" draw:layer="layout" svg:width="0.635cm" svg:height="0.034cm" svg:x="16.768cm" svg:y="22.948cm" svg:viewBox="0 0 636 35" draw:points="0,35 636,35 636,0 0,0">
          <text:p/>
        </draw:polygon>
        <draw:polygon draw:style-name="gr2" draw:text-style-name="P2" draw:layer="layout" svg:width="1.27cm" svg:height="0.034cm" svg:x="2.738cm" svg:y="23.461cm" svg:viewBox="0 0 1271 35" draw:points="0,35 1271,35 1271,0 0,0">
          <text:p/>
        </draw:polygon>
        <draw:polygon draw:style-name="gr2" draw:text-style-name="P2" draw:layer="layout" svg:width="0.635cm" svg:height="0.034cm" svg:x="4.254cm" svg:y="23.461cm" svg:viewBox="0 0 636 35" draw:points="0,35 636,35 636,0 0,0">
          <text:p/>
        </draw:polygon>
        <draw:polygon draw:style-name="gr2" draw:text-style-name="P2" draw:layer="layout" svg:width="0.635cm" svg:height="0.034cm" svg:x="5.135cm" svg:y="23.461cm" svg:viewBox="0 0 636 35" draw:points="0,35 636,35 636,0 0,0">
          <text:p/>
        </draw:polygon>
        <draw:polygon draw:style-name="gr2" draw:text-style-name="P2" draw:layer="layout" svg:width="0.635cm" svg:height="0.034cm" svg:x="6.015cm" svg:y="23.461cm" svg:viewBox="0 0 636 35" draw:points="0,35 636,35 636,0 0,0">
          <text:p/>
        </draw:polygon>
        <draw:polygon draw:style-name="gr2" draw:text-style-name="P2" draw:layer="layout" svg:width="1.27cm" svg:height="0.034cm" svg:x="8.555cm" svg:y="23.461cm" svg:viewBox="0 0 1271 35" draw:points="0,35 1271,35 1271,0 0,0">
          <text:p/>
        </draw:polygon>
        <draw:polygon draw:style-name="gr2" draw:text-style-name="P2" draw:layer="layout" svg:width="0.635cm" svg:height="0.034cm" svg:x="10.071cm" svg:y="23.461cm" svg:viewBox="0 0 636 35" draw:points="0,35 636,35 636,0 0,0">
          <text:p/>
        </draw:polygon>
        <draw:polygon draw:style-name="gr2" draw:text-style-name="P2" draw:layer="layout" svg:width="0.635cm" svg:height="0.034cm" svg:x="10.951cm" svg:y="23.461cm" svg:viewBox="0 0 636 35" draw:points="0,35 636,35 636,0 0,0">
          <text:p/>
        </draw:polygon>
        <draw:polygon draw:style-name="gr2" draw:text-style-name="P2" draw:layer="layout" svg:width="0.635cm" svg:height="0.034cm" svg:x="11.832cm" svg:y="23.461cm" svg:viewBox="0 0 636 35" draw:points="0,35 636,35 636,0 0,0">
          <text:p/>
        </draw:polygon>
        <draw:polygon draw:style-name="gr2" draw:text-style-name="P2" draw:layer="layout" svg:width="1.27cm" svg:height="0.034cm" svg:x="14.372cm" svg:y="23.461cm" svg:viewBox="0 0 1271 35" draw:points="0,35 1271,35 1271,0 0,0">
          <text:p/>
        </draw:polygon>
        <draw:polygon draw:style-name="gr2" draw:text-style-name="P2" draw:layer="layout" svg:width="0.635cm" svg:height="0.034cm" svg:x="15.887cm" svg:y="23.461cm" svg:viewBox="0 0 636 35" draw:points="0,35 636,35 636,0 0,0">
          <text:p/>
        </draw:polygon>
        <draw:polygon draw:style-name="gr2" draw:text-style-name="P2" draw:layer="layout" svg:width="0.635cm" svg:height="0.034cm" svg:x="16.768cm" svg:y="23.461cm" svg:viewBox="0 0 636 35" draw:points="0,35 636,35 636,0 0,0">
          <text:p/>
        </draw:polygon>
        <draw:polygon draw:style-name="gr2" draw:text-style-name="P2" draw:layer="layout" svg:width="1.27cm" svg:height="0.034cm" svg:x="2.738cm" svg:y="23.973cm" svg:viewBox="0 0 1271 35" draw:points="0,35 1271,35 1271,0 0,0">
          <text:p/>
        </draw:polygon>
        <draw:polygon draw:style-name="gr2" draw:text-style-name="P2" draw:layer="layout" svg:width="0.635cm" svg:height="0.034cm" svg:x="4.254cm" svg:y="23.973cm" svg:viewBox="0 0 636 35" draw:points="0,35 636,35 636,0 0,0">
          <text:p/>
        </draw:polygon>
        <draw:polygon draw:style-name="gr2" draw:text-style-name="P2" draw:layer="layout" svg:width="0.635cm" svg:height="0.034cm" svg:x="5.135cm" svg:y="23.973cm" svg:viewBox="0 0 636 35" draw:points="0,35 636,35 636,0 0,0">
          <text:p/>
        </draw:polygon>
        <draw:polygon draw:style-name="gr2" draw:text-style-name="P2" draw:layer="layout" svg:width="0.635cm" svg:height="0.034cm" svg:x="6.015cm" svg:y="23.973cm" svg:viewBox="0 0 636 35" draw:points="0,35 636,35 636,0 0,0">
          <text:p/>
        </draw:polygon>
        <draw:polygon draw:style-name="gr2" draw:text-style-name="P2" draw:layer="layout" svg:width="1.27cm" svg:height="0.034cm" svg:x="8.555cm" svg:y="23.973cm" svg:viewBox="0 0 1271 35" draw:points="0,35 1271,35 1271,0 0,0">
          <text:p/>
        </draw:polygon>
        <draw:polygon draw:style-name="gr2" draw:text-style-name="P2" draw:layer="layout" svg:width="0.635cm" svg:height="0.034cm" svg:x="10.071cm" svg:y="23.973cm" svg:viewBox="0 0 636 35" draw:points="0,35 636,35 636,0 0,0">
          <text:p/>
        </draw:polygon>
        <draw:polygon draw:style-name="gr2" draw:text-style-name="P2" draw:layer="layout" svg:width="0.635cm" svg:height="0.034cm" svg:x="10.951cm" svg:y="23.973cm" svg:viewBox="0 0 636 35" draw:points="0,35 636,35 636,0 0,0">
          <text:p/>
        </draw:polygon>
        <draw:polygon draw:style-name="gr2" draw:text-style-name="P2" draw:layer="layout" svg:width="0.635cm" svg:height="0.034cm" svg:x="11.832cm" svg:y="23.973cm" svg:viewBox="0 0 636 35" draw:points="0,35 636,35 636,0 0,0">
          <text:p/>
        </draw:polygon>
        <draw:polygon draw:style-name="gr2" draw:text-style-name="P2" draw:layer="layout" svg:width="1.27cm" svg:height="0.034cm" svg:x="14.372cm" svg:y="23.973cm" svg:viewBox="0 0 1271 35" draw:points="0,35 1271,35 1271,0 0,0">
          <text:p/>
        </draw:polygon>
        <draw:polygon draw:style-name="gr2" draw:text-style-name="P2" draw:layer="layout" svg:width="0.635cm" svg:height="0.034cm" svg:x="15.887cm" svg:y="23.973cm" svg:viewBox="0 0 636 35" draw:points="0,35 636,35 636,0 0,0">
          <text:p/>
        </draw:polygon>
        <draw:polygon draw:style-name="gr2" draw:text-style-name="P2" draw:layer="layout" svg:width="0.635cm" svg:height="0.034cm" svg:x="16.768cm" svg:y="23.973cm" svg:viewBox="0 0 636 35" draw:points="0,35 636,35 636,0 0,0">
          <text:p/>
        </draw:polygon>
        <draw:polygon draw:style-name="gr2" draw:text-style-name="P2" draw:layer="layout" svg:width="1.27cm" svg:height="0.034cm" svg:x="2.738cm" svg:y="24.485cm" svg:viewBox="0 0 1271 35" draw:points="0,35 1271,35 1271,0 0,0">
          <text:p/>
        </draw:polygon>
        <draw:polygon draw:style-name="gr2" draw:text-style-name="P2" draw:layer="layout" svg:width="0.635cm" svg:height="0.034cm" svg:x="4.254cm" svg:y="24.485cm" svg:viewBox="0 0 636 35" draw:points="0,35 636,35 636,0 0,0">
          <text:p/>
        </draw:polygon>
        <draw:polygon draw:style-name="gr2" draw:text-style-name="P2" draw:layer="layout" svg:width="0.635cm" svg:height="0.034cm" svg:x="5.135cm" svg:y="24.485cm" svg:viewBox="0 0 636 35" draw:points="0,35 636,35 636,0 0,0">
          <text:p/>
        </draw:polygon>
        <draw:polygon draw:style-name="gr2" draw:text-style-name="P2" draw:layer="layout" svg:width="0.635cm" svg:height="0.034cm" svg:x="6.015cm" svg:y="24.485cm" svg:viewBox="0 0 636 35" draw:points="0,35 636,35 636,0 0,0">
          <text:p/>
        </draw:polygon>
        <draw:polygon draw:style-name="gr2" draw:text-style-name="P2" draw:layer="layout" svg:width="1.27cm" svg:height="0.034cm" svg:x="8.555cm" svg:y="24.485cm" svg:viewBox="0 0 1271 35" draw:points="0,35 1271,35 1271,0 0,0">
          <text:p/>
        </draw:polygon>
        <draw:polygon draw:style-name="gr2" draw:text-style-name="P2" draw:layer="layout" svg:width="0.635cm" svg:height="0.034cm" svg:x="10.071cm" svg:y="24.485cm" svg:viewBox="0 0 636 35" draw:points="0,35 636,35 636,0 0,0">
          <text:p/>
        </draw:polygon>
        <draw:polygon draw:style-name="gr2" draw:text-style-name="P2" draw:layer="layout" svg:width="0.635cm" svg:height="0.034cm" svg:x="10.951cm" svg:y="24.485cm" svg:viewBox="0 0 636 35" draw:points="0,35 636,35 636,0 0,0">
          <text:p/>
        </draw:polygon>
        <draw:polygon draw:style-name="gr2" draw:text-style-name="P2" draw:layer="layout" svg:width="0.635cm" svg:height="0.034cm" svg:x="11.832cm" svg:y="24.485cm" svg:viewBox="0 0 636 35" draw:points="0,35 636,35 636,0 0,0">
          <text:p/>
        </draw:polygon>
        <draw:polygon draw:style-name="gr2" draw:text-style-name="P2" draw:layer="layout" svg:width="1.27cm" svg:height="0.034cm" svg:x="14.372cm" svg:y="24.485cm" svg:viewBox="0 0 1271 35" draw:points="0,35 1271,35 1271,0 0,0">
          <text:p/>
        </draw:polygon>
        <draw:polygon draw:style-name="gr2" draw:text-style-name="P2" draw:layer="layout" svg:width="0.635cm" svg:height="0.034cm" svg:x="15.887cm" svg:y="24.485cm" svg:viewBox="0 0 636 35" draw:points="0,35 636,35 636,0 0,0">
          <text:p/>
        </draw:polygon>
        <draw:polygon draw:style-name="gr2" draw:text-style-name="P2" draw:layer="layout" svg:width="0.635cm" svg:height="0.034cm" svg:x="16.768cm" svg:y="24.485cm" svg:viewBox="0 0 636 35" draw:points="0,35 636,35 636,0 0,0">
          <text:p/>
        </draw:polygon>
        <draw:polygon draw:style-name="gr2" draw:text-style-name="P2" draw:layer="layout" svg:width="1.27cm" svg:height="0.035cm" svg:x="2.738cm" svg:y="24.997cm" svg:viewBox="0 0 1271 36" draw:points="0,36 1271,36 1271,0 0,0">
          <text:p/>
        </draw:polygon>
        <draw:polygon draw:style-name="gr2" draw:text-style-name="P2" draw:layer="layout" svg:width="0.635cm" svg:height="0.035cm" svg:x="4.254cm" svg:y="24.997cm" svg:viewBox="0 0 636 36" draw:points="0,36 636,36 636,0 0,0">
          <text:p/>
        </draw:polygon>
        <draw:polygon draw:style-name="gr2" draw:text-style-name="P2" draw:layer="layout" svg:width="0.635cm" svg:height="0.035cm" svg:x="5.135cm" svg:y="24.997cm" svg:viewBox="0 0 636 36" draw:points="0,36 636,36 636,0 0,0">
          <text:p/>
        </draw:polygon>
        <draw:polygon draw:style-name="gr2" draw:text-style-name="P2" draw:layer="layout" svg:width="0.635cm" svg:height="0.035cm" svg:x="6.015cm" svg:y="24.997cm" svg:viewBox="0 0 636 36" draw:points="0,36 636,36 636,0 0,0">
          <text:p/>
        </draw:polygon>
        <draw:polygon draw:style-name="gr2" draw:text-style-name="P2" draw:layer="layout" svg:width="1.27cm" svg:height="0.035cm" svg:x="8.555cm" svg:y="24.997cm" svg:viewBox="0 0 1271 36" draw:points="0,36 1271,36 1271,0 0,0">
          <text:p/>
        </draw:polygon>
        <draw:polygon draw:style-name="gr2" draw:text-style-name="P2" draw:layer="layout" svg:width="0.635cm" svg:height="0.035cm" svg:x="10.071cm" svg:y="24.997cm" svg:viewBox="0 0 636 36" draw:points="0,36 636,36 636,0 0,0">
          <text:p/>
        </draw:polygon>
        <draw:polygon draw:style-name="gr2" draw:text-style-name="P2" draw:layer="layout" svg:width="0.635cm" svg:height="0.035cm" svg:x="10.951cm" svg:y="24.997cm" svg:viewBox="0 0 636 36" draw:points="0,36 636,36 636,0 0,0">
          <text:p/>
        </draw:polygon>
        <draw:polygon draw:style-name="gr2" draw:text-style-name="P2" draw:layer="layout" svg:width="0.635cm" svg:height="0.035cm" svg:x="11.832cm" svg:y="24.997cm" svg:viewBox="0 0 636 36" draw:points="0,36 636,36 636,0 0,0">
          <text:p/>
        </draw:polygon>
        <draw:polygon draw:style-name="gr2" draw:text-style-name="P2" draw:layer="layout" svg:width="1.27cm" svg:height="0.035cm" svg:x="14.372cm" svg:y="24.997cm" svg:viewBox="0 0 1271 36" draw:points="0,36 1271,36 1271,0 0,0">
          <text:p/>
        </draw:polygon>
        <draw:polygon draw:style-name="gr2" draw:text-style-name="P2" draw:layer="layout" svg:width="0.635cm" svg:height="0.035cm" svg:x="15.887cm" svg:y="24.997cm" svg:viewBox="0 0 636 36" draw:points="0,36 636,36 636,0 0,0">
          <text:p/>
        </draw:polygon>
        <draw:polygon draw:style-name="gr2" draw:text-style-name="P2" draw:layer="layout" svg:width="0.635cm" svg:height="0.035cm" svg:x="16.768cm" svg:y="24.997cm" svg:viewBox="0 0 636 36" draw:points="0,36 636,36 636,0 0,0">
          <text:p/>
        </draw:polygon>
        <draw:polygon draw:style-name="gr2" draw:text-style-name="P2" draw:layer="layout" svg:width="1.27cm" svg:height="0.033cm" svg:x="2.738cm" svg:y="25.51cm" svg:viewBox="0 0 1271 34" draw:points="0,34 1271,34 1271,0 0,0">
          <text:p/>
        </draw:polygon>
        <draw:polygon draw:style-name="gr2" draw:text-style-name="P2" draw:layer="layout" svg:width="0.635cm" svg:height="0.033cm" svg:x="4.254cm" svg:y="25.51cm" svg:viewBox="0 0 636 34" draw:points="0,34 636,34 636,0 0,0">
          <text:p/>
        </draw:polygon>
        <draw:polygon draw:style-name="gr2" draw:text-style-name="P2" draw:layer="layout" svg:width="0.635cm" svg:height="0.033cm" svg:x="5.135cm" svg:y="25.51cm" svg:viewBox="0 0 636 34" draw:points="0,34 636,34 636,0 0,0">
          <text:p/>
        </draw:polygon>
        <draw:polygon draw:style-name="gr2" draw:text-style-name="P2" draw:layer="layout" svg:width="0.635cm" svg:height="0.033cm" svg:x="6.015cm" svg:y="25.51cm" svg:viewBox="0 0 636 34" draw:points="0,34 636,34 636,0 0,0">
          <text:p/>
        </draw:polygon>
        <draw:polygon draw:style-name="gr2" draw:text-style-name="P2" draw:layer="layout" svg:width="1.27cm" svg:height="0.033cm" svg:x="8.555cm" svg:y="25.51cm" svg:viewBox="0 0 1271 34" draw:points="0,34 1271,34 1271,0 0,0">
          <text:p/>
        </draw:polygon>
        <draw:polygon draw:style-name="gr2" draw:text-style-name="P2" draw:layer="layout" svg:width="0.635cm" svg:height="0.033cm" svg:x="10.071cm" svg:y="25.51cm" svg:viewBox="0 0 636 34" draw:points="0,34 636,34 636,0 0,0">
          <text:p/>
        </draw:polygon>
        <draw:polygon draw:style-name="gr2" draw:text-style-name="P2" draw:layer="layout" svg:width="0.635cm" svg:height="0.033cm" svg:x="10.951cm" svg:y="25.51cm" svg:viewBox="0 0 636 34" draw:points="0,34 636,34 636,0 0,0">
          <text:p/>
        </draw:polygon>
        <draw:polygon draw:style-name="gr2" draw:text-style-name="P2" draw:layer="layout" svg:width="0.635cm" svg:height="0.033cm" svg:x="11.832cm" svg:y="25.51cm" svg:viewBox="0 0 636 34" draw:points="0,34 636,34 636,0 0,0">
          <text:p/>
        </draw:polygon>
        <draw:polygon draw:style-name="gr2" draw:text-style-name="P2" draw:layer="layout" svg:width="1.27cm" svg:height="0.033cm" svg:x="14.372cm" svg:y="25.51cm" svg:viewBox="0 0 1271 34" draw:points="0,34 1271,34 1271,0 0,0">
          <text:p/>
        </draw:polygon>
        <draw:polygon draw:style-name="gr2" draw:text-style-name="P2" draw:layer="layout" svg:width="0.635cm" svg:height="0.033cm" svg:x="15.887cm" svg:y="25.51cm" svg:viewBox="0 0 636 34" draw:points="0,34 636,34 636,0 0,0">
          <text:p/>
        </draw:polygon>
        <draw:polygon draw:style-name="gr2" draw:text-style-name="P2" draw:layer="layout" svg:width="0.635cm" svg:height="0.033cm" svg:x="16.768cm" svg:y="25.51cm" svg:viewBox="0 0 636 34" draw:points="0,34 636,34 636,0 0,0">
          <text:p/>
        </draw:polygon>
        <draw:polygon draw:style-name="gr2" draw:text-style-name="P2" draw:layer="layout" svg:width="0.034cm" svg:height="0.102cm" svg:x="2.036cm" svg:y="9.084cm" svg:viewBox="0 0 35 103" draw:points="0,103 35,103 35,0 0,0">
          <text:p/>
        </draw:polygon>
        <draw:polygon draw:style-name="gr2" draw:text-style-name="P2" draw:layer="layout" svg:width="0.034cm" svg:height="0.034cm" svg:x="2.103cm" svg:y="9.152cm" svg:viewBox="0 0 35 35" draw:points="0,35 35,35 35,0 0,0">
          <text:p/>
        </draw:polygon>
        <draw:polygon draw:style-name="gr2" draw:text-style-name="P2" draw:layer="layout" svg:width="0.034cm" svg:height="0.034cm" svg:x="2.103cm" svg:y="25.988cm" svg:viewBox="0 0 35 35" draw:points="0,35 35,35 35,0 0,0">
          <text:p/>
        </draw:polygon>
        <draw:polygon draw:style-name="gr2" draw:text-style-name="P2" draw:layer="layout" svg:width="0.101cm" svg:height="0.034cm" svg:x="2.036cm" svg:y="26.056cm" svg:viewBox="0 0 102 35" draw:points="0,35 102,35 102,0 0,0">
          <text:p/>
        </draw:polygon>
        <draw:polygon draw:style-name="gr2" draw:text-style-name="P2" draw:layer="layout" svg:width="0.034cm" svg:height="0.034cm" svg:x="7.217cm" svg:y="9.152cm" svg:viewBox="0 0 35 35" draw:points="0,35 35,35 35,0 0,0">
          <text:p/>
        </draw:polygon>
        <draw:polygon draw:style-name="gr2" draw:text-style-name="P2" draw:layer="layout" svg:width="0.034cm" svg:height="0.102cm" svg:x="7.285cm" svg:y="9.084cm" svg:viewBox="0 0 35 103" draw:points="0,103 35,103 35,0 0,0">
          <text:p/>
        </draw:polygon>
        <draw:polygon draw:style-name="gr2" draw:text-style-name="P2" draw:layer="layout" svg:width="0.102cm" svg:height="0.034cm" svg:x="7.217cm" svg:y="26.056cm" svg:viewBox="0 0 103 35" draw:points="0,35 103,35 103,0 0,0">
          <text:p/>
        </draw:polygon>
        <draw:polygon draw:style-name="gr2" draw:text-style-name="P2" draw:layer="layout" svg:width="0.034cm" svg:height="0.034cm" svg:x="7.217cm" svg:y="25.988cm" svg:viewBox="0 0 35 35" draw:points="0,35 35,35 35,0 0,0">
          <text:p/>
        </draw:polygon>
        <draw:polygon draw:style-name="gr2" draw:text-style-name="P2" draw:layer="layout" svg:width="0.034cm" svg:height="0.102cm" svg:x="7.852cm" svg:y="9.084cm" svg:viewBox="0 0 35 103" draw:points="0,103 35,103 35,0 0,0">
          <text:p/>
        </draw:polygon>
        <draw:polygon draw:style-name="gr2" draw:text-style-name="P2" draw:layer="layout" svg:width="0.034cm" svg:height="0.034cm" svg:x="7.92cm" svg:y="9.152cm" svg:viewBox="0 0 35 35" draw:points="0,35 35,35 35,0 0,0">
          <text:p/>
        </draw:polygon>
        <draw:polygon draw:style-name="gr2" draw:text-style-name="P2" draw:layer="layout" svg:width="5.08cm" svg:height="0.034cm" svg:x="2.137cm" svg:y="25.988cm" svg:viewBox="0 0 5081 35" draw:points="0,35 5081,35 5081,0 0,0">
          <text:p/>
        </draw:polygon>
        <draw:polygon draw:style-name="gr2" draw:text-style-name="P2" draw:layer="layout" svg:width="5.08cm" svg:height="0.034cm" svg:x="2.137cm" svg:y="26.056cm" svg:viewBox="0 0 5081 35" draw:points="0,35 5081,35 5081,0 0,0">
          <text:p/>
        </draw:polygon>
        <draw:polygon draw:style-name="gr2" draw:text-style-name="P2" draw:layer="layout" svg:width="0.034cm" svg:height="0.034cm" svg:x="7.92cm" svg:y="25.988cm" svg:viewBox="0 0 35 35" draw:points="0,35 35,35 35,0 0,0">
          <text:p/>
        </draw:polygon>
        <draw:polygon draw:style-name="gr2" draw:text-style-name="P2" draw:layer="layout" svg:width="0.102cm" svg:height="0.034cm" svg:x="7.852cm" svg:y="26.056cm" svg:viewBox="0 0 103 35" draw:points="0,35 103,35 103,0 0,0">
          <text:p/>
        </draw:polygon>
        <draw:polygon draw:style-name="gr2" draw:text-style-name="P2" draw:layer="layout" svg:width="0.034cm" svg:height="0.034cm" svg:x="13.034cm" svg:y="9.152cm" svg:viewBox="0 0 35 35" draw:points="0,35 35,35 35,0 0,0">
          <text:p/>
        </draw:polygon>
        <draw:polygon draw:style-name="gr2" draw:text-style-name="P2" draw:layer="layout" svg:width="0.034cm" svg:height="0.102cm" svg:x="13.102cm" svg:y="9.084cm" svg:viewBox="0 0 35 103" draw:points="0,103 35,103 35,0 0,0">
          <text:p/>
        </draw:polygon>
        <draw:polygon draw:style-name="gr2" draw:text-style-name="P2" draw:layer="layout" svg:width="0.102cm" svg:height="0.034cm" svg:x="13.034cm" svg:y="26.056cm" svg:viewBox="0 0 103 35" draw:points="0,35 103,35 103,0 0,0">
          <text:p/>
        </draw:polygon>
        <draw:polygon draw:style-name="gr2" draw:text-style-name="P2" draw:layer="layout" svg:width="0.034cm" svg:height="0.034cm" svg:x="13.034cm" svg:y="25.988cm" svg:viewBox="0 0 35 35" draw:points="0,35 35,35 35,0 0,0">
          <text:p/>
        </draw:polygon>
        <draw:polygon draw:style-name="gr2" draw:text-style-name="P2" draw:layer="layout" svg:width="0.034cm" svg:height="0.102cm" svg:x="13.669cm" svg:y="9.084cm" svg:viewBox="0 0 35 103" draw:points="0,103 35,103 35,0 0,0">
          <text:p/>
        </draw:polygon>
        <draw:polygon draw:style-name="gr2" draw:text-style-name="P2" draw:layer="layout" svg:width="0.034cm" svg:height="0.034cm" svg:x="13.737cm" svg:y="9.152cm" svg:viewBox="0 0 35 35" draw:points="0,35 35,35 35,0 0,0">
          <text:p/>
        </draw:polygon>
        <draw:polygon draw:style-name="gr2" draw:text-style-name="P2" draw:layer="layout" svg:width="5.08cm" svg:height="0.034cm" svg:x="7.954cm" svg:y="25.988cm" svg:viewBox="0 0 5081 35" draw:points="0,35 5081,35 5081,0 0,0">
          <text:p/>
        </draw:polygon>
        <draw:polygon draw:style-name="gr2" draw:text-style-name="P2" draw:layer="layout" svg:width="5.08cm" svg:height="0.034cm" svg:x="7.954cm" svg:y="26.056cm" svg:viewBox="0 0 5081 35" draw:points="0,35 5081,35 5081,0 0,0">
          <text:p/>
        </draw:polygon>
        <draw:polygon draw:style-name="gr2" draw:text-style-name="P2" draw:layer="layout" svg:width="0.034cm" svg:height="0.034cm" svg:x="13.737cm" svg:y="25.988cm" svg:viewBox="0 0 35 35" draw:points="0,35 35,35 35,0 0,0">
          <text:p/>
        </draw:polygon>
        <draw:polygon draw:style-name="gr2" draw:text-style-name="P2" draw:layer="layout" svg:width="0.102cm" svg:height="0.034cm" svg:x="13.669cm" svg:y="26.056cm" svg:viewBox="0 0 103 35" draw:points="0,35 103,35 103,0 0,0">
          <text:p/>
        </draw:polygon>
        <draw:polygon draw:style-name="gr2" draw:text-style-name="P2" draw:layer="layout" svg:width="0.033cm" svg:height="0.034cm" svg:x="18.851cm" svg:y="9.152cm" svg:viewBox="0 0 34 35" draw:points="0,35 34,35 34,0 0,0">
          <text:p/>
        </draw:polygon>
        <draw:polygon draw:style-name="gr2" draw:text-style-name="P2" draw:layer="layout" svg:width="0.034cm" svg:height="0.102cm" svg:x="18.918cm" svg:y="9.084cm" svg:viewBox="0 0 35 103" draw:points="0,103 35,103 35,0 0,0">
          <text:p/>
        </draw:polygon>
        <draw:polygon draw:style-name="gr2" draw:text-style-name="P2" draw:layer="layout" svg:width="0.102cm" svg:height="0.034cm" svg:x="4.186cm" svg:y="26.293cm" svg:viewBox="0 0 103 35" draw:points="0,35 103,35 103,0 0,0">
          <text:p/>
        </draw:polygon>
        <draw:polygon draw:style-name="gr2" draw:text-style-name="P2" draw:layer="layout" svg:width="0.034cm" svg:height="0.034cm" svg:x="4.254cm" svg:y="26.36cm" svg:viewBox="0 0 35 35" draw:points="0,35 35,35 35,0 0,0">
          <text:p/>
        </draw:polygon>
        <draw:polygon draw:style-name="gr2" draw:text-style-name="P2" draw:layer="layout" svg:width="0.034cm" svg:height="15.913cm" svg:x="4.22cm" svg:y="9.63cm" svg:viewBox="0 0 35 15914" draw:points="0,15914 35,15914 35,0 0,0">
          <text:p/>
        </draw:polygon>
        <draw:polygon draw:style-name="gr2" draw:text-style-name="P2" draw:layer="layout" svg:width="0.034cm" svg:height="15.913cm" svg:x="10.037cm" svg:y="9.63cm" svg:viewBox="0 0 35 15914" draw:points="0,15914 35,15914 35,0 0,0">
          <text:p/>
        </draw:polygon>
        <draw:polygon draw:style-name="gr2" draw:text-style-name="P2" draw:layer="layout" svg:width="0.034cm" svg:height="15.879cm" svg:x="14.973cm" svg:y="9.664cm" svg:viewBox="0 0 35 15880" draw:points="0,15880 35,15880 35,0 0,0">
          <text:p/>
        </draw:polygon>
        <draw:polygon draw:style-name="gr2" draw:text-style-name="P2" draw:layer="layout" svg:width="0.034cm" svg:height="0.101cm" svg:x="4.186cm" svg:y="26.293cm" svg:viewBox="0 0 35 102" draw:points="0,102 35,102 35,0 0,0">
          <text:p/>
        </draw:polygon>
        <draw:polygon draw:style-name="gr2" draw:text-style-name="P2" draw:layer="layout" svg:width="0.034cm" svg:height="0.034cm" svg:x="4.254cm" svg:y="26.36cm" svg:viewBox="0 0 35 35" draw:points="0,35 35,35 35,0 0,0">
          <text:p/>
        </draw:polygon>
        <draw:polygon draw:style-name="gr2" draw:text-style-name="P2" draw:layer="layout" svg:width="0.034cm" svg:height="0.034cm" svg:x="4.254cm" svg:y="28.723cm" svg:viewBox="0 0 35 35" draw:points="0,35 35,35 35,0 0,0">
          <text:p/>
        </draw:polygon>
        <draw:polygon draw:style-name="gr2" draw:text-style-name="P2" draw:layer="layout" svg:width="0.102cm" svg:height="0.034cm" svg:x="4.186cm" svg:y="28.79cm" svg:viewBox="0 0 103 35" draw:points="0,35 103,35 103,0 0,0">
          <text:p/>
        </draw:polygon>
        <draw:polygon draw:style-name="gr2" draw:text-style-name="P2" draw:layer="layout" svg:width="0.034cm" svg:height="0.034cm" svg:x="14.939cm" svg:y="26.36cm" svg:viewBox="0 0 35 35" draw:points="0,35 35,35 35,0 0,0">
          <text:p/>
        </draw:polygon>
        <draw:polygon draw:style-name="gr2" draw:text-style-name="P2" draw:layer="layout" svg:width="0.034cm" svg:height="0.101cm" svg:x="15.007cm" svg:y="26.293cm" svg:viewBox="0 0 35 102" draw:points="0,102 35,102 35,0 0,0">
          <text:p/>
        </draw:polygon>
        <draw:polygon draw:style-name="gr2" draw:text-style-name="P2" draw:layer="layout" svg:width="0.034cm" svg:height="16.802cm" svg:x="2.036cm" svg:y="9.186cm" svg:viewBox="0 0 35 16803" draw:points="0,16803 35,16803 35,0 0,0">
          <text:p/>
        </draw:polygon>
        <draw:polygon draw:style-name="gr2" draw:text-style-name="P2" draw:layer="layout" svg:width="0.034cm" svg:height="16.802cm" svg:x="2.103cm" svg:y="9.186cm" svg:viewBox="0 0 35 16803" draw:points="0,16803 35,16803 35,0 0,0">
          <text:p/>
        </draw:polygon>
        <draw:polygon draw:style-name="gr2" draw:text-style-name="P2" draw:layer="layout" svg:width="0.033cm" svg:height="15.879cm" svg:x="3.34cm" svg:y="9.664cm" svg:viewBox="0 0 34 15880" draw:points="0,15880 34,15880 34,0 0,0">
          <text:p/>
        </draw:polygon>
        <draw:polygon draw:style-name="gr2" draw:text-style-name="P2" draw:layer="layout" svg:width="0.034cm" svg:height="15.913cm" svg:x="17.614cm" svg:y="9.63cm" svg:viewBox="0 0 35 15914" draw:points="0,15914 35,15914 35,0 0,0">
          <text:p/>
        </draw:polygon>
        <draw:polygon draw:style-name="gr2" draw:text-style-name="P2" draw:layer="layout" svg:width="0.033cm" svg:height="16.802cm" svg:x="18.851cm" svg:y="9.186cm" svg:viewBox="0 0 34 16803" draw:points="0,16803 34,16803 34,0 0,0">
          <text:p/>
        </draw:polygon>
        <draw:polygon draw:style-name="gr2" draw:text-style-name="P2" draw:layer="layout" svg:width="0.034cm" svg:height="16.802cm" svg:x="18.918cm" svg:y="9.186cm" svg:viewBox="0 0 35 16803" draw:points="0,16803 35,16803 35,0 0,0">
          <text:p/>
        </draw:polygon>
        <draw:polygon draw:style-name="gr2" draw:text-style-name="P2" draw:layer="layout" svg:width="0.034cm" svg:height="0.034cm" svg:x="2.103cm" svg:y="25.988cm" svg:viewBox="0 0 35 35" draw:points="0,35 35,35 35,0 0,0">
          <text:p/>
        </draw:polygon>
        <draw:polygon draw:style-name="gr2" draw:text-style-name="P2" draw:layer="layout" svg:width="0.034cm" svg:height="0.102cm" svg:x="2.036cm" svg:y="25.988cm" svg:viewBox="0 0 35 103" draw:points="0,103 35,103 35,0 0,0">
          <text:p/>
        </draw:polygon>
        <draw:polygon draw:style-name="gr2" draw:text-style-name="P2" draw:layer="layout" svg:width="0.033cm" svg:height="0.102cm" svg:x="10.071cm" svg:y="4.406cm" svg:viewBox="0 0 34 103" draw:points="0,103 34,103 34,0 0,0">
          <text:p/>
        </draw:polygon>
        <draw:polygon draw:style-name="gr2" draw:text-style-name="P2" draw:layer="layout" svg:width="0.034cm" svg:height="0.034cm" svg:x="10.003cm" svg:y="4.406cm" svg:viewBox="0 0 35 35" draw:points="0,35 35,35 35,0 0,0">
          <text:p/>
        </draw:polygon>
        <draw:polygon draw:style-name="gr2" draw:text-style-name="P2" draw:layer="layout" svg:width="0.033cm" svg:height="0.034cm" svg:x="10.706cm" svg:y="3.331cm" svg:viewBox="0 0 34 35" draw:points="0,35 34,35 34,0 0,0">
          <text:p/>
        </draw:polygon>
        <draw:polygon draw:style-name="gr2" draw:text-style-name="P2" draw:layer="layout" svg:width="0.034cm" svg:height="0.102cm" svg:x="10.638cm" svg:y="3.331cm" svg:viewBox="0 0 35 103" draw:points="0,103 35,103 35,0 0,0">
          <text:p/>
        </draw:polygon>
        <draw:polygon draw:style-name="gr2" draw:text-style-name="P2" draw:layer="layout" svg:width="0.034cm" svg:height="0.102cm" svg:x="18.918cm" svg:y="25.988cm" svg:viewBox="0 0 35 103" draw:points="0,103 35,103 35,0 0,0">
          <text:p/>
        </draw:polygon>
        <draw:polygon draw:style-name="gr2" draw:text-style-name="P2" draw:layer="layout" svg:width="0.033cm" svg:height="0.034cm" svg:x="18.851cm" svg:y="25.988cm" svg:viewBox="0 0 34 35" draw:points="0,35 34,35 34,0 0,0">
          <text:p/>
        </draw:polygon>
        <draw:polygon draw:style-name="gr2" draw:text-style-name="P2" draw:layer="layout" svg:width="0.034cm" svg:height="1.795cm" svg:x="10.037cm" svg:y="26.394cm" svg:viewBox="0 0 35 1796" draw:points="0,1796 35,1796 35,0 0,0">
          <text:p/>
        </draw:polygon>
        <draw:polygon draw:style-name="gr2" draw:text-style-name="P2" draw:layer="layout" svg:width="0.034cm" svg:height="15.879cm" svg:x="10.672cm" svg:y="9.664cm" svg:viewBox="0 0 35 15880" draw:points="0,15880 35,15880 35,0 0,0">
          <text:p/>
        </draw:polygon>
        <draw:polygon draw:style-name="gr2" draw:text-style-name="P2" draw:layer="layout" svg:width="0.034cm" svg:height="0.034cm" svg:x="2.738cm" svg:y="6.324cm" svg:viewBox="0 0 35 35" draw:points="0,35 35,35 35,0 0,0">
          <text:p/>
        </draw:polygon>
        <draw:polygon draw:style-name="gr2" draw:text-style-name="P2" draw:layer="layout" svg:width="0.034cm" svg:height="0.034cm" svg:x="2.671cm" svg:y="6.324cm" svg:viewBox="0 0 35 35" draw:points="0,35 35,35 35,0 0,0">
          <text:p/>
        </draw:polygon>
        <draw:polygon draw:style-name="gr2" draw:text-style-name="P2" draw:layer="layout" svg:width="0.034cm" svg:height="0.034cm" svg:x="10.951cm" svg:y="6.324cm" svg:viewBox="0 0 35 35" draw:points="0,35 35,35 35,0 0,0">
          <text:p/>
        </draw:polygon>
        <draw:polygon draw:style-name="gr2" draw:text-style-name="P2" draw:layer="layout" svg:width="0.034cm" svg:height="0.034cm" svg:x="10.883cm" svg:y="6.324cm" svg:viewBox="0 0 35 35" draw:points="0,35 35,35 35,0 0,0">
          <text:p/>
        </draw:polygon>
        <draw:polygon draw:style-name="gr2" draw:text-style-name="P2" draw:layer="layout" svg:width="0.033cm" svg:height="15.913cm" svg:x="2.705cm" svg:y="9.63cm" svg:viewBox="0 0 34 15914" draw:points="0,15914 34,15914 34,0 0,0">
          <text:p/>
        </draw:polygon>
        <draw:polygon draw:style-name="gr2" draw:text-style-name="P2" draw:layer="layout" svg:width="0.034cm" svg:height="15.913cm" svg:x="10.917cm" svg:y="9.63cm" svg:viewBox="0 0 35 15914" draw:points="0,15914 35,15914 35,0 0,0">
          <text:p/>
        </draw:polygon>
        <draw:polygon draw:style-name="gr2" draw:text-style-name="P2" draw:layer="layout" svg:width="0.034cm" svg:height="0.034cm" svg:x="6.65cm" svg:y="8.779cm" svg:viewBox="0 0 35 35" draw:points="0,35 35,35 35,0 0,0">
          <text:p/>
        </draw:polygon>
        <draw:polygon draw:style-name="gr2" draw:text-style-name="P2" draw:layer="layout" svg:width="0.034cm" svg:height="0.034cm" svg:x="6.582cm" svg:y="8.779cm" svg:viewBox="0 0 35 35" draw:points="0,35 35,35 35,0 0,0">
          <text:p/>
        </draw:polygon>
        <draw:polygon draw:style-name="gr2" draw:text-style-name="P2" draw:layer="layout" svg:width="0.035cm" svg:height="15.879cm" svg:x="6.616cm" svg:y="9.664cm" svg:viewBox="0 0 36 15880" draw:points="0,15880 36,15880 36,0 0,0">
          <text:p/>
        </draw:polygon>
        <draw:polygon draw:style-name="gr2" draw:text-style-name="P2" draw:layer="layout" svg:width="0.034cm" svg:height="0.034cm" svg:x="8.555cm" svg:y="8.779cm" svg:viewBox="0 0 35 35" draw:points="0,35 35,35 35,0 0,0">
          <text:p/>
        </draw:polygon>
        <draw:polygon draw:style-name="gr2" draw:text-style-name="P2" draw:layer="layout" svg:width="0.034cm" svg:height="0.034cm" svg:x="8.487cm" svg:y="8.779cm" svg:viewBox="0 0 35 35" draw:points="0,35 35,35 35,0 0,0">
          <text:p/>
        </draw:polygon>
        <draw:polygon draw:style-name="gr2" draw:text-style-name="P2" draw:layer="layout" svg:width="0.034cm" svg:height="15.913cm" svg:x="8.521cm" svg:y="9.63cm" svg:viewBox="0 0 35 15914" draw:points="0,15914 35,15914 35,0 0,0">
          <text:p/>
        </draw:polygon>
        <draw:polygon draw:style-name="gr2" draw:text-style-name="P2" draw:layer="layout" svg:width="0.034cm" svg:height="0.102cm" svg:x="7.285cm" svg:y="25.988cm" svg:viewBox="0 0 35 103" draw:points="0,103 35,103 35,0 0,0">
          <text:p/>
        </draw:polygon>
        <draw:polygon draw:style-name="gr2" draw:text-style-name="P2" draw:layer="layout" svg:width="0.034cm" svg:height="0.034cm" svg:x="7.217cm" svg:y="25.988cm" svg:viewBox="0 0 35 35" draw:points="0,35 35,35 35,0 0,0">
          <text:p/>
        </draw:polygon>
        <draw:polygon draw:style-name="gr2" draw:text-style-name="P2" draw:layer="layout" svg:width="0.034cm" svg:height="0.034cm" svg:x="7.92cm" svg:y="25.988cm" svg:viewBox="0 0 35 35" draw:points="0,35 35,35 35,0 0,0">
          <text:p/>
        </draw:polygon>
        <draw:polygon draw:style-name="gr2" draw:text-style-name="P2" draw:layer="layout" svg:width="0.034cm" svg:height="0.102cm" svg:x="7.852cm" svg:y="25.988cm" svg:viewBox="0 0 35 103" draw:points="0,103 35,103 35,0 0,0">
          <text:p/>
        </draw:polygon>
        <draw:polygon draw:style-name="gr2" draw:text-style-name="P2" draw:layer="layout" svg:width="0.034cm" svg:height="0.102cm" svg:x="13.102cm" svg:y="25.988cm" svg:viewBox="0 0 35 103" draw:points="0,103 35,103 35,0 0,0">
          <text:p/>
        </draw:polygon>
        <draw:polygon draw:style-name="gr2" draw:text-style-name="P2" draw:layer="layout" svg:width="0.034cm" svg:height="0.034cm" svg:x="13.034cm" svg:y="25.988cm" svg:viewBox="0 0 35 35" draw:points="0,35 35,35 35,0 0,0">
          <text:p/>
        </draw:polygon>
        <draw:polygon draw:style-name="gr2" draw:text-style-name="P2" draw:layer="layout" svg:width="0.034cm" svg:height="0.034cm" svg:x="13.737cm" svg:y="25.988cm" svg:viewBox="0 0 35 35" draw:points="0,35 35,35 35,0 0,0">
          <text:p/>
        </draw:polygon>
        <draw:polygon draw:style-name="gr2" draw:text-style-name="P2" draw:layer="layout" svg:width="0.034cm" svg:height="0.102cm" svg:x="13.669cm" svg:y="25.988cm" svg:viewBox="0 0 35 103" draw:points="0,103 35,103 35,0 0,0">
          <text:p/>
        </draw:polygon>
        <draw:polygon draw:style-name="gr2" draw:text-style-name="P2" draw:layer="layout" svg:width="0.033cm" svg:height="15.879cm" svg:x="3.975cm" svg:y="9.664cm" svg:viewBox="0 0 34 15880" draw:points="0,15880 34,15880 34,0 0,0">
          <text:p/>
        </draw:polygon>
        <draw:polygon draw:style-name="gr2" draw:text-style-name="P2" draw:layer="layout" svg:width="0.034cm" svg:height="2.329cm" svg:x="4.186cm" svg:y="26.394cm" svg:viewBox="0 0 35 2330" draw:points="0,2330 35,2330 35,0 0,0">
          <text:p/>
        </draw:polygon>
        <draw:polygon draw:style-name="gr2" draw:text-style-name="P2" draw:layer="layout" svg:width="0.034cm" svg:height="2.329cm" svg:x="4.254cm" svg:y="26.394cm" svg:viewBox="0 0 35 2330" draw:points="0,2330 35,2330 35,0 0,0">
          <text:p/>
        </draw:polygon>
        <draw:polygon draw:style-name="gr2" draw:text-style-name="P2" draw:layer="layout" svg:width="0.034cm" svg:height="15.879cm" svg:x="4.855cm" svg:y="9.664cm" svg:viewBox="0 0 35 15880" draw:points="0,15880 35,15880 35,0 0,0">
          <text:p/>
        </draw:polygon>
        <draw:polygon draw:style-name="gr2" draw:text-style-name="P2" draw:layer="layout" svg:width="0.034cm" svg:height="15.913cm" svg:x="5.101cm" svg:y="9.63cm" svg:viewBox="0 0 35 15914" draw:points="0,15914 35,15914 35,0 0,0">
          <text:p/>
        </draw:polygon>
        <draw:polygon draw:style-name="gr2" draw:text-style-name="P2" draw:layer="layout" svg:width="0.034cm" svg:height="15.879cm" svg:x="5.736cm" svg:y="9.664cm" svg:viewBox="0 0 35 15880" draw:points="0,15880 35,15880 35,0 0,0">
          <text:p/>
        </draw:polygon>
        <draw:polygon draw:style-name="gr2" draw:text-style-name="P2" draw:layer="layout" svg:width="0.034cm" svg:height="15.913cm" svg:x="5.981cm" svg:y="9.63cm" svg:viewBox="0 0 35 15914" draw:points="0,15914 35,15914 35,0 0,0">
          <text:p/>
        </draw:polygon>
        <draw:polygon draw:style-name="gr2" draw:text-style-name="P2" draw:layer="layout" svg:width="0.034cm" svg:height="16.802cm" svg:x="7.217cm" svg:y="9.186cm" svg:viewBox="0 0 35 16803" draw:points="0,16803 35,16803 35,0 0,0">
          <text:p/>
        </draw:polygon>
        <draw:polygon draw:style-name="gr2" draw:text-style-name="P2" draw:layer="layout" svg:width="0.034cm" svg:height="16.802cm" svg:x="7.285cm" svg:y="9.186cm" svg:viewBox="0 0 35 16803" draw:points="0,16803 35,16803 35,0 0,0">
          <text:p/>
        </draw:polygon>
        <draw:polygon draw:style-name="gr2" draw:text-style-name="P2" draw:layer="layout" svg:width="0.034cm" svg:height="16.802cm" svg:x="7.852cm" svg:y="9.186cm" svg:viewBox="0 0 35 16803" draw:points="0,16803 35,16803 35,0 0,0">
          <text:p/>
        </draw:polygon>
        <draw:polygon draw:style-name="gr2" draw:text-style-name="P2" draw:layer="layout" svg:width="0.034cm" svg:height="16.802cm" svg:x="7.92cm" svg:y="9.186cm" svg:viewBox="0 0 35 16803" draw:points="0,16803 35,16803 35,0 0,0">
          <text:p/>
        </draw:polygon>
        <draw:polygon draw:style-name="gr2" draw:text-style-name="P2" draw:layer="layout" svg:width="0.034cm" svg:height="15.879cm" svg:x="9.156cm" svg:y="9.664cm" svg:viewBox="0 0 35 15880" draw:points="0,15880 35,15880 35,0 0,0">
          <text:p/>
        </draw:polygon>
        <draw:polygon draw:style-name="gr2" draw:text-style-name="P2" draw:layer="layout" svg:width="0.034cm" svg:height="15.879cm" svg:x="9.791cm" svg:y="9.664cm" svg:viewBox="0 0 35 15880" draw:points="0,15880 35,15880 35,0 0,0">
          <text:p/>
        </draw:polygon>
        <draw:polygon draw:style-name="gr2" draw:text-style-name="P2" draw:layer="layout" svg:width="0.034cm" svg:height="15.879cm" svg:x="11.552cm" svg:y="9.664cm" svg:viewBox="0 0 35 15880" draw:points="0,15880 35,15880 35,0 0,0">
          <text:p/>
        </draw:polygon>
        <draw:polygon draw:style-name="gr2" draw:text-style-name="P2" draw:layer="layout" svg:width="0.034cm" svg:height="15.913cm" svg:x="11.798cm" svg:y="9.63cm" svg:viewBox="0 0 35 15914" draw:points="0,15914 35,15914 35,0 0,0">
          <text:p/>
        </draw:polygon>
        <draw:polygon draw:style-name="gr2" draw:text-style-name="P2" draw:layer="layout" svg:width="0.034cm" svg:height="15.879cm" svg:x="12.433cm" svg:y="9.664cm" svg:viewBox="0 0 35 15880" draw:points="0,15880 35,15880 35,0 0,0">
          <text:p/>
        </draw:polygon>
        <draw:polygon draw:style-name="gr2" draw:text-style-name="P2" draw:layer="layout" svg:width="0.034cm" svg:height="16.802cm" svg:x="13.034cm" svg:y="9.186cm" svg:viewBox="0 0 35 16803" draw:points="0,16803 35,16803 35,0 0,0">
          <text:p/>
        </draw:polygon>
        <draw:polygon draw:style-name="gr2" draw:text-style-name="P2" draw:layer="layout" svg:width="0.034cm" svg:height="16.802cm" svg:x="13.102cm" svg:y="9.186cm" svg:viewBox="0 0 35 16803" draw:points="0,16803 35,16803 35,0 0,0">
          <text:p/>
        </draw:polygon>
        <draw:polygon draw:style-name="gr2" draw:text-style-name="P2" draw:layer="layout" svg:width="0.034cm" svg:height="16.802cm" svg:x="13.669cm" svg:y="9.186cm" svg:viewBox="0 0 35 16803" draw:points="0,16803 35,16803 35,0 0,0">
          <text:p/>
        </draw:polygon>
        <draw:polygon draw:style-name="gr2" draw:text-style-name="P2" draw:layer="layout" svg:width="0.034cm" svg:height="16.802cm" svg:x="13.737cm" svg:y="9.186cm" svg:viewBox="0 0 35 16803" draw:points="0,16803 35,16803 35,0 0,0">
          <text:p/>
        </draw:polygon>
        <draw:polygon draw:style-name="gr2" draw:text-style-name="P2" draw:layer="layout" svg:width="0.035cm" svg:height="15.913cm" svg:x="14.338cm" svg:y="9.63cm" svg:viewBox="0 0 36 15914" draw:points="0,15914 36,15914 36,0 0,0">
          <text:p/>
        </draw:polygon>
        <draw:polygon draw:style-name="gr2" draw:text-style-name="P2" draw:layer="layout" svg:width="0.034cm" svg:height="2.329cm" svg:x="14.939cm" svg:y="26.394cm" svg:viewBox="0 0 35 2330" draw:points="0,2330 35,2330 35,0 0,0">
          <text:p/>
        </draw:polygon>
        <draw:polygon draw:style-name="gr2" draw:text-style-name="P2" draw:layer="layout" svg:width="0.034cm" svg:height="2.329cm" svg:x="15.007cm" svg:y="26.394cm" svg:viewBox="0 0 35 2330" draw:points="0,2330 35,2330 35,0 0,0">
          <text:p/>
        </draw:polygon>
        <draw:polygon draw:style-name="gr2" draw:text-style-name="P2" draw:layer="layout" svg:width="0.034cm" svg:height="15.879cm" svg:x="15.608cm" svg:y="9.664cm" svg:viewBox="0 0 35 15880" draw:points="0,15880 35,15880 35,0 0,0">
          <text:p/>
        </draw:polygon>
        <draw:polygon draw:style-name="gr2" draw:text-style-name="P2" draw:layer="layout" svg:width="0.034cm" svg:height="15.913cm" svg:x="15.853cm" svg:y="9.63cm" svg:viewBox="0 0 35 15914" draw:points="0,15914 35,15914 35,0 0,0">
          <text:p/>
        </draw:polygon>
        <draw:polygon draw:style-name="gr2" draw:text-style-name="P2" draw:layer="layout" svg:width="0.034cm" svg:height="15.879cm" svg:x="16.488cm" svg:y="9.664cm" svg:viewBox="0 0 35 15880" draw:points="0,15880 35,15880 35,0 0,0">
          <text:p/>
        </draw:polygon>
        <draw:polygon draw:style-name="gr2" draw:text-style-name="P2" draw:layer="layout" svg:width="0.034cm" svg:height="15.913cm" svg:x="16.734cm" svg:y="9.63cm" svg:viewBox="0 0 35 15914" draw:points="0,15914 35,15914 35,0 0,0">
          <text:p/>
        </draw:polygon>
        <draw:polygon draw:style-name="gr2" draw:text-style-name="P2" draw:layer="layout" svg:width="0.034cm" svg:height="15.879cm" svg:x="17.369cm" svg:y="9.664cm" svg:viewBox="0 0 35 15880" draw:points="0,15880 35,15880 35,0 0,0">
          <text:p/>
        </draw:polygon>
        <draw:polygon draw:style-name="gr2" draw:text-style-name="P2" draw:layer="layout" svg:width="0.034cm" svg:height="15.879cm" svg:x="18.249cm" svg:y="9.664cm" svg:viewBox="0 0 35 15880" draw:points="0,15880 35,15880 35,0 0,0">
          <text:p/>
        </draw:polygon>
        <draw:polygon draw:style-name="gr2" draw:text-style-name="P2" draw:layer="layout" svg:width="0.034cm" svg:height="0.034cm" svg:x="4.254cm" svg:y="28.723cm" svg:viewBox="0 0 35 35" draw:points="0,35 35,35 35,0 0,0">
          <text:p/>
        </draw:polygon>
        <draw:polygon draw:style-name="gr2" draw:text-style-name="P2" draw:layer="layout" svg:width="0.034cm" svg:height="0.101cm" svg:x="4.186cm" svg:y="28.723cm" svg:viewBox="0 0 35 102" draw:points="0,102 35,102 35,0 0,0">
          <text:p/>
        </draw:polygon>
        <draw:polygon draw:style-name="gr2" draw:text-style-name="P2" draw:layer="layout" svg:width="0.034cm" svg:height="0.101cm" svg:x="15.007cm" svg:y="28.723cm" svg:viewBox="0 0 35 102" draw:points="0,102 35,102 35,0 0,0">
          <text:p/>
        </draw:polygon>
        <draw:polygon draw:style-name="gr2" draw:text-style-name="P2" draw:layer="layout" svg:width="0.034cm" svg:height="0.034cm" svg:x="14.939cm" svg:y="28.723cm" svg:viewBox="0 0 35 35" draw:points="0,35 35,35 35,0 0,0">
          <text:p/>
        </draw:polygon>
        <draw:polygon draw:style-name="gr2" draw:text-style-name="P2" draw:layer="layout" svg:width="1.27cm" svg:height="0.034cm" svg:x="17.648cm" svg:y="0.774cm" svg:viewBox="0 0 1271 35" draw:points="0,35 1271,35 1271,0 0,0">
          <text:p/>
        </draw:polygon>
        <draw:polygon draw:style-name="gr2" draw:text-style-name="P2" draw:layer="layout" svg:width="1.27cm" svg:height="0.034cm" svg:x="17.648cm" svg:y="1.951cm" svg:viewBox="0 0 1271 35" draw:points="0,35 1271,35 1271,0 0,0">
          <text:p/>
        </draw:polygon>
        <draw:polygon draw:style-name="gr2" draw:text-style-name="P2" draw:layer="layout" svg:width="0.033cm" svg:height="0.033cm" svg:x="18.851cm" svg:y="2.324cm" svg:viewBox="0 0 34 34" draw:points="0,34 34,34 34,0 0,0">
          <text:p/>
        </draw:polygon>
        <draw:polygon draw:style-name="gr2" draw:text-style-name="P2" draw:layer="layout" svg:width="8.213cm" svg:height="0.034cm" svg:x="10.739cm" svg:y="2.256cm" svg:viewBox="0 0 8214 35" draw:points="0,35 8214,35 8214,0 0,0">
          <text:p/>
        </draw:polygon>
        <draw:polygon draw:style-name="gr2" draw:text-style-name="P2" draw:layer="layout" svg:width="8.112cm" svg:height="0.033cm" svg:x="10.739cm" svg:y="2.324cm" svg:viewBox="0 0 8113 34" draw:points="0,34 8113,34 8113,0 0,0">
          <text:p/>
        </draw:polygon>
        <draw:polygon draw:style-name="gr2" draw:text-style-name="P2" draw:layer="layout" svg:width="8.112cm" svg:height="0.034cm" svg:x="10.739cm" svg:y="2.827cm" svg:viewBox="0 0 8113 35" draw:points="0,35 8113,35 8113,0 0,0">
          <text:p/>
        </draw:polygon>
        <draw:polygon draw:style-name="gr2" draw:text-style-name="P2" draw:layer="layout" svg:width="8.112cm" svg:height="0.034cm" svg:x="10.739cm" svg:y="3.331cm" svg:viewBox="0 0 8113 35" draw:points="0,35 8113,35 8113,0 0,0">
          <text:p/>
        </draw:polygon>
        <draw:polygon draw:style-name="gr2" draw:text-style-name="P2" draw:layer="layout" svg:width="8.213cm" svg:height="0.034cm" svg:x="10.739cm" svg:y="3.399cm" svg:viewBox="0 0 8214 35" draw:points="0,35 8214,35 8214,0 0,0">
          <text:p/>
        </draw:polygon>
        <draw:polygon draw:style-name="gr2" draw:text-style-name="P2" draw:layer="layout" svg:width="0.033cm" svg:height="0.034cm" svg:x="18.851cm" svg:y="3.331cm" svg:viewBox="0 0 34 35" draw:points="0,35 34,35 34,0 0,0">
          <text:p/>
        </draw:polygon>
        <draw:polygon draw:style-name="gr2" draw:text-style-name="P2" draw:layer="layout" svg:width="7.866cm" svg:height="0.034cm" svg:x="2.137cm" svg:y="3.903cm" svg:viewBox="0 0 7867 35" draw:points="0,35 7867,35 7867,0 0,0">
          <text:p/>
        </draw:polygon>
        <draw:polygon draw:style-name="gr2" draw:text-style-name="P2" draw:layer="layout" svg:width="0.101cm" svg:height="0.034cm" svg:x="10.003cm" svg:y="4.474cm" svg:viewBox="0 0 102 35" draw:points="0,35 102,35 102,0 0,0">
          <text:p/>
        </draw:polygon>
        <draw:polygon draw:style-name="gr2" draw:text-style-name="P2" draw:layer="layout" svg:width="7.9cm" svg:height="0.034cm" svg:x="2.137cm" svg:y="4.406cm" svg:viewBox="0 0 7901 35" draw:points="0,35 7901,35 7901,0 0,0">
          <text:p/>
        </draw:polygon>
        <draw:polygon draw:style-name="gr2" draw:text-style-name="P2" draw:layer="layout" svg:width="7.866cm" svg:height="0.034cm" svg:x="2.137cm" svg:y="4.474cm" svg:viewBox="0 0 7867 35" draw:points="0,35 7867,35 7867,0 0,0">
          <text:p/>
        </draw:polygon>
        <draw:polygon draw:style-name="gr2" draw:text-style-name="P2" draw:layer="layout" svg:width="0.033cm" svg:height="0.034cm" svg:x="18.851cm" svg:y="4.779cm" svg:viewBox="0 0 34 35" draw:points="0,35 34,35 34,0 0,0">
          <text:p/>
        </draw:polygon>
        <draw:polygon draw:style-name="gr2" draw:text-style-name="P2" draw:layer="layout" svg:width="7.967cm" svg:height="0.034cm" svg:x="10.985cm" svg:y="4.711cm" svg:viewBox="0 0 7968 35" draw:points="0,35 7968,35 7968,0 0,0">
          <text:p/>
        </draw:polygon>
        <draw:polygon draw:style-name="gr2" draw:text-style-name="P2" draw:layer="layout" svg:width="7.866cm" svg:height="0.034cm" svg:x="10.985cm" svg:y="4.779cm" svg:viewBox="0 0 7867 35" draw:points="0,35 7867,35 7867,0 0,0">
          <text:p/>
        </draw:polygon>
        <draw:polygon draw:style-name="gr2" draw:text-style-name="P2" draw:layer="layout" svg:width="0.033cm" svg:height="0.033cm" svg:x="18.851cm" svg:y="5.317cm" svg:viewBox="0 0 34 34" draw:points="0,34 34,34 34,0 0,0">
          <text:p/>
        </draw:polygon>
        <draw:polygon draw:style-name="gr2" draw:text-style-name="P2" draw:layer="layout" svg:width="7.899cm" svg:height="0.034cm" svg:x="10.985cm" svg:y="5.249cm" svg:viewBox="0 0 7900 35" draw:points="0,35 7900,35 7900,0 0,0">
          <text:p/>
        </draw:polygon>
        <draw:polygon draw:style-name="gr2" draw:text-style-name="P2" draw:layer="layout" svg:width="7.866cm" svg:height="0.033cm" svg:x="10.985cm" svg:y="5.317cm" svg:viewBox="0 0 7867 34" draw:points="0,34 7867,34 7867,0 0,0">
          <text:p/>
        </draw:polygon>
        <draw:polygon draw:style-name="gr2" draw:text-style-name="P2" draw:layer="layout" svg:width="7.866cm" svg:height="0.034cm" svg:x="10.985cm" svg:y="5.82cm" svg:viewBox="0 0 7867 35" draw:points="0,35 7867,35 7867,0 0,0">
          <text:p/>
        </draw:polygon>
        <draw:polygon draw:style-name="gr2" draw:text-style-name="P2" draw:layer="layout" svg:width="0.101cm" svg:height="0.034cm" svg:x="18.851cm" svg:y="6.392cm" svg:viewBox="0 0 102 35" draw:points="0,35 102,35 102,0 0,0">
          <text:p/>
        </draw:polygon>
        <draw:polygon draw:style-name="gr2" draw:text-style-name="P2" draw:layer="layout" svg:width="7.899cm" svg:height="0.034cm" svg:x="10.985cm" svg:y="6.324cm" svg:viewBox="0 0 7900 35" draw:points="0,35 7900,35 7900,0 0,0">
          <text:p/>
        </draw:polygon>
        <draw:polygon draw:style-name="gr2" draw:text-style-name="P2" draw:layer="layout" svg:width="7.866cm" svg:height="0.034cm" svg:x="10.985cm" svg:y="6.392cm" svg:viewBox="0 0 7867 35" draw:points="0,35 7867,35 7867,0 0,0">
          <text:p/>
        </draw:polygon>
        <draw:polygon draw:style-name="gr2" draw:text-style-name="P2" draw:layer="layout" svg:width="0.033cm" svg:height="0.034cm" svg:x="18.851cm" svg:y="6.697cm" svg:viewBox="0 0 34 35" draw:points="0,35 34,35 34,0 0,0">
          <text:p/>
        </draw:polygon>
        <draw:polygon draw:style-name="gr2" draw:text-style-name="P2" draw:layer="layout" svg:width="12.268cm" svg:height="0.034cm" svg:x="6.684cm" svg:y="6.629cm" svg:viewBox="0 0 12269 35" draw:points="0,35 12269,35 12269,0 0,0">
          <text:p/>
        </draw:polygon>
        <draw:polygon draw:style-name="gr2" draw:text-style-name="P2" draw:layer="layout" svg:width="12.167cm" svg:height="0.034cm" svg:x="6.684cm" svg:y="6.697cm" svg:viewBox="0 0 12168 35" draw:points="0,35 12168,35 12168,0 0,0">
          <text:p/>
        </draw:polygon>
        <draw:polygon draw:style-name="gr2" draw:text-style-name="P2" draw:layer="layout" svg:width="0.033cm" svg:height="0.034cm" svg:x="18.851cm" svg:y="7.234cm" svg:viewBox="0 0 34 35" draw:points="0,35 34,35 34,0 0,0">
          <text:p/>
        </draw:polygon>
        <draw:polygon draw:style-name="gr2" draw:text-style-name="P2" draw:layer="layout" svg:width="10.295cm" svg:height="0.033cm" svg:x="8.589cm" svg:y="7.167cm" svg:viewBox="0 0 10296 34" draw:points="0,34 10296,34 10296,0 0,0">
          <text:p/>
        </draw:polygon>
        <draw:polygon draw:style-name="gr2" draw:text-style-name="P2" draw:layer="layout" svg:width="10.262cm" svg:height="0.034cm" svg:x="8.589cm" svg:y="7.234cm" svg:viewBox="0 0 10263 35" draw:points="0,35 10263,35 10263,0 0,0">
          <text:p/>
        </draw:polygon>
        <draw:polygon draw:style-name="gr2" draw:text-style-name="P2" draw:layer="layout" svg:width="0.033cm" svg:height="0.034cm" svg:x="18.851cm" svg:y="7.772cm" svg:viewBox="0 0 34 35" draw:points="0,35 34,35 34,0 0,0">
          <text:p/>
        </draw:polygon>
        <draw:polygon draw:style-name="gr2" draw:text-style-name="P2" draw:layer="layout" svg:width="10.295cm" svg:height="0.034cm" svg:x="8.589cm" svg:y="7.704cm" svg:viewBox="0 0 10296 35" draw:points="0,35 10296,35 10296,0 0,0">
          <text:p/>
        </draw:polygon>
        <draw:polygon draw:style-name="gr2" draw:text-style-name="P2" draw:layer="layout" svg:width="10.262cm" svg:height="0.034cm" svg:x="8.589cm" svg:y="7.772cm" svg:viewBox="0 0 10263 35" draw:points="0,35 10263,35 10263,0 0,0">
          <text:p/>
        </draw:polygon>
        <draw:polygon draw:style-name="gr2" draw:text-style-name="P2" draw:layer="layout" svg:width="0.033cm" svg:height="0.033cm" svg:x="18.851cm" svg:y="8.31cm" svg:viewBox="0 0 34 34" draw:points="0,34 34,34 34,0 0,0">
          <text:p/>
        </draw:polygon>
        <draw:polygon draw:style-name="gr2" draw:text-style-name="P2" draw:layer="layout" svg:width="10.295cm" svg:height="0.034cm" svg:x="8.589cm" svg:y="8.242cm" svg:viewBox="0 0 10296 35" draw:points="0,35 10296,35 10296,0 0,0">
          <text:p/>
        </draw:polygon>
        <draw:polygon draw:style-name="gr2" draw:text-style-name="P2" draw:layer="layout" svg:width="10.262cm" svg:height="0.033cm" svg:x="8.589cm" svg:y="8.31cm" svg:viewBox="0 0 10263 34" draw:points="0,34 10263,34 10263,0 0,0">
          <text:p/>
        </draw:polygon>
        <draw:polygon draw:style-name="gr2" draw:text-style-name="P2" draw:layer="layout" svg:width="0.101cm" svg:height="0.034cm" svg:x="18.851cm" svg:y="8.847cm" svg:viewBox="0 0 102 35" draw:points="0,35 102,35 102,0 0,0">
          <text:p/>
        </draw:polygon>
        <draw:polygon draw:style-name="gr2" draw:text-style-name="P2" draw:layer="layout" svg:width="10.295cm" svg:height="0.034cm" svg:x="8.589cm" svg:y="8.779cm" svg:viewBox="0 0 10296 35" draw:points="0,35 10296,35 10296,0 0,0">
          <text:p/>
        </draw:polygon>
        <draw:polygon draw:style-name="gr2" draw:text-style-name="P2" draw:layer="layout" svg:width="10.262cm" svg:height="0.034cm" svg:x="8.589cm" svg:y="8.847cm" svg:viewBox="0 0 10263 35" draw:points="0,35 10263,35 10263,0 0,0">
          <text:p/>
        </draw:polygon>
        <draw:polygon draw:style-name="gr2" draw:text-style-name="P2" draw:layer="layout" svg:width="0.033cm" svg:height="0.034cm" svg:x="18.851cm" svg:y="9.152cm" svg:viewBox="0 0 34 35" draw:points="0,35 34,35 34,0 0,0">
          <text:p/>
        </draw:polygon>
        <draw:polygon draw:style-name="gr2" draw:text-style-name="P2" draw:layer="layout" svg:width="5.181cm" svg:height="0.034cm" svg:x="13.771cm" svg:y="9.084cm" svg:viewBox="0 0 5182 35" draw:points="0,35 5182,35 5182,0 0,0">
          <text:p/>
        </draw:polygon>
        <draw:polygon draw:style-name="gr2" draw:text-style-name="P2" draw:layer="layout" svg:width="5.08cm" svg:height="0.034cm" svg:x="13.771cm" svg:y="9.152cm" svg:viewBox="0 0 5081 35" draw:points="0,35 5081,35 5081,0 0,0">
          <text:p/>
        </draw:polygon>
        <draw:polygon draw:style-name="gr2" draw:text-style-name="P2" draw:layer="layout" svg:width="0.635cm" svg:height="0.034cm" svg:x="17.648cm" svg:y="9.63cm" svg:viewBox="0 0 636 35" draw:points="0,35 636,35 636,0 0,0">
          <text:p/>
        </draw:polygon>
        <draw:polygon draw:style-name="gr2" draw:text-style-name="P2" draw:layer="layout" svg:width="0.635cm" svg:height="0.033cm" svg:x="17.648cm" svg:y="10.143cm" svg:viewBox="0 0 636 34" draw:points="0,34 636,34 636,0 0,0">
          <text:p/>
        </draw:polygon>
        <draw:polygon draw:style-name="gr2" draw:text-style-name="P2" draw:layer="layout" svg:width="0.635cm" svg:height="0.034cm" svg:x="17.648cm" svg:y="10.655cm" svg:viewBox="0 0 636 35" draw:points="0,35 636,35 636,0 0,0">
          <text:p/>
        </draw:polygon>
        <draw:polygon draw:style-name="gr2" draw:text-style-name="P2" draw:layer="layout" svg:width="0.635cm" svg:height="0.034cm" svg:x="17.648cm" svg:y="11.167cm" svg:viewBox="0 0 636 35" draw:points="0,35 636,35 636,0 0,0">
          <text:p/>
        </draw:polygon>
        <draw:polygon draw:style-name="gr2" draw:text-style-name="P2" draw:layer="layout" svg:width="0.635cm" svg:height="0.034cm" svg:x="17.648cm" svg:y="11.679cm" svg:viewBox="0 0 636 35" draw:points="0,35 636,35 636,0 0,0">
          <text:p/>
        </draw:polygon>
        <draw:polygon draw:style-name="gr2" draw:text-style-name="P2" draw:layer="layout" svg:width="0.635cm" svg:height="0.034cm" svg:x="17.648cm" svg:y="12.191cm" svg:viewBox="0 0 636 35" draw:points="0,35 636,35 636,0 0,0">
          <text:p/>
        </draw:polygon>
        <draw:polygon draw:style-name="gr2" draw:text-style-name="P2" draw:layer="layout" svg:width="0.635cm" svg:height="0.034cm" svg:x="17.648cm" svg:y="12.704cm" svg:viewBox="0 0 636 35" draw:points="0,35 636,35 636,0 0,0">
          <text:p/>
        </draw:polygon>
        <draw:polygon draw:style-name="gr2" draw:text-style-name="P2" draw:layer="layout" svg:width="0.635cm" svg:height="0.035cm" svg:x="17.648cm" svg:y="13.216cm" svg:viewBox="0 0 636 36" draw:points="0,36 636,36 636,0 0,0">
          <text:p/>
        </draw:polygon>
        <draw:polygon draw:style-name="gr2" draw:text-style-name="P2" draw:layer="layout" svg:width="0.635cm" svg:height="0.034cm" svg:x="17.648cm" svg:y="13.728cm" svg:viewBox="0 0 636 35" draw:points="0,35 636,35 636,0 0,0">
          <text:p/>
        </draw:polygon>
        <draw:polygon draw:style-name="gr2" draw:text-style-name="P2" draw:layer="layout" svg:width="0.635cm" svg:height="0.034cm" svg:x="17.648cm" svg:y="14.24cm" svg:viewBox="0 0 636 35" draw:points="0,35 636,35 636,0 0,0">
          <text:p/>
        </draw:polygon>
        <draw:polygon draw:style-name="gr2" draw:text-style-name="P2" draw:layer="layout" svg:width="0.635cm" svg:height="0.034cm" svg:x="17.648cm" svg:y="14.753cm" svg:viewBox="0 0 636 35" draw:points="0,35 636,35 636,0 0,0">
          <text:p/>
        </draw:polygon>
        <draw:polygon draw:style-name="gr2" draw:text-style-name="P2" draw:layer="layout" svg:width="0.635cm" svg:height="0.034cm" svg:x="17.648cm" svg:y="15.265cm" svg:viewBox="0 0 636 35" draw:points="0,35 636,35 636,0 0,0">
          <text:p/>
        </draw:polygon>
        <draw:polygon draw:style-name="gr2" draw:text-style-name="P2" draw:layer="layout" svg:width="0.635cm" svg:height="0.034cm" svg:x="17.648cm" svg:y="15.777cm" svg:viewBox="0 0 636 35" draw:points="0,35 636,35 636,0 0,0">
          <text:p/>
        </draw:polygon>
        <draw:polygon draw:style-name="gr2" draw:text-style-name="P2" draw:layer="layout" svg:width="0.635cm" svg:height="0.034cm" svg:x="17.648cm" svg:y="16.289cm" svg:viewBox="0 0 636 35" draw:points="0,35 636,35 636,0 0,0">
          <text:p/>
        </draw:polygon>
        <draw:polygon draw:style-name="gr2" draw:text-style-name="P2" draw:layer="layout" svg:width="0.635cm" svg:height="0.033cm" svg:x="17.648cm" svg:y="16.802cm" svg:viewBox="0 0 636 34" draw:points="0,34 636,34 636,0 0,0">
          <text:p/>
        </draw:polygon>
        <draw:polygon draw:style-name="gr2" draw:text-style-name="P2" draw:layer="layout" svg:width="0.635cm" svg:height="0.034cm" svg:x="17.648cm" svg:y="17.314cm" svg:viewBox="0 0 636 35" draw:points="0,35 636,35 636,0 0,0">
          <text:p/>
        </draw:polygon>
        <draw:polygon draw:style-name="gr2" draw:text-style-name="P2" draw:layer="layout" svg:width="0.635cm" svg:height="0.034cm" svg:x="17.648cm" svg:y="17.826cm" svg:viewBox="0 0 636 35" draw:points="0,35 636,35 636,0 0,0">
          <text:p/>
        </draw:polygon>
        <draw:polygon draw:style-name="gr2" draw:text-style-name="P2" draw:layer="layout" svg:width="0.635cm" svg:height="0.034cm" svg:x="17.648cm" svg:y="18.338cm" svg:viewBox="0 0 636 35" draw:points="0,35 636,35 636,0 0,0">
          <text:p/>
        </draw:polygon>
        <draw:polygon draw:style-name="gr2" draw:text-style-name="P2" draw:layer="layout" svg:width="0.635cm" svg:height="0.033cm" svg:x="17.648cm" svg:y="18.851cm" svg:viewBox="0 0 636 34" draw:points="0,34 636,34 636,0 0,0">
          <text:p/>
        </draw:polygon>
        <draw:polygon draw:style-name="gr2" draw:text-style-name="P2" draw:layer="layout" svg:width="0.635cm" svg:height="0.034cm" svg:x="17.648cm" svg:y="19.363cm" svg:viewBox="0 0 636 35" draw:points="0,35 636,35 636,0 0,0">
          <text:p/>
        </draw:polygon>
        <draw:polygon draw:style-name="gr2" draw:text-style-name="P2" draw:layer="layout" svg:width="0.635cm" svg:height="0.034cm" svg:x="17.648cm" svg:y="19.875cm" svg:viewBox="0 0 636 35" draw:points="0,35 636,35 636,0 0,0">
          <text:p/>
        </draw:polygon>
        <draw:polygon draw:style-name="gr2" draw:text-style-name="P2" draw:layer="layout" svg:width="0.635cm" svg:height="0.034cm" svg:x="17.648cm" svg:y="20.387cm" svg:viewBox="0 0 636 35" draw:points="0,35 636,35 636,0 0,0">
          <text:p/>
        </draw:polygon>
        <draw:polygon draw:style-name="gr2" draw:text-style-name="P2" draw:layer="layout" svg:width="0.635cm" svg:height="0.034cm" svg:x="17.648cm" svg:y="20.899cm" svg:viewBox="0 0 636 35" draw:points="0,35 636,35 636,0 0,0">
          <text:p/>
        </draw:polygon>
        <draw:polygon draw:style-name="gr2" draw:text-style-name="P2" draw:layer="layout" svg:width="0.635cm" svg:height="0.034cm" svg:x="17.648cm" svg:y="21.412cm" svg:viewBox="0 0 636 35" draw:points="0,35 636,35 636,0 0,0">
          <text:p/>
        </draw:polygon>
        <draw:polygon draw:style-name="gr2" draw:text-style-name="P2" draw:layer="layout" svg:width="0.635cm" svg:height="0.034cm" svg:x="17.648cm" svg:y="21.924cm" svg:viewBox="0 0 636 35" draw:points="0,35 636,35 636,0 0,0">
          <text:p/>
        </draw:polygon>
        <draw:polygon draw:style-name="gr2" draw:text-style-name="P2" draw:layer="layout" svg:width="0.635cm" svg:height="0.034cm" svg:x="17.648cm" svg:y="22.436cm" svg:viewBox="0 0 636 35" draw:points="0,35 636,35 636,0 0,0">
          <text:p/>
        </draw:polygon>
        <draw:polygon draw:style-name="gr2" draw:text-style-name="P2" draw:layer="layout" svg:width="0.635cm" svg:height="0.034cm" svg:x="17.648cm" svg:y="22.948cm" svg:viewBox="0 0 636 35" draw:points="0,35 636,35 636,0 0,0">
          <text:p/>
        </draw:polygon>
        <draw:polygon draw:style-name="gr2" draw:text-style-name="P2" draw:layer="layout" svg:width="0.635cm" svg:height="0.034cm" svg:x="17.648cm" svg:y="23.461cm" svg:viewBox="0 0 636 35" draw:points="0,35 636,35 636,0 0,0">
          <text:p/>
        </draw:polygon>
        <draw:polygon draw:style-name="gr2" draw:text-style-name="P2" draw:layer="layout" svg:width="0.635cm" svg:height="0.034cm" svg:x="17.648cm" svg:y="23.973cm" svg:viewBox="0 0 636 35" draw:points="0,35 636,35 636,0 0,0">
          <text:p/>
        </draw:polygon>
        <draw:polygon draw:style-name="gr2" draw:text-style-name="P2" draw:layer="layout" svg:width="0.635cm" svg:height="0.034cm" svg:x="17.648cm" svg:y="24.485cm" svg:viewBox="0 0 636 35" draw:points="0,35 636,35 636,0 0,0">
          <text:p/>
        </draw:polygon>
        <draw:polygon draw:style-name="gr2" draw:text-style-name="P2" draw:layer="layout" svg:width="0.635cm" svg:height="0.035cm" svg:x="17.648cm" svg:y="24.997cm" svg:viewBox="0 0 636 36" draw:points="0,36 636,36 636,0 0,0">
          <text:p/>
        </draw:polygon>
        <draw:polygon draw:style-name="gr2" draw:text-style-name="P2" draw:layer="layout" svg:width="0.635cm" svg:height="0.033cm" svg:x="17.648cm" svg:y="25.51cm" svg:viewBox="0 0 636 34" draw:points="0,34 636,34 636,0 0,0">
          <text:p/>
        </draw:polygon>
        <draw:polygon draw:style-name="gr2" draw:text-style-name="P2" draw:layer="layout" svg:width="0.101cm" svg:height="0.034cm" svg:x="18.851cm" svg:y="26.056cm" svg:viewBox="0 0 102 35" draw:points="0,35 102,35 102,0 0,0">
          <text:p/>
        </draw:polygon>
        <draw:polygon draw:style-name="gr2" draw:text-style-name="P2" draw:layer="layout" svg:width="5.113cm" svg:height="0.034cm" svg:x="13.771cm" svg:y="25.988cm" svg:viewBox="0 0 5114 35" draw:points="0,35 5114,35 5114,0 0,0">
          <text:p/>
        </draw:polygon>
        <draw:polygon draw:style-name="gr2" draw:text-style-name="P2" draw:layer="layout" svg:width="5.08cm" svg:height="0.034cm" svg:x="13.771cm" svg:y="26.056cm" svg:viewBox="0 0 5081 35" draw:points="0,35 5081,35 5081,0 0,0">
          <text:p/>
        </draw:polygon>
        <draw:polygon draw:style-name="gr2" draw:text-style-name="P2" draw:layer="layout" svg:width="0.034cm" svg:height="0.034cm" svg:x="14.939cm" svg:y="26.36cm" svg:viewBox="0 0 35 35" draw:points="0,35 35,35 35,0 0,0">
          <text:p/>
        </draw:polygon>
        <draw:polygon draw:style-name="gr2" draw:text-style-name="P2" draw:layer="layout" svg:width="10.753cm" svg:height="0.034cm" svg:x="4.288cm" svg:y="26.293cm" svg:viewBox="0 0 10754 35" draw:points="0,35 10754,35 10754,0 0,0">
          <text:p/>
        </draw:polygon>
        <draw:polygon draw:style-name="gr2" draw:text-style-name="P2" draw:layer="layout" svg:width="10.651cm" svg:height="0.034cm" svg:x="4.288cm" svg:y="26.36cm" svg:viewBox="0 0 10652 35" draw:points="0,35 10652,35 10652,0 0,0">
          <text:p/>
        </draw:polygon>
        <draw:polygon draw:style-name="gr2" draw:text-style-name="P2" draw:layer="layout" svg:width="4.868cm" svg:height="0.034cm" svg:x="10.071cm" svg:y="26.928cm" svg:viewBox="0 0 4869 35" draw:points="0,35 4869,35 4869,0 0,0">
          <text:p/>
        </draw:polygon>
        <draw:polygon draw:style-name="gr2" draw:text-style-name="P2" draw:layer="layout" svg:width="4.868cm" svg:height="0.034cm" svg:x="10.071cm" svg:y="27.567cm" svg:viewBox="0 0 4869 35" draw:points="0,35 4869,35 4869,0 0,0">
          <text:p/>
        </draw:polygon>
        <draw:polygon draw:style-name="gr2" draw:text-style-name="P2" draw:layer="layout" svg:width="10.651cm" svg:height="0.034cm" svg:x="4.288cm" svg:y="28.155cm" svg:viewBox="0 0 10652 35" draw:points="0,35 10652,35 10652,0 0,0">
          <text:p/>
        </draw:polygon>
        <draw:polygon draw:style-name="gr2" draw:text-style-name="P2" draw:layer="layout" svg:width="0.102cm" svg:height="0.034cm" svg:x="14.939cm" svg:y="28.79cm" svg:viewBox="0 0 103 35" draw:points="0,35 103,35 103,0 0,0">
          <text:p/>
        </draw:polygon>
        <draw:polygon draw:style-name="gr2" draw:text-style-name="P2" draw:layer="layout" svg:width="10.685cm" svg:height="0.034cm" svg:x="4.288cm" svg:y="28.723cm" svg:viewBox="0 0 10686 35" draw:points="0,35 10686,35 10686,0 0,0">
          <text:p/>
        </draw:polygon>
        <draw:polygon draw:style-name="gr2" draw:text-style-name="P2" draw:layer="layout" svg:width="10.651cm" svg:height="0.034cm" svg:x="4.288cm" svg:y="28.79cm" svg:viewBox="0 0 10652 35" draw:points="0,35 10652,35 10652,0 0,0">
          <text:p/>
        </draw:polygon>
        <draw:frame draw:style-name="gr8" draw:text-style-name="P10" draw:layer="layout" svg:width="5.586cm" svg:height="0.433cm" svg:x="4.377cm" svg:y="27.03cm">
          <draw:text-box>
            <text:p text:style-name="P7"><text:span text:style-name="T6">Am luat la cunoştinţă că am obţinut</text:span></text:p>
          </draw:text-box>
        </draw:frame>
        <draw:polygon draw:style-name="gr5" draw:text-style-name="P4" draw:layer="layout" svg:width="0.481cm" svg:height="0.45cm" svg:x="5.175cm" svg:y="12.765cm" svg:viewBox="0 0 482 451" draw:points="0,451 482,451 482,0 0,0">
          <text:p><text:span text:style-name="T1"/></text:p>
        </draw:polygon>
        <draw:frame draw:style-name="gr1" draw:text-style-name="P1" draw:layer="layout" svg:width="0.601cm" svg:height="0.517cm" svg:x="3.374cm" svg:y="10.677cm">
          <draw:image xlink:href="Pictures/20000006000002820000020634281EE86123B1FC.svm" xlink:type="simple" xlink:show="embed" xlink:actuate="onLoad" draw:mime-type="image/x-svm">
            <text:p/>
          </draw:image>
          <draw:image xlink:href="Pictures/100000010000001900000015904ECA54E6A21B86.png" xlink:type="simple" xlink:show="embed" xlink:actuate="onLoad" draw:mime-type="image/png"/>
        </draw:frame>
      </draw:page>
      <draw:page draw:name="page2" draw:style-name="dp1" draw:master-page-name="master-page3">
        <draw:polygon draw:style-name="gr4" draw:text-style-name="P3" draw:layer="layout" svg:width="0.639cm" svg:height="0.516cm" svg:x="3.357cm" svg:y="10.16cm" svg:viewBox="0 0 640 517" draw:points="0,517 640,517 640,0 0,0">
          <text:p/>
        </draw:polygon>
        <draw:polygon draw:style-name="gr2" draw:text-style-name="P2" draw:layer="layout" svg:width="0.639cm" svg:height="0.516cm" svg:x="4.237cm" svg:y="10.16cm" svg:viewBox="0 0 640 517" draw:points="0,517 640,517 640,0 0,0">
          <text:p/>
        </draw:polygon>
        <draw:polygon draw:style-name="gr2" draw:text-style-name="P2" draw:layer="layout" svg:width="0.639cm" svg:height="0.516cm" svg:x="5.118cm" svg:y="10.16cm" svg:viewBox="0 0 640 517" draw:points="0,517 640,517 640,0 0,0">
          <text:p/>
        </draw:polygon>
        <draw:polygon draw:style-name="gr2" draw:text-style-name="P2" draw:layer="layout" svg:width="0.639cm" svg:height="0.516cm" svg:x="5.998cm" svg:y="10.16cm" svg:viewBox="0 0 640 517" draw:points="0,517 640,517 640,0 0,0">
          <text:p/>
        </draw:polygon>
        <draw:polygon draw:style-name="gr2" draw:text-style-name="P2" draw:layer="layout" svg:width="0.639cm" svg:height="0.516cm" svg:x="9.173cm" svg:y="10.16cm" svg:viewBox="0 0 640 517" draw:points="0,517 640,517 640,0 0,0">
          <text:p/>
        </draw:polygon>
        <draw:polygon draw:style-name="gr2" draw:text-style-name="P2" draw:layer="layout" svg:width="0.639cm" svg:height="0.516cm" svg:x="10.054cm" svg:y="10.16cm" svg:viewBox="0 0 640 517" draw:points="0,517 640,517 640,0 0,0">
          <text:p/>
        </draw:polygon>
        <draw:polygon draw:style-name="gr4" draw:text-style-name="P3" draw:layer="layout" svg:width="0.639cm" svg:height="0.516cm" svg:x="10.934cm" svg:y="10.16cm" svg:viewBox="0 0 640 517" draw:points="0,517 640,517 640,0 0,0">
          <text:p/>
        </draw:polygon>
        <draw:polygon draw:style-name="gr2" draw:text-style-name="P2" draw:layer="layout" svg:width="0.639cm" svg:height="0.516cm" svg:x="11.815cm" svg:y="10.16cm" svg:viewBox="0 0 640 517" draw:points="0,517 640,517 640,0 0,0">
          <text:p/>
        </draw:polygon>
        <draw:polygon draw:style-name="gr2" draw:text-style-name="P2" draw:layer="layout" svg:width="0.639cm" svg:height="0.516cm" svg:x="14.99cm" svg:y="10.16cm" svg:viewBox="0 0 640 517" draw:points="0,517 640,517 640,0 0,0">
          <text:p/>
        </draw:polygon>
        <draw:polygon draw:style-name="gr4" draw:text-style-name="P3" draw:layer="layout" svg:width="0.64cm" svg:height="0.516cm" svg:x="15.87cm" svg:y="10.16cm" svg:viewBox="0 0 641 517" draw:points="0,517 641,517 641,0 0,0">
          <text:p/>
        </draw:polygon>
        <draw:polygon draw:style-name="gr2" draw:text-style-name="P2" draw:layer="layout" svg:width="0.639cm" svg:height="0.516cm" svg:x="16.751cm" svg:y="10.16cm" svg:viewBox="0 0 640 517" draw:points="0,517 640,517 640,0 0,0">
          <text:p/>
        </draw:polygon>
        <draw:polygon draw:style-name="gr2" draw:text-style-name="P2" draw:layer="layout" svg:width="0.64cm" svg:height="0.516cm" svg:x="17.631cm" svg:y="10.16cm" svg:viewBox="0 0 641 517" draw:points="0,517 641,517 641,0 0,0">
          <text:p/>
        </draw:polygon>
        <draw:polygon draw:style-name="gr4" draw:text-style-name="P3" draw:layer="layout" svg:width="0.639cm" svg:height="0.516cm" svg:x="3.357cm" svg:y="10.672cm" svg:viewBox="0 0 640 517" draw:points="0,517 640,517 640,0 0,0">
          <text:p/>
        </draw:polygon>
        <draw:polygon draw:style-name="gr2" draw:text-style-name="P2" draw:layer="layout" svg:width="0.639cm" svg:height="0.516cm" svg:x="4.237cm" svg:y="10.672cm" svg:viewBox="0 0 640 517" draw:points="0,517 640,517 640,0 0,0">
          <text:p/>
        </draw:polygon>
        <draw:polygon draw:style-name="gr2" draw:text-style-name="P2" draw:layer="layout" svg:width="0.639cm" svg:height="0.516cm" svg:x="5.118cm" svg:y="10.672cm" svg:viewBox="0 0 640 517" draw:points="0,517 640,517 640,0 0,0">
          <text:p/>
        </draw:polygon>
        <draw:polygon draw:style-name="gr2" draw:text-style-name="P2" draw:layer="layout" svg:width="0.639cm" svg:height="0.516cm" svg:x="5.998cm" svg:y="10.672cm" svg:viewBox="0 0 640 517" draw:points="0,517 640,517 640,0 0,0">
          <text:p/>
        </draw:polygon>
        <draw:polygon draw:style-name="gr2" draw:text-style-name="P2" draw:layer="layout" svg:width="0.639cm" svg:height="0.516cm" svg:x="9.173cm" svg:y="10.672cm" svg:viewBox="0 0 640 517" draw:points="0,517 640,517 640,0 0,0">
          <text:p/>
        </draw:polygon>
        <draw:polygon draw:style-name="gr2" draw:text-style-name="P2" draw:layer="layout" svg:width="0.639cm" svg:height="0.516cm" svg:x="10.054cm" svg:y="10.672cm" svg:viewBox="0 0 640 517" draw:points="0,517 640,517 640,0 0,0">
          <text:p/>
        </draw:polygon>
        <draw:polygon draw:style-name="gr2" draw:text-style-name="P2" draw:layer="layout" svg:width="0.639cm" svg:height="0.516cm" svg:x="10.934cm" svg:y="10.672cm" svg:viewBox="0 0 640 517" draw:points="0,517 640,517 640,0 0,0">
          <text:p/>
        </draw:polygon>
        <draw:polygon draw:style-name="gr4" draw:text-style-name="P3" draw:layer="layout" svg:width="0.639cm" svg:height="0.516cm" svg:x="11.815cm" svg:y="10.672cm" svg:viewBox="0 0 640 517" draw:points="0,517 640,517 640,0 0,0">
          <text:p/>
        </draw:polygon>
        <draw:polygon draw:style-name="gr2" draw:text-style-name="P2" draw:layer="layout" svg:width="0.639cm" svg:height="0.516cm" svg:x="14.99cm" svg:y="10.672cm" svg:viewBox="0 0 640 517" draw:points="0,517 640,517 640,0 0,0">
          <text:p/>
        </draw:polygon>
        <draw:polygon draw:style-name="gr4" draw:text-style-name="P3" draw:layer="layout" svg:width="0.64cm" svg:height="0.516cm" svg:x="15.87cm" svg:y="10.672cm" svg:viewBox="0 0 641 517" draw:points="0,517 641,517 641,0 0,0">
          <text:p/>
        </draw:polygon>
        <draw:polygon draw:style-name="gr2" draw:text-style-name="P2" draw:layer="layout" svg:width="0.639cm" svg:height="0.516cm" svg:x="16.751cm" svg:y="10.672cm" svg:viewBox="0 0 640 517" draw:points="0,517 640,517 640,0 0,0">
          <text:p/>
        </draw:polygon>
        <draw:polygon draw:style-name="gr2" draw:text-style-name="P2" draw:layer="layout" svg:width="0.64cm" svg:height="0.516cm" svg:x="17.631cm" svg:y="10.672cm" svg:viewBox="0 0 641 517" draw:points="0,517 641,517 641,0 0,0">
          <text:p/>
        </draw:polygon>
        <draw:polygon draw:style-name="gr4" draw:text-style-name="P3" draw:layer="layout" svg:width="0.639cm" svg:height="0.516cm" svg:x="3.357cm" svg:y="11.184cm" svg:viewBox="0 0 640 517" draw:points="0,517 640,517 640,0 0,0">
          <text:p/>
        </draw:polygon>
        <draw:polygon draw:style-name="gr2" draw:text-style-name="P2" draw:layer="layout" svg:width="0.639cm" svg:height="0.516cm" svg:x="4.237cm" svg:y="11.184cm" svg:viewBox="0 0 640 517" draw:points="0,517 640,517 640,0 0,0">
          <text:p/>
        </draw:polygon>
        <draw:polygon draw:style-name="gr2" draw:text-style-name="P2" draw:layer="layout" svg:width="0.639cm" svg:height="0.516cm" svg:x="5.118cm" svg:y="11.184cm" svg:viewBox="0 0 640 517" draw:points="0,517 640,517 640,0 0,0">
          <text:p/>
        </draw:polygon>
        <draw:polygon draw:style-name="gr2" draw:text-style-name="P2" draw:layer="layout" svg:width="0.639cm" svg:height="0.516cm" svg:x="5.998cm" svg:y="11.184cm" svg:viewBox="0 0 640 517" draw:points="0,517 640,517 640,0 0,0">
          <text:p/>
        </draw:polygon>
        <draw:polygon draw:style-name="gr2" draw:text-style-name="P2" draw:layer="layout" svg:width="0.639cm" svg:height="0.516cm" svg:x="9.173cm" svg:y="11.184cm" svg:viewBox="0 0 640 517" draw:points="0,517 640,517 640,0 0,0">
          <text:p/>
        </draw:polygon>
        <draw:polygon draw:style-name="gr2" draw:text-style-name="P2" draw:layer="layout" svg:width="0.639cm" svg:height="0.516cm" svg:x="10.054cm" svg:y="11.184cm" svg:viewBox="0 0 640 517" draw:points="0,517 640,517 640,0 0,0">
          <text:p/>
        </draw:polygon>
        <draw:polygon draw:style-name="gr2" draw:text-style-name="P2" draw:layer="layout" svg:width="0.639cm" svg:height="0.516cm" svg:x="10.934cm" svg:y="11.184cm" svg:viewBox="0 0 640 517" draw:points="0,517 640,517 640,0 0,0">
          <text:p/>
        </draw:polygon>
        <draw:polygon draw:style-name="gr4" draw:text-style-name="P3" draw:layer="layout" svg:width="0.639cm" svg:height="0.516cm" svg:x="11.815cm" svg:y="11.184cm" svg:viewBox="0 0 640 517" draw:points="0,517 640,517 640,0 0,0">
          <text:p/>
        </draw:polygon>
        <draw:polygon draw:style-name="gr4" draw:text-style-name="P3" draw:layer="layout" svg:width="0.639cm" svg:height="0.516cm" svg:x="14.99cm" svg:y="11.184cm" svg:viewBox="0 0 640 517" draw:points="0,517 640,517 640,0 0,0">
          <text:p/>
        </draw:polygon>
        <draw:polygon draw:style-name="gr2" draw:text-style-name="P2" draw:layer="layout" svg:width="0.64cm" svg:height="0.516cm" svg:x="15.87cm" svg:y="11.184cm" svg:viewBox="0 0 641 517" draw:points="0,517 641,517 641,0 0,0">
          <text:p/>
        </draw:polygon>
        <draw:polygon draw:style-name="gr2" draw:text-style-name="P2" draw:layer="layout" svg:width="0.639cm" svg:height="0.516cm" svg:x="16.751cm" svg:y="11.184cm" svg:viewBox="0 0 640 517" draw:points="0,517 640,517 640,0 0,0">
          <text:p/>
        </draw:polygon>
        <draw:polygon draw:style-name="gr2" draw:text-style-name="P2" draw:layer="layout" svg:width="0.64cm" svg:height="0.516cm" svg:x="17.631cm" svg:y="11.184cm" svg:viewBox="0 0 641 517" draw:points="0,517 641,517 641,0 0,0">
          <text:p/>
        </draw:polygon>
        <draw:polygon draw:style-name="gr2" draw:text-style-name="P2" draw:layer="layout" svg:width="0.639cm" svg:height="0.517cm" svg:x="3.357cm" svg:y="11.696cm" svg:viewBox="0 0 640 518" draw:points="0,518 640,518 640,0 0,0">
          <text:p/>
        </draw:polygon>
        <draw:polygon draw:style-name="gr2" draw:text-style-name="P2" draw:layer="layout" svg:width="0.639cm" svg:height="0.517cm" svg:x="4.237cm" svg:y="11.696cm" svg:viewBox="0 0 640 518" draw:points="0,518 640,518 640,0 0,0">
          <text:p/>
        </draw:polygon>
        <draw:polygon draw:style-name="gr4" draw:text-style-name="P3" draw:layer="layout" svg:width="0.639cm" svg:height="0.517cm" svg:x="5.118cm" svg:y="11.696cm" svg:viewBox="0 0 640 518" draw:points="0,518 640,518 640,0 0,0">
          <text:p/>
        </draw:polygon>
        <draw:polygon draw:style-name="gr2" draw:text-style-name="P2" draw:layer="layout" svg:width="0.639cm" svg:height="0.517cm" svg:x="5.998cm" svg:y="11.696cm" svg:viewBox="0 0 640 518" draw:points="0,518 640,518 640,0 0,0">
          <text:p/>
        </draw:polygon>
        <draw:polygon draw:style-name="gr2" draw:text-style-name="P2" draw:layer="layout" svg:width="0.639cm" svg:height="0.517cm" svg:x="9.173cm" svg:y="11.696cm" svg:viewBox="0 0 640 518" draw:points="0,518 640,518 640,0 0,0">
          <text:p/>
        </draw:polygon>
        <draw:polygon draw:style-name="gr4" draw:text-style-name="P3" draw:layer="layout" svg:width="0.639cm" svg:height="0.517cm" svg:x="10.054cm" svg:y="11.696cm" svg:viewBox="0 0 640 518" draw:points="0,518 640,518 640,0 0,0">
          <text:p/>
        </draw:polygon>
        <draw:polygon draw:style-name="gr2" draw:text-style-name="P2" draw:layer="layout" svg:width="0.639cm" svg:height="0.517cm" svg:x="10.934cm" svg:y="11.696cm" svg:viewBox="0 0 640 518" draw:points="0,518 640,518 640,0 0,0">
          <text:p/>
        </draw:polygon>
        <draw:polygon draw:style-name="gr2" draw:text-style-name="P2" draw:layer="layout" svg:width="0.639cm" svg:height="0.517cm" svg:x="11.815cm" svg:y="11.696cm" svg:viewBox="0 0 640 518" draw:points="0,518 640,518 640,0 0,0">
          <text:p/>
        </draw:polygon>
        <draw:polygon draw:style-name="gr2" draw:text-style-name="P2" draw:layer="layout" svg:width="0.639cm" svg:height="0.517cm" svg:x="14.99cm" svg:y="11.696cm" svg:viewBox="0 0 640 518" draw:points="0,518 640,518 640,0 0,0">
          <text:p/>
        </draw:polygon>
        <draw:polygon draw:style-name="gr4" draw:text-style-name="P3" draw:layer="layout" svg:width="0.64cm" svg:height="0.517cm" svg:x="15.87cm" svg:y="11.696cm" svg:viewBox="0 0 641 518" draw:points="0,518 641,518 641,0 0,0">
          <text:p/>
        </draw:polygon>
        <draw:polygon draw:style-name="gr2" draw:text-style-name="P2" draw:layer="layout" svg:width="0.639cm" svg:height="0.517cm" svg:x="16.751cm" svg:y="11.696cm" svg:viewBox="0 0 640 518" draw:points="0,518 640,518 640,0 0,0">
          <text:p/>
        </draw:polygon>
        <draw:polygon draw:style-name="gr2" draw:text-style-name="P2" draw:layer="layout" svg:width="0.64cm" svg:height="0.517cm" svg:x="17.631cm" svg:y="11.696cm" svg:viewBox="0 0 641 518" draw:points="0,518 641,518 641,0 0,0">
          <text:p/>
        </draw:polygon>
        <draw:polygon draw:style-name="gr2" draw:text-style-name="P2" draw:layer="layout" svg:width="0.639cm" svg:height="0.517cm" svg:x="3.357cm" svg:y="12.208cm" svg:viewBox="0 0 640 518" draw:points="0,518 640,518 640,0 0,0">
          <text:p/>
        </draw:polygon>
        <draw:polygon draw:style-name="gr2" draw:text-style-name="P2" draw:layer="layout" svg:width="0.639cm" svg:height="0.517cm" svg:x="4.237cm" svg:y="12.208cm" svg:viewBox="0 0 640 518" draw:points="0,518 640,518 640,0 0,0">
          <text:p/>
        </draw:polygon>
        <draw:polygon draw:style-name="gr2" draw:text-style-name="P2" draw:layer="layout" svg:width="0.639cm" svg:height="0.517cm" svg:x="5.118cm" svg:y="12.208cm" svg:viewBox="0 0 640 518" draw:points="0,518 640,518 640,0 0,0">
          <text:p/>
        </draw:polygon>
        <draw:polygon draw:style-name="gr4" draw:text-style-name="P3" draw:layer="layout" svg:width="0.639cm" svg:height="0.517cm" svg:x="5.998cm" svg:y="12.208cm" svg:viewBox="0 0 640 518" draw:points="0,518 640,518 640,0 0,0">
          <text:p/>
        </draw:polygon>
        <draw:polygon draw:style-name="gr4" draw:text-style-name="P3" draw:layer="layout" svg:width="0.639cm" svg:height="0.517cm" svg:x="9.173cm" svg:y="12.208cm" svg:viewBox="0 0 640 518" draw:points="0,518 640,518 640,0 0,0">
          <text:p/>
        </draw:polygon>
        <draw:polygon draw:style-name="gr2" draw:text-style-name="P2" draw:layer="layout" svg:width="0.639cm" svg:height="0.517cm" svg:x="10.054cm" svg:y="12.208cm" svg:viewBox="0 0 640 518" draw:points="0,518 640,518 640,0 0,0">
          <text:p/>
        </draw:polygon>
        <draw:polygon draw:style-name="gr2" draw:text-style-name="P2" draw:layer="layout" svg:width="0.639cm" svg:height="0.517cm" svg:x="10.934cm" svg:y="12.208cm" svg:viewBox="0 0 640 518" draw:points="0,518 640,518 640,0 0,0">
          <text:p/>
        </draw:polygon>
        <draw:polygon draw:style-name="gr2" draw:text-style-name="P2" draw:layer="layout" svg:width="0.639cm" svg:height="0.517cm" svg:x="11.815cm" svg:y="12.208cm" svg:viewBox="0 0 640 518" draw:points="0,518 640,518 640,0 0,0">
          <text:p/>
        </draw:polygon>
        <draw:polygon draw:style-name="gr4" draw:text-style-name="P3" draw:layer="layout" svg:width="0.639cm" svg:height="0.517cm" svg:x="14.99cm" svg:y="12.208cm" svg:viewBox="0 0 640 518" draw:points="0,518 640,518 640,0 0,0">
          <text:p/>
        </draw:polygon>
        <draw:polygon draw:style-name="gr2" draw:text-style-name="P2" draw:layer="layout" svg:width="0.64cm" svg:height="0.517cm" svg:x="15.87cm" svg:y="12.208cm" svg:viewBox="0 0 641 518" draw:points="0,518 641,518 641,0 0,0">
          <text:p/>
        </draw:polygon>
        <draw:polygon draw:style-name="gr2" draw:text-style-name="P2" draw:layer="layout" svg:width="0.639cm" svg:height="0.517cm" svg:x="16.751cm" svg:y="12.208cm" svg:viewBox="0 0 640 518" draw:points="0,518 640,518 640,0 0,0">
          <text:p/>
        </draw:polygon>
        <draw:polygon draw:style-name="gr2" draw:text-style-name="P2" draw:layer="layout" svg:width="0.64cm" svg:height="0.517cm" svg:x="17.631cm" svg:y="12.208cm" svg:viewBox="0 0 641 518" draw:points="0,518 641,518 641,0 0,0">
          <text:p/>
        </draw:polygon>
        <draw:polygon draw:style-name="gr2" draw:text-style-name="P2" draw:layer="layout" svg:width="0.639cm" svg:height="0.516cm" svg:x="3.357cm" svg:y="12.721cm" svg:viewBox="0 0 640 517" draw:points="0,517 640,517 640,0 0,0">
          <text:p/>
        </draw:polygon>
        <draw:polygon draw:style-name="gr2" draw:text-style-name="P2" draw:layer="layout" svg:width="0.639cm" svg:height="0.516cm" svg:x="4.237cm" svg:y="12.721cm" svg:viewBox="0 0 640 517" draw:points="0,517 640,517 640,0 0,0">
          <text:p/>
        </draw:polygon>
        <draw:polygon draw:style-name="gr4" draw:text-style-name="P3" draw:layer="layout" svg:width="0.639cm" svg:height="0.516cm" svg:x="5.118cm" svg:y="12.721cm" svg:viewBox="0 0 640 517" draw:points="0,517 640,517 640,0 0,0">
          <text:p/>
        </draw:polygon>
        <draw:polygon draw:style-name="gr2" draw:text-style-name="P2" draw:layer="layout" svg:width="0.639cm" svg:height="0.516cm" svg:x="5.998cm" svg:y="12.721cm" svg:viewBox="0 0 640 517" draw:points="0,517 640,517 640,0 0,0">
          <text:p/>
        </draw:polygon>
        <draw:polygon draw:style-name="gr2" draw:text-style-name="P2" draw:layer="layout" svg:width="0.639cm" svg:height="0.516cm" svg:x="9.173cm" svg:y="12.721cm" svg:viewBox="0 0 640 517" draw:points="0,517 640,517 640,0 0,0">
          <text:p/>
        </draw:polygon>
        <draw:polygon draw:style-name="gr2" draw:text-style-name="P2" draw:layer="layout" svg:width="0.639cm" svg:height="0.516cm" svg:x="10.054cm" svg:y="12.721cm" svg:viewBox="0 0 640 517" draw:points="0,517 640,517 640,0 0,0">
          <text:p/>
        </draw:polygon>
        <draw:polygon draw:style-name="gr2" draw:text-style-name="P2" draw:layer="layout" svg:width="0.639cm" svg:height="0.516cm" svg:x="10.934cm" svg:y="12.721cm" svg:viewBox="0 0 640 517" draw:points="0,517 640,517 640,0 0,0">
          <text:p/>
        </draw:polygon>
        <draw:polygon draw:style-name="gr4" draw:text-style-name="P3" draw:layer="layout" svg:width="0.639cm" svg:height="0.516cm" svg:x="11.815cm" svg:y="12.721cm" svg:viewBox="0 0 640 517" draw:points="0,517 640,517 640,0 0,0">
          <text:p/>
        </draw:polygon>
        <draw:polygon draw:style-name="gr4" draw:text-style-name="P3" draw:layer="layout" svg:width="0.639cm" svg:height="0.516cm" svg:x="14.99cm" svg:y="12.721cm" svg:viewBox="0 0 640 517" draw:points="0,517 640,517 640,0 0,0">
          <text:p/>
        </draw:polygon>
        <draw:polygon draw:style-name="gr2" draw:text-style-name="P2" draw:layer="layout" svg:width="0.64cm" svg:height="0.516cm" svg:x="15.87cm" svg:y="12.721cm" svg:viewBox="0 0 641 517" draw:points="0,517 641,517 641,0 0,0">
          <text:p/>
        </draw:polygon>
        <draw:polygon draw:style-name="gr2" draw:text-style-name="P2" draw:layer="layout" svg:width="0.639cm" svg:height="0.516cm" svg:x="16.751cm" svg:y="12.721cm" svg:viewBox="0 0 640 517" draw:points="0,517 640,517 640,0 0,0">
          <text:p/>
        </draw:polygon>
        <draw:polygon draw:style-name="gr2" draw:text-style-name="P2" draw:layer="layout" svg:width="0.64cm" svg:height="0.516cm" svg:x="17.631cm" svg:y="12.721cm" svg:viewBox="0 0 641 517" draw:points="0,517 641,517 641,0 0,0">
          <text:p/>
        </draw:polygon>
        <draw:polygon draw:style-name="gr2" draw:text-style-name="P2" draw:layer="layout" svg:width="0.639cm" svg:height="0.516cm" svg:x="3.357cm" svg:y="13.233cm" svg:viewBox="0 0 640 517" draw:points="0,517 640,517 640,0 0,0">
          <text:p/>
        </draw:polygon>
        <draw:polygon draw:style-name="gr2" draw:text-style-name="P2" draw:layer="layout" svg:width="0.639cm" svg:height="0.516cm" svg:x="4.237cm" svg:y="13.233cm" svg:viewBox="0 0 640 517" draw:points="0,517 640,517 640,0 0,0">
          <text:p/>
        </draw:polygon>
        <draw:polygon draw:style-name="gr4" draw:text-style-name="P3" draw:layer="layout" svg:width="0.639cm" svg:height="0.516cm" svg:x="5.118cm" svg:y="13.233cm" svg:viewBox="0 0 640 517" draw:points="0,517 640,517 640,0 0,0">
          <text:p/>
        </draw:polygon>
        <draw:polygon draw:style-name="gr2" draw:text-style-name="P2" draw:layer="layout" svg:width="0.639cm" svg:height="0.516cm" svg:x="5.998cm" svg:y="13.233cm" svg:viewBox="0 0 640 517" draw:points="0,517 640,517 640,0 0,0">
          <text:p/>
        </draw:polygon>
        <draw:polygon draw:style-name="gr2" draw:text-style-name="P2" draw:layer="layout" svg:width="0.639cm" svg:height="0.516cm" svg:x="9.173cm" svg:y="13.233cm" svg:viewBox="0 0 640 517" draw:points="0,517 640,517 640,0 0,0">
          <text:p/>
        </draw:polygon>
        <draw:polygon draw:style-name="gr2" draw:text-style-name="P2" draw:layer="layout" svg:width="0.639cm" svg:height="0.516cm" svg:x="10.054cm" svg:y="13.233cm" svg:viewBox="0 0 640 517" draw:points="0,517 640,517 640,0 0,0">
          <text:p/>
        </draw:polygon>
        <draw:polygon draw:style-name="gr2" draw:text-style-name="P2" draw:layer="layout" svg:width="0.639cm" svg:height="0.516cm" svg:x="10.934cm" svg:y="13.233cm" svg:viewBox="0 0 640 517" draw:points="0,517 640,517 640,0 0,0">
          <text:p/>
        </draw:polygon>
        <draw:polygon draw:style-name="gr4" draw:text-style-name="P3" draw:layer="layout" svg:width="0.639cm" svg:height="0.516cm" svg:x="11.815cm" svg:y="13.233cm" svg:viewBox="0 0 640 517" draw:points="0,517 640,517 640,0 0,0">
          <text:p/>
        </draw:polygon>
        <draw:polygon draw:style-name="gr2" draw:text-style-name="P2" draw:layer="layout" svg:width="0.639cm" svg:height="0.516cm" svg:x="14.99cm" svg:y="13.233cm" svg:viewBox="0 0 640 517" draw:points="0,517 640,517 640,0 0,0">
          <text:p/>
        </draw:polygon>
        <draw:polygon draw:style-name="gr2" draw:text-style-name="P2" draw:layer="layout" svg:width="0.64cm" svg:height="0.516cm" svg:x="15.87cm" svg:y="13.233cm" svg:viewBox="0 0 641 517" draw:points="0,517 641,517 641,0 0,0">
          <text:p/>
        </draw:polygon>
        <draw:polygon draw:style-name="gr4" draw:text-style-name="P3" draw:layer="layout" svg:width="0.639cm" svg:height="0.516cm" svg:x="16.751cm" svg:y="13.233cm" svg:viewBox="0 0 640 517" draw:points="0,517 640,517 640,0 0,0">
          <text:p/>
        </draw:polygon>
        <draw:polygon draw:style-name="gr2" draw:text-style-name="P2" draw:layer="layout" svg:width="0.64cm" svg:height="0.516cm" svg:x="17.631cm" svg:y="13.233cm" svg:viewBox="0 0 641 517" draw:points="0,517 641,517 641,0 0,0">
          <text:p/>
        </draw:polygon>
        <draw:polygon draw:style-name="gr2" draw:text-style-name="P2" draw:layer="layout" svg:width="0.639cm" svg:height="0.517cm" svg:x="3.357cm" svg:y="13.745cm" svg:viewBox="0 0 640 518" draw:points="0,518 640,518 640,0 0,0">
          <text:p/>
        </draw:polygon>
        <draw:polygon draw:style-name="gr2" draw:text-style-name="P2" draw:layer="layout" svg:width="0.639cm" svg:height="0.517cm" svg:x="4.237cm" svg:y="13.745cm" svg:viewBox="0 0 640 518" draw:points="0,518 640,518 640,0 0,0">
          <text:p/>
        </draw:polygon>
        <draw:polygon draw:style-name="gr2" draw:text-style-name="P2" draw:layer="layout" svg:width="0.639cm" svg:height="0.517cm" svg:x="5.118cm" svg:y="13.745cm" svg:viewBox="0 0 640 518" draw:points="0,518 640,518 640,0 0,0">
          <text:p/>
        </draw:polygon>
        <draw:polygon draw:style-name="gr4" draw:text-style-name="P3" draw:layer="layout" svg:width="0.639cm" svg:height="0.517cm" svg:x="5.998cm" svg:y="13.745cm" svg:viewBox="0 0 640 518" draw:points="0,518 640,518 640,0 0,0">
          <text:p/>
        </draw:polygon>
        <draw:polygon draw:style-name="gr2" draw:text-style-name="P2" draw:layer="layout" svg:width="0.639cm" svg:height="0.517cm" svg:x="9.173cm" svg:y="13.745cm" svg:viewBox="0 0 640 518" draw:points="0,518 640,518 640,0 0,0">
          <text:p/>
        </draw:polygon>
        <draw:polygon draw:style-name="gr2" draw:text-style-name="P2" draw:layer="layout" svg:width="0.639cm" svg:height="0.517cm" svg:x="10.054cm" svg:y="13.745cm" svg:viewBox="0 0 640 518" draw:points="0,518 640,518 640,0 0,0">
          <text:p/>
        </draw:polygon>
        <draw:polygon draw:style-name="gr4" draw:text-style-name="P3" draw:layer="layout" svg:width="0.639cm" svg:height="0.517cm" svg:x="10.934cm" svg:y="13.745cm" svg:viewBox="0 0 640 518" draw:points="0,518 640,518 640,0 0,0">
          <text:p/>
        </draw:polygon>
        <draw:polygon draw:style-name="gr2" draw:text-style-name="P2" draw:layer="layout" svg:width="0.639cm" svg:height="0.517cm" svg:x="11.815cm" svg:y="13.745cm" svg:viewBox="0 0 640 518" draw:points="0,518 640,518 640,0 0,0">
          <text:p/>
        </draw:polygon>
        <draw:polygon draw:style-name="gr2" draw:text-style-name="P2" draw:layer="layout" svg:width="0.639cm" svg:height="0.517cm" svg:x="14.99cm" svg:y="13.745cm" svg:viewBox="0 0 640 518" draw:points="0,518 640,518 640,0 0,0">
          <text:p/>
        </draw:polygon>
        <draw:polygon draw:style-name="gr4" draw:text-style-name="P3" draw:layer="layout" svg:width="0.64cm" svg:height="0.517cm" svg:x="15.87cm" svg:y="13.745cm" svg:viewBox="0 0 641 518" draw:points="0,518 641,518 641,0 0,0">
          <text:p/>
        </draw:polygon>
        <draw:polygon draw:style-name="gr2" draw:text-style-name="P2" draw:layer="layout" svg:width="0.639cm" svg:height="0.517cm" svg:x="16.751cm" svg:y="13.745cm" svg:viewBox="0 0 640 518" draw:points="0,518 640,518 640,0 0,0">
          <text:p/>
        </draw:polygon>
        <draw:polygon draw:style-name="gr2" draw:text-style-name="P2" draw:layer="layout" svg:width="0.64cm" svg:height="0.517cm" svg:x="17.631cm" svg:y="13.745cm" svg:viewBox="0 0 641 518" draw:points="0,518 641,518 641,0 0,0">
          <text:p/>
        </draw:polygon>
        <draw:polygon draw:style-name="gr2" draw:text-style-name="P2" draw:layer="layout" svg:width="0.639cm" svg:height="0.517cm" svg:x="3.357cm" svg:y="14.257cm" svg:viewBox="0 0 640 518" draw:points="0,518 640,518 640,0 0,0">
          <text:p/>
        </draw:polygon>
        <draw:polygon draw:style-name="gr4" draw:text-style-name="P3" draw:layer="layout" svg:width="0.639cm" svg:height="0.517cm" svg:x="4.237cm" svg:y="14.257cm" svg:viewBox="0 0 640 518" draw:points="0,518 640,518 640,0 0,0">
          <text:p/>
        </draw:polygon>
        <draw:polygon draw:style-name="gr2" draw:text-style-name="P2" draw:layer="layout" svg:width="0.639cm" svg:height="0.517cm" svg:x="5.118cm" svg:y="14.257cm" svg:viewBox="0 0 640 518" draw:points="0,518 640,518 640,0 0,0">
          <text:p/>
        </draw:polygon>
        <draw:polygon draw:style-name="gr2" draw:text-style-name="P2" draw:layer="layout" svg:width="0.639cm" svg:height="0.517cm" svg:x="5.998cm" svg:y="14.257cm" svg:viewBox="0 0 640 518" draw:points="0,518 640,518 640,0 0,0">
          <text:p/>
        </draw:polygon>
        <draw:polygon draw:style-name="gr2" draw:text-style-name="P2" draw:layer="layout" svg:width="0.639cm" svg:height="0.517cm" svg:x="9.173cm" svg:y="14.257cm" svg:viewBox="0 0 640 518" draw:points="0,518 640,518 640,0 0,0">
          <text:p/>
        </draw:polygon>
        <draw:polygon draw:style-name="gr2" draw:text-style-name="P2" draw:layer="layout" svg:width="0.639cm" svg:height="0.517cm" svg:x="10.054cm" svg:y="14.257cm" svg:viewBox="0 0 640 518" draw:points="0,518 640,518 640,0 0,0">
          <text:p/>
        </draw:polygon>
        <draw:polygon draw:style-name="gr4" draw:text-style-name="P3" draw:layer="layout" svg:width="0.639cm" svg:height="0.517cm" svg:x="10.934cm" svg:y="14.257cm" svg:viewBox="0 0 640 518" draw:points="0,518 640,518 640,0 0,0">
          <text:p/>
        </draw:polygon>
        <draw:polygon draw:style-name="gr2" draw:text-style-name="P2" draw:layer="layout" svg:width="0.639cm" svg:height="0.517cm" svg:x="11.815cm" svg:y="14.257cm" svg:viewBox="0 0 640 518" draw:points="0,518 640,518 640,0 0,0">
          <text:p/>
        </draw:polygon>
        <draw:polygon draw:style-name="gr2" draw:text-style-name="P2" draw:layer="layout" svg:width="0.639cm" svg:height="0.517cm" svg:x="14.99cm" svg:y="14.257cm" svg:viewBox="0 0 640 518" draw:points="0,518 640,518 640,0 0,0">
          <text:p/>
        </draw:polygon>
        <draw:polygon draw:style-name="gr2" draw:text-style-name="P2" draw:layer="layout" svg:width="0.64cm" svg:height="0.517cm" svg:x="15.87cm" svg:y="14.257cm" svg:viewBox="0 0 641 518" draw:points="0,518 641,518 641,0 0,0">
          <text:p/>
        </draw:polygon>
        <draw:polygon draw:style-name="gr4" draw:text-style-name="P3" draw:layer="layout" svg:width="0.639cm" svg:height="0.517cm" svg:x="16.751cm" svg:y="14.257cm" svg:viewBox="0 0 640 518" draw:points="0,518 640,518 640,0 0,0">
          <text:p/>
        </draw:polygon>
        <draw:polygon draw:style-name="gr2" draw:text-style-name="P2" draw:layer="layout" svg:width="0.64cm" svg:height="0.517cm" svg:x="17.631cm" svg:y="14.257cm" svg:viewBox="0 0 641 518" draw:points="0,518 641,518 641,0 0,0">
          <text:p/>
        </draw:polygon>
        <draw:polygon draw:style-name="gr4" draw:text-style-name="P3" draw:layer="layout" svg:width="0.639cm" svg:height="0.516cm" svg:x="3.357cm" svg:y="14.77cm" svg:viewBox="0 0 640 517" draw:points="0,517 640,517 640,0 0,0">
          <text:p/>
        </draw:polygon>
        <draw:polygon draw:style-name="gr2" draw:text-style-name="P2" draw:layer="layout" svg:width="0.639cm" svg:height="0.516cm" svg:x="4.237cm" svg:y="14.77cm" svg:viewBox="0 0 640 517" draw:points="0,517 640,517 640,0 0,0">
          <text:p/>
        </draw:polygon>
        <draw:polygon draw:style-name="gr2" draw:text-style-name="P2" draw:layer="layout" svg:width="0.639cm" svg:height="0.516cm" svg:x="5.118cm" svg:y="14.77cm" svg:viewBox="0 0 640 517" draw:points="0,517 640,517 640,0 0,0">
          <text:p/>
        </draw:polygon>
        <draw:polygon draw:style-name="gr2" draw:text-style-name="P2" draw:layer="layout" svg:width="0.639cm" svg:height="0.516cm" svg:x="5.998cm" svg:y="14.77cm" svg:viewBox="0 0 640 517" draw:points="0,517 640,517 640,0 0,0">
          <text:p/>
        </draw:polygon>
        <draw:polygon draw:style-name="gr2" draw:text-style-name="P2" draw:layer="layout" svg:width="0.639cm" svg:height="0.516cm" svg:x="9.173cm" svg:y="14.77cm" svg:viewBox="0 0 640 517" draw:points="0,517 640,517 640,0 0,0">
          <text:p/>
        </draw:polygon>
        <draw:polygon draw:style-name="gr2" draw:text-style-name="P2" draw:layer="layout" svg:width="0.639cm" svg:height="0.516cm" svg:x="10.054cm" svg:y="14.77cm" svg:viewBox="0 0 640 517" draw:points="0,517 640,517 640,0 0,0">
          <text:p/>
        </draw:polygon>
        <draw:polygon draw:style-name="gr4" draw:text-style-name="P3" draw:layer="layout" svg:width="0.639cm" svg:height="0.516cm" svg:x="10.934cm" svg:y="14.77cm" svg:viewBox="0 0 640 517" draw:points="0,517 640,517 640,0 0,0">
          <text:p/>
        </draw:polygon>
        <draw:polygon draw:style-name="gr2" draw:text-style-name="P2" draw:layer="layout" svg:width="0.639cm" svg:height="0.516cm" svg:x="11.815cm" svg:y="14.77cm" svg:viewBox="0 0 640 517" draw:points="0,517 640,517 640,0 0,0">
          <text:p/>
        </draw:polygon>
        <draw:polygon draw:style-name="gr2" draw:text-style-name="P2" draw:layer="layout" svg:width="0.639cm" svg:height="0.516cm" svg:x="14.99cm" svg:y="14.77cm" svg:viewBox="0 0 640 517" draw:points="0,517 640,517 640,0 0,0">
          <text:p/>
        </draw:polygon>
        <draw:polygon draw:style-name="gr2" draw:text-style-name="P2" draw:layer="layout" svg:width="0.64cm" svg:height="0.516cm" svg:x="15.87cm" svg:y="14.77cm" svg:viewBox="0 0 641 517" draw:points="0,517 641,517 641,0 0,0">
          <text:p/>
        </draw:polygon>
        <draw:polygon draw:style-name="gr4" draw:text-style-name="P3" draw:layer="layout" svg:width="0.639cm" svg:height="0.516cm" svg:x="16.751cm" svg:y="14.77cm" svg:viewBox="0 0 640 517" draw:points="0,517 640,517 640,0 0,0">
          <text:p/>
        </draw:polygon>
        <draw:polygon draw:style-name="gr2" draw:text-style-name="P2" draw:layer="layout" svg:width="0.64cm" svg:height="0.516cm" svg:x="17.631cm" svg:y="14.77cm" svg:viewBox="0 0 641 517" draw:points="0,517 641,517 641,0 0,0">
          <text:p/>
        </draw:polygon>
        <draw:polygon draw:style-name="gr2" draw:text-style-name="P2" draw:layer="layout" svg:width="0.639cm" svg:height="0.516cm" svg:x="3.357cm" svg:y="15.282cm" svg:viewBox="0 0 640 517" draw:points="0,517 640,517 640,0 0,0">
          <text:p/>
        </draw:polygon>
        <draw:polygon draw:style-name="gr2" draw:text-style-name="P2" draw:layer="layout" svg:width="0.639cm" svg:height="0.516cm" svg:x="4.237cm" svg:y="15.282cm" svg:viewBox="0 0 640 517" draw:points="0,517 640,517 640,0 0,0">
          <text:p/>
        </draw:polygon>
        <draw:polygon draw:style-name="gr2" draw:text-style-name="P2" draw:layer="layout" svg:width="0.639cm" svg:height="0.516cm" svg:x="5.118cm" svg:y="15.282cm" svg:viewBox="0 0 640 517" draw:points="0,517 640,517 640,0 0,0">
          <text:p/>
        </draw:polygon>
        <draw:polygon draw:style-name="gr4" draw:text-style-name="P3" draw:layer="layout" svg:width="0.639cm" svg:height="0.516cm" svg:x="5.998cm" svg:y="15.282cm" svg:viewBox="0 0 640 517" draw:points="0,517 640,517 640,0 0,0">
          <text:p/>
        </draw:polygon>
        <draw:polygon draw:style-name="gr2" draw:text-style-name="P2" draw:layer="layout" svg:width="0.639cm" svg:height="0.516cm" svg:x="9.173cm" svg:y="15.282cm" svg:viewBox="0 0 640 517" draw:points="0,517 640,517 640,0 0,0">
          <text:p/>
        </draw:polygon>
        <draw:polygon draw:style-name="gr2" draw:text-style-name="P2" draw:layer="layout" svg:width="0.639cm" svg:height="0.516cm" svg:x="10.054cm" svg:y="15.282cm" svg:viewBox="0 0 640 517" draw:points="0,517 640,517 640,0 0,0">
          <text:p/>
        </draw:polygon>
        <draw:polygon draw:style-name="gr4" draw:text-style-name="P3" draw:layer="layout" svg:width="0.639cm" svg:height="0.516cm" svg:x="10.934cm" svg:y="15.282cm" svg:viewBox="0 0 640 517" draw:points="0,517 640,517 640,0 0,0">
          <text:p/>
        </draw:polygon>
        <draw:polygon draw:style-name="gr2" draw:text-style-name="P2" draw:layer="layout" svg:width="0.639cm" svg:height="0.516cm" svg:x="11.815cm" svg:y="15.282cm" svg:viewBox="0 0 640 517" draw:points="0,517 640,517 640,0 0,0">
          <text:p/>
        </draw:polygon>
        <draw:polygon draw:style-name="gr4" draw:text-style-name="P3" draw:layer="layout" svg:width="0.639cm" svg:height="0.516cm" svg:x="14.99cm" svg:y="15.282cm" svg:viewBox="0 0 640 517" draw:points="0,517 640,517 640,0 0,0">
          <text:p/>
        </draw:polygon>
        <draw:polygon draw:style-name="gr2" draw:text-style-name="P2" draw:layer="layout" svg:width="0.64cm" svg:height="0.516cm" svg:x="15.87cm" svg:y="15.282cm" svg:viewBox="0 0 641 517" draw:points="0,517 641,517 641,0 0,0">
          <text:p/>
        </draw:polygon>
        <draw:polygon draw:style-name="gr2" draw:text-style-name="P2" draw:layer="layout" svg:width="0.639cm" svg:height="0.516cm" svg:x="16.751cm" svg:y="15.282cm" svg:viewBox="0 0 640 517" draw:points="0,517 640,517 640,0 0,0">
          <text:p/>
        </draw:polygon>
        <draw:polygon draw:style-name="gr2" draw:text-style-name="P2" draw:layer="layout" svg:width="0.64cm" svg:height="0.516cm" svg:x="17.631cm" svg:y="15.282cm" svg:viewBox="0 0 641 517" draw:points="0,517 641,517 641,0 0,0">
          <text:p/>
        </draw:polygon>
        <draw:polygon draw:style-name="gr2" draw:text-style-name="P2" draw:layer="layout" svg:width="0.639cm" svg:height="0.517cm" svg:x="3.357cm" svg:y="15.794cm" svg:viewBox="0 0 640 518" draw:points="0,518 640,518 640,0 0,0">
          <text:p/>
        </draw:polygon>
        <draw:polygon draw:style-name="gr2" draw:text-style-name="P2" draw:layer="layout" svg:width="0.639cm" svg:height="0.517cm" svg:x="4.237cm" svg:y="15.794cm" svg:viewBox="0 0 640 518" draw:points="0,518 640,518 640,0 0,0">
          <text:p/>
        </draw:polygon>
        <draw:polygon draw:style-name="gr4" draw:text-style-name="P3" draw:layer="layout" svg:width="0.639cm" svg:height="0.517cm" svg:x="5.118cm" svg:y="15.794cm" svg:viewBox="0 0 640 518" draw:points="0,518 640,518 640,0 0,0">
          <text:p/>
        </draw:polygon>
        <draw:polygon draw:style-name="gr2" draw:text-style-name="P2" draw:layer="layout" svg:width="0.639cm" svg:height="0.517cm" svg:x="5.998cm" svg:y="15.794cm" svg:viewBox="0 0 640 518" draw:points="0,518 640,518 640,0 0,0">
          <text:p/>
        </draw:polygon>
        <draw:polygon draw:style-name="gr2" draw:text-style-name="P2" draw:layer="layout" svg:width="0.639cm" svg:height="0.517cm" svg:x="9.173cm" svg:y="15.794cm" svg:viewBox="0 0 640 518" draw:points="0,518 640,518 640,0 0,0">
          <text:p/>
        </draw:polygon>
        <draw:polygon draw:style-name="gr2" draw:text-style-name="P2" draw:layer="layout" svg:width="0.639cm" svg:height="0.517cm" svg:x="10.054cm" svg:y="15.794cm" svg:viewBox="0 0 640 518" draw:points="0,518 640,518 640,0 0,0">
          <text:p/>
        </draw:polygon>
        <draw:polygon draw:style-name="gr2" draw:text-style-name="P2" draw:layer="layout" svg:width="0.639cm" svg:height="0.517cm" svg:x="10.934cm" svg:y="15.794cm" svg:viewBox="0 0 640 518" draw:points="0,518 640,518 640,0 0,0">
          <text:p/>
        </draw:polygon>
        <draw:polygon draw:style-name="gr4" draw:text-style-name="P3" draw:layer="layout" svg:width="0.639cm" svg:height="0.517cm" svg:x="11.815cm" svg:y="15.794cm" svg:viewBox="0 0 640 518" draw:points="0,518 640,518 640,0 0,0">
          <text:p/>
        </draw:polygon>
        <draw:polygon draw:style-name="gr2" draw:text-style-name="P2" draw:layer="layout" svg:width="0.639cm" svg:height="0.517cm" svg:x="14.99cm" svg:y="15.794cm" svg:viewBox="0 0 640 518" draw:points="0,518 640,518 640,0 0,0">
          <text:p/>
        </draw:polygon>
        <draw:polygon draw:style-name="gr4" draw:text-style-name="P3" draw:layer="layout" svg:width="0.64cm" svg:height="0.517cm" svg:x="15.87cm" svg:y="15.794cm" svg:viewBox="0 0 641 518" draw:points="0,518 641,518 641,0 0,0">
          <text:p/>
        </draw:polygon>
        <draw:polygon draw:style-name="gr2" draw:text-style-name="P2" draw:layer="layout" svg:width="0.639cm" svg:height="0.517cm" svg:x="16.751cm" svg:y="15.794cm" svg:viewBox="0 0 640 518" draw:points="0,518 640,518 640,0 0,0">
          <text:p/>
        </draw:polygon>
        <draw:polygon draw:style-name="gr2" draw:text-style-name="P2" draw:layer="layout" svg:width="0.64cm" svg:height="0.517cm" svg:x="17.631cm" svg:y="15.794cm" svg:viewBox="0 0 641 518" draw:points="0,518 641,518 641,0 0,0">
          <text:p/>
        </draw:polygon>
        <draw:polygon draw:style-name="gr2" draw:text-style-name="P2" draw:layer="layout" svg:width="0.639cm" svg:height="0.517cm" svg:x="3.357cm" svg:y="16.306cm" svg:viewBox="0 0 640 518" draw:points="0,518 640,518 640,0 0,0">
          <text:p/>
        </draw:polygon>
        <draw:polygon draw:style-name="gr4" draw:text-style-name="P3" draw:layer="layout" svg:width="0.639cm" svg:height="0.517cm" svg:x="4.237cm" svg:y="16.306cm" svg:viewBox="0 0 640 518" draw:points="0,518 640,518 640,0 0,0">
          <text:p/>
        </draw:polygon>
        <draw:polygon draw:style-name="gr2" draw:text-style-name="P2" draw:layer="layout" svg:width="0.639cm" svg:height="0.517cm" svg:x="5.118cm" svg:y="16.306cm" svg:viewBox="0 0 640 518" draw:points="0,518 640,518 640,0 0,0">
          <text:p/>
        </draw:polygon>
        <draw:polygon draw:style-name="gr2" draw:text-style-name="P2" draw:layer="layout" svg:width="0.639cm" svg:height="0.517cm" svg:x="5.998cm" svg:y="16.306cm" svg:viewBox="0 0 640 518" draw:points="0,518 640,518 640,0 0,0">
          <text:p/>
        </draw:polygon>
        <draw:polygon draw:style-name="gr2" draw:text-style-name="P2" draw:layer="layout" svg:width="0.639cm" svg:height="0.517cm" svg:x="9.173cm" svg:y="16.306cm" svg:viewBox="0 0 640 518" draw:points="0,518 640,518 640,0 0,0">
          <text:p/>
        </draw:polygon>
        <draw:polygon draw:style-name="gr2" draw:text-style-name="P2" draw:layer="layout" svg:width="0.639cm" svg:height="0.517cm" svg:x="10.054cm" svg:y="16.306cm" svg:viewBox="0 0 640 518" draw:points="0,518 640,518 640,0 0,0">
          <text:p/>
        </draw:polygon>
        <draw:polygon draw:style-name="gr4" draw:text-style-name="P3" draw:layer="layout" svg:width="0.639cm" svg:height="0.517cm" svg:x="10.934cm" svg:y="16.306cm" svg:viewBox="0 0 640 518" draw:points="0,518 640,518 640,0 0,0">
          <text:p/>
        </draw:polygon>
        <draw:polygon draw:style-name="gr2" draw:text-style-name="P2" draw:layer="layout" svg:width="0.639cm" svg:height="0.517cm" svg:x="11.815cm" svg:y="16.306cm" svg:viewBox="0 0 640 518" draw:points="0,518 640,518 640,0 0,0">
          <text:p/>
        </draw:polygon>
        <draw:polygon draw:style-name="gr2" draw:text-style-name="P2" draw:layer="layout" svg:width="0.639cm" svg:height="0.517cm" svg:x="14.99cm" svg:y="16.306cm" svg:viewBox="0 0 640 518" draw:points="0,518 640,518 640,0 0,0">
          <text:p/>
        </draw:polygon>
        <draw:polygon draw:style-name="gr2" draw:text-style-name="P2" draw:layer="layout" svg:width="0.64cm" svg:height="0.517cm" svg:x="15.87cm" svg:y="16.306cm" svg:viewBox="0 0 641 518" draw:points="0,518 641,518 641,0 0,0">
          <text:p/>
        </draw:polygon>
        <draw:polygon draw:style-name="gr4" draw:text-style-name="P3" draw:layer="layout" svg:width="0.639cm" svg:height="0.517cm" svg:x="16.751cm" svg:y="16.306cm" svg:viewBox="0 0 640 518" draw:points="0,518 640,518 640,0 0,0">
          <text:p/>
        </draw:polygon>
        <draw:polygon draw:style-name="gr2" draw:text-style-name="P2" draw:layer="layout" svg:width="0.64cm" svg:height="0.517cm" svg:x="17.631cm" svg:y="16.306cm" svg:viewBox="0 0 641 518" draw:points="0,518 641,518 641,0 0,0">
          <text:p/>
        </draw:polygon>
        <draw:polygon draw:style-name="gr2" draw:text-style-name="P2" draw:layer="layout" svg:width="0.639cm" svg:height="0.516cm" svg:x="3.357cm" svg:y="16.819cm" svg:viewBox="0 0 640 517" draw:points="0,517 640,517 640,0 0,0">
          <text:p/>
        </draw:polygon>
        <draw:polygon draw:style-name="gr2" draw:text-style-name="P2" draw:layer="layout" svg:width="0.639cm" svg:height="0.516cm" svg:x="4.237cm" svg:y="16.819cm" svg:viewBox="0 0 640 517" draw:points="0,517 640,517 640,0 0,0">
          <text:p/>
        </draw:polygon>
        <draw:polygon draw:style-name="gr4" draw:text-style-name="P3" draw:layer="layout" svg:width="0.639cm" svg:height="0.516cm" svg:x="5.118cm" svg:y="16.819cm" svg:viewBox="0 0 640 517" draw:points="0,517 640,517 640,0 0,0">
          <text:p/>
        </draw:polygon>
        <draw:polygon draw:style-name="gr2" draw:text-style-name="P2" draw:layer="layout" svg:width="0.639cm" svg:height="0.516cm" svg:x="5.998cm" svg:y="16.819cm" svg:viewBox="0 0 640 517" draw:points="0,517 640,517 640,0 0,0">
          <text:p/>
        </draw:polygon>
        <draw:polygon draw:style-name="gr2" draw:text-style-name="P2" draw:layer="layout" svg:width="0.639cm" svg:height="0.516cm" svg:x="9.173cm" svg:y="16.819cm" svg:viewBox="0 0 640 517" draw:points="0,517 640,517 640,0 0,0">
          <text:p/>
        </draw:polygon>
        <draw:polygon draw:style-name="gr2" draw:text-style-name="P2" draw:layer="layout" svg:width="0.639cm" svg:height="0.516cm" svg:x="10.054cm" svg:y="16.819cm" svg:viewBox="0 0 640 517" draw:points="0,517 640,517 640,0 0,0">
          <text:p/>
        </draw:polygon>
        <draw:polygon draw:style-name="gr2" draw:text-style-name="P2" draw:layer="layout" svg:width="0.639cm" svg:height="0.516cm" svg:x="10.934cm" svg:y="16.819cm" svg:viewBox="0 0 640 517" draw:points="0,517 640,517 640,0 0,0">
          <text:p/>
        </draw:polygon>
        <draw:polygon draw:style-name="gr4" draw:text-style-name="P3" draw:layer="layout" svg:width="0.639cm" svg:height="0.516cm" svg:x="11.815cm" svg:y="16.819cm" svg:viewBox="0 0 640 517" draw:points="0,517 640,517 640,0 0,0">
          <text:p/>
        </draw:polygon>
        <draw:polygon draw:style-name="gr4" draw:text-style-name="P3" draw:layer="layout" svg:width="0.639cm" svg:height="0.516cm" svg:x="14.99cm" svg:y="16.819cm" svg:viewBox="0 0 640 517" draw:points="0,517 640,517 640,0 0,0">
          <text:p/>
        </draw:polygon>
        <draw:polygon draw:style-name="gr2" draw:text-style-name="P2" draw:layer="layout" svg:width="0.64cm" svg:height="0.516cm" svg:x="15.87cm" svg:y="16.819cm" svg:viewBox="0 0 641 517" draw:points="0,517 641,517 641,0 0,0">
          <text:p/>
        </draw:polygon>
        <draw:polygon draw:style-name="gr2" draw:text-style-name="P2" draw:layer="layout" svg:width="0.639cm" svg:height="0.516cm" svg:x="16.751cm" svg:y="16.819cm" svg:viewBox="0 0 640 517" draw:points="0,517 640,517 640,0 0,0">
          <text:p/>
        </draw:polygon>
        <draw:polygon draw:style-name="gr2" draw:text-style-name="P2" draw:layer="layout" svg:width="0.64cm" svg:height="0.516cm" svg:x="17.631cm" svg:y="16.819cm" svg:viewBox="0 0 641 517" draw:points="0,517 641,517 641,0 0,0">
          <text:p/>
        </draw:polygon>
        <draw:polygon draw:style-name="gr2" draw:text-style-name="P2" draw:layer="layout" svg:width="0.639cm" svg:height="0.516cm" svg:x="3.357cm" svg:y="17.331cm" svg:viewBox="0 0 640 517" draw:points="0,517 640,517 640,0 0,0">
          <text:p/>
        </draw:polygon>
        <draw:polygon draw:style-name="gr2" draw:text-style-name="P2" draw:layer="layout" svg:width="0.639cm" svg:height="0.516cm" svg:x="4.237cm" svg:y="17.331cm" svg:viewBox="0 0 640 517" draw:points="0,517 640,517 640,0 0,0">
          <text:p/>
        </draw:polygon>
        <draw:polygon draw:style-name="gr2" draw:text-style-name="P2" draw:layer="layout" svg:width="0.639cm" svg:height="0.516cm" svg:x="5.118cm" svg:y="17.331cm" svg:viewBox="0 0 640 517" draw:points="0,517 640,517 640,0 0,0">
          <text:p/>
        </draw:polygon>
        <draw:polygon draw:style-name="gr4" draw:text-style-name="P3" draw:layer="layout" svg:width="0.639cm" svg:height="0.516cm" svg:x="5.998cm" svg:y="17.331cm" svg:viewBox="0 0 640 517" draw:points="0,517 640,517 640,0 0,0">
          <text:p/>
        </draw:polygon>
        <draw:polygon draw:style-name="gr4" draw:text-style-name="P3" draw:layer="layout" svg:width="0.639cm" svg:height="0.516cm" svg:x="9.173cm" svg:y="17.331cm" svg:viewBox="0 0 640 517" draw:points="0,517 640,517 640,0 0,0">
          <text:p/>
        </draw:polygon>
        <draw:polygon draw:style-name="gr2" draw:text-style-name="P2" draw:layer="layout" svg:width="0.639cm" svg:height="0.516cm" svg:x="10.054cm" svg:y="17.331cm" svg:viewBox="0 0 640 517" draw:points="0,517 640,517 640,0 0,0">
          <text:p/>
        </draw:polygon>
        <draw:polygon draw:style-name="gr2" draw:text-style-name="P2" draw:layer="layout" svg:width="0.639cm" svg:height="0.516cm" svg:x="10.934cm" svg:y="17.331cm" svg:viewBox="0 0 640 517" draw:points="0,517 640,517 640,0 0,0">
          <text:p/>
        </draw:polygon>
        <draw:polygon draw:style-name="gr2" draw:text-style-name="P2" draw:layer="layout" svg:width="0.639cm" svg:height="0.516cm" svg:x="11.815cm" svg:y="17.331cm" svg:viewBox="0 0 640 517" draw:points="0,517 640,517 640,0 0,0">
          <text:p/>
        </draw:polygon>
        <draw:polygon draw:style-name="gr4" draw:text-style-name="P3" draw:layer="layout" svg:width="0.639cm" svg:height="0.516cm" svg:x="14.99cm" svg:y="17.331cm" svg:viewBox="0 0 640 517" draw:points="0,517 640,517 640,0 0,0">
          <text:p/>
        </draw:polygon>
        <draw:polygon draw:style-name="gr2" draw:text-style-name="P2" draw:layer="layout" svg:width="0.64cm" svg:height="0.516cm" svg:x="15.87cm" svg:y="17.331cm" svg:viewBox="0 0 641 517" draw:points="0,517 641,517 641,0 0,0">
          <text:p/>
        </draw:polygon>
        <draw:polygon draw:style-name="gr2" draw:text-style-name="P2" draw:layer="layout" svg:width="0.639cm" svg:height="0.516cm" svg:x="16.751cm" svg:y="17.331cm" svg:viewBox="0 0 640 517" draw:points="0,517 640,517 640,0 0,0">
          <text:p/>
        </draw:polygon>
        <draw:polygon draw:style-name="gr2" draw:text-style-name="P2" draw:layer="layout" svg:width="0.64cm" svg:height="0.516cm" svg:x="17.631cm" svg:y="17.331cm" svg:viewBox="0 0 641 517" draw:points="0,517 641,517 641,0 0,0">
          <text:p/>
        </draw:polygon>
        <draw:polygon draw:style-name="gr2" draw:text-style-name="P2" draw:layer="layout" svg:width="0.639cm" svg:height="0.516cm" svg:x="3.357cm" svg:y="17.843cm" svg:viewBox="0 0 640 517" draw:points="0,517 640,517 640,0 0,0">
          <text:p/>
        </draw:polygon>
        <draw:polygon draw:style-name="gr2" draw:text-style-name="P2" draw:layer="layout" svg:width="0.639cm" svg:height="0.516cm" svg:x="4.237cm" svg:y="17.843cm" svg:viewBox="0 0 640 517" draw:points="0,517 640,517 640,0 0,0">
          <text:p/>
        </draw:polygon>
        <draw:polygon draw:style-name="gr2" draw:text-style-name="P2" draw:layer="layout" svg:width="0.639cm" svg:height="0.516cm" svg:x="5.118cm" svg:y="17.843cm" svg:viewBox="0 0 640 517" draw:points="0,517 640,517 640,0 0,0">
          <text:p/>
        </draw:polygon>
        <draw:polygon draw:style-name="gr4" draw:text-style-name="P3" draw:layer="layout" svg:width="0.639cm" svg:height="0.516cm" svg:x="5.998cm" svg:y="17.843cm" svg:viewBox="0 0 640 517" draw:points="0,517 640,517 640,0 0,0">
          <text:p/>
        </draw:polygon>
        <draw:polygon draw:style-name="gr2" draw:text-style-name="P2" draw:layer="layout" svg:width="0.639cm" svg:height="0.516cm" svg:x="9.173cm" svg:y="17.843cm" svg:viewBox="0 0 640 517" draw:points="0,517 640,517 640,0 0,0">
          <text:p/>
        </draw:polygon>
        <draw:polygon draw:style-name="gr2" draw:text-style-name="P2" draw:layer="layout" svg:width="0.639cm" svg:height="0.516cm" svg:x="10.054cm" svg:y="17.843cm" svg:viewBox="0 0 640 517" draw:points="0,517 640,517 640,0 0,0">
          <text:p/>
        </draw:polygon>
        <draw:polygon draw:style-name="gr4" draw:text-style-name="P3" draw:layer="layout" svg:width="0.639cm" svg:height="0.516cm" svg:x="10.934cm" svg:y="17.843cm" svg:viewBox="0 0 640 517" draw:points="0,517 640,517 640,0 0,0">
          <text:p/>
        </draw:polygon>
        <draw:polygon draw:style-name="gr2" draw:text-style-name="P2" draw:layer="layout" svg:width="0.639cm" svg:height="0.516cm" svg:x="11.815cm" svg:y="17.843cm" svg:viewBox="0 0 640 517" draw:points="0,517 640,517 640,0 0,0">
          <text:p/>
        </draw:polygon>
        <draw:polygon draw:style-name="gr2" draw:text-style-name="P2" draw:layer="layout" svg:width="0.639cm" svg:height="0.516cm" svg:x="14.99cm" svg:y="17.843cm" svg:viewBox="0 0 640 517" draw:points="0,517 640,517 640,0 0,0">
          <text:p/>
        </draw:polygon>
        <draw:polygon draw:style-name="gr4" draw:text-style-name="P3" draw:layer="layout" svg:width="0.64cm" svg:height="0.516cm" svg:x="15.87cm" svg:y="17.843cm" svg:viewBox="0 0 641 517" draw:points="0,517 641,517 641,0 0,0">
          <text:p/>
        </draw:polygon>
        <draw:polygon draw:style-name="gr2" draw:text-style-name="P2" draw:layer="layout" svg:width="0.639cm" svg:height="0.516cm" svg:x="16.751cm" svg:y="17.843cm" svg:viewBox="0 0 640 517" draw:points="0,517 640,517 640,0 0,0">
          <text:p/>
        </draw:polygon>
        <draw:polygon draw:style-name="gr2" draw:text-style-name="P2" draw:layer="layout" svg:width="0.64cm" svg:height="0.516cm" svg:x="17.631cm" svg:y="17.843cm" svg:viewBox="0 0 641 517" draw:points="0,517 641,517 641,0 0,0">
          <text:p/>
        </draw:polygon>
        <draw:polygon draw:style-name="gr2" draw:text-style-name="P2" draw:layer="layout" svg:width="0.639cm" svg:height="0.517cm" svg:x="3.357cm" svg:y="18.355cm" svg:viewBox="0 0 640 518" draw:points="0,518 640,518 640,0 0,0">
          <text:p/>
        </draw:polygon>
        <draw:polygon draw:style-name="gr2" draw:text-style-name="P2" draw:layer="layout" svg:width="0.639cm" svg:height="0.517cm" svg:x="4.237cm" svg:y="18.355cm" svg:viewBox="0 0 640 518" draw:points="0,518 640,518 640,0 0,0">
          <text:p/>
        </draw:polygon>
        <draw:polygon draw:style-name="gr4" draw:text-style-name="P3" draw:layer="layout" svg:width="0.639cm" svg:height="0.517cm" svg:x="5.118cm" svg:y="18.355cm" svg:viewBox="0 0 640 518" draw:points="0,518 640,518 640,0 0,0">
          <text:p/>
        </draw:polygon>
        <draw:polygon draw:style-name="gr2" draw:text-style-name="P2" draw:layer="layout" svg:width="0.639cm" svg:height="0.517cm" svg:x="5.998cm" svg:y="18.355cm" svg:viewBox="0 0 640 518" draw:points="0,518 640,518 640,0 0,0">
          <text:p/>
        </draw:polygon>
        <draw:polygon draw:style-name="gr4" draw:text-style-name="P3" draw:layer="layout" svg:width="0.639cm" svg:height="0.517cm" svg:x="9.173cm" svg:y="18.355cm" svg:viewBox="0 0 640 518" draw:points="0,518 640,518 640,0 0,0">
          <text:p/>
        </draw:polygon>
        <draw:polygon draw:style-name="gr2" draw:text-style-name="P2" draw:layer="layout" svg:width="0.639cm" svg:height="0.517cm" svg:x="10.054cm" svg:y="18.355cm" svg:viewBox="0 0 640 518" draw:points="0,518 640,518 640,0 0,0">
          <text:p/>
        </draw:polygon>
        <draw:polygon draw:style-name="gr2" draw:text-style-name="P2" draw:layer="layout" svg:width="0.639cm" svg:height="0.517cm" svg:x="10.934cm" svg:y="18.355cm" svg:viewBox="0 0 640 518" draw:points="0,518 640,518 640,0 0,0">
          <text:p/>
        </draw:polygon>
        <draw:polygon draw:style-name="gr2" draw:text-style-name="P2" draw:layer="layout" svg:width="0.639cm" svg:height="0.517cm" svg:x="11.815cm" svg:y="18.355cm" svg:viewBox="0 0 640 518" draw:points="0,518 640,518 640,0 0,0">
          <text:p/>
        </draw:polygon>
        <draw:polygon draw:style-name="gr2" draw:text-style-name="P2" draw:layer="layout" svg:width="0.639cm" svg:height="0.517cm" svg:x="14.99cm" svg:y="18.355cm" svg:viewBox="0 0 640 518" draw:points="0,518 640,518 640,0 0,0">
          <text:p/>
        </draw:polygon>
        <draw:polygon draw:style-name="gr4" draw:text-style-name="P3" draw:layer="layout" svg:width="0.64cm" svg:height="0.517cm" svg:x="15.87cm" svg:y="18.355cm" svg:viewBox="0 0 641 518" draw:points="0,518 641,518 641,0 0,0">
          <text:p/>
        </draw:polygon>
        <draw:polygon draw:style-name="gr2" draw:text-style-name="P2" draw:layer="layout" svg:width="0.639cm" svg:height="0.517cm" svg:x="16.751cm" svg:y="18.355cm" svg:viewBox="0 0 640 518" draw:points="0,518 640,518 640,0 0,0">
          <text:p/>
        </draw:polygon>
        <draw:polygon draw:style-name="gr2" draw:text-style-name="P2" draw:layer="layout" svg:width="0.64cm" svg:height="0.517cm" svg:x="17.631cm" svg:y="18.355cm" svg:viewBox="0 0 641 518" draw:points="0,518 641,518 641,0 0,0">
          <text:p/>
        </draw:polygon>
        <draw:polygon draw:style-name="gr2" draw:text-style-name="P2" draw:layer="layout" svg:width="0.639cm" svg:height="0.517cm" svg:x="3.357cm" svg:y="18.867cm" svg:viewBox="0 0 640 518" draw:points="0,518 640,518 640,0 0,0">
          <text:p/>
        </draw:polygon>
        <draw:polygon draw:style-name="gr4" draw:text-style-name="P3" draw:layer="layout" svg:width="0.639cm" svg:height="0.517cm" svg:x="4.237cm" svg:y="18.867cm" svg:viewBox="0 0 640 518" draw:points="0,518 640,518 640,0 0,0">
          <text:p/>
        </draw:polygon>
        <draw:polygon draw:style-name="gr2" draw:text-style-name="P2" draw:layer="layout" svg:width="0.639cm" svg:height="0.517cm" svg:x="5.118cm" svg:y="18.867cm" svg:viewBox="0 0 640 518" draw:points="0,518 640,518 640,0 0,0">
          <text:p/>
        </draw:polygon>
        <draw:polygon draw:style-name="gr2" draw:text-style-name="P2" draw:layer="layout" svg:width="0.639cm" svg:height="0.517cm" svg:x="5.998cm" svg:y="18.867cm" svg:viewBox="0 0 640 518" draw:points="0,518 640,518 640,0 0,0">
          <text:p/>
        </draw:polygon>
        <draw:polygon draw:style-name="gr2" draw:text-style-name="P2" draw:layer="layout" svg:width="0.639cm" svg:height="0.517cm" svg:x="9.173cm" svg:y="18.867cm" svg:viewBox="0 0 640 518" draw:points="0,518 640,518 640,0 0,0">
          <text:p/>
        </draw:polygon>
        <draw:polygon draw:style-name="gr2" draw:text-style-name="P2" draw:layer="layout" svg:width="0.639cm" svg:height="0.517cm" svg:x="10.054cm" svg:y="18.867cm" svg:viewBox="0 0 640 518" draw:points="0,518 640,518 640,0 0,0">
          <text:p/>
        </draw:polygon>
        <draw:polygon draw:style-name="gr4" draw:text-style-name="P3" draw:layer="layout" svg:width="0.639cm" svg:height="0.517cm" svg:x="10.934cm" svg:y="18.867cm" svg:viewBox="0 0 640 518" draw:points="0,518 640,518 640,0 0,0">
          <text:p/>
        </draw:polygon>
        <draw:polygon draw:style-name="gr2" draw:text-style-name="P2" draw:layer="layout" svg:width="0.639cm" svg:height="0.517cm" svg:x="11.815cm" svg:y="18.867cm" svg:viewBox="0 0 640 518" draw:points="0,518 640,518 640,0 0,0">
          <text:p/>
        </draw:polygon>
        <draw:polygon draw:style-name="gr2" draw:text-style-name="P2" draw:layer="layout" svg:width="0.639cm" svg:height="0.517cm" svg:x="14.99cm" svg:y="18.867cm" svg:viewBox="0 0 640 518" draw:points="0,518 640,518 640,0 0,0">
          <text:p/>
        </draw:polygon>
        <draw:polygon draw:style-name="gr2" draw:text-style-name="P2" draw:layer="layout" svg:width="0.64cm" svg:height="0.517cm" svg:x="15.87cm" svg:y="18.867cm" svg:viewBox="0 0 641 518" draw:points="0,518 641,518 641,0 0,0">
          <text:p/>
        </draw:polygon>
        <draw:polygon draw:style-name="gr2" draw:text-style-name="P2" draw:layer="layout" svg:width="0.639cm" svg:height="0.517cm" svg:x="16.751cm" svg:y="18.867cm" svg:viewBox="0 0 640 518" draw:points="0,518 640,518 640,0 0,0">
          <text:p/>
        </draw:polygon>
        <draw:polygon draw:style-name="gr4" draw:text-style-name="P3" draw:layer="layout" svg:width="0.64cm" svg:height="0.517cm" svg:x="17.631cm" svg:y="18.867cm" svg:viewBox="0 0 641 518" draw:points="0,518 641,518 641,0 0,0">
          <text:p/>
        </draw:polygon>
        <draw:polygon draw:style-name="gr2" draw:text-style-name="P2" draw:layer="layout" svg:width="0.639cm" svg:height="0.516cm" svg:x="3.357cm" svg:y="19.38cm" svg:viewBox="0 0 640 517" draw:points="0,517 640,517 640,0 0,0">
          <text:p/>
        </draw:polygon>
        <draw:polygon draw:style-name="gr2" draw:text-style-name="P2" draw:layer="layout" svg:width="0.639cm" svg:height="0.516cm" svg:x="4.237cm" svg:y="19.38cm" svg:viewBox="0 0 640 517" draw:points="0,517 640,517 640,0 0,0">
          <text:p/>
        </draw:polygon>
        <draw:polygon draw:style-name="gr4" draw:text-style-name="P3" draw:layer="layout" svg:width="0.639cm" svg:height="0.516cm" svg:x="5.118cm" svg:y="19.38cm" svg:viewBox="0 0 640 517" draw:points="0,517 640,517 640,0 0,0">
          <text:p/>
        </draw:polygon>
        <draw:polygon draw:style-name="gr2" draw:text-style-name="P2" draw:layer="layout" svg:width="0.639cm" svg:height="0.516cm" svg:x="5.998cm" svg:y="19.38cm" svg:viewBox="0 0 640 517" draw:points="0,517 640,517 640,0 0,0">
          <text:p/>
        </draw:polygon>
        <draw:polygon draw:style-name="gr4" draw:text-style-name="P3" draw:layer="layout" svg:width="0.639cm" svg:height="0.516cm" svg:x="9.173cm" svg:y="19.38cm" svg:viewBox="0 0 640 517" draw:points="0,517 640,517 640,0 0,0">
          <text:p/>
        </draw:polygon>
        <draw:polygon draw:style-name="gr2" draw:text-style-name="P2" draw:layer="layout" svg:width="0.639cm" svg:height="0.516cm" svg:x="10.054cm" svg:y="19.38cm" svg:viewBox="0 0 640 517" draw:points="0,517 640,517 640,0 0,0">
          <text:p/>
        </draw:polygon>
        <draw:polygon draw:style-name="gr2" draw:text-style-name="P2" draw:layer="layout" svg:width="0.639cm" svg:height="0.516cm" svg:x="10.934cm" svg:y="19.38cm" svg:viewBox="0 0 640 517" draw:points="0,517 640,517 640,0 0,0">
          <text:p/>
        </draw:polygon>
        <draw:polygon draw:style-name="gr2" draw:text-style-name="P2" draw:layer="layout" svg:width="0.639cm" svg:height="0.516cm" svg:x="11.815cm" svg:y="19.38cm" svg:viewBox="0 0 640 517" draw:points="0,517 640,517 640,0 0,0">
          <text:p/>
        </draw:polygon>
        <draw:polygon draw:style-name="gr2" draw:text-style-name="P2" draw:layer="layout" svg:width="0.639cm" svg:height="0.516cm" svg:x="14.99cm" svg:y="19.38cm" svg:viewBox="0 0 640 517" draw:points="0,517 640,517 640,0 0,0">
          <text:p/>
        </draw:polygon>
        <draw:polygon draw:style-name="gr2" draw:text-style-name="P2" draw:layer="layout" svg:width="0.64cm" svg:height="0.516cm" svg:x="15.87cm" svg:y="19.38cm" svg:viewBox="0 0 641 517" draw:points="0,517 641,517 641,0 0,0">
          <text:p/>
        </draw:polygon>
        <draw:polygon draw:style-name="gr4" draw:text-style-name="P3" draw:layer="layout" svg:width="0.639cm" svg:height="0.516cm" svg:x="16.751cm" svg:y="19.38cm" svg:viewBox="0 0 640 517" draw:points="0,517 640,517 640,0 0,0">
          <text:p/>
        </draw:polygon>
        <draw:polygon draw:style-name="gr2" draw:text-style-name="P2" draw:layer="layout" svg:width="0.64cm" svg:height="0.516cm" svg:x="17.631cm" svg:y="19.38cm" svg:viewBox="0 0 641 517" draw:points="0,517 641,517 641,0 0,0">
          <text:p/>
        </draw:polygon>
        <draw:polygon draw:style-name="gr2" draw:text-style-name="P2" draw:layer="layout" svg:width="0.639cm" svg:height="0.516cm" svg:x="3.357cm" svg:y="19.892cm" svg:viewBox="0 0 640 517" draw:points="0,517 640,517 640,0 0,0">
          <text:p/>
        </draw:polygon>
        <draw:polygon draw:style-name="gr2" draw:text-style-name="P2" draw:layer="layout" svg:width="0.639cm" svg:height="0.516cm" svg:x="4.237cm" svg:y="19.892cm" svg:viewBox="0 0 640 517" draw:points="0,517 640,517 640,0 0,0">
          <text:p/>
        </draw:polygon>
        <draw:polygon draw:style-name="gr2" draw:text-style-name="P2" draw:layer="layout" svg:width="0.639cm" svg:height="0.516cm" svg:x="5.118cm" svg:y="19.892cm" svg:viewBox="0 0 640 517" draw:points="0,517 640,517 640,0 0,0">
          <text:p/>
        </draw:polygon>
        <draw:polygon draw:style-name="gr4" draw:text-style-name="P3" draw:layer="layout" svg:width="0.639cm" svg:height="0.516cm" svg:x="5.998cm" svg:y="19.892cm" svg:viewBox="0 0 640 517" draw:points="0,517 640,517 640,0 0,0">
          <text:p/>
        </draw:polygon>
        <draw:polygon draw:style-name="gr4" draw:text-style-name="P3" draw:layer="layout" svg:width="0.639cm" svg:height="0.516cm" svg:x="9.173cm" svg:y="19.892cm" svg:viewBox="0 0 640 517" draw:points="0,517 640,517 640,0 0,0">
          <text:p/>
        </draw:polygon>
        <draw:polygon draw:style-name="gr2" draw:text-style-name="P2" draw:layer="layout" svg:width="0.639cm" svg:height="0.516cm" svg:x="10.054cm" svg:y="19.892cm" svg:viewBox="0 0 640 517" draw:points="0,517 640,517 640,0 0,0">
          <text:p/>
        </draw:polygon>
        <draw:polygon draw:style-name="gr2" draw:text-style-name="P2" draw:layer="layout" svg:width="0.639cm" svg:height="0.516cm" svg:x="10.934cm" svg:y="19.892cm" svg:viewBox="0 0 640 517" draw:points="0,517 640,517 640,0 0,0">
          <text:p/>
        </draw:polygon>
        <draw:polygon draw:style-name="gr2" draw:text-style-name="P2" draw:layer="layout" svg:width="0.639cm" svg:height="0.516cm" svg:x="11.815cm" svg:y="19.892cm" svg:viewBox="0 0 640 517" draw:points="0,517 640,517 640,0 0,0">
          <text:p/>
        </draw:polygon>
        <draw:polygon draw:style-name="gr4" draw:text-style-name="P3" draw:layer="layout" svg:width="0.639cm" svg:height="0.516cm" svg:x="14.99cm" svg:y="19.892cm" svg:viewBox="0 0 640 517" draw:points="0,517 640,517 640,0 0,0">
          <text:p/>
        </draw:polygon>
        <draw:polygon draw:style-name="gr2" draw:text-style-name="P2" draw:layer="layout" svg:width="0.64cm" svg:height="0.516cm" svg:x="15.87cm" svg:y="19.892cm" svg:viewBox="0 0 641 517" draw:points="0,517 641,517 641,0 0,0">
          <text:p/>
        </draw:polygon>
        <draw:polygon draw:style-name="gr2" draw:text-style-name="P2" draw:layer="layout" svg:width="0.639cm" svg:height="0.516cm" svg:x="16.751cm" svg:y="19.892cm" svg:viewBox="0 0 640 517" draw:points="0,517 640,517 640,0 0,0">
          <text:p/>
        </draw:polygon>
        <draw:polygon draw:style-name="gr2" draw:text-style-name="P2" draw:layer="layout" svg:width="0.64cm" svg:height="0.516cm" svg:x="17.631cm" svg:y="19.892cm" svg:viewBox="0 0 641 517" draw:points="0,517 641,517 641,0 0,0">
          <text:p/>
        </draw:polygon>
        <draw:polygon draw:style-name="gr2" draw:text-style-name="P2" draw:layer="layout" svg:width="0.639cm" svg:height="0.517cm" svg:x="3.357cm" svg:y="20.404cm" svg:viewBox="0 0 640 518" draw:points="0,518 640,518 640,0 0,0">
          <text:p/>
        </draw:polygon>
        <draw:polygon draw:style-name="gr2" draw:text-style-name="P2" draw:layer="layout" svg:width="0.639cm" svg:height="0.517cm" svg:x="4.237cm" svg:y="20.404cm" svg:viewBox="0 0 640 518" draw:points="0,518 640,518 640,0 0,0">
          <text:p/>
        </draw:polygon>
        <draw:polygon draw:style-name="gr2" draw:text-style-name="P2" draw:layer="layout" svg:width="0.639cm" svg:height="0.517cm" svg:x="5.118cm" svg:y="20.404cm" svg:viewBox="0 0 640 518" draw:points="0,518 640,518 640,0 0,0">
          <text:p/>
        </draw:polygon>
        <draw:polygon draw:style-name="gr4" draw:text-style-name="P3" draw:layer="layout" svg:width="0.639cm" svg:height="0.517cm" svg:x="5.998cm" svg:y="20.404cm" svg:viewBox="0 0 640 518" draw:points="0,518 640,518 640,0 0,0">
          <text:p/>
        </draw:polygon>
        <draw:polygon draw:style-name="gr2" draw:text-style-name="P2" draw:layer="layout" svg:width="0.639cm" svg:height="0.517cm" svg:x="9.173cm" svg:y="20.404cm" svg:viewBox="0 0 640 518" draw:points="0,518 640,518 640,0 0,0">
          <text:p/>
        </draw:polygon>
        <draw:polygon draw:style-name="gr4" draw:text-style-name="P3" draw:layer="layout" svg:width="0.639cm" svg:height="0.517cm" svg:x="10.054cm" svg:y="20.404cm" svg:viewBox="0 0 640 518" draw:points="0,518 640,518 640,0 0,0">
          <text:p/>
        </draw:polygon>
        <draw:polygon draw:style-name="gr2" draw:text-style-name="P2" draw:layer="layout" svg:width="0.639cm" svg:height="0.517cm" svg:x="10.934cm" svg:y="20.404cm" svg:viewBox="0 0 640 518" draw:points="0,518 640,518 640,0 0,0">
          <text:p/>
        </draw:polygon>
        <draw:polygon draw:style-name="gr2" draw:text-style-name="P2" draw:layer="layout" svg:width="0.639cm" svg:height="0.517cm" svg:x="11.815cm" svg:y="20.404cm" svg:viewBox="0 0 640 518" draw:points="0,518 640,518 640,0 0,0">
          <text:p/>
        </draw:polygon>
        <draw:polygon draw:style-name="gr2" draw:text-style-name="P2" draw:layer="layout" svg:width="0.639cm" svg:height="0.517cm" svg:x="14.99cm" svg:y="20.404cm" svg:viewBox="0 0 640 518" draw:points="0,518 640,518 640,0 0,0">
          <text:p/>
        </draw:polygon>
        <draw:polygon draw:style-name="gr2" draw:text-style-name="P2" draw:layer="layout" svg:width="0.64cm" svg:height="0.517cm" svg:x="15.87cm" svg:y="20.404cm" svg:viewBox="0 0 641 518" draw:points="0,518 641,518 641,0 0,0">
          <text:p/>
        </draw:polygon>
        <draw:polygon draw:style-name="gr4" draw:text-style-name="P3" draw:layer="layout" svg:width="0.639cm" svg:height="0.517cm" svg:x="16.751cm" svg:y="20.404cm" svg:viewBox="0 0 640 518" draw:points="0,518 640,518 640,0 0,0">
          <text:p/>
        </draw:polygon>
        <draw:polygon draw:style-name="gr2" draw:text-style-name="P2" draw:layer="layout" svg:width="0.64cm" svg:height="0.517cm" svg:x="17.631cm" svg:y="20.404cm" svg:viewBox="0 0 641 518" draw:points="0,518 641,518 641,0 0,0">
          <text:p/>
        </draw:polygon>
        <draw:polygon draw:style-name="gr2" draw:text-style-name="P2" draw:layer="layout" svg:width="0.639cm" svg:height="0.517cm" svg:x="3.357cm" svg:y="20.916cm" svg:viewBox="0 0 640 518" draw:points="0,518 640,518 640,0 0,0">
          <text:p/>
        </draw:polygon>
        <draw:polygon draw:style-name="gr2" draw:text-style-name="P2" draw:layer="layout" svg:width="0.639cm" svg:height="0.517cm" svg:x="4.237cm" svg:y="20.916cm" svg:viewBox="0 0 640 518" draw:points="0,518 640,518 640,0 0,0">
          <text:p/>
        </draw:polygon>
        <draw:polygon draw:style-name="gr4" draw:text-style-name="P3" draw:layer="layout" svg:width="0.639cm" svg:height="0.517cm" svg:x="5.118cm" svg:y="20.916cm" svg:viewBox="0 0 640 518" draw:points="0,518 640,518 640,0 0,0">
          <text:p/>
        </draw:polygon>
        <draw:polygon draw:style-name="gr2" draw:text-style-name="P2" draw:layer="layout" svg:width="0.639cm" svg:height="0.517cm" svg:x="5.998cm" svg:y="20.916cm" svg:viewBox="0 0 640 518" draw:points="0,518 640,518 640,0 0,0">
          <text:p/>
        </draw:polygon>
        <draw:polygon draw:style-name="gr2" draw:text-style-name="P2" draw:layer="layout" svg:width="0.639cm" svg:height="0.517cm" svg:x="9.173cm" svg:y="20.916cm" svg:viewBox="0 0 640 518" draw:points="0,518 640,518 640,0 0,0">
          <text:p/>
        </draw:polygon>
        <draw:polygon draw:style-name="gr4" draw:text-style-name="P3" draw:layer="layout" svg:width="0.639cm" svg:height="0.517cm" svg:x="10.054cm" svg:y="20.916cm" svg:viewBox="0 0 640 518" draw:points="0,518 640,518 640,0 0,0">
          <text:p/>
        </draw:polygon>
        <draw:polygon draw:style-name="gr2" draw:text-style-name="P2" draw:layer="layout" svg:width="0.639cm" svg:height="0.517cm" svg:x="10.934cm" svg:y="20.916cm" svg:viewBox="0 0 640 518" draw:points="0,518 640,518 640,0 0,0">
          <text:p/>
        </draw:polygon>
        <draw:polygon draw:style-name="gr2" draw:text-style-name="P2" draw:layer="layout" svg:width="0.639cm" svg:height="0.517cm" svg:x="11.815cm" svg:y="20.916cm" svg:viewBox="0 0 640 518" draw:points="0,518 640,518 640,0 0,0">
          <text:p/>
        </draw:polygon>
        <draw:polygon draw:style-name="gr2" draw:text-style-name="P2" draw:layer="layout" svg:width="0.639cm" svg:height="0.517cm" svg:x="14.99cm" svg:y="20.916cm" svg:viewBox="0 0 640 518" draw:points="0,518 640,518 640,0 0,0">
          <text:p/>
        </draw:polygon>
        <draw:polygon draw:style-name="gr2" draw:text-style-name="P2" draw:layer="layout" svg:width="0.64cm" svg:height="0.517cm" svg:x="15.87cm" svg:y="20.916cm" svg:viewBox="0 0 641 518" draw:points="0,518 641,518 641,0 0,0">
          <text:p/>
        </draw:polygon>
        <draw:polygon draw:style-name="gr4" draw:text-style-name="P3" draw:layer="layout" svg:width="0.639cm" svg:height="0.517cm" svg:x="16.751cm" svg:y="20.916cm" svg:viewBox="0 0 640 518" draw:points="0,518 640,518 640,0 0,0">
          <text:p/>
        </draw:polygon>
        <draw:polygon draw:style-name="gr2" draw:text-style-name="P2" draw:layer="layout" svg:width="0.64cm" svg:height="0.517cm" svg:x="17.631cm" svg:y="20.916cm" svg:viewBox="0 0 641 518" draw:points="0,518 641,518 641,0 0,0">
          <text:p/>
        </draw:polygon>
        <draw:polygon draw:style-name="gr2" draw:text-style-name="P2" draw:layer="layout" svg:width="0.639cm" svg:height="0.516cm" svg:x="3.357cm" svg:y="21.429cm" svg:viewBox="0 0 640 517" draw:points="0,517 640,517 640,0 0,0">
          <text:p/>
        </draw:polygon>
        <draw:polygon draw:style-name="gr2" draw:text-style-name="P2" draw:layer="layout" svg:width="0.639cm" svg:height="0.516cm" svg:x="4.237cm" svg:y="21.429cm" svg:viewBox="0 0 640 517" draw:points="0,517 640,517 640,0 0,0">
          <text:p/>
        </draw:polygon>
        <draw:polygon draw:style-name="gr4" draw:text-style-name="P3" draw:layer="layout" svg:width="0.639cm" svg:height="0.516cm" svg:x="5.118cm" svg:y="21.429cm" svg:viewBox="0 0 640 517" draw:points="0,517 640,517 640,0 0,0">
          <text:p/>
        </draw:polygon>
        <draw:polygon draw:style-name="gr2" draw:text-style-name="P2" draw:layer="layout" svg:width="0.639cm" svg:height="0.516cm" svg:x="5.998cm" svg:y="21.429cm" svg:viewBox="0 0 640 517" draw:points="0,517 640,517 640,0 0,0">
          <text:p/>
        </draw:polygon>
        <draw:polygon draw:style-name="gr4" draw:text-style-name="P3" draw:layer="layout" svg:width="0.639cm" svg:height="0.516cm" svg:x="9.173cm" svg:y="21.429cm" svg:viewBox="0 0 640 517" draw:points="0,517 640,517 640,0 0,0">
          <text:p/>
        </draw:polygon>
        <draw:polygon draw:style-name="gr2" draw:text-style-name="P2" draw:layer="layout" svg:width="0.639cm" svg:height="0.516cm" svg:x="10.054cm" svg:y="21.429cm" svg:viewBox="0 0 640 517" draw:points="0,517 640,517 640,0 0,0">
          <text:p/>
        </draw:polygon>
        <draw:polygon draw:style-name="gr2" draw:text-style-name="P2" draw:layer="layout" svg:width="0.639cm" svg:height="0.516cm" svg:x="10.934cm" svg:y="21.429cm" svg:viewBox="0 0 640 517" draw:points="0,517 640,517 640,0 0,0">
          <text:p/>
        </draw:polygon>
        <draw:polygon draw:style-name="gr2" draw:text-style-name="P2" draw:layer="layout" svg:width="0.639cm" svg:height="0.516cm" svg:x="11.815cm" svg:y="21.429cm" svg:viewBox="0 0 640 517" draw:points="0,517 640,517 640,0 0,0">
          <text:p/>
        </draw:polygon>
        <draw:polygon draw:style-name="gr2" draw:text-style-name="P2" draw:layer="layout" svg:width="0.639cm" svg:height="0.516cm" svg:x="14.99cm" svg:y="21.429cm" svg:viewBox="0 0 640 517" draw:points="0,517 640,517 640,0 0,0">
          <text:p/>
        </draw:polygon>
        <draw:polygon draw:style-name="gr2" draw:text-style-name="P2" draw:layer="layout" svg:width="0.64cm" svg:height="0.516cm" svg:x="15.87cm" svg:y="21.429cm" svg:viewBox="0 0 641 517" draw:points="0,517 641,517 641,0 0,0">
          <text:p/>
        </draw:polygon>
        <draw:polygon draw:style-name="gr2" draw:text-style-name="P2" draw:layer="layout" svg:width="0.639cm" svg:height="0.516cm" svg:x="16.751cm" svg:y="21.429cm" svg:viewBox="0 0 640 517" draw:points="0,517 640,517 640,0 0,0">
          <text:p/>
        </draw:polygon>
        <draw:polygon draw:style-name="gr4" draw:text-style-name="P3" draw:layer="layout" svg:width="0.64cm" svg:height="0.516cm" svg:x="17.631cm" svg:y="21.429cm" svg:viewBox="0 0 641 517" draw:points="0,517 641,517 641,0 0,0">
          <text:p/>
        </draw:polygon>
        <draw:polygon draw:style-name="gr2" draw:text-style-name="P2" draw:layer="layout" svg:width="0.639cm" svg:height="0.516cm" svg:x="3.357cm" svg:y="21.941cm" svg:viewBox="0 0 640 517" draw:points="0,517 640,517 640,0 0,0">
          <text:p/>
        </draw:polygon>
        <draw:polygon draw:style-name="gr4" draw:text-style-name="P3" draw:layer="layout" svg:width="0.639cm" svg:height="0.516cm" svg:x="4.237cm" svg:y="21.941cm" svg:viewBox="0 0 640 517" draw:points="0,517 640,517 640,0 0,0">
          <text:p/>
        </draw:polygon>
        <draw:polygon draw:style-name="gr2" draw:text-style-name="P2" draw:layer="layout" svg:width="0.639cm" svg:height="0.516cm" svg:x="5.118cm" svg:y="21.941cm" svg:viewBox="0 0 640 517" draw:points="0,517 640,517 640,0 0,0">
          <text:p/>
        </draw:polygon>
        <draw:polygon draw:style-name="gr2" draw:text-style-name="P2" draw:layer="layout" svg:width="0.639cm" svg:height="0.516cm" svg:x="5.998cm" svg:y="21.941cm" svg:viewBox="0 0 640 517" draw:points="0,517 640,517 640,0 0,0">
          <text:p/>
        </draw:polygon>
        <draw:polygon draw:style-name="gr2" draw:text-style-name="P2" draw:layer="layout" svg:width="0.639cm" svg:height="0.516cm" svg:x="9.173cm" svg:y="21.941cm" svg:viewBox="0 0 640 517" draw:points="0,517 640,517 640,0 0,0">
          <text:p/>
        </draw:polygon>
        <draw:polygon draw:style-name="gr2" draw:text-style-name="P2" draw:layer="layout" svg:width="0.639cm" svg:height="0.516cm" svg:x="10.054cm" svg:y="21.941cm" svg:viewBox="0 0 640 517" draw:points="0,517 640,517 640,0 0,0">
          <text:p/>
        </draw:polygon>
        <draw:polygon draw:style-name="gr4" draw:text-style-name="P3" draw:layer="layout" svg:width="0.639cm" svg:height="0.516cm" svg:x="10.934cm" svg:y="21.941cm" svg:viewBox="0 0 640 517" draw:points="0,517 640,517 640,0 0,0">
          <text:p/>
        </draw:polygon>
        <draw:polygon draw:style-name="gr2" draw:text-style-name="P2" draw:layer="layout" svg:width="0.639cm" svg:height="0.516cm" svg:x="11.815cm" svg:y="21.941cm" svg:viewBox="0 0 640 517" draw:points="0,517 640,517 640,0 0,0">
          <text:p/>
        </draw:polygon>
        <draw:polygon draw:style-name="gr2" draw:text-style-name="P2" draw:layer="layout" svg:width="0.639cm" svg:height="0.516cm" svg:x="14.99cm" svg:y="21.941cm" svg:viewBox="0 0 640 517" draw:points="0,517 640,517 640,0 0,0">
          <text:p/>
        </draw:polygon>
        <draw:polygon draw:style-name="gr2" draw:text-style-name="P2" draw:layer="layout" svg:width="0.64cm" svg:height="0.516cm" svg:x="15.87cm" svg:y="21.941cm" svg:viewBox="0 0 641 517" draw:points="0,517 641,517 641,0 0,0">
          <text:p/>
        </draw:polygon>
        <draw:polygon draw:style-name="gr2" draw:text-style-name="P2" draw:layer="layout" svg:width="0.639cm" svg:height="0.516cm" svg:x="16.751cm" svg:y="21.941cm" svg:viewBox="0 0 640 517" draw:points="0,517 640,517 640,0 0,0">
          <text:p/>
        </draw:polygon>
        <draw:polygon draw:style-name="gr4" draw:text-style-name="P3" draw:layer="layout" svg:width="0.64cm" svg:height="0.516cm" svg:x="17.631cm" svg:y="21.941cm" svg:viewBox="0 0 641 517" draw:points="0,517 641,517 641,0 0,0">
          <text:p/>
        </draw:polygon>
        <draw:polygon draw:style-name="gr2" draw:text-style-name="P2" draw:layer="layout" svg:width="0.639cm" svg:height="0.517cm" svg:x="3.357cm" svg:y="22.453cm" svg:viewBox="0 0 640 518" draw:points="0,518 640,518 640,0 0,0">
          <text:p/>
        </draw:polygon>
        <draw:polygon draw:style-name="gr2" draw:text-style-name="P2" draw:layer="layout" svg:width="0.639cm" svg:height="0.517cm" svg:x="4.237cm" svg:y="22.453cm" svg:viewBox="0 0 640 518" draw:points="0,518 640,518 640,0 0,0">
          <text:p/>
        </draw:polygon>
        <draw:polygon draw:style-name="gr2" draw:text-style-name="P2" draw:layer="layout" svg:width="0.639cm" svg:height="0.517cm" svg:x="5.118cm" svg:y="22.453cm" svg:viewBox="0 0 640 518" draw:points="0,518 640,518 640,0 0,0">
          <text:p/>
        </draw:polygon>
        <draw:polygon draw:style-name="gr4" draw:text-style-name="P3" draw:layer="layout" svg:width="0.639cm" svg:height="0.517cm" svg:x="5.998cm" svg:y="22.453cm" svg:viewBox="0 0 640 518" draw:points="0,518 640,518 640,0 0,0">
          <text:p/>
        </draw:polygon>
        <draw:polygon draw:style-name="gr2" draw:text-style-name="P2" draw:layer="layout" svg:width="0.639cm" svg:height="0.517cm" svg:x="9.173cm" svg:y="22.453cm" svg:viewBox="0 0 640 518" draw:points="0,518 640,518 640,0 0,0">
          <text:p/>
        </draw:polygon>
        <draw:polygon draw:style-name="gr2" draw:text-style-name="P2" draw:layer="layout" svg:width="0.639cm" svg:height="0.517cm" svg:x="10.054cm" svg:y="22.453cm" svg:viewBox="0 0 640 518" draw:points="0,518 640,518 640,0 0,0">
          <text:p/>
        </draw:polygon>
        <draw:polygon draw:style-name="gr2" draw:text-style-name="P2" draw:layer="layout" svg:width="0.639cm" svg:height="0.517cm" svg:x="10.934cm" svg:y="22.453cm" svg:viewBox="0 0 640 518" draw:points="0,518 640,518 640,0 0,0">
          <text:p/>
        </draw:polygon>
        <draw:polygon draw:style-name="gr4" draw:text-style-name="P3" draw:layer="layout" svg:width="0.639cm" svg:height="0.517cm" svg:x="11.815cm" svg:y="22.453cm" svg:viewBox="0 0 640 518" draw:points="0,518 640,518 640,0 0,0">
          <text:p/>
        </draw:polygon>
        <draw:polygon draw:style-name="gr2" draw:text-style-name="P2" draw:layer="layout" svg:width="0.639cm" svg:height="0.517cm" svg:x="14.99cm" svg:y="22.453cm" svg:viewBox="0 0 640 518" draw:points="0,518 640,518 640,0 0,0">
          <text:p/>
        </draw:polygon>
        <draw:polygon draw:style-name="gr4" draw:text-style-name="P3" draw:layer="layout" svg:width="0.64cm" svg:height="0.517cm" svg:x="15.87cm" svg:y="22.453cm" svg:viewBox="0 0 641 518" draw:points="0,518 641,518 641,0 0,0">
          <text:p/>
        </draw:polygon>
        <draw:polygon draw:style-name="gr2" draw:text-style-name="P2" draw:layer="layout" svg:width="0.639cm" svg:height="0.517cm" svg:x="16.751cm" svg:y="22.453cm" svg:viewBox="0 0 640 518" draw:points="0,518 640,518 640,0 0,0">
          <text:p/>
        </draw:polygon>
        <draw:polygon draw:style-name="gr2" draw:text-style-name="P2" draw:layer="layout" svg:width="0.64cm" svg:height="0.517cm" svg:x="17.631cm" svg:y="22.453cm" svg:viewBox="0 0 641 518" draw:points="0,518 641,518 641,0 0,0">
          <text:p/>
        </draw:polygon>
        <draw:polygon draw:style-name="gr2" draw:text-style-name="P2" draw:layer="layout" svg:width="0.639cm" svg:height="0.517cm" svg:x="3.357cm" svg:y="22.965cm" svg:viewBox="0 0 640 518" draw:points="0,518 640,518 640,0 0,0">
          <text:p/>
        </draw:polygon>
        <draw:polygon draw:style-name="gr2" draw:text-style-name="P2" draw:layer="layout" svg:width="0.639cm" svg:height="0.517cm" svg:x="4.237cm" svg:y="22.965cm" svg:viewBox="0 0 640 518" draw:points="0,518 640,518 640,0 0,0">
          <text:p/>
        </draw:polygon>
        <draw:polygon draw:style-name="gr4" draw:text-style-name="P3" draw:layer="layout" svg:width="0.639cm" svg:height="0.517cm" svg:x="5.118cm" svg:y="22.965cm" svg:viewBox="0 0 640 518" draw:points="0,518 640,518 640,0 0,0">
          <text:p/>
        </draw:polygon>
        <draw:polygon draw:style-name="gr2" draw:text-style-name="P2" draw:layer="layout" svg:width="0.639cm" svg:height="0.517cm" svg:x="5.998cm" svg:y="22.965cm" svg:viewBox="0 0 640 518" draw:points="0,518 640,518 640,0 0,0">
          <text:p/>
        </draw:polygon>
        <draw:polygon draw:style-name="gr2" draw:text-style-name="P2" draw:layer="layout" svg:width="0.639cm" svg:height="0.517cm" svg:x="9.173cm" svg:y="22.965cm" svg:viewBox="0 0 640 518" draw:points="0,518 640,518 640,0 0,0">
          <text:p/>
        </draw:polygon>
        <draw:polygon draw:style-name="gr4" draw:text-style-name="P3" draw:layer="layout" svg:width="0.639cm" svg:height="0.517cm" svg:x="10.054cm" svg:y="22.965cm" svg:viewBox="0 0 640 518" draw:points="0,518 640,518 640,0 0,0">
          <text:p/>
        </draw:polygon>
        <draw:polygon draw:style-name="gr2" draw:text-style-name="P2" draw:layer="layout" svg:width="0.639cm" svg:height="0.517cm" svg:x="10.934cm" svg:y="22.965cm" svg:viewBox="0 0 640 518" draw:points="0,518 640,518 640,0 0,0">
          <text:p/>
        </draw:polygon>
        <draw:polygon draw:style-name="gr2" draw:text-style-name="P2" draw:layer="layout" svg:width="0.639cm" svg:height="0.517cm" svg:x="11.815cm" svg:y="22.965cm" svg:viewBox="0 0 640 518" draw:points="0,518 640,518 640,0 0,0">
          <text:p/>
        </draw:polygon>
        <draw:polygon draw:style-name="gr2" draw:text-style-name="P2" draw:layer="layout" svg:width="0.639cm" svg:height="0.517cm" svg:x="14.99cm" svg:y="22.965cm" svg:viewBox="0 0 640 518" draw:points="0,518 640,518 640,0 0,0">
          <text:p/>
        </draw:polygon>
        <draw:polygon draw:style-name="gr2" draw:text-style-name="P2" draw:layer="layout" svg:width="0.64cm" svg:height="0.517cm" svg:x="15.87cm" svg:y="22.965cm" svg:viewBox="0 0 641 518" draw:points="0,518 641,518 641,0 0,0">
          <text:p/>
        </draw:polygon>
        <draw:polygon draw:style-name="gr2" draw:text-style-name="P2" draw:layer="layout" svg:width="0.639cm" svg:height="0.517cm" svg:x="16.751cm" svg:y="22.965cm" svg:viewBox="0 0 640 518" draw:points="0,518 640,518 640,0 0,0">
          <text:p/>
        </draw:polygon>
        <draw:polygon draw:style-name="gr4" draw:text-style-name="P3" draw:layer="layout" svg:width="0.64cm" svg:height="0.517cm" svg:x="17.631cm" svg:y="22.965cm" svg:viewBox="0 0 641 518" draw:points="0,518 641,518 641,0 0,0">
          <text:p/>
        </draw:polygon>
        <draw:polygon draw:style-name="gr2" draw:text-style-name="P2" draw:layer="layout" svg:width="0.639cm" svg:height="0.516cm" svg:x="3.357cm" svg:y="23.478cm" svg:viewBox="0 0 640 517" draw:points="0,517 640,517 640,0 0,0">
          <text:p/>
        </draw:polygon>
        <draw:polygon draw:style-name="gr2" draw:text-style-name="P2" draw:layer="layout" svg:width="0.639cm" svg:height="0.516cm" svg:x="4.237cm" svg:y="23.478cm" svg:viewBox="0 0 640 517" draw:points="0,517 640,517 640,0 0,0">
          <text:p/>
        </draw:polygon>
        <draw:polygon draw:style-name="gr4" draw:text-style-name="P3" draw:layer="layout" svg:width="0.639cm" svg:height="0.516cm" svg:x="5.118cm" svg:y="23.478cm" svg:viewBox="0 0 640 517" draw:points="0,517 640,517 640,0 0,0">
          <text:p/>
        </draw:polygon>
        <draw:polygon draw:style-name="gr2" draw:text-style-name="P2" draw:layer="layout" svg:width="0.639cm" svg:height="0.516cm" svg:x="5.998cm" svg:y="23.478cm" svg:viewBox="0 0 640 517" draw:points="0,517 640,517 640,0 0,0">
          <text:p/>
        </draw:polygon>
        <draw:polygon draw:style-name="gr2" draw:text-style-name="P2" draw:layer="layout" svg:width="0.639cm" svg:height="0.516cm" svg:x="9.173cm" svg:y="23.478cm" svg:viewBox="0 0 640 517" draw:points="0,517 640,517 640,0 0,0">
          <text:p/>
        </draw:polygon>
        <draw:polygon draw:style-name="gr4" draw:text-style-name="P3" draw:layer="layout" svg:width="0.639cm" svg:height="0.516cm" svg:x="10.054cm" svg:y="23.478cm" svg:viewBox="0 0 640 517" draw:points="0,517 640,517 640,0 0,0">
          <text:p/>
        </draw:polygon>
        <draw:polygon draw:style-name="gr2" draw:text-style-name="P2" draw:layer="layout" svg:width="0.639cm" svg:height="0.516cm" svg:x="10.934cm" svg:y="23.478cm" svg:viewBox="0 0 640 517" draw:points="0,517 640,517 640,0 0,0">
          <text:p/>
        </draw:polygon>
        <draw:polygon draw:style-name="gr2" draw:text-style-name="P2" draw:layer="layout" svg:width="0.639cm" svg:height="0.516cm" svg:x="11.815cm" svg:y="23.478cm" svg:viewBox="0 0 640 517" draw:points="0,517 640,517 640,0 0,0">
          <text:p/>
        </draw:polygon>
        <draw:polygon draw:style-name="gr2" draw:text-style-name="P2" draw:layer="layout" svg:width="0.639cm" svg:height="0.516cm" svg:x="14.99cm" svg:y="23.478cm" svg:viewBox="0 0 640 517" draw:points="0,517 640,517 640,0 0,0">
          <text:p/>
        </draw:polygon>
        <draw:polygon draw:style-name="gr2" draw:text-style-name="P2" draw:layer="layout" svg:width="0.64cm" svg:height="0.516cm" svg:x="15.87cm" svg:y="23.478cm" svg:viewBox="0 0 641 517" draw:points="0,517 641,517 641,0 0,0">
          <text:p/>
        </draw:polygon>
        <draw:polygon draw:style-name="gr4" draw:text-style-name="P3" draw:layer="layout" svg:width="0.639cm" svg:height="0.516cm" svg:x="16.751cm" svg:y="23.478cm" svg:viewBox="0 0 640 517" draw:points="0,517 640,517 640,0 0,0">
          <text:p/>
        </draw:polygon>
        <draw:polygon draw:style-name="gr2" draw:text-style-name="P2" draw:layer="layout" svg:width="0.64cm" svg:height="0.516cm" svg:x="17.631cm" svg:y="23.478cm" svg:viewBox="0 0 641 517" draw:points="0,517 641,517 641,0 0,0">
          <text:p/>
        </draw:polygon>
        <draw:polygon draw:style-name="gr2" draw:text-style-name="P2" draw:layer="layout" svg:width="0.639cm" svg:height="0.516cm" svg:x="3.357cm" svg:y="23.99cm" svg:viewBox="0 0 640 517" draw:points="0,517 640,517 640,0 0,0">
          <text:p/>
        </draw:polygon>
        <draw:polygon draw:style-name="gr2" draw:text-style-name="P2" draw:layer="layout" svg:width="0.639cm" svg:height="0.516cm" svg:x="4.237cm" svg:y="23.99cm" svg:viewBox="0 0 640 517" draw:points="0,517 640,517 640,0 0,0">
          <text:p/>
        </draw:polygon>
        <draw:polygon draw:style-name="gr4" draw:text-style-name="P3" draw:layer="layout" svg:width="0.639cm" svg:height="0.516cm" svg:x="5.118cm" svg:y="23.99cm" svg:viewBox="0 0 640 517" draw:points="0,517 640,517 640,0 0,0">
          <text:p/>
        </draw:polygon>
        <draw:polygon draw:style-name="gr2" draw:text-style-name="P2" draw:layer="layout" svg:width="0.639cm" svg:height="0.516cm" svg:x="5.998cm" svg:y="23.99cm" svg:viewBox="0 0 640 517" draw:points="0,517 640,517 640,0 0,0">
          <text:p/>
        </draw:polygon>
        <draw:polygon draw:style-name="gr4" draw:text-style-name="P3" draw:layer="layout" svg:width="0.639cm" svg:height="0.516cm" svg:x="9.173cm" svg:y="23.99cm" svg:viewBox="0 0 640 517" draw:points="0,517 640,517 640,0 0,0">
          <text:p/>
        </draw:polygon>
        <draw:polygon draw:style-name="gr2" draw:text-style-name="P2" draw:layer="layout" svg:width="0.639cm" svg:height="0.516cm" svg:x="10.054cm" svg:y="23.99cm" svg:viewBox="0 0 640 517" draw:points="0,517 640,517 640,0 0,0">
          <text:p/>
        </draw:polygon>
        <draw:polygon draw:style-name="gr2" draw:text-style-name="P2" draw:layer="layout" svg:width="0.639cm" svg:height="0.516cm" svg:x="10.934cm" svg:y="23.99cm" svg:viewBox="0 0 640 517" draw:points="0,517 640,517 640,0 0,0">
          <text:p/>
        </draw:polygon>
        <draw:polygon draw:style-name="gr2" draw:text-style-name="P2" draw:layer="layout" svg:width="0.639cm" svg:height="0.516cm" svg:x="11.815cm" svg:y="23.99cm" svg:viewBox="0 0 640 517" draw:points="0,517 640,517 640,0 0,0">
          <text:p/>
        </draw:polygon>
        <draw:polygon draw:style-name="gr4" draw:text-style-name="P3" draw:layer="layout" svg:width="0.639cm" svg:height="0.516cm" svg:x="14.99cm" svg:y="23.99cm" svg:viewBox="0 0 640 517" draw:points="0,517 640,517 640,0 0,0">
          <text:p/>
        </draw:polygon>
        <draw:polygon draw:style-name="gr2" draw:text-style-name="P2" draw:layer="layout" svg:width="0.64cm" svg:height="0.516cm" svg:x="15.87cm" svg:y="23.99cm" svg:viewBox="0 0 641 517" draw:points="0,517 641,517 641,0 0,0">
          <text:p/>
        </draw:polygon>
        <draw:polygon draw:style-name="gr2" draw:text-style-name="P2" draw:layer="layout" svg:width="0.639cm" svg:height="0.516cm" svg:x="16.751cm" svg:y="23.99cm" svg:viewBox="0 0 640 517" draw:points="0,517 640,517 640,0 0,0">
          <text:p/>
        </draw:polygon>
        <draw:polygon draw:style-name="gr2" draw:text-style-name="P2" draw:layer="layout" svg:width="0.64cm" svg:height="0.516cm" svg:x="17.631cm" svg:y="23.99cm" svg:viewBox="0 0 641 517" draw:points="0,517 641,517 641,0 0,0">
          <text:p/>
        </draw:polygon>
        <draw:polygon draw:style-name="gr2" draw:text-style-name="P2" draw:layer="layout" svg:width="0.639cm" svg:height="0.517cm" svg:x="3.357cm" svg:y="24.502cm" svg:viewBox="0 0 640 518" draw:points="0,518 640,518 640,0 0,0">
          <text:p/>
        </draw:polygon>
        <draw:polygon draw:style-name="gr2" draw:text-style-name="P2" draw:layer="layout" svg:width="0.639cm" svg:height="0.517cm" svg:x="4.237cm" svg:y="24.502cm" svg:viewBox="0 0 640 518" draw:points="0,518 640,518 640,0 0,0">
          <text:p/>
        </draw:polygon>
        <draw:polygon draw:style-name="gr4" draw:text-style-name="P3" draw:layer="layout" svg:width="0.639cm" svg:height="0.517cm" svg:x="5.118cm" svg:y="24.502cm" svg:viewBox="0 0 640 518" draw:points="0,518 640,518 640,0 0,0">
          <text:p/>
        </draw:polygon>
        <draw:polygon draw:style-name="gr2" draw:text-style-name="P2" draw:layer="layout" svg:width="0.639cm" svg:height="0.517cm" svg:x="5.998cm" svg:y="24.502cm" svg:viewBox="0 0 640 518" draw:points="0,518 640,518 640,0 0,0">
          <text:p/>
        </draw:polygon>
        <draw:polygon draw:style-name="gr2" draw:text-style-name="P2" draw:layer="layout" svg:width="0.639cm" svg:height="0.517cm" svg:x="9.173cm" svg:y="24.502cm" svg:viewBox="0 0 640 518" draw:points="0,518 640,518 640,0 0,0">
          <text:p/>
        </draw:polygon>
        <draw:polygon draw:style-name="gr2" draw:text-style-name="P2" draw:layer="layout" svg:width="0.639cm" svg:height="0.517cm" svg:x="10.054cm" svg:y="24.502cm" svg:viewBox="0 0 640 518" draw:points="0,518 640,518 640,0 0,0">
          <text:p/>
        </draw:polygon>
        <draw:polygon draw:style-name="gr4" draw:text-style-name="P3" draw:layer="layout" svg:width="0.639cm" svg:height="0.517cm" svg:x="10.934cm" svg:y="24.502cm" svg:viewBox="0 0 640 518" draw:points="0,518 640,518 640,0 0,0">
          <text:p/>
        </draw:polygon>
        <draw:polygon draw:style-name="gr2" draw:text-style-name="P2" draw:layer="layout" svg:width="0.639cm" svg:height="0.517cm" svg:x="11.815cm" svg:y="24.502cm" svg:viewBox="0 0 640 518" draw:points="0,518 640,518 640,0 0,0">
          <text:p/>
        </draw:polygon>
        <draw:polygon draw:style-name="gr2" draw:text-style-name="P2" draw:layer="layout" svg:width="0.639cm" svg:height="0.517cm" svg:x="14.99cm" svg:y="24.502cm" svg:viewBox="0 0 640 518" draw:points="0,518 640,518 640,0 0,0">
          <text:p/>
        </draw:polygon>
        <draw:polygon draw:style-name="gr4" draw:text-style-name="P3" draw:layer="layout" svg:width="0.64cm" svg:height="0.517cm" svg:x="15.87cm" svg:y="24.502cm" svg:viewBox="0 0 641 518" draw:points="0,518 641,518 641,0 0,0">
          <text:p/>
        </draw:polygon>
        <draw:polygon draw:style-name="gr2" draw:text-style-name="P2" draw:layer="layout" svg:width="0.639cm" svg:height="0.517cm" svg:x="16.751cm" svg:y="24.502cm" svg:viewBox="0 0 640 518" draw:points="0,518 640,518 640,0 0,0">
          <text:p/>
        </draw:polygon>
        <draw:polygon draw:style-name="gr2" draw:text-style-name="P2" draw:layer="layout" svg:width="0.64cm" svg:height="0.517cm" svg:x="17.631cm" svg:y="24.502cm" svg:viewBox="0 0 641 518" draw:points="0,518 641,518 641,0 0,0">
          <text:p/>
        </draw:polygon>
        <draw:polygon draw:style-name="gr2" draw:text-style-name="P2" draw:layer="layout" svg:width="0.639cm" svg:height="0.517cm" svg:x="3.357cm" svg:y="25.014cm" svg:viewBox="0 0 640 518" draw:points="0,518 640,518 640,0 0,0">
          <text:p/>
        </draw:polygon>
        <draw:polygon draw:style-name="gr2" draw:text-style-name="P2" draw:layer="layout" svg:width="0.639cm" svg:height="0.517cm" svg:x="4.237cm" svg:y="25.014cm" svg:viewBox="0 0 640 518" draw:points="0,518 640,518 640,0 0,0">
          <text:p/>
        </draw:polygon>
        <draw:polygon draw:style-name="gr2" draw:text-style-name="P2" draw:layer="layout" svg:width="0.639cm" svg:height="0.517cm" svg:x="5.118cm" svg:y="25.014cm" svg:viewBox="0 0 640 518" draw:points="0,518 640,518 640,0 0,0">
          <text:p/>
        </draw:polygon>
        <draw:polygon draw:style-name="gr4" draw:text-style-name="P3" draw:layer="layout" svg:width="0.639cm" svg:height="0.517cm" svg:x="5.998cm" svg:y="25.014cm" svg:viewBox="0 0 640 518" draw:points="0,518 640,518 640,0 0,0">
          <text:p/>
        </draw:polygon>
        <draw:polygon draw:style-name="gr2" draw:text-style-name="P2" draw:layer="layout" svg:width="0.639cm" svg:height="0.517cm" svg:x="9.173cm" svg:y="25.014cm" svg:viewBox="0 0 640 518" draw:points="0,518 640,518 640,0 0,0">
          <text:p/>
        </draw:polygon>
        <draw:polygon draw:style-name="gr4" draw:text-style-name="P3" draw:layer="layout" svg:width="0.639cm" svg:height="0.517cm" svg:x="10.054cm" svg:y="25.014cm" svg:viewBox="0 0 640 518" draw:points="0,518 640,518 640,0 0,0">
          <text:p/>
        </draw:polygon>
        <draw:polygon draw:style-name="gr2" draw:text-style-name="P2" draw:layer="layout" svg:width="0.639cm" svg:height="0.517cm" svg:x="10.934cm" svg:y="25.014cm" svg:viewBox="0 0 640 518" draw:points="0,518 640,518 640,0 0,0">
          <text:p/>
        </draw:polygon>
        <draw:polygon draw:style-name="gr2" draw:text-style-name="P2" draw:layer="layout" svg:width="0.639cm" svg:height="0.517cm" svg:x="11.815cm" svg:y="25.014cm" svg:viewBox="0 0 640 518" draw:points="0,518 640,518 640,0 0,0">
          <text:p/>
        </draw:polygon>
        <draw:polygon draw:style-name="gr2" draw:text-style-name="P2" draw:layer="layout" svg:width="0.639cm" svg:height="0.517cm" svg:x="14.99cm" svg:y="25.014cm" svg:viewBox="0 0 640 518" draw:points="0,518 640,518 640,0 0,0">
          <text:p/>
        </draw:polygon>
        <draw:polygon draw:style-name="gr2" draw:text-style-name="P2" draw:layer="layout" svg:width="0.64cm" svg:height="0.517cm" svg:x="15.87cm" svg:y="25.014cm" svg:viewBox="0 0 641 518" draw:points="0,518 641,518 641,0 0,0">
          <text:p/>
        </draw:polygon>
        <draw:polygon draw:style-name="gr4" draw:text-style-name="P3" draw:layer="layout" svg:width="0.639cm" svg:height="0.517cm" svg:x="16.751cm" svg:y="25.014cm" svg:viewBox="0 0 640 518" draw:points="0,518 640,518 640,0 0,0">
          <text:p/>
        </draw:polygon>
        <draw:polygon draw:style-name="gr2" draw:text-style-name="P2" draw:layer="layout" svg:width="0.64cm" svg:height="0.517cm" svg:x="17.631cm" svg:y="25.014cm" svg:viewBox="0 0 641 518" draw:points="0,518 641,518 641,0 0,0">
          <text:p/>
        </draw:polygon>
        <draw:frame draw:style-name="gr6" draw:text-style-name="P8" draw:layer="layout" svg:width="1.526cm" svg:height="0.471cm" svg:x="2.159cm" svg:y="2.353cm">
          <draw:text-box>
            <text:p text:style-name="P7"><text:span text:style-name="T2">Numele:</text:span></text:p>
          </draw:text-box>
        </draw:frame>
        <draw:frame draw:style-name="gr6" draw:text-style-name="P8" draw:layer="layout" svg:width="2.627cm" svg:height="0.471cm" svg:x="10.761cm" svg:y="2.353cm">
          <draw:text-box>
            <text:p text:style-name="P7"><text:span text:style-name="T2">C.U.I. martor:</text:span></text:p>
          </draw:text-box>
        </draw:frame>
        <draw:frame draw:style-name="gr6" draw:text-style-name="P8" draw:layer="layout" svg:width="2.089cm" svg:height="0.471cm" svg:x="2.159cm" svg:y="2.891cm">
          <draw:text-box>
            <text:p text:style-name="P7"><text:span text:style-name="T2">Prenumele:</text:span></text:p>
          </draw:text-box>
        </draw:frame>
        <draw:frame draw:style-name="gr6" draw:text-style-name="P8" draw:layer="layout" svg:width="3.533cm" svg:height="0.471cm" svg:x="10.761cm" svg:y="2.891cm">
          <draw:text-box>
            <text:p text:style-name="P7"><text:span text:style-name="T2">Semnătură martor:</text:span></text:p>
          </draw:text-box>
        </draw:frame>
        <draw:frame draw:style-name="gr6" draw:text-style-name="P8" draw:layer="layout" svg:width="2.919cm" svg:height="0.471cm" svg:x="2.159cm" svg:y="3.429cm">
          <draw:text-box>
            <text:p text:style-name="P7"><text:span text:style-name="T2">C.U.I. candidat:</text:span></text:p>
          </draw:text-box>
        </draw:frame>
        <draw:frame draw:style-name="gr6" draw:text-style-name="P8" draw:layer="layout" svg:width="1.01cm" svg:height="0.471cm" svg:x="2.159cm" svg:y="3.966cm">
          <draw:text-box>
            <text:p text:style-name="P7"><text:span text:style-name="T2">CNP:</text:span></text:p>
          </draw:text-box>
        </draw:frame>
        <draw:frame draw:style-name="gr6" draw:text-style-name="P8" draw:layer="layout" svg:width="4.917cm" svg:height="0.471cm" svg:x="2.794cm" svg:y="4.809cm">
          <draw:text-box>
            <text:p text:style-name="P7"><text:span text:style-name="T2">Nume şi prenume corectori</text:span></text:p>
          </draw:text-box>
        </draw:frame>
        <draw:frame draw:style-name="gr6" draw:text-style-name="P8" draw:layer="layout" svg:width="3.626cm" svg:height="0.471cm" svg:x="11.007cm" svg:y="4.809cm">
          <draw:text-box>
            <text:p text:style-name="P7"><text:span text:style-name="T2">Semnături corectori</text:span></text:p>
          </draw:text-box>
        </draw:frame>
        <draw:frame draw:style-name="gr6" draw:text-style-name="P8" draw:layer="layout" svg:width="0.422cm" svg:height="0.471cm" svg:x="2.438cm" svg:y="5.338cm">
          <draw:text-box>
            <text:p text:style-name="P7"><text:span text:style-name="T3">1</text:span></text:p>
          </draw:text-box>
        </draw:frame>
        <draw:frame draw:style-name="gr6" draw:text-style-name="P8" draw:layer="layout" svg:width="0.422cm" svg:height="0.471cm" svg:x="2.438cm" svg:y="5.875cm">
          <draw:text-box>
            <text:p text:style-name="P7"><text:span text:style-name="T3">2</text:span></text:p>
          </draw:text-box>
        </draw:frame>
        <draw:frame draw:style-name="gr6" draw:text-style-name="P8" draw:layer="layout" svg:width="1.818cm" svg:height="0.471cm" svg:x="2.159cm" svg:y="6.726cm">
          <draw:text-box>
            <text:p text:style-name="P7"><text:span text:style-name="T2">Disciplina</text:span></text:p>
          </draw:text-box>
        </draw:frame>
        <draw:frame draw:style-name="gr6" draw:text-style-name="P8" draw:layer="layout" svg:width="4.062cm" svg:height="0.471cm" svg:x="6.706cm" svg:y="6.726cm">
          <draw:text-box>
            <text:p text:style-name="P7"><text:span text:style-name="T2">Puncte în cifre şi litere</text:span></text:p>
          </draw:text-box>
        </draw:frame>
        <draw:frame draw:style-name="gr6" draw:text-style-name="P8" draw:layer="layout" svg:width="2.622cm" svg:height="0.471cm" svg:x="2.159cm" svg:y="7.255cm">
          <draw:text-box>
            <text:p text:style-name="P7"><text:span text:style-name="T3">Limba Română</text:span></text:p>
          </draw:text-box>
        </draw:frame>
        <draw:frame draw:style-name="gr6" draw:text-style-name="P8" draw:layer="layout" svg:width="1.082cm" svg:height="0.471cm" svg:x="2.159cm" svg:y="7.793cm">
          <draw:text-box>
            <text:p text:style-name="P7"><text:span text:style-name="T3">Istorie</text:span></text:p>
          </draw:text-box>
        </draw:frame>
        <draw:frame draw:style-name="gr6" draw:text-style-name="P8" draw:layer="layout" svg:width="2.733cm" svg:height="0.471cm" svg:x="2.159cm" svg:y="8.331cm">
          <draw:text-box>
            <text:p text:style-name="P7"><text:span text:style-name="T3">Limba Franceză</text:span></text:p>
          </draw:text-box>
        </draw:frame>
        <draw:frame draw:style-name="gr6" draw:text-style-name="P8" draw:layer="layout" svg:width="2.838cm" svg:height="0.471cm" svg:x="2.794cm" svg:y="9.169cm">
          <draw:text-box>
            <text:p text:style-name="P7"><text:span text:style-name="T2">Limba Română</text:span></text:p>
          </draw:text-box>
        </draw:frame>
        <draw:frame draw:style-name="gr6" draw:text-style-name="P8" draw:layer="layout" svg:width="1.175cm" svg:height="0.471cm" svg:x="8.61cm" svg:y="9.169cm">
          <draw:text-box>
            <text:p text:style-name="P7"><text:span text:style-name="T2">Istorie</text:span></text:p>
          </draw:text-box>
        </draw:frame>
        <draw:frame draw:style-name="gr6" draw:text-style-name="P8" draw:layer="layout" svg:width="2.974cm" svg:height="0.471cm" svg:x="14.427cm" svg:y="9.169cm">
          <draw:text-box>
            <text:p text:style-name="P7"><text:span text:style-name="T2">Limba Franceză</text:span></text:p>
          </draw:text-box>
        </draw:frame>
        <draw:frame draw:style-name="gr7" draw:text-style-name="P9" draw:layer="layout" svg:width="0.523cm" svg:height="0.547cm" svg:x="2.802cm" svg:y="9.562cm">
          <draw:text-box>
            <text:p text:style-name="P7"><text:span text:style-name="T4">Nr</text:span></text:p>
          </draw:text-box>
        </draw:frame>
        <draw:frame draw:style-name="gr7" draw:text-style-name="P9" draw:layer="layout" svg:width="0.494cm" svg:height="0.547cm" svg:x="3.564cm" svg:y="9.562cm">
          <draw:text-box>
            <text:p text:style-name="P7"><text:span text:style-name="T5">a</text:span></text:p>
          </draw:text-box>
        </draw:frame>
        <draw:frame draw:style-name="gr7" draw:text-style-name="P9" draw:layer="layout" svg:width="0.494cm" svg:height="0.547cm" svg:x="4.432cm" svg:y="9.562cm">
          <draw:text-box>
            <text:p text:style-name="P7"><text:span text:style-name="T5">b</text:span></text:p>
          </draw:text-box>
        </draw:frame>
        <draw:frame draw:style-name="gr7" draw:text-style-name="P9" draw:layer="layout" svg:width="0.494cm" svg:height="0.547cm" svg:x="5.342cm" svg:y="9.562cm">
          <draw:text-box>
            <text:p text:style-name="P7"><text:span text:style-name="T5">c</text:span></text:p>
          </draw:text-box>
        </draw:frame>
        <draw:frame draw:style-name="gr7" draw:text-style-name="P9" draw:layer="layout" svg:width="0.494cm" svg:height="0.547cm" svg:x="6.193cm" svg:y="9.562cm">
          <draw:text-box>
            <text:p text:style-name="P7"><text:span text:style-name="T5">d</text:span></text:p>
          </draw:text-box>
        </draw:frame>
        <draw:frame draw:style-name="gr7" draw:text-style-name="P9" draw:layer="layout" svg:width="0.523cm" svg:height="0.547cm" svg:x="8.619cm" svg:y="9.562cm">
          <draw:text-box>
            <text:p text:style-name="P7"><text:span text:style-name="T4">Nr</text:span></text:p>
          </draw:text-box>
        </draw:frame>
        <draw:frame draw:style-name="gr7" draw:text-style-name="P9" draw:layer="layout" svg:width="0.494cm" svg:height="0.547cm" svg:x="9.381cm" svg:y="9.562cm">
          <draw:text-box>
            <text:p text:style-name="P7"><text:span text:style-name="T5">a</text:span></text:p>
          </draw:text-box>
        </draw:frame>
        <draw:frame draw:style-name="gr7" draw:text-style-name="P9" draw:layer="layout" svg:width="0.494cm" svg:height="0.547cm" svg:x="10.249cm" svg:y="9.562cm">
          <draw:text-box>
            <text:p text:style-name="P7"><text:span text:style-name="T5">b</text:span></text:p>
          </draw:text-box>
        </draw:frame>
        <draw:frame draw:style-name="gr7" draw:text-style-name="P9" draw:layer="layout" svg:width="0.494cm" svg:height="0.547cm" svg:x="11.159cm" svg:y="9.562cm">
          <draw:text-box>
            <text:p text:style-name="P7"><text:span text:style-name="T5">c</text:span></text:p>
          </draw:text-box>
        </draw:frame>
        <draw:frame draw:style-name="gr7" draw:text-style-name="P9" draw:layer="layout" svg:width="0.494cm" svg:height="0.547cm" svg:x="12.01cm" svg:y="9.562cm">
          <draw:text-box>
            <text:p text:style-name="P7"><text:span text:style-name="T5">d</text:span></text:p>
          </draw:text-box>
        </draw:frame>
        <draw:frame draw:style-name="gr7" draw:text-style-name="P9" draw:layer="layout" svg:width="0.523cm" svg:height="0.547cm" svg:x="14.436cm" svg:y="9.562cm">
          <draw:text-box>
            <text:p text:style-name="P7"><text:span text:style-name="T4">Nr</text:span></text:p>
          </draw:text-box>
        </draw:frame>
        <draw:frame draw:style-name="gr7" draw:text-style-name="P9" draw:layer="layout" svg:width="0.494cm" svg:height="0.547cm" svg:x="15.198cm" svg:y="9.562cm">
          <draw:text-box>
            <text:p text:style-name="P7"><text:span text:style-name="T5">a</text:span></text:p>
          </draw:text-box>
        </draw:frame>
        <draw:frame draw:style-name="gr7" draw:text-style-name="P9" draw:layer="layout" svg:width="0.494cm" svg:height="0.547cm" svg:x="16.065cm" svg:y="9.562cm">
          <draw:text-box>
            <text:p text:style-name="P7"><text:span text:style-name="T5">b</text:span></text:p>
          </draw:text-box>
        </draw:frame>
        <draw:frame draw:style-name="gr7" draw:text-style-name="P9" draw:layer="layout" svg:width="0.494cm" svg:height="0.547cm" svg:x="16.976cm" svg:y="9.562cm">
          <draw:text-box>
            <text:p text:style-name="P7"><text:span text:style-name="T5">c</text:span></text:p>
          </draw:text-box>
        </draw:frame>
        <draw:frame draw:style-name="gr7" draw:text-style-name="P9" draw:layer="layout" svg:width="0.494cm" svg:height="0.547cm" svg:x="17.827cm" svg:y="9.562cm">
          <draw:text-box>
            <text:p text:style-name="P7"><text:span text:style-name="T5">d</text:span></text:p>
          </draw:text-box>
        </draw:frame>
        <draw:frame draw:style-name="gr6" draw:text-style-name="P8" draw:layer="layout" svg:width="0.422cm" svg:height="0.471cm" svg:x="3.073cm" svg:y="10.151cm">
          <draw:text-box>
            <text:p text:style-name="P7"><text:span text:style-name="T2">1</text:span></text:p>
          </draw:text-box>
        </draw:frame>
        <draw:frame draw:style-name="gr6" draw:text-style-name="P8" draw:layer="layout" svg:width="0.422cm" svg:height="0.471cm" svg:x="8.89cm" svg:y="10.151cm">
          <draw:text-box>
            <text:p text:style-name="P7"><text:span text:style-name="T2">1</text:span></text:p>
          </draw:text-box>
        </draw:frame>
        <draw:frame draw:style-name="gr6" draw:text-style-name="P8" draw:layer="layout" svg:width="0.422cm" svg:height="0.471cm" svg:x="14.707cm" svg:y="10.151cm">
          <draw:text-box>
            <text:p text:style-name="P7"><text:span text:style-name="T2">1</text:span></text:p>
          </draw:text-box>
        </draw:frame>
        <draw:frame draw:style-name="gr6" draw:text-style-name="P8" draw:layer="layout" svg:width="0.422cm" svg:height="0.471cm" svg:x="3.073cm" svg:y="10.663cm">
          <draw:text-box>
            <text:p text:style-name="P7"><text:span text:style-name="T2">2</text:span></text:p>
          </draw:text-box>
        </draw:frame>
        <draw:frame draw:style-name="gr6" draw:text-style-name="P8" draw:layer="layout" svg:width="0.422cm" svg:height="0.471cm" svg:x="8.89cm" svg:y="10.663cm">
          <draw:text-box>
            <text:p text:style-name="P7"><text:span text:style-name="T2">2</text:span></text:p>
          </draw:text-box>
        </draw:frame>
        <draw:frame draw:style-name="gr6" draw:text-style-name="P8" draw:layer="layout" svg:width="0.422cm" svg:height="0.471cm" svg:x="14.707cm" svg:y="10.663cm">
          <draw:text-box>
            <text:p text:style-name="P7"><text:span text:style-name="T2">2</text:span></text:p>
          </draw:text-box>
        </draw:frame>
        <draw:frame draw:style-name="gr6" draw:text-style-name="P8" draw:layer="layout" svg:width="0.422cm" svg:height="0.471cm" svg:x="3.073cm" svg:y="11.176cm">
          <draw:text-box>
            <text:p text:style-name="P7"><text:span text:style-name="T2">3</text:span></text:p>
          </draw:text-box>
        </draw:frame>
        <draw:frame draw:style-name="gr6" draw:text-style-name="P8" draw:layer="layout" svg:width="0.422cm" svg:height="0.471cm" svg:x="8.89cm" svg:y="11.176cm">
          <draw:text-box>
            <text:p text:style-name="P7"><text:span text:style-name="T2">3</text:span></text:p>
          </draw:text-box>
        </draw:frame>
        <draw:frame draw:style-name="gr6" draw:text-style-name="P8" draw:layer="layout" svg:width="0.422cm" svg:height="0.471cm" svg:x="14.707cm" svg:y="11.176cm">
          <draw:text-box>
            <text:p text:style-name="P7"><text:span text:style-name="T2">3</text:span></text:p>
          </draw:text-box>
        </draw:frame>
        <draw:frame draw:style-name="gr6" draw:text-style-name="P8" draw:layer="layout" svg:width="0.422cm" svg:height="0.471cm" svg:x="3.073cm" svg:y="11.688cm">
          <draw:text-box>
            <text:p text:style-name="P7"><text:span text:style-name="T2">4</text:span></text:p>
          </draw:text-box>
        </draw:frame>
        <draw:frame draw:style-name="gr6" draw:text-style-name="P8" draw:layer="layout" svg:width="0.422cm" svg:height="0.471cm" svg:x="8.89cm" svg:y="11.688cm">
          <draw:text-box>
            <text:p text:style-name="P7"><text:span text:style-name="T2">4</text:span></text:p>
          </draw:text-box>
        </draw:frame>
        <draw:frame draw:style-name="gr6" draw:text-style-name="P8" draw:layer="layout" svg:width="0.422cm" svg:height="0.471cm" svg:x="14.707cm" svg:y="11.688cm">
          <draw:text-box>
            <text:p text:style-name="P7"><text:span text:style-name="T2">4</text:span></text:p>
          </draw:text-box>
        </draw:frame>
        <draw:frame draw:style-name="gr6" draw:text-style-name="P8" draw:layer="layout" svg:width="0.422cm" svg:height="0.471cm" svg:x="3.073cm" svg:y="12.2cm">
          <draw:text-box>
            <text:p text:style-name="P7"><text:span text:style-name="T2">5</text:span></text:p>
          </draw:text-box>
        </draw:frame>
        <draw:frame draw:style-name="gr6" draw:text-style-name="P8" draw:layer="layout" svg:width="0.422cm" svg:height="0.471cm" svg:x="8.89cm" svg:y="12.2cm">
          <draw:text-box>
            <text:p text:style-name="P7"><text:span text:style-name="T2">5</text:span></text:p>
          </draw:text-box>
        </draw:frame>
        <draw:frame draw:style-name="gr6" draw:text-style-name="P8" draw:layer="layout" svg:width="0.422cm" svg:height="0.471cm" svg:x="14.707cm" svg:y="12.2cm">
          <draw:text-box>
            <text:p text:style-name="P7"><text:span text:style-name="T2">5</text:span></text:p>
          </draw:text-box>
        </draw:frame>
        <draw:frame draw:style-name="gr6" draw:text-style-name="P8" draw:layer="layout" svg:width="0.422cm" svg:height="0.471cm" svg:x="3.073cm" svg:y="12.712cm">
          <draw:text-box>
            <text:p text:style-name="P7"><text:span text:style-name="T2">6</text:span></text:p>
          </draw:text-box>
        </draw:frame>
        <draw:frame draw:style-name="gr6" draw:text-style-name="P8" draw:layer="layout" svg:width="0.422cm" svg:height="0.471cm" svg:x="8.89cm" svg:y="12.712cm">
          <draw:text-box>
            <text:p text:style-name="P7"><text:span text:style-name="T2">6</text:span></text:p>
          </draw:text-box>
        </draw:frame>
        <draw:frame draw:style-name="gr6" draw:text-style-name="P8" draw:layer="layout" svg:width="0.422cm" svg:height="0.471cm" svg:x="14.707cm" svg:y="12.712cm">
          <draw:text-box>
            <text:p text:style-name="P7"><text:span text:style-name="T2">6</text:span></text:p>
          </draw:text-box>
        </draw:frame>
        <draw:frame draw:style-name="gr6" draw:text-style-name="P8" draw:layer="layout" svg:width="0.422cm" svg:height="0.471cm" svg:x="3.073cm" svg:y="13.224cm">
          <draw:text-box>
            <text:p text:style-name="P7"><text:span text:style-name="T2">7</text:span></text:p>
          </draw:text-box>
        </draw:frame>
        <draw:frame draw:style-name="gr6" draw:text-style-name="P8" draw:layer="layout" svg:width="0.422cm" svg:height="0.471cm" svg:x="8.89cm" svg:y="13.224cm">
          <draw:text-box>
            <text:p text:style-name="P7"><text:span text:style-name="T2">7</text:span></text:p>
          </draw:text-box>
        </draw:frame>
        <draw:frame draw:style-name="gr6" draw:text-style-name="P8" draw:layer="layout" svg:width="0.422cm" svg:height="0.471cm" svg:x="14.707cm" svg:y="13.224cm">
          <draw:text-box>
            <text:p text:style-name="P7"><text:span text:style-name="T2">7</text:span></text:p>
          </draw:text-box>
        </draw:frame>
        <draw:frame draw:style-name="gr6" draw:text-style-name="P8" draw:layer="layout" svg:width="0.422cm" svg:height="0.471cm" svg:x="3.073cm" svg:y="13.737cm">
          <draw:text-box>
            <text:p text:style-name="P7"><text:span text:style-name="T2">8</text:span></text:p>
          </draw:text-box>
        </draw:frame>
        <draw:frame draw:style-name="gr6" draw:text-style-name="P8" draw:layer="layout" svg:width="0.422cm" svg:height="0.471cm" svg:x="8.89cm" svg:y="13.737cm">
          <draw:text-box>
            <text:p text:style-name="P7"><text:span text:style-name="T2">8</text:span></text:p>
          </draw:text-box>
        </draw:frame>
        <draw:frame draw:style-name="gr6" draw:text-style-name="P8" draw:layer="layout" svg:width="0.422cm" svg:height="0.471cm" svg:x="14.707cm" svg:y="13.737cm">
          <draw:text-box>
            <text:p text:style-name="P7"><text:span text:style-name="T2">8</text:span></text:p>
          </draw:text-box>
        </draw:frame>
        <draw:frame draw:style-name="gr6" draw:text-style-name="P8" draw:layer="layout" svg:width="0.422cm" svg:height="0.471cm" svg:x="3.073cm" svg:y="14.249cm">
          <draw:text-box>
            <text:p text:style-name="P7"><text:span text:style-name="T2">9</text:span></text:p>
          </draw:text-box>
        </draw:frame>
        <draw:frame draw:style-name="gr6" draw:text-style-name="P8" draw:layer="layout" svg:width="0.422cm" svg:height="0.471cm" svg:x="8.89cm" svg:y="14.249cm">
          <draw:text-box>
            <text:p text:style-name="P7"><text:span text:style-name="T2">9</text:span></text:p>
          </draw:text-box>
        </draw:frame>
        <draw:frame draw:style-name="gr6" draw:text-style-name="P8" draw:layer="layout" svg:width="0.422cm" svg:height="0.471cm" svg:x="14.707cm" svg:y="14.249cm">
          <draw:text-box>
            <text:p text:style-name="P7"><text:span text:style-name="T2">9</text:span></text:p>
          </draw:text-box>
        </draw:frame>
        <draw:frame draw:style-name="gr6" draw:text-style-name="P8" draw:layer="layout" svg:width="0.425cm" svg:height="0.471cm" svg:x="2.862cm" svg:y="14.761cm">
          <draw:text-box>
            <text:p text:style-name="P7"><text:span text:style-name="T2">10</text:span></text:p>
          </draw:text-box>
        </draw:frame>
        <draw:frame draw:style-name="gr6" draw:text-style-name="P8" draw:layer="layout" svg:width="0.425cm" svg:height="0.471cm" svg:x="8.678cm" svg:y="14.761cm">
          <draw:text-box>
            <text:p text:style-name="P7"><text:span text:style-name="T2">10</text:span></text:p>
          </draw:text-box>
        </draw:frame>
        <draw:frame draw:style-name="gr6" draw:text-style-name="P8" draw:layer="layout" svg:width="0.425cm" svg:height="0.471cm" svg:x="14.495cm" svg:y="14.761cm">
          <draw:text-box>
            <text:p text:style-name="P7"><text:span text:style-name="T2">10</text:span></text:p>
          </draw:text-box>
        </draw:frame>
        <draw:frame draw:style-name="gr6" draw:text-style-name="P8" draw:layer="layout" svg:width="0.425cm" svg:height="0.471cm" svg:x="2.862cm" svg:y="15.273cm">
          <draw:text-box>
            <text:p text:style-name="P7"><text:span text:style-name="T2">11</text:span></text:p>
          </draw:text-box>
        </draw:frame>
        <draw:frame draw:style-name="gr6" draw:text-style-name="P8" draw:layer="layout" svg:width="0.425cm" svg:height="0.471cm" svg:x="8.678cm" svg:y="15.273cm">
          <draw:text-box>
            <text:p text:style-name="P7"><text:span text:style-name="T2">11</text:span></text:p>
          </draw:text-box>
        </draw:frame>
        <draw:frame draw:style-name="gr6" draw:text-style-name="P8" draw:layer="layout" svg:width="0.425cm" svg:height="0.471cm" svg:x="14.495cm" svg:y="15.273cm">
          <draw:text-box>
            <text:p text:style-name="P7"><text:span text:style-name="T2">11</text:span></text:p>
          </draw:text-box>
        </draw:frame>
        <draw:frame draw:style-name="gr6" draw:text-style-name="P8" draw:layer="layout" svg:width="0.425cm" svg:height="0.471cm" svg:x="2.862cm" svg:y="15.786cm">
          <draw:text-box>
            <text:p text:style-name="P7"><text:span text:style-name="T2">12</text:span></text:p>
          </draw:text-box>
        </draw:frame>
        <draw:frame draw:style-name="gr6" draw:text-style-name="P8" draw:layer="layout" svg:width="0.425cm" svg:height="0.471cm" svg:x="8.678cm" svg:y="15.786cm">
          <draw:text-box>
            <text:p text:style-name="P7"><text:span text:style-name="T2">12</text:span></text:p>
          </draw:text-box>
        </draw:frame>
        <draw:frame draw:style-name="gr6" draw:text-style-name="P8" draw:layer="layout" svg:width="0.425cm" svg:height="0.471cm" svg:x="14.495cm" svg:y="15.786cm">
          <draw:text-box>
            <text:p text:style-name="P7"><text:span text:style-name="T2">12</text:span></text:p>
          </draw:text-box>
        </draw:frame>
        <draw:frame draw:style-name="gr6" draw:text-style-name="P8" draw:layer="layout" svg:width="0.425cm" svg:height="0.471cm" svg:x="2.862cm" svg:y="16.298cm">
          <draw:text-box>
            <text:p text:style-name="P7"><text:span text:style-name="T2">13</text:span></text:p>
          </draw:text-box>
        </draw:frame>
        <draw:frame draw:style-name="gr6" draw:text-style-name="P8" draw:layer="layout" svg:width="0.425cm" svg:height="0.471cm" svg:x="8.678cm" svg:y="16.298cm">
          <draw:text-box>
            <text:p text:style-name="P7"><text:span text:style-name="T2">13</text:span></text:p>
          </draw:text-box>
        </draw:frame>
        <draw:frame draw:style-name="gr6" draw:text-style-name="P8" draw:layer="layout" svg:width="0.425cm" svg:height="0.471cm" svg:x="14.495cm" svg:y="16.298cm">
          <draw:text-box>
            <text:p text:style-name="P7"><text:span text:style-name="T2">13</text:span></text:p>
          </draw:text-box>
        </draw:frame>
        <draw:frame draw:style-name="gr6" draw:text-style-name="P8" draw:layer="layout" svg:width="0.425cm" svg:height="0.471cm" svg:x="2.862cm" svg:y="16.81cm">
          <draw:text-box>
            <text:p text:style-name="P7"><text:span text:style-name="T2">14</text:span></text:p>
          </draw:text-box>
        </draw:frame>
        <draw:frame draw:style-name="gr6" draw:text-style-name="P8" draw:layer="layout" svg:width="0.425cm" svg:height="0.471cm" svg:x="8.678cm" svg:y="16.81cm">
          <draw:text-box>
            <text:p text:style-name="P7"><text:span text:style-name="T2">14</text:span></text:p>
          </draw:text-box>
        </draw:frame>
        <draw:frame draw:style-name="gr6" draw:text-style-name="P8" draw:layer="layout" svg:width="0.425cm" svg:height="0.471cm" svg:x="14.495cm" svg:y="16.81cm">
          <draw:text-box>
            <text:p text:style-name="P7"><text:span text:style-name="T2">14</text:span></text:p>
          </draw:text-box>
        </draw:frame>
        <draw:frame draw:style-name="gr6" draw:text-style-name="P8" draw:layer="layout" svg:width="0.425cm" svg:height="0.471cm" svg:x="2.862cm" svg:y="17.322cm">
          <draw:text-box>
            <text:p text:style-name="P7"><text:span text:style-name="T2">15</text:span></text:p>
          </draw:text-box>
        </draw:frame>
        <draw:frame draw:style-name="gr6" draw:text-style-name="P8" draw:layer="layout" svg:width="0.425cm" svg:height="0.471cm" svg:x="8.678cm" svg:y="17.322cm">
          <draw:text-box>
            <text:p text:style-name="P7"><text:span text:style-name="T2">15</text:span></text:p>
          </draw:text-box>
        </draw:frame>
        <draw:frame draw:style-name="gr6" draw:text-style-name="P8" draw:layer="layout" svg:width="0.425cm" svg:height="0.471cm" svg:x="14.495cm" svg:y="17.322cm">
          <draw:text-box>
            <text:p text:style-name="P7"><text:span text:style-name="T2">15</text:span></text:p>
          </draw:text-box>
        </draw:frame>
        <draw:frame draw:style-name="gr6" draw:text-style-name="P8" draw:layer="layout" svg:width="0.425cm" svg:height="0.471cm" svg:x="2.862cm" svg:y="17.835cm">
          <draw:text-box>
            <text:p text:style-name="P7"><text:span text:style-name="T2">16</text:span></text:p>
          </draw:text-box>
        </draw:frame>
        <draw:frame draw:style-name="gr6" draw:text-style-name="P8" draw:layer="layout" svg:width="0.425cm" svg:height="0.471cm" svg:x="8.678cm" svg:y="17.835cm">
          <draw:text-box>
            <text:p text:style-name="P7"><text:span text:style-name="T2">16</text:span></text:p>
          </draw:text-box>
        </draw:frame>
        <draw:frame draw:style-name="gr6" draw:text-style-name="P8" draw:layer="layout" svg:width="0.425cm" svg:height="0.471cm" svg:x="14.495cm" svg:y="17.835cm">
          <draw:text-box>
            <text:p text:style-name="P7"><text:span text:style-name="T2">16</text:span></text:p>
          </draw:text-box>
        </draw:frame>
        <draw:frame draw:style-name="gr6" draw:text-style-name="P8" draw:layer="layout" svg:width="0.425cm" svg:height="0.471cm" svg:x="2.862cm" svg:y="18.347cm">
          <draw:text-box>
            <text:p text:style-name="P7"><text:span text:style-name="T2">17</text:span></text:p>
          </draw:text-box>
        </draw:frame>
        <draw:frame draw:style-name="gr6" draw:text-style-name="P8" draw:layer="layout" svg:width="0.425cm" svg:height="0.471cm" svg:x="8.678cm" svg:y="18.347cm">
          <draw:text-box>
            <text:p text:style-name="P7"><text:span text:style-name="T2">17</text:span></text:p>
          </draw:text-box>
        </draw:frame>
        <draw:frame draw:style-name="gr6" draw:text-style-name="P8" draw:layer="layout" svg:width="0.425cm" svg:height="0.471cm" svg:x="14.495cm" svg:y="18.347cm">
          <draw:text-box>
            <text:p text:style-name="P7"><text:span text:style-name="T2">17</text:span></text:p>
          </draw:text-box>
        </draw:frame>
        <draw:frame draw:style-name="gr6" draw:text-style-name="P8" draw:layer="layout" svg:width="0.425cm" svg:height="0.471cm" svg:x="2.862cm" svg:y="18.859cm">
          <draw:text-box>
            <text:p text:style-name="P7"><text:span text:style-name="T2">18</text:span></text:p>
          </draw:text-box>
        </draw:frame>
        <draw:frame draw:style-name="gr6" draw:text-style-name="P8" draw:layer="layout" svg:width="0.425cm" svg:height="0.471cm" svg:x="8.678cm" svg:y="18.859cm">
          <draw:text-box>
            <text:p text:style-name="P7"><text:span text:style-name="T2">18</text:span></text:p>
          </draw:text-box>
        </draw:frame>
        <draw:frame draw:style-name="gr6" draw:text-style-name="P8" draw:layer="layout" svg:width="0.425cm" svg:height="0.471cm" svg:x="14.495cm" svg:y="18.859cm">
          <draw:text-box>
            <text:p text:style-name="P7"><text:span text:style-name="T2">18</text:span></text:p>
          </draw:text-box>
        </draw:frame>
        <draw:frame draw:style-name="gr6" draw:text-style-name="P8" draw:layer="layout" svg:width="0.425cm" svg:height="0.471cm" svg:x="2.862cm" svg:y="19.371cm">
          <draw:text-box>
            <text:p text:style-name="P7"><text:span text:style-name="T2">19</text:span></text:p>
          </draw:text-box>
        </draw:frame>
        <draw:frame draw:style-name="gr6" draw:text-style-name="P8" draw:layer="layout" svg:width="0.425cm" svg:height="0.471cm" svg:x="8.678cm" svg:y="19.371cm">
          <draw:text-box>
            <text:p text:style-name="P7"><text:span text:style-name="T2">19</text:span></text:p>
          </draw:text-box>
        </draw:frame>
        <draw:frame draw:style-name="gr6" draw:text-style-name="P8" draw:layer="layout" svg:width="0.425cm" svg:height="0.471cm" svg:x="14.495cm" svg:y="19.371cm">
          <draw:text-box>
            <text:p text:style-name="P7"><text:span text:style-name="T2">19</text:span></text:p>
          </draw:text-box>
        </draw:frame>
        <draw:frame draw:style-name="gr6" draw:text-style-name="P8" draw:layer="layout" svg:width="0.425cm" svg:height="0.471cm" svg:x="2.862cm" svg:y="19.884cm">
          <draw:text-box>
            <text:p text:style-name="P7"><text:span text:style-name="T2">20</text:span></text:p>
          </draw:text-box>
        </draw:frame>
        <draw:frame draw:style-name="gr6" draw:text-style-name="P8" draw:layer="layout" svg:width="0.425cm" svg:height="0.471cm" svg:x="8.678cm" svg:y="19.884cm">
          <draw:text-box>
            <text:p text:style-name="P7"><text:span text:style-name="T2">20</text:span></text:p>
          </draw:text-box>
        </draw:frame>
        <draw:frame draw:style-name="gr6" draw:text-style-name="P8" draw:layer="layout" svg:width="0.425cm" svg:height="0.471cm" svg:x="14.495cm" svg:y="19.884cm">
          <draw:text-box>
            <text:p text:style-name="P7"><text:span text:style-name="T2">20</text:span></text:p>
          </draw:text-box>
        </draw:frame>
        <draw:frame draw:style-name="gr6" draw:text-style-name="P8" draw:layer="layout" svg:width="0.425cm" svg:height="0.471cm" svg:x="2.862cm" svg:y="20.396cm">
          <draw:text-box>
            <text:p text:style-name="P7"><text:span text:style-name="T2">21</text:span></text:p>
          </draw:text-box>
        </draw:frame>
        <draw:frame draw:style-name="gr6" draw:text-style-name="P8" draw:layer="layout" svg:width="0.425cm" svg:height="0.471cm" svg:x="8.678cm" svg:y="20.396cm">
          <draw:text-box>
            <text:p text:style-name="P7"><text:span text:style-name="T2">21</text:span></text:p>
          </draw:text-box>
        </draw:frame>
        <draw:frame draw:style-name="gr6" draw:text-style-name="P8" draw:layer="layout" svg:width="0.425cm" svg:height="0.471cm" svg:x="14.495cm" svg:y="20.396cm">
          <draw:text-box>
            <text:p text:style-name="P7"><text:span text:style-name="T2">21</text:span></text:p>
          </draw:text-box>
        </draw:frame>
        <draw:frame draw:style-name="gr6" draw:text-style-name="P8" draw:layer="layout" svg:width="0.425cm" svg:height="0.471cm" svg:x="2.862cm" svg:y="20.908cm">
          <draw:text-box>
            <text:p text:style-name="P7"><text:span text:style-name="T2">22</text:span></text:p>
          </draw:text-box>
        </draw:frame>
        <draw:frame draw:style-name="gr6" draw:text-style-name="P8" draw:layer="layout" svg:width="0.425cm" svg:height="0.471cm" svg:x="8.678cm" svg:y="20.908cm">
          <draw:text-box>
            <text:p text:style-name="P7"><text:span text:style-name="T2">22</text:span></text:p>
          </draw:text-box>
        </draw:frame>
        <draw:frame draw:style-name="gr6" draw:text-style-name="P8" draw:layer="layout" svg:width="0.425cm" svg:height="0.471cm" svg:x="14.495cm" svg:y="20.908cm">
          <draw:text-box>
            <text:p text:style-name="P7"><text:span text:style-name="T2">22</text:span></text:p>
          </draw:text-box>
        </draw:frame>
        <draw:frame draw:style-name="gr6" draw:text-style-name="P8" draw:layer="layout" svg:width="0.425cm" svg:height="0.471cm" svg:x="2.862cm" svg:y="21.42cm">
          <draw:text-box>
            <text:p text:style-name="P7"><text:span text:style-name="T2">23</text:span></text:p>
          </draw:text-box>
        </draw:frame>
        <draw:frame draw:style-name="gr6" draw:text-style-name="P8" draw:layer="layout" svg:width="0.425cm" svg:height="0.471cm" svg:x="8.678cm" svg:y="21.42cm">
          <draw:text-box>
            <text:p text:style-name="P7"><text:span text:style-name="T2">23</text:span></text:p>
          </draw:text-box>
        </draw:frame>
        <draw:frame draw:style-name="gr6" draw:text-style-name="P8" draw:layer="layout" svg:width="0.425cm" svg:height="0.471cm" svg:x="14.495cm" svg:y="21.42cm">
          <draw:text-box>
            <text:p text:style-name="P7"><text:span text:style-name="T2">23</text:span></text:p>
          </draw:text-box>
        </draw:frame>
        <draw:frame draw:style-name="gr6" draw:text-style-name="P8" draw:layer="layout" svg:width="0.425cm" svg:height="0.471cm" svg:x="2.862cm" svg:y="21.932cm">
          <draw:text-box>
            <text:p text:style-name="P7"><text:span text:style-name="T2">24</text:span></text:p>
          </draw:text-box>
        </draw:frame>
        <draw:frame draw:style-name="gr6" draw:text-style-name="P8" draw:layer="layout" svg:width="0.425cm" svg:height="0.471cm" svg:x="8.678cm" svg:y="21.932cm">
          <draw:text-box>
            <text:p text:style-name="P7"><text:span text:style-name="T2">24</text:span></text:p>
          </draw:text-box>
        </draw:frame>
        <draw:frame draw:style-name="gr6" draw:text-style-name="P8" draw:layer="layout" svg:width="0.425cm" svg:height="0.471cm" svg:x="14.495cm" svg:y="21.932cm">
          <draw:text-box>
            <text:p text:style-name="P7"><text:span text:style-name="T2">24</text:span></text:p>
          </draw:text-box>
        </draw:frame>
        <draw:frame draw:style-name="gr6" draw:text-style-name="P8" draw:layer="layout" svg:width="0.425cm" svg:height="0.471cm" svg:x="2.862cm" svg:y="22.445cm">
          <draw:text-box>
            <text:p text:style-name="P7"><text:span text:style-name="T2">25</text:span></text:p>
          </draw:text-box>
        </draw:frame>
        <draw:frame draw:style-name="gr6" draw:text-style-name="P8" draw:layer="layout" svg:width="0.425cm" svg:height="0.471cm" svg:x="8.678cm" svg:y="22.445cm">
          <draw:text-box>
            <text:p text:style-name="P7"><text:span text:style-name="T2">25</text:span></text:p>
          </draw:text-box>
        </draw:frame>
        <draw:frame draw:style-name="gr6" draw:text-style-name="P8" draw:layer="layout" svg:width="0.425cm" svg:height="0.471cm" svg:x="14.495cm" svg:y="22.445cm">
          <draw:text-box>
            <text:p text:style-name="P7"><text:span text:style-name="T2">25</text:span></text:p>
          </draw:text-box>
        </draw:frame>
        <draw:frame draw:style-name="gr6" draw:text-style-name="P8" draw:layer="layout" svg:width="0.425cm" svg:height="0.471cm" svg:x="2.862cm" svg:y="22.957cm">
          <draw:text-box>
            <text:p text:style-name="P7"><text:span text:style-name="T2">26</text:span></text:p>
          </draw:text-box>
        </draw:frame>
        <draw:frame draw:style-name="gr6" draw:text-style-name="P8" draw:layer="layout" svg:width="0.425cm" svg:height="0.471cm" svg:x="8.678cm" svg:y="22.957cm">
          <draw:text-box>
            <text:p text:style-name="P7"><text:span text:style-name="T2">26</text:span></text:p>
          </draw:text-box>
        </draw:frame>
        <draw:frame draw:style-name="gr6" draw:text-style-name="P8" draw:layer="layout" svg:width="0.425cm" svg:height="0.471cm" svg:x="14.495cm" svg:y="22.957cm">
          <draw:text-box>
            <text:p text:style-name="P7"><text:span text:style-name="T2">26</text:span></text:p>
          </draw:text-box>
        </draw:frame>
        <draw:frame draw:style-name="gr6" draw:text-style-name="P8" draw:layer="layout" svg:width="0.425cm" svg:height="0.471cm" svg:x="2.862cm" svg:y="23.469cm">
          <draw:text-box>
            <text:p text:style-name="P7"><text:span text:style-name="T2">27</text:span></text:p>
          </draw:text-box>
        </draw:frame>
        <draw:frame draw:style-name="gr6" draw:text-style-name="P8" draw:layer="layout" svg:width="0.425cm" svg:height="0.471cm" svg:x="8.678cm" svg:y="23.469cm">
          <draw:text-box>
            <text:p text:style-name="P7"><text:span text:style-name="T2">27</text:span></text:p>
          </draw:text-box>
        </draw:frame>
        <draw:frame draw:style-name="gr6" draw:text-style-name="P8" draw:layer="layout" svg:width="0.425cm" svg:height="0.471cm" svg:x="14.495cm" svg:y="23.469cm">
          <draw:text-box>
            <text:p text:style-name="P7"><text:span text:style-name="T2">27</text:span></text:p>
          </draw:text-box>
        </draw:frame>
        <draw:frame draw:style-name="gr6" draw:text-style-name="P8" draw:layer="layout" svg:width="0.425cm" svg:height="0.471cm" svg:x="2.862cm" svg:y="23.981cm">
          <draw:text-box>
            <text:p text:style-name="P7"><text:span text:style-name="T2">28</text:span></text:p>
          </draw:text-box>
        </draw:frame>
        <draw:frame draw:style-name="gr6" draw:text-style-name="P8" draw:layer="layout" svg:width="0.425cm" svg:height="0.471cm" svg:x="8.678cm" svg:y="23.981cm">
          <draw:text-box>
            <text:p text:style-name="P7"><text:span text:style-name="T2">28</text:span></text:p>
          </draw:text-box>
        </draw:frame>
        <draw:frame draw:style-name="gr6" draw:text-style-name="P8" draw:layer="layout" svg:width="0.425cm" svg:height="0.471cm" svg:x="14.495cm" svg:y="23.981cm">
          <draw:text-box>
            <text:p text:style-name="P7"><text:span text:style-name="T2">28</text:span></text:p>
          </draw:text-box>
        </draw:frame>
        <draw:frame draw:style-name="gr6" draw:text-style-name="P8" draw:layer="layout" svg:width="0.425cm" svg:height="0.471cm" svg:x="2.862cm" svg:y="24.494cm">
          <draw:text-box>
            <text:p text:style-name="P7"><text:span text:style-name="T2">29</text:span></text:p>
          </draw:text-box>
        </draw:frame>
        <draw:frame draw:style-name="gr6" draw:text-style-name="P8" draw:layer="layout" svg:width="0.425cm" svg:height="0.471cm" svg:x="8.678cm" svg:y="24.494cm">
          <draw:text-box>
            <text:p text:style-name="P7"><text:span text:style-name="T2">29</text:span></text:p>
          </draw:text-box>
        </draw:frame>
        <draw:frame draw:style-name="gr6" draw:text-style-name="P8" draw:layer="layout" svg:width="0.425cm" svg:height="0.471cm" svg:x="14.495cm" svg:y="24.494cm">
          <draw:text-box>
            <text:p text:style-name="P7"><text:span text:style-name="T2">29</text:span></text:p>
          </draw:text-box>
        </draw:frame>
        <draw:frame draw:style-name="gr6" draw:text-style-name="P8" draw:layer="layout" svg:width="0.425cm" svg:height="0.471cm" svg:x="2.862cm" svg:y="25.006cm">
          <draw:text-box>
            <text:p text:style-name="P7"><text:span text:style-name="T2">30</text:span></text:p>
          </draw:text-box>
        </draw:frame>
        <draw:frame draw:style-name="gr6" draw:text-style-name="P8" draw:layer="layout" svg:width="0.425cm" svg:height="0.471cm" svg:x="8.678cm" svg:y="25.006cm">
          <draw:text-box>
            <text:p text:style-name="P7"><text:span text:style-name="T2">30</text:span></text:p>
          </draw:text-box>
        </draw:frame>
        <draw:frame draw:style-name="gr6" draw:text-style-name="P8" draw:layer="layout" svg:width="0.425cm" svg:height="0.471cm" svg:x="14.495cm" svg:y="25.006cm">
          <draw:text-box>
            <text:p text:style-name="P7"><text:span text:style-name="T2">30</text:span></text:p>
          </draw:text-box>
        </draw:frame>
        <draw:frame draw:style-name="gr8" draw:text-style-name="P10" draw:layer="layout" svg:width="4.718cm" svg:height="0.433cm" svg:x="10.122cm" svg:y="26.454cm">
          <draw:text-box>
            <text:p text:style-name="P7"><text:span text:style-name="T6"><text:s text:c="8"/></text:span><text:span text:style-name="T6">puncte la Limba Română</text:span></text:p>
          </draw:text-box>
        </draw:frame>
        <draw:frame draw:style-name="gr8" draw:text-style-name="P10" draw:layer="layout" svg:width="3.304cm" svg:height="0.433cm" svg:x="10.122cm" svg:y="27.093cm">
          <draw:text-box>
            <text:p text:style-name="P7"><text:span text:style-name="T6"><text:s text:c="8"/></text:span><text:span text:style-name="T6">puncte la Istorie</text:span></text:p>
          </draw:text-box>
        </draw:frame>
        <draw:frame draw:style-name="gr8" draw:text-style-name="P10" draw:layer="layout" svg:width="2.301cm" svg:height="0.433cm" svg:x="10.219cm" svg:y="27.682cm">
          <draw:text-box>
            <text:p text:style-name="P7"><text:span text:style-name="T6"><text:s text:c="7"/></text:span><text:span text:style-name="T6">puncte la <text:s/></text:span></text:p>
          </draw:text-box>
        </draw:frame>
        <draw:frame draw:style-name="gr9" draw:text-style-name="P11" draw:layer="layout" svg:width="2.288cm" svg:height="0.39cm" svg:x="12.514cm" svg:y="27.716cm">
          <draw:text-box>
            <text:p text:style-name="P7"><text:span text:style-name="T7">Limba Franceză</text:span></text:p>
          </draw:text-box>
        </draw:frame>
        <draw:frame draw:style-name="gr6" draw:text-style-name="P8" draw:layer="layout" svg:width="3.346cm" svg:height="0.471cm" svg:x="4.945cm" svg:y="28.219cm">
          <draw:text-box>
            <text:p text:style-name="P7"><text:span text:style-name="T3">Semnătură candidat</text:span></text:p>
          </draw:text-box>
        </draw:frame>
        <draw:frame draw:style-name="gr8" draw:text-style-name="P10" draw:layer="layout" svg:width="12.304cm" svg:height="0.433cm" svg:x="4.36cm" svg:y="1.478cm">
          <draw:text-box>
            <text:p text:style-name="P7"><text:span text:style-name="T8">Concurs de admitere la Academia de Poliţie "Alexandru Ioan Cuza" 2021</text:span></text:p>
          </draw:text-box>
        </draw:frame>
        <draw:frame draw:style-name="gr7" draw:text-style-name="P9" draw:layer="layout" svg:width="10.475cm" svg:height="0.547cm" svg:x="5.275cm" svg:y="0.846cm">
          <draw:text-box>
            <text:p text:style-name="P7"><text:span text:style-name="T5">GRILĂ DE CORECTURĂ - Facultatea de Poliţie</text:span></text:p>
          </draw:text-box>
        </draw:frame>
        <draw:polygon draw:style-name="gr2" draw:text-style-name="P2" draw:layer="layout" svg:width="1.27cm" svg:height="0.034cm" svg:x="2.103cm" svg:y="0.774cm" svg:viewBox="0 0 1271 35" draw:points="0,35 1271,35 1271,0 0,0">
          <text:p/>
        </draw:polygon>
        <draw:polygon draw:style-name="gr2" draw:text-style-name="P2" draw:layer="layout" svg:width="1.27cm" svg:height="0.034cm" svg:x="2.103cm" svg:y="1.951cm" svg:viewBox="0 0 1271 35" draw:points="0,35 1271,35 1271,0 0,0">
          <text:p/>
        </draw:polygon>
        <draw:polygon draw:style-name="gr2" draw:text-style-name="P2" draw:layer="layout" svg:width="0.101cm" svg:height="0.034cm" svg:x="2.036cm" svg:y="2.256cm" svg:viewBox="0 0 102 35" draw:points="0,35 102,35 102,0 0,0">
          <text:p/>
        </draw:polygon>
        <draw:polygon draw:style-name="gr2" draw:text-style-name="P2" draw:layer="layout" svg:width="0.034cm" svg:height="0.033cm" svg:x="2.103cm" svg:y="2.324cm" svg:viewBox="0 0 35 34" draw:points="0,34 35,34 35,0 0,0">
          <text:p/>
        </draw:polygon>
        <draw:polygon draw:style-name="gr2" draw:text-style-name="P2" draw:layer="layout" svg:width="0.034cm" svg:height="0.033cm" svg:x="10.003cm" svg:y="2.324cm" svg:viewBox="0 0 35 34" draw:points="0,34 35,34 35,0 0,0">
          <text:p/>
        </draw:polygon>
        <draw:polygon draw:style-name="gr2" draw:text-style-name="P2" draw:layer="layout" svg:width="7.967cm" svg:height="0.034cm" svg:x="2.137cm" svg:y="2.256cm" svg:viewBox="0 0 7968 35" draw:points="0,35 7968,35 7968,0 0,0">
          <text:p/>
        </draw:polygon>
        <draw:polygon draw:style-name="gr2" draw:text-style-name="P2" draw:layer="layout" svg:width="7.866cm" svg:height="0.033cm" svg:x="2.137cm" svg:y="2.324cm" svg:viewBox="0 0 7867 34" draw:points="0,34 7867,34 7867,0 0,0">
          <text:p/>
        </draw:polygon>
        <draw:polygon draw:style-name="gr2" draw:text-style-name="P2" draw:layer="layout" svg:width="0.101cm" svg:height="0.034cm" svg:x="10.638cm" svg:y="2.256cm" svg:viewBox="0 0 102 35" draw:points="0,35 102,35 102,0 0,0">
          <text:p/>
        </draw:polygon>
        <draw:polygon draw:style-name="gr2" draw:text-style-name="P2" draw:layer="layout" svg:width="0.033cm" svg:height="0.033cm" svg:x="10.706cm" svg:y="2.324cm" svg:viewBox="0 0 34 34" draw:points="0,34 34,34 34,0 0,0">
          <text:p/>
        </draw:polygon>
        <draw:polygon draw:style-name="gr2" draw:text-style-name="P2" draw:layer="layout" svg:width="0.033cm" svg:height="1.211cm" svg:x="2.07cm" svg:y="0.774cm" svg:viewBox="0 0 34 1212" draw:points="0,1212 34,1212 34,0 0,0">
          <text:p/>
        </draw:polygon>
        <draw:polygon draw:style-name="gr2" draw:text-style-name="P2" draw:layer="layout" svg:width="7.866cm" svg:height="0.034cm" svg:x="2.137cm" svg:y="2.827cm" svg:viewBox="0 0 7867 35" draw:points="0,35 7867,35 7867,0 0,0">
          <text:p/>
        </draw:polygon>
        <draw:polygon draw:style-name="gr2" draw:text-style-name="P2" draw:layer="layout" svg:width="0.034cm" svg:height="1.177cm" svg:x="18.884cm" svg:y="0.808cm" svg:viewBox="0 0 35 1178" draw:points="0,1178 35,1178 35,0 0,0">
          <text:p/>
        </draw:polygon>
        <draw:polygon draw:style-name="gr2" draw:text-style-name="P2" draw:layer="layout" svg:width="0.034cm" svg:height="0.101cm" svg:x="10.638cm" svg:y="2.256cm" svg:viewBox="0 0 35 102" draw:points="0,102 35,102 35,0 0,0">
          <text:p/>
        </draw:polygon>
        <draw:polygon draw:style-name="gr2" draw:text-style-name="P2" draw:layer="layout" svg:width="0.033cm" svg:height="0.033cm" svg:x="10.706cm" svg:y="2.324cm" svg:viewBox="0 0 34 34" draw:points="0,34 34,34 34,0 0,0">
          <text:p/>
        </draw:polygon>
        <draw:polygon draw:style-name="gr2" draw:text-style-name="P2" draw:layer="layout" svg:width="7.866cm" svg:height="0.034cm" svg:x="2.137cm" svg:y="3.365cm" svg:viewBox="0 0 7867 35" draw:points="0,35 7867,35 7867,0 0,0">
          <text:p/>
        </draw:polygon>
        <draw:polygon draw:style-name="gr2" draw:text-style-name="P2" draw:layer="layout" svg:width="0.033cm" svg:height="0.034cm" svg:x="10.706cm" svg:y="3.331cm" svg:viewBox="0 0 34 35" draw:points="0,35 34,35 34,0 0,0">
          <text:p/>
        </draw:polygon>
        <draw:polygon draw:style-name="gr2" draw:text-style-name="P2" draw:layer="layout" svg:width="0.101cm" svg:height="0.034cm" svg:x="10.638cm" svg:y="3.399cm" svg:viewBox="0 0 102 35" draw:points="0,35 102,35 102,0 0,0">
          <text:p/>
        </draw:polygon>
        <draw:polygon draw:style-name="gr2" draw:text-style-name="P2" draw:layer="layout" svg:width="0.033cm" svg:height="0.033cm" svg:x="18.851cm" svg:y="2.324cm" svg:viewBox="0 0 34 34" draw:points="0,34 34,34 34,0 0,0">
          <text:p/>
        </draw:polygon>
        <draw:polygon draw:style-name="gr2" draw:text-style-name="P2" draw:layer="layout" svg:width="0.034cm" svg:height="0.101cm" svg:x="18.918cm" svg:y="2.256cm" svg:viewBox="0 0 35 102" draw:points="0,102 35,102 35,0 0,0">
          <text:p/>
        </draw:polygon>
        <draw:polygon draw:style-name="gr2" draw:text-style-name="P2" draw:layer="layout" svg:width="0.033cm" svg:height="1.177cm" svg:x="3.34cm" svg:y="0.808cm" svg:viewBox="0 0 34 1178" draw:points="0,1178 34,1178 34,0 0,0">
          <text:p/>
        </draw:polygon>
        <draw:polygon draw:style-name="gr2" draw:text-style-name="P2" draw:layer="layout" svg:width="0.034cm" svg:height="0.101cm" svg:x="2.036cm" svg:y="2.256cm" svg:viewBox="0 0 35 102" draw:points="0,102 35,102 35,0 0,0">
          <text:p/>
        </draw:polygon>
        <draw:polygon draw:style-name="gr2" draw:text-style-name="P2" draw:layer="layout" svg:width="0.034cm" svg:height="0.033cm" svg:x="2.103cm" svg:y="2.324cm" svg:viewBox="0 0 35 34" draw:points="0,34 35,34 35,0 0,0">
          <text:p/>
        </draw:polygon>
        <draw:polygon draw:style-name="gr2" draw:text-style-name="P2" draw:layer="layout" svg:width="0.034cm" svg:height="0.034cm" svg:x="2.103cm" svg:y="4.406cm" svg:viewBox="0 0 35 35" draw:points="0,35 35,35 35,0 0,0">
          <text:p/>
        </draw:polygon>
        <draw:polygon draw:style-name="gr2" draw:text-style-name="P2" draw:layer="layout" svg:width="0.101cm" svg:height="0.034cm" svg:x="2.036cm" svg:y="4.474cm" svg:viewBox="0 0 102 35" draw:points="0,35 102,35 102,0 0,0">
          <text:p/>
        </draw:polygon>
        <draw:polygon draw:style-name="gr2" draw:text-style-name="P2" draw:layer="layout" svg:width="0.034cm" svg:height="0.033cm" svg:x="10.003cm" svg:y="2.324cm" svg:viewBox="0 0 35 34" draw:points="0,34 35,34 35,0 0,0">
          <text:p/>
        </draw:polygon>
        <draw:polygon draw:style-name="gr2" draw:text-style-name="P2" draw:layer="layout" svg:width="0.033cm" svg:height="0.101cm" svg:x="10.071cm" svg:y="2.256cm" svg:viewBox="0 0 34 102" draw:points="0,102 34,102 34,0 0,0">
          <text:p/>
        </draw:polygon>
        <draw:polygon draw:style-name="gr2" draw:text-style-name="P2" draw:layer="layout" svg:width="0.034cm" svg:height="0.034cm" svg:x="2.103cm" svg:y="4.406cm" svg:viewBox="0 0 35 35" draw:points="0,35 35,35 35,0 0,0">
          <text:p/>
        </draw:polygon>
        <draw:polygon draw:style-name="gr2" draw:text-style-name="P2" draw:layer="layout" svg:width="0.034cm" svg:height="0.102cm" svg:x="2.036cm" svg:y="4.406cm" svg:viewBox="0 0 35 103" draw:points="0,103 35,103 35,0 0,0">
          <text:p/>
        </draw:polygon>
        <draw:polygon draw:style-name="gr2" draw:text-style-name="P2" draw:layer="layout" svg:width="0.101cm" svg:height="0.034cm" svg:x="2.036cm" svg:y="4.711cm" svg:viewBox="0 0 102 35" draw:points="0,35 102,35 102,0 0,0">
          <text:p/>
        </draw:polygon>
        <draw:polygon draw:style-name="gr2" draw:text-style-name="P2" draw:layer="layout" svg:width="0.034cm" svg:height="0.034cm" svg:x="2.103cm" svg:y="4.779cm" svg:viewBox="0 0 35 35" draw:points="0,35 35,35 35,0 0,0">
          <text:p/>
        </draw:polygon>
        <draw:polygon draw:style-name="gr2" draw:text-style-name="P2" draw:layer="layout" svg:width="0.034cm" svg:height="0.034cm" svg:x="2.671cm" svg:y="4.779cm" svg:viewBox="0 0 35 35" draw:points="0,35 35,35 35,0 0,0">
          <text:p/>
        </draw:polygon>
        <draw:polygon draw:style-name="gr2" draw:text-style-name="P2" draw:layer="layout" svg:width="0.534cm" svg:height="0.034cm" svg:x="2.137cm" svg:y="4.711cm" svg:viewBox="0 0 535 35" draw:points="0,35 535,35 535,0 0,0">
          <text:p/>
        </draw:polygon>
        <draw:polygon draw:style-name="gr2" draw:text-style-name="P2" draw:layer="layout" svg:width="0.534cm" svg:height="0.034cm" svg:x="2.137cm" svg:y="4.779cm" svg:viewBox="0 0 535 35" draw:points="0,35 535,35 535,0 0,0">
          <text:p/>
        </draw:polygon>
        <draw:polygon draw:style-name="gr2" draw:text-style-name="P2" draw:layer="layout" svg:width="0.101cm" svg:height="0.034cm" svg:x="2.671cm" svg:y="4.711cm" svg:viewBox="0 0 102 35" draw:points="0,35 102,35 102,0 0,0">
          <text:p/>
        </draw:polygon>
        <draw:polygon draw:style-name="gr2" draw:text-style-name="P2" draw:layer="layout" svg:width="0.034cm" svg:height="0.034cm" svg:x="2.738cm" svg:y="4.779cm" svg:viewBox="0 0 35 35" draw:points="0,35 35,35 35,0 0,0">
          <text:p/>
        </draw:polygon>
        <draw:polygon draw:style-name="gr2" draw:text-style-name="P2" draw:layer="layout" svg:width="0.034cm" svg:height="0.034cm" svg:x="10.883cm" svg:y="4.779cm" svg:viewBox="0 0 35 35" draw:points="0,35 35,35 35,0 0,0">
          <text:p/>
        </draw:polygon>
        <draw:polygon draw:style-name="gr2" draw:text-style-name="P2" draw:layer="layout" svg:width="8.111cm" svg:height="0.034cm" svg:x="2.772cm" svg:y="4.711cm" svg:viewBox="0 0 8112 35" draw:points="0,35 8112,35 8112,0 0,0">
          <text:p/>
        </draw:polygon>
        <draw:polygon draw:style-name="gr2" draw:text-style-name="P2" draw:layer="layout" svg:width="8.111cm" svg:height="0.034cm" svg:x="2.772cm" svg:y="4.779cm" svg:viewBox="0 0 8112 35" draw:points="0,35 8112,35 8112,0 0,0">
          <text:p/>
        </draw:polygon>
        <draw:polygon draw:style-name="gr2" draw:text-style-name="P2" draw:layer="layout" svg:width="0.102cm" svg:height="0.034cm" svg:x="10.883cm" svg:y="4.711cm" svg:viewBox="0 0 103 35" draw:points="0,35 103,35 103,0 0,0">
          <text:p/>
        </draw:polygon>
        <draw:polygon draw:style-name="gr2" draw:text-style-name="P2" draw:layer="layout" svg:width="0.034cm" svg:height="0.034cm" svg:x="10.951cm" svg:y="4.779cm" svg:viewBox="0 0 35 35" draw:points="0,35 35,35 35,0 0,0">
          <text:p/>
        </draw:polygon>
        <draw:polygon draw:style-name="gr2" draw:text-style-name="P2" draw:layer="layout" svg:width="0.034cm" svg:height="0.102cm" svg:x="18.918cm" svg:y="3.331cm" svg:viewBox="0 0 35 103" draw:points="0,103 35,103 35,0 0,0">
          <text:p/>
        </draw:polygon>
        <draw:polygon draw:style-name="gr2" draw:text-style-name="P2" draw:layer="layout" svg:width="0.033cm" svg:height="0.034cm" svg:x="18.851cm" svg:y="3.331cm" svg:viewBox="0 0 34 35" draw:points="0,35 34,35 34,0 0,0">
          <text:p/>
        </draw:polygon>
        <draw:polygon draw:style-name="gr2" draw:text-style-name="P2" draw:layer="layout" svg:width="0.034cm" svg:height="2.049cm" svg:x="2.036cm" svg:y="2.357cm" svg:viewBox="0 0 35 2050" draw:points="0,2050 35,2050 35,0 0,0">
          <text:p/>
        </draw:polygon>
        <draw:polygon draw:style-name="gr2" draw:text-style-name="P2" draw:layer="layout" svg:width="0.034cm" svg:height="2.049cm" svg:x="2.103cm" svg:y="2.357cm" svg:viewBox="0 0 35 2050" draw:points="0,2050 35,2050 35,0 0,0">
          <text:p/>
        </draw:polygon>
        <draw:polygon draw:style-name="gr2" draw:text-style-name="P2" draw:layer="layout" svg:width="0.034cm" svg:height="0.102cm" svg:x="2.036cm" svg:y="4.711cm" svg:viewBox="0 0 35 103" draw:points="0,103 35,103 35,0 0,0">
          <text:p/>
        </draw:polygon>
        <draw:polygon draw:style-name="gr2" draw:text-style-name="P2" draw:layer="layout" svg:width="0.034cm" svg:height="0.034cm" svg:x="2.103cm" svg:y="4.779cm" svg:viewBox="0 0 35 35" draw:points="0,35 35,35 35,0 0,0">
          <text:p/>
        </draw:polygon>
        <draw:polygon draw:style-name="gr2" draw:text-style-name="P2" draw:layer="layout" svg:width="0.034cm" svg:height="0.034cm" svg:x="2.103cm" svg:y="5.249cm" svg:viewBox="0 0 35 35" draw:points="0,35 35,35 35,0 0,0">
          <text:p/>
        </draw:polygon>
        <draw:polygon draw:style-name="gr2" draw:text-style-name="P2" draw:layer="layout" svg:width="0.034cm" svg:height="0.034cm" svg:x="2.103cm" svg:y="5.249cm" svg:viewBox="0 0 35 35" draw:points="0,35 35,35 35,0 0,0">
          <text:p/>
        </draw:polygon>
        <draw:polygon draw:style-name="gr2" draw:text-style-name="P2" draw:layer="layout" svg:width="0.034cm" svg:height="0.033cm" svg:x="2.103cm" svg:y="5.317cm" svg:viewBox="0 0 35 34" draw:points="0,34 35,34 35,0 0,0">
          <text:p/>
        </draw:polygon>
        <draw:polygon draw:style-name="gr2" draw:text-style-name="P2" draw:layer="layout" svg:width="0.034cm" svg:height="0.033cm" svg:x="2.671cm" svg:y="5.317cm" svg:viewBox="0 0 35 34" draw:points="0,34 35,34 35,0 0,0">
          <text:p/>
        </draw:polygon>
        <draw:polygon draw:style-name="gr2" draw:text-style-name="P2" draw:layer="layout" svg:width="0.034cm" svg:height="0.034cm" svg:x="2.671cm" svg:y="5.249cm" svg:viewBox="0 0 35 35" draw:points="0,35 35,35 35,0 0,0">
          <text:p/>
        </draw:polygon>
        <draw:polygon draw:style-name="gr2" draw:text-style-name="P2" draw:layer="layout" svg:width="0.034cm" svg:height="0.034cm" svg:x="2.671cm" svg:y="4.779cm" svg:viewBox="0 0 35 35" draw:points="0,35 35,35 35,0 0,0">
          <text:p/>
        </draw:polygon>
        <draw:polygon draw:style-name="gr2" draw:text-style-name="P2" draw:layer="layout" svg:width="0.034cm" svg:height="0.034cm" svg:x="2.738cm" svg:y="4.779cm" svg:viewBox="0 0 35 35" draw:points="0,35 35,35 35,0 0,0">
          <text:p/>
        </draw:polygon>
        <draw:polygon draw:style-name="gr2" draw:text-style-name="P2" draw:layer="layout" svg:width="0.034cm" svg:height="0.034cm" svg:x="2.738cm" svg:y="5.249cm" svg:viewBox="0 0 35 35" draw:points="0,35 35,35 35,0 0,0">
          <text:p/>
        </draw:polygon>
        <draw:polygon draw:style-name="gr2" draw:text-style-name="P2" draw:layer="layout" svg:width="0.568cm" svg:height="0.034cm" svg:x="2.137cm" svg:y="5.249cm" svg:viewBox="0 0 569 35" draw:points="0,35 569,35 569,0 0,0">
          <text:p/>
        </draw:polygon>
        <draw:polygon draw:style-name="gr2" draw:text-style-name="P2" draw:layer="layout" svg:width="0.534cm" svg:height="0.033cm" svg:x="2.137cm" svg:y="5.317cm" svg:viewBox="0 0 535 34" draw:points="0,34 535,34 535,0 0,0">
          <text:p/>
        </draw:polygon>
        <draw:polygon draw:style-name="gr2" draw:text-style-name="P2" draw:layer="layout" svg:width="0.034cm" svg:height="0.034cm" svg:x="2.738cm" svg:y="5.249cm" svg:viewBox="0 0 35 35" draw:points="0,35 35,35 35,0 0,0">
          <text:p/>
        </draw:polygon>
        <draw:polygon draw:style-name="gr2" draw:text-style-name="P2" draw:layer="layout" svg:width="0.034cm" svg:height="0.033cm" svg:x="2.738cm" svg:y="5.317cm" svg:viewBox="0 0 35 34" draw:points="0,34 35,34 35,0 0,0">
          <text:p/>
        </draw:polygon>
        <draw:polygon draw:style-name="gr2" draw:text-style-name="P2" draw:layer="layout" svg:width="0.034cm" svg:height="0.033cm" svg:x="10.883cm" svg:y="5.317cm" svg:viewBox="0 0 35 34" draw:points="0,34 35,34 35,0 0,0">
          <text:p/>
        </draw:polygon>
        <draw:polygon draw:style-name="gr2" draw:text-style-name="P2" draw:layer="layout" svg:width="0.034cm" svg:height="0.034cm" svg:x="10.883cm" svg:y="5.249cm" svg:viewBox="0 0 35 35" draw:points="0,35 35,35 35,0 0,0">
          <text:p/>
        </draw:polygon>
        <draw:polygon draw:style-name="gr2" draw:text-style-name="P2" draw:layer="layout" svg:width="0.034cm" svg:height="0.034cm" svg:x="10.883cm" svg:y="4.779cm" svg:viewBox="0 0 35 35" draw:points="0,35 35,35 35,0 0,0">
          <text:p/>
        </draw:polygon>
        <draw:polygon draw:style-name="gr2" draw:text-style-name="P2" draw:layer="layout" svg:width="0.034cm" svg:height="0.034cm" svg:x="10.951cm" svg:y="4.779cm" svg:viewBox="0 0 35 35" draw:points="0,35 35,35 35,0 0,0">
          <text:p/>
        </draw:polygon>
        <draw:polygon draw:style-name="gr2" draw:text-style-name="P2" draw:layer="layout" svg:width="0.034cm" svg:height="0.034cm" svg:x="10.951cm" svg:y="5.249cm" svg:viewBox="0 0 35 35" draw:points="0,35 35,35 35,0 0,0">
          <text:p/>
        </draw:polygon>
        <draw:polygon draw:style-name="gr2" draw:text-style-name="P2" draw:layer="layout" svg:width="8.145cm" svg:height="0.034cm" svg:x="2.772cm" svg:y="5.249cm" svg:viewBox="0 0 8146 35" draw:points="0,35 8146,35 8146,0 0,0">
          <text:p/>
        </draw:polygon>
        <draw:polygon draw:style-name="gr2" draw:text-style-name="P2" draw:layer="layout" svg:width="8.111cm" svg:height="0.033cm" svg:x="2.772cm" svg:y="5.317cm" svg:viewBox="0 0 8112 34" draw:points="0,34 8112,34 8112,0 0,0">
          <text:p/>
        </draw:polygon>
        <draw:polygon draw:style-name="gr2" draw:text-style-name="P2" draw:layer="layout" svg:width="0.034cm" svg:height="0.034cm" svg:x="10.951cm" svg:y="5.249cm" svg:viewBox="0 0 35 35" draw:points="0,35 35,35 35,0 0,0">
          <text:p/>
        </draw:polygon>
        <draw:polygon draw:style-name="gr2" draw:text-style-name="P2" draw:layer="layout" svg:width="0.034cm" svg:height="0.033cm" svg:x="10.951cm" svg:y="5.317cm" svg:viewBox="0 0 35 34" draw:points="0,34 35,34 35,0 0,0">
          <text:p/>
        </draw:polygon>
        <draw:polygon draw:style-name="gr2" draw:text-style-name="P2" draw:layer="layout" svg:width="0.033cm" svg:height="0.974cm" svg:x="18.851cm" svg:y="2.357cm" svg:viewBox="0 0 34 975" draw:points="0,975 34,975 34,0 0,0">
          <text:p/>
        </draw:polygon>
        <draw:polygon draw:style-name="gr2" draw:text-style-name="P2" draw:layer="layout" svg:width="0.034cm" svg:height="0.974cm" svg:x="18.918cm" svg:y="2.357cm" svg:viewBox="0 0 35 975" draw:points="0,975 35,975 35,0 0,0">
          <text:p/>
        </draw:polygon>
        <draw:polygon draw:style-name="gr2" draw:text-style-name="P2" draw:layer="layout" svg:width="0.033cm" svg:height="0.034cm" svg:x="18.851cm" svg:y="4.779cm" svg:viewBox="0 0 34 35" draw:points="0,35 34,35 34,0 0,0">
          <text:p/>
        </draw:polygon>
        <draw:polygon draw:style-name="gr2" draw:text-style-name="P2" draw:layer="layout" svg:width="0.034cm" svg:height="0.102cm" svg:x="18.918cm" svg:y="4.711cm" svg:viewBox="0 0 35 103" draw:points="0,103 35,103 35,0 0,0">
          <text:p/>
        </draw:polygon>
        <draw:polygon draw:style-name="gr2" draw:text-style-name="P2" draw:layer="layout" svg:width="0.033cm" svg:height="0.034cm" svg:x="18.851cm" svg:y="5.249cm" svg:viewBox="0 0 34 35" draw:points="0,35 34,35 34,0 0,0">
          <text:p/>
        </draw:polygon>
        <draw:polygon draw:style-name="gr2" draw:text-style-name="P2" draw:layer="layout" svg:width="0.034cm" svg:height="0.436cm" svg:x="2.036cm" svg:y="4.813cm" svg:viewBox="0 0 35 437" draw:points="0,437 35,437 35,0 0,0">
          <text:p/>
        </draw:polygon>
        <draw:polygon draw:style-name="gr2" draw:text-style-name="P2" draw:layer="layout" svg:width="0.034cm" svg:height="0.436cm" svg:x="2.103cm" svg:y="4.813cm" svg:viewBox="0 0 35 437" draw:points="0,437 35,437 35,0 0,0">
          <text:p/>
        </draw:polygon>
        <draw:polygon draw:style-name="gr2" draw:text-style-name="P2" draw:layer="layout" svg:width="0.034cm" svg:height="0.436cm" svg:x="2.671cm" svg:y="4.813cm" svg:viewBox="0 0 35 437" draw:points="0,437 35,437 35,0 0,0">
          <text:p/>
        </draw:polygon>
        <draw:polygon draw:style-name="gr2" draw:text-style-name="P2" draw:layer="layout" svg:width="0.034cm" svg:height="0.436cm" svg:x="2.738cm" svg:y="4.813cm" svg:viewBox="0 0 35 437" draw:points="0,437 35,437 35,0 0,0">
          <text:p/>
        </draw:polygon>
        <draw:polygon draw:style-name="gr2" draw:text-style-name="P2" draw:layer="layout" svg:width="0.534cm" svg:height="0.034cm" svg:x="2.137cm" svg:y="5.82cm" svg:viewBox="0 0 535 35" draw:points="0,35 535,35 535,0 0,0">
          <text:p/>
        </draw:polygon>
        <draw:polygon draw:style-name="gr2" draw:text-style-name="P2" draw:layer="layout" svg:width="0.034cm" svg:height="0.436cm" svg:x="10.883cm" svg:y="4.813cm" svg:viewBox="0 0 35 437" draw:points="0,437 35,437 35,0 0,0">
          <text:p/>
        </draw:polygon>
        <draw:polygon draw:style-name="gr2" draw:text-style-name="P2" draw:layer="layout" svg:width="0.034cm" svg:height="0.436cm" svg:x="10.951cm" svg:y="4.813cm" svg:viewBox="0 0 35 437" draw:points="0,437 35,437 35,0 0,0">
          <text:p/>
        </draw:polygon>
        <draw:polygon draw:style-name="gr2" draw:text-style-name="P2" draw:layer="layout" svg:width="8.111cm" svg:height="0.034cm" svg:x="2.772cm" svg:y="5.82cm" svg:viewBox="0 0 8112 35" draw:points="0,35 8112,35 8112,0 0,0">
          <text:p/>
        </draw:polygon>
        <draw:polygon draw:style-name="gr2" draw:text-style-name="P2" draw:layer="layout" svg:width="0.033cm" svg:height="0.436cm" svg:x="18.851cm" svg:y="4.813cm" svg:viewBox="0 0 34 437" draw:points="0,437 34,437 34,0 0,0">
          <text:p/>
        </draw:polygon>
        <draw:polygon draw:style-name="gr2" draw:text-style-name="P2" draw:layer="layout" svg:width="0.034cm" svg:height="0.436cm" svg:x="18.918cm" svg:y="4.813cm" svg:viewBox="0 0 35 437" draw:points="0,437 35,437 35,0 0,0">
          <text:p/>
        </draw:polygon>
        <draw:polygon draw:style-name="gr2" draw:text-style-name="P2" draw:layer="layout" svg:width="0.034cm" svg:height="0.101cm" svg:x="2.036cm" svg:y="5.249cm" svg:viewBox="0 0 35 102" draw:points="0,102 35,102 35,0 0,0">
          <text:p/>
        </draw:polygon>
        <draw:polygon draw:style-name="gr2" draw:text-style-name="P2" draw:layer="layout" svg:width="0.034cm" svg:height="0.033cm" svg:x="2.103cm" svg:y="5.317cm" svg:viewBox="0 0 35 34" draw:points="0,34 35,34 35,0 0,0">
          <text:p/>
        </draw:polygon>
        <draw:polygon draw:style-name="gr2" draw:text-style-name="P2" draw:layer="layout" svg:width="0.034cm" svg:height="0.034cm" svg:x="2.103cm" svg:y="6.324cm" svg:viewBox="0 0 35 35" draw:points="0,35 35,35 35,0 0,0">
          <text:p/>
        </draw:polygon>
        <draw:polygon draw:style-name="gr2" draw:text-style-name="P2" draw:layer="layout" svg:width="0.101cm" svg:height="0.034cm" svg:x="2.036cm" svg:y="6.392cm" svg:viewBox="0 0 102 35" draw:points="0,35 102,35 102,0 0,0">
          <text:p/>
        </draw:polygon>
        <draw:polygon draw:style-name="gr2" draw:text-style-name="P2" draw:layer="layout" svg:width="0.034cm" svg:height="0.034cm" svg:x="2.671cm" svg:y="6.324cm" svg:viewBox="0 0 35 35" draw:points="0,35 35,35 35,0 0,0">
          <text:p/>
        </draw:polygon>
        <draw:polygon draw:style-name="gr2" draw:text-style-name="P2" draw:layer="layout" svg:width="0.034cm" svg:height="0.033cm" svg:x="2.671cm" svg:y="5.317cm" svg:viewBox="0 0 35 34" draw:points="0,34 35,34 35,0 0,0">
          <text:p/>
        </draw:polygon>
        <draw:polygon draw:style-name="gr2" draw:text-style-name="P2" draw:layer="layout" svg:width="0.034cm" svg:height="0.033cm" svg:x="2.738cm" svg:y="5.317cm" svg:viewBox="0 0 35 34" draw:points="0,34 35,34 35,0 0,0">
          <text:p/>
        </draw:polygon>
        <draw:polygon draw:style-name="gr2" draw:text-style-name="P2" draw:layer="layout" svg:width="0.534cm" svg:height="0.034cm" svg:x="2.137cm" svg:y="6.324cm" svg:viewBox="0 0 535 35" draw:points="0,35 535,35 535,0 0,0">
          <text:p/>
        </draw:polygon>
        <draw:polygon draw:style-name="gr2" draw:text-style-name="P2" draw:layer="layout" svg:width="0.534cm" svg:height="0.034cm" svg:x="2.137cm" svg:y="6.392cm" svg:viewBox="0 0 535 35" draw:points="0,35 535,35 535,0 0,0">
          <text:p/>
        </draw:polygon>
        <draw:polygon draw:style-name="gr2" draw:text-style-name="P2" draw:layer="layout" svg:width="0.034cm" svg:height="0.034cm" svg:x="2.738cm" svg:y="6.324cm" svg:viewBox="0 0 35 35" draw:points="0,35 35,35 35,0 0,0">
          <text:p/>
        </draw:polygon>
        <draw:polygon draw:style-name="gr2" draw:text-style-name="P2" draw:layer="layout" svg:width="0.101cm" svg:height="0.034cm" svg:x="2.671cm" svg:y="6.392cm" svg:viewBox="0 0 102 35" draw:points="0,35 102,35 102,0 0,0">
          <text:p/>
        </draw:polygon>
        <draw:polygon draw:style-name="gr2" draw:text-style-name="P2" draw:layer="layout" svg:width="0.034cm" svg:height="0.034cm" svg:x="10.883cm" svg:y="6.324cm" svg:viewBox="0 0 35 35" draw:points="0,35 35,35 35,0 0,0">
          <text:p/>
        </draw:polygon>
        <draw:polygon draw:style-name="gr2" draw:text-style-name="P2" draw:layer="layout" svg:width="0.034cm" svg:height="0.033cm" svg:x="10.883cm" svg:y="5.317cm" svg:viewBox="0 0 35 34" draw:points="0,34 35,34 35,0 0,0">
          <text:p/>
        </draw:polygon>
        <draw:polygon draw:style-name="gr2" draw:text-style-name="P2" draw:layer="layout" svg:width="0.034cm" svg:height="0.033cm" svg:x="10.951cm" svg:y="5.317cm" svg:viewBox="0 0 35 34" draw:points="0,34 35,34 35,0 0,0">
          <text:p/>
        </draw:polygon>
        <draw:polygon draw:style-name="gr2" draw:text-style-name="P2" draw:layer="layout" svg:width="8.111cm" svg:height="0.034cm" svg:x="2.772cm" svg:y="6.324cm" svg:viewBox="0 0 8112 35" draw:points="0,35 8112,35 8112,0 0,0">
          <text:p/>
        </draw:polygon>
        <draw:polygon draw:style-name="gr2" draw:text-style-name="P2" draw:layer="layout" svg:width="8.111cm" svg:height="0.034cm" svg:x="2.772cm" svg:y="6.392cm" svg:viewBox="0 0 8112 35" draw:points="0,35 8112,35 8112,0 0,0">
          <text:p/>
        </draw:polygon>
        <draw:polygon draw:style-name="gr2" draw:text-style-name="P2" draw:layer="layout" svg:width="0.034cm" svg:height="0.034cm" svg:x="10.951cm" svg:y="6.324cm" svg:viewBox="0 0 35 35" draw:points="0,35 35,35 35,0 0,0">
          <text:p/>
        </draw:polygon>
        <draw:polygon draw:style-name="gr2" draw:text-style-name="P2" draw:layer="layout" svg:width="0.102cm" svg:height="0.034cm" svg:x="10.883cm" svg:y="6.392cm" svg:viewBox="0 0 103 35" draw:points="0,35 103,35 103,0 0,0">
          <text:p/>
        </draw:polygon>
        <draw:polygon draw:style-name="gr2" draw:text-style-name="P2" draw:layer="layout" svg:width="0.033cm" svg:height="0.033cm" svg:x="18.851cm" svg:y="5.317cm" svg:viewBox="0 0 34 34" draw:points="0,34 34,34 34,0 0,0">
          <text:p/>
        </draw:polygon>
        <draw:polygon draw:style-name="gr2" draw:text-style-name="P2" draw:layer="layout" svg:width="0.034cm" svg:height="0.101cm" svg:x="18.918cm" svg:y="5.249cm" svg:viewBox="0 0 35 102" draw:points="0,102 35,102 35,0 0,0">
          <text:p/>
        </draw:polygon>
        <draw:polygon draw:style-name="gr2" draw:text-style-name="P2" draw:layer="layout" svg:width="0.034cm" svg:height="0.034cm" svg:x="2.103cm" svg:y="6.324cm" svg:viewBox="0 0 35 35" draw:points="0,35 35,35 35,0 0,0">
          <text:p/>
        </draw:polygon>
        <draw:polygon draw:style-name="gr2" draw:text-style-name="P2" draw:layer="layout" svg:width="0.034cm" svg:height="0.102cm" svg:x="2.036cm" svg:y="6.324cm" svg:viewBox="0 0 35 103" draw:points="0,103 35,103 35,0 0,0">
          <text:p/>
        </draw:polygon>
        <draw:polygon draw:style-name="gr2" draw:text-style-name="P2" draw:layer="layout" svg:width="0.101cm" svg:height="0.034cm" svg:x="2.036cm" svg:y="6.629cm" svg:viewBox="0 0 102 35" draw:points="0,35 102,35 102,0 0,0">
          <text:p/>
        </draw:polygon>
        <draw:polygon draw:style-name="gr2" draw:text-style-name="P2" draw:layer="layout" svg:width="0.034cm" svg:height="0.034cm" svg:x="2.103cm" svg:y="6.697cm" svg:viewBox="0 0 35 35" draw:points="0,35 35,35 35,0 0,0">
          <text:p/>
        </draw:polygon>
        <draw:polygon draw:style-name="gr2" draw:text-style-name="P2" draw:layer="layout" svg:width="0.034cm" svg:height="0.034cm" svg:x="6.582cm" svg:y="6.697cm" svg:viewBox="0 0 35 35" draw:points="0,35 35,35 35,0 0,0">
          <text:p/>
        </draw:polygon>
        <draw:polygon draw:style-name="gr2" draw:text-style-name="P2" draw:layer="layout" svg:width="4.445cm" svg:height="0.034cm" svg:x="2.137cm" svg:y="6.629cm" svg:viewBox="0 0 4446 35" draw:points="0,35 4446,35 4446,0 0,0">
          <text:p/>
        </draw:polygon>
        <draw:polygon draw:style-name="gr2" draw:text-style-name="P2" draw:layer="layout" svg:width="4.445cm" svg:height="0.034cm" svg:x="2.137cm" svg:y="6.697cm" svg:viewBox="0 0 4446 35" draw:points="0,35 4446,35 4446,0 0,0">
          <text:p/>
        </draw:polygon>
        <draw:polygon draw:style-name="gr2" draw:text-style-name="P2" draw:layer="layout" svg:width="0.102cm" svg:height="0.034cm" svg:x="6.582cm" svg:y="6.629cm" svg:viewBox="0 0 103 35" draw:points="0,35 103,35 103,0 0,0">
          <text:p/>
        </draw:polygon>
        <draw:polygon draw:style-name="gr2" draw:text-style-name="P2" draw:layer="layout" svg:width="0.034cm" svg:height="0.034cm" svg:x="6.65cm" svg:y="6.697cm" svg:viewBox="0 0 35 35" draw:points="0,35 35,35 35,0 0,0">
          <text:p/>
        </draw:polygon>
        <draw:polygon draw:style-name="gr2" draw:text-style-name="P2" draw:layer="layout" svg:width="0.034cm" svg:height="0.102cm" svg:x="18.918cm" svg:y="6.324cm" svg:viewBox="0 0 35 103" draw:points="0,103 35,103 35,0 0,0">
          <text:p/>
        </draw:polygon>
        <draw:polygon draw:style-name="gr2" draw:text-style-name="P2" draw:layer="layout" svg:width="0.033cm" svg:height="0.034cm" svg:x="18.851cm" svg:y="6.324cm" svg:viewBox="0 0 34 35" draw:points="0,35 34,35 34,0 0,0">
          <text:p/>
        </draw:polygon>
        <draw:polygon draw:style-name="gr2" draw:text-style-name="P2" draw:layer="layout" svg:width="0.034cm" svg:height="0.974cm" svg:x="2.036cm" svg:y="5.35cm" svg:viewBox="0 0 35 975" draw:points="0,975 35,975 35,0 0,0">
          <text:p/>
        </draw:polygon>
        <draw:polygon draw:style-name="gr2" draw:text-style-name="P2" draw:layer="layout" svg:width="0.034cm" svg:height="0.974cm" svg:x="2.103cm" svg:y="5.35cm" svg:viewBox="0 0 35 975" draw:points="0,975 35,975 35,0 0,0">
          <text:p/>
        </draw:polygon>
        <draw:polygon draw:style-name="gr2" draw:text-style-name="P2" draw:layer="layout" svg:width="0.034cm" svg:height="0.102cm" svg:x="2.036cm" svg:y="6.629cm" svg:viewBox="0 0 35 103" draw:points="0,103 35,103 35,0 0,0">
          <text:p/>
        </draw:polygon>
        <draw:polygon draw:style-name="gr2" draw:text-style-name="P2" draw:layer="layout" svg:width="0.034cm" svg:height="0.034cm" svg:x="2.103cm" svg:y="6.697cm" svg:viewBox="0 0 35 35" draw:points="0,35 35,35 35,0 0,0">
          <text:p/>
        </draw:polygon>
        <draw:polygon draw:style-name="gr2" draw:text-style-name="P2" draw:layer="layout" svg:width="0.034cm" svg:height="0.033cm" svg:x="2.103cm" svg:y="7.167cm" svg:viewBox="0 0 35 34" draw:points="0,34 35,34 35,0 0,0">
          <text:p/>
        </draw:polygon>
        <draw:polygon draw:style-name="gr2" draw:text-style-name="P2" draw:layer="layout" svg:width="0.034cm" svg:height="0.033cm" svg:x="2.103cm" svg:y="7.167cm" svg:viewBox="0 0 35 34" draw:points="0,34 35,34 35,0 0,0">
          <text:p/>
        </draw:polygon>
        <draw:polygon draw:style-name="gr2" draw:text-style-name="P2" draw:layer="layout" svg:width="0.034cm" svg:height="0.034cm" svg:x="2.103cm" svg:y="7.234cm" svg:viewBox="0 0 35 35" draw:points="0,35 35,35 35,0 0,0">
          <text:p/>
        </draw:polygon>
        <draw:polygon draw:style-name="gr2" draw:text-style-name="P2" draw:layer="layout" svg:width="0.034cm" svg:height="0.034cm" svg:x="6.582cm" svg:y="7.234cm" svg:viewBox="0 0 35 35" draw:points="0,35 35,35 35,0 0,0">
          <text:p/>
        </draw:polygon>
        <draw:polygon draw:style-name="gr2" draw:text-style-name="P2" draw:layer="layout" svg:width="0.034cm" svg:height="0.033cm" svg:x="6.582cm" svg:y="7.167cm" svg:viewBox="0 0 35 34" draw:points="0,34 35,34 35,0 0,0">
          <text:p/>
        </draw:polygon>
        <draw:polygon draw:style-name="gr2" draw:text-style-name="P2" draw:layer="layout" svg:width="0.034cm" svg:height="0.034cm" svg:x="6.582cm" svg:y="6.697cm" svg:viewBox="0 0 35 35" draw:points="0,35 35,35 35,0 0,0">
          <text:p/>
        </draw:polygon>
        <draw:polygon draw:style-name="gr2" draw:text-style-name="P2" draw:layer="layout" svg:width="0.034cm" svg:height="0.034cm" svg:x="6.65cm" svg:y="6.697cm" svg:viewBox="0 0 35 35" draw:points="0,35 35,35 35,0 0,0">
          <text:p/>
        </draw:polygon>
        <draw:polygon draw:style-name="gr2" draw:text-style-name="P2" draw:layer="layout" svg:width="0.034cm" svg:height="0.033cm" svg:x="6.65cm" svg:y="7.167cm" svg:viewBox="0 0 35 34" draw:points="0,34 35,34 35,0 0,0">
          <text:p/>
        </draw:polygon>
        <draw:polygon draw:style-name="gr2" draw:text-style-name="P2" draw:layer="layout" svg:width="4.479cm" svg:height="0.033cm" svg:x="2.137cm" svg:y="7.167cm" svg:viewBox="0 0 4480 34" draw:points="0,34 4480,34 4480,0 0,0">
          <text:p/>
        </draw:polygon>
        <draw:polygon draw:style-name="gr2" draw:text-style-name="P2" draw:layer="layout" svg:width="4.445cm" svg:height="0.034cm" svg:x="2.137cm" svg:y="7.234cm" svg:viewBox="0 0 4446 35" draw:points="0,35 4446,35 4446,0 0,0">
          <text:p/>
        </draw:polygon>
        <draw:polygon draw:style-name="gr2" draw:text-style-name="P2" draw:layer="layout" svg:width="0.034cm" svg:height="0.033cm" svg:x="6.65cm" svg:y="7.167cm" svg:viewBox="0 0 35 34" draw:points="0,34 35,34 35,0 0,0">
          <text:p/>
        </draw:polygon>
        <draw:polygon draw:style-name="gr2" draw:text-style-name="P2" draw:layer="layout" svg:width="0.034cm" svg:height="0.034cm" svg:x="6.65cm" svg:y="7.234cm" svg:viewBox="0 0 35 35" draw:points="0,35 35,35 35,0 0,0">
          <text:p/>
        </draw:polygon>
        <draw:polygon draw:style-name="gr2" draw:text-style-name="P2" draw:layer="layout" svg:width="0.034cm" svg:height="0.034cm" svg:x="8.487cm" svg:y="7.234cm" svg:viewBox="0 0 35 35" draw:points="0,35 35,35 35,0 0,0">
          <text:p/>
        </draw:polygon>
        <draw:polygon draw:style-name="gr2" draw:text-style-name="P2" draw:layer="layout" svg:width="1.803cm" svg:height="0.033cm" svg:x="6.684cm" svg:y="7.167cm" svg:viewBox="0 0 1804 34" draw:points="0,34 1804,34 1804,0 0,0">
          <text:p/>
        </draw:polygon>
        <draw:polygon draw:style-name="gr2" draw:text-style-name="P2" draw:layer="layout" svg:width="1.803cm" svg:height="0.034cm" svg:x="6.684cm" svg:y="7.234cm" svg:viewBox="0 0 1804 35" draw:points="0,35 1804,35 1804,0 0,0">
          <text:p/>
        </draw:polygon>
        <draw:polygon draw:style-name="gr2" draw:text-style-name="P2" draw:layer="layout" svg:width="0.102cm" svg:height="0.033cm" svg:x="8.487cm" svg:y="7.167cm" svg:viewBox="0 0 103 34" draw:points="0,34 103,34 103,0 0,0">
          <text:p/>
        </draw:polygon>
        <draw:polygon draw:style-name="gr2" draw:text-style-name="P2" draw:layer="layout" svg:width="0.034cm" svg:height="0.034cm" svg:x="8.555cm" svg:y="7.234cm" svg:viewBox="0 0 35 35" draw:points="0,35 35,35 35,0 0,0">
          <text:p/>
        </draw:polygon>
        <draw:polygon draw:style-name="gr2" draw:text-style-name="P2" draw:layer="layout" svg:width="0.033cm" svg:height="0.974cm" svg:x="18.851cm" svg:y="5.35cm" svg:viewBox="0 0 34 975" draw:points="0,975 34,975 34,0 0,0">
          <text:p/>
        </draw:polygon>
        <draw:polygon draw:style-name="gr2" draw:text-style-name="P2" draw:layer="layout" svg:width="0.034cm" svg:height="0.974cm" svg:x="18.918cm" svg:y="5.35cm" svg:viewBox="0 0 35 975" draw:points="0,975 35,975 35,0 0,0">
          <text:p/>
        </draw:polygon>
        <draw:polygon draw:style-name="gr2" draw:text-style-name="P2" draw:layer="layout" svg:width="0.033cm" svg:height="0.034cm" svg:x="18.851cm" svg:y="6.697cm" svg:viewBox="0 0 34 35" draw:points="0,35 34,35 34,0 0,0">
          <text:p/>
        </draw:polygon>
        <draw:polygon draw:style-name="gr2" draw:text-style-name="P2" draw:layer="layout" svg:width="0.034cm" svg:height="0.102cm" svg:x="18.918cm" svg:y="6.629cm" svg:viewBox="0 0 35 103" draw:points="0,103 35,103 35,0 0,0">
          <text:p/>
        </draw:polygon>
        <draw:polygon draw:style-name="gr2" draw:text-style-name="P2" draw:layer="layout" svg:width="0.033cm" svg:height="0.033cm" svg:x="18.851cm" svg:y="7.167cm" svg:viewBox="0 0 34 34" draw:points="0,34 34,34 34,0 0,0">
          <text:p/>
        </draw:polygon>
        <draw:polygon draw:style-name="gr2" draw:text-style-name="P2" draw:layer="layout" svg:width="0.034cm" svg:height="0.436cm" svg:x="2.036cm" svg:y="6.731cm" svg:viewBox="0 0 35 437" draw:points="0,437 35,437 35,0 0,0">
          <text:p/>
        </draw:polygon>
        <draw:polygon draw:style-name="gr2" draw:text-style-name="P2" draw:layer="layout" svg:width="0.034cm" svg:height="0.436cm" svg:x="2.103cm" svg:y="6.731cm" svg:viewBox="0 0 35 437" draw:points="0,437 35,437 35,0 0,0">
          <text:p/>
        </draw:polygon>
        <draw:polygon draw:style-name="gr2" draw:text-style-name="P2" draw:layer="layout" svg:width="0.034cm" svg:height="0.101cm" svg:x="2.036cm" svg:y="7.167cm" svg:viewBox="0 0 35 102" draw:points="0,102 35,102 35,0 0,0">
          <text:p/>
        </draw:polygon>
        <draw:polygon draw:style-name="gr2" draw:text-style-name="P2" draw:layer="layout" svg:width="0.034cm" svg:height="0.034cm" svg:x="2.103cm" svg:y="7.234cm" svg:viewBox="0 0 35 35" draw:points="0,35 35,35 35,0 0,0">
          <text:p/>
        </draw:polygon>
        <draw:polygon draw:style-name="gr2" draw:text-style-name="P2" draw:layer="layout" svg:width="0.034cm" svg:height="0.034cm" svg:x="2.103cm" svg:y="7.704cm" svg:viewBox="0 0 35 35" draw:points="0,35 35,35 35,0 0,0">
          <text:p/>
        </draw:polygon>
        <draw:polygon draw:style-name="gr2" draw:text-style-name="P2" draw:layer="layout" svg:width="0.034cm" svg:height="0.034cm" svg:x="2.103cm" svg:y="7.704cm" svg:viewBox="0 0 35 35" draw:points="0,35 35,35 35,0 0,0">
          <text:p/>
        </draw:polygon>
        <draw:polygon draw:style-name="gr2" draw:text-style-name="P2" draw:layer="layout" svg:width="0.034cm" svg:height="0.034cm" svg:x="2.103cm" svg:y="7.772cm" svg:viewBox="0 0 35 35" draw:points="0,35 35,35 35,0 0,0">
          <text:p/>
        </draw:polygon>
        <draw:polygon draw:style-name="gr2" draw:text-style-name="P2" draw:layer="layout" svg:width="0.034cm" svg:height="0.034cm" svg:x="6.582cm" svg:y="7.772cm" svg:viewBox="0 0 35 35" draw:points="0,35 35,35 35,0 0,0">
          <text:p/>
        </draw:polygon>
        <draw:polygon draw:style-name="gr2" draw:text-style-name="P2" draw:layer="layout" svg:width="0.034cm" svg:height="0.034cm" svg:x="6.582cm" svg:y="7.704cm" svg:viewBox="0 0 35 35" draw:points="0,35 35,35 35,0 0,0">
          <text:p/>
        </draw:polygon>
        <draw:polygon draw:style-name="gr2" draw:text-style-name="P2" draw:layer="layout" svg:width="0.034cm" svg:height="0.436cm" svg:x="6.582cm" svg:y="6.731cm" svg:viewBox="0 0 35 437" draw:points="0,437 35,437 35,0 0,0">
          <text:p/>
        </draw:polygon>
        <draw:polygon draw:style-name="gr2" draw:text-style-name="P2" draw:layer="layout" svg:width="0.034cm" svg:height="0.436cm" svg:x="6.65cm" svg:y="6.731cm" svg:viewBox="0 0 35 437" draw:points="0,437 35,437 35,0 0,0">
          <text:p/>
        </draw:polygon>
        <draw:polygon draw:style-name="gr2" draw:text-style-name="P2" draw:layer="layout" svg:width="0.034cm" svg:height="0.034cm" svg:x="6.582cm" svg:y="7.234cm" svg:viewBox="0 0 35 35" draw:points="0,35 35,35 35,0 0,0">
          <text:p/>
        </draw:polygon>
        <draw:polygon draw:style-name="gr2" draw:text-style-name="P2" draw:layer="layout" svg:width="0.034cm" svg:height="0.034cm" svg:x="6.65cm" svg:y="7.234cm" svg:viewBox="0 0 35 35" draw:points="0,35 35,35 35,0 0,0">
          <text:p/>
        </draw:polygon>
        <draw:polygon draw:style-name="gr2" draw:text-style-name="P2" draw:layer="layout" svg:width="0.034cm" svg:height="0.034cm" svg:x="6.65cm" svg:y="7.704cm" svg:viewBox="0 0 35 35" draw:points="0,35 35,35 35,0 0,0">
          <text:p/>
        </draw:polygon>
        <draw:polygon draw:style-name="gr2" draw:text-style-name="P2" draw:layer="layout" svg:width="4.479cm" svg:height="0.034cm" svg:x="2.137cm" svg:y="7.704cm" svg:viewBox="0 0 4480 35" draw:points="0,35 4480,35 4480,0 0,0">
          <text:p/>
        </draw:polygon>
        <draw:polygon draw:style-name="gr2" draw:text-style-name="P2" draw:layer="layout" svg:width="4.445cm" svg:height="0.034cm" svg:x="2.137cm" svg:y="7.772cm" svg:viewBox="0 0 4446 35" draw:points="0,35 4446,35 4446,0 0,0">
          <text:p/>
        </draw:polygon>
        <draw:polygon draw:style-name="gr2" draw:text-style-name="P2" draw:layer="layout" svg:width="0.034cm" svg:height="0.034cm" svg:x="6.65cm" svg:y="7.704cm" svg:viewBox="0 0 35 35" draw:points="0,35 35,35 35,0 0,0">
          <text:p/>
        </draw:polygon>
        <draw:polygon draw:style-name="gr2" draw:text-style-name="P2" draw:layer="layout" svg:width="0.034cm" svg:height="0.034cm" svg:x="6.65cm" svg:y="7.772cm" svg:viewBox="0 0 35 35" draw:points="0,35 35,35 35,0 0,0">
          <text:p/>
        </draw:polygon>
        <draw:polygon draw:style-name="gr2" draw:text-style-name="P2" draw:layer="layout" svg:width="0.034cm" svg:height="0.034cm" svg:x="8.487cm" svg:y="7.772cm" svg:viewBox="0 0 35 35" draw:points="0,35 35,35 35,0 0,0">
          <text:p/>
        </draw:polygon>
        <draw:polygon draw:style-name="gr2" draw:text-style-name="P2" draw:layer="layout" svg:width="0.034cm" svg:height="0.034cm" svg:x="8.487cm" svg:y="7.704cm" svg:viewBox="0 0 35 35" draw:points="0,35 35,35 35,0 0,0">
          <text:p/>
        </draw:polygon>
        <draw:polygon draw:style-name="gr2" draw:text-style-name="P2" draw:layer="layout" svg:width="0.034cm" svg:height="0.034cm" svg:x="8.487cm" svg:y="7.234cm" svg:viewBox="0 0 35 35" draw:points="0,35 35,35 35,0 0,0">
          <text:p/>
        </draw:polygon>
        <draw:polygon draw:style-name="gr2" draw:text-style-name="P2" draw:layer="layout" svg:width="0.034cm" svg:height="0.034cm" svg:x="8.555cm" svg:y="7.234cm" svg:viewBox="0 0 35 35" draw:points="0,35 35,35 35,0 0,0">
          <text:p/>
        </draw:polygon>
        <draw:polygon draw:style-name="gr2" draw:text-style-name="P2" draw:layer="layout" svg:width="0.034cm" svg:height="0.034cm" svg:x="8.555cm" svg:y="7.704cm" svg:viewBox="0 0 35 35" draw:points="0,35 35,35 35,0 0,0">
          <text:p/>
        </draw:polygon>
        <draw:polygon draw:style-name="gr2" draw:text-style-name="P2" draw:layer="layout" svg:width="1.837cm" svg:height="0.034cm" svg:x="6.684cm" svg:y="7.704cm" svg:viewBox="0 0 1838 35" draw:points="0,35 1838,35 1838,0 0,0">
          <text:p/>
        </draw:polygon>
        <draw:polygon draw:style-name="gr2" draw:text-style-name="P2" draw:layer="layout" svg:width="1.803cm" svg:height="0.034cm" svg:x="6.684cm" svg:y="7.772cm" svg:viewBox="0 0 1804 35" draw:points="0,35 1804,35 1804,0 0,0">
          <text:p/>
        </draw:polygon>
        <draw:polygon draw:style-name="gr2" draw:text-style-name="P2" draw:layer="layout" svg:width="0.034cm" svg:height="0.034cm" svg:x="8.555cm" svg:y="7.704cm" svg:viewBox="0 0 35 35" draw:points="0,35 35,35 35,0 0,0">
          <text:p/>
        </draw:polygon>
        <draw:polygon draw:style-name="gr2" draw:text-style-name="P2" draw:layer="layout" svg:width="0.034cm" svg:height="0.034cm" svg:x="8.555cm" svg:y="7.772cm" svg:viewBox="0 0 35 35" draw:points="0,35 35,35 35,0 0,0">
          <text:p/>
        </draw:polygon>
        <draw:polygon draw:style-name="gr2" draw:text-style-name="P2" draw:layer="layout" svg:width="0.033cm" svg:height="0.436cm" svg:x="18.851cm" svg:y="6.731cm" svg:viewBox="0 0 34 437" draw:points="0,437 34,437 34,0 0,0">
          <text:p/>
        </draw:polygon>
        <draw:polygon draw:style-name="gr2" draw:text-style-name="P2" draw:layer="layout" svg:width="0.034cm" svg:height="0.436cm" svg:x="18.918cm" svg:y="6.731cm" svg:viewBox="0 0 35 437" draw:points="0,437 35,437 35,0 0,0">
          <text:p/>
        </draw:polygon>
        <draw:polygon draw:style-name="gr2" draw:text-style-name="P2" draw:layer="layout" svg:width="0.033cm" svg:height="0.034cm" svg:x="18.851cm" svg:y="7.234cm" svg:viewBox="0 0 34 35" draw:points="0,35 34,35 34,0 0,0">
          <text:p/>
        </draw:polygon>
        <draw:polygon draw:style-name="gr2" draw:text-style-name="P2" draw:layer="layout" svg:width="0.034cm" svg:height="0.101cm" svg:x="18.918cm" svg:y="7.167cm" svg:viewBox="0 0 35 102" draw:points="0,102 35,102 35,0 0,0">
          <text:p/>
        </draw:polygon>
        <draw:polygon draw:style-name="gr2" draw:text-style-name="P2" draw:layer="layout" svg:width="0.033cm" svg:height="0.034cm" svg:x="18.851cm" svg:y="7.704cm" svg:viewBox="0 0 34 35" draw:points="0,35 34,35 34,0 0,0">
          <text:p/>
        </draw:polygon>
        <draw:polygon draw:style-name="gr2" draw:text-style-name="P2" draw:layer="layout" svg:width="0.034cm" svg:height="0.436cm" svg:x="2.036cm" svg:y="7.268cm" svg:viewBox="0 0 35 437" draw:points="0,437 35,437 35,0 0,0">
          <text:p/>
        </draw:polygon>
        <draw:polygon draw:style-name="gr2" draw:text-style-name="P2" draw:layer="layout" svg:width="0.034cm" svg:height="0.436cm" svg:x="2.103cm" svg:y="7.268cm" svg:viewBox="0 0 35 437" draw:points="0,437 35,437 35,0 0,0">
          <text:p/>
        </draw:polygon>
        <draw:polygon draw:style-name="gr2" draw:text-style-name="P2" draw:layer="layout" svg:width="0.034cm" svg:height="0.102cm" svg:x="2.036cm" svg:y="7.704cm" svg:viewBox="0 0 35 103" draw:points="0,103 35,103 35,0 0,0">
          <text:p/>
        </draw:polygon>
        <draw:polygon draw:style-name="gr2" draw:text-style-name="P2" draw:layer="layout" svg:width="0.034cm" svg:height="0.034cm" svg:x="2.103cm" svg:y="7.772cm" svg:viewBox="0 0 35 35" draw:points="0,35 35,35 35,0 0,0">
          <text:p/>
        </draw:polygon>
        <draw:polygon draw:style-name="gr2" draw:text-style-name="P2" draw:layer="layout" svg:width="0.034cm" svg:height="0.034cm" svg:x="2.103cm" svg:y="8.242cm" svg:viewBox="0 0 35 35" draw:points="0,35 35,35 35,0 0,0">
          <text:p/>
        </draw:polygon>
        <draw:polygon draw:style-name="gr2" draw:text-style-name="P2" draw:layer="layout" svg:width="0.034cm" svg:height="0.034cm" svg:x="2.103cm" svg:y="8.242cm" svg:viewBox="0 0 35 35" draw:points="0,35 35,35 35,0 0,0">
          <text:p/>
        </draw:polygon>
        <draw:polygon draw:style-name="gr2" draw:text-style-name="P2" draw:layer="layout" svg:width="0.034cm" svg:height="0.033cm" svg:x="2.103cm" svg:y="8.31cm" svg:viewBox="0 0 35 34" draw:points="0,34 35,34 35,0 0,0">
          <text:p/>
        </draw:polygon>
        <draw:polygon draw:style-name="gr2" draw:text-style-name="P2" draw:layer="layout" svg:width="0.034cm" svg:height="0.033cm" svg:x="6.582cm" svg:y="8.31cm" svg:viewBox="0 0 35 34" draw:points="0,34 35,34 35,0 0,0">
          <text:p/>
        </draw:polygon>
        <draw:polygon draw:style-name="gr2" draw:text-style-name="P2" draw:layer="layout" svg:width="0.034cm" svg:height="0.034cm" svg:x="6.582cm" svg:y="8.242cm" svg:viewBox="0 0 35 35" draw:points="0,35 35,35 35,0 0,0">
          <text:p/>
        </draw:polygon>
        <draw:polygon draw:style-name="gr2" draw:text-style-name="P2" draw:layer="layout" svg:width="0.034cm" svg:height="0.436cm" svg:x="6.582cm" svg:y="7.268cm" svg:viewBox="0 0 35 437" draw:points="0,437 35,437 35,0 0,0">
          <text:p/>
        </draw:polygon>
        <draw:polygon draw:style-name="gr2" draw:text-style-name="P2" draw:layer="layout" svg:width="0.034cm" svg:height="0.436cm" svg:x="6.65cm" svg:y="7.268cm" svg:viewBox="0 0 35 437" draw:points="0,437 35,437 35,0 0,0">
          <text:p/>
        </draw:polygon>
        <draw:polygon draw:style-name="gr2" draw:text-style-name="P2" draw:layer="layout" svg:width="0.034cm" svg:height="0.034cm" svg:x="6.582cm" svg:y="7.772cm" svg:viewBox="0 0 35 35" draw:points="0,35 35,35 35,0 0,0">
          <text:p/>
        </draw:polygon>
        <draw:polygon draw:style-name="gr2" draw:text-style-name="P2" draw:layer="layout" svg:width="0.034cm" svg:height="0.034cm" svg:x="6.65cm" svg:y="7.772cm" svg:viewBox="0 0 35 35" draw:points="0,35 35,35 35,0 0,0">
          <text:p/>
        </draw:polygon>
        <draw:polygon draw:style-name="gr2" draw:text-style-name="P2" draw:layer="layout" svg:width="0.034cm" svg:height="0.034cm" svg:x="6.65cm" svg:y="8.242cm" svg:viewBox="0 0 35 35" draw:points="0,35 35,35 35,0 0,0">
          <text:p/>
        </draw:polygon>
        <draw:polygon draw:style-name="gr2" draw:text-style-name="P2" draw:layer="layout" svg:width="4.479cm" svg:height="0.034cm" svg:x="2.137cm" svg:y="8.242cm" svg:viewBox="0 0 4480 35" draw:points="0,35 4480,35 4480,0 0,0">
          <text:p/>
        </draw:polygon>
        <draw:polygon draw:style-name="gr2" draw:text-style-name="P2" draw:layer="layout" svg:width="4.445cm" svg:height="0.033cm" svg:x="2.137cm" svg:y="8.31cm" svg:viewBox="0 0 4446 34" draw:points="0,34 4446,34 4446,0 0,0">
          <text:p/>
        </draw:polygon>
        <draw:polygon draw:style-name="gr2" draw:text-style-name="P2" draw:layer="layout" svg:width="0.034cm" svg:height="0.034cm" svg:x="6.65cm" svg:y="8.242cm" svg:viewBox="0 0 35 35" draw:points="0,35 35,35 35,0 0,0">
          <text:p/>
        </draw:polygon>
        <draw:polygon draw:style-name="gr2" draw:text-style-name="P2" draw:layer="layout" svg:width="0.034cm" svg:height="0.033cm" svg:x="6.65cm" svg:y="8.31cm" svg:viewBox="0 0 35 34" draw:points="0,34 35,34 35,0 0,0">
          <text:p/>
        </draw:polygon>
        <draw:polygon draw:style-name="gr2" draw:text-style-name="P2" draw:layer="layout" svg:width="0.034cm" svg:height="0.033cm" svg:x="8.487cm" svg:y="8.31cm" svg:viewBox="0 0 35 34" draw:points="0,34 35,34 35,0 0,0">
          <text:p/>
        </draw:polygon>
        <draw:polygon draw:style-name="gr2" draw:text-style-name="P2" draw:layer="layout" svg:width="0.034cm" svg:height="0.034cm" svg:x="8.487cm" svg:y="8.242cm" svg:viewBox="0 0 35 35" draw:points="0,35 35,35 35,0 0,0">
          <text:p/>
        </draw:polygon>
        <draw:polygon draw:style-name="gr2" draw:text-style-name="P2" draw:layer="layout" svg:width="0.034cm" svg:height="0.436cm" svg:x="8.487cm" svg:y="7.268cm" svg:viewBox="0 0 35 437" draw:points="0,437 35,437 35,0 0,0">
          <text:p/>
        </draw:polygon>
        <draw:polygon draw:style-name="gr2" draw:text-style-name="P2" draw:layer="layout" svg:width="0.034cm" svg:height="0.436cm" svg:x="8.555cm" svg:y="7.268cm" svg:viewBox="0 0 35 437" draw:points="0,437 35,437 35,0 0,0">
          <text:p/>
        </draw:polygon>
        <draw:polygon draw:style-name="gr2" draw:text-style-name="P2" draw:layer="layout" svg:width="0.034cm" svg:height="0.034cm" svg:x="8.487cm" svg:y="7.772cm" svg:viewBox="0 0 35 35" draw:points="0,35 35,35 35,0 0,0">
          <text:p/>
        </draw:polygon>
        <draw:polygon draw:style-name="gr2" draw:text-style-name="P2" draw:layer="layout" svg:width="0.034cm" svg:height="0.034cm" svg:x="8.555cm" svg:y="7.772cm" svg:viewBox="0 0 35 35" draw:points="0,35 35,35 35,0 0,0">
          <text:p/>
        </draw:polygon>
        <draw:polygon draw:style-name="gr2" draw:text-style-name="P2" draw:layer="layout" svg:width="0.034cm" svg:height="0.034cm" svg:x="8.555cm" svg:y="8.242cm" svg:viewBox="0 0 35 35" draw:points="0,35 35,35 35,0 0,0">
          <text:p/>
        </draw:polygon>
        <draw:polygon draw:style-name="gr2" draw:text-style-name="P2" draw:layer="layout" svg:width="1.837cm" svg:height="0.034cm" svg:x="6.684cm" svg:y="8.242cm" svg:viewBox="0 0 1838 35" draw:points="0,35 1838,35 1838,0 0,0">
          <text:p/>
        </draw:polygon>
        <draw:polygon draw:style-name="gr2" draw:text-style-name="P2" draw:layer="layout" svg:width="1.803cm" svg:height="0.033cm" svg:x="6.684cm" svg:y="8.31cm" svg:viewBox="0 0 1804 34" draw:points="0,34 1804,34 1804,0 0,0">
          <text:p/>
        </draw:polygon>
        <draw:polygon draw:style-name="gr2" draw:text-style-name="P2" draw:layer="layout" svg:width="0.034cm" svg:height="0.034cm" svg:x="8.555cm" svg:y="8.242cm" svg:viewBox="0 0 35 35" draw:points="0,35 35,35 35,0 0,0">
          <text:p/>
        </draw:polygon>
        <draw:polygon draw:style-name="gr2" draw:text-style-name="P2" draw:layer="layout" svg:width="0.034cm" svg:height="0.033cm" svg:x="8.555cm" svg:y="8.31cm" svg:viewBox="0 0 35 34" draw:points="0,34 35,34 35,0 0,0">
          <text:p/>
        </draw:polygon>
        <draw:polygon draw:style-name="gr2" draw:text-style-name="P2" draw:layer="layout" svg:width="0.033cm" svg:height="0.436cm" svg:x="18.851cm" svg:y="7.268cm" svg:viewBox="0 0 34 437" draw:points="0,437 34,437 34,0 0,0">
          <text:p/>
        </draw:polygon>
        <draw:polygon draw:style-name="gr2" draw:text-style-name="P2" draw:layer="layout" svg:width="0.034cm" svg:height="0.436cm" svg:x="18.918cm" svg:y="7.268cm" svg:viewBox="0 0 35 437" draw:points="0,437 35,437 35,0 0,0">
          <text:p/>
        </draw:polygon>
        <draw:polygon draw:style-name="gr2" draw:text-style-name="P2" draw:layer="layout" svg:width="0.033cm" svg:height="0.034cm" svg:x="18.851cm" svg:y="7.772cm" svg:viewBox="0 0 34 35" draw:points="0,35 34,35 34,0 0,0">
          <text:p/>
        </draw:polygon>
        <draw:polygon draw:style-name="gr2" draw:text-style-name="P2" draw:layer="layout" svg:width="0.034cm" svg:height="0.102cm" svg:x="18.918cm" svg:y="7.704cm" svg:viewBox="0 0 35 103" draw:points="0,103 35,103 35,0 0,0">
          <text:p/>
        </draw:polygon>
        <draw:polygon draw:style-name="gr2" draw:text-style-name="P2" draw:layer="layout" svg:width="0.033cm" svg:height="0.034cm" svg:x="18.851cm" svg:y="8.242cm" svg:viewBox="0 0 34 35" draw:points="0,35 34,35 34,0 0,0">
          <text:p/>
        </draw:polygon>
        <draw:polygon draw:style-name="gr2" draw:text-style-name="P2" draw:layer="layout" svg:width="0.034cm" svg:height="0.436cm" svg:x="2.036cm" svg:y="7.806cm" svg:viewBox="0 0 35 437" draw:points="0,437 35,437 35,0 0,0">
          <text:p/>
        </draw:polygon>
        <draw:polygon draw:style-name="gr2" draw:text-style-name="P2" draw:layer="layout" svg:width="0.034cm" svg:height="0.436cm" svg:x="2.103cm" svg:y="7.806cm" svg:viewBox="0 0 35 437" draw:points="0,437 35,437 35,0 0,0">
          <text:p/>
        </draw:polygon>
        <draw:polygon draw:style-name="gr2" draw:text-style-name="P2" draw:layer="layout" svg:width="0.034cm" svg:height="0.101cm" svg:x="2.036cm" svg:y="8.242cm" svg:viewBox="0 0 35 102" draw:points="0,102 35,102 35,0 0,0">
          <text:p/>
        </draw:polygon>
        <draw:polygon draw:style-name="gr2" draw:text-style-name="P2" draw:layer="layout" svg:width="0.034cm" svg:height="0.033cm" svg:x="2.103cm" svg:y="8.31cm" svg:viewBox="0 0 35 34" draw:points="0,34 35,34 35,0 0,0">
          <text:p/>
        </draw:polygon>
        <draw:polygon draw:style-name="gr2" draw:text-style-name="P2" draw:layer="layout" svg:width="0.034cm" svg:height="0.034cm" svg:x="2.103cm" svg:y="8.779cm" svg:viewBox="0 0 35 35" draw:points="0,35 35,35 35,0 0,0">
          <text:p/>
        </draw:polygon>
        <draw:polygon draw:style-name="gr2" draw:text-style-name="P2" draw:layer="layout" svg:width="0.101cm" svg:height="0.034cm" svg:x="2.036cm" svg:y="8.847cm" svg:viewBox="0 0 102 35" draw:points="0,35 102,35 102,0 0,0">
          <text:p/>
        </draw:polygon>
        <draw:polygon draw:style-name="gr2" draw:text-style-name="P2" draw:layer="layout" svg:width="0.034cm" svg:height="0.034cm" svg:x="6.582cm" svg:y="8.779cm" svg:viewBox="0 0 35 35" draw:points="0,35 35,35 35,0 0,0">
          <text:p/>
        </draw:polygon>
        <draw:polygon draw:style-name="gr2" draw:text-style-name="P2" draw:layer="layout" svg:width="0.034cm" svg:height="0.436cm" svg:x="6.582cm" svg:y="7.806cm" svg:viewBox="0 0 35 437" draw:points="0,437 35,437 35,0 0,0">
          <text:p/>
        </draw:polygon>
        <draw:polygon draw:style-name="gr2" draw:text-style-name="P2" draw:layer="layout" svg:width="0.034cm" svg:height="0.436cm" svg:x="6.65cm" svg:y="7.806cm" svg:viewBox="0 0 35 437" draw:points="0,437 35,437 35,0 0,0">
          <text:p/>
        </draw:polygon>
        <draw:polygon draw:style-name="gr2" draw:text-style-name="P2" draw:layer="layout" svg:width="0.034cm" svg:height="0.033cm" svg:x="6.582cm" svg:y="8.31cm" svg:viewBox="0 0 35 34" draw:points="0,34 35,34 35,0 0,0">
          <text:p/>
        </draw:polygon>
        <draw:polygon draw:style-name="gr2" draw:text-style-name="P2" draw:layer="layout" svg:width="0.034cm" svg:height="0.033cm" svg:x="6.65cm" svg:y="8.31cm" svg:viewBox="0 0 35 34" draw:points="0,34 35,34 35,0 0,0">
          <text:p/>
        </draw:polygon>
        <draw:polygon draw:style-name="gr2" draw:text-style-name="P2" draw:layer="layout" svg:width="4.445cm" svg:height="0.034cm" svg:x="2.137cm" svg:y="8.779cm" svg:viewBox="0 0 4446 35" draw:points="0,35 4446,35 4446,0 0,0">
          <text:p/>
        </draw:polygon>
        <draw:polygon draw:style-name="gr2" draw:text-style-name="P2" draw:layer="layout" svg:width="4.445cm" svg:height="0.034cm" svg:x="2.137cm" svg:y="8.847cm" svg:viewBox="0 0 4446 35" draw:points="0,35 4446,35 4446,0 0,0">
          <text:p/>
        </draw:polygon>
        <draw:polygon draw:style-name="gr2" draw:text-style-name="P2" draw:layer="layout" svg:width="0.034cm" svg:height="0.034cm" svg:x="6.65cm" svg:y="8.779cm" svg:viewBox="0 0 35 35" draw:points="0,35 35,35 35,0 0,0">
          <text:p/>
        </draw:polygon>
        <draw:polygon draw:style-name="gr2" draw:text-style-name="P2" draw:layer="layout" svg:width="0.102cm" svg:height="0.034cm" svg:x="6.582cm" svg:y="8.847cm" svg:viewBox="0 0 103 35" draw:points="0,35 103,35 103,0 0,0">
          <text:p/>
        </draw:polygon>
        <draw:polygon draw:style-name="gr2" draw:text-style-name="P2" draw:layer="layout" svg:width="0.034cm" svg:height="0.034cm" svg:x="8.487cm" svg:y="8.779cm" svg:viewBox="0 0 35 35" draw:points="0,35 35,35 35,0 0,0">
          <text:p/>
        </draw:polygon>
        <draw:polygon draw:style-name="gr2" draw:text-style-name="P2" draw:layer="layout" svg:width="0.034cm" svg:height="0.436cm" svg:x="8.487cm" svg:y="7.806cm" svg:viewBox="0 0 35 437" draw:points="0,437 35,437 35,0 0,0">
          <text:p/>
        </draw:polygon>
        <draw:polygon draw:style-name="gr2" draw:text-style-name="P2" draw:layer="layout" svg:width="0.034cm" svg:height="0.436cm" svg:x="8.555cm" svg:y="7.806cm" svg:viewBox="0 0 35 437" draw:points="0,437 35,437 35,0 0,0">
          <text:p/>
        </draw:polygon>
        <draw:polygon draw:style-name="gr2" draw:text-style-name="P2" draw:layer="layout" svg:width="0.034cm" svg:height="0.033cm" svg:x="8.487cm" svg:y="8.31cm" svg:viewBox="0 0 35 34" draw:points="0,34 35,34 35,0 0,0">
          <text:p/>
        </draw:polygon>
        <draw:polygon draw:style-name="gr2" draw:text-style-name="P2" draw:layer="layout" svg:width="0.034cm" svg:height="0.033cm" svg:x="8.555cm" svg:y="8.31cm" svg:viewBox="0 0 35 34" draw:points="0,34 35,34 35,0 0,0">
          <text:p/>
        </draw:polygon>
        <draw:polygon draw:style-name="gr2" draw:text-style-name="P2" draw:layer="layout" svg:width="1.803cm" svg:height="0.034cm" svg:x="6.684cm" svg:y="8.779cm" svg:viewBox="0 0 1804 35" draw:points="0,35 1804,35 1804,0 0,0">
          <text:p/>
        </draw:polygon>
        <draw:polygon draw:style-name="gr2" draw:text-style-name="P2" draw:layer="layout" svg:width="1.803cm" svg:height="0.034cm" svg:x="6.684cm" svg:y="8.847cm" svg:viewBox="0 0 1804 35" draw:points="0,35 1804,35 1804,0 0,0">
          <text:p/>
        </draw:polygon>
        <draw:polygon draw:style-name="gr2" draw:text-style-name="P2" draw:layer="layout" svg:width="0.034cm" svg:height="0.034cm" svg:x="8.555cm" svg:y="8.779cm" svg:viewBox="0 0 35 35" draw:points="0,35 35,35 35,0 0,0">
          <text:p/>
        </draw:polygon>
        <draw:polygon draw:style-name="gr2" draw:text-style-name="P2" draw:layer="layout" svg:width="0.102cm" svg:height="0.034cm" svg:x="8.487cm" svg:y="8.847cm" svg:viewBox="0 0 103 35" draw:points="0,35 103,35 103,0 0,0">
          <text:p/>
        </draw:polygon>
        <draw:polygon draw:style-name="gr2" draw:text-style-name="P2" draw:layer="layout" svg:width="0.033cm" svg:height="0.436cm" svg:x="18.851cm" svg:y="7.806cm" svg:viewBox="0 0 34 437" draw:points="0,437 34,437 34,0 0,0">
          <text:p/>
        </draw:polygon>
        <draw:polygon draw:style-name="gr2" draw:text-style-name="P2" draw:layer="layout" svg:width="0.034cm" svg:height="0.436cm" svg:x="18.918cm" svg:y="7.806cm" svg:viewBox="0 0 35 437" draw:points="0,437 35,437 35,0 0,0">
          <text:p/>
        </draw:polygon>
        <draw:polygon draw:style-name="gr2" draw:text-style-name="P2" draw:layer="layout" svg:width="0.033cm" svg:height="0.033cm" svg:x="18.851cm" svg:y="8.31cm" svg:viewBox="0 0 34 34" draw:points="0,34 34,34 34,0 0,0">
          <text:p/>
        </draw:polygon>
        <draw:polygon draw:style-name="gr2" draw:text-style-name="P2" draw:layer="layout" svg:width="0.034cm" svg:height="0.101cm" svg:x="18.918cm" svg:y="8.242cm" svg:viewBox="0 0 35 102" draw:points="0,102 35,102 35,0 0,0">
          <text:p/>
        </draw:polygon>
        <draw:polygon draw:style-name="gr2" draw:text-style-name="P2" draw:layer="layout" svg:width="0.034cm" svg:height="0.034cm" svg:x="2.103cm" svg:y="8.779cm" svg:viewBox="0 0 35 35" draw:points="0,35 35,35 35,0 0,0">
          <text:p/>
        </draw:polygon>
        <draw:polygon draw:style-name="gr2" draw:text-style-name="P2" draw:layer="layout" svg:width="0.034cm" svg:height="0.102cm" svg:x="2.036cm" svg:y="8.779cm" svg:viewBox="0 0 35 103" draw:points="0,103 35,103 35,0 0,0">
          <text:p/>
        </draw:polygon>
        <draw:polygon draw:style-name="gr2" draw:text-style-name="P2" draw:layer="layout" svg:width="0.101cm" svg:height="0.034cm" svg:x="2.036cm" svg:y="9.084cm" svg:viewBox="0 0 102 35" draw:points="0,35 102,35 102,0 0,0">
          <text:p/>
        </draw:polygon>
        <draw:polygon draw:style-name="gr2" draw:text-style-name="P2" draw:layer="layout" svg:width="0.034cm" svg:height="0.034cm" svg:x="2.103cm" svg:y="9.152cm" svg:viewBox="0 0 35 35" draw:points="0,35 35,35 35,0 0,0">
          <text:p/>
        </draw:polygon>
        <draw:polygon draw:style-name="gr2" draw:text-style-name="P2" draw:layer="layout" svg:width="0.034cm" svg:height="0.034cm" svg:x="7.217cm" svg:y="9.152cm" svg:viewBox="0 0 35 35" draw:points="0,35 35,35 35,0 0,0">
          <text:p/>
        </draw:polygon>
        <draw:polygon draw:style-name="gr2" draw:text-style-name="P2" draw:layer="layout" svg:width="5.182cm" svg:height="0.034cm" svg:x="2.137cm" svg:y="9.084cm" svg:viewBox="0 0 5183 35" draw:points="0,35 5183,35 5183,0 0,0">
          <text:p/>
        </draw:polygon>
        <draw:polygon draw:style-name="gr2" draw:text-style-name="P2" draw:layer="layout" svg:width="5.08cm" svg:height="0.034cm" svg:x="2.137cm" svg:y="9.152cm" svg:viewBox="0 0 5081 35" draw:points="0,35 5081,35 5081,0 0,0">
          <text:p/>
        </draw:polygon>
        <draw:polygon draw:style-name="gr2" draw:text-style-name="P2" draw:layer="layout" svg:width="0.102cm" svg:height="0.034cm" svg:x="7.852cm" svg:y="9.084cm" svg:viewBox="0 0 103 35" draw:points="0,35 103,35 103,0 0,0">
          <text:p/>
        </draw:polygon>
        <draw:polygon draw:style-name="gr2" draw:text-style-name="P2" draw:layer="layout" svg:width="0.034cm" svg:height="0.034cm" svg:x="7.92cm" svg:y="9.152cm" svg:viewBox="0 0 35 35" draw:points="0,35 35,35 35,0 0,0">
          <text:p/>
        </draw:polygon>
        <draw:polygon draw:style-name="gr2" draw:text-style-name="P2" draw:layer="layout" svg:width="0.034cm" svg:height="0.034cm" svg:x="13.034cm" svg:y="9.152cm" svg:viewBox="0 0 35 35" draw:points="0,35 35,35 35,0 0,0">
          <text:p/>
        </draw:polygon>
        <draw:polygon draw:style-name="gr2" draw:text-style-name="P2" draw:layer="layout" svg:width="5.182cm" svg:height="0.034cm" svg:x="7.954cm" svg:y="9.084cm" svg:viewBox="0 0 5183 35" draw:points="0,35 5183,35 5183,0 0,0">
          <text:p/>
        </draw:polygon>
        <draw:polygon draw:style-name="gr2" draw:text-style-name="P2" draw:layer="layout" svg:width="5.08cm" svg:height="0.034cm" svg:x="7.954cm" svg:y="9.152cm" svg:viewBox="0 0 5081 35" draw:points="0,35 5081,35 5081,0 0,0">
          <text:p/>
        </draw:polygon>
        <draw:polygon draw:style-name="gr2" draw:text-style-name="P2" draw:layer="layout" svg:width="0.102cm" svg:height="0.034cm" svg:x="13.669cm" svg:y="9.084cm" svg:viewBox="0 0 103 35" draw:points="0,35 103,35 103,0 0,0">
          <text:p/>
        </draw:polygon>
        <draw:polygon draw:style-name="gr2" draw:text-style-name="P2" draw:layer="layout" svg:width="0.034cm" svg:height="0.034cm" svg:x="13.737cm" svg:y="9.152cm" svg:viewBox="0 0 35 35" draw:points="0,35 35,35 35,0 0,0">
          <text:p/>
        </draw:polygon>
        <draw:polygon draw:style-name="gr2" draw:text-style-name="P2" draw:layer="layout" svg:width="0.034cm" svg:height="0.102cm" svg:x="18.918cm" svg:y="8.779cm" svg:viewBox="0 0 35 103" draw:points="0,103 35,103 35,0 0,0">
          <text:p/>
        </draw:polygon>
        <draw:polygon draw:style-name="gr2" draw:text-style-name="P2" draw:layer="layout" svg:width="0.033cm" svg:height="0.034cm" svg:x="18.851cm" svg:y="8.779cm" svg:viewBox="0 0 34 35" draw:points="0,35 34,35 34,0 0,0">
          <text:p/>
        </draw:polygon>
        <draw:polygon draw:style-name="gr2" draw:text-style-name="P2" draw:layer="layout" svg:width="0.034cm" svg:height="0.436cm" svg:x="2.036cm" svg:y="8.343cm" svg:viewBox="0 0 35 437" draw:points="0,437 35,437 35,0 0,0">
          <text:p/>
        </draw:polygon>
        <draw:polygon draw:style-name="gr2" draw:text-style-name="P2" draw:layer="layout" svg:width="0.034cm" svg:height="0.436cm" svg:x="2.103cm" svg:y="8.343cm" svg:viewBox="0 0 35 437" draw:points="0,437 35,437 35,0 0,0">
          <text:p/>
        </draw:polygon>
        <draw:polygon draw:style-name="gr2" draw:text-style-name="P2" draw:layer="layout" svg:width="0.034cm" svg:height="0.974cm" svg:x="2.671cm" svg:y="5.35cm" svg:viewBox="0 0 35 975" draw:points="0,975 35,975 35,0 0,0">
          <text:p/>
        </draw:polygon>
        <draw:polygon draw:style-name="gr2" draw:text-style-name="P2" draw:layer="layout" svg:width="0.034cm" svg:height="0.974cm" svg:x="2.738cm" svg:y="5.35cm" svg:viewBox="0 0 35 975" draw:points="0,975 35,975 35,0 0,0">
          <text:p/>
        </draw:polygon>
        <draw:polygon draw:style-name="gr2" draw:text-style-name="P2" draw:layer="layout" svg:width="0.033cm" svg:height="0.469cm" svg:x="3.34cm" svg:y="3.937cm" svg:viewBox="0 0 34 470" draw:points="0,470 34,470 34,0 0,0">
          <text:p/>
        </draw:polygon>
        <draw:polygon draw:style-name="gr2" draw:text-style-name="P2" draw:layer="layout" svg:width="1.27cm" svg:height="0.034cm" svg:x="2.738cm" svg:y="9.63cm" svg:viewBox="0 0 1271 35" draw:points="0,35 1271,35 1271,0 0,0">
          <text:p/>
        </draw:polygon>
        <draw:polygon draw:style-name="gr2" draw:text-style-name="P2" draw:layer="layout" svg:width="0.635cm" svg:height="0.034cm" svg:x="4.254cm" svg:y="9.63cm" svg:viewBox="0 0 636 35" draw:points="0,35 636,35 636,0 0,0">
          <text:p/>
        </draw:polygon>
        <draw:polygon draw:style-name="gr2" draw:text-style-name="P2" draw:layer="layout" svg:width="0.635cm" svg:height="0.034cm" svg:x="5.135cm" svg:y="9.63cm" svg:viewBox="0 0 636 35" draw:points="0,35 636,35 636,0 0,0">
          <text:p/>
        </draw:polygon>
        <draw:polygon draw:style-name="gr2" draw:text-style-name="P2" draw:layer="layout" svg:width="0.034cm" svg:height="0.436cm" svg:x="6.582cm" svg:y="8.343cm" svg:viewBox="0 0 35 437" draw:points="0,437 35,437 35,0 0,0">
          <text:p/>
        </draw:polygon>
        <draw:polygon draw:style-name="gr2" draw:text-style-name="P2" draw:layer="layout" svg:width="0.034cm" svg:height="0.436cm" svg:x="6.65cm" svg:y="8.343cm" svg:viewBox="0 0 35 437" draw:points="0,437 35,437 35,0 0,0">
          <text:p/>
        </draw:polygon>
        <draw:polygon draw:style-name="gr2" draw:text-style-name="P2" draw:layer="layout" svg:width="0.635cm" svg:height="0.034cm" svg:x="6.015cm" svg:y="9.63cm" svg:viewBox="0 0 636 35" draw:points="0,35 636,35 636,0 0,0">
          <text:p/>
        </draw:polygon>
        <draw:polygon draw:style-name="gr2" draw:text-style-name="P2" draw:layer="layout" svg:width="0.034cm" svg:height="0.436cm" svg:x="8.487cm" svg:y="8.343cm" svg:viewBox="0 0 35 437" draw:points="0,437 35,437 35,0 0,0">
          <text:p/>
        </draw:polygon>
        <draw:polygon draw:style-name="gr2" draw:text-style-name="P2" draw:layer="layout" svg:width="0.034cm" svg:height="0.436cm" svg:x="8.555cm" svg:y="8.343cm" svg:viewBox="0 0 35 437" draw:points="0,437 35,437 35,0 0,0">
          <text:p/>
        </draw:polygon>
        <draw:polygon draw:style-name="gr2" draw:text-style-name="P2" draw:layer="layout" svg:width="1.27cm" svg:height="0.034cm" svg:x="8.555cm" svg:y="9.63cm" svg:viewBox="0 0 1271 35" draw:points="0,35 1271,35 1271,0 0,0">
          <text:p/>
        </draw:polygon>
        <draw:polygon draw:style-name="gr2" draw:text-style-name="P2" draw:layer="layout" svg:width="0.034cm" svg:height="2.049cm" svg:x="10.003cm" svg:y="2.357cm" svg:viewBox="0 0 35 2050" draw:points="0,2050 35,2050 35,0 0,0">
          <text:p/>
        </draw:polygon>
        <draw:polygon draw:style-name="gr2" draw:text-style-name="P2" draw:layer="layout" svg:width="0.033cm" svg:height="2.049cm" svg:x="10.071cm" svg:y="2.357cm" svg:viewBox="0 0 34 2050" draw:points="0,2050 34,2050 34,0 0,0">
          <text:p/>
        </draw:polygon>
        <draw:polygon draw:style-name="gr2" draw:text-style-name="P2" draw:layer="layout" svg:width="0.034cm" svg:height="0.974cm" svg:x="10.638cm" svg:y="2.357cm" svg:viewBox="0 0 35 975" draw:points="0,975 35,975 35,0 0,0">
          <text:p/>
        </draw:polygon>
        <draw:polygon draw:style-name="gr2" draw:text-style-name="P2" draw:layer="layout" svg:width="0.033cm" svg:height="0.974cm" svg:x="10.706cm" svg:y="2.357cm" svg:viewBox="0 0 34 975" draw:points="0,975 34,975 34,0 0,0">
          <text:p/>
        </draw:polygon>
        <draw:polygon draw:style-name="gr2" draw:text-style-name="P2" draw:layer="layout" svg:width="0.635cm" svg:height="0.034cm" svg:x="10.071cm" svg:y="9.63cm" svg:viewBox="0 0 636 35" draw:points="0,35 636,35 636,0 0,0">
          <text:p/>
        </draw:polygon>
        <draw:polygon draw:style-name="gr2" draw:text-style-name="P2" draw:layer="layout" svg:width="0.034cm" svg:height="0.974cm" svg:x="10.883cm" svg:y="5.35cm" svg:viewBox="0 0 35 975" draw:points="0,975 35,975 35,0 0,0">
          <text:p/>
        </draw:polygon>
        <draw:polygon draw:style-name="gr2" draw:text-style-name="P2" draw:layer="layout" svg:width="0.034cm" svg:height="0.974cm" svg:x="10.951cm" svg:y="5.35cm" svg:viewBox="0 0 35 975" draw:points="0,975 35,975 35,0 0,0">
          <text:p/>
        </draw:polygon>
        <draw:polygon draw:style-name="gr2" draw:text-style-name="P2" draw:layer="layout" svg:width="0.635cm" svg:height="0.034cm" svg:x="10.951cm" svg:y="9.63cm" svg:viewBox="0 0 636 35" draw:points="0,35 636,35 636,0 0,0">
          <text:p/>
        </draw:polygon>
        <draw:polygon draw:style-name="gr2" draw:text-style-name="P2" draw:layer="layout" svg:width="0.635cm" svg:height="0.034cm" svg:x="11.832cm" svg:y="9.63cm" svg:viewBox="0 0 636 35" draw:points="0,35 636,35 636,0 0,0">
          <text:p/>
        </draw:polygon>
        <draw:polygon draw:style-name="gr2" draw:text-style-name="P2" draw:layer="layout" svg:width="1.27cm" svg:height="0.034cm" svg:x="14.372cm" svg:y="9.63cm" svg:viewBox="0 0 1271 35" draw:points="0,35 1271,35 1271,0 0,0">
          <text:p/>
        </draw:polygon>
        <draw:polygon draw:style-name="gr2" draw:text-style-name="P2" draw:layer="layout" svg:width="0.635cm" svg:height="0.034cm" svg:x="15.887cm" svg:y="9.63cm" svg:viewBox="0 0 636 35" draw:points="0,35 636,35 636,0 0,0">
          <text:p/>
        </draw:polygon>
        <draw:polygon draw:style-name="gr2" draw:text-style-name="P2" draw:layer="layout" svg:width="0.635cm" svg:height="0.034cm" svg:x="16.768cm" svg:y="9.63cm" svg:viewBox="0 0 636 35" draw:points="0,35 636,35 636,0 0,0">
          <text:p/>
        </draw:polygon>
        <draw:polygon draw:style-name="gr2" draw:text-style-name="P2" draw:layer="layout" svg:width="0.034cm" svg:height="1.211cm" svg:x="17.614cm" svg:y="0.774cm" svg:viewBox="0 0 35 1212" draw:points="0,1212 35,1212 35,0 0,0">
          <text:p/>
        </draw:polygon>
        <draw:polygon draw:style-name="gr2" draw:text-style-name="P2" draw:layer="layout" svg:width="0.033cm" svg:height="0.436cm" svg:x="18.851cm" svg:y="8.343cm" svg:viewBox="0 0 34 437" draw:points="0,437 34,437 34,0 0,0">
          <text:p/>
        </draw:polygon>
        <draw:polygon draw:style-name="gr2" draw:text-style-name="P2" draw:layer="layout" svg:width="0.034cm" svg:height="0.436cm" svg:x="18.918cm" svg:y="8.343cm" svg:viewBox="0 0 35 437" draw:points="0,437 35,437 35,0 0,0">
          <text:p/>
        </draw:polygon>
        <draw:polygon draw:style-name="gr2" draw:text-style-name="P2" draw:layer="layout" svg:width="1.27cm" svg:height="0.033cm" svg:x="2.738cm" svg:y="10.143cm" svg:viewBox="0 0 1271 34" draw:points="0,34 1271,34 1271,0 0,0">
          <text:p/>
        </draw:polygon>
        <draw:polygon draw:style-name="gr2" draw:text-style-name="P2" draw:layer="layout" svg:width="0.635cm" svg:height="0.033cm" svg:x="4.254cm" svg:y="10.143cm" svg:viewBox="0 0 636 34" draw:points="0,34 636,34 636,0 0,0">
          <text:p/>
        </draw:polygon>
        <draw:polygon draw:style-name="gr2" draw:text-style-name="P2" draw:layer="layout" svg:width="0.635cm" svg:height="0.033cm" svg:x="5.135cm" svg:y="10.143cm" svg:viewBox="0 0 636 34" draw:points="0,34 636,34 636,0 0,0">
          <text:p/>
        </draw:polygon>
        <draw:polygon draw:style-name="gr2" draw:text-style-name="P2" draw:layer="layout" svg:width="0.635cm" svg:height="0.033cm" svg:x="6.015cm" svg:y="10.143cm" svg:viewBox="0 0 636 34" draw:points="0,34 636,34 636,0 0,0">
          <text:p/>
        </draw:polygon>
        <draw:polygon draw:style-name="gr2" draw:text-style-name="P2" draw:layer="layout" svg:width="1.27cm" svg:height="0.033cm" svg:x="8.555cm" svg:y="10.143cm" svg:viewBox="0 0 1271 34" draw:points="0,34 1271,34 1271,0 0,0">
          <text:p/>
        </draw:polygon>
        <draw:polygon draw:style-name="gr2" draw:text-style-name="P2" draw:layer="layout" svg:width="0.635cm" svg:height="0.033cm" svg:x="10.071cm" svg:y="10.143cm" svg:viewBox="0 0 636 34" draw:points="0,34 636,34 636,0 0,0">
          <text:p/>
        </draw:polygon>
        <draw:polygon draw:style-name="gr2" draw:text-style-name="P2" draw:layer="layout" svg:width="0.635cm" svg:height="0.033cm" svg:x="10.951cm" svg:y="10.143cm" svg:viewBox="0 0 636 34" draw:points="0,34 636,34 636,0 0,0">
          <text:p/>
        </draw:polygon>
        <draw:polygon draw:style-name="gr2" draw:text-style-name="P2" draw:layer="layout" svg:width="0.635cm" svg:height="0.033cm" svg:x="11.832cm" svg:y="10.143cm" svg:viewBox="0 0 636 34" draw:points="0,34 636,34 636,0 0,0">
          <text:p/>
        </draw:polygon>
        <draw:polygon draw:style-name="gr2" draw:text-style-name="P2" draw:layer="layout" svg:width="1.27cm" svg:height="0.033cm" svg:x="14.372cm" svg:y="10.143cm" svg:viewBox="0 0 1271 34" draw:points="0,34 1271,34 1271,0 0,0">
          <text:p/>
        </draw:polygon>
        <draw:polygon draw:style-name="gr2" draw:text-style-name="P2" draw:layer="layout" svg:width="0.635cm" svg:height="0.033cm" svg:x="15.887cm" svg:y="10.143cm" svg:viewBox="0 0 636 34" draw:points="0,34 636,34 636,0 0,0">
          <text:p/>
        </draw:polygon>
        <draw:polygon draw:style-name="gr2" draw:text-style-name="P2" draw:layer="layout" svg:width="0.635cm" svg:height="0.033cm" svg:x="16.768cm" svg:y="10.143cm" svg:viewBox="0 0 636 34" draw:points="0,34 636,34 636,0 0,0">
          <text:p/>
        </draw:polygon>
        <draw:polygon draw:style-name="gr2" draw:text-style-name="P2" draw:layer="layout" svg:width="1.27cm" svg:height="0.034cm" svg:x="2.738cm" svg:y="10.655cm" svg:viewBox="0 0 1271 35" draw:points="0,35 1271,35 1271,0 0,0">
          <text:p/>
        </draw:polygon>
        <draw:polygon draw:style-name="gr2" draw:text-style-name="P2" draw:layer="layout" svg:width="0.635cm" svg:height="0.034cm" svg:x="4.254cm" svg:y="10.655cm" svg:viewBox="0 0 636 35" draw:points="0,35 636,35 636,0 0,0">
          <text:p/>
        </draw:polygon>
        <draw:polygon draw:style-name="gr2" draw:text-style-name="P2" draw:layer="layout" svg:width="0.635cm" svg:height="0.034cm" svg:x="5.135cm" svg:y="10.655cm" svg:viewBox="0 0 636 35" draw:points="0,35 636,35 636,0 0,0">
          <text:p/>
        </draw:polygon>
        <draw:polygon draw:style-name="gr2" draw:text-style-name="P2" draw:layer="layout" svg:width="0.635cm" svg:height="0.034cm" svg:x="6.015cm" svg:y="10.655cm" svg:viewBox="0 0 636 35" draw:points="0,35 636,35 636,0 0,0">
          <text:p/>
        </draw:polygon>
        <draw:polygon draw:style-name="gr2" draw:text-style-name="P2" draw:layer="layout" svg:width="1.27cm" svg:height="0.034cm" svg:x="8.555cm" svg:y="10.655cm" svg:viewBox="0 0 1271 35" draw:points="0,35 1271,35 1271,0 0,0">
          <text:p/>
        </draw:polygon>
        <draw:polygon draw:style-name="gr2" draw:text-style-name="P2" draw:layer="layout" svg:width="0.635cm" svg:height="0.034cm" svg:x="10.071cm" svg:y="10.655cm" svg:viewBox="0 0 636 35" draw:points="0,35 636,35 636,0 0,0">
          <text:p/>
        </draw:polygon>
        <draw:polygon draw:style-name="gr2" draw:text-style-name="P2" draw:layer="layout" svg:width="0.635cm" svg:height="0.034cm" svg:x="10.951cm" svg:y="10.655cm" svg:viewBox="0 0 636 35" draw:points="0,35 636,35 636,0 0,0">
          <text:p/>
        </draw:polygon>
        <draw:polygon draw:style-name="gr2" draw:text-style-name="P2" draw:layer="layout" svg:width="0.635cm" svg:height="0.034cm" svg:x="11.832cm" svg:y="10.655cm" svg:viewBox="0 0 636 35" draw:points="0,35 636,35 636,0 0,0">
          <text:p/>
        </draw:polygon>
        <draw:polygon draw:style-name="gr2" draw:text-style-name="P2" draw:layer="layout" svg:width="1.27cm" svg:height="0.034cm" svg:x="14.372cm" svg:y="10.655cm" svg:viewBox="0 0 1271 35" draw:points="0,35 1271,35 1271,0 0,0">
          <text:p/>
        </draw:polygon>
        <draw:polygon draw:style-name="gr2" draw:text-style-name="P2" draw:layer="layout" svg:width="0.635cm" svg:height="0.034cm" svg:x="15.887cm" svg:y="10.655cm" svg:viewBox="0 0 636 35" draw:points="0,35 636,35 636,0 0,0">
          <text:p/>
        </draw:polygon>
        <draw:polygon draw:style-name="gr2" draw:text-style-name="P2" draw:layer="layout" svg:width="0.635cm" svg:height="0.034cm" svg:x="16.768cm" svg:y="10.655cm" svg:viewBox="0 0 636 35" draw:points="0,35 636,35 636,0 0,0">
          <text:p/>
        </draw:polygon>
        <draw:polygon draw:style-name="gr2" draw:text-style-name="P2" draw:layer="layout" svg:width="1.27cm" svg:height="0.034cm" svg:x="2.738cm" svg:y="11.167cm" svg:viewBox="0 0 1271 35" draw:points="0,35 1271,35 1271,0 0,0">
          <text:p/>
        </draw:polygon>
        <draw:polygon draw:style-name="gr2" draw:text-style-name="P2" draw:layer="layout" svg:width="0.635cm" svg:height="0.034cm" svg:x="4.254cm" svg:y="11.167cm" svg:viewBox="0 0 636 35" draw:points="0,35 636,35 636,0 0,0">
          <text:p/>
        </draw:polygon>
        <draw:polygon draw:style-name="gr2" draw:text-style-name="P2" draw:layer="layout" svg:width="0.635cm" svg:height="0.034cm" svg:x="5.135cm" svg:y="11.167cm" svg:viewBox="0 0 636 35" draw:points="0,35 636,35 636,0 0,0">
          <text:p/>
        </draw:polygon>
        <draw:polygon draw:style-name="gr2" draw:text-style-name="P2" draw:layer="layout" svg:width="0.635cm" svg:height="0.034cm" svg:x="6.015cm" svg:y="11.167cm" svg:viewBox="0 0 636 35" draw:points="0,35 636,35 636,0 0,0">
          <text:p/>
        </draw:polygon>
        <draw:polygon draw:style-name="gr2" draw:text-style-name="P2" draw:layer="layout" svg:width="1.27cm" svg:height="0.034cm" svg:x="8.555cm" svg:y="11.167cm" svg:viewBox="0 0 1271 35" draw:points="0,35 1271,35 1271,0 0,0">
          <text:p/>
        </draw:polygon>
        <draw:polygon draw:style-name="gr2" draw:text-style-name="P2" draw:layer="layout" svg:width="0.635cm" svg:height="0.034cm" svg:x="10.071cm" svg:y="11.167cm" svg:viewBox="0 0 636 35" draw:points="0,35 636,35 636,0 0,0">
          <text:p/>
        </draw:polygon>
        <draw:polygon draw:style-name="gr2" draw:text-style-name="P2" draw:layer="layout" svg:width="0.635cm" svg:height="0.034cm" svg:x="10.951cm" svg:y="11.167cm" svg:viewBox="0 0 636 35" draw:points="0,35 636,35 636,0 0,0">
          <text:p/>
        </draw:polygon>
        <draw:polygon draw:style-name="gr2" draw:text-style-name="P2" draw:layer="layout" svg:width="0.635cm" svg:height="0.034cm" svg:x="11.832cm" svg:y="11.167cm" svg:viewBox="0 0 636 35" draw:points="0,35 636,35 636,0 0,0">
          <text:p/>
        </draw:polygon>
        <draw:polygon draw:style-name="gr2" draw:text-style-name="P2" draw:layer="layout" svg:width="1.27cm" svg:height="0.034cm" svg:x="14.372cm" svg:y="11.167cm" svg:viewBox="0 0 1271 35" draw:points="0,35 1271,35 1271,0 0,0">
          <text:p/>
        </draw:polygon>
        <draw:polygon draw:style-name="gr2" draw:text-style-name="P2" draw:layer="layout" svg:width="0.635cm" svg:height="0.034cm" svg:x="15.887cm" svg:y="11.167cm" svg:viewBox="0 0 636 35" draw:points="0,35 636,35 636,0 0,0">
          <text:p/>
        </draw:polygon>
        <draw:polygon draw:style-name="gr2" draw:text-style-name="P2" draw:layer="layout" svg:width="0.635cm" svg:height="0.034cm" svg:x="16.768cm" svg:y="11.167cm" svg:viewBox="0 0 636 35" draw:points="0,35 636,35 636,0 0,0">
          <text:p/>
        </draw:polygon>
        <draw:polygon draw:style-name="gr2" draw:text-style-name="P2" draw:layer="layout" svg:width="1.27cm" svg:height="0.034cm" svg:x="2.738cm" svg:y="11.679cm" svg:viewBox="0 0 1271 35" draw:points="0,35 1271,35 1271,0 0,0">
          <text:p/>
        </draw:polygon>
        <draw:polygon draw:style-name="gr2" draw:text-style-name="P2" draw:layer="layout" svg:width="0.635cm" svg:height="0.034cm" svg:x="4.254cm" svg:y="11.679cm" svg:viewBox="0 0 636 35" draw:points="0,35 636,35 636,0 0,0">
          <text:p/>
        </draw:polygon>
        <draw:polygon draw:style-name="gr2" draw:text-style-name="P2" draw:layer="layout" svg:width="0.635cm" svg:height="0.034cm" svg:x="5.135cm" svg:y="11.679cm" svg:viewBox="0 0 636 35" draw:points="0,35 636,35 636,0 0,0">
          <text:p/>
        </draw:polygon>
        <draw:polygon draw:style-name="gr2" draw:text-style-name="P2" draw:layer="layout" svg:width="0.635cm" svg:height="0.034cm" svg:x="6.015cm" svg:y="11.679cm" svg:viewBox="0 0 636 35" draw:points="0,35 636,35 636,0 0,0">
          <text:p/>
        </draw:polygon>
        <draw:polygon draw:style-name="gr2" draw:text-style-name="P2" draw:layer="layout" svg:width="1.27cm" svg:height="0.034cm" svg:x="8.555cm" svg:y="11.679cm" svg:viewBox="0 0 1271 35" draw:points="0,35 1271,35 1271,0 0,0">
          <text:p/>
        </draw:polygon>
        <draw:polygon draw:style-name="gr2" draw:text-style-name="P2" draw:layer="layout" svg:width="0.635cm" svg:height="0.034cm" svg:x="10.071cm" svg:y="11.679cm" svg:viewBox="0 0 636 35" draw:points="0,35 636,35 636,0 0,0">
          <text:p/>
        </draw:polygon>
        <draw:polygon draw:style-name="gr2" draw:text-style-name="P2" draw:layer="layout" svg:width="0.635cm" svg:height="0.034cm" svg:x="10.951cm" svg:y="11.679cm" svg:viewBox="0 0 636 35" draw:points="0,35 636,35 636,0 0,0">
          <text:p/>
        </draw:polygon>
        <draw:polygon draw:style-name="gr2" draw:text-style-name="P2" draw:layer="layout" svg:width="0.635cm" svg:height="0.034cm" svg:x="11.832cm" svg:y="11.679cm" svg:viewBox="0 0 636 35" draw:points="0,35 636,35 636,0 0,0">
          <text:p/>
        </draw:polygon>
        <draw:polygon draw:style-name="gr2" draw:text-style-name="P2" draw:layer="layout" svg:width="1.27cm" svg:height="0.034cm" svg:x="14.372cm" svg:y="11.679cm" svg:viewBox="0 0 1271 35" draw:points="0,35 1271,35 1271,0 0,0">
          <text:p/>
        </draw:polygon>
        <draw:polygon draw:style-name="gr2" draw:text-style-name="P2" draw:layer="layout" svg:width="0.635cm" svg:height="0.034cm" svg:x="15.887cm" svg:y="11.679cm" svg:viewBox="0 0 636 35" draw:points="0,35 636,35 636,0 0,0">
          <text:p/>
        </draw:polygon>
        <draw:polygon draw:style-name="gr2" draw:text-style-name="P2" draw:layer="layout" svg:width="0.635cm" svg:height="0.034cm" svg:x="16.768cm" svg:y="11.679cm" svg:viewBox="0 0 636 35" draw:points="0,35 636,35 636,0 0,0">
          <text:p/>
        </draw:polygon>
        <draw:polygon draw:style-name="gr2" draw:text-style-name="P2" draw:layer="layout" svg:width="1.27cm" svg:height="0.034cm" svg:x="2.738cm" svg:y="12.191cm" svg:viewBox="0 0 1271 35" draw:points="0,35 1271,35 1271,0 0,0">
          <text:p/>
        </draw:polygon>
        <draw:polygon draw:style-name="gr2" draw:text-style-name="P2" draw:layer="layout" svg:width="0.635cm" svg:height="0.034cm" svg:x="4.254cm" svg:y="12.191cm" svg:viewBox="0 0 636 35" draw:points="0,35 636,35 636,0 0,0">
          <text:p/>
        </draw:polygon>
        <draw:polygon draw:style-name="gr2" draw:text-style-name="P2" draw:layer="layout" svg:width="0.635cm" svg:height="0.034cm" svg:x="5.135cm" svg:y="12.191cm" svg:viewBox="0 0 636 35" draw:points="0,35 636,35 636,0 0,0">
          <text:p/>
        </draw:polygon>
        <draw:polygon draw:style-name="gr2" draw:text-style-name="P2" draw:layer="layout" svg:width="0.635cm" svg:height="0.034cm" svg:x="6.015cm" svg:y="12.191cm" svg:viewBox="0 0 636 35" draw:points="0,35 636,35 636,0 0,0">
          <text:p/>
        </draw:polygon>
        <draw:polygon draw:style-name="gr2" draw:text-style-name="P2" draw:layer="layout" svg:width="1.27cm" svg:height="0.034cm" svg:x="8.555cm" svg:y="12.191cm" svg:viewBox="0 0 1271 35" draw:points="0,35 1271,35 1271,0 0,0">
          <text:p/>
        </draw:polygon>
        <draw:polygon draw:style-name="gr2" draw:text-style-name="P2" draw:layer="layout" svg:width="0.635cm" svg:height="0.034cm" svg:x="10.071cm" svg:y="12.191cm" svg:viewBox="0 0 636 35" draw:points="0,35 636,35 636,0 0,0">
          <text:p/>
        </draw:polygon>
        <draw:polygon draw:style-name="gr2" draw:text-style-name="P2" draw:layer="layout" svg:width="0.635cm" svg:height="0.034cm" svg:x="10.951cm" svg:y="12.191cm" svg:viewBox="0 0 636 35" draw:points="0,35 636,35 636,0 0,0">
          <text:p/>
        </draw:polygon>
        <draw:polygon draw:style-name="gr2" draw:text-style-name="P2" draw:layer="layout" svg:width="0.635cm" svg:height="0.034cm" svg:x="11.832cm" svg:y="12.191cm" svg:viewBox="0 0 636 35" draw:points="0,35 636,35 636,0 0,0">
          <text:p/>
        </draw:polygon>
        <draw:polygon draw:style-name="gr2" draw:text-style-name="P2" draw:layer="layout" svg:width="1.27cm" svg:height="0.034cm" svg:x="14.372cm" svg:y="12.191cm" svg:viewBox="0 0 1271 35" draw:points="0,35 1271,35 1271,0 0,0">
          <text:p/>
        </draw:polygon>
        <draw:polygon draw:style-name="gr2" draw:text-style-name="P2" draw:layer="layout" svg:width="0.635cm" svg:height="0.034cm" svg:x="15.887cm" svg:y="12.191cm" svg:viewBox="0 0 636 35" draw:points="0,35 636,35 636,0 0,0">
          <text:p/>
        </draw:polygon>
        <draw:polygon draw:style-name="gr2" draw:text-style-name="P2" draw:layer="layout" svg:width="0.635cm" svg:height="0.034cm" svg:x="16.768cm" svg:y="12.191cm" svg:viewBox="0 0 636 35" draw:points="0,35 636,35 636,0 0,0">
          <text:p/>
        </draw:polygon>
        <draw:polygon draw:style-name="gr2" draw:text-style-name="P2" draw:layer="layout" svg:width="1.27cm" svg:height="0.034cm" svg:x="2.738cm" svg:y="12.704cm" svg:viewBox="0 0 1271 35" draw:points="0,35 1271,35 1271,0 0,0">
          <text:p/>
        </draw:polygon>
        <draw:polygon draw:style-name="gr2" draw:text-style-name="P2" draw:layer="layout" svg:width="0.635cm" svg:height="0.034cm" svg:x="4.254cm" svg:y="12.704cm" svg:viewBox="0 0 636 35" draw:points="0,35 636,35 636,0 0,0">
          <text:p/>
        </draw:polygon>
        <draw:polygon draw:style-name="gr2" draw:text-style-name="P2" draw:layer="layout" svg:width="0.635cm" svg:height="0.034cm" svg:x="5.135cm" svg:y="12.704cm" svg:viewBox="0 0 636 35" draw:points="0,35 636,35 636,0 0,0">
          <text:p/>
        </draw:polygon>
        <draw:polygon draw:style-name="gr2" draw:text-style-name="P2" draw:layer="layout" svg:width="0.635cm" svg:height="0.034cm" svg:x="6.015cm" svg:y="12.704cm" svg:viewBox="0 0 636 35" draw:points="0,35 636,35 636,0 0,0">
          <text:p/>
        </draw:polygon>
        <draw:polygon draw:style-name="gr2" draw:text-style-name="P2" draw:layer="layout" svg:width="1.27cm" svg:height="0.034cm" svg:x="8.555cm" svg:y="12.704cm" svg:viewBox="0 0 1271 35" draw:points="0,35 1271,35 1271,0 0,0">
          <text:p/>
        </draw:polygon>
        <draw:polygon draw:style-name="gr2" draw:text-style-name="P2" draw:layer="layout" svg:width="0.635cm" svg:height="0.034cm" svg:x="10.071cm" svg:y="12.704cm" svg:viewBox="0 0 636 35" draw:points="0,35 636,35 636,0 0,0">
          <text:p/>
        </draw:polygon>
        <draw:polygon draw:style-name="gr2" draw:text-style-name="P2" draw:layer="layout" svg:width="0.635cm" svg:height="0.034cm" svg:x="10.951cm" svg:y="12.704cm" svg:viewBox="0 0 636 35" draw:points="0,35 636,35 636,0 0,0">
          <text:p/>
        </draw:polygon>
        <draw:polygon draw:style-name="gr2" draw:text-style-name="P2" draw:layer="layout" svg:width="0.635cm" svg:height="0.034cm" svg:x="11.832cm" svg:y="12.704cm" svg:viewBox="0 0 636 35" draw:points="0,35 636,35 636,0 0,0">
          <text:p/>
        </draw:polygon>
        <draw:polygon draw:style-name="gr2" draw:text-style-name="P2" draw:layer="layout" svg:width="1.27cm" svg:height="0.034cm" svg:x="14.372cm" svg:y="12.704cm" svg:viewBox="0 0 1271 35" draw:points="0,35 1271,35 1271,0 0,0">
          <text:p/>
        </draw:polygon>
        <draw:polygon draw:style-name="gr2" draw:text-style-name="P2" draw:layer="layout" svg:width="0.635cm" svg:height="0.034cm" svg:x="15.887cm" svg:y="12.704cm" svg:viewBox="0 0 636 35" draw:points="0,35 636,35 636,0 0,0">
          <text:p/>
        </draw:polygon>
        <draw:polygon draw:style-name="gr2" draw:text-style-name="P2" draw:layer="layout" svg:width="0.635cm" svg:height="0.034cm" svg:x="16.768cm" svg:y="12.704cm" svg:viewBox="0 0 636 35" draw:points="0,35 636,35 636,0 0,0">
          <text:p/>
        </draw:polygon>
        <draw:polygon draw:style-name="gr2" draw:text-style-name="P2" draw:layer="layout" svg:width="1.27cm" svg:height="0.035cm" svg:x="2.738cm" svg:y="13.216cm" svg:viewBox="0 0 1271 36" draw:points="0,36 1271,36 1271,0 0,0">
          <text:p/>
        </draw:polygon>
        <draw:polygon draw:style-name="gr2" draw:text-style-name="P2" draw:layer="layout" svg:width="0.635cm" svg:height="0.035cm" svg:x="4.254cm" svg:y="13.216cm" svg:viewBox="0 0 636 36" draw:points="0,36 636,36 636,0 0,0">
          <text:p/>
        </draw:polygon>
        <draw:polygon draw:style-name="gr2" draw:text-style-name="P2" draw:layer="layout" svg:width="0.635cm" svg:height="0.035cm" svg:x="5.135cm" svg:y="13.216cm" svg:viewBox="0 0 636 36" draw:points="0,36 636,36 636,0 0,0">
          <text:p/>
        </draw:polygon>
        <draw:polygon draw:style-name="gr2" draw:text-style-name="P2" draw:layer="layout" svg:width="0.635cm" svg:height="0.035cm" svg:x="6.015cm" svg:y="13.216cm" svg:viewBox="0 0 636 36" draw:points="0,36 636,36 636,0 0,0">
          <text:p/>
        </draw:polygon>
        <draw:polygon draw:style-name="gr2" draw:text-style-name="P2" draw:layer="layout" svg:width="1.27cm" svg:height="0.035cm" svg:x="8.555cm" svg:y="13.216cm" svg:viewBox="0 0 1271 36" draw:points="0,36 1271,36 1271,0 0,0">
          <text:p/>
        </draw:polygon>
        <draw:polygon draw:style-name="gr2" draw:text-style-name="P2" draw:layer="layout" svg:width="0.635cm" svg:height="0.035cm" svg:x="10.071cm" svg:y="13.216cm" svg:viewBox="0 0 636 36" draw:points="0,36 636,36 636,0 0,0">
          <text:p/>
        </draw:polygon>
        <draw:polygon draw:style-name="gr2" draw:text-style-name="P2" draw:layer="layout" svg:width="0.635cm" svg:height="0.035cm" svg:x="10.951cm" svg:y="13.216cm" svg:viewBox="0 0 636 36" draw:points="0,36 636,36 636,0 0,0">
          <text:p/>
        </draw:polygon>
        <draw:polygon draw:style-name="gr2" draw:text-style-name="P2" draw:layer="layout" svg:width="0.635cm" svg:height="0.035cm" svg:x="11.832cm" svg:y="13.216cm" svg:viewBox="0 0 636 36" draw:points="0,36 636,36 636,0 0,0">
          <text:p/>
        </draw:polygon>
        <draw:polygon draw:style-name="gr2" draw:text-style-name="P2" draw:layer="layout" svg:width="1.27cm" svg:height="0.035cm" svg:x="14.372cm" svg:y="13.216cm" svg:viewBox="0 0 1271 36" draw:points="0,36 1271,36 1271,0 0,0">
          <text:p/>
        </draw:polygon>
        <draw:polygon draw:style-name="gr2" draw:text-style-name="P2" draw:layer="layout" svg:width="0.635cm" svg:height="0.035cm" svg:x="15.887cm" svg:y="13.216cm" svg:viewBox="0 0 636 36" draw:points="0,36 636,36 636,0 0,0">
          <text:p/>
        </draw:polygon>
        <draw:polygon draw:style-name="gr2" draw:text-style-name="P2" draw:layer="layout" svg:width="0.635cm" svg:height="0.035cm" svg:x="16.768cm" svg:y="13.216cm" svg:viewBox="0 0 636 36" draw:points="0,36 636,36 636,0 0,0">
          <text:p/>
        </draw:polygon>
        <draw:polygon draw:style-name="gr2" draw:text-style-name="P2" draw:layer="layout" svg:width="1.27cm" svg:height="0.034cm" svg:x="2.738cm" svg:y="13.728cm" svg:viewBox="0 0 1271 35" draw:points="0,35 1271,35 1271,0 0,0">
          <text:p/>
        </draw:polygon>
        <draw:polygon draw:style-name="gr2" draw:text-style-name="P2" draw:layer="layout" svg:width="0.635cm" svg:height="0.034cm" svg:x="4.254cm" svg:y="13.728cm" svg:viewBox="0 0 636 35" draw:points="0,35 636,35 636,0 0,0">
          <text:p/>
        </draw:polygon>
        <draw:polygon draw:style-name="gr2" draw:text-style-name="P2" draw:layer="layout" svg:width="0.635cm" svg:height="0.034cm" svg:x="5.135cm" svg:y="13.728cm" svg:viewBox="0 0 636 35" draw:points="0,35 636,35 636,0 0,0">
          <text:p/>
        </draw:polygon>
        <draw:polygon draw:style-name="gr2" draw:text-style-name="P2" draw:layer="layout" svg:width="0.635cm" svg:height="0.034cm" svg:x="6.015cm" svg:y="13.728cm" svg:viewBox="0 0 636 35" draw:points="0,35 636,35 636,0 0,0">
          <text:p/>
        </draw:polygon>
        <draw:polygon draw:style-name="gr2" draw:text-style-name="P2" draw:layer="layout" svg:width="1.27cm" svg:height="0.034cm" svg:x="8.555cm" svg:y="13.728cm" svg:viewBox="0 0 1271 35" draw:points="0,35 1271,35 1271,0 0,0">
          <text:p/>
        </draw:polygon>
        <draw:polygon draw:style-name="gr2" draw:text-style-name="P2" draw:layer="layout" svg:width="0.635cm" svg:height="0.034cm" svg:x="10.071cm" svg:y="13.728cm" svg:viewBox="0 0 636 35" draw:points="0,35 636,35 636,0 0,0">
          <text:p/>
        </draw:polygon>
        <draw:polygon draw:style-name="gr2" draw:text-style-name="P2" draw:layer="layout" svg:width="0.635cm" svg:height="0.034cm" svg:x="10.951cm" svg:y="13.728cm" svg:viewBox="0 0 636 35" draw:points="0,35 636,35 636,0 0,0">
          <text:p/>
        </draw:polygon>
        <draw:polygon draw:style-name="gr2" draw:text-style-name="P2" draw:layer="layout" svg:width="0.635cm" svg:height="0.034cm" svg:x="11.832cm" svg:y="13.728cm" svg:viewBox="0 0 636 35" draw:points="0,35 636,35 636,0 0,0">
          <text:p/>
        </draw:polygon>
        <draw:polygon draw:style-name="gr2" draw:text-style-name="P2" draw:layer="layout" svg:width="1.27cm" svg:height="0.034cm" svg:x="14.372cm" svg:y="13.728cm" svg:viewBox="0 0 1271 35" draw:points="0,35 1271,35 1271,0 0,0">
          <text:p/>
        </draw:polygon>
        <draw:polygon draw:style-name="gr2" draw:text-style-name="P2" draw:layer="layout" svg:width="0.635cm" svg:height="0.034cm" svg:x="15.887cm" svg:y="13.728cm" svg:viewBox="0 0 636 35" draw:points="0,35 636,35 636,0 0,0">
          <text:p/>
        </draw:polygon>
        <draw:polygon draw:style-name="gr2" draw:text-style-name="P2" draw:layer="layout" svg:width="0.635cm" svg:height="0.034cm" svg:x="16.768cm" svg:y="13.728cm" svg:viewBox="0 0 636 35" draw:points="0,35 636,35 636,0 0,0">
          <text:p/>
        </draw:polygon>
        <draw:polygon draw:style-name="gr2" draw:text-style-name="P2" draw:layer="layout" svg:width="1.27cm" svg:height="0.034cm" svg:x="2.738cm" svg:y="14.24cm" svg:viewBox="0 0 1271 35" draw:points="0,35 1271,35 1271,0 0,0">
          <text:p/>
        </draw:polygon>
        <draw:polygon draw:style-name="gr2" draw:text-style-name="P2" draw:layer="layout" svg:width="0.635cm" svg:height="0.034cm" svg:x="4.254cm" svg:y="14.24cm" svg:viewBox="0 0 636 35" draw:points="0,35 636,35 636,0 0,0">
          <text:p/>
        </draw:polygon>
        <draw:polygon draw:style-name="gr2" draw:text-style-name="P2" draw:layer="layout" svg:width="0.635cm" svg:height="0.034cm" svg:x="5.135cm" svg:y="14.24cm" svg:viewBox="0 0 636 35" draw:points="0,35 636,35 636,0 0,0">
          <text:p/>
        </draw:polygon>
        <draw:polygon draw:style-name="gr2" draw:text-style-name="P2" draw:layer="layout" svg:width="0.635cm" svg:height="0.034cm" svg:x="6.015cm" svg:y="14.24cm" svg:viewBox="0 0 636 35" draw:points="0,35 636,35 636,0 0,0">
          <text:p/>
        </draw:polygon>
        <draw:polygon draw:style-name="gr2" draw:text-style-name="P2" draw:layer="layout" svg:width="1.27cm" svg:height="0.034cm" svg:x="8.555cm" svg:y="14.24cm" svg:viewBox="0 0 1271 35" draw:points="0,35 1271,35 1271,0 0,0">
          <text:p/>
        </draw:polygon>
        <draw:polygon draw:style-name="gr2" draw:text-style-name="P2" draw:layer="layout" svg:width="0.635cm" svg:height="0.034cm" svg:x="10.071cm" svg:y="14.24cm" svg:viewBox="0 0 636 35" draw:points="0,35 636,35 636,0 0,0">
          <text:p/>
        </draw:polygon>
        <draw:polygon draw:style-name="gr2" draw:text-style-name="P2" draw:layer="layout" svg:width="0.635cm" svg:height="0.034cm" svg:x="10.951cm" svg:y="14.24cm" svg:viewBox="0 0 636 35" draw:points="0,35 636,35 636,0 0,0">
          <text:p/>
        </draw:polygon>
        <draw:polygon draw:style-name="gr2" draw:text-style-name="P2" draw:layer="layout" svg:width="0.635cm" svg:height="0.034cm" svg:x="11.832cm" svg:y="14.24cm" svg:viewBox="0 0 636 35" draw:points="0,35 636,35 636,0 0,0">
          <text:p/>
        </draw:polygon>
        <draw:polygon draw:style-name="gr2" draw:text-style-name="P2" draw:layer="layout" svg:width="1.27cm" svg:height="0.034cm" svg:x="14.372cm" svg:y="14.24cm" svg:viewBox="0 0 1271 35" draw:points="0,35 1271,35 1271,0 0,0">
          <text:p/>
        </draw:polygon>
        <draw:polygon draw:style-name="gr2" draw:text-style-name="P2" draw:layer="layout" svg:width="0.635cm" svg:height="0.034cm" svg:x="15.887cm" svg:y="14.24cm" svg:viewBox="0 0 636 35" draw:points="0,35 636,35 636,0 0,0">
          <text:p/>
        </draw:polygon>
        <draw:polygon draw:style-name="gr2" draw:text-style-name="P2" draw:layer="layout" svg:width="0.635cm" svg:height="0.034cm" svg:x="16.768cm" svg:y="14.24cm" svg:viewBox="0 0 636 35" draw:points="0,35 636,35 636,0 0,0">
          <text:p/>
        </draw:polygon>
        <draw:polygon draw:style-name="gr2" draw:text-style-name="P2" draw:layer="layout" svg:width="1.27cm" svg:height="0.034cm" svg:x="2.738cm" svg:y="14.753cm" svg:viewBox="0 0 1271 35" draw:points="0,35 1271,35 1271,0 0,0">
          <text:p/>
        </draw:polygon>
        <draw:polygon draw:style-name="gr2" draw:text-style-name="P2" draw:layer="layout" svg:width="0.635cm" svg:height="0.034cm" svg:x="4.254cm" svg:y="14.753cm" svg:viewBox="0 0 636 35" draw:points="0,35 636,35 636,0 0,0">
          <text:p/>
        </draw:polygon>
        <draw:polygon draw:style-name="gr2" draw:text-style-name="P2" draw:layer="layout" svg:width="0.635cm" svg:height="0.034cm" svg:x="5.135cm" svg:y="14.753cm" svg:viewBox="0 0 636 35" draw:points="0,35 636,35 636,0 0,0">
          <text:p/>
        </draw:polygon>
        <draw:polygon draw:style-name="gr2" draw:text-style-name="P2" draw:layer="layout" svg:width="0.635cm" svg:height="0.034cm" svg:x="6.015cm" svg:y="14.753cm" svg:viewBox="0 0 636 35" draw:points="0,35 636,35 636,0 0,0">
          <text:p/>
        </draw:polygon>
        <draw:polygon draw:style-name="gr2" draw:text-style-name="P2" draw:layer="layout" svg:width="1.27cm" svg:height="0.034cm" svg:x="8.555cm" svg:y="14.753cm" svg:viewBox="0 0 1271 35" draw:points="0,35 1271,35 1271,0 0,0">
          <text:p/>
        </draw:polygon>
        <draw:polygon draw:style-name="gr2" draw:text-style-name="P2" draw:layer="layout" svg:width="0.635cm" svg:height="0.034cm" svg:x="10.071cm" svg:y="14.753cm" svg:viewBox="0 0 636 35" draw:points="0,35 636,35 636,0 0,0">
          <text:p/>
        </draw:polygon>
        <draw:polygon draw:style-name="gr2" draw:text-style-name="P2" draw:layer="layout" svg:width="0.635cm" svg:height="0.034cm" svg:x="10.951cm" svg:y="14.753cm" svg:viewBox="0 0 636 35" draw:points="0,35 636,35 636,0 0,0">
          <text:p/>
        </draw:polygon>
        <draw:polygon draw:style-name="gr2" draw:text-style-name="P2" draw:layer="layout" svg:width="0.635cm" svg:height="0.034cm" svg:x="11.832cm" svg:y="14.753cm" svg:viewBox="0 0 636 35" draw:points="0,35 636,35 636,0 0,0">
          <text:p/>
        </draw:polygon>
        <draw:polygon draw:style-name="gr2" draw:text-style-name="P2" draw:layer="layout" svg:width="1.27cm" svg:height="0.034cm" svg:x="14.372cm" svg:y="14.753cm" svg:viewBox="0 0 1271 35" draw:points="0,35 1271,35 1271,0 0,0">
          <text:p/>
        </draw:polygon>
        <draw:polygon draw:style-name="gr2" draw:text-style-name="P2" draw:layer="layout" svg:width="0.635cm" svg:height="0.034cm" svg:x="15.887cm" svg:y="14.753cm" svg:viewBox="0 0 636 35" draw:points="0,35 636,35 636,0 0,0">
          <text:p/>
        </draw:polygon>
        <draw:polygon draw:style-name="gr2" draw:text-style-name="P2" draw:layer="layout" svg:width="0.635cm" svg:height="0.034cm" svg:x="16.768cm" svg:y="14.753cm" svg:viewBox="0 0 636 35" draw:points="0,35 636,35 636,0 0,0">
          <text:p/>
        </draw:polygon>
        <draw:polygon draw:style-name="gr2" draw:text-style-name="P2" draw:layer="layout" svg:width="1.27cm" svg:height="0.034cm" svg:x="2.738cm" svg:y="15.265cm" svg:viewBox="0 0 1271 35" draw:points="0,35 1271,35 1271,0 0,0">
          <text:p/>
        </draw:polygon>
        <draw:polygon draw:style-name="gr2" draw:text-style-name="P2" draw:layer="layout" svg:width="0.635cm" svg:height="0.034cm" svg:x="4.254cm" svg:y="15.265cm" svg:viewBox="0 0 636 35" draw:points="0,35 636,35 636,0 0,0">
          <text:p/>
        </draw:polygon>
        <draw:polygon draw:style-name="gr2" draw:text-style-name="P2" draw:layer="layout" svg:width="0.635cm" svg:height="0.034cm" svg:x="5.135cm" svg:y="15.265cm" svg:viewBox="0 0 636 35" draw:points="0,35 636,35 636,0 0,0">
          <text:p/>
        </draw:polygon>
        <draw:polygon draw:style-name="gr2" draw:text-style-name="P2" draw:layer="layout" svg:width="0.635cm" svg:height="0.034cm" svg:x="6.015cm" svg:y="15.265cm" svg:viewBox="0 0 636 35" draw:points="0,35 636,35 636,0 0,0">
          <text:p/>
        </draw:polygon>
        <draw:polygon draw:style-name="gr2" draw:text-style-name="P2" draw:layer="layout" svg:width="1.27cm" svg:height="0.034cm" svg:x="8.555cm" svg:y="15.265cm" svg:viewBox="0 0 1271 35" draw:points="0,35 1271,35 1271,0 0,0">
          <text:p/>
        </draw:polygon>
        <draw:polygon draw:style-name="gr2" draw:text-style-name="P2" draw:layer="layout" svg:width="0.635cm" svg:height="0.034cm" svg:x="10.071cm" svg:y="15.265cm" svg:viewBox="0 0 636 35" draw:points="0,35 636,35 636,0 0,0">
          <text:p/>
        </draw:polygon>
        <draw:polygon draw:style-name="gr2" draw:text-style-name="P2" draw:layer="layout" svg:width="0.635cm" svg:height="0.034cm" svg:x="10.951cm" svg:y="15.265cm" svg:viewBox="0 0 636 35" draw:points="0,35 636,35 636,0 0,0">
          <text:p/>
        </draw:polygon>
        <draw:polygon draw:style-name="gr2" draw:text-style-name="P2" draw:layer="layout" svg:width="0.635cm" svg:height="0.034cm" svg:x="11.832cm" svg:y="15.265cm" svg:viewBox="0 0 636 35" draw:points="0,35 636,35 636,0 0,0">
          <text:p/>
        </draw:polygon>
        <draw:polygon draw:style-name="gr2" draw:text-style-name="P2" draw:layer="layout" svg:width="1.27cm" svg:height="0.034cm" svg:x="14.372cm" svg:y="15.265cm" svg:viewBox="0 0 1271 35" draw:points="0,35 1271,35 1271,0 0,0">
          <text:p/>
        </draw:polygon>
        <draw:polygon draw:style-name="gr2" draw:text-style-name="P2" draw:layer="layout" svg:width="0.635cm" svg:height="0.034cm" svg:x="15.887cm" svg:y="15.265cm" svg:viewBox="0 0 636 35" draw:points="0,35 636,35 636,0 0,0">
          <text:p/>
        </draw:polygon>
        <draw:polygon draw:style-name="gr2" draw:text-style-name="P2" draw:layer="layout" svg:width="0.635cm" svg:height="0.034cm" svg:x="16.768cm" svg:y="15.265cm" svg:viewBox="0 0 636 35" draw:points="0,35 636,35 636,0 0,0">
          <text:p/>
        </draw:polygon>
        <draw:polygon draw:style-name="gr2" draw:text-style-name="P2" draw:layer="layout" svg:width="1.27cm" svg:height="0.034cm" svg:x="2.738cm" svg:y="15.777cm" svg:viewBox="0 0 1271 35" draw:points="0,35 1271,35 1271,0 0,0">
          <text:p/>
        </draw:polygon>
        <draw:polygon draw:style-name="gr2" draw:text-style-name="P2" draw:layer="layout" svg:width="0.635cm" svg:height="0.034cm" svg:x="4.254cm" svg:y="15.777cm" svg:viewBox="0 0 636 35" draw:points="0,35 636,35 636,0 0,0">
          <text:p/>
        </draw:polygon>
        <draw:polygon draw:style-name="gr2" draw:text-style-name="P2" draw:layer="layout" svg:width="0.635cm" svg:height="0.034cm" svg:x="5.135cm" svg:y="15.777cm" svg:viewBox="0 0 636 35" draw:points="0,35 636,35 636,0 0,0">
          <text:p/>
        </draw:polygon>
        <draw:polygon draw:style-name="gr2" draw:text-style-name="P2" draw:layer="layout" svg:width="0.635cm" svg:height="0.034cm" svg:x="6.015cm" svg:y="15.777cm" svg:viewBox="0 0 636 35" draw:points="0,35 636,35 636,0 0,0">
          <text:p/>
        </draw:polygon>
        <draw:polygon draw:style-name="gr2" draw:text-style-name="P2" draw:layer="layout" svg:width="1.27cm" svg:height="0.034cm" svg:x="8.555cm" svg:y="15.777cm" svg:viewBox="0 0 1271 35" draw:points="0,35 1271,35 1271,0 0,0">
          <text:p/>
        </draw:polygon>
        <draw:polygon draw:style-name="gr2" draw:text-style-name="P2" draw:layer="layout" svg:width="0.635cm" svg:height="0.034cm" svg:x="10.071cm" svg:y="15.777cm" svg:viewBox="0 0 636 35" draw:points="0,35 636,35 636,0 0,0">
          <text:p/>
        </draw:polygon>
        <draw:polygon draw:style-name="gr2" draw:text-style-name="P2" draw:layer="layout" svg:width="0.635cm" svg:height="0.034cm" svg:x="10.951cm" svg:y="15.777cm" svg:viewBox="0 0 636 35" draw:points="0,35 636,35 636,0 0,0">
          <text:p/>
        </draw:polygon>
        <draw:polygon draw:style-name="gr2" draw:text-style-name="P2" draw:layer="layout" svg:width="0.635cm" svg:height="0.034cm" svg:x="11.832cm" svg:y="15.777cm" svg:viewBox="0 0 636 35" draw:points="0,35 636,35 636,0 0,0">
          <text:p/>
        </draw:polygon>
        <draw:polygon draw:style-name="gr2" draw:text-style-name="P2" draw:layer="layout" svg:width="1.27cm" svg:height="0.034cm" svg:x="14.372cm" svg:y="15.777cm" svg:viewBox="0 0 1271 35" draw:points="0,35 1271,35 1271,0 0,0">
          <text:p/>
        </draw:polygon>
        <draw:polygon draw:style-name="gr2" draw:text-style-name="P2" draw:layer="layout" svg:width="0.635cm" svg:height="0.034cm" svg:x="15.887cm" svg:y="15.777cm" svg:viewBox="0 0 636 35" draw:points="0,35 636,35 636,0 0,0">
          <text:p/>
        </draw:polygon>
        <draw:polygon draw:style-name="gr2" draw:text-style-name="P2" draw:layer="layout" svg:width="0.635cm" svg:height="0.034cm" svg:x="16.768cm" svg:y="15.777cm" svg:viewBox="0 0 636 35" draw:points="0,35 636,35 636,0 0,0">
          <text:p/>
        </draw:polygon>
        <draw:polygon draw:style-name="gr2" draw:text-style-name="P2" draw:layer="layout" svg:width="1.27cm" svg:height="0.034cm" svg:x="2.738cm" svg:y="16.289cm" svg:viewBox="0 0 1271 35" draw:points="0,35 1271,35 1271,0 0,0">
          <text:p/>
        </draw:polygon>
        <draw:polygon draw:style-name="gr2" draw:text-style-name="P2" draw:layer="layout" svg:width="0.635cm" svg:height="0.034cm" svg:x="4.254cm" svg:y="16.289cm" svg:viewBox="0 0 636 35" draw:points="0,35 636,35 636,0 0,0">
          <text:p/>
        </draw:polygon>
        <draw:polygon draw:style-name="gr2" draw:text-style-name="P2" draw:layer="layout" svg:width="0.635cm" svg:height="0.034cm" svg:x="5.135cm" svg:y="16.289cm" svg:viewBox="0 0 636 35" draw:points="0,35 636,35 636,0 0,0">
          <text:p/>
        </draw:polygon>
        <draw:polygon draw:style-name="gr2" draw:text-style-name="P2" draw:layer="layout" svg:width="0.635cm" svg:height="0.034cm" svg:x="6.015cm" svg:y="16.289cm" svg:viewBox="0 0 636 35" draw:points="0,35 636,35 636,0 0,0">
          <text:p/>
        </draw:polygon>
        <draw:polygon draw:style-name="gr2" draw:text-style-name="P2" draw:layer="layout" svg:width="1.27cm" svg:height="0.034cm" svg:x="8.555cm" svg:y="16.289cm" svg:viewBox="0 0 1271 35" draw:points="0,35 1271,35 1271,0 0,0">
          <text:p/>
        </draw:polygon>
        <draw:polygon draw:style-name="gr2" draw:text-style-name="P2" draw:layer="layout" svg:width="0.635cm" svg:height="0.034cm" svg:x="10.071cm" svg:y="16.289cm" svg:viewBox="0 0 636 35" draw:points="0,35 636,35 636,0 0,0">
          <text:p/>
        </draw:polygon>
        <draw:polygon draw:style-name="gr2" draw:text-style-name="P2" draw:layer="layout" svg:width="0.635cm" svg:height="0.034cm" svg:x="10.951cm" svg:y="16.289cm" svg:viewBox="0 0 636 35" draw:points="0,35 636,35 636,0 0,0">
          <text:p/>
        </draw:polygon>
        <draw:polygon draw:style-name="gr2" draw:text-style-name="P2" draw:layer="layout" svg:width="0.635cm" svg:height="0.034cm" svg:x="11.832cm" svg:y="16.289cm" svg:viewBox="0 0 636 35" draw:points="0,35 636,35 636,0 0,0">
          <text:p/>
        </draw:polygon>
        <draw:polygon draw:style-name="gr2" draw:text-style-name="P2" draw:layer="layout" svg:width="1.27cm" svg:height="0.034cm" svg:x="14.372cm" svg:y="16.289cm" svg:viewBox="0 0 1271 35" draw:points="0,35 1271,35 1271,0 0,0">
          <text:p/>
        </draw:polygon>
        <draw:polygon draw:style-name="gr2" draw:text-style-name="P2" draw:layer="layout" svg:width="0.635cm" svg:height="0.034cm" svg:x="15.887cm" svg:y="16.289cm" svg:viewBox="0 0 636 35" draw:points="0,35 636,35 636,0 0,0">
          <text:p/>
        </draw:polygon>
        <draw:polygon draw:style-name="gr2" draw:text-style-name="P2" draw:layer="layout" svg:width="0.635cm" svg:height="0.034cm" svg:x="16.768cm" svg:y="16.289cm" svg:viewBox="0 0 636 35" draw:points="0,35 636,35 636,0 0,0">
          <text:p/>
        </draw:polygon>
        <draw:polygon draw:style-name="gr2" draw:text-style-name="P2" draw:layer="layout" svg:width="1.27cm" svg:height="0.033cm" svg:x="2.738cm" svg:y="16.802cm" svg:viewBox="0 0 1271 34" draw:points="0,34 1271,34 1271,0 0,0">
          <text:p/>
        </draw:polygon>
        <draw:polygon draw:style-name="gr2" draw:text-style-name="P2" draw:layer="layout" svg:width="0.635cm" svg:height="0.033cm" svg:x="4.254cm" svg:y="16.802cm" svg:viewBox="0 0 636 34" draw:points="0,34 636,34 636,0 0,0">
          <text:p/>
        </draw:polygon>
        <draw:polygon draw:style-name="gr2" draw:text-style-name="P2" draw:layer="layout" svg:width="0.635cm" svg:height="0.033cm" svg:x="5.135cm" svg:y="16.802cm" svg:viewBox="0 0 636 34" draw:points="0,34 636,34 636,0 0,0">
          <text:p/>
        </draw:polygon>
        <draw:polygon draw:style-name="gr2" draw:text-style-name="P2" draw:layer="layout" svg:width="0.635cm" svg:height="0.033cm" svg:x="6.015cm" svg:y="16.802cm" svg:viewBox="0 0 636 34" draw:points="0,34 636,34 636,0 0,0">
          <text:p/>
        </draw:polygon>
        <draw:polygon draw:style-name="gr2" draw:text-style-name="P2" draw:layer="layout" svg:width="1.27cm" svg:height="0.033cm" svg:x="8.555cm" svg:y="16.802cm" svg:viewBox="0 0 1271 34" draw:points="0,34 1271,34 1271,0 0,0">
          <text:p/>
        </draw:polygon>
        <draw:polygon draw:style-name="gr2" draw:text-style-name="P2" draw:layer="layout" svg:width="0.635cm" svg:height="0.033cm" svg:x="10.071cm" svg:y="16.802cm" svg:viewBox="0 0 636 34" draw:points="0,34 636,34 636,0 0,0">
          <text:p/>
        </draw:polygon>
        <draw:polygon draw:style-name="gr2" draw:text-style-name="P2" draw:layer="layout" svg:width="0.635cm" svg:height="0.033cm" svg:x="10.951cm" svg:y="16.802cm" svg:viewBox="0 0 636 34" draw:points="0,34 636,34 636,0 0,0">
          <text:p/>
        </draw:polygon>
        <draw:polygon draw:style-name="gr2" draw:text-style-name="P2" draw:layer="layout" svg:width="0.635cm" svg:height="0.033cm" svg:x="11.832cm" svg:y="16.802cm" svg:viewBox="0 0 636 34" draw:points="0,34 636,34 636,0 0,0">
          <text:p/>
        </draw:polygon>
        <draw:polygon draw:style-name="gr2" draw:text-style-name="P2" draw:layer="layout" svg:width="1.27cm" svg:height="0.033cm" svg:x="14.372cm" svg:y="16.802cm" svg:viewBox="0 0 1271 34" draw:points="0,34 1271,34 1271,0 0,0">
          <text:p/>
        </draw:polygon>
        <draw:polygon draw:style-name="gr2" draw:text-style-name="P2" draw:layer="layout" svg:width="0.635cm" svg:height="0.033cm" svg:x="15.887cm" svg:y="16.802cm" svg:viewBox="0 0 636 34" draw:points="0,34 636,34 636,0 0,0">
          <text:p/>
        </draw:polygon>
        <draw:polygon draw:style-name="gr2" draw:text-style-name="P2" draw:layer="layout" svg:width="0.635cm" svg:height="0.033cm" svg:x="16.768cm" svg:y="16.802cm" svg:viewBox="0 0 636 34" draw:points="0,34 636,34 636,0 0,0">
          <text:p/>
        </draw:polygon>
        <draw:polygon draw:style-name="gr2" draw:text-style-name="P2" draw:layer="layout" svg:width="1.27cm" svg:height="0.034cm" svg:x="2.738cm" svg:y="17.314cm" svg:viewBox="0 0 1271 35" draw:points="0,35 1271,35 1271,0 0,0">
          <text:p/>
        </draw:polygon>
        <draw:polygon draw:style-name="gr2" draw:text-style-name="P2" draw:layer="layout" svg:width="0.635cm" svg:height="0.034cm" svg:x="4.254cm" svg:y="17.314cm" svg:viewBox="0 0 636 35" draw:points="0,35 636,35 636,0 0,0">
          <text:p/>
        </draw:polygon>
        <draw:polygon draw:style-name="gr2" draw:text-style-name="P2" draw:layer="layout" svg:width="0.635cm" svg:height="0.034cm" svg:x="5.135cm" svg:y="17.314cm" svg:viewBox="0 0 636 35" draw:points="0,35 636,35 636,0 0,0">
          <text:p/>
        </draw:polygon>
        <draw:polygon draw:style-name="gr2" draw:text-style-name="P2" draw:layer="layout" svg:width="0.635cm" svg:height="0.034cm" svg:x="6.015cm" svg:y="17.314cm" svg:viewBox="0 0 636 35" draw:points="0,35 636,35 636,0 0,0">
          <text:p/>
        </draw:polygon>
        <draw:polygon draw:style-name="gr2" draw:text-style-name="P2" draw:layer="layout" svg:width="1.27cm" svg:height="0.034cm" svg:x="8.555cm" svg:y="17.314cm" svg:viewBox="0 0 1271 35" draw:points="0,35 1271,35 1271,0 0,0">
          <text:p/>
        </draw:polygon>
        <draw:polygon draw:style-name="gr2" draw:text-style-name="P2" draw:layer="layout" svg:width="0.635cm" svg:height="0.034cm" svg:x="10.071cm" svg:y="17.314cm" svg:viewBox="0 0 636 35" draw:points="0,35 636,35 636,0 0,0">
          <text:p/>
        </draw:polygon>
        <draw:polygon draw:style-name="gr2" draw:text-style-name="P2" draw:layer="layout" svg:width="0.635cm" svg:height="0.034cm" svg:x="10.951cm" svg:y="17.314cm" svg:viewBox="0 0 636 35" draw:points="0,35 636,35 636,0 0,0">
          <text:p/>
        </draw:polygon>
        <draw:polygon draw:style-name="gr2" draw:text-style-name="P2" draw:layer="layout" svg:width="0.635cm" svg:height="0.034cm" svg:x="11.832cm" svg:y="17.314cm" svg:viewBox="0 0 636 35" draw:points="0,35 636,35 636,0 0,0">
          <text:p/>
        </draw:polygon>
        <draw:polygon draw:style-name="gr2" draw:text-style-name="P2" draw:layer="layout" svg:width="1.27cm" svg:height="0.034cm" svg:x="14.372cm" svg:y="17.314cm" svg:viewBox="0 0 1271 35" draw:points="0,35 1271,35 1271,0 0,0">
          <text:p/>
        </draw:polygon>
        <draw:polygon draw:style-name="gr2" draw:text-style-name="P2" draw:layer="layout" svg:width="0.635cm" svg:height="0.034cm" svg:x="15.887cm" svg:y="17.314cm" svg:viewBox="0 0 636 35" draw:points="0,35 636,35 636,0 0,0">
          <text:p/>
        </draw:polygon>
        <draw:polygon draw:style-name="gr2" draw:text-style-name="P2" draw:layer="layout" svg:width="0.635cm" svg:height="0.034cm" svg:x="16.768cm" svg:y="17.314cm" svg:viewBox="0 0 636 35" draw:points="0,35 636,35 636,0 0,0">
          <text:p/>
        </draw:polygon>
        <draw:polygon draw:style-name="gr2" draw:text-style-name="P2" draw:layer="layout" svg:width="1.27cm" svg:height="0.034cm" svg:x="2.738cm" svg:y="17.826cm" svg:viewBox="0 0 1271 35" draw:points="0,35 1271,35 1271,0 0,0">
          <text:p/>
        </draw:polygon>
        <draw:polygon draw:style-name="gr2" draw:text-style-name="P2" draw:layer="layout" svg:width="0.635cm" svg:height="0.034cm" svg:x="4.254cm" svg:y="17.826cm" svg:viewBox="0 0 636 35" draw:points="0,35 636,35 636,0 0,0">
          <text:p/>
        </draw:polygon>
        <draw:polygon draw:style-name="gr2" draw:text-style-name="P2" draw:layer="layout" svg:width="0.635cm" svg:height="0.034cm" svg:x="5.135cm" svg:y="17.826cm" svg:viewBox="0 0 636 35" draw:points="0,35 636,35 636,0 0,0">
          <text:p/>
        </draw:polygon>
        <draw:polygon draw:style-name="gr2" draw:text-style-name="P2" draw:layer="layout" svg:width="0.635cm" svg:height="0.034cm" svg:x="6.015cm" svg:y="17.826cm" svg:viewBox="0 0 636 35" draw:points="0,35 636,35 636,0 0,0">
          <text:p/>
        </draw:polygon>
        <draw:polygon draw:style-name="gr2" draw:text-style-name="P2" draw:layer="layout" svg:width="1.27cm" svg:height="0.034cm" svg:x="8.555cm" svg:y="17.826cm" svg:viewBox="0 0 1271 35" draw:points="0,35 1271,35 1271,0 0,0">
          <text:p/>
        </draw:polygon>
        <draw:polygon draw:style-name="gr2" draw:text-style-name="P2" draw:layer="layout" svg:width="0.635cm" svg:height="0.034cm" svg:x="10.071cm" svg:y="17.826cm" svg:viewBox="0 0 636 35" draw:points="0,35 636,35 636,0 0,0">
          <text:p/>
        </draw:polygon>
        <draw:polygon draw:style-name="gr2" draw:text-style-name="P2" draw:layer="layout" svg:width="0.635cm" svg:height="0.034cm" svg:x="10.951cm" svg:y="17.826cm" svg:viewBox="0 0 636 35" draw:points="0,35 636,35 636,0 0,0">
          <text:p/>
        </draw:polygon>
        <draw:polygon draw:style-name="gr2" draw:text-style-name="P2" draw:layer="layout" svg:width="0.635cm" svg:height="0.034cm" svg:x="11.832cm" svg:y="17.826cm" svg:viewBox="0 0 636 35" draw:points="0,35 636,35 636,0 0,0">
          <text:p/>
        </draw:polygon>
        <draw:polygon draw:style-name="gr2" draw:text-style-name="P2" draw:layer="layout" svg:width="1.27cm" svg:height="0.034cm" svg:x="14.372cm" svg:y="17.826cm" svg:viewBox="0 0 1271 35" draw:points="0,35 1271,35 1271,0 0,0">
          <text:p/>
        </draw:polygon>
        <draw:polygon draw:style-name="gr2" draw:text-style-name="P2" draw:layer="layout" svg:width="0.635cm" svg:height="0.034cm" svg:x="15.887cm" svg:y="17.826cm" svg:viewBox="0 0 636 35" draw:points="0,35 636,35 636,0 0,0">
          <text:p/>
        </draw:polygon>
        <draw:polygon draw:style-name="gr2" draw:text-style-name="P2" draw:layer="layout" svg:width="0.635cm" svg:height="0.034cm" svg:x="16.768cm" svg:y="17.826cm" svg:viewBox="0 0 636 35" draw:points="0,35 636,35 636,0 0,0">
          <text:p/>
        </draw:polygon>
        <draw:polygon draw:style-name="gr2" draw:text-style-name="P2" draw:layer="layout" svg:width="1.27cm" svg:height="0.034cm" svg:x="2.738cm" svg:y="18.338cm" svg:viewBox="0 0 1271 35" draw:points="0,35 1271,35 1271,0 0,0">
          <text:p/>
        </draw:polygon>
        <draw:polygon draw:style-name="gr2" draw:text-style-name="P2" draw:layer="layout" svg:width="0.635cm" svg:height="0.034cm" svg:x="4.254cm" svg:y="18.338cm" svg:viewBox="0 0 636 35" draw:points="0,35 636,35 636,0 0,0">
          <text:p/>
        </draw:polygon>
        <draw:polygon draw:style-name="gr2" draw:text-style-name="P2" draw:layer="layout" svg:width="0.635cm" svg:height="0.034cm" svg:x="5.135cm" svg:y="18.338cm" svg:viewBox="0 0 636 35" draw:points="0,35 636,35 636,0 0,0">
          <text:p/>
        </draw:polygon>
        <draw:polygon draw:style-name="gr2" draw:text-style-name="P2" draw:layer="layout" svg:width="0.635cm" svg:height="0.034cm" svg:x="6.015cm" svg:y="18.338cm" svg:viewBox="0 0 636 35" draw:points="0,35 636,35 636,0 0,0">
          <text:p/>
        </draw:polygon>
        <draw:polygon draw:style-name="gr2" draw:text-style-name="P2" draw:layer="layout" svg:width="1.27cm" svg:height="0.034cm" svg:x="8.555cm" svg:y="18.338cm" svg:viewBox="0 0 1271 35" draw:points="0,35 1271,35 1271,0 0,0">
          <text:p/>
        </draw:polygon>
        <draw:polygon draw:style-name="gr2" draw:text-style-name="P2" draw:layer="layout" svg:width="0.635cm" svg:height="0.034cm" svg:x="10.071cm" svg:y="18.338cm" svg:viewBox="0 0 636 35" draw:points="0,35 636,35 636,0 0,0">
          <text:p/>
        </draw:polygon>
        <draw:polygon draw:style-name="gr2" draw:text-style-name="P2" draw:layer="layout" svg:width="0.635cm" svg:height="0.034cm" svg:x="10.951cm" svg:y="18.338cm" svg:viewBox="0 0 636 35" draw:points="0,35 636,35 636,0 0,0">
          <text:p/>
        </draw:polygon>
        <draw:polygon draw:style-name="gr2" draw:text-style-name="P2" draw:layer="layout" svg:width="0.635cm" svg:height="0.034cm" svg:x="11.832cm" svg:y="18.338cm" svg:viewBox="0 0 636 35" draw:points="0,35 636,35 636,0 0,0">
          <text:p/>
        </draw:polygon>
        <draw:polygon draw:style-name="gr2" draw:text-style-name="P2" draw:layer="layout" svg:width="1.27cm" svg:height="0.034cm" svg:x="14.372cm" svg:y="18.338cm" svg:viewBox="0 0 1271 35" draw:points="0,35 1271,35 1271,0 0,0">
          <text:p/>
        </draw:polygon>
        <draw:polygon draw:style-name="gr2" draw:text-style-name="P2" draw:layer="layout" svg:width="0.635cm" svg:height="0.034cm" svg:x="15.887cm" svg:y="18.338cm" svg:viewBox="0 0 636 35" draw:points="0,35 636,35 636,0 0,0">
          <text:p/>
        </draw:polygon>
        <draw:polygon draw:style-name="gr2" draw:text-style-name="P2" draw:layer="layout" svg:width="0.635cm" svg:height="0.034cm" svg:x="16.768cm" svg:y="18.338cm" svg:viewBox="0 0 636 35" draw:points="0,35 636,35 636,0 0,0">
          <text:p/>
        </draw:polygon>
        <draw:polygon draw:style-name="gr2" draw:text-style-name="P2" draw:layer="layout" svg:width="1.27cm" svg:height="0.033cm" svg:x="2.738cm" svg:y="18.851cm" svg:viewBox="0 0 1271 34" draw:points="0,34 1271,34 1271,0 0,0">
          <text:p/>
        </draw:polygon>
        <draw:polygon draw:style-name="gr2" draw:text-style-name="P2" draw:layer="layout" svg:width="0.635cm" svg:height="0.033cm" svg:x="4.254cm" svg:y="18.851cm" svg:viewBox="0 0 636 34" draw:points="0,34 636,34 636,0 0,0">
          <text:p/>
        </draw:polygon>
        <draw:polygon draw:style-name="gr2" draw:text-style-name="P2" draw:layer="layout" svg:width="0.635cm" svg:height="0.033cm" svg:x="5.135cm" svg:y="18.851cm" svg:viewBox="0 0 636 34" draw:points="0,34 636,34 636,0 0,0">
          <text:p/>
        </draw:polygon>
        <draw:polygon draw:style-name="gr2" draw:text-style-name="P2" draw:layer="layout" svg:width="0.635cm" svg:height="0.033cm" svg:x="6.015cm" svg:y="18.851cm" svg:viewBox="0 0 636 34" draw:points="0,34 636,34 636,0 0,0">
          <text:p/>
        </draw:polygon>
        <draw:polygon draw:style-name="gr2" draw:text-style-name="P2" draw:layer="layout" svg:width="1.27cm" svg:height="0.033cm" svg:x="8.555cm" svg:y="18.851cm" svg:viewBox="0 0 1271 34" draw:points="0,34 1271,34 1271,0 0,0">
          <text:p/>
        </draw:polygon>
        <draw:polygon draw:style-name="gr2" draw:text-style-name="P2" draw:layer="layout" svg:width="0.635cm" svg:height="0.033cm" svg:x="10.071cm" svg:y="18.851cm" svg:viewBox="0 0 636 34" draw:points="0,34 636,34 636,0 0,0">
          <text:p/>
        </draw:polygon>
        <draw:polygon draw:style-name="gr2" draw:text-style-name="P2" draw:layer="layout" svg:width="0.635cm" svg:height="0.033cm" svg:x="10.951cm" svg:y="18.851cm" svg:viewBox="0 0 636 34" draw:points="0,34 636,34 636,0 0,0">
          <text:p/>
        </draw:polygon>
        <draw:polygon draw:style-name="gr2" draw:text-style-name="P2" draw:layer="layout" svg:width="0.635cm" svg:height="0.033cm" svg:x="11.832cm" svg:y="18.851cm" svg:viewBox="0 0 636 34" draw:points="0,34 636,34 636,0 0,0">
          <text:p/>
        </draw:polygon>
        <draw:polygon draw:style-name="gr2" draw:text-style-name="P2" draw:layer="layout" svg:width="1.27cm" svg:height="0.033cm" svg:x="14.372cm" svg:y="18.851cm" svg:viewBox="0 0 1271 34" draw:points="0,34 1271,34 1271,0 0,0">
          <text:p/>
        </draw:polygon>
        <draw:polygon draw:style-name="gr2" draw:text-style-name="P2" draw:layer="layout" svg:width="0.635cm" svg:height="0.033cm" svg:x="15.887cm" svg:y="18.851cm" svg:viewBox="0 0 636 34" draw:points="0,34 636,34 636,0 0,0">
          <text:p/>
        </draw:polygon>
        <draw:polygon draw:style-name="gr2" draw:text-style-name="P2" draw:layer="layout" svg:width="0.635cm" svg:height="0.033cm" svg:x="16.768cm" svg:y="18.851cm" svg:viewBox="0 0 636 34" draw:points="0,34 636,34 636,0 0,0">
          <text:p/>
        </draw:polygon>
        <draw:polygon draw:style-name="gr2" draw:text-style-name="P2" draw:layer="layout" svg:width="1.27cm" svg:height="0.034cm" svg:x="2.738cm" svg:y="19.363cm" svg:viewBox="0 0 1271 35" draw:points="0,35 1271,35 1271,0 0,0">
          <text:p/>
        </draw:polygon>
        <draw:polygon draw:style-name="gr2" draw:text-style-name="P2" draw:layer="layout" svg:width="0.635cm" svg:height="0.034cm" svg:x="4.254cm" svg:y="19.363cm" svg:viewBox="0 0 636 35" draw:points="0,35 636,35 636,0 0,0">
          <text:p/>
        </draw:polygon>
        <draw:polygon draw:style-name="gr2" draw:text-style-name="P2" draw:layer="layout" svg:width="0.635cm" svg:height="0.034cm" svg:x="5.135cm" svg:y="19.363cm" svg:viewBox="0 0 636 35" draw:points="0,35 636,35 636,0 0,0">
          <text:p/>
        </draw:polygon>
        <draw:polygon draw:style-name="gr2" draw:text-style-name="P2" draw:layer="layout" svg:width="0.635cm" svg:height="0.034cm" svg:x="6.015cm" svg:y="19.363cm" svg:viewBox="0 0 636 35" draw:points="0,35 636,35 636,0 0,0">
          <text:p/>
        </draw:polygon>
        <draw:polygon draw:style-name="gr2" draw:text-style-name="P2" draw:layer="layout" svg:width="1.27cm" svg:height="0.034cm" svg:x="8.555cm" svg:y="19.363cm" svg:viewBox="0 0 1271 35" draw:points="0,35 1271,35 1271,0 0,0">
          <text:p/>
        </draw:polygon>
        <draw:polygon draw:style-name="gr2" draw:text-style-name="P2" draw:layer="layout" svg:width="0.635cm" svg:height="0.034cm" svg:x="10.071cm" svg:y="19.363cm" svg:viewBox="0 0 636 35" draw:points="0,35 636,35 636,0 0,0">
          <text:p/>
        </draw:polygon>
        <draw:polygon draw:style-name="gr2" draw:text-style-name="P2" draw:layer="layout" svg:width="0.635cm" svg:height="0.034cm" svg:x="10.951cm" svg:y="19.363cm" svg:viewBox="0 0 636 35" draw:points="0,35 636,35 636,0 0,0">
          <text:p/>
        </draw:polygon>
        <draw:polygon draw:style-name="gr2" draw:text-style-name="P2" draw:layer="layout" svg:width="0.635cm" svg:height="0.034cm" svg:x="11.832cm" svg:y="19.363cm" svg:viewBox="0 0 636 35" draw:points="0,35 636,35 636,0 0,0">
          <text:p/>
        </draw:polygon>
        <draw:polygon draw:style-name="gr2" draw:text-style-name="P2" draw:layer="layout" svg:width="1.27cm" svg:height="0.034cm" svg:x="14.372cm" svg:y="19.363cm" svg:viewBox="0 0 1271 35" draw:points="0,35 1271,35 1271,0 0,0">
          <text:p/>
        </draw:polygon>
        <draw:polygon draw:style-name="gr2" draw:text-style-name="P2" draw:layer="layout" svg:width="0.635cm" svg:height="0.034cm" svg:x="15.887cm" svg:y="19.363cm" svg:viewBox="0 0 636 35" draw:points="0,35 636,35 636,0 0,0">
          <text:p/>
        </draw:polygon>
        <draw:polygon draw:style-name="gr2" draw:text-style-name="P2" draw:layer="layout" svg:width="0.635cm" svg:height="0.034cm" svg:x="16.768cm" svg:y="19.363cm" svg:viewBox="0 0 636 35" draw:points="0,35 636,35 636,0 0,0">
          <text:p/>
        </draw:polygon>
        <draw:polygon draw:style-name="gr2" draw:text-style-name="P2" draw:layer="layout" svg:width="1.27cm" svg:height="0.034cm" svg:x="2.738cm" svg:y="19.875cm" svg:viewBox="0 0 1271 35" draw:points="0,35 1271,35 1271,0 0,0">
          <text:p/>
        </draw:polygon>
        <draw:polygon draw:style-name="gr2" draw:text-style-name="P2" draw:layer="layout" svg:width="0.635cm" svg:height="0.034cm" svg:x="4.254cm" svg:y="19.875cm" svg:viewBox="0 0 636 35" draw:points="0,35 636,35 636,0 0,0">
          <text:p/>
        </draw:polygon>
        <draw:polygon draw:style-name="gr2" draw:text-style-name="P2" draw:layer="layout" svg:width="0.635cm" svg:height="0.034cm" svg:x="5.135cm" svg:y="19.875cm" svg:viewBox="0 0 636 35" draw:points="0,35 636,35 636,0 0,0">
          <text:p/>
        </draw:polygon>
        <draw:polygon draw:style-name="gr2" draw:text-style-name="P2" draw:layer="layout" svg:width="0.635cm" svg:height="0.034cm" svg:x="6.015cm" svg:y="19.875cm" svg:viewBox="0 0 636 35" draw:points="0,35 636,35 636,0 0,0">
          <text:p/>
        </draw:polygon>
        <draw:polygon draw:style-name="gr2" draw:text-style-name="P2" draw:layer="layout" svg:width="1.27cm" svg:height="0.034cm" svg:x="8.555cm" svg:y="19.875cm" svg:viewBox="0 0 1271 35" draw:points="0,35 1271,35 1271,0 0,0">
          <text:p/>
        </draw:polygon>
        <draw:polygon draw:style-name="gr2" draw:text-style-name="P2" draw:layer="layout" svg:width="0.635cm" svg:height="0.034cm" svg:x="10.071cm" svg:y="19.875cm" svg:viewBox="0 0 636 35" draw:points="0,35 636,35 636,0 0,0">
          <text:p/>
        </draw:polygon>
        <draw:polygon draw:style-name="gr2" draw:text-style-name="P2" draw:layer="layout" svg:width="0.635cm" svg:height="0.034cm" svg:x="10.951cm" svg:y="19.875cm" svg:viewBox="0 0 636 35" draw:points="0,35 636,35 636,0 0,0">
          <text:p/>
        </draw:polygon>
        <draw:polygon draw:style-name="gr2" draw:text-style-name="P2" draw:layer="layout" svg:width="0.635cm" svg:height="0.034cm" svg:x="11.832cm" svg:y="19.875cm" svg:viewBox="0 0 636 35" draw:points="0,35 636,35 636,0 0,0">
          <text:p/>
        </draw:polygon>
        <draw:polygon draw:style-name="gr2" draw:text-style-name="P2" draw:layer="layout" svg:width="1.27cm" svg:height="0.034cm" svg:x="14.372cm" svg:y="19.875cm" svg:viewBox="0 0 1271 35" draw:points="0,35 1271,35 1271,0 0,0">
          <text:p/>
        </draw:polygon>
        <draw:polygon draw:style-name="gr2" draw:text-style-name="P2" draw:layer="layout" svg:width="0.635cm" svg:height="0.034cm" svg:x="15.887cm" svg:y="19.875cm" svg:viewBox="0 0 636 35" draw:points="0,35 636,35 636,0 0,0">
          <text:p/>
        </draw:polygon>
        <draw:polygon draw:style-name="gr2" draw:text-style-name="P2" draw:layer="layout" svg:width="0.635cm" svg:height="0.034cm" svg:x="16.768cm" svg:y="19.875cm" svg:viewBox="0 0 636 35" draw:points="0,35 636,35 636,0 0,0">
          <text:p/>
        </draw:polygon>
        <draw:polygon draw:style-name="gr2" draw:text-style-name="P2" draw:layer="layout" svg:width="1.27cm" svg:height="0.034cm" svg:x="2.738cm" svg:y="20.387cm" svg:viewBox="0 0 1271 35" draw:points="0,35 1271,35 1271,0 0,0">
          <text:p/>
        </draw:polygon>
        <draw:polygon draw:style-name="gr2" draw:text-style-name="P2" draw:layer="layout" svg:width="0.635cm" svg:height="0.034cm" svg:x="4.254cm" svg:y="20.387cm" svg:viewBox="0 0 636 35" draw:points="0,35 636,35 636,0 0,0">
          <text:p/>
        </draw:polygon>
        <draw:polygon draw:style-name="gr2" draw:text-style-name="P2" draw:layer="layout" svg:width="0.635cm" svg:height="0.034cm" svg:x="5.135cm" svg:y="20.387cm" svg:viewBox="0 0 636 35" draw:points="0,35 636,35 636,0 0,0">
          <text:p/>
        </draw:polygon>
        <draw:polygon draw:style-name="gr2" draw:text-style-name="P2" draw:layer="layout" svg:width="0.635cm" svg:height="0.034cm" svg:x="6.015cm" svg:y="20.387cm" svg:viewBox="0 0 636 35" draw:points="0,35 636,35 636,0 0,0">
          <text:p/>
        </draw:polygon>
        <draw:polygon draw:style-name="gr2" draw:text-style-name="P2" draw:layer="layout" svg:width="1.27cm" svg:height="0.034cm" svg:x="8.555cm" svg:y="20.387cm" svg:viewBox="0 0 1271 35" draw:points="0,35 1271,35 1271,0 0,0">
          <text:p/>
        </draw:polygon>
        <draw:polygon draw:style-name="gr2" draw:text-style-name="P2" draw:layer="layout" svg:width="0.635cm" svg:height="0.034cm" svg:x="10.071cm" svg:y="20.387cm" svg:viewBox="0 0 636 35" draw:points="0,35 636,35 636,0 0,0">
          <text:p/>
        </draw:polygon>
        <draw:polygon draw:style-name="gr2" draw:text-style-name="P2" draw:layer="layout" svg:width="0.635cm" svg:height="0.034cm" svg:x="10.951cm" svg:y="20.387cm" svg:viewBox="0 0 636 35" draw:points="0,35 636,35 636,0 0,0">
          <text:p/>
        </draw:polygon>
        <draw:polygon draw:style-name="gr2" draw:text-style-name="P2" draw:layer="layout" svg:width="0.635cm" svg:height="0.034cm" svg:x="11.832cm" svg:y="20.387cm" svg:viewBox="0 0 636 35" draw:points="0,35 636,35 636,0 0,0">
          <text:p/>
        </draw:polygon>
        <draw:polygon draw:style-name="gr2" draw:text-style-name="P2" draw:layer="layout" svg:width="1.27cm" svg:height="0.034cm" svg:x="14.372cm" svg:y="20.387cm" svg:viewBox="0 0 1271 35" draw:points="0,35 1271,35 1271,0 0,0">
          <text:p/>
        </draw:polygon>
        <draw:polygon draw:style-name="gr2" draw:text-style-name="P2" draw:layer="layout" svg:width="0.635cm" svg:height="0.034cm" svg:x="15.887cm" svg:y="20.387cm" svg:viewBox="0 0 636 35" draw:points="0,35 636,35 636,0 0,0">
          <text:p/>
        </draw:polygon>
        <draw:polygon draw:style-name="gr2" draw:text-style-name="P2" draw:layer="layout" svg:width="0.635cm" svg:height="0.034cm" svg:x="16.768cm" svg:y="20.387cm" svg:viewBox="0 0 636 35" draw:points="0,35 636,35 636,0 0,0">
          <text:p/>
        </draw:polygon>
        <draw:polygon draw:style-name="gr2" draw:text-style-name="P2" draw:layer="layout" svg:width="1.27cm" svg:height="0.034cm" svg:x="2.738cm" svg:y="20.899cm" svg:viewBox="0 0 1271 35" draw:points="0,35 1271,35 1271,0 0,0">
          <text:p/>
        </draw:polygon>
        <draw:polygon draw:style-name="gr2" draw:text-style-name="P2" draw:layer="layout" svg:width="0.635cm" svg:height="0.034cm" svg:x="4.254cm" svg:y="20.899cm" svg:viewBox="0 0 636 35" draw:points="0,35 636,35 636,0 0,0">
          <text:p/>
        </draw:polygon>
        <draw:polygon draw:style-name="gr2" draw:text-style-name="P2" draw:layer="layout" svg:width="0.635cm" svg:height="0.034cm" svg:x="5.135cm" svg:y="20.899cm" svg:viewBox="0 0 636 35" draw:points="0,35 636,35 636,0 0,0">
          <text:p/>
        </draw:polygon>
        <draw:polygon draw:style-name="gr2" draw:text-style-name="P2" draw:layer="layout" svg:width="0.635cm" svg:height="0.034cm" svg:x="6.015cm" svg:y="20.899cm" svg:viewBox="0 0 636 35" draw:points="0,35 636,35 636,0 0,0">
          <text:p/>
        </draw:polygon>
        <draw:polygon draw:style-name="gr2" draw:text-style-name="P2" draw:layer="layout" svg:width="1.27cm" svg:height="0.034cm" svg:x="8.555cm" svg:y="20.899cm" svg:viewBox="0 0 1271 35" draw:points="0,35 1271,35 1271,0 0,0">
          <text:p/>
        </draw:polygon>
        <draw:polygon draw:style-name="gr2" draw:text-style-name="P2" draw:layer="layout" svg:width="0.635cm" svg:height="0.034cm" svg:x="10.071cm" svg:y="20.899cm" svg:viewBox="0 0 636 35" draw:points="0,35 636,35 636,0 0,0">
          <text:p/>
        </draw:polygon>
        <draw:polygon draw:style-name="gr2" draw:text-style-name="P2" draw:layer="layout" svg:width="0.635cm" svg:height="0.034cm" svg:x="10.951cm" svg:y="20.899cm" svg:viewBox="0 0 636 35" draw:points="0,35 636,35 636,0 0,0">
          <text:p/>
        </draw:polygon>
        <draw:polygon draw:style-name="gr2" draw:text-style-name="P2" draw:layer="layout" svg:width="0.635cm" svg:height="0.034cm" svg:x="11.832cm" svg:y="20.899cm" svg:viewBox="0 0 636 35" draw:points="0,35 636,35 636,0 0,0">
          <text:p/>
        </draw:polygon>
        <draw:polygon draw:style-name="gr2" draw:text-style-name="P2" draw:layer="layout" svg:width="1.27cm" svg:height="0.034cm" svg:x="14.372cm" svg:y="20.899cm" svg:viewBox="0 0 1271 35" draw:points="0,35 1271,35 1271,0 0,0">
          <text:p/>
        </draw:polygon>
        <draw:polygon draw:style-name="gr2" draw:text-style-name="P2" draw:layer="layout" svg:width="0.635cm" svg:height="0.034cm" svg:x="15.887cm" svg:y="20.899cm" svg:viewBox="0 0 636 35" draw:points="0,35 636,35 636,0 0,0">
          <text:p/>
        </draw:polygon>
        <draw:polygon draw:style-name="gr2" draw:text-style-name="P2" draw:layer="layout" svg:width="0.635cm" svg:height="0.034cm" svg:x="16.768cm" svg:y="20.899cm" svg:viewBox="0 0 636 35" draw:points="0,35 636,35 636,0 0,0">
          <text:p/>
        </draw:polygon>
        <draw:polygon draw:style-name="gr2" draw:text-style-name="P2" draw:layer="layout" svg:width="1.27cm" svg:height="0.034cm" svg:x="2.738cm" svg:y="21.412cm" svg:viewBox="0 0 1271 35" draw:points="0,35 1271,35 1271,0 0,0">
          <text:p/>
        </draw:polygon>
        <draw:polygon draw:style-name="gr2" draw:text-style-name="P2" draw:layer="layout" svg:width="0.635cm" svg:height="0.034cm" svg:x="4.254cm" svg:y="21.412cm" svg:viewBox="0 0 636 35" draw:points="0,35 636,35 636,0 0,0">
          <text:p/>
        </draw:polygon>
        <draw:polygon draw:style-name="gr2" draw:text-style-name="P2" draw:layer="layout" svg:width="0.635cm" svg:height="0.034cm" svg:x="5.135cm" svg:y="21.412cm" svg:viewBox="0 0 636 35" draw:points="0,35 636,35 636,0 0,0">
          <text:p/>
        </draw:polygon>
        <draw:polygon draw:style-name="gr2" draw:text-style-name="P2" draw:layer="layout" svg:width="0.635cm" svg:height="0.034cm" svg:x="6.015cm" svg:y="21.412cm" svg:viewBox="0 0 636 35" draw:points="0,35 636,35 636,0 0,0">
          <text:p/>
        </draw:polygon>
        <draw:polygon draw:style-name="gr2" draw:text-style-name="P2" draw:layer="layout" svg:width="1.27cm" svg:height="0.034cm" svg:x="8.555cm" svg:y="21.412cm" svg:viewBox="0 0 1271 35" draw:points="0,35 1271,35 1271,0 0,0">
          <text:p/>
        </draw:polygon>
        <draw:polygon draw:style-name="gr2" draw:text-style-name="P2" draw:layer="layout" svg:width="0.635cm" svg:height="0.034cm" svg:x="10.071cm" svg:y="21.412cm" svg:viewBox="0 0 636 35" draw:points="0,35 636,35 636,0 0,0">
          <text:p/>
        </draw:polygon>
        <draw:polygon draw:style-name="gr2" draw:text-style-name="P2" draw:layer="layout" svg:width="0.635cm" svg:height="0.034cm" svg:x="10.951cm" svg:y="21.412cm" svg:viewBox="0 0 636 35" draw:points="0,35 636,35 636,0 0,0">
          <text:p/>
        </draw:polygon>
        <draw:polygon draw:style-name="gr2" draw:text-style-name="P2" draw:layer="layout" svg:width="0.635cm" svg:height="0.034cm" svg:x="11.832cm" svg:y="21.412cm" svg:viewBox="0 0 636 35" draw:points="0,35 636,35 636,0 0,0">
          <text:p/>
        </draw:polygon>
        <draw:polygon draw:style-name="gr2" draw:text-style-name="P2" draw:layer="layout" svg:width="1.27cm" svg:height="0.034cm" svg:x="14.372cm" svg:y="21.412cm" svg:viewBox="0 0 1271 35" draw:points="0,35 1271,35 1271,0 0,0">
          <text:p/>
        </draw:polygon>
        <draw:polygon draw:style-name="gr2" draw:text-style-name="P2" draw:layer="layout" svg:width="0.635cm" svg:height="0.034cm" svg:x="15.887cm" svg:y="21.412cm" svg:viewBox="0 0 636 35" draw:points="0,35 636,35 636,0 0,0">
          <text:p/>
        </draw:polygon>
        <draw:polygon draw:style-name="gr2" draw:text-style-name="P2" draw:layer="layout" svg:width="0.635cm" svg:height="0.034cm" svg:x="16.768cm" svg:y="21.412cm" svg:viewBox="0 0 636 35" draw:points="0,35 636,35 636,0 0,0">
          <text:p/>
        </draw:polygon>
        <draw:polygon draw:style-name="gr2" draw:text-style-name="P2" draw:layer="layout" svg:width="1.27cm" svg:height="0.034cm" svg:x="2.738cm" svg:y="21.924cm" svg:viewBox="0 0 1271 35" draw:points="0,35 1271,35 1271,0 0,0">
          <text:p/>
        </draw:polygon>
        <draw:polygon draw:style-name="gr2" draw:text-style-name="P2" draw:layer="layout" svg:width="0.635cm" svg:height="0.034cm" svg:x="4.254cm" svg:y="21.924cm" svg:viewBox="0 0 636 35" draw:points="0,35 636,35 636,0 0,0">
          <text:p/>
        </draw:polygon>
        <draw:polygon draw:style-name="gr2" draw:text-style-name="P2" draw:layer="layout" svg:width="0.635cm" svg:height="0.034cm" svg:x="5.135cm" svg:y="21.924cm" svg:viewBox="0 0 636 35" draw:points="0,35 636,35 636,0 0,0">
          <text:p/>
        </draw:polygon>
        <draw:polygon draw:style-name="gr2" draw:text-style-name="P2" draw:layer="layout" svg:width="0.635cm" svg:height="0.034cm" svg:x="6.015cm" svg:y="21.924cm" svg:viewBox="0 0 636 35" draw:points="0,35 636,35 636,0 0,0">
          <text:p/>
        </draw:polygon>
        <draw:polygon draw:style-name="gr2" draw:text-style-name="P2" draw:layer="layout" svg:width="1.27cm" svg:height="0.034cm" svg:x="8.555cm" svg:y="21.924cm" svg:viewBox="0 0 1271 35" draw:points="0,35 1271,35 1271,0 0,0">
          <text:p/>
        </draw:polygon>
        <draw:polygon draw:style-name="gr2" draw:text-style-name="P2" draw:layer="layout" svg:width="0.635cm" svg:height="0.034cm" svg:x="10.071cm" svg:y="21.924cm" svg:viewBox="0 0 636 35" draw:points="0,35 636,35 636,0 0,0">
          <text:p/>
        </draw:polygon>
        <draw:polygon draw:style-name="gr2" draw:text-style-name="P2" draw:layer="layout" svg:width="0.635cm" svg:height="0.034cm" svg:x="10.951cm" svg:y="21.924cm" svg:viewBox="0 0 636 35" draw:points="0,35 636,35 636,0 0,0">
          <text:p/>
        </draw:polygon>
        <draw:polygon draw:style-name="gr2" draw:text-style-name="P2" draw:layer="layout" svg:width="0.635cm" svg:height="0.034cm" svg:x="11.832cm" svg:y="21.924cm" svg:viewBox="0 0 636 35" draw:points="0,35 636,35 636,0 0,0">
          <text:p/>
        </draw:polygon>
        <draw:polygon draw:style-name="gr2" draw:text-style-name="P2" draw:layer="layout" svg:width="1.27cm" svg:height="0.034cm" svg:x="14.372cm" svg:y="21.924cm" svg:viewBox="0 0 1271 35" draw:points="0,35 1271,35 1271,0 0,0">
          <text:p/>
        </draw:polygon>
        <draw:polygon draw:style-name="gr2" draw:text-style-name="P2" draw:layer="layout" svg:width="0.635cm" svg:height="0.034cm" svg:x="15.887cm" svg:y="21.924cm" svg:viewBox="0 0 636 35" draw:points="0,35 636,35 636,0 0,0">
          <text:p/>
        </draw:polygon>
        <draw:polygon draw:style-name="gr2" draw:text-style-name="P2" draw:layer="layout" svg:width="0.635cm" svg:height="0.034cm" svg:x="16.768cm" svg:y="21.924cm" svg:viewBox="0 0 636 35" draw:points="0,35 636,35 636,0 0,0">
          <text:p/>
        </draw:polygon>
        <draw:polygon draw:style-name="gr2" draw:text-style-name="P2" draw:layer="layout" svg:width="1.27cm" svg:height="0.034cm" svg:x="2.738cm" svg:y="22.436cm" svg:viewBox="0 0 1271 35" draw:points="0,35 1271,35 1271,0 0,0">
          <text:p/>
        </draw:polygon>
        <draw:polygon draw:style-name="gr2" draw:text-style-name="P2" draw:layer="layout" svg:width="0.635cm" svg:height="0.034cm" svg:x="4.254cm" svg:y="22.436cm" svg:viewBox="0 0 636 35" draw:points="0,35 636,35 636,0 0,0">
          <text:p/>
        </draw:polygon>
        <draw:polygon draw:style-name="gr2" draw:text-style-name="P2" draw:layer="layout" svg:width="0.635cm" svg:height="0.034cm" svg:x="5.135cm" svg:y="22.436cm" svg:viewBox="0 0 636 35" draw:points="0,35 636,35 636,0 0,0">
          <text:p/>
        </draw:polygon>
        <draw:polygon draw:style-name="gr2" draw:text-style-name="P2" draw:layer="layout" svg:width="0.635cm" svg:height="0.034cm" svg:x="6.015cm" svg:y="22.436cm" svg:viewBox="0 0 636 35" draw:points="0,35 636,35 636,0 0,0">
          <text:p/>
        </draw:polygon>
        <draw:polygon draw:style-name="gr2" draw:text-style-name="P2" draw:layer="layout" svg:width="1.27cm" svg:height="0.034cm" svg:x="8.555cm" svg:y="22.436cm" svg:viewBox="0 0 1271 35" draw:points="0,35 1271,35 1271,0 0,0">
          <text:p/>
        </draw:polygon>
        <draw:polygon draw:style-name="gr2" draw:text-style-name="P2" draw:layer="layout" svg:width="0.635cm" svg:height="0.034cm" svg:x="10.071cm" svg:y="22.436cm" svg:viewBox="0 0 636 35" draw:points="0,35 636,35 636,0 0,0">
          <text:p/>
        </draw:polygon>
        <draw:polygon draw:style-name="gr2" draw:text-style-name="P2" draw:layer="layout" svg:width="0.635cm" svg:height="0.034cm" svg:x="10.951cm" svg:y="22.436cm" svg:viewBox="0 0 636 35" draw:points="0,35 636,35 636,0 0,0">
          <text:p/>
        </draw:polygon>
        <draw:polygon draw:style-name="gr2" draw:text-style-name="P2" draw:layer="layout" svg:width="0.635cm" svg:height="0.034cm" svg:x="11.832cm" svg:y="22.436cm" svg:viewBox="0 0 636 35" draw:points="0,35 636,35 636,0 0,0">
          <text:p/>
        </draw:polygon>
        <draw:polygon draw:style-name="gr2" draw:text-style-name="P2" draw:layer="layout" svg:width="1.27cm" svg:height="0.034cm" svg:x="14.372cm" svg:y="22.436cm" svg:viewBox="0 0 1271 35" draw:points="0,35 1271,35 1271,0 0,0">
          <text:p/>
        </draw:polygon>
        <draw:polygon draw:style-name="gr2" draw:text-style-name="P2" draw:layer="layout" svg:width="0.635cm" svg:height="0.034cm" svg:x="15.887cm" svg:y="22.436cm" svg:viewBox="0 0 636 35" draw:points="0,35 636,35 636,0 0,0">
          <text:p/>
        </draw:polygon>
        <draw:polygon draw:style-name="gr2" draw:text-style-name="P2" draw:layer="layout" svg:width="0.635cm" svg:height="0.034cm" svg:x="16.768cm" svg:y="22.436cm" svg:viewBox="0 0 636 35" draw:points="0,35 636,35 636,0 0,0">
          <text:p/>
        </draw:polygon>
        <draw:polygon draw:style-name="gr2" draw:text-style-name="P2" draw:layer="layout" svg:width="1.27cm" svg:height="0.034cm" svg:x="2.738cm" svg:y="22.948cm" svg:viewBox="0 0 1271 35" draw:points="0,35 1271,35 1271,0 0,0">
          <text:p/>
        </draw:polygon>
        <draw:polygon draw:style-name="gr2" draw:text-style-name="P2" draw:layer="layout" svg:width="0.635cm" svg:height="0.034cm" svg:x="4.254cm" svg:y="22.948cm" svg:viewBox="0 0 636 35" draw:points="0,35 636,35 636,0 0,0">
          <text:p/>
        </draw:polygon>
        <draw:polygon draw:style-name="gr2" draw:text-style-name="P2" draw:layer="layout" svg:width="0.635cm" svg:height="0.034cm" svg:x="5.135cm" svg:y="22.948cm" svg:viewBox="0 0 636 35" draw:points="0,35 636,35 636,0 0,0">
          <text:p/>
        </draw:polygon>
        <draw:polygon draw:style-name="gr2" draw:text-style-name="P2" draw:layer="layout" svg:width="0.635cm" svg:height="0.034cm" svg:x="6.015cm" svg:y="22.948cm" svg:viewBox="0 0 636 35" draw:points="0,35 636,35 636,0 0,0">
          <text:p/>
        </draw:polygon>
        <draw:polygon draw:style-name="gr2" draw:text-style-name="P2" draw:layer="layout" svg:width="1.27cm" svg:height="0.034cm" svg:x="8.555cm" svg:y="22.948cm" svg:viewBox="0 0 1271 35" draw:points="0,35 1271,35 1271,0 0,0">
          <text:p/>
        </draw:polygon>
        <draw:polygon draw:style-name="gr2" draw:text-style-name="P2" draw:layer="layout" svg:width="0.635cm" svg:height="0.034cm" svg:x="10.071cm" svg:y="22.948cm" svg:viewBox="0 0 636 35" draw:points="0,35 636,35 636,0 0,0">
          <text:p/>
        </draw:polygon>
        <draw:polygon draw:style-name="gr2" draw:text-style-name="P2" draw:layer="layout" svg:width="0.635cm" svg:height="0.034cm" svg:x="10.951cm" svg:y="22.948cm" svg:viewBox="0 0 636 35" draw:points="0,35 636,35 636,0 0,0">
          <text:p/>
        </draw:polygon>
        <draw:polygon draw:style-name="gr2" draw:text-style-name="P2" draw:layer="layout" svg:width="0.635cm" svg:height="0.034cm" svg:x="11.832cm" svg:y="22.948cm" svg:viewBox="0 0 636 35" draw:points="0,35 636,35 636,0 0,0">
          <text:p/>
        </draw:polygon>
        <draw:polygon draw:style-name="gr2" draw:text-style-name="P2" draw:layer="layout" svg:width="1.27cm" svg:height="0.034cm" svg:x="14.372cm" svg:y="22.948cm" svg:viewBox="0 0 1271 35" draw:points="0,35 1271,35 1271,0 0,0">
          <text:p/>
        </draw:polygon>
        <draw:polygon draw:style-name="gr2" draw:text-style-name="P2" draw:layer="layout" svg:width="0.635cm" svg:height="0.034cm" svg:x="15.887cm" svg:y="22.948cm" svg:viewBox="0 0 636 35" draw:points="0,35 636,35 636,0 0,0">
          <text:p/>
        </draw:polygon>
        <draw:polygon draw:style-name="gr2" draw:text-style-name="P2" draw:layer="layout" svg:width="0.635cm" svg:height="0.034cm" svg:x="16.768cm" svg:y="22.948cm" svg:viewBox="0 0 636 35" draw:points="0,35 636,35 636,0 0,0">
          <text:p/>
        </draw:polygon>
        <draw:polygon draw:style-name="gr2" draw:text-style-name="P2" draw:layer="layout" svg:width="1.27cm" svg:height="0.034cm" svg:x="2.738cm" svg:y="23.461cm" svg:viewBox="0 0 1271 35" draw:points="0,35 1271,35 1271,0 0,0">
          <text:p/>
        </draw:polygon>
        <draw:polygon draw:style-name="gr2" draw:text-style-name="P2" draw:layer="layout" svg:width="0.635cm" svg:height="0.034cm" svg:x="4.254cm" svg:y="23.461cm" svg:viewBox="0 0 636 35" draw:points="0,35 636,35 636,0 0,0">
          <text:p/>
        </draw:polygon>
        <draw:polygon draw:style-name="gr2" draw:text-style-name="P2" draw:layer="layout" svg:width="0.635cm" svg:height="0.034cm" svg:x="5.135cm" svg:y="23.461cm" svg:viewBox="0 0 636 35" draw:points="0,35 636,35 636,0 0,0">
          <text:p/>
        </draw:polygon>
        <draw:polygon draw:style-name="gr2" draw:text-style-name="P2" draw:layer="layout" svg:width="0.635cm" svg:height="0.034cm" svg:x="6.015cm" svg:y="23.461cm" svg:viewBox="0 0 636 35" draw:points="0,35 636,35 636,0 0,0">
          <text:p/>
        </draw:polygon>
        <draw:polygon draw:style-name="gr2" draw:text-style-name="P2" draw:layer="layout" svg:width="1.27cm" svg:height="0.034cm" svg:x="8.555cm" svg:y="23.461cm" svg:viewBox="0 0 1271 35" draw:points="0,35 1271,35 1271,0 0,0">
          <text:p/>
        </draw:polygon>
        <draw:polygon draw:style-name="gr2" draw:text-style-name="P2" draw:layer="layout" svg:width="0.635cm" svg:height="0.034cm" svg:x="10.071cm" svg:y="23.461cm" svg:viewBox="0 0 636 35" draw:points="0,35 636,35 636,0 0,0">
          <text:p/>
        </draw:polygon>
        <draw:polygon draw:style-name="gr2" draw:text-style-name="P2" draw:layer="layout" svg:width="0.635cm" svg:height="0.034cm" svg:x="10.951cm" svg:y="23.461cm" svg:viewBox="0 0 636 35" draw:points="0,35 636,35 636,0 0,0">
          <text:p/>
        </draw:polygon>
        <draw:polygon draw:style-name="gr2" draw:text-style-name="P2" draw:layer="layout" svg:width="0.635cm" svg:height="0.034cm" svg:x="11.832cm" svg:y="23.461cm" svg:viewBox="0 0 636 35" draw:points="0,35 636,35 636,0 0,0">
          <text:p/>
        </draw:polygon>
        <draw:polygon draw:style-name="gr2" draw:text-style-name="P2" draw:layer="layout" svg:width="1.27cm" svg:height="0.034cm" svg:x="14.372cm" svg:y="23.461cm" svg:viewBox="0 0 1271 35" draw:points="0,35 1271,35 1271,0 0,0">
          <text:p/>
        </draw:polygon>
        <draw:polygon draw:style-name="gr2" draw:text-style-name="P2" draw:layer="layout" svg:width="0.635cm" svg:height="0.034cm" svg:x="15.887cm" svg:y="23.461cm" svg:viewBox="0 0 636 35" draw:points="0,35 636,35 636,0 0,0">
          <text:p/>
        </draw:polygon>
        <draw:polygon draw:style-name="gr2" draw:text-style-name="P2" draw:layer="layout" svg:width="0.635cm" svg:height="0.034cm" svg:x="16.768cm" svg:y="23.461cm" svg:viewBox="0 0 636 35" draw:points="0,35 636,35 636,0 0,0">
          <text:p/>
        </draw:polygon>
        <draw:polygon draw:style-name="gr2" draw:text-style-name="P2" draw:layer="layout" svg:width="1.27cm" svg:height="0.034cm" svg:x="2.738cm" svg:y="23.973cm" svg:viewBox="0 0 1271 35" draw:points="0,35 1271,35 1271,0 0,0">
          <text:p/>
        </draw:polygon>
        <draw:polygon draw:style-name="gr2" draw:text-style-name="P2" draw:layer="layout" svg:width="0.635cm" svg:height="0.034cm" svg:x="4.254cm" svg:y="23.973cm" svg:viewBox="0 0 636 35" draw:points="0,35 636,35 636,0 0,0">
          <text:p/>
        </draw:polygon>
        <draw:polygon draw:style-name="gr2" draw:text-style-name="P2" draw:layer="layout" svg:width="0.635cm" svg:height="0.034cm" svg:x="5.135cm" svg:y="23.973cm" svg:viewBox="0 0 636 35" draw:points="0,35 636,35 636,0 0,0">
          <text:p/>
        </draw:polygon>
        <draw:polygon draw:style-name="gr2" draw:text-style-name="P2" draw:layer="layout" svg:width="0.635cm" svg:height="0.034cm" svg:x="6.015cm" svg:y="23.973cm" svg:viewBox="0 0 636 35" draw:points="0,35 636,35 636,0 0,0">
          <text:p/>
        </draw:polygon>
        <draw:polygon draw:style-name="gr2" draw:text-style-name="P2" draw:layer="layout" svg:width="1.27cm" svg:height="0.034cm" svg:x="8.555cm" svg:y="23.973cm" svg:viewBox="0 0 1271 35" draw:points="0,35 1271,35 1271,0 0,0">
          <text:p/>
        </draw:polygon>
        <draw:polygon draw:style-name="gr2" draw:text-style-name="P2" draw:layer="layout" svg:width="0.635cm" svg:height="0.034cm" svg:x="10.071cm" svg:y="23.973cm" svg:viewBox="0 0 636 35" draw:points="0,35 636,35 636,0 0,0">
          <text:p/>
        </draw:polygon>
        <draw:polygon draw:style-name="gr2" draw:text-style-name="P2" draw:layer="layout" svg:width="0.635cm" svg:height="0.034cm" svg:x="10.951cm" svg:y="23.973cm" svg:viewBox="0 0 636 35" draw:points="0,35 636,35 636,0 0,0">
          <text:p/>
        </draw:polygon>
        <draw:polygon draw:style-name="gr2" draw:text-style-name="P2" draw:layer="layout" svg:width="0.635cm" svg:height="0.034cm" svg:x="11.832cm" svg:y="23.973cm" svg:viewBox="0 0 636 35" draw:points="0,35 636,35 636,0 0,0">
          <text:p/>
        </draw:polygon>
        <draw:polygon draw:style-name="gr2" draw:text-style-name="P2" draw:layer="layout" svg:width="1.27cm" svg:height="0.034cm" svg:x="14.372cm" svg:y="23.973cm" svg:viewBox="0 0 1271 35" draw:points="0,35 1271,35 1271,0 0,0">
          <text:p/>
        </draw:polygon>
        <draw:polygon draw:style-name="gr2" draw:text-style-name="P2" draw:layer="layout" svg:width="0.635cm" svg:height="0.034cm" svg:x="15.887cm" svg:y="23.973cm" svg:viewBox="0 0 636 35" draw:points="0,35 636,35 636,0 0,0">
          <text:p/>
        </draw:polygon>
        <draw:polygon draw:style-name="gr2" draw:text-style-name="P2" draw:layer="layout" svg:width="0.635cm" svg:height="0.034cm" svg:x="16.768cm" svg:y="23.973cm" svg:viewBox="0 0 636 35" draw:points="0,35 636,35 636,0 0,0">
          <text:p/>
        </draw:polygon>
        <draw:polygon draw:style-name="gr2" draw:text-style-name="P2" draw:layer="layout" svg:width="1.27cm" svg:height="0.034cm" svg:x="2.738cm" svg:y="24.485cm" svg:viewBox="0 0 1271 35" draw:points="0,35 1271,35 1271,0 0,0">
          <text:p/>
        </draw:polygon>
        <draw:polygon draw:style-name="gr2" draw:text-style-name="P2" draw:layer="layout" svg:width="0.635cm" svg:height="0.034cm" svg:x="4.254cm" svg:y="24.485cm" svg:viewBox="0 0 636 35" draw:points="0,35 636,35 636,0 0,0">
          <text:p/>
        </draw:polygon>
        <draw:polygon draw:style-name="gr2" draw:text-style-name="P2" draw:layer="layout" svg:width="0.635cm" svg:height="0.034cm" svg:x="5.135cm" svg:y="24.485cm" svg:viewBox="0 0 636 35" draw:points="0,35 636,35 636,0 0,0">
          <text:p/>
        </draw:polygon>
        <draw:polygon draw:style-name="gr2" draw:text-style-name="P2" draw:layer="layout" svg:width="0.635cm" svg:height="0.034cm" svg:x="6.015cm" svg:y="24.485cm" svg:viewBox="0 0 636 35" draw:points="0,35 636,35 636,0 0,0">
          <text:p/>
        </draw:polygon>
        <draw:polygon draw:style-name="gr2" draw:text-style-name="P2" draw:layer="layout" svg:width="1.27cm" svg:height="0.034cm" svg:x="8.555cm" svg:y="24.485cm" svg:viewBox="0 0 1271 35" draw:points="0,35 1271,35 1271,0 0,0">
          <text:p/>
        </draw:polygon>
        <draw:polygon draw:style-name="gr2" draw:text-style-name="P2" draw:layer="layout" svg:width="0.635cm" svg:height="0.034cm" svg:x="10.071cm" svg:y="24.485cm" svg:viewBox="0 0 636 35" draw:points="0,35 636,35 636,0 0,0">
          <text:p/>
        </draw:polygon>
        <draw:polygon draw:style-name="gr2" draw:text-style-name="P2" draw:layer="layout" svg:width="0.635cm" svg:height="0.034cm" svg:x="10.951cm" svg:y="24.485cm" svg:viewBox="0 0 636 35" draw:points="0,35 636,35 636,0 0,0">
          <text:p/>
        </draw:polygon>
        <draw:polygon draw:style-name="gr2" draw:text-style-name="P2" draw:layer="layout" svg:width="0.635cm" svg:height="0.034cm" svg:x="11.832cm" svg:y="24.485cm" svg:viewBox="0 0 636 35" draw:points="0,35 636,35 636,0 0,0">
          <text:p/>
        </draw:polygon>
        <draw:polygon draw:style-name="gr2" draw:text-style-name="P2" draw:layer="layout" svg:width="1.27cm" svg:height="0.034cm" svg:x="14.372cm" svg:y="24.485cm" svg:viewBox="0 0 1271 35" draw:points="0,35 1271,35 1271,0 0,0">
          <text:p/>
        </draw:polygon>
        <draw:polygon draw:style-name="gr2" draw:text-style-name="P2" draw:layer="layout" svg:width="0.635cm" svg:height="0.034cm" svg:x="15.887cm" svg:y="24.485cm" svg:viewBox="0 0 636 35" draw:points="0,35 636,35 636,0 0,0">
          <text:p/>
        </draw:polygon>
        <draw:polygon draw:style-name="gr2" draw:text-style-name="P2" draw:layer="layout" svg:width="0.635cm" svg:height="0.034cm" svg:x="16.768cm" svg:y="24.485cm" svg:viewBox="0 0 636 35" draw:points="0,35 636,35 636,0 0,0">
          <text:p/>
        </draw:polygon>
        <draw:polygon draw:style-name="gr2" draw:text-style-name="P2" draw:layer="layout" svg:width="1.27cm" svg:height="0.035cm" svg:x="2.738cm" svg:y="24.997cm" svg:viewBox="0 0 1271 36" draw:points="0,36 1271,36 1271,0 0,0">
          <text:p/>
        </draw:polygon>
        <draw:polygon draw:style-name="gr2" draw:text-style-name="P2" draw:layer="layout" svg:width="0.635cm" svg:height="0.035cm" svg:x="4.254cm" svg:y="24.997cm" svg:viewBox="0 0 636 36" draw:points="0,36 636,36 636,0 0,0">
          <text:p/>
        </draw:polygon>
        <draw:polygon draw:style-name="gr2" draw:text-style-name="P2" draw:layer="layout" svg:width="0.635cm" svg:height="0.035cm" svg:x="5.135cm" svg:y="24.997cm" svg:viewBox="0 0 636 36" draw:points="0,36 636,36 636,0 0,0">
          <text:p/>
        </draw:polygon>
        <draw:polygon draw:style-name="gr2" draw:text-style-name="P2" draw:layer="layout" svg:width="0.635cm" svg:height="0.035cm" svg:x="6.015cm" svg:y="24.997cm" svg:viewBox="0 0 636 36" draw:points="0,36 636,36 636,0 0,0">
          <text:p/>
        </draw:polygon>
        <draw:polygon draw:style-name="gr2" draw:text-style-name="P2" draw:layer="layout" svg:width="1.27cm" svg:height="0.035cm" svg:x="8.555cm" svg:y="24.997cm" svg:viewBox="0 0 1271 36" draw:points="0,36 1271,36 1271,0 0,0">
          <text:p/>
        </draw:polygon>
        <draw:polygon draw:style-name="gr2" draw:text-style-name="P2" draw:layer="layout" svg:width="0.635cm" svg:height="0.035cm" svg:x="10.071cm" svg:y="24.997cm" svg:viewBox="0 0 636 36" draw:points="0,36 636,36 636,0 0,0">
          <text:p/>
        </draw:polygon>
        <draw:polygon draw:style-name="gr2" draw:text-style-name="P2" draw:layer="layout" svg:width="0.635cm" svg:height="0.035cm" svg:x="10.951cm" svg:y="24.997cm" svg:viewBox="0 0 636 36" draw:points="0,36 636,36 636,0 0,0">
          <text:p/>
        </draw:polygon>
        <draw:polygon draw:style-name="gr2" draw:text-style-name="P2" draw:layer="layout" svg:width="0.635cm" svg:height="0.035cm" svg:x="11.832cm" svg:y="24.997cm" svg:viewBox="0 0 636 36" draw:points="0,36 636,36 636,0 0,0">
          <text:p/>
        </draw:polygon>
        <draw:polygon draw:style-name="gr2" draw:text-style-name="P2" draw:layer="layout" svg:width="1.27cm" svg:height="0.035cm" svg:x="14.372cm" svg:y="24.997cm" svg:viewBox="0 0 1271 36" draw:points="0,36 1271,36 1271,0 0,0">
          <text:p/>
        </draw:polygon>
        <draw:polygon draw:style-name="gr2" draw:text-style-name="P2" draw:layer="layout" svg:width="0.635cm" svg:height="0.035cm" svg:x="15.887cm" svg:y="24.997cm" svg:viewBox="0 0 636 36" draw:points="0,36 636,36 636,0 0,0">
          <text:p/>
        </draw:polygon>
        <draw:polygon draw:style-name="gr2" draw:text-style-name="P2" draw:layer="layout" svg:width="0.635cm" svg:height="0.035cm" svg:x="16.768cm" svg:y="24.997cm" svg:viewBox="0 0 636 36" draw:points="0,36 636,36 636,0 0,0">
          <text:p/>
        </draw:polygon>
        <draw:polygon draw:style-name="gr2" draw:text-style-name="P2" draw:layer="layout" svg:width="1.27cm" svg:height="0.033cm" svg:x="2.738cm" svg:y="25.51cm" svg:viewBox="0 0 1271 34" draw:points="0,34 1271,34 1271,0 0,0">
          <text:p/>
        </draw:polygon>
        <draw:polygon draw:style-name="gr2" draw:text-style-name="P2" draw:layer="layout" svg:width="0.635cm" svg:height="0.033cm" svg:x="4.254cm" svg:y="25.51cm" svg:viewBox="0 0 636 34" draw:points="0,34 636,34 636,0 0,0">
          <text:p/>
        </draw:polygon>
        <draw:polygon draw:style-name="gr2" draw:text-style-name="P2" draw:layer="layout" svg:width="0.635cm" svg:height="0.033cm" svg:x="5.135cm" svg:y="25.51cm" svg:viewBox="0 0 636 34" draw:points="0,34 636,34 636,0 0,0">
          <text:p/>
        </draw:polygon>
        <draw:polygon draw:style-name="gr2" draw:text-style-name="P2" draw:layer="layout" svg:width="0.635cm" svg:height="0.033cm" svg:x="6.015cm" svg:y="25.51cm" svg:viewBox="0 0 636 34" draw:points="0,34 636,34 636,0 0,0">
          <text:p/>
        </draw:polygon>
        <draw:polygon draw:style-name="gr2" draw:text-style-name="P2" draw:layer="layout" svg:width="1.27cm" svg:height="0.033cm" svg:x="8.555cm" svg:y="25.51cm" svg:viewBox="0 0 1271 34" draw:points="0,34 1271,34 1271,0 0,0">
          <text:p/>
        </draw:polygon>
        <draw:polygon draw:style-name="gr2" draw:text-style-name="P2" draw:layer="layout" svg:width="0.635cm" svg:height="0.033cm" svg:x="10.071cm" svg:y="25.51cm" svg:viewBox="0 0 636 34" draw:points="0,34 636,34 636,0 0,0">
          <text:p/>
        </draw:polygon>
        <draw:polygon draw:style-name="gr2" draw:text-style-name="P2" draw:layer="layout" svg:width="0.635cm" svg:height="0.033cm" svg:x="10.951cm" svg:y="25.51cm" svg:viewBox="0 0 636 34" draw:points="0,34 636,34 636,0 0,0">
          <text:p/>
        </draw:polygon>
        <draw:polygon draw:style-name="gr2" draw:text-style-name="P2" draw:layer="layout" svg:width="0.635cm" svg:height="0.033cm" svg:x="11.832cm" svg:y="25.51cm" svg:viewBox="0 0 636 34" draw:points="0,34 636,34 636,0 0,0">
          <text:p/>
        </draw:polygon>
        <draw:polygon draw:style-name="gr2" draw:text-style-name="P2" draw:layer="layout" svg:width="1.27cm" svg:height="0.033cm" svg:x="14.372cm" svg:y="25.51cm" svg:viewBox="0 0 1271 34" draw:points="0,34 1271,34 1271,0 0,0">
          <text:p/>
        </draw:polygon>
        <draw:polygon draw:style-name="gr2" draw:text-style-name="P2" draw:layer="layout" svg:width="0.635cm" svg:height="0.033cm" svg:x="15.887cm" svg:y="25.51cm" svg:viewBox="0 0 636 34" draw:points="0,34 636,34 636,0 0,0">
          <text:p/>
        </draw:polygon>
        <draw:polygon draw:style-name="gr2" draw:text-style-name="P2" draw:layer="layout" svg:width="0.635cm" svg:height="0.033cm" svg:x="16.768cm" svg:y="25.51cm" svg:viewBox="0 0 636 34" draw:points="0,34 636,34 636,0 0,0">
          <text:p/>
        </draw:polygon>
        <draw:polygon draw:style-name="gr2" draw:text-style-name="P2" draw:layer="layout" svg:width="0.034cm" svg:height="0.102cm" svg:x="2.036cm" svg:y="9.084cm" svg:viewBox="0 0 35 103" draw:points="0,103 35,103 35,0 0,0">
          <text:p/>
        </draw:polygon>
        <draw:polygon draw:style-name="gr2" draw:text-style-name="P2" draw:layer="layout" svg:width="0.034cm" svg:height="0.034cm" svg:x="2.103cm" svg:y="9.152cm" svg:viewBox="0 0 35 35" draw:points="0,35 35,35 35,0 0,0">
          <text:p/>
        </draw:polygon>
        <draw:polygon draw:style-name="gr2" draw:text-style-name="P2" draw:layer="layout" svg:width="0.034cm" svg:height="0.034cm" svg:x="2.103cm" svg:y="25.988cm" svg:viewBox="0 0 35 35" draw:points="0,35 35,35 35,0 0,0">
          <text:p/>
        </draw:polygon>
        <draw:polygon draw:style-name="gr2" draw:text-style-name="P2" draw:layer="layout" svg:width="0.101cm" svg:height="0.034cm" svg:x="2.036cm" svg:y="26.056cm" svg:viewBox="0 0 102 35" draw:points="0,35 102,35 102,0 0,0">
          <text:p/>
        </draw:polygon>
        <draw:polygon draw:style-name="gr2" draw:text-style-name="P2" draw:layer="layout" svg:width="0.034cm" svg:height="0.034cm" svg:x="7.217cm" svg:y="9.152cm" svg:viewBox="0 0 35 35" draw:points="0,35 35,35 35,0 0,0">
          <text:p/>
        </draw:polygon>
        <draw:polygon draw:style-name="gr2" draw:text-style-name="P2" draw:layer="layout" svg:width="0.034cm" svg:height="0.102cm" svg:x="7.285cm" svg:y="9.084cm" svg:viewBox="0 0 35 103" draw:points="0,103 35,103 35,0 0,0">
          <text:p/>
        </draw:polygon>
        <draw:polygon draw:style-name="gr2" draw:text-style-name="P2" draw:layer="layout" svg:width="0.102cm" svg:height="0.034cm" svg:x="7.217cm" svg:y="26.056cm" svg:viewBox="0 0 103 35" draw:points="0,35 103,35 103,0 0,0">
          <text:p/>
        </draw:polygon>
        <draw:polygon draw:style-name="gr2" draw:text-style-name="P2" draw:layer="layout" svg:width="0.034cm" svg:height="0.034cm" svg:x="7.217cm" svg:y="25.988cm" svg:viewBox="0 0 35 35" draw:points="0,35 35,35 35,0 0,0">
          <text:p/>
        </draw:polygon>
        <draw:polygon draw:style-name="gr2" draw:text-style-name="P2" draw:layer="layout" svg:width="0.034cm" svg:height="0.102cm" svg:x="7.852cm" svg:y="9.084cm" svg:viewBox="0 0 35 103" draw:points="0,103 35,103 35,0 0,0">
          <text:p/>
        </draw:polygon>
        <draw:polygon draw:style-name="gr2" draw:text-style-name="P2" draw:layer="layout" svg:width="0.034cm" svg:height="0.034cm" svg:x="7.92cm" svg:y="9.152cm" svg:viewBox="0 0 35 35" draw:points="0,35 35,35 35,0 0,0">
          <text:p/>
        </draw:polygon>
        <draw:polygon draw:style-name="gr2" draw:text-style-name="P2" draw:layer="layout" svg:width="5.08cm" svg:height="0.034cm" svg:x="2.137cm" svg:y="25.988cm" svg:viewBox="0 0 5081 35" draw:points="0,35 5081,35 5081,0 0,0">
          <text:p/>
        </draw:polygon>
        <draw:polygon draw:style-name="gr2" draw:text-style-name="P2" draw:layer="layout" svg:width="5.08cm" svg:height="0.034cm" svg:x="2.137cm" svg:y="26.056cm" svg:viewBox="0 0 5081 35" draw:points="0,35 5081,35 5081,0 0,0">
          <text:p/>
        </draw:polygon>
        <draw:polygon draw:style-name="gr2" draw:text-style-name="P2" draw:layer="layout" svg:width="0.034cm" svg:height="0.034cm" svg:x="7.92cm" svg:y="25.988cm" svg:viewBox="0 0 35 35" draw:points="0,35 35,35 35,0 0,0">
          <text:p/>
        </draw:polygon>
        <draw:polygon draw:style-name="gr2" draw:text-style-name="P2" draw:layer="layout" svg:width="0.102cm" svg:height="0.034cm" svg:x="7.852cm" svg:y="26.056cm" svg:viewBox="0 0 103 35" draw:points="0,35 103,35 103,0 0,0">
          <text:p/>
        </draw:polygon>
        <draw:polygon draw:style-name="gr2" draw:text-style-name="P2" draw:layer="layout" svg:width="0.034cm" svg:height="0.034cm" svg:x="13.034cm" svg:y="9.152cm" svg:viewBox="0 0 35 35" draw:points="0,35 35,35 35,0 0,0">
          <text:p/>
        </draw:polygon>
        <draw:polygon draw:style-name="gr2" draw:text-style-name="P2" draw:layer="layout" svg:width="0.034cm" svg:height="0.102cm" svg:x="13.102cm" svg:y="9.084cm" svg:viewBox="0 0 35 103" draw:points="0,103 35,103 35,0 0,0">
          <text:p/>
        </draw:polygon>
        <draw:polygon draw:style-name="gr2" draw:text-style-name="P2" draw:layer="layout" svg:width="0.102cm" svg:height="0.034cm" svg:x="13.034cm" svg:y="26.056cm" svg:viewBox="0 0 103 35" draw:points="0,35 103,35 103,0 0,0">
          <text:p/>
        </draw:polygon>
        <draw:polygon draw:style-name="gr2" draw:text-style-name="P2" draw:layer="layout" svg:width="0.034cm" svg:height="0.034cm" svg:x="13.034cm" svg:y="25.988cm" svg:viewBox="0 0 35 35" draw:points="0,35 35,35 35,0 0,0">
          <text:p/>
        </draw:polygon>
        <draw:polygon draw:style-name="gr2" draw:text-style-name="P2" draw:layer="layout" svg:width="0.034cm" svg:height="0.102cm" svg:x="13.669cm" svg:y="9.084cm" svg:viewBox="0 0 35 103" draw:points="0,103 35,103 35,0 0,0">
          <text:p/>
        </draw:polygon>
        <draw:polygon draw:style-name="gr2" draw:text-style-name="P2" draw:layer="layout" svg:width="0.034cm" svg:height="0.034cm" svg:x="13.737cm" svg:y="9.152cm" svg:viewBox="0 0 35 35" draw:points="0,35 35,35 35,0 0,0">
          <text:p/>
        </draw:polygon>
        <draw:polygon draw:style-name="gr2" draw:text-style-name="P2" draw:layer="layout" svg:width="5.08cm" svg:height="0.034cm" svg:x="7.954cm" svg:y="25.988cm" svg:viewBox="0 0 5081 35" draw:points="0,35 5081,35 5081,0 0,0">
          <text:p/>
        </draw:polygon>
        <draw:polygon draw:style-name="gr2" draw:text-style-name="P2" draw:layer="layout" svg:width="5.08cm" svg:height="0.034cm" svg:x="7.954cm" svg:y="26.056cm" svg:viewBox="0 0 5081 35" draw:points="0,35 5081,35 5081,0 0,0">
          <text:p/>
        </draw:polygon>
        <draw:polygon draw:style-name="gr2" draw:text-style-name="P2" draw:layer="layout" svg:width="0.034cm" svg:height="0.034cm" svg:x="13.737cm" svg:y="25.988cm" svg:viewBox="0 0 35 35" draw:points="0,35 35,35 35,0 0,0">
          <text:p/>
        </draw:polygon>
        <draw:polygon draw:style-name="gr2" draw:text-style-name="P2" draw:layer="layout" svg:width="0.102cm" svg:height="0.034cm" svg:x="13.669cm" svg:y="26.056cm" svg:viewBox="0 0 103 35" draw:points="0,35 103,35 103,0 0,0">
          <text:p/>
        </draw:polygon>
        <draw:polygon draw:style-name="gr2" draw:text-style-name="P2" draw:layer="layout" svg:width="0.033cm" svg:height="0.034cm" svg:x="18.851cm" svg:y="9.152cm" svg:viewBox="0 0 34 35" draw:points="0,35 34,35 34,0 0,0">
          <text:p/>
        </draw:polygon>
        <draw:polygon draw:style-name="gr2" draw:text-style-name="P2" draw:layer="layout" svg:width="0.034cm" svg:height="0.102cm" svg:x="18.918cm" svg:y="9.084cm" svg:viewBox="0 0 35 103" draw:points="0,103 35,103 35,0 0,0">
          <text:p/>
        </draw:polygon>
        <draw:polygon draw:style-name="gr2" draw:text-style-name="P2" draw:layer="layout" svg:width="0.102cm" svg:height="0.034cm" svg:x="4.186cm" svg:y="26.293cm" svg:viewBox="0 0 103 35" draw:points="0,35 103,35 103,0 0,0">
          <text:p/>
        </draw:polygon>
        <draw:polygon draw:style-name="gr2" draw:text-style-name="P2" draw:layer="layout" svg:width="0.034cm" svg:height="0.034cm" svg:x="4.254cm" svg:y="26.36cm" svg:viewBox="0 0 35 35" draw:points="0,35 35,35 35,0 0,0">
          <text:p/>
        </draw:polygon>
        <draw:polygon draw:style-name="gr2" draw:text-style-name="P2" draw:layer="layout" svg:width="0.034cm" svg:height="15.913cm" svg:x="4.22cm" svg:y="9.63cm" svg:viewBox="0 0 35 15914" draw:points="0,15914 35,15914 35,0 0,0">
          <text:p/>
        </draw:polygon>
        <draw:polygon draw:style-name="gr2" draw:text-style-name="P2" draw:layer="layout" svg:width="0.034cm" svg:height="15.913cm" svg:x="10.037cm" svg:y="9.63cm" svg:viewBox="0 0 35 15914" draw:points="0,15914 35,15914 35,0 0,0">
          <text:p/>
        </draw:polygon>
        <draw:polygon draw:style-name="gr2" draw:text-style-name="P2" draw:layer="layout" svg:width="0.034cm" svg:height="15.879cm" svg:x="14.973cm" svg:y="9.664cm" svg:viewBox="0 0 35 15880" draw:points="0,15880 35,15880 35,0 0,0">
          <text:p/>
        </draw:polygon>
        <draw:polygon draw:style-name="gr2" draw:text-style-name="P2" draw:layer="layout" svg:width="0.034cm" svg:height="0.101cm" svg:x="4.186cm" svg:y="26.293cm" svg:viewBox="0 0 35 102" draw:points="0,102 35,102 35,0 0,0">
          <text:p/>
        </draw:polygon>
        <draw:polygon draw:style-name="gr2" draw:text-style-name="P2" draw:layer="layout" svg:width="0.034cm" svg:height="0.034cm" svg:x="4.254cm" svg:y="26.36cm" svg:viewBox="0 0 35 35" draw:points="0,35 35,35 35,0 0,0">
          <text:p/>
        </draw:polygon>
        <draw:polygon draw:style-name="gr2" draw:text-style-name="P2" draw:layer="layout" svg:width="0.034cm" svg:height="0.034cm" svg:x="4.254cm" svg:y="28.723cm" svg:viewBox="0 0 35 35" draw:points="0,35 35,35 35,0 0,0">
          <text:p/>
        </draw:polygon>
        <draw:polygon draw:style-name="gr2" draw:text-style-name="P2" draw:layer="layout" svg:width="0.102cm" svg:height="0.034cm" svg:x="4.186cm" svg:y="28.79cm" svg:viewBox="0 0 103 35" draw:points="0,35 103,35 103,0 0,0">
          <text:p/>
        </draw:polygon>
        <draw:polygon draw:style-name="gr2" draw:text-style-name="P2" draw:layer="layout" svg:width="0.034cm" svg:height="0.034cm" svg:x="14.939cm" svg:y="26.36cm" svg:viewBox="0 0 35 35" draw:points="0,35 35,35 35,0 0,0">
          <text:p/>
        </draw:polygon>
        <draw:polygon draw:style-name="gr2" draw:text-style-name="P2" draw:layer="layout" svg:width="0.034cm" svg:height="0.101cm" svg:x="15.007cm" svg:y="26.293cm" svg:viewBox="0 0 35 102" draw:points="0,102 35,102 35,0 0,0">
          <text:p/>
        </draw:polygon>
        <draw:polygon draw:style-name="gr2" draw:text-style-name="P2" draw:layer="layout" svg:width="0.034cm" svg:height="16.802cm" svg:x="2.036cm" svg:y="9.186cm" svg:viewBox="0 0 35 16803" draw:points="0,16803 35,16803 35,0 0,0">
          <text:p/>
        </draw:polygon>
        <draw:polygon draw:style-name="gr2" draw:text-style-name="P2" draw:layer="layout" svg:width="0.034cm" svg:height="16.802cm" svg:x="2.103cm" svg:y="9.186cm" svg:viewBox="0 0 35 16803" draw:points="0,16803 35,16803 35,0 0,0">
          <text:p/>
        </draw:polygon>
        <draw:polygon draw:style-name="gr2" draw:text-style-name="P2" draw:layer="layout" svg:width="0.033cm" svg:height="15.879cm" svg:x="3.34cm" svg:y="9.664cm" svg:viewBox="0 0 34 15880" draw:points="0,15880 34,15880 34,0 0,0">
          <text:p/>
        </draw:polygon>
        <draw:polygon draw:style-name="gr2" draw:text-style-name="P2" draw:layer="layout" svg:width="0.034cm" svg:height="15.913cm" svg:x="17.614cm" svg:y="9.63cm" svg:viewBox="0 0 35 15914" draw:points="0,15914 35,15914 35,0 0,0">
          <text:p/>
        </draw:polygon>
        <draw:polygon draw:style-name="gr2" draw:text-style-name="P2" draw:layer="layout" svg:width="0.033cm" svg:height="16.802cm" svg:x="18.851cm" svg:y="9.186cm" svg:viewBox="0 0 34 16803" draw:points="0,16803 34,16803 34,0 0,0">
          <text:p/>
        </draw:polygon>
        <draw:polygon draw:style-name="gr2" draw:text-style-name="P2" draw:layer="layout" svg:width="0.034cm" svg:height="16.802cm" svg:x="18.918cm" svg:y="9.186cm" svg:viewBox="0 0 35 16803" draw:points="0,16803 35,16803 35,0 0,0">
          <text:p/>
        </draw:polygon>
        <draw:polygon draw:style-name="gr2" draw:text-style-name="P2" draw:layer="layout" svg:width="0.034cm" svg:height="0.034cm" svg:x="2.103cm" svg:y="25.988cm" svg:viewBox="0 0 35 35" draw:points="0,35 35,35 35,0 0,0">
          <text:p/>
        </draw:polygon>
        <draw:polygon draw:style-name="gr2" draw:text-style-name="P2" draw:layer="layout" svg:width="0.034cm" svg:height="0.102cm" svg:x="2.036cm" svg:y="25.988cm" svg:viewBox="0 0 35 103" draw:points="0,103 35,103 35,0 0,0">
          <text:p/>
        </draw:polygon>
        <draw:polygon draw:style-name="gr2" draw:text-style-name="P2" draw:layer="layout" svg:width="0.033cm" svg:height="0.102cm" svg:x="10.071cm" svg:y="4.406cm" svg:viewBox="0 0 34 103" draw:points="0,103 34,103 34,0 0,0">
          <text:p/>
        </draw:polygon>
        <draw:polygon draw:style-name="gr2" draw:text-style-name="P2" draw:layer="layout" svg:width="0.034cm" svg:height="0.034cm" svg:x="10.003cm" svg:y="4.406cm" svg:viewBox="0 0 35 35" draw:points="0,35 35,35 35,0 0,0">
          <text:p/>
        </draw:polygon>
        <draw:polygon draw:style-name="gr2" draw:text-style-name="P2" draw:layer="layout" svg:width="0.033cm" svg:height="0.034cm" svg:x="10.706cm" svg:y="3.331cm" svg:viewBox="0 0 34 35" draw:points="0,35 34,35 34,0 0,0">
          <text:p/>
        </draw:polygon>
        <draw:polygon draw:style-name="gr2" draw:text-style-name="P2" draw:layer="layout" svg:width="0.034cm" svg:height="0.102cm" svg:x="10.638cm" svg:y="3.331cm" svg:viewBox="0 0 35 103" draw:points="0,103 35,103 35,0 0,0">
          <text:p/>
        </draw:polygon>
        <draw:polygon draw:style-name="gr2" draw:text-style-name="P2" draw:layer="layout" svg:width="0.034cm" svg:height="0.102cm" svg:x="18.918cm" svg:y="25.988cm" svg:viewBox="0 0 35 103" draw:points="0,103 35,103 35,0 0,0">
          <text:p/>
        </draw:polygon>
        <draw:polygon draw:style-name="gr2" draw:text-style-name="P2" draw:layer="layout" svg:width="0.033cm" svg:height="0.034cm" svg:x="18.851cm" svg:y="25.988cm" svg:viewBox="0 0 34 35" draw:points="0,35 34,35 34,0 0,0">
          <text:p/>
        </draw:polygon>
        <draw:polygon draw:style-name="gr2" draw:text-style-name="P2" draw:layer="layout" svg:width="0.034cm" svg:height="1.795cm" svg:x="10.037cm" svg:y="26.394cm" svg:viewBox="0 0 35 1796" draw:points="0,1796 35,1796 35,0 0,0">
          <text:p/>
        </draw:polygon>
        <draw:polygon draw:style-name="gr2" draw:text-style-name="P2" draw:layer="layout" svg:width="0.034cm" svg:height="15.879cm" svg:x="10.672cm" svg:y="9.664cm" svg:viewBox="0 0 35 15880" draw:points="0,15880 35,15880 35,0 0,0">
          <text:p/>
        </draw:polygon>
        <draw:polygon draw:style-name="gr2" draw:text-style-name="P2" draw:layer="layout" svg:width="0.034cm" svg:height="0.034cm" svg:x="2.738cm" svg:y="6.324cm" svg:viewBox="0 0 35 35" draw:points="0,35 35,35 35,0 0,0">
          <text:p/>
        </draw:polygon>
        <draw:polygon draw:style-name="gr2" draw:text-style-name="P2" draw:layer="layout" svg:width="0.034cm" svg:height="0.034cm" svg:x="2.671cm" svg:y="6.324cm" svg:viewBox="0 0 35 35" draw:points="0,35 35,35 35,0 0,0">
          <text:p/>
        </draw:polygon>
        <draw:polygon draw:style-name="gr2" draw:text-style-name="P2" draw:layer="layout" svg:width="0.034cm" svg:height="0.034cm" svg:x="10.951cm" svg:y="6.324cm" svg:viewBox="0 0 35 35" draw:points="0,35 35,35 35,0 0,0">
          <text:p/>
        </draw:polygon>
        <draw:polygon draw:style-name="gr2" draw:text-style-name="P2" draw:layer="layout" svg:width="0.034cm" svg:height="0.034cm" svg:x="10.883cm" svg:y="6.324cm" svg:viewBox="0 0 35 35" draw:points="0,35 35,35 35,0 0,0">
          <text:p/>
        </draw:polygon>
        <draw:polygon draw:style-name="gr2" draw:text-style-name="P2" draw:layer="layout" svg:width="0.033cm" svg:height="15.913cm" svg:x="2.705cm" svg:y="9.63cm" svg:viewBox="0 0 34 15914" draw:points="0,15914 34,15914 34,0 0,0">
          <text:p/>
        </draw:polygon>
        <draw:polygon draw:style-name="gr2" draw:text-style-name="P2" draw:layer="layout" svg:width="0.034cm" svg:height="15.913cm" svg:x="10.917cm" svg:y="9.63cm" svg:viewBox="0 0 35 15914" draw:points="0,15914 35,15914 35,0 0,0">
          <text:p/>
        </draw:polygon>
        <draw:polygon draw:style-name="gr2" draw:text-style-name="P2" draw:layer="layout" svg:width="0.034cm" svg:height="0.034cm" svg:x="6.65cm" svg:y="8.779cm" svg:viewBox="0 0 35 35" draw:points="0,35 35,35 35,0 0,0">
          <text:p/>
        </draw:polygon>
        <draw:polygon draw:style-name="gr2" draw:text-style-name="P2" draw:layer="layout" svg:width="0.034cm" svg:height="0.034cm" svg:x="6.582cm" svg:y="8.779cm" svg:viewBox="0 0 35 35" draw:points="0,35 35,35 35,0 0,0">
          <text:p/>
        </draw:polygon>
        <draw:polygon draw:style-name="gr2" draw:text-style-name="P2" draw:layer="layout" svg:width="0.035cm" svg:height="15.879cm" svg:x="6.616cm" svg:y="9.664cm" svg:viewBox="0 0 36 15880" draw:points="0,15880 36,15880 36,0 0,0">
          <text:p/>
        </draw:polygon>
        <draw:polygon draw:style-name="gr2" draw:text-style-name="P2" draw:layer="layout" svg:width="0.034cm" svg:height="0.034cm" svg:x="8.555cm" svg:y="8.779cm" svg:viewBox="0 0 35 35" draw:points="0,35 35,35 35,0 0,0">
          <text:p/>
        </draw:polygon>
        <draw:polygon draw:style-name="gr2" draw:text-style-name="P2" draw:layer="layout" svg:width="0.034cm" svg:height="0.034cm" svg:x="8.487cm" svg:y="8.779cm" svg:viewBox="0 0 35 35" draw:points="0,35 35,35 35,0 0,0">
          <text:p/>
        </draw:polygon>
        <draw:polygon draw:style-name="gr2" draw:text-style-name="P2" draw:layer="layout" svg:width="0.034cm" svg:height="15.913cm" svg:x="8.521cm" svg:y="9.63cm" svg:viewBox="0 0 35 15914" draw:points="0,15914 35,15914 35,0 0,0">
          <text:p/>
        </draw:polygon>
        <draw:polygon draw:style-name="gr2" draw:text-style-name="P2" draw:layer="layout" svg:width="0.034cm" svg:height="0.102cm" svg:x="7.285cm" svg:y="25.988cm" svg:viewBox="0 0 35 103" draw:points="0,103 35,103 35,0 0,0">
          <text:p/>
        </draw:polygon>
        <draw:polygon draw:style-name="gr2" draw:text-style-name="P2" draw:layer="layout" svg:width="0.034cm" svg:height="0.034cm" svg:x="7.217cm" svg:y="25.988cm" svg:viewBox="0 0 35 35" draw:points="0,35 35,35 35,0 0,0">
          <text:p/>
        </draw:polygon>
        <draw:polygon draw:style-name="gr2" draw:text-style-name="P2" draw:layer="layout" svg:width="0.034cm" svg:height="0.034cm" svg:x="7.92cm" svg:y="25.988cm" svg:viewBox="0 0 35 35" draw:points="0,35 35,35 35,0 0,0">
          <text:p/>
        </draw:polygon>
        <draw:polygon draw:style-name="gr2" draw:text-style-name="P2" draw:layer="layout" svg:width="0.034cm" svg:height="0.102cm" svg:x="7.852cm" svg:y="25.988cm" svg:viewBox="0 0 35 103" draw:points="0,103 35,103 35,0 0,0">
          <text:p/>
        </draw:polygon>
        <draw:polygon draw:style-name="gr2" draw:text-style-name="P2" draw:layer="layout" svg:width="0.034cm" svg:height="0.102cm" svg:x="13.102cm" svg:y="25.988cm" svg:viewBox="0 0 35 103" draw:points="0,103 35,103 35,0 0,0">
          <text:p/>
        </draw:polygon>
        <draw:polygon draw:style-name="gr2" draw:text-style-name="P2" draw:layer="layout" svg:width="0.034cm" svg:height="0.034cm" svg:x="13.034cm" svg:y="25.988cm" svg:viewBox="0 0 35 35" draw:points="0,35 35,35 35,0 0,0">
          <text:p/>
        </draw:polygon>
        <draw:polygon draw:style-name="gr2" draw:text-style-name="P2" draw:layer="layout" svg:width="0.034cm" svg:height="0.034cm" svg:x="13.737cm" svg:y="25.988cm" svg:viewBox="0 0 35 35" draw:points="0,35 35,35 35,0 0,0">
          <text:p/>
        </draw:polygon>
        <draw:polygon draw:style-name="gr2" draw:text-style-name="P2" draw:layer="layout" svg:width="0.034cm" svg:height="0.102cm" svg:x="13.669cm" svg:y="25.988cm" svg:viewBox="0 0 35 103" draw:points="0,103 35,103 35,0 0,0">
          <text:p/>
        </draw:polygon>
        <draw:polygon draw:style-name="gr2" draw:text-style-name="P2" draw:layer="layout" svg:width="0.033cm" svg:height="15.879cm" svg:x="3.975cm" svg:y="9.664cm" svg:viewBox="0 0 34 15880" draw:points="0,15880 34,15880 34,0 0,0">
          <text:p/>
        </draw:polygon>
        <draw:polygon draw:style-name="gr2" draw:text-style-name="P2" draw:layer="layout" svg:width="0.034cm" svg:height="2.329cm" svg:x="4.186cm" svg:y="26.394cm" svg:viewBox="0 0 35 2330" draw:points="0,2330 35,2330 35,0 0,0">
          <text:p/>
        </draw:polygon>
        <draw:polygon draw:style-name="gr2" draw:text-style-name="P2" draw:layer="layout" svg:width="0.034cm" svg:height="2.329cm" svg:x="4.254cm" svg:y="26.394cm" svg:viewBox="0 0 35 2330" draw:points="0,2330 35,2330 35,0 0,0">
          <text:p/>
        </draw:polygon>
        <draw:polygon draw:style-name="gr2" draw:text-style-name="P2" draw:layer="layout" svg:width="0.034cm" svg:height="15.879cm" svg:x="4.855cm" svg:y="9.664cm" svg:viewBox="0 0 35 15880" draw:points="0,15880 35,15880 35,0 0,0">
          <text:p/>
        </draw:polygon>
        <draw:polygon draw:style-name="gr2" draw:text-style-name="P2" draw:layer="layout" svg:width="0.034cm" svg:height="15.913cm" svg:x="5.101cm" svg:y="9.63cm" svg:viewBox="0 0 35 15914" draw:points="0,15914 35,15914 35,0 0,0">
          <text:p/>
        </draw:polygon>
        <draw:polygon draw:style-name="gr2" draw:text-style-name="P2" draw:layer="layout" svg:width="0.034cm" svg:height="15.879cm" svg:x="5.736cm" svg:y="9.664cm" svg:viewBox="0 0 35 15880" draw:points="0,15880 35,15880 35,0 0,0">
          <text:p/>
        </draw:polygon>
        <draw:polygon draw:style-name="gr2" draw:text-style-name="P2" draw:layer="layout" svg:width="0.034cm" svg:height="15.913cm" svg:x="5.981cm" svg:y="9.63cm" svg:viewBox="0 0 35 15914" draw:points="0,15914 35,15914 35,0 0,0">
          <text:p/>
        </draw:polygon>
        <draw:polygon draw:style-name="gr2" draw:text-style-name="P2" draw:layer="layout" svg:width="0.034cm" svg:height="16.802cm" svg:x="7.217cm" svg:y="9.186cm" svg:viewBox="0 0 35 16803" draw:points="0,16803 35,16803 35,0 0,0">
          <text:p/>
        </draw:polygon>
        <draw:polygon draw:style-name="gr2" draw:text-style-name="P2" draw:layer="layout" svg:width="0.034cm" svg:height="16.802cm" svg:x="7.285cm" svg:y="9.186cm" svg:viewBox="0 0 35 16803" draw:points="0,16803 35,16803 35,0 0,0">
          <text:p/>
        </draw:polygon>
        <draw:polygon draw:style-name="gr2" draw:text-style-name="P2" draw:layer="layout" svg:width="0.034cm" svg:height="16.802cm" svg:x="7.852cm" svg:y="9.186cm" svg:viewBox="0 0 35 16803" draw:points="0,16803 35,16803 35,0 0,0">
          <text:p/>
        </draw:polygon>
        <draw:polygon draw:style-name="gr2" draw:text-style-name="P2" draw:layer="layout" svg:width="0.034cm" svg:height="16.802cm" svg:x="7.92cm" svg:y="9.186cm" svg:viewBox="0 0 35 16803" draw:points="0,16803 35,16803 35,0 0,0">
          <text:p/>
        </draw:polygon>
        <draw:polygon draw:style-name="gr2" draw:text-style-name="P2" draw:layer="layout" svg:width="0.034cm" svg:height="15.879cm" svg:x="9.156cm" svg:y="9.664cm" svg:viewBox="0 0 35 15880" draw:points="0,15880 35,15880 35,0 0,0">
          <text:p/>
        </draw:polygon>
        <draw:polygon draw:style-name="gr2" draw:text-style-name="P2" draw:layer="layout" svg:width="0.034cm" svg:height="15.879cm" svg:x="9.791cm" svg:y="9.664cm" svg:viewBox="0 0 35 15880" draw:points="0,15880 35,15880 35,0 0,0">
          <text:p/>
        </draw:polygon>
        <draw:polygon draw:style-name="gr2" draw:text-style-name="P2" draw:layer="layout" svg:width="0.034cm" svg:height="15.879cm" svg:x="11.552cm" svg:y="9.664cm" svg:viewBox="0 0 35 15880" draw:points="0,15880 35,15880 35,0 0,0">
          <text:p/>
        </draw:polygon>
        <draw:polygon draw:style-name="gr2" draw:text-style-name="P2" draw:layer="layout" svg:width="0.034cm" svg:height="15.913cm" svg:x="11.798cm" svg:y="9.63cm" svg:viewBox="0 0 35 15914" draw:points="0,15914 35,15914 35,0 0,0">
          <text:p/>
        </draw:polygon>
        <draw:polygon draw:style-name="gr2" draw:text-style-name="P2" draw:layer="layout" svg:width="0.034cm" svg:height="15.879cm" svg:x="12.433cm" svg:y="9.664cm" svg:viewBox="0 0 35 15880" draw:points="0,15880 35,15880 35,0 0,0">
          <text:p/>
        </draw:polygon>
        <draw:polygon draw:style-name="gr2" draw:text-style-name="P2" draw:layer="layout" svg:width="0.034cm" svg:height="16.802cm" svg:x="13.034cm" svg:y="9.186cm" svg:viewBox="0 0 35 16803" draw:points="0,16803 35,16803 35,0 0,0">
          <text:p/>
        </draw:polygon>
        <draw:polygon draw:style-name="gr2" draw:text-style-name="P2" draw:layer="layout" svg:width="0.034cm" svg:height="16.802cm" svg:x="13.102cm" svg:y="9.186cm" svg:viewBox="0 0 35 16803" draw:points="0,16803 35,16803 35,0 0,0">
          <text:p/>
        </draw:polygon>
        <draw:polygon draw:style-name="gr2" draw:text-style-name="P2" draw:layer="layout" svg:width="0.034cm" svg:height="16.802cm" svg:x="13.669cm" svg:y="9.186cm" svg:viewBox="0 0 35 16803" draw:points="0,16803 35,16803 35,0 0,0">
          <text:p/>
        </draw:polygon>
        <draw:polygon draw:style-name="gr2" draw:text-style-name="P2" draw:layer="layout" svg:width="0.034cm" svg:height="16.802cm" svg:x="13.737cm" svg:y="9.186cm" svg:viewBox="0 0 35 16803" draw:points="0,16803 35,16803 35,0 0,0">
          <text:p/>
        </draw:polygon>
        <draw:polygon draw:style-name="gr2" draw:text-style-name="P2" draw:layer="layout" svg:width="0.035cm" svg:height="15.913cm" svg:x="14.338cm" svg:y="9.63cm" svg:viewBox="0 0 36 15914" draw:points="0,15914 36,15914 36,0 0,0">
          <text:p/>
        </draw:polygon>
        <draw:polygon draw:style-name="gr2" draw:text-style-name="P2" draw:layer="layout" svg:width="0.034cm" svg:height="2.329cm" svg:x="14.939cm" svg:y="26.394cm" svg:viewBox="0 0 35 2330" draw:points="0,2330 35,2330 35,0 0,0">
          <text:p/>
        </draw:polygon>
        <draw:polygon draw:style-name="gr2" draw:text-style-name="P2" draw:layer="layout" svg:width="0.034cm" svg:height="2.329cm" svg:x="15.007cm" svg:y="26.394cm" svg:viewBox="0 0 35 2330" draw:points="0,2330 35,2330 35,0 0,0">
          <text:p/>
        </draw:polygon>
        <draw:polygon draw:style-name="gr2" draw:text-style-name="P2" draw:layer="layout" svg:width="0.034cm" svg:height="15.879cm" svg:x="15.608cm" svg:y="9.664cm" svg:viewBox="0 0 35 15880" draw:points="0,15880 35,15880 35,0 0,0">
          <text:p/>
        </draw:polygon>
        <draw:polygon draw:style-name="gr2" draw:text-style-name="P2" draw:layer="layout" svg:width="0.034cm" svg:height="15.913cm" svg:x="15.853cm" svg:y="9.63cm" svg:viewBox="0 0 35 15914" draw:points="0,15914 35,15914 35,0 0,0">
          <text:p/>
        </draw:polygon>
        <draw:polygon draw:style-name="gr2" draw:text-style-name="P2" draw:layer="layout" svg:width="0.034cm" svg:height="15.879cm" svg:x="16.488cm" svg:y="9.664cm" svg:viewBox="0 0 35 15880" draw:points="0,15880 35,15880 35,0 0,0">
          <text:p/>
        </draw:polygon>
        <draw:polygon draw:style-name="gr2" draw:text-style-name="P2" draw:layer="layout" svg:width="0.034cm" svg:height="15.913cm" svg:x="16.734cm" svg:y="9.63cm" svg:viewBox="0 0 35 15914" draw:points="0,15914 35,15914 35,0 0,0">
          <text:p/>
        </draw:polygon>
        <draw:polygon draw:style-name="gr2" draw:text-style-name="P2" draw:layer="layout" svg:width="0.034cm" svg:height="15.879cm" svg:x="17.369cm" svg:y="9.664cm" svg:viewBox="0 0 35 15880" draw:points="0,15880 35,15880 35,0 0,0">
          <text:p/>
        </draw:polygon>
        <draw:polygon draw:style-name="gr2" draw:text-style-name="P2" draw:layer="layout" svg:width="0.034cm" svg:height="15.879cm" svg:x="18.249cm" svg:y="9.664cm" svg:viewBox="0 0 35 15880" draw:points="0,15880 35,15880 35,0 0,0">
          <text:p/>
        </draw:polygon>
        <draw:polygon draw:style-name="gr2" draw:text-style-name="P2" draw:layer="layout" svg:width="0.034cm" svg:height="0.034cm" svg:x="4.254cm" svg:y="28.723cm" svg:viewBox="0 0 35 35" draw:points="0,35 35,35 35,0 0,0">
          <text:p/>
        </draw:polygon>
        <draw:polygon draw:style-name="gr2" draw:text-style-name="P2" draw:layer="layout" svg:width="0.034cm" svg:height="0.101cm" svg:x="4.186cm" svg:y="28.723cm" svg:viewBox="0 0 35 102" draw:points="0,102 35,102 35,0 0,0">
          <text:p/>
        </draw:polygon>
        <draw:polygon draw:style-name="gr2" draw:text-style-name="P2" draw:layer="layout" svg:width="0.034cm" svg:height="0.101cm" svg:x="15.007cm" svg:y="28.723cm" svg:viewBox="0 0 35 102" draw:points="0,102 35,102 35,0 0,0">
          <text:p/>
        </draw:polygon>
        <draw:polygon draw:style-name="gr2" draw:text-style-name="P2" draw:layer="layout" svg:width="0.034cm" svg:height="0.034cm" svg:x="14.939cm" svg:y="28.723cm" svg:viewBox="0 0 35 35" draw:points="0,35 35,35 35,0 0,0">
          <text:p/>
        </draw:polygon>
        <draw:polygon draw:style-name="gr2" draw:text-style-name="P2" draw:layer="layout" svg:width="1.27cm" svg:height="0.034cm" svg:x="17.648cm" svg:y="0.774cm" svg:viewBox="0 0 1271 35" draw:points="0,35 1271,35 1271,0 0,0">
          <text:p/>
        </draw:polygon>
        <draw:polygon draw:style-name="gr2" draw:text-style-name="P2" draw:layer="layout" svg:width="1.27cm" svg:height="0.034cm" svg:x="17.648cm" svg:y="1.951cm" svg:viewBox="0 0 1271 35" draw:points="0,35 1271,35 1271,0 0,0">
          <text:p/>
        </draw:polygon>
        <draw:polygon draw:style-name="gr2" draw:text-style-name="P2" draw:layer="layout" svg:width="0.033cm" svg:height="0.033cm" svg:x="18.851cm" svg:y="2.324cm" svg:viewBox="0 0 34 34" draw:points="0,34 34,34 34,0 0,0">
          <text:p/>
        </draw:polygon>
        <draw:polygon draw:style-name="gr2" draw:text-style-name="P2" draw:layer="layout" svg:width="8.213cm" svg:height="0.034cm" svg:x="10.739cm" svg:y="2.256cm" svg:viewBox="0 0 8214 35" draw:points="0,35 8214,35 8214,0 0,0">
          <text:p/>
        </draw:polygon>
        <draw:polygon draw:style-name="gr2" draw:text-style-name="P2" draw:layer="layout" svg:width="8.112cm" svg:height="0.033cm" svg:x="10.739cm" svg:y="2.324cm" svg:viewBox="0 0 8113 34" draw:points="0,34 8113,34 8113,0 0,0">
          <text:p/>
        </draw:polygon>
        <draw:polygon draw:style-name="gr2" draw:text-style-name="P2" draw:layer="layout" svg:width="8.112cm" svg:height="0.034cm" svg:x="10.739cm" svg:y="2.827cm" svg:viewBox="0 0 8113 35" draw:points="0,35 8113,35 8113,0 0,0">
          <text:p/>
        </draw:polygon>
        <draw:polygon draw:style-name="gr2" draw:text-style-name="P2" draw:layer="layout" svg:width="8.112cm" svg:height="0.034cm" svg:x="10.739cm" svg:y="3.331cm" svg:viewBox="0 0 8113 35" draw:points="0,35 8113,35 8113,0 0,0">
          <text:p/>
        </draw:polygon>
        <draw:polygon draw:style-name="gr2" draw:text-style-name="P2" draw:layer="layout" svg:width="8.213cm" svg:height="0.034cm" svg:x="10.739cm" svg:y="3.399cm" svg:viewBox="0 0 8214 35" draw:points="0,35 8214,35 8214,0 0,0">
          <text:p/>
        </draw:polygon>
        <draw:polygon draw:style-name="gr2" draw:text-style-name="P2" draw:layer="layout" svg:width="0.033cm" svg:height="0.034cm" svg:x="18.851cm" svg:y="3.331cm" svg:viewBox="0 0 34 35" draw:points="0,35 34,35 34,0 0,0">
          <text:p/>
        </draw:polygon>
        <draw:polygon draw:style-name="gr2" draw:text-style-name="P2" draw:layer="layout" svg:width="7.866cm" svg:height="0.034cm" svg:x="2.137cm" svg:y="3.903cm" svg:viewBox="0 0 7867 35" draw:points="0,35 7867,35 7867,0 0,0">
          <text:p/>
        </draw:polygon>
        <draw:polygon draw:style-name="gr2" draw:text-style-name="P2" draw:layer="layout" svg:width="0.101cm" svg:height="0.034cm" svg:x="10.003cm" svg:y="4.474cm" svg:viewBox="0 0 102 35" draw:points="0,35 102,35 102,0 0,0">
          <text:p/>
        </draw:polygon>
        <draw:polygon draw:style-name="gr2" draw:text-style-name="P2" draw:layer="layout" svg:width="7.9cm" svg:height="0.034cm" svg:x="2.137cm" svg:y="4.406cm" svg:viewBox="0 0 7901 35" draw:points="0,35 7901,35 7901,0 0,0">
          <text:p/>
        </draw:polygon>
        <draw:polygon draw:style-name="gr2" draw:text-style-name="P2" draw:layer="layout" svg:width="7.866cm" svg:height="0.034cm" svg:x="2.137cm" svg:y="4.474cm" svg:viewBox="0 0 7867 35" draw:points="0,35 7867,35 7867,0 0,0">
          <text:p/>
        </draw:polygon>
        <draw:polygon draw:style-name="gr2" draw:text-style-name="P2" draw:layer="layout" svg:width="0.033cm" svg:height="0.034cm" svg:x="18.851cm" svg:y="4.779cm" svg:viewBox="0 0 34 35" draw:points="0,35 34,35 34,0 0,0">
          <text:p/>
        </draw:polygon>
        <draw:polygon draw:style-name="gr2" draw:text-style-name="P2" draw:layer="layout" svg:width="7.967cm" svg:height="0.034cm" svg:x="10.985cm" svg:y="4.711cm" svg:viewBox="0 0 7968 35" draw:points="0,35 7968,35 7968,0 0,0">
          <text:p/>
        </draw:polygon>
        <draw:polygon draw:style-name="gr2" draw:text-style-name="P2" draw:layer="layout" svg:width="7.866cm" svg:height="0.034cm" svg:x="10.985cm" svg:y="4.779cm" svg:viewBox="0 0 7867 35" draw:points="0,35 7867,35 7867,0 0,0">
          <text:p/>
        </draw:polygon>
        <draw:polygon draw:style-name="gr2" draw:text-style-name="P2" draw:layer="layout" svg:width="0.033cm" svg:height="0.033cm" svg:x="18.851cm" svg:y="5.317cm" svg:viewBox="0 0 34 34" draw:points="0,34 34,34 34,0 0,0">
          <text:p/>
        </draw:polygon>
        <draw:polygon draw:style-name="gr2" draw:text-style-name="P2" draw:layer="layout" svg:width="7.899cm" svg:height="0.034cm" svg:x="10.985cm" svg:y="5.249cm" svg:viewBox="0 0 7900 35" draw:points="0,35 7900,35 7900,0 0,0">
          <text:p/>
        </draw:polygon>
        <draw:polygon draw:style-name="gr2" draw:text-style-name="P2" draw:layer="layout" svg:width="7.866cm" svg:height="0.033cm" svg:x="10.985cm" svg:y="5.317cm" svg:viewBox="0 0 7867 34" draw:points="0,34 7867,34 7867,0 0,0">
          <text:p/>
        </draw:polygon>
        <draw:polygon draw:style-name="gr2" draw:text-style-name="P2" draw:layer="layout" svg:width="7.866cm" svg:height="0.034cm" svg:x="10.985cm" svg:y="5.82cm" svg:viewBox="0 0 7867 35" draw:points="0,35 7867,35 7867,0 0,0">
          <text:p/>
        </draw:polygon>
        <draw:polygon draw:style-name="gr2" draw:text-style-name="P2" draw:layer="layout" svg:width="0.101cm" svg:height="0.034cm" svg:x="18.851cm" svg:y="6.392cm" svg:viewBox="0 0 102 35" draw:points="0,35 102,35 102,0 0,0">
          <text:p/>
        </draw:polygon>
        <draw:polygon draw:style-name="gr2" draw:text-style-name="P2" draw:layer="layout" svg:width="7.899cm" svg:height="0.034cm" svg:x="10.985cm" svg:y="6.324cm" svg:viewBox="0 0 7900 35" draw:points="0,35 7900,35 7900,0 0,0">
          <text:p/>
        </draw:polygon>
        <draw:polygon draw:style-name="gr2" draw:text-style-name="P2" draw:layer="layout" svg:width="7.866cm" svg:height="0.034cm" svg:x="10.985cm" svg:y="6.392cm" svg:viewBox="0 0 7867 35" draw:points="0,35 7867,35 7867,0 0,0">
          <text:p/>
        </draw:polygon>
        <draw:polygon draw:style-name="gr2" draw:text-style-name="P2" draw:layer="layout" svg:width="0.033cm" svg:height="0.034cm" svg:x="18.851cm" svg:y="6.697cm" svg:viewBox="0 0 34 35" draw:points="0,35 34,35 34,0 0,0">
          <text:p/>
        </draw:polygon>
        <draw:polygon draw:style-name="gr2" draw:text-style-name="P2" draw:layer="layout" svg:width="12.268cm" svg:height="0.034cm" svg:x="6.684cm" svg:y="6.629cm" svg:viewBox="0 0 12269 35" draw:points="0,35 12269,35 12269,0 0,0">
          <text:p/>
        </draw:polygon>
        <draw:polygon draw:style-name="gr2" draw:text-style-name="P2" draw:layer="layout" svg:width="12.167cm" svg:height="0.034cm" svg:x="6.684cm" svg:y="6.697cm" svg:viewBox="0 0 12168 35" draw:points="0,35 12168,35 12168,0 0,0">
          <text:p/>
        </draw:polygon>
        <draw:polygon draw:style-name="gr2" draw:text-style-name="P2" draw:layer="layout" svg:width="0.033cm" svg:height="0.034cm" svg:x="18.851cm" svg:y="7.234cm" svg:viewBox="0 0 34 35" draw:points="0,35 34,35 34,0 0,0">
          <text:p/>
        </draw:polygon>
        <draw:polygon draw:style-name="gr2" draw:text-style-name="P2" draw:layer="layout" svg:width="10.295cm" svg:height="0.033cm" svg:x="8.589cm" svg:y="7.167cm" svg:viewBox="0 0 10296 34" draw:points="0,34 10296,34 10296,0 0,0">
          <text:p/>
        </draw:polygon>
        <draw:polygon draw:style-name="gr2" draw:text-style-name="P2" draw:layer="layout" svg:width="10.262cm" svg:height="0.034cm" svg:x="8.589cm" svg:y="7.234cm" svg:viewBox="0 0 10263 35" draw:points="0,35 10263,35 10263,0 0,0">
          <text:p/>
        </draw:polygon>
        <draw:polygon draw:style-name="gr2" draw:text-style-name="P2" draw:layer="layout" svg:width="0.033cm" svg:height="0.034cm" svg:x="18.851cm" svg:y="7.772cm" svg:viewBox="0 0 34 35" draw:points="0,35 34,35 34,0 0,0">
          <text:p/>
        </draw:polygon>
        <draw:polygon draw:style-name="gr2" draw:text-style-name="P2" draw:layer="layout" svg:width="10.295cm" svg:height="0.034cm" svg:x="8.589cm" svg:y="7.704cm" svg:viewBox="0 0 10296 35" draw:points="0,35 10296,35 10296,0 0,0">
          <text:p/>
        </draw:polygon>
        <draw:polygon draw:style-name="gr2" draw:text-style-name="P2" draw:layer="layout" svg:width="10.262cm" svg:height="0.034cm" svg:x="8.589cm" svg:y="7.772cm" svg:viewBox="0 0 10263 35" draw:points="0,35 10263,35 10263,0 0,0">
          <text:p/>
        </draw:polygon>
        <draw:polygon draw:style-name="gr2" draw:text-style-name="P2" draw:layer="layout" svg:width="0.033cm" svg:height="0.033cm" svg:x="18.851cm" svg:y="8.31cm" svg:viewBox="0 0 34 34" draw:points="0,34 34,34 34,0 0,0">
          <text:p/>
        </draw:polygon>
        <draw:polygon draw:style-name="gr2" draw:text-style-name="P2" draw:layer="layout" svg:width="10.295cm" svg:height="0.034cm" svg:x="8.589cm" svg:y="8.242cm" svg:viewBox="0 0 10296 35" draw:points="0,35 10296,35 10296,0 0,0">
          <text:p/>
        </draw:polygon>
        <draw:polygon draw:style-name="gr2" draw:text-style-name="P2" draw:layer="layout" svg:width="10.262cm" svg:height="0.033cm" svg:x="8.589cm" svg:y="8.31cm" svg:viewBox="0 0 10263 34" draw:points="0,34 10263,34 10263,0 0,0">
          <text:p/>
        </draw:polygon>
        <draw:polygon draw:style-name="gr2" draw:text-style-name="P2" draw:layer="layout" svg:width="0.101cm" svg:height="0.034cm" svg:x="18.851cm" svg:y="8.847cm" svg:viewBox="0 0 102 35" draw:points="0,35 102,35 102,0 0,0">
          <text:p/>
        </draw:polygon>
        <draw:polygon draw:style-name="gr2" draw:text-style-name="P2" draw:layer="layout" svg:width="10.295cm" svg:height="0.034cm" svg:x="8.589cm" svg:y="8.779cm" svg:viewBox="0 0 10296 35" draw:points="0,35 10296,35 10296,0 0,0">
          <text:p/>
        </draw:polygon>
        <draw:polygon draw:style-name="gr2" draw:text-style-name="P2" draw:layer="layout" svg:width="10.262cm" svg:height="0.034cm" svg:x="8.589cm" svg:y="8.847cm" svg:viewBox="0 0 10263 35" draw:points="0,35 10263,35 10263,0 0,0">
          <text:p/>
        </draw:polygon>
        <draw:polygon draw:style-name="gr2" draw:text-style-name="P2" draw:layer="layout" svg:width="0.033cm" svg:height="0.034cm" svg:x="18.851cm" svg:y="9.152cm" svg:viewBox="0 0 34 35" draw:points="0,35 34,35 34,0 0,0">
          <text:p/>
        </draw:polygon>
        <draw:polygon draw:style-name="gr2" draw:text-style-name="P2" draw:layer="layout" svg:width="5.181cm" svg:height="0.034cm" svg:x="13.771cm" svg:y="9.084cm" svg:viewBox="0 0 5182 35" draw:points="0,35 5182,35 5182,0 0,0">
          <text:p/>
        </draw:polygon>
        <draw:polygon draw:style-name="gr2" draw:text-style-name="P2" draw:layer="layout" svg:width="5.08cm" svg:height="0.034cm" svg:x="13.771cm" svg:y="9.152cm" svg:viewBox="0 0 5081 35" draw:points="0,35 5081,35 5081,0 0,0">
          <text:p/>
        </draw:polygon>
        <draw:polygon draw:style-name="gr2" draw:text-style-name="P2" draw:layer="layout" svg:width="0.635cm" svg:height="0.034cm" svg:x="17.648cm" svg:y="9.63cm" svg:viewBox="0 0 636 35" draw:points="0,35 636,35 636,0 0,0">
          <text:p/>
        </draw:polygon>
        <draw:polygon draw:style-name="gr2" draw:text-style-name="P2" draw:layer="layout" svg:width="0.635cm" svg:height="0.033cm" svg:x="17.648cm" svg:y="10.143cm" svg:viewBox="0 0 636 34" draw:points="0,34 636,34 636,0 0,0">
          <text:p/>
        </draw:polygon>
        <draw:polygon draw:style-name="gr2" draw:text-style-name="P2" draw:layer="layout" svg:width="0.635cm" svg:height="0.034cm" svg:x="17.648cm" svg:y="10.655cm" svg:viewBox="0 0 636 35" draw:points="0,35 636,35 636,0 0,0">
          <text:p/>
        </draw:polygon>
        <draw:polygon draw:style-name="gr2" draw:text-style-name="P2" draw:layer="layout" svg:width="0.635cm" svg:height="0.034cm" svg:x="17.648cm" svg:y="11.167cm" svg:viewBox="0 0 636 35" draw:points="0,35 636,35 636,0 0,0">
          <text:p/>
        </draw:polygon>
        <draw:polygon draw:style-name="gr2" draw:text-style-name="P2" draw:layer="layout" svg:width="0.635cm" svg:height="0.034cm" svg:x="17.648cm" svg:y="11.679cm" svg:viewBox="0 0 636 35" draw:points="0,35 636,35 636,0 0,0">
          <text:p/>
        </draw:polygon>
        <draw:polygon draw:style-name="gr2" draw:text-style-name="P2" draw:layer="layout" svg:width="0.635cm" svg:height="0.034cm" svg:x="17.648cm" svg:y="12.191cm" svg:viewBox="0 0 636 35" draw:points="0,35 636,35 636,0 0,0">
          <text:p/>
        </draw:polygon>
        <draw:polygon draw:style-name="gr2" draw:text-style-name="P2" draw:layer="layout" svg:width="0.635cm" svg:height="0.034cm" svg:x="17.648cm" svg:y="12.704cm" svg:viewBox="0 0 636 35" draw:points="0,35 636,35 636,0 0,0">
          <text:p/>
        </draw:polygon>
        <draw:polygon draw:style-name="gr2" draw:text-style-name="P2" draw:layer="layout" svg:width="0.635cm" svg:height="0.035cm" svg:x="17.648cm" svg:y="13.216cm" svg:viewBox="0 0 636 36" draw:points="0,36 636,36 636,0 0,0">
          <text:p/>
        </draw:polygon>
        <draw:polygon draw:style-name="gr2" draw:text-style-name="P2" draw:layer="layout" svg:width="0.635cm" svg:height="0.034cm" svg:x="17.648cm" svg:y="13.728cm" svg:viewBox="0 0 636 35" draw:points="0,35 636,35 636,0 0,0">
          <text:p/>
        </draw:polygon>
        <draw:polygon draw:style-name="gr2" draw:text-style-name="P2" draw:layer="layout" svg:width="0.635cm" svg:height="0.034cm" svg:x="17.648cm" svg:y="14.24cm" svg:viewBox="0 0 636 35" draw:points="0,35 636,35 636,0 0,0">
          <text:p/>
        </draw:polygon>
        <draw:polygon draw:style-name="gr2" draw:text-style-name="P2" draw:layer="layout" svg:width="0.635cm" svg:height="0.034cm" svg:x="17.648cm" svg:y="14.753cm" svg:viewBox="0 0 636 35" draw:points="0,35 636,35 636,0 0,0">
          <text:p/>
        </draw:polygon>
        <draw:polygon draw:style-name="gr2" draw:text-style-name="P2" draw:layer="layout" svg:width="0.635cm" svg:height="0.034cm" svg:x="17.648cm" svg:y="15.265cm" svg:viewBox="0 0 636 35" draw:points="0,35 636,35 636,0 0,0">
          <text:p/>
        </draw:polygon>
        <draw:polygon draw:style-name="gr2" draw:text-style-name="P2" draw:layer="layout" svg:width="0.635cm" svg:height="0.034cm" svg:x="17.648cm" svg:y="15.777cm" svg:viewBox="0 0 636 35" draw:points="0,35 636,35 636,0 0,0">
          <text:p/>
        </draw:polygon>
        <draw:polygon draw:style-name="gr2" draw:text-style-name="P2" draw:layer="layout" svg:width="0.635cm" svg:height="0.034cm" svg:x="17.648cm" svg:y="16.289cm" svg:viewBox="0 0 636 35" draw:points="0,35 636,35 636,0 0,0">
          <text:p/>
        </draw:polygon>
        <draw:polygon draw:style-name="gr2" draw:text-style-name="P2" draw:layer="layout" svg:width="0.635cm" svg:height="0.033cm" svg:x="17.648cm" svg:y="16.802cm" svg:viewBox="0 0 636 34" draw:points="0,34 636,34 636,0 0,0">
          <text:p/>
        </draw:polygon>
        <draw:polygon draw:style-name="gr2" draw:text-style-name="P2" draw:layer="layout" svg:width="0.635cm" svg:height="0.034cm" svg:x="17.648cm" svg:y="17.314cm" svg:viewBox="0 0 636 35" draw:points="0,35 636,35 636,0 0,0">
          <text:p/>
        </draw:polygon>
        <draw:polygon draw:style-name="gr2" draw:text-style-name="P2" draw:layer="layout" svg:width="0.635cm" svg:height="0.034cm" svg:x="17.648cm" svg:y="17.826cm" svg:viewBox="0 0 636 35" draw:points="0,35 636,35 636,0 0,0">
          <text:p/>
        </draw:polygon>
        <draw:polygon draw:style-name="gr2" draw:text-style-name="P2" draw:layer="layout" svg:width="0.635cm" svg:height="0.034cm" svg:x="17.648cm" svg:y="18.338cm" svg:viewBox="0 0 636 35" draw:points="0,35 636,35 636,0 0,0">
          <text:p/>
        </draw:polygon>
        <draw:polygon draw:style-name="gr2" draw:text-style-name="P2" draw:layer="layout" svg:width="0.635cm" svg:height="0.033cm" svg:x="17.648cm" svg:y="18.851cm" svg:viewBox="0 0 636 34" draw:points="0,34 636,34 636,0 0,0">
          <text:p/>
        </draw:polygon>
        <draw:polygon draw:style-name="gr2" draw:text-style-name="P2" draw:layer="layout" svg:width="0.635cm" svg:height="0.034cm" svg:x="17.648cm" svg:y="19.363cm" svg:viewBox="0 0 636 35" draw:points="0,35 636,35 636,0 0,0">
          <text:p/>
        </draw:polygon>
        <draw:polygon draw:style-name="gr2" draw:text-style-name="P2" draw:layer="layout" svg:width="0.635cm" svg:height="0.034cm" svg:x="17.648cm" svg:y="19.875cm" svg:viewBox="0 0 636 35" draw:points="0,35 636,35 636,0 0,0">
          <text:p/>
        </draw:polygon>
        <draw:polygon draw:style-name="gr2" draw:text-style-name="P2" draw:layer="layout" svg:width="0.635cm" svg:height="0.034cm" svg:x="17.648cm" svg:y="20.387cm" svg:viewBox="0 0 636 35" draw:points="0,35 636,35 636,0 0,0">
          <text:p/>
        </draw:polygon>
        <draw:polygon draw:style-name="gr2" draw:text-style-name="P2" draw:layer="layout" svg:width="0.635cm" svg:height="0.034cm" svg:x="17.648cm" svg:y="20.899cm" svg:viewBox="0 0 636 35" draw:points="0,35 636,35 636,0 0,0">
          <text:p/>
        </draw:polygon>
        <draw:polygon draw:style-name="gr2" draw:text-style-name="P2" draw:layer="layout" svg:width="0.635cm" svg:height="0.034cm" svg:x="17.648cm" svg:y="21.412cm" svg:viewBox="0 0 636 35" draw:points="0,35 636,35 636,0 0,0">
          <text:p/>
        </draw:polygon>
        <draw:polygon draw:style-name="gr2" draw:text-style-name="P2" draw:layer="layout" svg:width="0.635cm" svg:height="0.034cm" svg:x="17.648cm" svg:y="21.924cm" svg:viewBox="0 0 636 35" draw:points="0,35 636,35 636,0 0,0">
          <text:p/>
        </draw:polygon>
        <draw:polygon draw:style-name="gr2" draw:text-style-name="P2" draw:layer="layout" svg:width="0.635cm" svg:height="0.034cm" svg:x="17.648cm" svg:y="22.436cm" svg:viewBox="0 0 636 35" draw:points="0,35 636,35 636,0 0,0">
          <text:p/>
        </draw:polygon>
        <draw:polygon draw:style-name="gr2" draw:text-style-name="P2" draw:layer="layout" svg:width="0.635cm" svg:height="0.034cm" svg:x="17.648cm" svg:y="22.948cm" svg:viewBox="0 0 636 35" draw:points="0,35 636,35 636,0 0,0">
          <text:p/>
        </draw:polygon>
        <draw:polygon draw:style-name="gr2" draw:text-style-name="P2" draw:layer="layout" svg:width="0.635cm" svg:height="0.034cm" svg:x="17.648cm" svg:y="23.461cm" svg:viewBox="0 0 636 35" draw:points="0,35 636,35 636,0 0,0">
          <text:p/>
        </draw:polygon>
        <draw:polygon draw:style-name="gr2" draw:text-style-name="P2" draw:layer="layout" svg:width="0.635cm" svg:height="0.034cm" svg:x="17.648cm" svg:y="23.973cm" svg:viewBox="0 0 636 35" draw:points="0,35 636,35 636,0 0,0">
          <text:p/>
        </draw:polygon>
        <draw:polygon draw:style-name="gr2" draw:text-style-name="P2" draw:layer="layout" svg:width="0.635cm" svg:height="0.034cm" svg:x="17.648cm" svg:y="24.485cm" svg:viewBox="0 0 636 35" draw:points="0,35 636,35 636,0 0,0">
          <text:p/>
        </draw:polygon>
        <draw:polygon draw:style-name="gr2" draw:text-style-name="P2" draw:layer="layout" svg:width="0.635cm" svg:height="0.035cm" svg:x="17.648cm" svg:y="24.997cm" svg:viewBox="0 0 636 36" draw:points="0,36 636,36 636,0 0,0">
          <text:p/>
        </draw:polygon>
        <draw:polygon draw:style-name="gr2" draw:text-style-name="P2" draw:layer="layout" svg:width="0.635cm" svg:height="0.033cm" svg:x="17.648cm" svg:y="25.51cm" svg:viewBox="0 0 636 34" draw:points="0,34 636,34 636,0 0,0">
          <text:p/>
        </draw:polygon>
        <draw:polygon draw:style-name="gr2" draw:text-style-name="P2" draw:layer="layout" svg:width="0.101cm" svg:height="0.034cm" svg:x="18.851cm" svg:y="26.056cm" svg:viewBox="0 0 102 35" draw:points="0,35 102,35 102,0 0,0">
          <text:p/>
        </draw:polygon>
        <draw:polygon draw:style-name="gr2" draw:text-style-name="P2" draw:layer="layout" svg:width="5.113cm" svg:height="0.034cm" svg:x="13.771cm" svg:y="25.988cm" svg:viewBox="0 0 5114 35" draw:points="0,35 5114,35 5114,0 0,0">
          <text:p/>
        </draw:polygon>
        <draw:polygon draw:style-name="gr2" draw:text-style-name="P2" draw:layer="layout" svg:width="5.08cm" svg:height="0.034cm" svg:x="13.771cm" svg:y="26.056cm" svg:viewBox="0 0 5081 35" draw:points="0,35 5081,35 5081,0 0,0">
          <text:p/>
        </draw:polygon>
        <draw:polygon draw:style-name="gr2" draw:text-style-name="P2" draw:layer="layout" svg:width="0.034cm" svg:height="0.034cm" svg:x="14.939cm" svg:y="26.36cm" svg:viewBox="0 0 35 35" draw:points="0,35 35,35 35,0 0,0">
          <text:p/>
        </draw:polygon>
        <draw:polygon draw:style-name="gr2" draw:text-style-name="P2" draw:layer="layout" svg:width="10.753cm" svg:height="0.034cm" svg:x="4.288cm" svg:y="26.293cm" svg:viewBox="0 0 10754 35" draw:points="0,35 10754,35 10754,0 0,0">
          <text:p/>
        </draw:polygon>
        <draw:polygon draw:style-name="gr2" draw:text-style-name="P2" draw:layer="layout" svg:width="10.651cm" svg:height="0.034cm" svg:x="4.288cm" svg:y="26.36cm" svg:viewBox="0 0 10652 35" draw:points="0,35 10652,35 10652,0 0,0">
          <text:p/>
        </draw:polygon>
        <draw:polygon draw:style-name="gr2" draw:text-style-name="P2" draw:layer="layout" svg:width="4.868cm" svg:height="0.034cm" svg:x="10.071cm" svg:y="26.928cm" svg:viewBox="0 0 4869 35" draw:points="0,35 4869,35 4869,0 0,0">
          <text:p/>
        </draw:polygon>
        <draw:polygon draw:style-name="gr2" draw:text-style-name="P2" draw:layer="layout" svg:width="4.868cm" svg:height="0.034cm" svg:x="10.071cm" svg:y="27.567cm" svg:viewBox="0 0 4869 35" draw:points="0,35 4869,35 4869,0 0,0">
          <text:p/>
        </draw:polygon>
        <draw:polygon draw:style-name="gr2" draw:text-style-name="P2" draw:layer="layout" svg:width="10.651cm" svg:height="0.034cm" svg:x="4.288cm" svg:y="28.155cm" svg:viewBox="0 0 10652 35" draw:points="0,35 10652,35 10652,0 0,0">
          <text:p/>
        </draw:polygon>
        <draw:polygon draw:style-name="gr2" draw:text-style-name="P2" draw:layer="layout" svg:width="0.102cm" svg:height="0.034cm" svg:x="14.939cm" svg:y="28.79cm" svg:viewBox="0 0 103 35" draw:points="0,35 103,35 103,0 0,0">
          <text:p/>
        </draw:polygon>
        <draw:polygon draw:style-name="gr2" draw:text-style-name="P2" draw:layer="layout" svg:width="10.685cm" svg:height="0.034cm" svg:x="4.288cm" svg:y="28.723cm" svg:viewBox="0 0 10686 35" draw:points="0,35 10686,35 10686,0 0,0">
          <text:p/>
        </draw:polygon>
        <draw:polygon draw:style-name="gr2" draw:text-style-name="P2" draw:layer="layout" svg:width="10.651cm" svg:height="0.034cm" svg:x="4.288cm" svg:y="28.79cm" svg:viewBox="0 0 10652 35" draw:points="0,35 10652,35 10652,0 0,0">
          <text:p/>
        </draw:polygon>
        <draw:frame draw:style-name="gr8" draw:text-style-name="P10" draw:layer="layout" svg:width="5.586cm" svg:height="0.433cm" svg:x="4.377cm" svg:y="27.03cm">
          <draw:text-box>
            <text:p text:style-name="P7"><text:span text:style-name="T6">Am luat la cunoştinţă că am obţinut</text:span></text:p>
          </draw:text-box>
        </draw:frame>
      </draw:page>
      <draw:page draw:name="page3" draw:style-name="dp1" draw:master-page-name="master-page3">
        <draw:polygon draw:style-name="gr4" draw:text-style-name="P3" draw:layer="layout" svg:width="0.639cm" svg:height="0.516cm" svg:x="3.357cm" svg:y="10.16cm" svg:viewBox="0 0 640 517" draw:points="0,517 640,517 640,0 0,0">
          <text:p/>
        </draw:polygon>
        <draw:polygon draw:style-name="gr2" draw:text-style-name="P2" draw:layer="layout" svg:width="0.639cm" svg:height="0.516cm" svg:x="4.237cm" svg:y="10.16cm" svg:viewBox="0 0 640 517" draw:points="0,517 640,517 640,0 0,0">
          <text:p/>
        </draw:polygon>
        <draw:polygon draw:style-name="gr2" draw:text-style-name="P2" draw:layer="layout" svg:width="0.639cm" svg:height="0.516cm" svg:x="5.118cm" svg:y="10.16cm" svg:viewBox="0 0 640 517" draw:points="0,517 640,517 640,0 0,0">
          <text:p/>
        </draw:polygon>
        <draw:polygon draw:style-name="gr2" draw:text-style-name="P2" draw:layer="layout" svg:width="0.639cm" svg:height="0.516cm" svg:x="5.998cm" svg:y="10.16cm" svg:viewBox="0 0 640 517" draw:points="0,517 640,517 640,0 0,0">
          <text:p/>
        </draw:polygon>
        <draw:polygon draw:style-name="gr2" draw:text-style-name="P2" draw:layer="layout" svg:width="0.639cm" svg:height="0.516cm" svg:x="9.173cm" svg:y="10.16cm" svg:viewBox="0 0 640 517" draw:points="0,517 640,517 640,0 0,0">
          <text:p/>
        </draw:polygon>
        <draw:polygon draw:style-name="gr2" draw:text-style-name="P2" draw:layer="layout" svg:width="0.639cm" svg:height="0.516cm" svg:x="10.054cm" svg:y="10.16cm" svg:viewBox="0 0 640 517" draw:points="0,517 640,517 640,0 0,0">
          <text:p/>
        </draw:polygon>
        <draw:polygon draw:style-name="gr4" draw:text-style-name="P3" draw:layer="layout" svg:width="0.639cm" svg:height="0.516cm" svg:x="10.934cm" svg:y="10.16cm" svg:viewBox="0 0 640 517" draw:points="0,517 640,517 640,0 0,0">
          <text:p/>
        </draw:polygon>
        <draw:polygon draw:style-name="gr2" draw:text-style-name="P2" draw:layer="layout" svg:width="0.639cm" svg:height="0.516cm" svg:x="11.815cm" svg:y="10.16cm" svg:viewBox="0 0 640 517" draw:points="0,517 640,517 640,0 0,0">
          <text:p/>
        </draw:polygon>
        <draw:polygon draw:style-name="gr2" draw:text-style-name="P2" draw:layer="layout" svg:width="0.639cm" svg:height="0.516cm" svg:x="14.99cm" svg:y="10.16cm" svg:viewBox="0 0 640 517" draw:points="0,517 640,517 640,0 0,0">
          <text:p/>
        </draw:polygon>
        <draw:polygon draw:style-name="gr4" draw:text-style-name="P3" draw:layer="layout" svg:width="0.64cm" svg:height="0.516cm" svg:x="15.87cm" svg:y="10.16cm" svg:viewBox="0 0 641 517" draw:points="0,517 641,517 641,0 0,0">
          <text:p/>
        </draw:polygon>
        <draw:polygon draw:style-name="gr2" draw:text-style-name="P2" draw:layer="layout" svg:width="0.639cm" svg:height="0.516cm" svg:x="16.751cm" svg:y="10.16cm" svg:viewBox="0 0 640 517" draw:points="0,517 640,517 640,0 0,0">
          <text:p/>
        </draw:polygon>
        <draw:polygon draw:style-name="gr2" draw:text-style-name="P2" draw:layer="layout" svg:width="0.64cm" svg:height="0.516cm" svg:x="17.631cm" svg:y="10.16cm" svg:viewBox="0 0 641 517" draw:points="0,517 641,517 641,0 0,0">
          <text:p/>
        </draw:polygon>
        <draw:polygon draw:style-name="gr4" draw:text-style-name="P3" draw:layer="layout" svg:width="0.639cm" svg:height="0.516cm" svg:x="3.357cm" svg:y="10.672cm" svg:viewBox="0 0 640 517" draw:points="0,517 640,517 640,0 0,0">
          <text:p/>
        </draw:polygon>
        <draw:polygon draw:style-name="gr2" draw:text-style-name="P2" draw:layer="layout" svg:width="0.639cm" svg:height="0.516cm" svg:x="4.237cm" svg:y="10.672cm" svg:viewBox="0 0 640 517" draw:points="0,517 640,517 640,0 0,0">
          <text:p/>
        </draw:polygon>
        <draw:polygon draw:style-name="gr2" draw:text-style-name="P2" draw:layer="layout" svg:width="0.639cm" svg:height="0.516cm" svg:x="5.118cm" svg:y="10.672cm" svg:viewBox="0 0 640 517" draw:points="0,517 640,517 640,0 0,0">
          <text:p/>
        </draw:polygon>
        <draw:polygon draw:style-name="gr2" draw:text-style-name="P2" draw:layer="layout" svg:width="0.639cm" svg:height="0.516cm" svg:x="5.998cm" svg:y="10.672cm" svg:viewBox="0 0 640 517" draw:points="0,517 640,517 640,0 0,0">
          <text:p/>
        </draw:polygon>
        <draw:polygon draw:style-name="gr2" draw:text-style-name="P2" draw:layer="layout" svg:width="0.639cm" svg:height="0.516cm" svg:x="9.173cm" svg:y="10.672cm" svg:viewBox="0 0 640 517" draw:points="0,517 640,517 640,0 0,0">
          <text:p/>
        </draw:polygon>
        <draw:polygon draw:style-name="gr2" draw:text-style-name="P2" draw:layer="layout" svg:width="0.639cm" svg:height="0.516cm" svg:x="10.054cm" svg:y="10.672cm" svg:viewBox="0 0 640 517" draw:points="0,517 640,517 640,0 0,0">
          <text:p/>
        </draw:polygon>
        <draw:polygon draw:style-name="gr2" draw:text-style-name="P2" draw:layer="layout" svg:width="0.639cm" svg:height="0.516cm" svg:x="10.934cm" svg:y="10.672cm" svg:viewBox="0 0 640 517" draw:points="0,517 640,517 640,0 0,0">
          <text:p/>
        </draw:polygon>
        <draw:polygon draw:style-name="gr4" draw:text-style-name="P3" draw:layer="layout" svg:width="0.639cm" svg:height="0.516cm" svg:x="11.815cm" svg:y="10.672cm" svg:viewBox="0 0 640 517" draw:points="0,517 640,517 640,0 0,0">
          <text:p/>
        </draw:polygon>
        <draw:polygon draw:style-name="gr2" draw:text-style-name="P2" draw:layer="layout" svg:width="0.639cm" svg:height="0.516cm" svg:x="14.99cm" svg:y="10.672cm" svg:viewBox="0 0 640 517" draw:points="0,517 640,517 640,0 0,0">
          <text:p/>
        </draw:polygon>
        <draw:polygon draw:style-name="gr4" draw:text-style-name="P3" draw:layer="layout" svg:width="0.64cm" svg:height="0.516cm" svg:x="15.87cm" svg:y="10.672cm" svg:viewBox="0 0 641 517" draw:points="0,517 641,517 641,0 0,0">
          <text:p/>
        </draw:polygon>
        <draw:polygon draw:style-name="gr2" draw:text-style-name="P2" draw:layer="layout" svg:width="0.639cm" svg:height="0.516cm" svg:x="16.751cm" svg:y="10.672cm" svg:viewBox="0 0 640 517" draw:points="0,517 640,517 640,0 0,0">
          <text:p/>
        </draw:polygon>
        <draw:polygon draw:style-name="gr2" draw:text-style-name="P2" draw:layer="layout" svg:width="0.64cm" svg:height="0.516cm" svg:x="17.631cm" svg:y="10.672cm" svg:viewBox="0 0 641 517" draw:points="0,517 641,517 641,0 0,0">
          <text:p/>
        </draw:polygon>
        <draw:polygon draw:style-name="gr4" draw:text-style-name="P3" draw:layer="layout" svg:width="0.639cm" svg:height="0.516cm" svg:x="3.357cm" svg:y="11.184cm" svg:viewBox="0 0 640 517" draw:points="0,517 640,517 640,0 0,0">
          <text:p/>
        </draw:polygon>
        <draw:polygon draw:style-name="gr2" draw:text-style-name="P2" draw:layer="layout" svg:width="0.639cm" svg:height="0.516cm" svg:x="4.237cm" svg:y="11.184cm" svg:viewBox="0 0 640 517" draw:points="0,517 640,517 640,0 0,0">
          <text:p/>
        </draw:polygon>
        <draw:polygon draw:style-name="gr2" draw:text-style-name="P2" draw:layer="layout" svg:width="0.639cm" svg:height="0.516cm" svg:x="5.118cm" svg:y="11.184cm" svg:viewBox="0 0 640 517" draw:points="0,517 640,517 640,0 0,0">
          <text:p/>
        </draw:polygon>
        <draw:polygon draw:style-name="gr2" draw:text-style-name="P2" draw:layer="layout" svg:width="0.639cm" svg:height="0.516cm" svg:x="5.998cm" svg:y="11.184cm" svg:viewBox="0 0 640 517" draw:points="0,517 640,517 640,0 0,0">
          <text:p/>
        </draw:polygon>
        <draw:polygon draw:style-name="gr2" draw:text-style-name="P2" draw:layer="layout" svg:width="0.639cm" svg:height="0.516cm" svg:x="9.173cm" svg:y="11.184cm" svg:viewBox="0 0 640 517" draw:points="0,517 640,517 640,0 0,0">
          <text:p/>
        </draw:polygon>
        <draw:polygon draw:style-name="gr2" draw:text-style-name="P2" draw:layer="layout" svg:width="0.639cm" svg:height="0.516cm" svg:x="10.054cm" svg:y="11.184cm" svg:viewBox="0 0 640 517" draw:points="0,517 640,517 640,0 0,0">
          <text:p/>
        </draw:polygon>
        <draw:polygon draw:style-name="gr2" draw:text-style-name="P2" draw:layer="layout" svg:width="0.639cm" svg:height="0.516cm" svg:x="10.934cm" svg:y="11.184cm" svg:viewBox="0 0 640 517" draw:points="0,517 640,517 640,0 0,0">
          <text:p/>
        </draw:polygon>
        <draw:polygon draw:style-name="gr4" draw:text-style-name="P3" draw:layer="layout" svg:width="0.639cm" svg:height="0.516cm" svg:x="11.815cm" svg:y="11.184cm" svg:viewBox="0 0 640 517" draw:points="0,517 640,517 640,0 0,0">
          <text:p/>
        </draw:polygon>
        <draw:polygon draw:style-name="gr2" draw:text-style-name="P2" draw:layer="layout" svg:width="0.639cm" svg:height="0.516cm" svg:x="14.99cm" svg:y="11.184cm" svg:viewBox="0 0 640 517" draw:points="0,517 640,517 640,0 0,0">
          <text:p/>
        </draw:polygon>
        <draw:polygon draw:style-name="gr2" draw:text-style-name="P2" draw:layer="layout" svg:width="0.64cm" svg:height="0.516cm" svg:x="15.87cm" svg:y="11.184cm" svg:viewBox="0 0 641 517" draw:points="0,517 641,517 641,0 0,0">
          <text:p/>
        </draw:polygon>
        <draw:polygon draw:style-name="gr2" draw:text-style-name="P2" draw:layer="layout" svg:width="0.639cm" svg:height="0.516cm" svg:x="16.751cm" svg:y="11.184cm" svg:viewBox="0 0 640 517" draw:points="0,517 640,517 640,0 0,0">
          <text:p/>
        </draw:polygon>
        <draw:polygon draw:style-name="gr4" draw:text-style-name="P3" draw:layer="layout" svg:width="0.64cm" svg:height="0.516cm" svg:x="17.631cm" svg:y="11.184cm" svg:viewBox="0 0 641 517" draw:points="0,517 641,517 641,0 0,0">
          <text:p/>
        </draw:polygon>
        <draw:polygon draw:style-name="gr2" draw:text-style-name="P2" draw:layer="layout" svg:width="0.639cm" svg:height="0.517cm" svg:x="3.357cm" svg:y="11.696cm" svg:viewBox="0 0 640 518" draw:points="0,518 640,518 640,0 0,0">
          <text:p/>
        </draw:polygon>
        <draw:polygon draw:style-name="gr2" draw:text-style-name="P2" draw:layer="layout" svg:width="0.639cm" svg:height="0.517cm" svg:x="4.237cm" svg:y="11.696cm" svg:viewBox="0 0 640 518" draw:points="0,518 640,518 640,0 0,0">
          <text:p/>
        </draw:polygon>
        <draw:polygon draw:style-name="gr4" draw:text-style-name="P3" draw:layer="layout" svg:width="0.639cm" svg:height="0.517cm" svg:x="5.118cm" svg:y="11.696cm" svg:viewBox="0 0 640 518" draw:points="0,518 640,518 640,0 0,0">
          <text:p/>
        </draw:polygon>
        <draw:polygon draw:style-name="gr2" draw:text-style-name="P2" draw:layer="layout" svg:width="0.639cm" svg:height="0.517cm" svg:x="5.998cm" svg:y="11.696cm" svg:viewBox="0 0 640 518" draw:points="0,518 640,518 640,0 0,0">
          <text:p/>
        </draw:polygon>
        <draw:polygon draw:style-name="gr2" draw:text-style-name="P2" draw:layer="layout" svg:width="0.639cm" svg:height="0.517cm" svg:x="9.173cm" svg:y="11.696cm" svg:viewBox="0 0 640 518" draw:points="0,518 640,518 640,0 0,0">
          <text:p/>
        </draw:polygon>
        <draw:polygon draw:style-name="gr4" draw:text-style-name="P3" draw:layer="layout" svg:width="0.639cm" svg:height="0.517cm" svg:x="10.054cm" svg:y="11.696cm" svg:viewBox="0 0 640 518" draw:points="0,518 640,518 640,0 0,0">
          <text:p/>
        </draw:polygon>
        <draw:polygon draw:style-name="gr2" draw:text-style-name="P2" draw:layer="layout" svg:width="0.639cm" svg:height="0.517cm" svg:x="10.934cm" svg:y="11.696cm" svg:viewBox="0 0 640 518" draw:points="0,518 640,518 640,0 0,0">
          <text:p/>
        </draw:polygon>
        <draw:polygon draw:style-name="gr2" draw:text-style-name="P2" draw:layer="layout" svg:width="0.639cm" svg:height="0.517cm" svg:x="11.815cm" svg:y="11.696cm" svg:viewBox="0 0 640 518" draw:points="0,518 640,518 640,0 0,0">
          <text:p/>
        </draw:polygon>
        <draw:polygon draw:style-name="gr2" draw:text-style-name="P2" draw:layer="layout" svg:width="0.639cm" svg:height="0.517cm" svg:x="14.99cm" svg:y="11.696cm" svg:viewBox="0 0 640 518" draw:points="0,518 640,518 640,0 0,0">
          <text:p/>
        </draw:polygon>
        <draw:polygon draw:style-name="gr2" draw:text-style-name="P2" draw:layer="layout" svg:width="0.64cm" svg:height="0.517cm" svg:x="15.87cm" svg:y="11.696cm" svg:viewBox="0 0 641 518" draw:points="0,518 641,518 641,0 0,0">
          <text:p/>
        </draw:polygon>
        <draw:polygon draw:style-name="gr4" draw:text-style-name="P3" draw:layer="layout" svg:width="0.639cm" svg:height="0.517cm" svg:x="16.751cm" svg:y="11.696cm" svg:viewBox="0 0 640 518" draw:points="0,518 640,518 640,0 0,0">
          <text:p/>
        </draw:polygon>
        <draw:polygon draw:style-name="gr2" draw:text-style-name="P2" draw:layer="layout" svg:width="0.64cm" svg:height="0.517cm" svg:x="17.631cm" svg:y="11.696cm" svg:viewBox="0 0 641 518" draw:points="0,518 641,518 641,0 0,0">
          <text:p/>
        </draw:polygon>
        <draw:polygon draw:style-name="gr2" draw:text-style-name="P2" draw:layer="layout" svg:width="0.639cm" svg:height="0.517cm" svg:x="3.357cm" svg:y="12.208cm" svg:viewBox="0 0 640 518" draw:points="0,518 640,518 640,0 0,0">
          <text:p/>
        </draw:polygon>
        <draw:polygon draw:style-name="gr2" draw:text-style-name="P2" draw:layer="layout" svg:width="0.639cm" svg:height="0.517cm" svg:x="4.237cm" svg:y="12.208cm" svg:viewBox="0 0 640 518" draw:points="0,518 640,518 640,0 0,0">
          <text:p/>
        </draw:polygon>
        <draw:polygon draw:style-name="gr2" draw:text-style-name="P2" draw:layer="layout" svg:width="0.639cm" svg:height="0.517cm" svg:x="5.118cm" svg:y="12.208cm" svg:viewBox="0 0 640 518" draw:points="0,518 640,518 640,0 0,0">
          <text:p/>
        </draw:polygon>
        <draw:polygon draw:style-name="gr4" draw:text-style-name="P3" draw:layer="layout" svg:width="0.639cm" svg:height="0.517cm" svg:x="5.998cm" svg:y="12.208cm" svg:viewBox="0 0 640 518" draw:points="0,518 640,518 640,0 0,0">
          <text:p/>
        </draw:polygon>
        <draw:polygon draw:style-name="gr4" draw:text-style-name="P3" draw:layer="layout" svg:width="0.639cm" svg:height="0.517cm" svg:x="9.173cm" svg:y="12.208cm" svg:viewBox="0 0 640 518" draw:points="0,518 640,518 640,0 0,0">
          <text:p/>
        </draw:polygon>
        <draw:polygon draw:style-name="gr2" draw:text-style-name="P2" draw:layer="layout" svg:width="0.639cm" svg:height="0.517cm" svg:x="10.054cm" svg:y="12.208cm" svg:viewBox="0 0 640 518" draw:points="0,518 640,518 640,0 0,0">
          <text:p/>
        </draw:polygon>
        <draw:polygon draw:style-name="gr2" draw:text-style-name="P2" draw:layer="layout" svg:width="0.639cm" svg:height="0.517cm" svg:x="10.934cm" svg:y="12.208cm" svg:viewBox="0 0 640 518" draw:points="0,518 640,518 640,0 0,0">
          <text:p/>
        </draw:polygon>
        <draw:polygon draw:style-name="gr2" draw:text-style-name="P2" draw:layer="layout" svg:width="0.639cm" svg:height="0.517cm" svg:x="11.815cm" svg:y="12.208cm" svg:viewBox="0 0 640 518" draw:points="0,518 640,518 640,0 0,0">
          <text:p/>
        </draw:polygon>
        <draw:polygon draw:style-name="gr2" draw:text-style-name="P2" draw:layer="layout" svg:width="0.639cm" svg:height="0.517cm" svg:x="14.99cm" svg:y="12.208cm" svg:viewBox="0 0 640 518" draw:points="0,518 640,518 640,0 0,0">
          <text:p/>
        </draw:polygon>
        <draw:polygon draw:style-name="gr2" draw:text-style-name="P2" draw:layer="layout" svg:width="0.64cm" svg:height="0.517cm" svg:x="15.87cm" svg:y="12.208cm" svg:viewBox="0 0 641 518" draw:points="0,518 641,518 641,0 0,0">
          <text:p/>
        </draw:polygon>
        <draw:polygon draw:style-name="gr2" draw:text-style-name="P2" draw:layer="layout" svg:width="0.639cm" svg:height="0.517cm" svg:x="16.751cm" svg:y="12.208cm" svg:viewBox="0 0 640 518" draw:points="0,518 640,518 640,0 0,0">
          <text:p/>
        </draw:polygon>
        <draw:polygon draw:style-name="gr4" draw:text-style-name="P3" draw:layer="layout" svg:width="0.64cm" svg:height="0.517cm" svg:x="17.631cm" svg:y="12.208cm" svg:viewBox="0 0 641 518" draw:points="0,518 641,518 641,0 0,0">
          <text:p/>
        </draw:polygon>
        <draw:polygon draw:style-name="gr2" draw:text-style-name="P2" draw:layer="layout" svg:width="0.639cm" svg:height="0.516cm" svg:x="3.357cm" svg:y="12.721cm" svg:viewBox="0 0 640 517" draw:points="0,517 640,517 640,0 0,0">
          <text:p/>
        </draw:polygon>
        <draw:polygon draw:style-name="gr2" draw:text-style-name="P2" draw:layer="layout" svg:width="0.639cm" svg:height="0.516cm" svg:x="4.237cm" svg:y="12.721cm" svg:viewBox="0 0 640 517" draw:points="0,517 640,517 640,0 0,0">
          <text:p/>
        </draw:polygon>
        <draw:polygon draw:style-name="gr4" draw:text-style-name="P3" draw:layer="layout" svg:width="0.639cm" svg:height="0.516cm" svg:x="5.118cm" svg:y="12.721cm" svg:viewBox="0 0 640 517" draw:points="0,517 640,517 640,0 0,0">
          <text:p/>
        </draw:polygon>
        <draw:polygon draw:style-name="gr2" draw:text-style-name="P2" draw:layer="layout" svg:width="0.639cm" svg:height="0.516cm" svg:x="5.998cm" svg:y="12.721cm" svg:viewBox="0 0 640 517" draw:points="0,517 640,517 640,0 0,0">
          <text:p/>
        </draw:polygon>
        <draw:polygon draw:style-name="gr2" draw:text-style-name="P2" draw:layer="layout" svg:width="0.639cm" svg:height="0.516cm" svg:x="9.173cm" svg:y="12.721cm" svg:viewBox="0 0 640 517" draw:points="0,517 640,517 640,0 0,0">
          <text:p/>
        </draw:polygon>
        <draw:polygon draw:style-name="gr2" draw:text-style-name="P2" draw:layer="layout" svg:width="0.639cm" svg:height="0.516cm" svg:x="10.054cm" svg:y="12.721cm" svg:viewBox="0 0 640 517" draw:points="0,517 640,517 640,0 0,0">
          <text:p/>
        </draw:polygon>
        <draw:polygon draw:style-name="gr2" draw:text-style-name="P2" draw:layer="layout" svg:width="0.639cm" svg:height="0.516cm" svg:x="10.934cm" svg:y="12.721cm" svg:viewBox="0 0 640 517" draw:points="0,517 640,517 640,0 0,0">
          <text:p/>
        </draw:polygon>
        <draw:polygon draw:style-name="gr4" draw:text-style-name="P3" draw:layer="layout" svg:width="0.639cm" svg:height="0.516cm" svg:x="11.815cm" svg:y="12.721cm" svg:viewBox="0 0 640 517" draw:points="0,517 640,517 640,0 0,0">
          <text:p/>
        </draw:polygon>
        <draw:polygon draw:style-name="gr2" draw:text-style-name="P2" draw:layer="layout" svg:width="0.639cm" svg:height="0.516cm" svg:x="14.99cm" svg:y="12.721cm" svg:viewBox="0 0 640 517" draw:points="0,517 640,517 640,0 0,0">
          <text:p/>
        </draw:polygon>
        <draw:polygon draw:style-name="gr4" draw:text-style-name="P3" draw:layer="layout" svg:width="0.64cm" svg:height="0.516cm" svg:x="15.87cm" svg:y="12.721cm" svg:viewBox="0 0 641 517" draw:points="0,517 641,517 641,0 0,0">
          <text:p/>
        </draw:polygon>
        <draw:polygon draw:style-name="gr2" draw:text-style-name="P2" draw:layer="layout" svg:width="0.639cm" svg:height="0.516cm" svg:x="16.751cm" svg:y="12.721cm" svg:viewBox="0 0 640 517" draw:points="0,517 640,517 640,0 0,0">
          <text:p/>
        </draw:polygon>
        <draw:polygon draw:style-name="gr2" draw:text-style-name="P2" draw:layer="layout" svg:width="0.64cm" svg:height="0.516cm" svg:x="17.631cm" svg:y="12.721cm" svg:viewBox="0 0 641 517" draw:points="0,517 641,517 641,0 0,0">
          <text:p/>
        </draw:polygon>
        <draw:polygon draw:style-name="gr2" draw:text-style-name="P2" draw:layer="layout" svg:width="0.639cm" svg:height="0.516cm" svg:x="3.357cm" svg:y="13.233cm" svg:viewBox="0 0 640 517" draw:points="0,517 640,517 640,0 0,0">
          <text:p/>
        </draw:polygon>
        <draw:polygon draw:style-name="gr2" draw:text-style-name="P2" draw:layer="layout" svg:width="0.639cm" svg:height="0.516cm" svg:x="4.237cm" svg:y="13.233cm" svg:viewBox="0 0 640 517" draw:points="0,517 640,517 640,0 0,0">
          <text:p/>
        </draw:polygon>
        <draw:polygon draw:style-name="gr4" draw:text-style-name="P3" draw:layer="layout" svg:width="0.639cm" svg:height="0.516cm" svg:x="5.118cm" svg:y="13.233cm" svg:viewBox="0 0 640 517" draw:points="0,517 640,517 640,0 0,0">
          <text:p/>
        </draw:polygon>
        <draw:polygon draw:style-name="gr2" draw:text-style-name="P2" draw:layer="layout" svg:width="0.639cm" svg:height="0.516cm" svg:x="5.998cm" svg:y="13.233cm" svg:viewBox="0 0 640 517" draw:points="0,517 640,517 640,0 0,0">
          <text:p/>
        </draw:polygon>
        <draw:polygon draw:style-name="gr2" draw:text-style-name="P2" draw:layer="layout" svg:width="0.639cm" svg:height="0.516cm" svg:x="9.173cm" svg:y="13.233cm" svg:viewBox="0 0 640 517" draw:points="0,517 640,517 640,0 0,0">
          <text:p/>
        </draw:polygon>
        <draw:polygon draw:style-name="gr2" draw:text-style-name="P2" draw:layer="layout" svg:width="0.639cm" svg:height="0.516cm" svg:x="10.054cm" svg:y="13.233cm" svg:viewBox="0 0 640 517" draw:points="0,517 640,517 640,0 0,0">
          <text:p/>
        </draw:polygon>
        <draw:polygon draw:style-name="gr2" draw:text-style-name="P2" draw:layer="layout" svg:width="0.639cm" svg:height="0.516cm" svg:x="10.934cm" svg:y="13.233cm" svg:viewBox="0 0 640 517" draw:points="0,517 640,517 640,0 0,0">
          <text:p/>
        </draw:polygon>
        <draw:polygon draw:style-name="gr4" draw:text-style-name="P3" draw:layer="layout" svg:width="0.639cm" svg:height="0.516cm" svg:x="11.815cm" svg:y="13.233cm" svg:viewBox="0 0 640 517" draw:points="0,517 640,517 640,0 0,0">
          <text:p/>
        </draw:polygon>
        <draw:polygon draw:style-name="gr2" draw:text-style-name="P2" draw:layer="layout" svg:width="0.639cm" svg:height="0.516cm" svg:x="14.99cm" svg:y="13.233cm" svg:viewBox="0 0 640 517" draw:points="0,517 640,517 640,0 0,0">
          <text:p/>
        </draw:polygon>
        <draw:polygon draw:style-name="gr2" draw:text-style-name="P2" draw:layer="layout" svg:width="0.64cm" svg:height="0.516cm" svg:x="15.87cm" svg:y="13.233cm" svg:viewBox="0 0 641 517" draw:points="0,517 641,517 641,0 0,0">
          <text:p/>
        </draw:polygon>
        <draw:polygon draw:style-name="gr4" draw:text-style-name="P3" draw:layer="layout" svg:width="0.639cm" svg:height="0.516cm" svg:x="16.751cm" svg:y="13.233cm" svg:viewBox="0 0 640 517" draw:points="0,517 640,517 640,0 0,0">
          <text:p/>
        </draw:polygon>
        <draw:polygon draw:style-name="gr2" draw:text-style-name="P2" draw:layer="layout" svg:width="0.64cm" svg:height="0.516cm" svg:x="17.631cm" svg:y="13.233cm" svg:viewBox="0 0 641 517" draw:points="0,517 641,517 641,0 0,0">
          <text:p/>
        </draw:polygon>
        <draw:polygon draw:style-name="gr2" draw:text-style-name="P2" draw:layer="layout" svg:width="0.639cm" svg:height="0.517cm" svg:x="3.357cm" svg:y="13.745cm" svg:viewBox="0 0 640 518" draw:points="0,518 640,518 640,0 0,0">
          <text:p/>
        </draw:polygon>
        <draw:polygon draw:style-name="gr2" draw:text-style-name="P2" draw:layer="layout" svg:width="0.639cm" svg:height="0.517cm" svg:x="4.237cm" svg:y="13.745cm" svg:viewBox="0 0 640 518" draw:points="0,518 640,518 640,0 0,0">
          <text:p/>
        </draw:polygon>
        <draw:polygon draw:style-name="gr2" draw:text-style-name="P2" draw:layer="layout" svg:width="0.639cm" svg:height="0.517cm" svg:x="5.118cm" svg:y="13.745cm" svg:viewBox="0 0 640 518" draw:points="0,518 640,518 640,0 0,0">
          <text:p/>
        </draw:polygon>
        <draw:polygon draw:style-name="gr4" draw:text-style-name="P3" draw:layer="layout" svg:width="0.639cm" svg:height="0.517cm" svg:x="5.998cm" svg:y="13.745cm" svg:viewBox="0 0 640 518" draw:points="0,518 640,518 640,0 0,0">
          <text:p/>
        </draw:polygon>
        <draw:polygon draw:style-name="gr2" draw:text-style-name="P2" draw:layer="layout" svg:width="0.639cm" svg:height="0.517cm" svg:x="9.173cm" svg:y="13.745cm" svg:viewBox="0 0 640 518" draw:points="0,518 640,518 640,0 0,0">
          <text:p/>
        </draw:polygon>
        <draw:polygon draw:style-name="gr2" draw:text-style-name="P2" draw:layer="layout" svg:width="0.639cm" svg:height="0.517cm" svg:x="10.054cm" svg:y="13.745cm" svg:viewBox="0 0 640 518" draw:points="0,518 640,518 640,0 0,0">
          <text:p/>
        </draw:polygon>
        <draw:polygon draw:style-name="gr4" draw:text-style-name="P3" draw:layer="layout" svg:width="0.639cm" svg:height="0.517cm" svg:x="10.934cm" svg:y="13.745cm" svg:viewBox="0 0 640 518" draw:points="0,518 640,518 640,0 0,0">
          <text:p/>
        </draw:polygon>
        <draw:polygon draw:style-name="gr2" draw:text-style-name="P2" draw:layer="layout" svg:width="0.639cm" svg:height="0.517cm" svg:x="11.815cm" svg:y="13.745cm" svg:viewBox="0 0 640 518" draw:points="0,518 640,518 640,0 0,0">
          <text:p/>
        </draw:polygon>
        <draw:polygon draw:style-name="gr4" draw:text-style-name="P3" draw:layer="layout" svg:width="0.639cm" svg:height="0.517cm" svg:x="14.99cm" svg:y="13.745cm" svg:viewBox="0 0 640 518" draw:points="0,518 640,518 640,0 0,0">
          <text:p/>
        </draw:polygon>
        <draw:polygon draw:style-name="gr2" draw:text-style-name="P2" draw:layer="layout" svg:width="0.64cm" svg:height="0.517cm" svg:x="15.87cm" svg:y="13.745cm" svg:viewBox="0 0 641 518" draw:points="0,518 641,518 641,0 0,0">
          <text:p/>
        </draw:polygon>
        <draw:polygon draw:style-name="gr2" draw:text-style-name="P2" draw:layer="layout" svg:width="0.639cm" svg:height="0.517cm" svg:x="16.751cm" svg:y="13.745cm" svg:viewBox="0 0 640 518" draw:points="0,518 640,518 640,0 0,0">
          <text:p/>
        </draw:polygon>
        <draw:polygon draw:style-name="gr2" draw:text-style-name="P2" draw:layer="layout" svg:width="0.64cm" svg:height="0.517cm" svg:x="17.631cm" svg:y="13.745cm" svg:viewBox="0 0 641 518" draw:points="0,518 641,518 641,0 0,0">
          <text:p/>
        </draw:polygon>
        <draw:polygon draw:style-name="gr2" draw:text-style-name="P2" draw:layer="layout" svg:width="0.639cm" svg:height="0.517cm" svg:x="3.357cm" svg:y="14.257cm" svg:viewBox="0 0 640 518" draw:points="0,518 640,518 640,0 0,0">
          <text:p/>
        </draw:polygon>
        <draw:polygon draw:style-name="gr4" draw:text-style-name="P3" draw:layer="layout" svg:width="0.639cm" svg:height="0.517cm" svg:x="4.237cm" svg:y="14.257cm" svg:viewBox="0 0 640 518" draw:points="0,518 640,518 640,0 0,0">
          <text:p/>
        </draw:polygon>
        <draw:polygon draw:style-name="gr2" draw:text-style-name="P2" draw:layer="layout" svg:width="0.639cm" svg:height="0.517cm" svg:x="5.118cm" svg:y="14.257cm" svg:viewBox="0 0 640 518" draw:points="0,518 640,518 640,0 0,0">
          <text:p/>
        </draw:polygon>
        <draw:polygon draw:style-name="gr2" draw:text-style-name="P2" draw:layer="layout" svg:width="0.639cm" svg:height="0.517cm" svg:x="5.998cm" svg:y="14.257cm" svg:viewBox="0 0 640 518" draw:points="0,518 640,518 640,0 0,0">
          <text:p/>
        </draw:polygon>
        <draw:polygon draw:style-name="gr2" draw:text-style-name="P2" draw:layer="layout" svg:width="0.639cm" svg:height="0.517cm" svg:x="9.173cm" svg:y="14.257cm" svg:viewBox="0 0 640 518" draw:points="0,518 640,518 640,0 0,0">
          <text:p/>
        </draw:polygon>
        <draw:polygon draw:style-name="gr2" draw:text-style-name="P2" draw:layer="layout" svg:width="0.639cm" svg:height="0.517cm" svg:x="10.054cm" svg:y="14.257cm" svg:viewBox="0 0 640 518" draw:points="0,518 640,518 640,0 0,0">
          <text:p/>
        </draw:polygon>
        <draw:polygon draw:style-name="gr4" draw:text-style-name="P3" draw:layer="layout" svg:width="0.639cm" svg:height="0.517cm" svg:x="10.934cm" svg:y="14.257cm" svg:viewBox="0 0 640 518" draw:points="0,518 640,518 640,0 0,0">
          <text:p/>
        </draw:polygon>
        <draw:polygon draw:style-name="gr2" draw:text-style-name="P2" draw:layer="layout" svg:width="0.639cm" svg:height="0.517cm" svg:x="11.815cm" svg:y="14.257cm" svg:viewBox="0 0 640 518" draw:points="0,518 640,518 640,0 0,0">
          <text:p/>
        </draw:polygon>
        <draw:polygon draw:style-name="gr4" draw:text-style-name="P3" draw:layer="layout" svg:width="0.639cm" svg:height="0.517cm" svg:x="14.99cm" svg:y="14.257cm" svg:viewBox="0 0 640 518" draw:points="0,518 640,518 640,0 0,0">
          <text:p/>
        </draw:polygon>
        <draw:polygon draw:style-name="gr2" draw:text-style-name="P2" draw:layer="layout" svg:width="0.64cm" svg:height="0.517cm" svg:x="15.87cm" svg:y="14.257cm" svg:viewBox="0 0 641 518" draw:points="0,518 641,518 641,0 0,0">
          <text:p/>
        </draw:polygon>
        <draw:polygon draw:style-name="gr2" draw:text-style-name="P2" draw:layer="layout" svg:width="0.639cm" svg:height="0.517cm" svg:x="16.751cm" svg:y="14.257cm" svg:viewBox="0 0 640 518" draw:points="0,518 640,518 640,0 0,0">
          <text:p/>
        </draw:polygon>
        <draw:polygon draw:style-name="gr2" draw:text-style-name="P2" draw:layer="layout" svg:width="0.64cm" svg:height="0.517cm" svg:x="17.631cm" svg:y="14.257cm" svg:viewBox="0 0 641 518" draw:points="0,518 641,518 641,0 0,0">
          <text:p/>
        </draw:polygon>
        <draw:polygon draw:style-name="gr4" draw:text-style-name="P3" draw:layer="layout" svg:width="0.639cm" svg:height="0.516cm" svg:x="3.357cm" svg:y="14.77cm" svg:viewBox="0 0 640 517" draw:points="0,517 640,517 640,0 0,0">
          <text:p/>
        </draw:polygon>
        <draw:polygon draw:style-name="gr2" draw:text-style-name="P2" draw:layer="layout" svg:width="0.639cm" svg:height="0.516cm" svg:x="4.237cm" svg:y="14.77cm" svg:viewBox="0 0 640 517" draw:points="0,517 640,517 640,0 0,0">
          <text:p/>
        </draw:polygon>
        <draw:polygon draw:style-name="gr2" draw:text-style-name="P2" draw:layer="layout" svg:width="0.639cm" svg:height="0.516cm" svg:x="5.118cm" svg:y="14.77cm" svg:viewBox="0 0 640 517" draw:points="0,517 640,517 640,0 0,0">
          <text:p/>
        </draw:polygon>
        <draw:polygon draw:style-name="gr2" draw:text-style-name="P2" draw:layer="layout" svg:width="0.639cm" svg:height="0.516cm" svg:x="5.998cm" svg:y="14.77cm" svg:viewBox="0 0 640 517" draw:points="0,517 640,517 640,0 0,0">
          <text:p/>
        </draw:polygon>
        <draw:polygon draw:style-name="gr2" draw:text-style-name="P2" draw:layer="layout" svg:width="0.639cm" svg:height="0.516cm" svg:x="9.173cm" svg:y="14.77cm" svg:viewBox="0 0 640 517" draw:points="0,517 640,517 640,0 0,0">
          <text:p/>
        </draw:polygon>
        <draw:polygon draw:style-name="gr2" draw:text-style-name="P2" draw:layer="layout" svg:width="0.639cm" svg:height="0.516cm" svg:x="10.054cm" svg:y="14.77cm" svg:viewBox="0 0 640 517" draw:points="0,517 640,517 640,0 0,0">
          <text:p/>
        </draw:polygon>
        <draw:polygon draw:style-name="gr4" draw:text-style-name="P3" draw:layer="layout" svg:width="0.639cm" svg:height="0.516cm" svg:x="10.934cm" svg:y="14.77cm" svg:viewBox="0 0 640 517" draw:points="0,517 640,517 640,0 0,0">
          <text:p/>
        </draw:polygon>
        <draw:polygon draw:style-name="gr2" draw:text-style-name="P2" draw:layer="layout" svg:width="0.639cm" svg:height="0.516cm" svg:x="11.815cm" svg:y="14.77cm" svg:viewBox="0 0 640 517" draw:points="0,517 640,517 640,0 0,0">
          <text:p/>
        </draw:polygon>
        <draw:polygon draw:style-name="gr2" draw:text-style-name="P2" draw:layer="layout" svg:width="0.639cm" svg:height="0.516cm" svg:x="14.99cm" svg:y="14.77cm" svg:viewBox="0 0 640 517" draw:points="0,517 640,517 640,0 0,0">
          <text:p/>
        </draw:polygon>
        <draw:polygon draw:style-name="gr2" draw:text-style-name="P2" draw:layer="layout" svg:width="0.64cm" svg:height="0.516cm" svg:x="15.87cm" svg:y="14.77cm" svg:viewBox="0 0 641 517" draw:points="0,517 641,517 641,0 0,0">
          <text:p/>
        </draw:polygon>
        <draw:polygon draw:style-name="gr4" draw:text-style-name="P3" draw:layer="layout" svg:width="0.639cm" svg:height="0.516cm" svg:x="16.751cm" svg:y="14.77cm" svg:viewBox="0 0 640 517" draw:points="0,517 640,517 640,0 0,0">
          <text:p/>
        </draw:polygon>
        <draw:polygon draw:style-name="gr2" draw:text-style-name="P2" draw:layer="layout" svg:width="0.64cm" svg:height="0.516cm" svg:x="17.631cm" svg:y="14.77cm" svg:viewBox="0 0 641 517" draw:points="0,517 641,517 641,0 0,0">
          <text:p/>
        </draw:polygon>
        <draw:polygon draw:style-name="gr2" draw:text-style-name="P2" draw:layer="layout" svg:width="0.639cm" svg:height="0.516cm" svg:x="3.357cm" svg:y="15.282cm" svg:viewBox="0 0 640 517" draw:points="0,517 640,517 640,0 0,0">
          <text:p/>
        </draw:polygon>
        <draw:polygon draw:style-name="gr2" draw:text-style-name="P2" draw:layer="layout" svg:width="0.639cm" svg:height="0.516cm" svg:x="4.237cm" svg:y="15.282cm" svg:viewBox="0 0 640 517" draw:points="0,517 640,517 640,0 0,0">
          <text:p/>
        </draw:polygon>
        <draw:polygon draw:style-name="gr2" draw:text-style-name="P2" draw:layer="layout" svg:width="0.639cm" svg:height="0.516cm" svg:x="5.118cm" svg:y="15.282cm" svg:viewBox="0 0 640 517" draw:points="0,517 640,517 640,0 0,0">
          <text:p/>
        </draw:polygon>
        <draw:polygon draw:style-name="gr4" draw:text-style-name="P3" draw:layer="layout" svg:width="0.639cm" svg:height="0.516cm" svg:x="5.998cm" svg:y="15.282cm" svg:viewBox="0 0 640 517" draw:points="0,517 640,517 640,0 0,0">
          <text:p/>
        </draw:polygon>
        <draw:polygon draw:style-name="gr2" draw:text-style-name="P2" draw:layer="layout" svg:width="0.639cm" svg:height="0.516cm" svg:x="9.173cm" svg:y="15.282cm" svg:viewBox="0 0 640 517" draw:points="0,517 640,517 640,0 0,0">
          <text:p/>
        </draw:polygon>
        <draw:polygon draw:style-name="gr2" draw:text-style-name="P2" draw:layer="layout" svg:width="0.639cm" svg:height="0.516cm" svg:x="10.054cm" svg:y="15.282cm" svg:viewBox="0 0 640 517" draw:points="0,517 640,517 640,0 0,0">
          <text:p/>
        </draw:polygon>
        <draw:polygon draw:style-name="gr4" draw:text-style-name="P3" draw:layer="layout" svg:width="0.639cm" svg:height="0.516cm" svg:x="10.934cm" svg:y="15.282cm" svg:viewBox="0 0 640 517" draw:points="0,517 640,517 640,0 0,0">
          <text:p/>
        </draw:polygon>
        <draw:polygon draw:style-name="gr2" draw:text-style-name="P2" draw:layer="layout" svg:width="0.639cm" svg:height="0.516cm" svg:x="11.815cm" svg:y="15.282cm" svg:viewBox="0 0 640 517" draw:points="0,517 640,517 640,0 0,0">
          <text:p/>
        </draw:polygon>
        <draw:polygon draw:style-name="gr2" draw:text-style-name="P2" draw:layer="layout" svg:width="0.639cm" svg:height="0.516cm" svg:x="14.99cm" svg:y="15.282cm" svg:viewBox="0 0 640 517" draw:points="0,517 640,517 640,0 0,0">
          <text:p/>
        </draw:polygon>
        <draw:polygon draw:style-name="gr4" draw:text-style-name="P3" draw:layer="layout" svg:width="0.64cm" svg:height="0.516cm" svg:x="15.87cm" svg:y="15.282cm" svg:viewBox="0 0 641 517" draw:points="0,517 641,517 641,0 0,0">
          <text:p/>
        </draw:polygon>
        <draw:polygon draw:style-name="gr2" draw:text-style-name="P2" draw:layer="layout" svg:width="0.639cm" svg:height="0.516cm" svg:x="16.751cm" svg:y="15.282cm" svg:viewBox="0 0 640 517" draw:points="0,517 640,517 640,0 0,0">
          <text:p/>
        </draw:polygon>
        <draw:polygon draw:style-name="gr2" draw:text-style-name="P2" draw:layer="layout" svg:width="0.64cm" svg:height="0.516cm" svg:x="17.631cm" svg:y="15.282cm" svg:viewBox="0 0 641 517" draw:points="0,517 641,517 641,0 0,0">
          <text:p/>
        </draw:polygon>
        <draw:polygon draw:style-name="gr2" draw:text-style-name="P2" draw:layer="layout" svg:width="0.639cm" svg:height="0.517cm" svg:x="3.357cm" svg:y="15.794cm" svg:viewBox="0 0 640 518" draw:points="0,518 640,518 640,0 0,0">
          <text:p/>
        </draw:polygon>
        <draw:polygon draw:style-name="gr2" draw:text-style-name="P2" draw:layer="layout" svg:width="0.639cm" svg:height="0.517cm" svg:x="4.237cm" svg:y="15.794cm" svg:viewBox="0 0 640 518" draw:points="0,518 640,518 640,0 0,0">
          <text:p/>
        </draw:polygon>
        <draw:polygon draw:style-name="gr4" draw:text-style-name="P3" draw:layer="layout" svg:width="0.639cm" svg:height="0.517cm" svg:x="5.118cm" svg:y="15.794cm" svg:viewBox="0 0 640 518" draw:points="0,518 640,518 640,0 0,0">
          <text:p/>
        </draw:polygon>
        <draw:polygon draw:style-name="gr2" draw:text-style-name="P2" draw:layer="layout" svg:width="0.639cm" svg:height="0.517cm" svg:x="5.998cm" svg:y="15.794cm" svg:viewBox="0 0 640 518" draw:points="0,518 640,518 640,0 0,0">
          <text:p/>
        </draw:polygon>
        <draw:polygon draw:style-name="gr2" draw:text-style-name="P2" draw:layer="layout" svg:width="0.639cm" svg:height="0.517cm" svg:x="9.173cm" svg:y="15.794cm" svg:viewBox="0 0 640 518" draw:points="0,518 640,518 640,0 0,0">
          <text:p/>
        </draw:polygon>
        <draw:polygon draw:style-name="gr2" draw:text-style-name="P2" draw:layer="layout" svg:width="0.639cm" svg:height="0.517cm" svg:x="10.054cm" svg:y="15.794cm" svg:viewBox="0 0 640 518" draw:points="0,518 640,518 640,0 0,0">
          <text:p/>
        </draw:polygon>
        <draw:polygon draw:style-name="gr2" draw:text-style-name="P2" draw:layer="layout" svg:width="0.639cm" svg:height="0.517cm" svg:x="10.934cm" svg:y="15.794cm" svg:viewBox="0 0 640 518" draw:points="0,518 640,518 640,0 0,0">
          <text:p/>
        </draw:polygon>
        <draw:polygon draw:style-name="gr4" draw:text-style-name="P3" draw:layer="layout" svg:width="0.639cm" svg:height="0.517cm" svg:x="11.815cm" svg:y="15.794cm" svg:viewBox="0 0 640 518" draw:points="0,518 640,518 640,0 0,0">
          <text:p/>
        </draw:polygon>
        <draw:polygon draw:style-name="gr2" draw:text-style-name="P2" draw:layer="layout" svg:width="0.639cm" svg:height="0.517cm" svg:x="14.99cm" svg:y="15.794cm" svg:viewBox="0 0 640 518" draw:points="0,518 640,518 640,0 0,0">
          <text:p/>
        </draw:polygon>
        <draw:polygon draw:style-name="gr4" draw:text-style-name="P3" draw:layer="layout" svg:width="0.64cm" svg:height="0.517cm" svg:x="15.87cm" svg:y="15.794cm" svg:viewBox="0 0 641 518" draw:points="0,518 641,518 641,0 0,0">
          <text:p/>
        </draw:polygon>
        <draw:polygon draw:style-name="gr2" draw:text-style-name="P2" draw:layer="layout" svg:width="0.639cm" svg:height="0.517cm" svg:x="16.751cm" svg:y="15.794cm" svg:viewBox="0 0 640 518" draw:points="0,518 640,518 640,0 0,0">
          <text:p/>
        </draw:polygon>
        <draw:polygon draw:style-name="gr2" draw:text-style-name="P2" draw:layer="layout" svg:width="0.64cm" svg:height="0.517cm" svg:x="17.631cm" svg:y="15.794cm" svg:viewBox="0 0 641 518" draw:points="0,518 641,518 641,0 0,0">
          <text:p/>
        </draw:polygon>
        <draw:polygon draw:style-name="gr2" draw:text-style-name="P2" draw:layer="layout" svg:width="0.639cm" svg:height="0.517cm" svg:x="3.357cm" svg:y="16.306cm" svg:viewBox="0 0 640 518" draw:points="0,518 640,518 640,0 0,0">
          <text:p/>
        </draw:polygon>
        <draw:polygon draw:style-name="gr4" draw:text-style-name="P3" draw:layer="layout" svg:width="0.639cm" svg:height="0.517cm" svg:x="4.237cm" svg:y="16.306cm" svg:viewBox="0 0 640 518" draw:points="0,518 640,518 640,0 0,0">
          <text:p/>
        </draw:polygon>
        <draw:polygon draw:style-name="gr2" draw:text-style-name="P2" draw:layer="layout" svg:width="0.639cm" svg:height="0.517cm" svg:x="5.118cm" svg:y="16.306cm" svg:viewBox="0 0 640 518" draw:points="0,518 640,518 640,0 0,0">
          <text:p/>
        </draw:polygon>
        <draw:polygon draw:style-name="gr2" draw:text-style-name="P2" draw:layer="layout" svg:width="0.639cm" svg:height="0.517cm" svg:x="5.998cm" svg:y="16.306cm" svg:viewBox="0 0 640 518" draw:points="0,518 640,518 640,0 0,0">
          <text:p/>
        </draw:polygon>
        <draw:polygon draw:style-name="gr2" draw:text-style-name="P2" draw:layer="layout" svg:width="0.639cm" svg:height="0.517cm" svg:x="9.173cm" svg:y="16.306cm" svg:viewBox="0 0 640 518" draw:points="0,518 640,518 640,0 0,0">
          <text:p/>
        </draw:polygon>
        <draw:polygon draw:style-name="gr2" draw:text-style-name="P2" draw:layer="layout" svg:width="0.639cm" svg:height="0.517cm" svg:x="10.054cm" svg:y="16.306cm" svg:viewBox="0 0 640 518" draw:points="0,518 640,518 640,0 0,0">
          <text:p/>
        </draw:polygon>
        <draw:polygon draw:style-name="gr4" draw:text-style-name="P3" draw:layer="layout" svg:width="0.639cm" svg:height="0.517cm" svg:x="10.934cm" svg:y="16.306cm" svg:viewBox="0 0 640 518" draw:points="0,518 640,518 640,0 0,0">
          <text:p/>
        </draw:polygon>
        <draw:polygon draw:style-name="gr2" draw:text-style-name="P2" draw:layer="layout" svg:width="0.639cm" svg:height="0.517cm" svg:x="11.815cm" svg:y="16.306cm" svg:viewBox="0 0 640 518" draw:points="0,518 640,518 640,0 0,0">
          <text:p/>
        </draw:polygon>
        <draw:polygon draw:style-name="gr4" draw:text-style-name="P3" draw:layer="layout" svg:width="0.639cm" svg:height="0.517cm" svg:x="14.99cm" svg:y="16.306cm" svg:viewBox="0 0 640 518" draw:points="0,518 640,518 640,0 0,0">
          <text:p/>
        </draw:polygon>
        <draw:polygon draw:style-name="gr2" draw:text-style-name="P2" draw:layer="layout" svg:width="0.64cm" svg:height="0.517cm" svg:x="15.87cm" svg:y="16.306cm" svg:viewBox="0 0 641 518" draw:points="0,518 641,518 641,0 0,0">
          <text:p/>
        </draw:polygon>
        <draw:polygon draw:style-name="gr2" draw:text-style-name="P2" draw:layer="layout" svg:width="0.639cm" svg:height="0.517cm" svg:x="16.751cm" svg:y="16.306cm" svg:viewBox="0 0 640 518" draw:points="0,518 640,518 640,0 0,0">
          <text:p/>
        </draw:polygon>
        <draw:polygon draw:style-name="gr2" draw:text-style-name="P2" draw:layer="layout" svg:width="0.64cm" svg:height="0.517cm" svg:x="17.631cm" svg:y="16.306cm" svg:viewBox="0 0 641 518" draw:points="0,518 641,518 641,0 0,0">
          <text:p/>
        </draw:polygon>
        <draw:polygon draw:style-name="gr2" draw:text-style-name="P2" draw:layer="layout" svg:width="0.639cm" svg:height="0.516cm" svg:x="3.357cm" svg:y="16.819cm" svg:viewBox="0 0 640 517" draw:points="0,517 640,517 640,0 0,0">
          <text:p/>
        </draw:polygon>
        <draw:polygon draw:style-name="gr2" draw:text-style-name="P2" draw:layer="layout" svg:width="0.639cm" svg:height="0.516cm" svg:x="4.237cm" svg:y="16.819cm" svg:viewBox="0 0 640 517" draw:points="0,517 640,517 640,0 0,0">
          <text:p/>
        </draw:polygon>
        <draw:polygon draw:style-name="gr4" draw:text-style-name="P3" draw:layer="layout" svg:width="0.639cm" svg:height="0.516cm" svg:x="5.118cm" svg:y="16.819cm" svg:viewBox="0 0 640 517" draw:points="0,517 640,517 640,0 0,0">
          <text:p/>
        </draw:polygon>
        <draw:polygon draw:style-name="gr2" draw:text-style-name="P2" draw:layer="layout" svg:width="0.639cm" svg:height="0.516cm" svg:x="5.998cm" svg:y="16.819cm" svg:viewBox="0 0 640 517" draw:points="0,517 640,517 640,0 0,0">
          <text:p/>
        </draw:polygon>
        <draw:polygon draw:style-name="gr2" draw:text-style-name="P2" draw:layer="layout" svg:width="0.639cm" svg:height="0.516cm" svg:x="9.173cm" svg:y="16.819cm" svg:viewBox="0 0 640 517" draw:points="0,517 640,517 640,0 0,0">
          <text:p/>
        </draw:polygon>
        <draw:polygon draw:style-name="gr2" draw:text-style-name="P2" draw:layer="layout" svg:width="0.639cm" svg:height="0.516cm" svg:x="10.054cm" svg:y="16.819cm" svg:viewBox="0 0 640 517" draw:points="0,517 640,517 640,0 0,0">
          <text:p/>
        </draw:polygon>
        <draw:polygon draw:style-name="gr2" draw:text-style-name="P2" draw:layer="layout" svg:width="0.639cm" svg:height="0.516cm" svg:x="10.934cm" svg:y="16.819cm" svg:viewBox="0 0 640 517" draw:points="0,517 640,517 640,0 0,0">
          <text:p/>
        </draw:polygon>
        <draw:polygon draw:style-name="gr4" draw:text-style-name="P3" draw:layer="layout" svg:width="0.639cm" svg:height="0.516cm" svg:x="11.815cm" svg:y="16.819cm" svg:viewBox="0 0 640 517" draw:points="0,517 640,517 640,0 0,0">
          <text:p/>
        </draw:polygon>
        <draw:polygon draw:style-name="gr4" draw:text-style-name="P3" draw:layer="layout" svg:width="0.639cm" svg:height="0.516cm" svg:x="14.99cm" svg:y="16.819cm" svg:viewBox="0 0 640 517" draw:points="0,517 640,517 640,0 0,0">
          <text:p/>
        </draw:polygon>
        <draw:polygon draw:style-name="gr2" draw:text-style-name="P2" draw:layer="layout" svg:width="0.64cm" svg:height="0.516cm" svg:x="15.87cm" svg:y="16.819cm" svg:viewBox="0 0 641 517" draw:points="0,517 641,517 641,0 0,0">
          <text:p/>
        </draw:polygon>
        <draw:polygon draw:style-name="gr2" draw:text-style-name="P2" draw:layer="layout" svg:width="0.639cm" svg:height="0.516cm" svg:x="16.751cm" svg:y="16.819cm" svg:viewBox="0 0 640 517" draw:points="0,517 640,517 640,0 0,0">
          <text:p/>
        </draw:polygon>
        <draw:polygon draw:style-name="gr2" draw:text-style-name="P2" draw:layer="layout" svg:width="0.64cm" svg:height="0.516cm" svg:x="17.631cm" svg:y="16.819cm" svg:viewBox="0 0 641 517" draw:points="0,517 641,517 641,0 0,0">
          <text:p/>
        </draw:polygon>
        <draw:polygon draw:style-name="gr2" draw:text-style-name="P2" draw:layer="layout" svg:width="0.639cm" svg:height="0.516cm" svg:x="3.357cm" svg:y="17.331cm" svg:viewBox="0 0 640 517" draw:points="0,517 640,517 640,0 0,0">
          <text:p/>
        </draw:polygon>
        <draw:polygon draw:style-name="gr2" draw:text-style-name="P2" draw:layer="layout" svg:width="0.639cm" svg:height="0.516cm" svg:x="4.237cm" svg:y="17.331cm" svg:viewBox="0 0 640 517" draw:points="0,517 640,517 640,0 0,0">
          <text:p/>
        </draw:polygon>
        <draw:polygon draw:style-name="gr2" draw:text-style-name="P2" draw:layer="layout" svg:width="0.639cm" svg:height="0.516cm" svg:x="5.118cm" svg:y="17.331cm" svg:viewBox="0 0 640 517" draw:points="0,517 640,517 640,0 0,0">
          <text:p/>
        </draw:polygon>
        <draw:polygon draw:style-name="gr4" draw:text-style-name="P3" draw:layer="layout" svg:width="0.639cm" svg:height="0.516cm" svg:x="5.998cm" svg:y="17.331cm" svg:viewBox="0 0 640 517" draw:points="0,517 640,517 640,0 0,0">
          <text:p/>
        </draw:polygon>
        <draw:polygon draw:style-name="gr4" draw:text-style-name="P3" draw:layer="layout" svg:width="0.639cm" svg:height="0.516cm" svg:x="9.173cm" svg:y="17.331cm" svg:viewBox="0 0 640 517" draw:points="0,517 640,517 640,0 0,0">
          <text:p/>
        </draw:polygon>
        <draw:polygon draw:style-name="gr2" draw:text-style-name="P2" draw:layer="layout" svg:width="0.639cm" svg:height="0.516cm" svg:x="10.054cm" svg:y="17.331cm" svg:viewBox="0 0 640 517" draw:points="0,517 640,517 640,0 0,0">
          <text:p/>
        </draw:polygon>
        <draw:polygon draw:style-name="gr2" draw:text-style-name="P2" draw:layer="layout" svg:width="0.639cm" svg:height="0.516cm" svg:x="10.934cm" svg:y="17.331cm" svg:viewBox="0 0 640 517" draw:points="0,517 640,517 640,0 0,0">
          <text:p/>
        </draw:polygon>
        <draw:polygon draw:style-name="gr2" draw:text-style-name="P2" draw:layer="layout" svg:width="0.639cm" svg:height="0.516cm" svg:x="11.815cm" svg:y="17.331cm" svg:viewBox="0 0 640 517" draw:points="0,517 640,517 640,0 0,0">
          <text:p/>
        </draw:polygon>
        <draw:polygon draw:style-name="gr2" draw:text-style-name="P2" draw:layer="layout" svg:width="0.639cm" svg:height="0.516cm" svg:x="14.99cm" svg:y="17.331cm" svg:viewBox="0 0 640 517" draw:points="0,517 640,517 640,0 0,0">
          <text:p/>
        </draw:polygon>
        <draw:polygon draw:style-name="gr2" draw:text-style-name="P2" draw:layer="layout" svg:width="0.64cm" svg:height="0.516cm" svg:x="15.87cm" svg:y="17.331cm" svg:viewBox="0 0 641 517" draw:points="0,517 641,517 641,0 0,0">
          <text:p/>
        </draw:polygon>
        <draw:polygon draw:style-name="gr2" draw:text-style-name="P2" draw:layer="layout" svg:width="0.639cm" svg:height="0.516cm" svg:x="16.751cm" svg:y="17.331cm" svg:viewBox="0 0 640 517" draw:points="0,517 640,517 640,0 0,0">
          <text:p/>
        </draw:polygon>
        <draw:polygon draw:style-name="gr4" draw:text-style-name="P3" draw:layer="layout" svg:width="0.64cm" svg:height="0.516cm" svg:x="17.631cm" svg:y="17.331cm" svg:viewBox="0 0 641 517" draw:points="0,517 641,517 641,0 0,0">
          <text:p/>
        </draw:polygon>
        <draw:polygon draw:style-name="gr2" draw:text-style-name="P2" draw:layer="layout" svg:width="0.639cm" svg:height="0.516cm" svg:x="3.357cm" svg:y="17.843cm" svg:viewBox="0 0 640 517" draw:points="0,517 640,517 640,0 0,0">
          <text:p/>
        </draw:polygon>
        <draw:polygon draw:style-name="gr2" draw:text-style-name="P2" draw:layer="layout" svg:width="0.639cm" svg:height="0.516cm" svg:x="4.237cm" svg:y="17.843cm" svg:viewBox="0 0 640 517" draw:points="0,517 640,517 640,0 0,0">
          <text:p/>
        </draw:polygon>
        <draw:polygon draw:style-name="gr2" draw:text-style-name="P2" draw:layer="layout" svg:width="0.639cm" svg:height="0.516cm" svg:x="5.118cm" svg:y="17.843cm" svg:viewBox="0 0 640 517" draw:points="0,517 640,517 640,0 0,0">
          <text:p/>
        </draw:polygon>
        <draw:polygon draw:style-name="gr4" draw:text-style-name="P3" draw:layer="layout" svg:width="0.639cm" svg:height="0.516cm" svg:x="5.998cm" svg:y="17.843cm" svg:viewBox="0 0 640 517" draw:points="0,517 640,517 640,0 0,0">
          <text:p/>
        </draw:polygon>
        <draw:polygon draw:style-name="gr2" draw:text-style-name="P2" draw:layer="layout" svg:width="0.639cm" svg:height="0.516cm" svg:x="9.173cm" svg:y="17.843cm" svg:viewBox="0 0 640 517" draw:points="0,517 640,517 640,0 0,0">
          <text:p/>
        </draw:polygon>
        <draw:polygon draw:style-name="gr2" draw:text-style-name="P2" draw:layer="layout" svg:width="0.639cm" svg:height="0.516cm" svg:x="10.054cm" svg:y="17.843cm" svg:viewBox="0 0 640 517" draw:points="0,517 640,517 640,0 0,0">
          <text:p/>
        </draw:polygon>
        <draw:polygon draw:style-name="gr4" draw:text-style-name="P3" draw:layer="layout" svg:width="0.639cm" svg:height="0.516cm" svg:x="10.934cm" svg:y="17.843cm" svg:viewBox="0 0 640 517" draw:points="0,517 640,517 640,0 0,0">
          <text:p/>
        </draw:polygon>
        <draw:polygon draw:style-name="gr2" draw:text-style-name="P2" draw:layer="layout" svg:width="0.639cm" svg:height="0.516cm" svg:x="11.815cm" svg:y="17.843cm" svg:viewBox="0 0 640 517" draw:points="0,517 640,517 640,0 0,0">
          <text:p/>
        </draw:polygon>
        <draw:polygon draw:style-name="gr2" draw:text-style-name="P2" draw:layer="layout" svg:width="0.639cm" svg:height="0.516cm" svg:x="14.99cm" svg:y="17.843cm" svg:viewBox="0 0 640 517" draw:points="0,517 640,517 640,0 0,0">
          <text:p/>
        </draw:polygon>
        <draw:polygon draw:style-name="gr2" draw:text-style-name="P2" draw:layer="layout" svg:width="0.64cm" svg:height="0.516cm" svg:x="15.87cm" svg:y="17.843cm" svg:viewBox="0 0 641 517" draw:points="0,517 641,517 641,0 0,0">
          <text:p/>
        </draw:polygon>
        <draw:polygon draw:style-name="gr4" draw:text-style-name="P3" draw:layer="layout" svg:width="0.639cm" svg:height="0.516cm" svg:x="16.751cm" svg:y="17.843cm" svg:viewBox="0 0 640 517" draw:points="0,517 640,517 640,0 0,0">
          <text:p/>
        </draw:polygon>
        <draw:polygon draw:style-name="gr2" draw:text-style-name="P2" draw:layer="layout" svg:width="0.64cm" svg:height="0.516cm" svg:x="17.631cm" svg:y="17.843cm" svg:viewBox="0 0 641 517" draw:points="0,517 641,517 641,0 0,0">
          <text:p/>
        </draw:polygon>
        <draw:polygon draw:style-name="gr2" draw:text-style-name="P2" draw:layer="layout" svg:width="0.639cm" svg:height="0.517cm" svg:x="3.357cm" svg:y="18.355cm" svg:viewBox="0 0 640 518" draw:points="0,518 640,518 640,0 0,0">
          <text:p/>
        </draw:polygon>
        <draw:polygon draw:style-name="gr2" draw:text-style-name="P2" draw:layer="layout" svg:width="0.639cm" svg:height="0.517cm" svg:x="4.237cm" svg:y="18.355cm" svg:viewBox="0 0 640 518" draw:points="0,518 640,518 640,0 0,0">
          <text:p/>
        </draw:polygon>
        <draw:polygon draw:style-name="gr4" draw:text-style-name="P3" draw:layer="layout" svg:width="0.639cm" svg:height="0.517cm" svg:x="5.118cm" svg:y="18.355cm" svg:viewBox="0 0 640 518" draw:points="0,518 640,518 640,0 0,0">
          <text:p/>
        </draw:polygon>
        <draw:polygon draw:style-name="gr2" draw:text-style-name="P2" draw:layer="layout" svg:width="0.639cm" svg:height="0.517cm" svg:x="5.998cm" svg:y="18.355cm" svg:viewBox="0 0 640 518" draw:points="0,518 640,518 640,0 0,0">
          <text:p/>
        </draw:polygon>
        <draw:polygon draw:style-name="gr4" draw:text-style-name="P3" draw:layer="layout" svg:width="0.639cm" svg:height="0.517cm" svg:x="9.173cm" svg:y="18.355cm" svg:viewBox="0 0 640 518" draw:points="0,518 640,518 640,0 0,0">
          <text:p/>
        </draw:polygon>
        <draw:polygon draw:style-name="gr2" draw:text-style-name="P2" draw:layer="layout" svg:width="0.639cm" svg:height="0.517cm" svg:x="10.054cm" svg:y="18.355cm" svg:viewBox="0 0 640 518" draw:points="0,518 640,518 640,0 0,0">
          <text:p/>
        </draw:polygon>
        <draw:polygon draw:style-name="gr2" draw:text-style-name="P2" draw:layer="layout" svg:width="0.639cm" svg:height="0.517cm" svg:x="10.934cm" svg:y="18.355cm" svg:viewBox="0 0 640 518" draw:points="0,518 640,518 640,0 0,0">
          <text:p/>
        </draw:polygon>
        <draw:polygon draw:style-name="gr2" draw:text-style-name="P2" draw:layer="layout" svg:width="0.639cm" svg:height="0.517cm" svg:x="11.815cm" svg:y="18.355cm" svg:viewBox="0 0 640 518" draw:points="0,518 640,518 640,0 0,0">
          <text:p/>
        </draw:polygon>
        <draw:polygon draw:style-name="gr2" draw:text-style-name="P2" draw:layer="layout" svg:width="0.639cm" svg:height="0.517cm" svg:x="14.99cm" svg:y="18.355cm" svg:viewBox="0 0 640 518" draw:points="0,518 640,518 640,0 0,0">
          <text:p/>
        </draw:polygon>
        <draw:polygon draw:style-name="gr2" draw:text-style-name="P2" draw:layer="layout" svg:width="0.64cm" svg:height="0.517cm" svg:x="15.87cm" svg:y="18.355cm" svg:viewBox="0 0 641 518" draw:points="0,518 641,518 641,0 0,0">
          <text:p/>
        </draw:polygon>
        <draw:polygon draw:style-name="gr4" draw:text-style-name="P3" draw:layer="layout" svg:width="0.639cm" svg:height="0.517cm" svg:x="16.751cm" svg:y="18.355cm" svg:viewBox="0 0 640 518" draw:points="0,518 640,518 640,0 0,0">
          <text:p/>
        </draw:polygon>
        <draw:polygon draw:style-name="gr2" draw:text-style-name="P2" draw:layer="layout" svg:width="0.64cm" svg:height="0.517cm" svg:x="17.631cm" svg:y="18.355cm" svg:viewBox="0 0 641 518" draw:points="0,518 641,518 641,0 0,0">
          <text:p/>
        </draw:polygon>
        <draw:polygon draw:style-name="gr2" draw:text-style-name="P2" draw:layer="layout" svg:width="0.639cm" svg:height="0.517cm" svg:x="3.357cm" svg:y="18.867cm" svg:viewBox="0 0 640 518" draw:points="0,518 640,518 640,0 0,0">
          <text:p/>
        </draw:polygon>
        <draw:polygon draw:style-name="gr4" draw:text-style-name="P3" draw:layer="layout" svg:width="0.639cm" svg:height="0.517cm" svg:x="4.237cm" svg:y="18.867cm" svg:viewBox="0 0 640 518" draw:points="0,518 640,518 640,0 0,0">
          <text:p/>
        </draw:polygon>
        <draw:polygon draw:style-name="gr2" draw:text-style-name="P2" draw:layer="layout" svg:width="0.639cm" svg:height="0.517cm" svg:x="5.118cm" svg:y="18.867cm" svg:viewBox="0 0 640 518" draw:points="0,518 640,518 640,0 0,0">
          <text:p/>
        </draw:polygon>
        <draw:polygon draw:style-name="gr2" draw:text-style-name="P2" draw:layer="layout" svg:width="0.639cm" svg:height="0.517cm" svg:x="5.998cm" svg:y="18.867cm" svg:viewBox="0 0 640 518" draw:points="0,518 640,518 640,0 0,0">
          <text:p/>
        </draw:polygon>
        <draw:polygon draw:style-name="gr2" draw:text-style-name="P2" draw:layer="layout" svg:width="0.639cm" svg:height="0.517cm" svg:x="9.173cm" svg:y="18.867cm" svg:viewBox="0 0 640 518" draw:points="0,518 640,518 640,0 0,0">
          <text:p/>
        </draw:polygon>
        <draw:polygon draw:style-name="gr2" draw:text-style-name="P2" draw:layer="layout" svg:width="0.639cm" svg:height="0.517cm" svg:x="10.054cm" svg:y="18.867cm" svg:viewBox="0 0 640 518" draw:points="0,518 640,518 640,0 0,0">
          <text:p/>
        </draw:polygon>
        <draw:polygon draw:style-name="gr4" draw:text-style-name="P3" draw:layer="layout" svg:width="0.639cm" svg:height="0.517cm" svg:x="10.934cm" svg:y="18.867cm" svg:viewBox="0 0 640 518" draw:points="0,518 640,518 640,0 0,0">
          <text:p/>
        </draw:polygon>
        <draw:polygon draw:style-name="gr2" draw:text-style-name="P2" draw:layer="layout" svg:width="0.639cm" svg:height="0.517cm" svg:x="11.815cm" svg:y="18.867cm" svg:viewBox="0 0 640 518" draw:points="0,518 640,518 640,0 0,0">
          <text:p/>
        </draw:polygon>
        <draw:polygon draw:style-name="gr4" draw:text-style-name="P3" draw:layer="layout" svg:width="0.639cm" svg:height="0.517cm" svg:x="14.99cm" svg:y="18.867cm" svg:viewBox="0 0 640 518" draw:points="0,518 640,518 640,0 0,0">
          <text:p/>
        </draw:polygon>
        <draw:polygon draw:style-name="gr2" draw:text-style-name="P2" draw:layer="layout" svg:width="0.64cm" svg:height="0.517cm" svg:x="15.87cm" svg:y="18.867cm" svg:viewBox="0 0 641 518" draw:points="0,518 641,518 641,0 0,0">
          <text:p/>
        </draw:polygon>
        <draw:polygon draw:style-name="gr2" draw:text-style-name="P2" draw:layer="layout" svg:width="0.639cm" svg:height="0.517cm" svg:x="16.751cm" svg:y="18.867cm" svg:viewBox="0 0 640 518" draw:points="0,518 640,518 640,0 0,0">
          <text:p/>
        </draw:polygon>
        <draw:polygon draw:style-name="gr2" draw:text-style-name="P2" draw:layer="layout" svg:width="0.64cm" svg:height="0.517cm" svg:x="17.631cm" svg:y="18.867cm" svg:viewBox="0 0 641 518" draw:points="0,518 641,518 641,0 0,0">
          <text:p/>
        </draw:polygon>
        <draw:polygon draw:style-name="gr2" draw:text-style-name="P2" draw:layer="layout" svg:width="0.639cm" svg:height="0.516cm" svg:x="3.357cm" svg:y="19.38cm" svg:viewBox="0 0 640 517" draw:points="0,517 640,517 640,0 0,0">
          <text:p/>
        </draw:polygon>
        <draw:polygon draw:style-name="gr2" draw:text-style-name="P2" draw:layer="layout" svg:width="0.639cm" svg:height="0.516cm" svg:x="4.237cm" svg:y="19.38cm" svg:viewBox="0 0 640 517" draw:points="0,517 640,517 640,0 0,0">
          <text:p/>
        </draw:polygon>
        <draw:polygon draw:style-name="gr4" draw:text-style-name="P3" draw:layer="layout" svg:width="0.639cm" svg:height="0.516cm" svg:x="5.118cm" svg:y="19.38cm" svg:viewBox="0 0 640 517" draw:points="0,517 640,517 640,0 0,0">
          <text:p/>
        </draw:polygon>
        <draw:polygon draw:style-name="gr2" draw:text-style-name="P2" draw:layer="layout" svg:width="0.639cm" svg:height="0.516cm" svg:x="5.998cm" svg:y="19.38cm" svg:viewBox="0 0 640 517" draw:points="0,517 640,517 640,0 0,0">
          <text:p/>
        </draw:polygon>
        <draw:polygon draw:style-name="gr4" draw:text-style-name="P3" draw:layer="layout" svg:width="0.639cm" svg:height="0.516cm" svg:x="9.173cm" svg:y="19.38cm" svg:viewBox="0 0 640 517" draw:points="0,517 640,517 640,0 0,0">
          <text:p/>
        </draw:polygon>
        <draw:polygon draw:style-name="gr2" draw:text-style-name="P2" draw:layer="layout" svg:width="0.639cm" svg:height="0.516cm" svg:x="10.054cm" svg:y="19.38cm" svg:viewBox="0 0 640 517" draw:points="0,517 640,517 640,0 0,0">
          <text:p/>
        </draw:polygon>
        <draw:polygon draw:style-name="gr2" draw:text-style-name="P2" draw:layer="layout" svg:width="0.639cm" svg:height="0.516cm" svg:x="10.934cm" svg:y="19.38cm" svg:viewBox="0 0 640 517" draw:points="0,517 640,517 640,0 0,0">
          <text:p/>
        </draw:polygon>
        <draw:polygon draw:style-name="gr2" draw:text-style-name="P2" draw:layer="layout" svg:width="0.639cm" svg:height="0.516cm" svg:x="11.815cm" svg:y="19.38cm" svg:viewBox="0 0 640 517" draw:points="0,517 640,517 640,0 0,0">
          <text:p/>
        </draw:polygon>
        <draw:polygon draw:style-name="gr2" draw:text-style-name="P2" draw:layer="layout" svg:width="0.639cm" svg:height="0.516cm" svg:x="14.99cm" svg:y="19.38cm" svg:viewBox="0 0 640 517" draw:points="0,517 640,517 640,0 0,0">
          <text:p/>
        </draw:polygon>
        <draw:polygon draw:style-name="gr2" draw:text-style-name="P2" draw:layer="layout" svg:width="0.64cm" svg:height="0.516cm" svg:x="15.87cm" svg:y="19.38cm" svg:viewBox="0 0 641 517" draw:points="0,517 641,517 641,0 0,0">
          <text:p/>
        </draw:polygon>
        <draw:polygon draw:style-name="gr4" draw:text-style-name="P3" draw:layer="layout" svg:width="0.639cm" svg:height="0.516cm" svg:x="16.751cm" svg:y="19.38cm" svg:viewBox="0 0 640 517" draw:points="0,517 640,517 640,0 0,0">
          <text:p/>
        </draw:polygon>
        <draw:polygon draw:style-name="gr2" draw:text-style-name="P2" draw:layer="layout" svg:width="0.64cm" svg:height="0.516cm" svg:x="17.631cm" svg:y="19.38cm" svg:viewBox="0 0 641 517" draw:points="0,517 641,517 641,0 0,0">
          <text:p/>
        </draw:polygon>
        <draw:polygon draw:style-name="gr2" draw:text-style-name="P2" draw:layer="layout" svg:width="0.639cm" svg:height="0.516cm" svg:x="3.357cm" svg:y="19.892cm" svg:viewBox="0 0 640 517" draw:points="0,517 640,517 640,0 0,0">
          <text:p/>
        </draw:polygon>
        <draw:polygon draw:style-name="gr2" draw:text-style-name="P2" draw:layer="layout" svg:width="0.639cm" svg:height="0.516cm" svg:x="4.237cm" svg:y="19.892cm" svg:viewBox="0 0 640 517" draw:points="0,517 640,517 640,0 0,0">
          <text:p/>
        </draw:polygon>
        <draw:polygon draw:style-name="gr2" draw:text-style-name="P2" draw:layer="layout" svg:width="0.639cm" svg:height="0.516cm" svg:x="5.118cm" svg:y="19.892cm" svg:viewBox="0 0 640 517" draw:points="0,517 640,517 640,0 0,0">
          <text:p/>
        </draw:polygon>
        <draw:polygon draw:style-name="gr4" draw:text-style-name="P3" draw:layer="layout" svg:width="0.639cm" svg:height="0.516cm" svg:x="5.998cm" svg:y="19.892cm" svg:viewBox="0 0 640 517" draw:points="0,517 640,517 640,0 0,0">
          <text:p/>
        </draw:polygon>
        <draw:polygon draw:style-name="gr4" draw:text-style-name="P3" draw:layer="layout" svg:width="0.639cm" svg:height="0.516cm" svg:x="9.173cm" svg:y="19.892cm" svg:viewBox="0 0 640 517" draw:points="0,517 640,517 640,0 0,0">
          <text:p/>
        </draw:polygon>
        <draw:polygon draw:style-name="gr2" draw:text-style-name="P2" draw:layer="layout" svg:width="0.639cm" svg:height="0.516cm" svg:x="10.054cm" svg:y="19.892cm" svg:viewBox="0 0 640 517" draw:points="0,517 640,517 640,0 0,0">
          <text:p/>
        </draw:polygon>
        <draw:polygon draw:style-name="gr2" draw:text-style-name="P2" draw:layer="layout" svg:width="0.639cm" svg:height="0.516cm" svg:x="10.934cm" svg:y="19.892cm" svg:viewBox="0 0 640 517" draw:points="0,517 640,517 640,0 0,0">
          <text:p/>
        </draw:polygon>
        <draw:polygon draw:style-name="gr2" draw:text-style-name="P2" draw:layer="layout" svg:width="0.639cm" svg:height="0.516cm" svg:x="11.815cm" svg:y="19.892cm" svg:viewBox="0 0 640 517" draw:points="0,517 640,517 640,0 0,0">
          <text:p/>
        </draw:polygon>
        <draw:polygon draw:style-name="gr2" draw:text-style-name="P2" draw:layer="layout" svg:width="0.639cm" svg:height="0.516cm" svg:x="14.99cm" svg:y="19.892cm" svg:viewBox="0 0 640 517" draw:points="0,517 640,517 640,0 0,0">
          <text:p/>
        </draw:polygon>
        <draw:polygon draw:style-name="gr2" draw:text-style-name="P2" draw:layer="layout" svg:width="0.64cm" svg:height="0.516cm" svg:x="15.87cm" svg:y="19.892cm" svg:viewBox="0 0 641 517" draw:points="0,517 641,517 641,0 0,0">
          <text:p/>
        </draw:polygon>
        <draw:polygon draw:style-name="gr4" draw:text-style-name="P3" draw:layer="layout" svg:width="0.639cm" svg:height="0.516cm" svg:x="16.751cm" svg:y="19.892cm" svg:viewBox="0 0 640 517" draw:points="0,517 640,517 640,0 0,0">
          <text:p/>
        </draw:polygon>
        <draw:polygon draw:style-name="gr2" draw:text-style-name="P2" draw:layer="layout" svg:width="0.64cm" svg:height="0.516cm" svg:x="17.631cm" svg:y="19.892cm" svg:viewBox="0 0 641 517" draw:points="0,517 641,517 641,0 0,0">
          <text:p/>
        </draw:polygon>
        <draw:polygon draw:style-name="gr2" draw:text-style-name="P2" draw:layer="layout" svg:width="0.639cm" svg:height="0.517cm" svg:x="3.357cm" svg:y="20.404cm" svg:viewBox="0 0 640 518" draw:points="0,518 640,518 640,0 0,0">
          <text:p/>
        </draw:polygon>
        <draw:polygon draw:style-name="gr2" draw:text-style-name="P2" draw:layer="layout" svg:width="0.639cm" svg:height="0.517cm" svg:x="4.237cm" svg:y="20.404cm" svg:viewBox="0 0 640 518" draw:points="0,518 640,518 640,0 0,0">
          <text:p/>
        </draw:polygon>
        <draw:polygon draw:style-name="gr2" draw:text-style-name="P2" draw:layer="layout" svg:width="0.639cm" svg:height="0.517cm" svg:x="5.118cm" svg:y="20.404cm" svg:viewBox="0 0 640 518" draw:points="0,518 640,518 640,0 0,0">
          <text:p/>
        </draw:polygon>
        <draw:polygon draw:style-name="gr4" draw:text-style-name="P3" draw:layer="layout" svg:width="0.639cm" svg:height="0.517cm" svg:x="5.998cm" svg:y="20.404cm" svg:viewBox="0 0 640 518" draw:points="0,518 640,518 640,0 0,0">
          <text:p/>
        </draw:polygon>
        <draw:polygon draw:style-name="gr2" draw:text-style-name="P2" draw:layer="layout" svg:width="0.639cm" svg:height="0.517cm" svg:x="9.173cm" svg:y="20.404cm" svg:viewBox="0 0 640 518" draw:points="0,518 640,518 640,0 0,0">
          <text:p/>
        </draw:polygon>
        <draw:polygon draw:style-name="gr4" draw:text-style-name="P3" draw:layer="layout" svg:width="0.639cm" svg:height="0.517cm" svg:x="10.054cm" svg:y="20.404cm" svg:viewBox="0 0 640 518" draw:points="0,518 640,518 640,0 0,0">
          <text:p/>
        </draw:polygon>
        <draw:polygon draw:style-name="gr2" draw:text-style-name="P2" draw:layer="layout" svg:width="0.639cm" svg:height="0.517cm" svg:x="10.934cm" svg:y="20.404cm" svg:viewBox="0 0 640 518" draw:points="0,518 640,518 640,0 0,0">
          <text:p/>
        </draw:polygon>
        <draw:polygon draw:style-name="gr2" draw:text-style-name="P2" draw:layer="layout" svg:width="0.639cm" svg:height="0.517cm" svg:x="11.815cm" svg:y="20.404cm" svg:viewBox="0 0 640 518" draw:points="0,518 640,518 640,0 0,0">
          <text:p/>
        </draw:polygon>
        <draw:polygon draw:style-name="gr2" draw:text-style-name="P2" draw:layer="layout" svg:width="0.639cm" svg:height="0.517cm" svg:x="14.99cm" svg:y="20.404cm" svg:viewBox="0 0 640 518" draw:points="0,518 640,518 640,0 0,0">
          <text:p/>
        </draw:polygon>
        <draw:polygon draw:style-name="gr4" draw:text-style-name="P3" draw:layer="layout" svg:width="0.64cm" svg:height="0.517cm" svg:x="15.87cm" svg:y="20.404cm" svg:viewBox="0 0 641 518" draw:points="0,518 641,518 641,0 0,0">
          <text:p/>
        </draw:polygon>
        <draw:polygon draw:style-name="gr2" draw:text-style-name="P2" draw:layer="layout" svg:width="0.639cm" svg:height="0.517cm" svg:x="16.751cm" svg:y="20.404cm" svg:viewBox="0 0 640 518" draw:points="0,518 640,518 640,0 0,0">
          <text:p/>
        </draw:polygon>
        <draw:polygon draw:style-name="gr2" draw:text-style-name="P2" draw:layer="layout" svg:width="0.64cm" svg:height="0.517cm" svg:x="17.631cm" svg:y="20.404cm" svg:viewBox="0 0 641 518" draw:points="0,518 641,518 641,0 0,0">
          <text:p/>
        </draw:polygon>
        <draw:polygon draw:style-name="gr2" draw:text-style-name="P2" draw:layer="layout" svg:width="0.639cm" svg:height="0.517cm" svg:x="3.357cm" svg:y="20.916cm" svg:viewBox="0 0 640 518" draw:points="0,518 640,518 640,0 0,0">
          <text:p/>
        </draw:polygon>
        <draw:polygon draw:style-name="gr2" draw:text-style-name="P2" draw:layer="layout" svg:width="0.639cm" svg:height="0.517cm" svg:x="4.237cm" svg:y="20.916cm" svg:viewBox="0 0 640 518" draw:points="0,518 640,518 640,0 0,0">
          <text:p/>
        </draw:polygon>
        <draw:polygon draw:style-name="gr4" draw:text-style-name="P3" draw:layer="layout" svg:width="0.639cm" svg:height="0.517cm" svg:x="5.118cm" svg:y="20.916cm" svg:viewBox="0 0 640 518" draw:points="0,518 640,518 640,0 0,0">
          <text:p/>
        </draw:polygon>
        <draw:polygon draw:style-name="gr2" draw:text-style-name="P2" draw:layer="layout" svg:width="0.639cm" svg:height="0.517cm" svg:x="5.998cm" svg:y="20.916cm" svg:viewBox="0 0 640 518" draw:points="0,518 640,518 640,0 0,0">
          <text:p/>
        </draw:polygon>
        <draw:polygon draw:style-name="gr2" draw:text-style-name="P2" draw:layer="layout" svg:width="0.639cm" svg:height="0.517cm" svg:x="9.173cm" svg:y="20.916cm" svg:viewBox="0 0 640 518" draw:points="0,518 640,518 640,0 0,0">
          <text:p/>
        </draw:polygon>
        <draw:polygon draw:style-name="gr4" draw:text-style-name="P3" draw:layer="layout" svg:width="0.639cm" svg:height="0.517cm" svg:x="10.054cm" svg:y="20.916cm" svg:viewBox="0 0 640 518" draw:points="0,518 640,518 640,0 0,0">
          <text:p/>
        </draw:polygon>
        <draw:polygon draw:style-name="gr2" draw:text-style-name="P2" draw:layer="layout" svg:width="0.639cm" svg:height="0.517cm" svg:x="10.934cm" svg:y="20.916cm" svg:viewBox="0 0 640 518" draw:points="0,518 640,518 640,0 0,0">
          <text:p/>
        </draw:polygon>
        <draw:polygon draw:style-name="gr2" draw:text-style-name="P2" draw:layer="layout" svg:width="0.639cm" svg:height="0.517cm" svg:x="11.815cm" svg:y="20.916cm" svg:viewBox="0 0 640 518" draw:points="0,518 640,518 640,0 0,0">
          <text:p/>
        </draw:polygon>
        <draw:polygon draw:style-name="gr2" draw:text-style-name="P2" draw:layer="layout" svg:width="0.639cm" svg:height="0.517cm" svg:x="14.99cm" svg:y="20.916cm" svg:viewBox="0 0 640 518" draw:points="0,518 640,518 640,0 0,0">
          <text:p/>
        </draw:polygon>
        <draw:polygon draw:style-name="gr2" draw:text-style-name="P2" draw:layer="layout" svg:width="0.64cm" svg:height="0.517cm" svg:x="15.87cm" svg:y="20.916cm" svg:viewBox="0 0 641 518" draw:points="0,518 641,518 641,0 0,0">
          <text:p/>
        </draw:polygon>
        <draw:polygon draw:style-name="gr4" draw:text-style-name="P3" draw:layer="layout" svg:width="0.639cm" svg:height="0.517cm" svg:x="16.751cm" svg:y="20.916cm" svg:viewBox="0 0 640 518" draw:points="0,518 640,518 640,0 0,0">
          <text:p/>
        </draw:polygon>
        <draw:polygon draw:style-name="gr2" draw:text-style-name="P2" draw:layer="layout" svg:width="0.64cm" svg:height="0.517cm" svg:x="17.631cm" svg:y="20.916cm" svg:viewBox="0 0 641 518" draw:points="0,518 641,518 641,0 0,0">
          <text:p/>
        </draw:polygon>
        <draw:polygon draw:style-name="gr2" draw:text-style-name="P2" draw:layer="layout" svg:width="0.639cm" svg:height="0.516cm" svg:x="3.357cm" svg:y="21.429cm" svg:viewBox="0 0 640 517" draw:points="0,517 640,517 640,0 0,0">
          <text:p/>
        </draw:polygon>
        <draw:polygon draw:style-name="gr2" draw:text-style-name="P2" draw:layer="layout" svg:width="0.639cm" svg:height="0.516cm" svg:x="4.237cm" svg:y="21.429cm" svg:viewBox="0 0 640 517" draw:points="0,517 640,517 640,0 0,0">
          <text:p/>
        </draw:polygon>
        <draw:polygon draw:style-name="gr4" draw:text-style-name="P3" draw:layer="layout" svg:width="0.639cm" svg:height="0.516cm" svg:x="5.118cm" svg:y="21.429cm" svg:viewBox="0 0 640 517" draw:points="0,517 640,517 640,0 0,0">
          <text:p/>
        </draw:polygon>
        <draw:polygon draw:style-name="gr2" draw:text-style-name="P2" draw:layer="layout" svg:width="0.639cm" svg:height="0.516cm" svg:x="5.998cm" svg:y="21.429cm" svg:viewBox="0 0 640 517" draw:points="0,517 640,517 640,0 0,0">
          <text:p/>
        </draw:polygon>
        <draw:polygon draw:style-name="gr4" draw:text-style-name="P3" draw:layer="layout" svg:width="0.639cm" svg:height="0.516cm" svg:x="9.173cm" svg:y="21.429cm" svg:viewBox="0 0 640 517" draw:points="0,517 640,517 640,0 0,0">
          <text:p/>
        </draw:polygon>
        <draw:polygon draw:style-name="gr2" draw:text-style-name="P2" draw:layer="layout" svg:width="0.639cm" svg:height="0.516cm" svg:x="10.054cm" svg:y="21.429cm" svg:viewBox="0 0 640 517" draw:points="0,517 640,517 640,0 0,0">
          <text:p/>
        </draw:polygon>
        <draw:polygon draw:style-name="gr2" draw:text-style-name="P2" draw:layer="layout" svg:width="0.639cm" svg:height="0.516cm" svg:x="10.934cm" svg:y="21.429cm" svg:viewBox="0 0 640 517" draw:points="0,517 640,517 640,0 0,0">
          <text:p/>
        </draw:polygon>
        <draw:polygon draw:style-name="gr2" draw:text-style-name="P2" draw:layer="layout" svg:width="0.639cm" svg:height="0.516cm" svg:x="11.815cm" svg:y="21.429cm" svg:viewBox="0 0 640 517" draw:points="0,517 640,517 640,0 0,0">
          <text:p/>
        </draw:polygon>
        <draw:polygon draw:style-name="gr2" draw:text-style-name="P2" draw:layer="layout" svg:width="0.639cm" svg:height="0.516cm" svg:x="14.99cm" svg:y="21.429cm" svg:viewBox="0 0 640 517" draw:points="0,517 640,517 640,0 0,0">
          <text:p/>
        </draw:polygon>
        <draw:polygon draw:style-name="gr2" draw:text-style-name="P2" draw:layer="layout" svg:width="0.64cm" svg:height="0.516cm" svg:x="15.87cm" svg:y="21.429cm" svg:viewBox="0 0 641 517" draw:points="0,517 641,517 641,0 0,0">
          <text:p/>
        </draw:polygon>
        <draw:polygon draw:style-name="gr2" draw:text-style-name="P2" draw:layer="layout" svg:width="0.639cm" svg:height="0.516cm" svg:x="16.751cm" svg:y="21.429cm" svg:viewBox="0 0 640 517" draw:points="0,517 640,517 640,0 0,0">
          <text:p/>
        </draw:polygon>
        <draw:polygon draw:style-name="gr4" draw:text-style-name="P3" draw:layer="layout" svg:width="0.64cm" svg:height="0.516cm" svg:x="17.631cm" svg:y="21.429cm" svg:viewBox="0 0 641 517" draw:points="0,517 641,517 641,0 0,0">
          <text:p/>
        </draw:polygon>
        <draw:polygon draw:style-name="gr2" draw:text-style-name="P2" draw:layer="layout" svg:width="0.639cm" svg:height="0.516cm" svg:x="3.357cm" svg:y="21.941cm" svg:viewBox="0 0 640 517" draw:points="0,517 640,517 640,0 0,0">
          <text:p/>
        </draw:polygon>
        <draw:polygon draw:style-name="gr4" draw:text-style-name="P3" draw:layer="layout" svg:width="0.639cm" svg:height="0.516cm" svg:x="4.237cm" svg:y="21.941cm" svg:viewBox="0 0 640 517" draw:points="0,517 640,517 640,0 0,0">
          <text:p/>
        </draw:polygon>
        <draw:polygon draw:style-name="gr2" draw:text-style-name="P2" draw:layer="layout" svg:width="0.639cm" svg:height="0.516cm" svg:x="5.118cm" svg:y="21.941cm" svg:viewBox="0 0 640 517" draw:points="0,517 640,517 640,0 0,0">
          <text:p/>
        </draw:polygon>
        <draw:polygon draw:style-name="gr2" draw:text-style-name="P2" draw:layer="layout" svg:width="0.639cm" svg:height="0.516cm" svg:x="5.998cm" svg:y="21.941cm" svg:viewBox="0 0 640 517" draw:points="0,517 640,517 640,0 0,0">
          <text:p/>
        </draw:polygon>
        <draw:polygon draw:style-name="gr2" draw:text-style-name="P2" draw:layer="layout" svg:width="0.639cm" svg:height="0.516cm" svg:x="9.173cm" svg:y="21.941cm" svg:viewBox="0 0 640 517" draw:points="0,517 640,517 640,0 0,0">
          <text:p/>
        </draw:polygon>
        <draw:polygon draw:style-name="gr2" draw:text-style-name="P2" draw:layer="layout" svg:width="0.639cm" svg:height="0.516cm" svg:x="10.054cm" svg:y="21.941cm" svg:viewBox="0 0 640 517" draw:points="0,517 640,517 640,0 0,0">
          <text:p/>
        </draw:polygon>
        <draw:polygon draw:style-name="gr4" draw:text-style-name="P3" draw:layer="layout" svg:width="0.639cm" svg:height="0.516cm" svg:x="10.934cm" svg:y="21.941cm" svg:viewBox="0 0 640 517" draw:points="0,517 640,517 640,0 0,0">
          <text:p/>
        </draw:polygon>
        <draw:polygon draw:style-name="gr2" draw:text-style-name="P2" draw:layer="layout" svg:width="0.639cm" svg:height="0.516cm" svg:x="11.815cm" svg:y="21.941cm" svg:viewBox="0 0 640 517" draw:points="0,517 640,517 640,0 0,0">
          <text:p/>
        </draw:polygon>
        <draw:polygon draw:style-name="gr4" draw:text-style-name="P3" draw:layer="layout" svg:width="0.639cm" svg:height="0.516cm" svg:x="14.99cm" svg:y="21.941cm" svg:viewBox="0 0 640 517" draw:points="0,517 640,517 640,0 0,0">
          <text:p/>
        </draw:polygon>
        <draw:polygon draw:style-name="gr2" draw:text-style-name="P2" draw:layer="layout" svg:width="0.64cm" svg:height="0.516cm" svg:x="15.87cm" svg:y="21.941cm" svg:viewBox="0 0 641 517" draw:points="0,517 641,517 641,0 0,0">
          <text:p/>
        </draw:polygon>
        <draw:polygon draw:style-name="gr2" draw:text-style-name="P2" draw:layer="layout" svg:width="0.639cm" svg:height="0.516cm" svg:x="16.751cm" svg:y="21.941cm" svg:viewBox="0 0 640 517" draw:points="0,517 640,517 640,0 0,0">
          <text:p/>
        </draw:polygon>
        <draw:polygon draw:style-name="gr2" draw:text-style-name="P2" draw:layer="layout" svg:width="0.64cm" svg:height="0.516cm" svg:x="17.631cm" svg:y="21.941cm" svg:viewBox="0 0 641 517" draw:points="0,517 641,517 641,0 0,0">
          <text:p/>
        </draw:polygon>
        <draw:polygon draw:style-name="gr2" draw:text-style-name="P2" draw:layer="layout" svg:width="0.639cm" svg:height="0.517cm" svg:x="3.357cm" svg:y="22.453cm" svg:viewBox="0 0 640 518" draw:points="0,518 640,518 640,0 0,0">
          <text:p/>
        </draw:polygon>
        <draw:polygon draw:style-name="gr2" draw:text-style-name="P2" draw:layer="layout" svg:width="0.639cm" svg:height="0.517cm" svg:x="4.237cm" svg:y="22.453cm" svg:viewBox="0 0 640 518" draw:points="0,518 640,518 640,0 0,0">
          <text:p/>
        </draw:polygon>
        <draw:polygon draw:style-name="gr2" draw:text-style-name="P2" draw:layer="layout" svg:width="0.639cm" svg:height="0.517cm" svg:x="5.118cm" svg:y="22.453cm" svg:viewBox="0 0 640 518" draw:points="0,518 640,518 640,0 0,0">
          <text:p/>
        </draw:polygon>
        <draw:polygon draw:style-name="gr4" draw:text-style-name="P3" draw:layer="layout" svg:width="0.639cm" svg:height="0.517cm" svg:x="5.998cm" svg:y="22.453cm" svg:viewBox="0 0 640 518" draw:points="0,518 640,518 640,0 0,0">
          <text:p/>
        </draw:polygon>
        <draw:polygon draw:style-name="gr2" draw:text-style-name="P2" draw:layer="layout" svg:width="0.639cm" svg:height="0.517cm" svg:x="9.173cm" svg:y="22.453cm" svg:viewBox="0 0 640 518" draw:points="0,518 640,518 640,0 0,0">
          <text:p/>
        </draw:polygon>
        <draw:polygon draw:style-name="gr2" draw:text-style-name="P2" draw:layer="layout" svg:width="0.639cm" svg:height="0.517cm" svg:x="10.054cm" svg:y="22.453cm" svg:viewBox="0 0 640 518" draw:points="0,518 640,518 640,0 0,0">
          <text:p/>
        </draw:polygon>
        <draw:polygon draw:style-name="gr2" draw:text-style-name="P2" draw:layer="layout" svg:width="0.639cm" svg:height="0.517cm" svg:x="10.934cm" svg:y="22.453cm" svg:viewBox="0 0 640 518" draw:points="0,518 640,518 640,0 0,0">
          <text:p/>
        </draw:polygon>
        <draw:polygon draw:style-name="gr4" draw:text-style-name="P3" draw:layer="layout" svg:width="0.639cm" svg:height="0.517cm" svg:x="11.815cm" svg:y="22.453cm" svg:viewBox="0 0 640 518" draw:points="0,518 640,518 640,0 0,0">
          <text:p/>
        </draw:polygon>
        <draw:polygon draw:style-name="gr2" draw:text-style-name="P2" draw:layer="layout" svg:width="0.639cm" svg:height="0.517cm" svg:x="14.99cm" svg:y="22.453cm" svg:viewBox="0 0 640 518" draw:points="0,518 640,518 640,0 0,0">
          <text:p/>
        </draw:polygon>
        <draw:polygon draw:style-name="gr2" draw:text-style-name="P2" draw:layer="layout" svg:width="0.64cm" svg:height="0.517cm" svg:x="15.87cm" svg:y="22.453cm" svg:viewBox="0 0 641 518" draw:points="0,518 641,518 641,0 0,0">
          <text:p/>
        </draw:polygon>
        <draw:polygon draw:style-name="gr2" draw:text-style-name="P2" draw:layer="layout" svg:width="0.639cm" svg:height="0.517cm" svg:x="16.751cm" svg:y="22.453cm" svg:viewBox="0 0 640 518" draw:points="0,518 640,518 640,0 0,0">
          <text:p/>
        </draw:polygon>
        <draw:polygon draw:style-name="gr4" draw:text-style-name="P3" draw:layer="layout" svg:width="0.64cm" svg:height="0.517cm" svg:x="17.631cm" svg:y="22.453cm" svg:viewBox="0 0 641 518" draw:points="0,518 641,518 641,0 0,0">
          <text:p/>
        </draw:polygon>
        <draw:polygon draw:style-name="gr2" draw:text-style-name="P2" draw:layer="layout" svg:width="0.639cm" svg:height="0.517cm" svg:x="3.357cm" svg:y="22.965cm" svg:viewBox="0 0 640 518" draw:points="0,518 640,518 640,0 0,0">
          <text:p/>
        </draw:polygon>
        <draw:polygon draw:style-name="gr2" draw:text-style-name="P2" draw:layer="layout" svg:width="0.639cm" svg:height="0.517cm" svg:x="4.237cm" svg:y="22.965cm" svg:viewBox="0 0 640 518" draw:points="0,518 640,518 640,0 0,0">
          <text:p/>
        </draw:polygon>
        <draw:polygon draw:style-name="gr4" draw:text-style-name="P3" draw:layer="layout" svg:width="0.639cm" svg:height="0.517cm" svg:x="5.118cm" svg:y="22.965cm" svg:viewBox="0 0 640 518" draw:points="0,518 640,518 640,0 0,0">
          <text:p/>
        </draw:polygon>
        <draw:polygon draw:style-name="gr2" draw:text-style-name="P2" draw:layer="layout" svg:width="0.639cm" svg:height="0.517cm" svg:x="5.998cm" svg:y="22.965cm" svg:viewBox="0 0 640 518" draw:points="0,518 640,518 640,0 0,0">
          <text:p/>
        </draw:polygon>
        <draw:polygon draw:style-name="gr2" draw:text-style-name="P2" draw:layer="layout" svg:width="0.639cm" svg:height="0.517cm" svg:x="9.173cm" svg:y="22.965cm" svg:viewBox="0 0 640 518" draw:points="0,518 640,518 640,0 0,0">
          <text:p/>
        </draw:polygon>
        <draw:polygon draw:style-name="gr4" draw:text-style-name="P3" draw:layer="layout" svg:width="0.639cm" svg:height="0.517cm" svg:x="10.054cm" svg:y="22.965cm" svg:viewBox="0 0 640 518" draw:points="0,518 640,518 640,0 0,0">
          <text:p/>
        </draw:polygon>
        <draw:polygon draw:style-name="gr2" draw:text-style-name="P2" draw:layer="layout" svg:width="0.639cm" svg:height="0.517cm" svg:x="10.934cm" svg:y="22.965cm" svg:viewBox="0 0 640 518" draw:points="0,518 640,518 640,0 0,0">
          <text:p/>
        </draw:polygon>
        <draw:polygon draw:style-name="gr2" draw:text-style-name="P2" draw:layer="layout" svg:width="0.639cm" svg:height="0.517cm" svg:x="11.815cm" svg:y="22.965cm" svg:viewBox="0 0 640 518" draw:points="0,518 640,518 640,0 0,0">
          <text:p/>
        </draw:polygon>
        <draw:polygon draw:style-name="gr4" draw:text-style-name="P3" draw:layer="layout" svg:width="0.639cm" svg:height="0.517cm" svg:x="14.99cm" svg:y="22.965cm" svg:viewBox="0 0 640 518" draw:points="0,518 640,518 640,0 0,0">
          <text:p/>
        </draw:polygon>
        <draw:polygon draw:style-name="gr2" draw:text-style-name="P2" draw:layer="layout" svg:width="0.64cm" svg:height="0.517cm" svg:x="15.87cm" svg:y="22.965cm" svg:viewBox="0 0 641 518" draw:points="0,518 641,518 641,0 0,0">
          <text:p/>
        </draw:polygon>
        <draw:polygon draw:style-name="gr2" draw:text-style-name="P2" draw:layer="layout" svg:width="0.639cm" svg:height="0.517cm" svg:x="16.751cm" svg:y="22.965cm" svg:viewBox="0 0 640 518" draw:points="0,518 640,518 640,0 0,0">
          <text:p/>
        </draw:polygon>
        <draw:polygon draw:style-name="gr2" draw:text-style-name="P2" draw:layer="layout" svg:width="0.64cm" svg:height="0.517cm" svg:x="17.631cm" svg:y="22.965cm" svg:viewBox="0 0 641 518" draw:points="0,518 641,518 641,0 0,0">
          <text:p/>
        </draw:polygon>
        <draw:polygon draw:style-name="gr2" draw:text-style-name="P2" draw:layer="layout" svg:width="0.639cm" svg:height="0.516cm" svg:x="3.357cm" svg:y="23.478cm" svg:viewBox="0 0 640 517" draw:points="0,517 640,517 640,0 0,0">
          <text:p/>
        </draw:polygon>
        <draw:polygon draw:style-name="gr2" draw:text-style-name="P2" draw:layer="layout" svg:width="0.639cm" svg:height="0.516cm" svg:x="4.237cm" svg:y="23.478cm" svg:viewBox="0 0 640 517" draw:points="0,517 640,517 640,0 0,0">
          <text:p/>
        </draw:polygon>
        <draw:polygon draw:style-name="gr4" draw:text-style-name="P3" draw:layer="layout" svg:width="0.639cm" svg:height="0.516cm" svg:x="5.118cm" svg:y="23.478cm" svg:viewBox="0 0 640 517" draw:points="0,517 640,517 640,0 0,0">
          <text:p/>
        </draw:polygon>
        <draw:polygon draw:style-name="gr2" draw:text-style-name="P2" draw:layer="layout" svg:width="0.639cm" svg:height="0.516cm" svg:x="5.998cm" svg:y="23.478cm" svg:viewBox="0 0 640 517" draw:points="0,517 640,517 640,0 0,0">
          <text:p/>
        </draw:polygon>
        <draw:polygon draw:style-name="gr2" draw:text-style-name="P2" draw:layer="layout" svg:width="0.639cm" svg:height="0.516cm" svg:x="9.173cm" svg:y="23.478cm" svg:viewBox="0 0 640 517" draw:points="0,517 640,517 640,0 0,0">
          <text:p/>
        </draw:polygon>
        <draw:polygon draw:style-name="gr4" draw:text-style-name="P3" draw:layer="layout" svg:width="0.639cm" svg:height="0.516cm" svg:x="10.054cm" svg:y="23.478cm" svg:viewBox="0 0 640 517" draw:points="0,517 640,517 640,0 0,0">
          <text:p/>
        </draw:polygon>
        <draw:polygon draw:style-name="gr2" draw:text-style-name="P2" draw:layer="layout" svg:width="0.639cm" svg:height="0.516cm" svg:x="10.934cm" svg:y="23.478cm" svg:viewBox="0 0 640 517" draw:points="0,517 640,517 640,0 0,0">
          <text:p/>
        </draw:polygon>
        <draw:polygon draw:style-name="gr2" draw:text-style-name="P2" draw:layer="layout" svg:width="0.639cm" svg:height="0.516cm" svg:x="11.815cm" svg:y="23.478cm" svg:viewBox="0 0 640 517" draw:points="0,517 640,517 640,0 0,0">
          <text:p/>
        </draw:polygon>
        <draw:polygon draw:style-name="gr2" draw:text-style-name="P2" draw:layer="layout" svg:width="0.639cm" svg:height="0.516cm" svg:x="14.99cm" svg:y="23.478cm" svg:viewBox="0 0 640 517" draw:points="0,517 640,517 640,0 0,0">
          <text:p/>
        </draw:polygon>
        <draw:polygon draw:style-name="gr2" draw:text-style-name="P2" draw:layer="layout" svg:width="0.64cm" svg:height="0.516cm" svg:x="15.87cm" svg:y="23.478cm" svg:viewBox="0 0 641 517" draw:points="0,517 641,517 641,0 0,0">
          <text:p/>
        </draw:polygon>
        <draw:polygon draw:style-name="gr2" draw:text-style-name="P2" draw:layer="layout" svg:width="0.639cm" svg:height="0.516cm" svg:x="16.751cm" svg:y="23.478cm" svg:viewBox="0 0 640 517" draw:points="0,517 640,517 640,0 0,0">
          <text:p/>
        </draw:polygon>
        <draw:polygon draw:style-name="gr4" draw:text-style-name="P3" draw:layer="layout" svg:width="0.64cm" svg:height="0.516cm" svg:x="17.631cm" svg:y="23.478cm" svg:viewBox="0 0 641 517" draw:points="0,517 641,517 641,0 0,0">
          <text:p/>
        </draw:polygon>
        <draw:polygon draw:style-name="gr2" draw:text-style-name="P2" draw:layer="layout" svg:width="0.639cm" svg:height="0.516cm" svg:x="3.357cm" svg:y="23.99cm" svg:viewBox="0 0 640 517" draw:points="0,517 640,517 640,0 0,0">
          <text:p/>
        </draw:polygon>
        <draw:polygon draw:style-name="gr2" draw:text-style-name="P2" draw:layer="layout" svg:width="0.639cm" svg:height="0.516cm" svg:x="4.237cm" svg:y="23.99cm" svg:viewBox="0 0 640 517" draw:points="0,517 640,517 640,0 0,0">
          <text:p/>
        </draw:polygon>
        <draw:polygon draw:style-name="gr4" draw:text-style-name="P3" draw:layer="layout" svg:width="0.639cm" svg:height="0.516cm" svg:x="5.118cm" svg:y="23.99cm" svg:viewBox="0 0 640 517" draw:points="0,517 640,517 640,0 0,0">
          <text:p/>
        </draw:polygon>
        <draw:polygon draw:style-name="gr2" draw:text-style-name="P2" draw:layer="layout" svg:width="0.639cm" svg:height="0.516cm" svg:x="5.998cm" svg:y="23.99cm" svg:viewBox="0 0 640 517" draw:points="0,517 640,517 640,0 0,0">
          <text:p/>
        </draw:polygon>
        <draw:polygon draw:style-name="gr4" draw:text-style-name="P3" draw:layer="layout" svg:width="0.639cm" svg:height="0.516cm" svg:x="9.173cm" svg:y="23.99cm" svg:viewBox="0 0 640 517" draw:points="0,517 640,517 640,0 0,0">
          <text:p/>
        </draw:polygon>
        <draw:polygon draw:style-name="gr2" draw:text-style-name="P2" draw:layer="layout" svg:width="0.639cm" svg:height="0.516cm" svg:x="10.054cm" svg:y="23.99cm" svg:viewBox="0 0 640 517" draw:points="0,517 640,517 640,0 0,0">
          <text:p/>
        </draw:polygon>
        <draw:polygon draw:style-name="gr2" draw:text-style-name="P2" draw:layer="layout" svg:width="0.639cm" svg:height="0.516cm" svg:x="10.934cm" svg:y="23.99cm" svg:viewBox="0 0 640 517" draw:points="0,517 640,517 640,0 0,0">
          <text:p/>
        </draw:polygon>
        <draw:polygon draw:style-name="gr2" draw:text-style-name="P2" draw:layer="layout" svg:width="0.639cm" svg:height="0.516cm" svg:x="11.815cm" svg:y="23.99cm" svg:viewBox="0 0 640 517" draw:points="0,517 640,517 640,0 0,0">
          <text:p/>
        </draw:polygon>
        <draw:polygon draw:style-name="gr4" draw:text-style-name="P3" draw:layer="layout" svg:width="0.639cm" svg:height="0.516cm" svg:x="14.99cm" svg:y="23.99cm" svg:viewBox="0 0 640 517" draw:points="0,517 640,517 640,0 0,0">
          <text:p/>
        </draw:polygon>
        <draw:polygon draw:style-name="gr2" draw:text-style-name="P2" draw:layer="layout" svg:width="0.64cm" svg:height="0.516cm" svg:x="15.87cm" svg:y="23.99cm" svg:viewBox="0 0 641 517" draw:points="0,517 641,517 641,0 0,0">
          <text:p/>
        </draw:polygon>
        <draw:polygon draw:style-name="gr2" draw:text-style-name="P2" draw:layer="layout" svg:width="0.639cm" svg:height="0.516cm" svg:x="16.751cm" svg:y="23.99cm" svg:viewBox="0 0 640 517" draw:points="0,517 640,517 640,0 0,0">
          <text:p/>
        </draw:polygon>
        <draw:polygon draw:style-name="gr2" draw:text-style-name="P2" draw:layer="layout" svg:width="0.64cm" svg:height="0.516cm" svg:x="17.631cm" svg:y="23.99cm" svg:viewBox="0 0 641 517" draw:points="0,517 641,517 641,0 0,0">
          <text:p/>
        </draw:polygon>
        <draw:polygon draw:style-name="gr2" draw:text-style-name="P2" draw:layer="layout" svg:width="0.639cm" svg:height="0.517cm" svg:x="3.357cm" svg:y="24.502cm" svg:viewBox="0 0 640 518" draw:points="0,518 640,518 640,0 0,0">
          <text:p/>
        </draw:polygon>
        <draw:polygon draw:style-name="gr2" draw:text-style-name="P2" draw:layer="layout" svg:width="0.639cm" svg:height="0.517cm" svg:x="4.237cm" svg:y="24.502cm" svg:viewBox="0 0 640 518" draw:points="0,518 640,518 640,0 0,0">
          <text:p/>
        </draw:polygon>
        <draw:polygon draw:style-name="gr4" draw:text-style-name="P3" draw:layer="layout" svg:width="0.639cm" svg:height="0.517cm" svg:x="5.118cm" svg:y="24.502cm" svg:viewBox="0 0 640 518" draw:points="0,518 640,518 640,0 0,0">
          <text:p/>
        </draw:polygon>
        <draw:polygon draw:style-name="gr2" draw:text-style-name="P2" draw:layer="layout" svg:width="0.639cm" svg:height="0.517cm" svg:x="5.998cm" svg:y="24.502cm" svg:viewBox="0 0 640 518" draw:points="0,518 640,518 640,0 0,0">
          <text:p/>
        </draw:polygon>
        <draw:polygon draw:style-name="gr2" draw:text-style-name="P2" draw:layer="layout" svg:width="0.639cm" svg:height="0.517cm" svg:x="9.173cm" svg:y="24.502cm" svg:viewBox="0 0 640 518" draw:points="0,518 640,518 640,0 0,0">
          <text:p/>
        </draw:polygon>
        <draw:polygon draw:style-name="gr2" draw:text-style-name="P2" draw:layer="layout" svg:width="0.639cm" svg:height="0.517cm" svg:x="10.054cm" svg:y="24.502cm" svg:viewBox="0 0 640 518" draw:points="0,518 640,518 640,0 0,0">
          <text:p/>
        </draw:polygon>
        <draw:polygon draw:style-name="gr4" draw:text-style-name="P3" draw:layer="layout" svg:width="0.639cm" svg:height="0.517cm" svg:x="10.934cm" svg:y="24.502cm" svg:viewBox="0 0 640 518" draw:points="0,518 640,518 640,0 0,0">
          <text:p/>
        </draw:polygon>
        <draw:polygon draw:style-name="gr2" draw:text-style-name="P2" draw:layer="layout" svg:width="0.639cm" svg:height="0.517cm" svg:x="11.815cm" svg:y="24.502cm" svg:viewBox="0 0 640 518" draw:points="0,518 640,518 640,0 0,0">
          <text:p/>
        </draw:polygon>
        <draw:polygon draw:style-name="gr2" draw:text-style-name="P2" draw:layer="layout" svg:width="0.639cm" svg:height="0.517cm" svg:x="14.99cm" svg:y="24.502cm" svg:viewBox="0 0 640 518" draw:points="0,518 640,518 640,0 0,0">
          <text:p/>
        </draw:polygon>
        <draw:polygon draw:style-name="gr2" draw:text-style-name="P2" draw:layer="layout" svg:width="0.64cm" svg:height="0.517cm" svg:x="15.87cm" svg:y="24.502cm" svg:viewBox="0 0 641 518" draw:points="0,518 641,518 641,0 0,0">
          <text:p/>
        </draw:polygon>
        <draw:polygon draw:style-name="gr4" draw:text-style-name="P3" draw:layer="layout" svg:width="0.639cm" svg:height="0.517cm" svg:x="16.751cm" svg:y="24.502cm" svg:viewBox="0 0 640 518" draw:points="0,518 640,518 640,0 0,0">
          <text:p/>
        </draw:polygon>
        <draw:polygon draw:style-name="gr2" draw:text-style-name="P2" draw:layer="layout" svg:width="0.64cm" svg:height="0.517cm" svg:x="17.631cm" svg:y="24.502cm" svg:viewBox="0 0 641 518" draw:points="0,518 641,518 641,0 0,0">
          <text:p/>
        </draw:polygon>
        <draw:polygon draw:style-name="gr2" draw:text-style-name="P2" draw:layer="layout" svg:width="0.639cm" svg:height="0.517cm" svg:x="3.357cm" svg:y="25.014cm" svg:viewBox="0 0 640 518" draw:points="0,518 640,518 640,0 0,0">
          <text:p/>
        </draw:polygon>
        <draw:polygon draw:style-name="gr2" draw:text-style-name="P2" draw:layer="layout" svg:width="0.639cm" svg:height="0.517cm" svg:x="4.237cm" svg:y="25.014cm" svg:viewBox="0 0 640 518" draw:points="0,518 640,518 640,0 0,0">
          <text:p/>
        </draw:polygon>
        <draw:polygon draw:style-name="gr2" draw:text-style-name="P2" draw:layer="layout" svg:width="0.639cm" svg:height="0.517cm" svg:x="5.118cm" svg:y="25.014cm" svg:viewBox="0 0 640 518" draw:points="0,518 640,518 640,0 0,0">
          <text:p/>
        </draw:polygon>
        <draw:polygon draw:style-name="gr4" draw:text-style-name="P3" draw:layer="layout" svg:width="0.639cm" svg:height="0.517cm" svg:x="5.998cm" svg:y="25.014cm" svg:viewBox="0 0 640 518" draw:points="0,518 640,518 640,0 0,0">
          <text:p/>
        </draw:polygon>
        <draw:polygon draw:style-name="gr2" draw:text-style-name="P2" draw:layer="layout" svg:width="0.639cm" svg:height="0.517cm" svg:x="9.173cm" svg:y="25.014cm" svg:viewBox="0 0 640 518" draw:points="0,518 640,518 640,0 0,0">
          <text:p/>
        </draw:polygon>
        <draw:polygon draw:style-name="gr4" draw:text-style-name="P3" draw:layer="layout" svg:width="0.639cm" svg:height="0.517cm" svg:x="10.054cm" svg:y="25.014cm" svg:viewBox="0 0 640 518" draw:points="0,518 640,518 640,0 0,0">
          <text:p/>
        </draw:polygon>
        <draw:polygon draw:style-name="gr2" draw:text-style-name="P2" draw:layer="layout" svg:width="0.639cm" svg:height="0.517cm" svg:x="10.934cm" svg:y="25.014cm" svg:viewBox="0 0 640 518" draw:points="0,518 640,518 640,0 0,0">
          <text:p/>
        </draw:polygon>
        <draw:polygon draw:style-name="gr2" draw:text-style-name="P2" draw:layer="layout" svg:width="0.639cm" svg:height="0.517cm" svg:x="11.815cm" svg:y="25.014cm" svg:viewBox="0 0 640 518" draw:points="0,518 640,518 640,0 0,0">
          <text:p/>
        </draw:polygon>
        <draw:polygon draw:style-name="gr2" draw:text-style-name="P2" draw:layer="layout" svg:width="0.639cm" svg:height="0.517cm" svg:x="14.99cm" svg:y="25.014cm" svg:viewBox="0 0 640 518" draw:points="0,518 640,518 640,0 0,0">
          <text:p/>
        </draw:polygon>
        <draw:polygon draw:style-name="gr4" draw:text-style-name="P3" draw:layer="layout" svg:width="0.64cm" svg:height="0.517cm" svg:x="15.87cm" svg:y="25.014cm" svg:viewBox="0 0 641 518" draw:points="0,518 641,518 641,0 0,0">
          <text:p/>
        </draw:polygon>
        <draw:polygon draw:style-name="gr2" draw:text-style-name="P2" draw:layer="layout" svg:width="0.639cm" svg:height="0.517cm" svg:x="16.751cm" svg:y="25.014cm" svg:viewBox="0 0 640 518" draw:points="0,518 640,518 640,0 0,0">
          <text:p/>
        </draw:polygon>
        <draw:polygon draw:style-name="gr2" draw:text-style-name="P2" draw:layer="layout" svg:width="0.64cm" svg:height="0.517cm" svg:x="17.631cm" svg:y="25.014cm" svg:viewBox="0 0 641 518" draw:points="0,518 641,518 641,0 0,0">
          <text:p/>
        </draw:polygon>
        <draw:frame draw:style-name="gr6" draw:text-style-name="P8" draw:layer="layout" svg:width="1.526cm" svg:height="0.471cm" svg:x="2.159cm" svg:y="2.353cm">
          <draw:text-box>
            <text:p text:style-name="P7"><text:span text:style-name="T2">Numele:</text:span></text:p>
          </draw:text-box>
        </draw:frame>
        <draw:frame draw:style-name="gr6" draw:text-style-name="P8" draw:layer="layout" svg:width="2.627cm" svg:height="0.471cm" svg:x="10.761cm" svg:y="2.353cm">
          <draw:text-box>
            <text:p text:style-name="P7"><text:span text:style-name="T2">C.U.I. martor:</text:span></text:p>
          </draw:text-box>
        </draw:frame>
        <draw:frame draw:style-name="gr6" draw:text-style-name="P8" draw:layer="layout" svg:width="2.089cm" svg:height="0.471cm" svg:x="2.159cm" svg:y="2.891cm">
          <draw:text-box>
            <text:p text:style-name="P7"><text:span text:style-name="T2">Prenumele:</text:span></text:p>
          </draw:text-box>
        </draw:frame>
        <draw:frame draw:style-name="gr6" draw:text-style-name="P8" draw:layer="layout" svg:width="3.533cm" svg:height="0.471cm" svg:x="10.761cm" svg:y="2.891cm">
          <draw:text-box>
            <text:p text:style-name="P7"><text:span text:style-name="T2">Semnătură martor:</text:span></text:p>
          </draw:text-box>
        </draw:frame>
        <draw:frame draw:style-name="gr6" draw:text-style-name="P8" draw:layer="layout" svg:width="2.919cm" svg:height="0.471cm" svg:x="2.159cm" svg:y="3.429cm">
          <draw:text-box>
            <text:p text:style-name="P7"><text:span text:style-name="T2">C.U.I. candidat:</text:span></text:p>
          </draw:text-box>
        </draw:frame>
        <draw:frame draw:style-name="gr6" draw:text-style-name="P8" draw:layer="layout" svg:width="1.01cm" svg:height="0.471cm" svg:x="2.159cm" svg:y="3.966cm">
          <draw:text-box>
            <text:p text:style-name="P7"><text:span text:style-name="T2">CNP:</text:span></text:p>
          </draw:text-box>
        </draw:frame>
        <draw:frame draw:style-name="gr6" draw:text-style-name="P8" draw:layer="layout" svg:width="4.917cm" svg:height="0.471cm" svg:x="2.794cm" svg:y="4.809cm">
          <draw:text-box>
            <text:p text:style-name="P7"><text:span text:style-name="T2">Nume şi prenume corectori</text:span></text:p>
          </draw:text-box>
        </draw:frame>
        <draw:frame draw:style-name="gr6" draw:text-style-name="P8" draw:layer="layout" svg:width="3.626cm" svg:height="0.471cm" svg:x="11.007cm" svg:y="4.809cm">
          <draw:text-box>
            <text:p text:style-name="P7"><text:span text:style-name="T2">Semnături corectori</text:span></text:p>
          </draw:text-box>
        </draw:frame>
        <draw:frame draw:style-name="gr6" draw:text-style-name="P8" draw:layer="layout" svg:width="0.422cm" svg:height="0.471cm" svg:x="2.438cm" svg:y="5.338cm">
          <draw:text-box>
            <text:p text:style-name="P7"><text:span text:style-name="T3">1</text:span></text:p>
          </draw:text-box>
        </draw:frame>
        <draw:frame draw:style-name="gr6" draw:text-style-name="P8" draw:layer="layout" svg:width="0.422cm" svg:height="0.471cm" svg:x="2.438cm" svg:y="5.875cm">
          <draw:text-box>
            <text:p text:style-name="P7"><text:span text:style-name="T3">2</text:span></text:p>
          </draw:text-box>
        </draw:frame>
        <draw:frame draw:style-name="gr6" draw:text-style-name="P8" draw:layer="layout" svg:width="1.818cm" svg:height="0.471cm" svg:x="2.159cm" svg:y="6.726cm">
          <draw:text-box>
            <text:p text:style-name="P7"><text:span text:style-name="T2">Disciplina</text:span></text:p>
          </draw:text-box>
        </draw:frame>
        <draw:frame draw:style-name="gr6" draw:text-style-name="P8" draw:layer="layout" svg:width="4.062cm" svg:height="0.471cm" svg:x="6.706cm" svg:y="6.726cm">
          <draw:text-box>
            <text:p text:style-name="P7"><text:span text:style-name="T2">Puncte în cifre şi litere</text:span></text:p>
          </draw:text-box>
        </draw:frame>
        <draw:frame draw:style-name="gr6" draw:text-style-name="P8" draw:layer="layout" svg:width="2.622cm" svg:height="0.471cm" svg:x="2.159cm" svg:y="7.255cm">
          <draw:text-box>
            <text:p text:style-name="P7"><text:span text:style-name="T3">Limba Română</text:span></text:p>
          </draw:text-box>
        </draw:frame>
        <draw:frame draw:style-name="gr6" draw:text-style-name="P8" draw:layer="layout" svg:width="1.082cm" svg:height="0.471cm" svg:x="2.159cm" svg:y="7.793cm">
          <draw:text-box>
            <text:p text:style-name="P7"><text:span text:style-name="T3">Istorie</text:span></text:p>
          </draw:text-box>
        </draw:frame>
        <draw:frame draw:style-name="gr6" draw:text-style-name="P8" draw:layer="layout" svg:width="2.758cm" svg:height="0.471cm" svg:x="2.159cm" svg:y="8.331cm">
          <draw:text-box>
            <text:p text:style-name="P7"><text:span text:style-name="T3">Limba Germană</text:span></text:p>
          </draw:text-box>
        </draw:frame>
        <draw:frame draw:style-name="gr6" draw:text-style-name="P8" draw:layer="layout" svg:width="2.838cm" svg:height="0.471cm" svg:x="2.794cm" svg:y="9.169cm">
          <draw:text-box>
            <text:p text:style-name="P7"><text:span text:style-name="T2">Limba Română</text:span></text:p>
          </draw:text-box>
        </draw:frame>
        <draw:frame draw:style-name="gr6" draw:text-style-name="P8" draw:layer="layout" svg:width="1.175cm" svg:height="0.471cm" svg:x="8.61cm" svg:y="9.169cm">
          <draw:text-box>
            <text:p text:style-name="P7"><text:span text:style-name="T2">Istorie</text:span></text:p>
          </draw:text-box>
        </draw:frame>
        <draw:frame draw:style-name="gr6" draw:text-style-name="P8" draw:layer="layout" svg:width="3.025cm" svg:height="0.471cm" svg:x="14.427cm" svg:y="9.169cm">
          <draw:text-box>
            <text:p text:style-name="P7"><text:span text:style-name="T2">Limba Germană</text:span></text:p>
          </draw:text-box>
        </draw:frame>
        <draw:frame draw:style-name="gr7" draw:text-style-name="P9" draw:layer="layout" svg:width="0.523cm" svg:height="0.547cm" svg:x="2.802cm" svg:y="9.562cm">
          <draw:text-box>
            <text:p text:style-name="P7"><text:span text:style-name="T4">Nr</text:span></text:p>
          </draw:text-box>
        </draw:frame>
        <draw:frame draw:style-name="gr7" draw:text-style-name="P9" draw:layer="layout" svg:width="0.494cm" svg:height="0.547cm" svg:x="3.564cm" svg:y="9.562cm">
          <draw:text-box>
            <text:p text:style-name="P7"><text:span text:style-name="T5">a</text:span></text:p>
          </draw:text-box>
        </draw:frame>
        <draw:frame draw:style-name="gr7" draw:text-style-name="P9" draw:layer="layout" svg:width="0.494cm" svg:height="0.547cm" svg:x="4.432cm" svg:y="9.562cm">
          <draw:text-box>
            <text:p text:style-name="P7"><text:span text:style-name="T5">b</text:span></text:p>
          </draw:text-box>
        </draw:frame>
        <draw:frame draw:style-name="gr7" draw:text-style-name="P9" draw:layer="layout" svg:width="0.494cm" svg:height="0.547cm" svg:x="5.342cm" svg:y="9.562cm">
          <draw:text-box>
            <text:p text:style-name="P7"><text:span text:style-name="T5">c</text:span></text:p>
          </draw:text-box>
        </draw:frame>
        <draw:frame draw:style-name="gr7" draw:text-style-name="P9" draw:layer="layout" svg:width="0.494cm" svg:height="0.547cm" svg:x="6.193cm" svg:y="9.562cm">
          <draw:text-box>
            <text:p text:style-name="P7"><text:span text:style-name="T5">d</text:span></text:p>
          </draw:text-box>
        </draw:frame>
        <draw:frame draw:style-name="gr7" draw:text-style-name="P9" draw:layer="layout" svg:width="0.523cm" svg:height="0.547cm" svg:x="8.619cm" svg:y="9.562cm">
          <draw:text-box>
            <text:p text:style-name="P7"><text:span text:style-name="T4">Nr</text:span></text:p>
          </draw:text-box>
        </draw:frame>
        <draw:frame draw:style-name="gr7" draw:text-style-name="P9" draw:layer="layout" svg:width="0.494cm" svg:height="0.547cm" svg:x="9.381cm" svg:y="9.562cm">
          <draw:text-box>
            <text:p text:style-name="P7"><text:span text:style-name="T5">a</text:span></text:p>
          </draw:text-box>
        </draw:frame>
        <draw:frame draw:style-name="gr7" draw:text-style-name="P9" draw:layer="layout" svg:width="0.494cm" svg:height="0.547cm" svg:x="10.249cm" svg:y="9.562cm">
          <draw:text-box>
            <text:p text:style-name="P7"><text:span text:style-name="T5">b</text:span></text:p>
          </draw:text-box>
        </draw:frame>
        <draw:frame draw:style-name="gr7" draw:text-style-name="P9" draw:layer="layout" svg:width="0.494cm" svg:height="0.547cm" svg:x="11.159cm" svg:y="9.562cm">
          <draw:text-box>
            <text:p text:style-name="P7"><text:span text:style-name="T5">c</text:span></text:p>
          </draw:text-box>
        </draw:frame>
        <draw:frame draw:style-name="gr7" draw:text-style-name="P9" draw:layer="layout" svg:width="0.494cm" svg:height="0.547cm" svg:x="12.01cm" svg:y="9.562cm">
          <draw:text-box>
            <text:p text:style-name="P7"><text:span text:style-name="T5">d</text:span></text:p>
          </draw:text-box>
        </draw:frame>
        <draw:frame draw:style-name="gr7" draw:text-style-name="P9" draw:layer="layout" svg:width="0.523cm" svg:height="0.547cm" svg:x="14.436cm" svg:y="9.562cm">
          <draw:text-box>
            <text:p text:style-name="P7"><text:span text:style-name="T4">Nr</text:span></text:p>
          </draw:text-box>
        </draw:frame>
        <draw:frame draw:style-name="gr7" draw:text-style-name="P9" draw:layer="layout" svg:width="0.494cm" svg:height="0.547cm" svg:x="15.198cm" svg:y="9.562cm">
          <draw:text-box>
            <text:p text:style-name="P7"><text:span text:style-name="T5">a</text:span></text:p>
          </draw:text-box>
        </draw:frame>
        <draw:frame draw:style-name="gr7" draw:text-style-name="P9" draw:layer="layout" svg:width="0.494cm" svg:height="0.547cm" svg:x="16.065cm" svg:y="9.562cm">
          <draw:text-box>
            <text:p text:style-name="P7"><text:span text:style-name="T5">b</text:span></text:p>
          </draw:text-box>
        </draw:frame>
        <draw:frame draw:style-name="gr7" draw:text-style-name="P9" draw:layer="layout" svg:width="0.494cm" svg:height="0.547cm" svg:x="16.976cm" svg:y="9.562cm">
          <draw:text-box>
            <text:p text:style-name="P7"><text:span text:style-name="T5">c</text:span></text:p>
          </draw:text-box>
        </draw:frame>
        <draw:frame draw:style-name="gr7" draw:text-style-name="P9" draw:layer="layout" svg:width="0.494cm" svg:height="0.547cm" svg:x="17.827cm" svg:y="9.562cm">
          <draw:text-box>
            <text:p text:style-name="P7"><text:span text:style-name="T5">d</text:span></text:p>
          </draw:text-box>
        </draw:frame>
        <draw:frame draw:style-name="gr6" draw:text-style-name="P8" draw:layer="layout" svg:width="0.422cm" svg:height="0.471cm" svg:x="3.073cm" svg:y="10.151cm">
          <draw:text-box>
            <text:p text:style-name="P7"><text:span text:style-name="T2">1</text:span></text:p>
          </draw:text-box>
        </draw:frame>
        <draw:frame draw:style-name="gr6" draw:text-style-name="P8" draw:layer="layout" svg:width="0.422cm" svg:height="0.471cm" svg:x="8.89cm" svg:y="10.151cm">
          <draw:text-box>
            <text:p text:style-name="P7"><text:span text:style-name="T2">1</text:span></text:p>
          </draw:text-box>
        </draw:frame>
        <draw:frame draw:style-name="gr6" draw:text-style-name="P8" draw:layer="layout" svg:width="0.422cm" svg:height="0.471cm" svg:x="14.707cm" svg:y="10.151cm">
          <draw:text-box>
            <text:p text:style-name="P7"><text:span text:style-name="T2">1</text:span></text:p>
          </draw:text-box>
        </draw:frame>
        <draw:frame draw:style-name="gr6" draw:text-style-name="P8" draw:layer="layout" svg:width="0.422cm" svg:height="0.471cm" svg:x="3.073cm" svg:y="10.663cm">
          <draw:text-box>
            <text:p text:style-name="P7"><text:span text:style-name="T2">2</text:span></text:p>
          </draw:text-box>
        </draw:frame>
        <draw:frame draw:style-name="gr6" draw:text-style-name="P8" draw:layer="layout" svg:width="0.422cm" svg:height="0.471cm" svg:x="8.89cm" svg:y="10.663cm">
          <draw:text-box>
            <text:p text:style-name="P7"><text:span text:style-name="T2">2</text:span></text:p>
          </draw:text-box>
        </draw:frame>
        <draw:frame draw:style-name="gr6" draw:text-style-name="P8" draw:layer="layout" svg:width="0.422cm" svg:height="0.471cm" svg:x="14.707cm" svg:y="10.663cm">
          <draw:text-box>
            <text:p text:style-name="P7"><text:span text:style-name="T2">2</text:span></text:p>
          </draw:text-box>
        </draw:frame>
        <draw:frame draw:style-name="gr6" draw:text-style-name="P8" draw:layer="layout" svg:width="0.422cm" svg:height="0.471cm" svg:x="3.073cm" svg:y="11.176cm">
          <draw:text-box>
            <text:p text:style-name="P7"><text:span text:style-name="T2">3</text:span></text:p>
          </draw:text-box>
        </draw:frame>
        <draw:frame draw:style-name="gr6" draw:text-style-name="P8" draw:layer="layout" svg:width="0.422cm" svg:height="0.471cm" svg:x="8.89cm" svg:y="11.176cm">
          <draw:text-box>
            <text:p text:style-name="P7"><text:span text:style-name="T2">3</text:span></text:p>
          </draw:text-box>
        </draw:frame>
        <draw:frame draw:style-name="gr6" draw:text-style-name="P8" draw:layer="layout" svg:width="0.422cm" svg:height="0.471cm" svg:x="14.707cm" svg:y="11.176cm">
          <draw:text-box>
            <text:p text:style-name="P7"><text:span text:style-name="T2">3</text:span></text:p>
          </draw:text-box>
        </draw:frame>
        <draw:frame draw:style-name="gr6" draw:text-style-name="P8" draw:layer="layout" svg:width="0.422cm" svg:height="0.471cm" svg:x="3.073cm" svg:y="11.688cm">
          <draw:text-box>
            <text:p text:style-name="P7"><text:span text:style-name="T2">4</text:span></text:p>
          </draw:text-box>
        </draw:frame>
        <draw:frame draw:style-name="gr6" draw:text-style-name="P8" draw:layer="layout" svg:width="0.422cm" svg:height="0.471cm" svg:x="8.89cm" svg:y="11.688cm">
          <draw:text-box>
            <text:p text:style-name="P7"><text:span text:style-name="T2">4</text:span></text:p>
          </draw:text-box>
        </draw:frame>
        <draw:frame draw:style-name="gr6" draw:text-style-name="P8" draw:layer="layout" svg:width="0.422cm" svg:height="0.471cm" svg:x="14.707cm" svg:y="11.688cm">
          <draw:text-box>
            <text:p text:style-name="P7"><text:span text:style-name="T2">4</text:span></text:p>
          </draw:text-box>
        </draw:frame>
        <draw:frame draw:style-name="gr6" draw:text-style-name="P8" draw:layer="layout" svg:width="0.422cm" svg:height="0.471cm" svg:x="3.073cm" svg:y="12.2cm">
          <draw:text-box>
            <text:p text:style-name="P7"><text:span text:style-name="T2">5</text:span></text:p>
          </draw:text-box>
        </draw:frame>
        <draw:frame draw:style-name="gr6" draw:text-style-name="P8" draw:layer="layout" svg:width="0.422cm" svg:height="0.471cm" svg:x="8.89cm" svg:y="12.2cm">
          <draw:text-box>
            <text:p text:style-name="P7"><text:span text:style-name="T2">5</text:span></text:p>
          </draw:text-box>
        </draw:frame>
        <draw:frame draw:style-name="gr6" draw:text-style-name="P8" draw:layer="layout" svg:width="0.422cm" svg:height="0.471cm" svg:x="14.707cm" svg:y="12.2cm">
          <draw:text-box>
            <text:p text:style-name="P7"><text:span text:style-name="T2">5</text:span></text:p>
          </draw:text-box>
        </draw:frame>
        <draw:frame draw:style-name="gr6" draw:text-style-name="P8" draw:layer="layout" svg:width="0.422cm" svg:height="0.471cm" svg:x="3.073cm" svg:y="12.712cm">
          <draw:text-box>
            <text:p text:style-name="P7"><text:span text:style-name="T2">6</text:span></text:p>
          </draw:text-box>
        </draw:frame>
        <draw:frame draw:style-name="gr6" draw:text-style-name="P8" draw:layer="layout" svg:width="0.422cm" svg:height="0.471cm" svg:x="8.89cm" svg:y="12.712cm">
          <draw:text-box>
            <text:p text:style-name="P7"><text:span text:style-name="T2">6</text:span></text:p>
          </draw:text-box>
        </draw:frame>
        <draw:frame draw:style-name="gr6" draw:text-style-name="P8" draw:layer="layout" svg:width="0.422cm" svg:height="0.471cm" svg:x="14.707cm" svg:y="12.712cm">
          <draw:text-box>
            <text:p text:style-name="P7"><text:span text:style-name="T2">6</text:span></text:p>
          </draw:text-box>
        </draw:frame>
        <draw:frame draw:style-name="gr6" draw:text-style-name="P8" draw:layer="layout" svg:width="0.422cm" svg:height="0.471cm" svg:x="3.073cm" svg:y="13.224cm">
          <draw:text-box>
            <text:p text:style-name="P7"><text:span text:style-name="T2">7</text:span></text:p>
          </draw:text-box>
        </draw:frame>
        <draw:frame draw:style-name="gr6" draw:text-style-name="P8" draw:layer="layout" svg:width="0.422cm" svg:height="0.471cm" svg:x="8.89cm" svg:y="13.224cm">
          <draw:text-box>
            <text:p text:style-name="P7"><text:span text:style-name="T2">7</text:span></text:p>
          </draw:text-box>
        </draw:frame>
        <draw:frame draw:style-name="gr6" draw:text-style-name="P8" draw:layer="layout" svg:width="0.422cm" svg:height="0.471cm" svg:x="14.707cm" svg:y="13.224cm">
          <draw:text-box>
            <text:p text:style-name="P7"><text:span text:style-name="T2">7</text:span></text:p>
          </draw:text-box>
        </draw:frame>
        <draw:frame draw:style-name="gr6" draw:text-style-name="P8" draw:layer="layout" svg:width="0.422cm" svg:height="0.471cm" svg:x="3.073cm" svg:y="13.737cm">
          <draw:text-box>
            <text:p text:style-name="P7"><text:span text:style-name="T2">8</text:span></text:p>
          </draw:text-box>
        </draw:frame>
        <draw:frame draw:style-name="gr6" draw:text-style-name="P8" draw:layer="layout" svg:width="0.422cm" svg:height="0.471cm" svg:x="8.89cm" svg:y="13.737cm">
          <draw:text-box>
            <text:p text:style-name="P7"><text:span text:style-name="T2">8</text:span></text:p>
          </draw:text-box>
        </draw:frame>
        <draw:frame draw:style-name="gr6" draw:text-style-name="P8" draw:layer="layout" svg:width="0.422cm" svg:height="0.471cm" svg:x="14.707cm" svg:y="13.737cm">
          <draw:text-box>
            <text:p text:style-name="P7"><text:span text:style-name="T2">8</text:span></text:p>
          </draw:text-box>
        </draw:frame>
        <draw:frame draw:style-name="gr6" draw:text-style-name="P8" draw:layer="layout" svg:width="0.422cm" svg:height="0.471cm" svg:x="3.073cm" svg:y="14.249cm">
          <draw:text-box>
            <text:p text:style-name="P7"><text:span text:style-name="T2">9</text:span></text:p>
          </draw:text-box>
        </draw:frame>
        <draw:frame draw:style-name="gr6" draw:text-style-name="P8" draw:layer="layout" svg:width="0.422cm" svg:height="0.471cm" svg:x="8.89cm" svg:y="14.249cm">
          <draw:text-box>
            <text:p text:style-name="P7"><text:span text:style-name="T2">9</text:span></text:p>
          </draw:text-box>
        </draw:frame>
        <draw:frame draw:style-name="gr6" draw:text-style-name="P8" draw:layer="layout" svg:width="0.422cm" svg:height="0.471cm" svg:x="14.707cm" svg:y="14.249cm">
          <draw:text-box>
            <text:p text:style-name="P7"><text:span text:style-name="T2">9</text:span></text:p>
          </draw:text-box>
        </draw:frame>
        <draw:frame draw:style-name="gr6" draw:text-style-name="P8" draw:layer="layout" svg:width="0.425cm" svg:height="0.471cm" svg:x="2.862cm" svg:y="14.761cm">
          <draw:text-box>
            <text:p text:style-name="P7"><text:span text:style-name="T2">10</text:span></text:p>
          </draw:text-box>
        </draw:frame>
        <draw:frame draw:style-name="gr6" draw:text-style-name="P8" draw:layer="layout" svg:width="0.425cm" svg:height="0.471cm" svg:x="8.678cm" svg:y="14.761cm">
          <draw:text-box>
            <text:p text:style-name="P7"><text:span text:style-name="T2">10</text:span></text:p>
          </draw:text-box>
        </draw:frame>
        <draw:frame draw:style-name="gr6" draw:text-style-name="P8" draw:layer="layout" svg:width="0.425cm" svg:height="0.471cm" svg:x="14.495cm" svg:y="14.761cm">
          <draw:text-box>
            <text:p text:style-name="P7"><text:span text:style-name="T2">10</text:span></text:p>
          </draw:text-box>
        </draw:frame>
        <draw:frame draw:style-name="gr6" draw:text-style-name="P8" draw:layer="layout" svg:width="0.425cm" svg:height="0.471cm" svg:x="2.862cm" svg:y="15.273cm">
          <draw:text-box>
            <text:p text:style-name="P7"><text:span text:style-name="T2">11</text:span></text:p>
          </draw:text-box>
        </draw:frame>
        <draw:frame draw:style-name="gr6" draw:text-style-name="P8" draw:layer="layout" svg:width="0.425cm" svg:height="0.471cm" svg:x="8.678cm" svg:y="15.273cm">
          <draw:text-box>
            <text:p text:style-name="P7"><text:span text:style-name="T2">11</text:span></text:p>
          </draw:text-box>
        </draw:frame>
        <draw:frame draw:style-name="gr6" draw:text-style-name="P8" draw:layer="layout" svg:width="0.425cm" svg:height="0.471cm" svg:x="14.495cm" svg:y="15.273cm">
          <draw:text-box>
            <text:p text:style-name="P7"><text:span text:style-name="T2">11</text:span></text:p>
          </draw:text-box>
        </draw:frame>
        <draw:frame draw:style-name="gr6" draw:text-style-name="P8" draw:layer="layout" svg:width="0.425cm" svg:height="0.471cm" svg:x="2.862cm" svg:y="15.786cm">
          <draw:text-box>
            <text:p text:style-name="P7"><text:span text:style-name="T2">12</text:span></text:p>
          </draw:text-box>
        </draw:frame>
        <draw:frame draw:style-name="gr6" draw:text-style-name="P8" draw:layer="layout" svg:width="0.425cm" svg:height="0.471cm" svg:x="8.678cm" svg:y="15.786cm">
          <draw:text-box>
            <text:p text:style-name="P7"><text:span text:style-name="T2">12</text:span></text:p>
          </draw:text-box>
        </draw:frame>
        <draw:frame draw:style-name="gr6" draw:text-style-name="P8" draw:layer="layout" svg:width="0.425cm" svg:height="0.471cm" svg:x="14.495cm" svg:y="15.786cm">
          <draw:text-box>
            <text:p text:style-name="P7"><text:span text:style-name="T2">12</text:span></text:p>
          </draw:text-box>
        </draw:frame>
        <draw:frame draw:style-name="gr6" draw:text-style-name="P8" draw:layer="layout" svg:width="0.425cm" svg:height="0.471cm" svg:x="2.862cm" svg:y="16.298cm">
          <draw:text-box>
            <text:p text:style-name="P7"><text:span text:style-name="T2">13</text:span></text:p>
          </draw:text-box>
        </draw:frame>
        <draw:frame draw:style-name="gr6" draw:text-style-name="P8" draw:layer="layout" svg:width="0.425cm" svg:height="0.471cm" svg:x="8.678cm" svg:y="16.298cm">
          <draw:text-box>
            <text:p text:style-name="P7"><text:span text:style-name="T2">13</text:span></text:p>
          </draw:text-box>
        </draw:frame>
        <draw:frame draw:style-name="gr6" draw:text-style-name="P8" draw:layer="layout" svg:width="0.425cm" svg:height="0.471cm" svg:x="14.495cm" svg:y="16.298cm">
          <draw:text-box>
            <text:p text:style-name="P7"><text:span text:style-name="T2">13</text:span></text:p>
          </draw:text-box>
        </draw:frame>
        <draw:frame draw:style-name="gr6" draw:text-style-name="P8" draw:layer="layout" svg:width="0.425cm" svg:height="0.471cm" svg:x="2.862cm" svg:y="16.81cm">
          <draw:text-box>
            <text:p text:style-name="P7"><text:span text:style-name="T2">14</text:span></text:p>
          </draw:text-box>
        </draw:frame>
        <draw:frame draw:style-name="gr6" draw:text-style-name="P8" draw:layer="layout" svg:width="0.425cm" svg:height="0.471cm" svg:x="8.678cm" svg:y="16.81cm">
          <draw:text-box>
            <text:p text:style-name="P7"><text:span text:style-name="T2">14</text:span></text:p>
          </draw:text-box>
        </draw:frame>
        <draw:frame draw:style-name="gr6" draw:text-style-name="P8" draw:layer="layout" svg:width="0.425cm" svg:height="0.471cm" svg:x="14.495cm" svg:y="16.81cm">
          <draw:text-box>
            <text:p text:style-name="P7"><text:span text:style-name="T2">14</text:span></text:p>
          </draw:text-box>
        </draw:frame>
        <draw:frame draw:style-name="gr6" draw:text-style-name="P8" draw:layer="layout" svg:width="0.425cm" svg:height="0.471cm" svg:x="2.862cm" svg:y="17.322cm">
          <draw:text-box>
            <text:p text:style-name="P7"><text:span text:style-name="T2">15</text:span></text:p>
          </draw:text-box>
        </draw:frame>
        <draw:frame draw:style-name="gr6" draw:text-style-name="P8" draw:layer="layout" svg:width="0.425cm" svg:height="0.471cm" svg:x="8.678cm" svg:y="17.322cm">
          <draw:text-box>
            <text:p text:style-name="P7"><text:span text:style-name="T2">15</text:span></text:p>
          </draw:text-box>
        </draw:frame>
        <draw:frame draw:style-name="gr6" draw:text-style-name="P8" draw:layer="layout" svg:width="0.425cm" svg:height="0.471cm" svg:x="14.495cm" svg:y="17.322cm">
          <draw:text-box>
            <text:p text:style-name="P7"><text:span text:style-name="T2">15</text:span></text:p>
          </draw:text-box>
        </draw:frame>
        <draw:frame draw:style-name="gr6" draw:text-style-name="P8" draw:layer="layout" svg:width="0.425cm" svg:height="0.471cm" svg:x="2.862cm" svg:y="17.835cm">
          <draw:text-box>
            <text:p text:style-name="P7"><text:span text:style-name="T2">16</text:span></text:p>
          </draw:text-box>
        </draw:frame>
        <draw:frame draw:style-name="gr6" draw:text-style-name="P8" draw:layer="layout" svg:width="0.425cm" svg:height="0.471cm" svg:x="8.678cm" svg:y="17.835cm">
          <draw:text-box>
            <text:p text:style-name="P7"><text:span text:style-name="T2">16</text:span></text:p>
          </draw:text-box>
        </draw:frame>
        <draw:frame draw:style-name="gr6" draw:text-style-name="P8" draw:layer="layout" svg:width="0.425cm" svg:height="0.471cm" svg:x="14.495cm" svg:y="17.835cm">
          <draw:text-box>
            <text:p text:style-name="P7"><text:span text:style-name="T2">16</text:span></text:p>
          </draw:text-box>
        </draw:frame>
        <draw:frame draw:style-name="gr6" draw:text-style-name="P8" draw:layer="layout" svg:width="0.425cm" svg:height="0.471cm" svg:x="2.862cm" svg:y="18.347cm">
          <draw:text-box>
            <text:p text:style-name="P7"><text:span text:style-name="T2">17</text:span></text:p>
          </draw:text-box>
        </draw:frame>
        <draw:frame draw:style-name="gr6" draw:text-style-name="P8" draw:layer="layout" svg:width="0.425cm" svg:height="0.471cm" svg:x="8.678cm" svg:y="18.347cm">
          <draw:text-box>
            <text:p text:style-name="P7"><text:span text:style-name="T2">17</text:span></text:p>
          </draw:text-box>
        </draw:frame>
        <draw:frame draw:style-name="gr6" draw:text-style-name="P8" draw:layer="layout" svg:width="0.425cm" svg:height="0.471cm" svg:x="14.495cm" svg:y="18.347cm">
          <draw:text-box>
            <text:p text:style-name="P7"><text:span text:style-name="T2">17</text:span></text:p>
          </draw:text-box>
        </draw:frame>
        <draw:frame draw:style-name="gr6" draw:text-style-name="P8" draw:layer="layout" svg:width="0.425cm" svg:height="0.471cm" svg:x="2.862cm" svg:y="18.859cm">
          <draw:text-box>
            <text:p text:style-name="P7"><text:span text:style-name="T2">18</text:span></text:p>
          </draw:text-box>
        </draw:frame>
        <draw:frame draw:style-name="gr6" draw:text-style-name="P8" draw:layer="layout" svg:width="0.425cm" svg:height="0.471cm" svg:x="8.678cm" svg:y="18.859cm">
          <draw:text-box>
            <text:p text:style-name="P7"><text:span text:style-name="T2">18</text:span></text:p>
          </draw:text-box>
        </draw:frame>
        <draw:frame draw:style-name="gr6" draw:text-style-name="P8" draw:layer="layout" svg:width="0.425cm" svg:height="0.471cm" svg:x="14.495cm" svg:y="18.859cm">
          <draw:text-box>
            <text:p text:style-name="P7"><text:span text:style-name="T2">18</text:span></text:p>
          </draw:text-box>
        </draw:frame>
        <draw:frame draw:style-name="gr6" draw:text-style-name="P8" draw:layer="layout" svg:width="0.425cm" svg:height="0.471cm" svg:x="2.862cm" svg:y="19.371cm">
          <draw:text-box>
            <text:p text:style-name="P7"><text:span text:style-name="T2">19</text:span></text:p>
          </draw:text-box>
        </draw:frame>
        <draw:frame draw:style-name="gr6" draw:text-style-name="P8" draw:layer="layout" svg:width="0.425cm" svg:height="0.471cm" svg:x="8.678cm" svg:y="19.371cm">
          <draw:text-box>
            <text:p text:style-name="P7"><text:span text:style-name="T2">19</text:span></text:p>
          </draw:text-box>
        </draw:frame>
        <draw:frame draw:style-name="gr6" draw:text-style-name="P8" draw:layer="layout" svg:width="0.425cm" svg:height="0.471cm" svg:x="14.495cm" svg:y="19.371cm">
          <draw:text-box>
            <text:p text:style-name="P7"><text:span text:style-name="T2">19</text:span></text:p>
          </draw:text-box>
        </draw:frame>
        <draw:frame draw:style-name="gr6" draw:text-style-name="P8" draw:layer="layout" svg:width="0.425cm" svg:height="0.471cm" svg:x="2.862cm" svg:y="19.884cm">
          <draw:text-box>
            <text:p text:style-name="P7"><text:span text:style-name="T2">20</text:span></text:p>
          </draw:text-box>
        </draw:frame>
        <draw:frame draw:style-name="gr6" draw:text-style-name="P8" draw:layer="layout" svg:width="0.425cm" svg:height="0.471cm" svg:x="8.678cm" svg:y="19.884cm">
          <draw:text-box>
            <text:p text:style-name="P7"><text:span text:style-name="T2">20</text:span></text:p>
          </draw:text-box>
        </draw:frame>
        <draw:frame draw:style-name="gr6" draw:text-style-name="P8" draw:layer="layout" svg:width="0.425cm" svg:height="0.471cm" svg:x="14.495cm" svg:y="19.884cm">
          <draw:text-box>
            <text:p text:style-name="P7"><text:span text:style-name="T2">20</text:span></text:p>
          </draw:text-box>
        </draw:frame>
        <draw:frame draw:style-name="gr6" draw:text-style-name="P8" draw:layer="layout" svg:width="0.425cm" svg:height="0.471cm" svg:x="2.862cm" svg:y="20.396cm">
          <draw:text-box>
            <text:p text:style-name="P7"><text:span text:style-name="T2">21</text:span></text:p>
          </draw:text-box>
        </draw:frame>
        <draw:frame draw:style-name="gr6" draw:text-style-name="P8" draw:layer="layout" svg:width="0.425cm" svg:height="0.471cm" svg:x="8.678cm" svg:y="20.396cm">
          <draw:text-box>
            <text:p text:style-name="P7"><text:span text:style-name="T2">21</text:span></text:p>
          </draw:text-box>
        </draw:frame>
        <draw:frame draw:style-name="gr6" draw:text-style-name="P8" draw:layer="layout" svg:width="0.425cm" svg:height="0.471cm" svg:x="14.495cm" svg:y="20.396cm">
          <draw:text-box>
            <text:p text:style-name="P7"><text:span text:style-name="T2">21</text:span></text:p>
          </draw:text-box>
        </draw:frame>
        <draw:frame draw:style-name="gr6" draw:text-style-name="P8" draw:layer="layout" svg:width="0.425cm" svg:height="0.471cm" svg:x="2.862cm" svg:y="20.908cm">
          <draw:text-box>
            <text:p text:style-name="P7"><text:span text:style-name="T2">22</text:span></text:p>
          </draw:text-box>
        </draw:frame>
        <draw:frame draw:style-name="gr6" draw:text-style-name="P8" draw:layer="layout" svg:width="0.425cm" svg:height="0.471cm" svg:x="8.678cm" svg:y="20.908cm">
          <draw:text-box>
            <text:p text:style-name="P7"><text:span text:style-name="T2">22</text:span></text:p>
          </draw:text-box>
        </draw:frame>
        <draw:frame draw:style-name="gr6" draw:text-style-name="P8" draw:layer="layout" svg:width="0.425cm" svg:height="0.471cm" svg:x="14.495cm" svg:y="20.908cm">
          <draw:text-box>
            <text:p text:style-name="P7"><text:span text:style-name="T2">22</text:span></text:p>
          </draw:text-box>
        </draw:frame>
        <draw:frame draw:style-name="gr6" draw:text-style-name="P8" draw:layer="layout" svg:width="0.425cm" svg:height="0.471cm" svg:x="2.862cm" svg:y="21.42cm">
          <draw:text-box>
            <text:p text:style-name="P7"><text:span text:style-name="T2">23</text:span></text:p>
          </draw:text-box>
        </draw:frame>
        <draw:frame draw:style-name="gr6" draw:text-style-name="P8" draw:layer="layout" svg:width="0.425cm" svg:height="0.471cm" svg:x="8.678cm" svg:y="21.42cm">
          <draw:text-box>
            <text:p text:style-name="P7"><text:span text:style-name="T2">23</text:span></text:p>
          </draw:text-box>
        </draw:frame>
        <draw:frame draw:style-name="gr6" draw:text-style-name="P8" draw:layer="layout" svg:width="0.425cm" svg:height="0.471cm" svg:x="14.495cm" svg:y="21.42cm">
          <draw:text-box>
            <text:p text:style-name="P7"><text:span text:style-name="T2">23</text:span></text:p>
          </draw:text-box>
        </draw:frame>
        <draw:frame draw:style-name="gr6" draw:text-style-name="P8" draw:layer="layout" svg:width="0.425cm" svg:height="0.471cm" svg:x="2.862cm" svg:y="21.932cm">
          <draw:text-box>
            <text:p text:style-name="P7"><text:span text:style-name="T2">24</text:span></text:p>
          </draw:text-box>
        </draw:frame>
        <draw:frame draw:style-name="gr6" draw:text-style-name="P8" draw:layer="layout" svg:width="0.425cm" svg:height="0.471cm" svg:x="8.678cm" svg:y="21.932cm">
          <draw:text-box>
            <text:p text:style-name="P7"><text:span text:style-name="T2">24</text:span></text:p>
          </draw:text-box>
        </draw:frame>
        <draw:frame draw:style-name="gr6" draw:text-style-name="P8" draw:layer="layout" svg:width="0.425cm" svg:height="0.471cm" svg:x="14.495cm" svg:y="21.932cm">
          <draw:text-box>
            <text:p text:style-name="P7"><text:span text:style-name="T2">24</text:span></text:p>
          </draw:text-box>
        </draw:frame>
        <draw:frame draw:style-name="gr6" draw:text-style-name="P8" draw:layer="layout" svg:width="0.425cm" svg:height="0.471cm" svg:x="2.862cm" svg:y="22.445cm">
          <draw:text-box>
            <text:p text:style-name="P7"><text:span text:style-name="T2">25</text:span></text:p>
          </draw:text-box>
        </draw:frame>
        <draw:frame draw:style-name="gr6" draw:text-style-name="P8" draw:layer="layout" svg:width="0.425cm" svg:height="0.471cm" svg:x="8.678cm" svg:y="22.445cm">
          <draw:text-box>
            <text:p text:style-name="P7"><text:span text:style-name="T2">25</text:span></text:p>
          </draw:text-box>
        </draw:frame>
        <draw:frame draw:style-name="gr6" draw:text-style-name="P8" draw:layer="layout" svg:width="0.425cm" svg:height="0.471cm" svg:x="14.495cm" svg:y="22.445cm">
          <draw:text-box>
            <text:p text:style-name="P7"><text:span text:style-name="T2">25</text:span></text:p>
          </draw:text-box>
        </draw:frame>
        <draw:frame draw:style-name="gr6" draw:text-style-name="P8" draw:layer="layout" svg:width="0.425cm" svg:height="0.471cm" svg:x="2.862cm" svg:y="22.957cm">
          <draw:text-box>
            <text:p text:style-name="P7"><text:span text:style-name="T2">26</text:span></text:p>
          </draw:text-box>
        </draw:frame>
        <draw:frame draw:style-name="gr6" draw:text-style-name="P8" draw:layer="layout" svg:width="0.425cm" svg:height="0.471cm" svg:x="8.678cm" svg:y="22.957cm">
          <draw:text-box>
            <text:p text:style-name="P7"><text:span text:style-name="T2">26</text:span></text:p>
          </draw:text-box>
        </draw:frame>
        <draw:frame draw:style-name="gr6" draw:text-style-name="P8" draw:layer="layout" svg:width="0.425cm" svg:height="0.471cm" svg:x="14.495cm" svg:y="22.957cm">
          <draw:text-box>
            <text:p text:style-name="P7"><text:span text:style-name="T2">26</text:span></text:p>
          </draw:text-box>
        </draw:frame>
        <draw:frame draw:style-name="gr6" draw:text-style-name="P8" draw:layer="layout" svg:width="0.425cm" svg:height="0.471cm" svg:x="2.862cm" svg:y="23.469cm">
          <draw:text-box>
            <text:p text:style-name="P7"><text:span text:style-name="T2">27</text:span></text:p>
          </draw:text-box>
        </draw:frame>
        <draw:frame draw:style-name="gr6" draw:text-style-name="P8" draw:layer="layout" svg:width="0.425cm" svg:height="0.471cm" svg:x="8.678cm" svg:y="23.469cm">
          <draw:text-box>
            <text:p text:style-name="P7"><text:span text:style-name="T2">27</text:span></text:p>
          </draw:text-box>
        </draw:frame>
        <draw:frame draw:style-name="gr6" draw:text-style-name="P8" draw:layer="layout" svg:width="0.425cm" svg:height="0.471cm" svg:x="14.495cm" svg:y="23.469cm">
          <draw:text-box>
            <text:p text:style-name="P7"><text:span text:style-name="T2">27</text:span></text:p>
          </draw:text-box>
        </draw:frame>
        <draw:frame draw:style-name="gr6" draw:text-style-name="P8" draw:layer="layout" svg:width="0.425cm" svg:height="0.471cm" svg:x="2.862cm" svg:y="23.981cm">
          <draw:text-box>
            <text:p text:style-name="P7"><text:span text:style-name="T2">28</text:span></text:p>
          </draw:text-box>
        </draw:frame>
        <draw:frame draw:style-name="gr6" draw:text-style-name="P8" draw:layer="layout" svg:width="0.425cm" svg:height="0.471cm" svg:x="8.678cm" svg:y="23.981cm">
          <draw:text-box>
            <text:p text:style-name="P7"><text:span text:style-name="T2">28</text:span></text:p>
          </draw:text-box>
        </draw:frame>
        <draw:frame draw:style-name="gr6" draw:text-style-name="P8" draw:layer="layout" svg:width="0.425cm" svg:height="0.471cm" svg:x="14.495cm" svg:y="23.981cm">
          <draw:text-box>
            <text:p text:style-name="P7"><text:span text:style-name="T2">28</text:span></text:p>
          </draw:text-box>
        </draw:frame>
        <draw:frame draw:style-name="gr6" draw:text-style-name="P8" draw:layer="layout" svg:width="0.425cm" svg:height="0.471cm" svg:x="2.862cm" svg:y="24.494cm">
          <draw:text-box>
            <text:p text:style-name="P7"><text:span text:style-name="T2">29</text:span></text:p>
          </draw:text-box>
        </draw:frame>
        <draw:frame draw:style-name="gr6" draw:text-style-name="P8" draw:layer="layout" svg:width="0.425cm" svg:height="0.471cm" svg:x="8.678cm" svg:y="24.494cm">
          <draw:text-box>
            <text:p text:style-name="P7"><text:span text:style-name="T2">29</text:span></text:p>
          </draw:text-box>
        </draw:frame>
        <draw:frame draw:style-name="gr6" draw:text-style-name="P8" draw:layer="layout" svg:width="0.425cm" svg:height="0.471cm" svg:x="14.495cm" svg:y="24.494cm">
          <draw:text-box>
            <text:p text:style-name="P7"><text:span text:style-name="T2">29</text:span></text:p>
          </draw:text-box>
        </draw:frame>
        <draw:frame draw:style-name="gr6" draw:text-style-name="P8" draw:layer="layout" svg:width="0.425cm" svg:height="0.471cm" svg:x="2.862cm" svg:y="25.006cm">
          <draw:text-box>
            <text:p text:style-name="P7"><text:span text:style-name="T2">30</text:span></text:p>
          </draw:text-box>
        </draw:frame>
        <draw:frame draw:style-name="gr6" draw:text-style-name="P8" draw:layer="layout" svg:width="0.425cm" svg:height="0.471cm" svg:x="8.678cm" svg:y="25.006cm">
          <draw:text-box>
            <text:p text:style-name="P7"><text:span text:style-name="T2">30</text:span></text:p>
          </draw:text-box>
        </draw:frame>
        <draw:frame draw:style-name="gr6" draw:text-style-name="P8" draw:layer="layout" svg:width="0.425cm" svg:height="0.471cm" svg:x="14.495cm" svg:y="25.006cm">
          <draw:text-box>
            <text:p text:style-name="P7"><text:span text:style-name="T2">30</text:span></text:p>
          </draw:text-box>
        </draw:frame>
        <draw:frame draw:style-name="gr8" draw:text-style-name="P10" draw:layer="layout" svg:width="4.718cm" svg:height="0.433cm" svg:x="10.122cm" svg:y="26.454cm">
          <draw:text-box>
            <text:p text:style-name="P7"><text:span text:style-name="T6"><text:s text:c="8"/></text:span><text:span text:style-name="T6">puncte la Limba Română</text:span></text:p>
          </draw:text-box>
        </draw:frame>
        <draw:frame draw:style-name="gr8" draw:text-style-name="P10" draw:layer="layout" svg:width="3.304cm" svg:height="0.433cm" svg:x="10.122cm" svg:y="27.093cm">
          <draw:text-box>
            <text:p text:style-name="P7"><text:span text:style-name="T6"><text:s text:c="8"/></text:span><text:span text:style-name="T6">puncte la Istorie</text:span></text:p>
          </draw:text-box>
        </draw:frame>
        <draw:frame draw:style-name="gr8" draw:text-style-name="P10" draw:layer="layout" svg:width="2.301cm" svg:height="0.433cm" svg:x="10.219cm" svg:y="27.682cm">
          <draw:text-box>
            <text:p text:style-name="P7"><text:span text:style-name="T6"><text:s text:c="7"/></text:span><text:span text:style-name="T6">puncte la <text:s/></text:span></text:p>
          </draw:text-box>
        </draw:frame>
        <draw:frame draw:style-name="gr9" draw:text-style-name="P11" draw:layer="layout" svg:width="2.309cm" svg:height="0.39cm" svg:x="12.514cm" svg:y="27.716cm">
          <draw:text-box>
            <text:p text:style-name="P7"><text:span text:style-name="T7">Limba Germană</text:span></text:p>
          </draw:text-box>
        </draw:frame>
        <draw:frame draw:style-name="gr6" draw:text-style-name="P8" draw:layer="layout" svg:width="3.346cm" svg:height="0.471cm" svg:x="4.945cm" svg:y="28.219cm">
          <draw:text-box>
            <text:p text:style-name="P7"><text:span text:style-name="T3">Semnătură candidat</text:span></text:p>
          </draw:text-box>
        </draw:frame>
        <draw:frame draw:style-name="gr8" draw:text-style-name="P10" draw:layer="layout" svg:width="12.304cm" svg:height="0.433cm" svg:x="4.36cm" svg:y="1.478cm">
          <draw:text-box>
            <text:p text:style-name="P7"><text:span text:style-name="T8">Concurs de admitere la Academia de Poliţie "Alexandru Ioan Cuza" 2021</text:span></text:p>
          </draw:text-box>
        </draw:frame>
        <draw:frame draw:style-name="gr7" draw:text-style-name="P9" draw:layer="layout" svg:width="10.475cm" svg:height="0.547cm" svg:x="5.275cm" svg:y="0.846cm">
          <draw:text-box>
            <text:p text:style-name="P7"><text:span text:style-name="T5">GRILĂ DE CORECTURĂ - Facultatea de Poliţie</text:span></text:p>
          </draw:text-box>
        </draw:frame>
        <draw:polygon draw:style-name="gr2" draw:text-style-name="P2" draw:layer="layout" svg:width="1.27cm" svg:height="0.034cm" svg:x="2.103cm" svg:y="0.774cm" svg:viewBox="0 0 1271 35" draw:points="0,35 1271,35 1271,0 0,0">
          <text:p/>
        </draw:polygon>
        <draw:polygon draw:style-name="gr2" draw:text-style-name="P2" draw:layer="layout" svg:width="1.27cm" svg:height="0.034cm" svg:x="2.103cm" svg:y="1.951cm" svg:viewBox="0 0 1271 35" draw:points="0,35 1271,35 1271,0 0,0">
          <text:p/>
        </draw:polygon>
        <draw:polygon draw:style-name="gr2" draw:text-style-name="P2" draw:layer="layout" svg:width="0.101cm" svg:height="0.034cm" svg:x="2.036cm" svg:y="2.256cm" svg:viewBox="0 0 102 35" draw:points="0,35 102,35 102,0 0,0">
          <text:p/>
        </draw:polygon>
        <draw:polygon draw:style-name="gr2" draw:text-style-name="P2" draw:layer="layout" svg:width="0.034cm" svg:height="0.033cm" svg:x="2.103cm" svg:y="2.324cm" svg:viewBox="0 0 35 34" draw:points="0,34 35,34 35,0 0,0">
          <text:p/>
        </draw:polygon>
        <draw:polygon draw:style-name="gr2" draw:text-style-name="P2" draw:layer="layout" svg:width="0.034cm" svg:height="0.033cm" svg:x="10.003cm" svg:y="2.324cm" svg:viewBox="0 0 35 34" draw:points="0,34 35,34 35,0 0,0">
          <text:p/>
        </draw:polygon>
        <draw:polygon draw:style-name="gr2" draw:text-style-name="P2" draw:layer="layout" svg:width="7.967cm" svg:height="0.034cm" svg:x="2.137cm" svg:y="2.256cm" svg:viewBox="0 0 7968 35" draw:points="0,35 7968,35 7968,0 0,0">
          <text:p/>
        </draw:polygon>
        <draw:polygon draw:style-name="gr2" draw:text-style-name="P2" draw:layer="layout" svg:width="7.866cm" svg:height="0.033cm" svg:x="2.137cm" svg:y="2.324cm" svg:viewBox="0 0 7867 34" draw:points="0,34 7867,34 7867,0 0,0">
          <text:p/>
        </draw:polygon>
        <draw:polygon draw:style-name="gr2" draw:text-style-name="P2" draw:layer="layout" svg:width="0.101cm" svg:height="0.034cm" svg:x="10.638cm" svg:y="2.256cm" svg:viewBox="0 0 102 35" draw:points="0,35 102,35 102,0 0,0">
          <text:p/>
        </draw:polygon>
        <draw:polygon draw:style-name="gr2" draw:text-style-name="P2" draw:layer="layout" svg:width="0.033cm" svg:height="0.033cm" svg:x="10.706cm" svg:y="2.324cm" svg:viewBox="0 0 34 34" draw:points="0,34 34,34 34,0 0,0">
          <text:p/>
        </draw:polygon>
        <draw:polygon draw:style-name="gr2" draw:text-style-name="P2" draw:layer="layout" svg:width="0.033cm" svg:height="1.211cm" svg:x="2.07cm" svg:y="0.774cm" svg:viewBox="0 0 34 1212" draw:points="0,1212 34,1212 34,0 0,0">
          <text:p/>
        </draw:polygon>
        <draw:polygon draw:style-name="gr2" draw:text-style-name="P2" draw:layer="layout" svg:width="7.866cm" svg:height="0.034cm" svg:x="2.137cm" svg:y="2.827cm" svg:viewBox="0 0 7867 35" draw:points="0,35 7867,35 7867,0 0,0">
          <text:p/>
        </draw:polygon>
        <draw:polygon draw:style-name="gr2" draw:text-style-name="P2" draw:layer="layout" svg:width="0.034cm" svg:height="1.177cm" svg:x="18.884cm" svg:y="0.808cm" svg:viewBox="0 0 35 1178" draw:points="0,1178 35,1178 35,0 0,0">
          <text:p/>
        </draw:polygon>
        <draw:polygon draw:style-name="gr2" draw:text-style-name="P2" draw:layer="layout" svg:width="0.034cm" svg:height="0.101cm" svg:x="10.638cm" svg:y="2.256cm" svg:viewBox="0 0 35 102" draw:points="0,102 35,102 35,0 0,0">
          <text:p/>
        </draw:polygon>
        <draw:polygon draw:style-name="gr2" draw:text-style-name="P2" draw:layer="layout" svg:width="0.033cm" svg:height="0.033cm" svg:x="10.706cm" svg:y="2.324cm" svg:viewBox="0 0 34 34" draw:points="0,34 34,34 34,0 0,0">
          <text:p/>
        </draw:polygon>
        <draw:polygon draw:style-name="gr2" draw:text-style-name="P2" draw:layer="layout" svg:width="7.866cm" svg:height="0.034cm" svg:x="2.137cm" svg:y="3.365cm" svg:viewBox="0 0 7867 35" draw:points="0,35 7867,35 7867,0 0,0">
          <text:p/>
        </draw:polygon>
        <draw:polygon draw:style-name="gr2" draw:text-style-name="P2" draw:layer="layout" svg:width="0.033cm" svg:height="0.034cm" svg:x="10.706cm" svg:y="3.331cm" svg:viewBox="0 0 34 35" draw:points="0,35 34,35 34,0 0,0">
          <text:p/>
        </draw:polygon>
        <draw:polygon draw:style-name="gr2" draw:text-style-name="P2" draw:layer="layout" svg:width="0.101cm" svg:height="0.034cm" svg:x="10.638cm" svg:y="3.399cm" svg:viewBox="0 0 102 35" draw:points="0,35 102,35 102,0 0,0">
          <text:p/>
        </draw:polygon>
        <draw:polygon draw:style-name="gr2" draw:text-style-name="P2" draw:layer="layout" svg:width="0.033cm" svg:height="0.033cm" svg:x="18.851cm" svg:y="2.324cm" svg:viewBox="0 0 34 34" draw:points="0,34 34,34 34,0 0,0">
          <text:p/>
        </draw:polygon>
        <draw:polygon draw:style-name="gr2" draw:text-style-name="P2" draw:layer="layout" svg:width="0.034cm" svg:height="0.101cm" svg:x="18.918cm" svg:y="2.256cm" svg:viewBox="0 0 35 102" draw:points="0,102 35,102 35,0 0,0">
          <text:p/>
        </draw:polygon>
        <draw:polygon draw:style-name="gr2" draw:text-style-name="P2" draw:layer="layout" svg:width="0.033cm" svg:height="1.177cm" svg:x="3.34cm" svg:y="0.808cm" svg:viewBox="0 0 34 1178" draw:points="0,1178 34,1178 34,0 0,0">
          <text:p/>
        </draw:polygon>
        <draw:polygon draw:style-name="gr2" draw:text-style-name="P2" draw:layer="layout" svg:width="0.034cm" svg:height="0.101cm" svg:x="2.036cm" svg:y="2.256cm" svg:viewBox="0 0 35 102" draw:points="0,102 35,102 35,0 0,0">
          <text:p/>
        </draw:polygon>
        <draw:polygon draw:style-name="gr2" draw:text-style-name="P2" draw:layer="layout" svg:width="0.034cm" svg:height="0.033cm" svg:x="2.103cm" svg:y="2.324cm" svg:viewBox="0 0 35 34" draw:points="0,34 35,34 35,0 0,0">
          <text:p/>
        </draw:polygon>
        <draw:polygon draw:style-name="gr2" draw:text-style-name="P2" draw:layer="layout" svg:width="0.034cm" svg:height="0.034cm" svg:x="2.103cm" svg:y="4.406cm" svg:viewBox="0 0 35 35" draw:points="0,35 35,35 35,0 0,0">
          <text:p/>
        </draw:polygon>
        <draw:polygon draw:style-name="gr2" draw:text-style-name="P2" draw:layer="layout" svg:width="0.101cm" svg:height="0.034cm" svg:x="2.036cm" svg:y="4.474cm" svg:viewBox="0 0 102 35" draw:points="0,35 102,35 102,0 0,0">
          <text:p/>
        </draw:polygon>
        <draw:polygon draw:style-name="gr2" draw:text-style-name="P2" draw:layer="layout" svg:width="0.034cm" svg:height="0.033cm" svg:x="10.003cm" svg:y="2.324cm" svg:viewBox="0 0 35 34" draw:points="0,34 35,34 35,0 0,0">
          <text:p/>
        </draw:polygon>
        <draw:polygon draw:style-name="gr2" draw:text-style-name="P2" draw:layer="layout" svg:width="0.033cm" svg:height="0.101cm" svg:x="10.071cm" svg:y="2.256cm" svg:viewBox="0 0 34 102" draw:points="0,102 34,102 34,0 0,0">
          <text:p/>
        </draw:polygon>
        <draw:polygon draw:style-name="gr2" draw:text-style-name="P2" draw:layer="layout" svg:width="0.034cm" svg:height="0.034cm" svg:x="2.103cm" svg:y="4.406cm" svg:viewBox="0 0 35 35" draw:points="0,35 35,35 35,0 0,0">
          <text:p/>
        </draw:polygon>
        <draw:polygon draw:style-name="gr2" draw:text-style-name="P2" draw:layer="layout" svg:width="0.034cm" svg:height="0.102cm" svg:x="2.036cm" svg:y="4.406cm" svg:viewBox="0 0 35 103" draw:points="0,103 35,103 35,0 0,0">
          <text:p/>
        </draw:polygon>
        <draw:polygon draw:style-name="gr2" draw:text-style-name="P2" draw:layer="layout" svg:width="0.101cm" svg:height="0.034cm" svg:x="2.036cm" svg:y="4.711cm" svg:viewBox="0 0 102 35" draw:points="0,35 102,35 102,0 0,0">
          <text:p/>
        </draw:polygon>
        <draw:polygon draw:style-name="gr2" draw:text-style-name="P2" draw:layer="layout" svg:width="0.034cm" svg:height="0.034cm" svg:x="2.103cm" svg:y="4.779cm" svg:viewBox="0 0 35 35" draw:points="0,35 35,35 35,0 0,0">
          <text:p/>
        </draw:polygon>
        <draw:polygon draw:style-name="gr2" draw:text-style-name="P2" draw:layer="layout" svg:width="0.034cm" svg:height="0.034cm" svg:x="2.671cm" svg:y="4.779cm" svg:viewBox="0 0 35 35" draw:points="0,35 35,35 35,0 0,0">
          <text:p/>
        </draw:polygon>
        <draw:polygon draw:style-name="gr2" draw:text-style-name="P2" draw:layer="layout" svg:width="0.534cm" svg:height="0.034cm" svg:x="2.137cm" svg:y="4.711cm" svg:viewBox="0 0 535 35" draw:points="0,35 535,35 535,0 0,0">
          <text:p/>
        </draw:polygon>
        <draw:polygon draw:style-name="gr2" draw:text-style-name="P2" draw:layer="layout" svg:width="0.534cm" svg:height="0.034cm" svg:x="2.137cm" svg:y="4.779cm" svg:viewBox="0 0 535 35" draw:points="0,35 535,35 535,0 0,0">
          <text:p/>
        </draw:polygon>
        <draw:polygon draw:style-name="gr2" draw:text-style-name="P2" draw:layer="layout" svg:width="0.101cm" svg:height="0.034cm" svg:x="2.671cm" svg:y="4.711cm" svg:viewBox="0 0 102 35" draw:points="0,35 102,35 102,0 0,0">
          <text:p/>
        </draw:polygon>
        <draw:polygon draw:style-name="gr2" draw:text-style-name="P2" draw:layer="layout" svg:width="0.034cm" svg:height="0.034cm" svg:x="2.738cm" svg:y="4.779cm" svg:viewBox="0 0 35 35" draw:points="0,35 35,35 35,0 0,0">
          <text:p/>
        </draw:polygon>
        <draw:polygon draw:style-name="gr2" draw:text-style-name="P2" draw:layer="layout" svg:width="0.034cm" svg:height="0.034cm" svg:x="10.883cm" svg:y="4.779cm" svg:viewBox="0 0 35 35" draw:points="0,35 35,35 35,0 0,0">
          <text:p/>
        </draw:polygon>
        <draw:polygon draw:style-name="gr2" draw:text-style-name="P2" draw:layer="layout" svg:width="8.111cm" svg:height="0.034cm" svg:x="2.772cm" svg:y="4.711cm" svg:viewBox="0 0 8112 35" draw:points="0,35 8112,35 8112,0 0,0">
          <text:p/>
        </draw:polygon>
        <draw:polygon draw:style-name="gr2" draw:text-style-name="P2" draw:layer="layout" svg:width="8.111cm" svg:height="0.034cm" svg:x="2.772cm" svg:y="4.779cm" svg:viewBox="0 0 8112 35" draw:points="0,35 8112,35 8112,0 0,0">
          <text:p/>
        </draw:polygon>
        <draw:polygon draw:style-name="gr2" draw:text-style-name="P2" draw:layer="layout" svg:width="0.102cm" svg:height="0.034cm" svg:x="10.883cm" svg:y="4.711cm" svg:viewBox="0 0 103 35" draw:points="0,35 103,35 103,0 0,0">
          <text:p/>
        </draw:polygon>
        <draw:polygon draw:style-name="gr2" draw:text-style-name="P2" draw:layer="layout" svg:width="0.034cm" svg:height="0.034cm" svg:x="10.951cm" svg:y="4.779cm" svg:viewBox="0 0 35 35" draw:points="0,35 35,35 35,0 0,0">
          <text:p/>
        </draw:polygon>
        <draw:polygon draw:style-name="gr2" draw:text-style-name="P2" draw:layer="layout" svg:width="0.034cm" svg:height="0.102cm" svg:x="18.918cm" svg:y="3.331cm" svg:viewBox="0 0 35 103" draw:points="0,103 35,103 35,0 0,0">
          <text:p/>
        </draw:polygon>
        <draw:polygon draw:style-name="gr2" draw:text-style-name="P2" draw:layer="layout" svg:width="0.033cm" svg:height="0.034cm" svg:x="18.851cm" svg:y="3.331cm" svg:viewBox="0 0 34 35" draw:points="0,35 34,35 34,0 0,0">
          <text:p/>
        </draw:polygon>
        <draw:polygon draw:style-name="gr2" draw:text-style-name="P2" draw:layer="layout" svg:width="0.034cm" svg:height="2.049cm" svg:x="2.036cm" svg:y="2.357cm" svg:viewBox="0 0 35 2050" draw:points="0,2050 35,2050 35,0 0,0">
          <text:p/>
        </draw:polygon>
        <draw:polygon draw:style-name="gr2" draw:text-style-name="P2" draw:layer="layout" svg:width="0.034cm" svg:height="2.049cm" svg:x="2.103cm" svg:y="2.357cm" svg:viewBox="0 0 35 2050" draw:points="0,2050 35,2050 35,0 0,0">
          <text:p/>
        </draw:polygon>
        <draw:polygon draw:style-name="gr2" draw:text-style-name="P2" draw:layer="layout" svg:width="0.034cm" svg:height="0.102cm" svg:x="2.036cm" svg:y="4.711cm" svg:viewBox="0 0 35 103" draw:points="0,103 35,103 35,0 0,0">
          <text:p/>
        </draw:polygon>
        <draw:polygon draw:style-name="gr2" draw:text-style-name="P2" draw:layer="layout" svg:width="0.034cm" svg:height="0.034cm" svg:x="2.103cm" svg:y="4.779cm" svg:viewBox="0 0 35 35" draw:points="0,35 35,35 35,0 0,0">
          <text:p/>
        </draw:polygon>
        <draw:polygon draw:style-name="gr2" draw:text-style-name="P2" draw:layer="layout" svg:width="0.034cm" svg:height="0.034cm" svg:x="2.103cm" svg:y="5.249cm" svg:viewBox="0 0 35 35" draw:points="0,35 35,35 35,0 0,0">
          <text:p/>
        </draw:polygon>
        <draw:polygon draw:style-name="gr2" draw:text-style-name="P2" draw:layer="layout" svg:width="0.034cm" svg:height="0.034cm" svg:x="2.103cm" svg:y="5.249cm" svg:viewBox="0 0 35 35" draw:points="0,35 35,35 35,0 0,0">
          <text:p/>
        </draw:polygon>
        <draw:polygon draw:style-name="gr2" draw:text-style-name="P2" draw:layer="layout" svg:width="0.034cm" svg:height="0.033cm" svg:x="2.103cm" svg:y="5.317cm" svg:viewBox="0 0 35 34" draw:points="0,34 35,34 35,0 0,0">
          <text:p/>
        </draw:polygon>
        <draw:polygon draw:style-name="gr2" draw:text-style-name="P2" draw:layer="layout" svg:width="0.034cm" svg:height="0.033cm" svg:x="2.671cm" svg:y="5.317cm" svg:viewBox="0 0 35 34" draw:points="0,34 35,34 35,0 0,0">
          <text:p/>
        </draw:polygon>
        <draw:polygon draw:style-name="gr2" draw:text-style-name="P2" draw:layer="layout" svg:width="0.034cm" svg:height="0.034cm" svg:x="2.671cm" svg:y="5.249cm" svg:viewBox="0 0 35 35" draw:points="0,35 35,35 35,0 0,0">
          <text:p/>
        </draw:polygon>
        <draw:polygon draw:style-name="gr2" draw:text-style-name="P2" draw:layer="layout" svg:width="0.034cm" svg:height="0.034cm" svg:x="2.671cm" svg:y="4.779cm" svg:viewBox="0 0 35 35" draw:points="0,35 35,35 35,0 0,0">
          <text:p/>
        </draw:polygon>
        <draw:polygon draw:style-name="gr2" draw:text-style-name="P2" draw:layer="layout" svg:width="0.034cm" svg:height="0.034cm" svg:x="2.738cm" svg:y="4.779cm" svg:viewBox="0 0 35 35" draw:points="0,35 35,35 35,0 0,0">
          <text:p/>
        </draw:polygon>
        <draw:polygon draw:style-name="gr2" draw:text-style-name="P2" draw:layer="layout" svg:width="0.034cm" svg:height="0.034cm" svg:x="2.738cm" svg:y="5.249cm" svg:viewBox="0 0 35 35" draw:points="0,35 35,35 35,0 0,0">
          <text:p/>
        </draw:polygon>
        <draw:polygon draw:style-name="gr2" draw:text-style-name="P2" draw:layer="layout" svg:width="0.568cm" svg:height="0.034cm" svg:x="2.137cm" svg:y="5.249cm" svg:viewBox="0 0 569 35" draw:points="0,35 569,35 569,0 0,0">
          <text:p/>
        </draw:polygon>
        <draw:polygon draw:style-name="gr2" draw:text-style-name="P2" draw:layer="layout" svg:width="0.534cm" svg:height="0.033cm" svg:x="2.137cm" svg:y="5.317cm" svg:viewBox="0 0 535 34" draw:points="0,34 535,34 535,0 0,0">
          <text:p/>
        </draw:polygon>
        <draw:polygon draw:style-name="gr2" draw:text-style-name="P2" draw:layer="layout" svg:width="0.034cm" svg:height="0.034cm" svg:x="2.738cm" svg:y="5.249cm" svg:viewBox="0 0 35 35" draw:points="0,35 35,35 35,0 0,0">
          <text:p/>
        </draw:polygon>
        <draw:polygon draw:style-name="gr2" draw:text-style-name="P2" draw:layer="layout" svg:width="0.034cm" svg:height="0.033cm" svg:x="2.738cm" svg:y="5.317cm" svg:viewBox="0 0 35 34" draw:points="0,34 35,34 35,0 0,0">
          <text:p/>
        </draw:polygon>
        <draw:polygon draw:style-name="gr2" draw:text-style-name="P2" draw:layer="layout" svg:width="0.034cm" svg:height="0.033cm" svg:x="10.883cm" svg:y="5.317cm" svg:viewBox="0 0 35 34" draw:points="0,34 35,34 35,0 0,0">
          <text:p/>
        </draw:polygon>
        <draw:polygon draw:style-name="gr2" draw:text-style-name="P2" draw:layer="layout" svg:width="0.034cm" svg:height="0.034cm" svg:x="10.883cm" svg:y="5.249cm" svg:viewBox="0 0 35 35" draw:points="0,35 35,35 35,0 0,0">
          <text:p/>
        </draw:polygon>
        <draw:polygon draw:style-name="gr2" draw:text-style-name="P2" draw:layer="layout" svg:width="0.034cm" svg:height="0.034cm" svg:x="10.883cm" svg:y="4.779cm" svg:viewBox="0 0 35 35" draw:points="0,35 35,35 35,0 0,0">
          <text:p/>
        </draw:polygon>
        <draw:polygon draw:style-name="gr2" draw:text-style-name="P2" draw:layer="layout" svg:width="0.034cm" svg:height="0.034cm" svg:x="10.951cm" svg:y="4.779cm" svg:viewBox="0 0 35 35" draw:points="0,35 35,35 35,0 0,0">
          <text:p/>
        </draw:polygon>
        <draw:polygon draw:style-name="gr2" draw:text-style-name="P2" draw:layer="layout" svg:width="0.034cm" svg:height="0.034cm" svg:x="10.951cm" svg:y="5.249cm" svg:viewBox="0 0 35 35" draw:points="0,35 35,35 35,0 0,0">
          <text:p/>
        </draw:polygon>
        <draw:polygon draw:style-name="gr2" draw:text-style-name="P2" draw:layer="layout" svg:width="8.145cm" svg:height="0.034cm" svg:x="2.772cm" svg:y="5.249cm" svg:viewBox="0 0 8146 35" draw:points="0,35 8146,35 8146,0 0,0">
          <text:p/>
        </draw:polygon>
        <draw:polygon draw:style-name="gr2" draw:text-style-name="P2" draw:layer="layout" svg:width="8.111cm" svg:height="0.033cm" svg:x="2.772cm" svg:y="5.317cm" svg:viewBox="0 0 8112 34" draw:points="0,34 8112,34 8112,0 0,0">
          <text:p/>
        </draw:polygon>
        <draw:polygon draw:style-name="gr2" draw:text-style-name="P2" draw:layer="layout" svg:width="0.034cm" svg:height="0.034cm" svg:x="10.951cm" svg:y="5.249cm" svg:viewBox="0 0 35 35" draw:points="0,35 35,35 35,0 0,0">
          <text:p/>
        </draw:polygon>
        <draw:polygon draw:style-name="gr2" draw:text-style-name="P2" draw:layer="layout" svg:width="0.034cm" svg:height="0.033cm" svg:x="10.951cm" svg:y="5.317cm" svg:viewBox="0 0 35 34" draw:points="0,34 35,34 35,0 0,0">
          <text:p/>
        </draw:polygon>
        <draw:polygon draw:style-name="gr2" draw:text-style-name="P2" draw:layer="layout" svg:width="0.033cm" svg:height="0.974cm" svg:x="18.851cm" svg:y="2.357cm" svg:viewBox="0 0 34 975" draw:points="0,975 34,975 34,0 0,0">
          <text:p/>
        </draw:polygon>
        <draw:polygon draw:style-name="gr2" draw:text-style-name="P2" draw:layer="layout" svg:width="0.034cm" svg:height="0.974cm" svg:x="18.918cm" svg:y="2.357cm" svg:viewBox="0 0 35 975" draw:points="0,975 35,975 35,0 0,0">
          <text:p/>
        </draw:polygon>
        <draw:polygon draw:style-name="gr2" draw:text-style-name="P2" draw:layer="layout" svg:width="0.033cm" svg:height="0.034cm" svg:x="18.851cm" svg:y="4.779cm" svg:viewBox="0 0 34 35" draw:points="0,35 34,35 34,0 0,0">
          <text:p/>
        </draw:polygon>
        <draw:polygon draw:style-name="gr2" draw:text-style-name="P2" draw:layer="layout" svg:width="0.034cm" svg:height="0.102cm" svg:x="18.918cm" svg:y="4.711cm" svg:viewBox="0 0 35 103" draw:points="0,103 35,103 35,0 0,0">
          <text:p/>
        </draw:polygon>
        <draw:polygon draw:style-name="gr2" draw:text-style-name="P2" draw:layer="layout" svg:width="0.033cm" svg:height="0.034cm" svg:x="18.851cm" svg:y="5.249cm" svg:viewBox="0 0 34 35" draw:points="0,35 34,35 34,0 0,0">
          <text:p/>
        </draw:polygon>
        <draw:polygon draw:style-name="gr2" draw:text-style-name="P2" draw:layer="layout" svg:width="0.034cm" svg:height="0.436cm" svg:x="2.036cm" svg:y="4.813cm" svg:viewBox="0 0 35 437" draw:points="0,437 35,437 35,0 0,0">
          <text:p/>
        </draw:polygon>
        <draw:polygon draw:style-name="gr2" draw:text-style-name="P2" draw:layer="layout" svg:width="0.034cm" svg:height="0.436cm" svg:x="2.103cm" svg:y="4.813cm" svg:viewBox="0 0 35 437" draw:points="0,437 35,437 35,0 0,0">
          <text:p/>
        </draw:polygon>
        <draw:polygon draw:style-name="gr2" draw:text-style-name="P2" draw:layer="layout" svg:width="0.034cm" svg:height="0.436cm" svg:x="2.671cm" svg:y="4.813cm" svg:viewBox="0 0 35 437" draw:points="0,437 35,437 35,0 0,0">
          <text:p/>
        </draw:polygon>
        <draw:polygon draw:style-name="gr2" draw:text-style-name="P2" draw:layer="layout" svg:width="0.034cm" svg:height="0.436cm" svg:x="2.738cm" svg:y="4.813cm" svg:viewBox="0 0 35 437" draw:points="0,437 35,437 35,0 0,0">
          <text:p/>
        </draw:polygon>
        <draw:polygon draw:style-name="gr2" draw:text-style-name="P2" draw:layer="layout" svg:width="0.534cm" svg:height="0.034cm" svg:x="2.137cm" svg:y="5.82cm" svg:viewBox="0 0 535 35" draw:points="0,35 535,35 535,0 0,0">
          <text:p/>
        </draw:polygon>
        <draw:polygon draw:style-name="gr2" draw:text-style-name="P2" draw:layer="layout" svg:width="0.034cm" svg:height="0.436cm" svg:x="10.883cm" svg:y="4.813cm" svg:viewBox="0 0 35 437" draw:points="0,437 35,437 35,0 0,0">
          <text:p/>
        </draw:polygon>
        <draw:polygon draw:style-name="gr2" draw:text-style-name="P2" draw:layer="layout" svg:width="0.034cm" svg:height="0.436cm" svg:x="10.951cm" svg:y="4.813cm" svg:viewBox="0 0 35 437" draw:points="0,437 35,437 35,0 0,0">
          <text:p/>
        </draw:polygon>
        <draw:polygon draw:style-name="gr2" draw:text-style-name="P2" draw:layer="layout" svg:width="8.111cm" svg:height="0.034cm" svg:x="2.772cm" svg:y="5.82cm" svg:viewBox="0 0 8112 35" draw:points="0,35 8112,35 8112,0 0,0">
          <text:p/>
        </draw:polygon>
        <draw:polygon draw:style-name="gr2" draw:text-style-name="P2" draw:layer="layout" svg:width="0.033cm" svg:height="0.436cm" svg:x="18.851cm" svg:y="4.813cm" svg:viewBox="0 0 34 437" draw:points="0,437 34,437 34,0 0,0">
          <text:p/>
        </draw:polygon>
        <draw:polygon draw:style-name="gr2" draw:text-style-name="P2" draw:layer="layout" svg:width="0.034cm" svg:height="0.436cm" svg:x="18.918cm" svg:y="4.813cm" svg:viewBox="0 0 35 437" draw:points="0,437 35,437 35,0 0,0">
          <text:p/>
        </draw:polygon>
        <draw:polygon draw:style-name="gr2" draw:text-style-name="P2" draw:layer="layout" svg:width="0.034cm" svg:height="0.101cm" svg:x="2.036cm" svg:y="5.249cm" svg:viewBox="0 0 35 102" draw:points="0,102 35,102 35,0 0,0">
          <text:p/>
        </draw:polygon>
        <draw:polygon draw:style-name="gr2" draw:text-style-name="P2" draw:layer="layout" svg:width="0.034cm" svg:height="0.033cm" svg:x="2.103cm" svg:y="5.317cm" svg:viewBox="0 0 35 34" draw:points="0,34 35,34 35,0 0,0">
          <text:p/>
        </draw:polygon>
        <draw:polygon draw:style-name="gr2" draw:text-style-name="P2" draw:layer="layout" svg:width="0.034cm" svg:height="0.034cm" svg:x="2.103cm" svg:y="6.324cm" svg:viewBox="0 0 35 35" draw:points="0,35 35,35 35,0 0,0">
          <text:p/>
        </draw:polygon>
        <draw:polygon draw:style-name="gr2" draw:text-style-name="P2" draw:layer="layout" svg:width="0.101cm" svg:height="0.034cm" svg:x="2.036cm" svg:y="6.392cm" svg:viewBox="0 0 102 35" draw:points="0,35 102,35 102,0 0,0">
          <text:p/>
        </draw:polygon>
        <draw:polygon draw:style-name="gr2" draw:text-style-name="P2" draw:layer="layout" svg:width="0.034cm" svg:height="0.034cm" svg:x="2.671cm" svg:y="6.324cm" svg:viewBox="0 0 35 35" draw:points="0,35 35,35 35,0 0,0">
          <text:p/>
        </draw:polygon>
        <draw:polygon draw:style-name="gr2" draw:text-style-name="P2" draw:layer="layout" svg:width="0.034cm" svg:height="0.033cm" svg:x="2.671cm" svg:y="5.317cm" svg:viewBox="0 0 35 34" draw:points="0,34 35,34 35,0 0,0">
          <text:p/>
        </draw:polygon>
        <draw:polygon draw:style-name="gr2" draw:text-style-name="P2" draw:layer="layout" svg:width="0.034cm" svg:height="0.033cm" svg:x="2.738cm" svg:y="5.317cm" svg:viewBox="0 0 35 34" draw:points="0,34 35,34 35,0 0,0">
          <text:p/>
        </draw:polygon>
        <draw:polygon draw:style-name="gr2" draw:text-style-name="P2" draw:layer="layout" svg:width="0.534cm" svg:height="0.034cm" svg:x="2.137cm" svg:y="6.324cm" svg:viewBox="0 0 535 35" draw:points="0,35 535,35 535,0 0,0">
          <text:p/>
        </draw:polygon>
        <draw:polygon draw:style-name="gr2" draw:text-style-name="P2" draw:layer="layout" svg:width="0.534cm" svg:height="0.034cm" svg:x="2.137cm" svg:y="6.392cm" svg:viewBox="0 0 535 35" draw:points="0,35 535,35 535,0 0,0">
          <text:p/>
        </draw:polygon>
        <draw:polygon draw:style-name="gr2" draw:text-style-name="P2" draw:layer="layout" svg:width="0.034cm" svg:height="0.034cm" svg:x="2.738cm" svg:y="6.324cm" svg:viewBox="0 0 35 35" draw:points="0,35 35,35 35,0 0,0">
          <text:p/>
        </draw:polygon>
        <draw:polygon draw:style-name="gr2" draw:text-style-name="P2" draw:layer="layout" svg:width="0.101cm" svg:height="0.034cm" svg:x="2.671cm" svg:y="6.392cm" svg:viewBox="0 0 102 35" draw:points="0,35 102,35 102,0 0,0">
          <text:p/>
        </draw:polygon>
        <draw:polygon draw:style-name="gr2" draw:text-style-name="P2" draw:layer="layout" svg:width="0.034cm" svg:height="0.034cm" svg:x="10.883cm" svg:y="6.324cm" svg:viewBox="0 0 35 35" draw:points="0,35 35,35 35,0 0,0">
          <text:p/>
        </draw:polygon>
        <draw:polygon draw:style-name="gr2" draw:text-style-name="P2" draw:layer="layout" svg:width="0.034cm" svg:height="0.033cm" svg:x="10.883cm" svg:y="5.317cm" svg:viewBox="0 0 35 34" draw:points="0,34 35,34 35,0 0,0">
          <text:p/>
        </draw:polygon>
        <draw:polygon draw:style-name="gr2" draw:text-style-name="P2" draw:layer="layout" svg:width="0.034cm" svg:height="0.033cm" svg:x="10.951cm" svg:y="5.317cm" svg:viewBox="0 0 35 34" draw:points="0,34 35,34 35,0 0,0">
          <text:p/>
        </draw:polygon>
        <draw:polygon draw:style-name="gr2" draw:text-style-name="P2" draw:layer="layout" svg:width="8.111cm" svg:height="0.034cm" svg:x="2.772cm" svg:y="6.324cm" svg:viewBox="0 0 8112 35" draw:points="0,35 8112,35 8112,0 0,0">
          <text:p/>
        </draw:polygon>
        <draw:polygon draw:style-name="gr2" draw:text-style-name="P2" draw:layer="layout" svg:width="8.111cm" svg:height="0.034cm" svg:x="2.772cm" svg:y="6.392cm" svg:viewBox="0 0 8112 35" draw:points="0,35 8112,35 8112,0 0,0">
          <text:p/>
        </draw:polygon>
        <draw:polygon draw:style-name="gr2" draw:text-style-name="P2" draw:layer="layout" svg:width="0.034cm" svg:height="0.034cm" svg:x="10.951cm" svg:y="6.324cm" svg:viewBox="0 0 35 35" draw:points="0,35 35,35 35,0 0,0">
          <text:p/>
        </draw:polygon>
        <draw:polygon draw:style-name="gr2" draw:text-style-name="P2" draw:layer="layout" svg:width="0.102cm" svg:height="0.034cm" svg:x="10.883cm" svg:y="6.392cm" svg:viewBox="0 0 103 35" draw:points="0,35 103,35 103,0 0,0">
          <text:p/>
        </draw:polygon>
        <draw:polygon draw:style-name="gr2" draw:text-style-name="P2" draw:layer="layout" svg:width="0.033cm" svg:height="0.033cm" svg:x="18.851cm" svg:y="5.317cm" svg:viewBox="0 0 34 34" draw:points="0,34 34,34 34,0 0,0">
          <text:p/>
        </draw:polygon>
        <draw:polygon draw:style-name="gr2" draw:text-style-name="P2" draw:layer="layout" svg:width="0.034cm" svg:height="0.101cm" svg:x="18.918cm" svg:y="5.249cm" svg:viewBox="0 0 35 102" draw:points="0,102 35,102 35,0 0,0">
          <text:p/>
        </draw:polygon>
        <draw:polygon draw:style-name="gr2" draw:text-style-name="P2" draw:layer="layout" svg:width="0.034cm" svg:height="0.034cm" svg:x="2.103cm" svg:y="6.324cm" svg:viewBox="0 0 35 35" draw:points="0,35 35,35 35,0 0,0">
          <text:p/>
        </draw:polygon>
        <draw:polygon draw:style-name="gr2" draw:text-style-name="P2" draw:layer="layout" svg:width="0.034cm" svg:height="0.102cm" svg:x="2.036cm" svg:y="6.324cm" svg:viewBox="0 0 35 103" draw:points="0,103 35,103 35,0 0,0">
          <text:p/>
        </draw:polygon>
        <draw:polygon draw:style-name="gr2" draw:text-style-name="P2" draw:layer="layout" svg:width="0.101cm" svg:height="0.034cm" svg:x="2.036cm" svg:y="6.629cm" svg:viewBox="0 0 102 35" draw:points="0,35 102,35 102,0 0,0">
          <text:p/>
        </draw:polygon>
        <draw:polygon draw:style-name="gr2" draw:text-style-name="P2" draw:layer="layout" svg:width="0.034cm" svg:height="0.034cm" svg:x="2.103cm" svg:y="6.697cm" svg:viewBox="0 0 35 35" draw:points="0,35 35,35 35,0 0,0">
          <text:p/>
        </draw:polygon>
        <draw:polygon draw:style-name="gr2" draw:text-style-name="P2" draw:layer="layout" svg:width="0.034cm" svg:height="0.034cm" svg:x="6.582cm" svg:y="6.697cm" svg:viewBox="0 0 35 35" draw:points="0,35 35,35 35,0 0,0">
          <text:p/>
        </draw:polygon>
        <draw:polygon draw:style-name="gr2" draw:text-style-name="P2" draw:layer="layout" svg:width="4.445cm" svg:height="0.034cm" svg:x="2.137cm" svg:y="6.629cm" svg:viewBox="0 0 4446 35" draw:points="0,35 4446,35 4446,0 0,0">
          <text:p/>
        </draw:polygon>
        <draw:polygon draw:style-name="gr2" draw:text-style-name="P2" draw:layer="layout" svg:width="4.445cm" svg:height="0.034cm" svg:x="2.137cm" svg:y="6.697cm" svg:viewBox="0 0 4446 35" draw:points="0,35 4446,35 4446,0 0,0">
          <text:p/>
        </draw:polygon>
        <draw:polygon draw:style-name="gr2" draw:text-style-name="P2" draw:layer="layout" svg:width="0.102cm" svg:height="0.034cm" svg:x="6.582cm" svg:y="6.629cm" svg:viewBox="0 0 103 35" draw:points="0,35 103,35 103,0 0,0">
          <text:p/>
        </draw:polygon>
        <draw:polygon draw:style-name="gr2" draw:text-style-name="P2" draw:layer="layout" svg:width="0.034cm" svg:height="0.034cm" svg:x="6.65cm" svg:y="6.697cm" svg:viewBox="0 0 35 35" draw:points="0,35 35,35 35,0 0,0">
          <text:p/>
        </draw:polygon>
        <draw:polygon draw:style-name="gr2" draw:text-style-name="P2" draw:layer="layout" svg:width="0.034cm" svg:height="0.102cm" svg:x="18.918cm" svg:y="6.324cm" svg:viewBox="0 0 35 103" draw:points="0,103 35,103 35,0 0,0">
          <text:p/>
        </draw:polygon>
        <draw:polygon draw:style-name="gr2" draw:text-style-name="P2" draw:layer="layout" svg:width="0.033cm" svg:height="0.034cm" svg:x="18.851cm" svg:y="6.324cm" svg:viewBox="0 0 34 35" draw:points="0,35 34,35 34,0 0,0">
          <text:p/>
        </draw:polygon>
        <draw:polygon draw:style-name="gr2" draw:text-style-name="P2" draw:layer="layout" svg:width="0.034cm" svg:height="0.974cm" svg:x="2.036cm" svg:y="5.35cm" svg:viewBox="0 0 35 975" draw:points="0,975 35,975 35,0 0,0">
          <text:p/>
        </draw:polygon>
        <draw:polygon draw:style-name="gr2" draw:text-style-name="P2" draw:layer="layout" svg:width="0.034cm" svg:height="0.974cm" svg:x="2.103cm" svg:y="5.35cm" svg:viewBox="0 0 35 975" draw:points="0,975 35,975 35,0 0,0">
          <text:p/>
        </draw:polygon>
        <draw:polygon draw:style-name="gr2" draw:text-style-name="P2" draw:layer="layout" svg:width="0.034cm" svg:height="0.102cm" svg:x="2.036cm" svg:y="6.629cm" svg:viewBox="0 0 35 103" draw:points="0,103 35,103 35,0 0,0">
          <text:p/>
        </draw:polygon>
        <draw:polygon draw:style-name="gr2" draw:text-style-name="P2" draw:layer="layout" svg:width="0.034cm" svg:height="0.034cm" svg:x="2.103cm" svg:y="6.697cm" svg:viewBox="0 0 35 35" draw:points="0,35 35,35 35,0 0,0">
          <text:p/>
        </draw:polygon>
        <draw:polygon draw:style-name="gr2" draw:text-style-name="P2" draw:layer="layout" svg:width="0.034cm" svg:height="0.033cm" svg:x="2.103cm" svg:y="7.167cm" svg:viewBox="0 0 35 34" draw:points="0,34 35,34 35,0 0,0">
          <text:p/>
        </draw:polygon>
        <draw:polygon draw:style-name="gr2" draw:text-style-name="P2" draw:layer="layout" svg:width="0.034cm" svg:height="0.033cm" svg:x="2.103cm" svg:y="7.167cm" svg:viewBox="0 0 35 34" draw:points="0,34 35,34 35,0 0,0">
          <text:p/>
        </draw:polygon>
        <draw:polygon draw:style-name="gr2" draw:text-style-name="P2" draw:layer="layout" svg:width="0.034cm" svg:height="0.034cm" svg:x="2.103cm" svg:y="7.234cm" svg:viewBox="0 0 35 35" draw:points="0,35 35,35 35,0 0,0">
          <text:p/>
        </draw:polygon>
        <draw:polygon draw:style-name="gr2" draw:text-style-name="P2" draw:layer="layout" svg:width="0.034cm" svg:height="0.034cm" svg:x="6.582cm" svg:y="7.234cm" svg:viewBox="0 0 35 35" draw:points="0,35 35,35 35,0 0,0">
          <text:p/>
        </draw:polygon>
        <draw:polygon draw:style-name="gr2" draw:text-style-name="P2" draw:layer="layout" svg:width="0.034cm" svg:height="0.033cm" svg:x="6.582cm" svg:y="7.167cm" svg:viewBox="0 0 35 34" draw:points="0,34 35,34 35,0 0,0">
          <text:p/>
        </draw:polygon>
        <draw:polygon draw:style-name="gr2" draw:text-style-name="P2" draw:layer="layout" svg:width="0.034cm" svg:height="0.034cm" svg:x="6.582cm" svg:y="6.697cm" svg:viewBox="0 0 35 35" draw:points="0,35 35,35 35,0 0,0">
          <text:p/>
        </draw:polygon>
        <draw:polygon draw:style-name="gr2" draw:text-style-name="P2" draw:layer="layout" svg:width="0.034cm" svg:height="0.034cm" svg:x="6.65cm" svg:y="6.697cm" svg:viewBox="0 0 35 35" draw:points="0,35 35,35 35,0 0,0">
          <text:p/>
        </draw:polygon>
        <draw:polygon draw:style-name="gr2" draw:text-style-name="P2" draw:layer="layout" svg:width="0.034cm" svg:height="0.033cm" svg:x="6.65cm" svg:y="7.167cm" svg:viewBox="0 0 35 34" draw:points="0,34 35,34 35,0 0,0">
          <text:p/>
        </draw:polygon>
        <draw:polygon draw:style-name="gr2" draw:text-style-name="P2" draw:layer="layout" svg:width="4.479cm" svg:height="0.033cm" svg:x="2.137cm" svg:y="7.167cm" svg:viewBox="0 0 4480 34" draw:points="0,34 4480,34 4480,0 0,0">
          <text:p/>
        </draw:polygon>
        <draw:polygon draw:style-name="gr2" draw:text-style-name="P2" draw:layer="layout" svg:width="4.445cm" svg:height="0.034cm" svg:x="2.137cm" svg:y="7.234cm" svg:viewBox="0 0 4446 35" draw:points="0,35 4446,35 4446,0 0,0">
          <text:p/>
        </draw:polygon>
        <draw:polygon draw:style-name="gr2" draw:text-style-name="P2" draw:layer="layout" svg:width="0.034cm" svg:height="0.033cm" svg:x="6.65cm" svg:y="7.167cm" svg:viewBox="0 0 35 34" draw:points="0,34 35,34 35,0 0,0">
          <text:p/>
        </draw:polygon>
        <draw:polygon draw:style-name="gr2" draw:text-style-name="P2" draw:layer="layout" svg:width="0.034cm" svg:height="0.034cm" svg:x="6.65cm" svg:y="7.234cm" svg:viewBox="0 0 35 35" draw:points="0,35 35,35 35,0 0,0">
          <text:p/>
        </draw:polygon>
        <draw:polygon draw:style-name="gr2" draw:text-style-name="P2" draw:layer="layout" svg:width="0.034cm" svg:height="0.034cm" svg:x="8.487cm" svg:y="7.234cm" svg:viewBox="0 0 35 35" draw:points="0,35 35,35 35,0 0,0">
          <text:p/>
        </draw:polygon>
        <draw:polygon draw:style-name="gr2" draw:text-style-name="P2" draw:layer="layout" svg:width="1.803cm" svg:height="0.033cm" svg:x="6.684cm" svg:y="7.167cm" svg:viewBox="0 0 1804 34" draw:points="0,34 1804,34 1804,0 0,0">
          <text:p/>
        </draw:polygon>
        <draw:polygon draw:style-name="gr2" draw:text-style-name="P2" draw:layer="layout" svg:width="1.803cm" svg:height="0.034cm" svg:x="6.684cm" svg:y="7.234cm" svg:viewBox="0 0 1804 35" draw:points="0,35 1804,35 1804,0 0,0">
          <text:p/>
        </draw:polygon>
        <draw:polygon draw:style-name="gr2" draw:text-style-name="P2" draw:layer="layout" svg:width="0.102cm" svg:height="0.033cm" svg:x="8.487cm" svg:y="7.167cm" svg:viewBox="0 0 103 34" draw:points="0,34 103,34 103,0 0,0">
          <text:p/>
        </draw:polygon>
        <draw:polygon draw:style-name="gr2" draw:text-style-name="P2" draw:layer="layout" svg:width="0.034cm" svg:height="0.034cm" svg:x="8.555cm" svg:y="7.234cm" svg:viewBox="0 0 35 35" draw:points="0,35 35,35 35,0 0,0">
          <text:p/>
        </draw:polygon>
        <draw:polygon draw:style-name="gr2" draw:text-style-name="P2" draw:layer="layout" svg:width="0.033cm" svg:height="0.974cm" svg:x="18.851cm" svg:y="5.35cm" svg:viewBox="0 0 34 975" draw:points="0,975 34,975 34,0 0,0">
          <text:p/>
        </draw:polygon>
        <draw:polygon draw:style-name="gr2" draw:text-style-name="P2" draw:layer="layout" svg:width="0.034cm" svg:height="0.974cm" svg:x="18.918cm" svg:y="5.35cm" svg:viewBox="0 0 35 975" draw:points="0,975 35,975 35,0 0,0">
          <text:p/>
        </draw:polygon>
        <draw:polygon draw:style-name="gr2" draw:text-style-name="P2" draw:layer="layout" svg:width="0.033cm" svg:height="0.034cm" svg:x="18.851cm" svg:y="6.697cm" svg:viewBox="0 0 34 35" draw:points="0,35 34,35 34,0 0,0">
          <text:p/>
        </draw:polygon>
        <draw:polygon draw:style-name="gr2" draw:text-style-name="P2" draw:layer="layout" svg:width="0.034cm" svg:height="0.102cm" svg:x="18.918cm" svg:y="6.629cm" svg:viewBox="0 0 35 103" draw:points="0,103 35,103 35,0 0,0">
          <text:p/>
        </draw:polygon>
        <draw:polygon draw:style-name="gr2" draw:text-style-name="P2" draw:layer="layout" svg:width="0.033cm" svg:height="0.033cm" svg:x="18.851cm" svg:y="7.167cm" svg:viewBox="0 0 34 34" draw:points="0,34 34,34 34,0 0,0">
          <text:p/>
        </draw:polygon>
        <draw:polygon draw:style-name="gr2" draw:text-style-name="P2" draw:layer="layout" svg:width="0.034cm" svg:height="0.436cm" svg:x="2.036cm" svg:y="6.731cm" svg:viewBox="0 0 35 437" draw:points="0,437 35,437 35,0 0,0">
          <text:p/>
        </draw:polygon>
        <draw:polygon draw:style-name="gr2" draw:text-style-name="P2" draw:layer="layout" svg:width="0.034cm" svg:height="0.436cm" svg:x="2.103cm" svg:y="6.731cm" svg:viewBox="0 0 35 437" draw:points="0,437 35,437 35,0 0,0">
          <text:p/>
        </draw:polygon>
        <draw:polygon draw:style-name="gr2" draw:text-style-name="P2" draw:layer="layout" svg:width="0.034cm" svg:height="0.101cm" svg:x="2.036cm" svg:y="7.167cm" svg:viewBox="0 0 35 102" draw:points="0,102 35,102 35,0 0,0">
          <text:p/>
        </draw:polygon>
        <draw:polygon draw:style-name="gr2" draw:text-style-name="P2" draw:layer="layout" svg:width="0.034cm" svg:height="0.034cm" svg:x="2.103cm" svg:y="7.234cm" svg:viewBox="0 0 35 35" draw:points="0,35 35,35 35,0 0,0">
          <text:p/>
        </draw:polygon>
        <draw:polygon draw:style-name="gr2" draw:text-style-name="P2" draw:layer="layout" svg:width="0.034cm" svg:height="0.034cm" svg:x="2.103cm" svg:y="7.704cm" svg:viewBox="0 0 35 35" draw:points="0,35 35,35 35,0 0,0">
          <text:p/>
        </draw:polygon>
        <draw:polygon draw:style-name="gr2" draw:text-style-name="P2" draw:layer="layout" svg:width="0.034cm" svg:height="0.034cm" svg:x="2.103cm" svg:y="7.704cm" svg:viewBox="0 0 35 35" draw:points="0,35 35,35 35,0 0,0">
          <text:p/>
        </draw:polygon>
        <draw:polygon draw:style-name="gr2" draw:text-style-name="P2" draw:layer="layout" svg:width="0.034cm" svg:height="0.034cm" svg:x="2.103cm" svg:y="7.772cm" svg:viewBox="0 0 35 35" draw:points="0,35 35,35 35,0 0,0">
          <text:p/>
        </draw:polygon>
        <draw:polygon draw:style-name="gr2" draw:text-style-name="P2" draw:layer="layout" svg:width="0.034cm" svg:height="0.034cm" svg:x="6.582cm" svg:y="7.772cm" svg:viewBox="0 0 35 35" draw:points="0,35 35,35 35,0 0,0">
          <text:p/>
        </draw:polygon>
        <draw:polygon draw:style-name="gr2" draw:text-style-name="P2" draw:layer="layout" svg:width="0.034cm" svg:height="0.034cm" svg:x="6.582cm" svg:y="7.704cm" svg:viewBox="0 0 35 35" draw:points="0,35 35,35 35,0 0,0">
          <text:p/>
        </draw:polygon>
        <draw:polygon draw:style-name="gr2" draw:text-style-name="P2" draw:layer="layout" svg:width="0.034cm" svg:height="0.436cm" svg:x="6.582cm" svg:y="6.731cm" svg:viewBox="0 0 35 437" draw:points="0,437 35,437 35,0 0,0">
          <text:p/>
        </draw:polygon>
        <draw:polygon draw:style-name="gr2" draw:text-style-name="P2" draw:layer="layout" svg:width="0.034cm" svg:height="0.436cm" svg:x="6.65cm" svg:y="6.731cm" svg:viewBox="0 0 35 437" draw:points="0,437 35,437 35,0 0,0">
          <text:p/>
        </draw:polygon>
        <draw:polygon draw:style-name="gr2" draw:text-style-name="P2" draw:layer="layout" svg:width="0.034cm" svg:height="0.034cm" svg:x="6.582cm" svg:y="7.234cm" svg:viewBox="0 0 35 35" draw:points="0,35 35,35 35,0 0,0">
          <text:p/>
        </draw:polygon>
        <draw:polygon draw:style-name="gr2" draw:text-style-name="P2" draw:layer="layout" svg:width="0.034cm" svg:height="0.034cm" svg:x="6.65cm" svg:y="7.234cm" svg:viewBox="0 0 35 35" draw:points="0,35 35,35 35,0 0,0">
          <text:p/>
        </draw:polygon>
        <draw:polygon draw:style-name="gr2" draw:text-style-name="P2" draw:layer="layout" svg:width="0.034cm" svg:height="0.034cm" svg:x="6.65cm" svg:y="7.704cm" svg:viewBox="0 0 35 35" draw:points="0,35 35,35 35,0 0,0">
          <text:p/>
        </draw:polygon>
        <draw:polygon draw:style-name="gr2" draw:text-style-name="P2" draw:layer="layout" svg:width="4.479cm" svg:height="0.034cm" svg:x="2.137cm" svg:y="7.704cm" svg:viewBox="0 0 4480 35" draw:points="0,35 4480,35 4480,0 0,0">
          <text:p/>
        </draw:polygon>
        <draw:polygon draw:style-name="gr2" draw:text-style-name="P2" draw:layer="layout" svg:width="4.445cm" svg:height="0.034cm" svg:x="2.137cm" svg:y="7.772cm" svg:viewBox="0 0 4446 35" draw:points="0,35 4446,35 4446,0 0,0">
          <text:p/>
        </draw:polygon>
        <draw:polygon draw:style-name="gr2" draw:text-style-name="P2" draw:layer="layout" svg:width="0.034cm" svg:height="0.034cm" svg:x="6.65cm" svg:y="7.704cm" svg:viewBox="0 0 35 35" draw:points="0,35 35,35 35,0 0,0">
          <text:p/>
        </draw:polygon>
        <draw:polygon draw:style-name="gr2" draw:text-style-name="P2" draw:layer="layout" svg:width="0.034cm" svg:height="0.034cm" svg:x="6.65cm" svg:y="7.772cm" svg:viewBox="0 0 35 35" draw:points="0,35 35,35 35,0 0,0">
          <text:p/>
        </draw:polygon>
        <draw:polygon draw:style-name="gr2" draw:text-style-name="P2" draw:layer="layout" svg:width="0.034cm" svg:height="0.034cm" svg:x="8.487cm" svg:y="7.772cm" svg:viewBox="0 0 35 35" draw:points="0,35 35,35 35,0 0,0">
          <text:p/>
        </draw:polygon>
        <draw:polygon draw:style-name="gr2" draw:text-style-name="P2" draw:layer="layout" svg:width="0.034cm" svg:height="0.034cm" svg:x="8.487cm" svg:y="7.704cm" svg:viewBox="0 0 35 35" draw:points="0,35 35,35 35,0 0,0">
          <text:p/>
        </draw:polygon>
        <draw:polygon draw:style-name="gr2" draw:text-style-name="P2" draw:layer="layout" svg:width="0.034cm" svg:height="0.034cm" svg:x="8.487cm" svg:y="7.234cm" svg:viewBox="0 0 35 35" draw:points="0,35 35,35 35,0 0,0">
          <text:p/>
        </draw:polygon>
        <draw:polygon draw:style-name="gr2" draw:text-style-name="P2" draw:layer="layout" svg:width="0.034cm" svg:height="0.034cm" svg:x="8.555cm" svg:y="7.234cm" svg:viewBox="0 0 35 35" draw:points="0,35 35,35 35,0 0,0">
          <text:p/>
        </draw:polygon>
        <draw:polygon draw:style-name="gr2" draw:text-style-name="P2" draw:layer="layout" svg:width="0.034cm" svg:height="0.034cm" svg:x="8.555cm" svg:y="7.704cm" svg:viewBox="0 0 35 35" draw:points="0,35 35,35 35,0 0,0">
          <text:p/>
        </draw:polygon>
        <draw:polygon draw:style-name="gr2" draw:text-style-name="P2" draw:layer="layout" svg:width="1.837cm" svg:height="0.034cm" svg:x="6.684cm" svg:y="7.704cm" svg:viewBox="0 0 1838 35" draw:points="0,35 1838,35 1838,0 0,0">
          <text:p/>
        </draw:polygon>
        <draw:polygon draw:style-name="gr2" draw:text-style-name="P2" draw:layer="layout" svg:width="1.803cm" svg:height="0.034cm" svg:x="6.684cm" svg:y="7.772cm" svg:viewBox="0 0 1804 35" draw:points="0,35 1804,35 1804,0 0,0">
          <text:p/>
        </draw:polygon>
        <draw:polygon draw:style-name="gr2" draw:text-style-name="P2" draw:layer="layout" svg:width="0.034cm" svg:height="0.034cm" svg:x="8.555cm" svg:y="7.704cm" svg:viewBox="0 0 35 35" draw:points="0,35 35,35 35,0 0,0">
          <text:p/>
        </draw:polygon>
        <draw:polygon draw:style-name="gr2" draw:text-style-name="P2" draw:layer="layout" svg:width="0.034cm" svg:height="0.034cm" svg:x="8.555cm" svg:y="7.772cm" svg:viewBox="0 0 35 35" draw:points="0,35 35,35 35,0 0,0">
          <text:p/>
        </draw:polygon>
        <draw:polygon draw:style-name="gr2" draw:text-style-name="P2" draw:layer="layout" svg:width="0.033cm" svg:height="0.436cm" svg:x="18.851cm" svg:y="6.731cm" svg:viewBox="0 0 34 437" draw:points="0,437 34,437 34,0 0,0">
          <text:p/>
        </draw:polygon>
        <draw:polygon draw:style-name="gr2" draw:text-style-name="P2" draw:layer="layout" svg:width="0.034cm" svg:height="0.436cm" svg:x="18.918cm" svg:y="6.731cm" svg:viewBox="0 0 35 437" draw:points="0,437 35,437 35,0 0,0">
          <text:p/>
        </draw:polygon>
        <draw:polygon draw:style-name="gr2" draw:text-style-name="P2" draw:layer="layout" svg:width="0.033cm" svg:height="0.034cm" svg:x="18.851cm" svg:y="7.234cm" svg:viewBox="0 0 34 35" draw:points="0,35 34,35 34,0 0,0">
          <text:p/>
        </draw:polygon>
        <draw:polygon draw:style-name="gr2" draw:text-style-name="P2" draw:layer="layout" svg:width="0.034cm" svg:height="0.101cm" svg:x="18.918cm" svg:y="7.167cm" svg:viewBox="0 0 35 102" draw:points="0,102 35,102 35,0 0,0">
          <text:p/>
        </draw:polygon>
        <draw:polygon draw:style-name="gr2" draw:text-style-name="P2" draw:layer="layout" svg:width="0.033cm" svg:height="0.034cm" svg:x="18.851cm" svg:y="7.704cm" svg:viewBox="0 0 34 35" draw:points="0,35 34,35 34,0 0,0">
          <text:p/>
        </draw:polygon>
        <draw:polygon draw:style-name="gr2" draw:text-style-name="P2" draw:layer="layout" svg:width="0.034cm" svg:height="0.436cm" svg:x="2.036cm" svg:y="7.268cm" svg:viewBox="0 0 35 437" draw:points="0,437 35,437 35,0 0,0">
          <text:p/>
        </draw:polygon>
        <draw:polygon draw:style-name="gr2" draw:text-style-name="P2" draw:layer="layout" svg:width="0.034cm" svg:height="0.436cm" svg:x="2.103cm" svg:y="7.268cm" svg:viewBox="0 0 35 437" draw:points="0,437 35,437 35,0 0,0">
          <text:p/>
        </draw:polygon>
        <draw:polygon draw:style-name="gr2" draw:text-style-name="P2" draw:layer="layout" svg:width="0.034cm" svg:height="0.102cm" svg:x="2.036cm" svg:y="7.704cm" svg:viewBox="0 0 35 103" draw:points="0,103 35,103 35,0 0,0">
          <text:p/>
        </draw:polygon>
        <draw:polygon draw:style-name="gr2" draw:text-style-name="P2" draw:layer="layout" svg:width="0.034cm" svg:height="0.034cm" svg:x="2.103cm" svg:y="7.772cm" svg:viewBox="0 0 35 35" draw:points="0,35 35,35 35,0 0,0">
          <text:p/>
        </draw:polygon>
        <draw:polygon draw:style-name="gr2" draw:text-style-name="P2" draw:layer="layout" svg:width="0.034cm" svg:height="0.034cm" svg:x="2.103cm" svg:y="8.242cm" svg:viewBox="0 0 35 35" draw:points="0,35 35,35 35,0 0,0">
          <text:p/>
        </draw:polygon>
        <draw:polygon draw:style-name="gr2" draw:text-style-name="P2" draw:layer="layout" svg:width="0.034cm" svg:height="0.034cm" svg:x="2.103cm" svg:y="8.242cm" svg:viewBox="0 0 35 35" draw:points="0,35 35,35 35,0 0,0">
          <text:p/>
        </draw:polygon>
        <draw:polygon draw:style-name="gr2" draw:text-style-name="P2" draw:layer="layout" svg:width="0.034cm" svg:height="0.033cm" svg:x="2.103cm" svg:y="8.31cm" svg:viewBox="0 0 35 34" draw:points="0,34 35,34 35,0 0,0">
          <text:p/>
        </draw:polygon>
        <draw:polygon draw:style-name="gr2" draw:text-style-name="P2" draw:layer="layout" svg:width="0.034cm" svg:height="0.033cm" svg:x="6.582cm" svg:y="8.31cm" svg:viewBox="0 0 35 34" draw:points="0,34 35,34 35,0 0,0">
          <text:p/>
        </draw:polygon>
        <draw:polygon draw:style-name="gr2" draw:text-style-name="P2" draw:layer="layout" svg:width="0.034cm" svg:height="0.034cm" svg:x="6.582cm" svg:y="8.242cm" svg:viewBox="0 0 35 35" draw:points="0,35 35,35 35,0 0,0">
          <text:p/>
        </draw:polygon>
        <draw:polygon draw:style-name="gr2" draw:text-style-name="P2" draw:layer="layout" svg:width="0.034cm" svg:height="0.436cm" svg:x="6.582cm" svg:y="7.268cm" svg:viewBox="0 0 35 437" draw:points="0,437 35,437 35,0 0,0">
          <text:p/>
        </draw:polygon>
        <draw:polygon draw:style-name="gr2" draw:text-style-name="P2" draw:layer="layout" svg:width="0.034cm" svg:height="0.436cm" svg:x="6.65cm" svg:y="7.268cm" svg:viewBox="0 0 35 437" draw:points="0,437 35,437 35,0 0,0">
          <text:p/>
        </draw:polygon>
        <draw:polygon draw:style-name="gr2" draw:text-style-name="P2" draw:layer="layout" svg:width="0.034cm" svg:height="0.034cm" svg:x="6.582cm" svg:y="7.772cm" svg:viewBox="0 0 35 35" draw:points="0,35 35,35 35,0 0,0">
          <text:p/>
        </draw:polygon>
        <draw:polygon draw:style-name="gr2" draw:text-style-name="P2" draw:layer="layout" svg:width="0.034cm" svg:height="0.034cm" svg:x="6.65cm" svg:y="7.772cm" svg:viewBox="0 0 35 35" draw:points="0,35 35,35 35,0 0,0">
          <text:p/>
        </draw:polygon>
        <draw:polygon draw:style-name="gr2" draw:text-style-name="P2" draw:layer="layout" svg:width="0.034cm" svg:height="0.034cm" svg:x="6.65cm" svg:y="8.242cm" svg:viewBox="0 0 35 35" draw:points="0,35 35,35 35,0 0,0">
          <text:p/>
        </draw:polygon>
        <draw:polygon draw:style-name="gr2" draw:text-style-name="P2" draw:layer="layout" svg:width="4.479cm" svg:height="0.034cm" svg:x="2.137cm" svg:y="8.242cm" svg:viewBox="0 0 4480 35" draw:points="0,35 4480,35 4480,0 0,0">
          <text:p/>
        </draw:polygon>
        <draw:polygon draw:style-name="gr2" draw:text-style-name="P2" draw:layer="layout" svg:width="4.445cm" svg:height="0.033cm" svg:x="2.137cm" svg:y="8.31cm" svg:viewBox="0 0 4446 34" draw:points="0,34 4446,34 4446,0 0,0">
          <text:p/>
        </draw:polygon>
        <draw:polygon draw:style-name="gr2" draw:text-style-name="P2" draw:layer="layout" svg:width="0.034cm" svg:height="0.034cm" svg:x="6.65cm" svg:y="8.242cm" svg:viewBox="0 0 35 35" draw:points="0,35 35,35 35,0 0,0">
          <text:p/>
        </draw:polygon>
        <draw:polygon draw:style-name="gr2" draw:text-style-name="P2" draw:layer="layout" svg:width="0.034cm" svg:height="0.033cm" svg:x="6.65cm" svg:y="8.31cm" svg:viewBox="0 0 35 34" draw:points="0,34 35,34 35,0 0,0">
          <text:p/>
        </draw:polygon>
        <draw:polygon draw:style-name="gr2" draw:text-style-name="P2" draw:layer="layout" svg:width="0.034cm" svg:height="0.033cm" svg:x="8.487cm" svg:y="8.31cm" svg:viewBox="0 0 35 34" draw:points="0,34 35,34 35,0 0,0">
          <text:p/>
        </draw:polygon>
        <draw:polygon draw:style-name="gr2" draw:text-style-name="P2" draw:layer="layout" svg:width="0.034cm" svg:height="0.034cm" svg:x="8.487cm" svg:y="8.242cm" svg:viewBox="0 0 35 35" draw:points="0,35 35,35 35,0 0,0">
          <text:p/>
        </draw:polygon>
        <draw:polygon draw:style-name="gr2" draw:text-style-name="P2" draw:layer="layout" svg:width="0.034cm" svg:height="0.436cm" svg:x="8.487cm" svg:y="7.268cm" svg:viewBox="0 0 35 437" draw:points="0,437 35,437 35,0 0,0">
          <text:p/>
        </draw:polygon>
        <draw:polygon draw:style-name="gr2" draw:text-style-name="P2" draw:layer="layout" svg:width="0.034cm" svg:height="0.436cm" svg:x="8.555cm" svg:y="7.268cm" svg:viewBox="0 0 35 437" draw:points="0,437 35,437 35,0 0,0">
          <text:p/>
        </draw:polygon>
        <draw:polygon draw:style-name="gr2" draw:text-style-name="P2" draw:layer="layout" svg:width="0.034cm" svg:height="0.034cm" svg:x="8.487cm" svg:y="7.772cm" svg:viewBox="0 0 35 35" draw:points="0,35 35,35 35,0 0,0">
          <text:p/>
        </draw:polygon>
        <draw:polygon draw:style-name="gr2" draw:text-style-name="P2" draw:layer="layout" svg:width="0.034cm" svg:height="0.034cm" svg:x="8.555cm" svg:y="7.772cm" svg:viewBox="0 0 35 35" draw:points="0,35 35,35 35,0 0,0">
          <text:p/>
        </draw:polygon>
        <draw:polygon draw:style-name="gr2" draw:text-style-name="P2" draw:layer="layout" svg:width="0.034cm" svg:height="0.034cm" svg:x="8.555cm" svg:y="8.242cm" svg:viewBox="0 0 35 35" draw:points="0,35 35,35 35,0 0,0">
          <text:p/>
        </draw:polygon>
        <draw:polygon draw:style-name="gr2" draw:text-style-name="P2" draw:layer="layout" svg:width="1.837cm" svg:height="0.034cm" svg:x="6.684cm" svg:y="8.242cm" svg:viewBox="0 0 1838 35" draw:points="0,35 1838,35 1838,0 0,0">
          <text:p/>
        </draw:polygon>
        <draw:polygon draw:style-name="gr2" draw:text-style-name="P2" draw:layer="layout" svg:width="1.803cm" svg:height="0.033cm" svg:x="6.684cm" svg:y="8.31cm" svg:viewBox="0 0 1804 34" draw:points="0,34 1804,34 1804,0 0,0">
          <text:p/>
        </draw:polygon>
        <draw:polygon draw:style-name="gr2" draw:text-style-name="P2" draw:layer="layout" svg:width="0.034cm" svg:height="0.034cm" svg:x="8.555cm" svg:y="8.242cm" svg:viewBox="0 0 35 35" draw:points="0,35 35,35 35,0 0,0">
          <text:p/>
        </draw:polygon>
        <draw:polygon draw:style-name="gr2" draw:text-style-name="P2" draw:layer="layout" svg:width="0.034cm" svg:height="0.033cm" svg:x="8.555cm" svg:y="8.31cm" svg:viewBox="0 0 35 34" draw:points="0,34 35,34 35,0 0,0">
          <text:p/>
        </draw:polygon>
        <draw:polygon draw:style-name="gr2" draw:text-style-name="P2" draw:layer="layout" svg:width="0.033cm" svg:height="0.436cm" svg:x="18.851cm" svg:y="7.268cm" svg:viewBox="0 0 34 437" draw:points="0,437 34,437 34,0 0,0">
          <text:p/>
        </draw:polygon>
        <draw:polygon draw:style-name="gr2" draw:text-style-name="P2" draw:layer="layout" svg:width="0.034cm" svg:height="0.436cm" svg:x="18.918cm" svg:y="7.268cm" svg:viewBox="0 0 35 437" draw:points="0,437 35,437 35,0 0,0">
          <text:p/>
        </draw:polygon>
        <draw:polygon draw:style-name="gr2" draw:text-style-name="P2" draw:layer="layout" svg:width="0.033cm" svg:height="0.034cm" svg:x="18.851cm" svg:y="7.772cm" svg:viewBox="0 0 34 35" draw:points="0,35 34,35 34,0 0,0">
          <text:p/>
        </draw:polygon>
        <draw:polygon draw:style-name="gr2" draw:text-style-name="P2" draw:layer="layout" svg:width="0.034cm" svg:height="0.102cm" svg:x="18.918cm" svg:y="7.704cm" svg:viewBox="0 0 35 103" draw:points="0,103 35,103 35,0 0,0">
          <text:p/>
        </draw:polygon>
        <draw:polygon draw:style-name="gr2" draw:text-style-name="P2" draw:layer="layout" svg:width="0.033cm" svg:height="0.034cm" svg:x="18.851cm" svg:y="8.242cm" svg:viewBox="0 0 34 35" draw:points="0,35 34,35 34,0 0,0">
          <text:p/>
        </draw:polygon>
        <draw:polygon draw:style-name="gr2" draw:text-style-name="P2" draw:layer="layout" svg:width="0.034cm" svg:height="0.436cm" svg:x="2.036cm" svg:y="7.806cm" svg:viewBox="0 0 35 437" draw:points="0,437 35,437 35,0 0,0">
          <text:p/>
        </draw:polygon>
        <draw:polygon draw:style-name="gr2" draw:text-style-name="P2" draw:layer="layout" svg:width="0.034cm" svg:height="0.436cm" svg:x="2.103cm" svg:y="7.806cm" svg:viewBox="0 0 35 437" draw:points="0,437 35,437 35,0 0,0">
          <text:p/>
        </draw:polygon>
        <draw:polygon draw:style-name="gr2" draw:text-style-name="P2" draw:layer="layout" svg:width="0.034cm" svg:height="0.101cm" svg:x="2.036cm" svg:y="8.242cm" svg:viewBox="0 0 35 102" draw:points="0,102 35,102 35,0 0,0">
          <text:p/>
        </draw:polygon>
        <draw:polygon draw:style-name="gr2" draw:text-style-name="P2" draw:layer="layout" svg:width="0.034cm" svg:height="0.033cm" svg:x="2.103cm" svg:y="8.31cm" svg:viewBox="0 0 35 34" draw:points="0,34 35,34 35,0 0,0">
          <text:p/>
        </draw:polygon>
        <draw:polygon draw:style-name="gr2" draw:text-style-name="P2" draw:layer="layout" svg:width="0.034cm" svg:height="0.034cm" svg:x="2.103cm" svg:y="8.779cm" svg:viewBox="0 0 35 35" draw:points="0,35 35,35 35,0 0,0">
          <text:p/>
        </draw:polygon>
        <draw:polygon draw:style-name="gr2" draw:text-style-name="P2" draw:layer="layout" svg:width="0.101cm" svg:height="0.034cm" svg:x="2.036cm" svg:y="8.847cm" svg:viewBox="0 0 102 35" draw:points="0,35 102,35 102,0 0,0">
          <text:p/>
        </draw:polygon>
        <draw:polygon draw:style-name="gr2" draw:text-style-name="P2" draw:layer="layout" svg:width="0.034cm" svg:height="0.034cm" svg:x="6.582cm" svg:y="8.779cm" svg:viewBox="0 0 35 35" draw:points="0,35 35,35 35,0 0,0">
          <text:p/>
        </draw:polygon>
        <draw:polygon draw:style-name="gr2" draw:text-style-name="P2" draw:layer="layout" svg:width="0.034cm" svg:height="0.436cm" svg:x="6.582cm" svg:y="7.806cm" svg:viewBox="0 0 35 437" draw:points="0,437 35,437 35,0 0,0">
          <text:p/>
        </draw:polygon>
        <draw:polygon draw:style-name="gr2" draw:text-style-name="P2" draw:layer="layout" svg:width="0.034cm" svg:height="0.436cm" svg:x="6.65cm" svg:y="7.806cm" svg:viewBox="0 0 35 437" draw:points="0,437 35,437 35,0 0,0">
          <text:p/>
        </draw:polygon>
        <draw:polygon draw:style-name="gr2" draw:text-style-name="P2" draw:layer="layout" svg:width="0.034cm" svg:height="0.033cm" svg:x="6.582cm" svg:y="8.31cm" svg:viewBox="0 0 35 34" draw:points="0,34 35,34 35,0 0,0">
          <text:p/>
        </draw:polygon>
        <draw:polygon draw:style-name="gr2" draw:text-style-name="P2" draw:layer="layout" svg:width="0.034cm" svg:height="0.033cm" svg:x="6.65cm" svg:y="8.31cm" svg:viewBox="0 0 35 34" draw:points="0,34 35,34 35,0 0,0">
          <text:p/>
        </draw:polygon>
        <draw:polygon draw:style-name="gr2" draw:text-style-name="P2" draw:layer="layout" svg:width="4.445cm" svg:height="0.034cm" svg:x="2.137cm" svg:y="8.779cm" svg:viewBox="0 0 4446 35" draw:points="0,35 4446,35 4446,0 0,0">
          <text:p/>
        </draw:polygon>
        <draw:polygon draw:style-name="gr2" draw:text-style-name="P2" draw:layer="layout" svg:width="4.445cm" svg:height="0.034cm" svg:x="2.137cm" svg:y="8.847cm" svg:viewBox="0 0 4446 35" draw:points="0,35 4446,35 4446,0 0,0">
          <text:p/>
        </draw:polygon>
        <draw:polygon draw:style-name="gr2" draw:text-style-name="P2" draw:layer="layout" svg:width="0.034cm" svg:height="0.034cm" svg:x="6.65cm" svg:y="8.779cm" svg:viewBox="0 0 35 35" draw:points="0,35 35,35 35,0 0,0">
          <text:p/>
        </draw:polygon>
        <draw:polygon draw:style-name="gr2" draw:text-style-name="P2" draw:layer="layout" svg:width="0.102cm" svg:height="0.034cm" svg:x="6.582cm" svg:y="8.847cm" svg:viewBox="0 0 103 35" draw:points="0,35 103,35 103,0 0,0">
          <text:p/>
        </draw:polygon>
        <draw:polygon draw:style-name="gr2" draw:text-style-name="P2" draw:layer="layout" svg:width="0.034cm" svg:height="0.034cm" svg:x="8.487cm" svg:y="8.779cm" svg:viewBox="0 0 35 35" draw:points="0,35 35,35 35,0 0,0">
          <text:p/>
        </draw:polygon>
        <draw:polygon draw:style-name="gr2" draw:text-style-name="P2" draw:layer="layout" svg:width="0.034cm" svg:height="0.436cm" svg:x="8.487cm" svg:y="7.806cm" svg:viewBox="0 0 35 437" draw:points="0,437 35,437 35,0 0,0">
          <text:p/>
        </draw:polygon>
        <draw:polygon draw:style-name="gr2" draw:text-style-name="P2" draw:layer="layout" svg:width="0.034cm" svg:height="0.436cm" svg:x="8.555cm" svg:y="7.806cm" svg:viewBox="0 0 35 437" draw:points="0,437 35,437 35,0 0,0">
          <text:p/>
        </draw:polygon>
        <draw:polygon draw:style-name="gr2" draw:text-style-name="P2" draw:layer="layout" svg:width="0.034cm" svg:height="0.033cm" svg:x="8.487cm" svg:y="8.31cm" svg:viewBox="0 0 35 34" draw:points="0,34 35,34 35,0 0,0">
          <text:p/>
        </draw:polygon>
        <draw:polygon draw:style-name="gr2" draw:text-style-name="P2" draw:layer="layout" svg:width="0.034cm" svg:height="0.033cm" svg:x="8.555cm" svg:y="8.31cm" svg:viewBox="0 0 35 34" draw:points="0,34 35,34 35,0 0,0">
          <text:p/>
        </draw:polygon>
        <draw:polygon draw:style-name="gr2" draw:text-style-name="P2" draw:layer="layout" svg:width="1.803cm" svg:height="0.034cm" svg:x="6.684cm" svg:y="8.779cm" svg:viewBox="0 0 1804 35" draw:points="0,35 1804,35 1804,0 0,0">
          <text:p/>
        </draw:polygon>
        <draw:polygon draw:style-name="gr2" draw:text-style-name="P2" draw:layer="layout" svg:width="1.803cm" svg:height="0.034cm" svg:x="6.684cm" svg:y="8.847cm" svg:viewBox="0 0 1804 35" draw:points="0,35 1804,35 1804,0 0,0">
          <text:p/>
        </draw:polygon>
        <draw:polygon draw:style-name="gr2" draw:text-style-name="P2" draw:layer="layout" svg:width="0.034cm" svg:height="0.034cm" svg:x="8.555cm" svg:y="8.779cm" svg:viewBox="0 0 35 35" draw:points="0,35 35,35 35,0 0,0">
          <text:p/>
        </draw:polygon>
        <draw:polygon draw:style-name="gr2" draw:text-style-name="P2" draw:layer="layout" svg:width="0.102cm" svg:height="0.034cm" svg:x="8.487cm" svg:y="8.847cm" svg:viewBox="0 0 103 35" draw:points="0,35 103,35 103,0 0,0">
          <text:p/>
        </draw:polygon>
        <draw:polygon draw:style-name="gr2" draw:text-style-name="P2" draw:layer="layout" svg:width="0.033cm" svg:height="0.436cm" svg:x="18.851cm" svg:y="7.806cm" svg:viewBox="0 0 34 437" draw:points="0,437 34,437 34,0 0,0">
          <text:p/>
        </draw:polygon>
        <draw:polygon draw:style-name="gr2" draw:text-style-name="P2" draw:layer="layout" svg:width="0.034cm" svg:height="0.436cm" svg:x="18.918cm" svg:y="7.806cm" svg:viewBox="0 0 35 437" draw:points="0,437 35,437 35,0 0,0">
          <text:p/>
        </draw:polygon>
        <draw:polygon draw:style-name="gr2" draw:text-style-name="P2" draw:layer="layout" svg:width="0.033cm" svg:height="0.033cm" svg:x="18.851cm" svg:y="8.31cm" svg:viewBox="0 0 34 34" draw:points="0,34 34,34 34,0 0,0">
          <text:p/>
        </draw:polygon>
        <draw:polygon draw:style-name="gr2" draw:text-style-name="P2" draw:layer="layout" svg:width="0.034cm" svg:height="0.101cm" svg:x="18.918cm" svg:y="8.242cm" svg:viewBox="0 0 35 102" draw:points="0,102 35,102 35,0 0,0">
          <text:p/>
        </draw:polygon>
        <draw:polygon draw:style-name="gr2" draw:text-style-name="P2" draw:layer="layout" svg:width="0.034cm" svg:height="0.034cm" svg:x="2.103cm" svg:y="8.779cm" svg:viewBox="0 0 35 35" draw:points="0,35 35,35 35,0 0,0">
          <text:p/>
        </draw:polygon>
        <draw:polygon draw:style-name="gr2" draw:text-style-name="P2" draw:layer="layout" svg:width="0.034cm" svg:height="0.102cm" svg:x="2.036cm" svg:y="8.779cm" svg:viewBox="0 0 35 103" draw:points="0,103 35,103 35,0 0,0">
          <text:p/>
        </draw:polygon>
        <draw:polygon draw:style-name="gr2" draw:text-style-name="P2" draw:layer="layout" svg:width="0.101cm" svg:height="0.034cm" svg:x="2.036cm" svg:y="9.084cm" svg:viewBox="0 0 102 35" draw:points="0,35 102,35 102,0 0,0">
          <text:p/>
        </draw:polygon>
        <draw:polygon draw:style-name="gr2" draw:text-style-name="P2" draw:layer="layout" svg:width="0.034cm" svg:height="0.034cm" svg:x="2.103cm" svg:y="9.152cm" svg:viewBox="0 0 35 35" draw:points="0,35 35,35 35,0 0,0">
          <text:p/>
        </draw:polygon>
        <draw:polygon draw:style-name="gr2" draw:text-style-name="P2" draw:layer="layout" svg:width="0.034cm" svg:height="0.034cm" svg:x="7.217cm" svg:y="9.152cm" svg:viewBox="0 0 35 35" draw:points="0,35 35,35 35,0 0,0">
          <text:p/>
        </draw:polygon>
        <draw:polygon draw:style-name="gr2" draw:text-style-name="P2" draw:layer="layout" svg:width="5.182cm" svg:height="0.034cm" svg:x="2.137cm" svg:y="9.084cm" svg:viewBox="0 0 5183 35" draw:points="0,35 5183,35 5183,0 0,0">
          <text:p/>
        </draw:polygon>
        <draw:polygon draw:style-name="gr2" draw:text-style-name="P2" draw:layer="layout" svg:width="5.08cm" svg:height="0.034cm" svg:x="2.137cm" svg:y="9.152cm" svg:viewBox="0 0 5081 35" draw:points="0,35 5081,35 5081,0 0,0">
          <text:p/>
        </draw:polygon>
        <draw:polygon draw:style-name="gr2" draw:text-style-name="P2" draw:layer="layout" svg:width="0.102cm" svg:height="0.034cm" svg:x="7.852cm" svg:y="9.084cm" svg:viewBox="0 0 103 35" draw:points="0,35 103,35 103,0 0,0">
          <text:p/>
        </draw:polygon>
        <draw:polygon draw:style-name="gr2" draw:text-style-name="P2" draw:layer="layout" svg:width="0.034cm" svg:height="0.034cm" svg:x="7.92cm" svg:y="9.152cm" svg:viewBox="0 0 35 35" draw:points="0,35 35,35 35,0 0,0">
          <text:p/>
        </draw:polygon>
        <draw:polygon draw:style-name="gr2" draw:text-style-name="P2" draw:layer="layout" svg:width="0.034cm" svg:height="0.034cm" svg:x="13.034cm" svg:y="9.152cm" svg:viewBox="0 0 35 35" draw:points="0,35 35,35 35,0 0,0">
          <text:p/>
        </draw:polygon>
        <draw:polygon draw:style-name="gr2" draw:text-style-name="P2" draw:layer="layout" svg:width="5.182cm" svg:height="0.034cm" svg:x="7.954cm" svg:y="9.084cm" svg:viewBox="0 0 5183 35" draw:points="0,35 5183,35 5183,0 0,0">
          <text:p/>
        </draw:polygon>
        <draw:polygon draw:style-name="gr2" draw:text-style-name="P2" draw:layer="layout" svg:width="5.08cm" svg:height="0.034cm" svg:x="7.954cm" svg:y="9.152cm" svg:viewBox="0 0 5081 35" draw:points="0,35 5081,35 5081,0 0,0">
          <text:p/>
        </draw:polygon>
        <draw:polygon draw:style-name="gr2" draw:text-style-name="P2" draw:layer="layout" svg:width="0.102cm" svg:height="0.034cm" svg:x="13.669cm" svg:y="9.084cm" svg:viewBox="0 0 103 35" draw:points="0,35 103,35 103,0 0,0">
          <text:p/>
        </draw:polygon>
        <draw:polygon draw:style-name="gr2" draw:text-style-name="P2" draw:layer="layout" svg:width="0.034cm" svg:height="0.034cm" svg:x="13.737cm" svg:y="9.152cm" svg:viewBox="0 0 35 35" draw:points="0,35 35,35 35,0 0,0">
          <text:p/>
        </draw:polygon>
        <draw:polygon draw:style-name="gr2" draw:text-style-name="P2" draw:layer="layout" svg:width="0.034cm" svg:height="0.102cm" svg:x="18.918cm" svg:y="8.779cm" svg:viewBox="0 0 35 103" draw:points="0,103 35,103 35,0 0,0">
          <text:p/>
        </draw:polygon>
        <draw:polygon draw:style-name="gr2" draw:text-style-name="P2" draw:layer="layout" svg:width="0.033cm" svg:height="0.034cm" svg:x="18.851cm" svg:y="8.779cm" svg:viewBox="0 0 34 35" draw:points="0,35 34,35 34,0 0,0">
          <text:p/>
        </draw:polygon>
        <draw:polygon draw:style-name="gr2" draw:text-style-name="P2" draw:layer="layout" svg:width="0.034cm" svg:height="0.436cm" svg:x="2.036cm" svg:y="8.343cm" svg:viewBox="0 0 35 437" draw:points="0,437 35,437 35,0 0,0">
          <text:p/>
        </draw:polygon>
        <draw:polygon draw:style-name="gr2" draw:text-style-name="P2" draw:layer="layout" svg:width="0.034cm" svg:height="0.436cm" svg:x="2.103cm" svg:y="8.343cm" svg:viewBox="0 0 35 437" draw:points="0,437 35,437 35,0 0,0">
          <text:p/>
        </draw:polygon>
        <draw:polygon draw:style-name="gr2" draw:text-style-name="P2" draw:layer="layout" svg:width="0.034cm" svg:height="0.974cm" svg:x="2.671cm" svg:y="5.35cm" svg:viewBox="0 0 35 975" draw:points="0,975 35,975 35,0 0,0">
          <text:p/>
        </draw:polygon>
        <draw:polygon draw:style-name="gr2" draw:text-style-name="P2" draw:layer="layout" svg:width="0.034cm" svg:height="0.974cm" svg:x="2.738cm" svg:y="5.35cm" svg:viewBox="0 0 35 975" draw:points="0,975 35,975 35,0 0,0">
          <text:p/>
        </draw:polygon>
        <draw:polygon draw:style-name="gr2" draw:text-style-name="P2" draw:layer="layout" svg:width="0.033cm" svg:height="0.469cm" svg:x="3.34cm" svg:y="3.937cm" svg:viewBox="0 0 34 470" draw:points="0,470 34,470 34,0 0,0">
          <text:p/>
        </draw:polygon>
        <draw:polygon draw:style-name="gr2" draw:text-style-name="P2" draw:layer="layout" svg:width="1.27cm" svg:height="0.034cm" svg:x="2.738cm" svg:y="9.63cm" svg:viewBox="0 0 1271 35" draw:points="0,35 1271,35 1271,0 0,0">
          <text:p/>
        </draw:polygon>
        <draw:polygon draw:style-name="gr2" draw:text-style-name="P2" draw:layer="layout" svg:width="0.635cm" svg:height="0.034cm" svg:x="4.254cm" svg:y="9.63cm" svg:viewBox="0 0 636 35" draw:points="0,35 636,35 636,0 0,0">
          <text:p/>
        </draw:polygon>
        <draw:polygon draw:style-name="gr2" draw:text-style-name="P2" draw:layer="layout" svg:width="0.635cm" svg:height="0.034cm" svg:x="5.135cm" svg:y="9.63cm" svg:viewBox="0 0 636 35" draw:points="0,35 636,35 636,0 0,0">
          <text:p/>
        </draw:polygon>
        <draw:polygon draw:style-name="gr2" draw:text-style-name="P2" draw:layer="layout" svg:width="0.034cm" svg:height="0.436cm" svg:x="6.582cm" svg:y="8.343cm" svg:viewBox="0 0 35 437" draw:points="0,437 35,437 35,0 0,0">
          <text:p/>
        </draw:polygon>
        <draw:polygon draw:style-name="gr2" draw:text-style-name="P2" draw:layer="layout" svg:width="0.034cm" svg:height="0.436cm" svg:x="6.65cm" svg:y="8.343cm" svg:viewBox="0 0 35 437" draw:points="0,437 35,437 35,0 0,0">
          <text:p/>
        </draw:polygon>
        <draw:polygon draw:style-name="gr2" draw:text-style-name="P2" draw:layer="layout" svg:width="0.635cm" svg:height="0.034cm" svg:x="6.015cm" svg:y="9.63cm" svg:viewBox="0 0 636 35" draw:points="0,35 636,35 636,0 0,0">
          <text:p/>
        </draw:polygon>
        <draw:polygon draw:style-name="gr2" draw:text-style-name="P2" draw:layer="layout" svg:width="0.034cm" svg:height="0.436cm" svg:x="8.487cm" svg:y="8.343cm" svg:viewBox="0 0 35 437" draw:points="0,437 35,437 35,0 0,0">
          <text:p/>
        </draw:polygon>
        <draw:polygon draw:style-name="gr2" draw:text-style-name="P2" draw:layer="layout" svg:width="0.034cm" svg:height="0.436cm" svg:x="8.555cm" svg:y="8.343cm" svg:viewBox="0 0 35 437" draw:points="0,437 35,437 35,0 0,0">
          <text:p/>
        </draw:polygon>
        <draw:polygon draw:style-name="gr2" draw:text-style-name="P2" draw:layer="layout" svg:width="1.27cm" svg:height="0.034cm" svg:x="8.555cm" svg:y="9.63cm" svg:viewBox="0 0 1271 35" draw:points="0,35 1271,35 1271,0 0,0">
          <text:p/>
        </draw:polygon>
        <draw:polygon draw:style-name="gr2" draw:text-style-name="P2" draw:layer="layout" svg:width="0.034cm" svg:height="2.049cm" svg:x="10.003cm" svg:y="2.357cm" svg:viewBox="0 0 35 2050" draw:points="0,2050 35,2050 35,0 0,0">
          <text:p/>
        </draw:polygon>
        <draw:polygon draw:style-name="gr2" draw:text-style-name="P2" draw:layer="layout" svg:width="0.033cm" svg:height="2.049cm" svg:x="10.071cm" svg:y="2.357cm" svg:viewBox="0 0 34 2050" draw:points="0,2050 34,2050 34,0 0,0">
          <text:p/>
        </draw:polygon>
        <draw:polygon draw:style-name="gr2" draw:text-style-name="P2" draw:layer="layout" svg:width="0.034cm" svg:height="0.974cm" svg:x="10.638cm" svg:y="2.357cm" svg:viewBox="0 0 35 975" draw:points="0,975 35,975 35,0 0,0">
          <text:p/>
        </draw:polygon>
        <draw:polygon draw:style-name="gr2" draw:text-style-name="P2" draw:layer="layout" svg:width="0.033cm" svg:height="0.974cm" svg:x="10.706cm" svg:y="2.357cm" svg:viewBox="0 0 34 975" draw:points="0,975 34,975 34,0 0,0">
          <text:p/>
        </draw:polygon>
        <draw:polygon draw:style-name="gr2" draw:text-style-name="P2" draw:layer="layout" svg:width="0.635cm" svg:height="0.034cm" svg:x="10.071cm" svg:y="9.63cm" svg:viewBox="0 0 636 35" draw:points="0,35 636,35 636,0 0,0">
          <text:p/>
        </draw:polygon>
        <draw:polygon draw:style-name="gr2" draw:text-style-name="P2" draw:layer="layout" svg:width="0.034cm" svg:height="0.974cm" svg:x="10.883cm" svg:y="5.35cm" svg:viewBox="0 0 35 975" draw:points="0,975 35,975 35,0 0,0">
          <text:p/>
        </draw:polygon>
        <draw:polygon draw:style-name="gr2" draw:text-style-name="P2" draw:layer="layout" svg:width="0.034cm" svg:height="0.974cm" svg:x="10.951cm" svg:y="5.35cm" svg:viewBox="0 0 35 975" draw:points="0,975 35,975 35,0 0,0">
          <text:p/>
        </draw:polygon>
        <draw:polygon draw:style-name="gr2" draw:text-style-name="P2" draw:layer="layout" svg:width="0.635cm" svg:height="0.034cm" svg:x="10.951cm" svg:y="9.63cm" svg:viewBox="0 0 636 35" draw:points="0,35 636,35 636,0 0,0">
          <text:p/>
        </draw:polygon>
        <draw:polygon draw:style-name="gr2" draw:text-style-name="P2" draw:layer="layout" svg:width="0.635cm" svg:height="0.034cm" svg:x="11.832cm" svg:y="9.63cm" svg:viewBox="0 0 636 35" draw:points="0,35 636,35 636,0 0,0">
          <text:p/>
        </draw:polygon>
        <draw:polygon draw:style-name="gr2" draw:text-style-name="P2" draw:layer="layout" svg:width="1.27cm" svg:height="0.034cm" svg:x="14.372cm" svg:y="9.63cm" svg:viewBox="0 0 1271 35" draw:points="0,35 1271,35 1271,0 0,0">
          <text:p/>
        </draw:polygon>
        <draw:polygon draw:style-name="gr2" draw:text-style-name="P2" draw:layer="layout" svg:width="0.635cm" svg:height="0.034cm" svg:x="15.887cm" svg:y="9.63cm" svg:viewBox="0 0 636 35" draw:points="0,35 636,35 636,0 0,0">
          <text:p/>
        </draw:polygon>
        <draw:polygon draw:style-name="gr2" draw:text-style-name="P2" draw:layer="layout" svg:width="0.635cm" svg:height="0.034cm" svg:x="16.768cm" svg:y="9.63cm" svg:viewBox="0 0 636 35" draw:points="0,35 636,35 636,0 0,0">
          <text:p/>
        </draw:polygon>
        <draw:polygon draw:style-name="gr2" draw:text-style-name="P2" draw:layer="layout" svg:width="0.034cm" svg:height="1.211cm" svg:x="17.614cm" svg:y="0.774cm" svg:viewBox="0 0 35 1212" draw:points="0,1212 35,1212 35,0 0,0">
          <text:p/>
        </draw:polygon>
        <draw:polygon draw:style-name="gr2" draw:text-style-name="P2" draw:layer="layout" svg:width="0.033cm" svg:height="0.436cm" svg:x="18.851cm" svg:y="8.343cm" svg:viewBox="0 0 34 437" draw:points="0,437 34,437 34,0 0,0">
          <text:p/>
        </draw:polygon>
        <draw:polygon draw:style-name="gr2" draw:text-style-name="P2" draw:layer="layout" svg:width="0.034cm" svg:height="0.436cm" svg:x="18.918cm" svg:y="8.343cm" svg:viewBox="0 0 35 437" draw:points="0,437 35,437 35,0 0,0">
          <text:p/>
        </draw:polygon>
        <draw:polygon draw:style-name="gr2" draw:text-style-name="P2" draw:layer="layout" svg:width="1.27cm" svg:height="0.033cm" svg:x="2.738cm" svg:y="10.143cm" svg:viewBox="0 0 1271 34" draw:points="0,34 1271,34 1271,0 0,0">
          <text:p/>
        </draw:polygon>
        <draw:polygon draw:style-name="gr2" draw:text-style-name="P2" draw:layer="layout" svg:width="0.635cm" svg:height="0.033cm" svg:x="4.254cm" svg:y="10.143cm" svg:viewBox="0 0 636 34" draw:points="0,34 636,34 636,0 0,0">
          <text:p/>
        </draw:polygon>
        <draw:polygon draw:style-name="gr2" draw:text-style-name="P2" draw:layer="layout" svg:width="0.635cm" svg:height="0.033cm" svg:x="5.135cm" svg:y="10.143cm" svg:viewBox="0 0 636 34" draw:points="0,34 636,34 636,0 0,0">
          <text:p/>
        </draw:polygon>
        <draw:polygon draw:style-name="gr2" draw:text-style-name="P2" draw:layer="layout" svg:width="0.635cm" svg:height="0.033cm" svg:x="6.015cm" svg:y="10.143cm" svg:viewBox="0 0 636 34" draw:points="0,34 636,34 636,0 0,0">
          <text:p/>
        </draw:polygon>
        <draw:polygon draw:style-name="gr2" draw:text-style-name="P2" draw:layer="layout" svg:width="1.27cm" svg:height="0.033cm" svg:x="8.555cm" svg:y="10.143cm" svg:viewBox="0 0 1271 34" draw:points="0,34 1271,34 1271,0 0,0">
          <text:p/>
        </draw:polygon>
        <draw:polygon draw:style-name="gr2" draw:text-style-name="P2" draw:layer="layout" svg:width="0.635cm" svg:height="0.033cm" svg:x="10.071cm" svg:y="10.143cm" svg:viewBox="0 0 636 34" draw:points="0,34 636,34 636,0 0,0">
          <text:p/>
        </draw:polygon>
        <draw:polygon draw:style-name="gr2" draw:text-style-name="P2" draw:layer="layout" svg:width="0.635cm" svg:height="0.033cm" svg:x="10.951cm" svg:y="10.143cm" svg:viewBox="0 0 636 34" draw:points="0,34 636,34 636,0 0,0">
          <text:p/>
        </draw:polygon>
        <draw:polygon draw:style-name="gr2" draw:text-style-name="P2" draw:layer="layout" svg:width="0.635cm" svg:height="0.033cm" svg:x="11.832cm" svg:y="10.143cm" svg:viewBox="0 0 636 34" draw:points="0,34 636,34 636,0 0,0">
          <text:p/>
        </draw:polygon>
        <draw:polygon draw:style-name="gr2" draw:text-style-name="P2" draw:layer="layout" svg:width="1.27cm" svg:height="0.033cm" svg:x="14.372cm" svg:y="10.143cm" svg:viewBox="0 0 1271 34" draw:points="0,34 1271,34 1271,0 0,0">
          <text:p/>
        </draw:polygon>
        <draw:polygon draw:style-name="gr2" draw:text-style-name="P2" draw:layer="layout" svg:width="0.635cm" svg:height="0.033cm" svg:x="15.887cm" svg:y="10.143cm" svg:viewBox="0 0 636 34" draw:points="0,34 636,34 636,0 0,0">
          <text:p/>
        </draw:polygon>
        <draw:polygon draw:style-name="gr2" draw:text-style-name="P2" draw:layer="layout" svg:width="0.635cm" svg:height="0.033cm" svg:x="16.768cm" svg:y="10.143cm" svg:viewBox="0 0 636 34" draw:points="0,34 636,34 636,0 0,0">
          <text:p/>
        </draw:polygon>
        <draw:polygon draw:style-name="gr2" draw:text-style-name="P2" draw:layer="layout" svg:width="1.27cm" svg:height="0.034cm" svg:x="2.738cm" svg:y="10.655cm" svg:viewBox="0 0 1271 35" draw:points="0,35 1271,35 1271,0 0,0">
          <text:p/>
        </draw:polygon>
        <draw:polygon draw:style-name="gr2" draw:text-style-name="P2" draw:layer="layout" svg:width="0.635cm" svg:height="0.034cm" svg:x="4.254cm" svg:y="10.655cm" svg:viewBox="0 0 636 35" draw:points="0,35 636,35 636,0 0,0">
          <text:p/>
        </draw:polygon>
        <draw:polygon draw:style-name="gr2" draw:text-style-name="P2" draw:layer="layout" svg:width="0.635cm" svg:height="0.034cm" svg:x="5.135cm" svg:y="10.655cm" svg:viewBox="0 0 636 35" draw:points="0,35 636,35 636,0 0,0">
          <text:p/>
        </draw:polygon>
        <draw:polygon draw:style-name="gr2" draw:text-style-name="P2" draw:layer="layout" svg:width="0.635cm" svg:height="0.034cm" svg:x="6.015cm" svg:y="10.655cm" svg:viewBox="0 0 636 35" draw:points="0,35 636,35 636,0 0,0">
          <text:p/>
        </draw:polygon>
        <draw:polygon draw:style-name="gr2" draw:text-style-name="P2" draw:layer="layout" svg:width="1.27cm" svg:height="0.034cm" svg:x="8.555cm" svg:y="10.655cm" svg:viewBox="0 0 1271 35" draw:points="0,35 1271,35 1271,0 0,0">
          <text:p/>
        </draw:polygon>
        <draw:polygon draw:style-name="gr2" draw:text-style-name="P2" draw:layer="layout" svg:width="0.635cm" svg:height="0.034cm" svg:x="10.071cm" svg:y="10.655cm" svg:viewBox="0 0 636 35" draw:points="0,35 636,35 636,0 0,0">
          <text:p/>
        </draw:polygon>
        <draw:polygon draw:style-name="gr2" draw:text-style-name="P2" draw:layer="layout" svg:width="0.635cm" svg:height="0.034cm" svg:x="10.951cm" svg:y="10.655cm" svg:viewBox="0 0 636 35" draw:points="0,35 636,35 636,0 0,0">
          <text:p/>
        </draw:polygon>
        <draw:polygon draw:style-name="gr2" draw:text-style-name="P2" draw:layer="layout" svg:width="0.635cm" svg:height="0.034cm" svg:x="11.832cm" svg:y="10.655cm" svg:viewBox="0 0 636 35" draw:points="0,35 636,35 636,0 0,0">
          <text:p/>
        </draw:polygon>
        <draw:polygon draw:style-name="gr2" draw:text-style-name="P2" draw:layer="layout" svg:width="1.27cm" svg:height="0.034cm" svg:x="14.372cm" svg:y="10.655cm" svg:viewBox="0 0 1271 35" draw:points="0,35 1271,35 1271,0 0,0">
          <text:p/>
        </draw:polygon>
        <draw:polygon draw:style-name="gr2" draw:text-style-name="P2" draw:layer="layout" svg:width="0.635cm" svg:height="0.034cm" svg:x="15.887cm" svg:y="10.655cm" svg:viewBox="0 0 636 35" draw:points="0,35 636,35 636,0 0,0">
          <text:p/>
        </draw:polygon>
        <draw:polygon draw:style-name="gr2" draw:text-style-name="P2" draw:layer="layout" svg:width="0.635cm" svg:height="0.034cm" svg:x="16.768cm" svg:y="10.655cm" svg:viewBox="0 0 636 35" draw:points="0,35 636,35 636,0 0,0">
          <text:p/>
        </draw:polygon>
        <draw:polygon draw:style-name="gr2" draw:text-style-name="P2" draw:layer="layout" svg:width="1.27cm" svg:height="0.034cm" svg:x="2.738cm" svg:y="11.167cm" svg:viewBox="0 0 1271 35" draw:points="0,35 1271,35 1271,0 0,0">
          <text:p/>
        </draw:polygon>
        <draw:polygon draw:style-name="gr2" draw:text-style-name="P2" draw:layer="layout" svg:width="0.635cm" svg:height="0.034cm" svg:x="4.254cm" svg:y="11.167cm" svg:viewBox="0 0 636 35" draw:points="0,35 636,35 636,0 0,0">
          <text:p/>
        </draw:polygon>
        <draw:polygon draw:style-name="gr2" draw:text-style-name="P2" draw:layer="layout" svg:width="0.635cm" svg:height="0.034cm" svg:x="5.135cm" svg:y="11.167cm" svg:viewBox="0 0 636 35" draw:points="0,35 636,35 636,0 0,0">
          <text:p/>
        </draw:polygon>
        <draw:polygon draw:style-name="gr2" draw:text-style-name="P2" draw:layer="layout" svg:width="0.635cm" svg:height="0.034cm" svg:x="6.015cm" svg:y="11.167cm" svg:viewBox="0 0 636 35" draw:points="0,35 636,35 636,0 0,0">
          <text:p/>
        </draw:polygon>
        <draw:polygon draw:style-name="gr2" draw:text-style-name="P2" draw:layer="layout" svg:width="1.27cm" svg:height="0.034cm" svg:x="8.555cm" svg:y="11.167cm" svg:viewBox="0 0 1271 35" draw:points="0,35 1271,35 1271,0 0,0">
          <text:p/>
        </draw:polygon>
        <draw:polygon draw:style-name="gr2" draw:text-style-name="P2" draw:layer="layout" svg:width="0.635cm" svg:height="0.034cm" svg:x="10.071cm" svg:y="11.167cm" svg:viewBox="0 0 636 35" draw:points="0,35 636,35 636,0 0,0">
          <text:p/>
        </draw:polygon>
        <draw:polygon draw:style-name="gr2" draw:text-style-name="P2" draw:layer="layout" svg:width="0.635cm" svg:height="0.034cm" svg:x="10.951cm" svg:y="11.167cm" svg:viewBox="0 0 636 35" draw:points="0,35 636,35 636,0 0,0">
          <text:p/>
        </draw:polygon>
        <draw:polygon draw:style-name="gr2" draw:text-style-name="P2" draw:layer="layout" svg:width="0.635cm" svg:height="0.034cm" svg:x="11.832cm" svg:y="11.167cm" svg:viewBox="0 0 636 35" draw:points="0,35 636,35 636,0 0,0">
          <text:p/>
        </draw:polygon>
        <draw:polygon draw:style-name="gr2" draw:text-style-name="P2" draw:layer="layout" svg:width="1.27cm" svg:height="0.034cm" svg:x="14.372cm" svg:y="11.167cm" svg:viewBox="0 0 1271 35" draw:points="0,35 1271,35 1271,0 0,0">
          <text:p/>
        </draw:polygon>
        <draw:polygon draw:style-name="gr2" draw:text-style-name="P2" draw:layer="layout" svg:width="0.635cm" svg:height="0.034cm" svg:x="15.887cm" svg:y="11.167cm" svg:viewBox="0 0 636 35" draw:points="0,35 636,35 636,0 0,0">
          <text:p/>
        </draw:polygon>
        <draw:polygon draw:style-name="gr2" draw:text-style-name="P2" draw:layer="layout" svg:width="0.635cm" svg:height="0.034cm" svg:x="16.768cm" svg:y="11.167cm" svg:viewBox="0 0 636 35" draw:points="0,35 636,35 636,0 0,0">
          <text:p/>
        </draw:polygon>
        <draw:polygon draw:style-name="gr2" draw:text-style-name="P2" draw:layer="layout" svg:width="1.27cm" svg:height="0.034cm" svg:x="2.738cm" svg:y="11.679cm" svg:viewBox="0 0 1271 35" draw:points="0,35 1271,35 1271,0 0,0">
          <text:p/>
        </draw:polygon>
        <draw:polygon draw:style-name="gr2" draw:text-style-name="P2" draw:layer="layout" svg:width="0.635cm" svg:height="0.034cm" svg:x="4.254cm" svg:y="11.679cm" svg:viewBox="0 0 636 35" draw:points="0,35 636,35 636,0 0,0">
          <text:p/>
        </draw:polygon>
        <draw:polygon draw:style-name="gr2" draw:text-style-name="P2" draw:layer="layout" svg:width="0.635cm" svg:height="0.034cm" svg:x="5.135cm" svg:y="11.679cm" svg:viewBox="0 0 636 35" draw:points="0,35 636,35 636,0 0,0">
          <text:p/>
        </draw:polygon>
        <draw:polygon draw:style-name="gr2" draw:text-style-name="P2" draw:layer="layout" svg:width="0.635cm" svg:height="0.034cm" svg:x="6.015cm" svg:y="11.679cm" svg:viewBox="0 0 636 35" draw:points="0,35 636,35 636,0 0,0">
          <text:p/>
        </draw:polygon>
        <draw:polygon draw:style-name="gr2" draw:text-style-name="P2" draw:layer="layout" svg:width="1.27cm" svg:height="0.034cm" svg:x="8.555cm" svg:y="11.679cm" svg:viewBox="0 0 1271 35" draw:points="0,35 1271,35 1271,0 0,0">
          <text:p/>
        </draw:polygon>
        <draw:polygon draw:style-name="gr2" draw:text-style-name="P2" draw:layer="layout" svg:width="0.635cm" svg:height="0.034cm" svg:x="10.071cm" svg:y="11.679cm" svg:viewBox="0 0 636 35" draw:points="0,35 636,35 636,0 0,0">
          <text:p/>
        </draw:polygon>
        <draw:polygon draw:style-name="gr2" draw:text-style-name="P2" draw:layer="layout" svg:width="0.635cm" svg:height="0.034cm" svg:x="10.951cm" svg:y="11.679cm" svg:viewBox="0 0 636 35" draw:points="0,35 636,35 636,0 0,0">
          <text:p/>
        </draw:polygon>
        <draw:polygon draw:style-name="gr2" draw:text-style-name="P2" draw:layer="layout" svg:width="0.635cm" svg:height="0.034cm" svg:x="11.832cm" svg:y="11.679cm" svg:viewBox="0 0 636 35" draw:points="0,35 636,35 636,0 0,0">
          <text:p/>
        </draw:polygon>
        <draw:polygon draw:style-name="gr2" draw:text-style-name="P2" draw:layer="layout" svg:width="1.27cm" svg:height="0.034cm" svg:x="14.372cm" svg:y="11.679cm" svg:viewBox="0 0 1271 35" draw:points="0,35 1271,35 1271,0 0,0">
          <text:p/>
        </draw:polygon>
        <draw:polygon draw:style-name="gr2" draw:text-style-name="P2" draw:layer="layout" svg:width="0.635cm" svg:height="0.034cm" svg:x="15.887cm" svg:y="11.679cm" svg:viewBox="0 0 636 35" draw:points="0,35 636,35 636,0 0,0">
          <text:p/>
        </draw:polygon>
        <draw:polygon draw:style-name="gr2" draw:text-style-name="P2" draw:layer="layout" svg:width="0.635cm" svg:height="0.034cm" svg:x="16.768cm" svg:y="11.679cm" svg:viewBox="0 0 636 35" draw:points="0,35 636,35 636,0 0,0">
          <text:p/>
        </draw:polygon>
        <draw:polygon draw:style-name="gr2" draw:text-style-name="P2" draw:layer="layout" svg:width="1.27cm" svg:height="0.034cm" svg:x="2.738cm" svg:y="12.191cm" svg:viewBox="0 0 1271 35" draw:points="0,35 1271,35 1271,0 0,0">
          <text:p/>
        </draw:polygon>
        <draw:polygon draw:style-name="gr2" draw:text-style-name="P2" draw:layer="layout" svg:width="0.635cm" svg:height="0.034cm" svg:x="4.254cm" svg:y="12.191cm" svg:viewBox="0 0 636 35" draw:points="0,35 636,35 636,0 0,0">
          <text:p/>
        </draw:polygon>
        <draw:polygon draw:style-name="gr2" draw:text-style-name="P2" draw:layer="layout" svg:width="0.635cm" svg:height="0.034cm" svg:x="5.135cm" svg:y="12.191cm" svg:viewBox="0 0 636 35" draw:points="0,35 636,35 636,0 0,0">
          <text:p/>
        </draw:polygon>
        <draw:polygon draw:style-name="gr2" draw:text-style-name="P2" draw:layer="layout" svg:width="0.635cm" svg:height="0.034cm" svg:x="6.015cm" svg:y="12.191cm" svg:viewBox="0 0 636 35" draw:points="0,35 636,35 636,0 0,0">
          <text:p/>
        </draw:polygon>
        <draw:polygon draw:style-name="gr2" draw:text-style-name="P2" draw:layer="layout" svg:width="1.27cm" svg:height="0.034cm" svg:x="8.555cm" svg:y="12.191cm" svg:viewBox="0 0 1271 35" draw:points="0,35 1271,35 1271,0 0,0">
          <text:p/>
        </draw:polygon>
        <draw:polygon draw:style-name="gr2" draw:text-style-name="P2" draw:layer="layout" svg:width="0.635cm" svg:height="0.034cm" svg:x="10.071cm" svg:y="12.191cm" svg:viewBox="0 0 636 35" draw:points="0,35 636,35 636,0 0,0">
          <text:p/>
        </draw:polygon>
        <draw:polygon draw:style-name="gr2" draw:text-style-name="P2" draw:layer="layout" svg:width="0.635cm" svg:height="0.034cm" svg:x="10.951cm" svg:y="12.191cm" svg:viewBox="0 0 636 35" draw:points="0,35 636,35 636,0 0,0">
          <text:p/>
        </draw:polygon>
        <draw:polygon draw:style-name="gr2" draw:text-style-name="P2" draw:layer="layout" svg:width="0.635cm" svg:height="0.034cm" svg:x="11.832cm" svg:y="12.191cm" svg:viewBox="0 0 636 35" draw:points="0,35 636,35 636,0 0,0">
          <text:p/>
        </draw:polygon>
        <draw:polygon draw:style-name="gr2" draw:text-style-name="P2" draw:layer="layout" svg:width="1.27cm" svg:height="0.034cm" svg:x="14.372cm" svg:y="12.191cm" svg:viewBox="0 0 1271 35" draw:points="0,35 1271,35 1271,0 0,0">
          <text:p/>
        </draw:polygon>
        <draw:polygon draw:style-name="gr2" draw:text-style-name="P2" draw:layer="layout" svg:width="0.635cm" svg:height="0.034cm" svg:x="15.887cm" svg:y="12.191cm" svg:viewBox="0 0 636 35" draw:points="0,35 636,35 636,0 0,0">
          <text:p/>
        </draw:polygon>
        <draw:polygon draw:style-name="gr2" draw:text-style-name="P2" draw:layer="layout" svg:width="0.635cm" svg:height="0.034cm" svg:x="16.768cm" svg:y="12.191cm" svg:viewBox="0 0 636 35" draw:points="0,35 636,35 636,0 0,0">
          <text:p/>
        </draw:polygon>
        <draw:polygon draw:style-name="gr2" draw:text-style-name="P2" draw:layer="layout" svg:width="1.27cm" svg:height="0.034cm" svg:x="2.738cm" svg:y="12.704cm" svg:viewBox="0 0 1271 35" draw:points="0,35 1271,35 1271,0 0,0">
          <text:p/>
        </draw:polygon>
        <draw:polygon draw:style-name="gr2" draw:text-style-name="P2" draw:layer="layout" svg:width="0.635cm" svg:height="0.034cm" svg:x="4.254cm" svg:y="12.704cm" svg:viewBox="0 0 636 35" draw:points="0,35 636,35 636,0 0,0">
          <text:p/>
        </draw:polygon>
        <draw:polygon draw:style-name="gr2" draw:text-style-name="P2" draw:layer="layout" svg:width="0.635cm" svg:height="0.034cm" svg:x="5.135cm" svg:y="12.704cm" svg:viewBox="0 0 636 35" draw:points="0,35 636,35 636,0 0,0">
          <text:p/>
        </draw:polygon>
        <draw:polygon draw:style-name="gr2" draw:text-style-name="P2" draw:layer="layout" svg:width="0.635cm" svg:height="0.034cm" svg:x="6.015cm" svg:y="12.704cm" svg:viewBox="0 0 636 35" draw:points="0,35 636,35 636,0 0,0">
          <text:p/>
        </draw:polygon>
        <draw:polygon draw:style-name="gr2" draw:text-style-name="P2" draw:layer="layout" svg:width="1.27cm" svg:height="0.034cm" svg:x="8.555cm" svg:y="12.704cm" svg:viewBox="0 0 1271 35" draw:points="0,35 1271,35 1271,0 0,0">
          <text:p/>
        </draw:polygon>
        <draw:polygon draw:style-name="gr2" draw:text-style-name="P2" draw:layer="layout" svg:width="0.635cm" svg:height="0.034cm" svg:x="10.071cm" svg:y="12.704cm" svg:viewBox="0 0 636 35" draw:points="0,35 636,35 636,0 0,0">
          <text:p/>
        </draw:polygon>
        <draw:polygon draw:style-name="gr2" draw:text-style-name="P2" draw:layer="layout" svg:width="0.635cm" svg:height="0.034cm" svg:x="10.951cm" svg:y="12.704cm" svg:viewBox="0 0 636 35" draw:points="0,35 636,35 636,0 0,0">
          <text:p/>
        </draw:polygon>
        <draw:polygon draw:style-name="gr2" draw:text-style-name="P2" draw:layer="layout" svg:width="0.635cm" svg:height="0.034cm" svg:x="11.832cm" svg:y="12.704cm" svg:viewBox="0 0 636 35" draw:points="0,35 636,35 636,0 0,0">
          <text:p/>
        </draw:polygon>
        <draw:polygon draw:style-name="gr2" draw:text-style-name="P2" draw:layer="layout" svg:width="1.27cm" svg:height="0.034cm" svg:x="14.372cm" svg:y="12.704cm" svg:viewBox="0 0 1271 35" draw:points="0,35 1271,35 1271,0 0,0">
          <text:p/>
        </draw:polygon>
        <draw:polygon draw:style-name="gr2" draw:text-style-name="P2" draw:layer="layout" svg:width="0.635cm" svg:height="0.034cm" svg:x="15.887cm" svg:y="12.704cm" svg:viewBox="0 0 636 35" draw:points="0,35 636,35 636,0 0,0">
          <text:p/>
        </draw:polygon>
        <draw:polygon draw:style-name="gr2" draw:text-style-name="P2" draw:layer="layout" svg:width="0.635cm" svg:height="0.034cm" svg:x="16.768cm" svg:y="12.704cm" svg:viewBox="0 0 636 35" draw:points="0,35 636,35 636,0 0,0">
          <text:p/>
        </draw:polygon>
        <draw:polygon draw:style-name="gr2" draw:text-style-name="P2" draw:layer="layout" svg:width="1.27cm" svg:height="0.035cm" svg:x="2.738cm" svg:y="13.216cm" svg:viewBox="0 0 1271 36" draw:points="0,36 1271,36 1271,0 0,0">
          <text:p/>
        </draw:polygon>
        <draw:polygon draw:style-name="gr2" draw:text-style-name="P2" draw:layer="layout" svg:width="0.635cm" svg:height="0.035cm" svg:x="4.254cm" svg:y="13.216cm" svg:viewBox="0 0 636 36" draw:points="0,36 636,36 636,0 0,0">
          <text:p/>
        </draw:polygon>
        <draw:polygon draw:style-name="gr2" draw:text-style-name="P2" draw:layer="layout" svg:width="0.635cm" svg:height="0.035cm" svg:x="5.135cm" svg:y="13.216cm" svg:viewBox="0 0 636 36" draw:points="0,36 636,36 636,0 0,0">
          <text:p/>
        </draw:polygon>
        <draw:polygon draw:style-name="gr2" draw:text-style-name="P2" draw:layer="layout" svg:width="0.635cm" svg:height="0.035cm" svg:x="6.015cm" svg:y="13.216cm" svg:viewBox="0 0 636 36" draw:points="0,36 636,36 636,0 0,0">
          <text:p/>
        </draw:polygon>
        <draw:polygon draw:style-name="gr2" draw:text-style-name="P2" draw:layer="layout" svg:width="1.27cm" svg:height="0.035cm" svg:x="8.555cm" svg:y="13.216cm" svg:viewBox="0 0 1271 36" draw:points="0,36 1271,36 1271,0 0,0">
          <text:p/>
        </draw:polygon>
        <draw:polygon draw:style-name="gr2" draw:text-style-name="P2" draw:layer="layout" svg:width="0.635cm" svg:height="0.035cm" svg:x="10.071cm" svg:y="13.216cm" svg:viewBox="0 0 636 36" draw:points="0,36 636,36 636,0 0,0">
          <text:p/>
        </draw:polygon>
        <draw:polygon draw:style-name="gr2" draw:text-style-name="P2" draw:layer="layout" svg:width="0.635cm" svg:height="0.035cm" svg:x="10.951cm" svg:y="13.216cm" svg:viewBox="0 0 636 36" draw:points="0,36 636,36 636,0 0,0">
          <text:p/>
        </draw:polygon>
        <draw:polygon draw:style-name="gr2" draw:text-style-name="P2" draw:layer="layout" svg:width="0.635cm" svg:height="0.035cm" svg:x="11.832cm" svg:y="13.216cm" svg:viewBox="0 0 636 36" draw:points="0,36 636,36 636,0 0,0">
          <text:p/>
        </draw:polygon>
        <draw:polygon draw:style-name="gr2" draw:text-style-name="P2" draw:layer="layout" svg:width="1.27cm" svg:height="0.035cm" svg:x="14.372cm" svg:y="13.216cm" svg:viewBox="0 0 1271 36" draw:points="0,36 1271,36 1271,0 0,0">
          <text:p/>
        </draw:polygon>
        <draw:polygon draw:style-name="gr2" draw:text-style-name="P2" draw:layer="layout" svg:width="0.635cm" svg:height="0.035cm" svg:x="15.887cm" svg:y="13.216cm" svg:viewBox="0 0 636 36" draw:points="0,36 636,36 636,0 0,0">
          <text:p/>
        </draw:polygon>
        <draw:polygon draw:style-name="gr2" draw:text-style-name="P2" draw:layer="layout" svg:width="0.635cm" svg:height="0.035cm" svg:x="16.768cm" svg:y="13.216cm" svg:viewBox="0 0 636 36" draw:points="0,36 636,36 636,0 0,0">
          <text:p/>
        </draw:polygon>
        <draw:polygon draw:style-name="gr2" draw:text-style-name="P2" draw:layer="layout" svg:width="1.27cm" svg:height="0.034cm" svg:x="2.738cm" svg:y="13.728cm" svg:viewBox="0 0 1271 35" draw:points="0,35 1271,35 1271,0 0,0">
          <text:p/>
        </draw:polygon>
        <draw:polygon draw:style-name="gr2" draw:text-style-name="P2" draw:layer="layout" svg:width="0.635cm" svg:height="0.034cm" svg:x="4.254cm" svg:y="13.728cm" svg:viewBox="0 0 636 35" draw:points="0,35 636,35 636,0 0,0">
          <text:p/>
        </draw:polygon>
        <draw:polygon draw:style-name="gr2" draw:text-style-name="P2" draw:layer="layout" svg:width="0.635cm" svg:height="0.034cm" svg:x="5.135cm" svg:y="13.728cm" svg:viewBox="0 0 636 35" draw:points="0,35 636,35 636,0 0,0">
          <text:p/>
        </draw:polygon>
        <draw:polygon draw:style-name="gr2" draw:text-style-name="P2" draw:layer="layout" svg:width="0.635cm" svg:height="0.034cm" svg:x="6.015cm" svg:y="13.728cm" svg:viewBox="0 0 636 35" draw:points="0,35 636,35 636,0 0,0">
          <text:p/>
        </draw:polygon>
        <draw:polygon draw:style-name="gr2" draw:text-style-name="P2" draw:layer="layout" svg:width="1.27cm" svg:height="0.034cm" svg:x="8.555cm" svg:y="13.728cm" svg:viewBox="0 0 1271 35" draw:points="0,35 1271,35 1271,0 0,0">
          <text:p/>
        </draw:polygon>
        <draw:polygon draw:style-name="gr2" draw:text-style-name="P2" draw:layer="layout" svg:width="0.635cm" svg:height="0.034cm" svg:x="10.071cm" svg:y="13.728cm" svg:viewBox="0 0 636 35" draw:points="0,35 636,35 636,0 0,0">
          <text:p/>
        </draw:polygon>
        <draw:polygon draw:style-name="gr2" draw:text-style-name="P2" draw:layer="layout" svg:width="0.635cm" svg:height="0.034cm" svg:x="10.951cm" svg:y="13.728cm" svg:viewBox="0 0 636 35" draw:points="0,35 636,35 636,0 0,0">
          <text:p/>
        </draw:polygon>
        <draw:polygon draw:style-name="gr2" draw:text-style-name="P2" draw:layer="layout" svg:width="0.635cm" svg:height="0.034cm" svg:x="11.832cm" svg:y="13.728cm" svg:viewBox="0 0 636 35" draw:points="0,35 636,35 636,0 0,0">
          <text:p/>
        </draw:polygon>
        <draw:polygon draw:style-name="gr2" draw:text-style-name="P2" draw:layer="layout" svg:width="1.27cm" svg:height="0.034cm" svg:x="14.372cm" svg:y="13.728cm" svg:viewBox="0 0 1271 35" draw:points="0,35 1271,35 1271,0 0,0">
          <text:p/>
        </draw:polygon>
        <draw:polygon draw:style-name="gr2" draw:text-style-name="P2" draw:layer="layout" svg:width="0.635cm" svg:height="0.034cm" svg:x="15.887cm" svg:y="13.728cm" svg:viewBox="0 0 636 35" draw:points="0,35 636,35 636,0 0,0">
          <text:p/>
        </draw:polygon>
        <draw:polygon draw:style-name="gr2" draw:text-style-name="P2" draw:layer="layout" svg:width="0.635cm" svg:height="0.034cm" svg:x="16.768cm" svg:y="13.728cm" svg:viewBox="0 0 636 35" draw:points="0,35 636,35 636,0 0,0">
          <text:p/>
        </draw:polygon>
        <draw:polygon draw:style-name="gr2" draw:text-style-name="P2" draw:layer="layout" svg:width="1.27cm" svg:height="0.034cm" svg:x="2.738cm" svg:y="14.24cm" svg:viewBox="0 0 1271 35" draw:points="0,35 1271,35 1271,0 0,0">
          <text:p/>
        </draw:polygon>
        <draw:polygon draw:style-name="gr2" draw:text-style-name="P2" draw:layer="layout" svg:width="0.635cm" svg:height="0.034cm" svg:x="4.254cm" svg:y="14.24cm" svg:viewBox="0 0 636 35" draw:points="0,35 636,35 636,0 0,0">
          <text:p/>
        </draw:polygon>
        <draw:polygon draw:style-name="gr2" draw:text-style-name="P2" draw:layer="layout" svg:width="0.635cm" svg:height="0.034cm" svg:x="5.135cm" svg:y="14.24cm" svg:viewBox="0 0 636 35" draw:points="0,35 636,35 636,0 0,0">
          <text:p/>
        </draw:polygon>
        <draw:polygon draw:style-name="gr2" draw:text-style-name="P2" draw:layer="layout" svg:width="0.635cm" svg:height="0.034cm" svg:x="6.015cm" svg:y="14.24cm" svg:viewBox="0 0 636 35" draw:points="0,35 636,35 636,0 0,0">
          <text:p/>
        </draw:polygon>
        <draw:polygon draw:style-name="gr2" draw:text-style-name="P2" draw:layer="layout" svg:width="1.27cm" svg:height="0.034cm" svg:x="8.555cm" svg:y="14.24cm" svg:viewBox="0 0 1271 35" draw:points="0,35 1271,35 1271,0 0,0">
          <text:p/>
        </draw:polygon>
        <draw:polygon draw:style-name="gr2" draw:text-style-name="P2" draw:layer="layout" svg:width="0.635cm" svg:height="0.034cm" svg:x="10.071cm" svg:y="14.24cm" svg:viewBox="0 0 636 35" draw:points="0,35 636,35 636,0 0,0">
          <text:p/>
        </draw:polygon>
        <draw:polygon draw:style-name="gr2" draw:text-style-name="P2" draw:layer="layout" svg:width="0.635cm" svg:height="0.034cm" svg:x="10.951cm" svg:y="14.24cm" svg:viewBox="0 0 636 35" draw:points="0,35 636,35 636,0 0,0">
          <text:p/>
        </draw:polygon>
        <draw:polygon draw:style-name="gr2" draw:text-style-name="P2" draw:layer="layout" svg:width="0.635cm" svg:height="0.034cm" svg:x="11.832cm" svg:y="14.24cm" svg:viewBox="0 0 636 35" draw:points="0,35 636,35 636,0 0,0">
          <text:p/>
        </draw:polygon>
        <draw:polygon draw:style-name="gr2" draw:text-style-name="P2" draw:layer="layout" svg:width="1.27cm" svg:height="0.034cm" svg:x="14.372cm" svg:y="14.24cm" svg:viewBox="0 0 1271 35" draw:points="0,35 1271,35 1271,0 0,0">
          <text:p/>
        </draw:polygon>
        <draw:polygon draw:style-name="gr2" draw:text-style-name="P2" draw:layer="layout" svg:width="0.635cm" svg:height="0.034cm" svg:x="15.887cm" svg:y="14.24cm" svg:viewBox="0 0 636 35" draw:points="0,35 636,35 636,0 0,0">
          <text:p/>
        </draw:polygon>
        <draw:polygon draw:style-name="gr2" draw:text-style-name="P2" draw:layer="layout" svg:width="0.635cm" svg:height="0.034cm" svg:x="16.768cm" svg:y="14.24cm" svg:viewBox="0 0 636 35" draw:points="0,35 636,35 636,0 0,0">
          <text:p/>
        </draw:polygon>
        <draw:polygon draw:style-name="gr2" draw:text-style-name="P2" draw:layer="layout" svg:width="1.27cm" svg:height="0.034cm" svg:x="2.738cm" svg:y="14.753cm" svg:viewBox="0 0 1271 35" draw:points="0,35 1271,35 1271,0 0,0">
          <text:p/>
        </draw:polygon>
        <draw:polygon draw:style-name="gr2" draw:text-style-name="P2" draw:layer="layout" svg:width="0.635cm" svg:height="0.034cm" svg:x="4.254cm" svg:y="14.753cm" svg:viewBox="0 0 636 35" draw:points="0,35 636,35 636,0 0,0">
          <text:p/>
        </draw:polygon>
        <draw:polygon draw:style-name="gr2" draw:text-style-name="P2" draw:layer="layout" svg:width="0.635cm" svg:height="0.034cm" svg:x="5.135cm" svg:y="14.753cm" svg:viewBox="0 0 636 35" draw:points="0,35 636,35 636,0 0,0">
          <text:p/>
        </draw:polygon>
        <draw:polygon draw:style-name="gr2" draw:text-style-name="P2" draw:layer="layout" svg:width="0.635cm" svg:height="0.034cm" svg:x="6.015cm" svg:y="14.753cm" svg:viewBox="0 0 636 35" draw:points="0,35 636,35 636,0 0,0">
          <text:p/>
        </draw:polygon>
        <draw:polygon draw:style-name="gr2" draw:text-style-name="P2" draw:layer="layout" svg:width="1.27cm" svg:height="0.034cm" svg:x="8.555cm" svg:y="14.753cm" svg:viewBox="0 0 1271 35" draw:points="0,35 1271,35 1271,0 0,0">
          <text:p/>
        </draw:polygon>
        <draw:polygon draw:style-name="gr2" draw:text-style-name="P2" draw:layer="layout" svg:width="0.635cm" svg:height="0.034cm" svg:x="10.071cm" svg:y="14.753cm" svg:viewBox="0 0 636 35" draw:points="0,35 636,35 636,0 0,0">
          <text:p/>
        </draw:polygon>
        <draw:polygon draw:style-name="gr2" draw:text-style-name="P2" draw:layer="layout" svg:width="0.635cm" svg:height="0.034cm" svg:x="10.951cm" svg:y="14.753cm" svg:viewBox="0 0 636 35" draw:points="0,35 636,35 636,0 0,0">
          <text:p/>
        </draw:polygon>
        <draw:polygon draw:style-name="gr2" draw:text-style-name="P2" draw:layer="layout" svg:width="0.635cm" svg:height="0.034cm" svg:x="11.832cm" svg:y="14.753cm" svg:viewBox="0 0 636 35" draw:points="0,35 636,35 636,0 0,0">
          <text:p/>
        </draw:polygon>
        <draw:polygon draw:style-name="gr2" draw:text-style-name="P2" draw:layer="layout" svg:width="1.27cm" svg:height="0.034cm" svg:x="14.372cm" svg:y="14.753cm" svg:viewBox="0 0 1271 35" draw:points="0,35 1271,35 1271,0 0,0">
          <text:p/>
        </draw:polygon>
        <draw:polygon draw:style-name="gr2" draw:text-style-name="P2" draw:layer="layout" svg:width="0.635cm" svg:height="0.034cm" svg:x="15.887cm" svg:y="14.753cm" svg:viewBox="0 0 636 35" draw:points="0,35 636,35 636,0 0,0">
          <text:p/>
        </draw:polygon>
        <draw:polygon draw:style-name="gr2" draw:text-style-name="P2" draw:layer="layout" svg:width="0.635cm" svg:height="0.034cm" svg:x="16.768cm" svg:y="14.753cm" svg:viewBox="0 0 636 35" draw:points="0,35 636,35 636,0 0,0">
          <text:p/>
        </draw:polygon>
        <draw:polygon draw:style-name="gr2" draw:text-style-name="P2" draw:layer="layout" svg:width="1.27cm" svg:height="0.034cm" svg:x="2.738cm" svg:y="15.265cm" svg:viewBox="0 0 1271 35" draw:points="0,35 1271,35 1271,0 0,0">
          <text:p/>
        </draw:polygon>
        <draw:polygon draw:style-name="gr2" draw:text-style-name="P2" draw:layer="layout" svg:width="0.635cm" svg:height="0.034cm" svg:x="4.254cm" svg:y="15.265cm" svg:viewBox="0 0 636 35" draw:points="0,35 636,35 636,0 0,0">
          <text:p/>
        </draw:polygon>
        <draw:polygon draw:style-name="gr2" draw:text-style-name="P2" draw:layer="layout" svg:width="0.635cm" svg:height="0.034cm" svg:x="5.135cm" svg:y="15.265cm" svg:viewBox="0 0 636 35" draw:points="0,35 636,35 636,0 0,0">
          <text:p/>
        </draw:polygon>
        <draw:polygon draw:style-name="gr2" draw:text-style-name="P2" draw:layer="layout" svg:width="0.635cm" svg:height="0.034cm" svg:x="6.015cm" svg:y="15.265cm" svg:viewBox="0 0 636 35" draw:points="0,35 636,35 636,0 0,0">
          <text:p/>
        </draw:polygon>
        <draw:polygon draw:style-name="gr2" draw:text-style-name="P2" draw:layer="layout" svg:width="1.27cm" svg:height="0.034cm" svg:x="8.555cm" svg:y="15.265cm" svg:viewBox="0 0 1271 35" draw:points="0,35 1271,35 1271,0 0,0">
          <text:p/>
        </draw:polygon>
        <draw:polygon draw:style-name="gr2" draw:text-style-name="P2" draw:layer="layout" svg:width="0.635cm" svg:height="0.034cm" svg:x="10.071cm" svg:y="15.265cm" svg:viewBox="0 0 636 35" draw:points="0,35 636,35 636,0 0,0">
          <text:p/>
        </draw:polygon>
        <draw:polygon draw:style-name="gr2" draw:text-style-name="P2" draw:layer="layout" svg:width="0.635cm" svg:height="0.034cm" svg:x="10.951cm" svg:y="15.265cm" svg:viewBox="0 0 636 35" draw:points="0,35 636,35 636,0 0,0">
          <text:p/>
        </draw:polygon>
        <draw:polygon draw:style-name="gr2" draw:text-style-name="P2" draw:layer="layout" svg:width="0.635cm" svg:height="0.034cm" svg:x="11.832cm" svg:y="15.265cm" svg:viewBox="0 0 636 35" draw:points="0,35 636,35 636,0 0,0">
          <text:p/>
        </draw:polygon>
        <draw:polygon draw:style-name="gr2" draw:text-style-name="P2" draw:layer="layout" svg:width="1.27cm" svg:height="0.034cm" svg:x="14.372cm" svg:y="15.265cm" svg:viewBox="0 0 1271 35" draw:points="0,35 1271,35 1271,0 0,0">
          <text:p/>
        </draw:polygon>
        <draw:polygon draw:style-name="gr2" draw:text-style-name="P2" draw:layer="layout" svg:width="0.635cm" svg:height="0.034cm" svg:x="15.887cm" svg:y="15.265cm" svg:viewBox="0 0 636 35" draw:points="0,35 636,35 636,0 0,0">
          <text:p/>
        </draw:polygon>
        <draw:polygon draw:style-name="gr2" draw:text-style-name="P2" draw:layer="layout" svg:width="0.635cm" svg:height="0.034cm" svg:x="16.768cm" svg:y="15.265cm" svg:viewBox="0 0 636 35" draw:points="0,35 636,35 636,0 0,0">
          <text:p/>
        </draw:polygon>
        <draw:polygon draw:style-name="gr2" draw:text-style-name="P2" draw:layer="layout" svg:width="1.27cm" svg:height="0.034cm" svg:x="2.738cm" svg:y="15.777cm" svg:viewBox="0 0 1271 35" draw:points="0,35 1271,35 1271,0 0,0">
          <text:p/>
        </draw:polygon>
        <draw:polygon draw:style-name="gr2" draw:text-style-name="P2" draw:layer="layout" svg:width="0.635cm" svg:height="0.034cm" svg:x="4.254cm" svg:y="15.777cm" svg:viewBox="0 0 636 35" draw:points="0,35 636,35 636,0 0,0">
          <text:p/>
        </draw:polygon>
        <draw:polygon draw:style-name="gr2" draw:text-style-name="P2" draw:layer="layout" svg:width="0.635cm" svg:height="0.034cm" svg:x="5.135cm" svg:y="15.777cm" svg:viewBox="0 0 636 35" draw:points="0,35 636,35 636,0 0,0">
          <text:p/>
        </draw:polygon>
        <draw:polygon draw:style-name="gr2" draw:text-style-name="P2" draw:layer="layout" svg:width="0.635cm" svg:height="0.034cm" svg:x="6.015cm" svg:y="15.777cm" svg:viewBox="0 0 636 35" draw:points="0,35 636,35 636,0 0,0">
          <text:p/>
        </draw:polygon>
        <draw:polygon draw:style-name="gr2" draw:text-style-name="P2" draw:layer="layout" svg:width="1.27cm" svg:height="0.034cm" svg:x="8.555cm" svg:y="15.777cm" svg:viewBox="0 0 1271 35" draw:points="0,35 1271,35 1271,0 0,0">
          <text:p/>
        </draw:polygon>
        <draw:polygon draw:style-name="gr2" draw:text-style-name="P2" draw:layer="layout" svg:width="0.635cm" svg:height="0.034cm" svg:x="10.071cm" svg:y="15.777cm" svg:viewBox="0 0 636 35" draw:points="0,35 636,35 636,0 0,0">
          <text:p/>
        </draw:polygon>
        <draw:polygon draw:style-name="gr2" draw:text-style-name="P2" draw:layer="layout" svg:width="0.635cm" svg:height="0.034cm" svg:x="10.951cm" svg:y="15.777cm" svg:viewBox="0 0 636 35" draw:points="0,35 636,35 636,0 0,0">
          <text:p/>
        </draw:polygon>
        <draw:polygon draw:style-name="gr2" draw:text-style-name="P2" draw:layer="layout" svg:width="0.635cm" svg:height="0.034cm" svg:x="11.832cm" svg:y="15.777cm" svg:viewBox="0 0 636 35" draw:points="0,35 636,35 636,0 0,0">
          <text:p/>
        </draw:polygon>
        <draw:polygon draw:style-name="gr2" draw:text-style-name="P2" draw:layer="layout" svg:width="1.27cm" svg:height="0.034cm" svg:x="14.372cm" svg:y="15.777cm" svg:viewBox="0 0 1271 35" draw:points="0,35 1271,35 1271,0 0,0">
          <text:p/>
        </draw:polygon>
        <draw:polygon draw:style-name="gr2" draw:text-style-name="P2" draw:layer="layout" svg:width="0.635cm" svg:height="0.034cm" svg:x="15.887cm" svg:y="15.777cm" svg:viewBox="0 0 636 35" draw:points="0,35 636,35 636,0 0,0">
          <text:p/>
        </draw:polygon>
        <draw:polygon draw:style-name="gr2" draw:text-style-name="P2" draw:layer="layout" svg:width="0.635cm" svg:height="0.034cm" svg:x="16.768cm" svg:y="15.777cm" svg:viewBox="0 0 636 35" draw:points="0,35 636,35 636,0 0,0">
          <text:p/>
        </draw:polygon>
        <draw:polygon draw:style-name="gr2" draw:text-style-name="P2" draw:layer="layout" svg:width="1.27cm" svg:height="0.034cm" svg:x="2.738cm" svg:y="16.289cm" svg:viewBox="0 0 1271 35" draw:points="0,35 1271,35 1271,0 0,0">
          <text:p/>
        </draw:polygon>
        <draw:polygon draw:style-name="gr2" draw:text-style-name="P2" draw:layer="layout" svg:width="0.635cm" svg:height="0.034cm" svg:x="4.254cm" svg:y="16.289cm" svg:viewBox="0 0 636 35" draw:points="0,35 636,35 636,0 0,0">
          <text:p/>
        </draw:polygon>
        <draw:polygon draw:style-name="gr2" draw:text-style-name="P2" draw:layer="layout" svg:width="0.635cm" svg:height="0.034cm" svg:x="5.135cm" svg:y="16.289cm" svg:viewBox="0 0 636 35" draw:points="0,35 636,35 636,0 0,0">
          <text:p/>
        </draw:polygon>
        <draw:polygon draw:style-name="gr2" draw:text-style-name="P2" draw:layer="layout" svg:width="0.635cm" svg:height="0.034cm" svg:x="6.015cm" svg:y="16.289cm" svg:viewBox="0 0 636 35" draw:points="0,35 636,35 636,0 0,0">
          <text:p/>
        </draw:polygon>
        <draw:polygon draw:style-name="gr2" draw:text-style-name="P2" draw:layer="layout" svg:width="1.27cm" svg:height="0.034cm" svg:x="8.555cm" svg:y="16.289cm" svg:viewBox="0 0 1271 35" draw:points="0,35 1271,35 1271,0 0,0">
          <text:p/>
        </draw:polygon>
        <draw:polygon draw:style-name="gr2" draw:text-style-name="P2" draw:layer="layout" svg:width="0.635cm" svg:height="0.034cm" svg:x="10.071cm" svg:y="16.289cm" svg:viewBox="0 0 636 35" draw:points="0,35 636,35 636,0 0,0">
          <text:p/>
        </draw:polygon>
        <draw:polygon draw:style-name="gr2" draw:text-style-name="P2" draw:layer="layout" svg:width="0.635cm" svg:height="0.034cm" svg:x="10.951cm" svg:y="16.289cm" svg:viewBox="0 0 636 35" draw:points="0,35 636,35 636,0 0,0">
          <text:p/>
        </draw:polygon>
        <draw:polygon draw:style-name="gr2" draw:text-style-name="P2" draw:layer="layout" svg:width="0.635cm" svg:height="0.034cm" svg:x="11.832cm" svg:y="16.289cm" svg:viewBox="0 0 636 35" draw:points="0,35 636,35 636,0 0,0">
          <text:p/>
        </draw:polygon>
        <draw:polygon draw:style-name="gr2" draw:text-style-name="P2" draw:layer="layout" svg:width="1.27cm" svg:height="0.034cm" svg:x="14.372cm" svg:y="16.289cm" svg:viewBox="0 0 1271 35" draw:points="0,35 1271,35 1271,0 0,0">
          <text:p/>
        </draw:polygon>
        <draw:polygon draw:style-name="gr2" draw:text-style-name="P2" draw:layer="layout" svg:width="0.635cm" svg:height="0.034cm" svg:x="15.887cm" svg:y="16.289cm" svg:viewBox="0 0 636 35" draw:points="0,35 636,35 636,0 0,0">
          <text:p/>
        </draw:polygon>
        <draw:polygon draw:style-name="gr2" draw:text-style-name="P2" draw:layer="layout" svg:width="0.635cm" svg:height="0.034cm" svg:x="16.768cm" svg:y="16.289cm" svg:viewBox="0 0 636 35" draw:points="0,35 636,35 636,0 0,0">
          <text:p/>
        </draw:polygon>
        <draw:polygon draw:style-name="gr2" draw:text-style-name="P2" draw:layer="layout" svg:width="1.27cm" svg:height="0.033cm" svg:x="2.738cm" svg:y="16.802cm" svg:viewBox="0 0 1271 34" draw:points="0,34 1271,34 1271,0 0,0">
          <text:p/>
        </draw:polygon>
        <draw:polygon draw:style-name="gr2" draw:text-style-name="P2" draw:layer="layout" svg:width="0.635cm" svg:height="0.033cm" svg:x="4.254cm" svg:y="16.802cm" svg:viewBox="0 0 636 34" draw:points="0,34 636,34 636,0 0,0">
          <text:p/>
        </draw:polygon>
        <draw:polygon draw:style-name="gr2" draw:text-style-name="P2" draw:layer="layout" svg:width="0.635cm" svg:height="0.033cm" svg:x="5.135cm" svg:y="16.802cm" svg:viewBox="0 0 636 34" draw:points="0,34 636,34 636,0 0,0">
          <text:p/>
        </draw:polygon>
        <draw:polygon draw:style-name="gr2" draw:text-style-name="P2" draw:layer="layout" svg:width="0.635cm" svg:height="0.033cm" svg:x="6.015cm" svg:y="16.802cm" svg:viewBox="0 0 636 34" draw:points="0,34 636,34 636,0 0,0">
          <text:p/>
        </draw:polygon>
        <draw:polygon draw:style-name="gr2" draw:text-style-name="P2" draw:layer="layout" svg:width="1.27cm" svg:height="0.033cm" svg:x="8.555cm" svg:y="16.802cm" svg:viewBox="0 0 1271 34" draw:points="0,34 1271,34 1271,0 0,0">
          <text:p/>
        </draw:polygon>
        <draw:polygon draw:style-name="gr2" draw:text-style-name="P2" draw:layer="layout" svg:width="0.635cm" svg:height="0.033cm" svg:x="10.071cm" svg:y="16.802cm" svg:viewBox="0 0 636 34" draw:points="0,34 636,34 636,0 0,0">
          <text:p/>
        </draw:polygon>
        <draw:polygon draw:style-name="gr2" draw:text-style-name="P2" draw:layer="layout" svg:width="0.635cm" svg:height="0.033cm" svg:x="10.951cm" svg:y="16.802cm" svg:viewBox="0 0 636 34" draw:points="0,34 636,34 636,0 0,0">
          <text:p/>
        </draw:polygon>
        <draw:polygon draw:style-name="gr2" draw:text-style-name="P2" draw:layer="layout" svg:width="0.635cm" svg:height="0.033cm" svg:x="11.832cm" svg:y="16.802cm" svg:viewBox="0 0 636 34" draw:points="0,34 636,34 636,0 0,0">
          <text:p/>
        </draw:polygon>
        <draw:polygon draw:style-name="gr2" draw:text-style-name="P2" draw:layer="layout" svg:width="1.27cm" svg:height="0.033cm" svg:x="14.372cm" svg:y="16.802cm" svg:viewBox="0 0 1271 34" draw:points="0,34 1271,34 1271,0 0,0">
          <text:p/>
        </draw:polygon>
        <draw:polygon draw:style-name="gr2" draw:text-style-name="P2" draw:layer="layout" svg:width="0.635cm" svg:height="0.033cm" svg:x="15.887cm" svg:y="16.802cm" svg:viewBox="0 0 636 34" draw:points="0,34 636,34 636,0 0,0">
          <text:p/>
        </draw:polygon>
        <draw:polygon draw:style-name="gr2" draw:text-style-name="P2" draw:layer="layout" svg:width="0.635cm" svg:height="0.033cm" svg:x="16.768cm" svg:y="16.802cm" svg:viewBox="0 0 636 34" draw:points="0,34 636,34 636,0 0,0">
          <text:p/>
        </draw:polygon>
        <draw:polygon draw:style-name="gr2" draw:text-style-name="P2" draw:layer="layout" svg:width="1.27cm" svg:height="0.034cm" svg:x="2.738cm" svg:y="17.314cm" svg:viewBox="0 0 1271 35" draw:points="0,35 1271,35 1271,0 0,0">
          <text:p/>
        </draw:polygon>
        <draw:polygon draw:style-name="gr2" draw:text-style-name="P2" draw:layer="layout" svg:width="0.635cm" svg:height="0.034cm" svg:x="4.254cm" svg:y="17.314cm" svg:viewBox="0 0 636 35" draw:points="0,35 636,35 636,0 0,0">
          <text:p/>
        </draw:polygon>
        <draw:polygon draw:style-name="gr2" draw:text-style-name="P2" draw:layer="layout" svg:width="0.635cm" svg:height="0.034cm" svg:x="5.135cm" svg:y="17.314cm" svg:viewBox="0 0 636 35" draw:points="0,35 636,35 636,0 0,0">
          <text:p/>
        </draw:polygon>
        <draw:polygon draw:style-name="gr2" draw:text-style-name="P2" draw:layer="layout" svg:width="0.635cm" svg:height="0.034cm" svg:x="6.015cm" svg:y="17.314cm" svg:viewBox="0 0 636 35" draw:points="0,35 636,35 636,0 0,0">
          <text:p/>
        </draw:polygon>
        <draw:polygon draw:style-name="gr2" draw:text-style-name="P2" draw:layer="layout" svg:width="1.27cm" svg:height="0.034cm" svg:x="8.555cm" svg:y="17.314cm" svg:viewBox="0 0 1271 35" draw:points="0,35 1271,35 1271,0 0,0">
          <text:p/>
        </draw:polygon>
        <draw:polygon draw:style-name="gr2" draw:text-style-name="P2" draw:layer="layout" svg:width="0.635cm" svg:height="0.034cm" svg:x="10.071cm" svg:y="17.314cm" svg:viewBox="0 0 636 35" draw:points="0,35 636,35 636,0 0,0">
          <text:p/>
        </draw:polygon>
        <draw:polygon draw:style-name="gr2" draw:text-style-name="P2" draw:layer="layout" svg:width="0.635cm" svg:height="0.034cm" svg:x="10.951cm" svg:y="17.314cm" svg:viewBox="0 0 636 35" draw:points="0,35 636,35 636,0 0,0">
          <text:p/>
        </draw:polygon>
        <draw:polygon draw:style-name="gr2" draw:text-style-name="P2" draw:layer="layout" svg:width="0.635cm" svg:height="0.034cm" svg:x="11.832cm" svg:y="17.314cm" svg:viewBox="0 0 636 35" draw:points="0,35 636,35 636,0 0,0">
          <text:p/>
        </draw:polygon>
        <draw:polygon draw:style-name="gr2" draw:text-style-name="P2" draw:layer="layout" svg:width="1.27cm" svg:height="0.034cm" svg:x="14.372cm" svg:y="17.314cm" svg:viewBox="0 0 1271 35" draw:points="0,35 1271,35 1271,0 0,0">
          <text:p/>
        </draw:polygon>
        <draw:polygon draw:style-name="gr2" draw:text-style-name="P2" draw:layer="layout" svg:width="0.635cm" svg:height="0.034cm" svg:x="15.887cm" svg:y="17.314cm" svg:viewBox="0 0 636 35" draw:points="0,35 636,35 636,0 0,0">
          <text:p/>
        </draw:polygon>
        <draw:polygon draw:style-name="gr2" draw:text-style-name="P2" draw:layer="layout" svg:width="0.635cm" svg:height="0.034cm" svg:x="16.768cm" svg:y="17.314cm" svg:viewBox="0 0 636 35" draw:points="0,35 636,35 636,0 0,0">
          <text:p/>
        </draw:polygon>
        <draw:polygon draw:style-name="gr2" draw:text-style-name="P2" draw:layer="layout" svg:width="1.27cm" svg:height="0.034cm" svg:x="2.738cm" svg:y="17.826cm" svg:viewBox="0 0 1271 35" draw:points="0,35 1271,35 1271,0 0,0">
          <text:p/>
        </draw:polygon>
        <draw:polygon draw:style-name="gr2" draw:text-style-name="P2" draw:layer="layout" svg:width="0.635cm" svg:height="0.034cm" svg:x="4.254cm" svg:y="17.826cm" svg:viewBox="0 0 636 35" draw:points="0,35 636,35 636,0 0,0">
          <text:p/>
        </draw:polygon>
        <draw:polygon draw:style-name="gr2" draw:text-style-name="P2" draw:layer="layout" svg:width="0.635cm" svg:height="0.034cm" svg:x="5.135cm" svg:y="17.826cm" svg:viewBox="0 0 636 35" draw:points="0,35 636,35 636,0 0,0">
          <text:p/>
        </draw:polygon>
        <draw:polygon draw:style-name="gr2" draw:text-style-name="P2" draw:layer="layout" svg:width="0.635cm" svg:height="0.034cm" svg:x="6.015cm" svg:y="17.826cm" svg:viewBox="0 0 636 35" draw:points="0,35 636,35 636,0 0,0">
          <text:p/>
        </draw:polygon>
        <draw:polygon draw:style-name="gr2" draw:text-style-name="P2" draw:layer="layout" svg:width="1.27cm" svg:height="0.034cm" svg:x="8.555cm" svg:y="17.826cm" svg:viewBox="0 0 1271 35" draw:points="0,35 1271,35 1271,0 0,0">
          <text:p/>
        </draw:polygon>
        <draw:polygon draw:style-name="gr2" draw:text-style-name="P2" draw:layer="layout" svg:width="0.635cm" svg:height="0.034cm" svg:x="10.071cm" svg:y="17.826cm" svg:viewBox="0 0 636 35" draw:points="0,35 636,35 636,0 0,0">
          <text:p/>
        </draw:polygon>
        <draw:polygon draw:style-name="gr2" draw:text-style-name="P2" draw:layer="layout" svg:width="0.635cm" svg:height="0.034cm" svg:x="10.951cm" svg:y="17.826cm" svg:viewBox="0 0 636 35" draw:points="0,35 636,35 636,0 0,0">
          <text:p/>
        </draw:polygon>
        <draw:polygon draw:style-name="gr2" draw:text-style-name="P2" draw:layer="layout" svg:width="0.635cm" svg:height="0.034cm" svg:x="11.832cm" svg:y="17.826cm" svg:viewBox="0 0 636 35" draw:points="0,35 636,35 636,0 0,0">
          <text:p/>
        </draw:polygon>
        <draw:polygon draw:style-name="gr2" draw:text-style-name="P2" draw:layer="layout" svg:width="1.27cm" svg:height="0.034cm" svg:x="14.372cm" svg:y="17.826cm" svg:viewBox="0 0 1271 35" draw:points="0,35 1271,35 1271,0 0,0">
          <text:p/>
        </draw:polygon>
        <draw:polygon draw:style-name="gr2" draw:text-style-name="P2" draw:layer="layout" svg:width="0.635cm" svg:height="0.034cm" svg:x="15.887cm" svg:y="17.826cm" svg:viewBox="0 0 636 35" draw:points="0,35 636,35 636,0 0,0">
          <text:p/>
        </draw:polygon>
        <draw:polygon draw:style-name="gr2" draw:text-style-name="P2" draw:layer="layout" svg:width="0.635cm" svg:height="0.034cm" svg:x="16.768cm" svg:y="17.826cm" svg:viewBox="0 0 636 35" draw:points="0,35 636,35 636,0 0,0">
          <text:p/>
        </draw:polygon>
        <draw:polygon draw:style-name="gr2" draw:text-style-name="P2" draw:layer="layout" svg:width="1.27cm" svg:height="0.034cm" svg:x="2.738cm" svg:y="18.338cm" svg:viewBox="0 0 1271 35" draw:points="0,35 1271,35 1271,0 0,0">
          <text:p/>
        </draw:polygon>
        <draw:polygon draw:style-name="gr2" draw:text-style-name="P2" draw:layer="layout" svg:width="0.635cm" svg:height="0.034cm" svg:x="4.254cm" svg:y="18.338cm" svg:viewBox="0 0 636 35" draw:points="0,35 636,35 636,0 0,0">
          <text:p/>
        </draw:polygon>
        <draw:polygon draw:style-name="gr2" draw:text-style-name="P2" draw:layer="layout" svg:width="0.635cm" svg:height="0.034cm" svg:x="5.135cm" svg:y="18.338cm" svg:viewBox="0 0 636 35" draw:points="0,35 636,35 636,0 0,0">
          <text:p/>
        </draw:polygon>
        <draw:polygon draw:style-name="gr2" draw:text-style-name="P2" draw:layer="layout" svg:width="0.635cm" svg:height="0.034cm" svg:x="6.015cm" svg:y="18.338cm" svg:viewBox="0 0 636 35" draw:points="0,35 636,35 636,0 0,0">
          <text:p/>
        </draw:polygon>
        <draw:polygon draw:style-name="gr2" draw:text-style-name="P2" draw:layer="layout" svg:width="1.27cm" svg:height="0.034cm" svg:x="8.555cm" svg:y="18.338cm" svg:viewBox="0 0 1271 35" draw:points="0,35 1271,35 1271,0 0,0">
          <text:p/>
        </draw:polygon>
        <draw:polygon draw:style-name="gr2" draw:text-style-name="P2" draw:layer="layout" svg:width="0.635cm" svg:height="0.034cm" svg:x="10.071cm" svg:y="18.338cm" svg:viewBox="0 0 636 35" draw:points="0,35 636,35 636,0 0,0">
          <text:p/>
        </draw:polygon>
        <draw:polygon draw:style-name="gr2" draw:text-style-name="P2" draw:layer="layout" svg:width="0.635cm" svg:height="0.034cm" svg:x="10.951cm" svg:y="18.338cm" svg:viewBox="0 0 636 35" draw:points="0,35 636,35 636,0 0,0">
          <text:p/>
        </draw:polygon>
        <draw:polygon draw:style-name="gr2" draw:text-style-name="P2" draw:layer="layout" svg:width="0.635cm" svg:height="0.034cm" svg:x="11.832cm" svg:y="18.338cm" svg:viewBox="0 0 636 35" draw:points="0,35 636,35 636,0 0,0">
          <text:p/>
        </draw:polygon>
        <draw:polygon draw:style-name="gr2" draw:text-style-name="P2" draw:layer="layout" svg:width="1.27cm" svg:height="0.034cm" svg:x="14.372cm" svg:y="18.338cm" svg:viewBox="0 0 1271 35" draw:points="0,35 1271,35 1271,0 0,0">
          <text:p/>
        </draw:polygon>
        <draw:polygon draw:style-name="gr2" draw:text-style-name="P2" draw:layer="layout" svg:width="0.635cm" svg:height="0.034cm" svg:x="15.887cm" svg:y="18.338cm" svg:viewBox="0 0 636 35" draw:points="0,35 636,35 636,0 0,0">
          <text:p/>
        </draw:polygon>
        <draw:polygon draw:style-name="gr2" draw:text-style-name="P2" draw:layer="layout" svg:width="0.635cm" svg:height="0.034cm" svg:x="16.768cm" svg:y="18.338cm" svg:viewBox="0 0 636 35" draw:points="0,35 636,35 636,0 0,0">
          <text:p/>
        </draw:polygon>
        <draw:polygon draw:style-name="gr2" draw:text-style-name="P2" draw:layer="layout" svg:width="1.27cm" svg:height="0.033cm" svg:x="2.738cm" svg:y="18.851cm" svg:viewBox="0 0 1271 34" draw:points="0,34 1271,34 1271,0 0,0">
          <text:p/>
        </draw:polygon>
        <draw:polygon draw:style-name="gr2" draw:text-style-name="P2" draw:layer="layout" svg:width="0.635cm" svg:height="0.033cm" svg:x="4.254cm" svg:y="18.851cm" svg:viewBox="0 0 636 34" draw:points="0,34 636,34 636,0 0,0">
          <text:p/>
        </draw:polygon>
        <draw:polygon draw:style-name="gr2" draw:text-style-name="P2" draw:layer="layout" svg:width="0.635cm" svg:height="0.033cm" svg:x="5.135cm" svg:y="18.851cm" svg:viewBox="0 0 636 34" draw:points="0,34 636,34 636,0 0,0">
          <text:p/>
        </draw:polygon>
        <draw:polygon draw:style-name="gr2" draw:text-style-name="P2" draw:layer="layout" svg:width="0.635cm" svg:height="0.033cm" svg:x="6.015cm" svg:y="18.851cm" svg:viewBox="0 0 636 34" draw:points="0,34 636,34 636,0 0,0">
          <text:p/>
        </draw:polygon>
        <draw:polygon draw:style-name="gr2" draw:text-style-name="P2" draw:layer="layout" svg:width="1.27cm" svg:height="0.033cm" svg:x="8.555cm" svg:y="18.851cm" svg:viewBox="0 0 1271 34" draw:points="0,34 1271,34 1271,0 0,0">
          <text:p/>
        </draw:polygon>
        <draw:polygon draw:style-name="gr2" draw:text-style-name="P2" draw:layer="layout" svg:width="0.635cm" svg:height="0.033cm" svg:x="10.071cm" svg:y="18.851cm" svg:viewBox="0 0 636 34" draw:points="0,34 636,34 636,0 0,0">
          <text:p/>
        </draw:polygon>
        <draw:polygon draw:style-name="gr2" draw:text-style-name="P2" draw:layer="layout" svg:width="0.635cm" svg:height="0.033cm" svg:x="10.951cm" svg:y="18.851cm" svg:viewBox="0 0 636 34" draw:points="0,34 636,34 636,0 0,0">
          <text:p/>
        </draw:polygon>
        <draw:polygon draw:style-name="gr2" draw:text-style-name="P2" draw:layer="layout" svg:width="0.635cm" svg:height="0.033cm" svg:x="11.832cm" svg:y="18.851cm" svg:viewBox="0 0 636 34" draw:points="0,34 636,34 636,0 0,0">
          <text:p/>
        </draw:polygon>
        <draw:polygon draw:style-name="gr2" draw:text-style-name="P2" draw:layer="layout" svg:width="1.27cm" svg:height="0.033cm" svg:x="14.372cm" svg:y="18.851cm" svg:viewBox="0 0 1271 34" draw:points="0,34 1271,34 1271,0 0,0">
          <text:p/>
        </draw:polygon>
        <draw:polygon draw:style-name="gr2" draw:text-style-name="P2" draw:layer="layout" svg:width="0.635cm" svg:height="0.033cm" svg:x="15.887cm" svg:y="18.851cm" svg:viewBox="0 0 636 34" draw:points="0,34 636,34 636,0 0,0">
          <text:p/>
        </draw:polygon>
        <draw:polygon draw:style-name="gr2" draw:text-style-name="P2" draw:layer="layout" svg:width="0.635cm" svg:height="0.033cm" svg:x="16.768cm" svg:y="18.851cm" svg:viewBox="0 0 636 34" draw:points="0,34 636,34 636,0 0,0">
          <text:p/>
        </draw:polygon>
        <draw:polygon draw:style-name="gr2" draw:text-style-name="P2" draw:layer="layout" svg:width="1.27cm" svg:height="0.034cm" svg:x="2.738cm" svg:y="19.363cm" svg:viewBox="0 0 1271 35" draw:points="0,35 1271,35 1271,0 0,0">
          <text:p/>
        </draw:polygon>
        <draw:polygon draw:style-name="gr2" draw:text-style-name="P2" draw:layer="layout" svg:width="0.635cm" svg:height="0.034cm" svg:x="4.254cm" svg:y="19.363cm" svg:viewBox="0 0 636 35" draw:points="0,35 636,35 636,0 0,0">
          <text:p/>
        </draw:polygon>
        <draw:polygon draw:style-name="gr2" draw:text-style-name="P2" draw:layer="layout" svg:width="0.635cm" svg:height="0.034cm" svg:x="5.135cm" svg:y="19.363cm" svg:viewBox="0 0 636 35" draw:points="0,35 636,35 636,0 0,0">
          <text:p/>
        </draw:polygon>
        <draw:polygon draw:style-name="gr2" draw:text-style-name="P2" draw:layer="layout" svg:width="0.635cm" svg:height="0.034cm" svg:x="6.015cm" svg:y="19.363cm" svg:viewBox="0 0 636 35" draw:points="0,35 636,35 636,0 0,0">
          <text:p/>
        </draw:polygon>
        <draw:polygon draw:style-name="gr2" draw:text-style-name="P2" draw:layer="layout" svg:width="1.27cm" svg:height="0.034cm" svg:x="8.555cm" svg:y="19.363cm" svg:viewBox="0 0 1271 35" draw:points="0,35 1271,35 1271,0 0,0">
          <text:p/>
        </draw:polygon>
        <draw:polygon draw:style-name="gr2" draw:text-style-name="P2" draw:layer="layout" svg:width="0.635cm" svg:height="0.034cm" svg:x="10.071cm" svg:y="19.363cm" svg:viewBox="0 0 636 35" draw:points="0,35 636,35 636,0 0,0">
          <text:p/>
        </draw:polygon>
        <draw:polygon draw:style-name="gr2" draw:text-style-name="P2" draw:layer="layout" svg:width="0.635cm" svg:height="0.034cm" svg:x="10.951cm" svg:y="19.363cm" svg:viewBox="0 0 636 35" draw:points="0,35 636,35 636,0 0,0">
          <text:p/>
        </draw:polygon>
        <draw:polygon draw:style-name="gr2" draw:text-style-name="P2" draw:layer="layout" svg:width="0.635cm" svg:height="0.034cm" svg:x="11.832cm" svg:y="19.363cm" svg:viewBox="0 0 636 35" draw:points="0,35 636,35 636,0 0,0">
          <text:p/>
        </draw:polygon>
        <draw:polygon draw:style-name="gr2" draw:text-style-name="P2" draw:layer="layout" svg:width="1.27cm" svg:height="0.034cm" svg:x="14.372cm" svg:y="19.363cm" svg:viewBox="0 0 1271 35" draw:points="0,35 1271,35 1271,0 0,0">
          <text:p/>
        </draw:polygon>
        <draw:polygon draw:style-name="gr2" draw:text-style-name="P2" draw:layer="layout" svg:width="0.635cm" svg:height="0.034cm" svg:x="15.887cm" svg:y="19.363cm" svg:viewBox="0 0 636 35" draw:points="0,35 636,35 636,0 0,0">
          <text:p/>
        </draw:polygon>
        <draw:polygon draw:style-name="gr2" draw:text-style-name="P2" draw:layer="layout" svg:width="0.635cm" svg:height="0.034cm" svg:x="16.768cm" svg:y="19.363cm" svg:viewBox="0 0 636 35" draw:points="0,35 636,35 636,0 0,0">
          <text:p/>
        </draw:polygon>
        <draw:polygon draw:style-name="gr2" draw:text-style-name="P2" draw:layer="layout" svg:width="1.27cm" svg:height="0.034cm" svg:x="2.738cm" svg:y="19.875cm" svg:viewBox="0 0 1271 35" draw:points="0,35 1271,35 1271,0 0,0">
          <text:p/>
        </draw:polygon>
        <draw:polygon draw:style-name="gr2" draw:text-style-name="P2" draw:layer="layout" svg:width="0.635cm" svg:height="0.034cm" svg:x="4.254cm" svg:y="19.875cm" svg:viewBox="0 0 636 35" draw:points="0,35 636,35 636,0 0,0">
          <text:p/>
        </draw:polygon>
        <draw:polygon draw:style-name="gr2" draw:text-style-name="P2" draw:layer="layout" svg:width="0.635cm" svg:height="0.034cm" svg:x="5.135cm" svg:y="19.875cm" svg:viewBox="0 0 636 35" draw:points="0,35 636,35 636,0 0,0">
          <text:p/>
        </draw:polygon>
        <draw:polygon draw:style-name="gr2" draw:text-style-name="P2" draw:layer="layout" svg:width="0.635cm" svg:height="0.034cm" svg:x="6.015cm" svg:y="19.875cm" svg:viewBox="0 0 636 35" draw:points="0,35 636,35 636,0 0,0">
          <text:p/>
        </draw:polygon>
        <draw:polygon draw:style-name="gr2" draw:text-style-name="P2" draw:layer="layout" svg:width="1.27cm" svg:height="0.034cm" svg:x="8.555cm" svg:y="19.875cm" svg:viewBox="0 0 1271 35" draw:points="0,35 1271,35 1271,0 0,0">
          <text:p/>
        </draw:polygon>
        <draw:polygon draw:style-name="gr2" draw:text-style-name="P2" draw:layer="layout" svg:width="0.635cm" svg:height="0.034cm" svg:x="10.071cm" svg:y="19.875cm" svg:viewBox="0 0 636 35" draw:points="0,35 636,35 636,0 0,0">
          <text:p/>
        </draw:polygon>
        <draw:polygon draw:style-name="gr2" draw:text-style-name="P2" draw:layer="layout" svg:width="0.635cm" svg:height="0.034cm" svg:x="10.951cm" svg:y="19.875cm" svg:viewBox="0 0 636 35" draw:points="0,35 636,35 636,0 0,0">
          <text:p/>
        </draw:polygon>
        <draw:polygon draw:style-name="gr2" draw:text-style-name="P2" draw:layer="layout" svg:width="0.635cm" svg:height="0.034cm" svg:x="11.832cm" svg:y="19.875cm" svg:viewBox="0 0 636 35" draw:points="0,35 636,35 636,0 0,0">
          <text:p/>
        </draw:polygon>
        <draw:polygon draw:style-name="gr2" draw:text-style-name="P2" draw:layer="layout" svg:width="1.27cm" svg:height="0.034cm" svg:x="14.372cm" svg:y="19.875cm" svg:viewBox="0 0 1271 35" draw:points="0,35 1271,35 1271,0 0,0">
          <text:p/>
        </draw:polygon>
        <draw:polygon draw:style-name="gr2" draw:text-style-name="P2" draw:layer="layout" svg:width="0.635cm" svg:height="0.034cm" svg:x="15.887cm" svg:y="19.875cm" svg:viewBox="0 0 636 35" draw:points="0,35 636,35 636,0 0,0">
          <text:p/>
        </draw:polygon>
        <draw:polygon draw:style-name="gr2" draw:text-style-name="P2" draw:layer="layout" svg:width="0.635cm" svg:height="0.034cm" svg:x="16.768cm" svg:y="19.875cm" svg:viewBox="0 0 636 35" draw:points="0,35 636,35 636,0 0,0">
          <text:p/>
        </draw:polygon>
        <draw:polygon draw:style-name="gr2" draw:text-style-name="P2" draw:layer="layout" svg:width="1.27cm" svg:height="0.034cm" svg:x="2.738cm" svg:y="20.387cm" svg:viewBox="0 0 1271 35" draw:points="0,35 1271,35 1271,0 0,0">
          <text:p/>
        </draw:polygon>
        <draw:polygon draw:style-name="gr2" draw:text-style-name="P2" draw:layer="layout" svg:width="0.635cm" svg:height="0.034cm" svg:x="4.254cm" svg:y="20.387cm" svg:viewBox="0 0 636 35" draw:points="0,35 636,35 636,0 0,0">
          <text:p/>
        </draw:polygon>
        <draw:polygon draw:style-name="gr2" draw:text-style-name="P2" draw:layer="layout" svg:width="0.635cm" svg:height="0.034cm" svg:x="5.135cm" svg:y="20.387cm" svg:viewBox="0 0 636 35" draw:points="0,35 636,35 636,0 0,0">
          <text:p/>
        </draw:polygon>
        <draw:polygon draw:style-name="gr2" draw:text-style-name="P2" draw:layer="layout" svg:width="0.635cm" svg:height="0.034cm" svg:x="6.015cm" svg:y="20.387cm" svg:viewBox="0 0 636 35" draw:points="0,35 636,35 636,0 0,0">
          <text:p/>
        </draw:polygon>
        <draw:polygon draw:style-name="gr2" draw:text-style-name="P2" draw:layer="layout" svg:width="1.27cm" svg:height="0.034cm" svg:x="8.555cm" svg:y="20.387cm" svg:viewBox="0 0 1271 35" draw:points="0,35 1271,35 1271,0 0,0">
          <text:p/>
        </draw:polygon>
        <draw:polygon draw:style-name="gr2" draw:text-style-name="P2" draw:layer="layout" svg:width="0.635cm" svg:height="0.034cm" svg:x="10.071cm" svg:y="20.387cm" svg:viewBox="0 0 636 35" draw:points="0,35 636,35 636,0 0,0">
          <text:p/>
        </draw:polygon>
        <draw:polygon draw:style-name="gr2" draw:text-style-name="P2" draw:layer="layout" svg:width="0.635cm" svg:height="0.034cm" svg:x="10.951cm" svg:y="20.387cm" svg:viewBox="0 0 636 35" draw:points="0,35 636,35 636,0 0,0">
          <text:p/>
        </draw:polygon>
        <draw:polygon draw:style-name="gr2" draw:text-style-name="P2" draw:layer="layout" svg:width="0.635cm" svg:height="0.034cm" svg:x="11.832cm" svg:y="20.387cm" svg:viewBox="0 0 636 35" draw:points="0,35 636,35 636,0 0,0">
          <text:p/>
        </draw:polygon>
        <draw:polygon draw:style-name="gr2" draw:text-style-name="P2" draw:layer="layout" svg:width="1.27cm" svg:height="0.034cm" svg:x="14.372cm" svg:y="20.387cm" svg:viewBox="0 0 1271 35" draw:points="0,35 1271,35 1271,0 0,0">
          <text:p/>
        </draw:polygon>
        <draw:polygon draw:style-name="gr2" draw:text-style-name="P2" draw:layer="layout" svg:width="0.635cm" svg:height="0.034cm" svg:x="15.887cm" svg:y="20.387cm" svg:viewBox="0 0 636 35" draw:points="0,35 636,35 636,0 0,0">
          <text:p/>
        </draw:polygon>
        <draw:polygon draw:style-name="gr2" draw:text-style-name="P2" draw:layer="layout" svg:width="0.635cm" svg:height="0.034cm" svg:x="16.768cm" svg:y="20.387cm" svg:viewBox="0 0 636 35" draw:points="0,35 636,35 636,0 0,0">
          <text:p/>
        </draw:polygon>
        <draw:polygon draw:style-name="gr2" draw:text-style-name="P2" draw:layer="layout" svg:width="1.27cm" svg:height="0.034cm" svg:x="2.738cm" svg:y="20.899cm" svg:viewBox="0 0 1271 35" draw:points="0,35 1271,35 1271,0 0,0">
          <text:p/>
        </draw:polygon>
        <draw:polygon draw:style-name="gr2" draw:text-style-name="P2" draw:layer="layout" svg:width="0.635cm" svg:height="0.034cm" svg:x="4.254cm" svg:y="20.899cm" svg:viewBox="0 0 636 35" draw:points="0,35 636,35 636,0 0,0">
          <text:p/>
        </draw:polygon>
        <draw:polygon draw:style-name="gr2" draw:text-style-name="P2" draw:layer="layout" svg:width="0.635cm" svg:height="0.034cm" svg:x="5.135cm" svg:y="20.899cm" svg:viewBox="0 0 636 35" draw:points="0,35 636,35 636,0 0,0">
          <text:p/>
        </draw:polygon>
        <draw:polygon draw:style-name="gr2" draw:text-style-name="P2" draw:layer="layout" svg:width="0.635cm" svg:height="0.034cm" svg:x="6.015cm" svg:y="20.899cm" svg:viewBox="0 0 636 35" draw:points="0,35 636,35 636,0 0,0">
          <text:p/>
        </draw:polygon>
        <draw:polygon draw:style-name="gr2" draw:text-style-name="P2" draw:layer="layout" svg:width="1.27cm" svg:height="0.034cm" svg:x="8.555cm" svg:y="20.899cm" svg:viewBox="0 0 1271 35" draw:points="0,35 1271,35 1271,0 0,0">
          <text:p/>
        </draw:polygon>
        <draw:polygon draw:style-name="gr2" draw:text-style-name="P2" draw:layer="layout" svg:width="0.635cm" svg:height="0.034cm" svg:x="10.071cm" svg:y="20.899cm" svg:viewBox="0 0 636 35" draw:points="0,35 636,35 636,0 0,0">
          <text:p/>
        </draw:polygon>
        <draw:polygon draw:style-name="gr2" draw:text-style-name="P2" draw:layer="layout" svg:width="0.635cm" svg:height="0.034cm" svg:x="10.951cm" svg:y="20.899cm" svg:viewBox="0 0 636 35" draw:points="0,35 636,35 636,0 0,0">
          <text:p/>
        </draw:polygon>
        <draw:polygon draw:style-name="gr2" draw:text-style-name="P2" draw:layer="layout" svg:width="0.635cm" svg:height="0.034cm" svg:x="11.832cm" svg:y="20.899cm" svg:viewBox="0 0 636 35" draw:points="0,35 636,35 636,0 0,0">
          <text:p/>
        </draw:polygon>
        <draw:polygon draw:style-name="gr2" draw:text-style-name="P2" draw:layer="layout" svg:width="1.27cm" svg:height="0.034cm" svg:x="14.372cm" svg:y="20.899cm" svg:viewBox="0 0 1271 35" draw:points="0,35 1271,35 1271,0 0,0">
          <text:p/>
        </draw:polygon>
        <draw:polygon draw:style-name="gr2" draw:text-style-name="P2" draw:layer="layout" svg:width="0.635cm" svg:height="0.034cm" svg:x="15.887cm" svg:y="20.899cm" svg:viewBox="0 0 636 35" draw:points="0,35 636,35 636,0 0,0">
          <text:p/>
        </draw:polygon>
        <draw:polygon draw:style-name="gr2" draw:text-style-name="P2" draw:layer="layout" svg:width="0.635cm" svg:height="0.034cm" svg:x="16.768cm" svg:y="20.899cm" svg:viewBox="0 0 636 35" draw:points="0,35 636,35 636,0 0,0">
          <text:p/>
        </draw:polygon>
        <draw:polygon draw:style-name="gr2" draw:text-style-name="P2" draw:layer="layout" svg:width="1.27cm" svg:height="0.034cm" svg:x="2.738cm" svg:y="21.412cm" svg:viewBox="0 0 1271 35" draw:points="0,35 1271,35 1271,0 0,0">
          <text:p/>
        </draw:polygon>
        <draw:polygon draw:style-name="gr2" draw:text-style-name="P2" draw:layer="layout" svg:width="0.635cm" svg:height="0.034cm" svg:x="4.254cm" svg:y="21.412cm" svg:viewBox="0 0 636 35" draw:points="0,35 636,35 636,0 0,0">
          <text:p/>
        </draw:polygon>
        <draw:polygon draw:style-name="gr2" draw:text-style-name="P2" draw:layer="layout" svg:width="0.635cm" svg:height="0.034cm" svg:x="5.135cm" svg:y="21.412cm" svg:viewBox="0 0 636 35" draw:points="0,35 636,35 636,0 0,0">
          <text:p/>
        </draw:polygon>
        <draw:polygon draw:style-name="gr2" draw:text-style-name="P2" draw:layer="layout" svg:width="0.635cm" svg:height="0.034cm" svg:x="6.015cm" svg:y="21.412cm" svg:viewBox="0 0 636 35" draw:points="0,35 636,35 636,0 0,0">
          <text:p/>
        </draw:polygon>
        <draw:polygon draw:style-name="gr2" draw:text-style-name="P2" draw:layer="layout" svg:width="1.27cm" svg:height="0.034cm" svg:x="8.555cm" svg:y="21.412cm" svg:viewBox="0 0 1271 35" draw:points="0,35 1271,35 1271,0 0,0">
          <text:p/>
        </draw:polygon>
        <draw:polygon draw:style-name="gr2" draw:text-style-name="P2" draw:layer="layout" svg:width="0.635cm" svg:height="0.034cm" svg:x="10.071cm" svg:y="21.412cm" svg:viewBox="0 0 636 35" draw:points="0,35 636,35 636,0 0,0">
          <text:p/>
        </draw:polygon>
        <draw:polygon draw:style-name="gr2" draw:text-style-name="P2" draw:layer="layout" svg:width="0.635cm" svg:height="0.034cm" svg:x="10.951cm" svg:y="21.412cm" svg:viewBox="0 0 636 35" draw:points="0,35 636,35 636,0 0,0">
          <text:p/>
        </draw:polygon>
        <draw:polygon draw:style-name="gr2" draw:text-style-name="P2" draw:layer="layout" svg:width="0.635cm" svg:height="0.034cm" svg:x="11.832cm" svg:y="21.412cm" svg:viewBox="0 0 636 35" draw:points="0,35 636,35 636,0 0,0">
          <text:p/>
        </draw:polygon>
        <draw:polygon draw:style-name="gr2" draw:text-style-name="P2" draw:layer="layout" svg:width="1.27cm" svg:height="0.034cm" svg:x="14.372cm" svg:y="21.412cm" svg:viewBox="0 0 1271 35" draw:points="0,35 1271,35 1271,0 0,0">
          <text:p/>
        </draw:polygon>
        <draw:polygon draw:style-name="gr2" draw:text-style-name="P2" draw:layer="layout" svg:width="0.635cm" svg:height="0.034cm" svg:x="15.887cm" svg:y="21.412cm" svg:viewBox="0 0 636 35" draw:points="0,35 636,35 636,0 0,0">
          <text:p/>
        </draw:polygon>
        <draw:polygon draw:style-name="gr2" draw:text-style-name="P2" draw:layer="layout" svg:width="0.635cm" svg:height="0.034cm" svg:x="16.768cm" svg:y="21.412cm" svg:viewBox="0 0 636 35" draw:points="0,35 636,35 636,0 0,0">
          <text:p/>
        </draw:polygon>
        <draw:polygon draw:style-name="gr2" draw:text-style-name="P2" draw:layer="layout" svg:width="1.27cm" svg:height="0.034cm" svg:x="2.738cm" svg:y="21.924cm" svg:viewBox="0 0 1271 35" draw:points="0,35 1271,35 1271,0 0,0">
          <text:p/>
        </draw:polygon>
        <draw:polygon draw:style-name="gr2" draw:text-style-name="P2" draw:layer="layout" svg:width="0.635cm" svg:height="0.034cm" svg:x="4.254cm" svg:y="21.924cm" svg:viewBox="0 0 636 35" draw:points="0,35 636,35 636,0 0,0">
          <text:p/>
        </draw:polygon>
        <draw:polygon draw:style-name="gr2" draw:text-style-name="P2" draw:layer="layout" svg:width="0.635cm" svg:height="0.034cm" svg:x="5.135cm" svg:y="21.924cm" svg:viewBox="0 0 636 35" draw:points="0,35 636,35 636,0 0,0">
          <text:p/>
        </draw:polygon>
        <draw:polygon draw:style-name="gr2" draw:text-style-name="P2" draw:layer="layout" svg:width="0.635cm" svg:height="0.034cm" svg:x="6.015cm" svg:y="21.924cm" svg:viewBox="0 0 636 35" draw:points="0,35 636,35 636,0 0,0">
          <text:p/>
        </draw:polygon>
        <draw:polygon draw:style-name="gr2" draw:text-style-name="P2" draw:layer="layout" svg:width="1.27cm" svg:height="0.034cm" svg:x="8.555cm" svg:y="21.924cm" svg:viewBox="0 0 1271 35" draw:points="0,35 1271,35 1271,0 0,0">
          <text:p/>
        </draw:polygon>
        <draw:polygon draw:style-name="gr2" draw:text-style-name="P2" draw:layer="layout" svg:width="0.635cm" svg:height="0.034cm" svg:x="10.071cm" svg:y="21.924cm" svg:viewBox="0 0 636 35" draw:points="0,35 636,35 636,0 0,0">
          <text:p/>
        </draw:polygon>
        <draw:polygon draw:style-name="gr2" draw:text-style-name="P2" draw:layer="layout" svg:width="0.635cm" svg:height="0.034cm" svg:x="10.951cm" svg:y="21.924cm" svg:viewBox="0 0 636 35" draw:points="0,35 636,35 636,0 0,0">
          <text:p/>
        </draw:polygon>
        <draw:polygon draw:style-name="gr2" draw:text-style-name="P2" draw:layer="layout" svg:width="0.635cm" svg:height="0.034cm" svg:x="11.832cm" svg:y="21.924cm" svg:viewBox="0 0 636 35" draw:points="0,35 636,35 636,0 0,0">
          <text:p/>
        </draw:polygon>
        <draw:polygon draw:style-name="gr2" draw:text-style-name="P2" draw:layer="layout" svg:width="1.27cm" svg:height="0.034cm" svg:x="14.372cm" svg:y="21.924cm" svg:viewBox="0 0 1271 35" draw:points="0,35 1271,35 1271,0 0,0">
          <text:p/>
        </draw:polygon>
        <draw:polygon draw:style-name="gr2" draw:text-style-name="P2" draw:layer="layout" svg:width="0.635cm" svg:height="0.034cm" svg:x="15.887cm" svg:y="21.924cm" svg:viewBox="0 0 636 35" draw:points="0,35 636,35 636,0 0,0">
          <text:p/>
        </draw:polygon>
        <draw:polygon draw:style-name="gr2" draw:text-style-name="P2" draw:layer="layout" svg:width="0.635cm" svg:height="0.034cm" svg:x="16.768cm" svg:y="21.924cm" svg:viewBox="0 0 636 35" draw:points="0,35 636,35 636,0 0,0">
          <text:p/>
        </draw:polygon>
        <draw:polygon draw:style-name="gr2" draw:text-style-name="P2" draw:layer="layout" svg:width="1.27cm" svg:height="0.034cm" svg:x="2.738cm" svg:y="22.436cm" svg:viewBox="0 0 1271 35" draw:points="0,35 1271,35 1271,0 0,0">
          <text:p/>
        </draw:polygon>
        <draw:polygon draw:style-name="gr2" draw:text-style-name="P2" draw:layer="layout" svg:width="0.635cm" svg:height="0.034cm" svg:x="4.254cm" svg:y="22.436cm" svg:viewBox="0 0 636 35" draw:points="0,35 636,35 636,0 0,0">
          <text:p/>
        </draw:polygon>
        <draw:polygon draw:style-name="gr2" draw:text-style-name="P2" draw:layer="layout" svg:width="0.635cm" svg:height="0.034cm" svg:x="5.135cm" svg:y="22.436cm" svg:viewBox="0 0 636 35" draw:points="0,35 636,35 636,0 0,0">
          <text:p/>
        </draw:polygon>
        <draw:polygon draw:style-name="gr2" draw:text-style-name="P2" draw:layer="layout" svg:width="0.635cm" svg:height="0.034cm" svg:x="6.015cm" svg:y="22.436cm" svg:viewBox="0 0 636 35" draw:points="0,35 636,35 636,0 0,0">
          <text:p/>
        </draw:polygon>
        <draw:polygon draw:style-name="gr2" draw:text-style-name="P2" draw:layer="layout" svg:width="1.27cm" svg:height="0.034cm" svg:x="8.555cm" svg:y="22.436cm" svg:viewBox="0 0 1271 35" draw:points="0,35 1271,35 1271,0 0,0">
          <text:p/>
        </draw:polygon>
        <draw:polygon draw:style-name="gr2" draw:text-style-name="P2" draw:layer="layout" svg:width="0.635cm" svg:height="0.034cm" svg:x="10.071cm" svg:y="22.436cm" svg:viewBox="0 0 636 35" draw:points="0,35 636,35 636,0 0,0">
          <text:p/>
        </draw:polygon>
        <draw:polygon draw:style-name="gr2" draw:text-style-name="P2" draw:layer="layout" svg:width="0.635cm" svg:height="0.034cm" svg:x="10.951cm" svg:y="22.436cm" svg:viewBox="0 0 636 35" draw:points="0,35 636,35 636,0 0,0">
          <text:p/>
        </draw:polygon>
        <draw:polygon draw:style-name="gr2" draw:text-style-name="P2" draw:layer="layout" svg:width="0.635cm" svg:height="0.034cm" svg:x="11.832cm" svg:y="22.436cm" svg:viewBox="0 0 636 35" draw:points="0,35 636,35 636,0 0,0">
          <text:p/>
        </draw:polygon>
        <draw:polygon draw:style-name="gr2" draw:text-style-name="P2" draw:layer="layout" svg:width="1.27cm" svg:height="0.034cm" svg:x="14.372cm" svg:y="22.436cm" svg:viewBox="0 0 1271 35" draw:points="0,35 1271,35 1271,0 0,0">
          <text:p/>
        </draw:polygon>
        <draw:polygon draw:style-name="gr2" draw:text-style-name="P2" draw:layer="layout" svg:width="0.635cm" svg:height="0.034cm" svg:x="15.887cm" svg:y="22.436cm" svg:viewBox="0 0 636 35" draw:points="0,35 636,35 636,0 0,0">
          <text:p/>
        </draw:polygon>
        <draw:polygon draw:style-name="gr2" draw:text-style-name="P2" draw:layer="layout" svg:width="0.635cm" svg:height="0.034cm" svg:x="16.768cm" svg:y="22.436cm" svg:viewBox="0 0 636 35" draw:points="0,35 636,35 636,0 0,0">
          <text:p/>
        </draw:polygon>
        <draw:polygon draw:style-name="gr2" draw:text-style-name="P2" draw:layer="layout" svg:width="1.27cm" svg:height="0.034cm" svg:x="2.738cm" svg:y="22.948cm" svg:viewBox="0 0 1271 35" draw:points="0,35 1271,35 1271,0 0,0">
          <text:p/>
        </draw:polygon>
        <draw:polygon draw:style-name="gr2" draw:text-style-name="P2" draw:layer="layout" svg:width="0.635cm" svg:height="0.034cm" svg:x="4.254cm" svg:y="22.948cm" svg:viewBox="0 0 636 35" draw:points="0,35 636,35 636,0 0,0">
          <text:p/>
        </draw:polygon>
        <draw:polygon draw:style-name="gr2" draw:text-style-name="P2" draw:layer="layout" svg:width="0.635cm" svg:height="0.034cm" svg:x="5.135cm" svg:y="22.948cm" svg:viewBox="0 0 636 35" draw:points="0,35 636,35 636,0 0,0">
          <text:p/>
        </draw:polygon>
        <draw:polygon draw:style-name="gr2" draw:text-style-name="P2" draw:layer="layout" svg:width="0.635cm" svg:height="0.034cm" svg:x="6.015cm" svg:y="22.948cm" svg:viewBox="0 0 636 35" draw:points="0,35 636,35 636,0 0,0">
          <text:p/>
        </draw:polygon>
        <draw:polygon draw:style-name="gr2" draw:text-style-name="P2" draw:layer="layout" svg:width="1.27cm" svg:height="0.034cm" svg:x="8.555cm" svg:y="22.948cm" svg:viewBox="0 0 1271 35" draw:points="0,35 1271,35 1271,0 0,0">
          <text:p/>
        </draw:polygon>
        <draw:polygon draw:style-name="gr2" draw:text-style-name="P2" draw:layer="layout" svg:width="0.635cm" svg:height="0.034cm" svg:x="10.071cm" svg:y="22.948cm" svg:viewBox="0 0 636 35" draw:points="0,35 636,35 636,0 0,0">
          <text:p/>
        </draw:polygon>
        <draw:polygon draw:style-name="gr2" draw:text-style-name="P2" draw:layer="layout" svg:width="0.635cm" svg:height="0.034cm" svg:x="10.951cm" svg:y="22.948cm" svg:viewBox="0 0 636 35" draw:points="0,35 636,35 636,0 0,0">
          <text:p/>
        </draw:polygon>
        <draw:polygon draw:style-name="gr2" draw:text-style-name="P2" draw:layer="layout" svg:width="0.635cm" svg:height="0.034cm" svg:x="11.832cm" svg:y="22.948cm" svg:viewBox="0 0 636 35" draw:points="0,35 636,35 636,0 0,0">
          <text:p/>
        </draw:polygon>
        <draw:polygon draw:style-name="gr2" draw:text-style-name="P2" draw:layer="layout" svg:width="1.27cm" svg:height="0.034cm" svg:x="14.372cm" svg:y="22.948cm" svg:viewBox="0 0 1271 35" draw:points="0,35 1271,35 1271,0 0,0">
          <text:p/>
        </draw:polygon>
        <draw:polygon draw:style-name="gr2" draw:text-style-name="P2" draw:layer="layout" svg:width="0.635cm" svg:height="0.034cm" svg:x="15.887cm" svg:y="22.948cm" svg:viewBox="0 0 636 35" draw:points="0,35 636,35 636,0 0,0">
          <text:p/>
        </draw:polygon>
        <draw:polygon draw:style-name="gr2" draw:text-style-name="P2" draw:layer="layout" svg:width="0.635cm" svg:height="0.034cm" svg:x="16.768cm" svg:y="22.948cm" svg:viewBox="0 0 636 35" draw:points="0,35 636,35 636,0 0,0">
          <text:p/>
        </draw:polygon>
        <draw:polygon draw:style-name="gr2" draw:text-style-name="P2" draw:layer="layout" svg:width="1.27cm" svg:height="0.034cm" svg:x="2.738cm" svg:y="23.461cm" svg:viewBox="0 0 1271 35" draw:points="0,35 1271,35 1271,0 0,0">
          <text:p/>
        </draw:polygon>
        <draw:polygon draw:style-name="gr2" draw:text-style-name="P2" draw:layer="layout" svg:width="0.635cm" svg:height="0.034cm" svg:x="4.254cm" svg:y="23.461cm" svg:viewBox="0 0 636 35" draw:points="0,35 636,35 636,0 0,0">
          <text:p/>
        </draw:polygon>
        <draw:polygon draw:style-name="gr2" draw:text-style-name="P2" draw:layer="layout" svg:width="0.635cm" svg:height="0.034cm" svg:x="5.135cm" svg:y="23.461cm" svg:viewBox="0 0 636 35" draw:points="0,35 636,35 636,0 0,0">
          <text:p/>
        </draw:polygon>
        <draw:polygon draw:style-name="gr2" draw:text-style-name="P2" draw:layer="layout" svg:width="0.635cm" svg:height="0.034cm" svg:x="6.015cm" svg:y="23.461cm" svg:viewBox="0 0 636 35" draw:points="0,35 636,35 636,0 0,0">
          <text:p/>
        </draw:polygon>
        <draw:polygon draw:style-name="gr2" draw:text-style-name="P2" draw:layer="layout" svg:width="1.27cm" svg:height="0.034cm" svg:x="8.555cm" svg:y="23.461cm" svg:viewBox="0 0 1271 35" draw:points="0,35 1271,35 1271,0 0,0">
          <text:p/>
        </draw:polygon>
        <draw:polygon draw:style-name="gr2" draw:text-style-name="P2" draw:layer="layout" svg:width="0.635cm" svg:height="0.034cm" svg:x="10.071cm" svg:y="23.461cm" svg:viewBox="0 0 636 35" draw:points="0,35 636,35 636,0 0,0">
          <text:p/>
        </draw:polygon>
        <draw:polygon draw:style-name="gr2" draw:text-style-name="P2" draw:layer="layout" svg:width="0.635cm" svg:height="0.034cm" svg:x="10.951cm" svg:y="23.461cm" svg:viewBox="0 0 636 35" draw:points="0,35 636,35 636,0 0,0">
          <text:p/>
        </draw:polygon>
        <draw:polygon draw:style-name="gr2" draw:text-style-name="P2" draw:layer="layout" svg:width="0.635cm" svg:height="0.034cm" svg:x="11.832cm" svg:y="23.461cm" svg:viewBox="0 0 636 35" draw:points="0,35 636,35 636,0 0,0">
          <text:p/>
        </draw:polygon>
        <draw:polygon draw:style-name="gr2" draw:text-style-name="P2" draw:layer="layout" svg:width="1.27cm" svg:height="0.034cm" svg:x="14.372cm" svg:y="23.461cm" svg:viewBox="0 0 1271 35" draw:points="0,35 1271,35 1271,0 0,0">
          <text:p/>
        </draw:polygon>
        <draw:polygon draw:style-name="gr2" draw:text-style-name="P2" draw:layer="layout" svg:width="0.635cm" svg:height="0.034cm" svg:x="15.887cm" svg:y="23.461cm" svg:viewBox="0 0 636 35" draw:points="0,35 636,35 636,0 0,0">
          <text:p/>
        </draw:polygon>
        <draw:polygon draw:style-name="gr2" draw:text-style-name="P2" draw:layer="layout" svg:width="0.635cm" svg:height="0.034cm" svg:x="16.768cm" svg:y="23.461cm" svg:viewBox="0 0 636 35" draw:points="0,35 636,35 636,0 0,0">
          <text:p/>
        </draw:polygon>
        <draw:polygon draw:style-name="gr2" draw:text-style-name="P2" draw:layer="layout" svg:width="1.27cm" svg:height="0.034cm" svg:x="2.738cm" svg:y="23.973cm" svg:viewBox="0 0 1271 35" draw:points="0,35 1271,35 1271,0 0,0">
          <text:p/>
        </draw:polygon>
        <draw:polygon draw:style-name="gr2" draw:text-style-name="P2" draw:layer="layout" svg:width="0.635cm" svg:height="0.034cm" svg:x="4.254cm" svg:y="23.973cm" svg:viewBox="0 0 636 35" draw:points="0,35 636,35 636,0 0,0">
          <text:p/>
        </draw:polygon>
        <draw:polygon draw:style-name="gr2" draw:text-style-name="P2" draw:layer="layout" svg:width="0.635cm" svg:height="0.034cm" svg:x="5.135cm" svg:y="23.973cm" svg:viewBox="0 0 636 35" draw:points="0,35 636,35 636,0 0,0">
          <text:p/>
        </draw:polygon>
        <draw:polygon draw:style-name="gr2" draw:text-style-name="P2" draw:layer="layout" svg:width="0.635cm" svg:height="0.034cm" svg:x="6.015cm" svg:y="23.973cm" svg:viewBox="0 0 636 35" draw:points="0,35 636,35 636,0 0,0">
          <text:p/>
        </draw:polygon>
        <draw:polygon draw:style-name="gr2" draw:text-style-name="P2" draw:layer="layout" svg:width="1.27cm" svg:height="0.034cm" svg:x="8.555cm" svg:y="23.973cm" svg:viewBox="0 0 1271 35" draw:points="0,35 1271,35 1271,0 0,0">
          <text:p/>
        </draw:polygon>
        <draw:polygon draw:style-name="gr2" draw:text-style-name="P2" draw:layer="layout" svg:width="0.635cm" svg:height="0.034cm" svg:x="10.071cm" svg:y="23.973cm" svg:viewBox="0 0 636 35" draw:points="0,35 636,35 636,0 0,0">
          <text:p/>
        </draw:polygon>
        <draw:polygon draw:style-name="gr2" draw:text-style-name="P2" draw:layer="layout" svg:width="0.635cm" svg:height="0.034cm" svg:x="10.951cm" svg:y="23.973cm" svg:viewBox="0 0 636 35" draw:points="0,35 636,35 636,0 0,0">
          <text:p/>
        </draw:polygon>
        <draw:polygon draw:style-name="gr2" draw:text-style-name="P2" draw:layer="layout" svg:width="0.635cm" svg:height="0.034cm" svg:x="11.832cm" svg:y="23.973cm" svg:viewBox="0 0 636 35" draw:points="0,35 636,35 636,0 0,0">
          <text:p/>
        </draw:polygon>
        <draw:polygon draw:style-name="gr2" draw:text-style-name="P2" draw:layer="layout" svg:width="1.27cm" svg:height="0.034cm" svg:x="14.372cm" svg:y="23.973cm" svg:viewBox="0 0 1271 35" draw:points="0,35 1271,35 1271,0 0,0">
          <text:p/>
        </draw:polygon>
        <draw:polygon draw:style-name="gr2" draw:text-style-name="P2" draw:layer="layout" svg:width="0.635cm" svg:height="0.034cm" svg:x="15.887cm" svg:y="23.973cm" svg:viewBox="0 0 636 35" draw:points="0,35 636,35 636,0 0,0">
          <text:p/>
        </draw:polygon>
        <draw:polygon draw:style-name="gr2" draw:text-style-name="P2" draw:layer="layout" svg:width="0.635cm" svg:height="0.034cm" svg:x="16.768cm" svg:y="23.973cm" svg:viewBox="0 0 636 35" draw:points="0,35 636,35 636,0 0,0">
          <text:p/>
        </draw:polygon>
        <draw:polygon draw:style-name="gr2" draw:text-style-name="P2" draw:layer="layout" svg:width="1.27cm" svg:height="0.034cm" svg:x="2.738cm" svg:y="24.485cm" svg:viewBox="0 0 1271 35" draw:points="0,35 1271,35 1271,0 0,0">
          <text:p/>
        </draw:polygon>
        <draw:polygon draw:style-name="gr2" draw:text-style-name="P2" draw:layer="layout" svg:width="0.635cm" svg:height="0.034cm" svg:x="4.254cm" svg:y="24.485cm" svg:viewBox="0 0 636 35" draw:points="0,35 636,35 636,0 0,0">
          <text:p/>
        </draw:polygon>
        <draw:polygon draw:style-name="gr2" draw:text-style-name="P2" draw:layer="layout" svg:width="0.635cm" svg:height="0.034cm" svg:x="5.135cm" svg:y="24.485cm" svg:viewBox="0 0 636 35" draw:points="0,35 636,35 636,0 0,0">
          <text:p/>
        </draw:polygon>
        <draw:polygon draw:style-name="gr2" draw:text-style-name="P2" draw:layer="layout" svg:width="0.635cm" svg:height="0.034cm" svg:x="6.015cm" svg:y="24.485cm" svg:viewBox="0 0 636 35" draw:points="0,35 636,35 636,0 0,0">
          <text:p/>
        </draw:polygon>
        <draw:polygon draw:style-name="gr2" draw:text-style-name="P2" draw:layer="layout" svg:width="1.27cm" svg:height="0.034cm" svg:x="8.555cm" svg:y="24.485cm" svg:viewBox="0 0 1271 35" draw:points="0,35 1271,35 1271,0 0,0">
          <text:p/>
        </draw:polygon>
        <draw:polygon draw:style-name="gr2" draw:text-style-name="P2" draw:layer="layout" svg:width="0.635cm" svg:height="0.034cm" svg:x="10.071cm" svg:y="24.485cm" svg:viewBox="0 0 636 35" draw:points="0,35 636,35 636,0 0,0">
          <text:p/>
        </draw:polygon>
        <draw:polygon draw:style-name="gr2" draw:text-style-name="P2" draw:layer="layout" svg:width="0.635cm" svg:height="0.034cm" svg:x="10.951cm" svg:y="24.485cm" svg:viewBox="0 0 636 35" draw:points="0,35 636,35 636,0 0,0">
          <text:p/>
        </draw:polygon>
        <draw:polygon draw:style-name="gr2" draw:text-style-name="P2" draw:layer="layout" svg:width="0.635cm" svg:height="0.034cm" svg:x="11.832cm" svg:y="24.485cm" svg:viewBox="0 0 636 35" draw:points="0,35 636,35 636,0 0,0">
          <text:p/>
        </draw:polygon>
        <draw:polygon draw:style-name="gr2" draw:text-style-name="P2" draw:layer="layout" svg:width="1.27cm" svg:height="0.034cm" svg:x="14.372cm" svg:y="24.485cm" svg:viewBox="0 0 1271 35" draw:points="0,35 1271,35 1271,0 0,0">
          <text:p/>
        </draw:polygon>
        <draw:polygon draw:style-name="gr2" draw:text-style-name="P2" draw:layer="layout" svg:width="0.635cm" svg:height="0.034cm" svg:x="15.887cm" svg:y="24.485cm" svg:viewBox="0 0 636 35" draw:points="0,35 636,35 636,0 0,0">
          <text:p/>
        </draw:polygon>
        <draw:polygon draw:style-name="gr2" draw:text-style-name="P2" draw:layer="layout" svg:width="0.635cm" svg:height="0.034cm" svg:x="16.768cm" svg:y="24.485cm" svg:viewBox="0 0 636 35" draw:points="0,35 636,35 636,0 0,0">
          <text:p/>
        </draw:polygon>
        <draw:polygon draw:style-name="gr2" draw:text-style-name="P2" draw:layer="layout" svg:width="1.27cm" svg:height="0.035cm" svg:x="2.738cm" svg:y="24.997cm" svg:viewBox="0 0 1271 36" draw:points="0,36 1271,36 1271,0 0,0">
          <text:p/>
        </draw:polygon>
        <draw:polygon draw:style-name="gr2" draw:text-style-name="P2" draw:layer="layout" svg:width="0.635cm" svg:height="0.035cm" svg:x="4.254cm" svg:y="24.997cm" svg:viewBox="0 0 636 36" draw:points="0,36 636,36 636,0 0,0">
          <text:p/>
        </draw:polygon>
        <draw:polygon draw:style-name="gr2" draw:text-style-name="P2" draw:layer="layout" svg:width="0.635cm" svg:height="0.035cm" svg:x="5.135cm" svg:y="24.997cm" svg:viewBox="0 0 636 36" draw:points="0,36 636,36 636,0 0,0">
          <text:p/>
        </draw:polygon>
        <draw:polygon draw:style-name="gr2" draw:text-style-name="P2" draw:layer="layout" svg:width="0.635cm" svg:height="0.035cm" svg:x="6.015cm" svg:y="24.997cm" svg:viewBox="0 0 636 36" draw:points="0,36 636,36 636,0 0,0">
          <text:p/>
        </draw:polygon>
        <draw:polygon draw:style-name="gr2" draw:text-style-name="P2" draw:layer="layout" svg:width="1.27cm" svg:height="0.035cm" svg:x="8.555cm" svg:y="24.997cm" svg:viewBox="0 0 1271 36" draw:points="0,36 1271,36 1271,0 0,0">
          <text:p/>
        </draw:polygon>
        <draw:polygon draw:style-name="gr2" draw:text-style-name="P2" draw:layer="layout" svg:width="0.635cm" svg:height="0.035cm" svg:x="10.071cm" svg:y="24.997cm" svg:viewBox="0 0 636 36" draw:points="0,36 636,36 636,0 0,0">
          <text:p/>
        </draw:polygon>
        <draw:polygon draw:style-name="gr2" draw:text-style-name="P2" draw:layer="layout" svg:width="0.635cm" svg:height="0.035cm" svg:x="10.951cm" svg:y="24.997cm" svg:viewBox="0 0 636 36" draw:points="0,36 636,36 636,0 0,0">
          <text:p/>
        </draw:polygon>
        <draw:polygon draw:style-name="gr2" draw:text-style-name="P2" draw:layer="layout" svg:width="0.635cm" svg:height="0.035cm" svg:x="11.832cm" svg:y="24.997cm" svg:viewBox="0 0 636 36" draw:points="0,36 636,36 636,0 0,0">
          <text:p/>
        </draw:polygon>
        <draw:polygon draw:style-name="gr2" draw:text-style-name="P2" draw:layer="layout" svg:width="1.27cm" svg:height="0.035cm" svg:x="14.372cm" svg:y="24.997cm" svg:viewBox="0 0 1271 36" draw:points="0,36 1271,36 1271,0 0,0">
          <text:p/>
        </draw:polygon>
        <draw:polygon draw:style-name="gr2" draw:text-style-name="P2" draw:layer="layout" svg:width="0.635cm" svg:height="0.035cm" svg:x="15.887cm" svg:y="24.997cm" svg:viewBox="0 0 636 36" draw:points="0,36 636,36 636,0 0,0">
          <text:p/>
        </draw:polygon>
        <draw:polygon draw:style-name="gr2" draw:text-style-name="P2" draw:layer="layout" svg:width="0.635cm" svg:height="0.035cm" svg:x="16.768cm" svg:y="24.997cm" svg:viewBox="0 0 636 36" draw:points="0,36 636,36 636,0 0,0">
          <text:p/>
        </draw:polygon>
        <draw:polygon draw:style-name="gr2" draw:text-style-name="P2" draw:layer="layout" svg:width="1.27cm" svg:height="0.033cm" svg:x="2.738cm" svg:y="25.51cm" svg:viewBox="0 0 1271 34" draw:points="0,34 1271,34 1271,0 0,0">
          <text:p/>
        </draw:polygon>
        <draw:polygon draw:style-name="gr2" draw:text-style-name="P2" draw:layer="layout" svg:width="0.635cm" svg:height="0.033cm" svg:x="4.254cm" svg:y="25.51cm" svg:viewBox="0 0 636 34" draw:points="0,34 636,34 636,0 0,0">
          <text:p/>
        </draw:polygon>
        <draw:polygon draw:style-name="gr2" draw:text-style-name="P2" draw:layer="layout" svg:width="0.635cm" svg:height="0.033cm" svg:x="5.135cm" svg:y="25.51cm" svg:viewBox="0 0 636 34" draw:points="0,34 636,34 636,0 0,0">
          <text:p/>
        </draw:polygon>
        <draw:polygon draw:style-name="gr2" draw:text-style-name="P2" draw:layer="layout" svg:width="0.635cm" svg:height="0.033cm" svg:x="6.015cm" svg:y="25.51cm" svg:viewBox="0 0 636 34" draw:points="0,34 636,34 636,0 0,0">
          <text:p/>
        </draw:polygon>
        <draw:polygon draw:style-name="gr2" draw:text-style-name="P2" draw:layer="layout" svg:width="1.27cm" svg:height="0.033cm" svg:x="8.555cm" svg:y="25.51cm" svg:viewBox="0 0 1271 34" draw:points="0,34 1271,34 1271,0 0,0">
          <text:p/>
        </draw:polygon>
        <draw:polygon draw:style-name="gr2" draw:text-style-name="P2" draw:layer="layout" svg:width="0.635cm" svg:height="0.033cm" svg:x="10.071cm" svg:y="25.51cm" svg:viewBox="0 0 636 34" draw:points="0,34 636,34 636,0 0,0">
          <text:p/>
        </draw:polygon>
        <draw:polygon draw:style-name="gr2" draw:text-style-name="P2" draw:layer="layout" svg:width="0.635cm" svg:height="0.033cm" svg:x="10.951cm" svg:y="25.51cm" svg:viewBox="0 0 636 34" draw:points="0,34 636,34 636,0 0,0">
          <text:p/>
        </draw:polygon>
        <draw:polygon draw:style-name="gr2" draw:text-style-name="P2" draw:layer="layout" svg:width="0.635cm" svg:height="0.033cm" svg:x="11.832cm" svg:y="25.51cm" svg:viewBox="0 0 636 34" draw:points="0,34 636,34 636,0 0,0">
          <text:p/>
        </draw:polygon>
        <draw:polygon draw:style-name="gr2" draw:text-style-name="P2" draw:layer="layout" svg:width="1.27cm" svg:height="0.033cm" svg:x="14.372cm" svg:y="25.51cm" svg:viewBox="0 0 1271 34" draw:points="0,34 1271,34 1271,0 0,0">
          <text:p/>
        </draw:polygon>
        <draw:polygon draw:style-name="gr2" draw:text-style-name="P2" draw:layer="layout" svg:width="0.635cm" svg:height="0.033cm" svg:x="15.887cm" svg:y="25.51cm" svg:viewBox="0 0 636 34" draw:points="0,34 636,34 636,0 0,0">
          <text:p/>
        </draw:polygon>
        <draw:polygon draw:style-name="gr2" draw:text-style-name="P2" draw:layer="layout" svg:width="0.635cm" svg:height="0.033cm" svg:x="16.768cm" svg:y="25.51cm" svg:viewBox="0 0 636 34" draw:points="0,34 636,34 636,0 0,0">
          <text:p/>
        </draw:polygon>
        <draw:polygon draw:style-name="gr2" draw:text-style-name="P2" draw:layer="layout" svg:width="0.034cm" svg:height="0.102cm" svg:x="2.036cm" svg:y="9.084cm" svg:viewBox="0 0 35 103" draw:points="0,103 35,103 35,0 0,0">
          <text:p/>
        </draw:polygon>
        <draw:polygon draw:style-name="gr2" draw:text-style-name="P2" draw:layer="layout" svg:width="0.034cm" svg:height="0.034cm" svg:x="2.103cm" svg:y="9.152cm" svg:viewBox="0 0 35 35" draw:points="0,35 35,35 35,0 0,0">
          <text:p/>
        </draw:polygon>
        <draw:polygon draw:style-name="gr2" draw:text-style-name="P2" draw:layer="layout" svg:width="0.034cm" svg:height="0.034cm" svg:x="2.103cm" svg:y="25.988cm" svg:viewBox="0 0 35 35" draw:points="0,35 35,35 35,0 0,0">
          <text:p/>
        </draw:polygon>
        <draw:polygon draw:style-name="gr2" draw:text-style-name="P2" draw:layer="layout" svg:width="0.101cm" svg:height="0.034cm" svg:x="2.036cm" svg:y="26.056cm" svg:viewBox="0 0 102 35" draw:points="0,35 102,35 102,0 0,0">
          <text:p/>
        </draw:polygon>
        <draw:polygon draw:style-name="gr2" draw:text-style-name="P2" draw:layer="layout" svg:width="0.034cm" svg:height="0.034cm" svg:x="7.217cm" svg:y="9.152cm" svg:viewBox="0 0 35 35" draw:points="0,35 35,35 35,0 0,0">
          <text:p/>
        </draw:polygon>
        <draw:polygon draw:style-name="gr2" draw:text-style-name="P2" draw:layer="layout" svg:width="0.034cm" svg:height="0.102cm" svg:x="7.285cm" svg:y="9.084cm" svg:viewBox="0 0 35 103" draw:points="0,103 35,103 35,0 0,0">
          <text:p/>
        </draw:polygon>
        <draw:polygon draw:style-name="gr2" draw:text-style-name="P2" draw:layer="layout" svg:width="0.102cm" svg:height="0.034cm" svg:x="7.217cm" svg:y="26.056cm" svg:viewBox="0 0 103 35" draw:points="0,35 103,35 103,0 0,0">
          <text:p/>
        </draw:polygon>
        <draw:polygon draw:style-name="gr2" draw:text-style-name="P2" draw:layer="layout" svg:width="0.034cm" svg:height="0.034cm" svg:x="7.217cm" svg:y="25.988cm" svg:viewBox="0 0 35 35" draw:points="0,35 35,35 35,0 0,0">
          <text:p/>
        </draw:polygon>
        <draw:polygon draw:style-name="gr2" draw:text-style-name="P2" draw:layer="layout" svg:width="0.034cm" svg:height="0.102cm" svg:x="7.852cm" svg:y="9.084cm" svg:viewBox="0 0 35 103" draw:points="0,103 35,103 35,0 0,0">
          <text:p/>
        </draw:polygon>
        <draw:polygon draw:style-name="gr2" draw:text-style-name="P2" draw:layer="layout" svg:width="0.034cm" svg:height="0.034cm" svg:x="7.92cm" svg:y="9.152cm" svg:viewBox="0 0 35 35" draw:points="0,35 35,35 35,0 0,0">
          <text:p/>
        </draw:polygon>
        <draw:polygon draw:style-name="gr2" draw:text-style-name="P2" draw:layer="layout" svg:width="5.08cm" svg:height="0.034cm" svg:x="2.137cm" svg:y="25.988cm" svg:viewBox="0 0 5081 35" draw:points="0,35 5081,35 5081,0 0,0">
          <text:p/>
        </draw:polygon>
        <draw:polygon draw:style-name="gr2" draw:text-style-name="P2" draw:layer="layout" svg:width="5.08cm" svg:height="0.034cm" svg:x="2.137cm" svg:y="26.056cm" svg:viewBox="0 0 5081 35" draw:points="0,35 5081,35 5081,0 0,0">
          <text:p/>
        </draw:polygon>
        <draw:polygon draw:style-name="gr2" draw:text-style-name="P2" draw:layer="layout" svg:width="0.034cm" svg:height="0.034cm" svg:x="7.92cm" svg:y="25.988cm" svg:viewBox="0 0 35 35" draw:points="0,35 35,35 35,0 0,0">
          <text:p/>
        </draw:polygon>
        <draw:polygon draw:style-name="gr2" draw:text-style-name="P2" draw:layer="layout" svg:width="0.102cm" svg:height="0.034cm" svg:x="7.852cm" svg:y="26.056cm" svg:viewBox="0 0 103 35" draw:points="0,35 103,35 103,0 0,0">
          <text:p/>
        </draw:polygon>
        <draw:polygon draw:style-name="gr2" draw:text-style-name="P2" draw:layer="layout" svg:width="0.034cm" svg:height="0.034cm" svg:x="13.034cm" svg:y="9.152cm" svg:viewBox="0 0 35 35" draw:points="0,35 35,35 35,0 0,0">
          <text:p/>
        </draw:polygon>
        <draw:polygon draw:style-name="gr2" draw:text-style-name="P2" draw:layer="layout" svg:width="0.034cm" svg:height="0.102cm" svg:x="13.102cm" svg:y="9.084cm" svg:viewBox="0 0 35 103" draw:points="0,103 35,103 35,0 0,0">
          <text:p/>
        </draw:polygon>
        <draw:polygon draw:style-name="gr2" draw:text-style-name="P2" draw:layer="layout" svg:width="0.102cm" svg:height="0.034cm" svg:x="13.034cm" svg:y="26.056cm" svg:viewBox="0 0 103 35" draw:points="0,35 103,35 103,0 0,0">
          <text:p/>
        </draw:polygon>
        <draw:polygon draw:style-name="gr2" draw:text-style-name="P2" draw:layer="layout" svg:width="0.034cm" svg:height="0.034cm" svg:x="13.034cm" svg:y="25.988cm" svg:viewBox="0 0 35 35" draw:points="0,35 35,35 35,0 0,0">
          <text:p/>
        </draw:polygon>
        <draw:polygon draw:style-name="gr2" draw:text-style-name="P2" draw:layer="layout" svg:width="0.034cm" svg:height="0.102cm" svg:x="13.669cm" svg:y="9.084cm" svg:viewBox="0 0 35 103" draw:points="0,103 35,103 35,0 0,0">
          <text:p/>
        </draw:polygon>
        <draw:polygon draw:style-name="gr2" draw:text-style-name="P2" draw:layer="layout" svg:width="0.034cm" svg:height="0.034cm" svg:x="13.737cm" svg:y="9.152cm" svg:viewBox="0 0 35 35" draw:points="0,35 35,35 35,0 0,0">
          <text:p/>
        </draw:polygon>
        <draw:polygon draw:style-name="gr2" draw:text-style-name="P2" draw:layer="layout" svg:width="5.08cm" svg:height="0.034cm" svg:x="7.954cm" svg:y="25.988cm" svg:viewBox="0 0 5081 35" draw:points="0,35 5081,35 5081,0 0,0">
          <text:p/>
        </draw:polygon>
        <draw:polygon draw:style-name="gr2" draw:text-style-name="P2" draw:layer="layout" svg:width="5.08cm" svg:height="0.034cm" svg:x="7.954cm" svg:y="26.056cm" svg:viewBox="0 0 5081 35" draw:points="0,35 5081,35 5081,0 0,0">
          <text:p/>
        </draw:polygon>
        <draw:polygon draw:style-name="gr2" draw:text-style-name="P2" draw:layer="layout" svg:width="0.034cm" svg:height="0.034cm" svg:x="13.737cm" svg:y="25.988cm" svg:viewBox="0 0 35 35" draw:points="0,35 35,35 35,0 0,0">
          <text:p/>
        </draw:polygon>
        <draw:polygon draw:style-name="gr2" draw:text-style-name="P2" draw:layer="layout" svg:width="0.102cm" svg:height="0.034cm" svg:x="13.669cm" svg:y="26.056cm" svg:viewBox="0 0 103 35" draw:points="0,35 103,35 103,0 0,0">
          <text:p/>
        </draw:polygon>
        <draw:polygon draw:style-name="gr2" draw:text-style-name="P2" draw:layer="layout" svg:width="0.033cm" svg:height="0.034cm" svg:x="18.851cm" svg:y="9.152cm" svg:viewBox="0 0 34 35" draw:points="0,35 34,35 34,0 0,0">
          <text:p/>
        </draw:polygon>
        <draw:polygon draw:style-name="gr2" draw:text-style-name="P2" draw:layer="layout" svg:width="0.034cm" svg:height="0.102cm" svg:x="18.918cm" svg:y="9.084cm" svg:viewBox="0 0 35 103" draw:points="0,103 35,103 35,0 0,0">
          <text:p/>
        </draw:polygon>
        <draw:polygon draw:style-name="gr2" draw:text-style-name="P2" draw:layer="layout" svg:width="0.102cm" svg:height="0.034cm" svg:x="4.186cm" svg:y="26.293cm" svg:viewBox="0 0 103 35" draw:points="0,35 103,35 103,0 0,0">
          <text:p/>
        </draw:polygon>
        <draw:polygon draw:style-name="gr2" draw:text-style-name="P2" draw:layer="layout" svg:width="0.034cm" svg:height="0.034cm" svg:x="4.254cm" svg:y="26.36cm" svg:viewBox="0 0 35 35" draw:points="0,35 35,35 35,0 0,0">
          <text:p/>
        </draw:polygon>
        <draw:polygon draw:style-name="gr2" draw:text-style-name="P2" draw:layer="layout" svg:width="0.034cm" svg:height="15.913cm" svg:x="4.22cm" svg:y="9.63cm" svg:viewBox="0 0 35 15914" draw:points="0,15914 35,15914 35,0 0,0">
          <text:p/>
        </draw:polygon>
        <draw:polygon draw:style-name="gr2" draw:text-style-name="P2" draw:layer="layout" svg:width="0.034cm" svg:height="15.913cm" svg:x="10.037cm" svg:y="9.63cm" svg:viewBox="0 0 35 15914" draw:points="0,15914 35,15914 35,0 0,0">
          <text:p/>
        </draw:polygon>
        <draw:polygon draw:style-name="gr2" draw:text-style-name="P2" draw:layer="layout" svg:width="0.034cm" svg:height="15.879cm" svg:x="14.973cm" svg:y="9.664cm" svg:viewBox="0 0 35 15880" draw:points="0,15880 35,15880 35,0 0,0">
          <text:p/>
        </draw:polygon>
        <draw:polygon draw:style-name="gr2" draw:text-style-name="P2" draw:layer="layout" svg:width="0.034cm" svg:height="0.101cm" svg:x="4.186cm" svg:y="26.293cm" svg:viewBox="0 0 35 102" draw:points="0,102 35,102 35,0 0,0">
          <text:p/>
        </draw:polygon>
        <draw:polygon draw:style-name="gr2" draw:text-style-name="P2" draw:layer="layout" svg:width="0.034cm" svg:height="0.034cm" svg:x="4.254cm" svg:y="26.36cm" svg:viewBox="0 0 35 35" draw:points="0,35 35,35 35,0 0,0">
          <text:p/>
        </draw:polygon>
        <draw:polygon draw:style-name="gr2" draw:text-style-name="P2" draw:layer="layout" svg:width="0.034cm" svg:height="0.034cm" svg:x="4.254cm" svg:y="28.723cm" svg:viewBox="0 0 35 35" draw:points="0,35 35,35 35,0 0,0">
          <text:p/>
        </draw:polygon>
        <draw:polygon draw:style-name="gr2" draw:text-style-name="P2" draw:layer="layout" svg:width="0.102cm" svg:height="0.034cm" svg:x="4.186cm" svg:y="28.79cm" svg:viewBox="0 0 103 35" draw:points="0,35 103,35 103,0 0,0">
          <text:p/>
        </draw:polygon>
        <draw:polygon draw:style-name="gr2" draw:text-style-name="P2" draw:layer="layout" svg:width="0.034cm" svg:height="0.034cm" svg:x="14.939cm" svg:y="26.36cm" svg:viewBox="0 0 35 35" draw:points="0,35 35,35 35,0 0,0">
          <text:p/>
        </draw:polygon>
        <draw:polygon draw:style-name="gr2" draw:text-style-name="P2" draw:layer="layout" svg:width="0.034cm" svg:height="0.101cm" svg:x="15.007cm" svg:y="26.293cm" svg:viewBox="0 0 35 102" draw:points="0,102 35,102 35,0 0,0">
          <text:p/>
        </draw:polygon>
        <draw:polygon draw:style-name="gr2" draw:text-style-name="P2" draw:layer="layout" svg:width="0.034cm" svg:height="16.802cm" svg:x="2.036cm" svg:y="9.186cm" svg:viewBox="0 0 35 16803" draw:points="0,16803 35,16803 35,0 0,0">
          <text:p/>
        </draw:polygon>
        <draw:polygon draw:style-name="gr2" draw:text-style-name="P2" draw:layer="layout" svg:width="0.034cm" svg:height="16.802cm" svg:x="2.103cm" svg:y="9.186cm" svg:viewBox="0 0 35 16803" draw:points="0,16803 35,16803 35,0 0,0">
          <text:p/>
        </draw:polygon>
        <draw:polygon draw:style-name="gr2" draw:text-style-name="P2" draw:layer="layout" svg:width="0.033cm" svg:height="15.879cm" svg:x="3.34cm" svg:y="9.664cm" svg:viewBox="0 0 34 15880" draw:points="0,15880 34,15880 34,0 0,0">
          <text:p/>
        </draw:polygon>
        <draw:polygon draw:style-name="gr2" draw:text-style-name="P2" draw:layer="layout" svg:width="0.034cm" svg:height="15.913cm" svg:x="17.614cm" svg:y="9.63cm" svg:viewBox="0 0 35 15914" draw:points="0,15914 35,15914 35,0 0,0">
          <text:p/>
        </draw:polygon>
        <draw:polygon draw:style-name="gr2" draw:text-style-name="P2" draw:layer="layout" svg:width="0.033cm" svg:height="16.802cm" svg:x="18.851cm" svg:y="9.186cm" svg:viewBox="0 0 34 16803" draw:points="0,16803 34,16803 34,0 0,0">
          <text:p/>
        </draw:polygon>
        <draw:polygon draw:style-name="gr2" draw:text-style-name="P2" draw:layer="layout" svg:width="0.034cm" svg:height="16.802cm" svg:x="18.918cm" svg:y="9.186cm" svg:viewBox="0 0 35 16803" draw:points="0,16803 35,16803 35,0 0,0">
          <text:p/>
        </draw:polygon>
        <draw:polygon draw:style-name="gr2" draw:text-style-name="P2" draw:layer="layout" svg:width="0.034cm" svg:height="0.034cm" svg:x="2.103cm" svg:y="25.988cm" svg:viewBox="0 0 35 35" draw:points="0,35 35,35 35,0 0,0">
          <text:p/>
        </draw:polygon>
        <draw:polygon draw:style-name="gr2" draw:text-style-name="P2" draw:layer="layout" svg:width="0.034cm" svg:height="0.102cm" svg:x="2.036cm" svg:y="25.988cm" svg:viewBox="0 0 35 103" draw:points="0,103 35,103 35,0 0,0">
          <text:p/>
        </draw:polygon>
        <draw:polygon draw:style-name="gr2" draw:text-style-name="P2" draw:layer="layout" svg:width="0.033cm" svg:height="0.102cm" svg:x="10.071cm" svg:y="4.406cm" svg:viewBox="0 0 34 103" draw:points="0,103 34,103 34,0 0,0">
          <text:p/>
        </draw:polygon>
        <draw:polygon draw:style-name="gr2" draw:text-style-name="P2" draw:layer="layout" svg:width="0.034cm" svg:height="0.034cm" svg:x="10.003cm" svg:y="4.406cm" svg:viewBox="0 0 35 35" draw:points="0,35 35,35 35,0 0,0">
          <text:p/>
        </draw:polygon>
        <draw:polygon draw:style-name="gr2" draw:text-style-name="P2" draw:layer="layout" svg:width="0.033cm" svg:height="0.034cm" svg:x="10.706cm" svg:y="3.331cm" svg:viewBox="0 0 34 35" draw:points="0,35 34,35 34,0 0,0">
          <text:p/>
        </draw:polygon>
        <draw:polygon draw:style-name="gr2" draw:text-style-name="P2" draw:layer="layout" svg:width="0.034cm" svg:height="0.102cm" svg:x="10.638cm" svg:y="3.331cm" svg:viewBox="0 0 35 103" draw:points="0,103 35,103 35,0 0,0">
          <text:p/>
        </draw:polygon>
        <draw:polygon draw:style-name="gr2" draw:text-style-name="P2" draw:layer="layout" svg:width="0.034cm" svg:height="0.102cm" svg:x="18.918cm" svg:y="25.988cm" svg:viewBox="0 0 35 103" draw:points="0,103 35,103 35,0 0,0">
          <text:p/>
        </draw:polygon>
        <draw:polygon draw:style-name="gr2" draw:text-style-name="P2" draw:layer="layout" svg:width="0.033cm" svg:height="0.034cm" svg:x="18.851cm" svg:y="25.988cm" svg:viewBox="0 0 34 35" draw:points="0,35 34,35 34,0 0,0">
          <text:p/>
        </draw:polygon>
        <draw:polygon draw:style-name="gr2" draw:text-style-name="P2" draw:layer="layout" svg:width="0.034cm" svg:height="1.795cm" svg:x="10.037cm" svg:y="26.394cm" svg:viewBox="0 0 35 1796" draw:points="0,1796 35,1796 35,0 0,0">
          <text:p/>
        </draw:polygon>
        <draw:polygon draw:style-name="gr2" draw:text-style-name="P2" draw:layer="layout" svg:width="0.034cm" svg:height="15.879cm" svg:x="10.672cm" svg:y="9.664cm" svg:viewBox="0 0 35 15880" draw:points="0,15880 35,15880 35,0 0,0">
          <text:p/>
        </draw:polygon>
        <draw:polygon draw:style-name="gr2" draw:text-style-name="P2" draw:layer="layout" svg:width="0.034cm" svg:height="0.034cm" svg:x="2.738cm" svg:y="6.324cm" svg:viewBox="0 0 35 35" draw:points="0,35 35,35 35,0 0,0">
          <text:p/>
        </draw:polygon>
        <draw:polygon draw:style-name="gr2" draw:text-style-name="P2" draw:layer="layout" svg:width="0.034cm" svg:height="0.034cm" svg:x="2.671cm" svg:y="6.324cm" svg:viewBox="0 0 35 35" draw:points="0,35 35,35 35,0 0,0">
          <text:p/>
        </draw:polygon>
        <draw:polygon draw:style-name="gr2" draw:text-style-name="P2" draw:layer="layout" svg:width="0.034cm" svg:height="0.034cm" svg:x="10.951cm" svg:y="6.324cm" svg:viewBox="0 0 35 35" draw:points="0,35 35,35 35,0 0,0">
          <text:p/>
        </draw:polygon>
        <draw:polygon draw:style-name="gr2" draw:text-style-name="P2" draw:layer="layout" svg:width="0.034cm" svg:height="0.034cm" svg:x="10.883cm" svg:y="6.324cm" svg:viewBox="0 0 35 35" draw:points="0,35 35,35 35,0 0,0">
          <text:p/>
        </draw:polygon>
        <draw:polygon draw:style-name="gr2" draw:text-style-name="P2" draw:layer="layout" svg:width="0.033cm" svg:height="15.913cm" svg:x="2.705cm" svg:y="9.63cm" svg:viewBox="0 0 34 15914" draw:points="0,15914 34,15914 34,0 0,0">
          <text:p/>
        </draw:polygon>
        <draw:polygon draw:style-name="gr2" draw:text-style-name="P2" draw:layer="layout" svg:width="0.034cm" svg:height="15.913cm" svg:x="10.917cm" svg:y="9.63cm" svg:viewBox="0 0 35 15914" draw:points="0,15914 35,15914 35,0 0,0">
          <text:p/>
        </draw:polygon>
        <draw:polygon draw:style-name="gr2" draw:text-style-name="P2" draw:layer="layout" svg:width="0.034cm" svg:height="0.034cm" svg:x="6.65cm" svg:y="8.779cm" svg:viewBox="0 0 35 35" draw:points="0,35 35,35 35,0 0,0">
          <text:p/>
        </draw:polygon>
        <draw:polygon draw:style-name="gr2" draw:text-style-name="P2" draw:layer="layout" svg:width="0.034cm" svg:height="0.034cm" svg:x="6.582cm" svg:y="8.779cm" svg:viewBox="0 0 35 35" draw:points="0,35 35,35 35,0 0,0">
          <text:p/>
        </draw:polygon>
        <draw:polygon draw:style-name="gr2" draw:text-style-name="P2" draw:layer="layout" svg:width="0.035cm" svg:height="15.879cm" svg:x="6.616cm" svg:y="9.664cm" svg:viewBox="0 0 36 15880" draw:points="0,15880 36,15880 36,0 0,0">
          <text:p/>
        </draw:polygon>
        <draw:polygon draw:style-name="gr2" draw:text-style-name="P2" draw:layer="layout" svg:width="0.034cm" svg:height="0.034cm" svg:x="8.555cm" svg:y="8.779cm" svg:viewBox="0 0 35 35" draw:points="0,35 35,35 35,0 0,0">
          <text:p/>
        </draw:polygon>
        <draw:polygon draw:style-name="gr2" draw:text-style-name="P2" draw:layer="layout" svg:width="0.034cm" svg:height="0.034cm" svg:x="8.487cm" svg:y="8.779cm" svg:viewBox="0 0 35 35" draw:points="0,35 35,35 35,0 0,0">
          <text:p/>
        </draw:polygon>
        <draw:polygon draw:style-name="gr2" draw:text-style-name="P2" draw:layer="layout" svg:width="0.034cm" svg:height="15.913cm" svg:x="8.521cm" svg:y="9.63cm" svg:viewBox="0 0 35 15914" draw:points="0,15914 35,15914 35,0 0,0">
          <text:p/>
        </draw:polygon>
        <draw:polygon draw:style-name="gr2" draw:text-style-name="P2" draw:layer="layout" svg:width="0.034cm" svg:height="0.102cm" svg:x="7.285cm" svg:y="25.988cm" svg:viewBox="0 0 35 103" draw:points="0,103 35,103 35,0 0,0">
          <text:p/>
        </draw:polygon>
        <draw:polygon draw:style-name="gr2" draw:text-style-name="P2" draw:layer="layout" svg:width="0.034cm" svg:height="0.034cm" svg:x="7.217cm" svg:y="25.988cm" svg:viewBox="0 0 35 35" draw:points="0,35 35,35 35,0 0,0">
          <text:p/>
        </draw:polygon>
        <draw:polygon draw:style-name="gr2" draw:text-style-name="P2" draw:layer="layout" svg:width="0.034cm" svg:height="0.034cm" svg:x="7.92cm" svg:y="25.988cm" svg:viewBox="0 0 35 35" draw:points="0,35 35,35 35,0 0,0">
          <text:p/>
        </draw:polygon>
        <draw:polygon draw:style-name="gr2" draw:text-style-name="P2" draw:layer="layout" svg:width="0.034cm" svg:height="0.102cm" svg:x="7.852cm" svg:y="25.988cm" svg:viewBox="0 0 35 103" draw:points="0,103 35,103 35,0 0,0">
          <text:p/>
        </draw:polygon>
        <draw:polygon draw:style-name="gr2" draw:text-style-name="P2" draw:layer="layout" svg:width="0.034cm" svg:height="0.102cm" svg:x="13.102cm" svg:y="25.988cm" svg:viewBox="0 0 35 103" draw:points="0,103 35,103 35,0 0,0">
          <text:p/>
        </draw:polygon>
        <draw:polygon draw:style-name="gr2" draw:text-style-name="P2" draw:layer="layout" svg:width="0.034cm" svg:height="0.034cm" svg:x="13.034cm" svg:y="25.988cm" svg:viewBox="0 0 35 35" draw:points="0,35 35,35 35,0 0,0">
          <text:p/>
        </draw:polygon>
        <draw:polygon draw:style-name="gr2" draw:text-style-name="P2" draw:layer="layout" svg:width="0.034cm" svg:height="0.034cm" svg:x="13.737cm" svg:y="25.988cm" svg:viewBox="0 0 35 35" draw:points="0,35 35,35 35,0 0,0">
          <text:p/>
        </draw:polygon>
        <draw:polygon draw:style-name="gr2" draw:text-style-name="P2" draw:layer="layout" svg:width="0.034cm" svg:height="0.102cm" svg:x="13.669cm" svg:y="25.988cm" svg:viewBox="0 0 35 103" draw:points="0,103 35,103 35,0 0,0">
          <text:p/>
        </draw:polygon>
        <draw:polygon draw:style-name="gr2" draw:text-style-name="P2" draw:layer="layout" svg:width="0.033cm" svg:height="15.879cm" svg:x="3.975cm" svg:y="9.664cm" svg:viewBox="0 0 34 15880" draw:points="0,15880 34,15880 34,0 0,0">
          <text:p/>
        </draw:polygon>
        <draw:polygon draw:style-name="gr2" draw:text-style-name="P2" draw:layer="layout" svg:width="0.034cm" svg:height="2.329cm" svg:x="4.186cm" svg:y="26.394cm" svg:viewBox="0 0 35 2330" draw:points="0,2330 35,2330 35,0 0,0">
          <text:p/>
        </draw:polygon>
        <draw:polygon draw:style-name="gr2" draw:text-style-name="P2" draw:layer="layout" svg:width="0.034cm" svg:height="2.329cm" svg:x="4.254cm" svg:y="26.394cm" svg:viewBox="0 0 35 2330" draw:points="0,2330 35,2330 35,0 0,0">
          <text:p/>
        </draw:polygon>
        <draw:polygon draw:style-name="gr2" draw:text-style-name="P2" draw:layer="layout" svg:width="0.034cm" svg:height="15.879cm" svg:x="4.855cm" svg:y="9.664cm" svg:viewBox="0 0 35 15880" draw:points="0,15880 35,15880 35,0 0,0">
          <text:p/>
        </draw:polygon>
        <draw:polygon draw:style-name="gr2" draw:text-style-name="P2" draw:layer="layout" svg:width="0.034cm" svg:height="15.913cm" svg:x="5.101cm" svg:y="9.63cm" svg:viewBox="0 0 35 15914" draw:points="0,15914 35,15914 35,0 0,0">
          <text:p/>
        </draw:polygon>
        <draw:polygon draw:style-name="gr2" draw:text-style-name="P2" draw:layer="layout" svg:width="0.034cm" svg:height="15.879cm" svg:x="5.736cm" svg:y="9.664cm" svg:viewBox="0 0 35 15880" draw:points="0,15880 35,15880 35,0 0,0">
          <text:p/>
        </draw:polygon>
        <draw:polygon draw:style-name="gr2" draw:text-style-name="P2" draw:layer="layout" svg:width="0.034cm" svg:height="15.913cm" svg:x="5.981cm" svg:y="9.63cm" svg:viewBox="0 0 35 15914" draw:points="0,15914 35,15914 35,0 0,0">
          <text:p/>
        </draw:polygon>
        <draw:polygon draw:style-name="gr2" draw:text-style-name="P2" draw:layer="layout" svg:width="0.034cm" svg:height="16.802cm" svg:x="7.217cm" svg:y="9.186cm" svg:viewBox="0 0 35 16803" draw:points="0,16803 35,16803 35,0 0,0">
          <text:p/>
        </draw:polygon>
        <draw:polygon draw:style-name="gr2" draw:text-style-name="P2" draw:layer="layout" svg:width="0.034cm" svg:height="16.802cm" svg:x="7.285cm" svg:y="9.186cm" svg:viewBox="0 0 35 16803" draw:points="0,16803 35,16803 35,0 0,0">
          <text:p/>
        </draw:polygon>
        <draw:polygon draw:style-name="gr2" draw:text-style-name="P2" draw:layer="layout" svg:width="0.034cm" svg:height="16.802cm" svg:x="7.852cm" svg:y="9.186cm" svg:viewBox="0 0 35 16803" draw:points="0,16803 35,16803 35,0 0,0">
          <text:p/>
        </draw:polygon>
        <draw:polygon draw:style-name="gr2" draw:text-style-name="P2" draw:layer="layout" svg:width="0.034cm" svg:height="16.802cm" svg:x="7.92cm" svg:y="9.186cm" svg:viewBox="0 0 35 16803" draw:points="0,16803 35,16803 35,0 0,0">
          <text:p/>
        </draw:polygon>
        <draw:polygon draw:style-name="gr2" draw:text-style-name="P2" draw:layer="layout" svg:width="0.034cm" svg:height="15.879cm" svg:x="9.156cm" svg:y="9.664cm" svg:viewBox="0 0 35 15880" draw:points="0,15880 35,15880 35,0 0,0">
          <text:p/>
        </draw:polygon>
        <draw:polygon draw:style-name="gr2" draw:text-style-name="P2" draw:layer="layout" svg:width="0.034cm" svg:height="15.879cm" svg:x="9.791cm" svg:y="9.664cm" svg:viewBox="0 0 35 15880" draw:points="0,15880 35,15880 35,0 0,0">
          <text:p/>
        </draw:polygon>
        <draw:polygon draw:style-name="gr2" draw:text-style-name="P2" draw:layer="layout" svg:width="0.034cm" svg:height="15.879cm" svg:x="11.552cm" svg:y="9.664cm" svg:viewBox="0 0 35 15880" draw:points="0,15880 35,15880 35,0 0,0">
          <text:p/>
        </draw:polygon>
        <draw:polygon draw:style-name="gr2" draw:text-style-name="P2" draw:layer="layout" svg:width="0.034cm" svg:height="15.913cm" svg:x="11.798cm" svg:y="9.63cm" svg:viewBox="0 0 35 15914" draw:points="0,15914 35,15914 35,0 0,0">
          <text:p/>
        </draw:polygon>
        <draw:polygon draw:style-name="gr2" draw:text-style-name="P2" draw:layer="layout" svg:width="0.034cm" svg:height="15.879cm" svg:x="12.433cm" svg:y="9.664cm" svg:viewBox="0 0 35 15880" draw:points="0,15880 35,15880 35,0 0,0">
          <text:p/>
        </draw:polygon>
        <draw:polygon draw:style-name="gr2" draw:text-style-name="P2" draw:layer="layout" svg:width="0.034cm" svg:height="16.802cm" svg:x="13.034cm" svg:y="9.186cm" svg:viewBox="0 0 35 16803" draw:points="0,16803 35,16803 35,0 0,0">
          <text:p/>
        </draw:polygon>
        <draw:polygon draw:style-name="gr2" draw:text-style-name="P2" draw:layer="layout" svg:width="0.034cm" svg:height="16.802cm" svg:x="13.102cm" svg:y="9.186cm" svg:viewBox="0 0 35 16803" draw:points="0,16803 35,16803 35,0 0,0">
          <text:p/>
        </draw:polygon>
        <draw:polygon draw:style-name="gr2" draw:text-style-name="P2" draw:layer="layout" svg:width="0.034cm" svg:height="16.802cm" svg:x="13.669cm" svg:y="9.186cm" svg:viewBox="0 0 35 16803" draw:points="0,16803 35,16803 35,0 0,0">
          <text:p/>
        </draw:polygon>
        <draw:polygon draw:style-name="gr2" draw:text-style-name="P2" draw:layer="layout" svg:width="0.034cm" svg:height="16.802cm" svg:x="13.737cm" svg:y="9.186cm" svg:viewBox="0 0 35 16803" draw:points="0,16803 35,16803 35,0 0,0">
          <text:p/>
        </draw:polygon>
        <draw:polygon draw:style-name="gr2" draw:text-style-name="P2" draw:layer="layout" svg:width="0.035cm" svg:height="15.913cm" svg:x="14.338cm" svg:y="9.63cm" svg:viewBox="0 0 36 15914" draw:points="0,15914 36,15914 36,0 0,0">
          <text:p/>
        </draw:polygon>
        <draw:polygon draw:style-name="gr2" draw:text-style-name="P2" draw:layer="layout" svg:width="0.034cm" svg:height="2.329cm" svg:x="14.939cm" svg:y="26.394cm" svg:viewBox="0 0 35 2330" draw:points="0,2330 35,2330 35,0 0,0">
          <text:p/>
        </draw:polygon>
        <draw:polygon draw:style-name="gr2" draw:text-style-name="P2" draw:layer="layout" svg:width="0.034cm" svg:height="2.329cm" svg:x="15.007cm" svg:y="26.394cm" svg:viewBox="0 0 35 2330" draw:points="0,2330 35,2330 35,0 0,0">
          <text:p/>
        </draw:polygon>
        <draw:polygon draw:style-name="gr2" draw:text-style-name="P2" draw:layer="layout" svg:width="0.034cm" svg:height="15.879cm" svg:x="15.608cm" svg:y="9.664cm" svg:viewBox="0 0 35 15880" draw:points="0,15880 35,15880 35,0 0,0">
          <text:p/>
        </draw:polygon>
        <draw:polygon draw:style-name="gr2" draw:text-style-name="P2" draw:layer="layout" svg:width="0.034cm" svg:height="15.913cm" svg:x="15.853cm" svg:y="9.63cm" svg:viewBox="0 0 35 15914" draw:points="0,15914 35,15914 35,0 0,0">
          <text:p/>
        </draw:polygon>
        <draw:polygon draw:style-name="gr2" draw:text-style-name="P2" draw:layer="layout" svg:width="0.034cm" svg:height="15.879cm" svg:x="16.488cm" svg:y="9.664cm" svg:viewBox="0 0 35 15880" draw:points="0,15880 35,15880 35,0 0,0">
          <text:p/>
        </draw:polygon>
        <draw:polygon draw:style-name="gr2" draw:text-style-name="P2" draw:layer="layout" svg:width="0.034cm" svg:height="15.913cm" svg:x="16.734cm" svg:y="9.63cm" svg:viewBox="0 0 35 15914" draw:points="0,15914 35,15914 35,0 0,0">
          <text:p/>
        </draw:polygon>
        <draw:polygon draw:style-name="gr2" draw:text-style-name="P2" draw:layer="layout" svg:width="0.034cm" svg:height="15.879cm" svg:x="17.369cm" svg:y="9.664cm" svg:viewBox="0 0 35 15880" draw:points="0,15880 35,15880 35,0 0,0">
          <text:p/>
        </draw:polygon>
        <draw:polygon draw:style-name="gr2" draw:text-style-name="P2" draw:layer="layout" svg:width="0.034cm" svg:height="15.879cm" svg:x="18.249cm" svg:y="9.664cm" svg:viewBox="0 0 35 15880" draw:points="0,15880 35,15880 35,0 0,0">
          <text:p/>
        </draw:polygon>
        <draw:polygon draw:style-name="gr2" draw:text-style-name="P2" draw:layer="layout" svg:width="0.034cm" svg:height="0.034cm" svg:x="4.254cm" svg:y="28.723cm" svg:viewBox="0 0 35 35" draw:points="0,35 35,35 35,0 0,0">
          <text:p/>
        </draw:polygon>
        <draw:polygon draw:style-name="gr2" draw:text-style-name="P2" draw:layer="layout" svg:width="0.034cm" svg:height="0.101cm" svg:x="4.186cm" svg:y="28.723cm" svg:viewBox="0 0 35 102" draw:points="0,102 35,102 35,0 0,0">
          <text:p/>
        </draw:polygon>
        <draw:polygon draw:style-name="gr2" draw:text-style-name="P2" draw:layer="layout" svg:width="0.034cm" svg:height="0.101cm" svg:x="15.007cm" svg:y="28.723cm" svg:viewBox="0 0 35 102" draw:points="0,102 35,102 35,0 0,0">
          <text:p/>
        </draw:polygon>
        <draw:polygon draw:style-name="gr2" draw:text-style-name="P2" draw:layer="layout" svg:width="0.034cm" svg:height="0.034cm" svg:x="14.939cm" svg:y="28.723cm" svg:viewBox="0 0 35 35" draw:points="0,35 35,35 35,0 0,0">
          <text:p/>
        </draw:polygon>
        <draw:polygon draw:style-name="gr2" draw:text-style-name="P2" draw:layer="layout" svg:width="1.27cm" svg:height="0.034cm" svg:x="17.648cm" svg:y="0.774cm" svg:viewBox="0 0 1271 35" draw:points="0,35 1271,35 1271,0 0,0">
          <text:p/>
        </draw:polygon>
        <draw:polygon draw:style-name="gr2" draw:text-style-name="P2" draw:layer="layout" svg:width="1.27cm" svg:height="0.034cm" svg:x="17.648cm" svg:y="1.951cm" svg:viewBox="0 0 1271 35" draw:points="0,35 1271,35 1271,0 0,0">
          <text:p/>
        </draw:polygon>
        <draw:polygon draw:style-name="gr2" draw:text-style-name="P2" draw:layer="layout" svg:width="0.033cm" svg:height="0.033cm" svg:x="18.851cm" svg:y="2.324cm" svg:viewBox="0 0 34 34" draw:points="0,34 34,34 34,0 0,0">
          <text:p/>
        </draw:polygon>
        <draw:polygon draw:style-name="gr2" draw:text-style-name="P2" draw:layer="layout" svg:width="8.213cm" svg:height="0.034cm" svg:x="10.739cm" svg:y="2.256cm" svg:viewBox="0 0 8214 35" draw:points="0,35 8214,35 8214,0 0,0">
          <text:p/>
        </draw:polygon>
        <draw:polygon draw:style-name="gr2" draw:text-style-name="P2" draw:layer="layout" svg:width="8.112cm" svg:height="0.033cm" svg:x="10.739cm" svg:y="2.324cm" svg:viewBox="0 0 8113 34" draw:points="0,34 8113,34 8113,0 0,0">
          <text:p/>
        </draw:polygon>
        <draw:polygon draw:style-name="gr2" draw:text-style-name="P2" draw:layer="layout" svg:width="8.112cm" svg:height="0.034cm" svg:x="10.739cm" svg:y="2.827cm" svg:viewBox="0 0 8113 35" draw:points="0,35 8113,35 8113,0 0,0">
          <text:p/>
        </draw:polygon>
        <draw:polygon draw:style-name="gr2" draw:text-style-name="P2" draw:layer="layout" svg:width="8.112cm" svg:height="0.034cm" svg:x="10.739cm" svg:y="3.331cm" svg:viewBox="0 0 8113 35" draw:points="0,35 8113,35 8113,0 0,0">
          <text:p/>
        </draw:polygon>
        <draw:polygon draw:style-name="gr2" draw:text-style-name="P2" draw:layer="layout" svg:width="8.213cm" svg:height="0.034cm" svg:x="10.739cm" svg:y="3.399cm" svg:viewBox="0 0 8214 35" draw:points="0,35 8214,35 8214,0 0,0">
          <text:p/>
        </draw:polygon>
        <draw:polygon draw:style-name="gr2" draw:text-style-name="P2" draw:layer="layout" svg:width="0.033cm" svg:height="0.034cm" svg:x="18.851cm" svg:y="3.331cm" svg:viewBox="0 0 34 35" draw:points="0,35 34,35 34,0 0,0">
          <text:p/>
        </draw:polygon>
        <draw:polygon draw:style-name="gr2" draw:text-style-name="P2" draw:layer="layout" svg:width="7.866cm" svg:height="0.034cm" svg:x="2.137cm" svg:y="3.903cm" svg:viewBox="0 0 7867 35" draw:points="0,35 7867,35 7867,0 0,0">
          <text:p/>
        </draw:polygon>
        <draw:polygon draw:style-name="gr2" draw:text-style-name="P2" draw:layer="layout" svg:width="0.101cm" svg:height="0.034cm" svg:x="10.003cm" svg:y="4.474cm" svg:viewBox="0 0 102 35" draw:points="0,35 102,35 102,0 0,0">
          <text:p/>
        </draw:polygon>
        <draw:polygon draw:style-name="gr2" draw:text-style-name="P2" draw:layer="layout" svg:width="7.9cm" svg:height="0.034cm" svg:x="2.137cm" svg:y="4.406cm" svg:viewBox="0 0 7901 35" draw:points="0,35 7901,35 7901,0 0,0">
          <text:p/>
        </draw:polygon>
        <draw:polygon draw:style-name="gr2" draw:text-style-name="P2" draw:layer="layout" svg:width="7.866cm" svg:height="0.034cm" svg:x="2.137cm" svg:y="4.474cm" svg:viewBox="0 0 7867 35" draw:points="0,35 7867,35 7867,0 0,0">
          <text:p/>
        </draw:polygon>
        <draw:polygon draw:style-name="gr2" draw:text-style-name="P2" draw:layer="layout" svg:width="0.033cm" svg:height="0.034cm" svg:x="18.851cm" svg:y="4.779cm" svg:viewBox="0 0 34 35" draw:points="0,35 34,35 34,0 0,0">
          <text:p/>
        </draw:polygon>
        <draw:polygon draw:style-name="gr2" draw:text-style-name="P2" draw:layer="layout" svg:width="7.967cm" svg:height="0.034cm" svg:x="10.985cm" svg:y="4.711cm" svg:viewBox="0 0 7968 35" draw:points="0,35 7968,35 7968,0 0,0">
          <text:p/>
        </draw:polygon>
        <draw:polygon draw:style-name="gr2" draw:text-style-name="P2" draw:layer="layout" svg:width="7.866cm" svg:height="0.034cm" svg:x="10.985cm" svg:y="4.779cm" svg:viewBox="0 0 7867 35" draw:points="0,35 7867,35 7867,0 0,0">
          <text:p/>
        </draw:polygon>
        <draw:polygon draw:style-name="gr2" draw:text-style-name="P2" draw:layer="layout" svg:width="0.033cm" svg:height="0.033cm" svg:x="18.851cm" svg:y="5.317cm" svg:viewBox="0 0 34 34" draw:points="0,34 34,34 34,0 0,0">
          <text:p/>
        </draw:polygon>
        <draw:polygon draw:style-name="gr2" draw:text-style-name="P2" draw:layer="layout" svg:width="7.899cm" svg:height="0.034cm" svg:x="10.985cm" svg:y="5.249cm" svg:viewBox="0 0 7900 35" draw:points="0,35 7900,35 7900,0 0,0">
          <text:p/>
        </draw:polygon>
        <draw:polygon draw:style-name="gr2" draw:text-style-name="P2" draw:layer="layout" svg:width="7.866cm" svg:height="0.033cm" svg:x="10.985cm" svg:y="5.317cm" svg:viewBox="0 0 7867 34" draw:points="0,34 7867,34 7867,0 0,0">
          <text:p/>
        </draw:polygon>
        <draw:polygon draw:style-name="gr2" draw:text-style-name="P2" draw:layer="layout" svg:width="7.866cm" svg:height="0.034cm" svg:x="10.985cm" svg:y="5.82cm" svg:viewBox="0 0 7867 35" draw:points="0,35 7867,35 7867,0 0,0">
          <text:p/>
        </draw:polygon>
        <draw:polygon draw:style-name="gr2" draw:text-style-name="P2" draw:layer="layout" svg:width="0.101cm" svg:height="0.034cm" svg:x="18.851cm" svg:y="6.392cm" svg:viewBox="0 0 102 35" draw:points="0,35 102,35 102,0 0,0">
          <text:p/>
        </draw:polygon>
        <draw:polygon draw:style-name="gr2" draw:text-style-name="P2" draw:layer="layout" svg:width="7.899cm" svg:height="0.034cm" svg:x="10.985cm" svg:y="6.324cm" svg:viewBox="0 0 7900 35" draw:points="0,35 7900,35 7900,0 0,0">
          <text:p/>
        </draw:polygon>
        <draw:polygon draw:style-name="gr2" draw:text-style-name="P2" draw:layer="layout" svg:width="7.866cm" svg:height="0.034cm" svg:x="10.985cm" svg:y="6.392cm" svg:viewBox="0 0 7867 35" draw:points="0,35 7867,35 7867,0 0,0">
          <text:p/>
        </draw:polygon>
        <draw:polygon draw:style-name="gr2" draw:text-style-name="P2" draw:layer="layout" svg:width="0.033cm" svg:height="0.034cm" svg:x="18.851cm" svg:y="6.697cm" svg:viewBox="0 0 34 35" draw:points="0,35 34,35 34,0 0,0">
          <text:p/>
        </draw:polygon>
        <draw:polygon draw:style-name="gr2" draw:text-style-name="P2" draw:layer="layout" svg:width="12.268cm" svg:height="0.034cm" svg:x="6.684cm" svg:y="6.629cm" svg:viewBox="0 0 12269 35" draw:points="0,35 12269,35 12269,0 0,0">
          <text:p/>
        </draw:polygon>
        <draw:polygon draw:style-name="gr2" draw:text-style-name="P2" draw:layer="layout" svg:width="12.167cm" svg:height="0.034cm" svg:x="6.684cm" svg:y="6.697cm" svg:viewBox="0 0 12168 35" draw:points="0,35 12168,35 12168,0 0,0">
          <text:p/>
        </draw:polygon>
        <draw:polygon draw:style-name="gr2" draw:text-style-name="P2" draw:layer="layout" svg:width="0.033cm" svg:height="0.034cm" svg:x="18.851cm" svg:y="7.234cm" svg:viewBox="0 0 34 35" draw:points="0,35 34,35 34,0 0,0">
          <text:p/>
        </draw:polygon>
        <draw:polygon draw:style-name="gr2" draw:text-style-name="P2" draw:layer="layout" svg:width="10.295cm" svg:height="0.033cm" svg:x="8.589cm" svg:y="7.167cm" svg:viewBox="0 0 10296 34" draw:points="0,34 10296,34 10296,0 0,0">
          <text:p/>
        </draw:polygon>
        <draw:polygon draw:style-name="gr2" draw:text-style-name="P2" draw:layer="layout" svg:width="10.262cm" svg:height="0.034cm" svg:x="8.589cm" svg:y="7.234cm" svg:viewBox="0 0 10263 35" draw:points="0,35 10263,35 10263,0 0,0">
          <text:p/>
        </draw:polygon>
        <draw:polygon draw:style-name="gr2" draw:text-style-name="P2" draw:layer="layout" svg:width="0.033cm" svg:height="0.034cm" svg:x="18.851cm" svg:y="7.772cm" svg:viewBox="0 0 34 35" draw:points="0,35 34,35 34,0 0,0">
          <text:p/>
        </draw:polygon>
        <draw:polygon draw:style-name="gr2" draw:text-style-name="P2" draw:layer="layout" svg:width="10.295cm" svg:height="0.034cm" svg:x="8.589cm" svg:y="7.704cm" svg:viewBox="0 0 10296 35" draw:points="0,35 10296,35 10296,0 0,0">
          <text:p/>
        </draw:polygon>
        <draw:polygon draw:style-name="gr2" draw:text-style-name="P2" draw:layer="layout" svg:width="10.262cm" svg:height="0.034cm" svg:x="8.589cm" svg:y="7.772cm" svg:viewBox="0 0 10263 35" draw:points="0,35 10263,35 10263,0 0,0">
          <text:p/>
        </draw:polygon>
        <draw:polygon draw:style-name="gr2" draw:text-style-name="P2" draw:layer="layout" svg:width="0.033cm" svg:height="0.033cm" svg:x="18.851cm" svg:y="8.31cm" svg:viewBox="0 0 34 34" draw:points="0,34 34,34 34,0 0,0">
          <text:p/>
        </draw:polygon>
        <draw:polygon draw:style-name="gr2" draw:text-style-name="P2" draw:layer="layout" svg:width="10.295cm" svg:height="0.034cm" svg:x="8.589cm" svg:y="8.242cm" svg:viewBox="0 0 10296 35" draw:points="0,35 10296,35 10296,0 0,0">
          <text:p/>
        </draw:polygon>
        <draw:polygon draw:style-name="gr2" draw:text-style-name="P2" draw:layer="layout" svg:width="10.262cm" svg:height="0.033cm" svg:x="8.589cm" svg:y="8.31cm" svg:viewBox="0 0 10263 34" draw:points="0,34 10263,34 10263,0 0,0">
          <text:p/>
        </draw:polygon>
        <draw:polygon draw:style-name="gr2" draw:text-style-name="P2" draw:layer="layout" svg:width="0.101cm" svg:height="0.034cm" svg:x="18.851cm" svg:y="8.847cm" svg:viewBox="0 0 102 35" draw:points="0,35 102,35 102,0 0,0">
          <text:p/>
        </draw:polygon>
        <draw:polygon draw:style-name="gr2" draw:text-style-name="P2" draw:layer="layout" svg:width="10.295cm" svg:height="0.034cm" svg:x="8.589cm" svg:y="8.779cm" svg:viewBox="0 0 10296 35" draw:points="0,35 10296,35 10296,0 0,0">
          <text:p/>
        </draw:polygon>
        <draw:polygon draw:style-name="gr2" draw:text-style-name="P2" draw:layer="layout" svg:width="10.262cm" svg:height="0.034cm" svg:x="8.589cm" svg:y="8.847cm" svg:viewBox="0 0 10263 35" draw:points="0,35 10263,35 10263,0 0,0">
          <text:p/>
        </draw:polygon>
        <draw:polygon draw:style-name="gr2" draw:text-style-name="P2" draw:layer="layout" svg:width="0.033cm" svg:height="0.034cm" svg:x="18.851cm" svg:y="9.152cm" svg:viewBox="0 0 34 35" draw:points="0,35 34,35 34,0 0,0">
          <text:p/>
        </draw:polygon>
        <draw:polygon draw:style-name="gr2" draw:text-style-name="P2" draw:layer="layout" svg:width="5.181cm" svg:height="0.034cm" svg:x="13.771cm" svg:y="9.084cm" svg:viewBox="0 0 5182 35" draw:points="0,35 5182,35 5182,0 0,0">
          <text:p/>
        </draw:polygon>
        <draw:polygon draw:style-name="gr2" draw:text-style-name="P2" draw:layer="layout" svg:width="5.08cm" svg:height="0.034cm" svg:x="13.771cm" svg:y="9.152cm" svg:viewBox="0 0 5081 35" draw:points="0,35 5081,35 5081,0 0,0">
          <text:p/>
        </draw:polygon>
        <draw:polygon draw:style-name="gr2" draw:text-style-name="P2" draw:layer="layout" svg:width="0.635cm" svg:height="0.034cm" svg:x="17.648cm" svg:y="9.63cm" svg:viewBox="0 0 636 35" draw:points="0,35 636,35 636,0 0,0">
          <text:p/>
        </draw:polygon>
        <draw:polygon draw:style-name="gr2" draw:text-style-name="P2" draw:layer="layout" svg:width="0.635cm" svg:height="0.033cm" svg:x="17.648cm" svg:y="10.143cm" svg:viewBox="0 0 636 34" draw:points="0,34 636,34 636,0 0,0">
          <text:p/>
        </draw:polygon>
        <draw:polygon draw:style-name="gr2" draw:text-style-name="P2" draw:layer="layout" svg:width="0.635cm" svg:height="0.034cm" svg:x="17.648cm" svg:y="10.655cm" svg:viewBox="0 0 636 35" draw:points="0,35 636,35 636,0 0,0">
          <text:p/>
        </draw:polygon>
        <draw:polygon draw:style-name="gr2" draw:text-style-name="P2" draw:layer="layout" svg:width="0.635cm" svg:height="0.034cm" svg:x="17.648cm" svg:y="11.167cm" svg:viewBox="0 0 636 35" draw:points="0,35 636,35 636,0 0,0">
          <text:p/>
        </draw:polygon>
        <draw:polygon draw:style-name="gr2" draw:text-style-name="P2" draw:layer="layout" svg:width="0.635cm" svg:height="0.034cm" svg:x="17.648cm" svg:y="11.679cm" svg:viewBox="0 0 636 35" draw:points="0,35 636,35 636,0 0,0">
          <text:p/>
        </draw:polygon>
        <draw:polygon draw:style-name="gr2" draw:text-style-name="P2" draw:layer="layout" svg:width="0.635cm" svg:height="0.034cm" svg:x="17.648cm" svg:y="12.191cm" svg:viewBox="0 0 636 35" draw:points="0,35 636,35 636,0 0,0">
          <text:p/>
        </draw:polygon>
        <draw:polygon draw:style-name="gr2" draw:text-style-name="P2" draw:layer="layout" svg:width="0.635cm" svg:height="0.034cm" svg:x="17.648cm" svg:y="12.704cm" svg:viewBox="0 0 636 35" draw:points="0,35 636,35 636,0 0,0">
          <text:p/>
        </draw:polygon>
        <draw:polygon draw:style-name="gr2" draw:text-style-name="P2" draw:layer="layout" svg:width="0.635cm" svg:height="0.035cm" svg:x="17.648cm" svg:y="13.216cm" svg:viewBox="0 0 636 36" draw:points="0,36 636,36 636,0 0,0">
          <text:p/>
        </draw:polygon>
        <draw:polygon draw:style-name="gr2" draw:text-style-name="P2" draw:layer="layout" svg:width="0.635cm" svg:height="0.034cm" svg:x="17.648cm" svg:y="13.728cm" svg:viewBox="0 0 636 35" draw:points="0,35 636,35 636,0 0,0">
          <text:p/>
        </draw:polygon>
        <draw:polygon draw:style-name="gr2" draw:text-style-name="P2" draw:layer="layout" svg:width="0.635cm" svg:height="0.034cm" svg:x="17.648cm" svg:y="14.24cm" svg:viewBox="0 0 636 35" draw:points="0,35 636,35 636,0 0,0">
          <text:p/>
        </draw:polygon>
        <draw:polygon draw:style-name="gr2" draw:text-style-name="P2" draw:layer="layout" svg:width="0.635cm" svg:height="0.034cm" svg:x="17.648cm" svg:y="14.753cm" svg:viewBox="0 0 636 35" draw:points="0,35 636,35 636,0 0,0">
          <text:p/>
        </draw:polygon>
        <draw:polygon draw:style-name="gr2" draw:text-style-name="P2" draw:layer="layout" svg:width="0.635cm" svg:height="0.034cm" svg:x="17.648cm" svg:y="15.265cm" svg:viewBox="0 0 636 35" draw:points="0,35 636,35 636,0 0,0">
          <text:p/>
        </draw:polygon>
        <draw:polygon draw:style-name="gr2" draw:text-style-name="P2" draw:layer="layout" svg:width="0.635cm" svg:height="0.034cm" svg:x="17.648cm" svg:y="15.777cm" svg:viewBox="0 0 636 35" draw:points="0,35 636,35 636,0 0,0">
          <text:p/>
        </draw:polygon>
        <draw:polygon draw:style-name="gr2" draw:text-style-name="P2" draw:layer="layout" svg:width="0.635cm" svg:height="0.034cm" svg:x="17.648cm" svg:y="16.289cm" svg:viewBox="0 0 636 35" draw:points="0,35 636,35 636,0 0,0">
          <text:p/>
        </draw:polygon>
        <draw:polygon draw:style-name="gr2" draw:text-style-name="P2" draw:layer="layout" svg:width="0.635cm" svg:height="0.033cm" svg:x="17.648cm" svg:y="16.802cm" svg:viewBox="0 0 636 34" draw:points="0,34 636,34 636,0 0,0">
          <text:p/>
        </draw:polygon>
        <draw:polygon draw:style-name="gr2" draw:text-style-name="P2" draw:layer="layout" svg:width="0.635cm" svg:height="0.034cm" svg:x="17.648cm" svg:y="17.314cm" svg:viewBox="0 0 636 35" draw:points="0,35 636,35 636,0 0,0">
          <text:p/>
        </draw:polygon>
        <draw:polygon draw:style-name="gr2" draw:text-style-name="P2" draw:layer="layout" svg:width="0.635cm" svg:height="0.034cm" svg:x="17.648cm" svg:y="17.826cm" svg:viewBox="0 0 636 35" draw:points="0,35 636,35 636,0 0,0">
          <text:p/>
        </draw:polygon>
        <draw:polygon draw:style-name="gr2" draw:text-style-name="P2" draw:layer="layout" svg:width="0.635cm" svg:height="0.034cm" svg:x="17.648cm" svg:y="18.338cm" svg:viewBox="0 0 636 35" draw:points="0,35 636,35 636,0 0,0">
          <text:p/>
        </draw:polygon>
        <draw:polygon draw:style-name="gr2" draw:text-style-name="P2" draw:layer="layout" svg:width="0.635cm" svg:height="0.033cm" svg:x="17.648cm" svg:y="18.851cm" svg:viewBox="0 0 636 34" draw:points="0,34 636,34 636,0 0,0">
          <text:p/>
        </draw:polygon>
        <draw:polygon draw:style-name="gr2" draw:text-style-name="P2" draw:layer="layout" svg:width="0.635cm" svg:height="0.034cm" svg:x="17.648cm" svg:y="19.363cm" svg:viewBox="0 0 636 35" draw:points="0,35 636,35 636,0 0,0">
          <text:p/>
        </draw:polygon>
        <draw:polygon draw:style-name="gr2" draw:text-style-name="P2" draw:layer="layout" svg:width="0.635cm" svg:height="0.034cm" svg:x="17.648cm" svg:y="19.875cm" svg:viewBox="0 0 636 35" draw:points="0,35 636,35 636,0 0,0">
          <text:p/>
        </draw:polygon>
        <draw:polygon draw:style-name="gr2" draw:text-style-name="P2" draw:layer="layout" svg:width="0.635cm" svg:height="0.034cm" svg:x="17.648cm" svg:y="20.387cm" svg:viewBox="0 0 636 35" draw:points="0,35 636,35 636,0 0,0">
          <text:p/>
        </draw:polygon>
        <draw:polygon draw:style-name="gr2" draw:text-style-name="P2" draw:layer="layout" svg:width="0.635cm" svg:height="0.034cm" svg:x="17.648cm" svg:y="20.899cm" svg:viewBox="0 0 636 35" draw:points="0,35 636,35 636,0 0,0">
          <text:p/>
        </draw:polygon>
        <draw:polygon draw:style-name="gr2" draw:text-style-name="P2" draw:layer="layout" svg:width="0.635cm" svg:height="0.034cm" svg:x="17.648cm" svg:y="21.412cm" svg:viewBox="0 0 636 35" draw:points="0,35 636,35 636,0 0,0">
          <text:p/>
        </draw:polygon>
        <draw:polygon draw:style-name="gr2" draw:text-style-name="P2" draw:layer="layout" svg:width="0.635cm" svg:height="0.034cm" svg:x="17.648cm" svg:y="21.924cm" svg:viewBox="0 0 636 35" draw:points="0,35 636,35 636,0 0,0">
          <text:p/>
        </draw:polygon>
        <draw:polygon draw:style-name="gr2" draw:text-style-name="P2" draw:layer="layout" svg:width="0.635cm" svg:height="0.034cm" svg:x="17.648cm" svg:y="22.436cm" svg:viewBox="0 0 636 35" draw:points="0,35 636,35 636,0 0,0">
          <text:p/>
        </draw:polygon>
        <draw:polygon draw:style-name="gr2" draw:text-style-name="P2" draw:layer="layout" svg:width="0.635cm" svg:height="0.034cm" svg:x="17.648cm" svg:y="22.948cm" svg:viewBox="0 0 636 35" draw:points="0,35 636,35 636,0 0,0">
          <text:p/>
        </draw:polygon>
        <draw:polygon draw:style-name="gr2" draw:text-style-name="P2" draw:layer="layout" svg:width="0.635cm" svg:height="0.034cm" svg:x="17.648cm" svg:y="23.461cm" svg:viewBox="0 0 636 35" draw:points="0,35 636,35 636,0 0,0">
          <text:p/>
        </draw:polygon>
        <draw:polygon draw:style-name="gr2" draw:text-style-name="P2" draw:layer="layout" svg:width="0.635cm" svg:height="0.034cm" svg:x="17.648cm" svg:y="23.973cm" svg:viewBox="0 0 636 35" draw:points="0,35 636,35 636,0 0,0">
          <text:p/>
        </draw:polygon>
        <draw:polygon draw:style-name="gr2" draw:text-style-name="P2" draw:layer="layout" svg:width="0.635cm" svg:height="0.034cm" svg:x="17.648cm" svg:y="24.485cm" svg:viewBox="0 0 636 35" draw:points="0,35 636,35 636,0 0,0">
          <text:p/>
        </draw:polygon>
        <draw:polygon draw:style-name="gr2" draw:text-style-name="P2" draw:layer="layout" svg:width="0.635cm" svg:height="0.035cm" svg:x="17.648cm" svg:y="24.997cm" svg:viewBox="0 0 636 36" draw:points="0,36 636,36 636,0 0,0">
          <text:p/>
        </draw:polygon>
        <draw:polygon draw:style-name="gr2" draw:text-style-name="P2" draw:layer="layout" svg:width="0.635cm" svg:height="0.033cm" svg:x="17.648cm" svg:y="25.51cm" svg:viewBox="0 0 636 34" draw:points="0,34 636,34 636,0 0,0">
          <text:p/>
        </draw:polygon>
        <draw:polygon draw:style-name="gr2" draw:text-style-name="P2" draw:layer="layout" svg:width="0.101cm" svg:height="0.034cm" svg:x="18.851cm" svg:y="26.056cm" svg:viewBox="0 0 102 35" draw:points="0,35 102,35 102,0 0,0">
          <text:p/>
        </draw:polygon>
        <draw:polygon draw:style-name="gr2" draw:text-style-name="P2" draw:layer="layout" svg:width="5.113cm" svg:height="0.034cm" svg:x="13.771cm" svg:y="25.988cm" svg:viewBox="0 0 5114 35" draw:points="0,35 5114,35 5114,0 0,0">
          <text:p/>
        </draw:polygon>
        <draw:polygon draw:style-name="gr2" draw:text-style-name="P2" draw:layer="layout" svg:width="5.08cm" svg:height="0.034cm" svg:x="13.771cm" svg:y="26.056cm" svg:viewBox="0 0 5081 35" draw:points="0,35 5081,35 5081,0 0,0">
          <text:p/>
        </draw:polygon>
        <draw:polygon draw:style-name="gr2" draw:text-style-name="P2" draw:layer="layout" svg:width="0.034cm" svg:height="0.034cm" svg:x="14.939cm" svg:y="26.36cm" svg:viewBox="0 0 35 35" draw:points="0,35 35,35 35,0 0,0">
          <text:p/>
        </draw:polygon>
        <draw:polygon draw:style-name="gr2" draw:text-style-name="P2" draw:layer="layout" svg:width="10.753cm" svg:height="0.034cm" svg:x="4.288cm" svg:y="26.293cm" svg:viewBox="0 0 10754 35" draw:points="0,35 10754,35 10754,0 0,0">
          <text:p/>
        </draw:polygon>
        <draw:polygon draw:style-name="gr2" draw:text-style-name="P2" draw:layer="layout" svg:width="10.651cm" svg:height="0.034cm" svg:x="4.288cm" svg:y="26.36cm" svg:viewBox="0 0 10652 35" draw:points="0,35 10652,35 10652,0 0,0">
          <text:p/>
        </draw:polygon>
        <draw:polygon draw:style-name="gr2" draw:text-style-name="P2" draw:layer="layout" svg:width="4.868cm" svg:height="0.034cm" svg:x="10.071cm" svg:y="26.928cm" svg:viewBox="0 0 4869 35" draw:points="0,35 4869,35 4869,0 0,0">
          <text:p/>
        </draw:polygon>
        <draw:polygon draw:style-name="gr2" draw:text-style-name="P2" draw:layer="layout" svg:width="4.868cm" svg:height="0.034cm" svg:x="10.071cm" svg:y="27.567cm" svg:viewBox="0 0 4869 35" draw:points="0,35 4869,35 4869,0 0,0">
          <text:p/>
        </draw:polygon>
        <draw:polygon draw:style-name="gr2" draw:text-style-name="P2" draw:layer="layout" svg:width="10.651cm" svg:height="0.034cm" svg:x="4.288cm" svg:y="28.155cm" svg:viewBox="0 0 10652 35" draw:points="0,35 10652,35 10652,0 0,0">
          <text:p/>
        </draw:polygon>
        <draw:polygon draw:style-name="gr2" draw:text-style-name="P2" draw:layer="layout" svg:width="0.102cm" svg:height="0.034cm" svg:x="14.939cm" svg:y="28.79cm" svg:viewBox="0 0 103 35" draw:points="0,35 103,35 103,0 0,0">
          <text:p/>
        </draw:polygon>
        <draw:polygon draw:style-name="gr2" draw:text-style-name="P2" draw:layer="layout" svg:width="10.685cm" svg:height="0.034cm" svg:x="4.288cm" svg:y="28.723cm" svg:viewBox="0 0 10686 35" draw:points="0,35 10686,35 10686,0 0,0">
          <text:p/>
        </draw:polygon>
        <draw:polygon draw:style-name="gr2" draw:text-style-name="P2" draw:layer="layout" svg:width="10.651cm" svg:height="0.034cm" svg:x="4.288cm" svg:y="28.79cm" svg:viewBox="0 0 10652 35" draw:points="0,35 10652,35 10652,0 0,0">
          <text:p/>
        </draw:polygon>
        <draw:frame draw:style-name="gr8" draw:text-style-name="P10" draw:layer="layout" svg:width="5.586cm" svg:height="0.433cm" svg:x="4.377cm" svg:y="27.03cm">
          <draw:text-box>
            <text:p text:style-name="P7"><text:span text:style-name="T6">Am luat la cunoştinţă că am obţinut</text:span></text:p>
          </draw:text-box>
        </draw:frame>
      </draw:page>
      <draw:page draw:name="page4" draw:style-name="dp1" draw:master-page-name="master-page3">
        <draw:polygon draw:style-name="gr4" draw:text-style-name="P3" draw:layer="layout" svg:width="0.639cm" svg:height="0.516cm" svg:x="3.357cm" svg:y="10.16cm" svg:viewBox="0 0 640 517" draw:points="0,517 640,517 640,0 0,0">
          <text:p/>
        </draw:polygon>
        <draw:polygon draw:style-name="gr2" draw:text-style-name="P2" draw:layer="layout" svg:width="0.639cm" svg:height="0.516cm" svg:x="4.237cm" svg:y="10.16cm" svg:viewBox="0 0 640 517" draw:points="0,517 640,517 640,0 0,0">
          <text:p/>
        </draw:polygon>
        <draw:polygon draw:style-name="gr2" draw:text-style-name="P2" draw:layer="layout" svg:width="0.639cm" svg:height="0.516cm" svg:x="5.118cm" svg:y="10.16cm" svg:viewBox="0 0 640 517" draw:points="0,517 640,517 640,0 0,0">
          <text:p/>
        </draw:polygon>
        <draw:polygon draw:style-name="gr2" draw:text-style-name="P2" draw:layer="layout" svg:width="0.639cm" svg:height="0.516cm" svg:x="5.998cm" svg:y="10.16cm" svg:viewBox="0 0 640 517" draw:points="0,517 640,517 640,0 0,0">
          <text:p/>
        </draw:polygon>
        <draw:polygon draw:style-name="gr2" draw:text-style-name="P2" draw:layer="layout" svg:width="0.639cm" svg:height="0.516cm" svg:x="9.173cm" svg:y="10.16cm" svg:viewBox="0 0 640 517" draw:points="0,517 640,517 640,0 0,0">
          <text:p/>
        </draw:polygon>
        <draw:polygon draw:style-name="gr2" draw:text-style-name="P2" draw:layer="layout" svg:width="0.639cm" svg:height="0.516cm" svg:x="10.054cm" svg:y="10.16cm" svg:viewBox="0 0 640 517" draw:points="0,517 640,517 640,0 0,0">
          <text:p/>
        </draw:polygon>
        <draw:polygon draw:style-name="gr4" draw:text-style-name="P3" draw:layer="layout" svg:width="0.639cm" svg:height="0.516cm" svg:x="10.934cm" svg:y="10.16cm" svg:viewBox="0 0 640 517" draw:points="0,517 640,517 640,0 0,0">
          <text:p/>
        </draw:polygon>
        <draw:polygon draw:style-name="gr2" draw:text-style-name="P2" draw:layer="layout" svg:width="0.639cm" svg:height="0.516cm" svg:x="11.815cm" svg:y="10.16cm" svg:viewBox="0 0 640 517" draw:points="0,517 640,517 640,0 0,0">
          <text:p/>
        </draw:polygon>
        <draw:polygon draw:style-name="gr2" draw:text-style-name="P2" draw:layer="layout" svg:width="0.639cm" svg:height="0.516cm" svg:x="14.99cm" svg:y="10.16cm" svg:viewBox="0 0 640 517" draw:points="0,517 640,517 640,0 0,0">
          <text:p/>
        </draw:polygon>
        <draw:polygon draw:style-name="gr2" draw:text-style-name="P2" draw:layer="layout" svg:width="0.64cm" svg:height="0.516cm" svg:x="15.87cm" svg:y="10.16cm" svg:viewBox="0 0 641 517" draw:points="0,517 641,517 641,0 0,0">
          <text:p/>
        </draw:polygon>
        <draw:polygon draw:style-name="gr2" draw:text-style-name="P2" draw:layer="layout" svg:width="0.639cm" svg:height="0.516cm" svg:x="16.751cm" svg:y="10.16cm" svg:viewBox="0 0 640 517" draw:points="0,517 640,517 640,0 0,0">
          <text:p/>
        </draw:polygon>
        <draw:polygon draw:style-name="gr4" draw:text-style-name="P3" draw:layer="layout" svg:width="0.64cm" svg:height="0.516cm" svg:x="17.631cm" svg:y="10.16cm" svg:viewBox="0 0 641 517" draw:points="0,517 641,517 641,0 0,0">
          <text:p/>
        </draw:polygon>
        <draw:polygon draw:style-name="gr4" draw:text-style-name="P3" draw:layer="layout" svg:width="0.639cm" svg:height="1.028cm" svg:x="3.357cm" svg:y="10.672cm" svg:viewBox="0 0 640 1029" draw:points="0,1029 640,1029 640,0 0,0">
          <text:p/>
        </draw:polygon>
        <draw:polygon draw:style-name="gr2" draw:text-style-name="P2" draw:layer="layout" svg:width="0.639cm" svg:height="1.028cm" svg:x="4.237cm" svg:y="10.672cm" svg:viewBox="0 0 640 1029" draw:points="0,1029 640,1029 640,0 0,0">
          <text:p/>
        </draw:polygon>
        <draw:polygon draw:style-name="gr2" draw:text-style-name="P2" draw:layer="layout" svg:width="0.639cm" svg:height="1.028cm" svg:x="5.118cm" svg:y="10.672cm" svg:viewBox="0 0 640 1029" draw:points="0,1029 640,1029 640,0 0,0">
          <text:p/>
        </draw:polygon>
        <draw:polygon draw:style-name="gr2" draw:text-style-name="P2" draw:layer="layout" svg:width="0.639cm" svg:height="1.028cm" svg:x="5.998cm" svg:y="10.672cm" svg:viewBox="0 0 640 1029" draw:points="0,1029 640,1029 640,0 0,0">
          <text:p/>
        </draw:polygon>
        <draw:polygon draw:style-name="gr2" draw:text-style-name="P2" draw:layer="layout" svg:width="0.639cm" svg:height="1.028cm" svg:x="9.173cm" svg:y="10.672cm" svg:viewBox="0 0 640 1029" draw:points="0,1029 640,1029 640,0 0,0">
          <text:p/>
        </draw:polygon>
        <draw:polygon draw:style-name="gr2" draw:text-style-name="P2" draw:layer="layout" svg:width="0.639cm" svg:height="1.028cm" svg:x="10.054cm" svg:y="10.672cm" svg:viewBox="0 0 640 1029" draw:points="0,1029 640,1029 640,0 0,0">
          <text:p/>
        </draw:polygon>
        <draw:polygon draw:style-name="gr2" draw:text-style-name="P2" draw:layer="layout" svg:width="0.639cm" svg:height="1.028cm" svg:x="10.934cm" svg:y="10.672cm" svg:viewBox="0 0 640 1029" draw:points="0,1029 640,1029 640,0 0,0">
          <text:p/>
        </draw:polygon>
        <draw:polygon draw:style-name="gr4" draw:text-style-name="P3" draw:layer="layout" svg:width="0.639cm" svg:height="1.028cm" svg:x="11.815cm" svg:y="10.672cm" svg:viewBox="0 0 640 1029" draw:points="0,1029 640,1029 640,0 0,0">
          <text:p/>
        </draw:polygon>
        <draw:polygon draw:style-name="gr2" draw:text-style-name="P2" draw:layer="layout" svg:width="0.639cm" svg:height="1.028cm" svg:x="14.99cm" svg:y="10.672cm" svg:viewBox="0 0 640 1029" draw:points="0,1029 640,1029 640,0 0,0">
          <text:p/>
        </draw:polygon>
        <draw:polygon draw:style-name="gr2" draw:text-style-name="P2" draw:layer="layout" svg:width="0.64cm" svg:height="1.028cm" svg:x="15.87cm" svg:y="10.672cm" svg:viewBox="0 0 641 1029" draw:points="0,1029 641,1029 641,0 0,0">
          <text:p/>
        </draw:polygon>
        <draw:polygon draw:style-name="gr4" draw:text-style-name="P3" draw:layer="layout" svg:width="0.639cm" svg:height="1.028cm" svg:x="16.751cm" svg:y="10.672cm" svg:viewBox="0 0 640 1029" draw:points="0,1029 640,1029 640,0 0,0">
          <text:p/>
        </draw:polygon>
        <draw:polygon draw:style-name="gr2" draw:text-style-name="P2" draw:layer="layout" svg:width="0.64cm" svg:height="1.028cm" svg:x="17.631cm" svg:y="10.672cm" svg:viewBox="0 0 641 1029" draw:points="0,1029 641,1029 641,0 0,0">
          <text:p/>
        </draw:polygon>
        <draw:polygon draw:style-name="gr2" draw:text-style-name="P2" draw:layer="layout" svg:width="0.639cm" svg:height="0.517cm" svg:x="3.357cm" svg:y="11.696cm" svg:viewBox="0 0 640 518" draw:points="0,518 640,518 640,0 0,0">
          <text:p/>
        </draw:polygon>
        <draw:polygon draw:style-name="gr2" draw:text-style-name="P2" draw:layer="layout" svg:width="0.639cm" svg:height="0.517cm" svg:x="4.237cm" svg:y="11.696cm" svg:viewBox="0 0 640 518" draw:points="0,518 640,518 640,0 0,0">
          <text:p/>
        </draw:polygon>
        <draw:polygon draw:style-name="gr4" draw:text-style-name="P3" draw:layer="layout" svg:width="0.639cm" svg:height="0.517cm" svg:x="5.118cm" svg:y="11.696cm" svg:viewBox="0 0 640 518" draw:points="0,518 640,518 640,0 0,0">
          <text:p/>
        </draw:polygon>
        <draw:polygon draw:style-name="gr2" draw:text-style-name="P2" draw:layer="layout" svg:width="0.639cm" svg:height="0.517cm" svg:x="5.998cm" svg:y="11.696cm" svg:viewBox="0 0 640 518" draw:points="0,518 640,518 640,0 0,0">
          <text:p/>
        </draw:polygon>
        <draw:polygon draw:style-name="gr2" draw:text-style-name="P2" draw:layer="layout" svg:width="0.639cm" svg:height="0.517cm" svg:x="9.173cm" svg:y="11.696cm" svg:viewBox="0 0 640 518" draw:points="0,518 640,518 640,0 0,0">
          <text:p/>
        </draw:polygon>
        <draw:polygon draw:style-name="gr4" draw:text-style-name="P3" draw:layer="layout" svg:width="0.639cm" svg:height="0.517cm" svg:x="10.054cm" svg:y="11.696cm" svg:viewBox="0 0 640 518" draw:points="0,518 640,518 640,0 0,0">
          <text:p/>
        </draw:polygon>
        <draw:polygon draw:style-name="gr2" draw:text-style-name="P2" draw:layer="layout" svg:width="0.639cm" svg:height="0.517cm" svg:x="10.934cm" svg:y="11.696cm" svg:viewBox="0 0 640 518" draw:points="0,518 640,518 640,0 0,0">
          <text:p/>
        </draw:polygon>
        <draw:polygon draw:style-name="gr2" draw:text-style-name="P2" draw:layer="layout" svg:width="0.639cm" svg:height="0.517cm" svg:x="11.815cm" svg:y="11.696cm" svg:viewBox="0 0 640 518" draw:points="0,518 640,518 640,0 0,0">
          <text:p/>
        </draw:polygon>
        <draw:polygon draw:style-name="gr2" draw:text-style-name="P2" draw:layer="layout" svg:width="0.639cm" svg:height="0.517cm" svg:x="14.99cm" svg:y="11.696cm" svg:viewBox="0 0 640 518" draw:points="0,518 640,518 640,0 0,0">
          <text:p/>
        </draw:polygon>
        <draw:polygon draw:style-name="gr2" draw:text-style-name="P2" draw:layer="layout" svg:width="0.64cm" svg:height="0.517cm" svg:x="15.87cm" svg:y="11.696cm" svg:viewBox="0 0 641 518" draw:points="0,518 641,518 641,0 0,0">
          <text:p/>
        </draw:polygon>
        <draw:polygon draw:style-name="gr4" draw:text-style-name="P3" draw:layer="layout" svg:width="0.639cm" svg:height="0.517cm" svg:x="16.751cm" svg:y="11.696cm" svg:viewBox="0 0 640 518" draw:points="0,518 640,518 640,0 0,0">
          <text:p/>
        </draw:polygon>
        <draw:polygon draw:style-name="gr2" draw:text-style-name="P2" draw:layer="layout" svg:width="0.64cm" svg:height="0.517cm" svg:x="17.631cm" svg:y="11.696cm" svg:viewBox="0 0 641 518" draw:points="0,518 641,518 641,0 0,0">
          <text:p/>
        </draw:polygon>
        <draw:polygon draw:style-name="gr2" draw:text-style-name="P2" draw:layer="layout" svg:width="0.639cm" svg:height="0.517cm" svg:x="3.357cm" svg:y="12.208cm" svg:viewBox="0 0 640 518" draw:points="0,518 640,518 640,0 0,0">
          <text:p/>
        </draw:polygon>
        <draw:polygon draw:style-name="gr2" draw:text-style-name="P2" draw:layer="layout" svg:width="0.639cm" svg:height="0.517cm" svg:x="4.237cm" svg:y="12.208cm" svg:viewBox="0 0 640 518" draw:points="0,518 640,518 640,0 0,0">
          <text:p/>
        </draw:polygon>
        <draw:polygon draw:style-name="gr2" draw:text-style-name="P2" draw:layer="layout" svg:width="0.639cm" svg:height="0.517cm" svg:x="5.118cm" svg:y="12.208cm" svg:viewBox="0 0 640 518" draw:points="0,518 640,518 640,0 0,0">
          <text:p/>
        </draw:polygon>
        <draw:polygon draw:style-name="gr4" draw:text-style-name="P3" draw:layer="layout" svg:width="0.639cm" svg:height="0.517cm" svg:x="5.998cm" svg:y="12.208cm" svg:viewBox="0 0 640 518" draw:points="0,518 640,518 640,0 0,0">
          <text:p/>
        </draw:polygon>
        <draw:polygon draw:style-name="gr4" draw:text-style-name="P3" draw:layer="layout" svg:width="0.639cm" svg:height="0.517cm" svg:x="9.173cm" svg:y="12.208cm" svg:viewBox="0 0 640 518" draw:points="0,518 640,518 640,0 0,0">
          <text:p/>
        </draw:polygon>
        <draw:polygon draw:style-name="gr2" draw:text-style-name="P2" draw:layer="layout" svg:width="0.639cm" svg:height="0.517cm" svg:x="10.054cm" svg:y="12.208cm" svg:viewBox="0 0 640 518" draw:points="0,518 640,518 640,0 0,0">
          <text:p/>
        </draw:polygon>
        <draw:polygon draw:style-name="gr2" draw:text-style-name="P2" draw:layer="layout" svg:width="0.639cm" svg:height="0.517cm" svg:x="10.934cm" svg:y="12.208cm" svg:viewBox="0 0 640 518" draw:points="0,518 640,518 640,0 0,0">
          <text:p/>
        </draw:polygon>
        <draw:polygon draw:style-name="gr2" draw:text-style-name="P2" draw:layer="layout" svg:width="0.639cm" svg:height="0.517cm" svg:x="11.815cm" svg:y="12.208cm" svg:viewBox="0 0 640 518" draw:points="0,518 640,518 640,0 0,0">
          <text:p/>
        </draw:polygon>
        <draw:polygon draw:style-name="gr2" draw:text-style-name="P2" draw:layer="layout" svg:width="0.639cm" svg:height="0.517cm" svg:x="14.99cm" svg:y="12.208cm" svg:viewBox="0 0 640 518" draw:points="0,518 640,518 640,0 0,0">
          <text:p/>
        </draw:polygon>
        <draw:polygon draw:style-name="gr2" draw:text-style-name="P2" draw:layer="layout" svg:width="0.64cm" svg:height="0.517cm" svg:x="15.87cm" svg:y="12.208cm" svg:viewBox="0 0 641 518" draw:points="0,518 641,518 641,0 0,0">
          <text:p/>
        </draw:polygon>
        <draw:polygon draw:style-name="gr4" draw:text-style-name="P3" draw:layer="layout" svg:width="0.639cm" svg:height="0.517cm" svg:x="16.751cm" svg:y="12.208cm" svg:viewBox="0 0 640 518" draw:points="0,518 640,518 640,0 0,0">
          <text:p/>
        </draw:polygon>
        <draw:polygon draw:style-name="gr2" draw:text-style-name="P2" draw:layer="layout" svg:width="0.64cm" svg:height="0.517cm" svg:x="17.631cm" svg:y="12.208cm" svg:viewBox="0 0 641 518" draw:points="0,518 641,518 641,0 0,0">
          <text:p/>
        </draw:polygon>
        <draw:polygon draw:style-name="gr2" draw:text-style-name="P2" draw:layer="layout" svg:width="0.639cm" svg:height="0.516cm" svg:x="3.357cm" svg:y="12.721cm" svg:viewBox="0 0 640 517" draw:points="0,517 640,517 640,0 0,0">
          <text:p/>
        </draw:polygon>
        <draw:polygon draw:style-name="gr2" draw:text-style-name="P2" draw:layer="layout" svg:width="0.639cm" svg:height="0.516cm" svg:x="4.237cm" svg:y="12.721cm" svg:viewBox="0 0 640 517" draw:points="0,517 640,517 640,0 0,0">
          <text:p/>
        </draw:polygon>
        <draw:polygon draw:style-name="gr4" draw:text-style-name="P3" draw:layer="layout" svg:width="0.639cm" svg:height="0.516cm" svg:x="5.118cm" svg:y="12.721cm" svg:viewBox="0 0 640 517" draw:points="0,517 640,517 640,0 0,0">
          <text:p/>
        </draw:polygon>
        <draw:polygon draw:style-name="gr2" draw:text-style-name="P2" draw:layer="layout" svg:width="0.639cm" svg:height="0.516cm" svg:x="5.998cm" svg:y="12.721cm" svg:viewBox="0 0 640 517" draw:points="0,517 640,517 640,0 0,0">
          <text:p/>
        </draw:polygon>
        <draw:polygon draw:style-name="gr2" draw:text-style-name="P2" draw:layer="layout" svg:width="0.639cm" svg:height="0.516cm" svg:x="9.173cm" svg:y="12.721cm" svg:viewBox="0 0 640 517" draw:points="0,517 640,517 640,0 0,0">
          <text:p/>
        </draw:polygon>
        <draw:polygon draw:style-name="gr2" draw:text-style-name="P2" draw:layer="layout" svg:width="0.639cm" svg:height="0.516cm" svg:x="10.054cm" svg:y="12.721cm" svg:viewBox="0 0 640 517" draw:points="0,517 640,517 640,0 0,0">
          <text:p/>
        </draw:polygon>
        <draw:polygon draw:style-name="gr2" draw:text-style-name="P2" draw:layer="layout" svg:width="0.639cm" svg:height="0.516cm" svg:x="10.934cm" svg:y="12.721cm" svg:viewBox="0 0 640 517" draw:points="0,517 640,517 640,0 0,0">
          <text:p/>
        </draw:polygon>
        <draw:polygon draw:style-name="gr4" draw:text-style-name="P3" draw:layer="layout" svg:width="0.639cm" svg:height="0.516cm" svg:x="11.815cm" svg:y="12.721cm" svg:viewBox="0 0 640 517" draw:points="0,517 640,517 640,0 0,0">
          <text:p/>
        </draw:polygon>
        <draw:polygon draw:style-name="gr2" draw:text-style-name="P2" draw:layer="layout" svg:width="0.639cm" svg:height="0.516cm" svg:x="14.99cm" svg:y="12.721cm" svg:viewBox="0 0 640 517" draw:points="0,517 640,517 640,0 0,0">
          <text:p/>
        </draw:polygon>
        <draw:polygon draw:style-name="gr2" draw:text-style-name="P2" draw:layer="layout" svg:width="0.64cm" svg:height="0.516cm" svg:x="15.87cm" svg:y="12.721cm" svg:viewBox="0 0 641 517" draw:points="0,517 641,517 641,0 0,0">
          <text:p/>
        </draw:polygon>
        <draw:polygon draw:style-name="gr2" draw:text-style-name="P2" draw:layer="layout" svg:width="0.639cm" svg:height="0.516cm" svg:x="16.751cm" svg:y="12.721cm" svg:viewBox="0 0 640 517" draw:points="0,517 640,517 640,0 0,0">
          <text:p/>
        </draw:polygon>
        <draw:polygon draw:style-name="gr4" draw:text-style-name="P3" draw:layer="layout" svg:width="0.64cm" svg:height="0.516cm" svg:x="17.631cm" svg:y="12.721cm" svg:viewBox="0 0 641 517" draw:points="0,517 641,517 641,0 0,0">
          <text:p/>
        </draw:polygon>
        <draw:polygon draw:style-name="gr2" draw:text-style-name="P2" draw:layer="layout" svg:width="0.639cm" svg:height="0.516cm" svg:x="3.357cm" svg:y="13.233cm" svg:viewBox="0 0 640 517" draw:points="0,517 640,517 640,0 0,0">
          <text:p/>
        </draw:polygon>
        <draw:polygon draw:style-name="gr2" draw:text-style-name="P2" draw:layer="layout" svg:width="0.639cm" svg:height="0.516cm" svg:x="4.237cm" svg:y="13.233cm" svg:viewBox="0 0 640 517" draw:points="0,517 640,517 640,0 0,0">
          <text:p/>
        </draw:polygon>
        <draw:polygon draw:style-name="gr4" draw:text-style-name="P3" draw:layer="layout" svg:width="0.639cm" svg:height="0.516cm" svg:x="5.118cm" svg:y="13.233cm" svg:viewBox="0 0 640 517" draw:points="0,517 640,517 640,0 0,0">
          <text:p/>
        </draw:polygon>
        <draw:polygon draw:style-name="gr2" draw:text-style-name="P2" draw:layer="layout" svg:width="0.639cm" svg:height="0.516cm" svg:x="5.998cm" svg:y="13.233cm" svg:viewBox="0 0 640 517" draw:points="0,517 640,517 640,0 0,0">
          <text:p/>
        </draw:polygon>
        <draw:polygon draw:style-name="gr2" draw:text-style-name="P2" draw:layer="layout" svg:width="0.639cm" svg:height="0.516cm" svg:x="9.173cm" svg:y="13.233cm" svg:viewBox="0 0 640 517" draw:points="0,517 640,517 640,0 0,0">
          <text:p/>
        </draw:polygon>
        <draw:polygon draw:style-name="gr2" draw:text-style-name="P2" draw:layer="layout" svg:width="0.639cm" svg:height="0.516cm" svg:x="10.054cm" svg:y="13.233cm" svg:viewBox="0 0 640 517" draw:points="0,517 640,517 640,0 0,0">
          <text:p/>
        </draw:polygon>
        <draw:polygon draw:style-name="gr2" draw:text-style-name="P2" draw:layer="layout" svg:width="0.639cm" svg:height="0.516cm" svg:x="10.934cm" svg:y="13.233cm" svg:viewBox="0 0 640 517" draw:points="0,517 640,517 640,0 0,0">
          <text:p/>
        </draw:polygon>
        <draw:polygon draw:style-name="gr4" draw:text-style-name="P3" draw:layer="layout" svg:width="0.639cm" svg:height="0.516cm" svg:x="11.815cm" svg:y="13.233cm" svg:viewBox="0 0 640 517" draw:points="0,517 640,517 640,0 0,0">
          <text:p/>
        </draw:polygon>
        <draw:polygon draw:style-name="gr2" draw:text-style-name="P2" draw:layer="layout" svg:width="0.639cm" svg:height="0.516cm" svg:x="14.99cm" svg:y="13.233cm" svg:viewBox="0 0 640 517" draw:points="0,517 640,517 640,0 0,0">
          <text:p/>
        </draw:polygon>
        <draw:polygon draw:style-name="gr4" draw:text-style-name="P3" draw:layer="layout" svg:width="0.64cm" svg:height="0.516cm" svg:x="15.87cm" svg:y="13.233cm" svg:viewBox="0 0 641 517" draw:points="0,517 641,517 641,0 0,0">
          <text:p/>
        </draw:polygon>
        <draw:polygon draw:style-name="gr2" draw:text-style-name="P2" draw:layer="layout" svg:width="0.639cm" svg:height="0.516cm" svg:x="16.751cm" svg:y="13.233cm" svg:viewBox="0 0 640 517" draw:points="0,517 640,517 640,0 0,0">
          <text:p/>
        </draw:polygon>
        <draw:polygon draw:style-name="gr2" draw:text-style-name="P2" draw:layer="layout" svg:width="0.64cm" svg:height="0.516cm" svg:x="17.631cm" svg:y="13.233cm" svg:viewBox="0 0 641 517" draw:points="0,517 641,517 641,0 0,0">
          <text:p/>
        </draw:polygon>
        <draw:polygon draw:style-name="gr2" draw:text-style-name="P2" draw:layer="layout" svg:width="0.639cm" svg:height="0.517cm" svg:x="3.357cm" svg:y="13.745cm" svg:viewBox="0 0 640 518" draw:points="0,518 640,518 640,0 0,0">
          <text:p/>
        </draw:polygon>
        <draw:polygon draw:style-name="gr2" draw:text-style-name="P2" draw:layer="layout" svg:width="0.639cm" svg:height="0.517cm" svg:x="4.237cm" svg:y="13.745cm" svg:viewBox="0 0 640 518" draw:points="0,518 640,518 640,0 0,0">
          <text:p/>
        </draw:polygon>
        <draw:polygon draw:style-name="gr2" draw:text-style-name="P2" draw:layer="layout" svg:width="0.639cm" svg:height="0.517cm" svg:x="5.118cm" svg:y="13.745cm" svg:viewBox="0 0 640 518" draw:points="0,518 640,518 640,0 0,0">
          <text:p/>
        </draw:polygon>
        <draw:polygon draw:style-name="gr4" draw:text-style-name="P3" draw:layer="layout" svg:width="0.639cm" svg:height="0.517cm" svg:x="5.998cm" svg:y="13.745cm" svg:viewBox="0 0 640 518" draw:points="0,518 640,518 640,0 0,0">
          <text:p/>
        </draw:polygon>
        <draw:polygon draw:style-name="gr2" draw:text-style-name="P2" draw:layer="layout" svg:width="0.639cm" svg:height="0.517cm" svg:x="9.173cm" svg:y="13.745cm" svg:viewBox="0 0 640 518" draw:points="0,518 640,518 640,0 0,0">
          <text:p/>
        </draw:polygon>
        <draw:polygon draw:style-name="gr2" draw:text-style-name="P2" draw:layer="layout" svg:width="0.639cm" svg:height="0.517cm" svg:x="10.054cm" svg:y="13.745cm" svg:viewBox="0 0 640 518" draw:points="0,518 640,518 640,0 0,0">
          <text:p/>
        </draw:polygon>
        <draw:polygon draw:style-name="gr4" draw:text-style-name="P3" draw:layer="layout" svg:width="0.639cm" svg:height="0.517cm" svg:x="10.934cm" svg:y="13.745cm" svg:viewBox="0 0 640 518" draw:points="0,518 640,518 640,0 0,0">
          <text:p/>
        </draw:polygon>
        <draw:polygon draw:style-name="gr2" draw:text-style-name="P2" draw:layer="layout" svg:width="0.639cm" svg:height="0.517cm" svg:x="11.815cm" svg:y="13.745cm" svg:viewBox="0 0 640 518" draw:points="0,518 640,518 640,0 0,0">
          <text:p/>
        </draw:polygon>
        <draw:polygon draw:style-name="gr2" draw:text-style-name="P2" draw:layer="layout" svg:width="0.639cm" svg:height="0.517cm" svg:x="14.99cm" svg:y="13.745cm" svg:viewBox="0 0 640 518" draw:points="0,518 640,518 640,0 0,0">
          <text:p/>
        </draw:polygon>
        <draw:polygon draw:style-name="gr2" draw:text-style-name="P2" draw:layer="layout" svg:width="0.64cm" svg:height="0.517cm" svg:x="15.87cm" svg:y="13.745cm" svg:viewBox="0 0 641 518" draw:points="0,518 641,518 641,0 0,0">
          <text:p/>
        </draw:polygon>
        <draw:polygon draw:style-name="gr2" draw:text-style-name="P2" draw:layer="layout" svg:width="0.639cm" svg:height="0.517cm" svg:x="16.751cm" svg:y="13.745cm" svg:viewBox="0 0 640 518" draw:points="0,518 640,518 640,0 0,0">
          <text:p/>
        </draw:polygon>
        <draw:polygon draw:style-name="gr4" draw:text-style-name="P3" draw:layer="layout" svg:width="0.64cm" svg:height="0.517cm" svg:x="17.631cm" svg:y="13.745cm" svg:viewBox="0 0 641 518" draw:points="0,518 641,518 641,0 0,0">
          <text:p/>
        </draw:polygon>
        <draw:polygon draw:style-name="gr2" draw:text-style-name="P2" draw:layer="layout" svg:width="0.639cm" svg:height="0.517cm" svg:x="3.357cm" svg:y="14.257cm" svg:viewBox="0 0 640 518" draw:points="0,518 640,518 640,0 0,0">
          <text:p/>
        </draw:polygon>
        <draw:polygon draw:style-name="gr4" draw:text-style-name="P3" draw:layer="layout" svg:width="0.639cm" svg:height="0.517cm" svg:x="4.237cm" svg:y="14.257cm" svg:viewBox="0 0 640 518" draw:points="0,518 640,518 640,0 0,0">
          <text:p/>
        </draw:polygon>
        <draw:polygon draw:style-name="gr2" draw:text-style-name="P2" draw:layer="layout" svg:width="0.639cm" svg:height="0.517cm" svg:x="5.118cm" svg:y="14.257cm" svg:viewBox="0 0 640 518" draw:points="0,518 640,518 640,0 0,0">
          <text:p/>
        </draw:polygon>
        <draw:polygon draw:style-name="gr2" draw:text-style-name="P2" draw:layer="layout" svg:width="0.639cm" svg:height="0.517cm" svg:x="5.998cm" svg:y="14.257cm" svg:viewBox="0 0 640 518" draw:points="0,518 640,518 640,0 0,0">
          <text:p/>
        </draw:polygon>
        <draw:polygon draw:style-name="gr2" draw:text-style-name="P2" draw:layer="layout" svg:width="0.639cm" svg:height="0.517cm" svg:x="9.173cm" svg:y="14.257cm" svg:viewBox="0 0 640 518" draw:points="0,518 640,518 640,0 0,0">
          <text:p/>
        </draw:polygon>
        <draw:polygon draw:style-name="gr2" draw:text-style-name="P2" draw:layer="layout" svg:width="0.639cm" svg:height="0.517cm" svg:x="10.054cm" svg:y="14.257cm" svg:viewBox="0 0 640 518" draw:points="0,518 640,518 640,0 0,0">
          <text:p/>
        </draw:polygon>
        <draw:polygon draw:style-name="gr4" draw:text-style-name="P3" draw:layer="layout" svg:width="0.639cm" svg:height="0.517cm" svg:x="10.934cm" svg:y="14.257cm" svg:viewBox="0 0 640 518" draw:points="0,518 640,518 640,0 0,0">
          <text:p/>
        </draw:polygon>
        <draw:polygon draw:style-name="gr2" draw:text-style-name="P2" draw:layer="layout" svg:width="0.639cm" svg:height="0.517cm" svg:x="11.815cm" svg:y="14.257cm" svg:viewBox="0 0 640 518" draw:points="0,518 640,518 640,0 0,0">
          <text:p/>
        </draw:polygon>
        <draw:polygon draw:style-name="gr2" draw:text-style-name="P2" draw:layer="layout" svg:width="0.639cm" svg:height="0.517cm" svg:x="14.99cm" svg:y="14.257cm" svg:viewBox="0 0 640 518" draw:points="0,518 640,518 640,0 0,0">
          <text:p/>
        </draw:polygon>
        <draw:polygon draw:style-name="gr2" draw:text-style-name="P2" draw:layer="layout" svg:width="0.64cm" svg:height="0.517cm" svg:x="15.87cm" svg:y="14.257cm" svg:viewBox="0 0 641 518" draw:points="0,518 641,518 641,0 0,0">
          <text:p/>
        </draw:polygon>
        <draw:polygon draw:style-name="gr4" draw:text-style-name="P3" draw:layer="layout" svg:width="0.639cm" svg:height="0.517cm" svg:x="16.751cm" svg:y="14.257cm" svg:viewBox="0 0 640 518" draw:points="0,518 640,518 640,0 0,0">
          <text:p/>
        </draw:polygon>
        <draw:polygon draw:style-name="gr2" draw:text-style-name="P2" draw:layer="layout" svg:width="0.64cm" svg:height="0.517cm" svg:x="17.631cm" svg:y="14.257cm" svg:viewBox="0 0 641 518" draw:points="0,518 641,518 641,0 0,0">
          <text:p/>
        </draw:polygon>
        <draw:polygon draw:style-name="gr4" draw:text-style-name="P3" draw:layer="layout" svg:width="0.639cm" svg:height="0.516cm" svg:x="3.357cm" svg:y="14.77cm" svg:viewBox="0 0 640 517" draw:points="0,517 640,517 640,0 0,0">
          <text:p/>
        </draw:polygon>
        <draw:polygon draw:style-name="gr2" draw:text-style-name="P2" draw:layer="layout" svg:width="0.639cm" svg:height="0.516cm" svg:x="4.237cm" svg:y="14.77cm" svg:viewBox="0 0 640 517" draw:points="0,517 640,517 640,0 0,0">
          <text:p/>
        </draw:polygon>
        <draw:polygon draw:style-name="gr2" draw:text-style-name="P2" draw:layer="layout" svg:width="0.639cm" svg:height="0.516cm" svg:x="5.118cm" svg:y="14.77cm" svg:viewBox="0 0 640 517" draw:points="0,517 640,517 640,0 0,0">
          <text:p/>
        </draw:polygon>
        <draw:polygon draw:style-name="gr2" draw:text-style-name="P2" draw:layer="layout" svg:width="0.639cm" svg:height="0.516cm" svg:x="5.998cm" svg:y="14.77cm" svg:viewBox="0 0 640 517" draw:points="0,517 640,517 640,0 0,0">
          <text:p/>
        </draw:polygon>
        <draw:polygon draw:style-name="gr2" draw:text-style-name="P2" draw:layer="layout" svg:width="0.639cm" svg:height="0.516cm" svg:x="9.173cm" svg:y="14.77cm" svg:viewBox="0 0 640 517" draw:points="0,517 640,517 640,0 0,0">
          <text:p/>
        </draw:polygon>
        <draw:polygon draw:style-name="gr2" draw:text-style-name="P2" draw:layer="layout" svg:width="0.639cm" svg:height="0.516cm" svg:x="10.054cm" svg:y="14.77cm" svg:viewBox="0 0 640 517" draw:points="0,517 640,517 640,0 0,0">
          <text:p/>
        </draw:polygon>
        <draw:polygon draw:style-name="gr4" draw:text-style-name="P3" draw:layer="layout" svg:width="0.639cm" svg:height="0.516cm" svg:x="10.934cm" svg:y="14.77cm" svg:viewBox="0 0 640 517" draw:points="0,517 640,517 640,0 0,0">
          <text:p/>
        </draw:polygon>
        <draw:polygon draw:style-name="gr2" draw:text-style-name="P2" draw:layer="layout" svg:width="0.639cm" svg:height="0.516cm" svg:x="11.815cm" svg:y="14.77cm" svg:viewBox="0 0 640 517" draw:points="0,517 640,517 640,0 0,0">
          <text:p/>
        </draw:polygon>
        <draw:polygon draw:style-name="gr4" draw:text-style-name="P3" draw:layer="layout" svg:width="0.639cm" svg:height="0.516cm" svg:x="14.99cm" svg:y="14.77cm" svg:viewBox="0 0 640 517" draw:points="0,517 640,517 640,0 0,0">
          <text:p/>
        </draw:polygon>
        <draw:polygon draw:style-name="gr2" draw:text-style-name="P2" draw:layer="layout" svg:width="0.64cm" svg:height="0.516cm" svg:x="15.87cm" svg:y="14.77cm" svg:viewBox="0 0 641 517" draw:points="0,517 641,517 641,0 0,0">
          <text:p/>
        </draw:polygon>
        <draw:polygon draw:style-name="gr2" draw:text-style-name="P2" draw:layer="layout" svg:width="0.639cm" svg:height="0.516cm" svg:x="16.751cm" svg:y="14.77cm" svg:viewBox="0 0 640 517" draw:points="0,517 640,517 640,0 0,0">
          <text:p/>
        </draw:polygon>
        <draw:polygon draw:style-name="gr2" draw:text-style-name="P2" draw:layer="layout" svg:width="0.64cm" svg:height="0.516cm" svg:x="17.631cm" svg:y="14.77cm" svg:viewBox="0 0 641 517" draw:points="0,517 641,517 641,0 0,0">
          <text:p/>
        </draw:polygon>
        <draw:polygon draw:style-name="gr2" draw:text-style-name="P2" draw:layer="layout" svg:width="0.639cm" svg:height="0.516cm" svg:x="3.357cm" svg:y="15.282cm" svg:viewBox="0 0 640 517" draw:points="0,517 640,517 640,0 0,0">
          <text:p/>
        </draw:polygon>
        <draw:polygon draw:style-name="gr2" draw:text-style-name="P2" draw:layer="layout" svg:width="0.639cm" svg:height="0.516cm" svg:x="4.237cm" svg:y="15.282cm" svg:viewBox="0 0 640 517" draw:points="0,517 640,517 640,0 0,0">
          <text:p/>
        </draw:polygon>
        <draw:polygon draw:style-name="gr2" draw:text-style-name="P2" draw:layer="layout" svg:width="0.639cm" svg:height="0.516cm" svg:x="5.118cm" svg:y="15.282cm" svg:viewBox="0 0 640 517" draw:points="0,517 640,517 640,0 0,0">
          <text:p/>
        </draw:polygon>
        <draw:polygon draw:style-name="gr4" draw:text-style-name="P3" draw:layer="layout" svg:width="0.639cm" svg:height="0.516cm" svg:x="5.998cm" svg:y="15.282cm" svg:viewBox="0 0 640 517" draw:points="0,517 640,517 640,0 0,0">
          <text:p/>
        </draw:polygon>
        <draw:polygon draw:style-name="gr2" draw:text-style-name="P2" draw:layer="layout" svg:width="0.639cm" svg:height="0.516cm" svg:x="9.173cm" svg:y="15.282cm" svg:viewBox="0 0 640 517" draw:points="0,517 640,517 640,0 0,0">
          <text:p/>
        </draw:polygon>
        <draw:polygon draw:style-name="gr2" draw:text-style-name="P2" draw:layer="layout" svg:width="0.639cm" svg:height="0.516cm" svg:x="10.054cm" svg:y="15.282cm" svg:viewBox="0 0 640 517" draw:points="0,517 640,517 640,0 0,0">
          <text:p/>
        </draw:polygon>
        <draw:polygon draw:style-name="gr4" draw:text-style-name="P3" draw:layer="layout" svg:width="0.639cm" svg:height="0.516cm" svg:x="10.934cm" svg:y="15.282cm" svg:viewBox="0 0 640 517" draw:points="0,517 640,517 640,0 0,0">
          <text:p/>
        </draw:polygon>
        <draw:polygon draw:style-name="gr2" draw:text-style-name="P2" draw:layer="layout" svg:width="0.639cm" svg:height="0.516cm" svg:x="11.815cm" svg:y="15.282cm" svg:viewBox="0 0 640 517" draw:points="0,517 640,517 640,0 0,0">
          <text:p/>
        </draw:polygon>
        <draw:polygon draw:style-name="gr4" draw:text-style-name="P3" draw:layer="layout" svg:width="0.639cm" svg:height="0.516cm" svg:x="14.99cm" svg:y="15.282cm" svg:viewBox="0 0 640 517" draw:points="0,517 640,517 640,0 0,0">
          <text:p/>
        </draw:polygon>
        <draw:polygon draw:style-name="gr2" draw:text-style-name="P2" draw:layer="layout" svg:width="0.64cm" svg:height="0.516cm" svg:x="15.87cm" svg:y="15.282cm" svg:viewBox="0 0 641 517" draw:points="0,517 641,517 641,0 0,0">
          <text:p/>
        </draw:polygon>
        <draw:polygon draw:style-name="gr2" draw:text-style-name="P2" draw:layer="layout" svg:width="0.639cm" svg:height="0.516cm" svg:x="16.751cm" svg:y="15.282cm" svg:viewBox="0 0 640 517" draw:points="0,517 640,517 640,0 0,0">
          <text:p/>
        </draw:polygon>
        <draw:polygon draw:style-name="gr2" draw:text-style-name="P2" draw:layer="layout" svg:width="0.64cm" svg:height="0.516cm" svg:x="17.631cm" svg:y="15.282cm" svg:viewBox="0 0 641 517" draw:points="0,517 641,517 641,0 0,0">
          <text:p/>
        </draw:polygon>
        <draw:polygon draw:style-name="gr2" draw:text-style-name="P2" draw:layer="layout" svg:width="0.639cm" svg:height="0.517cm" svg:x="3.357cm" svg:y="15.794cm" svg:viewBox="0 0 640 518" draw:points="0,518 640,518 640,0 0,0">
          <text:p/>
        </draw:polygon>
        <draw:polygon draw:style-name="gr2" draw:text-style-name="P2" draw:layer="layout" svg:width="0.639cm" svg:height="0.517cm" svg:x="4.237cm" svg:y="15.794cm" svg:viewBox="0 0 640 518" draw:points="0,518 640,518 640,0 0,0">
          <text:p/>
        </draw:polygon>
        <draw:polygon draw:style-name="gr4" draw:text-style-name="P3" draw:layer="layout" svg:width="0.639cm" svg:height="0.517cm" svg:x="5.118cm" svg:y="15.794cm" svg:viewBox="0 0 640 518" draw:points="0,518 640,518 640,0 0,0">
          <text:p/>
        </draw:polygon>
        <draw:polygon draw:style-name="gr2" draw:text-style-name="P2" draw:layer="layout" svg:width="0.639cm" svg:height="0.517cm" svg:x="5.998cm" svg:y="15.794cm" svg:viewBox="0 0 640 518" draw:points="0,518 640,518 640,0 0,0">
          <text:p/>
        </draw:polygon>
        <draw:polygon draw:style-name="gr2" draw:text-style-name="P2" draw:layer="layout" svg:width="0.639cm" svg:height="0.517cm" svg:x="9.173cm" svg:y="15.794cm" svg:viewBox="0 0 640 518" draw:points="0,518 640,518 640,0 0,0">
          <text:p/>
        </draw:polygon>
        <draw:polygon draw:style-name="gr2" draw:text-style-name="P2" draw:layer="layout" svg:width="0.639cm" svg:height="0.517cm" svg:x="10.054cm" svg:y="15.794cm" svg:viewBox="0 0 640 518" draw:points="0,518 640,518 640,0 0,0">
          <text:p/>
        </draw:polygon>
        <draw:polygon draw:style-name="gr2" draw:text-style-name="P2" draw:layer="layout" svg:width="0.639cm" svg:height="0.517cm" svg:x="10.934cm" svg:y="15.794cm" svg:viewBox="0 0 640 518" draw:points="0,518 640,518 640,0 0,0">
          <text:p/>
        </draw:polygon>
        <draw:polygon draw:style-name="gr4" draw:text-style-name="P3" draw:layer="layout" svg:width="0.639cm" svg:height="0.517cm" svg:x="11.815cm" svg:y="15.794cm" svg:viewBox="0 0 640 518" draw:points="0,518 640,518 640,0 0,0">
          <text:p/>
        </draw:polygon>
        <draw:polygon draw:style-name="gr2" draw:text-style-name="P2" draw:layer="layout" svg:width="0.639cm" svg:height="0.517cm" svg:x="14.99cm" svg:y="15.794cm" svg:viewBox="0 0 640 518" draw:points="0,518 640,518 640,0 0,0">
          <text:p/>
        </draw:polygon>
        <draw:polygon draw:style-name="gr2" draw:text-style-name="P2" draw:layer="layout" svg:width="0.64cm" svg:height="0.517cm" svg:x="15.87cm" svg:y="15.794cm" svg:viewBox="0 0 641 518" draw:points="0,518 641,518 641,0 0,0">
          <text:p/>
        </draw:polygon>
        <draw:polygon draw:style-name="gr2" draw:text-style-name="P2" draw:layer="layout" svg:width="0.639cm" svg:height="0.517cm" svg:x="16.751cm" svg:y="15.794cm" svg:viewBox="0 0 640 518" draw:points="0,518 640,518 640,0 0,0">
          <text:p/>
        </draw:polygon>
        <draw:polygon draw:style-name="gr4" draw:text-style-name="P3" draw:layer="layout" svg:width="0.64cm" svg:height="0.517cm" svg:x="17.631cm" svg:y="15.794cm" svg:viewBox="0 0 641 518" draw:points="0,518 641,518 641,0 0,0">
          <text:p/>
        </draw:polygon>
        <draw:polygon draw:style-name="gr2" draw:text-style-name="P2" draw:layer="layout" svg:width="0.639cm" svg:height="0.517cm" svg:x="3.357cm" svg:y="16.306cm" svg:viewBox="0 0 640 518" draw:points="0,518 640,518 640,0 0,0">
          <text:p/>
        </draw:polygon>
        <draw:polygon draw:style-name="gr4" draw:text-style-name="P3" draw:layer="layout" svg:width="0.639cm" svg:height="0.517cm" svg:x="4.237cm" svg:y="16.306cm" svg:viewBox="0 0 640 518" draw:points="0,518 640,518 640,0 0,0">
          <text:p/>
        </draw:polygon>
        <draw:polygon draw:style-name="gr2" draw:text-style-name="P2" draw:layer="layout" svg:width="0.639cm" svg:height="0.517cm" svg:x="5.118cm" svg:y="16.306cm" svg:viewBox="0 0 640 518" draw:points="0,518 640,518 640,0 0,0">
          <text:p/>
        </draw:polygon>
        <draw:polygon draw:style-name="gr2" draw:text-style-name="P2" draw:layer="layout" svg:width="0.639cm" svg:height="0.517cm" svg:x="5.998cm" svg:y="16.306cm" svg:viewBox="0 0 640 518" draw:points="0,518 640,518 640,0 0,0">
          <text:p/>
        </draw:polygon>
        <draw:polygon draw:style-name="gr2" draw:text-style-name="P2" draw:layer="layout" svg:width="0.639cm" svg:height="0.517cm" svg:x="9.173cm" svg:y="16.306cm" svg:viewBox="0 0 640 518" draw:points="0,518 640,518 640,0 0,0">
          <text:p/>
        </draw:polygon>
        <draw:polygon draw:style-name="gr2" draw:text-style-name="P2" draw:layer="layout" svg:width="0.639cm" svg:height="0.517cm" svg:x="10.054cm" svg:y="16.306cm" svg:viewBox="0 0 640 518" draw:points="0,518 640,518 640,0 0,0">
          <text:p/>
        </draw:polygon>
        <draw:polygon draw:style-name="gr4" draw:text-style-name="P3" draw:layer="layout" svg:width="0.639cm" svg:height="0.517cm" svg:x="10.934cm" svg:y="16.306cm" svg:viewBox="0 0 640 518" draw:points="0,518 640,518 640,0 0,0">
          <text:p/>
        </draw:polygon>
        <draw:polygon draw:style-name="gr2" draw:text-style-name="P2" draw:layer="layout" svg:width="0.639cm" svg:height="0.517cm" svg:x="11.815cm" svg:y="16.306cm" svg:viewBox="0 0 640 518" draw:points="0,518 640,518 640,0 0,0">
          <text:p/>
        </draw:polygon>
        <draw:polygon draw:style-name="gr2" draw:text-style-name="P2" draw:layer="layout" svg:width="0.639cm" svg:height="0.517cm" svg:x="14.99cm" svg:y="16.306cm" svg:viewBox="0 0 640 518" draw:points="0,518 640,518 640,0 0,0">
          <text:p/>
        </draw:polygon>
        <draw:polygon draw:style-name="gr4" draw:text-style-name="P3" draw:layer="layout" svg:width="0.64cm" svg:height="0.517cm" svg:x="15.87cm" svg:y="16.306cm" svg:viewBox="0 0 641 518" draw:points="0,518 641,518 641,0 0,0">
          <text:p/>
        </draw:polygon>
        <draw:polygon draw:style-name="gr2" draw:text-style-name="P2" draw:layer="layout" svg:width="0.639cm" svg:height="0.517cm" svg:x="16.751cm" svg:y="16.306cm" svg:viewBox="0 0 640 518" draw:points="0,518 640,518 640,0 0,0">
          <text:p/>
        </draw:polygon>
        <draw:polygon draw:style-name="gr2" draw:text-style-name="P2" draw:layer="layout" svg:width="0.64cm" svg:height="0.517cm" svg:x="17.631cm" svg:y="16.306cm" svg:viewBox="0 0 641 518" draw:points="0,518 641,518 641,0 0,0">
          <text:p/>
        </draw:polygon>
        <draw:polygon draw:style-name="gr2" draw:text-style-name="P2" draw:layer="layout" svg:width="0.639cm" svg:height="0.516cm" svg:x="3.357cm" svg:y="16.819cm" svg:viewBox="0 0 640 517" draw:points="0,517 640,517 640,0 0,0">
          <text:p/>
        </draw:polygon>
        <draw:polygon draw:style-name="gr2" draw:text-style-name="P2" draw:layer="layout" svg:width="0.639cm" svg:height="0.516cm" svg:x="4.237cm" svg:y="16.819cm" svg:viewBox="0 0 640 517" draw:points="0,517 640,517 640,0 0,0">
          <text:p/>
        </draw:polygon>
        <draw:polygon draw:style-name="gr4" draw:text-style-name="P3" draw:layer="layout" svg:width="0.639cm" svg:height="0.516cm" svg:x="5.118cm" svg:y="16.819cm" svg:viewBox="0 0 640 517" draw:points="0,517 640,517 640,0 0,0">
          <text:p/>
        </draw:polygon>
        <draw:polygon draw:style-name="gr2" draw:text-style-name="P2" draw:layer="layout" svg:width="0.639cm" svg:height="0.516cm" svg:x="5.998cm" svg:y="16.819cm" svg:viewBox="0 0 640 517" draw:points="0,517 640,517 640,0 0,0">
          <text:p/>
        </draw:polygon>
        <draw:polygon draw:style-name="gr2" draw:text-style-name="P2" draw:layer="layout" svg:width="0.639cm" svg:height="0.516cm" svg:x="9.173cm" svg:y="16.819cm" svg:viewBox="0 0 640 517" draw:points="0,517 640,517 640,0 0,0">
          <text:p/>
        </draw:polygon>
        <draw:polygon draw:style-name="gr2" draw:text-style-name="P2" draw:layer="layout" svg:width="0.639cm" svg:height="0.516cm" svg:x="10.054cm" svg:y="16.819cm" svg:viewBox="0 0 640 517" draw:points="0,517 640,517 640,0 0,0">
          <text:p/>
        </draw:polygon>
        <draw:polygon draw:style-name="gr2" draw:text-style-name="P2" draw:layer="layout" svg:width="0.639cm" svg:height="0.516cm" svg:x="10.934cm" svg:y="16.819cm" svg:viewBox="0 0 640 517" draw:points="0,517 640,517 640,0 0,0">
          <text:p/>
        </draw:polygon>
        <draw:polygon draw:style-name="gr4" draw:text-style-name="P3" draw:layer="layout" svg:width="0.639cm" svg:height="0.516cm" svg:x="11.815cm" svg:y="16.819cm" svg:viewBox="0 0 640 517" draw:points="0,517 640,517 640,0 0,0">
          <text:p/>
        </draw:polygon>
        <draw:polygon draw:style-name="gr4" draw:text-style-name="P3" draw:layer="layout" svg:width="0.639cm" svg:height="0.516cm" svg:x="14.99cm" svg:y="16.819cm" svg:viewBox="0 0 640 517" draw:points="0,517 640,517 640,0 0,0">
          <text:p/>
        </draw:polygon>
        <draw:polygon draw:style-name="gr2" draw:text-style-name="P2" draw:layer="layout" svg:width="0.64cm" svg:height="0.516cm" svg:x="15.87cm" svg:y="16.819cm" svg:viewBox="0 0 641 517" draw:points="0,517 641,517 641,0 0,0">
          <text:p/>
        </draw:polygon>
        <draw:polygon draw:style-name="gr2" draw:text-style-name="P2" draw:layer="layout" svg:width="0.639cm" svg:height="0.516cm" svg:x="16.751cm" svg:y="16.819cm" svg:viewBox="0 0 640 517" draw:points="0,517 640,517 640,0 0,0">
          <text:p/>
        </draw:polygon>
        <draw:polygon draw:style-name="gr2" draw:text-style-name="P2" draw:layer="layout" svg:width="0.64cm" svg:height="0.516cm" svg:x="17.631cm" svg:y="16.819cm" svg:viewBox="0 0 641 517" draw:points="0,517 641,517 641,0 0,0">
          <text:p/>
        </draw:polygon>
        <draw:polygon draw:style-name="gr2" draw:text-style-name="P2" draw:layer="layout" svg:width="0.639cm" svg:height="0.516cm" svg:x="3.357cm" svg:y="17.331cm" svg:viewBox="0 0 640 517" draw:points="0,517 640,517 640,0 0,0">
          <text:p/>
        </draw:polygon>
        <draw:polygon draw:style-name="gr2" draw:text-style-name="P2" draw:layer="layout" svg:width="0.639cm" svg:height="0.516cm" svg:x="4.237cm" svg:y="17.331cm" svg:viewBox="0 0 640 517" draw:points="0,517 640,517 640,0 0,0">
          <text:p/>
        </draw:polygon>
        <draw:polygon draw:style-name="gr2" draw:text-style-name="P2" draw:layer="layout" svg:width="0.639cm" svg:height="0.516cm" svg:x="5.118cm" svg:y="17.331cm" svg:viewBox="0 0 640 517" draw:points="0,517 640,517 640,0 0,0">
          <text:p/>
        </draw:polygon>
        <draw:polygon draw:style-name="gr4" draw:text-style-name="P3" draw:layer="layout" svg:width="0.639cm" svg:height="0.516cm" svg:x="5.998cm" svg:y="17.331cm" svg:viewBox="0 0 640 517" draw:points="0,517 640,517 640,0 0,0">
          <text:p/>
        </draw:polygon>
        <draw:polygon draw:style-name="gr4" draw:text-style-name="P3" draw:layer="layout" svg:width="0.639cm" svg:height="0.516cm" svg:x="9.173cm" svg:y="17.331cm" svg:viewBox="0 0 640 517" draw:points="0,517 640,517 640,0 0,0">
          <text:p/>
        </draw:polygon>
        <draw:polygon draw:style-name="gr2" draw:text-style-name="P2" draw:layer="layout" svg:width="0.639cm" svg:height="0.516cm" svg:x="10.054cm" svg:y="17.331cm" svg:viewBox="0 0 640 517" draw:points="0,517 640,517 640,0 0,0">
          <text:p/>
        </draw:polygon>
        <draw:polygon draw:style-name="gr2" draw:text-style-name="P2" draw:layer="layout" svg:width="0.639cm" svg:height="0.516cm" svg:x="10.934cm" svg:y="17.331cm" svg:viewBox="0 0 640 517" draw:points="0,517 640,517 640,0 0,0">
          <text:p/>
        </draw:polygon>
        <draw:polygon draw:style-name="gr2" draw:text-style-name="P2" draw:layer="layout" svg:width="0.639cm" svg:height="0.516cm" svg:x="11.815cm" svg:y="17.331cm" svg:viewBox="0 0 640 517" draw:points="0,517 640,517 640,0 0,0">
          <text:p/>
        </draw:polygon>
        <draw:polygon draw:style-name="gr2" draw:text-style-name="P2" draw:layer="layout" svg:width="0.639cm" svg:height="0.516cm" svg:x="14.99cm" svg:y="17.331cm" svg:viewBox="0 0 640 517" draw:points="0,517 640,517 640,0 0,0">
          <text:p/>
        </draw:polygon>
        <draw:polygon draw:style-name="gr2" draw:text-style-name="P2" draw:layer="layout" svg:width="0.64cm" svg:height="0.516cm" svg:x="15.87cm" svg:y="17.331cm" svg:viewBox="0 0 641 517" draw:points="0,517 641,517 641,0 0,0">
          <text:p/>
        </draw:polygon>
        <draw:polygon draw:style-name="gr2" draw:text-style-name="P2" draw:layer="layout" svg:width="0.639cm" svg:height="0.516cm" svg:x="16.751cm" svg:y="17.331cm" svg:viewBox="0 0 640 517" draw:points="0,517 640,517 640,0 0,0">
          <text:p/>
        </draw:polygon>
        <draw:polygon draw:style-name="gr4" draw:text-style-name="P3" draw:layer="layout" svg:width="0.64cm" svg:height="0.516cm" svg:x="17.631cm" svg:y="17.331cm" svg:viewBox="0 0 641 517" draw:points="0,517 641,517 641,0 0,0">
          <text:p/>
        </draw:polygon>
        <draw:polygon draw:style-name="gr2" draw:text-style-name="P2" draw:layer="layout" svg:width="0.639cm" svg:height="0.516cm" svg:x="3.357cm" svg:y="17.843cm" svg:viewBox="0 0 640 517" draw:points="0,517 640,517 640,0 0,0">
          <text:p/>
        </draw:polygon>
        <draw:polygon draw:style-name="gr2" draw:text-style-name="P2" draw:layer="layout" svg:width="0.639cm" svg:height="0.516cm" svg:x="4.237cm" svg:y="17.843cm" svg:viewBox="0 0 640 517" draw:points="0,517 640,517 640,0 0,0">
          <text:p/>
        </draw:polygon>
        <draw:polygon draw:style-name="gr2" draw:text-style-name="P2" draw:layer="layout" svg:width="0.639cm" svg:height="0.516cm" svg:x="5.118cm" svg:y="17.843cm" svg:viewBox="0 0 640 517" draw:points="0,517 640,517 640,0 0,0">
          <text:p/>
        </draw:polygon>
        <draw:polygon draw:style-name="gr4" draw:text-style-name="P3" draw:layer="layout" svg:width="0.639cm" svg:height="0.516cm" svg:x="5.998cm" svg:y="17.843cm" svg:viewBox="0 0 640 517" draw:points="0,517 640,517 640,0 0,0">
          <text:p/>
        </draw:polygon>
        <draw:polygon draw:style-name="gr2" draw:text-style-name="P2" draw:layer="layout" svg:width="0.639cm" svg:height="0.516cm" svg:x="9.173cm" svg:y="17.843cm" svg:viewBox="0 0 640 517" draw:points="0,517 640,517 640,0 0,0">
          <text:p/>
        </draw:polygon>
        <draw:polygon draw:style-name="gr2" draw:text-style-name="P2" draw:layer="layout" svg:width="0.639cm" svg:height="0.516cm" svg:x="10.054cm" svg:y="17.843cm" svg:viewBox="0 0 640 517" draw:points="0,517 640,517 640,0 0,0">
          <text:p/>
        </draw:polygon>
        <draw:polygon draw:style-name="gr4" draw:text-style-name="P3" draw:layer="layout" svg:width="0.639cm" svg:height="0.516cm" svg:x="10.934cm" svg:y="17.843cm" svg:viewBox="0 0 640 517" draw:points="0,517 640,517 640,0 0,0">
          <text:p/>
        </draw:polygon>
        <draw:polygon draw:style-name="gr2" draw:text-style-name="P2" draw:layer="layout" svg:width="0.639cm" svg:height="0.516cm" svg:x="11.815cm" svg:y="17.843cm" svg:viewBox="0 0 640 517" draw:points="0,517 640,517 640,0 0,0">
          <text:p/>
        </draw:polygon>
        <draw:polygon draw:style-name="gr2" draw:text-style-name="P2" draw:layer="layout" svg:width="0.639cm" svg:height="0.516cm" svg:x="14.99cm" svg:y="17.843cm" svg:viewBox="0 0 640 517" draw:points="0,517 640,517 640,0 0,0">
          <text:p/>
        </draw:polygon>
        <draw:polygon draw:style-name="gr4" draw:text-style-name="P3" draw:layer="layout" svg:width="0.64cm" svg:height="0.516cm" svg:x="15.87cm" svg:y="17.843cm" svg:viewBox="0 0 641 517" draw:points="0,517 641,517 641,0 0,0">
          <text:p/>
        </draw:polygon>
        <draw:polygon draw:style-name="gr2" draw:text-style-name="P2" draw:layer="layout" svg:width="0.639cm" svg:height="0.516cm" svg:x="16.751cm" svg:y="17.843cm" svg:viewBox="0 0 640 517" draw:points="0,517 640,517 640,0 0,0">
          <text:p/>
        </draw:polygon>
        <draw:polygon draw:style-name="gr2" draw:text-style-name="P2" draw:layer="layout" svg:width="0.64cm" svg:height="0.516cm" svg:x="17.631cm" svg:y="17.843cm" svg:viewBox="0 0 641 517" draw:points="0,517 641,517 641,0 0,0">
          <text:p/>
        </draw:polygon>
        <draw:polygon draw:style-name="gr2" draw:text-style-name="P2" draw:layer="layout" svg:width="0.639cm" svg:height="0.517cm" svg:x="3.357cm" svg:y="18.355cm" svg:viewBox="0 0 640 518" draw:points="0,518 640,518 640,0 0,0">
          <text:p/>
        </draw:polygon>
        <draw:polygon draw:style-name="gr2" draw:text-style-name="P2" draw:layer="layout" svg:width="0.639cm" svg:height="0.517cm" svg:x="4.237cm" svg:y="18.355cm" svg:viewBox="0 0 640 518" draw:points="0,518 640,518 640,0 0,0">
          <text:p/>
        </draw:polygon>
        <draw:polygon draw:style-name="gr4" draw:text-style-name="P3" draw:layer="layout" svg:width="0.639cm" svg:height="0.517cm" svg:x="5.118cm" svg:y="18.355cm" svg:viewBox="0 0 640 518" draw:points="0,518 640,518 640,0 0,0">
          <text:p/>
        </draw:polygon>
        <draw:polygon draw:style-name="gr2" draw:text-style-name="P2" draw:layer="layout" svg:width="0.639cm" svg:height="0.517cm" svg:x="5.998cm" svg:y="18.355cm" svg:viewBox="0 0 640 518" draw:points="0,518 640,518 640,0 0,0">
          <text:p/>
        </draw:polygon>
        <draw:polygon draw:style-name="gr4" draw:text-style-name="P3" draw:layer="layout" svg:width="0.639cm" svg:height="0.517cm" svg:x="9.173cm" svg:y="18.355cm" svg:viewBox="0 0 640 518" draw:points="0,518 640,518 640,0 0,0">
          <text:p/>
        </draw:polygon>
        <draw:polygon draw:style-name="gr2" draw:text-style-name="P2" draw:layer="layout" svg:width="0.639cm" svg:height="0.517cm" svg:x="10.054cm" svg:y="18.355cm" svg:viewBox="0 0 640 518" draw:points="0,518 640,518 640,0 0,0">
          <text:p/>
        </draw:polygon>
        <draw:polygon draw:style-name="gr2" draw:text-style-name="P2" draw:layer="layout" svg:width="0.639cm" svg:height="0.517cm" svg:x="10.934cm" svg:y="18.355cm" svg:viewBox="0 0 640 518" draw:points="0,518 640,518 640,0 0,0">
          <text:p/>
        </draw:polygon>
        <draw:polygon draw:style-name="gr2" draw:text-style-name="P2" draw:layer="layout" svg:width="0.639cm" svg:height="0.517cm" svg:x="11.815cm" svg:y="18.355cm" svg:viewBox="0 0 640 518" draw:points="0,518 640,518 640,0 0,0">
          <text:p/>
        </draw:polygon>
        <draw:polygon draw:style-name="gr2" draw:text-style-name="P2" draw:layer="layout" svg:width="0.639cm" svg:height="0.517cm" svg:x="14.99cm" svg:y="18.355cm" svg:viewBox="0 0 640 518" draw:points="0,518 640,518 640,0 0,0">
          <text:p/>
        </draw:polygon>
        <draw:polygon draw:style-name="gr2" draw:text-style-name="P2" draw:layer="layout" svg:width="0.64cm" svg:height="0.517cm" svg:x="15.87cm" svg:y="18.355cm" svg:viewBox="0 0 641 518" draw:points="0,518 641,518 641,0 0,0">
          <text:p/>
        </draw:polygon>
        <draw:polygon draw:style-name="gr2" draw:text-style-name="P2" draw:layer="layout" svg:width="0.639cm" svg:height="0.517cm" svg:x="16.751cm" svg:y="18.355cm" svg:viewBox="0 0 640 518" draw:points="0,518 640,518 640,0 0,0">
          <text:p/>
        </draw:polygon>
        <draw:polygon draw:style-name="gr4" draw:text-style-name="P3" draw:layer="layout" svg:width="0.64cm" svg:height="0.517cm" svg:x="17.631cm" svg:y="18.355cm" svg:viewBox="0 0 641 518" draw:points="0,518 641,518 641,0 0,0">
          <text:p/>
        </draw:polygon>
        <draw:polygon draw:style-name="gr2" draw:text-style-name="P2" draw:layer="layout" svg:width="0.639cm" svg:height="0.517cm" svg:x="3.357cm" svg:y="18.867cm" svg:viewBox="0 0 640 518" draw:points="0,518 640,518 640,0 0,0">
          <text:p/>
        </draw:polygon>
        <draw:polygon draw:style-name="gr4" draw:text-style-name="P3" draw:layer="layout" svg:width="0.639cm" svg:height="0.517cm" svg:x="4.237cm" svg:y="18.867cm" svg:viewBox="0 0 640 518" draw:points="0,518 640,518 640,0 0,0">
          <text:p/>
        </draw:polygon>
        <draw:polygon draw:style-name="gr2" draw:text-style-name="P2" draw:layer="layout" svg:width="0.639cm" svg:height="0.517cm" svg:x="5.118cm" svg:y="18.867cm" svg:viewBox="0 0 640 518" draw:points="0,518 640,518 640,0 0,0">
          <text:p/>
        </draw:polygon>
        <draw:polygon draw:style-name="gr2" draw:text-style-name="P2" draw:layer="layout" svg:width="0.639cm" svg:height="0.517cm" svg:x="5.998cm" svg:y="18.867cm" svg:viewBox="0 0 640 518" draw:points="0,518 640,518 640,0 0,0">
          <text:p/>
        </draw:polygon>
        <draw:polygon draw:style-name="gr2" draw:text-style-name="P2" draw:layer="layout" svg:width="0.639cm" svg:height="0.517cm" svg:x="9.173cm" svg:y="18.867cm" svg:viewBox="0 0 640 518" draw:points="0,518 640,518 640,0 0,0">
          <text:p/>
        </draw:polygon>
        <draw:polygon draw:style-name="gr2" draw:text-style-name="P2" draw:layer="layout" svg:width="0.639cm" svg:height="0.517cm" svg:x="10.054cm" svg:y="18.867cm" svg:viewBox="0 0 640 518" draw:points="0,518 640,518 640,0 0,0">
          <text:p/>
        </draw:polygon>
        <draw:polygon draw:style-name="gr4" draw:text-style-name="P3" draw:layer="layout" svg:width="0.639cm" svg:height="0.517cm" svg:x="10.934cm" svg:y="18.867cm" svg:viewBox="0 0 640 518" draw:points="0,518 640,518 640,0 0,0">
          <text:p/>
        </draw:polygon>
        <draw:polygon draw:style-name="gr2" draw:text-style-name="P2" draw:layer="layout" svg:width="0.639cm" svg:height="0.517cm" svg:x="11.815cm" svg:y="18.867cm" svg:viewBox="0 0 640 518" draw:points="0,518 640,518 640,0 0,0">
          <text:p/>
        </draw:polygon>
        <draw:polygon draw:style-name="gr2" draw:text-style-name="P2" draw:layer="layout" svg:width="0.639cm" svg:height="0.517cm" svg:x="14.99cm" svg:y="18.867cm" svg:viewBox="0 0 640 518" draw:points="0,518 640,518 640,0 0,0">
          <text:p/>
        </draw:polygon>
        <draw:polygon draw:style-name="gr2" draw:text-style-name="P2" draw:layer="layout" svg:width="0.64cm" svg:height="0.517cm" svg:x="15.87cm" svg:y="18.867cm" svg:viewBox="0 0 641 518" draw:points="0,518 641,518 641,0 0,0">
          <text:p/>
        </draw:polygon>
        <draw:polygon draw:style-name="gr2" draw:text-style-name="P2" draw:layer="layout" svg:width="0.639cm" svg:height="0.517cm" svg:x="16.751cm" svg:y="18.867cm" svg:viewBox="0 0 640 518" draw:points="0,518 640,518 640,0 0,0">
          <text:p/>
        </draw:polygon>
        <draw:polygon draw:style-name="gr4" draw:text-style-name="P3" draw:layer="layout" svg:width="0.64cm" svg:height="0.517cm" svg:x="17.631cm" svg:y="18.867cm" svg:viewBox="0 0 641 518" draw:points="0,518 641,518 641,0 0,0">
          <text:p/>
        </draw:polygon>
        <draw:polygon draw:style-name="gr2" draw:text-style-name="P2" draw:layer="layout" svg:width="0.639cm" svg:height="0.516cm" svg:x="3.357cm" svg:y="19.38cm" svg:viewBox="0 0 640 517" draw:points="0,517 640,517 640,0 0,0">
          <text:p/>
        </draw:polygon>
        <draw:polygon draw:style-name="gr2" draw:text-style-name="P2" draw:layer="layout" svg:width="0.639cm" svg:height="0.516cm" svg:x="4.237cm" svg:y="19.38cm" svg:viewBox="0 0 640 517" draw:points="0,517 640,517 640,0 0,0">
          <text:p/>
        </draw:polygon>
        <draw:polygon draw:style-name="gr4" draw:text-style-name="P3" draw:layer="layout" svg:width="0.639cm" svg:height="0.516cm" svg:x="5.118cm" svg:y="19.38cm" svg:viewBox="0 0 640 517" draw:points="0,517 640,517 640,0 0,0">
          <text:p/>
        </draw:polygon>
        <draw:polygon draw:style-name="gr2" draw:text-style-name="P2" draw:layer="layout" svg:width="0.639cm" svg:height="0.516cm" svg:x="5.998cm" svg:y="19.38cm" svg:viewBox="0 0 640 517" draw:points="0,517 640,517 640,0 0,0">
          <text:p/>
        </draw:polygon>
        <draw:polygon draw:style-name="gr4" draw:text-style-name="P3" draw:layer="layout" svg:width="0.639cm" svg:height="0.516cm" svg:x="9.173cm" svg:y="19.38cm" svg:viewBox="0 0 640 517" draw:points="0,517 640,517 640,0 0,0">
          <text:p/>
        </draw:polygon>
        <draw:polygon draw:style-name="gr2" draw:text-style-name="P2" draw:layer="layout" svg:width="0.639cm" svg:height="0.516cm" svg:x="10.054cm" svg:y="19.38cm" svg:viewBox="0 0 640 517" draw:points="0,517 640,517 640,0 0,0">
          <text:p/>
        </draw:polygon>
        <draw:polygon draw:style-name="gr2" draw:text-style-name="P2" draw:layer="layout" svg:width="0.639cm" svg:height="0.516cm" svg:x="10.934cm" svg:y="19.38cm" svg:viewBox="0 0 640 517" draw:points="0,517 640,517 640,0 0,0">
          <text:p/>
        </draw:polygon>
        <draw:polygon draw:style-name="gr2" draw:text-style-name="P2" draw:layer="layout" svg:width="0.639cm" svg:height="0.516cm" svg:x="11.815cm" svg:y="19.38cm" svg:viewBox="0 0 640 517" draw:points="0,517 640,517 640,0 0,0">
          <text:p/>
        </draw:polygon>
        <draw:polygon draw:style-name="gr2" draw:text-style-name="P2" draw:layer="layout" svg:width="0.639cm" svg:height="0.516cm" svg:x="14.99cm" svg:y="19.38cm" svg:viewBox="0 0 640 517" draw:points="0,517 640,517 640,0 0,0">
          <text:p/>
        </draw:polygon>
        <draw:polygon draw:style-name="gr4" draw:text-style-name="P3" draw:layer="layout" svg:width="0.64cm" svg:height="0.516cm" svg:x="15.87cm" svg:y="19.38cm" svg:viewBox="0 0 641 517" draw:points="0,517 641,517 641,0 0,0">
          <text:p/>
        </draw:polygon>
        <draw:polygon draw:style-name="gr2" draw:text-style-name="P2" draw:layer="layout" svg:width="0.639cm" svg:height="0.516cm" svg:x="16.751cm" svg:y="19.38cm" svg:viewBox="0 0 640 517" draw:points="0,517 640,517 640,0 0,0">
          <text:p/>
        </draw:polygon>
        <draw:polygon draw:style-name="gr2" draw:text-style-name="P2" draw:layer="layout" svg:width="0.64cm" svg:height="0.516cm" svg:x="17.631cm" svg:y="19.38cm" svg:viewBox="0 0 641 517" draw:points="0,517 641,517 641,0 0,0">
          <text:p/>
        </draw:polygon>
        <draw:polygon draw:style-name="gr2" draw:text-style-name="P2" draw:layer="layout" svg:width="0.639cm" svg:height="0.516cm" svg:x="3.357cm" svg:y="19.892cm" svg:viewBox="0 0 640 517" draw:points="0,517 640,517 640,0 0,0">
          <text:p/>
        </draw:polygon>
        <draw:polygon draw:style-name="gr2" draw:text-style-name="P2" draw:layer="layout" svg:width="0.639cm" svg:height="0.516cm" svg:x="4.237cm" svg:y="19.892cm" svg:viewBox="0 0 640 517" draw:points="0,517 640,517 640,0 0,0">
          <text:p/>
        </draw:polygon>
        <draw:polygon draw:style-name="gr2" draw:text-style-name="P2" draw:layer="layout" svg:width="0.639cm" svg:height="0.516cm" svg:x="5.118cm" svg:y="19.892cm" svg:viewBox="0 0 640 517" draw:points="0,517 640,517 640,0 0,0">
          <text:p/>
        </draw:polygon>
        <draw:polygon draw:style-name="gr4" draw:text-style-name="P3" draw:layer="layout" svg:width="0.639cm" svg:height="0.516cm" svg:x="5.998cm" svg:y="19.892cm" svg:viewBox="0 0 640 517" draw:points="0,517 640,517 640,0 0,0">
          <text:p/>
        </draw:polygon>
        <draw:polygon draw:style-name="gr4" draw:text-style-name="P3" draw:layer="layout" svg:width="0.639cm" svg:height="0.516cm" svg:x="9.173cm" svg:y="19.892cm" svg:viewBox="0 0 640 517" draw:points="0,517 640,517 640,0 0,0">
          <text:p/>
        </draw:polygon>
        <draw:polygon draw:style-name="gr2" draw:text-style-name="P2" draw:layer="layout" svg:width="0.639cm" svg:height="0.516cm" svg:x="10.054cm" svg:y="19.892cm" svg:viewBox="0 0 640 517" draw:points="0,517 640,517 640,0 0,0">
          <text:p/>
        </draw:polygon>
        <draw:polygon draw:style-name="gr2" draw:text-style-name="P2" draw:layer="layout" svg:width="0.639cm" svg:height="0.516cm" svg:x="10.934cm" svg:y="19.892cm" svg:viewBox="0 0 640 517" draw:points="0,517 640,517 640,0 0,0">
          <text:p/>
        </draw:polygon>
        <draw:polygon draw:style-name="gr2" draw:text-style-name="P2" draw:layer="layout" svg:width="0.639cm" svg:height="0.516cm" svg:x="11.815cm" svg:y="19.892cm" svg:viewBox="0 0 640 517" draw:points="0,517 640,517 640,0 0,0">
          <text:p/>
        </draw:polygon>
        <draw:polygon draw:style-name="gr2" draw:text-style-name="P2" draw:layer="layout" svg:width="0.639cm" svg:height="0.516cm" svg:x="14.99cm" svg:y="19.892cm" svg:viewBox="0 0 640 517" draw:points="0,517 640,517 640,0 0,0">
          <text:p/>
        </draw:polygon>
        <draw:polygon draw:style-name="gr2" draw:text-style-name="P2" draw:layer="layout" svg:width="0.64cm" svg:height="0.516cm" svg:x="15.87cm" svg:y="19.892cm" svg:viewBox="0 0 641 517" draw:points="0,517 641,517 641,0 0,0">
          <text:p/>
        </draw:polygon>
        <draw:polygon draw:style-name="gr2" draw:text-style-name="P2" draw:layer="layout" svg:width="0.639cm" svg:height="0.516cm" svg:x="16.751cm" svg:y="19.892cm" svg:viewBox="0 0 640 517" draw:points="0,517 640,517 640,0 0,0">
          <text:p/>
        </draw:polygon>
        <draw:polygon draw:style-name="gr4" draw:text-style-name="P3" draw:layer="layout" svg:width="0.64cm" svg:height="0.516cm" svg:x="17.631cm" svg:y="19.892cm" svg:viewBox="0 0 641 517" draw:points="0,517 641,517 641,0 0,0">
          <text:p/>
        </draw:polygon>
        <draw:polygon draw:style-name="gr2" draw:text-style-name="P2" draw:layer="layout" svg:width="0.639cm" svg:height="0.517cm" svg:x="3.357cm" svg:y="20.404cm" svg:viewBox="0 0 640 518" draw:points="0,518 640,518 640,0 0,0">
          <text:p/>
        </draw:polygon>
        <draw:polygon draw:style-name="gr2" draw:text-style-name="P2" draw:layer="layout" svg:width="0.639cm" svg:height="0.517cm" svg:x="4.237cm" svg:y="20.404cm" svg:viewBox="0 0 640 518" draw:points="0,518 640,518 640,0 0,0">
          <text:p/>
        </draw:polygon>
        <draw:polygon draw:style-name="gr2" draw:text-style-name="P2" draw:layer="layout" svg:width="0.639cm" svg:height="0.517cm" svg:x="5.118cm" svg:y="20.404cm" svg:viewBox="0 0 640 518" draw:points="0,518 640,518 640,0 0,0">
          <text:p/>
        </draw:polygon>
        <draw:polygon draw:style-name="gr4" draw:text-style-name="P3" draw:layer="layout" svg:width="0.639cm" svg:height="0.517cm" svg:x="5.998cm" svg:y="20.404cm" svg:viewBox="0 0 640 518" draw:points="0,518 640,518 640,0 0,0">
          <text:p/>
        </draw:polygon>
        <draw:polygon draw:style-name="gr2" draw:text-style-name="P2" draw:layer="layout" svg:width="0.639cm" svg:height="0.517cm" svg:x="9.173cm" svg:y="20.404cm" svg:viewBox="0 0 640 518" draw:points="0,518 640,518 640,0 0,0">
          <text:p/>
        </draw:polygon>
        <draw:polygon draw:style-name="gr4" draw:text-style-name="P3" draw:layer="layout" svg:width="0.639cm" svg:height="0.517cm" svg:x="10.054cm" svg:y="20.404cm" svg:viewBox="0 0 640 518" draw:points="0,518 640,518 640,0 0,0">
          <text:p/>
        </draw:polygon>
        <draw:polygon draw:style-name="gr2" draw:text-style-name="P2" draw:layer="layout" svg:width="0.639cm" svg:height="0.517cm" svg:x="10.934cm" svg:y="20.404cm" svg:viewBox="0 0 640 518" draw:points="0,518 640,518 640,0 0,0">
          <text:p/>
        </draw:polygon>
        <draw:polygon draw:style-name="gr2" draw:text-style-name="P2" draw:layer="layout" svg:width="0.639cm" svg:height="0.517cm" svg:x="11.815cm" svg:y="20.404cm" svg:viewBox="0 0 640 518" draw:points="0,518 640,518 640,0 0,0">
          <text:p/>
        </draw:polygon>
        <draw:polygon draw:style-name="gr4" draw:text-style-name="P3" draw:layer="layout" svg:width="0.639cm" svg:height="0.517cm" svg:x="14.99cm" svg:y="20.404cm" svg:viewBox="0 0 640 518" draw:points="0,518 640,518 640,0 0,0">
          <text:p/>
        </draw:polygon>
        <draw:polygon draw:style-name="gr2" draw:text-style-name="P2" draw:layer="layout" svg:width="0.64cm" svg:height="0.517cm" svg:x="15.87cm" svg:y="20.404cm" svg:viewBox="0 0 641 518" draw:points="0,518 641,518 641,0 0,0">
          <text:p/>
        </draw:polygon>
        <draw:polygon draw:style-name="gr2" draw:text-style-name="P2" draw:layer="layout" svg:width="0.639cm" svg:height="0.517cm" svg:x="16.751cm" svg:y="20.404cm" svg:viewBox="0 0 640 518" draw:points="0,518 640,518 640,0 0,0">
          <text:p/>
        </draw:polygon>
        <draw:polygon draw:style-name="gr2" draw:text-style-name="P2" draw:layer="layout" svg:width="0.64cm" svg:height="0.517cm" svg:x="17.631cm" svg:y="20.404cm" svg:viewBox="0 0 641 518" draw:points="0,518 641,518 641,0 0,0">
          <text:p/>
        </draw:polygon>
        <draw:polygon draw:style-name="gr2" draw:text-style-name="P2" draw:layer="layout" svg:width="0.639cm" svg:height="0.517cm" svg:x="3.357cm" svg:y="20.916cm" svg:viewBox="0 0 640 518" draw:points="0,518 640,518 640,0 0,0">
          <text:p/>
        </draw:polygon>
        <draw:polygon draw:style-name="gr2" draw:text-style-name="P2" draw:layer="layout" svg:width="0.639cm" svg:height="0.517cm" svg:x="4.237cm" svg:y="20.916cm" svg:viewBox="0 0 640 518" draw:points="0,518 640,518 640,0 0,0">
          <text:p/>
        </draw:polygon>
        <draw:polygon draw:style-name="gr4" draw:text-style-name="P3" draw:layer="layout" svg:width="0.639cm" svg:height="0.517cm" svg:x="5.118cm" svg:y="20.916cm" svg:viewBox="0 0 640 518" draw:points="0,518 640,518 640,0 0,0">
          <text:p/>
        </draw:polygon>
        <draw:polygon draw:style-name="gr2" draw:text-style-name="P2" draw:layer="layout" svg:width="0.639cm" svg:height="0.517cm" svg:x="5.998cm" svg:y="20.916cm" svg:viewBox="0 0 640 518" draw:points="0,518 640,518 640,0 0,0">
          <text:p/>
        </draw:polygon>
        <draw:polygon draw:style-name="gr2" draw:text-style-name="P2" draw:layer="layout" svg:width="0.639cm" svg:height="0.517cm" svg:x="9.173cm" svg:y="20.916cm" svg:viewBox="0 0 640 518" draw:points="0,518 640,518 640,0 0,0">
          <text:p/>
        </draw:polygon>
        <draw:polygon draw:style-name="gr4" draw:text-style-name="P3" draw:layer="layout" svg:width="0.639cm" svg:height="0.517cm" svg:x="10.054cm" svg:y="20.916cm" svg:viewBox="0 0 640 518" draw:points="0,518 640,518 640,0 0,0">
          <text:p/>
        </draw:polygon>
        <draw:polygon draw:style-name="gr2" draw:text-style-name="P2" draw:layer="layout" svg:width="0.639cm" svg:height="0.517cm" svg:x="10.934cm" svg:y="20.916cm" svg:viewBox="0 0 640 518" draw:points="0,518 640,518 640,0 0,0">
          <text:p/>
        </draw:polygon>
        <draw:polygon draw:style-name="gr2" draw:text-style-name="P2" draw:layer="layout" svg:width="0.639cm" svg:height="0.517cm" svg:x="11.815cm" svg:y="20.916cm" svg:viewBox="0 0 640 518" draw:points="0,518 640,518 640,0 0,0">
          <text:p/>
        </draw:polygon>
        <draw:polygon draw:style-name="gr4" draw:text-style-name="P3" draw:layer="layout" svg:width="0.639cm" svg:height="0.517cm" svg:x="14.99cm" svg:y="20.916cm" svg:viewBox="0 0 640 518" draw:points="0,518 640,518 640,0 0,0">
          <text:p/>
        </draw:polygon>
        <draw:polygon draw:style-name="gr2" draw:text-style-name="P2" draw:layer="layout" svg:width="0.64cm" svg:height="0.517cm" svg:x="15.87cm" svg:y="20.916cm" svg:viewBox="0 0 641 518" draw:points="0,518 641,518 641,0 0,0">
          <text:p/>
        </draw:polygon>
        <draw:polygon draw:style-name="gr2" draw:text-style-name="P2" draw:layer="layout" svg:width="0.639cm" svg:height="0.517cm" svg:x="16.751cm" svg:y="20.916cm" svg:viewBox="0 0 640 518" draw:points="0,518 640,518 640,0 0,0">
          <text:p/>
        </draw:polygon>
        <draw:polygon draw:style-name="gr2" draw:text-style-name="P2" draw:layer="layout" svg:width="0.64cm" svg:height="0.517cm" svg:x="17.631cm" svg:y="20.916cm" svg:viewBox="0 0 641 518" draw:points="0,518 641,518 641,0 0,0">
          <text:p/>
        </draw:polygon>
        <draw:polygon draw:style-name="gr2" draw:text-style-name="P2" draw:layer="layout" svg:width="0.639cm" svg:height="0.516cm" svg:x="3.357cm" svg:y="21.429cm" svg:viewBox="0 0 640 517" draw:points="0,517 640,517 640,0 0,0">
          <text:p/>
        </draw:polygon>
        <draw:polygon draw:style-name="gr2" draw:text-style-name="P2" draw:layer="layout" svg:width="0.639cm" svg:height="0.516cm" svg:x="4.237cm" svg:y="21.429cm" svg:viewBox="0 0 640 517" draw:points="0,517 640,517 640,0 0,0">
          <text:p/>
        </draw:polygon>
        <draw:polygon draw:style-name="gr4" draw:text-style-name="P3" draw:layer="layout" svg:width="0.639cm" svg:height="0.516cm" svg:x="5.118cm" svg:y="21.429cm" svg:viewBox="0 0 640 517" draw:points="0,517 640,517 640,0 0,0">
          <text:p/>
        </draw:polygon>
        <draw:polygon draw:style-name="gr2" draw:text-style-name="P2" draw:layer="layout" svg:width="0.639cm" svg:height="0.516cm" svg:x="5.998cm" svg:y="21.429cm" svg:viewBox="0 0 640 517" draw:points="0,517 640,517 640,0 0,0">
          <text:p/>
        </draw:polygon>
        <draw:polygon draw:style-name="gr4" draw:text-style-name="P3" draw:layer="layout" svg:width="0.639cm" svg:height="0.516cm" svg:x="9.173cm" svg:y="21.429cm" svg:viewBox="0 0 640 517" draw:points="0,517 640,517 640,0 0,0">
          <text:p/>
        </draw:polygon>
        <draw:polygon draw:style-name="gr2" draw:text-style-name="P2" draw:layer="layout" svg:width="0.639cm" svg:height="0.516cm" svg:x="10.054cm" svg:y="21.429cm" svg:viewBox="0 0 640 517" draw:points="0,517 640,517 640,0 0,0">
          <text:p/>
        </draw:polygon>
        <draw:polygon draw:style-name="gr2" draw:text-style-name="P2" draw:layer="layout" svg:width="0.639cm" svg:height="0.516cm" svg:x="10.934cm" svg:y="21.429cm" svg:viewBox="0 0 640 517" draw:points="0,517 640,517 640,0 0,0">
          <text:p/>
        </draw:polygon>
        <draw:polygon draw:style-name="gr2" draw:text-style-name="P2" draw:layer="layout" svg:width="0.639cm" svg:height="0.516cm" svg:x="11.815cm" svg:y="21.429cm" svg:viewBox="0 0 640 517" draw:points="0,517 640,517 640,0 0,0">
          <text:p/>
        </draw:polygon>
        <draw:polygon draw:style-name="gr4" draw:text-style-name="P3" draw:layer="layout" svg:width="0.639cm" svg:height="0.516cm" svg:x="14.99cm" svg:y="21.429cm" svg:viewBox="0 0 640 517" draw:points="0,517 640,517 640,0 0,0">
          <text:p/>
        </draw:polygon>
        <draw:polygon draw:style-name="gr2" draw:text-style-name="P2" draw:layer="layout" svg:width="0.64cm" svg:height="0.516cm" svg:x="15.87cm" svg:y="21.429cm" svg:viewBox="0 0 641 517" draw:points="0,517 641,517 641,0 0,0">
          <text:p/>
        </draw:polygon>
        <draw:polygon draw:style-name="gr2" draw:text-style-name="P2" draw:layer="layout" svg:width="0.639cm" svg:height="0.516cm" svg:x="16.751cm" svg:y="21.429cm" svg:viewBox="0 0 640 517" draw:points="0,517 640,517 640,0 0,0">
          <text:p/>
        </draw:polygon>
        <draw:polygon draw:style-name="gr2" draw:text-style-name="P2" draw:layer="layout" svg:width="0.64cm" svg:height="0.516cm" svg:x="17.631cm" svg:y="21.429cm" svg:viewBox="0 0 641 517" draw:points="0,517 641,517 641,0 0,0">
          <text:p/>
        </draw:polygon>
        <draw:polygon draw:style-name="gr2" draw:text-style-name="P2" draw:layer="layout" svg:width="0.639cm" svg:height="0.516cm" svg:x="3.357cm" svg:y="21.941cm" svg:viewBox="0 0 640 517" draw:points="0,517 640,517 640,0 0,0">
          <text:p/>
        </draw:polygon>
        <draw:polygon draw:style-name="gr4" draw:text-style-name="P3" draw:layer="layout" svg:width="0.639cm" svg:height="0.516cm" svg:x="4.237cm" svg:y="21.941cm" svg:viewBox="0 0 640 517" draw:points="0,517 640,517 640,0 0,0">
          <text:p/>
        </draw:polygon>
        <draw:polygon draw:style-name="gr2" draw:text-style-name="P2" draw:layer="layout" svg:width="0.639cm" svg:height="0.516cm" svg:x="5.118cm" svg:y="21.941cm" svg:viewBox="0 0 640 517" draw:points="0,517 640,517 640,0 0,0">
          <text:p/>
        </draw:polygon>
        <draw:polygon draw:style-name="gr2" draw:text-style-name="P2" draw:layer="layout" svg:width="0.639cm" svg:height="0.516cm" svg:x="5.998cm" svg:y="21.941cm" svg:viewBox="0 0 640 517" draw:points="0,517 640,517 640,0 0,0">
          <text:p/>
        </draw:polygon>
        <draw:polygon draw:style-name="gr2" draw:text-style-name="P2" draw:layer="layout" svg:width="0.639cm" svg:height="0.516cm" svg:x="9.173cm" svg:y="21.941cm" svg:viewBox="0 0 640 517" draw:points="0,517 640,517 640,0 0,0">
          <text:p/>
        </draw:polygon>
        <draw:polygon draw:style-name="gr2" draw:text-style-name="P2" draw:layer="layout" svg:width="0.639cm" svg:height="0.516cm" svg:x="10.054cm" svg:y="21.941cm" svg:viewBox="0 0 640 517" draw:points="0,517 640,517 640,0 0,0">
          <text:p/>
        </draw:polygon>
        <draw:polygon draw:style-name="gr4" draw:text-style-name="P3" draw:layer="layout" svg:width="0.639cm" svg:height="0.516cm" svg:x="10.934cm" svg:y="21.941cm" svg:viewBox="0 0 640 517" draw:points="0,517 640,517 640,0 0,0">
          <text:p/>
        </draw:polygon>
        <draw:polygon draw:style-name="gr2" draw:text-style-name="P2" draw:layer="layout" svg:width="0.639cm" svg:height="0.516cm" svg:x="11.815cm" svg:y="21.941cm" svg:viewBox="0 0 640 517" draw:points="0,517 640,517 640,0 0,0">
          <text:p/>
        </draw:polygon>
        <draw:polygon draw:style-name="gr2" draw:text-style-name="P2" draw:layer="layout" svg:width="0.639cm" svg:height="0.516cm" svg:x="14.99cm" svg:y="21.941cm" svg:viewBox="0 0 640 517" draw:points="0,517 640,517 640,0 0,0">
          <text:p/>
        </draw:polygon>
        <draw:polygon draw:style-name="gr2" draw:text-style-name="P2" draw:layer="layout" svg:width="0.64cm" svg:height="0.516cm" svg:x="15.87cm" svg:y="21.941cm" svg:viewBox="0 0 641 517" draw:points="0,517 641,517 641,0 0,0">
          <text:p/>
        </draw:polygon>
        <draw:polygon draw:style-name="gr4" draw:text-style-name="P3" draw:layer="layout" svg:width="0.639cm" svg:height="0.516cm" svg:x="16.751cm" svg:y="21.941cm" svg:viewBox="0 0 640 517" draw:points="0,517 640,517 640,0 0,0">
          <text:p/>
        </draw:polygon>
        <draw:polygon draw:style-name="gr2" draw:text-style-name="P2" draw:layer="layout" svg:width="0.64cm" svg:height="0.516cm" svg:x="17.631cm" svg:y="21.941cm" svg:viewBox="0 0 641 517" draw:points="0,517 641,517 641,0 0,0">
          <text:p/>
        </draw:polygon>
        <draw:polygon draw:style-name="gr2" draw:text-style-name="P2" draw:layer="layout" svg:width="0.639cm" svg:height="0.517cm" svg:x="3.357cm" svg:y="22.453cm" svg:viewBox="0 0 640 518" draw:points="0,518 640,518 640,0 0,0">
          <text:p/>
        </draw:polygon>
        <draw:polygon draw:style-name="gr2" draw:text-style-name="P2" draw:layer="layout" svg:width="0.639cm" svg:height="0.517cm" svg:x="4.237cm" svg:y="22.453cm" svg:viewBox="0 0 640 518" draw:points="0,518 640,518 640,0 0,0">
          <text:p/>
        </draw:polygon>
        <draw:polygon draw:style-name="gr2" draw:text-style-name="P2" draw:layer="layout" svg:width="0.639cm" svg:height="0.517cm" svg:x="5.118cm" svg:y="22.453cm" svg:viewBox="0 0 640 518" draw:points="0,518 640,518 640,0 0,0">
          <text:p/>
        </draw:polygon>
        <draw:polygon draw:style-name="gr4" draw:text-style-name="P3" draw:layer="layout" svg:width="0.639cm" svg:height="0.517cm" svg:x="5.998cm" svg:y="22.453cm" svg:viewBox="0 0 640 518" draw:points="0,518 640,518 640,0 0,0">
          <text:p/>
        </draw:polygon>
        <draw:polygon draw:style-name="gr2" draw:text-style-name="P2" draw:layer="layout" svg:width="0.639cm" svg:height="0.517cm" svg:x="9.173cm" svg:y="22.453cm" svg:viewBox="0 0 640 518" draw:points="0,518 640,518 640,0 0,0">
          <text:p/>
        </draw:polygon>
        <draw:polygon draw:style-name="gr2" draw:text-style-name="P2" draw:layer="layout" svg:width="0.639cm" svg:height="0.517cm" svg:x="10.054cm" svg:y="22.453cm" svg:viewBox="0 0 640 518" draw:points="0,518 640,518 640,0 0,0">
          <text:p/>
        </draw:polygon>
        <draw:polygon draw:style-name="gr2" draw:text-style-name="P2" draw:layer="layout" svg:width="0.639cm" svg:height="0.517cm" svg:x="10.934cm" svg:y="22.453cm" svg:viewBox="0 0 640 518" draw:points="0,518 640,518 640,0 0,0">
          <text:p/>
        </draw:polygon>
        <draw:polygon draw:style-name="gr4" draw:text-style-name="P3" draw:layer="layout" svg:width="0.639cm" svg:height="0.517cm" svg:x="11.815cm" svg:y="22.453cm" svg:viewBox="0 0 640 518" draw:points="0,518 640,518 640,0 0,0">
          <text:p/>
        </draw:polygon>
        <draw:polygon draw:style-name="gr2" draw:text-style-name="P2" draw:layer="layout" svg:width="0.639cm" svg:height="0.517cm" svg:x="14.99cm" svg:y="22.453cm" svg:viewBox="0 0 640 518" draw:points="0,518 640,518 640,0 0,0">
          <text:p/>
        </draw:polygon>
        <draw:polygon draw:style-name="gr4" draw:text-style-name="P3" draw:layer="layout" svg:width="0.64cm" svg:height="0.517cm" svg:x="15.87cm" svg:y="22.453cm" svg:viewBox="0 0 641 518" draw:points="0,518 641,518 641,0 0,0">
          <text:p/>
        </draw:polygon>
        <draw:polygon draw:style-name="gr2" draw:text-style-name="P2" draw:layer="layout" svg:width="0.639cm" svg:height="0.517cm" svg:x="16.751cm" svg:y="22.453cm" svg:viewBox="0 0 640 518" draw:points="0,518 640,518 640,0 0,0">
          <text:p/>
        </draw:polygon>
        <draw:polygon draw:style-name="gr2" draw:text-style-name="P2" draw:layer="layout" svg:width="0.64cm" svg:height="0.517cm" svg:x="17.631cm" svg:y="22.453cm" svg:viewBox="0 0 641 518" draw:points="0,518 641,518 641,0 0,0">
          <text:p/>
        </draw:polygon>
        <draw:polygon draw:style-name="gr2" draw:text-style-name="P2" draw:layer="layout" svg:width="0.639cm" svg:height="0.517cm" svg:x="3.357cm" svg:y="22.965cm" svg:viewBox="0 0 640 518" draw:points="0,518 640,518 640,0 0,0">
          <text:p/>
        </draw:polygon>
        <draw:polygon draw:style-name="gr2" draw:text-style-name="P2" draw:layer="layout" svg:width="0.639cm" svg:height="0.517cm" svg:x="4.237cm" svg:y="22.965cm" svg:viewBox="0 0 640 518" draw:points="0,518 640,518 640,0 0,0">
          <text:p/>
        </draw:polygon>
        <draw:polygon draw:style-name="gr4" draw:text-style-name="P3" draw:layer="layout" svg:width="0.639cm" svg:height="0.517cm" svg:x="5.118cm" svg:y="22.965cm" svg:viewBox="0 0 640 518" draw:points="0,518 640,518 640,0 0,0">
          <text:p/>
        </draw:polygon>
        <draw:polygon draw:style-name="gr2" draw:text-style-name="P2" draw:layer="layout" svg:width="0.639cm" svg:height="0.517cm" svg:x="5.998cm" svg:y="22.965cm" svg:viewBox="0 0 640 518" draw:points="0,518 640,518 640,0 0,0">
          <text:p/>
        </draw:polygon>
        <draw:polygon draw:style-name="gr2" draw:text-style-name="P2" draw:layer="layout" svg:width="0.639cm" svg:height="0.517cm" svg:x="9.173cm" svg:y="22.965cm" svg:viewBox="0 0 640 518" draw:points="0,518 640,518 640,0 0,0">
          <text:p/>
        </draw:polygon>
        <draw:polygon draw:style-name="gr4" draw:text-style-name="P3" draw:layer="layout" svg:width="0.639cm" svg:height="0.517cm" svg:x="10.054cm" svg:y="22.965cm" svg:viewBox="0 0 640 518" draw:points="0,518 640,518 640,0 0,0">
          <text:p/>
        </draw:polygon>
        <draw:polygon draw:style-name="gr2" draw:text-style-name="P2" draw:layer="layout" svg:width="0.639cm" svg:height="0.517cm" svg:x="10.934cm" svg:y="22.965cm" svg:viewBox="0 0 640 518" draw:points="0,518 640,518 640,0 0,0">
          <text:p/>
        </draw:polygon>
        <draw:polygon draw:style-name="gr2" draw:text-style-name="P2" draw:layer="layout" svg:width="0.639cm" svg:height="0.517cm" svg:x="11.815cm" svg:y="22.965cm" svg:viewBox="0 0 640 518" draw:points="0,518 640,518 640,0 0,0">
          <text:p/>
        </draw:polygon>
        <draw:polygon draw:style-name="gr4" draw:text-style-name="P3" draw:layer="layout" svg:width="0.639cm" svg:height="0.517cm" svg:x="14.99cm" svg:y="22.965cm" svg:viewBox="0 0 640 518" draw:points="0,518 640,518 640,0 0,0">
          <text:p/>
        </draw:polygon>
        <draw:polygon draw:style-name="gr2" draw:text-style-name="P2" draw:layer="layout" svg:width="0.64cm" svg:height="0.517cm" svg:x="15.87cm" svg:y="22.965cm" svg:viewBox="0 0 641 518" draw:points="0,518 641,518 641,0 0,0">
          <text:p/>
        </draw:polygon>
        <draw:polygon draw:style-name="gr2" draw:text-style-name="P2" draw:layer="layout" svg:width="0.639cm" svg:height="0.517cm" svg:x="16.751cm" svg:y="22.965cm" svg:viewBox="0 0 640 518" draw:points="0,518 640,518 640,0 0,0">
          <text:p/>
        </draw:polygon>
        <draw:polygon draw:style-name="gr2" draw:text-style-name="P2" draw:layer="layout" svg:width="0.64cm" svg:height="0.517cm" svg:x="17.631cm" svg:y="22.965cm" svg:viewBox="0 0 641 518" draw:points="0,518 641,518 641,0 0,0">
          <text:p/>
        </draw:polygon>
        <draw:polygon draw:style-name="gr2" draw:text-style-name="P2" draw:layer="layout" svg:width="0.639cm" svg:height="0.516cm" svg:x="3.357cm" svg:y="23.478cm" svg:viewBox="0 0 640 517" draw:points="0,517 640,517 640,0 0,0">
          <text:p/>
        </draw:polygon>
        <draw:polygon draw:style-name="gr2" draw:text-style-name="P2" draw:layer="layout" svg:width="0.639cm" svg:height="0.516cm" svg:x="4.237cm" svg:y="23.478cm" svg:viewBox="0 0 640 517" draw:points="0,517 640,517 640,0 0,0">
          <text:p/>
        </draw:polygon>
        <draw:polygon draw:style-name="gr4" draw:text-style-name="P3" draw:layer="layout" svg:width="0.639cm" svg:height="0.516cm" svg:x="5.118cm" svg:y="23.478cm" svg:viewBox="0 0 640 517" draw:points="0,517 640,517 640,0 0,0">
          <text:p/>
        </draw:polygon>
        <draw:polygon draw:style-name="gr2" draw:text-style-name="P2" draw:layer="layout" svg:width="0.639cm" svg:height="0.516cm" svg:x="5.998cm" svg:y="23.478cm" svg:viewBox="0 0 640 517" draw:points="0,517 640,517 640,0 0,0">
          <text:p/>
        </draw:polygon>
        <draw:polygon draw:style-name="gr2" draw:text-style-name="P2" draw:layer="layout" svg:width="0.639cm" svg:height="0.516cm" svg:x="9.173cm" svg:y="23.478cm" svg:viewBox="0 0 640 517" draw:points="0,517 640,517 640,0 0,0">
          <text:p/>
        </draw:polygon>
        <draw:polygon draw:style-name="gr4" draw:text-style-name="P3" draw:layer="layout" svg:width="0.639cm" svg:height="0.516cm" svg:x="10.054cm" svg:y="23.478cm" svg:viewBox="0 0 640 517" draw:points="0,517 640,517 640,0 0,0">
          <text:p/>
        </draw:polygon>
        <draw:polygon draw:style-name="gr2" draw:text-style-name="P2" draw:layer="layout" svg:width="0.639cm" svg:height="0.516cm" svg:x="10.934cm" svg:y="23.478cm" svg:viewBox="0 0 640 517" draw:points="0,517 640,517 640,0 0,0">
          <text:p/>
        </draw:polygon>
        <draw:polygon draw:style-name="gr2" draw:text-style-name="P2" draw:layer="layout" svg:width="0.639cm" svg:height="0.516cm" svg:x="11.815cm" svg:y="23.478cm" svg:viewBox="0 0 640 517" draw:points="0,517 640,517 640,0 0,0">
          <text:p/>
        </draw:polygon>
        <draw:polygon draw:style-name="gr2" draw:text-style-name="P2" draw:layer="layout" svg:width="0.639cm" svg:height="0.516cm" svg:x="14.99cm" svg:y="23.478cm" svg:viewBox="0 0 640 517" draw:points="0,517 640,517 640,0 0,0">
          <text:p/>
        </draw:polygon>
        <draw:polygon draw:style-name="gr2" draw:text-style-name="P2" draw:layer="layout" svg:width="0.64cm" svg:height="0.516cm" svg:x="15.87cm" svg:y="23.478cm" svg:viewBox="0 0 641 517" draw:points="0,517 641,517 641,0 0,0">
          <text:p/>
        </draw:polygon>
        <draw:polygon draw:style-name="gr2" draw:text-style-name="P2" draw:layer="layout" svg:width="0.639cm" svg:height="0.516cm" svg:x="16.751cm" svg:y="23.478cm" svg:viewBox="0 0 640 517" draw:points="0,517 640,517 640,0 0,0">
          <text:p/>
        </draw:polygon>
        <draw:polygon draw:style-name="gr4" draw:text-style-name="P3" draw:layer="layout" svg:width="0.64cm" svg:height="0.516cm" svg:x="17.631cm" svg:y="23.478cm" svg:viewBox="0 0 641 517" draw:points="0,517 641,517 641,0 0,0">
          <text:p/>
        </draw:polygon>
        <draw:polygon draw:style-name="gr2" draw:text-style-name="P2" draw:layer="layout" svg:width="0.639cm" svg:height="0.516cm" svg:x="3.357cm" svg:y="23.99cm" svg:viewBox="0 0 640 517" draw:points="0,517 640,517 640,0 0,0">
          <text:p/>
        </draw:polygon>
        <draw:polygon draw:style-name="gr2" draw:text-style-name="P2" draw:layer="layout" svg:width="0.639cm" svg:height="0.516cm" svg:x="4.237cm" svg:y="23.99cm" svg:viewBox="0 0 640 517" draw:points="0,517 640,517 640,0 0,0">
          <text:p/>
        </draw:polygon>
        <draw:polygon draw:style-name="gr4" draw:text-style-name="P3" draw:layer="layout" svg:width="0.639cm" svg:height="0.516cm" svg:x="5.118cm" svg:y="23.99cm" svg:viewBox="0 0 640 517" draw:points="0,517 640,517 640,0 0,0">
          <text:p/>
        </draw:polygon>
        <draw:polygon draw:style-name="gr2" draw:text-style-name="P2" draw:layer="layout" svg:width="0.639cm" svg:height="0.516cm" svg:x="5.998cm" svg:y="23.99cm" svg:viewBox="0 0 640 517" draw:points="0,517 640,517 640,0 0,0">
          <text:p/>
        </draw:polygon>
        <draw:polygon draw:style-name="gr4" draw:text-style-name="P3" draw:layer="layout" svg:width="0.639cm" svg:height="0.516cm" svg:x="9.173cm" svg:y="23.99cm" svg:viewBox="0 0 640 517" draw:points="0,517 640,517 640,0 0,0">
          <text:p/>
        </draw:polygon>
        <draw:polygon draw:style-name="gr2" draw:text-style-name="P2" draw:layer="layout" svg:width="0.639cm" svg:height="0.516cm" svg:x="10.054cm" svg:y="23.99cm" svg:viewBox="0 0 640 517" draw:points="0,517 640,517 640,0 0,0">
          <text:p/>
        </draw:polygon>
        <draw:polygon draw:style-name="gr2" draw:text-style-name="P2" draw:layer="layout" svg:width="0.639cm" svg:height="0.516cm" svg:x="10.934cm" svg:y="23.99cm" svg:viewBox="0 0 640 517" draw:points="0,517 640,517 640,0 0,0">
          <text:p/>
        </draw:polygon>
        <draw:polygon draw:style-name="gr2" draw:text-style-name="P2" draw:layer="layout" svg:width="0.639cm" svg:height="0.516cm" svg:x="11.815cm" svg:y="23.99cm" svg:viewBox="0 0 640 517" draw:points="0,517 640,517 640,0 0,0">
          <text:p/>
        </draw:polygon>
        <draw:polygon draw:style-name="gr2" draw:text-style-name="P2" draw:layer="layout" svg:width="0.639cm" svg:height="0.516cm" svg:x="14.99cm" svg:y="23.99cm" svg:viewBox="0 0 640 517" draw:points="0,517 640,517 640,0 0,0">
          <text:p/>
        </draw:polygon>
        <draw:polygon draw:style-name="gr2" draw:text-style-name="P2" draw:layer="layout" svg:width="0.64cm" svg:height="0.516cm" svg:x="15.87cm" svg:y="23.99cm" svg:viewBox="0 0 641 517" draw:points="0,517 641,517 641,0 0,0">
          <text:p/>
        </draw:polygon>
        <draw:polygon draw:style-name="gr4" draw:text-style-name="P3" draw:layer="layout" svg:width="0.639cm" svg:height="0.516cm" svg:x="16.751cm" svg:y="23.99cm" svg:viewBox="0 0 640 517" draw:points="0,517 640,517 640,0 0,0">
          <text:p/>
        </draw:polygon>
        <draw:polygon draw:style-name="gr2" draw:text-style-name="P2" draw:layer="layout" svg:width="0.64cm" svg:height="0.516cm" svg:x="17.631cm" svg:y="23.99cm" svg:viewBox="0 0 641 517" draw:points="0,517 641,517 641,0 0,0">
          <text:p/>
        </draw:polygon>
        <draw:polygon draw:style-name="gr2" draw:text-style-name="P2" draw:layer="layout" svg:width="0.639cm" svg:height="0.517cm" svg:x="3.357cm" svg:y="24.502cm" svg:viewBox="0 0 640 518" draw:points="0,518 640,518 640,0 0,0">
          <text:p/>
        </draw:polygon>
        <draw:polygon draw:style-name="gr2" draw:text-style-name="P2" draw:layer="layout" svg:width="0.639cm" svg:height="0.517cm" svg:x="4.237cm" svg:y="24.502cm" svg:viewBox="0 0 640 518" draw:points="0,518 640,518 640,0 0,0">
          <text:p/>
        </draw:polygon>
        <draw:polygon draw:style-name="gr4" draw:text-style-name="P3" draw:layer="layout" svg:width="0.639cm" svg:height="0.517cm" svg:x="5.118cm" svg:y="24.502cm" svg:viewBox="0 0 640 518" draw:points="0,518 640,518 640,0 0,0">
          <text:p/>
        </draw:polygon>
        <draw:polygon draw:style-name="gr2" draw:text-style-name="P2" draw:layer="layout" svg:width="0.639cm" svg:height="0.517cm" svg:x="5.998cm" svg:y="24.502cm" svg:viewBox="0 0 640 518" draw:points="0,518 640,518 640,0 0,0">
          <text:p/>
        </draw:polygon>
        <draw:polygon draw:style-name="gr2" draw:text-style-name="P2" draw:layer="layout" svg:width="0.639cm" svg:height="0.517cm" svg:x="9.173cm" svg:y="24.502cm" svg:viewBox="0 0 640 518" draw:points="0,518 640,518 640,0 0,0">
          <text:p/>
        </draw:polygon>
        <draw:polygon draw:style-name="gr2" draw:text-style-name="P2" draw:layer="layout" svg:width="0.639cm" svg:height="0.517cm" svg:x="10.054cm" svg:y="24.502cm" svg:viewBox="0 0 640 518" draw:points="0,518 640,518 640,0 0,0">
          <text:p/>
        </draw:polygon>
        <draw:polygon draw:style-name="gr4" draw:text-style-name="P3" draw:layer="layout" svg:width="0.639cm" svg:height="0.517cm" svg:x="10.934cm" svg:y="24.502cm" svg:viewBox="0 0 640 518" draw:points="0,518 640,518 640,0 0,0">
          <text:p/>
        </draw:polygon>
        <draw:polygon draw:style-name="gr2" draw:text-style-name="P2" draw:layer="layout" svg:width="0.639cm" svg:height="0.517cm" svg:x="11.815cm" svg:y="24.502cm" svg:viewBox="0 0 640 518" draw:points="0,518 640,518 640,0 0,0">
          <text:p/>
        </draw:polygon>
        <draw:polygon draw:style-name="gr2" draw:text-style-name="P2" draw:layer="layout" svg:width="0.639cm" svg:height="0.517cm" svg:x="14.99cm" svg:y="24.502cm" svg:viewBox="0 0 640 518" draw:points="0,518 640,518 640,0 0,0">
          <text:p/>
        </draw:polygon>
        <draw:polygon draw:style-name="gr2" draw:text-style-name="P2" draw:layer="layout" svg:width="0.64cm" svg:height="0.517cm" svg:x="15.87cm" svg:y="24.502cm" svg:viewBox="0 0 641 518" draw:points="0,518 641,518 641,0 0,0">
          <text:p/>
        </draw:polygon>
        <draw:polygon draw:style-name="gr2" draw:text-style-name="P2" draw:layer="layout" svg:width="0.639cm" svg:height="0.517cm" svg:x="16.751cm" svg:y="24.502cm" svg:viewBox="0 0 640 518" draw:points="0,518 640,518 640,0 0,0">
          <text:p/>
        </draw:polygon>
        <draw:polygon draw:style-name="gr4" draw:text-style-name="P3" draw:layer="layout" svg:width="0.64cm" svg:height="0.517cm" svg:x="17.631cm" svg:y="24.502cm" svg:viewBox="0 0 641 518" draw:points="0,518 641,518 641,0 0,0">
          <text:p/>
        </draw:polygon>
        <draw:polygon draw:style-name="gr2" draw:text-style-name="P2" draw:layer="layout" svg:width="0.639cm" svg:height="0.517cm" svg:x="3.357cm" svg:y="25.014cm" svg:viewBox="0 0 640 518" draw:points="0,518 640,518 640,0 0,0">
          <text:p/>
        </draw:polygon>
        <draw:polygon draw:style-name="gr2" draw:text-style-name="P2" draw:layer="layout" svg:width="0.639cm" svg:height="0.517cm" svg:x="4.237cm" svg:y="25.014cm" svg:viewBox="0 0 640 518" draw:points="0,518 640,518 640,0 0,0">
          <text:p/>
        </draw:polygon>
        <draw:polygon draw:style-name="gr2" draw:text-style-name="P2" draw:layer="layout" svg:width="0.639cm" svg:height="0.517cm" svg:x="5.118cm" svg:y="25.014cm" svg:viewBox="0 0 640 518" draw:points="0,518 640,518 640,0 0,0">
          <text:p/>
        </draw:polygon>
        <draw:polygon draw:style-name="gr4" draw:text-style-name="P3" draw:layer="layout" svg:width="0.639cm" svg:height="0.517cm" svg:x="5.998cm" svg:y="25.014cm" svg:viewBox="0 0 640 518" draw:points="0,518 640,518 640,0 0,0">
          <text:p/>
        </draw:polygon>
        <draw:polygon draw:style-name="gr2" draw:text-style-name="P2" draw:layer="layout" svg:width="0.639cm" svg:height="0.517cm" svg:x="9.173cm" svg:y="25.014cm" svg:viewBox="0 0 640 518" draw:points="0,518 640,518 640,0 0,0">
          <text:p/>
        </draw:polygon>
        <draw:polygon draw:style-name="gr4" draw:text-style-name="P3" draw:layer="layout" svg:width="0.639cm" svg:height="0.517cm" svg:x="10.054cm" svg:y="25.014cm" svg:viewBox="0 0 640 518" draw:points="0,518 640,518 640,0 0,0">
          <text:p/>
        </draw:polygon>
        <draw:polygon draw:style-name="gr2" draw:text-style-name="P2" draw:layer="layout" svg:width="0.639cm" svg:height="0.517cm" svg:x="10.934cm" svg:y="25.014cm" svg:viewBox="0 0 640 518" draw:points="0,518 640,518 640,0 0,0">
          <text:p/>
        </draw:polygon>
        <draw:polygon draw:style-name="gr2" draw:text-style-name="P2" draw:layer="layout" svg:width="0.639cm" svg:height="0.517cm" svg:x="11.815cm" svg:y="25.014cm" svg:viewBox="0 0 640 518" draw:points="0,518 640,518 640,0 0,0">
          <text:p/>
        </draw:polygon>
        <draw:polygon draw:style-name="gr2" draw:text-style-name="P2" draw:layer="layout" svg:width="0.639cm" svg:height="0.517cm" svg:x="14.99cm" svg:y="25.014cm" svg:viewBox="0 0 640 518" draw:points="0,518 640,518 640,0 0,0">
          <text:p/>
        </draw:polygon>
        <draw:polygon draw:style-name="gr2" draw:text-style-name="P2" draw:layer="layout" svg:width="0.64cm" svg:height="0.517cm" svg:x="15.87cm" svg:y="25.014cm" svg:viewBox="0 0 641 518" draw:points="0,518 641,518 641,0 0,0">
          <text:p/>
        </draw:polygon>
        <draw:polygon draw:style-name="gr4" draw:text-style-name="P3" draw:layer="layout" svg:width="0.639cm" svg:height="0.517cm" svg:x="16.751cm" svg:y="25.014cm" svg:viewBox="0 0 640 518" draw:points="0,518 640,518 640,0 0,0">
          <text:p/>
        </draw:polygon>
        <draw:polygon draw:style-name="gr2" draw:text-style-name="P2" draw:layer="layout" svg:width="0.64cm" svg:height="0.517cm" svg:x="17.631cm" svg:y="25.014cm" svg:viewBox="0 0 641 518" draw:points="0,518 641,518 641,0 0,0">
          <text:p/>
        </draw:polygon>
        <draw:frame draw:style-name="gr6" draw:text-style-name="P8" draw:layer="layout" svg:width="1.526cm" svg:height="0.471cm" svg:x="2.159cm" svg:y="2.353cm">
          <draw:text-box>
            <text:p text:style-name="P7"><text:span text:style-name="T2">Numele:</text:span></text:p>
          </draw:text-box>
        </draw:frame>
        <draw:frame draw:style-name="gr6" draw:text-style-name="P8" draw:layer="layout" svg:width="2.627cm" svg:height="0.471cm" svg:x="10.761cm" svg:y="2.353cm">
          <draw:text-box>
            <text:p text:style-name="P7"><text:span text:style-name="T2">C.U.I. martor:</text:span></text:p>
          </draw:text-box>
        </draw:frame>
        <draw:frame draw:style-name="gr6" draw:text-style-name="P8" draw:layer="layout" svg:width="2.089cm" svg:height="0.471cm" svg:x="2.159cm" svg:y="2.891cm">
          <draw:text-box>
            <text:p text:style-name="P7"><text:span text:style-name="T2">Prenumele:</text:span></text:p>
          </draw:text-box>
        </draw:frame>
        <draw:frame draw:style-name="gr6" draw:text-style-name="P8" draw:layer="layout" svg:width="3.533cm" svg:height="0.471cm" svg:x="10.761cm" svg:y="2.891cm">
          <draw:text-box>
            <text:p text:style-name="P7"><text:span text:style-name="T2">Semnătură martor:</text:span></text:p>
          </draw:text-box>
        </draw:frame>
        <draw:frame draw:style-name="gr6" draw:text-style-name="P8" draw:layer="layout" svg:width="2.919cm" svg:height="0.471cm" svg:x="2.159cm" svg:y="3.429cm">
          <draw:text-box>
            <text:p text:style-name="P7"><text:span text:style-name="T2">C.U.I. candidat:</text:span></text:p>
          </draw:text-box>
        </draw:frame>
        <draw:frame draw:style-name="gr6" draw:text-style-name="P8" draw:layer="layout" svg:width="1.01cm" svg:height="0.471cm" svg:x="2.159cm" svg:y="3.966cm">
          <draw:text-box>
            <text:p text:style-name="P7"><text:span text:style-name="T2">CNP:</text:span></text:p>
          </draw:text-box>
        </draw:frame>
        <draw:frame draw:style-name="gr6" draw:text-style-name="P8" draw:layer="layout" svg:width="4.917cm" svg:height="0.471cm" svg:x="2.794cm" svg:y="4.809cm">
          <draw:text-box>
            <text:p text:style-name="P7"><text:span text:style-name="T2">Nume şi prenume corectori</text:span></text:p>
          </draw:text-box>
        </draw:frame>
        <draw:frame draw:style-name="gr6" draw:text-style-name="P8" draw:layer="layout" svg:width="3.626cm" svg:height="0.471cm" svg:x="11.007cm" svg:y="4.809cm">
          <draw:text-box>
            <text:p text:style-name="P7"><text:span text:style-name="T2">Semnături corectori</text:span></text:p>
          </draw:text-box>
        </draw:frame>
        <draw:frame draw:style-name="gr6" draw:text-style-name="P8" draw:layer="layout" svg:width="0.422cm" svg:height="0.471cm" svg:x="2.438cm" svg:y="5.338cm">
          <draw:text-box>
            <text:p text:style-name="P7"><text:span text:style-name="T3">1</text:span></text:p>
          </draw:text-box>
        </draw:frame>
        <draw:frame draw:style-name="gr6" draw:text-style-name="P8" draw:layer="layout" svg:width="0.422cm" svg:height="0.471cm" svg:x="2.438cm" svg:y="5.875cm">
          <draw:text-box>
            <text:p text:style-name="P7"><text:span text:style-name="T3">2</text:span></text:p>
          </draw:text-box>
        </draw:frame>
        <draw:frame draw:style-name="gr6" draw:text-style-name="P8" draw:layer="layout" svg:width="1.818cm" svg:height="0.471cm" svg:x="2.159cm" svg:y="6.726cm">
          <draw:text-box>
            <text:p text:style-name="P7"><text:span text:style-name="T2">Disciplina</text:span></text:p>
          </draw:text-box>
        </draw:frame>
        <draw:frame draw:style-name="gr6" draw:text-style-name="P8" draw:layer="layout" svg:width="4.062cm" svg:height="0.471cm" svg:x="6.706cm" svg:y="6.726cm">
          <draw:text-box>
            <text:p text:style-name="P7"><text:span text:style-name="T2">Puncte în cifre şi litere</text:span></text:p>
          </draw:text-box>
        </draw:frame>
        <draw:frame draw:style-name="gr6" draw:text-style-name="P8" draw:layer="layout" svg:width="2.622cm" svg:height="0.471cm" svg:x="2.159cm" svg:y="7.255cm">
          <draw:text-box>
            <text:p text:style-name="P7"><text:span text:style-name="T3">Limba Română</text:span></text:p>
          </draw:text-box>
        </draw:frame>
        <draw:frame draw:style-name="gr6" draw:text-style-name="P8" draw:layer="layout" svg:width="1.082cm" svg:height="0.471cm" svg:x="2.159cm" svg:y="7.793cm">
          <draw:text-box>
            <text:p text:style-name="P7"><text:span text:style-name="T3">Istorie</text:span></text:p>
          </draw:text-box>
        </draw:frame>
        <draw:frame draw:style-name="gr6" draw:text-style-name="P8" draw:layer="layout" svg:width="2.059cm" svg:height="0.471cm" svg:x="2.159cm" svg:y="8.331cm">
          <draw:text-box>
            <text:p text:style-name="P7"><text:span text:style-name="T3">Limba Rusă</text:span></text:p>
          </draw:text-box>
        </draw:frame>
        <draw:frame draw:style-name="gr6" draw:text-style-name="P8" draw:layer="layout" svg:width="2.838cm" svg:height="0.471cm" svg:x="2.794cm" svg:y="9.169cm">
          <draw:text-box>
            <text:p text:style-name="P7"><text:span text:style-name="T2">Limba Română</text:span></text:p>
          </draw:text-box>
        </draw:frame>
        <draw:frame draw:style-name="gr6" draw:text-style-name="P8" draw:layer="layout" svg:width="1.175cm" svg:height="0.471cm" svg:x="8.61cm" svg:y="9.169cm">
          <draw:text-box>
            <text:p text:style-name="P7"><text:span text:style-name="T2">Istorie</text:span></text:p>
          </draw:text-box>
        </draw:frame>
        <draw:frame draw:style-name="gr6" draw:text-style-name="P8" draw:layer="layout" svg:width="2.229cm" svg:height="0.471cm" svg:x="14.427cm" svg:y="9.169cm">
          <draw:text-box>
            <text:p text:style-name="P7"><text:span text:style-name="T2">Limba Rusă</text:span></text:p>
          </draw:text-box>
        </draw:frame>
        <draw:frame draw:style-name="gr7" draw:text-style-name="P9" draw:layer="layout" svg:width="0.523cm" svg:height="0.547cm" svg:x="2.802cm" svg:y="9.562cm">
          <draw:text-box>
            <text:p text:style-name="P7"><text:span text:style-name="T4">Nr</text:span></text:p>
          </draw:text-box>
        </draw:frame>
        <draw:frame draw:style-name="gr7" draw:text-style-name="P9" draw:layer="layout" svg:width="0.494cm" svg:height="0.547cm" svg:x="3.564cm" svg:y="9.562cm">
          <draw:text-box>
            <text:p text:style-name="P7"><text:span text:style-name="T5">a</text:span></text:p>
          </draw:text-box>
        </draw:frame>
        <draw:frame draw:style-name="gr7" draw:text-style-name="P9" draw:layer="layout" svg:width="0.494cm" svg:height="0.547cm" svg:x="4.432cm" svg:y="9.562cm">
          <draw:text-box>
            <text:p text:style-name="P7"><text:span text:style-name="T5">b</text:span></text:p>
          </draw:text-box>
        </draw:frame>
        <draw:frame draw:style-name="gr7" draw:text-style-name="P9" draw:layer="layout" svg:width="0.494cm" svg:height="0.547cm" svg:x="5.342cm" svg:y="9.562cm">
          <draw:text-box>
            <text:p text:style-name="P7"><text:span text:style-name="T5">c</text:span></text:p>
          </draw:text-box>
        </draw:frame>
        <draw:frame draw:style-name="gr7" draw:text-style-name="P9" draw:layer="layout" svg:width="0.494cm" svg:height="0.547cm" svg:x="6.193cm" svg:y="9.562cm">
          <draw:text-box>
            <text:p text:style-name="P7"><text:span text:style-name="T5">d</text:span></text:p>
          </draw:text-box>
        </draw:frame>
        <draw:frame draw:style-name="gr7" draw:text-style-name="P9" draw:layer="layout" svg:width="0.523cm" svg:height="0.547cm" svg:x="8.619cm" svg:y="9.562cm">
          <draw:text-box>
            <text:p text:style-name="P7"><text:span text:style-name="T4">Nr</text:span></text:p>
          </draw:text-box>
        </draw:frame>
        <draw:frame draw:style-name="gr7" draw:text-style-name="P9" draw:layer="layout" svg:width="0.494cm" svg:height="0.547cm" svg:x="9.381cm" svg:y="9.562cm">
          <draw:text-box>
            <text:p text:style-name="P7"><text:span text:style-name="T5">a</text:span></text:p>
          </draw:text-box>
        </draw:frame>
        <draw:frame draw:style-name="gr7" draw:text-style-name="P9" draw:layer="layout" svg:width="0.494cm" svg:height="0.547cm" svg:x="10.249cm" svg:y="9.562cm">
          <draw:text-box>
            <text:p text:style-name="P7"><text:span text:style-name="T5">b</text:span></text:p>
          </draw:text-box>
        </draw:frame>
        <draw:frame draw:style-name="gr7" draw:text-style-name="P9" draw:layer="layout" svg:width="0.494cm" svg:height="0.547cm" svg:x="11.159cm" svg:y="9.562cm">
          <draw:text-box>
            <text:p text:style-name="P7"><text:span text:style-name="T5">c</text:span></text:p>
          </draw:text-box>
        </draw:frame>
        <draw:frame draw:style-name="gr7" draw:text-style-name="P9" draw:layer="layout" svg:width="0.494cm" svg:height="0.547cm" svg:x="12.01cm" svg:y="9.562cm">
          <draw:text-box>
            <text:p text:style-name="P7"><text:span text:style-name="T5">d</text:span></text:p>
          </draw:text-box>
        </draw:frame>
        <draw:frame draw:style-name="gr7" draw:text-style-name="P9" draw:layer="layout" svg:width="0.523cm" svg:height="0.547cm" svg:x="14.436cm" svg:y="9.562cm">
          <draw:text-box>
            <text:p text:style-name="P7"><text:span text:style-name="T4">Nr</text:span></text:p>
          </draw:text-box>
        </draw:frame>
        <draw:frame draw:style-name="gr7" draw:text-style-name="P9" draw:layer="layout" svg:width="0.494cm" svg:height="0.547cm" svg:x="15.198cm" svg:y="9.562cm">
          <draw:text-box>
            <text:p text:style-name="P7"><text:span text:style-name="T5">a</text:span></text:p>
          </draw:text-box>
        </draw:frame>
        <draw:frame draw:style-name="gr7" draw:text-style-name="P9" draw:layer="layout" svg:width="0.494cm" svg:height="0.547cm" svg:x="16.065cm" svg:y="9.562cm">
          <draw:text-box>
            <text:p text:style-name="P7"><text:span text:style-name="T5">b</text:span></text:p>
          </draw:text-box>
        </draw:frame>
        <draw:frame draw:style-name="gr7" draw:text-style-name="P9" draw:layer="layout" svg:width="0.494cm" svg:height="0.547cm" svg:x="16.976cm" svg:y="9.562cm">
          <draw:text-box>
            <text:p text:style-name="P7"><text:span text:style-name="T5">c</text:span></text:p>
          </draw:text-box>
        </draw:frame>
        <draw:frame draw:style-name="gr7" draw:text-style-name="P9" draw:layer="layout" svg:width="0.494cm" svg:height="0.547cm" svg:x="17.827cm" svg:y="9.562cm">
          <draw:text-box>
            <text:p text:style-name="P7"><text:span text:style-name="T5">d</text:span></text:p>
          </draw:text-box>
        </draw:frame>
        <draw:frame draw:style-name="gr6" draw:text-style-name="P8" draw:layer="layout" svg:width="0.422cm" svg:height="0.471cm" svg:x="3.073cm" svg:y="10.151cm">
          <draw:text-box>
            <text:p text:style-name="P7"><text:span text:style-name="T2">1</text:span></text:p>
          </draw:text-box>
        </draw:frame>
        <draw:frame draw:style-name="gr6" draw:text-style-name="P8" draw:layer="layout" svg:width="0.422cm" svg:height="0.471cm" svg:x="8.89cm" svg:y="10.151cm">
          <draw:text-box>
            <text:p text:style-name="P7"><text:span text:style-name="T2">1</text:span></text:p>
          </draw:text-box>
        </draw:frame>
        <draw:frame draw:style-name="gr6" draw:text-style-name="P8" draw:layer="layout" svg:width="0.422cm" svg:height="0.471cm" svg:x="14.707cm" svg:y="10.151cm">
          <draw:text-box>
            <text:p text:style-name="P7"><text:span text:style-name="T2">1</text:span></text:p>
          </draw:text-box>
        </draw:frame>
        <draw:frame draw:style-name="gr6" draw:text-style-name="P8" draw:layer="layout" svg:width="0.422cm" svg:height="0.471cm" svg:x="3.073cm" svg:y="10.663cm">
          <draw:text-box>
            <text:p text:style-name="P7"><text:span text:style-name="T2">2</text:span></text:p>
          </draw:text-box>
        </draw:frame>
        <draw:frame draw:style-name="gr6" draw:text-style-name="P8" draw:layer="layout" svg:width="0.422cm" svg:height="0.471cm" svg:x="8.89cm" svg:y="10.663cm">
          <draw:text-box>
            <text:p text:style-name="P7"><text:span text:style-name="T2">2</text:span></text:p>
          </draw:text-box>
        </draw:frame>
        <draw:frame draw:style-name="gr6" draw:text-style-name="P8" draw:layer="layout" svg:width="0.422cm" svg:height="0.471cm" svg:x="14.707cm" svg:y="10.663cm">
          <draw:text-box>
            <text:p text:style-name="P7"><text:span text:style-name="T2">2</text:span></text:p>
          </draw:text-box>
        </draw:frame>
        <draw:frame draw:style-name="gr6" draw:text-style-name="P8" draw:layer="layout" svg:width="0.422cm" svg:height="0.471cm" svg:x="3.073cm" svg:y="11.176cm">
          <draw:text-box>
            <text:p text:style-name="P7"><text:span text:style-name="T2">3</text:span></text:p>
          </draw:text-box>
        </draw:frame>
        <draw:frame draw:style-name="gr6" draw:text-style-name="P8" draw:layer="layout" svg:width="0.422cm" svg:height="0.471cm" svg:x="8.89cm" svg:y="11.176cm">
          <draw:text-box>
            <text:p text:style-name="P7"><text:span text:style-name="T2">3</text:span></text:p>
          </draw:text-box>
        </draw:frame>
        <draw:frame draw:style-name="gr6" draw:text-style-name="P8" draw:layer="layout" svg:width="0.422cm" svg:height="0.471cm" svg:x="14.707cm" svg:y="11.176cm">
          <draw:text-box>
            <text:p text:style-name="P7"><text:span text:style-name="T2">3</text:span></text:p>
          </draw:text-box>
        </draw:frame>
        <draw:frame draw:style-name="gr6" draw:text-style-name="P8" draw:layer="layout" svg:width="0.422cm" svg:height="0.471cm" svg:x="3.073cm" svg:y="11.688cm">
          <draw:text-box>
            <text:p text:style-name="P7"><text:span text:style-name="T2">4</text:span></text:p>
          </draw:text-box>
        </draw:frame>
        <draw:frame draw:style-name="gr6" draw:text-style-name="P8" draw:layer="layout" svg:width="0.422cm" svg:height="0.471cm" svg:x="8.89cm" svg:y="11.688cm">
          <draw:text-box>
            <text:p text:style-name="P7"><text:span text:style-name="T2">4</text:span></text:p>
          </draw:text-box>
        </draw:frame>
        <draw:frame draw:style-name="gr6" draw:text-style-name="P8" draw:layer="layout" svg:width="0.422cm" svg:height="0.471cm" svg:x="14.707cm" svg:y="11.688cm">
          <draw:text-box>
            <text:p text:style-name="P7"><text:span text:style-name="T2">4</text:span></text:p>
          </draw:text-box>
        </draw:frame>
        <draw:frame draw:style-name="gr6" draw:text-style-name="P8" draw:layer="layout" svg:width="0.422cm" svg:height="0.471cm" svg:x="3.073cm" svg:y="12.2cm">
          <draw:text-box>
            <text:p text:style-name="P7"><text:span text:style-name="T2">5</text:span></text:p>
          </draw:text-box>
        </draw:frame>
        <draw:frame draw:style-name="gr6" draw:text-style-name="P8" draw:layer="layout" svg:width="0.422cm" svg:height="0.471cm" svg:x="8.89cm" svg:y="12.2cm">
          <draw:text-box>
            <text:p text:style-name="P7"><text:span text:style-name="T2">5</text:span></text:p>
          </draw:text-box>
        </draw:frame>
        <draw:frame draw:style-name="gr6" draw:text-style-name="P8" draw:layer="layout" svg:width="0.422cm" svg:height="0.471cm" svg:x="14.707cm" svg:y="12.2cm">
          <draw:text-box>
            <text:p text:style-name="P7"><text:span text:style-name="T2">5</text:span></text:p>
          </draw:text-box>
        </draw:frame>
        <draw:frame draw:style-name="gr6" draw:text-style-name="P8" draw:layer="layout" svg:width="0.422cm" svg:height="0.471cm" svg:x="3.073cm" svg:y="12.712cm">
          <draw:text-box>
            <text:p text:style-name="P7"><text:span text:style-name="T2">6</text:span></text:p>
          </draw:text-box>
        </draw:frame>
        <draw:frame draw:style-name="gr6" draw:text-style-name="P8" draw:layer="layout" svg:width="0.422cm" svg:height="0.471cm" svg:x="8.89cm" svg:y="12.712cm">
          <draw:text-box>
            <text:p text:style-name="P7"><text:span text:style-name="T2">6</text:span></text:p>
          </draw:text-box>
        </draw:frame>
        <draw:frame draw:style-name="gr6" draw:text-style-name="P8" draw:layer="layout" svg:width="0.422cm" svg:height="0.471cm" svg:x="14.707cm" svg:y="12.712cm">
          <draw:text-box>
            <text:p text:style-name="P7"><text:span text:style-name="T2">6</text:span></text:p>
          </draw:text-box>
        </draw:frame>
        <draw:frame draw:style-name="gr6" draw:text-style-name="P8" draw:layer="layout" svg:width="0.422cm" svg:height="0.471cm" svg:x="3.073cm" svg:y="13.224cm">
          <draw:text-box>
            <text:p text:style-name="P7"><text:span text:style-name="T2">7</text:span></text:p>
          </draw:text-box>
        </draw:frame>
        <draw:frame draw:style-name="gr6" draw:text-style-name="P8" draw:layer="layout" svg:width="0.422cm" svg:height="0.471cm" svg:x="8.89cm" svg:y="13.224cm">
          <draw:text-box>
            <text:p text:style-name="P7"><text:span text:style-name="T2">7</text:span></text:p>
          </draw:text-box>
        </draw:frame>
        <draw:frame draw:style-name="gr6" draw:text-style-name="P8" draw:layer="layout" svg:width="0.422cm" svg:height="0.471cm" svg:x="14.707cm" svg:y="13.224cm">
          <draw:text-box>
            <text:p text:style-name="P7"><text:span text:style-name="T2">7</text:span></text:p>
          </draw:text-box>
        </draw:frame>
        <draw:frame draw:style-name="gr6" draw:text-style-name="P8" draw:layer="layout" svg:width="0.422cm" svg:height="0.471cm" svg:x="3.073cm" svg:y="13.737cm">
          <draw:text-box>
            <text:p text:style-name="P7"><text:span text:style-name="T2">8</text:span></text:p>
          </draw:text-box>
        </draw:frame>
        <draw:frame draw:style-name="gr6" draw:text-style-name="P8" draw:layer="layout" svg:width="0.422cm" svg:height="0.471cm" svg:x="8.89cm" svg:y="13.737cm">
          <draw:text-box>
            <text:p text:style-name="P7"><text:span text:style-name="T2">8</text:span></text:p>
          </draw:text-box>
        </draw:frame>
        <draw:frame draw:style-name="gr6" draw:text-style-name="P8" draw:layer="layout" svg:width="0.422cm" svg:height="0.471cm" svg:x="14.707cm" svg:y="13.737cm">
          <draw:text-box>
            <text:p text:style-name="P7"><text:span text:style-name="T2">8</text:span></text:p>
          </draw:text-box>
        </draw:frame>
        <draw:frame draw:style-name="gr6" draw:text-style-name="P8" draw:layer="layout" svg:width="0.422cm" svg:height="0.471cm" svg:x="3.073cm" svg:y="14.249cm">
          <draw:text-box>
            <text:p text:style-name="P7"><text:span text:style-name="T2">9</text:span></text:p>
          </draw:text-box>
        </draw:frame>
        <draw:frame draw:style-name="gr6" draw:text-style-name="P8" draw:layer="layout" svg:width="0.422cm" svg:height="0.471cm" svg:x="8.89cm" svg:y="14.249cm">
          <draw:text-box>
            <text:p text:style-name="P7"><text:span text:style-name="T2">9</text:span></text:p>
          </draw:text-box>
        </draw:frame>
        <draw:frame draw:style-name="gr6" draw:text-style-name="P8" draw:layer="layout" svg:width="0.422cm" svg:height="0.471cm" svg:x="14.707cm" svg:y="14.249cm">
          <draw:text-box>
            <text:p text:style-name="P7"><text:span text:style-name="T2">9</text:span></text:p>
          </draw:text-box>
        </draw:frame>
        <draw:frame draw:style-name="gr6" draw:text-style-name="P8" draw:layer="layout" svg:width="0.425cm" svg:height="0.471cm" svg:x="2.862cm" svg:y="14.761cm">
          <draw:text-box>
            <text:p text:style-name="P7"><text:span text:style-name="T2">10</text:span></text:p>
          </draw:text-box>
        </draw:frame>
        <draw:frame draw:style-name="gr6" draw:text-style-name="P8" draw:layer="layout" svg:width="0.425cm" svg:height="0.471cm" svg:x="8.678cm" svg:y="14.761cm">
          <draw:text-box>
            <text:p text:style-name="P7"><text:span text:style-name="T2">10</text:span></text:p>
          </draw:text-box>
        </draw:frame>
        <draw:frame draw:style-name="gr6" draw:text-style-name="P8" draw:layer="layout" svg:width="0.425cm" svg:height="0.471cm" svg:x="14.495cm" svg:y="14.761cm">
          <draw:text-box>
            <text:p text:style-name="P7"><text:span text:style-name="T2">10</text:span></text:p>
          </draw:text-box>
        </draw:frame>
        <draw:frame draw:style-name="gr6" draw:text-style-name="P8" draw:layer="layout" svg:width="0.425cm" svg:height="0.471cm" svg:x="2.862cm" svg:y="15.273cm">
          <draw:text-box>
            <text:p text:style-name="P7"><text:span text:style-name="T2">11</text:span></text:p>
          </draw:text-box>
        </draw:frame>
        <draw:frame draw:style-name="gr6" draw:text-style-name="P8" draw:layer="layout" svg:width="0.425cm" svg:height="0.471cm" svg:x="8.678cm" svg:y="15.273cm">
          <draw:text-box>
            <text:p text:style-name="P7"><text:span text:style-name="T2">11</text:span></text:p>
          </draw:text-box>
        </draw:frame>
        <draw:frame draw:style-name="gr6" draw:text-style-name="P8" draw:layer="layout" svg:width="0.425cm" svg:height="0.471cm" svg:x="14.495cm" svg:y="15.273cm">
          <draw:text-box>
            <text:p text:style-name="P7"><text:span text:style-name="T2">11</text:span></text:p>
          </draw:text-box>
        </draw:frame>
        <draw:frame draw:style-name="gr6" draw:text-style-name="P8" draw:layer="layout" svg:width="0.425cm" svg:height="0.471cm" svg:x="2.862cm" svg:y="15.786cm">
          <draw:text-box>
            <text:p text:style-name="P7"><text:span text:style-name="T2">12</text:span></text:p>
          </draw:text-box>
        </draw:frame>
        <draw:frame draw:style-name="gr6" draw:text-style-name="P8" draw:layer="layout" svg:width="0.425cm" svg:height="0.471cm" svg:x="8.678cm" svg:y="15.786cm">
          <draw:text-box>
            <text:p text:style-name="P7"><text:span text:style-name="T2">12</text:span></text:p>
          </draw:text-box>
        </draw:frame>
        <draw:frame draw:style-name="gr6" draw:text-style-name="P8" draw:layer="layout" svg:width="0.425cm" svg:height="0.471cm" svg:x="14.495cm" svg:y="15.786cm">
          <draw:text-box>
            <text:p text:style-name="P7"><text:span text:style-name="T2">12</text:span></text:p>
          </draw:text-box>
        </draw:frame>
        <draw:frame draw:style-name="gr6" draw:text-style-name="P8" draw:layer="layout" svg:width="0.425cm" svg:height="0.471cm" svg:x="2.862cm" svg:y="16.298cm">
          <draw:text-box>
            <text:p text:style-name="P7"><text:span text:style-name="T2">13</text:span></text:p>
          </draw:text-box>
        </draw:frame>
        <draw:frame draw:style-name="gr6" draw:text-style-name="P8" draw:layer="layout" svg:width="0.425cm" svg:height="0.471cm" svg:x="8.678cm" svg:y="16.298cm">
          <draw:text-box>
            <text:p text:style-name="P7"><text:span text:style-name="T2">13</text:span></text:p>
          </draw:text-box>
        </draw:frame>
        <draw:frame draw:style-name="gr6" draw:text-style-name="P8" draw:layer="layout" svg:width="0.425cm" svg:height="0.471cm" svg:x="14.495cm" svg:y="16.298cm">
          <draw:text-box>
            <text:p text:style-name="P7"><text:span text:style-name="T2">13</text:span></text:p>
          </draw:text-box>
        </draw:frame>
        <draw:frame draw:style-name="gr6" draw:text-style-name="P8" draw:layer="layout" svg:width="0.425cm" svg:height="0.471cm" svg:x="2.862cm" svg:y="16.81cm">
          <draw:text-box>
            <text:p text:style-name="P7"><text:span text:style-name="T2">14</text:span></text:p>
          </draw:text-box>
        </draw:frame>
        <draw:frame draw:style-name="gr6" draw:text-style-name="P8" draw:layer="layout" svg:width="0.425cm" svg:height="0.471cm" svg:x="8.678cm" svg:y="16.81cm">
          <draw:text-box>
            <text:p text:style-name="P7"><text:span text:style-name="T2">14</text:span></text:p>
          </draw:text-box>
        </draw:frame>
        <draw:frame draw:style-name="gr6" draw:text-style-name="P8" draw:layer="layout" svg:width="0.425cm" svg:height="0.471cm" svg:x="14.495cm" svg:y="16.81cm">
          <draw:text-box>
            <text:p text:style-name="P7"><text:span text:style-name="T2">14</text:span></text:p>
          </draw:text-box>
        </draw:frame>
        <draw:frame draw:style-name="gr6" draw:text-style-name="P8" draw:layer="layout" svg:width="0.425cm" svg:height="0.471cm" svg:x="2.862cm" svg:y="17.322cm">
          <draw:text-box>
            <text:p text:style-name="P7"><text:span text:style-name="T2">15</text:span></text:p>
          </draw:text-box>
        </draw:frame>
        <draw:frame draw:style-name="gr6" draw:text-style-name="P8" draw:layer="layout" svg:width="0.425cm" svg:height="0.471cm" svg:x="8.678cm" svg:y="17.322cm">
          <draw:text-box>
            <text:p text:style-name="P7"><text:span text:style-name="T2">15</text:span></text:p>
          </draw:text-box>
        </draw:frame>
        <draw:frame draw:style-name="gr6" draw:text-style-name="P8" draw:layer="layout" svg:width="0.425cm" svg:height="0.471cm" svg:x="14.495cm" svg:y="17.322cm">
          <draw:text-box>
            <text:p text:style-name="P7"><text:span text:style-name="T2">15</text:span></text:p>
          </draw:text-box>
        </draw:frame>
        <draw:frame draw:style-name="gr6" draw:text-style-name="P8" draw:layer="layout" svg:width="0.425cm" svg:height="0.471cm" svg:x="2.862cm" svg:y="17.835cm">
          <draw:text-box>
            <text:p text:style-name="P7"><text:span text:style-name="T2">16</text:span></text:p>
          </draw:text-box>
        </draw:frame>
        <draw:frame draw:style-name="gr6" draw:text-style-name="P8" draw:layer="layout" svg:width="0.425cm" svg:height="0.471cm" svg:x="8.678cm" svg:y="17.835cm">
          <draw:text-box>
            <text:p text:style-name="P7"><text:span text:style-name="T2">16</text:span></text:p>
          </draw:text-box>
        </draw:frame>
        <draw:frame draw:style-name="gr6" draw:text-style-name="P8" draw:layer="layout" svg:width="0.425cm" svg:height="0.471cm" svg:x="14.495cm" svg:y="17.835cm">
          <draw:text-box>
            <text:p text:style-name="P7"><text:span text:style-name="T2">16</text:span></text:p>
          </draw:text-box>
        </draw:frame>
        <draw:frame draw:style-name="gr6" draw:text-style-name="P8" draw:layer="layout" svg:width="0.425cm" svg:height="0.471cm" svg:x="2.862cm" svg:y="18.347cm">
          <draw:text-box>
            <text:p text:style-name="P7"><text:span text:style-name="T2">17</text:span></text:p>
          </draw:text-box>
        </draw:frame>
        <draw:frame draw:style-name="gr6" draw:text-style-name="P8" draw:layer="layout" svg:width="0.425cm" svg:height="0.471cm" svg:x="8.678cm" svg:y="18.347cm">
          <draw:text-box>
            <text:p text:style-name="P7"><text:span text:style-name="T2">17</text:span></text:p>
          </draw:text-box>
        </draw:frame>
        <draw:frame draw:style-name="gr6" draw:text-style-name="P8" draw:layer="layout" svg:width="0.425cm" svg:height="0.471cm" svg:x="14.495cm" svg:y="18.347cm">
          <draw:text-box>
            <text:p text:style-name="P7"><text:span text:style-name="T2">17</text:span></text:p>
          </draw:text-box>
        </draw:frame>
        <draw:frame draw:style-name="gr6" draw:text-style-name="P8" draw:layer="layout" svg:width="0.425cm" svg:height="0.471cm" svg:x="2.862cm" svg:y="18.859cm">
          <draw:text-box>
            <text:p text:style-name="P7"><text:span text:style-name="T2">18</text:span></text:p>
          </draw:text-box>
        </draw:frame>
        <draw:frame draw:style-name="gr6" draw:text-style-name="P8" draw:layer="layout" svg:width="0.425cm" svg:height="0.471cm" svg:x="8.678cm" svg:y="18.859cm">
          <draw:text-box>
            <text:p text:style-name="P7"><text:span text:style-name="T2">18</text:span></text:p>
          </draw:text-box>
        </draw:frame>
        <draw:frame draw:style-name="gr6" draw:text-style-name="P8" draw:layer="layout" svg:width="0.425cm" svg:height="0.471cm" svg:x="14.495cm" svg:y="18.859cm">
          <draw:text-box>
            <text:p text:style-name="P7"><text:span text:style-name="T2">18</text:span></text:p>
          </draw:text-box>
        </draw:frame>
        <draw:frame draw:style-name="gr6" draw:text-style-name="P8" draw:layer="layout" svg:width="0.425cm" svg:height="0.471cm" svg:x="2.862cm" svg:y="19.371cm">
          <draw:text-box>
            <text:p text:style-name="P7"><text:span text:style-name="T2">19</text:span></text:p>
          </draw:text-box>
        </draw:frame>
        <draw:frame draw:style-name="gr6" draw:text-style-name="P8" draw:layer="layout" svg:width="0.425cm" svg:height="0.471cm" svg:x="8.678cm" svg:y="19.371cm">
          <draw:text-box>
            <text:p text:style-name="P7"><text:span text:style-name="T2">19</text:span></text:p>
          </draw:text-box>
        </draw:frame>
        <draw:frame draw:style-name="gr6" draw:text-style-name="P8" draw:layer="layout" svg:width="0.425cm" svg:height="0.471cm" svg:x="14.495cm" svg:y="19.371cm">
          <draw:text-box>
            <text:p text:style-name="P7"><text:span text:style-name="T2">19</text:span></text:p>
          </draw:text-box>
        </draw:frame>
        <draw:frame draw:style-name="gr6" draw:text-style-name="P8" draw:layer="layout" svg:width="0.425cm" svg:height="0.471cm" svg:x="2.862cm" svg:y="19.884cm">
          <draw:text-box>
            <text:p text:style-name="P7"><text:span text:style-name="T2">20</text:span></text:p>
          </draw:text-box>
        </draw:frame>
        <draw:frame draw:style-name="gr6" draw:text-style-name="P8" draw:layer="layout" svg:width="0.425cm" svg:height="0.471cm" svg:x="8.678cm" svg:y="19.884cm">
          <draw:text-box>
            <text:p text:style-name="P7"><text:span text:style-name="T2">20</text:span></text:p>
          </draw:text-box>
        </draw:frame>
        <draw:frame draw:style-name="gr6" draw:text-style-name="P8" draw:layer="layout" svg:width="0.425cm" svg:height="0.471cm" svg:x="14.495cm" svg:y="19.884cm">
          <draw:text-box>
            <text:p text:style-name="P7"><text:span text:style-name="T2">20</text:span></text:p>
          </draw:text-box>
        </draw:frame>
        <draw:frame draw:style-name="gr6" draw:text-style-name="P8" draw:layer="layout" svg:width="0.425cm" svg:height="0.471cm" svg:x="2.862cm" svg:y="20.396cm">
          <draw:text-box>
            <text:p text:style-name="P7"><text:span text:style-name="T2">21</text:span></text:p>
          </draw:text-box>
        </draw:frame>
        <draw:frame draw:style-name="gr6" draw:text-style-name="P8" draw:layer="layout" svg:width="0.425cm" svg:height="0.471cm" svg:x="8.678cm" svg:y="20.396cm">
          <draw:text-box>
            <text:p text:style-name="P7"><text:span text:style-name="T2">21</text:span></text:p>
          </draw:text-box>
        </draw:frame>
        <draw:frame draw:style-name="gr6" draw:text-style-name="P8" draw:layer="layout" svg:width="0.425cm" svg:height="0.471cm" svg:x="14.495cm" svg:y="20.396cm">
          <draw:text-box>
            <text:p text:style-name="P7"><text:span text:style-name="T2">21</text:span></text:p>
          </draw:text-box>
        </draw:frame>
        <draw:frame draw:style-name="gr6" draw:text-style-name="P8" draw:layer="layout" svg:width="0.425cm" svg:height="0.471cm" svg:x="2.862cm" svg:y="20.908cm">
          <draw:text-box>
            <text:p text:style-name="P7"><text:span text:style-name="T2">22</text:span></text:p>
          </draw:text-box>
        </draw:frame>
        <draw:frame draw:style-name="gr6" draw:text-style-name="P8" draw:layer="layout" svg:width="0.425cm" svg:height="0.471cm" svg:x="8.678cm" svg:y="20.908cm">
          <draw:text-box>
            <text:p text:style-name="P7"><text:span text:style-name="T2">22</text:span></text:p>
          </draw:text-box>
        </draw:frame>
        <draw:frame draw:style-name="gr6" draw:text-style-name="P8" draw:layer="layout" svg:width="0.425cm" svg:height="0.471cm" svg:x="14.495cm" svg:y="20.908cm">
          <draw:text-box>
            <text:p text:style-name="P7"><text:span text:style-name="T2">22</text:span></text:p>
          </draw:text-box>
        </draw:frame>
        <draw:frame draw:style-name="gr6" draw:text-style-name="P8" draw:layer="layout" svg:width="0.425cm" svg:height="0.471cm" svg:x="2.862cm" svg:y="21.42cm">
          <draw:text-box>
            <text:p text:style-name="P7"><text:span text:style-name="T2">23</text:span></text:p>
          </draw:text-box>
        </draw:frame>
        <draw:frame draw:style-name="gr6" draw:text-style-name="P8" draw:layer="layout" svg:width="0.425cm" svg:height="0.471cm" svg:x="8.678cm" svg:y="21.42cm">
          <draw:text-box>
            <text:p text:style-name="P7"><text:span text:style-name="T2">23</text:span></text:p>
          </draw:text-box>
        </draw:frame>
        <draw:frame draw:style-name="gr6" draw:text-style-name="P8" draw:layer="layout" svg:width="0.425cm" svg:height="0.471cm" svg:x="14.495cm" svg:y="21.42cm">
          <draw:text-box>
            <text:p text:style-name="P7"><text:span text:style-name="T2">23</text:span></text:p>
          </draw:text-box>
        </draw:frame>
        <draw:frame draw:style-name="gr6" draw:text-style-name="P8" draw:layer="layout" svg:width="0.425cm" svg:height="0.471cm" svg:x="2.862cm" svg:y="21.932cm">
          <draw:text-box>
            <text:p text:style-name="P7"><text:span text:style-name="T2">24</text:span></text:p>
          </draw:text-box>
        </draw:frame>
        <draw:frame draw:style-name="gr6" draw:text-style-name="P8" draw:layer="layout" svg:width="0.425cm" svg:height="0.471cm" svg:x="8.678cm" svg:y="21.932cm">
          <draw:text-box>
            <text:p text:style-name="P7"><text:span text:style-name="T2">24</text:span></text:p>
          </draw:text-box>
        </draw:frame>
        <draw:frame draw:style-name="gr6" draw:text-style-name="P8" draw:layer="layout" svg:width="0.425cm" svg:height="0.471cm" svg:x="14.495cm" svg:y="21.932cm">
          <draw:text-box>
            <text:p text:style-name="P7"><text:span text:style-name="T2">24</text:span></text:p>
          </draw:text-box>
        </draw:frame>
        <draw:frame draw:style-name="gr6" draw:text-style-name="P8" draw:layer="layout" svg:width="0.425cm" svg:height="0.471cm" svg:x="2.862cm" svg:y="22.445cm">
          <draw:text-box>
            <text:p text:style-name="P7"><text:span text:style-name="T2">25</text:span></text:p>
          </draw:text-box>
        </draw:frame>
        <draw:frame draw:style-name="gr6" draw:text-style-name="P8" draw:layer="layout" svg:width="0.425cm" svg:height="0.471cm" svg:x="8.678cm" svg:y="22.445cm">
          <draw:text-box>
            <text:p text:style-name="P7"><text:span text:style-name="T2">25</text:span></text:p>
          </draw:text-box>
        </draw:frame>
        <draw:frame draw:style-name="gr6" draw:text-style-name="P8" draw:layer="layout" svg:width="0.425cm" svg:height="0.471cm" svg:x="14.495cm" svg:y="22.445cm">
          <draw:text-box>
            <text:p text:style-name="P7"><text:span text:style-name="T2">25</text:span></text:p>
          </draw:text-box>
        </draw:frame>
        <draw:frame draw:style-name="gr6" draw:text-style-name="P8" draw:layer="layout" svg:width="0.425cm" svg:height="0.471cm" svg:x="2.862cm" svg:y="22.957cm">
          <draw:text-box>
            <text:p text:style-name="P7"><text:span text:style-name="T2">26</text:span></text:p>
          </draw:text-box>
        </draw:frame>
        <draw:frame draw:style-name="gr6" draw:text-style-name="P8" draw:layer="layout" svg:width="0.425cm" svg:height="0.471cm" svg:x="8.678cm" svg:y="22.957cm">
          <draw:text-box>
            <text:p text:style-name="P7"><text:span text:style-name="T2">26</text:span></text:p>
          </draw:text-box>
        </draw:frame>
        <draw:frame draw:style-name="gr6" draw:text-style-name="P8" draw:layer="layout" svg:width="0.425cm" svg:height="0.471cm" svg:x="14.495cm" svg:y="22.957cm">
          <draw:text-box>
            <text:p text:style-name="P7"><text:span text:style-name="T2">26</text:span></text:p>
          </draw:text-box>
        </draw:frame>
        <draw:frame draw:style-name="gr6" draw:text-style-name="P8" draw:layer="layout" svg:width="0.425cm" svg:height="0.471cm" svg:x="2.862cm" svg:y="23.469cm">
          <draw:text-box>
            <text:p text:style-name="P7"><text:span text:style-name="T2">27</text:span></text:p>
          </draw:text-box>
        </draw:frame>
        <draw:frame draw:style-name="gr6" draw:text-style-name="P8" draw:layer="layout" svg:width="0.425cm" svg:height="0.471cm" svg:x="8.678cm" svg:y="23.469cm">
          <draw:text-box>
            <text:p text:style-name="P7"><text:span text:style-name="T2">27</text:span></text:p>
          </draw:text-box>
        </draw:frame>
        <draw:frame draw:style-name="gr6" draw:text-style-name="P8" draw:layer="layout" svg:width="0.425cm" svg:height="0.471cm" svg:x="14.495cm" svg:y="23.469cm">
          <draw:text-box>
            <text:p text:style-name="P7"><text:span text:style-name="T2">27</text:span></text:p>
          </draw:text-box>
        </draw:frame>
        <draw:frame draw:style-name="gr6" draw:text-style-name="P8" draw:layer="layout" svg:width="0.425cm" svg:height="0.471cm" svg:x="2.862cm" svg:y="23.981cm">
          <draw:text-box>
            <text:p text:style-name="P7"><text:span text:style-name="T2">28</text:span></text:p>
          </draw:text-box>
        </draw:frame>
        <draw:frame draw:style-name="gr6" draw:text-style-name="P8" draw:layer="layout" svg:width="0.425cm" svg:height="0.471cm" svg:x="8.678cm" svg:y="23.981cm">
          <draw:text-box>
            <text:p text:style-name="P7"><text:span text:style-name="T2">28</text:span></text:p>
          </draw:text-box>
        </draw:frame>
        <draw:frame draw:style-name="gr6" draw:text-style-name="P8" draw:layer="layout" svg:width="0.425cm" svg:height="0.471cm" svg:x="14.495cm" svg:y="23.981cm">
          <draw:text-box>
            <text:p text:style-name="P7"><text:span text:style-name="T2">28</text:span></text:p>
          </draw:text-box>
        </draw:frame>
        <draw:frame draw:style-name="gr6" draw:text-style-name="P8" draw:layer="layout" svg:width="0.425cm" svg:height="0.471cm" svg:x="2.862cm" svg:y="24.494cm">
          <draw:text-box>
            <text:p text:style-name="P7"><text:span text:style-name="T2">29</text:span></text:p>
          </draw:text-box>
        </draw:frame>
        <draw:frame draw:style-name="gr6" draw:text-style-name="P8" draw:layer="layout" svg:width="0.425cm" svg:height="0.471cm" svg:x="8.678cm" svg:y="24.494cm">
          <draw:text-box>
            <text:p text:style-name="P7"><text:span text:style-name="T2">29</text:span></text:p>
          </draw:text-box>
        </draw:frame>
        <draw:frame draw:style-name="gr6" draw:text-style-name="P8" draw:layer="layout" svg:width="0.425cm" svg:height="0.471cm" svg:x="14.495cm" svg:y="24.494cm">
          <draw:text-box>
            <text:p text:style-name="P7"><text:span text:style-name="T2">29</text:span></text:p>
          </draw:text-box>
        </draw:frame>
        <draw:frame draw:style-name="gr6" draw:text-style-name="P8" draw:layer="layout" svg:width="0.425cm" svg:height="0.471cm" svg:x="2.862cm" svg:y="25.006cm">
          <draw:text-box>
            <text:p text:style-name="P7"><text:span text:style-name="T2">30</text:span></text:p>
          </draw:text-box>
        </draw:frame>
        <draw:frame draw:style-name="gr6" draw:text-style-name="P8" draw:layer="layout" svg:width="0.425cm" svg:height="0.471cm" svg:x="8.678cm" svg:y="25.006cm">
          <draw:text-box>
            <text:p text:style-name="P7"><text:span text:style-name="T2">30</text:span></text:p>
          </draw:text-box>
        </draw:frame>
        <draw:frame draw:style-name="gr6" draw:text-style-name="P8" draw:layer="layout" svg:width="0.425cm" svg:height="0.471cm" svg:x="14.495cm" svg:y="25.006cm">
          <draw:text-box>
            <text:p text:style-name="P7"><text:span text:style-name="T2">30</text:span></text:p>
          </draw:text-box>
        </draw:frame>
        <draw:frame draw:style-name="gr8" draw:text-style-name="P10" draw:layer="layout" svg:width="4.718cm" svg:height="0.433cm" svg:x="10.122cm" svg:y="26.454cm">
          <draw:text-box>
            <text:p text:style-name="P7"><text:span text:style-name="T6"><text:s text:c="8"/></text:span><text:span text:style-name="T6">puncte la Limba Română</text:span></text:p>
          </draw:text-box>
        </draw:frame>
        <draw:frame draw:style-name="gr8" draw:text-style-name="P10" draw:layer="layout" svg:width="3.304cm" svg:height="0.433cm" svg:x="10.122cm" svg:y="27.093cm">
          <draw:text-box>
            <text:p text:style-name="P7"><text:span text:style-name="T6"><text:s text:c="8"/></text:span><text:span text:style-name="T6">puncte la Istorie</text:span></text:p>
          </draw:text-box>
        </draw:frame>
        <draw:frame draw:style-name="gr8" draw:text-style-name="P10" draw:layer="layout" svg:width="2.301cm" svg:height="0.433cm" svg:x="10.219cm" svg:y="27.682cm">
          <draw:text-box>
            <text:p text:style-name="P7"><text:span text:style-name="T6"><text:s text:c="7"/></text:span><text:span text:style-name="T6">puncte la <text:s/></text:span></text:p>
          </draw:text-box>
        </draw:frame>
        <draw:frame draw:style-name="gr9" draw:text-style-name="P11" draw:layer="layout" svg:width="1.717cm" svg:height="0.39cm" svg:x="12.514cm" svg:y="27.716cm">
          <draw:text-box>
            <text:p text:style-name="P7"><text:span text:style-name="T7">Limba Rusă</text:span></text:p>
          </draw:text-box>
        </draw:frame>
        <draw:frame draw:style-name="gr6" draw:text-style-name="P8" draw:layer="layout" svg:width="3.346cm" svg:height="0.471cm" svg:x="4.945cm" svg:y="28.219cm">
          <draw:text-box>
            <text:p text:style-name="P7"><text:span text:style-name="T3">Semnătură candidat</text:span></text:p>
          </draw:text-box>
        </draw:frame>
        <draw:frame draw:style-name="gr8" draw:text-style-name="P10" draw:layer="layout" svg:width="12.304cm" svg:height="0.433cm" svg:x="4.36cm" svg:y="1.478cm">
          <draw:text-box>
            <text:p text:style-name="P7"><text:span text:style-name="T8">Concurs de admitere la Academia de Poliţie "Alexandru Ioan Cuza" 2021</text:span></text:p>
          </draw:text-box>
        </draw:frame>
        <draw:frame draw:style-name="gr7" draw:text-style-name="P9" draw:layer="layout" svg:width="10.475cm" svg:height="0.547cm" svg:x="5.275cm" svg:y="0.846cm">
          <draw:text-box>
            <text:p text:style-name="P7"><text:span text:style-name="T5">GRILĂ DE CORECTURĂ - Facultatea de Poliţie</text:span></text:p>
          </draw:text-box>
        </draw:frame>
        <draw:polygon draw:style-name="gr2" draw:text-style-name="P2" draw:layer="layout" svg:width="1.27cm" svg:height="0.034cm" svg:x="2.103cm" svg:y="0.774cm" svg:viewBox="0 0 1271 35" draw:points="0,35 1271,35 1271,0 0,0">
          <text:p/>
        </draw:polygon>
        <draw:polygon draw:style-name="gr2" draw:text-style-name="P2" draw:layer="layout" svg:width="1.27cm" svg:height="0.034cm" svg:x="2.103cm" svg:y="1.951cm" svg:viewBox="0 0 1271 35" draw:points="0,35 1271,35 1271,0 0,0">
          <text:p/>
        </draw:polygon>
        <draw:polygon draw:style-name="gr2" draw:text-style-name="P2" draw:layer="layout" svg:width="0.101cm" svg:height="0.034cm" svg:x="2.036cm" svg:y="2.256cm" svg:viewBox="0 0 102 35" draw:points="0,35 102,35 102,0 0,0">
          <text:p/>
        </draw:polygon>
        <draw:polygon draw:style-name="gr2" draw:text-style-name="P2" draw:layer="layout" svg:width="0.034cm" svg:height="0.033cm" svg:x="2.103cm" svg:y="2.324cm" svg:viewBox="0 0 35 34" draw:points="0,34 35,34 35,0 0,0">
          <text:p/>
        </draw:polygon>
        <draw:polygon draw:style-name="gr2" draw:text-style-name="P2" draw:layer="layout" svg:width="0.034cm" svg:height="0.033cm" svg:x="10.003cm" svg:y="2.324cm" svg:viewBox="0 0 35 34" draw:points="0,34 35,34 35,0 0,0">
          <text:p/>
        </draw:polygon>
        <draw:polygon draw:style-name="gr2" draw:text-style-name="P2" draw:layer="layout" svg:width="7.967cm" svg:height="0.034cm" svg:x="2.137cm" svg:y="2.256cm" svg:viewBox="0 0 7968 35" draw:points="0,35 7968,35 7968,0 0,0">
          <text:p/>
        </draw:polygon>
        <draw:polygon draw:style-name="gr2" draw:text-style-name="P2" draw:layer="layout" svg:width="7.866cm" svg:height="0.033cm" svg:x="2.137cm" svg:y="2.324cm" svg:viewBox="0 0 7867 34" draw:points="0,34 7867,34 7867,0 0,0">
          <text:p/>
        </draw:polygon>
        <draw:polygon draw:style-name="gr2" draw:text-style-name="P2" draw:layer="layout" svg:width="0.101cm" svg:height="0.034cm" svg:x="10.638cm" svg:y="2.256cm" svg:viewBox="0 0 102 35" draw:points="0,35 102,35 102,0 0,0">
          <text:p/>
        </draw:polygon>
        <draw:polygon draw:style-name="gr2" draw:text-style-name="P2" draw:layer="layout" svg:width="0.033cm" svg:height="0.033cm" svg:x="10.706cm" svg:y="2.324cm" svg:viewBox="0 0 34 34" draw:points="0,34 34,34 34,0 0,0">
          <text:p/>
        </draw:polygon>
        <draw:polygon draw:style-name="gr2" draw:text-style-name="P2" draw:layer="layout" svg:width="0.033cm" svg:height="1.211cm" svg:x="2.07cm" svg:y="0.774cm" svg:viewBox="0 0 34 1212" draw:points="0,1212 34,1212 34,0 0,0">
          <text:p/>
        </draw:polygon>
        <draw:polygon draw:style-name="gr2" draw:text-style-name="P2" draw:layer="layout" svg:width="7.866cm" svg:height="0.034cm" svg:x="2.137cm" svg:y="2.827cm" svg:viewBox="0 0 7867 35" draw:points="0,35 7867,35 7867,0 0,0">
          <text:p/>
        </draw:polygon>
        <draw:polygon draw:style-name="gr2" draw:text-style-name="P2" draw:layer="layout" svg:width="0.034cm" svg:height="1.177cm" svg:x="18.884cm" svg:y="0.808cm" svg:viewBox="0 0 35 1178" draw:points="0,1178 35,1178 35,0 0,0">
          <text:p/>
        </draw:polygon>
        <draw:polygon draw:style-name="gr2" draw:text-style-name="P2" draw:layer="layout" svg:width="0.034cm" svg:height="0.101cm" svg:x="10.638cm" svg:y="2.256cm" svg:viewBox="0 0 35 102" draw:points="0,102 35,102 35,0 0,0">
          <text:p/>
        </draw:polygon>
        <draw:polygon draw:style-name="gr2" draw:text-style-name="P2" draw:layer="layout" svg:width="0.033cm" svg:height="0.033cm" svg:x="10.706cm" svg:y="2.324cm" svg:viewBox="0 0 34 34" draw:points="0,34 34,34 34,0 0,0">
          <text:p/>
        </draw:polygon>
        <draw:polygon draw:style-name="gr2" draw:text-style-name="P2" draw:layer="layout" svg:width="7.866cm" svg:height="0.034cm" svg:x="2.137cm" svg:y="3.365cm" svg:viewBox="0 0 7867 35" draw:points="0,35 7867,35 7867,0 0,0">
          <text:p/>
        </draw:polygon>
        <draw:polygon draw:style-name="gr2" draw:text-style-name="P2" draw:layer="layout" svg:width="0.033cm" svg:height="0.034cm" svg:x="10.706cm" svg:y="3.331cm" svg:viewBox="0 0 34 35" draw:points="0,35 34,35 34,0 0,0">
          <text:p/>
        </draw:polygon>
        <draw:polygon draw:style-name="gr2" draw:text-style-name="P2" draw:layer="layout" svg:width="0.101cm" svg:height="0.034cm" svg:x="10.638cm" svg:y="3.399cm" svg:viewBox="0 0 102 35" draw:points="0,35 102,35 102,0 0,0">
          <text:p/>
        </draw:polygon>
        <draw:polygon draw:style-name="gr2" draw:text-style-name="P2" draw:layer="layout" svg:width="0.033cm" svg:height="0.033cm" svg:x="18.851cm" svg:y="2.324cm" svg:viewBox="0 0 34 34" draw:points="0,34 34,34 34,0 0,0">
          <text:p/>
        </draw:polygon>
        <draw:polygon draw:style-name="gr2" draw:text-style-name="P2" draw:layer="layout" svg:width="0.034cm" svg:height="0.101cm" svg:x="18.918cm" svg:y="2.256cm" svg:viewBox="0 0 35 102" draw:points="0,102 35,102 35,0 0,0">
          <text:p/>
        </draw:polygon>
        <draw:polygon draw:style-name="gr2" draw:text-style-name="P2" draw:layer="layout" svg:width="0.033cm" svg:height="1.177cm" svg:x="3.34cm" svg:y="0.808cm" svg:viewBox="0 0 34 1178" draw:points="0,1178 34,1178 34,0 0,0">
          <text:p/>
        </draw:polygon>
        <draw:polygon draw:style-name="gr2" draw:text-style-name="P2" draw:layer="layout" svg:width="0.034cm" svg:height="0.101cm" svg:x="2.036cm" svg:y="2.256cm" svg:viewBox="0 0 35 102" draw:points="0,102 35,102 35,0 0,0">
          <text:p/>
        </draw:polygon>
        <draw:polygon draw:style-name="gr2" draw:text-style-name="P2" draw:layer="layout" svg:width="0.034cm" svg:height="0.033cm" svg:x="2.103cm" svg:y="2.324cm" svg:viewBox="0 0 35 34" draw:points="0,34 35,34 35,0 0,0">
          <text:p/>
        </draw:polygon>
        <draw:polygon draw:style-name="gr2" draw:text-style-name="P2" draw:layer="layout" svg:width="0.034cm" svg:height="0.034cm" svg:x="2.103cm" svg:y="4.406cm" svg:viewBox="0 0 35 35" draw:points="0,35 35,35 35,0 0,0">
          <text:p/>
        </draw:polygon>
        <draw:polygon draw:style-name="gr2" draw:text-style-name="P2" draw:layer="layout" svg:width="0.101cm" svg:height="0.034cm" svg:x="2.036cm" svg:y="4.474cm" svg:viewBox="0 0 102 35" draw:points="0,35 102,35 102,0 0,0">
          <text:p/>
        </draw:polygon>
        <draw:polygon draw:style-name="gr2" draw:text-style-name="P2" draw:layer="layout" svg:width="0.034cm" svg:height="0.033cm" svg:x="10.003cm" svg:y="2.324cm" svg:viewBox="0 0 35 34" draw:points="0,34 35,34 35,0 0,0">
          <text:p/>
        </draw:polygon>
        <draw:polygon draw:style-name="gr2" draw:text-style-name="P2" draw:layer="layout" svg:width="0.033cm" svg:height="0.101cm" svg:x="10.071cm" svg:y="2.256cm" svg:viewBox="0 0 34 102" draw:points="0,102 34,102 34,0 0,0">
          <text:p/>
        </draw:polygon>
        <draw:polygon draw:style-name="gr2" draw:text-style-name="P2" draw:layer="layout" svg:width="0.034cm" svg:height="0.034cm" svg:x="2.103cm" svg:y="4.406cm" svg:viewBox="0 0 35 35" draw:points="0,35 35,35 35,0 0,0">
          <text:p/>
        </draw:polygon>
        <draw:polygon draw:style-name="gr2" draw:text-style-name="P2" draw:layer="layout" svg:width="0.034cm" svg:height="0.102cm" svg:x="2.036cm" svg:y="4.406cm" svg:viewBox="0 0 35 103" draw:points="0,103 35,103 35,0 0,0">
          <text:p/>
        </draw:polygon>
        <draw:polygon draw:style-name="gr2" draw:text-style-name="P2" draw:layer="layout" svg:width="0.101cm" svg:height="0.034cm" svg:x="2.036cm" svg:y="4.711cm" svg:viewBox="0 0 102 35" draw:points="0,35 102,35 102,0 0,0">
          <text:p/>
        </draw:polygon>
        <draw:polygon draw:style-name="gr2" draw:text-style-name="P2" draw:layer="layout" svg:width="0.034cm" svg:height="0.034cm" svg:x="2.103cm" svg:y="4.779cm" svg:viewBox="0 0 35 35" draw:points="0,35 35,35 35,0 0,0">
          <text:p/>
        </draw:polygon>
        <draw:polygon draw:style-name="gr2" draw:text-style-name="P2" draw:layer="layout" svg:width="0.034cm" svg:height="0.034cm" svg:x="2.671cm" svg:y="4.779cm" svg:viewBox="0 0 35 35" draw:points="0,35 35,35 35,0 0,0">
          <text:p/>
        </draw:polygon>
        <draw:polygon draw:style-name="gr2" draw:text-style-name="P2" draw:layer="layout" svg:width="0.534cm" svg:height="0.034cm" svg:x="2.137cm" svg:y="4.711cm" svg:viewBox="0 0 535 35" draw:points="0,35 535,35 535,0 0,0">
          <text:p/>
        </draw:polygon>
        <draw:polygon draw:style-name="gr2" draw:text-style-name="P2" draw:layer="layout" svg:width="0.534cm" svg:height="0.034cm" svg:x="2.137cm" svg:y="4.779cm" svg:viewBox="0 0 535 35" draw:points="0,35 535,35 535,0 0,0">
          <text:p/>
        </draw:polygon>
        <draw:polygon draw:style-name="gr2" draw:text-style-name="P2" draw:layer="layout" svg:width="0.101cm" svg:height="0.034cm" svg:x="2.671cm" svg:y="4.711cm" svg:viewBox="0 0 102 35" draw:points="0,35 102,35 102,0 0,0">
          <text:p/>
        </draw:polygon>
        <draw:polygon draw:style-name="gr2" draw:text-style-name="P2" draw:layer="layout" svg:width="0.034cm" svg:height="0.034cm" svg:x="2.738cm" svg:y="4.779cm" svg:viewBox="0 0 35 35" draw:points="0,35 35,35 35,0 0,0">
          <text:p/>
        </draw:polygon>
        <draw:polygon draw:style-name="gr2" draw:text-style-name="P2" draw:layer="layout" svg:width="0.034cm" svg:height="0.034cm" svg:x="10.883cm" svg:y="4.779cm" svg:viewBox="0 0 35 35" draw:points="0,35 35,35 35,0 0,0">
          <text:p/>
        </draw:polygon>
        <draw:polygon draw:style-name="gr2" draw:text-style-name="P2" draw:layer="layout" svg:width="8.111cm" svg:height="0.034cm" svg:x="2.772cm" svg:y="4.711cm" svg:viewBox="0 0 8112 35" draw:points="0,35 8112,35 8112,0 0,0">
          <text:p/>
        </draw:polygon>
        <draw:polygon draw:style-name="gr2" draw:text-style-name="P2" draw:layer="layout" svg:width="8.111cm" svg:height="0.034cm" svg:x="2.772cm" svg:y="4.779cm" svg:viewBox="0 0 8112 35" draw:points="0,35 8112,35 8112,0 0,0">
          <text:p/>
        </draw:polygon>
        <draw:polygon draw:style-name="gr2" draw:text-style-name="P2" draw:layer="layout" svg:width="0.102cm" svg:height="0.034cm" svg:x="10.883cm" svg:y="4.711cm" svg:viewBox="0 0 103 35" draw:points="0,35 103,35 103,0 0,0">
          <text:p/>
        </draw:polygon>
        <draw:polygon draw:style-name="gr2" draw:text-style-name="P2" draw:layer="layout" svg:width="0.034cm" svg:height="0.034cm" svg:x="10.951cm" svg:y="4.779cm" svg:viewBox="0 0 35 35" draw:points="0,35 35,35 35,0 0,0">
          <text:p/>
        </draw:polygon>
        <draw:polygon draw:style-name="gr2" draw:text-style-name="P2" draw:layer="layout" svg:width="0.034cm" svg:height="0.102cm" svg:x="18.918cm" svg:y="3.331cm" svg:viewBox="0 0 35 103" draw:points="0,103 35,103 35,0 0,0">
          <text:p/>
        </draw:polygon>
        <draw:polygon draw:style-name="gr2" draw:text-style-name="P2" draw:layer="layout" svg:width="0.033cm" svg:height="0.034cm" svg:x="18.851cm" svg:y="3.331cm" svg:viewBox="0 0 34 35" draw:points="0,35 34,35 34,0 0,0">
          <text:p/>
        </draw:polygon>
        <draw:polygon draw:style-name="gr2" draw:text-style-name="P2" draw:layer="layout" svg:width="0.034cm" svg:height="2.049cm" svg:x="2.036cm" svg:y="2.357cm" svg:viewBox="0 0 35 2050" draw:points="0,2050 35,2050 35,0 0,0">
          <text:p/>
        </draw:polygon>
        <draw:polygon draw:style-name="gr2" draw:text-style-name="P2" draw:layer="layout" svg:width="0.034cm" svg:height="2.049cm" svg:x="2.103cm" svg:y="2.357cm" svg:viewBox="0 0 35 2050" draw:points="0,2050 35,2050 35,0 0,0">
          <text:p/>
        </draw:polygon>
        <draw:polygon draw:style-name="gr2" draw:text-style-name="P2" draw:layer="layout" svg:width="0.034cm" svg:height="0.102cm" svg:x="2.036cm" svg:y="4.711cm" svg:viewBox="0 0 35 103" draw:points="0,103 35,103 35,0 0,0">
          <text:p/>
        </draw:polygon>
        <draw:polygon draw:style-name="gr2" draw:text-style-name="P2" draw:layer="layout" svg:width="0.034cm" svg:height="0.034cm" svg:x="2.103cm" svg:y="4.779cm" svg:viewBox="0 0 35 35" draw:points="0,35 35,35 35,0 0,0">
          <text:p/>
        </draw:polygon>
        <draw:polygon draw:style-name="gr2" draw:text-style-name="P2" draw:layer="layout" svg:width="0.034cm" svg:height="0.034cm" svg:x="2.103cm" svg:y="5.249cm" svg:viewBox="0 0 35 35" draw:points="0,35 35,35 35,0 0,0">
          <text:p/>
        </draw:polygon>
        <draw:polygon draw:style-name="gr2" draw:text-style-name="P2" draw:layer="layout" svg:width="0.034cm" svg:height="0.034cm" svg:x="2.103cm" svg:y="5.249cm" svg:viewBox="0 0 35 35" draw:points="0,35 35,35 35,0 0,0">
          <text:p/>
        </draw:polygon>
        <draw:polygon draw:style-name="gr2" draw:text-style-name="P2" draw:layer="layout" svg:width="0.034cm" svg:height="0.033cm" svg:x="2.103cm" svg:y="5.317cm" svg:viewBox="0 0 35 34" draw:points="0,34 35,34 35,0 0,0">
          <text:p/>
        </draw:polygon>
        <draw:polygon draw:style-name="gr2" draw:text-style-name="P2" draw:layer="layout" svg:width="0.034cm" svg:height="0.033cm" svg:x="2.671cm" svg:y="5.317cm" svg:viewBox="0 0 35 34" draw:points="0,34 35,34 35,0 0,0">
          <text:p/>
        </draw:polygon>
        <draw:polygon draw:style-name="gr2" draw:text-style-name="P2" draw:layer="layout" svg:width="0.034cm" svg:height="0.034cm" svg:x="2.671cm" svg:y="5.249cm" svg:viewBox="0 0 35 35" draw:points="0,35 35,35 35,0 0,0">
          <text:p/>
        </draw:polygon>
        <draw:polygon draw:style-name="gr2" draw:text-style-name="P2" draw:layer="layout" svg:width="0.034cm" svg:height="0.034cm" svg:x="2.671cm" svg:y="4.779cm" svg:viewBox="0 0 35 35" draw:points="0,35 35,35 35,0 0,0">
          <text:p/>
        </draw:polygon>
        <draw:polygon draw:style-name="gr2" draw:text-style-name="P2" draw:layer="layout" svg:width="0.034cm" svg:height="0.034cm" svg:x="2.738cm" svg:y="4.779cm" svg:viewBox="0 0 35 35" draw:points="0,35 35,35 35,0 0,0">
          <text:p/>
        </draw:polygon>
        <draw:polygon draw:style-name="gr2" draw:text-style-name="P2" draw:layer="layout" svg:width="0.034cm" svg:height="0.034cm" svg:x="2.738cm" svg:y="5.249cm" svg:viewBox="0 0 35 35" draw:points="0,35 35,35 35,0 0,0">
          <text:p/>
        </draw:polygon>
        <draw:polygon draw:style-name="gr2" draw:text-style-name="P2" draw:layer="layout" svg:width="0.568cm" svg:height="0.034cm" svg:x="2.137cm" svg:y="5.249cm" svg:viewBox="0 0 569 35" draw:points="0,35 569,35 569,0 0,0">
          <text:p/>
        </draw:polygon>
        <draw:polygon draw:style-name="gr2" draw:text-style-name="P2" draw:layer="layout" svg:width="0.534cm" svg:height="0.033cm" svg:x="2.137cm" svg:y="5.317cm" svg:viewBox="0 0 535 34" draw:points="0,34 535,34 535,0 0,0">
          <text:p/>
        </draw:polygon>
        <draw:polygon draw:style-name="gr2" draw:text-style-name="P2" draw:layer="layout" svg:width="0.034cm" svg:height="0.034cm" svg:x="2.738cm" svg:y="5.249cm" svg:viewBox="0 0 35 35" draw:points="0,35 35,35 35,0 0,0">
          <text:p/>
        </draw:polygon>
        <draw:polygon draw:style-name="gr2" draw:text-style-name="P2" draw:layer="layout" svg:width="0.034cm" svg:height="0.033cm" svg:x="2.738cm" svg:y="5.317cm" svg:viewBox="0 0 35 34" draw:points="0,34 35,34 35,0 0,0">
          <text:p/>
        </draw:polygon>
        <draw:polygon draw:style-name="gr2" draw:text-style-name="P2" draw:layer="layout" svg:width="0.034cm" svg:height="0.033cm" svg:x="10.883cm" svg:y="5.317cm" svg:viewBox="0 0 35 34" draw:points="0,34 35,34 35,0 0,0">
          <text:p/>
        </draw:polygon>
        <draw:polygon draw:style-name="gr2" draw:text-style-name="P2" draw:layer="layout" svg:width="0.034cm" svg:height="0.034cm" svg:x="10.883cm" svg:y="5.249cm" svg:viewBox="0 0 35 35" draw:points="0,35 35,35 35,0 0,0">
          <text:p/>
        </draw:polygon>
        <draw:polygon draw:style-name="gr2" draw:text-style-name="P2" draw:layer="layout" svg:width="0.034cm" svg:height="0.034cm" svg:x="10.883cm" svg:y="4.779cm" svg:viewBox="0 0 35 35" draw:points="0,35 35,35 35,0 0,0">
          <text:p/>
        </draw:polygon>
        <draw:polygon draw:style-name="gr2" draw:text-style-name="P2" draw:layer="layout" svg:width="0.034cm" svg:height="0.034cm" svg:x="10.951cm" svg:y="4.779cm" svg:viewBox="0 0 35 35" draw:points="0,35 35,35 35,0 0,0">
          <text:p/>
        </draw:polygon>
        <draw:polygon draw:style-name="gr2" draw:text-style-name="P2" draw:layer="layout" svg:width="0.034cm" svg:height="0.034cm" svg:x="10.951cm" svg:y="5.249cm" svg:viewBox="0 0 35 35" draw:points="0,35 35,35 35,0 0,0">
          <text:p/>
        </draw:polygon>
        <draw:polygon draw:style-name="gr2" draw:text-style-name="P2" draw:layer="layout" svg:width="8.145cm" svg:height="0.034cm" svg:x="2.772cm" svg:y="5.249cm" svg:viewBox="0 0 8146 35" draw:points="0,35 8146,35 8146,0 0,0">
          <text:p/>
        </draw:polygon>
        <draw:polygon draw:style-name="gr2" draw:text-style-name="P2" draw:layer="layout" svg:width="8.111cm" svg:height="0.033cm" svg:x="2.772cm" svg:y="5.317cm" svg:viewBox="0 0 8112 34" draw:points="0,34 8112,34 8112,0 0,0">
          <text:p/>
        </draw:polygon>
        <draw:polygon draw:style-name="gr2" draw:text-style-name="P2" draw:layer="layout" svg:width="0.034cm" svg:height="0.034cm" svg:x="10.951cm" svg:y="5.249cm" svg:viewBox="0 0 35 35" draw:points="0,35 35,35 35,0 0,0">
          <text:p/>
        </draw:polygon>
        <draw:polygon draw:style-name="gr2" draw:text-style-name="P2" draw:layer="layout" svg:width="0.034cm" svg:height="0.033cm" svg:x="10.951cm" svg:y="5.317cm" svg:viewBox="0 0 35 34" draw:points="0,34 35,34 35,0 0,0">
          <text:p/>
        </draw:polygon>
        <draw:polygon draw:style-name="gr2" draw:text-style-name="P2" draw:layer="layout" svg:width="0.033cm" svg:height="0.974cm" svg:x="18.851cm" svg:y="2.357cm" svg:viewBox="0 0 34 975" draw:points="0,975 34,975 34,0 0,0">
          <text:p/>
        </draw:polygon>
        <draw:polygon draw:style-name="gr2" draw:text-style-name="P2" draw:layer="layout" svg:width="0.034cm" svg:height="0.974cm" svg:x="18.918cm" svg:y="2.357cm" svg:viewBox="0 0 35 975" draw:points="0,975 35,975 35,0 0,0">
          <text:p/>
        </draw:polygon>
        <draw:polygon draw:style-name="gr2" draw:text-style-name="P2" draw:layer="layout" svg:width="0.033cm" svg:height="0.034cm" svg:x="18.851cm" svg:y="4.779cm" svg:viewBox="0 0 34 35" draw:points="0,35 34,35 34,0 0,0">
          <text:p/>
        </draw:polygon>
        <draw:polygon draw:style-name="gr2" draw:text-style-name="P2" draw:layer="layout" svg:width="0.034cm" svg:height="0.102cm" svg:x="18.918cm" svg:y="4.711cm" svg:viewBox="0 0 35 103" draw:points="0,103 35,103 35,0 0,0">
          <text:p/>
        </draw:polygon>
        <draw:polygon draw:style-name="gr2" draw:text-style-name="P2" draw:layer="layout" svg:width="0.033cm" svg:height="0.034cm" svg:x="18.851cm" svg:y="5.249cm" svg:viewBox="0 0 34 35" draw:points="0,35 34,35 34,0 0,0">
          <text:p/>
        </draw:polygon>
        <draw:polygon draw:style-name="gr2" draw:text-style-name="P2" draw:layer="layout" svg:width="0.034cm" svg:height="0.436cm" svg:x="2.036cm" svg:y="4.813cm" svg:viewBox="0 0 35 437" draw:points="0,437 35,437 35,0 0,0">
          <text:p/>
        </draw:polygon>
        <draw:polygon draw:style-name="gr2" draw:text-style-name="P2" draw:layer="layout" svg:width="0.034cm" svg:height="0.436cm" svg:x="2.103cm" svg:y="4.813cm" svg:viewBox="0 0 35 437" draw:points="0,437 35,437 35,0 0,0">
          <text:p/>
        </draw:polygon>
        <draw:polygon draw:style-name="gr2" draw:text-style-name="P2" draw:layer="layout" svg:width="0.034cm" svg:height="0.436cm" svg:x="2.671cm" svg:y="4.813cm" svg:viewBox="0 0 35 437" draw:points="0,437 35,437 35,0 0,0">
          <text:p/>
        </draw:polygon>
        <draw:polygon draw:style-name="gr2" draw:text-style-name="P2" draw:layer="layout" svg:width="0.034cm" svg:height="0.436cm" svg:x="2.738cm" svg:y="4.813cm" svg:viewBox="0 0 35 437" draw:points="0,437 35,437 35,0 0,0">
          <text:p/>
        </draw:polygon>
        <draw:polygon draw:style-name="gr2" draw:text-style-name="P2" draw:layer="layout" svg:width="0.534cm" svg:height="0.034cm" svg:x="2.137cm" svg:y="5.82cm" svg:viewBox="0 0 535 35" draw:points="0,35 535,35 535,0 0,0">
          <text:p/>
        </draw:polygon>
        <draw:polygon draw:style-name="gr2" draw:text-style-name="P2" draw:layer="layout" svg:width="0.034cm" svg:height="0.436cm" svg:x="10.883cm" svg:y="4.813cm" svg:viewBox="0 0 35 437" draw:points="0,437 35,437 35,0 0,0">
          <text:p/>
        </draw:polygon>
        <draw:polygon draw:style-name="gr2" draw:text-style-name="P2" draw:layer="layout" svg:width="0.034cm" svg:height="0.436cm" svg:x="10.951cm" svg:y="4.813cm" svg:viewBox="0 0 35 437" draw:points="0,437 35,437 35,0 0,0">
          <text:p/>
        </draw:polygon>
        <draw:polygon draw:style-name="gr2" draw:text-style-name="P2" draw:layer="layout" svg:width="8.111cm" svg:height="0.034cm" svg:x="2.772cm" svg:y="5.82cm" svg:viewBox="0 0 8112 35" draw:points="0,35 8112,35 8112,0 0,0">
          <text:p/>
        </draw:polygon>
        <draw:polygon draw:style-name="gr2" draw:text-style-name="P2" draw:layer="layout" svg:width="0.033cm" svg:height="0.436cm" svg:x="18.851cm" svg:y="4.813cm" svg:viewBox="0 0 34 437" draw:points="0,437 34,437 34,0 0,0">
          <text:p/>
        </draw:polygon>
        <draw:polygon draw:style-name="gr2" draw:text-style-name="P2" draw:layer="layout" svg:width="0.034cm" svg:height="0.436cm" svg:x="18.918cm" svg:y="4.813cm" svg:viewBox="0 0 35 437" draw:points="0,437 35,437 35,0 0,0">
          <text:p/>
        </draw:polygon>
        <draw:polygon draw:style-name="gr2" draw:text-style-name="P2" draw:layer="layout" svg:width="0.034cm" svg:height="0.101cm" svg:x="2.036cm" svg:y="5.249cm" svg:viewBox="0 0 35 102" draw:points="0,102 35,102 35,0 0,0">
          <text:p/>
        </draw:polygon>
        <draw:polygon draw:style-name="gr2" draw:text-style-name="P2" draw:layer="layout" svg:width="0.034cm" svg:height="0.033cm" svg:x="2.103cm" svg:y="5.317cm" svg:viewBox="0 0 35 34" draw:points="0,34 35,34 35,0 0,0">
          <text:p/>
        </draw:polygon>
        <draw:polygon draw:style-name="gr2" draw:text-style-name="P2" draw:layer="layout" svg:width="0.034cm" svg:height="0.034cm" svg:x="2.103cm" svg:y="6.324cm" svg:viewBox="0 0 35 35" draw:points="0,35 35,35 35,0 0,0">
          <text:p/>
        </draw:polygon>
        <draw:polygon draw:style-name="gr2" draw:text-style-name="P2" draw:layer="layout" svg:width="0.101cm" svg:height="0.034cm" svg:x="2.036cm" svg:y="6.392cm" svg:viewBox="0 0 102 35" draw:points="0,35 102,35 102,0 0,0">
          <text:p/>
        </draw:polygon>
        <draw:polygon draw:style-name="gr2" draw:text-style-name="P2" draw:layer="layout" svg:width="0.034cm" svg:height="0.034cm" svg:x="2.671cm" svg:y="6.324cm" svg:viewBox="0 0 35 35" draw:points="0,35 35,35 35,0 0,0">
          <text:p/>
        </draw:polygon>
        <draw:polygon draw:style-name="gr2" draw:text-style-name="P2" draw:layer="layout" svg:width="0.034cm" svg:height="0.033cm" svg:x="2.671cm" svg:y="5.317cm" svg:viewBox="0 0 35 34" draw:points="0,34 35,34 35,0 0,0">
          <text:p/>
        </draw:polygon>
        <draw:polygon draw:style-name="gr2" draw:text-style-name="P2" draw:layer="layout" svg:width="0.034cm" svg:height="0.033cm" svg:x="2.738cm" svg:y="5.317cm" svg:viewBox="0 0 35 34" draw:points="0,34 35,34 35,0 0,0">
          <text:p/>
        </draw:polygon>
        <draw:polygon draw:style-name="gr2" draw:text-style-name="P2" draw:layer="layout" svg:width="0.534cm" svg:height="0.034cm" svg:x="2.137cm" svg:y="6.324cm" svg:viewBox="0 0 535 35" draw:points="0,35 535,35 535,0 0,0">
          <text:p/>
        </draw:polygon>
        <draw:polygon draw:style-name="gr2" draw:text-style-name="P2" draw:layer="layout" svg:width="0.534cm" svg:height="0.034cm" svg:x="2.137cm" svg:y="6.392cm" svg:viewBox="0 0 535 35" draw:points="0,35 535,35 535,0 0,0">
          <text:p/>
        </draw:polygon>
        <draw:polygon draw:style-name="gr2" draw:text-style-name="P2" draw:layer="layout" svg:width="0.034cm" svg:height="0.034cm" svg:x="2.738cm" svg:y="6.324cm" svg:viewBox="0 0 35 35" draw:points="0,35 35,35 35,0 0,0">
          <text:p/>
        </draw:polygon>
        <draw:polygon draw:style-name="gr2" draw:text-style-name="P2" draw:layer="layout" svg:width="0.101cm" svg:height="0.034cm" svg:x="2.671cm" svg:y="6.392cm" svg:viewBox="0 0 102 35" draw:points="0,35 102,35 102,0 0,0">
          <text:p/>
        </draw:polygon>
        <draw:polygon draw:style-name="gr2" draw:text-style-name="P2" draw:layer="layout" svg:width="0.034cm" svg:height="0.034cm" svg:x="10.883cm" svg:y="6.324cm" svg:viewBox="0 0 35 35" draw:points="0,35 35,35 35,0 0,0">
          <text:p/>
        </draw:polygon>
        <draw:polygon draw:style-name="gr2" draw:text-style-name="P2" draw:layer="layout" svg:width="0.034cm" svg:height="0.033cm" svg:x="10.883cm" svg:y="5.317cm" svg:viewBox="0 0 35 34" draw:points="0,34 35,34 35,0 0,0">
          <text:p/>
        </draw:polygon>
        <draw:polygon draw:style-name="gr2" draw:text-style-name="P2" draw:layer="layout" svg:width="0.034cm" svg:height="0.033cm" svg:x="10.951cm" svg:y="5.317cm" svg:viewBox="0 0 35 34" draw:points="0,34 35,34 35,0 0,0">
          <text:p/>
        </draw:polygon>
        <draw:polygon draw:style-name="gr2" draw:text-style-name="P2" draw:layer="layout" svg:width="8.111cm" svg:height="0.034cm" svg:x="2.772cm" svg:y="6.324cm" svg:viewBox="0 0 8112 35" draw:points="0,35 8112,35 8112,0 0,0">
          <text:p/>
        </draw:polygon>
        <draw:polygon draw:style-name="gr2" draw:text-style-name="P2" draw:layer="layout" svg:width="8.111cm" svg:height="0.034cm" svg:x="2.772cm" svg:y="6.392cm" svg:viewBox="0 0 8112 35" draw:points="0,35 8112,35 8112,0 0,0">
          <text:p/>
        </draw:polygon>
        <draw:polygon draw:style-name="gr2" draw:text-style-name="P2" draw:layer="layout" svg:width="0.034cm" svg:height="0.034cm" svg:x="10.951cm" svg:y="6.324cm" svg:viewBox="0 0 35 35" draw:points="0,35 35,35 35,0 0,0">
          <text:p/>
        </draw:polygon>
        <draw:polygon draw:style-name="gr2" draw:text-style-name="P2" draw:layer="layout" svg:width="0.102cm" svg:height="0.034cm" svg:x="10.883cm" svg:y="6.392cm" svg:viewBox="0 0 103 35" draw:points="0,35 103,35 103,0 0,0">
          <text:p/>
        </draw:polygon>
        <draw:polygon draw:style-name="gr2" draw:text-style-name="P2" draw:layer="layout" svg:width="0.033cm" svg:height="0.033cm" svg:x="18.851cm" svg:y="5.317cm" svg:viewBox="0 0 34 34" draw:points="0,34 34,34 34,0 0,0">
          <text:p/>
        </draw:polygon>
        <draw:polygon draw:style-name="gr2" draw:text-style-name="P2" draw:layer="layout" svg:width="0.034cm" svg:height="0.101cm" svg:x="18.918cm" svg:y="5.249cm" svg:viewBox="0 0 35 102" draw:points="0,102 35,102 35,0 0,0">
          <text:p/>
        </draw:polygon>
        <draw:polygon draw:style-name="gr2" draw:text-style-name="P2" draw:layer="layout" svg:width="0.034cm" svg:height="0.034cm" svg:x="2.103cm" svg:y="6.324cm" svg:viewBox="0 0 35 35" draw:points="0,35 35,35 35,0 0,0">
          <text:p/>
        </draw:polygon>
        <draw:polygon draw:style-name="gr2" draw:text-style-name="P2" draw:layer="layout" svg:width="0.034cm" svg:height="0.102cm" svg:x="2.036cm" svg:y="6.324cm" svg:viewBox="0 0 35 103" draw:points="0,103 35,103 35,0 0,0">
          <text:p/>
        </draw:polygon>
        <draw:polygon draw:style-name="gr2" draw:text-style-name="P2" draw:layer="layout" svg:width="0.101cm" svg:height="0.034cm" svg:x="2.036cm" svg:y="6.629cm" svg:viewBox="0 0 102 35" draw:points="0,35 102,35 102,0 0,0">
          <text:p/>
        </draw:polygon>
        <draw:polygon draw:style-name="gr2" draw:text-style-name="P2" draw:layer="layout" svg:width="0.034cm" svg:height="0.034cm" svg:x="2.103cm" svg:y="6.697cm" svg:viewBox="0 0 35 35" draw:points="0,35 35,35 35,0 0,0">
          <text:p/>
        </draw:polygon>
        <draw:polygon draw:style-name="gr2" draw:text-style-name="P2" draw:layer="layout" svg:width="0.034cm" svg:height="0.034cm" svg:x="6.582cm" svg:y="6.697cm" svg:viewBox="0 0 35 35" draw:points="0,35 35,35 35,0 0,0">
          <text:p/>
        </draw:polygon>
        <draw:polygon draw:style-name="gr2" draw:text-style-name="P2" draw:layer="layout" svg:width="4.445cm" svg:height="0.034cm" svg:x="2.137cm" svg:y="6.629cm" svg:viewBox="0 0 4446 35" draw:points="0,35 4446,35 4446,0 0,0">
          <text:p/>
        </draw:polygon>
        <draw:polygon draw:style-name="gr2" draw:text-style-name="P2" draw:layer="layout" svg:width="4.445cm" svg:height="0.034cm" svg:x="2.137cm" svg:y="6.697cm" svg:viewBox="0 0 4446 35" draw:points="0,35 4446,35 4446,0 0,0">
          <text:p/>
        </draw:polygon>
        <draw:polygon draw:style-name="gr2" draw:text-style-name="P2" draw:layer="layout" svg:width="0.102cm" svg:height="0.034cm" svg:x="6.582cm" svg:y="6.629cm" svg:viewBox="0 0 103 35" draw:points="0,35 103,35 103,0 0,0">
          <text:p/>
        </draw:polygon>
        <draw:polygon draw:style-name="gr2" draw:text-style-name="P2" draw:layer="layout" svg:width="0.034cm" svg:height="0.034cm" svg:x="6.65cm" svg:y="6.697cm" svg:viewBox="0 0 35 35" draw:points="0,35 35,35 35,0 0,0">
          <text:p/>
        </draw:polygon>
        <draw:polygon draw:style-name="gr2" draw:text-style-name="P2" draw:layer="layout" svg:width="0.034cm" svg:height="0.102cm" svg:x="18.918cm" svg:y="6.324cm" svg:viewBox="0 0 35 103" draw:points="0,103 35,103 35,0 0,0">
          <text:p/>
        </draw:polygon>
        <draw:polygon draw:style-name="gr2" draw:text-style-name="P2" draw:layer="layout" svg:width="0.033cm" svg:height="0.034cm" svg:x="18.851cm" svg:y="6.324cm" svg:viewBox="0 0 34 35" draw:points="0,35 34,35 34,0 0,0">
          <text:p/>
        </draw:polygon>
        <draw:polygon draw:style-name="gr2" draw:text-style-name="P2" draw:layer="layout" svg:width="0.034cm" svg:height="0.974cm" svg:x="2.036cm" svg:y="5.35cm" svg:viewBox="0 0 35 975" draw:points="0,975 35,975 35,0 0,0">
          <text:p/>
        </draw:polygon>
        <draw:polygon draw:style-name="gr2" draw:text-style-name="P2" draw:layer="layout" svg:width="0.034cm" svg:height="0.974cm" svg:x="2.103cm" svg:y="5.35cm" svg:viewBox="0 0 35 975" draw:points="0,975 35,975 35,0 0,0">
          <text:p/>
        </draw:polygon>
        <draw:polygon draw:style-name="gr2" draw:text-style-name="P2" draw:layer="layout" svg:width="0.034cm" svg:height="0.102cm" svg:x="2.036cm" svg:y="6.629cm" svg:viewBox="0 0 35 103" draw:points="0,103 35,103 35,0 0,0">
          <text:p/>
        </draw:polygon>
        <draw:polygon draw:style-name="gr2" draw:text-style-name="P2" draw:layer="layout" svg:width="0.034cm" svg:height="0.034cm" svg:x="2.103cm" svg:y="6.697cm" svg:viewBox="0 0 35 35" draw:points="0,35 35,35 35,0 0,0">
          <text:p/>
        </draw:polygon>
        <draw:polygon draw:style-name="gr2" draw:text-style-name="P2" draw:layer="layout" svg:width="0.034cm" svg:height="0.033cm" svg:x="2.103cm" svg:y="7.167cm" svg:viewBox="0 0 35 34" draw:points="0,34 35,34 35,0 0,0">
          <text:p/>
        </draw:polygon>
        <draw:polygon draw:style-name="gr2" draw:text-style-name="P2" draw:layer="layout" svg:width="0.034cm" svg:height="0.033cm" svg:x="2.103cm" svg:y="7.167cm" svg:viewBox="0 0 35 34" draw:points="0,34 35,34 35,0 0,0">
          <text:p/>
        </draw:polygon>
        <draw:polygon draw:style-name="gr2" draw:text-style-name="P2" draw:layer="layout" svg:width="0.034cm" svg:height="0.034cm" svg:x="2.103cm" svg:y="7.234cm" svg:viewBox="0 0 35 35" draw:points="0,35 35,35 35,0 0,0">
          <text:p/>
        </draw:polygon>
        <draw:polygon draw:style-name="gr2" draw:text-style-name="P2" draw:layer="layout" svg:width="0.034cm" svg:height="0.034cm" svg:x="6.582cm" svg:y="7.234cm" svg:viewBox="0 0 35 35" draw:points="0,35 35,35 35,0 0,0">
          <text:p/>
        </draw:polygon>
        <draw:polygon draw:style-name="gr2" draw:text-style-name="P2" draw:layer="layout" svg:width="0.034cm" svg:height="0.033cm" svg:x="6.582cm" svg:y="7.167cm" svg:viewBox="0 0 35 34" draw:points="0,34 35,34 35,0 0,0">
          <text:p/>
        </draw:polygon>
        <draw:polygon draw:style-name="gr2" draw:text-style-name="P2" draw:layer="layout" svg:width="0.034cm" svg:height="0.034cm" svg:x="6.582cm" svg:y="6.697cm" svg:viewBox="0 0 35 35" draw:points="0,35 35,35 35,0 0,0">
          <text:p/>
        </draw:polygon>
        <draw:polygon draw:style-name="gr2" draw:text-style-name="P2" draw:layer="layout" svg:width="0.034cm" svg:height="0.034cm" svg:x="6.65cm" svg:y="6.697cm" svg:viewBox="0 0 35 35" draw:points="0,35 35,35 35,0 0,0">
          <text:p/>
        </draw:polygon>
        <draw:polygon draw:style-name="gr2" draw:text-style-name="P2" draw:layer="layout" svg:width="0.034cm" svg:height="0.033cm" svg:x="6.65cm" svg:y="7.167cm" svg:viewBox="0 0 35 34" draw:points="0,34 35,34 35,0 0,0">
          <text:p/>
        </draw:polygon>
        <draw:polygon draw:style-name="gr2" draw:text-style-name="P2" draw:layer="layout" svg:width="4.479cm" svg:height="0.033cm" svg:x="2.137cm" svg:y="7.167cm" svg:viewBox="0 0 4480 34" draw:points="0,34 4480,34 4480,0 0,0">
          <text:p/>
        </draw:polygon>
        <draw:polygon draw:style-name="gr2" draw:text-style-name="P2" draw:layer="layout" svg:width="4.445cm" svg:height="0.034cm" svg:x="2.137cm" svg:y="7.234cm" svg:viewBox="0 0 4446 35" draw:points="0,35 4446,35 4446,0 0,0">
          <text:p/>
        </draw:polygon>
        <draw:polygon draw:style-name="gr2" draw:text-style-name="P2" draw:layer="layout" svg:width="0.034cm" svg:height="0.033cm" svg:x="6.65cm" svg:y="7.167cm" svg:viewBox="0 0 35 34" draw:points="0,34 35,34 35,0 0,0">
          <text:p/>
        </draw:polygon>
        <draw:polygon draw:style-name="gr2" draw:text-style-name="P2" draw:layer="layout" svg:width="0.034cm" svg:height="0.034cm" svg:x="6.65cm" svg:y="7.234cm" svg:viewBox="0 0 35 35" draw:points="0,35 35,35 35,0 0,0">
          <text:p/>
        </draw:polygon>
        <draw:polygon draw:style-name="gr2" draw:text-style-name="P2" draw:layer="layout" svg:width="0.034cm" svg:height="0.034cm" svg:x="8.487cm" svg:y="7.234cm" svg:viewBox="0 0 35 35" draw:points="0,35 35,35 35,0 0,0">
          <text:p/>
        </draw:polygon>
        <draw:polygon draw:style-name="gr2" draw:text-style-name="P2" draw:layer="layout" svg:width="1.803cm" svg:height="0.033cm" svg:x="6.684cm" svg:y="7.167cm" svg:viewBox="0 0 1804 34" draw:points="0,34 1804,34 1804,0 0,0">
          <text:p/>
        </draw:polygon>
        <draw:polygon draw:style-name="gr2" draw:text-style-name="P2" draw:layer="layout" svg:width="1.803cm" svg:height="0.034cm" svg:x="6.684cm" svg:y="7.234cm" svg:viewBox="0 0 1804 35" draw:points="0,35 1804,35 1804,0 0,0">
          <text:p/>
        </draw:polygon>
        <draw:polygon draw:style-name="gr2" draw:text-style-name="P2" draw:layer="layout" svg:width="0.102cm" svg:height="0.033cm" svg:x="8.487cm" svg:y="7.167cm" svg:viewBox="0 0 103 34" draw:points="0,34 103,34 103,0 0,0">
          <text:p/>
        </draw:polygon>
        <draw:polygon draw:style-name="gr2" draw:text-style-name="P2" draw:layer="layout" svg:width="0.034cm" svg:height="0.034cm" svg:x="8.555cm" svg:y="7.234cm" svg:viewBox="0 0 35 35" draw:points="0,35 35,35 35,0 0,0">
          <text:p/>
        </draw:polygon>
        <draw:polygon draw:style-name="gr2" draw:text-style-name="P2" draw:layer="layout" svg:width="0.033cm" svg:height="0.974cm" svg:x="18.851cm" svg:y="5.35cm" svg:viewBox="0 0 34 975" draw:points="0,975 34,975 34,0 0,0">
          <text:p/>
        </draw:polygon>
        <draw:polygon draw:style-name="gr2" draw:text-style-name="P2" draw:layer="layout" svg:width="0.034cm" svg:height="0.974cm" svg:x="18.918cm" svg:y="5.35cm" svg:viewBox="0 0 35 975" draw:points="0,975 35,975 35,0 0,0">
          <text:p/>
        </draw:polygon>
        <draw:polygon draw:style-name="gr2" draw:text-style-name="P2" draw:layer="layout" svg:width="0.033cm" svg:height="0.034cm" svg:x="18.851cm" svg:y="6.697cm" svg:viewBox="0 0 34 35" draw:points="0,35 34,35 34,0 0,0">
          <text:p/>
        </draw:polygon>
        <draw:polygon draw:style-name="gr2" draw:text-style-name="P2" draw:layer="layout" svg:width="0.034cm" svg:height="0.102cm" svg:x="18.918cm" svg:y="6.629cm" svg:viewBox="0 0 35 103" draw:points="0,103 35,103 35,0 0,0">
          <text:p/>
        </draw:polygon>
        <draw:polygon draw:style-name="gr2" draw:text-style-name="P2" draw:layer="layout" svg:width="0.033cm" svg:height="0.033cm" svg:x="18.851cm" svg:y="7.167cm" svg:viewBox="0 0 34 34" draw:points="0,34 34,34 34,0 0,0">
          <text:p/>
        </draw:polygon>
        <draw:polygon draw:style-name="gr2" draw:text-style-name="P2" draw:layer="layout" svg:width="0.034cm" svg:height="0.436cm" svg:x="2.036cm" svg:y="6.731cm" svg:viewBox="0 0 35 437" draw:points="0,437 35,437 35,0 0,0">
          <text:p/>
        </draw:polygon>
        <draw:polygon draw:style-name="gr2" draw:text-style-name="P2" draw:layer="layout" svg:width="0.034cm" svg:height="0.436cm" svg:x="2.103cm" svg:y="6.731cm" svg:viewBox="0 0 35 437" draw:points="0,437 35,437 35,0 0,0">
          <text:p/>
        </draw:polygon>
        <draw:polygon draw:style-name="gr2" draw:text-style-name="P2" draw:layer="layout" svg:width="0.034cm" svg:height="0.101cm" svg:x="2.036cm" svg:y="7.167cm" svg:viewBox="0 0 35 102" draw:points="0,102 35,102 35,0 0,0">
          <text:p/>
        </draw:polygon>
        <draw:polygon draw:style-name="gr2" draw:text-style-name="P2" draw:layer="layout" svg:width="0.034cm" svg:height="0.034cm" svg:x="2.103cm" svg:y="7.234cm" svg:viewBox="0 0 35 35" draw:points="0,35 35,35 35,0 0,0">
          <text:p/>
        </draw:polygon>
        <draw:polygon draw:style-name="gr2" draw:text-style-name="P2" draw:layer="layout" svg:width="0.034cm" svg:height="0.034cm" svg:x="2.103cm" svg:y="7.704cm" svg:viewBox="0 0 35 35" draw:points="0,35 35,35 35,0 0,0">
          <text:p/>
        </draw:polygon>
        <draw:polygon draw:style-name="gr2" draw:text-style-name="P2" draw:layer="layout" svg:width="0.034cm" svg:height="0.034cm" svg:x="2.103cm" svg:y="7.704cm" svg:viewBox="0 0 35 35" draw:points="0,35 35,35 35,0 0,0">
          <text:p/>
        </draw:polygon>
        <draw:polygon draw:style-name="gr2" draw:text-style-name="P2" draw:layer="layout" svg:width="0.034cm" svg:height="0.034cm" svg:x="2.103cm" svg:y="7.772cm" svg:viewBox="0 0 35 35" draw:points="0,35 35,35 35,0 0,0">
          <text:p/>
        </draw:polygon>
        <draw:polygon draw:style-name="gr2" draw:text-style-name="P2" draw:layer="layout" svg:width="0.034cm" svg:height="0.034cm" svg:x="6.582cm" svg:y="7.772cm" svg:viewBox="0 0 35 35" draw:points="0,35 35,35 35,0 0,0">
          <text:p/>
        </draw:polygon>
        <draw:polygon draw:style-name="gr2" draw:text-style-name="P2" draw:layer="layout" svg:width="0.034cm" svg:height="0.034cm" svg:x="6.582cm" svg:y="7.704cm" svg:viewBox="0 0 35 35" draw:points="0,35 35,35 35,0 0,0">
          <text:p/>
        </draw:polygon>
        <draw:polygon draw:style-name="gr2" draw:text-style-name="P2" draw:layer="layout" svg:width="0.034cm" svg:height="0.436cm" svg:x="6.582cm" svg:y="6.731cm" svg:viewBox="0 0 35 437" draw:points="0,437 35,437 35,0 0,0">
          <text:p/>
        </draw:polygon>
        <draw:polygon draw:style-name="gr2" draw:text-style-name="P2" draw:layer="layout" svg:width="0.034cm" svg:height="0.436cm" svg:x="6.65cm" svg:y="6.731cm" svg:viewBox="0 0 35 437" draw:points="0,437 35,437 35,0 0,0">
          <text:p/>
        </draw:polygon>
        <draw:polygon draw:style-name="gr2" draw:text-style-name="P2" draw:layer="layout" svg:width="0.034cm" svg:height="0.034cm" svg:x="6.582cm" svg:y="7.234cm" svg:viewBox="0 0 35 35" draw:points="0,35 35,35 35,0 0,0">
          <text:p/>
        </draw:polygon>
        <draw:polygon draw:style-name="gr2" draw:text-style-name="P2" draw:layer="layout" svg:width="0.034cm" svg:height="0.034cm" svg:x="6.65cm" svg:y="7.234cm" svg:viewBox="0 0 35 35" draw:points="0,35 35,35 35,0 0,0">
          <text:p/>
        </draw:polygon>
        <draw:polygon draw:style-name="gr2" draw:text-style-name="P2" draw:layer="layout" svg:width="0.034cm" svg:height="0.034cm" svg:x="6.65cm" svg:y="7.704cm" svg:viewBox="0 0 35 35" draw:points="0,35 35,35 35,0 0,0">
          <text:p/>
        </draw:polygon>
        <draw:polygon draw:style-name="gr2" draw:text-style-name="P2" draw:layer="layout" svg:width="4.479cm" svg:height="0.034cm" svg:x="2.137cm" svg:y="7.704cm" svg:viewBox="0 0 4480 35" draw:points="0,35 4480,35 4480,0 0,0">
          <text:p/>
        </draw:polygon>
        <draw:polygon draw:style-name="gr2" draw:text-style-name="P2" draw:layer="layout" svg:width="4.445cm" svg:height="0.034cm" svg:x="2.137cm" svg:y="7.772cm" svg:viewBox="0 0 4446 35" draw:points="0,35 4446,35 4446,0 0,0">
          <text:p/>
        </draw:polygon>
        <draw:polygon draw:style-name="gr2" draw:text-style-name="P2" draw:layer="layout" svg:width="0.034cm" svg:height="0.034cm" svg:x="6.65cm" svg:y="7.704cm" svg:viewBox="0 0 35 35" draw:points="0,35 35,35 35,0 0,0">
          <text:p/>
        </draw:polygon>
        <draw:polygon draw:style-name="gr2" draw:text-style-name="P2" draw:layer="layout" svg:width="0.034cm" svg:height="0.034cm" svg:x="6.65cm" svg:y="7.772cm" svg:viewBox="0 0 35 35" draw:points="0,35 35,35 35,0 0,0">
          <text:p/>
        </draw:polygon>
        <draw:polygon draw:style-name="gr2" draw:text-style-name="P2" draw:layer="layout" svg:width="0.034cm" svg:height="0.034cm" svg:x="8.487cm" svg:y="7.772cm" svg:viewBox="0 0 35 35" draw:points="0,35 35,35 35,0 0,0">
          <text:p/>
        </draw:polygon>
        <draw:polygon draw:style-name="gr2" draw:text-style-name="P2" draw:layer="layout" svg:width="0.034cm" svg:height="0.034cm" svg:x="8.487cm" svg:y="7.704cm" svg:viewBox="0 0 35 35" draw:points="0,35 35,35 35,0 0,0">
          <text:p/>
        </draw:polygon>
        <draw:polygon draw:style-name="gr2" draw:text-style-name="P2" draw:layer="layout" svg:width="0.034cm" svg:height="0.034cm" svg:x="8.487cm" svg:y="7.234cm" svg:viewBox="0 0 35 35" draw:points="0,35 35,35 35,0 0,0">
          <text:p/>
        </draw:polygon>
        <draw:polygon draw:style-name="gr2" draw:text-style-name="P2" draw:layer="layout" svg:width="0.034cm" svg:height="0.034cm" svg:x="8.555cm" svg:y="7.234cm" svg:viewBox="0 0 35 35" draw:points="0,35 35,35 35,0 0,0">
          <text:p/>
        </draw:polygon>
        <draw:polygon draw:style-name="gr2" draw:text-style-name="P2" draw:layer="layout" svg:width="0.034cm" svg:height="0.034cm" svg:x="8.555cm" svg:y="7.704cm" svg:viewBox="0 0 35 35" draw:points="0,35 35,35 35,0 0,0">
          <text:p/>
        </draw:polygon>
        <draw:polygon draw:style-name="gr2" draw:text-style-name="P2" draw:layer="layout" svg:width="1.837cm" svg:height="0.034cm" svg:x="6.684cm" svg:y="7.704cm" svg:viewBox="0 0 1838 35" draw:points="0,35 1838,35 1838,0 0,0">
          <text:p/>
        </draw:polygon>
        <draw:polygon draw:style-name="gr2" draw:text-style-name="P2" draw:layer="layout" svg:width="1.803cm" svg:height="0.034cm" svg:x="6.684cm" svg:y="7.772cm" svg:viewBox="0 0 1804 35" draw:points="0,35 1804,35 1804,0 0,0">
          <text:p/>
        </draw:polygon>
        <draw:polygon draw:style-name="gr2" draw:text-style-name="P2" draw:layer="layout" svg:width="0.034cm" svg:height="0.034cm" svg:x="8.555cm" svg:y="7.704cm" svg:viewBox="0 0 35 35" draw:points="0,35 35,35 35,0 0,0">
          <text:p/>
        </draw:polygon>
        <draw:polygon draw:style-name="gr2" draw:text-style-name="P2" draw:layer="layout" svg:width="0.034cm" svg:height="0.034cm" svg:x="8.555cm" svg:y="7.772cm" svg:viewBox="0 0 35 35" draw:points="0,35 35,35 35,0 0,0">
          <text:p/>
        </draw:polygon>
        <draw:polygon draw:style-name="gr2" draw:text-style-name="P2" draw:layer="layout" svg:width="0.033cm" svg:height="0.436cm" svg:x="18.851cm" svg:y="6.731cm" svg:viewBox="0 0 34 437" draw:points="0,437 34,437 34,0 0,0">
          <text:p/>
        </draw:polygon>
        <draw:polygon draw:style-name="gr2" draw:text-style-name="P2" draw:layer="layout" svg:width="0.034cm" svg:height="0.436cm" svg:x="18.918cm" svg:y="6.731cm" svg:viewBox="0 0 35 437" draw:points="0,437 35,437 35,0 0,0">
          <text:p/>
        </draw:polygon>
        <draw:polygon draw:style-name="gr2" draw:text-style-name="P2" draw:layer="layout" svg:width="0.033cm" svg:height="0.034cm" svg:x="18.851cm" svg:y="7.234cm" svg:viewBox="0 0 34 35" draw:points="0,35 34,35 34,0 0,0">
          <text:p/>
        </draw:polygon>
        <draw:polygon draw:style-name="gr2" draw:text-style-name="P2" draw:layer="layout" svg:width="0.034cm" svg:height="0.101cm" svg:x="18.918cm" svg:y="7.167cm" svg:viewBox="0 0 35 102" draw:points="0,102 35,102 35,0 0,0">
          <text:p/>
        </draw:polygon>
        <draw:polygon draw:style-name="gr2" draw:text-style-name="P2" draw:layer="layout" svg:width="0.033cm" svg:height="0.034cm" svg:x="18.851cm" svg:y="7.704cm" svg:viewBox="0 0 34 35" draw:points="0,35 34,35 34,0 0,0">
          <text:p/>
        </draw:polygon>
        <draw:polygon draw:style-name="gr2" draw:text-style-name="P2" draw:layer="layout" svg:width="0.034cm" svg:height="0.436cm" svg:x="2.036cm" svg:y="7.268cm" svg:viewBox="0 0 35 437" draw:points="0,437 35,437 35,0 0,0">
          <text:p/>
        </draw:polygon>
        <draw:polygon draw:style-name="gr2" draw:text-style-name="P2" draw:layer="layout" svg:width="0.034cm" svg:height="0.436cm" svg:x="2.103cm" svg:y="7.268cm" svg:viewBox="0 0 35 437" draw:points="0,437 35,437 35,0 0,0">
          <text:p/>
        </draw:polygon>
        <draw:polygon draw:style-name="gr2" draw:text-style-name="P2" draw:layer="layout" svg:width="0.034cm" svg:height="0.102cm" svg:x="2.036cm" svg:y="7.704cm" svg:viewBox="0 0 35 103" draw:points="0,103 35,103 35,0 0,0">
          <text:p/>
        </draw:polygon>
        <draw:polygon draw:style-name="gr2" draw:text-style-name="P2" draw:layer="layout" svg:width="0.034cm" svg:height="0.034cm" svg:x="2.103cm" svg:y="7.772cm" svg:viewBox="0 0 35 35" draw:points="0,35 35,35 35,0 0,0">
          <text:p/>
        </draw:polygon>
        <draw:polygon draw:style-name="gr2" draw:text-style-name="P2" draw:layer="layout" svg:width="0.034cm" svg:height="0.034cm" svg:x="2.103cm" svg:y="8.242cm" svg:viewBox="0 0 35 35" draw:points="0,35 35,35 35,0 0,0">
          <text:p/>
        </draw:polygon>
        <draw:polygon draw:style-name="gr2" draw:text-style-name="P2" draw:layer="layout" svg:width="0.034cm" svg:height="0.034cm" svg:x="2.103cm" svg:y="8.242cm" svg:viewBox="0 0 35 35" draw:points="0,35 35,35 35,0 0,0">
          <text:p/>
        </draw:polygon>
        <draw:polygon draw:style-name="gr2" draw:text-style-name="P2" draw:layer="layout" svg:width="0.034cm" svg:height="0.033cm" svg:x="2.103cm" svg:y="8.31cm" svg:viewBox="0 0 35 34" draw:points="0,34 35,34 35,0 0,0">
          <text:p/>
        </draw:polygon>
        <draw:polygon draw:style-name="gr2" draw:text-style-name="P2" draw:layer="layout" svg:width="0.034cm" svg:height="0.033cm" svg:x="6.582cm" svg:y="8.31cm" svg:viewBox="0 0 35 34" draw:points="0,34 35,34 35,0 0,0">
          <text:p/>
        </draw:polygon>
        <draw:polygon draw:style-name="gr2" draw:text-style-name="P2" draw:layer="layout" svg:width="0.034cm" svg:height="0.034cm" svg:x="6.582cm" svg:y="8.242cm" svg:viewBox="0 0 35 35" draw:points="0,35 35,35 35,0 0,0">
          <text:p/>
        </draw:polygon>
        <draw:polygon draw:style-name="gr2" draw:text-style-name="P2" draw:layer="layout" svg:width="0.034cm" svg:height="0.436cm" svg:x="6.582cm" svg:y="7.268cm" svg:viewBox="0 0 35 437" draw:points="0,437 35,437 35,0 0,0">
          <text:p/>
        </draw:polygon>
        <draw:polygon draw:style-name="gr2" draw:text-style-name="P2" draw:layer="layout" svg:width="0.034cm" svg:height="0.436cm" svg:x="6.65cm" svg:y="7.268cm" svg:viewBox="0 0 35 437" draw:points="0,437 35,437 35,0 0,0">
          <text:p/>
        </draw:polygon>
        <draw:polygon draw:style-name="gr2" draw:text-style-name="P2" draw:layer="layout" svg:width="0.034cm" svg:height="0.034cm" svg:x="6.582cm" svg:y="7.772cm" svg:viewBox="0 0 35 35" draw:points="0,35 35,35 35,0 0,0">
          <text:p/>
        </draw:polygon>
        <draw:polygon draw:style-name="gr2" draw:text-style-name="P2" draw:layer="layout" svg:width="0.034cm" svg:height="0.034cm" svg:x="6.65cm" svg:y="7.772cm" svg:viewBox="0 0 35 35" draw:points="0,35 35,35 35,0 0,0">
          <text:p/>
        </draw:polygon>
        <draw:polygon draw:style-name="gr2" draw:text-style-name="P2" draw:layer="layout" svg:width="0.034cm" svg:height="0.034cm" svg:x="6.65cm" svg:y="8.242cm" svg:viewBox="0 0 35 35" draw:points="0,35 35,35 35,0 0,0">
          <text:p/>
        </draw:polygon>
        <draw:polygon draw:style-name="gr2" draw:text-style-name="P2" draw:layer="layout" svg:width="4.479cm" svg:height="0.034cm" svg:x="2.137cm" svg:y="8.242cm" svg:viewBox="0 0 4480 35" draw:points="0,35 4480,35 4480,0 0,0">
          <text:p/>
        </draw:polygon>
        <draw:polygon draw:style-name="gr2" draw:text-style-name="P2" draw:layer="layout" svg:width="4.445cm" svg:height="0.033cm" svg:x="2.137cm" svg:y="8.31cm" svg:viewBox="0 0 4446 34" draw:points="0,34 4446,34 4446,0 0,0">
          <text:p/>
        </draw:polygon>
        <draw:polygon draw:style-name="gr2" draw:text-style-name="P2" draw:layer="layout" svg:width="0.034cm" svg:height="0.034cm" svg:x="6.65cm" svg:y="8.242cm" svg:viewBox="0 0 35 35" draw:points="0,35 35,35 35,0 0,0">
          <text:p/>
        </draw:polygon>
        <draw:polygon draw:style-name="gr2" draw:text-style-name="P2" draw:layer="layout" svg:width="0.034cm" svg:height="0.033cm" svg:x="6.65cm" svg:y="8.31cm" svg:viewBox="0 0 35 34" draw:points="0,34 35,34 35,0 0,0">
          <text:p/>
        </draw:polygon>
        <draw:polygon draw:style-name="gr2" draw:text-style-name="P2" draw:layer="layout" svg:width="0.034cm" svg:height="0.033cm" svg:x="8.487cm" svg:y="8.31cm" svg:viewBox="0 0 35 34" draw:points="0,34 35,34 35,0 0,0">
          <text:p/>
        </draw:polygon>
        <draw:polygon draw:style-name="gr2" draw:text-style-name="P2" draw:layer="layout" svg:width="0.034cm" svg:height="0.034cm" svg:x="8.487cm" svg:y="8.242cm" svg:viewBox="0 0 35 35" draw:points="0,35 35,35 35,0 0,0">
          <text:p/>
        </draw:polygon>
        <draw:polygon draw:style-name="gr2" draw:text-style-name="P2" draw:layer="layout" svg:width="0.034cm" svg:height="0.436cm" svg:x="8.487cm" svg:y="7.268cm" svg:viewBox="0 0 35 437" draw:points="0,437 35,437 35,0 0,0">
          <text:p/>
        </draw:polygon>
        <draw:polygon draw:style-name="gr2" draw:text-style-name="P2" draw:layer="layout" svg:width="0.034cm" svg:height="0.436cm" svg:x="8.555cm" svg:y="7.268cm" svg:viewBox="0 0 35 437" draw:points="0,437 35,437 35,0 0,0">
          <text:p/>
        </draw:polygon>
        <draw:polygon draw:style-name="gr2" draw:text-style-name="P2" draw:layer="layout" svg:width="0.034cm" svg:height="0.034cm" svg:x="8.487cm" svg:y="7.772cm" svg:viewBox="0 0 35 35" draw:points="0,35 35,35 35,0 0,0">
          <text:p/>
        </draw:polygon>
        <draw:polygon draw:style-name="gr2" draw:text-style-name="P2" draw:layer="layout" svg:width="0.034cm" svg:height="0.034cm" svg:x="8.555cm" svg:y="7.772cm" svg:viewBox="0 0 35 35" draw:points="0,35 35,35 35,0 0,0">
          <text:p/>
        </draw:polygon>
        <draw:polygon draw:style-name="gr2" draw:text-style-name="P2" draw:layer="layout" svg:width="0.034cm" svg:height="0.034cm" svg:x="8.555cm" svg:y="8.242cm" svg:viewBox="0 0 35 35" draw:points="0,35 35,35 35,0 0,0">
          <text:p/>
        </draw:polygon>
        <draw:polygon draw:style-name="gr2" draw:text-style-name="P2" draw:layer="layout" svg:width="1.837cm" svg:height="0.034cm" svg:x="6.684cm" svg:y="8.242cm" svg:viewBox="0 0 1838 35" draw:points="0,35 1838,35 1838,0 0,0">
          <text:p/>
        </draw:polygon>
        <draw:polygon draw:style-name="gr2" draw:text-style-name="P2" draw:layer="layout" svg:width="1.803cm" svg:height="0.033cm" svg:x="6.684cm" svg:y="8.31cm" svg:viewBox="0 0 1804 34" draw:points="0,34 1804,34 1804,0 0,0">
          <text:p/>
        </draw:polygon>
        <draw:polygon draw:style-name="gr2" draw:text-style-name="P2" draw:layer="layout" svg:width="0.034cm" svg:height="0.034cm" svg:x="8.555cm" svg:y="8.242cm" svg:viewBox="0 0 35 35" draw:points="0,35 35,35 35,0 0,0">
          <text:p/>
        </draw:polygon>
        <draw:polygon draw:style-name="gr2" draw:text-style-name="P2" draw:layer="layout" svg:width="0.034cm" svg:height="0.033cm" svg:x="8.555cm" svg:y="8.31cm" svg:viewBox="0 0 35 34" draw:points="0,34 35,34 35,0 0,0">
          <text:p/>
        </draw:polygon>
        <draw:polygon draw:style-name="gr2" draw:text-style-name="P2" draw:layer="layout" svg:width="0.033cm" svg:height="0.436cm" svg:x="18.851cm" svg:y="7.268cm" svg:viewBox="0 0 34 437" draw:points="0,437 34,437 34,0 0,0">
          <text:p/>
        </draw:polygon>
        <draw:polygon draw:style-name="gr2" draw:text-style-name="P2" draw:layer="layout" svg:width="0.034cm" svg:height="0.436cm" svg:x="18.918cm" svg:y="7.268cm" svg:viewBox="0 0 35 437" draw:points="0,437 35,437 35,0 0,0">
          <text:p/>
        </draw:polygon>
        <draw:polygon draw:style-name="gr2" draw:text-style-name="P2" draw:layer="layout" svg:width="0.033cm" svg:height="0.034cm" svg:x="18.851cm" svg:y="7.772cm" svg:viewBox="0 0 34 35" draw:points="0,35 34,35 34,0 0,0">
          <text:p/>
        </draw:polygon>
        <draw:polygon draw:style-name="gr2" draw:text-style-name="P2" draw:layer="layout" svg:width="0.034cm" svg:height="0.102cm" svg:x="18.918cm" svg:y="7.704cm" svg:viewBox="0 0 35 103" draw:points="0,103 35,103 35,0 0,0">
          <text:p/>
        </draw:polygon>
        <draw:polygon draw:style-name="gr2" draw:text-style-name="P2" draw:layer="layout" svg:width="0.033cm" svg:height="0.034cm" svg:x="18.851cm" svg:y="8.242cm" svg:viewBox="0 0 34 35" draw:points="0,35 34,35 34,0 0,0">
          <text:p/>
        </draw:polygon>
        <draw:polygon draw:style-name="gr2" draw:text-style-name="P2" draw:layer="layout" svg:width="0.034cm" svg:height="0.436cm" svg:x="2.036cm" svg:y="7.806cm" svg:viewBox="0 0 35 437" draw:points="0,437 35,437 35,0 0,0">
          <text:p/>
        </draw:polygon>
        <draw:polygon draw:style-name="gr2" draw:text-style-name="P2" draw:layer="layout" svg:width="0.034cm" svg:height="0.436cm" svg:x="2.103cm" svg:y="7.806cm" svg:viewBox="0 0 35 437" draw:points="0,437 35,437 35,0 0,0">
          <text:p/>
        </draw:polygon>
        <draw:polygon draw:style-name="gr2" draw:text-style-name="P2" draw:layer="layout" svg:width="0.034cm" svg:height="0.101cm" svg:x="2.036cm" svg:y="8.242cm" svg:viewBox="0 0 35 102" draw:points="0,102 35,102 35,0 0,0">
          <text:p/>
        </draw:polygon>
        <draw:polygon draw:style-name="gr2" draw:text-style-name="P2" draw:layer="layout" svg:width="0.034cm" svg:height="0.033cm" svg:x="2.103cm" svg:y="8.31cm" svg:viewBox="0 0 35 34" draw:points="0,34 35,34 35,0 0,0">
          <text:p/>
        </draw:polygon>
        <draw:polygon draw:style-name="gr2" draw:text-style-name="P2" draw:layer="layout" svg:width="0.034cm" svg:height="0.034cm" svg:x="2.103cm" svg:y="8.779cm" svg:viewBox="0 0 35 35" draw:points="0,35 35,35 35,0 0,0">
          <text:p/>
        </draw:polygon>
        <draw:polygon draw:style-name="gr2" draw:text-style-name="P2" draw:layer="layout" svg:width="0.101cm" svg:height="0.034cm" svg:x="2.036cm" svg:y="8.847cm" svg:viewBox="0 0 102 35" draw:points="0,35 102,35 102,0 0,0">
          <text:p/>
        </draw:polygon>
        <draw:polygon draw:style-name="gr2" draw:text-style-name="P2" draw:layer="layout" svg:width="0.034cm" svg:height="0.034cm" svg:x="6.582cm" svg:y="8.779cm" svg:viewBox="0 0 35 35" draw:points="0,35 35,35 35,0 0,0">
          <text:p/>
        </draw:polygon>
        <draw:polygon draw:style-name="gr2" draw:text-style-name="P2" draw:layer="layout" svg:width="0.034cm" svg:height="0.436cm" svg:x="6.582cm" svg:y="7.806cm" svg:viewBox="0 0 35 437" draw:points="0,437 35,437 35,0 0,0">
          <text:p/>
        </draw:polygon>
        <draw:polygon draw:style-name="gr2" draw:text-style-name="P2" draw:layer="layout" svg:width="0.034cm" svg:height="0.436cm" svg:x="6.65cm" svg:y="7.806cm" svg:viewBox="0 0 35 437" draw:points="0,437 35,437 35,0 0,0">
          <text:p/>
        </draw:polygon>
        <draw:polygon draw:style-name="gr2" draw:text-style-name="P2" draw:layer="layout" svg:width="0.034cm" svg:height="0.033cm" svg:x="6.582cm" svg:y="8.31cm" svg:viewBox="0 0 35 34" draw:points="0,34 35,34 35,0 0,0">
          <text:p/>
        </draw:polygon>
        <draw:polygon draw:style-name="gr2" draw:text-style-name="P2" draw:layer="layout" svg:width="0.034cm" svg:height="0.033cm" svg:x="6.65cm" svg:y="8.31cm" svg:viewBox="0 0 35 34" draw:points="0,34 35,34 35,0 0,0">
          <text:p/>
        </draw:polygon>
        <draw:polygon draw:style-name="gr2" draw:text-style-name="P2" draw:layer="layout" svg:width="4.445cm" svg:height="0.034cm" svg:x="2.137cm" svg:y="8.779cm" svg:viewBox="0 0 4446 35" draw:points="0,35 4446,35 4446,0 0,0">
          <text:p/>
        </draw:polygon>
        <draw:polygon draw:style-name="gr2" draw:text-style-name="P2" draw:layer="layout" svg:width="4.445cm" svg:height="0.034cm" svg:x="2.137cm" svg:y="8.847cm" svg:viewBox="0 0 4446 35" draw:points="0,35 4446,35 4446,0 0,0">
          <text:p/>
        </draw:polygon>
        <draw:polygon draw:style-name="gr2" draw:text-style-name="P2" draw:layer="layout" svg:width="0.034cm" svg:height="0.034cm" svg:x="6.65cm" svg:y="8.779cm" svg:viewBox="0 0 35 35" draw:points="0,35 35,35 35,0 0,0">
          <text:p/>
        </draw:polygon>
        <draw:polygon draw:style-name="gr2" draw:text-style-name="P2" draw:layer="layout" svg:width="0.102cm" svg:height="0.034cm" svg:x="6.582cm" svg:y="8.847cm" svg:viewBox="0 0 103 35" draw:points="0,35 103,35 103,0 0,0">
          <text:p/>
        </draw:polygon>
        <draw:polygon draw:style-name="gr2" draw:text-style-name="P2" draw:layer="layout" svg:width="0.034cm" svg:height="0.034cm" svg:x="8.487cm" svg:y="8.779cm" svg:viewBox="0 0 35 35" draw:points="0,35 35,35 35,0 0,0">
          <text:p/>
        </draw:polygon>
        <draw:polygon draw:style-name="gr2" draw:text-style-name="P2" draw:layer="layout" svg:width="0.034cm" svg:height="0.436cm" svg:x="8.487cm" svg:y="7.806cm" svg:viewBox="0 0 35 437" draw:points="0,437 35,437 35,0 0,0">
          <text:p/>
        </draw:polygon>
        <draw:polygon draw:style-name="gr2" draw:text-style-name="P2" draw:layer="layout" svg:width="0.034cm" svg:height="0.436cm" svg:x="8.555cm" svg:y="7.806cm" svg:viewBox="0 0 35 437" draw:points="0,437 35,437 35,0 0,0">
          <text:p/>
        </draw:polygon>
        <draw:polygon draw:style-name="gr2" draw:text-style-name="P2" draw:layer="layout" svg:width="0.034cm" svg:height="0.033cm" svg:x="8.487cm" svg:y="8.31cm" svg:viewBox="0 0 35 34" draw:points="0,34 35,34 35,0 0,0">
          <text:p/>
        </draw:polygon>
        <draw:polygon draw:style-name="gr2" draw:text-style-name="P2" draw:layer="layout" svg:width="0.034cm" svg:height="0.033cm" svg:x="8.555cm" svg:y="8.31cm" svg:viewBox="0 0 35 34" draw:points="0,34 35,34 35,0 0,0">
          <text:p/>
        </draw:polygon>
        <draw:polygon draw:style-name="gr2" draw:text-style-name="P2" draw:layer="layout" svg:width="1.803cm" svg:height="0.034cm" svg:x="6.684cm" svg:y="8.779cm" svg:viewBox="0 0 1804 35" draw:points="0,35 1804,35 1804,0 0,0">
          <text:p/>
        </draw:polygon>
        <draw:polygon draw:style-name="gr2" draw:text-style-name="P2" draw:layer="layout" svg:width="1.803cm" svg:height="0.034cm" svg:x="6.684cm" svg:y="8.847cm" svg:viewBox="0 0 1804 35" draw:points="0,35 1804,35 1804,0 0,0">
          <text:p/>
        </draw:polygon>
        <draw:polygon draw:style-name="gr2" draw:text-style-name="P2" draw:layer="layout" svg:width="0.034cm" svg:height="0.034cm" svg:x="8.555cm" svg:y="8.779cm" svg:viewBox="0 0 35 35" draw:points="0,35 35,35 35,0 0,0">
          <text:p/>
        </draw:polygon>
        <draw:polygon draw:style-name="gr2" draw:text-style-name="P2" draw:layer="layout" svg:width="0.102cm" svg:height="0.034cm" svg:x="8.487cm" svg:y="8.847cm" svg:viewBox="0 0 103 35" draw:points="0,35 103,35 103,0 0,0">
          <text:p/>
        </draw:polygon>
        <draw:polygon draw:style-name="gr2" draw:text-style-name="P2" draw:layer="layout" svg:width="0.033cm" svg:height="0.436cm" svg:x="18.851cm" svg:y="7.806cm" svg:viewBox="0 0 34 437" draw:points="0,437 34,437 34,0 0,0">
          <text:p/>
        </draw:polygon>
        <draw:polygon draw:style-name="gr2" draw:text-style-name="P2" draw:layer="layout" svg:width="0.034cm" svg:height="0.436cm" svg:x="18.918cm" svg:y="7.806cm" svg:viewBox="0 0 35 437" draw:points="0,437 35,437 35,0 0,0">
          <text:p/>
        </draw:polygon>
        <draw:polygon draw:style-name="gr2" draw:text-style-name="P2" draw:layer="layout" svg:width="0.033cm" svg:height="0.033cm" svg:x="18.851cm" svg:y="8.31cm" svg:viewBox="0 0 34 34" draw:points="0,34 34,34 34,0 0,0">
          <text:p/>
        </draw:polygon>
        <draw:polygon draw:style-name="gr2" draw:text-style-name="P2" draw:layer="layout" svg:width="0.034cm" svg:height="0.101cm" svg:x="18.918cm" svg:y="8.242cm" svg:viewBox="0 0 35 102" draw:points="0,102 35,102 35,0 0,0">
          <text:p/>
        </draw:polygon>
        <draw:polygon draw:style-name="gr2" draw:text-style-name="P2" draw:layer="layout" svg:width="0.034cm" svg:height="0.034cm" svg:x="2.103cm" svg:y="8.779cm" svg:viewBox="0 0 35 35" draw:points="0,35 35,35 35,0 0,0">
          <text:p/>
        </draw:polygon>
        <draw:polygon draw:style-name="gr2" draw:text-style-name="P2" draw:layer="layout" svg:width="0.034cm" svg:height="0.102cm" svg:x="2.036cm" svg:y="8.779cm" svg:viewBox="0 0 35 103" draw:points="0,103 35,103 35,0 0,0">
          <text:p/>
        </draw:polygon>
        <draw:polygon draw:style-name="gr2" draw:text-style-name="P2" draw:layer="layout" svg:width="0.101cm" svg:height="0.034cm" svg:x="2.036cm" svg:y="9.084cm" svg:viewBox="0 0 102 35" draw:points="0,35 102,35 102,0 0,0">
          <text:p/>
        </draw:polygon>
        <draw:polygon draw:style-name="gr2" draw:text-style-name="P2" draw:layer="layout" svg:width="0.034cm" svg:height="0.034cm" svg:x="2.103cm" svg:y="9.152cm" svg:viewBox="0 0 35 35" draw:points="0,35 35,35 35,0 0,0">
          <text:p/>
        </draw:polygon>
        <draw:polygon draw:style-name="gr2" draw:text-style-name="P2" draw:layer="layout" svg:width="0.034cm" svg:height="0.034cm" svg:x="7.217cm" svg:y="9.152cm" svg:viewBox="0 0 35 35" draw:points="0,35 35,35 35,0 0,0">
          <text:p/>
        </draw:polygon>
        <draw:polygon draw:style-name="gr2" draw:text-style-name="P2" draw:layer="layout" svg:width="5.182cm" svg:height="0.034cm" svg:x="2.137cm" svg:y="9.084cm" svg:viewBox="0 0 5183 35" draw:points="0,35 5183,35 5183,0 0,0">
          <text:p/>
        </draw:polygon>
        <draw:polygon draw:style-name="gr2" draw:text-style-name="P2" draw:layer="layout" svg:width="5.08cm" svg:height="0.034cm" svg:x="2.137cm" svg:y="9.152cm" svg:viewBox="0 0 5081 35" draw:points="0,35 5081,35 5081,0 0,0">
          <text:p/>
        </draw:polygon>
        <draw:polygon draw:style-name="gr2" draw:text-style-name="P2" draw:layer="layout" svg:width="0.102cm" svg:height="0.034cm" svg:x="7.852cm" svg:y="9.084cm" svg:viewBox="0 0 103 35" draw:points="0,35 103,35 103,0 0,0">
          <text:p/>
        </draw:polygon>
        <draw:polygon draw:style-name="gr2" draw:text-style-name="P2" draw:layer="layout" svg:width="0.034cm" svg:height="0.034cm" svg:x="7.92cm" svg:y="9.152cm" svg:viewBox="0 0 35 35" draw:points="0,35 35,35 35,0 0,0">
          <text:p/>
        </draw:polygon>
        <draw:polygon draw:style-name="gr2" draw:text-style-name="P2" draw:layer="layout" svg:width="0.034cm" svg:height="0.034cm" svg:x="13.034cm" svg:y="9.152cm" svg:viewBox="0 0 35 35" draw:points="0,35 35,35 35,0 0,0">
          <text:p/>
        </draw:polygon>
        <draw:polygon draw:style-name="gr2" draw:text-style-name="P2" draw:layer="layout" svg:width="5.182cm" svg:height="0.034cm" svg:x="7.954cm" svg:y="9.084cm" svg:viewBox="0 0 5183 35" draw:points="0,35 5183,35 5183,0 0,0">
          <text:p/>
        </draw:polygon>
        <draw:polygon draw:style-name="gr2" draw:text-style-name="P2" draw:layer="layout" svg:width="5.08cm" svg:height="0.034cm" svg:x="7.954cm" svg:y="9.152cm" svg:viewBox="0 0 5081 35" draw:points="0,35 5081,35 5081,0 0,0">
          <text:p/>
        </draw:polygon>
        <draw:polygon draw:style-name="gr2" draw:text-style-name="P2" draw:layer="layout" svg:width="0.102cm" svg:height="0.034cm" svg:x="13.669cm" svg:y="9.084cm" svg:viewBox="0 0 103 35" draw:points="0,35 103,35 103,0 0,0">
          <text:p/>
        </draw:polygon>
        <draw:polygon draw:style-name="gr2" draw:text-style-name="P2" draw:layer="layout" svg:width="0.034cm" svg:height="0.034cm" svg:x="13.737cm" svg:y="9.152cm" svg:viewBox="0 0 35 35" draw:points="0,35 35,35 35,0 0,0">
          <text:p/>
        </draw:polygon>
        <draw:polygon draw:style-name="gr2" draw:text-style-name="P2" draw:layer="layout" svg:width="0.034cm" svg:height="0.102cm" svg:x="18.918cm" svg:y="8.779cm" svg:viewBox="0 0 35 103" draw:points="0,103 35,103 35,0 0,0">
          <text:p/>
        </draw:polygon>
        <draw:polygon draw:style-name="gr2" draw:text-style-name="P2" draw:layer="layout" svg:width="0.033cm" svg:height="0.034cm" svg:x="18.851cm" svg:y="8.779cm" svg:viewBox="0 0 34 35" draw:points="0,35 34,35 34,0 0,0">
          <text:p/>
        </draw:polygon>
        <draw:polygon draw:style-name="gr2" draw:text-style-name="P2" draw:layer="layout" svg:width="0.034cm" svg:height="0.436cm" svg:x="2.036cm" svg:y="8.343cm" svg:viewBox="0 0 35 437" draw:points="0,437 35,437 35,0 0,0">
          <text:p/>
        </draw:polygon>
        <draw:polygon draw:style-name="gr2" draw:text-style-name="P2" draw:layer="layout" svg:width="0.034cm" svg:height="0.436cm" svg:x="2.103cm" svg:y="8.343cm" svg:viewBox="0 0 35 437" draw:points="0,437 35,437 35,0 0,0">
          <text:p/>
        </draw:polygon>
        <draw:polygon draw:style-name="gr2" draw:text-style-name="P2" draw:layer="layout" svg:width="0.034cm" svg:height="0.974cm" svg:x="2.671cm" svg:y="5.35cm" svg:viewBox="0 0 35 975" draw:points="0,975 35,975 35,0 0,0">
          <text:p/>
        </draw:polygon>
        <draw:polygon draw:style-name="gr2" draw:text-style-name="P2" draw:layer="layout" svg:width="0.034cm" svg:height="0.974cm" svg:x="2.738cm" svg:y="5.35cm" svg:viewBox="0 0 35 975" draw:points="0,975 35,975 35,0 0,0">
          <text:p/>
        </draw:polygon>
        <draw:polygon draw:style-name="gr2" draw:text-style-name="P2" draw:layer="layout" svg:width="0.033cm" svg:height="0.469cm" svg:x="3.34cm" svg:y="3.937cm" svg:viewBox="0 0 34 470" draw:points="0,470 34,470 34,0 0,0">
          <text:p/>
        </draw:polygon>
        <draw:polygon draw:style-name="gr2" draw:text-style-name="P2" draw:layer="layout" svg:width="1.27cm" svg:height="0.034cm" svg:x="2.738cm" svg:y="9.63cm" svg:viewBox="0 0 1271 35" draw:points="0,35 1271,35 1271,0 0,0">
          <text:p/>
        </draw:polygon>
        <draw:polygon draw:style-name="gr2" draw:text-style-name="P2" draw:layer="layout" svg:width="0.635cm" svg:height="0.034cm" svg:x="4.254cm" svg:y="9.63cm" svg:viewBox="0 0 636 35" draw:points="0,35 636,35 636,0 0,0">
          <text:p/>
        </draw:polygon>
        <draw:polygon draw:style-name="gr2" draw:text-style-name="P2" draw:layer="layout" svg:width="0.635cm" svg:height="0.034cm" svg:x="5.135cm" svg:y="9.63cm" svg:viewBox="0 0 636 35" draw:points="0,35 636,35 636,0 0,0">
          <text:p/>
        </draw:polygon>
        <draw:polygon draw:style-name="gr2" draw:text-style-name="P2" draw:layer="layout" svg:width="0.034cm" svg:height="0.436cm" svg:x="6.582cm" svg:y="8.343cm" svg:viewBox="0 0 35 437" draw:points="0,437 35,437 35,0 0,0">
          <text:p/>
        </draw:polygon>
        <draw:polygon draw:style-name="gr2" draw:text-style-name="P2" draw:layer="layout" svg:width="0.034cm" svg:height="0.436cm" svg:x="6.65cm" svg:y="8.343cm" svg:viewBox="0 0 35 437" draw:points="0,437 35,437 35,0 0,0">
          <text:p/>
        </draw:polygon>
        <draw:polygon draw:style-name="gr2" draw:text-style-name="P2" draw:layer="layout" svg:width="0.635cm" svg:height="0.034cm" svg:x="6.015cm" svg:y="9.63cm" svg:viewBox="0 0 636 35" draw:points="0,35 636,35 636,0 0,0">
          <text:p/>
        </draw:polygon>
        <draw:polygon draw:style-name="gr2" draw:text-style-name="P2" draw:layer="layout" svg:width="0.034cm" svg:height="0.436cm" svg:x="8.487cm" svg:y="8.343cm" svg:viewBox="0 0 35 437" draw:points="0,437 35,437 35,0 0,0">
          <text:p/>
        </draw:polygon>
        <draw:polygon draw:style-name="gr2" draw:text-style-name="P2" draw:layer="layout" svg:width="0.034cm" svg:height="0.436cm" svg:x="8.555cm" svg:y="8.343cm" svg:viewBox="0 0 35 437" draw:points="0,437 35,437 35,0 0,0">
          <text:p/>
        </draw:polygon>
        <draw:polygon draw:style-name="gr2" draw:text-style-name="P2" draw:layer="layout" svg:width="1.27cm" svg:height="0.034cm" svg:x="8.555cm" svg:y="9.63cm" svg:viewBox="0 0 1271 35" draw:points="0,35 1271,35 1271,0 0,0">
          <text:p/>
        </draw:polygon>
        <draw:polygon draw:style-name="gr2" draw:text-style-name="P2" draw:layer="layout" svg:width="0.034cm" svg:height="2.049cm" svg:x="10.003cm" svg:y="2.357cm" svg:viewBox="0 0 35 2050" draw:points="0,2050 35,2050 35,0 0,0">
          <text:p/>
        </draw:polygon>
        <draw:polygon draw:style-name="gr2" draw:text-style-name="P2" draw:layer="layout" svg:width="0.033cm" svg:height="2.049cm" svg:x="10.071cm" svg:y="2.357cm" svg:viewBox="0 0 34 2050" draw:points="0,2050 34,2050 34,0 0,0">
          <text:p/>
        </draw:polygon>
        <draw:polygon draw:style-name="gr2" draw:text-style-name="P2" draw:layer="layout" svg:width="0.034cm" svg:height="0.974cm" svg:x="10.638cm" svg:y="2.357cm" svg:viewBox="0 0 35 975" draw:points="0,975 35,975 35,0 0,0">
          <text:p/>
        </draw:polygon>
        <draw:polygon draw:style-name="gr2" draw:text-style-name="P2" draw:layer="layout" svg:width="0.033cm" svg:height="0.974cm" svg:x="10.706cm" svg:y="2.357cm" svg:viewBox="0 0 34 975" draw:points="0,975 34,975 34,0 0,0">
          <text:p/>
        </draw:polygon>
        <draw:polygon draw:style-name="gr2" draw:text-style-name="P2" draw:layer="layout" svg:width="0.635cm" svg:height="0.034cm" svg:x="10.071cm" svg:y="9.63cm" svg:viewBox="0 0 636 35" draw:points="0,35 636,35 636,0 0,0">
          <text:p/>
        </draw:polygon>
        <draw:polygon draw:style-name="gr2" draw:text-style-name="P2" draw:layer="layout" svg:width="0.034cm" svg:height="0.974cm" svg:x="10.883cm" svg:y="5.35cm" svg:viewBox="0 0 35 975" draw:points="0,975 35,975 35,0 0,0">
          <text:p/>
        </draw:polygon>
        <draw:polygon draw:style-name="gr2" draw:text-style-name="P2" draw:layer="layout" svg:width="0.034cm" svg:height="0.974cm" svg:x="10.951cm" svg:y="5.35cm" svg:viewBox="0 0 35 975" draw:points="0,975 35,975 35,0 0,0">
          <text:p/>
        </draw:polygon>
        <draw:polygon draw:style-name="gr2" draw:text-style-name="P2" draw:layer="layout" svg:width="0.635cm" svg:height="0.034cm" svg:x="10.951cm" svg:y="9.63cm" svg:viewBox="0 0 636 35" draw:points="0,35 636,35 636,0 0,0">
          <text:p/>
        </draw:polygon>
        <draw:polygon draw:style-name="gr2" draw:text-style-name="P2" draw:layer="layout" svg:width="0.635cm" svg:height="0.034cm" svg:x="11.832cm" svg:y="9.63cm" svg:viewBox="0 0 636 35" draw:points="0,35 636,35 636,0 0,0">
          <text:p/>
        </draw:polygon>
        <draw:polygon draw:style-name="gr2" draw:text-style-name="P2" draw:layer="layout" svg:width="1.27cm" svg:height="0.034cm" svg:x="14.372cm" svg:y="9.63cm" svg:viewBox="0 0 1271 35" draw:points="0,35 1271,35 1271,0 0,0">
          <text:p/>
        </draw:polygon>
        <draw:polygon draw:style-name="gr2" draw:text-style-name="P2" draw:layer="layout" svg:width="0.635cm" svg:height="0.034cm" svg:x="15.887cm" svg:y="9.63cm" svg:viewBox="0 0 636 35" draw:points="0,35 636,35 636,0 0,0">
          <text:p/>
        </draw:polygon>
        <draw:polygon draw:style-name="gr2" draw:text-style-name="P2" draw:layer="layout" svg:width="0.635cm" svg:height="0.034cm" svg:x="16.768cm" svg:y="9.63cm" svg:viewBox="0 0 636 35" draw:points="0,35 636,35 636,0 0,0">
          <text:p/>
        </draw:polygon>
        <draw:polygon draw:style-name="gr2" draw:text-style-name="P2" draw:layer="layout" svg:width="0.034cm" svg:height="1.211cm" svg:x="17.614cm" svg:y="0.774cm" svg:viewBox="0 0 35 1212" draw:points="0,1212 35,1212 35,0 0,0">
          <text:p/>
        </draw:polygon>
        <draw:polygon draw:style-name="gr2" draw:text-style-name="P2" draw:layer="layout" svg:width="0.033cm" svg:height="0.436cm" svg:x="18.851cm" svg:y="8.343cm" svg:viewBox="0 0 34 437" draw:points="0,437 34,437 34,0 0,0">
          <text:p/>
        </draw:polygon>
        <draw:polygon draw:style-name="gr2" draw:text-style-name="P2" draw:layer="layout" svg:width="0.034cm" svg:height="0.436cm" svg:x="18.918cm" svg:y="8.343cm" svg:viewBox="0 0 35 437" draw:points="0,437 35,437 35,0 0,0">
          <text:p/>
        </draw:polygon>
        <draw:polygon draw:style-name="gr2" draw:text-style-name="P2" draw:layer="layout" svg:width="1.27cm" svg:height="0.033cm" svg:x="2.738cm" svg:y="10.143cm" svg:viewBox="0 0 1271 34" draw:points="0,34 1271,34 1271,0 0,0">
          <text:p/>
        </draw:polygon>
        <draw:polygon draw:style-name="gr2" draw:text-style-name="P2" draw:layer="layout" svg:width="0.635cm" svg:height="0.033cm" svg:x="4.254cm" svg:y="10.143cm" svg:viewBox="0 0 636 34" draw:points="0,34 636,34 636,0 0,0">
          <text:p/>
        </draw:polygon>
        <draw:polygon draw:style-name="gr2" draw:text-style-name="P2" draw:layer="layout" svg:width="0.635cm" svg:height="0.033cm" svg:x="5.135cm" svg:y="10.143cm" svg:viewBox="0 0 636 34" draw:points="0,34 636,34 636,0 0,0">
          <text:p/>
        </draw:polygon>
        <draw:polygon draw:style-name="gr2" draw:text-style-name="P2" draw:layer="layout" svg:width="0.635cm" svg:height="0.033cm" svg:x="6.015cm" svg:y="10.143cm" svg:viewBox="0 0 636 34" draw:points="0,34 636,34 636,0 0,0">
          <text:p/>
        </draw:polygon>
        <draw:polygon draw:style-name="gr2" draw:text-style-name="P2" draw:layer="layout" svg:width="1.27cm" svg:height="0.033cm" svg:x="8.555cm" svg:y="10.143cm" svg:viewBox="0 0 1271 34" draw:points="0,34 1271,34 1271,0 0,0">
          <text:p/>
        </draw:polygon>
        <draw:polygon draw:style-name="gr2" draw:text-style-name="P2" draw:layer="layout" svg:width="0.635cm" svg:height="0.033cm" svg:x="10.071cm" svg:y="10.143cm" svg:viewBox="0 0 636 34" draw:points="0,34 636,34 636,0 0,0">
          <text:p/>
        </draw:polygon>
        <draw:polygon draw:style-name="gr2" draw:text-style-name="P2" draw:layer="layout" svg:width="0.635cm" svg:height="0.033cm" svg:x="10.951cm" svg:y="10.143cm" svg:viewBox="0 0 636 34" draw:points="0,34 636,34 636,0 0,0">
          <text:p/>
        </draw:polygon>
        <draw:polygon draw:style-name="gr2" draw:text-style-name="P2" draw:layer="layout" svg:width="0.635cm" svg:height="0.033cm" svg:x="11.832cm" svg:y="10.143cm" svg:viewBox="0 0 636 34" draw:points="0,34 636,34 636,0 0,0">
          <text:p/>
        </draw:polygon>
        <draw:polygon draw:style-name="gr2" draw:text-style-name="P2" draw:layer="layout" svg:width="1.27cm" svg:height="0.033cm" svg:x="14.372cm" svg:y="10.143cm" svg:viewBox="0 0 1271 34" draw:points="0,34 1271,34 1271,0 0,0">
          <text:p/>
        </draw:polygon>
        <draw:polygon draw:style-name="gr2" draw:text-style-name="P2" draw:layer="layout" svg:width="0.635cm" svg:height="0.033cm" svg:x="15.887cm" svg:y="10.143cm" svg:viewBox="0 0 636 34" draw:points="0,34 636,34 636,0 0,0">
          <text:p/>
        </draw:polygon>
        <draw:polygon draw:style-name="gr2" draw:text-style-name="P2" draw:layer="layout" svg:width="0.635cm" svg:height="0.033cm" svg:x="16.768cm" svg:y="10.143cm" svg:viewBox="0 0 636 34" draw:points="0,34 636,34 636,0 0,0">
          <text:p/>
        </draw:polygon>
        <draw:polygon draw:style-name="gr2" draw:text-style-name="P2" draw:layer="layout" svg:width="1.27cm" svg:height="0.034cm" svg:x="2.738cm" svg:y="10.655cm" svg:viewBox="0 0 1271 35" draw:points="0,35 1271,35 1271,0 0,0">
          <text:p/>
        </draw:polygon>
        <draw:polygon draw:style-name="gr2" draw:text-style-name="P2" draw:layer="layout" svg:width="0.635cm" svg:height="0.034cm" svg:x="4.254cm" svg:y="10.655cm" svg:viewBox="0 0 636 35" draw:points="0,35 636,35 636,0 0,0">
          <text:p/>
        </draw:polygon>
        <draw:polygon draw:style-name="gr2" draw:text-style-name="P2" draw:layer="layout" svg:width="0.635cm" svg:height="0.034cm" svg:x="5.135cm" svg:y="10.655cm" svg:viewBox="0 0 636 35" draw:points="0,35 636,35 636,0 0,0">
          <text:p/>
        </draw:polygon>
        <draw:polygon draw:style-name="gr2" draw:text-style-name="P2" draw:layer="layout" svg:width="0.635cm" svg:height="0.034cm" svg:x="6.015cm" svg:y="10.655cm" svg:viewBox="0 0 636 35" draw:points="0,35 636,35 636,0 0,0">
          <text:p/>
        </draw:polygon>
        <draw:polygon draw:style-name="gr2" draw:text-style-name="P2" draw:layer="layout" svg:width="1.27cm" svg:height="0.034cm" svg:x="8.555cm" svg:y="10.655cm" svg:viewBox="0 0 1271 35" draw:points="0,35 1271,35 1271,0 0,0">
          <text:p/>
        </draw:polygon>
        <draw:polygon draw:style-name="gr2" draw:text-style-name="P2" draw:layer="layout" svg:width="0.635cm" svg:height="0.034cm" svg:x="10.071cm" svg:y="10.655cm" svg:viewBox="0 0 636 35" draw:points="0,35 636,35 636,0 0,0">
          <text:p/>
        </draw:polygon>
        <draw:polygon draw:style-name="gr2" draw:text-style-name="P2" draw:layer="layout" svg:width="0.635cm" svg:height="0.034cm" svg:x="10.951cm" svg:y="10.655cm" svg:viewBox="0 0 636 35" draw:points="0,35 636,35 636,0 0,0">
          <text:p/>
        </draw:polygon>
        <draw:polygon draw:style-name="gr2" draw:text-style-name="P2" draw:layer="layout" svg:width="0.635cm" svg:height="0.034cm" svg:x="11.832cm" svg:y="10.655cm" svg:viewBox="0 0 636 35" draw:points="0,35 636,35 636,0 0,0">
          <text:p/>
        </draw:polygon>
        <draw:polygon draw:style-name="gr2" draw:text-style-name="P2" draw:layer="layout" svg:width="1.27cm" svg:height="0.034cm" svg:x="14.372cm" svg:y="10.655cm" svg:viewBox="0 0 1271 35" draw:points="0,35 1271,35 1271,0 0,0">
          <text:p/>
        </draw:polygon>
        <draw:polygon draw:style-name="gr2" draw:text-style-name="P2" draw:layer="layout" svg:width="0.635cm" svg:height="0.034cm" svg:x="15.887cm" svg:y="10.655cm" svg:viewBox="0 0 636 35" draw:points="0,35 636,35 636,0 0,0">
          <text:p/>
        </draw:polygon>
        <draw:polygon draw:style-name="gr2" draw:text-style-name="P2" draw:layer="layout" svg:width="0.635cm" svg:height="0.034cm" svg:x="16.768cm" svg:y="10.655cm" svg:viewBox="0 0 636 35" draw:points="0,35 636,35 636,0 0,0">
          <text:p/>
        </draw:polygon>
        <draw:polygon draw:style-name="gr2" draw:text-style-name="P2" draw:layer="layout" svg:width="1.27cm" svg:height="0.034cm" svg:x="2.738cm" svg:y="11.167cm" svg:viewBox="0 0 1271 35" draw:points="0,35 1271,35 1271,0 0,0">
          <text:p/>
        </draw:polygon>
        <draw:polygon draw:style-name="gr2" draw:text-style-name="P2" draw:layer="layout" svg:width="0.635cm" svg:height="0.034cm" svg:x="4.254cm" svg:y="11.167cm" svg:viewBox="0 0 636 35" draw:points="0,35 636,35 636,0 0,0">
          <text:p/>
        </draw:polygon>
        <draw:polygon draw:style-name="gr2" draw:text-style-name="P2" draw:layer="layout" svg:width="0.635cm" svg:height="0.034cm" svg:x="5.135cm" svg:y="11.167cm" svg:viewBox="0 0 636 35" draw:points="0,35 636,35 636,0 0,0">
          <text:p/>
        </draw:polygon>
        <draw:polygon draw:style-name="gr2" draw:text-style-name="P2" draw:layer="layout" svg:width="0.635cm" svg:height="0.034cm" svg:x="6.015cm" svg:y="11.167cm" svg:viewBox="0 0 636 35" draw:points="0,35 636,35 636,0 0,0">
          <text:p/>
        </draw:polygon>
        <draw:polygon draw:style-name="gr2" draw:text-style-name="P2" draw:layer="layout" svg:width="1.27cm" svg:height="0.034cm" svg:x="8.555cm" svg:y="11.167cm" svg:viewBox="0 0 1271 35" draw:points="0,35 1271,35 1271,0 0,0">
          <text:p/>
        </draw:polygon>
        <draw:polygon draw:style-name="gr2" draw:text-style-name="P2" draw:layer="layout" svg:width="0.635cm" svg:height="0.034cm" svg:x="10.071cm" svg:y="11.167cm" svg:viewBox="0 0 636 35" draw:points="0,35 636,35 636,0 0,0">
          <text:p/>
        </draw:polygon>
        <draw:polygon draw:style-name="gr2" draw:text-style-name="P2" draw:layer="layout" svg:width="0.635cm" svg:height="0.034cm" svg:x="10.951cm" svg:y="11.167cm" svg:viewBox="0 0 636 35" draw:points="0,35 636,35 636,0 0,0">
          <text:p/>
        </draw:polygon>
        <draw:polygon draw:style-name="gr2" draw:text-style-name="P2" draw:layer="layout" svg:width="0.635cm" svg:height="0.034cm" svg:x="11.832cm" svg:y="11.167cm" svg:viewBox="0 0 636 35" draw:points="0,35 636,35 636,0 0,0">
          <text:p/>
        </draw:polygon>
        <draw:polygon draw:style-name="gr2" draw:text-style-name="P2" draw:layer="layout" svg:width="1.27cm" svg:height="0.034cm" svg:x="14.372cm" svg:y="11.167cm" svg:viewBox="0 0 1271 35" draw:points="0,35 1271,35 1271,0 0,0">
          <text:p/>
        </draw:polygon>
        <draw:polygon draw:style-name="gr2" draw:text-style-name="P2" draw:layer="layout" svg:width="0.635cm" svg:height="0.034cm" svg:x="15.887cm" svg:y="11.167cm" svg:viewBox="0 0 636 35" draw:points="0,35 636,35 636,0 0,0">
          <text:p/>
        </draw:polygon>
        <draw:polygon draw:style-name="gr2" draw:text-style-name="P2" draw:layer="layout" svg:width="0.635cm" svg:height="0.034cm" svg:x="16.768cm" svg:y="11.167cm" svg:viewBox="0 0 636 35" draw:points="0,35 636,35 636,0 0,0">
          <text:p/>
        </draw:polygon>
        <draw:polygon draw:style-name="gr2" draw:text-style-name="P2" draw:layer="layout" svg:width="1.27cm" svg:height="0.034cm" svg:x="2.738cm" svg:y="11.679cm" svg:viewBox="0 0 1271 35" draw:points="0,35 1271,35 1271,0 0,0">
          <text:p/>
        </draw:polygon>
        <draw:polygon draw:style-name="gr2" draw:text-style-name="P2" draw:layer="layout" svg:width="0.635cm" svg:height="0.034cm" svg:x="4.254cm" svg:y="11.679cm" svg:viewBox="0 0 636 35" draw:points="0,35 636,35 636,0 0,0">
          <text:p/>
        </draw:polygon>
        <draw:polygon draw:style-name="gr2" draw:text-style-name="P2" draw:layer="layout" svg:width="0.635cm" svg:height="0.034cm" svg:x="5.135cm" svg:y="11.679cm" svg:viewBox="0 0 636 35" draw:points="0,35 636,35 636,0 0,0">
          <text:p/>
        </draw:polygon>
        <draw:polygon draw:style-name="gr2" draw:text-style-name="P2" draw:layer="layout" svg:width="0.635cm" svg:height="0.034cm" svg:x="6.015cm" svg:y="11.679cm" svg:viewBox="0 0 636 35" draw:points="0,35 636,35 636,0 0,0">
          <text:p/>
        </draw:polygon>
        <draw:polygon draw:style-name="gr2" draw:text-style-name="P2" draw:layer="layout" svg:width="1.27cm" svg:height="0.034cm" svg:x="8.555cm" svg:y="11.679cm" svg:viewBox="0 0 1271 35" draw:points="0,35 1271,35 1271,0 0,0">
          <text:p/>
        </draw:polygon>
        <draw:polygon draw:style-name="gr2" draw:text-style-name="P2" draw:layer="layout" svg:width="0.635cm" svg:height="0.034cm" svg:x="10.071cm" svg:y="11.679cm" svg:viewBox="0 0 636 35" draw:points="0,35 636,35 636,0 0,0">
          <text:p/>
        </draw:polygon>
        <draw:polygon draw:style-name="gr2" draw:text-style-name="P2" draw:layer="layout" svg:width="0.635cm" svg:height="0.034cm" svg:x="10.951cm" svg:y="11.679cm" svg:viewBox="0 0 636 35" draw:points="0,35 636,35 636,0 0,0">
          <text:p/>
        </draw:polygon>
        <draw:polygon draw:style-name="gr2" draw:text-style-name="P2" draw:layer="layout" svg:width="0.635cm" svg:height="0.034cm" svg:x="11.832cm" svg:y="11.679cm" svg:viewBox="0 0 636 35" draw:points="0,35 636,35 636,0 0,0">
          <text:p/>
        </draw:polygon>
        <draw:polygon draw:style-name="gr2" draw:text-style-name="P2" draw:layer="layout" svg:width="1.27cm" svg:height="0.034cm" svg:x="14.372cm" svg:y="11.679cm" svg:viewBox="0 0 1271 35" draw:points="0,35 1271,35 1271,0 0,0">
          <text:p/>
        </draw:polygon>
        <draw:polygon draw:style-name="gr2" draw:text-style-name="P2" draw:layer="layout" svg:width="0.635cm" svg:height="0.034cm" svg:x="15.887cm" svg:y="11.679cm" svg:viewBox="0 0 636 35" draw:points="0,35 636,35 636,0 0,0">
          <text:p/>
        </draw:polygon>
        <draw:polygon draw:style-name="gr2" draw:text-style-name="P2" draw:layer="layout" svg:width="0.635cm" svg:height="0.034cm" svg:x="16.768cm" svg:y="11.679cm" svg:viewBox="0 0 636 35" draw:points="0,35 636,35 636,0 0,0">
          <text:p/>
        </draw:polygon>
        <draw:polygon draw:style-name="gr2" draw:text-style-name="P2" draw:layer="layout" svg:width="1.27cm" svg:height="0.034cm" svg:x="2.738cm" svg:y="12.191cm" svg:viewBox="0 0 1271 35" draw:points="0,35 1271,35 1271,0 0,0">
          <text:p/>
        </draw:polygon>
        <draw:polygon draw:style-name="gr2" draw:text-style-name="P2" draw:layer="layout" svg:width="0.635cm" svg:height="0.034cm" svg:x="4.254cm" svg:y="12.191cm" svg:viewBox="0 0 636 35" draw:points="0,35 636,35 636,0 0,0">
          <text:p/>
        </draw:polygon>
        <draw:polygon draw:style-name="gr2" draw:text-style-name="P2" draw:layer="layout" svg:width="0.635cm" svg:height="0.034cm" svg:x="5.135cm" svg:y="12.191cm" svg:viewBox="0 0 636 35" draw:points="0,35 636,35 636,0 0,0">
          <text:p/>
        </draw:polygon>
        <draw:polygon draw:style-name="gr2" draw:text-style-name="P2" draw:layer="layout" svg:width="0.635cm" svg:height="0.034cm" svg:x="6.015cm" svg:y="12.191cm" svg:viewBox="0 0 636 35" draw:points="0,35 636,35 636,0 0,0">
          <text:p/>
        </draw:polygon>
        <draw:polygon draw:style-name="gr2" draw:text-style-name="P2" draw:layer="layout" svg:width="1.27cm" svg:height="0.034cm" svg:x="8.555cm" svg:y="12.191cm" svg:viewBox="0 0 1271 35" draw:points="0,35 1271,35 1271,0 0,0">
          <text:p/>
        </draw:polygon>
        <draw:polygon draw:style-name="gr2" draw:text-style-name="P2" draw:layer="layout" svg:width="0.635cm" svg:height="0.034cm" svg:x="10.071cm" svg:y="12.191cm" svg:viewBox="0 0 636 35" draw:points="0,35 636,35 636,0 0,0">
          <text:p/>
        </draw:polygon>
        <draw:polygon draw:style-name="gr2" draw:text-style-name="P2" draw:layer="layout" svg:width="0.635cm" svg:height="0.034cm" svg:x="10.951cm" svg:y="12.191cm" svg:viewBox="0 0 636 35" draw:points="0,35 636,35 636,0 0,0">
          <text:p/>
        </draw:polygon>
        <draw:polygon draw:style-name="gr2" draw:text-style-name="P2" draw:layer="layout" svg:width="0.635cm" svg:height="0.034cm" svg:x="11.832cm" svg:y="12.191cm" svg:viewBox="0 0 636 35" draw:points="0,35 636,35 636,0 0,0">
          <text:p/>
        </draw:polygon>
        <draw:polygon draw:style-name="gr2" draw:text-style-name="P2" draw:layer="layout" svg:width="1.27cm" svg:height="0.034cm" svg:x="14.372cm" svg:y="12.191cm" svg:viewBox="0 0 1271 35" draw:points="0,35 1271,35 1271,0 0,0">
          <text:p/>
        </draw:polygon>
        <draw:polygon draw:style-name="gr2" draw:text-style-name="P2" draw:layer="layout" svg:width="0.635cm" svg:height="0.034cm" svg:x="15.887cm" svg:y="12.191cm" svg:viewBox="0 0 636 35" draw:points="0,35 636,35 636,0 0,0">
          <text:p/>
        </draw:polygon>
        <draw:polygon draw:style-name="gr2" draw:text-style-name="P2" draw:layer="layout" svg:width="0.635cm" svg:height="0.034cm" svg:x="16.768cm" svg:y="12.191cm" svg:viewBox="0 0 636 35" draw:points="0,35 636,35 636,0 0,0">
          <text:p/>
        </draw:polygon>
        <draw:polygon draw:style-name="gr2" draw:text-style-name="P2" draw:layer="layout" svg:width="1.27cm" svg:height="0.034cm" svg:x="2.738cm" svg:y="12.704cm" svg:viewBox="0 0 1271 35" draw:points="0,35 1271,35 1271,0 0,0">
          <text:p/>
        </draw:polygon>
        <draw:polygon draw:style-name="gr2" draw:text-style-name="P2" draw:layer="layout" svg:width="0.635cm" svg:height="0.034cm" svg:x="4.254cm" svg:y="12.704cm" svg:viewBox="0 0 636 35" draw:points="0,35 636,35 636,0 0,0">
          <text:p/>
        </draw:polygon>
        <draw:polygon draw:style-name="gr2" draw:text-style-name="P2" draw:layer="layout" svg:width="0.635cm" svg:height="0.034cm" svg:x="5.135cm" svg:y="12.704cm" svg:viewBox="0 0 636 35" draw:points="0,35 636,35 636,0 0,0">
          <text:p/>
        </draw:polygon>
        <draw:polygon draw:style-name="gr2" draw:text-style-name="P2" draw:layer="layout" svg:width="0.635cm" svg:height="0.034cm" svg:x="6.015cm" svg:y="12.704cm" svg:viewBox="0 0 636 35" draw:points="0,35 636,35 636,0 0,0">
          <text:p/>
        </draw:polygon>
        <draw:polygon draw:style-name="gr2" draw:text-style-name="P2" draw:layer="layout" svg:width="1.27cm" svg:height="0.034cm" svg:x="8.555cm" svg:y="12.704cm" svg:viewBox="0 0 1271 35" draw:points="0,35 1271,35 1271,0 0,0">
          <text:p/>
        </draw:polygon>
        <draw:polygon draw:style-name="gr2" draw:text-style-name="P2" draw:layer="layout" svg:width="0.635cm" svg:height="0.034cm" svg:x="10.071cm" svg:y="12.704cm" svg:viewBox="0 0 636 35" draw:points="0,35 636,35 636,0 0,0">
          <text:p/>
        </draw:polygon>
        <draw:polygon draw:style-name="gr2" draw:text-style-name="P2" draw:layer="layout" svg:width="0.635cm" svg:height="0.034cm" svg:x="10.951cm" svg:y="12.704cm" svg:viewBox="0 0 636 35" draw:points="0,35 636,35 636,0 0,0">
          <text:p/>
        </draw:polygon>
        <draw:polygon draw:style-name="gr2" draw:text-style-name="P2" draw:layer="layout" svg:width="0.635cm" svg:height="0.034cm" svg:x="11.832cm" svg:y="12.704cm" svg:viewBox="0 0 636 35" draw:points="0,35 636,35 636,0 0,0">
          <text:p/>
        </draw:polygon>
        <draw:polygon draw:style-name="gr2" draw:text-style-name="P2" draw:layer="layout" svg:width="1.27cm" svg:height="0.034cm" svg:x="14.372cm" svg:y="12.704cm" svg:viewBox="0 0 1271 35" draw:points="0,35 1271,35 1271,0 0,0">
          <text:p/>
        </draw:polygon>
        <draw:polygon draw:style-name="gr2" draw:text-style-name="P2" draw:layer="layout" svg:width="0.635cm" svg:height="0.034cm" svg:x="15.887cm" svg:y="12.704cm" svg:viewBox="0 0 636 35" draw:points="0,35 636,35 636,0 0,0">
          <text:p/>
        </draw:polygon>
        <draw:polygon draw:style-name="gr2" draw:text-style-name="P2" draw:layer="layout" svg:width="0.635cm" svg:height="0.034cm" svg:x="16.768cm" svg:y="12.704cm" svg:viewBox="0 0 636 35" draw:points="0,35 636,35 636,0 0,0">
          <text:p/>
        </draw:polygon>
        <draw:polygon draw:style-name="gr2" draw:text-style-name="P2" draw:layer="layout" svg:width="1.27cm" svg:height="0.035cm" svg:x="2.738cm" svg:y="13.216cm" svg:viewBox="0 0 1271 36" draw:points="0,36 1271,36 1271,0 0,0">
          <text:p/>
        </draw:polygon>
        <draw:polygon draw:style-name="gr2" draw:text-style-name="P2" draw:layer="layout" svg:width="0.635cm" svg:height="0.035cm" svg:x="4.254cm" svg:y="13.216cm" svg:viewBox="0 0 636 36" draw:points="0,36 636,36 636,0 0,0">
          <text:p/>
        </draw:polygon>
        <draw:polygon draw:style-name="gr2" draw:text-style-name="P2" draw:layer="layout" svg:width="0.635cm" svg:height="0.035cm" svg:x="5.135cm" svg:y="13.216cm" svg:viewBox="0 0 636 36" draw:points="0,36 636,36 636,0 0,0">
          <text:p/>
        </draw:polygon>
        <draw:polygon draw:style-name="gr2" draw:text-style-name="P2" draw:layer="layout" svg:width="0.635cm" svg:height="0.035cm" svg:x="6.015cm" svg:y="13.216cm" svg:viewBox="0 0 636 36" draw:points="0,36 636,36 636,0 0,0">
          <text:p/>
        </draw:polygon>
        <draw:polygon draw:style-name="gr2" draw:text-style-name="P2" draw:layer="layout" svg:width="1.27cm" svg:height="0.035cm" svg:x="8.555cm" svg:y="13.216cm" svg:viewBox="0 0 1271 36" draw:points="0,36 1271,36 1271,0 0,0">
          <text:p/>
        </draw:polygon>
        <draw:polygon draw:style-name="gr2" draw:text-style-name="P2" draw:layer="layout" svg:width="0.635cm" svg:height="0.035cm" svg:x="10.071cm" svg:y="13.216cm" svg:viewBox="0 0 636 36" draw:points="0,36 636,36 636,0 0,0">
          <text:p/>
        </draw:polygon>
        <draw:polygon draw:style-name="gr2" draw:text-style-name="P2" draw:layer="layout" svg:width="0.635cm" svg:height="0.035cm" svg:x="10.951cm" svg:y="13.216cm" svg:viewBox="0 0 636 36" draw:points="0,36 636,36 636,0 0,0">
          <text:p/>
        </draw:polygon>
        <draw:polygon draw:style-name="gr2" draw:text-style-name="P2" draw:layer="layout" svg:width="0.635cm" svg:height="0.035cm" svg:x="11.832cm" svg:y="13.216cm" svg:viewBox="0 0 636 36" draw:points="0,36 636,36 636,0 0,0">
          <text:p/>
        </draw:polygon>
        <draw:polygon draw:style-name="gr2" draw:text-style-name="P2" draw:layer="layout" svg:width="1.27cm" svg:height="0.035cm" svg:x="14.372cm" svg:y="13.216cm" svg:viewBox="0 0 1271 36" draw:points="0,36 1271,36 1271,0 0,0">
          <text:p/>
        </draw:polygon>
        <draw:polygon draw:style-name="gr2" draw:text-style-name="P2" draw:layer="layout" svg:width="0.635cm" svg:height="0.035cm" svg:x="15.887cm" svg:y="13.216cm" svg:viewBox="0 0 636 36" draw:points="0,36 636,36 636,0 0,0">
          <text:p/>
        </draw:polygon>
        <draw:polygon draw:style-name="gr2" draw:text-style-name="P2" draw:layer="layout" svg:width="0.635cm" svg:height="0.035cm" svg:x="16.768cm" svg:y="13.216cm" svg:viewBox="0 0 636 36" draw:points="0,36 636,36 636,0 0,0">
          <text:p/>
        </draw:polygon>
        <draw:polygon draw:style-name="gr2" draw:text-style-name="P2" draw:layer="layout" svg:width="1.27cm" svg:height="0.034cm" svg:x="2.738cm" svg:y="13.728cm" svg:viewBox="0 0 1271 35" draw:points="0,35 1271,35 1271,0 0,0">
          <text:p/>
        </draw:polygon>
        <draw:polygon draw:style-name="gr2" draw:text-style-name="P2" draw:layer="layout" svg:width="0.635cm" svg:height="0.034cm" svg:x="4.254cm" svg:y="13.728cm" svg:viewBox="0 0 636 35" draw:points="0,35 636,35 636,0 0,0">
          <text:p/>
        </draw:polygon>
        <draw:polygon draw:style-name="gr2" draw:text-style-name="P2" draw:layer="layout" svg:width="0.635cm" svg:height="0.034cm" svg:x="5.135cm" svg:y="13.728cm" svg:viewBox="0 0 636 35" draw:points="0,35 636,35 636,0 0,0">
          <text:p/>
        </draw:polygon>
        <draw:polygon draw:style-name="gr2" draw:text-style-name="P2" draw:layer="layout" svg:width="0.635cm" svg:height="0.034cm" svg:x="6.015cm" svg:y="13.728cm" svg:viewBox="0 0 636 35" draw:points="0,35 636,35 636,0 0,0">
          <text:p/>
        </draw:polygon>
        <draw:polygon draw:style-name="gr2" draw:text-style-name="P2" draw:layer="layout" svg:width="1.27cm" svg:height="0.034cm" svg:x="8.555cm" svg:y="13.728cm" svg:viewBox="0 0 1271 35" draw:points="0,35 1271,35 1271,0 0,0">
          <text:p/>
        </draw:polygon>
        <draw:polygon draw:style-name="gr2" draw:text-style-name="P2" draw:layer="layout" svg:width="0.635cm" svg:height="0.034cm" svg:x="10.071cm" svg:y="13.728cm" svg:viewBox="0 0 636 35" draw:points="0,35 636,35 636,0 0,0">
          <text:p/>
        </draw:polygon>
        <draw:polygon draw:style-name="gr2" draw:text-style-name="P2" draw:layer="layout" svg:width="0.635cm" svg:height="0.034cm" svg:x="10.951cm" svg:y="13.728cm" svg:viewBox="0 0 636 35" draw:points="0,35 636,35 636,0 0,0">
          <text:p/>
        </draw:polygon>
        <draw:polygon draw:style-name="gr2" draw:text-style-name="P2" draw:layer="layout" svg:width="0.635cm" svg:height="0.034cm" svg:x="11.832cm" svg:y="13.728cm" svg:viewBox="0 0 636 35" draw:points="0,35 636,35 636,0 0,0">
          <text:p/>
        </draw:polygon>
        <draw:polygon draw:style-name="gr2" draw:text-style-name="P2" draw:layer="layout" svg:width="1.27cm" svg:height="0.034cm" svg:x="14.372cm" svg:y="13.728cm" svg:viewBox="0 0 1271 35" draw:points="0,35 1271,35 1271,0 0,0">
          <text:p/>
        </draw:polygon>
        <draw:polygon draw:style-name="gr2" draw:text-style-name="P2" draw:layer="layout" svg:width="0.635cm" svg:height="0.034cm" svg:x="15.887cm" svg:y="13.728cm" svg:viewBox="0 0 636 35" draw:points="0,35 636,35 636,0 0,0">
          <text:p/>
        </draw:polygon>
        <draw:polygon draw:style-name="gr2" draw:text-style-name="P2" draw:layer="layout" svg:width="0.635cm" svg:height="0.034cm" svg:x="16.768cm" svg:y="13.728cm" svg:viewBox="0 0 636 35" draw:points="0,35 636,35 636,0 0,0">
          <text:p/>
        </draw:polygon>
        <draw:polygon draw:style-name="gr2" draw:text-style-name="P2" draw:layer="layout" svg:width="1.27cm" svg:height="0.034cm" svg:x="2.738cm" svg:y="14.24cm" svg:viewBox="0 0 1271 35" draw:points="0,35 1271,35 1271,0 0,0">
          <text:p/>
        </draw:polygon>
        <draw:polygon draw:style-name="gr2" draw:text-style-name="P2" draw:layer="layout" svg:width="0.635cm" svg:height="0.034cm" svg:x="4.254cm" svg:y="14.24cm" svg:viewBox="0 0 636 35" draw:points="0,35 636,35 636,0 0,0">
          <text:p/>
        </draw:polygon>
        <draw:polygon draw:style-name="gr2" draw:text-style-name="P2" draw:layer="layout" svg:width="0.635cm" svg:height="0.034cm" svg:x="5.135cm" svg:y="14.24cm" svg:viewBox="0 0 636 35" draw:points="0,35 636,35 636,0 0,0">
          <text:p/>
        </draw:polygon>
        <draw:polygon draw:style-name="gr2" draw:text-style-name="P2" draw:layer="layout" svg:width="0.635cm" svg:height="0.034cm" svg:x="6.015cm" svg:y="14.24cm" svg:viewBox="0 0 636 35" draw:points="0,35 636,35 636,0 0,0">
          <text:p/>
        </draw:polygon>
        <draw:polygon draw:style-name="gr2" draw:text-style-name="P2" draw:layer="layout" svg:width="1.27cm" svg:height="0.034cm" svg:x="8.555cm" svg:y="14.24cm" svg:viewBox="0 0 1271 35" draw:points="0,35 1271,35 1271,0 0,0">
          <text:p/>
        </draw:polygon>
        <draw:polygon draw:style-name="gr2" draw:text-style-name="P2" draw:layer="layout" svg:width="0.635cm" svg:height="0.034cm" svg:x="10.071cm" svg:y="14.24cm" svg:viewBox="0 0 636 35" draw:points="0,35 636,35 636,0 0,0">
          <text:p/>
        </draw:polygon>
        <draw:polygon draw:style-name="gr2" draw:text-style-name="P2" draw:layer="layout" svg:width="0.635cm" svg:height="0.034cm" svg:x="10.951cm" svg:y="14.24cm" svg:viewBox="0 0 636 35" draw:points="0,35 636,35 636,0 0,0">
          <text:p/>
        </draw:polygon>
        <draw:polygon draw:style-name="gr2" draw:text-style-name="P2" draw:layer="layout" svg:width="0.635cm" svg:height="0.034cm" svg:x="11.832cm" svg:y="14.24cm" svg:viewBox="0 0 636 35" draw:points="0,35 636,35 636,0 0,0">
          <text:p/>
        </draw:polygon>
        <draw:polygon draw:style-name="gr2" draw:text-style-name="P2" draw:layer="layout" svg:width="1.27cm" svg:height="0.034cm" svg:x="14.372cm" svg:y="14.24cm" svg:viewBox="0 0 1271 35" draw:points="0,35 1271,35 1271,0 0,0">
          <text:p/>
        </draw:polygon>
        <draw:polygon draw:style-name="gr2" draw:text-style-name="P2" draw:layer="layout" svg:width="0.635cm" svg:height="0.034cm" svg:x="15.887cm" svg:y="14.24cm" svg:viewBox="0 0 636 35" draw:points="0,35 636,35 636,0 0,0">
          <text:p/>
        </draw:polygon>
        <draw:polygon draw:style-name="gr2" draw:text-style-name="P2" draw:layer="layout" svg:width="0.635cm" svg:height="0.034cm" svg:x="16.768cm" svg:y="14.24cm" svg:viewBox="0 0 636 35" draw:points="0,35 636,35 636,0 0,0">
          <text:p/>
        </draw:polygon>
        <draw:polygon draw:style-name="gr2" draw:text-style-name="P2" draw:layer="layout" svg:width="1.27cm" svg:height="0.034cm" svg:x="2.738cm" svg:y="14.753cm" svg:viewBox="0 0 1271 35" draw:points="0,35 1271,35 1271,0 0,0">
          <text:p/>
        </draw:polygon>
        <draw:polygon draw:style-name="gr2" draw:text-style-name="P2" draw:layer="layout" svg:width="0.635cm" svg:height="0.034cm" svg:x="4.254cm" svg:y="14.753cm" svg:viewBox="0 0 636 35" draw:points="0,35 636,35 636,0 0,0">
          <text:p/>
        </draw:polygon>
        <draw:polygon draw:style-name="gr2" draw:text-style-name="P2" draw:layer="layout" svg:width="0.635cm" svg:height="0.034cm" svg:x="5.135cm" svg:y="14.753cm" svg:viewBox="0 0 636 35" draw:points="0,35 636,35 636,0 0,0">
          <text:p/>
        </draw:polygon>
        <draw:polygon draw:style-name="gr2" draw:text-style-name="P2" draw:layer="layout" svg:width="0.635cm" svg:height="0.034cm" svg:x="6.015cm" svg:y="14.753cm" svg:viewBox="0 0 636 35" draw:points="0,35 636,35 636,0 0,0">
          <text:p/>
        </draw:polygon>
        <draw:polygon draw:style-name="gr2" draw:text-style-name="P2" draw:layer="layout" svg:width="1.27cm" svg:height="0.034cm" svg:x="8.555cm" svg:y="14.753cm" svg:viewBox="0 0 1271 35" draw:points="0,35 1271,35 1271,0 0,0">
          <text:p/>
        </draw:polygon>
        <draw:polygon draw:style-name="gr2" draw:text-style-name="P2" draw:layer="layout" svg:width="0.635cm" svg:height="0.034cm" svg:x="10.071cm" svg:y="14.753cm" svg:viewBox="0 0 636 35" draw:points="0,35 636,35 636,0 0,0">
          <text:p/>
        </draw:polygon>
        <draw:polygon draw:style-name="gr2" draw:text-style-name="P2" draw:layer="layout" svg:width="0.635cm" svg:height="0.034cm" svg:x="10.951cm" svg:y="14.753cm" svg:viewBox="0 0 636 35" draw:points="0,35 636,35 636,0 0,0">
          <text:p/>
        </draw:polygon>
        <draw:polygon draw:style-name="gr2" draw:text-style-name="P2" draw:layer="layout" svg:width="0.635cm" svg:height="0.034cm" svg:x="11.832cm" svg:y="14.753cm" svg:viewBox="0 0 636 35" draw:points="0,35 636,35 636,0 0,0">
          <text:p/>
        </draw:polygon>
        <draw:polygon draw:style-name="gr2" draw:text-style-name="P2" draw:layer="layout" svg:width="1.27cm" svg:height="0.034cm" svg:x="14.372cm" svg:y="14.753cm" svg:viewBox="0 0 1271 35" draw:points="0,35 1271,35 1271,0 0,0">
          <text:p/>
        </draw:polygon>
        <draw:polygon draw:style-name="gr2" draw:text-style-name="P2" draw:layer="layout" svg:width="0.635cm" svg:height="0.034cm" svg:x="15.887cm" svg:y="14.753cm" svg:viewBox="0 0 636 35" draw:points="0,35 636,35 636,0 0,0">
          <text:p/>
        </draw:polygon>
        <draw:polygon draw:style-name="gr2" draw:text-style-name="P2" draw:layer="layout" svg:width="0.635cm" svg:height="0.034cm" svg:x="16.768cm" svg:y="14.753cm" svg:viewBox="0 0 636 35" draw:points="0,35 636,35 636,0 0,0">
          <text:p/>
        </draw:polygon>
        <draw:polygon draw:style-name="gr2" draw:text-style-name="P2" draw:layer="layout" svg:width="1.27cm" svg:height="0.034cm" svg:x="2.738cm" svg:y="15.265cm" svg:viewBox="0 0 1271 35" draw:points="0,35 1271,35 1271,0 0,0">
          <text:p/>
        </draw:polygon>
        <draw:polygon draw:style-name="gr2" draw:text-style-name="P2" draw:layer="layout" svg:width="0.635cm" svg:height="0.034cm" svg:x="4.254cm" svg:y="15.265cm" svg:viewBox="0 0 636 35" draw:points="0,35 636,35 636,0 0,0">
          <text:p/>
        </draw:polygon>
        <draw:polygon draw:style-name="gr2" draw:text-style-name="P2" draw:layer="layout" svg:width="0.635cm" svg:height="0.034cm" svg:x="5.135cm" svg:y="15.265cm" svg:viewBox="0 0 636 35" draw:points="0,35 636,35 636,0 0,0">
          <text:p/>
        </draw:polygon>
        <draw:polygon draw:style-name="gr2" draw:text-style-name="P2" draw:layer="layout" svg:width="0.635cm" svg:height="0.034cm" svg:x="6.015cm" svg:y="15.265cm" svg:viewBox="0 0 636 35" draw:points="0,35 636,35 636,0 0,0">
          <text:p/>
        </draw:polygon>
        <draw:polygon draw:style-name="gr2" draw:text-style-name="P2" draw:layer="layout" svg:width="1.27cm" svg:height="0.034cm" svg:x="8.555cm" svg:y="15.265cm" svg:viewBox="0 0 1271 35" draw:points="0,35 1271,35 1271,0 0,0">
          <text:p/>
        </draw:polygon>
        <draw:polygon draw:style-name="gr2" draw:text-style-name="P2" draw:layer="layout" svg:width="0.635cm" svg:height="0.034cm" svg:x="10.071cm" svg:y="15.265cm" svg:viewBox="0 0 636 35" draw:points="0,35 636,35 636,0 0,0">
          <text:p/>
        </draw:polygon>
        <draw:polygon draw:style-name="gr2" draw:text-style-name="P2" draw:layer="layout" svg:width="0.635cm" svg:height="0.034cm" svg:x="10.951cm" svg:y="15.265cm" svg:viewBox="0 0 636 35" draw:points="0,35 636,35 636,0 0,0">
          <text:p/>
        </draw:polygon>
        <draw:polygon draw:style-name="gr2" draw:text-style-name="P2" draw:layer="layout" svg:width="0.635cm" svg:height="0.034cm" svg:x="11.832cm" svg:y="15.265cm" svg:viewBox="0 0 636 35" draw:points="0,35 636,35 636,0 0,0">
          <text:p/>
        </draw:polygon>
        <draw:polygon draw:style-name="gr2" draw:text-style-name="P2" draw:layer="layout" svg:width="1.27cm" svg:height="0.034cm" svg:x="14.372cm" svg:y="15.265cm" svg:viewBox="0 0 1271 35" draw:points="0,35 1271,35 1271,0 0,0">
          <text:p/>
        </draw:polygon>
        <draw:polygon draw:style-name="gr2" draw:text-style-name="P2" draw:layer="layout" svg:width="0.635cm" svg:height="0.034cm" svg:x="15.887cm" svg:y="15.265cm" svg:viewBox="0 0 636 35" draw:points="0,35 636,35 636,0 0,0">
          <text:p/>
        </draw:polygon>
        <draw:polygon draw:style-name="gr2" draw:text-style-name="P2" draw:layer="layout" svg:width="0.635cm" svg:height="0.034cm" svg:x="16.768cm" svg:y="15.265cm" svg:viewBox="0 0 636 35" draw:points="0,35 636,35 636,0 0,0">
          <text:p/>
        </draw:polygon>
        <draw:polygon draw:style-name="gr2" draw:text-style-name="P2" draw:layer="layout" svg:width="1.27cm" svg:height="0.034cm" svg:x="2.738cm" svg:y="15.777cm" svg:viewBox="0 0 1271 35" draw:points="0,35 1271,35 1271,0 0,0">
          <text:p/>
        </draw:polygon>
        <draw:polygon draw:style-name="gr2" draw:text-style-name="P2" draw:layer="layout" svg:width="0.635cm" svg:height="0.034cm" svg:x="4.254cm" svg:y="15.777cm" svg:viewBox="0 0 636 35" draw:points="0,35 636,35 636,0 0,0">
          <text:p/>
        </draw:polygon>
        <draw:polygon draw:style-name="gr2" draw:text-style-name="P2" draw:layer="layout" svg:width="0.635cm" svg:height="0.034cm" svg:x="5.135cm" svg:y="15.777cm" svg:viewBox="0 0 636 35" draw:points="0,35 636,35 636,0 0,0">
          <text:p/>
        </draw:polygon>
        <draw:polygon draw:style-name="gr2" draw:text-style-name="P2" draw:layer="layout" svg:width="0.635cm" svg:height="0.034cm" svg:x="6.015cm" svg:y="15.777cm" svg:viewBox="0 0 636 35" draw:points="0,35 636,35 636,0 0,0">
          <text:p/>
        </draw:polygon>
        <draw:polygon draw:style-name="gr2" draw:text-style-name="P2" draw:layer="layout" svg:width="1.27cm" svg:height="0.034cm" svg:x="8.555cm" svg:y="15.777cm" svg:viewBox="0 0 1271 35" draw:points="0,35 1271,35 1271,0 0,0">
          <text:p/>
        </draw:polygon>
        <draw:polygon draw:style-name="gr2" draw:text-style-name="P2" draw:layer="layout" svg:width="0.635cm" svg:height="0.034cm" svg:x="10.071cm" svg:y="15.777cm" svg:viewBox="0 0 636 35" draw:points="0,35 636,35 636,0 0,0">
          <text:p/>
        </draw:polygon>
        <draw:polygon draw:style-name="gr2" draw:text-style-name="P2" draw:layer="layout" svg:width="0.635cm" svg:height="0.034cm" svg:x="10.951cm" svg:y="15.777cm" svg:viewBox="0 0 636 35" draw:points="0,35 636,35 636,0 0,0">
          <text:p/>
        </draw:polygon>
        <draw:polygon draw:style-name="gr2" draw:text-style-name="P2" draw:layer="layout" svg:width="0.635cm" svg:height="0.034cm" svg:x="11.832cm" svg:y="15.777cm" svg:viewBox="0 0 636 35" draw:points="0,35 636,35 636,0 0,0">
          <text:p/>
        </draw:polygon>
        <draw:polygon draw:style-name="gr2" draw:text-style-name="P2" draw:layer="layout" svg:width="1.27cm" svg:height="0.034cm" svg:x="14.372cm" svg:y="15.777cm" svg:viewBox="0 0 1271 35" draw:points="0,35 1271,35 1271,0 0,0">
          <text:p/>
        </draw:polygon>
        <draw:polygon draw:style-name="gr2" draw:text-style-name="P2" draw:layer="layout" svg:width="0.635cm" svg:height="0.034cm" svg:x="15.887cm" svg:y="15.777cm" svg:viewBox="0 0 636 35" draw:points="0,35 636,35 636,0 0,0">
          <text:p/>
        </draw:polygon>
        <draw:polygon draw:style-name="gr2" draw:text-style-name="P2" draw:layer="layout" svg:width="0.635cm" svg:height="0.034cm" svg:x="16.768cm" svg:y="15.777cm" svg:viewBox="0 0 636 35" draw:points="0,35 636,35 636,0 0,0">
          <text:p/>
        </draw:polygon>
        <draw:polygon draw:style-name="gr2" draw:text-style-name="P2" draw:layer="layout" svg:width="1.27cm" svg:height="0.034cm" svg:x="2.738cm" svg:y="16.289cm" svg:viewBox="0 0 1271 35" draw:points="0,35 1271,35 1271,0 0,0">
          <text:p/>
        </draw:polygon>
        <draw:polygon draw:style-name="gr2" draw:text-style-name="P2" draw:layer="layout" svg:width="0.635cm" svg:height="0.034cm" svg:x="4.254cm" svg:y="16.289cm" svg:viewBox="0 0 636 35" draw:points="0,35 636,35 636,0 0,0">
          <text:p/>
        </draw:polygon>
        <draw:polygon draw:style-name="gr2" draw:text-style-name="P2" draw:layer="layout" svg:width="0.635cm" svg:height="0.034cm" svg:x="5.135cm" svg:y="16.289cm" svg:viewBox="0 0 636 35" draw:points="0,35 636,35 636,0 0,0">
          <text:p/>
        </draw:polygon>
        <draw:polygon draw:style-name="gr2" draw:text-style-name="P2" draw:layer="layout" svg:width="0.635cm" svg:height="0.034cm" svg:x="6.015cm" svg:y="16.289cm" svg:viewBox="0 0 636 35" draw:points="0,35 636,35 636,0 0,0">
          <text:p/>
        </draw:polygon>
        <draw:polygon draw:style-name="gr2" draw:text-style-name="P2" draw:layer="layout" svg:width="1.27cm" svg:height="0.034cm" svg:x="8.555cm" svg:y="16.289cm" svg:viewBox="0 0 1271 35" draw:points="0,35 1271,35 1271,0 0,0">
          <text:p/>
        </draw:polygon>
        <draw:polygon draw:style-name="gr2" draw:text-style-name="P2" draw:layer="layout" svg:width="0.635cm" svg:height="0.034cm" svg:x="10.071cm" svg:y="16.289cm" svg:viewBox="0 0 636 35" draw:points="0,35 636,35 636,0 0,0">
          <text:p/>
        </draw:polygon>
        <draw:polygon draw:style-name="gr2" draw:text-style-name="P2" draw:layer="layout" svg:width="0.635cm" svg:height="0.034cm" svg:x="10.951cm" svg:y="16.289cm" svg:viewBox="0 0 636 35" draw:points="0,35 636,35 636,0 0,0">
          <text:p/>
        </draw:polygon>
        <draw:polygon draw:style-name="gr2" draw:text-style-name="P2" draw:layer="layout" svg:width="0.635cm" svg:height="0.034cm" svg:x="11.832cm" svg:y="16.289cm" svg:viewBox="0 0 636 35" draw:points="0,35 636,35 636,0 0,0">
          <text:p/>
        </draw:polygon>
        <draw:polygon draw:style-name="gr2" draw:text-style-name="P2" draw:layer="layout" svg:width="1.27cm" svg:height="0.034cm" svg:x="14.372cm" svg:y="16.289cm" svg:viewBox="0 0 1271 35" draw:points="0,35 1271,35 1271,0 0,0">
          <text:p/>
        </draw:polygon>
        <draw:polygon draw:style-name="gr2" draw:text-style-name="P2" draw:layer="layout" svg:width="0.635cm" svg:height="0.034cm" svg:x="15.887cm" svg:y="16.289cm" svg:viewBox="0 0 636 35" draw:points="0,35 636,35 636,0 0,0">
          <text:p/>
        </draw:polygon>
        <draw:polygon draw:style-name="gr2" draw:text-style-name="P2" draw:layer="layout" svg:width="0.635cm" svg:height="0.034cm" svg:x="16.768cm" svg:y="16.289cm" svg:viewBox="0 0 636 35" draw:points="0,35 636,35 636,0 0,0">
          <text:p/>
        </draw:polygon>
        <draw:polygon draw:style-name="gr2" draw:text-style-name="P2" draw:layer="layout" svg:width="1.27cm" svg:height="0.033cm" svg:x="2.738cm" svg:y="16.802cm" svg:viewBox="0 0 1271 34" draw:points="0,34 1271,34 1271,0 0,0">
          <text:p/>
        </draw:polygon>
        <draw:polygon draw:style-name="gr2" draw:text-style-name="P2" draw:layer="layout" svg:width="0.635cm" svg:height="0.033cm" svg:x="4.254cm" svg:y="16.802cm" svg:viewBox="0 0 636 34" draw:points="0,34 636,34 636,0 0,0">
          <text:p/>
        </draw:polygon>
        <draw:polygon draw:style-name="gr2" draw:text-style-name="P2" draw:layer="layout" svg:width="0.635cm" svg:height="0.033cm" svg:x="5.135cm" svg:y="16.802cm" svg:viewBox="0 0 636 34" draw:points="0,34 636,34 636,0 0,0">
          <text:p/>
        </draw:polygon>
        <draw:polygon draw:style-name="gr2" draw:text-style-name="P2" draw:layer="layout" svg:width="0.635cm" svg:height="0.033cm" svg:x="6.015cm" svg:y="16.802cm" svg:viewBox="0 0 636 34" draw:points="0,34 636,34 636,0 0,0">
          <text:p/>
        </draw:polygon>
        <draw:polygon draw:style-name="gr2" draw:text-style-name="P2" draw:layer="layout" svg:width="1.27cm" svg:height="0.033cm" svg:x="8.555cm" svg:y="16.802cm" svg:viewBox="0 0 1271 34" draw:points="0,34 1271,34 1271,0 0,0">
          <text:p/>
        </draw:polygon>
        <draw:polygon draw:style-name="gr2" draw:text-style-name="P2" draw:layer="layout" svg:width="0.635cm" svg:height="0.033cm" svg:x="10.071cm" svg:y="16.802cm" svg:viewBox="0 0 636 34" draw:points="0,34 636,34 636,0 0,0">
          <text:p/>
        </draw:polygon>
        <draw:polygon draw:style-name="gr2" draw:text-style-name="P2" draw:layer="layout" svg:width="0.635cm" svg:height="0.033cm" svg:x="10.951cm" svg:y="16.802cm" svg:viewBox="0 0 636 34" draw:points="0,34 636,34 636,0 0,0">
          <text:p/>
        </draw:polygon>
        <draw:polygon draw:style-name="gr2" draw:text-style-name="P2" draw:layer="layout" svg:width="0.635cm" svg:height="0.033cm" svg:x="11.832cm" svg:y="16.802cm" svg:viewBox="0 0 636 34" draw:points="0,34 636,34 636,0 0,0">
          <text:p/>
        </draw:polygon>
        <draw:polygon draw:style-name="gr2" draw:text-style-name="P2" draw:layer="layout" svg:width="1.27cm" svg:height="0.033cm" svg:x="14.372cm" svg:y="16.802cm" svg:viewBox="0 0 1271 34" draw:points="0,34 1271,34 1271,0 0,0">
          <text:p/>
        </draw:polygon>
        <draw:polygon draw:style-name="gr2" draw:text-style-name="P2" draw:layer="layout" svg:width="0.635cm" svg:height="0.033cm" svg:x="15.887cm" svg:y="16.802cm" svg:viewBox="0 0 636 34" draw:points="0,34 636,34 636,0 0,0">
          <text:p/>
        </draw:polygon>
        <draw:polygon draw:style-name="gr2" draw:text-style-name="P2" draw:layer="layout" svg:width="0.635cm" svg:height="0.033cm" svg:x="16.768cm" svg:y="16.802cm" svg:viewBox="0 0 636 34" draw:points="0,34 636,34 636,0 0,0">
          <text:p/>
        </draw:polygon>
        <draw:polygon draw:style-name="gr2" draw:text-style-name="P2" draw:layer="layout" svg:width="1.27cm" svg:height="0.034cm" svg:x="2.738cm" svg:y="17.314cm" svg:viewBox="0 0 1271 35" draw:points="0,35 1271,35 1271,0 0,0">
          <text:p/>
        </draw:polygon>
        <draw:polygon draw:style-name="gr2" draw:text-style-name="P2" draw:layer="layout" svg:width="0.635cm" svg:height="0.034cm" svg:x="4.254cm" svg:y="17.314cm" svg:viewBox="0 0 636 35" draw:points="0,35 636,35 636,0 0,0">
          <text:p/>
        </draw:polygon>
        <draw:polygon draw:style-name="gr2" draw:text-style-name="P2" draw:layer="layout" svg:width="0.635cm" svg:height="0.034cm" svg:x="5.135cm" svg:y="17.314cm" svg:viewBox="0 0 636 35" draw:points="0,35 636,35 636,0 0,0">
          <text:p/>
        </draw:polygon>
        <draw:polygon draw:style-name="gr2" draw:text-style-name="P2" draw:layer="layout" svg:width="0.635cm" svg:height="0.034cm" svg:x="6.015cm" svg:y="17.314cm" svg:viewBox="0 0 636 35" draw:points="0,35 636,35 636,0 0,0">
          <text:p/>
        </draw:polygon>
        <draw:polygon draw:style-name="gr2" draw:text-style-name="P2" draw:layer="layout" svg:width="1.27cm" svg:height="0.034cm" svg:x="8.555cm" svg:y="17.314cm" svg:viewBox="0 0 1271 35" draw:points="0,35 1271,35 1271,0 0,0">
          <text:p/>
        </draw:polygon>
        <draw:polygon draw:style-name="gr2" draw:text-style-name="P2" draw:layer="layout" svg:width="0.635cm" svg:height="0.034cm" svg:x="10.071cm" svg:y="17.314cm" svg:viewBox="0 0 636 35" draw:points="0,35 636,35 636,0 0,0">
          <text:p/>
        </draw:polygon>
        <draw:polygon draw:style-name="gr2" draw:text-style-name="P2" draw:layer="layout" svg:width="0.635cm" svg:height="0.034cm" svg:x="10.951cm" svg:y="17.314cm" svg:viewBox="0 0 636 35" draw:points="0,35 636,35 636,0 0,0">
          <text:p/>
        </draw:polygon>
        <draw:polygon draw:style-name="gr2" draw:text-style-name="P2" draw:layer="layout" svg:width="0.635cm" svg:height="0.034cm" svg:x="11.832cm" svg:y="17.314cm" svg:viewBox="0 0 636 35" draw:points="0,35 636,35 636,0 0,0">
          <text:p/>
        </draw:polygon>
        <draw:polygon draw:style-name="gr2" draw:text-style-name="P2" draw:layer="layout" svg:width="1.27cm" svg:height="0.034cm" svg:x="14.372cm" svg:y="17.314cm" svg:viewBox="0 0 1271 35" draw:points="0,35 1271,35 1271,0 0,0">
          <text:p/>
        </draw:polygon>
        <draw:polygon draw:style-name="gr2" draw:text-style-name="P2" draw:layer="layout" svg:width="0.635cm" svg:height="0.034cm" svg:x="15.887cm" svg:y="17.314cm" svg:viewBox="0 0 636 35" draw:points="0,35 636,35 636,0 0,0">
          <text:p/>
        </draw:polygon>
        <draw:polygon draw:style-name="gr2" draw:text-style-name="P2" draw:layer="layout" svg:width="0.635cm" svg:height="0.034cm" svg:x="16.768cm" svg:y="17.314cm" svg:viewBox="0 0 636 35" draw:points="0,35 636,35 636,0 0,0">
          <text:p/>
        </draw:polygon>
        <draw:polygon draw:style-name="gr2" draw:text-style-name="P2" draw:layer="layout" svg:width="1.27cm" svg:height="0.034cm" svg:x="2.738cm" svg:y="17.826cm" svg:viewBox="0 0 1271 35" draw:points="0,35 1271,35 1271,0 0,0">
          <text:p/>
        </draw:polygon>
        <draw:polygon draw:style-name="gr2" draw:text-style-name="P2" draw:layer="layout" svg:width="0.635cm" svg:height="0.034cm" svg:x="4.254cm" svg:y="17.826cm" svg:viewBox="0 0 636 35" draw:points="0,35 636,35 636,0 0,0">
          <text:p/>
        </draw:polygon>
        <draw:polygon draw:style-name="gr2" draw:text-style-name="P2" draw:layer="layout" svg:width="0.635cm" svg:height="0.034cm" svg:x="5.135cm" svg:y="17.826cm" svg:viewBox="0 0 636 35" draw:points="0,35 636,35 636,0 0,0">
          <text:p/>
        </draw:polygon>
        <draw:polygon draw:style-name="gr2" draw:text-style-name="P2" draw:layer="layout" svg:width="0.635cm" svg:height="0.034cm" svg:x="6.015cm" svg:y="17.826cm" svg:viewBox="0 0 636 35" draw:points="0,35 636,35 636,0 0,0">
          <text:p/>
        </draw:polygon>
        <draw:polygon draw:style-name="gr2" draw:text-style-name="P2" draw:layer="layout" svg:width="1.27cm" svg:height="0.034cm" svg:x="8.555cm" svg:y="17.826cm" svg:viewBox="0 0 1271 35" draw:points="0,35 1271,35 1271,0 0,0">
          <text:p/>
        </draw:polygon>
        <draw:polygon draw:style-name="gr2" draw:text-style-name="P2" draw:layer="layout" svg:width="0.635cm" svg:height="0.034cm" svg:x="10.071cm" svg:y="17.826cm" svg:viewBox="0 0 636 35" draw:points="0,35 636,35 636,0 0,0">
          <text:p/>
        </draw:polygon>
        <draw:polygon draw:style-name="gr2" draw:text-style-name="P2" draw:layer="layout" svg:width="0.635cm" svg:height="0.034cm" svg:x="10.951cm" svg:y="17.826cm" svg:viewBox="0 0 636 35" draw:points="0,35 636,35 636,0 0,0">
          <text:p/>
        </draw:polygon>
        <draw:polygon draw:style-name="gr2" draw:text-style-name="P2" draw:layer="layout" svg:width="0.635cm" svg:height="0.034cm" svg:x="11.832cm" svg:y="17.826cm" svg:viewBox="0 0 636 35" draw:points="0,35 636,35 636,0 0,0">
          <text:p/>
        </draw:polygon>
        <draw:polygon draw:style-name="gr2" draw:text-style-name="P2" draw:layer="layout" svg:width="1.27cm" svg:height="0.034cm" svg:x="14.372cm" svg:y="17.826cm" svg:viewBox="0 0 1271 35" draw:points="0,35 1271,35 1271,0 0,0">
          <text:p/>
        </draw:polygon>
        <draw:polygon draw:style-name="gr2" draw:text-style-name="P2" draw:layer="layout" svg:width="0.635cm" svg:height="0.034cm" svg:x="15.887cm" svg:y="17.826cm" svg:viewBox="0 0 636 35" draw:points="0,35 636,35 636,0 0,0">
          <text:p/>
        </draw:polygon>
        <draw:polygon draw:style-name="gr2" draw:text-style-name="P2" draw:layer="layout" svg:width="0.635cm" svg:height="0.034cm" svg:x="16.768cm" svg:y="17.826cm" svg:viewBox="0 0 636 35" draw:points="0,35 636,35 636,0 0,0">
          <text:p/>
        </draw:polygon>
        <draw:polygon draw:style-name="gr2" draw:text-style-name="P2" draw:layer="layout" svg:width="1.27cm" svg:height="0.034cm" svg:x="2.738cm" svg:y="18.338cm" svg:viewBox="0 0 1271 35" draw:points="0,35 1271,35 1271,0 0,0">
          <text:p/>
        </draw:polygon>
        <draw:polygon draw:style-name="gr2" draw:text-style-name="P2" draw:layer="layout" svg:width="0.635cm" svg:height="0.034cm" svg:x="4.254cm" svg:y="18.338cm" svg:viewBox="0 0 636 35" draw:points="0,35 636,35 636,0 0,0">
          <text:p/>
        </draw:polygon>
        <draw:polygon draw:style-name="gr2" draw:text-style-name="P2" draw:layer="layout" svg:width="0.635cm" svg:height="0.034cm" svg:x="5.135cm" svg:y="18.338cm" svg:viewBox="0 0 636 35" draw:points="0,35 636,35 636,0 0,0">
          <text:p/>
        </draw:polygon>
        <draw:polygon draw:style-name="gr2" draw:text-style-name="P2" draw:layer="layout" svg:width="0.635cm" svg:height="0.034cm" svg:x="6.015cm" svg:y="18.338cm" svg:viewBox="0 0 636 35" draw:points="0,35 636,35 636,0 0,0">
          <text:p/>
        </draw:polygon>
        <draw:polygon draw:style-name="gr2" draw:text-style-name="P2" draw:layer="layout" svg:width="1.27cm" svg:height="0.034cm" svg:x="8.555cm" svg:y="18.338cm" svg:viewBox="0 0 1271 35" draw:points="0,35 1271,35 1271,0 0,0">
          <text:p/>
        </draw:polygon>
        <draw:polygon draw:style-name="gr2" draw:text-style-name="P2" draw:layer="layout" svg:width="0.635cm" svg:height="0.034cm" svg:x="10.071cm" svg:y="18.338cm" svg:viewBox="0 0 636 35" draw:points="0,35 636,35 636,0 0,0">
          <text:p/>
        </draw:polygon>
        <draw:polygon draw:style-name="gr2" draw:text-style-name="P2" draw:layer="layout" svg:width="0.635cm" svg:height="0.034cm" svg:x="10.951cm" svg:y="18.338cm" svg:viewBox="0 0 636 35" draw:points="0,35 636,35 636,0 0,0">
          <text:p/>
        </draw:polygon>
        <draw:polygon draw:style-name="gr2" draw:text-style-name="P2" draw:layer="layout" svg:width="0.635cm" svg:height="0.034cm" svg:x="11.832cm" svg:y="18.338cm" svg:viewBox="0 0 636 35" draw:points="0,35 636,35 636,0 0,0">
          <text:p/>
        </draw:polygon>
        <draw:polygon draw:style-name="gr2" draw:text-style-name="P2" draw:layer="layout" svg:width="1.27cm" svg:height="0.034cm" svg:x="14.372cm" svg:y="18.338cm" svg:viewBox="0 0 1271 35" draw:points="0,35 1271,35 1271,0 0,0">
          <text:p/>
        </draw:polygon>
        <draw:polygon draw:style-name="gr2" draw:text-style-name="P2" draw:layer="layout" svg:width="0.635cm" svg:height="0.034cm" svg:x="15.887cm" svg:y="18.338cm" svg:viewBox="0 0 636 35" draw:points="0,35 636,35 636,0 0,0">
          <text:p/>
        </draw:polygon>
        <draw:polygon draw:style-name="gr2" draw:text-style-name="P2" draw:layer="layout" svg:width="0.635cm" svg:height="0.034cm" svg:x="16.768cm" svg:y="18.338cm" svg:viewBox="0 0 636 35" draw:points="0,35 636,35 636,0 0,0">
          <text:p/>
        </draw:polygon>
        <draw:polygon draw:style-name="gr2" draw:text-style-name="P2" draw:layer="layout" svg:width="1.27cm" svg:height="0.033cm" svg:x="2.738cm" svg:y="18.851cm" svg:viewBox="0 0 1271 34" draw:points="0,34 1271,34 1271,0 0,0">
          <text:p/>
        </draw:polygon>
        <draw:polygon draw:style-name="gr2" draw:text-style-name="P2" draw:layer="layout" svg:width="0.635cm" svg:height="0.033cm" svg:x="4.254cm" svg:y="18.851cm" svg:viewBox="0 0 636 34" draw:points="0,34 636,34 636,0 0,0">
          <text:p/>
        </draw:polygon>
        <draw:polygon draw:style-name="gr2" draw:text-style-name="P2" draw:layer="layout" svg:width="0.635cm" svg:height="0.033cm" svg:x="5.135cm" svg:y="18.851cm" svg:viewBox="0 0 636 34" draw:points="0,34 636,34 636,0 0,0">
          <text:p/>
        </draw:polygon>
        <draw:polygon draw:style-name="gr2" draw:text-style-name="P2" draw:layer="layout" svg:width="0.635cm" svg:height="0.033cm" svg:x="6.015cm" svg:y="18.851cm" svg:viewBox="0 0 636 34" draw:points="0,34 636,34 636,0 0,0">
          <text:p/>
        </draw:polygon>
        <draw:polygon draw:style-name="gr2" draw:text-style-name="P2" draw:layer="layout" svg:width="1.27cm" svg:height="0.033cm" svg:x="8.555cm" svg:y="18.851cm" svg:viewBox="0 0 1271 34" draw:points="0,34 1271,34 1271,0 0,0">
          <text:p/>
        </draw:polygon>
        <draw:polygon draw:style-name="gr2" draw:text-style-name="P2" draw:layer="layout" svg:width="0.635cm" svg:height="0.033cm" svg:x="10.071cm" svg:y="18.851cm" svg:viewBox="0 0 636 34" draw:points="0,34 636,34 636,0 0,0">
          <text:p/>
        </draw:polygon>
        <draw:polygon draw:style-name="gr2" draw:text-style-name="P2" draw:layer="layout" svg:width="0.635cm" svg:height="0.033cm" svg:x="10.951cm" svg:y="18.851cm" svg:viewBox="0 0 636 34" draw:points="0,34 636,34 636,0 0,0">
          <text:p/>
        </draw:polygon>
        <draw:polygon draw:style-name="gr2" draw:text-style-name="P2" draw:layer="layout" svg:width="0.635cm" svg:height="0.033cm" svg:x="11.832cm" svg:y="18.851cm" svg:viewBox="0 0 636 34" draw:points="0,34 636,34 636,0 0,0">
          <text:p/>
        </draw:polygon>
        <draw:polygon draw:style-name="gr2" draw:text-style-name="P2" draw:layer="layout" svg:width="1.27cm" svg:height="0.033cm" svg:x="14.372cm" svg:y="18.851cm" svg:viewBox="0 0 1271 34" draw:points="0,34 1271,34 1271,0 0,0">
          <text:p/>
        </draw:polygon>
        <draw:polygon draw:style-name="gr2" draw:text-style-name="P2" draw:layer="layout" svg:width="0.635cm" svg:height="0.033cm" svg:x="15.887cm" svg:y="18.851cm" svg:viewBox="0 0 636 34" draw:points="0,34 636,34 636,0 0,0">
          <text:p/>
        </draw:polygon>
        <draw:polygon draw:style-name="gr2" draw:text-style-name="P2" draw:layer="layout" svg:width="0.635cm" svg:height="0.033cm" svg:x="16.768cm" svg:y="18.851cm" svg:viewBox="0 0 636 34" draw:points="0,34 636,34 636,0 0,0">
          <text:p/>
        </draw:polygon>
        <draw:polygon draw:style-name="gr2" draw:text-style-name="P2" draw:layer="layout" svg:width="1.27cm" svg:height="0.034cm" svg:x="2.738cm" svg:y="19.363cm" svg:viewBox="0 0 1271 35" draw:points="0,35 1271,35 1271,0 0,0">
          <text:p/>
        </draw:polygon>
        <draw:polygon draw:style-name="gr2" draw:text-style-name="P2" draw:layer="layout" svg:width="0.635cm" svg:height="0.034cm" svg:x="4.254cm" svg:y="19.363cm" svg:viewBox="0 0 636 35" draw:points="0,35 636,35 636,0 0,0">
          <text:p/>
        </draw:polygon>
        <draw:polygon draw:style-name="gr2" draw:text-style-name="P2" draw:layer="layout" svg:width="0.635cm" svg:height="0.034cm" svg:x="5.135cm" svg:y="19.363cm" svg:viewBox="0 0 636 35" draw:points="0,35 636,35 636,0 0,0">
          <text:p/>
        </draw:polygon>
        <draw:polygon draw:style-name="gr2" draw:text-style-name="P2" draw:layer="layout" svg:width="0.635cm" svg:height="0.034cm" svg:x="6.015cm" svg:y="19.363cm" svg:viewBox="0 0 636 35" draw:points="0,35 636,35 636,0 0,0">
          <text:p/>
        </draw:polygon>
        <draw:polygon draw:style-name="gr2" draw:text-style-name="P2" draw:layer="layout" svg:width="1.27cm" svg:height="0.034cm" svg:x="8.555cm" svg:y="19.363cm" svg:viewBox="0 0 1271 35" draw:points="0,35 1271,35 1271,0 0,0">
          <text:p/>
        </draw:polygon>
        <draw:polygon draw:style-name="gr2" draw:text-style-name="P2" draw:layer="layout" svg:width="0.635cm" svg:height="0.034cm" svg:x="10.071cm" svg:y="19.363cm" svg:viewBox="0 0 636 35" draw:points="0,35 636,35 636,0 0,0">
          <text:p/>
        </draw:polygon>
        <draw:polygon draw:style-name="gr2" draw:text-style-name="P2" draw:layer="layout" svg:width="0.635cm" svg:height="0.034cm" svg:x="10.951cm" svg:y="19.363cm" svg:viewBox="0 0 636 35" draw:points="0,35 636,35 636,0 0,0">
          <text:p/>
        </draw:polygon>
        <draw:polygon draw:style-name="gr2" draw:text-style-name="P2" draw:layer="layout" svg:width="0.635cm" svg:height="0.034cm" svg:x="11.832cm" svg:y="19.363cm" svg:viewBox="0 0 636 35" draw:points="0,35 636,35 636,0 0,0">
          <text:p/>
        </draw:polygon>
        <draw:polygon draw:style-name="gr2" draw:text-style-name="P2" draw:layer="layout" svg:width="1.27cm" svg:height="0.034cm" svg:x="14.372cm" svg:y="19.363cm" svg:viewBox="0 0 1271 35" draw:points="0,35 1271,35 1271,0 0,0">
          <text:p/>
        </draw:polygon>
        <draw:polygon draw:style-name="gr2" draw:text-style-name="P2" draw:layer="layout" svg:width="0.635cm" svg:height="0.034cm" svg:x="15.887cm" svg:y="19.363cm" svg:viewBox="0 0 636 35" draw:points="0,35 636,35 636,0 0,0">
          <text:p/>
        </draw:polygon>
        <draw:polygon draw:style-name="gr2" draw:text-style-name="P2" draw:layer="layout" svg:width="0.635cm" svg:height="0.034cm" svg:x="16.768cm" svg:y="19.363cm" svg:viewBox="0 0 636 35" draw:points="0,35 636,35 636,0 0,0">
          <text:p/>
        </draw:polygon>
        <draw:polygon draw:style-name="gr2" draw:text-style-name="P2" draw:layer="layout" svg:width="1.27cm" svg:height="0.034cm" svg:x="2.738cm" svg:y="19.875cm" svg:viewBox="0 0 1271 35" draw:points="0,35 1271,35 1271,0 0,0">
          <text:p/>
        </draw:polygon>
        <draw:polygon draw:style-name="gr2" draw:text-style-name="P2" draw:layer="layout" svg:width="0.635cm" svg:height="0.034cm" svg:x="4.254cm" svg:y="19.875cm" svg:viewBox="0 0 636 35" draw:points="0,35 636,35 636,0 0,0">
          <text:p/>
        </draw:polygon>
        <draw:polygon draw:style-name="gr2" draw:text-style-name="P2" draw:layer="layout" svg:width="0.635cm" svg:height="0.034cm" svg:x="5.135cm" svg:y="19.875cm" svg:viewBox="0 0 636 35" draw:points="0,35 636,35 636,0 0,0">
          <text:p/>
        </draw:polygon>
        <draw:polygon draw:style-name="gr2" draw:text-style-name="P2" draw:layer="layout" svg:width="0.635cm" svg:height="0.034cm" svg:x="6.015cm" svg:y="19.875cm" svg:viewBox="0 0 636 35" draw:points="0,35 636,35 636,0 0,0">
          <text:p/>
        </draw:polygon>
        <draw:polygon draw:style-name="gr2" draw:text-style-name="P2" draw:layer="layout" svg:width="1.27cm" svg:height="0.034cm" svg:x="8.555cm" svg:y="19.875cm" svg:viewBox="0 0 1271 35" draw:points="0,35 1271,35 1271,0 0,0">
          <text:p/>
        </draw:polygon>
        <draw:polygon draw:style-name="gr2" draw:text-style-name="P2" draw:layer="layout" svg:width="0.635cm" svg:height="0.034cm" svg:x="10.071cm" svg:y="19.875cm" svg:viewBox="0 0 636 35" draw:points="0,35 636,35 636,0 0,0">
          <text:p/>
        </draw:polygon>
        <draw:polygon draw:style-name="gr2" draw:text-style-name="P2" draw:layer="layout" svg:width="0.635cm" svg:height="0.034cm" svg:x="10.951cm" svg:y="19.875cm" svg:viewBox="0 0 636 35" draw:points="0,35 636,35 636,0 0,0">
          <text:p/>
        </draw:polygon>
        <draw:polygon draw:style-name="gr2" draw:text-style-name="P2" draw:layer="layout" svg:width="0.635cm" svg:height="0.034cm" svg:x="11.832cm" svg:y="19.875cm" svg:viewBox="0 0 636 35" draw:points="0,35 636,35 636,0 0,0">
          <text:p/>
        </draw:polygon>
        <draw:polygon draw:style-name="gr2" draw:text-style-name="P2" draw:layer="layout" svg:width="1.27cm" svg:height="0.034cm" svg:x="14.372cm" svg:y="19.875cm" svg:viewBox="0 0 1271 35" draw:points="0,35 1271,35 1271,0 0,0">
          <text:p/>
        </draw:polygon>
        <draw:polygon draw:style-name="gr2" draw:text-style-name="P2" draw:layer="layout" svg:width="0.635cm" svg:height="0.034cm" svg:x="15.887cm" svg:y="19.875cm" svg:viewBox="0 0 636 35" draw:points="0,35 636,35 636,0 0,0">
          <text:p/>
        </draw:polygon>
        <draw:polygon draw:style-name="gr2" draw:text-style-name="P2" draw:layer="layout" svg:width="0.635cm" svg:height="0.034cm" svg:x="16.768cm" svg:y="19.875cm" svg:viewBox="0 0 636 35" draw:points="0,35 636,35 636,0 0,0">
          <text:p/>
        </draw:polygon>
        <draw:polygon draw:style-name="gr2" draw:text-style-name="P2" draw:layer="layout" svg:width="1.27cm" svg:height="0.034cm" svg:x="2.738cm" svg:y="20.387cm" svg:viewBox="0 0 1271 35" draw:points="0,35 1271,35 1271,0 0,0">
          <text:p/>
        </draw:polygon>
        <draw:polygon draw:style-name="gr2" draw:text-style-name="P2" draw:layer="layout" svg:width="0.635cm" svg:height="0.034cm" svg:x="4.254cm" svg:y="20.387cm" svg:viewBox="0 0 636 35" draw:points="0,35 636,35 636,0 0,0">
          <text:p/>
        </draw:polygon>
        <draw:polygon draw:style-name="gr2" draw:text-style-name="P2" draw:layer="layout" svg:width="0.635cm" svg:height="0.034cm" svg:x="5.135cm" svg:y="20.387cm" svg:viewBox="0 0 636 35" draw:points="0,35 636,35 636,0 0,0">
          <text:p/>
        </draw:polygon>
        <draw:polygon draw:style-name="gr2" draw:text-style-name="P2" draw:layer="layout" svg:width="0.635cm" svg:height="0.034cm" svg:x="6.015cm" svg:y="20.387cm" svg:viewBox="0 0 636 35" draw:points="0,35 636,35 636,0 0,0">
          <text:p/>
        </draw:polygon>
        <draw:polygon draw:style-name="gr2" draw:text-style-name="P2" draw:layer="layout" svg:width="1.27cm" svg:height="0.034cm" svg:x="8.555cm" svg:y="20.387cm" svg:viewBox="0 0 1271 35" draw:points="0,35 1271,35 1271,0 0,0">
          <text:p/>
        </draw:polygon>
        <draw:polygon draw:style-name="gr2" draw:text-style-name="P2" draw:layer="layout" svg:width="0.635cm" svg:height="0.034cm" svg:x="10.071cm" svg:y="20.387cm" svg:viewBox="0 0 636 35" draw:points="0,35 636,35 636,0 0,0">
          <text:p/>
        </draw:polygon>
        <draw:polygon draw:style-name="gr2" draw:text-style-name="P2" draw:layer="layout" svg:width="0.635cm" svg:height="0.034cm" svg:x="10.951cm" svg:y="20.387cm" svg:viewBox="0 0 636 35" draw:points="0,35 636,35 636,0 0,0">
          <text:p/>
        </draw:polygon>
        <draw:polygon draw:style-name="gr2" draw:text-style-name="P2" draw:layer="layout" svg:width="0.635cm" svg:height="0.034cm" svg:x="11.832cm" svg:y="20.387cm" svg:viewBox="0 0 636 35" draw:points="0,35 636,35 636,0 0,0">
          <text:p/>
        </draw:polygon>
        <draw:polygon draw:style-name="gr2" draw:text-style-name="P2" draw:layer="layout" svg:width="1.27cm" svg:height="0.034cm" svg:x="14.372cm" svg:y="20.387cm" svg:viewBox="0 0 1271 35" draw:points="0,35 1271,35 1271,0 0,0">
          <text:p/>
        </draw:polygon>
        <draw:polygon draw:style-name="gr2" draw:text-style-name="P2" draw:layer="layout" svg:width="0.635cm" svg:height="0.034cm" svg:x="15.887cm" svg:y="20.387cm" svg:viewBox="0 0 636 35" draw:points="0,35 636,35 636,0 0,0">
          <text:p/>
        </draw:polygon>
        <draw:polygon draw:style-name="gr2" draw:text-style-name="P2" draw:layer="layout" svg:width="0.635cm" svg:height="0.034cm" svg:x="16.768cm" svg:y="20.387cm" svg:viewBox="0 0 636 35" draw:points="0,35 636,35 636,0 0,0">
          <text:p/>
        </draw:polygon>
        <draw:polygon draw:style-name="gr2" draw:text-style-name="P2" draw:layer="layout" svg:width="1.27cm" svg:height="0.034cm" svg:x="2.738cm" svg:y="20.899cm" svg:viewBox="0 0 1271 35" draw:points="0,35 1271,35 1271,0 0,0">
          <text:p/>
        </draw:polygon>
        <draw:polygon draw:style-name="gr2" draw:text-style-name="P2" draw:layer="layout" svg:width="0.635cm" svg:height="0.034cm" svg:x="4.254cm" svg:y="20.899cm" svg:viewBox="0 0 636 35" draw:points="0,35 636,35 636,0 0,0">
          <text:p/>
        </draw:polygon>
        <draw:polygon draw:style-name="gr2" draw:text-style-name="P2" draw:layer="layout" svg:width="0.635cm" svg:height="0.034cm" svg:x="5.135cm" svg:y="20.899cm" svg:viewBox="0 0 636 35" draw:points="0,35 636,35 636,0 0,0">
          <text:p/>
        </draw:polygon>
        <draw:polygon draw:style-name="gr2" draw:text-style-name="P2" draw:layer="layout" svg:width="0.635cm" svg:height="0.034cm" svg:x="6.015cm" svg:y="20.899cm" svg:viewBox="0 0 636 35" draw:points="0,35 636,35 636,0 0,0">
          <text:p/>
        </draw:polygon>
        <draw:polygon draw:style-name="gr2" draw:text-style-name="P2" draw:layer="layout" svg:width="1.27cm" svg:height="0.034cm" svg:x="8.555cm" svg:y="20.899cm" svg:viewBox="0 0 1271 35" draw:points="0,35 1271,35 1271,0 0,0">
          <text:p/>
        </draw:polygon>
        <draw:polygon draw:style-name="gr2" draw:text-style-name="P2" draw:layer="layout" svg:width="0.635cm" svg:height="0.034cm" svg:x="10.071cm" svg:y="20.899cm" svg:viewBox="0 0 636 35" draw:points="0,35 636,35 636,0 0,0">
          <text:p/>
        </draw:polygon>
        <draw:polygon draw:style-name="gr2" draw:text-style-name="P2" draw:layer="layout" svg:width="0.635cm" svg:height="0.034cm" svg:x="10.951cm" svg:y="20.899cm" svg:viewBox="0 0 636 35" draw:points="0,35 636,35 636,0 0,0">
          <text:p/>
        </draw:polygon>
        <draw:polygon draw:style-name="gr2" draw:text-style-name="P2" draw:layer="layout" svg:width="0.635cm" svg:height="0.034cm" svg:x="11.832cm" svg:y="20.899cm" svg:viewBox="0 0 636 35" draw:points="0,35 636,35 636,0 0,0">
          <text:p/>
        </draw:polygon>
        <draw:polygon draw:style-name="gr2" draw:text-style-name="P2" draw:layer="layout" svg:width="1.27cm" svg:height="0.034cm" svg:x="14.372cm" svg:y="20.899cm" svg:viewBox="0 0 1271 35" draw:points="0,35 1271,35 1271,0 0,0">
          <text:p/>
        </draw:polygon>
        <draw:polygon draw:style-name="gr2" draw:text-style-name="P2" draw:layer="layout" svg:width="0.635cm" svg:height="0.034cm" svg:x="15.887cm" svg:y="20.899cm" svg:viewBox="0 0 636 35" draw:points="0,35 636,35 636,0 0,0">
          <text:p/>
        </draw:polygon>
        <draw:polygon draw:style-name="gr2" draw:text-style-name="P2" draw:layer="layout" svg:width="0.635cm" svg:height="0.034cm" svg:x="16.768cm" svg:y="20.899cm" svg:viewBox="0 0 636 35" draw:points="0,35 636,35 636,0 0,0">
          <text:p/>
        </draw:polygon>
        <draw:polygon draw:style-name="gr2" draw:text-style-name="P2" draw:layer="layout" svg:width="1.27cm" svg:height="0.034cm" svg:x="2.738cm" svg:y="21.412cm" svg:viewBox="0 0 1271 35" draw:points="0,35 1271,35 1271,0 0,0">
          <text:p/>
        </draw:polygon>
        <draw:polygon draw:style-name="gr2" draw:text-style-name="P2" draw:layer="layout" svg:width="0.635cm" svg:height="0.034cm" svg:x="4.254cm" svg:y="21.412cm" svg:viewBox="0 0 636 35" draw:points="0,35 636,35 636,0 0,0">
          <text:p/>
        </draw:polygon>
        <draw:polygon draw:style-name="gr2" draw:text-style-name="P2" draw:layer="layout" svg:width="0.635cm" svg:height="0.034cm" svg:x="5.135cm" svg:y="21.412cm" svg:viewBox="0 0 636 35" draw:points="0,35 636,35 636,0 0,0">
          <text:p/>
        </draw:polygon>
        <draw:polygon draw:style-name="gr2" draw:text-style-name="P2" draw:layer="layout" svg:width="0.635cm" svg:height="0.034cm" svg:x="6.015cm" svg:y="21.412cm" svg:viewBox="0 0 636 35" draw:points="0,35 636,35 636,0 0,0">
          <text:p/>
        </draw:polygon>
        <draw:polygon draw:style-name="gr2" draw:text-style-name="P2" draw:layer="layout" svg:width="1.27cm" svg:height="0.034cm" svg:x="8.555cm" svg:y="21.412cm" svg:viewBox="0 0 1271 35" draw:points="0,35 1271,35 1271,0 0,0">
          <text:p/>
        </draw:polygon>
        <draw:polygon draw:style-name="gr2" draw:text-style-name="P2" draw:layer="layout" svg:width="0.635cm" svg:height="0.034cm" svg:x="10.071cm" svg:y="21.412cm" svg:viewBox="0 0 636 35" draw:points="0,35 636,35 636,0 0,0">
          <text:p/>
        </draw:polygon>
        <draw:polygon draw:style-name="gr2" draw:text-style-name="P2" draw:layer="layout" svg:width="0.635cm" svg:height="0.034cm" svg:x="10.951cm" svg:y="21.412cm" svg:viewBox="0 0 636 35" draw:points="0,35 636,35 636,0 0,0">
          <text:p/>
        </draw:polygon>
        <draw:polygon draw:style-name="gr2" draw:text-style-name="P2" draw:layer="layout" svg:width="0.635cm" svg:height="0.034cm" svg:x="11.832cm" svg:y="21.412cm" svg:viewBox="0 0 636 35" draw:points="0,35 636,35 636,0 0,0">
          <text:p/>
        </draw:polygon>
        <draw:polygon draw:style-name="gr2" draw:text-style-name="P2" draw:layer="layout" svg:width="1.27cm" svg:height="0.034cm" svg:x="14.372cm" svg:y="21.412cm" svg:viewBox="0 0 1271 35" draw:points="0,35 1271,35 1271,0 0,0">
          <text:p/>
        </draw:polygon>
        <draw:polygon draw:style-name="gr2" draw:text-style-name="P2" draw:layer="layout" svg:width="0.635cm" svg:height="0.034cm" svg:x="15.887cm" svg:y="21.412cm" svg:viewBox="0 0 636 35" draw:points="0,35 636,35 636,0 0,0">
          <text:p/>
        </draw:polygon>
        <draw:polygon draw:style-name="gr2" draw:text-style-name="P2" draw:layer="layout" svg:width="0.635cm" svg:height="0.034cm" svg:x="16.768cm" svg:y="21.412cm" svg:viewBox="0 0 636 35" draw:points="0,35 636,35 636,0 0,0">
          <text:p/>
        </draw:polygon>
        <draw:polygon draw:style-name="gr2" draw:text-style-name="P2" draw:layer="layout" svg:width="1.27cm" svg:height="0.034cm" svg:x="2.738cm" svg:y="21.924cm" svg:viewBox="0 0 1271 35" draw:points="0,35 1271,35 1271,0 0,0">
          <text:p/>
        </draw:polygon>
        <draw:polygon draw:style-name="gr2" draw:text-style-name="P2" draw:layer="layout" svg:width="0.635cm" svg:height="0.034cm" svg:x="4.254cm" svg:y="21.924cm" svg:viewBox="0 0 636 35" draw:points="0,35 636,35 636,0 0,0">
          <text:p/>
        </draw:polygon>
        <draw:polygon draw:style-name="gr2" draw:text-style-name="P2" draw:layer="layout" svg:width="0.635cm" svg:height="0.034cm" svg:x="5.135cm" svg:y="21.924cm" svg:viewBox="0 0 636 35" draw:points="0,35 636,35 636,0 0,0">
          <text:p/>
        </draw:polygon>
        <draw:polygon draw:style-name="gr2" draw:text-style-name="P2" draw:layer="layout" svg:width="0.635cm" svg:height="0.034cm" svg:x="6.015cm" svg:y="21.924cm" svg:viewBox="0 0 636 35" draw:points="0,35 636,35 636,0 0,0">
          <text:p/>
        </draw:polygon>
        <draw:polygon draw:style-name="gr2" draw:text-style-name="P2" draw:layer="layout" svg:width="1.27cm" svg:height="0.034cm" svg:x="8.555cm" svg:y="21.924cm" svg:viewBox="0 0 1271 35" draw:points="0,35 1271,35 1271,0 0,0">
          <text:p/>
        </draw:polygon>
        <draw:polygon draw:style-name="gr2" draw:text-style-name="P2" draw:layer="layout" svg:width="0.635cm" svg:height="0.034cm" svg:x="10.071cm" svg:y="21.924cm" svg:viewBox="0 0 636 35" draw:points="0,35 636,35 636,0 0,0">
          <text:p/>
        </draw:polygon>
        <draw:polygon draw:style-name="gr2" draw:text-style-name="P2" draw:layer="layout" svg:width="0.635cm" svg:height="0.034cm" svg:x="10.951cm" svg:y="21.924cm" svg:viewBox="0 0 636 35" draw:points="0,35 636,35 636,0 0,0">
          <text:p/>
        </draw:polygon>
        <draw:polygon draw:style-name="gr2" draw:text-style-name="P2" draw:layer="layout" svg:width="0.635cm" svg:height="0.034cm" svg:x="11.832cm" svg:y="21.924cm" svg:viewBox="0 0 636 35" draw:points="0,35 636,35 636,0 0,0">
          <text:p/>
        </draw:polygon>
        <draw:polygon draw:style-name="gr2" draw:text-style-name="P2" draw:layer="layout" svg:width="1.27cm" svg:height="0.034cm" svg:x="14.372cm" svg:y="21.924cm" svg:viewBox="0 0 1271 35" draw:points="0,35 1271,35 1271,0 0,0">
          <text:p/>
        </draw:polygon>
        <draw:polygon draw:style-name="gr2" draw:text-style-name="P2" draw:layer="layout" svg:width="0.635cm" svg:height="0.034cm" svg:x="15.887cm" svg:y="21.924cm" svg:viewBox="0 0 636 35" draw:points="0,35 636,35 636,0 0,0">
          <text:p/>
        </draw:polygon>
        <draw:polygon draw:style-name="gr2" draw:text-style-name="P2" draw:layer="layout" svg:width="0.635cm" svg:height="0.034cm" svg:x="16.768cm" svg:y="21.924cm" svg:viewBox="0 0 636 35" draw:points="0,35 636,35 636,0 0,0">
          <text:p/>
        </draw:polygon>
        <draw:polygon draw:style-name="gr2" draw:text-style-name="P2" draw:layer="layout" svg:width="1.27cm" svg:height="0.034cm" svg:x="2.738cm" svg:y="22.436cm" svg:viewBox="0 0 1271 35" draw:points="0,35 1271,35 1271,0 0,0">
          <text:p/>
        </draw:polygon>
        <draw:polygon draw:style-name="gr2" draw:text-style-name="P2" draw:layer="layout" svg:width="0.635cm" svg:height="0.034cm" svg:x="4.254cm" svg:y="22.436cm" svg:viewBox="0 0 636 35" draw:points="0,35 636,35 636,0 0,0">
          <text:p/>
        </draw:polygon>
        <draw:polygon draw:style-name="gr2" draw:text-style-name="P2" draw:layer="layout" svg:width="0.635cm" svg:height="0.034cm" svg:x="5.135cm" svg:y="22.436cm" svg:viewBox="0 0 636 35" draw:points="0,35 636,35 636,0 0,0">
          <text:p/>
        </draw:polygon>
        <draw:polygon draw:style-name="gr2" draw:text-style-name="P2" draw:layer="layout" svg:width="0.635cm" svg:height="0.034cm" svg:x="6.015cm" svg:y="22.436cm" svg:viewBox="0 0 636 35" draw:points="0,35 636,35 636,0 0,0">
          <text:p/>
        </draw:polygon>
        <draw:polygon draw:style-name="gr2" draw:text-style-name="P2" draw:layer="layout" svg:width="1.27cm" svg:height="0.034cm" svg:x="8.555cm" svg:y="22.436cm" svg:viewBox="0 0 1271 35" draw:points="0,35 1271,35 1271,0 0,0">
          <text:p/>
        </draw:polygon>
        <draw:polygon draw:style-name="gr2" draw:text-style-name="P2" draw:layer="layout" svg:width="0.635cm" svg:height="0.034cm" svg:x="10.071cm" svg:y="22.436cm" svg:viewBox="0 0 636 35" draw:points="0,35 636,35 636,0 0,0">
          <text:p/>
        </draw:polygon>
        <draw:polygon draw:style-name="gr2" draw:text-style-name="P2" draw:layer="layout" svg:width="0.635cm" svg:height="0.034cm" svg:x="10.951cm" svg:y="22.436cm" svg:viewBox="0 0 636 35" draw:points="0,35 636,35 636,0 0,0">
          <text:p/>
        </draw:polygon>
        <draw:polygon draw:style-name="gr2" draw:text-style-name="P2" draw:layer="layout" svg:width="0.635cm" svg:height="0.034cm" svg:x="11.832cm" svg:y="22.436cm" svg:viewBox="0 0 636 35" draw:points="0,35 636,35 636,0 0,0">
          <text:p/>
        </draw:polygon>
        <draw:polygon draw:style-name="gr2" draw:text-style-name="P2" draw:layer="layout" svg:width="1.27cm" svg:height="0.034cm" svg:x="14.372cm" svg:y="22.436cm" svg:viewBox="0 0 1271 35" draw:points="0,35 1271,35 1271,0 0,0">
          <text:p/>
        </draw:polygon>
        <draw:polygon draw:style-name="gr2" draw:text-style-name="P2" draw:layer="layout" svg:width="0.635cm" svg:height="0.034cm" svg:x="15.887cm" svg:y="22.436cm" svg:viewBox="0 0 636 35" draw:points="0,35 636,35 636,0 0,0">
          <text:p/>
        </draw:polygon>
        <draw:polygon draw:style-name="gr2" draw:text-style-name="P2" draw:layer="layout" svg:width="0.635cm" svg:height="0.034cm" svg:x="16.768cm" svg:y="22.436cm" svg:viewBox="0 0 636 35" draw:points="0,35 636,35 636,0 0,0">
          <text:p/>
        </draw:polygon>
        <draw:polygon draw:style-name="gr2" draw:text-style-name="P2" draw:layer="layout" svg:width="1.27cm" svg:height="0.034cm" svg:x="2.738cm" svg:y="22.948cm" svg:viewBox="0 0 1271 35" draw:points="0,35 1271,35 1271,0 0,0">
          <text:p/>
        </draw:polygon>
        <draw:polygon draw:style-name="gr2" draw:text-style-name="P2" draw:layer="layout" svg:width="0.635cm" svg:height="0.034cm" svg:x="4.254cm" svg:y="22.948cm" svg:viewBox="0 0 636 35" draw:points="0,35 636,35 636,0 0,0">
          <text:p/>
        </draw:polygon>
        <draw:polygon draw:style-name="gr2" draw:text-style-name="P2" draw:layer="layout" svg:width="0.635cm" svg:height="0.034cm" svg:x="5.135cm" svg:y="22.948cm" svg:viewBox="0 0 636 35" draw:points="0,35 636,35 636,0 0,0">
          <text:p/>
        </draw:polygon>
        <draw:polygon draw:style-name="gr2" draw:text-style-name="P2" draw:layer="layout" svg:width="0.635cm" svg:height="0.034cm" svg:x="6.015cm" svg:y="22.948cm" svg:viewBox="0 0 636 35" draw:points="0,35 636,35 636,0 0,0">
          <text:p/>
        </draw:polygon>
        <draw:polygon draw:style-name="gr2" draw:text-style-name="P2" draw:layer="layout" svg:width="1.27cm" svg:height="0.034cm" svg:x="8.555cm" svg:y="22.948cm" svg:viewBox="0 0 1271 35" draw:points="0,35 1271,35 1271,0 0,0">
          <text:p/>
        </draw:polygon>
        <draw:polygon draw:style-name="gr2" draw:text-style-name="P2" draw:layer="layout" svg:width="0.635cm" svg:height="0.034cm" svg:x="10.071cm" svg:y="22.948cm" svg:viewBox="0 0 636 35" draw:points="0,35 636,35 636,0 0,0">
          <text:p/>
        </draw:polygon>
        <draw:polygon draw:style-name="gr2" draw:text-style-name="P2" draw:layer="layout" svg:width="0.635cm" svg:height="0.034cm" svg:x="10.951cm" svg:y="22.948cm" svg:viewBox="0 0 636 35" draw:points="0,35 636,35 636,0 0,0">
          <text:p/>
        </draw:polygon>
        <draw:polygon draw:style-name="gr2" draw:text-style-name="P2" draw:layer="layout" svg:width="0.635cm" svg:height="0.034cm" svg:x="11.832cm" svg:y="22.948cm" svg:viewBox="0 0 636 35" draw:points="0,35 636,35 636,0 0,0">
          <text:p/>
        </draw:polygon>
        <draw:polygon draw:style-name="gr2" draw:text-style-name="P2" draw:layer="layout" svg:width="1.27cm" svg:height="0.034cm" svg:x="14.372cm" svg:y="22.948cm" svg:viewBox="0 0 1271 35" draw:points="0,35 1271,35 1271,0 0,0">
          <text:p/>
        </draw:polygon>
        <draw:polygon draw:style-name="gr2" draw:text-style-name="P2" draw:layer="layout" svg:width="0.635cm" svg:height="0.034cm" svg:x="15.887cm" svg:y="22.948cm" svg:viewBox="0 0 636 35" draw:points="0,35 636,35 636,0 0,0">
          <text:p/>
        </draw:polygon>
        <draw:polygon draw:style-name="gr2" draw:text-style-name="P2" draw:layer="layout" svg:width="0.635cm" svg:height="0.034cm" svg:x="16.768cm" svg:y="22.948cm" svg:viewBox="0 0 636 35" draw:points="0,35 636,35 636,0 0,0">
          <text:p/>
        </draw:polygon>
        <draw:polygon draw:style-name="gr2" draw:text-style-name="P2" draw:layer="layout" svg:width="1.27cm" svg:height="0.034cm" svg:x="2.738cm" svg:y="23.461cm" svg:viewBox="0 0 1271 35" draw:points="0,35 1271,35 1271,0 0,0">
          <text:p/>
        </draw:polygon>
        <draw:polygon draw:style-name="gr2" draw:text-style-name="P2" draw:layer="layout" svg:width="0.635cm" svg:height="0.034cm" svg:x="4.254cm" svg:y="23.461cm" svg:viewBox="0 0 636 35" draw:points="0,35 636,35 636,0 0,0">
          <text:p/>
        </draw:polygon>
        <draw:polygon draw:style-name="gr2" draw:text-style-name="P2" draw:layer="layout" svg:width="0.635cm" svg:height="0.034cm" svg:x="5.135cm" svg:y="23.461cm" svg:viewBox="0 0 636 35" draw:points="0,35 636,35 636,0 0,0">
          <text:p/>
        </draw:polygon>
        <draw:polygon draw:style-name="gr2" draw:text-style-name="P2" draw:layer="layout" svg:width="0.635cm" svg:height="0.034cm" svg:x="6.015cm" svg:y="23.461cm" svg:viewBox="0 0 636 35" draw:points="0,35 636,35 636,0 0,0">
          <text:p/>
        </draw:polygon>
        <draw:polygon draw:style-name="gr2" draw:text-style-name="P2" draw:layer="layout" svg:width="1.27cm" svg:height="0.034cm" svg:x="8.555cm" svg:y="23.461cm" svg:viewBox="0 0 1271 35" draw:points="0,35 1271,35 1271,0 0,0">
          <text:p/>
        </draw:polygon>
        <draw:polygon draw:style-name="gr2" draw:text-style-name="P2" draw:layer="layout" svg:width="0.635cm" svg:height="0.034cm" svg:x="10.071cm" svg:y="23.461cm" svg:viewBox="0 0 636 35" draw:points="0,35 636,35 636,0 0,0">
          <text:p/>
        </draw:polygon>
        <draw:polygon draw:style-name="gr2" draw:text-style-name="P2" draw:layer="layout" svg:width="0.635cm" svg:height="0.034cm" svg:x="10.951cm" svg:y="23.461cm" svg:viewBox="0 0 636 35" draw:points="0,35 636,35 636,0 0,0">
          <text:p/>
        </draw:polygon>
        <draw:polygon draw:style-name="gr2" draw:text-style-name="P2" draw:layer="layout" svg:width="0.635cm" svg:height="0.034cm" svg:x="11.832cm" svg:y="23.461cm" svg:viewBox="0 0 636 35" draw:points="0,35 636,35 636,0 0,0">
          <text:p/>
        </draw:polygon>
        <draw:polygon draw:style-name="gr2" draw:text-style-name="P2" draw:layer="layout" svg:width="1.27cm" svg:height="0.034cm" svg:x="14.372cm" svg:y="23.461cm" svg:viewBox="0 0 1271 35" draw:points="0,35 1271,35 1271,0 0,0">
          <text:p/>
        </draw:polygon>
        <draw:polygon draw:style-name="gr2" draw:text-style-name="P2" draw:layer="layout" svg:width="0.635cm" svg:height="0.034cm" svg:x="15.887cm" svg:y="23.461cm" svg:viewBox="0 0 636 35" draw:points="0,35 636,35 636,0 0,0">
          <text:p/>
        </draw:polygon>
        <draw:polygon draw:style-name="gr2" draw:text-style-name="P2" draw:layer="layout" svg:width="0.635cm" svg:height="0.034cm" svg:x="16.768cm" svg:y="23.461cm" svg:viewBox="0 0 636 35" draw:points="0,35 636,35 636,0 0,0">
          <text:p/>
        </draw:polygon>
        <draw:polygon draw:style-name="gr2" draw:text-style-name="P2" draw:layer="layout" svg:width="1.27cm" svg:height="0.034cm" svg:x="2.738cm" svg:y="23.973cm" svg:viewBox="0 0 1271 35" draw:points="0,35 1271,35 1271,0 0,0">
          <text:p/>
        </draw:polygon>
        <draw:polygon draw:style-name="gr2" draw:text-style-name="P2" draw:layer="layout" svg:width="0.635cm" svg:height="0.034cm" svg:x="4.254cm" svg:y="23.973cm" svg:viewBox="0 0 636 35" draw:points="0,35 636,35 636,0 0,0">
          <text:p/>
        </draw:polygon>
        <draw:polygon draw:style-name="gr2" draw:text-style-name="P2" draw:layer="layout" svg:width="0.635cm" svg:height="0.034cm" svg:x="5.135cm" svg:y="23.973cm" svg:viewBox="0 0 636 35" draw:points="0,35 636,35 636,0 0,0">
          <text:p/>
        </draw:polygon>
        <draw:polygon draw:style-name="gr2" draw:text-style-name="P2" draw:layer="layout" svg:width="0.635cm" svg:height="0.034cm" svg:x="6.015cm" svg:y="23.973cm" svg:viewBox="0 0 636 35" draw:points="0,35 636,35 636,0 0,0">
          <text:p/>
        </draw:polygon>
        <draw:polygon draw:style-name="gr2" draw:text-style-name="P2" draw:layer="layout" svg:width="1.27cm" svg:height="0.034cm" svg:x="8.555cm" svg:y="23.973cm" svg:viewBox="0 0 1271 35" draw:points="0,35 1271,35 1271,0 0,0">
          <text:p/>
        </draw:polygon>
        <draw:polygon draw:style-name="gr2" draw:text-style-name="P2" draw:layer="layout" svg:width="0.635cm" svg:height="0.034cm" svg:x="10.071cm" svg:y="23.973cm" svg:viewBox="0 0 636 35" draw:points="0,35 636,35 636,0 0,0">
          <text:p/>
        </draw:polygon>
        <draw:polygon draw:style-name="gr2" draw:text-style-name="P2" draw:layer="layout" svg:width="0.635cm" svg:height="0.034cm" svg:x="10.951cm" svg:y="23.973cm" svg:viewBox="0 0 636 35" draw:points="0,35 636,35 636,0 0,0">
          <text:p/>
        </draw:polygon>
        <draw:polygon draw:style-name="gr2" draw:text-style-name="P2" draw:layer="layout" svg:width="0.635cm" svg:height="0.034cm" svg:x="11.832cm" svg:y="23.973cm" svg:viewBox="0 0 636 35" draw:points="0,35 636,35 636,0 0,0">
          <text:p/>
        </draw:polygon>
        <draw:polygon draw:style-name="gr2" draw:text-style-name="P2" draw:layer="layout" svg:width="1.27cm" svg:height="0.034cm" svg:x="14.372cm" svg:y="23.973cm" svg:viewBox="0 0 1271 35" draw:points="0,35 1271,35 1271,0 0,0">
          <text:p/>
        </draw:polygon>
        <draw:polygon draw:style-name="gr2" draw:text-style-name="P2" draw:layer="layout" svg:width="0.635cm" svg:height="0.034cm" svg:x="15.887cm" svg:y="23.973cm" svg:viewBox="0 0 636 35" draw:points="0,35 636,35 636,0 0,0">
          <text:p/>
        </draw:polygon>
        <draw:polygon draw:style-name="gr2" draw:text-style-name="P2" draw:layer="layout" svg:width="0.635cm" svg:height="0.034cm" svg:x="16.768cm" svg:y="23.973cm" svg:viewBox="0 0 636 35" draw:points="0,35 636,35 636,0 0,0">
          <text:p/>
        </draw:polygon>
        <draw:polygon draw:style-name="gr2" draw:text-style-name="P2" draw:layer="layout" svg:width="1.27cm" svg:height="0.034cm" svg:x="2.738cm" svg:y="24.485cm" svg:viewBox="0 0 1271 35" draw:points="0,35 1271,35 1271,0 0,0">
          <text:p/>
        </draw:polygon>
        <draw:polygon draw:style-name="gr2" draw:text-style-name="P2" draw:layer="layout" svg:width="0.635cm" svg:height="0.034cm" svg:x="4.254cm" svg:y="24.485cm" svg:viewBox="0 0 636 35" draw:points="0,35 636,35 636,0 0,0">
          <text:p/>
        </draw:polygon>
        <draw:polygon draw:style-name="gr2" draw:text-style-name="P2" draw:layer="layout" svg:width="0.635cm" svg:height="0.034cm" svg:x="5.135cm" svg:y="24.485cm" svg:viewBox="0 0 636 35" draw:points="0,35 636,35 636,0 0,0">
          <text:p/>
        </draw:polygon>
        <draw:polygon draw:style-name="gr2" draw:text-style-name="P2" draw:layer="layout" svg:width="0.635cm" svg:height="0.034cm" svg:x="6.015cm" svg:y="24.485cm" svg:viewBox="0 0 636 35" draw:points="0,35 636,35 636,0 0,0">
          <text:p/>
        </draw:polygon>
        <draw:polygon draw:style-name="gr2" draw:text-style-name="P2" draw:layer="layout" svg:width="1.27cm" svg:height="0.034cm" svg:x="8.555cm" svg:y="24.485cm" svg:viewBox="0 0 1271 35" draw:points="0,35 1271,35 1271,0 0,0">
          <text:p/>
        </draw:polygon>
        <draw:polygon draw:style-name="gr2" draw:text-style-name="P2" draw:layer="layout" svg:width="0.635cm" svg:height="0.034cm" svg:x="10.071cm" svg:y="24.485cm" svg:viewBox="0 0 636 35" draw:points="0,35 636,35 636,0 0,0">
          <text:p/>
        </draw:polygon>
        <draw:polygon draw:style-name="gr2" draw:text-style-name="P2" draw:layer="layout" svg:width="0.635cm" svg:height="0.034cm" svg:x="10.951cm" svg:y="24.485cm" svg:viewBox="0 0 636 35" draw:points="0,35 636,35 636,0 0,0">
          <text:p/>
        </draw:polygon>
        <draw:polygon draw:style-name="gr2" draw:text-style-name="P2" draw:layer="layout" svg:width="0.635cm" svg:height="0.034cm" svg:x="11.832cm" svg:y="24.485cm" svg:viewBox="0 0 636 35" draw:points="0,35 636,35 636,0 0,0">
          <text:p/>
        </draw:polygon>
        <draw:polygon draw:style-name="gr2" draw:text-style-name="P2" draw:layer="layout" svg:width="1.27cm" svg:height="0.034cm" svg:x="14.372cm" svg:y="24.485cm" svg:viewBox="0 0 1271 35" draw:points="0,35 1271,35 1271,0 0,0">
          <text:p/>
        </draw:polygon>
        <draw:polygon draw:style-name="gr2" draw:text-style-name="P2" draw:layer="layout" svg:width="0.635cm" svg:height="0.034cm" svg:x="15.887cm" svg:y="24.485cm" svg:viewBox="0 0 636 35" draw:points="0,35 636,35 636,0 0,0">
          <text:p/>
        </draw:polygon>
        <draw:polygon draw:style-name="gr2" draw:text-style-name="P2" draw:layer="layout" svg:width="0.635cm" svg:height="0.034cm" svg:x="16.768cm" svg:y="24.485cm" svg:viewBox="0 0 636 35" draw:points="0,35 636,35 636,0 0,0">
          <text:p/>
        </draw:polygon>
        <draw:polygon draw:style-name="gr2" draw:text-style-name="P2" draw:layer="layout" svg:width="1.27cm" svg:height="0.035cm" svg:x="2.738cm" svg:y="24.997cm" svg:viewBox="0 0 1271 36" draw:points="0,36 1271,36 1271,0 0,0">
          <text:p/>
        </draw:polygon>
        <draw:polygon draw:style-name="gr2" draw:text-style-name="P2" draw:layer="layout" svg:width="0.635cm" svg:height="0.035cm" svg:x="4.254cm" svg:y="24.997cm" svg:viewBox="0 0 636 36" draw:points="0,36 636,36 636,0 0,0">
          <text:p/>
        </draw:polygon>
        <draw:polygon draw:style-name="gr2" draw:text-style-name="P2" draw:layer="layout" svg:width="0.635cm" svg:height="0.035cm" svg:x="5.135cm" svg:y="24.997cm" svg:viewBox="0 0 636 36" draw:points="0,36 636,36 636,0 0,0">
          <text:p/>
        </draw:polygon>
        <draw:polygon draw:style-name="gr2" draw:text-style-name="P2" draw:layer="layout" svg:width="0.635cm" svg:height="0.035cm" svg:x="6.015cm" svg:y="24.997cm" svg:viewBox="0 0 636 36" draw:points="0,36 636,36 636,0 0,0">
          <text:p/>
        </draw:polygon>
        <draw:polygon draw:style-name="gr2" draw:text-style-name="P2" draw:layer="layout" svg:width="1.27cm" svg:height="0.035cm" svg:x="8.555cm" svg:y="24.997cm" svg:viewBox="0 0 1271 36" draw:points="0,36 1271,36 1271,0 0,0">
          <text:p/>
        </draw:polygon>
        <draw:polygon draw:style-name="gr2" draw:text-style-name="P2" draw:layer="layout" svg:width="0.635cm" svg:height="0.035cm" svg:x="10.071cm" svg:y="24.997cm" svg:viewBox="0 0 636 36" draw:points="0,36 636,36 636,0 0,0">
          <text:p/>
        </draw:polygon>
        <draw:polygon draw:style-name="gr2" draw:text-style-name="P2" draw:layer="layout" svg:width="0.635cm" svg:height="0.035cm" svg:x="10.951cm" svg:y="24.997cm" svg:viewBox="0 0 636 36" draw:points="0,36 636,36 636,0 0,0">
          <text:p/>
        </draw:polygon>
        <draw:polygon draw:style-name="gr2" draw:text-style-name="P2" draw:layer="layout" svg:width="0.635cm" svg:height="0.035cm" svg:x="11.832cm" svg:y="24.997cm" svg:viewBox="0 0 636 36" draw:points="0,36 636,36 636,0 0,0">
          <text:p/>
        </draw:polygon>
        <draw:polygon draw:style-name="gr2" draw:text-style-name="P2" draw:layer="layout" svg:width="1.27cm" svg:height="0.035cm" svg:x="14.372cm" svg:y="24.997cm" svg:viewBox="0 0 1271 36" draw:points="0,36 1271,36 1271,0 0,0">
          <text:p/>
        </draw:polygon>
        <draw:polygon draw:style-name="gr2" draw:text-style-name="P2" draw:layer="layout" svg:width="0.635cm" svg:height="0.035cm" svg:x="15.887cm" svg:y="24.997cm" svg:viewBox="0 0 636 36" draw:points="0,36 636,36 636,0 0,0">
          <text:p/>
        </draw:polygon>
        <draw:polygon draw:style-name="gr2" draw:text-style-name="P2" draw:layer="layout" svg:width="0.635cm" svg:height="0.035cm" svg:x="16.768cm" svg:y="24.997cm" svg:viewBox="0 0 636 36" draw:points="0,36 636,36 636,0 0,0">
          <text:p/>
        </draw:polygon>
        <draw:polygon draw:style-name="gr2" draw:text-style-name="P2" draw:layer="layout" svg:width="1.27cm" svg:height="0.033cm" svg:x="2.738cm" svg:y="25.51cm" svg:viewBox="0 0 1271 34" draw:points="0,34 1271,34 1271,0 0,0">
          <text:p/>
        </draw:polygon>
        <draw:polygon draw:style-name="gr2" draw:text-style-name="P2" draw:layer="layout" svg:width="0.635cm" svg:height="0.033cm" svg:x="4.254cm" svg:y="25.51cm" svg:viewBox="0 0 636 34" draw:points="0,34 636,34 636,0 0,0">
          <text:p/>
        </draw:polygon>
        <draw:polygon draw:style-name="gr2" draw:text-style-name="P2" draw:layer="layout" svg:width="0.635cm" svg:height="0.033cm" svg:x="5.135cm" svg:y="25.51cm" svg:viewBox="0 0 636 34" draw:points="0,34 636,34 636,0 0,0">
          <text:p/>
        </draw:polygon>
        <draw:polygon draw:style-name="gr2" draw:text-style-name="P2" draw:layer="layout" svg:width="0.635cm" svg:height="0.033cm" svg:x="6.015cm" svg:y="25.51cm" svg:viewBox="0 0 636 34" draw:points="0,34 636,34 636,0 0,0">
          <text:p/>
        </draw:polygon>
        <draw:polygon draw:style-name="gr2" draw:text-style-name="P2" draw:layer="layout" svg:width="1.27cm" svg:height="0.033cm" svg:x="8.555cm" svg:y="25.51cm" svg:viewBox="0 0 1271 34" draw:points="0,34 1271,34 1271,0 0,0">
          <text:p/>
        </draw:polygon>
        <draw:polygon draw:style-name="gr2" draw:text-style-name="P2" draw:layer="layout" svg:width="0.635cm" svg:height="0.033cm" svg:x="10.071cm" svg:y="25.51cm" svg:viewBox="0 0 636 34" draw:points="0,34 636,34 636,0 0,0">
          <text:p/>
        </draw:polygon>
        <draw:polygon draw:style-name="gr2" draw:text-style-name="P2" draw:layer="layout" svg:width="0.635cm" svg:height="0.033cm" svg:x="10.951cm" svg:y="25.51cm" svg:viewBox="0 0 636 34" draw:points="0,34 636,34 636,0 0,0">
          <text:p/>
        </draw:polygon>
        <draw:polygon draw:style-name="gr2" draw:text-style-name="P2" draw:layer="layout" svg:width="0.635cm" svg:height="0.033cm" svg:x="11.832cm" svg:y="25.51cm" svg:viewBox="0 0 636 34" draw:points="0,34 636,34 636,0 0,0">
          <text:p/>
        </draw:polygon>
        <draw:polygon draw:style-name="gr2" draw:text-style-name="P2" draw:layer="layout" svg:width="1.27cm" svg:height="0.033cm" svg:x="14.372cm" svg:y="25.51cm" svg:viewBox="0 0 1271 34" draw:points="0,34 1271,34 1271,0 0,0">
          <text:p/>
        </draw:polygon>
        <draw:polygon draw:style-name="gr2" draw:text-style-name="P2" draw:layer="layout" svg:width="0.635cm" svg:height="0.033cm" svg:x="15.887cm" svg:y="25.51cm" svg:viewBox="0 0 636 34" draw:points="0,34 636,34 636,0 0,0">
          <text:p/>
        </draw:polygon>
        <draw:polygon draw:style-name="gr2" draw:text-style-name="P2" draw:layer="layout" svg:width="0.635cm" svg:height="0.033cm" svg:x="16.768cm" svg:y="25.51cm" svg:viewBox="0 0 636 34" draw:points="0,34 636,34 636,0 0,0">
          <text:p/>
        </draw:polygon>
        <draw:polygon draw:style-name="gr2" draw:text-style-name="P2" draw:layer="layout" svg:width="0.034cm" svg:height="0.102cm" svg:x="2.036cm" svg:y="9.084cm" svg:viewBox="0 0 35 103" draw:points="0,103 35,103 35,0 0,0">
          <text:p/>
        </draw:polygon>
        <draw:polygon draw:style-name="gr2" draw:text-style-name="P2" draw:layer="layout" svg:width="0.034cm" svg:height="0.034cm" svg:x="2.103cm" svg:y="9.152cm" svg:viewBox="0 0 35 35" draw:points="0,35 35,35 35,0 0,0">
          <text:p/>
        </draw:polygon>
        <draw:polygon draw:style-name="gr2" draw:text-style-name="P2" draw:layer="layout" svg:width="0.034cm" svg:height="0.034cm" svg:x="2.103cm" svg:y="25.988cm" svg:viewBox="0 0 35 35" draw:points="0,35 35,35 35,0 0,0">
          <text:p/>
        </draw:polygon>
        <draw:polygon draw:style-name="gr2" draw:text-style-name="P2" draw:layer="layout" svg:width="0.101cm" svg:height="0.034cm" svg:x="2.036cm" svg:y="26.056cm" svg:viewBox="0 0 102 35" draw:points="0,35 102,35 102,0 0,0">
          <text:p/>
        </draw:polygon>
        <draw:polygon draw:style-name="gr2" draw:text-style-name="P2" draw:layer="layout" svg:width="0.034cm" svg:height="0.034cm" svg:x="7.217cm" svg:y="9.152cm" svg:viewBox="0 0 35 35" draw:points="0,35 35,35 35,0 0,0">
          <text:p/>
        </draw:polygon>
        <draw:polygon draw:style-name="gr2" draw:text-style-name="P2" draw:layer="layout" svg:width="0.034cm" svg:height="0.102cm" svg:x="7.285cm" svg:y="9.084cm" svg:viewBox="0 0 35 103" draw:points="0,103 35,103 35,0 0,0">
          <text:p/>
        </draw:polygon>
        <draw:polygon draw:style-name="gr2" draw:text-style-name="P2" draw:layer="layout" svg:width="0.102cm" svg:height="0.034cm" svg:x="7.217cm" svg:y="26.056cm" svg:viewBox="0 0 103 35" draw:points="0,35 103,35 103,0 0,0">
          <text:p/>
        </draw:polygon>
        <draw:polygon draw:style-name="gr2" draw:text-style-name="P2" draw:layer="layout" svg:width="0.034cm" svg:height="0.034cm" svg:x="7.217cm" svg:y="25.988cm" svg:viewBox="0 0 35 35" draw:points="0,35 35,35 35,0 0,0">
          <text:p/>
        </draw:polygon>
        <draw:polygon draw:style-name="gr2" draw:text-style-name="P2" draw:layer="layout" svg:width="0.034cm" svg:height="0.102cm" svg:x="7.852cm" svg:y="9.084cm" svg:viewBox="0 0 35 103" draw:points="0,103 35,103 35,0 0,0">
          <text:p/>
        </draw:polygon>
        <draw:polygon draw:style-name="gr2" draw:text-style-name="P2" draw:layer="layout" svg:width="0.034cm" svg:height="0.034cm" svg:x="7.92cm" svg:y="9.152cm" svg:viewBox="0 0 35 35" draw:points="0,35 35,35 35,0 0,0">
          <text:p/>
        </draw:polygon>
        <draw:polygon draw:style-name="gr2" draw:text-style-name="P2" draw:layer="layout" svg:width="5.08cm" svg:height="0.034cm" svg:x="2.137cm" svg:y="25.988cm" svg:viewBox="0 0 5081 35" draw:points="0,35 5081,35 5081,0 0,0">
          <text:p/>
        </draw:polygon>
        <draw:polygon draw:style-name="gr2" draw:text-style-name="P2" draw:layer="layout" svg:width="5.08cm" svg:height="0.034cm" svg:x="2.137cm" svg:y="26.056cm" svg:viewBox="0 0 5081 35" draw:points="0,35 5081,35 5081,0 0,0">
          <text:p/>
        </draw:polygon>
        <draw:polygon draw:style-name="gr2" draw:text-style-name="P2" draw:layer="layout" svg:width="0.034cm" svg:height="0.034cm" svg:x="7.92cm" svg:y="25.988cm" svg:viewBox="0 0 35 35" draw:points="0,35 35,35 35,0 0,0">
          <text:p/>
        </draw:polygon>
        <draw:polygon draw:style-name="gr2" draw:text-style-name="P2" draw:layer="layout" svg:width="0.102cm" svg:height="0.034cm" svg:x="7.852cm" svg:y="26.056cm" svg:viewBox="0 0 103 35" draw:points="0,35 103,35 103,0 0,0">
          <text:p/>
        </draw:polygon>
        <draw:polygon draw:style-name="gr2" draw:text-style-name="P2" draw:layer="layout" svg:width="0.034cm" svg:height="0.034cm" svg:x="13.034cm" svg:y="9.152cm" svg:viewBox="0 0 35 35" draw:points="0,35 35,35 35,0 0,0">
          <text:p/>
        </draw:polygon>
        <draw:polygon draw:style-name="gr2" draw:text-style-name="P2" draw:layer="layout" svg:width="0.034cm" svg:height="0.102cm" svg:x="13.102cm" svg:y="9.084cm" svg:viewBox="0 0 35 103" draw:points="0,103 35,103 35,0 0,0">
          <text:p/>
        </draw:polygon>
        <draw:polygon draw:style-name="gr2" draw:text-style-name="P2" draw:layer="layout" svg:width="0.102cm" svg:height="0.034cm" svg:x="13.034cm" svg:y="26.056cm" svg:viewBox="0 0 103 35" draw:points="0,35 103,35 103,0 0,0">
          <text:p/>
        </draw:polygon>
        <draw:polygon draw:style-name="gr2" draw:text-style-name="P2" draw:layer="layout" svg:width="0.034cm" svg:height="0.034cm" svg:x="13.034cm" svg:y="25.988cm" svg:viewBox="0 0 35 35" draw:points="0,35 35,35 35,0 0,0">
          <text:p/>
        </draw:polygon>
        <draw:polygon draw:style-name="gr2" draw:text-style-name="P2" draw:layer="layout" svg:width="0.034cm" svg:height="0.102cm" svg:x="13.669cm" svg:y="9.084cm" svg:viewBox="0 0 35 103" draw:points="0,103 35,103 35,0 0,0">
          <text:p/>
        </draw:polygon>
        <draw:polygon draw:style-name="gr2" draw:text-style-name="P2" draw:layer="layout" svg:width="0.034cm" svg:height="0.034cm" svg:x="13.737cm" svg:y="9.152cm" svg:viewBox="0 0 35 35" draw:points="0,35 35,35 35,0 0,0">
          <text:p/>
        </draw:polygon>
        <draw:polygon draw:style-name="gr2" draw:text-style-name="P2" draw:layer="layout" svg:width="5.08cm" svg:height="0.034cm" svg:x="7.954cm" svg:y="25.988cm" svg:viewBox="0 0 5081 35" draw:points="0,35 5081,35 5081,0 0,0">
          <text:p/>
        </draw:polygon>
        <draw:polygon draw:style-name="gr2" draw:text-style-name="P2" draw:layer="layout" svg:width="5.08cm" svg:height="0.034cm" svg:x="7.954cm" svg:y="26.056cm" svg:viewBox="0 0 5081 35" draw:points="0,35 5081,35 5081,0 0,0">
          <text:p/>
        </draw:polygon>
        <draw:polygon draw:style-name="gr2" draw:text-style-name="P2" draw:layer="layout" svg:width="0.034cm" svg:height="0.034cm" svg:x="13.737cm" svg:y="25.988cm" svg:viewBox="0 0 35 35" draw:points="0,35 35,35 35,0 0,0">
          <text:p/>
        </draw:polygon>
        <draw:polygon draw:style-name="gr2" draw:text-style-name="P2" draw:layer="layout" svg:width="0.102cm" svg:height="0.034cm" svg:x="13.669cm" svg:y="26.056cm" svg:viewBox="0 0 103 35" draw:points="0,35 103,35 103,0 0,0">
          <text:p/>
        </draw:polygon>
        <draw:polygon draw:style-name="gr2" draw:text-style-name="P2" draw:layer="layout" svg:width="0.033cm" svg:height="0.034cm" svg:x="18.851cm" svg:y="9.152cm" svg:viewBox="0 0 34 35" draw:points="0,35 34,35 34,0 0,0">
          <text:p/>
        </draw:polygon>
        <draw:polygon draw:style-name="gr2" draw:text-style-name="P2" draw:layer="layout" svg:width="0.034cm" svg:height="0.102cm" svg:x="18.918cm" svg:y="9.084cm" svg:viewBox="0 0 35 103" draw:points="0,103 35,103 35,0 0,0">
          <text:p/>
        </draw:polygon>
        <draw:polygon draw:style-name="gr2" draw:text-style-name="P2" draw:layer="layout" svg:width="0.102cm" svg:height="0.034cm" svg:x="4.186cm" svg:y="26.293cm" svg:viewBox="0 0 103 35" draw:points="0,35 103,35 103,0 0,0">
          <text:p/>
        </draw:polygon>
        <draw:polygon draw:style-name="gr2" draw:text-style-name="P2" draw:layer="layout" svg:width="0.034cm" svg:height="0.034cm" svg:x="4.254cm" svg:y="26.36cm" svg:viewBox="0 0 35 35" draw:points="0,35 35,35 35,0 0,0">
          <text:p/>
        </draw:polygon>
        <draw:polygon draw:style-name="gr2" draw:text-style-name="P2" draw:layer="layout" svg:width="0.034cm" svg:height="15.913cm" svg:x="4.22cm" svg:y="9.63cm" svg:viewBox="0 0 35 15914" draw:points="0,15914 35,15914 35,0 0,0">
          <text:p/>
        </draw:polygon>
        <draw:polygon draw:style-name="gr2" draw:text-style-name="P2" draw:layer="layout" svg:width="0.034cm" svg:height="15.913cm" svg:x="10.037cm" svg:y="9.63cm" svg:viewBox="0 0 35 15914" draw:points="0,15914 35,15914 35,0 0,0">
          <text:p/>
        </draw:polygon>
        <draw:polygon draw:style-name="gr2" draw:text-style-name="P2" draw:layer="layout" svg:width="0.034cm" svg:height="15.879cm" svg:x="14.973cm" svg:y="9.664cm" svg:viewBox="0 0 35 15880" draw:points="0,15880 35,15880 35,0 0,0">
          <text:p/>
        </draw:polygon>
        <draw:polygon draw:style-name="gr2" draw:text-style-name="P2" draw:layer="layout" svg:width="0.034cm" svg:height="0.101cm" svg:x="4.186cm" svg:y="26.293cm" svg:viewBox="0 0 35 102" draw:points="0,102 35,102 35,0 0,0">
          <text:p/>
        </draw:polygon>
        <draw:polygon draw:style-name="gr2" draw:text-style-name="P2" draw:layer="layout" svg:width="0.034cm" svg:height="0.034cm" svg:x="4.254cm" svg:y="26.36cm" svg:viewBox="0 0 35 35" draw:points="0,35 35,35 35,0 0,0">
          <text:p/>
        </draw:polygon>
        <draw:polygon draw:style-name="gr2" draw:text-style-name="P2" draw:layer="layout" svg:width="0.034cm" svg:height="0.034cm" svg:x="4.254cm" svg:y="28.723cm" svg:viewBox="0 0 35 35" draw:points="0,35 35,35 35,0 0,0">
          <text:p/>
        </draw:polygon>
        <draw:polygon draw:style-name="gr2" draw:text-style-name="P2" draw:layer="layout" svg:width="0.102cm" svg:height="0.034cm" svg:x="4.186cm" svg:y="28.79cm" svg:viewBox="0 0 103 35" draw:points="0,35 103,35 103,0 0,0">
          <text:p/>
        </draw:polygon>
        <draw:polygon draw:style-name="gr2" draw:text-style-name="P2" draw:layer="layout" svg:width="0.034cm" svg:height="0.034cm" svg:x="14.939cm" svg:y="26.36cm" svg:viewBox="0 0 35 35" draw:points="0,35 35,35 35,0 0,0">
          <text:p/>
        </draw:polygon>
        <draw:polygon draw:style-name="gr2" draw:text-style-name="P2" draw:layer="layout" svg:width="0.034cm" svg:height="0.101cm" svg:x="15.007cm" svg:y="26.293cm" svg:viewBox="0 0 35 102" draw:points="0,102 35,102 35,0 0,0">
          <text:p/>
        </draw:polygon>
        <draw:polygon draw:style-name="gr2" draw:text-style-name="P2" draw:layer="layout" svg:width="0.034cm" svg:height="16.802cm" svg:x="2.036cm" svg:y="9.186cm" svg:viewBox="0 0 35 16803" draw:points="0,16803 35,16803 35,0 0,0">
          <text:p/>
        </draw:polygon>
        <draw:polygon draw:style-name="gr2" draw:text-style-name="P2" draw:layer="layout" svg:width="0.034cm" svg:height="16.802cm" svg:x="2.103cm" svg:y="9.186cm" svg:viewBox="0 0 35 16803" draw:points="0,16803 35,16803 35,0 0,0">
          <text:p/>
        </draw:polygon>
        <draw:polygon draw:style-name="gr2" draw:text-style-name="P2" draw:layer="layout" svg:width="0.033cm" svg:height="15.879cm" svg:x="3.34cm" svg:y="9.664cm" svg:viewBox="0 0 34 15880" draw:points="0,15880 34,15880 34,0 0,0">
          <text:p/>
        </draw:polygon>
        <draw:polygon draw:style-name="gr2" draw:text-style-name="P2" draw:layer="layout" svg:width="0.034cm" svg:height="15.913cm" svg:x="17.614cm" svg:y="9.63cm" svg:viewBox="0 0 35 15914" draw:points="0,15914 35,15914 35,0 0,0">
          <text:p/>
        </draw:polygon>
        <draw:polygon draw:style-name="gr2" draw:text-style-name="P2" draw:layer="layout" svg:width="0.033cm" svg:height="16.802cm" svg:x="18.851cm" svg:y="9.186cm" svg:viewBox="0 0 34 16803" draw:points="0,16803 34,16803 34,0 0,0">
          <text:p/>
        </draw:polygon>
        <draw:polygon draw:style-name="gr2" draw:text-style-name="P2" draw:layer="layout" svg:width="0.034cm" svg:height="16.802cm" svg:x="18.918cm" svg:y="9.186cm" svg:viewBox="0 0 35 16803" draw:points="0,16803 35,16803 35,0 0,0">
          <text:p/>
        </draw:polygon>
        <draw:polygon draw:style-name="gr2" draw:text-style-name="P2" draw:layer="layout" svg:width="0.034cm" svg:height="0.034cm" svg:x="2.103cm" svg:y="25.988cm" svg:viewBox="0 0 35 35" draw:points="0,35 35,35 35,0 0,0">
          <text:p/>
        </draw:polygon>
        <draw:polygon draw:style-name="gr2" draw:text-style-name="P2" draw:layer="layout" svg:width="0.034cm" svg:height="0.102cm" svg:x="2.036cm" svg:y="25.988cm" svg:viewBox="0 0 35 103" draw:points="0,103 35,103 35,0 0,0">
          <text:p/>
        </draw:polygon>
        <draw:polygon draw:style-name="gr2" draw:text-style-name="P2" draw:layer="layout" svg:width="0.033cm" svg:height="0.102cm" svg:x="10.071cm" svg:y="4.406cm" svg:viewBox="0 0 34 103" draw:points="0,103 34,103 34,0 0,0">
          <text:p/>
        </draw:polygon>
        <draw:polygon draw:style-name="gr2" draw:text-style-name="P2" draw:layer="layout" svg:width="0.034cm" svg:height="0.034cm" svg:x="10.003cm" svg:y="4.406cm" svg:viewBox="0 0 35 35" draw:points="0,35 35,35 35,0 0,0">
          <text:p/>
        </draw:polygon>
        <draw:polygon draw:style-name="gr2" draw:text-style-name="P2" draw:layer="layout" svg:width="0.033cm" svg:height="0.034cm" svg:x="10.706cm" svg:y="3.331cm" svg:viewBox="0 0 34 35" draw:points="0,35 34,35 34,0 0,0">
          <text:p/>
        </draw:polygon>
        <draw:polygon draw:style-name="gr2" draw:text-style-name="P2" draw:layer="layout" svg:width="0.034cm" svg:height="0.102cm" svg:x="10.638cm" svg:y="3.331cm" svg:viewBox="0 0 35 103" draw:points="0,103 35,103 35,0 0,0">
          <text:p/>
        </draw:polygon>
        <draw:polygon draw:style-name="gr2" draw:text-style-name="P2" draw:layer="layout" svg:width="0.034cm" svg:height="0.102cm" svg:x="18.918cm" svg:y="25.988cm" svg:viewBox="0 0 35 103" draw:points="0,103 35,103 35,0 0,0">
          <text:p/>
        </draw:polygon>
        <draw:polygon draw:style-name="gr2" draw:text-style-name="P2" draw:layer="layout" svg:width="0.033cm" svg:height="0.034cm" svg:x="18.851cm" svg:y="25.988cm" svg:viewBox="0 0 34 35" draw:points="0,35 34,35 34,0 0,0">
          <text:p/>
        </draw:polygon>
        <draw:polygon draw:style-name="gr2" draw:text-style-name="P2" draw:layer="layout" svg:width="0.034cm" svg:height="1.795cm" svg:x="10.037cm" svg:y="26.394cm" svg:viewBox="0 0 35 1796" draw:points="0,1796 35,1796 35,0 0,0">
          <text:p/>
        </draw:polygon>
        <draw:polygon draw:style-name="gr2" draw:text-style-name="P2" draw:layer="layout" svg:width="0.034cm" svg:height="15.879cm" svg:x="10.672cm" svg:y="9.664cm" svg:viewBox="0 0 35 15880" draw:points="0,15880 35,15880 35,0 0,0">
          <text:p/>
        </draw:polygon>
        <draw:polygon draw:style-name="gr2" draw:text-style-name="P2" draw:layer="layout" svg:width="0.034cm" svg:height="0.034cm" svg:x="2.738cm" svg:y="6.324cm" svg:viewBox="0 0 35 35" draw:points="0,35 35,35 35,0 0,0">
          <text:p/>
        </draw:polygon>
        <draw:polygon draw:style-name="gr2" draw:text-style-name="P2" draw:layer="layout" svg:width="0.034cm" svg:height="0.034cm" svg:x="2.671cm" svg:y="6.324cm" svg:viewBox="0 0 35 35" draw:points="0,35 35,35 35,0 0,0">
          <text:p/>
        </draw:polygon>
        <draw:polygon draw:style-name="gr2" draw:text-style-name="P2" draw:layer="layout" svg:width="0.034cm" svg:height="0.034cm" svg:x="10.951cm" svg:y="6.324cm" svg:viewBox="0 0 35 35" draw:points="0,35 35,35 35,0 0,0">
          <text:p/>
        </draw:polygon>
        <draw:polygon draw:style-name="gr2" draw:text-style-name="P2" draw:layer="layout" svg:width="0.034cm" svg:height="0.034cm" svg:x="10.883cm" svg:y="6.324cm" svg:viewBox="0 0 35 35" draw:points="0,35 35,35 35,0 0,0">
          <text:p/>
        </draw:polygon>
        <draw:polygon draw:style-name="gr2" draw:text-style-name="P2" draw:layer="layout" svg:width="0.033cm" svg:height="15.913cm" svg:x="2.705cm" svg:y="9.63cm" svg:viewBox="0 0 34 15914" draw:points="0,15914 34,15914 34,0 0,0">
          <text:p/>
        </draw:polygon>
        <draw:polygon draw:style-name="gr2" draw:text-style-name="P2" draw:layer="layout" svg:width="0.034cm" svg:height="15.913cm" svg:x="10.917cm" svg:y="9.63cm" svg:viewBox="0 0 35 15914" draw:points="0,15914 35,15914 35,0 0,0">
          <text:p/>
        </draw:polygon>
        <draw:polygon draw:style-name="gr2" draw:text-style-name="P2" draw:layer="layout" svg:width="0.034cm" svg:height="0.034cm" svg:x="6.65cm" svg:y="8.779cm" svg:viewBox="0 0 35 35" draw:points="0,35 35,35 35,0 0,0">
          <text:p/>
        </draw:polygon>
        <draw:polygon draw:style-name="gr2" draw:text-style-name="P2" draw:layer="layout" svg:width="0.034cm" svg:height="0.034cm" svg:x="6.582cm" svg:y="8.779cm" svg:viewBox="0 0 35 35" draw:points="0,35 35,35 35,0 0,0">
          <text:p/>
        </draw:polygon>
        <draw:polygon draw:style-name="gr2" draw:text-style-name="P2" draw:layer="layout" svg:width="0.035cm" svg:height="15.879cm" svg:x="6.616cm" svg:y="9.664cm" svg:viewBox="0 0 36 15880" draw:points="0,15880 36,15880 36,0 0,0">
          <text:p/>
        </draw:polygon>
        <draw:polygon draw:style-name="gr2" draw:text-style-name="P2" draw:layer="layout" svg:width="0.034cm" svg:height="0.034cm" svg:x="8.555cm" svg:y="8.779cm" svg:viewBox="0 0 35 35" draw:points="0,35 35,35 35,0 0,0">
          <text:p/>
        </draw:polygon>
        <draw:polygon draw:style-name="gr2" draw:text-style-name="P2" draw:layer="layout" svg:width="0.034cm" svg:height="0.034cm" svg:x="8.487cm" svg:y="8.779cm" svg:viewBox="0 0 35 35" draw:points="0,35 35,35 35,0 0,0">
          <text:p/>
        </draw:polygon>
        <draw:polygon draw:style-name="gr2" draw:text-style-name="P2" draw:layer="layout" svg:width="0.034cm" svg:height="15.913cm" svg:x="8.521cm" svg:y="9.63cm" svg:viewBox="0 0 35 15914" draw:points="0,15914 35,15914 35,0 0,0">
          <text:p/>
        </draw:polygon>
        <draw:polygon draw:style-name="gr2" draw:text-style-name="P2" draw:layer="layout" svg:width="0.034cm" svg:height="0.102cm" svg:x="7.285cm" svg:y="25.988cm" svg:viewBox="0 0 35 103" draw:points="0,103 35,103 35,0 0,0">
          <text:p/>
        </draw:polygon>
        <draw:polygon draw:style-name="gr2" draw:text-style-name="P2" draw:layer="layout" svg:width="0.034cm" svg:height="0.034cm" svg:x="7.217cm" svg:y="25.988cm" svg:viewBox="0 0 35 35" draw:points="0,35 35,35 35,0 0,0">
          <text:p/>
        </draw:polygon>
        <draw:polygon draw:style-name="gr2" draw:text-style-name="P2" draw:layer="layout" svg:width="0.034cm" svg:height="0.034cm" svg:x="7.92cm" svg:y="25.988cm" svg:viewBox="0 0 35 35" draw:points="0,35 35,35 35,0 0,0">
          <text:p/>
        </draw:polygon>
        <draw:polygon draw:style-name="gr2" draw:text-style-name="P2" draw:layer="layout" svg:width="0.034cm" svg:height="0.102cm" svg:x="7.852cm" svg:y="25.988cm" svg:viewBox="0 0 35 103" draw:points="0,103 35,103 35,0 0,0">
          <text:p/>
        </draw:polygon>
        <draw:polygon draw:style-name="gr2" draw:text-style-name="P2" draw:layer="layout" svg:width="0.034cm" svg:height="0.102cm" svg:x="13.102cm" svg:y="25.988cm" svg:viewBox="0 0 35 103" draw:points="0,103 35,103 35,0 0,0">
          <text:p/>
        </draw:polygon>
        <draw:polygon draw:style-name="gr2" draw:text-style-name="P2" draw:layer="layout" svg:width="0.034cm" svg:height="0.034cm" svg:x="13.034cm" svg:y="25.988cm" svg:viewBox="0 0 35 35" draw:points="0,35 35,35 35,0 0,0">
          <text:p/>
        </draw:polygon>
        <draw:polygon draw:style-name="gr2" draw:text-style-name="P2" draw:layer="layout" svg:width="0.034cm" svg:height="0.034cm" svg:x="13.737cm" svg:y="25.988cm" svg:viewBox="0 0 35 35" draw:points="0,35 35,35 35,0 0,0">
          <text:p/>
        </draw:polygon>
        <draw:polygon draw:style-name="gr2" draw:text-style-name="P2" draw:layer="layout" svg:width="0.034cm" svg:height="0.102cm" svg:x="13.669cm" svg:y="25.988cm" svg:viewBox="0 0 35 103" draw:points="0,103 35,103 35,0 0,0">
          <text:p/>
        </draw:polygon>
        <draw:polygon draw:style-name="gr2" draw:text-style-name="P2" draw:layer="layout" svg:width="0.033cm" svg:height="15.879cm" svg:x="3.975cm" svg:y="9.664cm" svg:viewBox="0 0 34 15880" draw:points="0,15880 34,15880 34,0 0,0">
          <text:p/>
        </draw:polygon>
        <draw:polygon draw:style-name="gr2" draw:text-style-name="P2" draw:layer="layout" svg:width="0.034cm" svg:height="2.329cm" svg:x="4.186cm" svg:y="26.394cm" svg:viewBox="0 0 35 2330" draw:points="0,2330 35,2330 35,0 0,0">
          <text:p/>
        </draw:polygon>
        <draw:polygon draw:style-name="gr2" draw:text-style-name="P2" draw:layer="layout" svg:width="0.034cm" svg:height="2.329cm" svg:x="4.254cm" svg:y="26.394cm" svg:viewBox="0 0 35 2330" draw:points="0,2330 35,2330 35,0 0,0">
          <text:p/>
        </draw:polygon>
        <draw:polygon draw:style-name="gr2" draw:text-style-name="P2" draw:layer="layout" svg:width="0.034cm" svg:height="15.879cm" svg:x="4.855cm" svg:y="9.664cm" svg:viewBox="0 0 35 15880" draw:points="0,15880 35,15880 35,0 0,0">
          <text:p/>
        </draw:polygon>
        <draw:polygon draw:style-name="gr2" draw:text-style-name="P2" draw:layer="layout" svg:width="0.034cm" svg:height="15.913cm" svg:x="5.101cm" svg:y="9.63cm" svg:viewBox="0 0 35 15914" draw:points="0,15914 35,15914 35,0 0,0">
          <text:p/>
        </draw:polygon>
        <draw:polygon draw:style-name="gr2" draw:text-style-name="P2" draw:layer="layout" svg:width="0.034cm" svg:height="15.879cm" svg:x="5.736cm" svg:y="9.664cm" svg:viewBox="0 0 35 15880" draw:points="0,15880 35,15880 35,0 0,0">
          <text:p/>
        </draw:polygon>
        <draw:polygon draw:style-name="gr2" draw:text-style-name="P2" draw:layer="layout" svg:width="0.034cm" svg:height="15.913cm" svg:x="5.981cm" svg:y="9.63cm" svg:viewBox="0 0 35 15914" draw:points="0,15914 35,15914 35,0 0,0">
          <text:p/>
        </draw:polygon>
        <draw:polygon draw:style-name="gr2" draw:text-style-name="P2" draw:layer="layout" svg:width="0.034cm" svg:height="16.802cm" svg:x="7.217cm" svg:y="9.186cm" svg:viewBox="0 0 35 16803" draw:points="0,16803 35,16803 35,0 0,0">
          <text:p/>
        </draw:polygon>
        <draw:polygon draw:style-name="gr2" draw:text-style-name="P2" draw:layer="layout" svg:width="0.034cm" svg:height="16.802cm" svg:x="7.285cm" svg:y="9.186cm" svg:viewBox="0 0 35 16803" draw:points="0,16803 35,16803 35,0 0,0">
          <text:p/>
        </draw:polygon>
        <draw:polygon draw:style-name="gr2" draw:text-style-name="P2" draw:layer="layout" svg:width="0.034cm" svg:height="16.802cm" svg:x="7.852cm" svg:y="9.186cm" svg:viewBox="0 0 35 16803" draw:points="0,16803 35,16803 35,0 0,0">
          <text:p/>
        </draw:polygon>
        <draw:polygon draw:style-name="gr2" draw:text-style-name="P2" draw:layer="layout" svg:width="0.034cm" svg:height="16.802cm" svg:x="7.92cm" svg:y="9.186cm" svg:viewBox="0 0 35 16803" draw:points="0,16803 35,16803 35,0 0,0">
          <text:p/>
        </draw:polygon>
        <draw:polygon draw:style-name="gr2" draw:text-style-name="P2" draw:layer="layout" svg:width="0.034cm" svg:height="15.879cm" svg:x="9.156cm" svg:y="9.664cm" svg:viewBox="0 0 35 15880" draw:points="0,15880 35,15880 35,0 0,0">
          <text:p/>
        </draw:polygon>
        <draw:polygon draw:style-name="gr2" draw:text-style-name="P2" draw:layer="layout" svg:width="0.034cm" svg:height="15.879cm" svg:x="9.791cm" svg:y="9.664cm" svg:viewBox="0 0 35 15880" draw:points="0,15880 35,15880 35,0 0,0">
          <text:p/>
        </draw:polygon>
        <draw:polygon draw:style-name="gr2" draw:text-style-name="P2" draw:layer="layout" svg:width="0.034cm" svg:height="15.879cm" svg:x="11.552cm" svg:y="9.664cm" svg:viewBox="0 0 35 15880" draw:points="0,15880 35,15880 35,0 0,0">
          <text:p/>
        </draw:polygon>
        <draw:polygon draw:style-name="gr2" draw:text-style-name="P2" draw:layer="layout" svg:width="0.034cm" svg:height="15.913cm" svg:x="11.798cm" svg:y="9.63cm" svg:viewBox="0 0 35 15914" draw:points="0,15914 35,15914 35,0 0,0">
          <text:p/>
        </draw:polygon>
        <draw:polygon draw:style-name="gr2" draw:text-style-name="P2" draw:layer="layout" svg:width="0.034cm" svg:height="15.879cm" svg:x="12.433cm" svg:y="9.664cm" svg:viewBox="0 0 35 15880" draw:points="0,15880 35,15880 35,0 0,0">
          <text:p/>
        </draw:polygon>
        <draw:polygon draw:style-name="gr2" draw:text-style-name="P2" draw:layer="layout" svg:width="0.034cm" svg:height="16.802cm" svg:x="13.034cm" svg:y="9.186cm" svg:viewBox="0 0 35 16803" draw:points="0,16803 35,16803 35,0 0,0">
          <text:p/>
        </draw:polygon>
        <draw:polygon draw:style-name="gr2" draw:text-style-name="P2" draw:layer="layout" svg:width="0.034cm" svg:height="16.802cm" svg:x="13.102cm" svg:y="9.186cm" svg:viewBox="0 0 35 16803" draw:points="0,16803 35,16803 35,0 0,0">
          <text:p/>
        </draw:polygon>
        <draw:polygon draw:style-name="gr2" draw:text-style-name="P2" draw:layer="layout" svg:width="0.034cm" svg:height="16.802cm" svg:x="13.669cm" svg:y="9.186cm" svg:viewBox="0 0 35 16803" draw:points="0,16803 35,16803 35,0 0,0">
          <text:p/>
        </draw:polygon>
        <draw:polygon draw:style-name="gr2" draw:text-style-name="P2" draw:layer="layout" svg:width="0.034cm" svg:height="16.802cm" svg:x="13.737cm" svg:y="9.186cm" svg:viewBox="0 0 35 16803" draw:points="0,16803 35,16803 35,0 0,0">
          <text:p/>
        </draw:polygon>
        <draw:polygon draw:style-name="gr2" draw:text-style-name="P2" draw:layer="layout" svg:width="0.035cm" svg:height="15.913cm" svg:x="14.338cm" svg:y="9.63cm" svg:viewBox="0 0 36 15914" draw:points="0,15914 36,15914 36,0 0,0">
          <text:p/>
        </draw:polygon>
        <draw:polygon draw:style-name="gr2" draw:text-style-name="P2" draw:layer="layout" svg:width="0.034cm" svg:height="2.329cm" svg:x="14.939cm" svg:y="26.394cm" svg:viewBox="0 0 35 2330" draw:points="0,2330 35,2330 35,0 0,0">
          <text:p/>
        </draw:polygon>
        <draw:polygon draw:style-name="gr2" draw:text-style-name="P2" draw:layer="layout" svg:width="0.034cm" svg:height="2.329cm" svg:x="15.007cm" svg:y="26.394cm" svg:viewBox="0 0 35 2330" draw:points="0,2330 35,2330 35,0 0,0">
          <text:p/>
        </draw:polygon>
        <draw:polygon draw:style-name="gr2" draw:text-style-name="P2" draw:layer="layout" svg:width="0.034cm" svg:height="15.879cm" svg:x="15.608cm" svg:y="9.664cm" svg:viewBox="0 0 35 15880" draw:points="0,15880 35,15880 35,0 0,0">
          <text:p/>
        </draw:polygon>
        <draw:polygon draw:style-name="gr2" draw:text-style-name="P2" draw:layer="layout" svg:width="0.034cm" svg:height="15.913cm" svg:x="15.853cm" svg:y="9.63cm" svg:viewBox="0 0 35 15914" draw:points="0,15914 35,15914 35,0 0,0">
          <text:p/>
        </draw:polygon>
        <draw:polygon draw:style-name="gr2" draw:text-style-name="P2" draw:layer="layout" svg:width="0.034cm" svg:height="15.879cm" svg:x="16.488cm" svg:y="9.664cm" svg:viewBox="0 0 35 15880" draw:points="0,15880 35,15880 35,0 0,0">
          <text:p/>
        </draw:polygon>
        <draw:polygon draw:style-name="gr2" draw:text-style-name="P2" draw:layer="layout" svg:width="0.034cm" svg:height="15.913cm" svg:x="16.734cm" svg:y="9.63cm" svg:viewBox="0 0 35 15914" draw:points="0,15914 35,15914 35,0 0,0">
          <text:p/>
        </draw:polygon>
        <draw:polygon draw:style-name="gr2" draw:text-style-name="P2" draw:layer="layout" svg:width="0.034cm" svg:height="15.879cm" svg:x="17.369cm" svg:y="9.664cm" svg:viewBox="0 0 35 15880" draw:points="0,15880 35,15880 35,0 0,0">
          <text:p/>
        </draw:polygon>
        <draw:polygon draw:style-name="gr2" draw:text-style-name="P2" draw:layer="layout" svg:width="0.034cm" svg:height="15.879cm" svg:x="18.249cm" svg:y="9.664cm" svg:viewBox="0 0 35 15880" draw:points="0,15880 35,15880 35,0 0,0">
          <text:p/>
        </draw:polygon>
        <draw:polygon draw:style-name="gr2" draw:text-style-name="P2" draw:layer="layout" svg:width="0.034cm" svg:height="0.034cm" svg:x="4.254cm" svg:y="28.723cm" svg:viewBox="0 0 35 35" draw:points="0,35 35,35 35,0 0,0">
          <text:p/>
        </draw:polygon>
        <draw:polygon draw:style-name="gr2" draw:text-style-name="P2" draw:layer="layout" svg:width="0.034cm" svg:height="0.101cm" svg:x="4.186cm" svg:y="28.723cm" svg:viewBox="0 0 35 102" draw:points="0,102 35,102 35,0 0,0">
          <text:p/>
        </draw:polygon>
        <draw:polygon draw:style-name="gr2" draw:text-style-name="P2" draw:layer="layout" svg:width="0.034cm" svg:height="0.101cm" svg:x="15.007cm" svg:y="28.723cm" svg:viewBox="0 0 35 102" draw:points="0,102 35,102 35,0 0,0">
          <text:p/>
        </draw:polygon>
        <draw:polygon draw:style-name="gr2" draw:text-style-name="P2" draw:layer="layout" svg:width="0.034cm" svg:height="0.034cm" svg:x="14.939cm" svg:y="28.723cm" svg:viewBox="0 0 35 35" draw:points="0,35 35,35 35,0 0,0">
          <text:p/>
        </draw:polygon>
        <draw:polygon draw:style-name="gr2" draw:text-style-name="P2" draw:layer="layout" svg:width="1.27cm" svg:height="0.034cm" svg:x="17.648cm" svg:y="0.774cm" svg:viewBox="0 0 1271 35" draw:points="0,35 1271,35 1271,0 0,0">
          <text:p/>
        </draw:polygon>
        <draw:polygon draw:style-name="gr2" draw:text-style-name="P2" draw:layer="layout" svg:width="1.27cm" svg:height="0.034cm" svg:x="17.648cm" svg:y="1.951cm" svg:viewBox="0 0 1271 35" draw:points="0,35 1271,35 1271,0 0,0">
          <text:p/>
        </draw:polygon>
        <draw:polygon draw:style-name="gr2" draw:text-style-name="P2" draw:layer="layout" svg:width="0.033cm" svg:height="0.033cm" svg:x="18.851cm" svg:y="2.324cm" svg:viewBox="0 0 34 34" draw:points="0,34 34,34 34,0 0,0">
          <text:p/>
        </draw:polygon>
        <draw:polygon draw:style-name="gr2" draw:text-style-name="P2" draw:layer="layout" svg:width="8.213cm" svg:height="0.034cm" svg:x="10.739cm" svg:y="2.256cm" svg:viewBox="0 0 8214 35" draw:points="0,35 8214,35 8214,0 0,0">
          <text:p/>
        </draw:polygon>
        <draw:polygon draw:style-name="gr2" draw:text-style-name="P2" draw:layer="layout" svg:width="8.112cm" svg:height="0.033cm" svg:x="10.739cm" svg:y="2.324cm" svg:viewBox="0 0 8113 34" draw:points="0,34 8113,34 8113,0 0,0">
          <text:p/>
        </draw:polygon>
        <draw:polygon draw:style-name="gr2" draw:text-style-name="P2" draw:layer="layout" svg:width="8.112cm" svg:height="0.034cm" svg:x="10.739cm" svg:y="2.827cm" svg:viewBox="0 0 8113 35" draw:points="0,35 8113,35 8113,0 0,0">
          <text:p/>
        </draw:polygon>
        <draw:polygon draw:style-name="gr2" draw:text-style-name="P2" draw:layer="layout" svg:width="8.112cm" svg:height="0.034cm" svg:x="10.739cm" svg:y="3.331cm" svg:viewBox="0 0 8113 35" draw:points="0,35 8113,35 8113,0 0,0">
          <text:p/>
        </draw:polygon>
        <draw:polygon draw:style-name="gr2" draw:text-style-name="P2" draw:layer="layout" svg:width="8.213cm" svg:height="0.034cm" svg:x="10.739cm" svg:y="3.399cm" svg:viewBox="0 0 8214 35" draw:points="0,35 8214,35 8214,0 0,0">
          <text:p/>
        </draw:polygon>
        <draw:polygon draw:style-name="gr2" draw:text-style-name="P2" draw:layer="layout" svg:width="0.033cm" svg:height="0.034cm" svg:x="18.851cm" svg:y="3.331cm" svg:viewBox="0 0 34 35" draw:points="0,35 34,35 34,0 0,0">
          <text:p/>
        </draw:polygon>
        <draw:polygon draw:style-name="gr2" draw:text-style-name="P2" draw:layer="layout" svg:width="7.866cm" svg:height="0.034cm" svg:x="2.137cm" svg:y="3.903cm" svg:viewBox="0 0 7867 35" draw:points="0,35 7867,35 7867,0 0,0">
          <text:p/>
        </draw:polygon>
        <draw:polygon draw:style-name="gr2" draw:text-style-name="P2" draw:layer="layout" svg:width="0.101cm" svg:height="0.034cm" svg:x="10.003cm" svg:y="4.474cm" svg:viewBox="0 0 102 35" draw:points="0,35 102,35 102,0 0,0">
          <text:p/>
        </draw:polygon>
        <draw:polygon draw:style-name="gr2" draw:text-style-name="P2" draw:layer="layout" svg:width="7.9cm" svg:height="0.034cm" svg:x="2.137cm" svg:y="4.406cm" svg:viewBox="0 0 7901 35" draw:points="0,35 7901,35 7901,0 0,0">
          <text:p/>
        </draw:polygon>
        <draw:polygon draw:style-name="gr2" draw:text-style-name="P2" draw:layer="layout" svg:width="7.866cm" svg:height="0.034cm" svg:x="2.137cm" svg:y="4.474cm" svg:viewBox="0 0 7867 35" draw:points="0,35 7867,35 7867,0 0,0">
          <text:p/>
        </draw:polygon>
        <draw:polygon draw:style-name="gr2" draw:text-style-name="P2" draw:layer="layout" svg:width="0.033cm" svg:height="0.034cm" svg:x="18.851cm" svg:y="4.779cm" svg:viewBox="0 0 34 35" draw:points="0,35 34,35 34,0 0,0">
          <text:p/>
        </draw:polygon>
        <draw:polygon draw:style-name="gr2" draw:text-style-name="P2" draw:layer="layout" svg:width="7.967cm" svg:height="0.034cm" svg:x="10.985cm" svg:y="4.711cm" svg:viewBox="0 0 7968 35" draw:points="0,35 7968,35 7968,0 0,0">
          <text:p/>
        </draw:polygon>
        <draw:polygon draw:style-name="gr2" draw:text-style-name="P2" draw:layer="layout" svg:width="7.866cm" svg:height="0.034cm" svg:x="10.985cm" svg:y="4.779cm" svg:viewBox="0 0 7867 35" draw:points="0,35 7867,35 7867,0 0,0">
          <text:p/>
        </draw:polygon>
        <draw:polygon draw:style-name="gr2" draw:text-style-name="P2" draw:layer="layout" svg:width="0.033cm" svg:height="0.033cm" svg:x="18.851cm" svg:y="5.317cm" svg:viewBox="0 0 34 34" draw:points="0,34 34,34 34,0 0,0">
          <text:p/>
        </draw:polygon>
        <draw:polygon draw:style-name="gr2" draw:text-style-name="P2" draw:layer="layout" svg:width="7.899cm" svg:height="0.034cm" svg:x="10.985cm" svg:y="5.249cm" svg:viewBox="0 0 7900 35" draw:points="0,35 7900,35 7900,0 0,0">
          <text:p/>
        </draw:polygon>
        <draw:polygon draw:style-name="gr2" draw:text-style-name="P2" draw:layer="layout" svg:width="7.866cm" svg:height="0.033cm" svg:x="10.985cm" svg:y="5.317cm" svg:viewBox="0 0 7867 34" draw:points="0,34 7867,34 7867,0 0,0">
          <text:p/>
        </draw:polygon>
        <draw:polygon draw:style-name="gr2" draw:text-style-name="P2" draw:layer="layout" svg:width="7.866cm" svg:height="0.034cm" svg:x="10.985cm" svg:y="5.82cm" svg:viewBox="0 0 7867 35" draw:points="0,35 7867,35 7867,0 0,0">
          <text:p/>
        </draw:polygon>
        <draw:polygon draw:style-name="gr2" draw:text-style-name="P2" draw:layer="layout" svg:width="0.101cm" svg:height="0.034cm" svg:x="18.851cm" svg:y="6.392cm" svg:viewBox="0 0 102 35" draw:points="0,35 102,35 102,0 0,0">
          <text:p/>
        </draw:polygon>
        <draw:polygon draw:style-name="gr2" draw:text-style-name="P2" draw:layer="layout" svg:width="7.899cm" svg:height="0.034cm" svg:x="10.985cm" svg:y="6.324cm" svg:viewBox="0 0 7900 35" draw:points="0,35 7900,35 7900,0 0,0">
          <text:p/>
        </draw:polygon>
        <draw:polygon draw:style-name="gr2" draw:text-style-name="P2" draw:layer="layout" svg:width="7.866cm" svg:height="0.034cm" svg:x="10.985cm" svg:y="6.392cm" svg:viewBox="0 0 7867 35" draw:points="0,35 7867,35 7867,0 0,0">
          <text:p/>
        </draw:polygon>
        <draw:polygon draw:style-name="gr2" draw:text-style-name="P2" draw:layer="layout" svg:width="0.033cm" svg:height="0.034cm" svg:x="18.851cm" svg:y="6.697cm" svg:viewBox="0 0 34 35" draw:points="0,35 34,35 34,0 0,0">
          <text:p/>
        </draw:polygon>
        <draw:polygon draw:style-name="gr2" draw:text-style-name="P2" draw:layer="layout" svg:width="12.268cm" svg:height="0.034cm" svg:x="6.684cm" svg:y="6.629cm" svg:viewBox="0 0 12269 35" draw:points="0,35 12269,35 12269,0 0,0">
          <text:p/>
        </draw:polygon>
        <draw:polygon draw:style-name="gr2" draw:text-style-name="P2" draw:layer="layout" svg:width="12.167cm" svg:height="0.034cm" svg:x="6.684cm" svg:y="6.697cm" svg:viewBox="0 0 12168 35" draw:points="0,35 12168,35 12168,0 0,0">
          <text:p/>
        </draw:polygon>
        <draw:polygon draw:style-name="gr2" draw:text-style-name="P2" draw:layer="layout" svg:width="0.033cm" svg:height="0.034cm" svg:x="18.851cm" svg:y="7.234cm" svg:viewBox="0 0 34 35" draw:points="0,35 34,35 34,0 0,0">
          <text:p/>
        </draw:polygon>
        <draw:polygon draw:style-name="gr2" draw:text-style-name="P2" draw:layer="layout" svg:width="10.295cm" svg:height="0.033cm" svg:x="8.589cm" svg:y="7.167cm" svg:viewBox="0 0 10296 34" draw:points="0,34 10296,34 10296,0 0,0">
          <text:p/>
        </draw:polygon>
        <draw:polygon draw:style-name="gr2" draw:text-style-name="P2" draw:layer="layout" svg:width="10.262cm" svg:height="0.034cm" svg:x="8.589cm" svg:y="7.234cm" svg:viewBox="0 0 10263 35" draw:points="0,35 10263,35 10263,0 0,0">
          <text:p/>
        </draw:polygon>
        <draw:polygon draw:style-name="gr2" draw:text-style-name="P2" draw:layer="layout" svg:width="0.033cm" svg:height="0.034cm" svg:x="18.851cm" svg:y="7.772cm" svg:viewBox="0 0 34 35" draw:points="0,35 34,35 34,0 0,0">
          <text:p/>
        </draw:polygon>
        <draw:polygon draw:style-name="gr2" draw:text-style-name="P2" draw:layer="layout" svg:width="10.295cm" svg:height="0.034cm" svg:x="8.589cm" svg:y="7.704cm" svg:viewBox="0 0 10296 35" draw:points="0,35 10296,35 10296,0 0,0">
          <text:p/>
        </draw:polygon>
        <draw:polygon draw:style-name="gr2" draw:text-style-name="P2" draw:layer="layout" svg:width="10.262cm" svg:height="0.034cm" svg:x="8.589cm" svg:y="7.772cm" svg:viewBox="0 0 10263 35" draw:points="0,35 10263,35 10263,0 0,0">
          <text:p/>
        </draw:polygon>
        <draw:polygon draw:style-name="gr2" draw:text-style-name="P2" draw:layer="layout" svg:width="0.033cm" svg:height="0.033cm" svg:x="18.851cm" svg:y="8.31cm" svg:viewBox="0 0 34 34" draw:points="0,34 34,34 34,0 0,0">
          <text:p/>
        </draw:polygon>
        <draw:polygon draw:style-name="gr2" draw:text-style-name="P2" draw:layer="layout" svg:width="10.295cm" svg:height="0.034cm" svg:x="8.589cm" svg:y="8.242cm" svg:viewBox="0 0 10296 35" draw:points="0,35 10296,35 10296,0 0,0">
          <text:p/>
        </draw:polygon>
        <draw:polygon draw:style-name="gr2" draw:text-style-name="P2" draw:layer="layout" svg:width="10.262cm" svg:height="0.033cm" svg:x="8.589cm" svg:y="8.31cm" svg:viewBox="0 0 10263 34" draw:points="0,34 10263,34 10263,0 0,0">
          <text:p/>
        </draw:polygon>
        <draw:polygon draw:style-name="gr2" draw:text-style-name="P2" draw:layer="layout" svg:width="0.101cm" svg:height="0.034cm" svg:x="18.851cm" svg:y="8.847cm" svg:viewBox="0 0 102 35" draw:points="0,35 102,35 102,0 0,0">
          <text:p/>
        </draw:polygon>
        <draw:polygon draw:style-name="gr2" draw:text-style-name="P2" draw:layer="layout" svg:width="10.295cm" svg:height="0.034cm" svg:x="8.589cm" svg:y="8.779cm" svg:viewBox="0 0 10296 35" draw:points="0,35 10296,35 10296,0 0,0">
          <text:p/>
        </draw:polygon>
        <draw:polygon draw:style-name="gr2" draw:text-style-name="P2" draw:layer="layout" svg:width="10.262cm" svg:height="0.034cm" svg:x="8.589cm" svg:y="8.847cm" svg:viewBox="0 0 10263 35" draw:points="0,35 10263,35 10263,0 0,0">
          <text:p/>
        </draw:polygon>
        <draw:polygon draw:style-name="gr2" draw:text-style-name="P2" draw:layer="layout" svg:width="0.033cm" svg:height="0.034cm" svg:x="18.851cm" svg:y="9.152cm" svg:viewBox="0 0 34 35" draw:points="0,35 34,35 34,0 0,0">
          <text:p/>
        </draw:polygon>
        <draw:polygon draw:style-name="gr2" draw:text-style-name="P2" draw:layer="layout" svg:width="5.181cm" svg:height="0.034cm" svg:x="13.771cm" svg:y="9.084cm" svg:viewBox="0 0 5182 35" draw:points="0,35 5182,35 5182,0 0,0">
          <text:p/>
        </draw:polygon>
        <draw:polygon draw:style-name="gr2" draw:text-style-name="P2" draw:layer="layout" svg:width="5.08cm" svg:height="0.034cm" svg:x="13.771cm" svg:y="9.152cm" svg:viewBox="0 0 5081 35" draw:points="0,35 5081,35 5081,0 0,0">
          <text:p/>
        </draw:polygon>
        <draw:polygon draw:style-name="gr2" draw:text-style-name="P2" draw:layer="layout" svg:width="0.635cm" svg:height="0.034cm" svg:x="17.648cm" svg:y="9.63cm" svg:viewBox="0 0 636 35" draw:points="0,35 636,35 636,0 0,0">
          <text:p/>
        </draw:polygon>
        <draw:polygon draw:style-name="gr2" draw:text-style-name="P2" draw:layer="layout" svg:width="0.635cm" svg:height="0.033cm" svg:x="17.648cm" svg:y="10.143cm" svg:viewBox="0 0 636 34" draw:points="0,34 636,34 636,0 0,0">
          <text:p/>
        </draw:polygon>
        <draw:polygon draw:style-name="gr2" draw:text-style-name="P2" draw:layer="layout" svg:width="0.635cm" svg:height="0.034cm" svg:x="17.648cm" svg:y="10.655cm" svg:viewBox="0 0 636 35" draw:points="0,35 636,35 636,0 0,0">
          <text:p/>
        </draw:polygon>
        <draw:polygon draw:style-name="gr2" draw:text-style-name="P2" draw:layer="layout" svg:width="0.635cm" svg:height="0.034cm" svg:x="17.648cm" svg:y="11.167cm" svg:viewBox="0 0 636 35" draw:points="0,35 636,35 636,0 0,0">
          <text:p/>
        </draw:polygon>
        <draw:polygon draw:style-name="gr2" draw:text-style-name="P2" draw:layer="layout" svg:width="0.635cm" svg:height="0.034cm" svg:x="17.648cm" svg:y="11.679cm" svg:viewBox="0 0 636 35" draw:points="0,35 636,35 636,0 0,0">
          <text:p/>
        </draw:polygon>
        <draw:polygon draw:style-name="gr2" draw:text-style-name="P2" draw:layer="layout" svg:width="0.635cm" svg:height="0.034cm" svg:x="17.648cm" svg:y="12.191cm" svg:viewBox="0 0 636 35" draw:points="0,35 636,35 636,0 0,0">
          <text:p/>
        </draw:polygon>
        <draw:polygon draw:style-name="gr2" draw:text-style-name="P2" draw:layer="layout" svg:width="0.635cm" svg:height="0.034cm" svg:x="17.648cm" svg:y="12.704cm" svg:viewBox="0 0 636 35" draw:points="0,35 636,35 636,0 0,0">
          <text:p/>
        </draw:polygon>
        <draw:polygon draw:style-name="gr2" draw:text-style-name="P2" draw:layer="layout" svg:width="0.635cm" svg:height="0.035cm" svg:x="17.648cm" svg:y="13.216cm" svg:viewBox="0 0 636 36" draw:points="0,36 636,36 636,0 0,0">
          <text:p/>
        </draw:polygon>
        <draw:polygon draw:style-name="gr2" draw:text-style-name="P2" draw:layer="layout" svg:width="0.635cm" svg:height="0.034cm" svg:x="17.648cm" svg:y="13.728cm" svg:viewBox="0 0 636 35" draw:points="0,35 636,35 636,0 0,0">
          <text:p/>
        </draw:polygon>
        <draw:polygon draw:style-name="gr2" draw:text-style-name="P2" draw:layer="layout" svg:width="0.635cm" svg:height="0.034cm" svg:x="17.648cm" svg:y="14.24cm" svg:viewBox="0 0 636 35" draw:points="0,35 636,35 636,0 0,0">
          <text:p/>
        </draw:polygon>
        <draw:polygon draw:style-name="gr2" draw:text-style-name="P2" draw:layer="layout" svg:width="0.635cm" svg:height="0.034cm" svg:x="17.648cm" svg:y="14.753cm" svg:viewBox="0 0 636 35" draw:points="0,35 636,35 636,0 0,0">
          <text:p/>
        </draw:polygon>
        <draw:polygon draw:style-name="gr2" draw:text-style-name="P2" draw:layer="layout" svg:width="0.635cm" svg:height="0.034cm" svg:x="17.648cm" svg:y="15.265cm" svg:viewBox="0 0 636 35" draw:points="0,35 636,35 636,0 0,0">
          <text:p/>
        </draw:polygon>
        <draw:polygon draw:style-name="gr2" draw:text-style-name="P2" draw:layer="layout" svg:width="0.635cm" svg:height="0.034cm" svg:x="17.648cm" svg:y="15.777cm" svg:viewBox="0 0 636 35" draw:points="0,35 636,35 636,0 0,0">
          <text:p/>
        </draw:polygon>
        <draw:polygon draw:style-name="gr2" draw:text-style-name="P2" draw:layer="layout" svg:width="0.635cm" svg:height="0.034cm" svg:x="17.648cm" svg:y="16.289cm" svg:viewBox="0 0 636 35" draw:points="0,35 636,35 636,0 0,0">
          <text:p/>
        </draw:polygon>
        <draw:polygon draw:style-name="gr2" draw:text-style-name="P2" draw:layer="layout" svg:width="0.635cm" svg:height="0.033cm" svg:x="17.648cm" svg:y="16.802cm" svg:viewBox="0 0 636 34" draw:points="0,34 636,34 636,0 0,0">
          <text:p/>
        </draw:polygon>
        <draw:polygon draw:style-name="gr2" draw:text-style-name="P2" draw:layer="layout" svg:width="0.635cm" svg:height="0.034cm" svg:x="17.648cm" svg:y="17.314cm" svg:viewBox="0 0 636 35" draw:points="0,35 636,35 636,0 0,0">
          <text:p/>
        </draw:polygon>
        <draw:polygon draw:style-name="gr2" draw:text-style-name="P2" draw:layer="layout" svg:width="0.635cm" svg:height="0.034cm" svg:x="17.648cm" svg:y="17.826cm" svg:viewBox="0 0 636 35" draw:points="0,35 636,35 636,0 0,0">
          <text:p/>
        </draw:polygon>
        <draw:polygon draw:style-name="gr2" draw:text-style-name="P2" draw:layer="layout" svg:width="0.635cm" svg:height="0.034cm" svg:x="17.648cm" svg:y="18.338cm" svg:viewBox="0 0 636 35" draw:points="0,35 636,35 636,0 0,0">
          <text:p/>
        </draw:polygon>
        <draw:polygon draw:style-name="gr2" draw:text-style-name="P2" draw:layer="layout" svg:width="0.635cm" svg:height="0.033cm" svg:x="17.648cm" svg:y="18.851cm" svg:viewBox="0 0 636 34" draw:points="0,34 636,34 636,0 0,0">
          <text:p/>
        </draw:polygon>
        <draw:polygon draw:style-name="gr2" draw:text-style-name="P2" draw:layer="layout" svg:width="0.635cm" svg:height="0.034cm" svg:x="17.648cm" svg:y="19.363cm" svg:viewBox="0 0 636 35" draw:points="0,35 636,35 636,0 0,0">
          <text:p/>
        </draw:polygon>
        <draw:polygon draw:style-name="gr2" draw:text-style-name="P2" draw:layer="layout" svg:width="0.635cm" svg:height="0.034cm" svg:x="17.648cm" svg:y="19.875cm" svg:viewBox="0 0 636 35" draw:points="0,35 636,35 636,0 0,0">
          <text:p/>
        </draw:polygon>
        <draw:polygon draw:style-name="gr2" draw:text-style-name="P2" draw:layer="layout" svg:width="0.635cm" svg:height="0.034cm" svg:x="17.648cm" svg:y="20.387cm" svg:viewBox="0 0 636 35" draw:points="0,35 636,35 636,0 0,0">
          <text:p/>
        </draw:polygon>
        <draw:polygon draw:style-name="gr2" draw:text-style-name="P2" draw:layer="layout" svg:width="0.635cm" svg:height="0.034cm" svg:x="17.648cm" svg:y="20.899cm" svg:viewBox="0 0 636 35" draw:points="0,35 636,35 636,0 0,0">
          <text:p/>
        </draw:polygon>
        <draw:polygon draw:style-name="gr2" draw:text-style-name="P2" draw:layer="layout" svg:width="0.635cm" svg:height="0.034cm" svg:x="17.648cm" svg:y="21.412cm" svg:viewBox="0 0 636 35" draw:points="0,35 636,35 636,0 0,0">
          <text:p/>
        </draw:polygon>
        <draw:polygon draw:style-name="gr2" draw:text-style-name="P2" draw:layer="layout" svg:width="0.635cm" svg:height="0.034cm" svg:x="17.648cm" svg:y="21.924cm" svg:viewBox="0 0 636 35" draw:points="0,35 636,35 636,0 0,0">
          <text:p/>
        </draw:polygon>
        <draw:polygon draw:style-name="gr2" draw:text-style-name="P2" draw:layer="layout" svg:width="0.635cm" svg:height="0.034cm" svg:x="17.648cm" svg:y="22.436cm" svg:viewBox="0 0 636 35" draw:points="0,35 636,35 636,0 0,0">
          <text:p/>
        </draw:polygon>
        <draw:polygon draw:style-name="gr2" draw:text-style-name="P2" draw:layer="layout" svg:width="0.635cm" svg:height="0.034cm" svg:x="17.648cm" svg:y="22.948cm" svg:viewBox="0 0 636 35" draw:points="0,35 636,35 636,0 0,0">
          <text:p/>
        </draw:polygon>
        <draw:polygon draw:style-name="gr2" draw:text-style-name="P2" draw:layer="layout" svg:width="0.635cm" svg:height="0.034cm" svg:x="17.648cm" svg:y="23.461cm" svg:viewBox="0 0 636 35" draw:points="0,35 636,35 636,0 0,0">
          <text:p/>
        </draw:polygon>
        <draw:polygon draw:style-name="gr2" draw:text-style-name="P2" draw:layer="layout" svg:width="0.635cm" svg:height="0.034cm" svg:x="17.648cm" svg:y="23.973cm" svg:viewBox="0 0 636 35" draw:points="0,35 636,35 636,0 0,0">
          <text:p/>
        </draw:polygon>
        <draw:polygon draw:style-name="gr2" draw:text-style-name="P2" draw:layer="layout" svg:width="0.635cm" svg:height="0.034cm" svg:x="17.648cm" svg:y="24.485cm" svg:viewBox="0 0 636 35" draw:points="0,35 636,35 636,0 0,0">
          <text:p/>
        </draw:polygon>
        <draw:polygon draw:style-name="gr2" draw:text-style-name="P2" draw:layer="layout" svg:width="0.635cm" svg:height="0.035cm" svg:x="17.648cm" svg:y="24.997cm" svg:viewBox="0 0 636 36" draw:points="0,36 636,36 636,0 0,0">
          <text:p/>
        </draw:polygon>
        <draw:polygon draw:style-name="gr2" draw:text-style-name="P2" draw:layer="layout" svg:width="0.635cm" svg:height="0.033cm" svg:x="17.648cm" svg:y="25.51cm" svg:viewBox="0 0 636 34" draw:points="0,34 636,34 636,0 0,0">
          <text:p/>
        </draw:polygon>
        <draw:polygon draw:style-name="gr2" draw:text-style-name="P2" draw:layer="layout" svg:width="0.101cm" svg:height="0.034cm" svg:x="18.851cm" svg:y="26.056cm" svg:viewBox="0 0 102 35" draw:points="0,35 102,35 102,0 0,0">
          <text:p/>
        </draw:polygon>
        <draw:polygon draw:style-name="gr2" draw:text-style-name="P2" draw:layer="layout" svg:width="5.113cm" svg:height="0.034cm" svg:x="13.771cm" svg:y="25.988cm" svg:viewBox="0 0 5114 35" draw:points="0,35 5114,35 5114,0 0,0">
          <text:p/>
        </draw:polygon>
        <draw:polygon draw:style-name="gr2" draw:text-style-name="P2" draw:layer="layout" svg:width="5.08cm" svg:height="0.034cm" svg:x="13.771cm" svg:y="26.056cm" svg:viewBox="0 0 5081 35" draw:points="0,35 5081,35 5081,0 0,0">
          <text:p/>
        </draw:polygon>
        <draw:polygon draw:style-name="gr2" draw:text-style-name="P2" draw:layer="layout" svg:width="0.034cm" svg:height="0.034cm" svg:x="14.939cm" svg:y="26.36cm" svg:viewBox="0 0 35 35" draw:points="0,35 35,35 35,0 0,0">
          <text:p/>
        </draw:polygon>
        <draw:polygon draw:style-name="gr2" draw:text-style-name="P2" draw:layer="layout" svg:width="10.753cm" svg:height="0.034cm" svg:x="4.288cm" svg:y="26.293cm" svg:viewBox="0 0 10754 35" draw:points="0,35 10754,35 10754,0 0,0">
          <text:p/>
        </draw:polygon>
        <draw:polygon draw:style-name="gr2" draw:text-style-name="P2" draw:layer="layout" svg:width="10.651cm" svg:height="0.034cm" svg:x="4.288cm" svg:y="26.36cm" svg:viewBox="0 0 10652 35" draw:points="0,35 10652,35 10652,0 0,0">
          <text:p/>
        </draw:polygon>
        <draw:polygon draw:style-name="gr2" draw:text-style-name="P2" draw:layer="layout" svg:width="4.868cm" svg:height="0.034cm" svg:x="10.071cm" svg:y="26.928cm" svg:viewBox="0 0 4869 35" draw:points="0,35 4869,35 4869,0 0,0">
          <text:p/>
        </draw:polygon>
        <draw:polygon draw:style-name="gr2" draw:text-style-name="P2" draw:layer="layout" svg:width="4.868cm" svg:height="0.034cm" svg:x="10.071cm" svg:y="27.567cm" svg:viewBox="0 0 4869 35" draw:points="0,35 4869,35 4869,0 0,0">
          <text:p/>
        </draw:polygon>
        <draw:polygon draw:style-name="gr2" draw:text-style-name="P2" draw:layer="layout" svg:width="10.651cm" svg:height="0.034cm" svg:x="4.288cm" svg:y="28.155cm" svg:viewBox="0 0 10652 35" draw:points="0,35 10652,35 10652,0 0,0">
          <text:p/>
        </draw:polygon>
        <draw:polygon draw:style-name="gr2" draw:text-style-name="P2" draw:layer="layout" svg:width="0.102cm" svg:height="0.034cm" svg:x="14.939cm" svg:y="28.79cm" svg:viewBox="0 0 103 35" draw:points="0,35 103,35 103,0 0,0">
          <text:p/>
        </draw:polygon>
        <draw:polygon draw:style-name="gr2" draw:text-style-name="P2" draw:layer="layout" svg:width="10.685cm" svg:height="0.034cm" svg:x="4.288cm" svg:y="28.723cm" svg:viewBox="0 0 10686 35" draw:points="0,35 10686,35 10686,0 0,0">
          <text:p/>
        </draw:polygon>
        <draw:polygon draw:style-name="gr2" draw:text-style-name="P2" draw:layer="layout" svg:width="10.651cm" svg:height="0.034cm" svg:x="4.288cm" svg:y="28.79cm" svg:viewBox="0 0 10652 35" draw:points="0,35 10652,35 10652,0 0,0">
          <text:p/>
        </draw:polygon>
        <draw:frame draw:style-name="gr8" draw:text-style-name="P10" draw:layer="layout" svg:width="5.586cm" svg:height="0.433cm" svg:x="4.377cm" svg:y="27.03cm">
          <draw:text-box>
            <text:p text:style-name="P7"><text:span text:style-name="T6">Am luat la cunoştinţă că am obţinut</text:span></text:p>
          </draw:text-box>
        </draw:frame>
      </draw:page>
      <draw:page draw:name="page5" draw:style-name="dp1" draw:master-page-name="master-page3">
        <draw:polygon draw:style-name="gr4" draw:text-style-name="P3" draw:layer="layout" svg:width="0.639cm" svg:height="0.516cm" svg:x="3.357cm" svg:y="10.16cm" svg:viewBox="0 0 640 517" draw:points="0,517 640,517 640,0 0,0">
          <text:p/>
        </draw:polygon>
        <draw:polygon draw:style-name="gr2" draw:text-style-name="P2" draw:layer="layout" svg:width="0.639cm" svg:height="0.516cm" svg:x="4.237cm" svg:y="10.16cm" svg:viewBox="0 0 640 517" draw:points="0,517 640,517 640,0 0,0">
          <text:p/>
        </draw:polygon>
        <draw:polygon draw:style-name="gr2" draw:text-style-name="P2" draw:layer="layout" svg:width="0.639cm" svg:height="0.516cm" svg:x="5.118cm" svg:y="10.16cm" svg:viewBox="0 0 640 517" draw:points="0,517 640,517 640,0 0,0">
          <text:p/>
        </draw:polygon>
        <draw:polygon draw:style-name="gr2" draw:text-style-name="P2" draw:layer="layout" svg:width="0.639cm" svg:height="0.516cm" svg:x="5.998cm" svg:y="10.16cm" svg:viewBox="0 0 640 517" draw:points="0,517 640,517 640,0 0,0">
          <text:p/>
        </draw:polygon>
        <draw:polygon draw:style-name="gr2" draw:text-style-name="P2" draw:layer="layout" svg:width="0.639cm" svg:height="0.516cm" svg:x="9.173cm" svg:y="10.16cm" svg:viewBox="0 0 640 517" draw:points="0,517 640,517 640,0 0,0">
          <text:p/>
        </draw:polygon>
        <draw:polygon draw:style-name="gr2" draw:text-style-name="P2" draw:layer="layout" svg:width="0.639cm" svg:height="0.516cm" svg:x="10.054cm" svg:y="10.16cm" svg:viewBox="0 0 640 517" draw:points="0,517 640,517 640,0 0,0">
          <text:p/>
        </draw:polygon>
        <draw:polygon draw:style-name="gr4" draw:text-style-name="P3" draw:layer="layout" svg:width="0.639cm" svg:height="0.516cm" svg:x="10.934cm" svg:y="10.16cm" svg:viewBox="0 0 640 517" draw:points="0,517 640,517 640,0 0,0">
          <text:p/>
        </draw:polygon>
        <draw:polygon draw:style-name="gr2" draw:text-style-name="P2" draw:layer="layout" svg:width="0.639cm" svg:height="0.516cm" svg:x="11.815cm" svg:y="10.16cm" svg:viewBox="0 0 640 517" draw:points="0,517 640,517 640,0 0,0">
          <text:p/>
        </draw:polygon>
        <draw:polygon draw:style-name="gr2" draw:text-style-name="P2" draw:layer="layout" svg:width="0.639cm" svg:height="0.516cm" svg:x="14.99cm" svg:y="10.16cm" svg:viewBox="0 0 640 517" draw:points="0,517 640,517 640,0 0,0">
          <text:p/>
        </draw:polygon>
        <draw:polygon draw:style-name="gr2" draw:text-style-name="P2" draw:layer="layout" svg:width="0.64cm" svg:height="0.516cm" svg:x="15.87cm" svg:y="10.16cm" svg:viewBox="0 0 641 517" draw:points="0,517 641,517 641,0 0,0">
          <text:p/>
        </draw:polygon>
        <draw:polygon draw:style-name="gr4" draw:text-style-name="P3" draw:layer="layout" svg:width="0.639cm" svg:height="0.516cm" svg:x="16.751cm" svg:y="10.16cm" svg:viewBox="0 0 640 517" draw:points="0,517 640,517 640,0 0,0">
          <text:p/>
        </draw:polygon>
        <draw:polygon draw:style-name="gr2" draw:text-style-name="P2" draw:layer="layout" svg:width="0.64cm" svg:height="0.516cm" svg:x="17.631cm" svg:y="10.16cm" svg:viewBox="0 0 641 517" draw:points="0,517 641,517 641,0 0,0">
          <text:p/>
        </draw:polygon>
        <draw:polygon draw:style-name="gr4" draw:text-style-name="P3" draw:layer="layout" svg:width="0.639cm" svg:height="0.516cm" svg:x="3.357cm" svg:y="10.672cm" svg:viewBox="0 0 640 517" draw:points="0,517 640,517 640,0 0,0">
          <text:p/>
        </draw:polygon>
        <draw:polygon draw:style-name="gr2" draw:text-style-name="P2" draw:layer="layout" svg:width="0.639cm" svg:height="0.516cm" svg:x="4.237cm" svg:y="10.672cm" svg:viewBox="0 0 640 517" draw:points="0,517 640,517 640,0 0,0">
          <text:p/>
        </draw:polygon>
        <draw:polygon draw:style-name="gr2" draw:text-style-name="P2" draw:layer="layout" svg:width="0.639cm" svg:height="0.516cm" svg:x="5.118cm" svg:y="10.672cm" svg:viewBox="0 0 640 517" draw:points="0,517 640,517 640,0 0,0">
          <text:p/>
        </draw:polygon>
        <draw:polygon draw:style-name="gr2" draw:text-style-name="P2" draw:layer="layout" svg:width="0.639cm" svg:height="0.516cm" svg:x="5.998cm" svg:y="10.672cm" svg:viewBox="0 0 640 517" draw:points="0,517 640,517 640,0 0,0">
          <text:p/>
        </draw:polygon>
        <draw:polygon draw:style-name="gr2" draw:text-style-name="P2" draw:layer="layout" svg:width="0.639cm" svg:height="0.516cm" svg:x="9.173cm" svg:y="10.672cm" svg:viewBox="0 0 640 517" draw:points="0,517 640,517 640,0 0,0">
          <text:p/>
        </draw:polygon>
        <draw:polygon draw:style-name="gr2" draw:text-style-name="P2" draw:layer="layout" svg:width="0.639cm" svg:height="0.516cm" svg:x="10.054cm" svg:y="10.672cm" svg:viewBox="0 0 640 517" draw:points="0,517 640,517 640,0 0,0">
          <text:p/>
        </draw:polygon>
        <draw:polygon draw:style-name="gr2" draw:text-style-name="P2" draw:layer="layout" svg:width="0.639cm" svg:height="0.516cm" svg:x="10.934cm" svg:y="10.672cm" svg:viewBox="0 0 640 517" draw:points="0,517 640,517 640,0 0,0">
          <text:p/>
        </draw:polygon>
        <draw:polygon draw:style-name="gr4" draw:text-style-name="P3" draw:layer="layout" svg:width="0.639cm" svg:height="0.516cm" svg:x="11.815cm" svg:y="10.672cm" svg:viewBox="0 0 640 517" draw:points="0,517 640,517 640,0 0,0">
          <text:p/>
        </draw:polygon>
        <draw:polygon draw:style-name="gr2" draw:text-style-name="P2" draw:layer="layout" svg:width="0.639cm" svg:height="0.516cm" svg:x="14.99cm" svg:y="10.672cm" svg:viewBox="0 0 640 517" draw:points="0,517 640,517 640,0 0,0">
          <text:p/>
        </draw:polygon>
        <draw:polygon draw:style-name="gr2" draw:text-style-name="P2" draw:layer="layout" svg:width="0.64cm" svg:height="0.516cm" svg:x="15.87cm" svg:y="10.672cm" svg:viewBox="0 0 641 517" draw:points="0,517 641,517 641,0 0,0">
          <text:p/>
        </draw:polygon>
        <draw:polygon draw:style-name="gr2" draw:text-style-name="P2" draw:layer="layout" svg:width="0.639cm" svg:height="0.516cm" svg:x="16.751cm" svg:y="10.672cm" svg:viewBox="0 0 640 517" draw:points="0,517 640,517 640,0 0,0">
          <text:p/>
        </draw:polygon>
        <draw:polygon draw:style-name="gr4" draw:text-style-name="P3" draw:layer="layout" svg:width="0.64cm" svg:height="0.516cm" svg:x="17.631cm" svg:y="10.672cm" svg:viewBox="0 0 641 517" draw:points="0,517 641,517 641,0 0,0">
          <text:p/>
        </draw:polygon>
        <draw:polygon draw:style-name="gr4" draw:text-style-name="P3" draw:layer="layout" svg:width="0.639cm" svg:height="0.516cm" svg:x="3.357cm" svg:y="11.184cm" svg:viewBox="0 0 640 517" draw:points="0,517 640,517 640,0 0,0">
          <text:p/>
        </draw:polygon>
        <draw:polygon draw:style-name="gr2" draw:text-style-name="P2" draw:layer="layout" svg:width="0.639cm" svg:height="0.516cm" svg:x="4.237cm" svg:y="11.184cm" svg:viewBox="0 0 640 517" draw:points="0,517 640,517 640,0 0,0">
          <text:p/>
        </draw:polygon>
        <draw:polygon draw:style-name="gr2" draw:text-style-name="P2" draw:layer="layout" svg:width="0.639cm" svg:height="0.516cm" svg:x="5.118cm" svg:y="11.184cm" svg:viewBox="0 0 640 517" draw:points="0,517 640,517 640,0 0,0">
          <text:p/>
        </draw:polygon>
        <draw:polygon draw:style-name="gr2" draw:text-style-name="P2" draw:layer="layout" svg:width="0.639cm" svg:height="0.516cm" svg:x="5.998cm" svg:y="11.184cm" svg:viewBox="0 0 640 517" draw:points="0,517 640,517 640,0 0,0">
          <text:p/>
        </draw:polygon>
        <draw:polygon draw:style-name="gr2" draw:text-style-name="P2" draw:layer="layout" svg:width="0.639cm" svg:height="0.516cm" svg:x="9.173cm" svg:y="11.184cm" svg:viewBox="0 0 640 517" draw:points="0,517 640,517 640,0 0,0">
          <text:p/>
        </draw:polygon>
        <draw:polygon draw:style-name="gr2" draw:text-style-name="P2" draw:layer="layout" svg:width="0.639cm" svg:height="0.516cm" svg:x="10.054cm" svg:y="11.184cm" svg:viewBox="0 0 640 517" draw:points="0,517 640,517 640,0 0,0">
          <text:p/>
        </draw:polygon>
        <draw:polygon draw:style-name="gr2" draw:text-style-name="P2" draw:layer="layout" svg:width="0.639cm" svg:height="0.516cm" svg:x="10.934cm" svg:y="11.184cm" svg:viewBox="0 0 640 517" draw:points="0,517 640,517 640,0 0,0">
          <text:p/>
        </draw:polygon>
        <draw:polygon draw:style-name="gr4" draw:text-style-name="P3" draw:layer="layout" svg:width="0.639cm" svg:height="0.516cm" svg:x="11.815cm" svg:y="11.184cm" svg:viewBox="0 0 640 517" draw:points="0,517 640,517 640,0 0,0">
          <text:p/>
        </draw:polygon>
        <draw:polygon draw:style-name="gr2" draw:text-style-name="P2" draw:layer="layout" svg:width="0.639cm" svg:height="0.516cm" svg:x="14.99cm" svg:y="11.184cm" svg:viewBox="0 0 640 517" draw:points="0,517 640,517 640,0 0,0">
          <text:p/>
        </draw:polygon>
        <draw:polygon draw:style-name="gr2" draw:text-style-name="P2" draw:layer="layout" svg:width="0.64cm" svg:height="0.516cm" svg:x="15.87cm" svg:y="11.184cm" svg:viewBox="0 0 641 517" draw:points="0,517 641,517 641,0 0,0">
          <text:p/>
        </draw:polygon>
        <draw:polygon draw:style-name="gr4" draw:text-style-name="P3" draw:layer="layout" svg:width="0.639cm" svg:height="0.516cm" svg:x="16.751cm" svg:y="11.184cm" svg:viewBox="0 0 640 517" draw:points="0,517 640,517 640,0 0,0">
          <text:p/>
        </draw:polygon>
        <draw:polygon draw:style-name="gr2" draw:text-style-name="P2" draw:layer="layout" svg:width="0.64cm" svg:height="0.516cm" svg:x="17.631cm" svg:y="11.184cm" svg:viewBox="0 0 641 517" draw:points="0,517 641,517 641,0 0,0">
          <text:p/>
        </draw:polygon>
        <draw:polygon draw:style-name="gr2" draw:text-style-name="P2" draw:layer="layout" svg:width="0.639cm" svg:height="0.517cm" svg:x="3.357cm" svg:y="11.696cm" svg:viewBox="0 0 640 518" draw:points="0,518 640,518 640,0 0,0">
          <text:p/>
        </draw:polygon>
        <draw:polygon draw:style-name="gr2" draw:text-style-name="P2" draw:layer="layout" svg:width="0.639cm" svg:height="0.517cm" svg:x="4.237cm" svg:y="11.696cm" svg:viewBox="0 0 640 518" draw:points="0,518 640,518 640,0 0,0">
          <text:p/>
        </draw:polygon>
        <draw:polygon draw:style-name="gr4" draw:text-style-name="P3" draw:layer="layout" svg:width="0.639cm" svg:height="0.517cm" svg:x="5.118cm" svg:y="11.696cm" svg:viewBox="0 0 640 518" draw:points="0,518 640,518 640,0 0,0">
          <text:p/>
        </draw:polygon>
        <draw:polygon draw:style-name="gr2" draw:text-style-name="P2" draw:layer="layout" svg:width="0.639cm" svg:height="0.517cm" svg:x="5.998cm" svg:y="11.696cm" svg:viewBox="0 0 640 518" draw:points="0,518 640,518 640,0 0,0">
          <text:p/>
        </draw:polygon>
        <draw:polygon draw:style-name="gr2" draw:text-style-name="P2" draw:layer="layout" svg:width="0.639cm" svg:height="0.517cm" svg:x="9.173cm" svg:y="11.696cm" svg:viewBox="0 0 640 518" draw:points="0,518 640,518 640,0 0,0">
          <text:p/>
        </draw:polygon>
        <draw:polygon draw:style-name="gr4" draw:text-style-name="P3" draw:layer="layout" svg:width="0.639cm" svg:height="0.517cm" svg:x="10.054cm" svg:y="11.696cm" svg:viewBox="0 0 640 518" draw:points="0,518 640,518 640,0 0,0">
          <text:p/>
        </draw:polygon>
        <draw:polygon draw:style-name="gr2" draw:text-style-name="P2" draw:layer="layout" svg:width="0.639cm" svg:height="0.517cm" svg:x="10.934cm" svg:y="11.696cm" svg:viewBox="0 0 640 518" draw:points="0,518 640,518 640,0 0,0">
          <text:p/>
        </draw:polygon>
        <draw:polygon draw:style-name="gr2" draw:text-style-name="P2" draw:layer="layout" svg:width="0.639cm" svg:height="0.517cm" svg:x="11.815cm" svg:y="11.696cm" svg:viewBox="0 0 640 518" draw:points="0,518 640,518 640,0 0,0">
          <text:p/>
        </draw:polygon>
        <draw:polygon draw:style-name="gr4" draw:text-style-name="P3" draw:layer="layout" svg:width="0.639cm" svg:height="0.517cm" svg:x="14.99cm" svg:y="11.696cm" svg:viewBox="0 0 640 518" draw:points="0,518 640,518 640,0 0,0">
          <text:p/>
        </draw:polygon>
        <draw:polygon draw:style-name="gr2" draw:text-style-name="P2" draw:layer="layout" svg:width="0.64cm" svg:height="0.517cm" svg:x="15.87cm" svg:y="11.696cm" svg:viewBox="0 0 641 518" draw:points="0,518 641,518 641,0 0,0">
          <text:p/>
        </draw:polygon>
        <draw:polygon draw:style-name="gr2" draw:text-style-name="P2" draw:layer="layout" svg:width="0.639cm" svg:height="0.517cm" svg:x="16.751cm" svg:y="11.696cm" svg:viewBox="0 0 640 518" draw:points="0,518 640,518 640,0 0,0">
          <text:p/>
        </draw:polygon>
        <draw:polygon draw:style-name="gr2" draw:text-style-name="P2" draw:layer="layout" svg:width="0.64cm" svg:height="0.517cm" svg:x="17.631cm" svg:y="11.696cm" svg:viewBox="0 0 641 518" draw:points="0,518 641,518 641,0 0,0">
          <text:p/>
        </draw:polygon>
        <draw:polygon draw:style-name="gr2" draw:text-style-name="P2" draw:layer="layout" svg:width="0.639cm" svg:height="0.517cm" svg:x="3.357cm" svg:y="12.208cm" svg:viewBox="0 0 640 518" draw:points="0,518 640,518 640,0 0,0">
          <text:p/>
        </draw:polygon>
        <draw:polygon draw:style-name="gr2" draw:text-style-name="P2" draw:layer="layout" svg:width="0.639cm" svg:height="0.517cm" svg:x="4.237cm" svg:y="12.208cm" svg:viewBox="0 0 640 518" draw:points="0,518 640,518 640,0 0,0">
          <text:p/>
        </draw:polygon>
        <draw:polygon draw:style-name="gr2" draw:text-style-name="P2" draw:layer="layout" svg:width="0.639cm" svg:height="0.517cm" svg:x="5.118cm" svg:y="12.208cm" svg:viewBox="0 0 640 518" draw:points="0,518 640,518 640,0 0,0">
          <text:p/>
        </draw:polygon>
        <draw:polygon draw:style-name="gr4" draw:text-style-name="P3" draw:layer="layout" svg:width="0.639cm" svg:height="0.517cm" svg:x="5.998cm" svg:y="12.208cm" svg:viewBox="0 0 640 518" draw:points="0,518 640,518 640,0 0,0">
          <text:p/>
        </draw:polygon>
        <draw:polygon draw:style-name="gr4" draw:text-style-name="P3" draw:layer="layout" svg:width="0.639cm" svg:height="0.517cm" svg:x="9.173cm" svg:y="12.208cm" svg:viewBox="0 0 640 518" draw:points="0,518 640,518 640,0 0,0">
          <text:p/>
        </draw:polygon>
        <draw:polygon draw:style-name="gr2" draw:text-style-name="P2" draw:layer="layout" svg:width="0.639cm" svg:height="0.517cm" svg:x="10.054cm" svg:y="12.208cm" svg:viewBox="0 0 640 518" draw:points="0,518 640,518 640,0 0,0">
          <text:p/>
        </draw:polygon>
        <draw:polygon draw:style-name="gr2" draw:text-style-name="P2" draw:layer="layout" svg:width="0.639cm" svg:height="0.517cm" svg:x="10.934cm" svg:y="12.208cm" svg:viewBox="0 0 640 518" draw:points="0,518 640,518 640,0 0,0">
          <text:p/>
        </draw:polygon>
        <draw:polygon draw:style-name="gr2" draw:text-style-name="P2" draw:layer="layout" svg:width="0.639cm" svg:height="0.517cm" svg:x="11.815cm" svg:y="12.208cm" svg:viewBox="0 0 640 518" draw:points="0,518 640,518 640,0 0,0">
          <text:p/>
        </draw:polygon>
        <draw:polygon draw:style-name="gr2" draw:text-style-name="P2" draw:layer="layout" svg:width="0.639cm" svg:height="0.517cm" svg:x="14.99cm" svg:y="12.208cm" svg:viewBox="0 0 640 518" draw:points="0,518 640,518 640,0 0,0">
          <text:p/>
        </draw:polygon>
        <draw:polygon draw:style-name="gr2" draw:text-style-name="P2" draw:layer="layout" svg:width="0.64cm" svg:height="0.517cm" svg:x="15.87cm" svg:y="12.208cm" svg:viewBox="0 0 641 518" draw:points="0,518 641,518 641,0 0,0">
          <text:p/>
        </draw:polygon>
        <draw:polygon draw:style-name="gr4" draw:text-style-name="P3" draw:layer="layout" svg:width="0.639cm" svg:height="0.517cm" svg:x="16.751cm" svg:y="12.208cm" svg:viewBox="0 0 640 518" draw:points="0,518 640,518 640,0 0,0">
          <text:p/>
        </draw:polygon>
        <draw:polygon draw:style-name="gr2" draw:text-style-name="P2" draw:layer="layout" svg:width="0.64cm" svg:height="0.517cm" svg:x="17.631cm" svg:y="12.208cm" svg:viewBox="0 0 641 518" draw:points="0,518 641,518 641,0 0,0">
          <text:p/>
        </draw:polygon>
        <draw:polygon draw:style-name="gr2" draw:text-style-name="P2" draw:layer="layout" svg:width="0.639cm" svg:height="1.028cm" svg:x="3.357cm" svg:y="12.721cm" svg:viewBox="0 0 640 1029" draw:points="0,1029 640,1029 640,0 0,0">
          <text:p/>
        </draw:polygon>
        <draw:polygon draw:style-name="gr2" draw:text-style-name="P2" draw:layer="layout" svg:width="0.639cm" svg:height="1.028cm" svg:x="4.237cm" svg:y="12.721cm" svg:viewBox="0 0 640 1029" draw:points="0,1029 640,1029 640,0 0,0">
          <text:p/>
        </draw:polygon>
        <draw:polygon draw:style-name="gr4" draw:text-style-name="P3" draw:layer="layout" svg:width="0.639cm" svg:height="1.028cm" svg:x="5.118cm" svg:y="12.721cm" svg:viewBox="0 0 640 1029" draw:points="0,1029 640,1029 640,0 0,0">
          <text:p/>
        </draw:polygon>
        <draw:polygon draw:style-name="gr2" draw:text-style-name="P2" draw:layer="layout" svg:width="0.639cm" svg:height="1.028cm" svg:x="5.998cm" svg:y="12.721cm" svg:viewBox="0 0 640 1029" draw:points="0,1029 640,1029 640,0 0,0">
          <text:p/>
        </draw:polygon>
        <draw:polygon draw:style-name="gr2" draw:text-style-name="P2" draw:layer="layout" svg:width="0.639cm" svg:height="1.028cm" svg:x="9.173cm" svg:y="12.721cm" svg:viewBox="0 0 640 1029" draw:points="0,1029 640,1029 640,0 0,0">
          <text:p/>
        </draw:polygon>
        <draw:polygon draw:style-name="gr2" draw:text-style-name="P2" draw:layer="layout" svg:width="0.639cm" svg:height="1.028cm" svg:x="10.054cm" svg:y="12.721cm" svg:viewBox="0 0 640 1029" draw:points="0,1029 640,1029 640,0 0,0">
          <text:p/>
        </draw:polygon>
        <draw:polygon draw:style-name="gr2" draw:text-style-name="P2" draw:layer="layout" svg:width="0.639cm" svg:height="1.028cm" svg:x="10.934cm" svg:y="12.721cm" svg:viewBox="0 0 640 1029" draw:points="0,1029 640,1029 640,0 0,0">
          <text:p/>
        </draw:polygon>
        <draw:polygon draw:style-name="gr4" draw:text-style-name="P3" draw:layer="layout" svg:width="0.639cm" svg:height="1.028cm" svg:x="11.815cm" svg:y="12.721cm" svg:viewBox="0 0 640 1029" draw:points="0,1029 640,1029 640,0 0,0">
          <text:p/>
        </draw:polygon>
        <draw:polygon draw:style-name="gr2" draw:text-style-name="P2" draw:layer="layout" svg:width="0.639cm" svg:height="1.028cm" svg:x="14.99cm" svg:y="12.721cm" svg:viewBox="0 0 640 1029" draw:points="0,1029 640,1029 640,0 0,0">
          <text:p/>
        </draw:polygon>
        <draw:polygon draw:style-name="gr2" draw:text-style-name="P2" draw:layer="layout" svg:width="0.64cm" svg:height="1.028cm" svg:x="15.87cm" svg:y="12.721cm" svg:viewBox="0 0 641 1029" draw:points="0,1029 641,1029 641,0 0,0">
          <text:p/>
        </draw:polygon>
        <draw:polygon draw:style-name="gr2" draw:text-style-name="P2" draw:layer="layout" svg:width="0.639cm" svg:height="1.028cm" svg:x="16.751cm" svg:y="12.721cm" svg:viewBox="0 0 640 1029" draw:points="0,1029 640,1029 640,0 0,0">
          <text:p/>
        </draw:polygon>
        <draw:polygon draw:style-name="gr4" draw:text-style-name="P3" draw:layer="layout" svg:width="0.64cm" svg:height="1.028cm" svg:x="17.631cm" svg:y="12.721cm" svg:viewBox="0 0 641 1029" draw:points="0,1029 641,1029 641,0 0,0">
          <text:p/>
        </draw:polygon>
        <draw:polygon draw:style-name="gr2" draw:text-style-name="P2" draw:layer="layout" svg:width="0.639cm" svg:height="0.517cm" svg:x="3.357cm" svg:y="13.745cm" svg:viewBox="0 0 640 518" draw:points="0,518 640,518 640,0 0,0">
          <text:p/>
        </draw:polygon>
        <draw:polygon draw:style-name="gr2" draw:text-style-name="P2" draw:layer="layout" svg:width="0.639cm" svg:height="0.517cm" svg:x="4.237cm" svg:y="13.745cm" svg:viewBox="0 0 640 518" draw:points="0,518 640,518 640,0 0,0">
          <text:p/>
        </draw:polygon>
        <draw:polygon draw:style-name="gr2" draw:text-style-name="P2" draw:layer="layout" svg:width="0.639cm" svg:height="0.517cm" svg:x="5.118cm" svg:y="13.745cm" svg:viewBox="0 0 640 518" draw:points="0,518 640,518 640,0 0,0">
          <text:p/>
        </draw:polygon>
        <draw:polygon draw:style-name="gr4" draw:text-style-name="P3" draw:layer="layout" svg:width="0.639cm" svg:height="0.517cm" svg:x="5.998cm" svg:y="13.745cm" svg:viewBox="0 0 640 518" draw:points="0,518 640,518 640,0 0,0">
          <text:p/>
        </draw:polygon>
        <draw:polygon draw:style-name="gr2" draw:text-style-name="P2" draw:layer="layout" svg:width="0.639cm" svg:height="0.517cm" svg:x="9.173cm" svg:y="13.745cm" svg:viewBox="0 0 640 518" draw:points="0,518 640,518 640,0 0,0">
          <text:p/>
        </draw:polygon>
        <draw:polygon draw:style-name="gr2" draw:text-style-name="P2" draw:layer="layout" svg:width="0.639cm" svg:height="0.517cm" svg:x="10.054cm" svg:y="13.745cm" svg:viewBox="0 0 640 518" draw:points="0,518 640,518 640,0 0,0">
          <text:p/>
        </draw:polygon>
        <draw:polygon draw:style-name="gr4" draw:text-style-name="P3" draw:layer="layout" svg:width="0.639cm" svg:height="0.517cm" svg:x="10.934cm" svg:y="13.745cm" svg:viewBox="0 0 640 518" draw:points="0,518 640,518 640,0 0,0">
          <text:p/>
        </draw:polygon>
        <draw:polygon draw:style-name="gr2" draw:text-style-name="P2" draw:layer="layout" svg:width="0.639cm" svg:height="0.517cm" svg:x="11.815cm" svg:y="13.745cm" svg:viewBox="0 0 640 518" draw:points="0,518 640,518 640,0 0,0">
          <text:p/>
        </draw:polygon>
        <draw:polygon draw:style-name="gr2" draw:text-style-name="P2" draw:layer="layout" svg:width="0.639cm" svg:height="0.517cm" svg:x="14.99cm" svg:y="13.745cm" svg:viewBox="0 0 640 518" draw:points="0,518 640,518 640,0 0,0">
          <text:p/>
        </draw:polygon>
        <draw:polygon draw:style-name="gr2" draw:text-style-name="P2" draw:layer="layout" svg:width="0.64cm" svg:height="0.517cm" svg:x="15.87cm" svg:y="13.745cm" svg:viewBox="0 0 641 518" draw:points="0,518 641,518 641,0 0,0">
          <text:p/>
        </draw:polygon>
        <draw:polygon draw:style-name="gr4" draw:text-style-name="P3" draw:layer="layout" svg:width="0.639cm" svg:height="0.517cm" svg:x="16.751cm" svg:y="13.745cm" svg:viewBox="0 0 640 518" draw:points="0,518 640,518 640,0 0,0">
          <text:p/>
        </draw:polygon>
        <draw:polygon draw:style-name="gr2" draw:text-style-name="P2" draw:layer="layout" svg:width="0.64cm" svg:height="0.517cm" svg:x="17.631cm" svg:y="13.745cm" svg:viewBox="0 0 641 518" draw:points="0,518 641,518 641,0 0,0">
          <text:p/>
        </draw:polygon>
        <draw:polygon draw:style-name="gr2" draw:text-style-name="P2" draw:layer="layout" svg:width="0.639cm" svg:height="0.517cm" svg:x="3.357cm" svg:y="14.257cm" svg:viewBox="0 0 640 518" draw:points="0,518 640,518 640,0 0,0">
          <text:p/>
        </draw:polygon>
        <draw:polygon draw:style-name="gr4" draw:text-style-name="P3" draw:layer="layout" svg:width="0.639cm" svg:height="0.517cm" svg:x="4.237cm" svg:y="14.257cm" svg:viewBox="0 0 640 518" draw:points="0,518 640,518 640,0 0,0">
          <text:p/>
        </draw:polygon>
        <draw:polygon draw:style-name="gr2" draw:text-style-name="P2" draw:layer="layout" svg:width="0.639cm" svg:height="0.517cm" svg:x="5.118cm" svg:y="14.257cm" svg:viewBox="0 0 640 518" draw:points="0,518 640,518 640,0 0,0">
          <text:p/>
        </draw:polygon>
        <draw:polygon draw:style-name="gr2" draw:text-style-name="P2" draw:layer="layout" svg:width="0.639cm" svg:height="0.517cm" svg:x="5.998cm" svg:y="14.257cm" svg:viewBox="0 0 640 518" draw:points="0,518 640,518 640,0 0,0">
          <text:p/>
        </draw:polygon>
        <draw:polygon draw:style-name="gr2" draw:text-style-name="P2" draw:layer="layout" svg:width="0.639cm" svg:height="0.517cm" svg:x="9.173cm" svg:y="14.257cm" svg:viewBox="0 0 640 518" draw:points="0,518 640,518 640,0 0,0">
          <text:p/>
        </draw:polygon>
        <draw:polygon draw:style-name="gr2" draw:text-style-name="P2" draw:layer="layout" svg:width="0.639cm" svg:height="0.517cm" svg:x="10.054cm" svg:y="14.257cm" svg:viewBox="0 0 640 518" draw:points="0,518 640,518 640,0 0,0">
          <text:p/>
        </draw:polygon>
        <draw:polygon draw:style-name="gr4" draw:text-style-name="P3" draw:layer="layout" svg:width="0.639cm" svg:height="0.517cm" svg:x="10.934cm" svg:y="14.257cm" svg:viewBox="0 0 640 518" draw:points="0,518 640,518 640,0 0,0">
          <text:p/>
        </draw:polygon>
        <draw:polygon draw:style-name="gr2" draw:text-style-name="P2" draw:layer="layout" svg:width="0.639cm" svg:height="0.517cm" svg:x="11.815cm" svg:y="14.257cm" svg:viewBox="0 0 640 518" draw:points="0,518 640,518 640,0 0,0">
          <text:p/>
        </draw:polygon>
        <draw:polygon draw:style-name="gr2" draw:text-style-name="P2" draw:layer="layout" svg:width="0.639cm" svg:height="0.517cm" svg:x="14.99cm" svg:y="14.257cm" svg:viewBox="0 0 640 518" draw:points="0,518 640,518 640,0 0,0">
          <text:p/>
        </draw:polygon>
        <draw:polygon draw:style-name="gr2" draw:text-style-name="P2" draw:layer="layout" svg:width="0.64cm" svg:height="0.517cm" svg:x="15.87cm" svg:y="14.257cm" svg:viewBox="0 0 641 518" draw:points="0,518 641,518 641,0 0,0">
          <text:p/>
        </draw:polygon>
        <draw:polygon draw:style-name="gr2" draw:text-style-name="P2" draw:layer="layout" svg:width="0.639cm" svg:height="0.517cm" svg:x="16.751cm" svg:y="14.257cm" svg:viewBox="0 0 640 518" draw:points="0,518 640,518 640,0 0,0">
          <text:p/>
        </draw:polygon>
        <draw:polygon draw:style-name="gr4" draw:text-style-name="P3" draw:layer="layout" svg:width="0.64cm" svg:height="0.517cm" svg:x="17.631cm" svg:y="14.257cm" svg:viewBox="0 0 641 518" draw:points="0,518 641,518 641,0 0,0">
          <text:p/>
        </draw:polygon>
        <draw:polygon draw:style-name="gr4" draw:text-style-name="P3" draw:layer="layout" svg:width="0.639cm" svg:height="0.516cm" svg:x="3.357cm" svg:y="14.77cm" svg:viewBox="0 0 640 517" draw:points="0,517 640,517 640,0 0,0">
          <text:p/>
        </draw:polygon>
        <draw:polygon draw:style-name="gr2" draw:text-style-name="P2" draw:layer="layout" svg:width="0.639cm" svg:height="0.516cm" svg:x="4.237cm" svg:y="14.77cm" svg:viewBox="0 0 640 517" draw:points="0,517 640,517 640,0 0,0">
          <text:p/>
        </draw:polygon>
        <draw:polygon draw:style-name="gr2" draw:text-style-name="P2" draw:layer="layout" svg:width="0.639cm" svg:height="0.516cm" svg:x="5.118cm" svg:y="14.77cm" svg:viewBox="0 0 640 517" draw:points="0,517 640,517 640,0 0,0">
          <text:p/>
        </draw:polygon>
        <draw:polygon draw:style-name="gr2" draw:text-style-name="P2" draw:layer="layout" svg:width="0.639cm" svg:height="0.516cm" svg:x="5.998cm" svg:y="14.77cm" svg:viewBox="0 0 640 517" draw:points="0,517 640,517 640,0 0,0">
          <text:p/>
        </draw:polygon>
        <draw:polygon draw:style-name="gr2" draw:text-style-name="P2" draw:layer="layout" svg:width="0.639cm" svg:height="0.516cm" svg:x="9.173cm" svg:y="14.77cm" svg:viewBox="0 0 640 517" draw:points="0,517 640,517 640,0 0,0">
          <text:p/>
        </draw:polygon>
        <draw:polygon draw:style-name="gr2" draw:text-style-name="P2" draw:layer="layout" svg:width="0.639cm" svg:height="0.516cm" svg:x="10.054cm" svg:y="14.77cm" svg:viewBox="0 0 640 517" draw:points="0,517 640,517 640,0 0,0">
          <text:p/>
        </draw:polygon>
        <draw:polygon draw:style-name="gr4" draw:text-style-name="P3" draw:layer="layout" svg:width="0.639cm" svg:height="0.516cm" svg:x="10.934cm" svg:y="14.77cm" svg:viewBox="0 0 640 517" draw:points="0,517 640,517 640,0 0,0">
          <text:p/>
        </draw:polygon>
        <draw:polygon draw:style-name="gr2" draw:text-style-name="P2" draw:layer="layout" svg:width="0.639cm" svg:height="0.516cm" svg:x="11.815cm" svg:y="14.77cm" svg:viewBox="0 0 640 517" draw:points="0,517 640,517 640,0 0,0">
          <text:p/>
        </draw:polygon>
        <draw:polygon draw:style-name="gr2" draw:text-style-name="P2" draw:layer="layout" svg:width="0.639cm" svg:height="0.516cm" svg:x="14.99cm" svg:y="14.77cm" svg:viewBox="0 0 640 517" draw:points="0,517 640,517 640,0 0,0">
          <text:p/>
        </draw:polygon>
        <draw:polygon draw:style-name="gr4" draw:text-style-name="P3" draw:layer="layout" svg:width="0.64cm" svg:height="0.516cm" svg:x="15.87cm" svg:y="14.77cm" svg:viewBox="0 0 641 517" draw:points="0,517 641,517 641,0 0,0">
          <text:p/>
        </draw:polygon>
        <draw:polygon draw:style-name="gr2" draw:text-style-name="P2" draw:layer="layout" svg:width="0.639cm" svg:height="0.516cm" svg:x="16.751cm" svg:y="14.77cm" svg:viewBox="0 0 640 517" draw:points="0,517 640,517 640,0 0,0">
          <text:p/>
        </draw:polygon>
        <draw:polygon draw:style-name="gr2" draw:text-style-name="P2" draw:layer="layout" svg:width="0.64cm" svg:height="0.516cm" svg:x="17.631cm" svg:y="14.77cm" svg:viewBox="0 0 641 517" draw:points="0,517 641,517 641,0 0,0">
          <text:p/>
        </draw:polygon>
        <draw:polygon draw:style-name="gr2" draw:text-style-name="P2" draw:layer="layout" svg:width="0.639cm" svg:height="0.516cm" svg:x="3.357cm" svg:y="15.282cm" svg:viewBox="0 0 640 517" draw:points="0,517 640,517 640,0 0,0">
          <text:p/>
        </draw:polygon>
        <draw:polygon draw:style-name="gr2" draw:text-style-name="P2" draw:layer="layout" svg:width="0.639cm" svg:height="0.516cm" svg:x="4.237cm" svg:y="15.282cm" svg:viewBox="0 0 640 517" draw:points="0,517 640,517 640,0 0,0">
          <text:p/>
        </draw:polygon>
        <draw:polygon draw:style-name="gr2" draw:text-style-name="P2" draw:layer="layout" svg:width="0.639cm" svg:height="0.516cm" svg:x="5.118cm" svg:y="15.282cm" svg:viewBox="0 0 640 517" draw:points="0,517 640,517 640,0 0,0">
          <text:p/>
        </draw:polygon>
        <draw:polygon draw:style-name="gr4" draw:text-style-name="P3" draw:layer="layout" svg:width="0.639cm" svg:height="0.516cm" svg:x="5.998cm" svg:y="15.282cm" svg:viewBox="0 0 640 517" draw:points="0,517 640,517 640,0 0,0">
          <text:p/>
        </draw:polygon>
        <draw:polygon draw:style-name="gr2" draw:text-style-name="P2" draw:layer="layout" svg:width="0.639cm" svg:height="0.516cm" svg:x="9.173cm" svg:y="15.282cm" svg:viewBox="0 0 640 517" draw:points="0,517 640,517 640,0 0,0">
          <text:p/>
        </draw:polygon>
        <draw:polygon draw:style-name="gr2" draw:text-style-name="P2" draw:layer="layout" svg:width="0.639cm" svg:height="0.516cm" svg:x="10.054cm" svg:y="15.282cm" svg:viewBox="0 0 640 517" draw:points="0,517 640,517 640,0 0,0">
          <text:p/>
        </draw:polygon>
        <draw:polygon draw:style-name="gr4" draw:text-style-name="P3" draw:layer="layout" svg:width="0.639cm" svg:height="0.516cm" svg:x="10.934cm" svg:y="15.282cm" svg:viewBox="0 0 640 517" draw:points="0,517 640,517 640,0 0,0">
          <text:p/>
        </draw:polygon>
        <draw:polygon draw:style-name="gr2" draw:text-style-name="P2" draw:layer="layout" svg:width="0.639cm" svg:height="0.516cm" svg:x="11.815cm" svg:y="15.282cm" svg:viewBox="0 0 640 517" draw:points="0,517 640,517 640,0 0,0">
          <text:p/>
        </draw:polygon>
        <draw:polygon draw:style-name="gr2" draw:text-style-name="P2" draw:layer="layout" svg:width="0.639cm" svg:height="0.516cm" svg:x="14.99cm" svg:y="15.282cm" svg:viewBox="0 0 640 517" draw:points="0,517 640,517 640,0 0,0">
          <text:p/>
        </draw:polygon>
        <draw:polygon draw:style-name="gr2" draw:text-style-name="P2" draw:layer="layout" svg:width="0.64cm" svg:height="0.516cm" svg:x="15.87cm" svg:y="15.282cm" svg:viewBox="0 0 641 517" draw:points="0,517 641,517 641,0 0,0">
          <text:p/>
        </draw:polygon>
        <draw:polygon draw:style-name="gr4" draw:text-style-name="P3" draw:layer="layout" svg:width="0.639cm" svg:height="0.516cm" svg:x="16.751cm" svg:y="15.282cm" svg:viewBox="0 0 640 517" draw:points="0,517 640,517 640,0 0,0">
          <text:p/>
        </draw:polygon>
        <draw:polygon draw:style-name="gr2" draw:text-style-name="P2" draw:layer="layout" svg:width="0.64cm" svg:height="0.516cm" svg:x="17.631cm" svg:y="15.282cm" svg:viewBox="0 0 641 517" draw:points="0,517 641,517 641,0 0,0">
          <text:p/>
        </draw:polygon>
        <draw:polygon draw:style-name="gr2" draw:text-style-name="P2" draw:layer="layout" svg:width="0.639cm" svg:height="0.517cm" svg:x="3.357cm" svg:y="15.794cm" svg:viewBox="0 0 640 518" draw:points="0,518 640,518 640,0 0,0">
          <text:p/>
        </draw:polygon>
        <draw:polygon draw:style-name="gr2" draw:text-style-name="P2" draw:layer="layout" svg:width="0.639cm" svg:height="0.517cm" svg:x="4.237cm" svg:y="15.794cm" svg:viewBox="0 0 640 518" draw:points="0,518 640,518 640,0 0,0">
          <text:p/>
        </draw:polygon>
        <draw:polygon draw:style-name="gr4" draw:text-style-name="P3" draw:layer="layout" svg:width="0.639cm" svg:height="0.517cm" svg:x="5.118cm" svg:y="15.794cm" svg:viewBox="0 0 640 518" draw:points="0,518 640,518 640,0 0,0">
          <text:p/>
        </draw:polygon>
        <draw:polygon draw:style-name="gr2" draw:text-style-name="P2" draw:layer="layout" svg:width="0.639cm" svg:height="0.517cm" svg:x="5.998cm" svg:y="15.794cm" svg:viewBox="0 0 640 518" draw:points="0,518 640,518 640,0 0,0">
          <text:p/>
        </draw:polygon>
        <draw:polygon draw:style-name="gr2" draw:text-style-name="P2" draw:layer="layout" svg:width="0.639cm" svg:height="0.517cm" svg:x="9.173cm" svg:y="15.794cm" svg:viewBox="0 0 640 518" draw:points="0,518 640,518 640,0 0,0">
          <text:p/>
        </draw:polygon>
        <draw:polygon draw:style-name="gr2" draw:text-style-name="P2" draw:layer="layout" svg:width="0.639cm" svg:height="0.517cm" svg:x="10.054cm" svg:y="15.794cm" svg:viewBox="0 0 640 518" draw:points="0,518 640,518 640,0 0,0">
          <text:p/>
        </draw:polygon>
        <draw:polygon draw:style-name="gr2" draw:text-style-name="P2" draw:layer="layout" svg:width="0.639cm" svg:height="0.517cm" svg:x="10.934cm" svg:y="15.794cm" svg:viewBox="0 0 640 518" draw:points="0,518 640,518 640,0 0,0">
          <text:p/>
        </draw:polygon>
        <draw:polygon draw:style-name="gr4" draw:text-style-name="P3" draw:layer="layout" svg:width="0.639cm" svg:height="0.517cm" svg:x="11.815cm" svg:y="15.794cm" svg:viewBox="0 0 640 518" draw:points="0,518 640,518 640,0 0,0">
          <text:p/>
        </draw:polygon>
        <draw:polygon draw:style-name="gr2" draw:text-style-name="P2" draw:layer="layout" svg:width="0.639cm" svg:height="0.517cm" svg:x="14.99cm" svg:y="15.794cm" svg:viewBox="0 0 640 518" draw:points="0,518 640,518 640,0 0,0">
          <text:p/>
        </draw:polygon>
        <draw:polygon draw:style-name="gr2" draw:text-style-name="P2" draw:layer="layout" svg:width="0.64cm" svg:height="0.517cm" svg:x="15.87cm" svg:y="15.794cm" svg:viewBox="0 0 641 518" draw:points="0,518 641,518 641,0 0,0">
          <text:p/>
        </draw:polygon>
        <draw:polygon draw:style-name="gr4" draw:text-style-name="P3" draw:layer="layout" svg:width="0.639cm" svg:height="0.517cm" svg:x="16.751cm" svg:y="15.794cm" svg:viewBox="0 0 640 518" draw:points="0,518 640,518 640,0 0,0">
          <text:p/>
        </draw:polygon>
        <draw:polygon draw:style-name="gr2" draw:text-style-name="P2" draw:layer="layout" svg:width="0.64cm" svg:height="0.517cm" svg:x="17.631cm" svg:y="15.794cm" svg:viewBox="0 0 641 518" draw:points="0,518 641,518 641,0 0,0">
          <text:p/>
        </draw:polygon>
        <draw:polygon draw:style-name="gr2" draw:text-style-name="P2" draw:layer="layout" svg:width="0.639cm" svg:height="0.517cm" svg:x="3.357cm" svg:y="16.306cm" svg:viewBox="0 0 640 518" draw:points="0,518 640,518 640,0 0,0">
          <text:p/>
        </draw:polygon>
        <draw:polygon draw:style-name="gr4" draw:text-style-name="P3" draw:layer="layout" svg:width="0.639cm" svg:height="0.517cm" svg:x="4.237cm" svg:y="16.306cm" svg:viewBox="0 0 640 518" draw:points="0,518 640,518 640,0 0,0">
          <text:p/>
        </draw:polygon>
        <draw:polygon draw:style-name="gr2" draw:text-style-name="P2" draw:layer="layout" svg:width="0.639cm" svg:height="0.517cm" svg:x="5.118cm" svg:y="16.306cm" svg:viewBox="0 0 640 518" draw:points="0,518 640,518 640,0 0,0">
          <text:p/>
        </draw:polygon>
        <draw:polygon draw:style-name="gr2" draw:text-style-name="P2" draw:layer="layout" svg:width="0.639cm" svg:height="0.517cm" svg:x="5.998cm" svg:y="16.306cm" svg:viewBox="0 0 640 518" draw:points="0,518 640,518 640,0 0,0">
          <text:p/>
        </draw:polygon>
        <draw:polygon draw:style-name="gr2" draw:text-style-name="P2" draw:layer="layout" svg:width="0.639cm" svg:height="0.517cm" svg:x="9.173cm" svg:y="16.306cm" svg:viewBox="0 0 640 518" draw:points="0,518 640,518 640,0 0,0">
          <text:p/>
        </draw:polygon>
        <draw:polygon draw:style-name="gr2" draw:text-style-name="P2" draw:layer="layout" svg:width="0.639cm" svg:height="0.517cm" svg:x="10.054cm" svg:y="16.306cm" svg:viewBox="0 0 640 518" draw:points="0,518 640,518 640,0 0,0">
          <text:p/>
        </draw:polygon>
        <draw:polygon draw:style-name="gr4" draw:text-style-name="P3" draw:layer="layout" svg:width="0.639cm" svg:height="0.517cm" svg:x="10.934cm" svg:y="16.306cm" svg:viewBox="0 0 640 518" draw:points="0,518 640,518 640,0 0,0">
          <text:p/>
        </draw:polygon>
        <draw:polygon draw:style-name="gr2" draw:text-style-name="P2" draw:layer="layout" svg:width="0.639cm" svg:height="0.517cm" svg:x="11.815cm" svg:y="16.306cm" svg:viewBox="0 0 640 518" draw:points="0,518 640,518 640,0 0,0">
          <text:p/>
        </draw:polygon>
        <draw:polygon draw:style-name="gr2" draw:text-style-name="P2" draw:layer="layout" svg:width="0.639cm" svg:height="0.517cm" svg:x="14.99cm" svg:y="16.306cm" svg:viewBox="0 0 640 518" draw:points="0,518 640,518 640,0 0,0">
          <text:p/>
        </draw:polygon>
        <draw:polygon draw:style-name="gr2" draw:text-style-name="P2" draw:layer="layout" svg:width="0.64cm" svg:height="0.517cm" svg:x="15.87cm" svg:y="16.306cm" svg:viewBox="0 0 641 518" draw:points="0,518 641,518 641,0 0,0">
          <text:p/>
        </draw:polygon>
        <draw:polygon draw:style-name="gr4" draw:text-style-name="P3" draw:layer="layout" svg:width="0.639cm" svg:height="0.517cm" svg:x="16.751cm" svg:y="16.306cm" svg:viewBox="0 0 640 518" draw:points="0,518 640,518 640,0 0,0">
          <text:p/>
        </draw:polygon>
        <draw:polygon draw:style-name="gr2" draw:text-style-name="P2" draw:layer="layout" svg:width="0.64cm" svg:height="0.517cm" svg:x="17.631cm" svg:y="16.306cm" svg:viewBox="0 0 641 518" draw:points="0,518 641,518 641,0 0,0">
          <text:p/>
        </draw:polygon>
        <draw:polygon draw:style-name="gr2" draw:text-style-name="P2" draw:layer="layout" svg:width="0.639cm" svg:height="0.516cm" svg:x="3.357cm" svg:y="16.819cm" svg:viewBox="0 0 640 517" draw:points="0,517 640,517 640,0 0,0">
          <text:p/>
        </draw:polygon>
        <draw:polygon draw:style-name="gr2" draw:text-style-name="P2" draw:layer="layout" svg:width="0.639cm" svg:height="0.516cm" svg:x="4.237cm" svg:y="16.819cm" svg:viewBox="0 0 640 517" draw:points="0,517 640,517 640,0 0,0">
          <text:p/>
        </draw:polygon>
        <draw:polygon draw:style-name="gr4" draw:text-style-name="P3" draw:layer="layout" svg:width="0.639cm" svg:height="0.516cm" svg:x="5.118cm" svg:y="16.819cm" svg:viewBox="0 0 640 517" draw:points="0,517 640,517 640,0 0,0">
          <text:p/>
        </draw:polygon>
        <draw:polygon draw:style-name="gr2" draw:text-style-name="P2" draw:layer="layout" svg:width="0.639cm" svg:height="0.516cm" svg:x="5.998cm" svg:y="16.819cm" svg:viewBox="0 0 640 517" draw:points="0,517 640,517 640,0 0,0">
          <text:p/>
        </draw:polygon>
        <draw:polygon draw:style-name="gr2" draw:text-style-name="P2" draw:layer="layout" svg:width="0.639cm" svg:height="0.516cm" svg:x="9.173cm" svg:y="16.819cm" svg:viewBox="0 0 640 517" draw:points="0,517 640,517 640,0 0,0">
          <text:p/>
        </draw:polygon>
        <draw:polygon draw:style-name="gr2" draw:text-style-name="P2" draw:layer="layout" svg:width="0.639cm" svg:height="0.516cm" svg:x="10.054cm" svg:y="16.819cm" svg:viewBox="0 0 640 517" draw:points="0,517 640,517 640,0 0,0">
          <text:p/>
        </draw:polygon>
        <draw:polygon draw:style-name="gr2" draw:text-style-name="P2" draw:layer="layout" svg:width="0.639cm" svg:height="0.516cm" svg:x="10.934cm" svg:y="16.819cm" svg:viewBox="0 0 640 517" draw:points="0,517 640,517 640,0 0,0">
          <text:p/>
        </draw:polygon>
        <draw:polygon draw:style-name="gr4" draw:text-style-name="P3" draw:layer="layout" svg:width="0.639cm" svg:height="0.516cm" svg:x="11.815cm" svg:y="16.819cm" svg:viewBox="0 0 640 517" draw:points="0,517 640,517 640,0 0,0">
          <text:p/>
        </draw:polygon>
        <draw:polygon draw:style-name="gr2" draw:text-style-name="P2" draw:layer="layout" svg:width="0.639cm" svg:height="0.516cm" svg:x="14.99cm" svg:y="16.819cm" svg:viewBox="0 0 640 517" draw:points="0,517 640,517 640,0 0,0">
          <text:p/>
        </draw:polygon>
        <draw:polygon draw:style-name="gr4" draw:text-style-name="P3" draw:layer="layout" svg:width="0.64cm" svg:height="0.516cm" svg:x="15.87cm" svg:y="16.819cm" svg:viewBox="0 0 641 517" draw:points="0,517 641,517 641,0 0,0">
          <text:p/>
        </draw:polygon>
        <draw:polygon draw:style-name="gr2" draw:text-style-name="P2" draw:layer="layout" svg:width="0.639cm" svg:height="0.516cm" svg:x="16.751cm" svg:y="16.819cm" svg:viewBox="0 0 640 517" draw:points="0,517 640,517 640,0 0,0">
          <text:p/>
        </draw:polygon>
        <draw:polygon draw:style-name="gr2" draw:text-style-name="P2" draw:layer="layout" svg:width="0.64cm" svg:height="0.516cm" svg:x="17.631cm" svg:y="16.819cm" svg:viewBox="0 0 641 517" draw:points="0,517 641,517 641,0 0,0">
          <text:p/>
        </draw:polygon>
        <draw:polygon draw:style-name="gr2" draw:text-style-name="P2" draw:layer="layout" svg:width="0.639cm" svg:height="0.516cm" svg:x="3.357cm" svg:y="17.331cm" svg:viewBox="0 0 640 517" draw:points="0,517 640,517 640,0 0,0">
          <text:p/>
        </draw:polygon>
        <draw:polygon draw:style-name="gr2" draw:text-style-name="P2" draw:layer="layout" svg:width="0.639cm" svg:height="0.516cm" svg:x="4.237cm" svg:y="17.331cm" svg:viewBox="0 0 640 517" draw:points="0,517 640,517 640,0 0,0">
          <text:p/>
        </draw:polygon>
        <draw:polygon draw:style-name="gr2" draw:text-style-name="P2" draw:layer="layout" svg:width="0.639cm" svg:height="0.516cm" svg:x="5.118cm" svg:y="17.331cm" svg:viewBox="0 0 640 517" draw:points="0,517 640,517 640,0 0,0">
          <text:p/>
        </draw:polygon>
        <draw:polygon draw:style-name="gr4" draw:text-style-name="P3" draw:layer="layout" svg:width="0.639cm" svg:height="0.516cm" svg:x="5.998cm" svg:y="17.331cm" svg:viewBox="0 0 640 517" draw:points="0,517 640,517 640,0 0,0">
          <text:p/>
        </draw:polygon>
        <draw:polygon draw:style-name="gr4" draw:text-style-name="P3" draw:layer="layout" svg:width="0.639cm" svg:height="0.516cm" svg:x="9.173cm" svg:y="17.331cm" svg:viewBox="0 0 640 517" draw:points="0,517 640,517 640,0 0,0">
          <text:p/>
        </draw:polygon>
        <draw:polygon draw:style-name="gr2" draw:text-style-name="P2" draw:layer="layout" svg:width="0.639cm" svg:height="0.516cm" svg:x="10.054cm" svg:y="17.331cm" svg:viewBox="0 0 640 517" draw:points="0,517 640,517 640,0 0,0">
          <text:p/>
        </draw:polygon>
        <draw:polygon draw:style-name="gr2" draw:text-style-name="P2" draw:layer="layout" svg:width="0.639cm" svg:height="0.516cm" svg:x="10.934cm" svg:y="17.331cm" svg:viewBox="0 0 640 517" draw:points="0,517 640,517 640,0 0,0">
          <text:p/>
        </draw:polygon>
        <draw:polygon draw:style-name="gr2" draw:text-style-name="P2" draw:layer="layout" svg:width="0.639cm" svg:height="0.516cm" svg:x="11.815cm" svg:y="17.331cm" svg:viewBox="0 0 640 517" draw:points="0,517 640,517 640,0 0,0">
          <text:p/>
        </draw:polygon>
        <draw:polygon draw:style-name="gr4" draw:text-style-name="P3" draw:layer="layout" svg:width="0.639cm" svg:height="0.516cm" svg:x="14.99cm" svg:y="17.331cm" svg:viewBox="0 0 640 517" draw:points="0,517 640,517 640,0 0,0">
          <text:p/>
        </draw:polygon>
        <draw:polygon draw:style-name="gr2" draw:text-style-name="P2" draw:layer="layout" svg:width="0.64cm" svg:height="0.516cm" svg:x="15.87cm" svg:y="17.331cm" svg:viewBox="0 0 641 517" draw:points="0,517 641,517 641,0 0,0">
          <text:p/>
        </draw:polygon>
        <draw:polygon draw:style-name="gr2" draw:text-style-name="P2" draw:layer="layout" svg:width="0.639cm" svg:height="0.516cm" svg:x="16.751cm" svg:y="17.331cm" svg:viewBox="0 0 640 517" draw:points="0,517 640,517 640,0 0,0">
          <text:p/>
        </draw:polygon>
        <draw:polygon draw:style-name="gr2" draw:text-style-name="P2" draw:layer="layout" svg:width="0.64cm" svg:height="0.516cm" svg:x="17.631cm" svg:y="17.331cm" svg:viewBox="0 0 641 517" draw:points="0,517 641,517 641,0 0,0">
          <text:p/>
        </draw:polygon>
        <draw:polygon draw:style-name="gr2" draw:text-style-name="P2" draw:layer="layout" svg:width="0.639cm" svg:height="0.516cm" svg:x="3.357cm" svg:y="17.843cm" svg:viewBox="0 0 640 517" draw:points="0,517 640,517 640,0 0,0">
          <text:p/>
        </draw:polygon>
        <draw:polygon draw:style-name="gr2" draw:text-style-name="P2" draw:layer="layout" svg:width="0.639cm" svg:height="0.516cm" svg:x="4.237cm" svg:y="17.843cm" svg:viewBox="0 0 640 517" draw:points="0,517 640,517 640,0 0,0">
          <text:p/>
        </draw:polygon>
        <draw:polygon draw:style-name="gr2" draw:text-style-name="P2" draw:layer="layout" svg:width="0.639cm" svg:height="0.516cm" svg:x="5.118cm" svg:y="17.843cm" svg:viewBox="0 0 640 517" draw:points="0,517 640,517 640,0 0,0">
          <text:p/>
        </draw:polygon>
        <draw:polygon draw:style-name="gr4" draw:text-style-name="P3" draw:layer="layout" svg:width="0.639cm" svg:height="0.516cm" svg:x="5.998cm" svg:y="17.843cm" svg:viewBox="0 0 640 517" draw:points="0,517 640,517 640,0 0,0">
          <text:p/>
        </draw:polygon>
        <draw:polygon draw:style-name="gr2" draw:text-style-name="P2" draw:layer="layout" svg:width="0.639cm" svg:height="0.516cm" svg:x="9.173cm" svg:y="17.843cm" svg:viewBox="0 0 640 517" draw:points="0,517 640,517 640,0 0,0">
          <text:p/>
        </draw:polygon>
        <draw:polygon draw:style-name="gr2" draw:text-style-name="P2" draw:layer="layout" svg:width="0.639cm" svg:height="0.516cm" svg:x="10.054cm" svg:y="17.843cm" svg:viewBox="0 0 640 517" draw:points="0,517 640,517 640,0 0,0">
          <text:p/>
        </draw:polygon>
        <draw:polygon draw:style-name="gr4" draw:text-style-name="P3" draw:layer="layout" svg:width="0.639cm" svg:height="0.516cm" svg:x="10.934cm" svg:y="17.843cm" svg:viewBox="0 0 640 517" draw:points="0,517 640,517 640,0 0,0">
          <text:p/>
        </draw:polygon>
        <draw:polygon draw:style-name="gr2" draw:text-style-name="P2" draw:layer="layout" svg:width="0.639cm" svg:height="0.516cm" svg:x="11.815cm" svg:y="17.843cm" svg:viewBox="0 0 640 517" draw:points="0,517 640,517 640,0 0,0">
          <text:p/>
        </draw:polygon>
        <draw:polygon draw:style-name="gr2" draw:text-style-name="P2" draw:layer="layout" svg:width="0.639cm" svg:height="0.516cm" svg:x="14.99cm" svg:y="17.843cm" svg:viewBox="0 0 640 517" draw:points="0,517 640,517 640,0 0,0">
          <text:p/>
        </draw:polygon>
        <draw:polygon draw:style-name="gr2" draw:text-style-name="P2" draw:layer="layout" svg:width="0.64cm" svg:height="0.516cm" svg:x="15.87cm" svg:y="17.843cm" svg:viewBox="0 0 641 517" draw:points="0,517 641,517 641,0 0,0">
          <text:p/>
        </draw:polygon>
        <draw:polygon draw:style-name="gr2" draw:text-style-name="P2" draw:layer="layout" svg:width="0.639cm" svg:height="0.516cm" svg:x="16.751cm" svg:y="17.843cm" svg:viewBox="0 0 640 517" draw:points="0,517 640,517 640,0 0,0">
          <text:p/>
        </draw:polygon>
        <draw:polygon draw:style-name="gr4" draw:text-style-name="P3" draw:layer="layout" svg:width="0.64cm" svg:height="0.516cm" svg:x="17.631cm" svg:y="17.843cm" svg:viewBox="0 0 641 517" draw:points="0,517 641,517 641,0 0,0">
          <text:p/>
        </draw:polygon>
        <draw:polygon draw:style-name="gr2" draw:text-style-name="P2" draw:layer="layout" svg:width="0.639cm" svg:height="0.517cm" svg:x="3.357cm" svg:y="18.355cm" svg:viewBox="0 0 640 518" draw:points="0,518 640,518 640,0 0,0">
          <text:p/>
        </draw:polygon>
        <draw:polygon draw:style-name="gr2" draw:text-style-name="P2" draw:layer="layout" svg:width="0.639cm" svg:height="0.517cm" svg:x="4.237cm" svg:y="18.355cm" svg:viewBox="0 0 640 518" draw:points="0,518 640,518 640,0 0,0">
          <text:p/>
        </draw:polygon>
        <draw:polygon draw:style-name="gr4" draw:text-style-name="P3" draw:layer="layout" svg:width="0.639cm" svg:height="0.517cm" svg:x="5.118cm" svg:y="18.355cm" svg:viewBox="0 0 640 518" draw:points="0,518 640,518 640,0 0,0">
          <text:p/>
        </draw:polygon>
        <draw:polygon draw:style-name="gr2" draw:text-style-name="P2" draw:layer="layout" svg:width="0.639cm" svg:height="0.517cm" svg:x="5.998cm" svg:y="18.355cm" svg:viewBox="0 0 640 518" draw:points="0,518 640,518 640,0 0,0">
          <text:p/>
        </draw:polygon>
        <draw:polygon draw:style-name="gr4" draw:text-style-name="P3" draw:layer="layout" svg:width="0.639cm" svg:height="0.517cm" svg:x="9.173cm" svg:y="18.355cm" svg:viewBox="0 0 640 518" draw:points="0,518 640,518 640,0 0,0">
          <text:p/>
        </draw:polygon>
        <draw:polygon draw:style-name="gr2" draw:text-style-name="P2" draw:layer="layout" svg:width="0.639cm" svg:height="0.517cm" svg:x="10.054cm" svg:y="18.355cm" svg:viewBox="0 0 640 518" draw:points="0,518 640,518 640,0 0,0">
          <text:p/>
        </draw:polygon>
        <draw:polygon draw:style-name="gr2" draw:text-style-name="P2" draw:layer="layout" svg:width="0.639cm" svg:height="0.517cm" svg:x="10.934cm" svg:y="18.355cm" svg:viewBox="0 0 640 518" draw:points="0,518 640,518 640,0 0,0">
          <text:p/>
        </draw:polygon>
        <draw:polygon draw:style-name="gr2" draw:text-style-name="P2" draw:layer="layout" svg:width="0.639cm" svg:height="0.517cm" svg:x="11.815cm" svg:y="18.355cm" svg:viewBox="0 0 640 518" draw:points="0,518 640,518 640,0 0,0">
          <text:p/>
        </draw:polygon>
        <draw:polygon draw:style-name="gr2" draw:text-style-name="P2" draw:layer="layout" svg:width="0.639cm" svg:height="0.517cm" svg:x="14.99cm" svg:y="18.355cm" svg:viewBox="0 0 640 518" draw:points="0,518 640,518 640,0 0,0">
          <text:p/>
        </draw:polygon>
        <draw:polygon draw:style-name="gr2" draw:text-style-name="P2" draw:layer="layout" svg:width="0.64cm" svg:height="0.517cm" svg:x="15.87cm" svg:y="18.355cm" svg:viewBox="0 0 641 518" draw:points="0,518 641,518 641,0 0,0">
          <text:p/>
        </draw:polygon>
        <draw:polygon draw:style-name="gr4" draw:text-style-name="P3" draw:layer="layout" svg:width="0.639cm" svg:height="0.517cm" svg:x="16.751cm" svg:y="18.355cm" svg:viewBox="0 0 640 518" draw:points="0,518 640,518 640,0 0,0">
          <text:p/>
        </draw:polygon>
        <draw:polygon draw:style-name="gr2" draw:text-style-name="P2" draw:layer="layout" svg:width="0.64cm" svg:height="0.517cm" svg:x="17.631cm" svg:y="18.355cm" svg:viewBox="0 0 641 518" draw:points="0,518 641,518 641,0 0,0">
          <text:p/>
        </draw:polygon>
        <draw:polygon draw:style-name="gr2" draw:text-style-name="P2" draw:layer="layout" svg:width="0.639cm" svg:height="0.517cm" svg:x="3.357cm" svg:y="18.867cm" svg:viewBox="0 0 640 518" draw:points="0,518 640,518 640,0 0,0">
          <text:p/>
        </draw:polygon>
        <draw:polygon draw:style-name="gr4" draw:text-style-name="P3" draw:layer="layout" svg:width="0.639cm" svg:height="0.517cm" svg:x="4.237cm" svg:y="18.867cm" svg:viewBox="0 0 640 518" draw:points="0,518 640,518 640,0 0,0">
          <text:p/>
        </draw:polygon>
        <draw:polygon draw:style-name="gr2" draw:text-style-name="P2" draw:layer="layout" svg:width="0.639cm" svg:height="0.517cm" svg:x="5.118cm" svg:y="18.867cm" svg:viewBox="0 0 640 518" draw:points="0,518 640,518 640,0 0,0">
          <text:p/>
        </draw:polygon>
        <draw:polygon draw:style-name="gr2" draw:text-style-name="P2" draw:layer="layout" svg:width="0.639cm" svg:height="0.517cm" svg:x="5.998cm" svg:y="18.867cm" svg:viewBox="0 0 640 518" draw:points="0,518 640,518 640,0 0,0">
          <text:p/>
        </draw:polygon>
        <draw:polygon draw:style-name="gr2" draw:text-style-name="P2" draw:layer="layout" svg:width="0.639cm" svg:height="0.517cm" svg:x="9.173cm" svg:y="18.867cm" svg:viewBox="0 0 640 518" draw:points="0,518 640,518 640,0 0,0">
          <text:p/>
        </draw:polygon>
        <draw:polygon draw:style-name="gr2" draw:text-style-name="P2" draw:layer="layout" svg:width="0.639cm" svg:height="0.517cm" svg:x="10.054cm" svg:y="18.867cm" svg:viewBox="0 0 640 518" draw:points="0,518 640,518 640,0 0,0">
          <text:p/>
        </draw:polygon>
        <draw:polygon draw:style-name="gr4" draw:text-style-name="P3" draw:layer="layout" svg:width="0.639cm" svg:height="0.517cm" svg:x="10.934cm" svg:y="18.867cm" svg:viewBox="0 0 640 518" draw:points="0,518 640,518 640,0 0,0">
          <text:p/>
        </draw:polygon>
        <draw:polygon draw:style-name="gr2" draw:text-style-name="P2" draw:layer="layout" svg:width="0.639cm" svg:height="0.517cm" svg:x="11.815cm" svg:y="18.867cm" svg:viewBox="0 0 640 518" draw:points="0,518 640,518 640,0 0,0">
          <text:p/>
        </draw:polygon>
        <draw:polygon draw:style-name="gr2" draw:text-style-name="P2" draw:layer="layout" svg:width="0.639cm" svg:height="0.517cm" svg:x="14.99cm" svg:y="18.867cm" svg:viewBox="0 0 640 518" draw:points="0,518 640,518 640,0 0,0">
          <text:p/>
        </draw:polygon>
        <draw:polygon draw:style-name="gr4" draw:text-style-name="P3" draw:layer="layout" svg:width="0.64cm" svg:height="0.517cm" svg:x="15.87cm" svg:y="18.867cm" svg:viewBox="0 0 641 518" draw:points="0,518 641,518 641,0 0,0">
          <text:p/>
        </draw:polygon>
        <draw:polygon draw:style-name="gr2" draw:text-style-name="P2" draw:layer="layout" svg:width="0.639cm" svg:height="0.517cm" svg:x="16.751cm" svg:y="18.867cm" svg:viewBox="0 0 640 518" draw:points="0,518 640,518 640,0 0,0">
          <text:p/>
        </draw:polygon>
        <draw:polygon draw:style-name="gr2" draw:text-style-name="P2" draw:layer="layout" svg:width="0.64cm" svg:height="0.517cm" svg:x="17.631cm" svg:y="18.867cm" svg:viewBox="0 0 641 518" draw:points="0,518 641,518 641,0 0,0">
          <text:p/>
        </draw:polygon>
        <draw:polygon draw:style-name="gr2" draw:text-style-name="P2" draw:layer="layout" svg:width="0.639cm" svg:height="0.516cm" svg:x="3.357cm" svg:y="19.38cm" svg:viewBox="0 0 640 517" draw:points="0,517 640,517 640,0 0,0">
          <text:p/>
        </draw:polygon>
        <draw:polygon draw:style-name="gr2" draw:text-style-name="P2" draw:layer="layout" svg:width="0.639cm" svg:height="0.516cm" svg:x="4.237cm" svg:y="19.38cm" svg:viewBox="0 0 640 517" draw:points="0,517 640,517 640,0 0,0">
          <text:p/>
        </draw:polygon>
        <draw:polygon draw:style-name="gr4" draw:text-style-name="P3" draw:layer="layout" svg:width="0.639cm" svg:height="0.516cm" svg:x="5.118cm" svg:y="19.38cm" svg:viewBox="0 0 640 517" draw:points="0,517 640,517 640,0 0,0">
          <text:p/>
        </draw:polygon>
        <draw:polygon draw:style-name="gr2" draw:text-style-name="P2" draw:layer="layout" svg:width="0.639cm" svg:height="0.516cm" svg:x="5.998cm" svg:y="19.38cm" svg:viewBox="0 0 640 517" draw:points="0,517 640,517 640,0 0,0">
          <text:p/>
        </draw:polygon>
        <draw:polygon draw:style-name="gr4" draw:text-style-name="P3" draw:layer="layout" svg:width="0.639cm" svg:height="0.516cm" svg:x="9.173cm" svg:y="19.38cm" svg:viewBox="0 0 640 517" draw:points="0,517 640,517 640,0 0,0">
          <text:p/>
        </draw:polygon>
        <draw:polygon draw:style-name="gr2" draw:text-style-name="P2" draw:layer="layout" svg:width="0.639cm" svg:height="0.516cm" svg:x="10.054cm" svg:y="19.38cm" svg:viewBox="0 0 640 517" draw:points="0,517 640,517 640,0 0,0">
          <text:p/>
        </draw:polygon>
        <draw:polygon draw:style-name="gr2" draw:text-style-name="P2" draw:layer="layout" svg:width="0.639cm" svg:height="0.516cm" svg:x="10.934cm" svg:y="19.38cm" svg:viewBox="0 0 640 517" draw:points="0,517 640,517 640,0 0,0">
          <text:p/>
        </draw:polygon>
        <draw:polygon draw:style-name="gr2" draw:text-style-name="P2" draw:layer="layout" svg:width="0.639cm" svg:height="0.516cm" svg:x="11.815cm" svg:y="19.38cm" svg:viewBox="0 0 640 517" draw:points="0,517 640,517 640,0 0,0">
          <text:p/>
        </draw:polygon>
        <draw:polygon draw:style-name="gr2" draw:text-style-name="P2" draw:layer="layout" svg:width="0.639cm" svg:height="0.516cm" svg:x="14.99cm" svg:y="19.38cm" svg:viewBox="0 0 640 517" draw:points="0,517 640,517 640,0 0,0">
          <text:p/>
        </draw:polygon>
        <draw:polygon draw:style-name="gr2" draw:text-style-name="P2" draw:layer="layout" svg:width="0.64cm" svg:height="0.516cm" svg:x="15.87cm" svg:y="19.38cm" svg:viewBox="0 0 641 517" draw:points="0,517 641,517 641,0 0,0">
          <text:p/>
        </draw:polygon>
        <draw:polygon draw:style-name="gr2" draw:text-style-name="P2" draw:layer="layout" svg:width="0.639cm" svg:height="0.516cm" svg:x="16.751cm" svg:y="19.38cm" svg:viewBox="0 0 640 517" draw:points="0,517 640,517 640,0 0,0">
          <text:p/>
        </draw:polygon>
        <draw:polygon draw:style-name="gr4" draw:text-style-name="P3" draw:layer="layout" svg:width="0.64cm" svg:height="0.516cm" svg:x="17.631cm" svg:y="19.38cm" svg:viewBox="0 0 641 517" draw:points="0,517 641,517 641,0 0,0">
          <text:p/>
        </draw:polygon>
        <draw:polygon draw:style-name="gr2" draw:text-style-name="P2" draw:layer="layout" svg:width="0.639cm" svg:height="0.516cm" svg:x="3.357cm" svg:y="19.892cm" svg:viewBox="0 0 640 517" draw:points="0,517 640,517 640,0 0,0">
          <text:p/>
        </draw:polygon>
        <draw:polygon draw:style-name="gr2" draw:text-style-name="P2" draw:layer="layout" svg:width="0.639cm" svg:height="0.516cm" svg:x="4.237cm" svg:y="19.892cm" svg:viewBox="0 0 640 517" draw:points="0,517 640,517 640,0 0,0">
          <text:p/>
        </draw:polygon>
        <draw:polygon draw:style-name="gr2" draw:text-style-name="P2" draw:layer="layout" svg:width="0.639cm" svg:height="0.516cm" svg:x="5.118cm" svg:y="19.892cm" svg:viewBox="0 0 640 517" draw:points="0,517 640,517 640,0 0,0">
          <text:p/>
        </draw:polygon>
        <draw:polygon draw:style-name="gr4" draw:text-style-name="P3" draw:layer="layout" svg:width="0.639cm" svg:height="0.516cm" svg:x="5.998cm" svg:y="19.892cm" svg:viewBox="0 0 640 517" draw:points="0,517 640,517 640,0 0,0">
          <text:p/>
        </draw:polygon>
        <draw:polygon draw:style-name="gr4" draw:text-style-name="P3" draw:layer="layout" svg:width="0.639cm" svg:height="0.516cm" svg:x="9.173cm" svg:y="19.892cm" svg:viewBox="0 0 640 517" draw:points="0,517 640,517 640,0 0,0">
          <text:p/>
        </draw:polygon>
        <draw:polygon draw:style-name="gr2" draw:text-style-name="P2" draw:layer="layout" svg:width="0.639cm" svg:height="0.516cm" svg:x="10.054cm" svg:y="19.892cm" svg:viewBox="0 0 640 517" draw:points="0,517 640,517 640,0 0,0">
          <text:p/>
        </draw:polygon>
        <draw:polygon draw:style-name="gr2" draw:text-style-name="P2" draw:layer="layout" svg:width="0.639cm" svg:height="0.516cm" svg:x="10.934cm" svg:y="19.892cm" svg:viewBox="0 0 640 517" draw:points="0,517 640,517 640,0 0,0">
          <text:p/>
        </draw:polygon>
        <draw:polygon draw:style-name="gr2" draw:text-style-name="P2" draw:layer="layout" svg:width="0.639cm" svg:height="0.516cm" svg:x="11.815cm" svg:y="19.892cm" svg:viewBox="0 0 640 517" draw:points="0,517 640,517 640,0 0,0">
          <text:p/>
        </draw:polygon>
        <draw:polygon draw:style-name="gr2" draw:text-style-name="P2" draw:layer="layout" svg:width="0.639cm" svg:height="0.516cm" svg:x="14.99cm" svg:y="19.892cm" svg:viewBox="0 0 640 517" draw:points="0,517 640,517 640,0 0,0">
          <text:p/>
        </draw:polygon>
        <draw:polygon draw:style-name="gr2" draw:text-style-name="P2" draw:layer="layout" svg:width="0.64cm" svg:height="0.516cm" svg:x="15.87cm" svg:y="19.892cm" svg:viewBox="0 0 641 517" draw:points="0,517 641,517 641,0 0,0">
          <text:p/>
        </draw:polygon>
        <draw:polygon draw:style-name="gr4" draw:text-style-name="P3" draw:layer="layout" svg:width="0.639cm" svg:height="0.516cm" svg:x="16.751cm" svg:y="19.892cm" svg:viewBox="0 0 640 517" draw:points="0,517 640,517 640,0 0,0">
          <text:p/>
        </draw:polygon>
        <draw:polygon draw:style-name="gr2" draw:text-style-name="P2" draw:layer="layout" svg:width="0.64cm" svg:height="0.516cm" svg:x="17.631cm" svg:y="19.892cm" svg:viewBox="0 0 641 517" draw:points="0,517 641,517 641,0 0,0">
          <text:p/>
        </draw:polygon>
        <draw:polygon draw:style-name="gr2" draw:text-style-name="P2" draw:layer="layout" svg:width="0.639cm" svg:height="0.517cm" svg:x="3.357cm" svg:y="20.404cm" svg:viewBox="0 0 640 518" draw:points="0,518 640,518 640,0 0,0">
          <text:p/>
        </draw:polygon>
        <draw:polygon draw:style-name="gr2" draw:text-style-name="P2" draw:layer="layout" svg:width="0.639cm" svg:height="0.517cm" svg:x="4.237cm" svg:y="20.404cm" svg:viewBox="0 0 640 518" draw:points="0,518 640,518 640,0 0,0">
          <text:p/>
        </draw:polygon>
        <draw:polygon draw:style-name="gr2" draw:text-style-name="P2" draw:layer="layout" svg:width="0.639cm" svg:height="0.517cm" svg:x="5.118cm" svg:y="20.404cm" svg:viewBox="0 0 640 518" draw:points="0,518 640,518 640,0 0,0">
          <text:p/>
        </draw:polygon>
        <draw:polygon draw:style-name="gr4" draw:text-style-name="P3" draw:layer="layout" svg:width="0.639cm" svg:height="0.517cm" svg:x="5.998cm" svg:y="20.404cm" svg:viewBox="0 0 640 518" draw:points="0,518 640,518 640,0 0,0">
          <text:p/>
        </draw:polygon>
        <draw:polygon draw:style-name="gr2" draw:text-style-name="P2" draw:layer="layout" svg:width="0.639cm" svg:height="0.517cm" svg:x="9.173cm" svg:y="20.404cm" svg:viewBox="0 0 640 518" draw:points="0,518 640,518 640,0 0,0">
          <text:p/>
        </draw:polygon>
        <draw:polygon draw:style-name="gr4" draw:text-style-name="P3" draw:layer="layout" svg:width="0.639cm" svg:height="0.517cm" svg:x="10.054cm" svg:y="20.404cm" svg:viewBox="0 0 640 518" draw:points="0,518 640,518 640,0 0,0">
          <text:p/>
        </draw:polygon>
        <draw:polygon draw:style-name="gr2" draw:text-style-name="P2" draw:layer="layout" svg:width="0.639cm" svg:height="0.517cm" svg:x="10.934cm" svg:y="20.404cm" svg:viewBox="0 0 640 518" draw:points="0,518 640,518 640,0 0,0">
          <text:p/>
        </draw:polygon>
        <draw:polygon draw:style-name="gr2" draw:text-style-name="P2" draw:layer="layout" svg:width="0.639cm" svg:height="0.517cm" svg:x="11.815cm" svg:y="20.404cm" svg:viewBox="0 0 640 518" draw:points="0,518 640,518 640,0 0,0">
          <text:p/>
        </draw:polygon>
        <draw:polygon draw:style-name="gr2" draw:text-style-name="P2" draw:layer="layout" svg:width="0.639cm" svg:height="0.517cm" svg:x="14.99cm" svg:y="20.404cm" svg:viewBox="0 0 640 518" draw:points="0,518 640,518 640,0 0,0">
          <text:p/>
        </draw:polygon>
        <draw:polygon draw:style-name="gr2" draw:text-style-name="P2" draw:layer="layout" svg:width="0.64cm" svg:height="0.517cm" svg:x="15.87cm" svg:y="20.404cm" svg:viewBox="0 0 641 518" draw:points="0,518 641,518 641,0 0,0">
          <text:p/>
        </draw:polygon>
        <draw:polygon draw:style-name="gr2" draw:text-style-name="P2" draw:layer="layout" svg:width="0.639cm" svg:height="0.517cm" svg:x="16.751cm" svg:y="20.404cm" svg:viewBox="0 0 640 518" draw:points="0,518 640,518 640,0 0,0">
          <text:p/>
        </draw:polygon>
        <draw:polygon draw:style-name="gr4" draw:text-style-name="P3" draw:layer="layout" svg:width="0.64cm" svg:height="0.517cm" svg:x="17.631cm" svg:y="20.404cm" svg:viewBox="0 0 641 518" draw:points="0,518 641,518 641,0 0,0">
          <text:p/>
        </draw:polygon>
        <draw:polygon draw:style-name="gr2" draw:text-style-name="P2" draw:layer="layout" svg:width="0.639cm" svg:height="0.517cm" svg:x="3.357cm" svg:y="20.916cm" svg:viewBox="0 0 640 518" draw:points="0,518 640,518 640,0 0,0">
          <text:p/>
        </draw:polygon>
        <draw:polygon draw:style-name="gr2" draw:text-style-name="P2" draw:layer="layout" svg:width="0.639cm" svg:height="0.517cm" svg:x="4.237cm" svg:y="20.916cm" svg:viewBox="0 0 640 518" draw:points="0,518 640,518 640,0 0,0">
          <text:p/>
        </draw:polygon>
        <draw:polygon draw:style-name="gr4" draw:text-style-name="P3" draw:layer="layout" svg:width="0.639cm" svg:height="0.517cm" svg:x="5.118cm" svg:y="20.916cm" svg:viewBox="0 0 640 518" draw:points="0,518 640,518 640,0 0,0">
          <text:p/>
        </draw:polygon>
        <draw:polygon draw:style-name="gr2" draw:text-style-name="P2" draw:layer="layout" svg:width="0.639cm" svg:height="0.517cm" svg:x="5.998cm" svg:y="20.916cm" svg:viewBox="0 0 640 518" draw:points="0,518 640,518 640,0 0,0">
          <text:p/>
        </draw:polygon>
        <draw:polygon draw:style-name="gr2" draw:text-style-name="P2" draw:layer="layout" svg:width="0.639cm" svg:height="0.517cm" svg:x="9.173cm" svg:y="20.916cm" svg:viewBox="0 0 640 518" draw:points="0,518 640,518 640,0 0,0">
          <text:p/>
        </draw:polygon>
        <draw:polygon draw:style-name="gr4" draw:text-style-name="P3" draw:layer="layout" svg:width="0.639cm" svg:height="0.517cm" svg:x="10.054cm" svg:y="20.916cm" svg:viewBox="0 0 640 518" draw:points="0,518 640,518 640,0 0,0">
          <text:p/>
        </draw:polygon>
        <draw:polygon draw:style-name="gr2" draw:text-style-name="P2" draw:layer="layout" svg:width="0.639cm" svg:height="0.517cm" svg:x="10.934cm" svg:y="20.916cm" svg:viewBox="0 0 640 518" draw:points="0,518 640,518 640,0 0,0">
          <text:p/>
        </draw:polygon>
        <draw:polygon draw:style-name="gr2" draw:text-style-name="P2" draw:layer="layout" svg:width="0.639cm" svg:height="0.517cm" svg:x="11.815cm" svg:y="20.916cm" svg:viewBox="0 0 640 518" draw:points="0,518 640,518 640,0 0,0">
          <text:p/>
        </draw:polygon>
        <draw:polygon draw:style-name="gr2" draw:text-style-name="P2" draw:layer="layout" svg:width="0.639cm" svg:height="0.517cm" svg:x="14.99cm" svg:y="20.916cm" svg:viewBox="0 0 640 518" draw:points="0,518 640,518 640,0 0,0">
          <text:p/>
        </draw:polygon>
        <draw:polygon draw:style-name="gr2" draw:text-style-name="P2" draw:layer="layout" svg:width="0.64cm" svg:height="0.517cm" svg:x="15.87cm" svg:y="20.916cm" svg:viewBox="0 0 641 518" draw:points="0,518 641,518 641,0 0,0">
          <text:p/>
        </draw:polygon>
        <draw:polygon draw:style-name="gr4" draw:text-style-name="P3" draw:layer="layout" svg:width="0.639cm" svg:height="0.517cm" svg:x="16.751cm" svg:y="20.916cm" svg:viewBox="0 0 640 518" draw:points="0,518 640,518 640,0 0,0">
          <text:p/>
        </draw:polygon>
        <draw:polygon draw:style-name="gr2" draw:text-style-name="P2" draw:layer="layout" svg:width="0.64cm" svg:height="0.517cm" svg:x="17.631cm" svg:y="20.916cm" svg:viewBox="0 0 641 518" draw:points="0,518 641,518 641,0 0,0">
          <text:p/>
        </draw:polygon>
        <draw:polygon draw:style-name="gr2" draw:text-style-name="P2" draw:layer="layout" svg:width="0.639cm" svg:height="0.516cm" svg:x="3.357cm" svg:y="21.429cm" svg:viewBox="0 0 640 517" draw:points="0,517 640,517 640,0 0,0">
          <text:p/>
        </draw:polygon>
        <draw:polygon draw:style-name="gr2" draw:text-style-name="P2" draw:layer="layout" svg:width="0.639cm" svg:height="0.516cm" svg:x="4.237cm" svg:y="21.429cm" svg:viewBox="0 0 640 517" draw:points="0,517 640,517 640,0 0,0">
          <text:p/>
        </draw:polygon>
        <draw:polygon draw:style-name="gr4" draw:text-style-name="P3" draw:layer="layout" svg:width="0.639cm" svg:height="0.516cm" svg:x="5.118cm" svg:y="21.429cm" svg:viewBox="0 0 640 517" draw:points="0,517 640,517 640,0 0,0">
          <text:p/>
        </draw:polygon>
        <draw:polygon draw:style-name="gr2" draw:text-style-name="P2" draw:layer="layout" svg:width="0.639cm" svg:height="0.516cm" svg:x="5.998cm" svg:y="21.429cm" svg:viewBox="0 0 640 517" draw:points="0,517 640,517 640,0 0,0">
          <text:p/>
        </draw:polygon>
        <draw:polygon draw:style-name="gr4" draw:text-style-name="P3" draw:layer="layout" svg:width="0.639cm" svg:height="0.516cm" svg:x="9.173cm" svg:y="21.429cm" svg:viewBox="0 0 640 517" draw:points="0,517 640,517 640,0 0,0">
          <text:p/>
        </draw:polygon>
        <draw:polygon draw:style-name="gr2" draw:text-style-name="P2" draw:layer="layout" svg:width="0.639cm" svg:height="0.516cm" svg:x="10.054cm" svg:y="21.429cm" svg:viewBox="0 0 640 517" draw:points="0,517 640,517 640,0 0,0">
          <text:p/>
        </draw:polygon>
        <draw:polygon draw:style-name="gr2" draw:text-style-name="P2" draw:layer="layout" svg:width="0.639cm" svg:height="0.516cm" svg:x="10.934cm" svg:y="21.429cm" svg:viewBox="0 0 640 517" draw:points="0,517 640,517 640,0 0,0">
          <text:p/>
        </draw:polygon>
        <draw:polygon draw:style-name="gr2" draw:text-style-name="P2" draw:layer="layout" svg:width="0.639cm" svg:height="0.516cm" svg:x="11.815cm" svg:y="21.429cm" svg:viewBox="0 0 640 517" draw:points="0,517 640,517 640,0 0,0">
          <text:p/>
        </draw:polygon>
        <draw:polygon draw:style-name="gr2" draw:text-style-name="P2" draw:layer="layout" svg:width="0.639cm" svg:height="0.516cm" svg:x="14.99cm" svg:y="21.429cm" svg:viewBox="0 0 640 517" draw:points="0,517 640,517 640,0 0,0">
          <text:p/>
        </draw:polygon>
        <draw:polygon draw:style-name="gr2" draw:text-style-name="P2" draw:layer="layout" svg:width="0.64cm" svg:height="0.516cm" svg:x="15.87cm" svg:y="21.429cm" svg:viewBox="0 0 641 517" draw:points="0,517 641,517 641,0 0,0">
          <text:p/>
        </draw:polygon>
        <draw:polygon draw:style-name="gr4" draw:text-style-name="P3" draw:layer="layout" svg:width="0.639cm" svg:height="0.516cm" svg:x="16.751cm" svg:y="21.429cm" svg:viewBox="0 0 640 517" draw:points="0,517 640,517 640,0 0,0">
          <text:p/>
        </draw:polygon>
        <draw:polygon draw:style-name="gr2" draw:text-style-name="P2" draw:layer="layout" svg:width="0.64cm" svg:height="0.516cm" svg:x="17.631cm" svg:y="21.429cm" svg:viewBox="0 0 641 517" draw:points="0,517 641,517 641,0 0,0">
          <text:p/>
        </draw:polygon>
        <draw:polygon draw:style-name="gr2" draw:text-style-name="P2" draw:layer="layout" svg:width="0.639cm" svg:height="0.516cm" svg:x="3.357cm" svg:y="21.941cm" svg:viewBox="0 0 640 517" draw:points="0,517 640,517 640,0 0,0">
          <text:p/>
        </draw:polygon>
        <draw:polygon draw:style-name="gr4" draw:text-style-name="P3" draw:layer="layout" svg:width="0.639cm" svg:height="0.516cm" svg:x="4.237cm" svg:y="21.941cm" svg:viewBox="0 0 640 517" draw:points="0,517 640,517 640,0 0,0">
          <text:p/>
        </draw:polygon>
        <draw:polygon draw:style-name="gr2" draw:text-style-name="P2" draw:layer="layout" svg:width="0.639cm" svg:height="0.516cm" svg:x="5.118cm" svg:y="21.941cm" svg:viewBox="0 0 640 517" draw:points="0,517 640,517 640,0 0,0">
          <text:p/>
        </draw:polygon>
        <draw:polygon draw:style-name="gr2" draw:text-style-name="P2" draw:layer="layout" svg:width="0.639cm" svg:height="0.516cm" svg:x="5.998cm" svg:y="21.941cm" svg:viewBox="0 0 640 517" draw:points="0,517 640,517 640,0 0,0">
          <text:p/>
        </draw:polygon>
        <draw:polygon draw:style-name="gr2" draw:text-style-name="P2" draw:layer="layout" svg:width="0.639cm" svg:height="0.516cm" svg:x="9.173cm" svg:y="21.941cm" svg:viewBox="0 0 640 517" draw:points="0,517 640,517 640,0 0,0">
          <text:p/>
        </draw:polygon>
        <draw:polygon draw:style-name="gr2" draw:text-style-name="P2" draw:layer="layout" svg:width="0.639cm" svg:height="0.516cm" svg:x="10.054cm" svg:y="21.941cm" svg:viewBox="0 0 640 517" draw:points="0,517 640,517 640,0 0,0">
          <text:p/>
        </draw:polygon>
        <draw:polygon draw:style-name="gr4" draw:text-style-name="P3" draw:layer="layout" svg:width="0.639cm" svg:height="0.516cm" svg:x="10.934cm" svg:y="21.941cm" svg:viewBox="0 0 640 517" draw:points="0,517 640,517 640,0 0,0">
          <text:p/>
        </draw:polygon>
        <draw:polygon draw:style-name="gr2" draw:text-style-name="P2" draw:layer="layout" svg:width="0.639cm" svg:height="0.516cm" svg:x="11.815cm" svg:y="21.941cm" svg:viewBox="0 0 640 517" draw:points="0,517 640,517 640,0 0,0">
          <text:p/>
        </draw:polygon>
        <draw:polygon draw:style-name="gr4" draw:text-style-name="P3" draw:layer="layout" svg:width="0.639cm" svg:height="0.516cm" svg:x="14.99cm" svg:y="21.941cm" svg:viewBox="0 0 640 517" draw:points="0,517 640,517 640,0 0,0">
          <text:p/>
        </draw:polygon>
        <draw:polygon draw:style-name="gr2" draw:text-style-name="P2" draw:layer="layout" svg:width="0.64cm" svg:height="0.516cm" svg:x="15.87cm" svg:y="21.941cm" svg:viewBox="0 0 641 517" draw:points="0,517 641,517 641,0 0,0">
          <text:p/>
        </draw:polygon>
        <draw:polygon draw:style-name="gr2" draw:text-style-name="P2" draw:layer="layout" svg:width="0.639cm" svg:height="0.516cm" svg:x="16.751cm" svg:y="21.941cm" svg:viewBox="0 0 640 517" draw:points="0,517 640,517 640,0 0,0">
          <text:p/>
        </draw:polygon>
        <draw:polygon draw:style-name="gr2" draw:text-style-name="P2" draw:layer="layout" svg:width="0.64cm" svg:height="0.516cm" svg:x="17.631cm" svg:y="21.941cm" svg:viewBox="0 0 641 517" draw:points="0,517 641,517 641,0 0,0">
          <text:p/>
        </draw:polygon>
        <draw:polygon draw:style-name="gr2" draw:text-style-name="P2" draw:layer="layout" svg:width="0.639cm" svg:height="0.517cm" svg:x="3.357cm" svg:y="22.453cm" svg:viewBox="0 0 640 518" draw:points="0,518 640,518 640,0 0,0">
          <text:p/>
        </draw:polygon>
        <draw:polygon draw:style-name="gr2" draw:text-style-name="P2" draw:layer="layout" svg:width="0.639cm" svg:height="0.517cm" svg:x="4.237cm" svg:y="22.453cm" svg:viewBox="0 0 640 518" draw:points="0,518 640,518 640,0 0,0">
          <text:p/>
        </draw:polygon>
        <draw:polygon draw:style-name="gr2" draw:text-style-name="P2" draw:layer="layout" svg:width="0.639cm" svg:height="0.517cm" svg:x="5.118cm" svg:y="22.453cm" svg:viewBox="0 0 640 518" draw:points="0,518 640,518 640,0 0,0">
          <text:p/>
        </draw:polygon>
        <draw:polygon draw:style-name="gr4" draw:text-style-name="P3" draw:layer="layout" svg:width="0.639cm" svg:height="0.517cm" svg:x="5.998cm" svg:y="22.453cm" svg:viewBox="0 0 640 518" draw:points="0,518 640,518 640,0 0,0">
          <text:p/>
        </draw:polygon>
        <draw:polygon draw:style-name="gr2" draw:text-style-name="P2" draw:layer="layout" svg:width="0.639cm" svg:height="0.517cm" svg:x="9.173cm" svg:y="22.453cm" svg:viewBox="0 0 640 518" draw:points="0,518 640,518 640,0 0,0">
          <text:p/>
        </draw:polygon>
        <draw:polygon draw:style-name="gr2" draw:text-style-name="P2" draw:layer="layout" svg:width="0.639cm" svg:height="0.517cm" svg:x="10.054cm" svg:y="22.453cm" svg:viewBox="0 0 640 518" draw:points="0,518 640,518 640,0 0,0">
          <text:p/>
        </draw:polygon>
        <draw:polygon draw:style-name="gr2" draw:text-style-name="P2" draw:layer="layout" svg:width="0.639cm" svg:height="0.517cm" svg:x="10.934cm" svg:y="22.453cm" svg:viewBox="0 0 640 518" draw:points="0,518 640,518 640,0 0,0">
          <text:p/>
        </draw:polygon>
        <draw:polygon draw:style-name="gr4" draw:text-style-name="P3" draw:layer="layout" svg:width="0.639cm" svg:height="0.517cm" svg:x="11.815cm" svg:y="22.453cm" svg:viewBox="0 0 640 518" draw:points="0,518 640,518 640,0 0,0">
          <text:p/>
        </draw:polygon>
        <draw:polygon draw:style-name="gr4" draw:text-style-name="P3" draw:layer="layout" svg:width="0.639cm" svg:height="0.517cm" svg:x="14.99cm" svg:y="22.453cm" svg:viewBox="0 0 640 518" draw:points="0,518 640,518 640,0 0,0">
          <text:p/>
        </draw:polygon>
        <draw:polygon draw:style-name="gr2" draw:text-style-name="P2" draw:layer="layout" svg:width="0.64cm" svg:height="0.517cm" svg:x="15.87cm" svg:y="22.453cm" svg:viewBox="0 0 641 518" draw:points="0,518 641,518 641,0 0,0">
          <text:p/>
        </draw:polygon>
        <draw:polygon draw:style-name="gr2" draw:text-style-name="P2" draw:layer="layout" svg:width="0.639cm" svg:height="0.517cm" svg:x="16.751cm" svg:y="22.453cm" svg:viewBox="0 0 640 518" draw:points="0,518 640,518 640,0 0,0">
          <text:p/>
        </draw:polygon>
        <draw:polygon draw:style-name="gr2" draw:text-style-name="P2" draw:layer="layout" svg:width="0.64cm" svg:height="0.517cm" svg:x="17.631cm" svg:y="22.453cm" svg:viewBox="0 0 641 518" draw:points="0,518 641,518 641,0 0,0">
          <text:p/>
        </draw:polygon>
        <draw:polygon draw:style-name="gr2" draw:text-style-name="P2" draw:layer="layout" svg:width="0.639cm" svg:height="1.029cm" svg:x="3.357cm" svg:y="22.965cm" svg:viewBox="0 0 640 1030" draw:points="0,1030 640,1030 640,0 0,0">
          <text:p/>
        </draw:polygon>
        <draw:polygon draw:style-name="gr2" draw:text-style-name="P2" draw:layer="layout" svg:width="0.639cm" svg:height="1.029cm" svg:x="4.237cm" svg:y="22.965cm" svg:viewBox="0 0 640 1030" draw:points="0,1030 640,1030 640,0 0,0">
          <text:p/>
        </draw:polygon>
        <draw:polygon draw:style-name="gr4" draw:text-style-name="P3" draw:layer="layout" svg:width="0.639cm" svg:height="1.029cm" svg:x="5.118cm" svg:y="22.965cm" svg:viewBox="0 0 640 1030" draw:points="0,1030 640,1030 640,0 0,0">
          <text:p/>
        </draw:polygon>
        <draw:polygon draw:style-name="gr2" draw:text-style-name="P2" draw:layer="layout" svg:width="0.639cm" svg:height="1.029cm" svg:x="5.998cm" svg:y="22.965cm" svg:viewBox="0 0 640 1030" draw:points="0,1030 640,1030 640,0 0,0">
          <text:p/>
        </draw:polygon>
        <draw:polygon draw:style-name="gr2" draw:text-style-name="P2" draw:layer="layout" svg:width="0.639cm" svg:height="1.029cm" svg:x="9.173cm" svg:y="22.965cm" svg:viewBox="0 0 640 1030" draw:points="0,1030 640,1030 640,0 0,0">
          <text:p/>
        </draw:polygon>
        <draw:polygon draw:style-name="gr4" draw:text-style-name="P3" draw:layer="layout" svg:width="0.639cm" svg:height="1.029cm" svg:x="10.054cm" svg:y="22.965cm" svg:viewBox="0 0 640 1030" draw:points="0,1030 640,1030 640,0 0,0">
          <text:p/>
        </draw:polygon>
        <draw:polygon draw:style-name="gr2" draw:text-style-name="P2" draw:layer="layout" svg:width="0.639cm" svg:height="1.029cm" svg:x="10.934cm" svg:y="22.965cm" svg:viewBox="0 0 640 1030" draw:points="0,1030 640,1030 640,0 0,0">
          <text:p/>
        </draw:polygon>
        <draw:polygon draw:style-name="gr2" draw:text-style-name="P2" draw:layer="layout" svg:width="0.639cm" svg:height="1.029cm" svg:x="11.815cm" svg:y="22.965cm" svg:viewBox="0 0 640 1030" draw:points="0,1030 640,1030 640,0 0,0">
          <text:p/>
        </draw:polygon>
        <draw:polygon draw:style-name="gr2" draw:text-style-name="P2" draw:layer="layout" svg:width="0.639cm" svg:height="1.029cm" svg:x="14.99cm" svg:y="22.965cm" svg:viewBox="0 0 640 1030" draw:points="0,1030 640,1030 640,0 0,0">
          <text:p/>
        </draw:polygon>
        <draw:polygon draw:style-name="gr2" draw:text-style-name="P2" draw:layer="layout" svg:width="0.64cm" svg:height="1.029cm" svg:x="15.87cm" svg:y="22.965cm" svg:viewBox="0 0 641 1030" draw:points="0,1030 641,1030 641,0 0,0">
          <text:p/>
        </draw:polygon>
        <draw:polygon draw:style-name="gr4" draw:text-style-name="P3" draw:layer="layout" svg:width="0.639cm" svg:height="1.029cm" svg:x="16.751cm" svg:y="22.965cm" svg:viewBox="0 0 640 1030" draw:points="0,1030 640,1030 640,0 0,0">
          <text:p/>
        </draw:polygon>
        <draw:polygon draw:style-name="gr2" draw:text-style-name="P2" draw:layer="layout" svg:width="0.64cm" svg:height="1.029cm" svg:x="17.631cm" svg:y="22.965cm" svg:viewBox="0 0 641 1030" draw:points="0,1030 641,1030 641,0 0,0">
          <text:p/>
        </draw:polygon>
        <draw:polygon draw:style-name="gr2" draw:text-style-name="P2" draw:layer="layout" svg:width="0.639cm" svg:height="0.516cm" svg:x="3.357cm" svg:y="23.99cm" svg:viewBox="0 0 640 517" draw:points="0,517 640,517 640,0 0,0">
          <text:p/>
        </draw:polygon>
        <draw:polygon draw:style-name="gr2" draw:text-style-name="P2" draw:layer="layout" svg:width="0.639cm" svg:height="0.516cm" svg:x="4.237cm" svg:y="23.99cm" svg:viewBox="0 0 640 517" draw:points="0,517 640,517 640,0 0,0">
          <text:p/>
        </draw:polygon>
        <draw:polygon draw:style-name="gr4" draw:text-style-name="P3" draw:layer="layout" svg:width="0.639cm" svg:height="0.516cm" svg:x="5.118cm" svg:y="23.99cm" svg:viewBox="0 0 640 517" draw:points="0,517 640,517 640,0 0,0">
          <text:p/>
        </draw:polygon>
        <draw:polygon draw:style-name="gr2" draw:text-style-name="P2" draw:layer="layout" svg:width="0.639cm" svg:height="0.516cm" svg:x="5.998cm" svg:y="23.99cm" svg:viewBox="0 0 640 517" draw:points="0,517 640,517 640,0 0,0">
          <text:p/>
        </draw:polygon>
        <draw:polygon draw:style-name="gr4" draw:text-style-name="P3" draw:layer="layout" svg:width="0.639cm" svg:height="0.516cm" svg:x="9.173cm" svg:y="23.99cm" svg:viewBox="0 0 640 517" draw:points="0,517 640,517 640,0 0,0">
          <text:p/>
        </draw:polygon>
        <draw:polygon draw:style-name="gr2" draw:text-style-name="P2" draw:layer="layout" svg:width="0.639cm" svg:height="0.516cm" svg:x="10.054cm" svg:y="23.99cm" svg:viewBox="0 0 640 517" draw:points="0,517 640,517 640,0 0,0">
          <text:p/>
        </draw:polygon>
        <draw:polygon draw:style-name="gr2" draw:text-style-name="P2" draw:layer="layout" svg:width="0.639cm" svg:height="0.516cm" svg:x="10.934cm" svg:y="23.99cm" svg:viewBox="0 0 640 517" draw:points="0,517 640,517 640,0 0,0">
          <text:p/>
        </draw:polygon>
        <draw:polygon draw:style-name="gr2" draw:text-style-name="P2" draw:layer="layout" svg:width="0.639cm" svg:height="0.516cm" svg:x="11.815cm" svg:y="23.99cm" svg:viewBox="0 0 640 517" draw:points="0,517 640,517 640,0 0,0">
          <text:p/>
        </draw:polygon>
        <draw:polygon draw:style-name="gr4" draw:text-style-name="P3" draw:layer="layout" svg:width="0.639cm" svg:height="0.516cm" svg:x="14.99cm" svg:y="23.99cm" svg:viewBox="0 0 640 517" draw:points="0,517 640,517 640,0 0,0">
          <text:p/>
        </draw:polygon>
        <draw:polygon draw:style-name="gr2" draw:text-style-name="P2" draw:layer="layout" svg:width="0.64cm" svg:height="0.516cm" svg:x="15.87cm" svg:y="23.99cm" svg:viewBox="0 0 641 517" draw:points="0,517 641,517 641,0 0,0">
          <text:p/>
        </draw:polygon>
        <draw:polygon draw:style-name="gr2" draw:text-style-name="P2" draw:layer="layout" svg:width="0.639cm" svg:height="0.516cm" svg:x="16.751cm" svg:y="23.99cm" svg:viewBox="0 0 640 517" draw:points="0,517 640,517 640,0 0,0">
          <text:p/>
        </draw:polygon>
        <draw:polygon draw:style-name="gr2" draw:text-style-name="P2" draw:layer="layout" svg:width="0.64cm" svg:height="0.516cm" svg:x="17.631cm" svg:y="23.99cm" svg:viewBox="0 0 641 517" draw:points="0,517 641,517 641,0 0,0">
          <text:p/>
        </draw:polygon>
        <draw:polygon draw:style-name="gr2" draw:text-style-name="P2" draw:layer="layout" svg:width="0.639cm" svg:height="0.517cm" svg:x="3.357cm" svg:y="24.502cm" svg:viewBox="0 0 640 518" draw:points="0,518 640,518 640,0 0,0">
          <text:p/>
        </draw:polygon>
        <draw:polygon draw:style-name="gr2" draw:text-style-name="P2" draw:layer="layout" svg:width="0.639cm" svg:height="0.517cm" svg:x="4.237cm" svg:y="24.502cm" svg:viewBox="0 0 640 518" draw:points="0,518 640,518 640,0 0,0">
          <text:p/>
        </draw:polygon>
        <draw:polygon draw:style-name="gr4" draw:text-style-name="P3" draw:layer="layout" svg:width="0.639cm" svg:height="0.517cm" svg:x="5.118cm" svg:y="24.502cm" svg:viewBox="0 0 640 518" draw:points="0,518 640,518 640,0 0,0">
          <text:p/>
        </draw:polygon>
        <draw:polygon draw:style-name="gr2" draw:text-style-name="P2" draw:layer="layout" svg:width="0.639cm" svg:height="0.517cm" svg:x="5.998cm" svg:y="24.502cm" svg:viewBox="0 0 640 518" draw:points="0,518 640,518 640,0 0,0">
          <text:p/>
        </draw:polygon>
        <draw:polygon draw:style-name="gr2" draw:text-style-name="P2" draw:layer="layout" svg:width="0.639cm" svg:height="0.517cm" svg:x="9.173cm" svg:y="24.502cm" svg:viewBox="0 0 640 518" draw:points="0,518 640,518 640,0 0,0">
          <text:p/>
        </draw:polygon>
        <draw:polygon draw:style-name="gr2" draw:text-style-name="P2" draw:layer="layout" svg:width="0.639cm" svg:height="0.517cm" svg:x="10.054cm" svg:y="24.502cm" svg:viewBox="0 0 640 518" draw:points="0,518 640,518 640,0 0,0">
          <text:p/>
        </draw:polygon>
        <draw:polygon draw:style-name="gr4" draw:text-style-name="P3" draw:layer="layout" svg:width="0.639cm" svg:height="0.517cm" svg:x="10.934cm" svg:y="24.502cm" svg:viewBox="0 0 640 518" draw:points="0,518 640,518 640,0 0,0">
          <text:p/>
        </draw:polygon>
        <draw:polygon draw:style-name="gr2" draw:text-style-name="P2" draw:layer="layout" svg:width="0.639cm" svg:height="0.517cm" svg:x="11.815cm" svg:y="24.502cm" svg:viewBox="0 0 640 518" draw:points="0,518 640,518 640,0 0,0">
          <text:p/>
        </draw:polygon>
        <draw:polygon draw:style-name="gr2" draw:text-style-name="P2" draw:layer="layout" svg:width="0.639cm" svg:height="0.517cm" svg:x="14.99cm" svg:y="24.502cm" svg:viewBox="0 0 640 518" draw:points="0,518 640,518 640,0 0,0">
          <text:p/>
        </draw:polygon>
        <draw:polygon draw:style-name="gr4" draw:text-style-name="P3" draw:layer="layout" svg:width="0.64cm" svg:height="0.517cm" svg:x="15.87cm" svg:y="24.502cm" svg:viewBox="0 0 641 518" draw:points="0,518 641,518 641,0 0,0">
          <text:p/>
        </draw:polygon>
        <draw:polygon draw:style-name="gr2" draw:text-style-name="P2" draw:layer="layout" svg:width="0.639cm" svg:height="0.517cm" svg:x="16.751cm" svg:y="24.502cm" svg:viewBox="0 0 640 518" draw:points="0,518 640,518 640,0 0,0">
          <text:p/>
        </draw:polygon>
        <draw:polygon draw:style-name="gr2" draw:text-style-name="P2" draw:layer="layout" svg:width="0.64cm" svg:height="0.517cm" svg:x="17.631cm" svg:y="24.502cm" svg:viewBox="0 0 641 518" draw:points="0,518 641,518 641,0 0,0">
          <text:p/>
        </draw:polygon>
        <draw:polygon draw:style-name="gr2" draw:text-style-name="P2" draw:layer="layout" svg:width="0.639cm" svg:height="0.517cm" svg:x="3.357cm" svg:y="25.014cm" svg:viewBox="0 0 640 518" draw:points="0,518 640,518 640,0 0,0">
          <text:p/>
        </draw:polygon>
        <draw:polygon draw:style-name="gr2" draw:text-style-name="P2" draw:layer="layout" svg:width="0.639cm" svg:height="0.517cm" svg:x="4.237cm" svg:y="25.014cm" svg:viewBox="0 0 640 518" draw:points="0,518 640,518 640,0 0,0">
          <text:p/>
        </draw:polygon>
        <draw:polygon draw:style-name="gr2" draw:text-style-name="P2" draw:layer="layout" svg:width="0.639cm" svg:height="0.517cm" svg:x="5.118cm" svg:y="25.014cm" svg:viewBox="0 0 640 518" draw:points="0,518 640,518 640,0 0,0">
          <text:p/>
        </draw:polygon>
        <draw:polygon draw:style-name="gr4" draw:text-style-name="P3" draw:layer="layout" svg:width="0.639cm" svg:height="0.517cm" svg:x="5.998cm" svg:y="25.014cm" svg:viewBox="0 0 640 518" draw:points="0,518 640,518 640,0 0,0">
          <text:p/>
        </draw:polygon>
        <draw:polygon draw:style-name="gr2" draw:text-style-name="P2" draw:layer="layout" svg:width="0.639cm" svg:height="0.517cm" svg:x="9.173cm" svg:y="25.014cm" svg:viewBox="0 0 640 518" draw:points="0,518 640,518 640,0 0,0">
          <text:p/>
        </draw:polygon>
        <draw:polygon draw:style-name="gr4" draw:text-style-name="P3" draw:layer="layout" svg:width="0.639cm" svg:height="0.517cm" svg:x="10.054cm" svg:y="25.014cm" svg:viewBox="0 0 640 518" draw:points="0,518 640,518 640,0 0,0">
          <text:p/>
        </draw:polygon>
        <draw:polygon draw:style-name="gr2" draw:text-style-name="P2" draw:layer="layout" svg:width="0.639cm" svg:height="0.517cm" svg:x="10.934cm" svg:y="25.014cm" svg:viewBox="0 0 640 518" draw:points="0,518 640,518 640,0 0,0">
          <text:p/>
        </draw:polygon>
        <draw:polygon draw:style-name="gr2" draw:text-style-name="P2" draw:layer="layout" svg:width="0.639cm" svg:height="0.517cm" svg:x="11.815cm" svg:y="25.014cm" svg:viewBox="0 0 640 518" draw:points="0,518 640,518 640,0 0,0">
          <text:p/>
        </draw:polygon>
        <draw:polygon draw:style-name="gr2" draw:text-style-name="P2" draw:layer="layout" svg:width="0.639cm" svg:height="0.517cm" svg:x="14.99cm" svg:y="25.014cm" svg:viewBox="0 0 640 518" draw:points="0,518 640,518 640,0 0,0">
          <text:p/>
        </draw:polygon>
        <draw:polygon draw:style-name="gr2" draw:text-style-name="P2" draw:layer="layout" svg:width="0.64cm" svg:height="0.517cm" svg:x="15.87cm" svg:y="25.014cm" svg:viewBox="0 0 641 518" draw:points="0,518 641,518 641,0 0,0">
          <text:p/>
        </draw:polygon>
        <draw:polygon draw:style-name="gr4" draw:text-style-name="P3" draw:layer="layout" svg:width="0.639cm" svg:height="0.517cm" svg:x="16.751cm" svg:y="25.014cm" svg:viewBox="0 0 640 518" draw:points="0,518 640,518 640,0 0,0">
          <text:p/>
        </draw:polygon>
        <draw:polygon draw:style-name="gr2" draw:text-style-name="P2" draw:layer="layout" svg:width="0.64cm" svg:height="0.517cm" svg:x="17.631cm" svg:y="25.014cm" svg:viewBox="0 0 641 518" draw:points="0,518 641,518 641,0 0,0">
          <text:p/>
        </draw:polygon>
        <draw:frame draw:style-name="gr6" draw:text-style-name="P8" draw:layer="layout" svg:width="1.526cm" svg:height="0.471cm" svg:x="2.159cm" svg:y="2.353cm">
          <draw:text-box>
            <text:p text:style-name="P7"><text:span text:style-name="T2">Numele:</text:span></text:p>
          </draw:text-box>
        </draw:frame>
        <draw:frame draw:style-name="gr6" draw:text-style-name="P8" draw:layer="layout" svg:width="2.627cm" svg:height="0.471cm" svg:x="10.761cm" svg:y="2.353cm">
          <draw:text-box>
            <text:p text:style-name="P7"><text:span text:style-name="T2">C.U.I. martor:</text:span></text:p>
          </draw:text-box>
        </draw:frame>
        <draw:frame draw:style-name="gr6" draw:text-style-name="P8" draw:layer="layout" svg:width="2.089cm" svg:height="0.471cm" svg:x="2.159cm" svg:y="2.891cm">
          <draw:text-box>
            <text:p text:style-name="P7"><text:span text:style-name="T2">Prenumele:</text:span></text:p>
          </draw:text-box>
        </draw:frame>
        <draw:frame draw:style-name="gr6" draw:text-style-name="P8" draw:layer="layout" svg:width="3.533cm" svg:height="0.471cm" svg:x="10.761cm" svg:y="2.891cm">
          <draw:text-box>
            <text:p text:style-name="P7"><text:span text:style-name="T2">Semnătură martor:</text:span></text:p>
          </draw:text-box>
        </draw:frame>
        <draw:frame draw:style-name="gr6" draw:text-style-name="P8" draw:layer="layout" svg:width="2.919cm" svg:height="0.471cm" svg:x="2.159cm" svg:y="3.429cm">
          <draw:text-box>
            <text:p text:style-name="P7"><text:span text:style-name="T2">C.U.I. candidat:</text:span></text:p>
          </draw:text-box>
        </draw:frame>
        <draw:frame draw:style-name="gr6" draw:text-style-name="P8" draw:layer="layout" svg:width="1.01cm" svg:height="0.471cm" svg:x="2.159cm" svg:y="3.966cm">
          <draw:text-box>
            <text:p text:style-name="P7"><text:span text:style-name="T2">CNP:</text:span></text:p>
          </draw:text-box>
        </draw:frame>
        <draw:frame draw:style-name="gr6" draw:text-style-name="P8" draw:layer="layout" svg:width="4.917cm" svg:height="0.471cm" svg:x="2.794cm" svg:y="4.809cm">
          <draw:text-box>
            <text:p text:style-name="P7"><text:span text:style-name="T2">Nume şi prenume corectori</text:span></text:p>
          </draw:text-box>
        </draw:frame>
        <draw:frame draw:style-name="gr6" draw:text-style-name="P8" draw:layer="layout" svg:width="3.626cm" svg:height="0.471cm" svg:x="11.007cm" svg:y="4.809cm">
          <draw:text-box>
            <text:p text:style-name="P7"><text:span text:style-name="T2">Semnături corectori</text:span></text:p>
          </draw:text-box>
        </draw:frame>
        <draw:frame draw:style-name="gr6" draw:text-style-name="P8" draw:layer="layout" svg:width="0.422cm" svg:height="0.471cm" svg:x="2.438cm" svg:y="5.338cm">
          <draw:text-box>
            <text:p text:style-name="P7"><text:span text:style-name="T3">1</text:span></text:p>
          </draw:text-box>
        </draw:frame>
        <draw:frame draw:style-name="gr6" draw:text-style-name="P8" draw:layer="layout" svg:width="0.422cm" svg:height="0.471cm" svg:x="2.438cm" svg:y="5.875cm">
          <draw:text-box>
            <text:p text:style-name="P7"><text:span text:style-name="T3">2</text:span></text:p>
          </draw:text-box>
        </draw:frame>
        <draw:frame draw:style-name="gr6" draw:text-style-name="P8" draw:layer="layout" svg:width="1.818cm" svg:height="0.471cm" svg:x="2.159cm" svg:y="6.726cm">
          <draw:text-box>
            <text:p text:style-name="P7"><text:span text:style-name="T2">Disciplina</text:span></text:p>
          </draw:text-box>
        </draw:frame>
        <draw:frame draw:style-name="gr6" draw:text-style-name="P8" draw:layer="layout" svg:width="4.062cm" svg:height="0.471cm" svg:x="6.706cm" svg:y="6.726cm">
          <draw:text-box>
            <text:p text:style-name="P7"><text:span text:style-name="T2">Puncte în cifre şi litere</text:span></text:p>
          </draw:text-box>
        </draw:frame>
        <draw:frame draw:style-name="gr6" draw:text-style-name="P8" draw:layer="layout" svg:width="2.622cm" svg:height="0.471cm" svg:x="2.159cm" svg:y="7.255cm">
          <draw:text-box>
            <text:p text:style-name="P7"><text:span text:style-name="T3">Limba Română</text:span></text:p>
          </draw:text-box>
        </draw:frame>
        <draw:frame draw:style-name="gr6" draw:text-style-name="P8" draw:layer="layout" svg:width="1.082cm" svg:height="0.471cm" svg:x="2.159cm" svg:y="7.793cm">
          <draw:text-box>
            <text:p text:style-name="P7"><text:span text:style-name="T3">Istorie</text:span></text:p>
          </draw:text-box>
        </draw:frame>
        <draw:frame draw:style-name="gr6" draw:text-style-name="P8" draw:layer="layout" svg:width="2.694cm" svg:height="0.471cm" svg:x="2.159cm" svg:y="8.331cm">
          <draw:text-box>
            <text:p text:style-name="P7"><text:span text:style-name="T3">Limba Spaniolă</text:span></text:p>
          </draw:text-box>
        </draw:frame>
        <draw:frame draw:style-name="gr6" draw:text-style-name="P8" draw:layer="layout" svg:width="2.838cm" svg:height="0.471cm" svg:x="2.794cm" svg:y="9.169cm">
          <draw:text-box>
            <text:p text:style-name="P7"><text:span text:style-name="T2">Limba Română</text:span></text:p>
          </draw:text-box>
        </draw:frame>
        <draw:frame draw:style-name="gr6" draw:text-style-name="P8" draw:layer="layout" svg:width="1.175cm" svg:height="0.471cm" svg:x="8.61cm" svg:y="9.169cm">
          <draw:text-box>
            <text:p text:style-name="P7"><text:span text:style-name="T2">Istorie</text:span></text:p>
          </draw:text-box>
        </draw:frame>
        <draw:frame draw:style-name="gr6" draw:text-style-name="P8" draw:layer="layout" svg:width="2.893cm" svg:height="0.471cm" svg:x="14.427cm" svg:y="9.169cm">
          <draw:text-box>
            <text:p text:style-name="P7"><text:span text:style-name="T2">Limba Spaniolă</text:span></text:p>
          </draw:text-box>
        </draw:frame>
        <draw:frame draw:style-name="gr7" draw:text-style-name="P9" draw:layer="layout" svg:width="0.523cm" svg:height="0.547cm" svg:x="2.802cm" svg:y="9.562cm">
          <draw:text-box>
            <text:p text:style-name="P7"><text:span text:style-name="T4">Nr</text:span></text:p>
          </draw:text-box>
        </draw:frame>
        <draw:frame draw:style-name="gr7" draw:text-style-name="P9" draw:layer="layout" svg:width="0.494cm" svg:height="0.547cm" svg:x="3.564cm" svg:y="9.562cm">
          <draw:text-box>
            <text:p text:style-name="P7"><text:span text:style-name="T5">a</text:span></text:p>
          </draw:text-box>
        </draw:frame>
        <draw:frame draw:style-name="gr7" draw:text-style-name="P9" draw:layer="layout" svg:width="0.494cm" svg:height="0.547cm" svg:x="4.432cm" svg:y="9.562cm">
          <draw:text-box>
            <text:p text:style-name="P7"><text:span text:style-name="T5">b</text:span></text:p>
          </draw:text-box>
        </draw:frame>
        <draw:frame draw:style-name="gr7" draw:text-style-name="P9" draw:layer="layout" svg:width="0.494cm" svg:height="0.547cm" svg:x="5.342cm" svg:y="9.562cm">
          <draw:text-box>
            <text:p text:style-name="P7"><text:span text:style-name="T5">c</text:span></text:p>
          </draw:text-box>
        </draw:frame>
        <draw:frame draw:style-name="gr7" draw:text-style-name="P9" draw:layer="layout" svg:width="0.494cm" svg:height="0.547cm" svg:x="6.193cm" svg:y="9.562cm">
          <draw:text-box>
            <text:p text:style-name="P7"><text:span text:style-name="T5">d</text:span></text:p>
          </draw:text-box>
        </draw:frame>
        <draw:frame draw:style-name="gr7" draw:text-style-name="P9" draw:layer="layout" svg:width="0.523cm" svg:height="0.547cm" svg:x="8.619cm" svg:y="9.562cm">
          <draw:text-box>
            <text:p text:style-name="P7"><text:span text:style-name="T4">Nr</text:span></text:p>
          </draw:text-box>
        </draw:frame>
        <draw:frame draw:style-name="gr7" draw:text-style-name="P9" draw:layer="layout" svg:width="0.494cm" svg:height="0.547cm" svg:x="9.381cm" svg:y="9.562cm">
          <draw:text-box>
            <text:p text:style-name="P7"><text:span text:style-name="T5">a</text:span></text:p>
          </draw:text-box>
        </draw:frame>
        <draw:frame draw:style-name="gr7" draw:text-style-name="P9" draw:layer="layout" svg:width="0.494cm" svg:height="0.547cm" svg:x="10.249cm" svg:y="9.562cm">
          <draw:text-box>
            <text:p text:style-name="P7"><text:span text:style-name="T5">b</text:span></text:p>
          </draw:text-box>
        </draw:frame>
        <draw:frame draw:style-name="gr7" draw:text-style-name="P9" draw:layer="layout" svg:width="0.494cm" svg:height="0.547cm" svg:x="11.159cm" svg:y="9.562cm">
          <draw:text-box>
            <text:p text:style-name="P7"><text:span text:style-name="T5">c</text:span></text:p>
          </draw:text-box>
        </draw:frame>
        <draw:frame draw:style-name="gr7" draw:text-style-name="P9" draw:layer="layout" svg:width="0.494cm" svg:height="0.547cm" svg:x="12.01cm" svg:y="9.562cm">
          <draw:text-box>
            <text:p text:style-name="P7"><text:span text:style-name="T5">d</text:span></text:p>
          </draw:text-box>
        </draw:frame>
        <draw:frame draw:style-name="gr7" draw:text-style-name="P9" draw:layer="layout" svg:width="0.523cm" svg:height="0.547cm" svg:x="14.436cm" svg:y="9.562cm">
          <draw:text-box>
            <text:p text:style-name="P7"><text:span text:style-name="T4">Nr</text:span></text:p>
          </draw:text-box>
        </draw:frame>
        <draw:frame draw:style-name="gr7" draw:text-style-name="P9" draw:layer="layout" svg:width="0.494cm" svg:height="0.547cm" svg:x="15.198cm" svg:y="9.562cm">
          <draw:text-box>
            <text:p text:style-name="P7"><text:span text:style-name="T5">a</text:span></text:p>
          </draw:text-box>
        </draw:frame>
        <draw:frame draw:style-name="gr7" draw:text-style-name="P9" draw:layer="layout" svg:width="0.494cm" svg:height="0.547cm" svg:x="16.065cm" svg:y="9.562cm">
          <draw:text-box>
            <text:p text:style-name="P7"><text:span text:style-name="T5">b</text:span></text:p>
          </draw:text-box>
        </draw:frame>
        <draw:frame draw:style-name="gr7" draw:text-style-name="P9" draw:layer="layout" svg:width="0.494cm" svg:height="0.547cm" svg:x="16.976cm" svg:y="9.562cm">
          <draw:text-box>
            <text:p text:style-name="P7"><text:span text:style-name="T5">c</text:span></text:p>
          </draw:text-box>
        </draw:frame>
        <draw:frame draw:style-name="gr7" draw:text-style-name="P9" draw:layer="layout" svg:width="0.494cm" svg:height="0.547cm" svg:x="17.827cm" svg:y="9.562cm">
          <draw:text-box>
            <text:p text:style-name="P7"><text:span text:style-name="T5">d</text:span></text:p>
          </draw:text-box>
        </draw:frame>
        <draw:frame draw:style-name="gr6" draw:text-style-name="P8" draw:layer="layout" svg:width="0.422cm" svg:height="0.471cm" svg:x="3.073cm" svg:y="10.151cm">
          <draw:text-box>
            <text:p text:style-name="P7"><text:span text:style-name="T2">1</text:span></text:p>
          </draw:text-box>
        </draw:frame>
        <draw:frame draw:style-name="gr6" draw:text-style-name="P8" draw:layer="layout" svg:width="0.422cm" svg:height="0.471cm" svg:x="8.89cm" svg:y="10.151cm">
          <draw:text-box>
            <text:p text:style-name="P7"><text:span text:style-name="T2">1</text:span></text:p>
          </draw:text-box>
        </draw:frame>
        <draw:frame draw:style-name="gr6" draw:text-style-name="P8" draw:layer="layout" svg:width="0.422cm" svg:height="0.471cm" svg:x="14.707cm" svg:y="10.151cm">
          <draw:text-box>
            <text:p text:style-name="P7"><text:span text:style-name="T2">1</text:span></text:p>
          </draw:text-box>
        </draw:frame>
        <draw:frame draw:style-name="gr6" draw:text-style-name="P8" draw:layer="layout" svg:width="0.422cm" svg:height="0.471cm" svg:x="3.073cm" svg:y="10.663cm">
          <draw:text-box>
            <text:p text:style-name="P7"><text:span text:style-name="T2">2</text:span></text:p>
          </draw:text-box>
        </draw:frame>
        <draw:frame draw:style-name="gr6" draw:text-style-name="P8" draw:layer="layout" svg:width="0.422cm" svg:height="0.471cm" svg:x="8.89cm" svg:y="10.663cm">
          <draw:text-box>
            <text:p text:style-name="P7"><text:span text:style-name="T2">2</text:span></text:p>
          </draw:text-box>
        </draw:frame>
        <draw:frame draw:style-name="gr6" draw:text-style-name="P8" draw:layer="layout" svg:width="0.422cm" svg:height="0.471cm" svg:x="14.707cm" svg:y="10.663cm">
          <draw:text-box>
            <text:p text:style-name="P7"><text:span text:style-name="T2">2</text:span></text:p>
          </draw:text-box>
        </draw:frame>
        <draw:frame draw:style-name="gr6" draw:text-style-name="P8" draw:layer="layout" svg:width="0.422cm" svg:height="0.471cm" svg:x="3.073cm" svg:y="11.176cm">
          <draw:text-box>
            <text:p text:style-name="P7"><text:span text:style-name="T2">3</text:span></text:p>
          </draw:text-box>
        </draw:frame>
        <draw:frame draw:style-name="gr6" draw:text-style-name="P8" draw:layer="layout" svg:width="0.422cm" svg:height="0.471cm" svg:x="8.89cm" svg:y="11.176cm">
          <draw:text-box>
            <text:p text:style-name="P7"><text:span text:style-name="T2">3</text:span></text:p>
          </draw:text-box>
        </draw:frame>
        <draw:frame draw:style-name="gr6" draw:text-style-name="P8" draw:layer="layout" svg:width="0.422cm" svg:height="0.471cm" svg:x="14.707cm" svg:y="11.176cm">
          <draw:text-box>
            <text:p text:style-name="P7"><text:span text:style-name="T2">3</text:span></text:p>
          </draw:text-box>
        </draw:frame>
        <draw:frame draw:style-name="gr6" draw:text-style-name="P8" draw:layer="layout" svg:width="0.422cm" svg:height="0.471cm" svg:x="3.073cm" svg:y="11.688cm">
          <draw:text-box>
            <text:p text:style-name="P7"><text:span text:style-name="T2">4</text:span></text:p>
          </draw:text-box>
        </draw:frame>
        <draw:frame draw:style-name="gr6" draw:text-style-name="P8" draw:layer="layout" svg:width="0.422cm" svg:height="0.471cm" svg:x="8.89cm" svg:y="11.688cm">
          <draw:text-box>
            <text:p text:style-name="P7"><text:span text:style-name="T2">4</text:span></text:p>
          </draw:text-box>
        </draw:frame>
        <draw:frame draw:style-name="gr6" draw:text-style-name="P8" draw:layer="layout" svg:width="0.422cm" svg:height="0.471cm" svg:x="14.707cm" svg:y="11.688cm">
          <draw:text-box>
            <text:p text:style-name="P7"><text:span text:style-name="T2">4</text:span></text:p>
          </draw:text-box>
        </draw:frame>
        <draw:frame draw:style-name="gr6" draw:text-style-name="P8" draw:layer="layout" svg:width="0.422cm" svg:height="0.471cm" svg:x="3.073cm" svg:y="12.2cm">
          <draw:text-box>
            <text:p text:style-name="P7"><text:span text:style-name="T2">5</text:span></text:p>
          </draw:text-box>
        </draw:frame>
        <draw:frame draw:style-name="gr6" draw:text-style-name="P8" draw:layer="layout" svg:width="0.422cm" svg:height="0.471cm" svg:x="8.89cm" svg:y="12.2cm">
          <draw:text-box>
            <text:p text:style-name="P7"><text:span text:style-name="T2">5</text:span></text:p>
          </draw:text-box>
        </draw:frame>
        <draw:frame draw:style-name="gr6" draw:text-style-name="P8" draw:layer="layout" svg:width="0.422cm" svg:height="0.471cm" svg:x="14.707cm" svg:y="12.2cm">
          <draw:text-box>
            <text:p text:style-name="P7"><text:span text:style-name="T2">5</text:span></text:p>
          </draw:text-box>
        </draw:frame>
        <draw:frame draw:style-name="gr6" draw:text-style-name="P8" draw:layer="layout" svg:width="0.422cm" svg:height="0.471cm" svg:x="3.073cm" svg:y="12.712cm">
          <draw:text-box>
            <text:p text:style-name="P7"><text:span text:style-name="T2">6</text:span></text:p>
          </draw:text-box>
        </draw:frame>
        <draw:frame draw:style-name="gr6" draw:text-style-name="P8" draw:layer="layout" svg:width="0.422cm" svg:height="0.471cm" svg:x="8.89cm" svg:y="12.712cm">
          <draw:text-box>
            <text:p text:style-name="P7"><text:span text:style-name="T2">6</text:span></text:p>
          </draw:text-box>
        </draw:frame>
        <draw:frame draw:style-name="gr6" draw:text-style-name="P8" draw:layer="layout" svg:width="0.422cm" svg:height="0.471cm" svg:x="14.707cm" svg:y="12.712cm">
          <draw:text-box>
            <text:p text:style-name="P7"><text:span text:style-name="T2">6</text:span></text:p>
          </draw:text-box>
        </draw:frame>
        <draw:frame draw:style-name="gr6" draw:text-style-name="P8" draw:layer="layout" svg:width="0.422cm" svg:height="0.471cm" svg:x="3.073cm" svg:y="13.224cm">
          <draw:text-box>
            <text:p text:style-name="P7"><text:span text:style-name="T2">7</text:span></text:p>
          </draw:text-box>
        </draw:frame>
        <draw:frame draw:style-name="gr6" draw:text-style-name="P8" draw:layer="layout" svg:width="0.422cm" svg:height="0.471cm" svg:x="8.89cm" svg:y="13.224cm">
          <draw:text-box>
            <text:p text:style-name="P7"><text:span text:style-name="T2">7</text:span></text:p>
          </draw:text-box>
        </draw:frame>
        <draw:frame draw:style-name="gr6" draw:text-style-name="P8" draw:layer="layout" svg:width="0.422cm" svg:height="0.471cm" svg:x="14.707cm" svg:y="13.224cm">
          <draw:text-box>
            <text:p text:style-name="P7"><text:span text:style-name="T2">7</text:span></text:p>
          </draw:text-box>
        </draw:frame>
        <draw:frame draw:style-name="gr6" draw:text-style-name="P8" draw:layer="layout" svg:width="0.422cm" svg:height="0.471cm" svg:x="3.073cm" svg:y="13.737cm">
          <draw:text-box>
            <text:p text:style-name="P7"><text:span text:style-name="T2">8</text:span></text:p>
          </draw:text-box>
        </draw:frame>
        <draw:frame draw:style-name="gr6" draw:text-style-name="P8" draw:layer="layout" svg:width="0.422cm" svg:height="0.471cm" svg:x="8.89cm" svg:y="13.737cm">
          <draw:text-box>
            <text:p text:style-name="P7"><text:span text:style-name="T2">8</text:span></text:p>
          </draw:text-box>
        </draw:frame>
        <draw:frame draw:style-name="gr6" draw:text-style-name="P8" draw:layer="layout" svg:width="0.422cm" svg:height="0.471cm" svg:x="14.707cm" svg:y="13.737cm">
          <draw:text-box>
            <text:p text:style-name="P7"><text:span text:style-name="T2">8</text:span></text:p>
          </draw:text-box>
        </draw:frame>
        <draw:frame draw:style-name="gr6" draw:text-style-name="P8" draw:layer="layout" svg:width="0.422cm" svg:height="0.471cm" svg:x="3.073cm" svg:y="14.249cm">
          <draw:text-box>
            <text:p text:style-name="P7"><text:span text:style-name="T2">9</text:span></text:p>
          </draw:text-box>
        </draw:frame>
        <draw:frame draw:style-name="gr6" draw:text-style-name="P8" draw:layer="layout" svg:width="0.422cm" svg:height="0.471cm" svg:x="8.89cm" svg:y="14.249cm">
          <draw:text-box>
            <text:p text:style-name="P7"><text:span text:style-name="T2">9</text:span></text:p>
          </draw:text-box>
        </draw:frame>
        <draw:frame draw:style-name="gr6" draw:text-style-name="P8" draw:layer="layout" svg:width="0.422cm" svg:height="0.471cm" svg:x="14.707cm" svg:y="14.249cm">
          <draw:text-box>
            <text:p text:style-name="P7"><text:span text:style-name="T2">9</text:span></text:p>
          </draw:text-box>
        </draw:frame>
        <draw:frame draw:style-name="gr6" draw:text-style-name="P8" draw:layer="layout" svg:width="0.425cm" svg:height="0.471cm" svg:x="2.862cm" svg:y="14.761cm">
          <draw:text-box>
            <text:p text:style-name="P7"><text:span text:style-name="T2">10</text:span></text:p>
          </draw:text-box>
        </draw:frame>
        <draw:frame draw:style-name="gr6" draw:text-style-name="P8" draw:layer="layout" svg:width="0.425cm" svg:height="0.471cm" svg:x="8.678cm" svg:y="14.761cm">
          <draw:text-box>
            <text:p text:style-name="P7"><text:span text:style-name="T2">10</text:span></text:p>
          </draw:text-box>
        </draw:frame>
        <draw:frame draw:style-name="gr6" draw:text-style-name="P8" draw:layer="layout" svg:width="0.425cm" svg:height="0.471cm" svg:x="14.495cm" svg:y="14.761cm">
          <draw:text-box>
            <text:p text:style-name="P7"><text:span text:style-name="T2">10</text:span></text:p>
          </draw:text-box>
        </draw:frame>
        <draw:frame draw:style-name="gr6" draw:text-style-name="P8" draw:layer="layout" svg:width="0.425cm" svg:height="0.471cm" svg:x="2.862cm" svg:y="15.273cm">
          <draw:text-box>
            <text:p text:style-name="P7"><text:span text:style-name="T2">11</text:span></text:p>
          </draw:text-box>
        </draw:frame>
        <draw:frame draw:style-name="gr6" draw:text-style-name="P8" draw:layer="layout" svg:width="0.425cm" svg:height="0.471cm" svg:x="8.678cm" svg:y="15.273cm">
          <draw:text-box>
            <text:p text:style-name="P7"><text:span text:style-name="T2">11</text:span></text:p>
          </draw:text-box>
        </draw:frame>
        <draw:frame draw:style-name="gr6" draw:text-style-name="P8" draw:layer="layout" svg:width="0.425cm" svg:height="0.471cm" svg:x="14.495cm" svg:y="15.273cm">
          <draw:text-box>
            <text:p text:style-name="P7"><text:span text:style-name="T2">11</text:span></text:p>
          </draw:text-box>
        </draw:frame>
        <draw:frame draw:style-name="gr6" draw:text-style-name="P8" draw:layer="layout" svg:width="0.425cm" svg:height="0.471cm" svg:x="2.862cm" svg:y="15.786cm">
          <draw:text-box>
            <text:p text:style-name="P7"><text:span text:style-name="T2">12</text:span></text:p>
          </draw:text-box>
        </draw:frame>
        <draw:frame draw:style-name="gr6" draw:text-style-name="P8" draw:layer="layout" svg:width="0.425cm" svg:height="0.471cm" svg:x="8.678cm" svg:y="15.786cm">
          <draw:text-box>
            <text:p text:style-name="P7"><text:span text:style-name="T2">12</text:span></text:p>
          </draw:text-box>
        </draw:frame>
        <draw:frame draw:style-name="gr6" draw:text-style-name="P8" draw:layer="layout" svg:width="0.425cm" svg:height="0.471cm" svg:x="14.495cm" svg:y="15.786cm">
          <draw:text-box>
            <text:p text:style-name="P7"><text:span text:style-name="T2">12</text:span></text:p>
          </draw:text-box>
        </draw:frame>
        <draw:frame draw:style-name="gr6" draw:text-style-name="P8" draw:layer="layout" svg:width="0.425cm" svg:height="0.471cm" svg:x="2.862cm" svg:y="16.298cm">
          <draw:text-box>
            <text:p text:style-name="P7"><text:span text:style-name="T2">13</text:span></text:p>
          </draw:text-box>
        </draw:frame>
        <draw:frame draw:style-name="gr6" draw:text-style-name="P8" draw:layer="layout" svg:width="0.425cm" svg:height="0.471cm" svg:x="8.678cm" svg:y="16.298cm">
          <draw:text-box>
            <text:p text:style-name="P7"><text:span text:style-name="T2">13</text:span></text:p>
          </draw:text-box>
        </draw:frame>
        <draw:frame draw:style-name="gr6" draw:text-style-name="P8" draw:layer="layout" svg:width="0.425cm" svg:height="0.471cm" svg:x="14.495cm" svg:y="16.298cm">
          <draw:text-box>
            <text:p text:style-name="P7"><text:span text:style-name="T2">13</text:span></text:p>
          </draw:text-box>
        </draw:frame>
        <draw:frame draw:style-name="gr6" draw:text-style-name="P8" draw:layer="layout" svg:width="0.425cm" svg:height="0.471cm" svg:x="2.862cm" svg:y="16.81cm">
          <draw:text-box>
            <text:p text:style-name="P7"><text:span text:style-name="T2">14</text:span></text:p>
          </draw:text-box>
        </draw:frame>
        <draw:frame draw:style-name="gr6" draw:text-style-name="P8" draw:layer="layout" svg:width="0.425cm" svg:height="0.471cm" svg:x="8.678cm" svg:y="16.81cm">
          <draw:text-box>
            <text:p text:style-name="P7"><text:span text:style-name="T2">14</text:span></text:p>
          </draw:text-box>
        </draw:frame>
        <draw:frame draw:style-name="gr6" draw:text-style-name="P8" draw:layer="layout" svg:width="0.425cm" svg:height="0.471cm" svg:x="14.495cm" svg:y="16.81cm">
          <draw:text-box>
            <text:p text:style-name="P7"><text:span text:style-name="T2">14</text:span></text:p>
          </draw:text-box>
        </draw:frame>
        <draw:frame draw:style-name="gr6" draw:text-style-name="P8" draw:layer="layout" svg:width="0.425cm" svg:height="0.471cm" svg:x="2.862cm" svg:y="17.322cm">
          <draw:text-box>
            <text:p text:style-name="P7"><text:span text:style-name="T2">15</text:span></text:p>
          </draw:text-box>
        </draw:frame>
        <draw:frame draw:style-name="gr6" draw:text-style-name="P8" draw:layer="layout" svg:width="0.425cm" svg:height="0.471cm" svg:x="8.678cm" svg:y="17.322cm">
          <draw:text-box>
            <text:p text:style-name="P7"><text:span text:style-name="T2">15</text:span></text:p>
          </draw:text-box>
        </draw:frame>
        <draw:frame draw:style-name="gr6" draw:text-style-name="P8" draw:layer="layout" svg:width="0.425cm" svg:height="0.471cm" svg:x="14.495cm" svg:y="17.322cm">
          <draw:text-box>
            <text:p text:style-name="P7"><text:span text:style-name="T2">15</text:span></text:p>
          </draw:text-box>
        </draw:frame>
        <draw:frame draw:style-name="gr6" draw:text-style-name="P8" draw:layer="layout" svg:width="0.425cm" svg:height="0.471cm" svg:x="2.862cm" svg:y="17.835cm">
          <draw:text-box>
            <text:p text:style-name="P7"><text:span text:style-name="T2">16</text:span></text:p>
          </draw:text-box>
        </draw:frame>
        <draw:frame draw:style-name="gr6" draw:text-style-name="P8" draw:layer="layout" svg:width="0.425cm" svg:height="0.471cm" svg:x="8.678cm" svg:y="17.835cm">
          <draw:text-box>
            <text:p text:style-name="P7"><text:span text:style-name="T2">16</text:span></text:p>
          </draw:text-box>
        </draw:frame>
        <draw:frame draw:style-name="gr6" draw:text-style-name="P8" draw:layer="layout" svg:width="0.425cm" svg:height="0.471cm" svg:x="14.495cm" svg:y="17.835cm">
          <draw:text-box>
            <text:p text:style-name="P7"><text:span text:style-name="T2">16</text:span></text:p>
          </draw:text-box>
        </draw:frame>
        <draw:frame draw:style-name="gr6" draw:text-style-name="P8" draw:layer="layout" svg:width="0.425cm" svg:height="0.471cm" svg:x="2.862cm" svg:y="18.347cm">
          <draw:text-box>
            <text:p text:style-name="P7"><text:span text:style-name="T2">17</text:span></text:p>
          </draw:text-box>
        </draw:frame>
        <draw:frame draw:style-name="gr6" draw:text-style-name="P8" draw:layer="layout" svg:width="0.425cm" svg:height="0.471cm" svg:x="8.678cm" svg:y="18.347cm">
          <draw:text-box>
            <text:p text:style-name="P7"><text:span text:style-name="T2">17</text:span></text:p>
          </draw:text-box>
        </draw:frame>
        <draw:frame draw:style-name="gr6" draw:text-style-name="P8" draw:layer="layout" svg:width="0.425cm" svg:height="0.471cm" svg:x="14.495cm" svg:y="18.347cm">
          <draw:text-box>
            <text:p text:style-name="P7"><text:span text:style-name="T2">17</text:span></text:p>
          </draw:text-box>
        </draw:frame>
        <draw:frame draw:style-name="gr6" draw:text-style-name="P8" draw:layer="layout" svg:width="0.425cm" svg:height="0.471cm" svg:x="2.862cm" svg:y="18.859cm">
          <draw:text-box>
            <text:p text:style-name="P7"><text:span text:style-name="T2">18</text:span></text:p>
          </draw:text-box>
        </draw:frame>
        <draw:frame draw:style-name="gr6" draw:text-style-name="P8" draw:layer="layout" svg:width="0.425cm" svg:height="0.471cm" svg:x="8.678cm" svg:y="18.859cm">
          <draw:text-box>
            <text:p text:style-name="P7"><text:span text:style-name="T2">18</text:span></text:p>
          </draw:text-box>
        </draw:frame>
        <draw:frame draw:style-name="gr6" draw:text-style-name="P8" draw:layer="layout" svg:width="0.425cm" svg:height="0.471cm" svg:x="14.495cm" svg:y="18.859cm">
          <draw:text-box>
            <text:p text:style-name="P7"><text:span text:style-name="T2">18</text:span></text:p>
          </draw:text-box>
        </draw:frame>
        <draw:frame draw:style-name="gr6" draw:text-style-name="P8" draw:layer="layout" svg:width="0.425cm" svg:height="0.471cm" svg:x="2.862cm" svg:y="19.371cm">
          <draw:text-box>
            <text:p text:style-name="P7"><text:span text:style-name="T2">19</text:span></text:p>
          </draw:text-box>
        </draw:frame>
        <draw:frame draw:style-name="gr6" draw:text-style-name="P8" draw:layer="layout" svg:width="0.425cm" svg:height="0.471cm" svg:x="8.678cm" svg:y="19.371cm">
          <draw:text-box>
            <text:p text:style-name="P7"><text:span text:style-name="T2">19</text:span></text:p>
          </draw:text-box>
        </draw:frame>
        <draw:frame draw:style-name="gr6" draw:text-style-name="P8" draw:layer="layout" svg:width="0.425cm" svg:height="0.471cm" svg:x="14.495cm" svg:y="19.371cm">
          <draw:text-box>
            <text:p text:style-name="P7"><text:span text:style-name="T2">19</text:span></text:p>
          </draw:text-box>
        </draw:frame>
        <draw:frame draw:style-name="gr6" draw:text-style-name="P8" draw:layer="layout" svg:width="0.425cm" svg:height="0.471cm" svg:x="2.862cm" svg:y="19.884cm">
          <draw:text-box>
            <text:p text:style-name="P7"><text:span text:style-name="T2">20</text:span></text:p>
          </draw:text-box>
        </draw:frame>
        <draw:frame draw:style-name="gr6" draw:text-style-name="P8" draw:layer="layout" svg:width="0.425cm" svg:height="0.471cm" svg:x="8.678cm" svg:y="19.884cm">
          <draw:text-box>
            <text:p text:style-name="P7"><text:span text:style-name="T2">20</text:span></text:p>
          </draw:text-box>
        </draw:frame>
        <draw:frame draw:style-name="gr6" draw:text-style-name="P8" draw:layer="layout" svg:width="0.425cm" svg:height="0.471cm" svg:x="14.495cm" svg:y="19.884cm">
          <draw:text-box>
            <text:p text:style-name="P7"><text:span text:style-name="T2">20</text:span></text:p>
          </draw:text-box>
        </draw:frame>
        <draw:frame draw:style-name="gr6" draw:text-style-name="P8" draw:layer="layout" svg:width="0.425cm" svg:height="0.471cm" svg:x="2.862cm" svg:y="20.396cm">
          <draw:text-box>
            <text:p text:style-name="P7"><text:span text:style-name="T2">21</text:span></text:p>
          </draw:text-box>
        </draw:frame>
        <draw:frame draw:style-name="gr6" draw:text-style-name="P8" draw:layer="layout" svg:width="0.425cm" svg:height="0.471cm" svg:x="8.678cm" svg:y="20.396cm">
          <draw:text-box>
            <text:p text:style-name="P7"><text:span text:style-name="T2">21</text:span></text:p>
          </draw:text-box>
        </draw:frame>
        <draw:frame draw:style-name="gr6" draw:text-style-name="P8" draw:layer="layout" svg:width="0.425cm" svg:height="0.471cm" svg:x="14.495cm" svg:y="20.396cm">
          <draw:text-box>
            <text:p text:style-name="P7"><text:span text:style-name="T2">21</text:span></text:p>
          </draw:text-box>
        </draw:frame>
        <draw:frame draw:style-name="gr6" draw:text-style-name="P8" draw:layer="layout" svg:width="0.425cm" svg:height="0.471cm" svg:x="2.862cm" svg:y="20.908cm">
          <draw:text-box>
            <text:p text:style-name="P7"><text:span text:style-name="T2">22</text:span></text:p>
          </draw:text-box>
        </draw:frame>
        <draw:frame draw:style-name="gr6" draw:text-style-name="P8" draw:layer="layout" svg:width="0.425cm" svg:height="0.471cm" svg:x="8.678cm" svg:y="20.908cm">
          <draw:text-box>
            <text:p text:style-name="P7"><text:span text:style-name="T2">22</text:span></text:p>
          </draw:text-box>
        </draw:frame>
        <draw:frame draw:style-name="gr6" draw:text-style-name="P8" draw:layer="layout" svg:width="0.425cm" svg:height="0.471cm" svg:x="14.495cm" svg:y="20.908cm">
          <draw:text-box>
            <text:p text:style-name="P7"><text:span text:style-name="T2">22</text:span></text:p>
          </draw:text-box>
        </draw:frame>
        <draw:frame draw:style-name="gr6" draw:text-style-name="P8" draw:layer="layout" svg:width="0.425cm" svg:height="0.471cm" svg:x="2.862cm" svg:y="21.42cm">
          <draw:text-box>
            <text:p text:style-name="P7"><text:span text:style-name="T2">23</text:span></text:p>
          </draw:text-box>
        </draw:frame>
        <draw:frame draw:style-name="gr6" draw:text-style-name="P8" draw:layer="layout" svg:width="0.425cm" svg:height="0.471cm" svg:x="8.678cm" svg:y="21.42cm">
          <draw:text-box>
            <text:p text:style-name="P7"><text:span text:style-name="T2">23</text:span></text:p>
          </draw:text-box>
        </draw:frame>
        <draw:frame draw:style-name="gr6" draw:text-style-name="P8" draw:layer="layout" svg:width="0.425cm" svg:height="0.471cm" svg:x="14.495cm" svg:y="21.42cm">
          <draw:text-box>
            <text:p text:style-name="P7"><text:span text:style-name="T2">23</text:span></text:p>
          </draw:text-box>
        </draw:frame>
        <draw:frame draw:style-name="gr6" draw:text-style-name="P8" draw:layer="layout" svg:width="0.425cm" svg:height="0.471cm" svg:x="2.862cm" svg:y="21.932cm">
          <draw:text-box>
            <text:p text:style-name="P7"><text:span text:style-name="T2">24</text:span></text:p>
          </draw:text-box>
        </draw:frame>
        <draw:frame draw:style-name="gr6" draw:text-style-name="P8" draw:layer="layout" svg:width="0.425cm" svg:height="0.471cm" svg:x="8.678cm" svg:y="21.932cm">
          <draw:text-box>
            <text:p text:style-name="P7"><text:span text:style-name="T2">24</text:span></text:p>
          </draw:text-box>
        </draw:frame>
        <draw:frame draw:style-name="gr6" draw:text-style-name="P8" draw:layer="layout" svg:width="0.425cm" svg:height="0.471cm" svg:x="14.495cm" svg:y="21.932cm">
          <draw:text-box>
            <text:p text:style-name="P7"><text:span text:style-name="T2">24</text:span></text:p>
          </draw:text-box>
        </draw:frame>
        <draw:frame draw:style-name="gr6" draw:text-style-name="P8" draw:layer="layout" svg:width="0.425cm" svg:height="0.471cm" svg:x="2.862cm" svg:y="22.445cm">
          <draw:text-box>
            <text:p text:style-name="P7"><text:span text:style-name="T2">25</text:span></text:p>
          </draw:text-box>
        </draw:frame>
        <draw:frame draw:style-name="gr6" draw:text-style-name="P8" draw:layer="layout" svg:width="0.425cm" svg:height="0.471cm" svg:x="8.678cm" svg:y="22.445cm">
          <draw:text-box>
            <text:p text:style-name="P7"><text:span text:style-name="T2">25</text:span></text:p>
          </draw:text-box>
        </draw:frame>
        <draw:frame draw:style-name="gr6" draw:text-style-name="P8" draw:layer="layout" svg:width="0.425cm" svg:height="0.471cm" svg:x="14.495cm" svg:y="22.445cm">
          <draw:text-box>
            <text:p text:style-name="P7"><text:span text:style-name="T2">25</text:span></text:p>
          </draw:text-box>
        </draw:frame>
        <draw:frame draw:style-name="gr6" draw:text-style-name="P8" draw:layer="layout" svg:width="0.425cm" svg:height="0.471cm" svg:x="2.862cm" svg:y="22.957cm">
          <draw:text-box>
            <text:p text:style-name="P7"><text:span text:style-name="T2">26</text:span></text:p>
          </draw:text-box>
        </draw:frame>
        <draw:frame draw:style-name="gr6" draw:text-style-name="P8" draw:layer="layout" svg:width="0.425cm" svg:height="0.471cm" svg:x="8.678cm" svg:y="22.957cm">
          <draw:text-box>
            <text:p text:style-name="P7"><text:span text:style-name="T2">26</text:span></text:p>
          </draw:text-box>
        </draw:frame>
        <draw:frame draw:style-name="gr6" draw:text-style-name="P8" draw:layer="layout" svg:width="0.425cm" svg:height="0.471cm" svg:x="14.495cm" svg:y="22.957cm">
          <draw:text-box>
            <text:p text:style-name="P7"><text:span text:style-name="T2">26</text:span></text:p>
          </draw:text-box>
        </draw:frame>
        <draw:frame draw:style-name="gr6" draw:text-style-name="P8" draw:layer="layout" svg:width="0.425cm" svg:height="0.471cm" svg:x="2.862cm" svg:y="23.469cm">
          <draw:text-box>
            <text:p text:style-name="P7"><text:span text:style-name="T2">27</text:span></text:p>
          </draw:text-box>
        </draw:frame>
        <draw:frame draw:style-name="gr6" draw:text-style-name="P8" draw:layer="layout" svg:width="0.425cm" svg:height="0.471cm" svg:x="8.678cm" svg:y="23.469cm">
          <draw:text-box>
            <text:p text:style-name="P7"><text:span text:style-name="T2">27</text:span></text:p>
          </draw:text-box>
        </draw:frame>
        <draw:frame draw:style-name="gr6" draw:text-style-name="P8" draw:layer="layout" svg:width="0.425cm" svg:height="0.471cm" svg:x="14.495cm" svg:y="23.469cm">
          <draw:text-box>
            <text:p text:style-name="P7"><text:span text:style-name="T2">27</text:span></text:p>
          </draw:text-box>
        </draw:frame>
        <draw:frame draw:style-name="gr6" draw:text-style-name="P8" draw:layer="layout" svg:width="0.425cm" svg:height="0.471cm" svg:x="2.862cm" svg:y="23.981cm">
          <draw:text-box>
            <text:p text:style-name="P7"><text:span text:style-name="T2">28</text:span></text:p>
          </draw:text-box>
        </draw:frame>
        <draw:frame draw:style-name="gr6" draw:text-style-name="P8" draw:layer="layout" svg:width="0.425cm" svg:height="0.471cm" svg:x="8.678cm" svg:y="23.981cm">
          <draw:text-box>
            <text:p text:style-name="P7"><text:span text:style-name="T2">28</text:span></text:p>
          </draw:text-box>
        </draw:frame>
        <draw:frame draw:style-name="gr6" draw:text-style-name="P8" draw:layer="layout" svg:width="0.425cm" svg:height="0.471cm" svg:x="14.495cm" svg:y="23.981cm">
          <draw:text-box>
            <text:p text:style-name="P7"><text:span text:style-name="T2">28</text:span></text:p>
          </draw:text-box>
        </draw:frame>
        <draw:frame draw:style-name="gr6" draw:text-style-name="P8" draw:layer="layout" svg:width="0.425cm" svg:height="0.471cm" svg:x="2.862cm" svg:y="24.494cm">
          <draw:text-box>
            <text:p text:style-name="P7"><text:span text:style-name="T2">29</text:span></text:p>
          </draw:text-box>
        </draw:frame>
        <draw:frame draw:style-name="gr6" draw:text-style-name="P8" draw:layer="layout" svg:width="0.425cm" svg:height="0.471cm" svg:x="8.678cm" svg:y="24.494cm">
          <draw:text-box>
            <text:p text:style-name="P7"><text:span text:style-name="T2">29</text:span></text:p>
          </draw:text-box>
        </draw:frame>
        <draw:frame draw:style-name="gr6" draw:text-style-name="P8" draw:layer="layout" svg:width="0.425cm" svg:height="0.471cm" svg:x="14.495cm" svg:y="24.494cm">
          <draw:text-box>
            <text:p text:style-name="P7"><text:span text:style-name="T2">29</text:span></text:p>
          </draw:text-box>
        </draw:frame>
        <draw:frame draw:style-name="gr6" draw:text-style-name="P8" draw:layer="layout" svg:width="0.425cm" svg:height="0.471cm" svg:x="2.862cm" svg:y="25.006cm">
          <draw:text-box>
            <text:p text:style-name="P7"><text:span text:style-name="T2">30</text:span></text:p>
          </draw:text-box>
        </draw:frame>
        <draw:frame draw:style-name="gr6" draw:text-style-name="P8" draw:layer="layout" svg:width="0.425cm" svg:height="0.471cm" svg:x="8.678cm" svg:y="25.006cm">
          <draw:text-box>
            <text:p text:style-name="P7"><text:span text:style-name="T2">30</text:span></text:p>
          </draw:text-box>
        </draw:frame>
        <draw:frame draw:style-name="gr6" draw:text-style-name="P8" draw:layer="layout" svg:width="0.425cm" svg:height="0.471cm" svg:x="14.495cm" svg:y="25.006cm">
          <draw:text-box>
            <text:p text:style-name="P7"><text:span text:style-name="T2">30</text:span></text:p>
          </draw:text-box>
        </draw:frame>
        <draw:frame draw:style-name="gr8" draw:text-style-name="P10" draw:layer="layout" svg:width="4.718cm" svg:height="0.433cm" svg:x="10.122cm" svg:y="26.454cm">
          <draw:text-box>
            <text:p text:style-name="P7"><text:span text:style-name="T6"><text:s text:c="8"/></text:span><text:span text:style-name="T6">puncte la Limba Română</text:span></text:p>
          </draw:text-box>
        </draw:frame>
        <draw:frame draw:style-name="gr8" draw:text-style-name="P10" draw:layer="layout" svg:width="3.304cm" svg:height="0.433cm" svg:x="10.122cm" svg:y="27.093cm">
          <draw:text-box>
            <text:p text:style-name="P7"><text:span text:style-name="T6"><text:s text:c="8"/></text:span><text:span text:style-name="T6">puncte la Istorie</text:span></text:p>
          </draw:text-box>
        </draw:frame>
        <draw:frame draw:style-name="gr8" draw:text-style-name="P10" draw:layer="layout" svg:width="2.301cm" svg:height="0.433cm" svg:x="10.219cm" svg:y="27.682cm">
          <draw:text-box>
            <text:p text:style-name="P7"><text:span text:style-name="T6"><text:s text:c="7"/></text:span><text:span text:style-name="T6">puncte la <text:s/></text:span></text:p>
          </draw:text-box>
        </draw:frame>
        <draw:frame draw:style-name="gr9" draw:text-style-name="P11" draw:layer="layout" svg:width="2.25cm" svg:height="0.39cm" svg:x="12.514cm" svg:y="27.716cm">
          <draw:text-box>
            <text:p text:style-name="P7"><text:span text:style-name="T7">Limba Spaniolă</text:span></text:p>
          </draw:text-box>
        </draw:frame>
        <draw:frame draw:style-name="gr6" draw:text-style-name="P8" draw:layer="layout" svg:width="3.346cm" svg:height="0.471cm" svg:x="4.945cm" svg:y="28.219cm">
          <draw:text-box>
            <text:p text:style-name="P7"><text:span text:style-name="T3">Semnătură candidat</text:span></text:p>
          </draw:text-box>
        </draw:frame>
        <draw:frame draw:style-name="gr8" draw:text-style-name="P10" draw:layer="layout" svg:width="12.304cm" svg:height="0.433cm" svg:x="4.36cm" svg:y="1.478cm">
          <draw:text-box>
            <text:p text:style-name="P7"><text:span text:style-name="T8">Concurs de admitere la Academia de Poliţie "Alexandru Ioan Cuza" 2021</text:span></text:p>
          </draw:text-box>
        </draw:frame>
        <draw:frame draw:style-name="gr7" draw:text-style-name="P9" draw:layer="layout" svg:width="10.475cm" svg:height="0.547cm" svg:x="5.275cm" svg:y="0.846cm">
          <draw:text-box>
            <text:p text:style-name="P7"><text:span text:style-name="T5">GRILĂ DE CORECTURĂ - Facultatea de Poliţie</text:span></text:p>
          </draw:text-box>
        </draw:frame>
        <draw:polygon draw:style-name="gr2" draw:text-style-name="P2" draw:layer="layout" svg:width="1.27cm" svg:height="0.034cm" svg:x="2.103cm" svg:y="0.774cm" svg:viewBox="0 0 1271 35" draw:points="0,35 1271,35 1271,0 0,0">
          <text:p/>
        </draw:polygon>
        <draw:polygon draw:style-name="gr2" draw:text-style-name="P2" draw:layer="layout" svg:width="1.27cm" svg:height="0.034cm" svg:x="2.103cm" svg:y="1.951cm" svg:viewBox="0 0 1271 35" draw:points="0,35 1271,35 1271,0 0,0">
          <text:p/>
        </draw:polygon>
        <draw:polygon draw:style-name="gr2" draw:text-style-name="P2" draw:layer="layout" svg:width="0.101cm" svg:height="0.034cm" svg:x="2.036cm" svg:y="2.256cm" svg:viewBox="0 0 102 35" draw:points="0,35 102,35 102,0 0,0">
          <text:p/>
        </draw:polygon>
        <draw:polygon draw:style-name="gr2" draw:text-style-name="P2" draw:layer="layout" svg:width="0.034cm" svg:height="0.033cm" svg:x="2.103cm" svg:y="2.324cm" svg:viewBox="0 0 35 34" draw:points="0,34 35,34 35,0 0,0">
          <text:p/>
        </draw:polygon>
        <draw:polygon draw:style-name="gr2" draw:text-style-name="P2" draw:layer="layout" svg:width="0.034cm" svg:height="0.033cm" svg:x="10.003cm" svg:y="2.324cm" svg:viewBox="0 0 35 34" draw:points="0,34 35,34 35,0 0,0">
          <text:p/>
        </draw:polygon>
        <draw:polygon draw:style-name="gr2" draw:text-style-name="P2" draw:layer="layout" svg:width="7.967cm" svg:height="0.034cm" svg:x="2.137cm" svg:y="2.256cm" svg:viewBox="0 0 7968 35" draw:points="0,35 7968,35 7968,0 0,0">
          <text:p/>
        </draw:polygon>
        <draw:polygon draw:style-name="gr2" draw:text-style-name="P2" draw:layer="layout" svg:width="7.866cm" svg:height="0.033cm" svg:x="2.137cm" svg:y="2.324cm" svg:viewBox="0 0 7867 34" draw:points="0,34 7867,34 7867,0 0,0">
          <text:p/>
        </draw:polygon>
        <draw:polygon draw:style-name="gr2" draw:text-style-name="P2" draw:layer="layout" svg:width="0.101cm" svg:height="0.034cm" svg:x="10.638cm" svg:y="2.256cm" svg:viewBox="0 0 102 35" draw:points="0,35 102,35 102,0 0,0">
          <text:p/>
        </draw:polygon>
        <draw:polygon draw:style-name="gr2" draw:text-style-name="P2" draw:layer="layout" svg:width="0.033cm" svg:height="0.033cm" svg:x="10.706cm" svg:y="2.324cm" svg:viewBox="0 0 34 34" draw:points="0,34 34,34 34,0 0,0">
          <text:p/>
        </draw:polygon>
        <draw:polygon draw:style-name="gr2" draw:text-style-name="P2" draw:layer="layout" svg:width="0.033cm" svg:height="1.211cm" svg:x="2.07cm" svg:y="0.774cm" svg:viewBox="0 0 34 1212" draw:points="0,1212 34,1212 34,0 0,0">
          <text:p/>
        </draw:polygon>
        <draw:polygon draw:style-name="gr2" draw:text-style-name="P2" draw:layer="layout" svg:width="7.866cm" svg:height="0.034cm" svg:x="2.137cm" svg:y="2.827cm" svg:viewBox="0 0 7867 35" draw:points="0,35 7867,35 7867,0 0,0">
          <text:p/>
        </draw:polygon>
        <draw:polygon draw:style-name="gr2" draw:text-style-name="P2" draw:layer="layout" svg:width="0.034cm" svg:height="1.177cm" svg:x="18.884cm" svg:y="0.808cm" svg:viewBox="0 0 35 1178" draw:points="0,1178 35,1178 35,0 0,0">
          <text:p/>
        </draw:polygon>
        <draw:polygon draw:style-name="gr2" draw:text-style-name="P2" draw:layer="layout" svg:width="0.034cm" svg:height="0.101cm" svg:x="10.638cm" svg:y="2.256cm" svg:viewBox="0 0 35 102" draw:points="0,102 35,102 35,0 0,0">
          <text:p/>
        </draw:polygon>
        <draw:polygon draw:style-name="gr2" draw:text-style-name="P2" draw:layer="layout" svg:width="0.033cm" svg:height="0.033cm" svg:x="10.706cm" svg:y="2.324cm" svg:viewBox="0 0 34 34" draw:points="0,34 34,34 34,0 0,0">
          <text:p/>
        </draw:polygon>
        <draw:polygon draw:style-name="gr2" draw:text-style-name="P2" draw:layer="layout" svg:width="7.866cm" svg:height="0.034cm" svg:x="2.137cm" svg:y="3.365cm" svg:viewBox="0 0 7867 35" draw:points="0,35 7867,35 7867,0 0,0">
          <text:p/>
        </draw:polygon>
        <draw:polygon draw:style-name="gr2" draw:text-style-name="P2" draw:layer="layout" svg:width="0.033cm" svg:height="0.034cm" svg:x="10.706cm" svg:y="3.331cm" svg:viewBox="0 0 34 35" draw:points="0,35 34,35 34,0 0,0">
          <text:p/>
        </draw:polygon>
        <draw:polygon draw:style-name="gr2" draw:text-style-name="P2" draw:layer="layout" svg:width="0.101cm" svg:height="0.034cm" svg:x="10.638cm" svg:y="3.399cm" svg:viewBox="0 0 102 35" draw:points="0,35 102,35 102,0 0,0">
          <text:p/>
        </draw:polygon>
        <draw:polygon draw:style-name="gr2" draw:text-style-name="P2" draw:layer="layout" svg:width="0.033cm" svg:height="0.033cm" svg:x="18.851cm" svg:y="2.324cm" svg:viewBox="0 0 34 34" draw:points="0,34 34,34 34,0 0,0">
          <text:p/>
        </draw:polygon>
        <draw:polygon draw:style-name="gr2" draw:text-style-name="P2" draw:layer="layout" svg:width="0.034cm" svg:height="0.101cm" svg:x="18.918cm" svg:y="2.256cm" svg:viewBox="0 0 35 102" draw:points="0,102 35,102 35,0 0,0">
          <text:p/>
        </draw:polygon>
        <draw:polygon draw:style-name="gr2" draw:text-style-name="P2" draw:layer="layout" svg:width="0.033cm" svg:height="1.177cm" svg:x="3.34cm" svg:y="0.808cm" svg:viewBox="0 0 34 1178" draw:points="0,1178 34,1178 34,0 0,0">
          <text:p/>
        </draw:polygon>
        <draw:polygon draw:style-name="gr2" draw:text-style-name="P2" draw:layer="layout" svg:width="0.034cm" svg:height="0.101cm" svg:x="2.036cm" svg:y="2.256cm" svg:viewBox="0 0 35 102" draw:points="0,102 35,102 35,0 0,0">
          <text:p/>
        </draw:polygon>
        <draw:polygon draw:style-name="gr2" draw:text-style-name="P2" draw:layer="layout" svg:width="0.034cm" svg:height="0.033cm" svg:x="2.103cm" svg:y="2.324cm" svg:viewBox="0 0 35 34" draw:points="0,34 35,34 35,0 0,0">
          <text:p/>
        </draw:polygon>
        <draw:polygon draw:style-name="gr2" draw:text-style-name="P2" draw:layer="layout" svg:width="0.034cm" svg:height="0.034cm" svg:x="2.103cm" svg:y="4.406cm" svg:viewBox="0 0 35 35" draw:points="0,35 35,35 35,0 0,0">
          <text:p/>
        </draw:polygon>
        <draw:polygon draw:style-name="gr2" draw:text-style-name="P2" draw:layer="layout" svg:width="0.101cm" svg:height="0.034cm" svg:x="2.036cm" svg:y="4.474cm" svg:viewBox="0 0 102 35" draw:points="0,35 102,35 102,0 0,0">
          <text:p/>
        </draw:polygon>
        <draw:polygon draw:style-name="gr2" draw:text-style-name="P2" draw:layer="layout" svg:width="0.034cm" svg:height="0.033cm" svg:x="10.003cm" svg:y="2.324cm" svg:viewBox="0 0 35 34" draw:points="0,34 35,34 35,0 0,0">
          <text:p/>
        </draw:polygon>
        <draw:polygon draw:style-name="gr2" draw:text-style-name="P2" draw:layer="layout" svg:width="0.033cm" svg:height="0.101cm" svg:x="10.071cm" svg:y="2.256cm" svg:viewBox="0 0 34 102" draw:points="0,102 34,102 34,0 0,0">
          <text:p/>
        </draw:polygon>
        <draw:polygon draw:style-name="gr2" draw:text-style-name="P2" draw:layer="layout" svg:width="0.034cm" svg:height="0.034cm" svg:x="2.103cm" svg:y="4.406cm" svg:viewBox="0 0 35 35" draw:points="0,35 35,35 35,0 0,0">
          <text:p/>
        </draw:polygon>
        <draw:polygon draw:style-name="gr2" draw:text-style-name="P2" draw:layer="layout" svg:width="0.034cm" svg:height="0.102cm" svg:x="2.036cm" svg:y="4.406cm" svg:viewBox="0 0 35 103" draw:points="0,103 35,103 35,0 0,0">
          <text:p/>
        </draw:polygon>
        <draw:polygon draw:style-name="gr2" draw:text-style-name="P2" draw:layer="layout" svg:width="0.101cm" svg:height="0.034cm" svg:x="2.036cm" svg:y="4.711cm" svg:viewBox="0 0 102 35" draw:points="0,35 102,35 102,0 0,0">
          <text:p/>
        </draw:polygon>
        <draw:polygon draw:style-name="gr2" draw:text-style-name="P2" draw:layer="layout" svg:width="0.034cm" svg:height="0.034cm" svg:x="2.103cm" svg:y="4.779cm" svg:viewBox="0 0 35 35" draw:points="0,35 35,35 35,0 0,0">
          <text:p/>
        </draw:polygon>
        <draw:polygon draw:style-name="gr2" draw:text-style-name="P2" draw:layer="layout" svg:width="0.034cm" svg:height="0.034cm" svg:x="2.671cm" svg:y="4.779cm" svg:viewBox="0 0 35 35" draw:points="0,35 35,35 35,0 0,0">
          <text:p/>
        </draw:polygon>
        <draw:polygon draw:style-name="gr2" draw:text-style-name="P2" draw:layer="layout" svg:width="0.534cm" svg:height="0.034cm" svg:x="2.137cm" svg:y="4.711cm" svg:viewBox="0 0 535 35" draw:points="0,35 535,35 535,0 0,0">
          <text:p/>
        </draw:polygon>
        <draw:polygon draw:style-name="gr2" draw:text-style-name="P2" draw:layer="layout" svg:width="0.534cm" svg:height="0.034cm" svg:x="2.137cm" svg:y="4.779cm" svg:viewBox="0 0 535 35" draw:points="0,35 535,35 535,0 0,0">
          <text:p/>
        </draw:polygon>
        <draw:polygon draw:style-name="gr2" draw:text-style-name="P2" draw:layer="layout" svg:width="0.101cm" svg:height="0.034cm" svg:x="2.671cm" svg:y="4.711cm" svg:viewBox="0 0 102 35" draw:points="0,35 102,35 102,0 0,0">
          <text:p/>
        </draw:polygon>
        <draw:polygon draw:style-name="gr2" draw:text-style-name="P2" draw:layer="layout" svg:width="0.034cm" svg:height="0.034cm" svg:x="2.738cm" svg:y="4.779cm" svg:viewBox="0 0 35 35" draw:points="0,35 35,35 35,0 0,0">
          <text:p/>
        </draw:polygon>
        <draw:polygon draw:style-name="gr2" draw:text-style-name="P2" draw:layer="layout" svg:width="0.034cm" svg:height="0.034cm" svg:x="10.883cm" svg:y="4.779cm" svg:viewBox="0 0 35 35" draw:points="0,35 35,35 35,0 0,0">
          <text:p/>
        </draw:polygon>
        <draw:polygon draw:style-name="gr2" draw:text-style-name="P2" draw:layer="layout" svg:width="8.111cm" svg:height="0.034cm" svg:x="2.772cm" svg:y="4.711cm" svg:viewBox="0 0 8112 35" draw:points="0,35 8112,35 8112,0 0,0">
          <text:p/>
        </draw:polygon>
        <draw:polygon draw:style-name="gr2" draw:text-style-name="P2" draw:layer="layout" svg:width="8.111cm" svg:height="0.034cm" svg:x="2.772cm" svg:y="4.779cm" svg:viewBox="0 0 8112 35" draw:points="0,35 8112,35 8112,0 0,0">
          <text:p/>
        </draw:polygon>
        <draw:polygon draw:style-name="gr2" draw:text-style-name="P2" draw:layer="layout" svg:width="0.102cm" svg:height="0.034cm" svg:x="10.883cm" svg:y="4.711cm" svg:viewBox="0 0 103 35" draw:points="0,35 103,35 103,0 0,0">
          <text:p/>
        </draw:polygon>
        <draw:polygon draw:style-name="gr2" draw:text-style-name="P2" draw:layer="layout" svg:width="0.034cm" svg:height="0.034cm" svg:x="10.951cm" svg:y="4.779cm" svg:viewBox="0 0 35 35" draw:points="0,35 35,35 35,0 0,0">
          <text:p/>
        </draw:polygon>
        <draw:polygon draw:style-name="gr2" draw:text-style-name="P2" draw:layer="layout" svg:width="0.034cm" svg:height="0.102cm" svg:x="18.918cm" svg:y="3.331cm" svg:viewBox="0 0 35 103" draw:points="0,103 35,103 35,0 0,0">
          <text:p/>
        </draw:polygon>
        <draw:polygon draw:style-name="gr2" draw:text-style-name="P2" draw:layer="layout" svg:width="0.033cm" svg:height="0.034cm" svg:x="18.851cm" svg:y="3.331cm" svg:viewBox="0 0 34 35" draw:points="0,35 34,35 34,0 0,0">
          <text:p/>
        </draw:polygon>
        <draw:polygon draw:style-name="gr2" draw:text-style-name="P2" draw:layer="layout" svg:width="0.034cm" svg:height="2.049cm" svg:x="2.036cm" svg:y="2.357cm" svg:viewBox="0 0 35 2050" draw:points="0,2050 35,2050 35,0 0,0">
          <text:p/>
        </draw:polygon>
        <draw:polygon draw:style-name="gr2" draw:text-style-name="P2" draw:layer="layout" svg:width="0.034cm" svg:height="2.049cm" svg:x="2.103cm" svg:y="2.357cm" svg:viewBox="0 0 35 2050" draw:points="0,2050 35,2050 35,0 0,0">
          <text:p/>
        </draw:polygon>
        <draw:polygon draw:style-name="gr2" draw:text-style-name="P2" draw:layer="layout" svg:width="0.034cm" svg:height="0.102cm" svg:x="2.036cm" svg:y="4.711cm" svg:viewBox="0 0 35 103" draw:points="0,103 35,103 35,0 0,0">
          <text:p/>
        </draw:polygon>
        <draw:polygon draw:style-name="gr2" draw:text-style-name="P2" draw:layer="layout" svg:width="0.034cm" svg:height="0.034cm" svg:x="2.103cm" svg:y="4.779cm" svg:viewBox="0 0 35 35" draw:points="0,35 35,35 35,0 0,0">
          <text:p/>
        </draw:polygon>
        <draw:polygon draw:style-name="gr2" draw:text-style-name="P2" draw:layer="layout" svg:width="0.034cm" svg:height="0.034cm" svg:x="2.103cm" svg:y="5.249cm" svg:viewBox="0 0 35 35" draw:points="0,35 35,35 35,0 0,0">
          <text:p/>
        </draw:polygon>
        <draw:polygon draw:style-name="gr2" draw:text-style-name="P2" draw:layer="layout" svg:width="0.034cm" svg:height="0.034cm" svg:x="2.103cm" svg:y="5.249cm" svg:viewBox="0 0 35 35" draw:points="0,35 35,35 35,0 0,0">
          <text:p/>
        </draw:polygon>
        <draw:polygon draw:style-name="gr2" draw:text-style-name="P2" draw:layer="layout" svg:width="0.034cm" svg:height="0.033cm" svg:x="2.103cm" svg:y="5.317cm" svg:viewBox="0 0 35 34" draw:points="0,34 35,34 35,0 0,0">
          <text:p/>
        </draw:polygon>
        <draw:polygon draw:style-name="gr2" draw:text-style-name="P2" draw:layer="layout" svg:width="0.034cm" svg:height="0.033cm" svg:x="2.671cm" svg:y="5.317cm" svg:viewBox="0 0 35 34" draw:points="0,34 35,34 35,0 0,0">
          <text:p/>
        </draw:polygon>
        <draw:polygon draw:style-name="gr2" draw:text-style-name="P2" draw:layer="layout" svg:width="0.034cm" svg:height="0.034cm" svg:x="2.671cm" svg:y="5.249cm" svg:viewBox="0 0 35 35" draw:points="0,35 35,35 35,0 0,0">
          <text:p/>
        </draw:polygon>
        <draw:polygon draw:style-name="gr2" draw:text-style-name="P2" draw:layer="layout" svg:width="0.034cm" svg:height="0.034cm" svg:x="2.671cm" svg:y="4.779cm" svg:viewBox="0 0 35 35" draw:points="0,35 35,35 35,0 0,0">
          <text:p/>
        </draw:polygon>
        <draw:polygon draw:style-name="gr2" draw:text-style-name="P2" draw:layer="layout" svg:width="0.034cm" svg:height="0.034cm" svg:x="2.738cm" svg:y="4.779cm" svg:viewBox="0 0 35 35" draw:points="0,35 35,35 35,0 0,0">
          <text:p/>
        </draw:polygon>
        <draw:polygon draw:style-name="gr2" draw:text-style-name="P2" draw:layer="layout" svg:width="0.034cm" svg:height="0.034cm" svg:x="2.738cm" svg:y="5.249cm" svg:viewBox="0 0 35 35" draw:points="0,35 35,35 35,0 0,0">
          <text:p/>
        </draw:polygon>
        <draw:polygon draw:style-name="gr2" draw:text-style-name="P2" draw:layer="layout" svg:width="0.568cm" svg:height="0.034cm" svg:x="2.137cm" svg:y="5.249cm" svg:viewBox="0 0 569 35" draw:points="0,35 569,35 569,0 0,0">
          <text:p/>
        </draw:polygon>
        <draw:polygon draw:style-name="gr2" draw:text-style-name="P2" draw:layer="layout" svg:width="0.534cm" svg:height="0.033cm" svg:x="2.137cm" svg:y="5.317cm" svg:viewBox="0 0 535 34" draw:points="0,34 535,34 535,0 0,0">
          <text:p/>
        </draw:polygon>
        <draw:polygon draw:style-name="gr2" draw:text-style-name="P2" draw:layer="layout" svg:width="0.034cm" svg:height="0.034cm" svg:x="2.738cm" svg:y="5.249cm" svg:viewBox="0 0 35 35" draw:points="0,35 35,35 35,0 0,0">
          <text:p/>
        </draw:polygon>
        <draw:polygon draw:style-name="gr2" draw:text-style-name="P2" draw:layer="layout" svg:width="0.034cm" svg:height="0.033cm" svg:x="2.738cm" svg:y="5.317cm" svg:viewBox="0 0 35 34" draw:points="0,34 35,34 35,0 0,0">
          <text:p/>
        </draw:polygon>
        <draw:polygon draw:style-name="gr2" draw:text-style-name="P2" draw:layer="layout" svg:width="0.034cm" svg:height="0.033cm" svg:x="10.883cm" svg:y="5.317cm" svg:viewBox="0 0 35 34" draw:points="0,34 35,34 35,0 0,0">
          <text:p/>
        </draw:polygon>
        <draw:polygon draw:style-name="gr2" draw:text-style-name="P2" draw:layer="layout" svg:width="0.034cm" svg:height="0.034cm" svg:x="10.883cm" svg:y="5.249cm" svg:viewBox="0 0 35 35" draw:points="0,35 35,35 35,0 0,0">
          <text:p/>
        </draw:polygon>
        <draw:polygon draw:style-name="gr2" draw:text-style-name="P2" draw:layer="layout" svg:width="0.034cm" svg:height="0.034cm" svg:x="10.883cm" svg:y="4.779cm" svg:viewBox="0 0 35 35" draw:points="0,35 35,35 35,0 0,0">
          <text:p/>
        </draw:polygon>
        <draw:polygon draw:style-name="gr2" draw:text-style-name="P2" draw:layer="layout" svg:width="0.034cm" svg:height="0.034cm" svg:x="10.951cm" svg:y="4.779cm" svg:viewBox="0 0 35 35" draw:points="0,35 35,35 35,0 0,0">
          <text:p/>
        </draw:polygon>
        <draw:polygon draw:style-name="gr2" draw:text-style-name="P2" draw:layer="layout" svg:width="0.034cm" svg:height="0.034cm" svg:x="10.951cm" svg:y="5.249cm" svg:viewBox="0 0 35 35" draw:points="0,35 35,35 35,0 0,0">
          <text:p/>
        </draw:polygon>
        <draw:polygon draw:style-name="gr2" draw:text-style-name="P2" draw:layer="layout" svg:width="8.145cm" svg:height="0.034cm" svg:x="2.772cm" svg:y="5.249cm" svg:viewBox="0 0 8146 35" draw:points="0,35 8146,35 8146,0 0,0">
          <text:p/>
        </draw:polygon>
        <draw:polygon draw:style-name="gr2" draw:text-style-name="P2" draw:layer="layout" svg:width="8.111cm" svg:height="0.033cm" svg:x="2.772cm" svg:y="5.317cm" svg:viewBox="0 0 8112 34" draw:points="0,34 8112,34 8112,0 0,0">
          <text:p/>
        </draw:polygon>
        <draw:polygon draw:style-name="gr2" draw:text-style-name="P2" draw:layer="layout" svg:width="0.034cm" svg:height="0.034cm" svg:x="10.951cm" svg:y="5.249cm" svg:viewBox="0 0 35 35" draw:points="0,35 35,35 35,0 0,0">
          <text:p/>
        </draw:polygon>
        <draw:polygon draw:style-name="gr2" draw:text-style-name="P2" draw:layer="layout" svg:width="0.034cm" svg:height="0.033cm" svg:x="10.951cm" svg:y="5.317cm" svg:viewBox="0 0 35 34" draw:points="0,34 35,34 35,0 0,0">
          <text:p/>
        </draw:polygon>
        <draw:polygon draw:style-name="gr2" draw:text-style-name="P2" draw:layer="layout" svg:width="0.033cm" svg:height="0.974cm" svg:x="18.851cm" svg:y="2.357cm" svg:viewBox="0 0 34 975" draw:points="0,975 34,975 34,0 0,0">
          <text:p/>
        </draw:polygon>
        <draw:polygon draw:style-name="gr2" draw:text-style-name="P2" draw:layer="layout" svg:width="0.034cm" svg:height="0.974cm" svg:x="18.918cm" svg:y="2.357cm" svg:viewBox="0 0 35 975" draw:points="0,975 35,975 35,0 0,0">
          <text:p/>
        </draw:polygon>
        <draw:polygon draw:style-name="gr2" draw:text-style-name="P2" draw:layer="layout" svg:width="0.033cm" svg:height="0.034cm" svg:x="18.851cm" svg:y="4.779cm" svg:viewBox="0 0 34 35" draw:points="0,35 34,35 34,0 0,0">
          <text:p/>
        </draw:polygon>
        <draw:polygon draw:style-name="gr2" draw:text-style-name="P2" draw:layer="layout" svg:width="0.034cm" svg:height="0.102cm" svg:x="18.918cm" svg:y="4.711cm" svg:viewBox="0 0 35 103" draw:points="0,103 35,103 35,0 0,0">
          <text:p/>
        </draw:polygon>
        <draw:polygon draw:style-name="gr2" draw:text-style-name="P2" draw:layer="layout" svg:width="0.033cm" svg:height="0.034cm" svg:x="18.851cm" svg:y="5.249cm" svg:viewBox="0 0 34 35" draw:points="0,35 34,35 34,0 0,0">
          <text:p/>
        </draw:polygon>
        <draw:polygon draw:style-name="gr2" draw:text-style-name="P2" draw:layer="layout" svg:width="0.034cm" svg:height="0.436cm" svg:x="2.036cm" svg:y="4.813cm" svg:viewBox="0 0 35 437" draw:points="0,437 35,437 35,0 0,0">
          <text:p/>
        </draw:polygon>
        <draw:polygon draw:style-name="gr2" draw:text-style-name="P2" draw:layer="layout" svg:width="0.034cm" svg:height="0.436cm" svg:x="2.103cm" svg:y="4.813cm" svg:viewBox="0 0 35 437" draw:points="0,437 35,437 35,0 0,0">
          <text:p/>
        </draw:polygon>
        <draw:polygon draw:style-name="gr2" draw:text-style-name="P2" draw:layer="layout" svg:width="0.034cm" svg:height="0.436cm" svg:x="2.671cm" svg:y="4.813cm" svg:viewBox="0 0 35 437" draw:points="0,437 35,437 35,0 0,0">
          <text:p/>
        </draw:polygon>
        <draw:polygon draw:style-name="gr2" draw:text-style-name="P2" draw:layer="layout" svg:width="0.034cm" svg:height="0.436cm" svg:x="2.738cm" svg:y="4.813cm" svg:viewBox="0 0 35 437" draw:points="0,437 35,437 35,0 0,0">
          <text:p/>
        </draw:polygon>
        <draw:polygon draw:style-name="gr2" draw:text-style-name="P2" draw:layer="layout" svg:width="0.534cm" svg:height="0.034cm" svg:x="2.137cm" svg:y="5.82cm" svg:viewBox="0 0 535 35" draw:points="0,35 535,35 535,0 0,0">
          <text:p/>
        </draw:polygon>
        <draw:polygon draw:style-name="gr2" draw:text-style-name="P2" draw:layer="layout" svg:width="0.034cm" svg:height="0.436cm" svg:x="10.883cm" svg:y="4.813cm" svg:viewBox="0 0 35 437" draw:points="0,437 35,437 35,0 0,0">
          <text:p/>
        </draw:polygon>
        <draw:polygon draw:style-name="gr2" draw:text-style-name="P2" draw:layer="layout" svg:width="0.034cm" svg:height="0.436cm" svg:x="10.951cm" svg:y="4.813cm" svg:viewBox="0 0 35 437" draw:points="0,437 35,437 35,0 0,0">
          <text:p/>
        </draw:polygon>
        <draw:polygon draw:style-name="gr2" draw:text-style-name="P2" draw:layer="layout" svg:width="8.111cm" svg:height="0.034cm" svg:x="2.772cm" svg:y="5.82cm" svg:viewBox="0 0 8112 35" draw:points="0,35 8112,35 8112,0 0,0">
          <text:p/>
        </draw:polygon>
        <draw:polygon draw:style-name="gr2" draw:text-style-name="P2" draw:layer="layout" svg:width="0.033cm" svg:height="0.436cm" svg:x="18.851cm" svg:y="4.813cm" svg:viewBox="0 0 34 437" draw:points="0,437 34,437 34,0 0,0">
          <text:p/>
        </draw:polygon>
        <draw:polygon draw:style-name="gr2" draw:text-style-name="P2" draw:layer="layout" svg:width="0.034cm" svg:height="0.436cm" svg:x="18.918cm" svg:y="4.813cm" svg:viewBox="0 0 35 437" draw:points="0,437 35,437 35,0 0,0">
          <text:p/>
        </draw:polygon>
        <draw:polygon draw:style-name="gr2" draw:text-style-name="P2" draw:layer="layout" svg:width="0.034cm" svg:height="0.101cm" svg:x="2.036cm" svg:y="5.249cm" svg:viewBox="0 0 35 102" draw:points="0,102 35,102 35,0 0,0">
          <text:p/>
        </draw:polygon>
        <draw:polygon draw:style-name="gr2" draw:text-style-name="P2" draw:layer="layout" svg:width="0.034cm" svg:height="0.033cm" svg:x="2.103cm" svg:y="5.317cm" svg:viewBox="0 0 35 34" draw:points="0,34 35,34 35,0 0,0">
          <text:p/>
        </draw:polygon>
        <draw:polygon draw:style-name="gr2" draw:text-style-name="P2" draw:layer="layout" svg:width="0.034cm" svg:height="0.034cm" svg:x="2.103cm" svg:y="6.324cm" svg:viewBox="0 0 35 35" draw:points="0,35 35,35 35,0 0,0">
          <text:p/>
        </draw:polygon>
        <draw:polygon draw:style-name="gr2" draw:text-style-name="P2" draw:layer="layout" svg:width="0.101cm" svg:height="0.034cm" svg:x="2.036cm" svg:y="6.392cm" svg:viewBox="0 0 102 35" draw:points="0,35 102,35 102,0 0,0">
          <text:p/>
        </draw:polygon>
        <draw:polygon draw:style-name="gr2" draw:text-style-name="P2" draw:layer="layout" svg:width="0.034cm" svg:height="0.034cm" svg:x="2.671cm" svg:y="6.324cm" svg:viewBox="0 0 35 35" draw:points="0,35 35,35 35,0 0,0">
          <text:p/>
        </draw:polygon>
        <draw:polygon draw:style-name="gr2" draw:text-style-name="P2" draw:layer="layout" svg:width="0.034cm" svg:height="0.033cm" svg:x="2.671cm" svg:y="5.317cm" svg:viewBox="0 0 35 34" draw:points="0,34 35,34 35,0 0,0">
          <text:p/>
        </draw:polygon>
        <draw:polygon draw:style-name="gr2" draw:text-style-name="P2" draw:layer="layout" svg:width="0.034cm" svg:height="0.033cm" svg:x="2.738cm" svg:y="5.317cm" svg:viewBox="0 0 35 34" draw:points="0,34 35,34 35,0 0,0">
          <text:p/>
        </draw:polygon>
        <draw:polygon draw:style-name="gr2" draw:text-style-name="P2" draw:layer="layout" svg:width="0.534cm" svg:height="0.034cm" svg:x="2.137cm" svg:y="6.324cm" svg:viewBox="0 0 535 35" draw:points="0,35 535,35 535,0 0,0">
          <text:p/>
        </draw:polygon>
        <draw:polygon draw:style-name="gr2" draw:text-style-name="P2" draw:layer="layout" svg:width="0.534cm" svg:height="0.034cm" svg:x="2.137cm" svg:y="6.392cm" svg:viewBox="0 0 535 35" draw:points="0,35 535,35 535,0 0,0">
          <text:p/>
        </draw:polygon>
        <draw:polygon draw:style-name="gr2" draw:text-style-name="P2" draw:layer="layout" svg:width="0.034cm" svg:height="0.034cm" svg:x="2.738cm" svg:y="6.324cm" svg:viewBox="0 0 35 35" draw:points="0,35 35,35 35,0 0,0">
          <text:p/>
        </draw:polygon>
        <draw:polygon draw:style-name="gr2" draw:text-style-name="P2" draw:layer="layout" svg:width="0.101cm" svg:height="0.034cm" svg:x="2.671cm" svg:y="6.392cm" svg:viewBox="0 0 102 35" draw:points="0,35 102,35 102,0 0,0">
          <text:p/>
        </draw:polygon>
        <draw:polygon draw:style-name="gr2" draw:text-style-name="P2" draw:layer="layout" svg:width="0.034cm" svg:height="0.034cm" svg:x="10.883cm" svg:y="6.324cm" svg:viewBox="0 0 35 35" draw:points="0,35 35,35 35,0 0,0">
          <text:p/>
        </draw:polygon>
        <draw:polygon draw:style-name="gr2" draw:text-style-name="P2" draw:layer="layout" svg:width="0.034cm" svg:height="0.033cm" svg:x="10.883cm" svg:y="5.317cm" svg:viewBox="0 0 35 34" draw:points="0,34 35,34 35,0 0,0">
          <text:p/>
        </draw:polygon>
        <draw:polygon draw:style-name="gr2" draw:text-style-name="P2" draw:layer="layout" svg:width="0.034cm" svg:height="0.033cm" svg:x="10.951cm" svg:y="5.317cm" svg:viewBox="0 0 35 34" draw:points="0,34 35,34 35,0 0,0">
          <text:p/>
        </draw:polygon>
        <draw:polygon draw:style-name="gr2" draw:text-style-name="P2" draw:layer="layout" svg:width="8.111cm" svg:height="0.034cm" svg:x="2.772cm" svg:y="6.324cm" svg:viewBox="0 0 8112 35" draw:points="0,35 8112,35 8112,0 0,0">
          <text:p/>
        </draw:polygon>
        <draw:polygon draw:style-name="gr2" draw:text-style-name="P2" draw:layer="layout" svg:width="8.111cm" svg:height="0.034cm" svg:x="2.772cm" svg:y="6.392cm" svg:viewBox="0 0 8112 35" draw:points="0,35 8112,35 8112,0 0,0">
          <text:p/>
        </draw:polygon>
        <draw:polygon draw:style-name="gr2" draw:text-style-name="P2" draw:layer="layout" svg:width="0.034cm" svg:height="0.034cm" svg:x="10.951cm" svg:y="6.324cm" svg:viewBox="0 0 35 35" draw:points="0,35 35,35 35,0 0,0">
          <text:p/>
        </draw:polygon>
        <draw:polygon draw:style-name="gr2" draw:text-style-name="P2" draw:layer="layout" svg:width="0.102cm" svg:height="0.034cm" svg:x="10.883cm" svg:y="6.392cm" svg:viewBox="0 0 103 35" draw:points="0,35 103,35 103,0 0,0">
          <text:p/>
        </draw:polygon>
        <draw:polygon draw:style-name="gr2" draw:text-style-name="P2" draw:layer="layout" svg:width="0.033cm" svg:height="0.033cm" svg:x="18.851cm" svg:y="5.317cm" svg:viewBox="0 0 34 34" draw:points="0,34 34,34 34,0 0,0">
          <text:p/>
        </draw:polygon>
        <draw:polygon draw:style-name="gr2" draw:text-style-name="P2" draw:layer="layout" svg:width="0.034cm" svg:height="0.101cm" svg:x="18.918cm" svg:y="5.249cm" svg:viewBox="0 0 35 102" draw:points="0,102 35,102 35,0 0,0">
          <text:p/>
        </draw:polygon>
        <draw:polygon draw:style-name="gr2" draw:text-style-name="P2" draw:layer="layout" svg:width="0.034cm" svg:height="0.034cm" svg:x="2.103cm" svg:y="6.324cm" svg:viewBox="0 0 35 35" draw:points="0,35 35,35 35,0 0,0">
          <text:p/>
        </draw:polygon>
        <draw:polygon draw:style-name="gr2" draw:text-style-name="P2" draw:layer="layout" svg:width="0.034cm" svg:height="0.102cm" svg:x="2.036cm" svg:y="6.324cm" svg:viewBox="0 0 35 103" draw:points="0,103 35,103 35,0 0,0">
          <text:p/>
        </draw:polygon>
        <draw:polygon draw:style-name="gr2" draw:text-style-name="P2" draw:layer="layout" svg:width="0.101cm" svg:height="0.034cm" svg:x="2.036cm" svg:y="6.629cm" svg:viewBox="0 0 102 35" draw:points="0,35 102,35 102,0 0,0">
          <text:p/>
        </draw:polygon>
        <draw:polygon draw:style-name="gr2" draw:text-style-name="P2" draw:layer="layout" svg:width="0.034cm" svg:height="0.034cm" svg:x="2.103cm" svg:y="6.697cm" svg:viewBox="0 0 35 35" draw:points="0,35 35,35 35,0 0,0">
          <text:p/>
        </draw:polygon>
        <draw:polygon draw:style-name="gr2" draw:text-style-name="P2" draw:layer="layout" svg:width="0.034cm" svg:height="0.034cm" svg:x="6.582cm" svg:y="6.697cm" svg:viewBox="0 0 35 35" draw:points="0,35 35,35 35,0 0,0">
          <text:p/>
        </draw:polygon>
        <draw:polygon draw:style-name="gr2" draw:text-style-name="P2" draw:layer="layout" svg:width="4.445cm" svg:height="0.034cm" svg:x="2.137cm" svg:y="6.629cm" svg:viewBox="0 0 4446 35" draw:points="0,35 4446,35 4446,0 0,0">
          <text:p/>
        </draw:polygon>
        <draw:polygon draw:style-name="gr2" draw:text-style-name="P2" draw:layer="layout" svg:width="4.445cm" svg:height="0.034cm" svg:x="2.137cm" svg:y="6.697cm" svg:viewBox="0 0 4446 35" draw:points="0,35 4446,35 4446,0 0,0">
          <text:p/>
        </draw:polygon>
        <draw:polygon draw:style-name="gr2" draw:text-style-name="P2" draw:layer="layout" svg:width="0.102cm" svg:height="0.034cm" svg:x="6.582cm" svg:y="6.629cm" svg:viewBox="0 0 103 35" draw:points="0,35 103,35 103,0 0,0">
          <text:p/>
        </draw:polygon>
        <draw:polygon draw:style-name="gr2" draw:text-style-name="P2" draw:layer="layout" svg:width="0.034cm" svg:height="0.034cm" svg:x="6.65cm" svg:y="6.697cm" svg:viewBox="0 0 35 35" draw:points="0,35 35,35 35,0 0,0">
          <text:p/>
        </draw:polygon>
        <draw:polygon draw:style-name="gr2" draw:text-style-name="P2" draw:layer="layout" svg:width="0.034cm" svg:height="0.102cm" svg:x="18.918cm" svg:y="6.324cm" svg:viewBox="0 0 35 103" draw:points="0,103 35,103 35,0 0,0">
          <text:p/>
        </draw:polygon>
        <draw:polygon draw:style-name="gr2" draw:text-style-name="P2" draw:layer="layout" svg:width="0.033cm" svg:height="0.034cm" svg:x="18.851cm" svg:y="6.324cm" svg:viewBox="0 0 34 35" draw:points="0,35 34,35 34,0 0,0">
          <text:p/>
        </draw:polygon>
        <draw:polygon draw:style-name="gr2" draw:text-style-name="P2" draw:layer="layout" svg:width="0.034cm" svg:height="0.974cm" svg:x="2.036cm" svg:y="5.35cm" svg:viewBox="0 0 35 975" draw:points="0,975 35,975 35,0 0,0">
          <text:p/>
        </draw:polygon>
        <draw:polygon draw:style-name="gr2" draw:text-style-name="P2" draw:layer="layout" svg:width="0.034cm" svg:height="0.974cm" svg:x="2.103cm" svg:y="5.35cm" svg:viewBox="0 0 35 975" draw:points="0,975 35,975 35,0 0,0">
          <text:p/>
        </draw:polygon>
        <draw:polygon draw:style-name="gr2" draw:text-style-name="P2" draw:layer="layout" svg:width="0.034cm" svg:height="0.102cm" svg:x="2.036cm" svg:y="6.629cm" svg:viewBox="0 0 35 103" draw:points="0,103 35,103 35,0 0,0">
          <text:p/>
        </draw:polygon>
        <draw:polygon draw:style-name="gr2" draw:text-style-name="P2" draw:layer="layout" svg:width="0.034cm" svg:height="0.034cm" svg:x="2.103cm" svg:y="6.697cm" svg:viewBox="0 0 35 35" draw:points="0,35 35,35 35,0 0,0">
          <text:p/>
        </draw:polygon>
        <draw:polygon draw:style-name="gr2" draw:text-style-name="P2" draw:layer="layout" svg:width="0.034cm" svg:height="0.033cm" svg:x="2.103cm" svg:y="7.167cm" svg:viewBox="0 0 35 34" draw:points="0,34 35,34 35,0 0,0">
          <text:p/>
        </draw:polygon>
        <draw:polygon draw:style-name="gr2" draw:text-style-name="P2" draw:layer="layout" svg:width="0.034cm" svg:height="0.033cm" svg:x="2.103cm" svg:y="7.167cm" svg:viewBox="0 0 35 34" draw:points="0,34 35,34 35,0 0,0">
          <text:p/>
        </draw:polygon>
        <draw:polygon draw:style-name="gr2" draw:text-style-name="P2" draw:layer="layout" svg:width="0.034cm" svg:height="0.034cm" svg:x="2.103cm" svg:y="7.234cm" svg:viewBox="0 0 35 35" draw:points="0,35 35,35 35,0 0,0">
          <text:p/>
        </draw:polygon>
        <draw:polygon draw:style-name="gr2" draw:text-style-name="P2" draw:layer="layout" svg:width="0.034cm" svg:height="0.034cm" svg:x="6.582cm" svg:y="7.234cm" svg:viewBox="0 0 35 35" draw:points="0,35 35,35 35,0 0,0">
          <text:p/>
        </draw:polygon>
        <draw:polygon draw:style-name="gr2" draw:text-style-name="P2" draw:layer="layout" svg:width="0.034cm" svg:height="0.033cm" svg:x="6.582cm" svg:y="7.167cm" svg:viewBox="0 0 35 34" draw:points="0,34 35,34 35,0 0,0">
          <text:p/>
        </draw:polygon>
        <draw:polygon draw:style-name="gr2" draw:text-style-name="P2" draw:layer="layout" svg:width="0.034cm" svg:height="0.034cm" svg:x="6.582cm" svg:y="6.697cm" svg:viewBox="0 0 35 35" draw:points="0,35 35,35 35,0 0,0">
          <text:p/>
        </draw:polygon>
        <draw:polygon draw:style-name="gr2" draw:text-style-name="P2" draw:layer="layout" svg:width="0.034cm" svg:height="0.034cm" svg:x="6.65cm" svg:y="6.697cm" svg:viewBox="0 0 35 35" draw:points="0,35 35,35 35,0 0,0">
          <text:p/>
        </draw:polygon>
        <draw:polygon draw:style-name="gr2" draw:text-style-name="P2" draw:layer="layout" svg:width="0.034cm" svg:height="0.033cm" svg:x="6.65cm" svg:y="7.167cm" svg:viewBox="0 0 35 34" draw:points="0,34 35,34 35,0 0,0">
          <text:p/>
        </draw:polygon>
        <draw:polygon draw:style-name="gr2" draw:text-style-name="P2" draw:layer="layout" svg:width="4.479cm" svg:height="0.033cm" svg:x="2.137cm" svg:y="7.167cm" svg:viewBox="0 0 4480 34" draw:points="0,34 4480,34 4480,0 0,0">
          <text:p/>
        </draw:polygon>
        <draw:polygon draw:style-name="gr2" draw:text-style-name="P2" draw:layer="layout" svg:width="4.445cm" svg:height="0.034cm" svg:x="2.137cm" svg:y="7.234cm" svg:viewBox="0 0 4446 35" draw:points="0,35 4446,35 4446,0 0,0">
          <text:p/>
        </draw:polygon>
        <draw:polygon draw:style-name="gr2" draw:text-style-name="P2" draw:layer="layout" svg:width="0.034cm" svg:height="0.033cm" svg:x="6.65cm" svg:y="7.167cm" svg:viewBox="0 0 35 34" draw:points="0,34 35,34 35,0 0,0">
          <text:p/>
        </draw:polygon>
        <draw:polygon draw:style-name="gr2" draw:text-style-name="P2" draw:layer="layout" svg:width="0.034cm" svg:height="0.034cm" svg:x="6.65cm" svg:y="7.234cm" svg:viewBox="0 0 35 35" draw:points="0,35 35,35 35,0 0,0">
          <text:p/>
        </draw:polygon>
        <draw:polygon draw:style-name="gr2" draw:text-style-name="P2" draw:layer="layout" svg:width="0.034cm" svg:height="0.034cm" svg:x="8.487cm" svg:y="7.234cm" svg:viewBox="0 0 35 35" draw:points="0,35 35,35 35,0 0,0">
          <text:p/>
        </draw:polygon>
        <draw:polygon draw:style-name="gr2" draw:text-style-name="P2" draw:layer="layout" svg:width="1.803cm" svg:height="0.033cm" svg:x="6.684cm" svg:y="7.167cm" svg:viewBox="0 0 1804 34" draw:points="0,34 1804,34 1804,0 0,0">
          <text:p/>
        </draw:polygon>
        <draw:polygon draw:style-name="gr2" draw:text-style-name="P2" draw:layer="layout" svg:width="1.803cm" svg:height="0.034cm" svg:x="6.684cm" svg:y="7.234cm" svg:viewBox="0 0 1804 35" draw:points="0,35 1804,35 1804,0 0,0">
          <text:p/>
        </draw:polygon>
        <draw:polygon draw:style-name="gr2" draw:text-style-name="P2" draw:layer="layout" svg:width="0.102cm" svg:height="0.033cm" svg:x="8.487cm" svg:y="7.167cm" svg:viewBox="0 0 103 34" draw:points="0,34 103,34 103,0 0,0">
          <text:p/>
        </draw:polygon>
        <draw:polygon draw:style-name="gr2" draw:text-style-name="P2" draw:layer="layout" svg:width="0.034cm" svg:height="0.034cm" svg:x="8.555cm" svg:y="7.234cm" svg:viewBox="0 0 35 35" draw:points="0,35 35,35 35,0 0,0">
          <text:p/>
        </draw:polygon>
        <draw:polygon draw:style-name="gr2" draw:text-style-name="P2" draw:layer="layout" svg:width="0.033cm" svg:height="0.974cm" svg:x="18.851cm" svg:y="5.35cm" svg:viewBox="0 0 34 975" draw:points="0,975 34,975 34,0 0,0">
          <text:p/>
        </draw:polygon>
        <draw:polygon draw:style-name="gr2" draw:text-style-name="P2" draw:layer="layout" svg:width="0.034cm" svg:height="0.974cm" svg:x="18.918cm" svg:y="5.35cm" svg:viewBox="0 0 35 975" draw:points="0,975 35,975 35,0 0,0">
          <text:p/>
        </draw:polygon>
        <draw:polygon draw:style-name="gr2" draw:text-style-name="P2" draw:layer="layout" svg:width="0.033cm" svg:height="0.034cm" svg:x="18.851cm" svg:y="6.697cm" svg:viewBox="0 0 34 35" draw:points="0,35 34,35 34,0 0,0">
          <text:p/>
        </draw:polygon>
        <draw:polygon draw:style-name="gr2" draw:text-style-name="P2" draw:layer="layout" svg:width="0.034cm" svg:height="0.102cm" svg:x="18.918cm" svg:y="6.629cm" svg:viewBox="0 0 35 103" draw:points="0,103 35,103 35,0 0,0">
          <text:p/>
        </draw:polygon>
        <draw:polygon draw:style-name="gr2" draw:text-style-name="P2" draw:layer="layout" svg:width="0.033cm" svg:height="0.033cm" svg:x="18.851cm" svg:y="7.167cm" svg:viewBox="0 0 34 34" draw:points="0,34 34,34 34,0 0,0">
          <text:p/>
        </draw:polygon>
        <draw:polygon draw:style-name="gr2" draw:text-style-name="P2" draw:layer="layout" svg:width="0.034cm" svg:height="0.436cm" svg:x="2.036cm" svg:y="6.731cm" svg:viewBox="0 0 35 437" draw:points="0,437 35,437 35,0 0,0">
          <text:p/>
        </draw:polygon>
        <draw:polygon draw:style-name="gr2" draw:text-style-name="P2" draw:layer="layout" svg:width="0.034cm" svg:height="0.436cm" svg:x="2.103cm" svg:y="6.731cm" svg:viewBox="0 0 35 437" draw:points="0,437 35,437 35,0 0,0">
          <text:p/>
        </draw:polygon>
        <draw:polygon draw:style-name="gr2" draw:text-style-name="P2" draw:layer="layout" svg:width="0.034cm" svg:height="0.101cm" svg:x="2.036cm" svg:y="7.167cm" svg:viewBox="0 0 35 102" draw:points="0,102 35,102 35,0 0,0">
          <text:p/>
        </draw:polygon>
        <draw:polygon draw:style-name="gr2" draw:text-style-name="P2" draw:layer="layout" svg:width="0.034cm" svg:height="0.034cm" svg:x="2.103cm" svg:y="7.234cm" svg:viewBox="0 0 35 35" draw:points="0,35 35,35 35,0 0,0">
          <text:p/>
        </draw:polygon>
        <draw:polygon draw:style-name="gr2" draw:text-style-name="P2" draw:layer="layout" svg:width="0.034cm" svg:height="0.034cm" svg:x="2.103cm" svg:y="7.704cm" svg:viewBox="0 0 35 35" draw:points="0,35 35,35 35,0 0,0">
          <text:p/>
        </draw:polygon>
        <draw:polygon draw:style-name="gr2" draw:text-style-name="P2" draw:layer="layout" svg:width="0.034cm" svg:height="0.034cm" svg:x="2.103cm" svg:y="7.704cm" svg:viewBox="0 0 35 35" draw:points="0,35 35,35 35,0 0,0">
          <text:p/>
        </draw:polygon>
        <draw:polygon draw:style-name="gr2" draw:text-style-name="P2" draw:layer="layout" svg:width="0.034cm" svg:height="0.034cm" svg:x="2.103cm" svg:y="7.772cm" svg:viewBox="0 0 35 35" draw:points="0,35 35,35 35,0 0,0">
          <text:p/>
        </draw:polygon>
        <draw:polygon draw:style-name="gr2" draw:text-style-name="P2" draw:layer="layout" svg:width="0.034cm" svg:height="0.034cm" svg:x="6.582cm" svg:y="7.772cm" svg:viewBox="0 0 35 35" draw:points="0,35 35,35 35,0 0,0">
          <text:p/>
        </draw:polygon>
        <draw:polygon draw:style-name="gr2" draw:text-style-name="P2" draw:layer="layout" svg:width="0.034cm" svg:height="0.034cm" svg:x="6.582cm" svg:y="7.704cm" svg:viewBox="0 0 35 35" draw:points="0,35 35,35 35,0 0,0">
          <text:p/>
        </draw:polygon>
        <draw:polygon draw:style-name="gr2" draw:text-style-name="P2" draw:layer="layout" svg:width="0.034cm" svg:height="0.436cm" svg:x="6.582cm" svg:y="6.731cm" svg:viewBox="0 0 35 437" draw:points="0,437 35,437 35,0 0,0">
          <text:p/>
        </draw:polygon>
        <draw:polygon draw:style-name="gr2" draw:text-style-name="P2" draw:layer="layout" svg:width="0.034cm" svg:height="0.436cm" svg:x="6.65cm" svg:y="6.731cm" svg:viewBox="0 0 35 437" draw:points="0,437 35,437 35,0 0,0">
          <text:p/>
        </draw:polygon>
        <draw:polygon draw:style-name="gr2" draw:text-style-name="P2" draw:layer="layout" svg:width="0.034cm" svg:height="0.034cm" svg:x="6.582cm" svg:y="7.234cm" svg:viewBox="0 0 35 35" draw:points="0,35 35,35 35,0 0,0">
          <text:p/>
        </draw:polygon>
        <draw:polygon draw:style-name="gr2" draw:text-style-name="P2" draw:layer="layout" svg:width="0.034cm" svg:height="0.034cm" svg:x="6.65cm" svg:y="7.234cm" svg:viewBox="0 0 35 35" draw:points="0,35 35,35 35,0 0,0">
          <text:p/>
        </draw:polygon>
        <draw:polygon draw:style-name="gr2" draw:text-style-name="P2" draw:layer="layout" svg:width="0.034cm" svg:height="0.034cm" svg:x="6.65cm" svg:y="7.704cm" svg:viewBox="0 0 35 35" draw:points="0,35 35,35 35,0 0,0">
          <text:p/>
        </draw:polygon>
        <draw:polygon draw:style-name="gr2" draw:text-style-name="P2" draw:layer="layout" svg:width="4.479cm" svg:height="0.034cm" svg:x="2.137cm" svg:y="7.704cm" svg:viewBox="0 0 4480 35" draw:points="0,35 4480,35 4480,0 0,0">
          <text:p/>
        </draw:polygon>
        <draw:polygon draw:style-name="gr2" draw:text-style-name="P2" draw:layer="layout" svg:width="4.445cm" svg:height="0.034cm" svg:x="2.137cm" svg:y="7.772cm" svg:viewBox="0 0 4446 35" draw:points="0,35 4446,35 4446,0 0,0">
          <text:p/>
        </draw:polygon>
        <draw:polygon draw:style-name="gr2" draw:text-style-name="P2" draw:layer="layout" svg:width="0.034cm" svg:height="0.034cm" svg:x="6.65cm" svg:y="7.704cm" svg:viewBox="0 0 35 35" draw:points="0,35 35,35 35,0 0,0">
          <text:p/>
        </draw:polygon>
        <draw:polygon draw:style-name="gr2" draw:text-style-name="P2" draw:layer="layout" svg:width="0.034cm" svg:height="0.034cm" svg:x="6.65cm" svg:y="7.772cm" svg:viewBox="0 0 35 35" draw:points="0,35 35,35 35,0 0,0">
          <text:p/>
        </draw:polygon>
        <draw:polygon draw:style-name="gr2" draw:text-style-name="P2" draw:layer="layout" svg:width="0.034cm" svg:height="0.034cm" svg:x="8.487cm" svg:y="7.772cm" svg:viewBox="0 0 35 35" draw:points="0,35 35,35 35,0 0,0">
          <text:p/>
        </draw:polygon>
        <draw:polygon draw:style-name="gr2" draw:text-style-name="P2" draw:layer="layout" svg:width="0.034cm" svg:height="0.034cm" svg:x="8.487cm" svg:y="7.704cm" svg:viewBox="0 0 35 35" draw:points="0,35 35,35 35,0 0,0">
          <text:p/>
        </draw:polygon>
        <draw:polygon draw:style-name="gr2" draw:text-style-name="P2" draw:layer="layout" svg:width="0.034cm" svg:height="0.034cm" svg:x="8.487cm" svg:y="7.234cm" svg:viewBox="0 0 35 35" draw:points="0,35 35,35 35,0 0,0">
          <text:p/>
        </draw:polygon>
        <draw:polygon draw:style-name="gr2" draw:text-style-name="P2" draw:layer="layout" svg:width="0.034cm" svg:height="0.034cm" svg:x="8.555cm" svg:y="7.234cm" svg:viewBox="0 0 35 35" draw:points="0,35 35,35 35,0 0,0">
          <text:p/>
        </draw:polygon>
        <draw:polygon draw:style-name="gr2" draw:text-style-name="P2" draw:layer="layout" svg:width="0.034cm" svg:height="0.034cm" svg:x="8.555cm" svg:y="7.704cm" svg:viewBox="0 0 35 35" draw:points="0,35 35,35 35,0 0,0">
          <text:p/>
        </draw:polygon>
        <draw:polygon draw:style-name="gr2" draw:text-style-name="P2" draw:layer="layout" svg:width="1.837cm" svg:height="0.034cm" svg:x="6.684cm" svg:y="7.704cm" svg:viewBox="0 0 1838 35" draw:points="0,35 1838,35 1838,0 0,0">
          <text:p/>
        </draw:polygon>
        <draw:polygon draw:style-name="gr2" draw:text-style-name="P2" draw:layer="layout" svg:width="1.803cm" svg:height="0.034cm" svg:x="6.684cm" svg:y="7.772cm" svg:viewBox="0 0 1804 35" draw:points="0,35 1804,35 1804,0 0,0">
          <text:p/>
        </draw:polygon>
        <draw:polygon draw:style-name="gr2" draw:text-style-name="P2" draw:layer="layout" svg:width="0.034cm" svg:height="0.034cm" svg:x="8.555cm" svg:y="7.704cm" svg:viewBox="0 0 35 35" draw:points="0,35 35,35 35,0 0,0">
          <text:p/>
        </draw:polygon>
        <draw:polygon draw:style-name="gr2" draw:text-style-name="P2" draw:layer="layout" svg:width="0.034cm" svg:height="0.034cm" svg:x="8.555cm" svg:y="7.772cm" svg:viewBox="0 0 35 35" draw:points="0,35 35,35 35,0 0,0">
          <text:p/>
        </draw:polygon>
        <draw:polygon draw:style-name="gr2" draw:text-style-name="P2" draw:layer="layout" svg:width="0.033cm" svg:height="0.436cm" svg:x="18.851cm" svg:y="6.731cm" svg:viewBox="0 0 34 437" draw:points="0,437 34,437 34,0 0,0">
          <text:p/>
        </draw:polygon>
        <draw:polygon draw:style-name="gr2" draw:text-style-name="P2" draw:layer="layout" svg:width="0.034cm" svg:height="0.436cm" svg:x="18.918cm" svg:y="6.731cm" svg:viewBox="0 0 35 437" draw:points="0,437 35,437 35,0 0,0">
          <text:p/>
        </draw:polygon>
        <draw:polygon draw:style-name="gr2" draw:text-style-name="P2" draw:layer="layout" svg:width="0.033cm" svg:height="0.034cm" svg:x="18.851cm" svg:y="7.234cm" svg:viewBox="0 0 34 35" draw:points="0,35 34,35 34,0 0,0">
          <text:p/>
        </draw:polygon>
        <draw:polygon draw:style-name="gr2" draw:text-style-name="P2" draw:layer="layout" svg:width="0.034cm" svg:height="0.101cm" svg:x="18.918cm" svg:y="7.167cm" svg:viewBox="0 0 35 102" draw:points="0,102 35,102 35,0 0,0">
          <text:p/>
        </draw:polygon>
        <draw:polygon draw:style-name="gr2" draw:text-style-name="P2" draw:layer="layout" svg:width="0.033cm" svg:height="0.034cm" svg:x="18.851cm" svg:y="7.704cm" svg:viewBox="0 0 34 35" draw:points="0,35 34,35 34,0 0,0">
          <text:p/>
        </draw:polygon>
        <draw:polygon draw:style-name="gr2" draw:text-style-name="P2" draw:layer="layout" svg:width="0.034cm" svg:height="0.436cm" svg:x="2.036cm" svg:y="7.268cm" svg:viewBox="0 0 35 437" draw:points="0,437 35,437 35,0 0,0">
          <text:p/>
        </draw:polygon>
        <draw:polygon draw:style-name="gr2" draw:text-style-name="P2" draw:layer="layout" svg:width="0.034cm" svg:height="0.436cm" svg:x="2.103cm" svg:y="7.268cm" svg:viewBox="0 0 35 437" draw:points="0,437 35,437 35,0 0,0">
          <text:p/>
        </draw:polygon>
        <draw:polygon draw:style-name="gr2" draw:text-style-name="P2" draw:layer="layout" svg:width="0.034cm" svg:height="0.102cm" svg:x="2.036cm" svg:y="7.704cm" svg:viewBox="0 0 35 103" draw:points="0,103 35,103 35,0 0,0">
          <text:p/>
        </draw:polygon>
        <draw:polygon draw:style-name="gr2" draw:text-style-name="P2" draw:layer="layout" svg:width="0.034cm" svg:height="0.034cm" svg:x="2.103cm" svg:y="7.772cm" svg:viewBox="0 0 35 35" draw:points="0,35 35,35 35,0 0,0">
          <text:p/>
        </draw:polygon>
        <draw:polygon draw:style-name="gr2" draw:text-style-name="P2" draw:layer="layout" svg:width="0.034cm" svg:height="0.034cm" svg:x="2.103cm" svg:y="8.242cm" svg:viewBox="0 0 35 35" draw:points="0,35 35,35 35,0 0,0">
          <text:p/>
        </draw:polygon>
        <draw:polygon draw:style-name="gr2" draw:text-style-name="P2" draw:layer="layout" svg:width="0.034cm" svg:height="0.034cm" svg:x="2.103cm" svg:y="8.242cm" svg:viewBox="0 0 35 35" draw:points="0,35 35,35 35,0 0,0">
          <text:p/>
        </draw:polygon>
        <draw:polygon draw:style-name="gr2" draw:text-style-name="P2" draw:layer="layout" svg:width="0.034cm" svg:height="0.033cm" svg:x="2.103cm" svg:y="8.31cm" svg:viewBox="0 0 35 34" draw:points="0,34 35,34 35,0 0,0">
          <text:p/>
        </draw:polygon>
        <draw:polygon draw:style-name="gr2" draw:text-style-name="P2" draw:layer="layout" svg:width="0.034cm" svg:height="0.033cm" svg:x="6.582cm" svg:y="8.31cm" svg:viewBox="0 0 35 34" draw:points="0,34 35,34 35,0 0,0">
          <text:p/>
        </draw:polygon>
        <draw:polygon draw:style-name="gr2" draw:text-style-name="P2" draw:layer="layout" svg:width="0.034cm" svg:height="0.034cm" svg:x="6.582cm" svg:y="8.242cm" svg:viewBox="0 0 35 35" draw:points="0,35 35,35 35,0 0,0">
          <text:p/>
        </draw:polygon>
        <draw:polygon draw:style-name="gr2" draw:text-style-name="P2" draw:layer="layout" svg:width="0.034cm" svg:height="0.436cm" svg:x="6.582cm" svg:y="7.268cm" svg:viewBox="0 0 35 437" draw:points="0,437 35,437 35,0 0,0">
          <text:p/>
        </draw:polygon>
        <draw:polygon draw:style-name="gr2" draw:text-style-name="P2" draw:layer="layout" svg:width="0.034cm" svg:height="0.436cm" svg:x="6.65cm" svg:y="7.268cm" svg:viewBox="0 0 35 437" draw:points="0,437 35,437 35,0 0,0">
          <text:p/>
        </draw:polygon>
        <draw:polygon draw:style-name="gr2" draw:text-style-name="P2" draw:layer="layout" svg:width="0.034cm" svg:height="0.034cm" svg:x="6.582cm" svg:y="7.772cm" svg:viewBox="0 0 35 35" draw:points="0,35 35,35 35,0 0,0">
          <text:p/>
        </draw:polygon>
        <draw:polygon draw:style-name="gr2" draw:text-style-name="P2" draw:layer="layout" svg:width="0.034cm" svg:height="0.034cm" svg:x="6.65cm" svg:y="7.772cm" svg:viewBox="0 0 35 35" draw:points="0,35 35,35 35,0 0,0">
          <text:p/>
        </draw:polygon>
        <draw:polygon draw:style-name="gr2" draw:text-style-name="P2" draw:layer="layout" svg:width="0.034cm" svg:height="0.034cm" svg:x="6.65cm" svg:y="8.242cm" svg:viewBox="0 0 35 35" draw:points="0,35 35,35 35,0 0,0">
          <text:p/>
        </draw:polygon>
        <draw:polygon draw:style-name="gr2" draw:text-style-name="P2" draw:layer="layout" svg:width="4.479cm" svg:height="0.034cm" svg:x="2.137cm" svg:y="8.242cm" svg:viewBox="0 0 4480 35" draw:points="0,35 4480,35 4480,0 0,0">
          <text:p/>
        </draw:polygon>
        <draw:polygon draw:style-name="gr2" draw:text-style-name="P2" draw:layer="layout" svg:width="4.445cm" svg:height="0.033cm" svg:x="2.137cm" svg:y="8.31cm" svg:viewBox="0 0 4446 34" draw:points="0,34 4446,34 4446,0 0,0">
          <text:p/>
        </draw:polygon>
        <draw:polygon draw:style-name="gr2" draw:text-style-name="P2" draw:layer="layout" svg:width="0.034cm" svg:height="0.034cm" svg:x="6.65cm" svg:y="8.242cm" svg:viewBox="0 0 35 35" draw:points="0,35 35,35 35,0 0,0">
          <text:p/>
        </draw:polygon>
        <draw:polygon draw:style-name="gr2" draw:text-style-name="P2" draw:layer="layout" svg:width="0.034cm" svg:height="0.033cm" svg:x="6.65cm" svg:y="8.31cm" svg:viewBox="0 0 35 34" draw:points="0,34 35,34 35,0 0,0">
          <text:p/>
        </draw:polygon>
        <draw:polygon draw:style-name="gr2" draw:text-style-name="P2" draw:layer="layout" svg:width="0.034cm" svg:height="0.033cm" svg:x="8.487cm" svg:y="8.31cm" svg:viewBox="0 0 35 34" draw:points="0,34 35,34 35,0 0,0">
          <text:p/>
        </draw:polygon>
        <draw:polygon draw:style-name="gr2" draw:text-style-name="P2" draw:layer="layout" svg:width="0.034cm" svg:height="0.034cm" svg:x="8.487cm" svg:y="8.242cm" svg:viewBox="0 0 35 35" draw:points="0,35 35,35 35,0 0,0">
          <text:p/>
        </draw:polygon>
        <draw:polygon draw:style-name="gr2" draw:text-style-name="P2" draw:layer="layout" svg:width="0.034cm" svg:height="0.436cm" svg:x="8.487cm" svg:y="7.268cm" svg:viewBox="0 0 35 437" draw:points="0,437 35,437 35,0 0,0">
          <text:p/>
        </draw:polygon>
        <draw:polygon draw:style-name="gr2" draw:text-style-name="P2" draw:layer="layout" svg:width="0.034cm" svg:height="0.436cm" svg:x="8.555cm" svg:y="7.268cm" svg:viewBox="0 0 35 437" draw:points="0,437 35,437 35,0 0,0">
          <text:p/>
        </draw:polygon>
        <draw:polygon draw:style-name="gr2" draw:text-style-name="P2" draw:layer="layout" svg:width="0.034cm" svg:height="0.034cm" svg:x="8.487cm" svg:y="7.772cm" svg:viewBox="0 0 35 35" draw:points="0,35 35,35 35,0 0,0">
          <text:p/>
        </draw:polygon>
        <draw:polygon draw:style-name="gr2" draw:text-style-name="P2" draw:layer="layout" svg:width="0.034cm" svg:height="0.034cm" svg:x="8.555cm" svg:y="7.772cm" svg:viewBox="0 0 35 35" draw:points="0,35 35,35 35,0 0,0">
          <text:p/>
        </draw:polygon>
        <draw:polygon draw:style-name="gr2" draw:text-style-name="P2" draw:layer="layout" svg:width="0.034cm" svg:height="0.034cm" svg:x="8.555cm" svg:y="8.242cm" svg:viewBox="0 0 35 35" draw:points="0,35 35,35 35,0 0,0">
          <text:p/>
        </draw:polygon>
        <draw:polygon draw:style-name="gr2" draw:text-style-name="P2" draw:layer="layout" svg:width="1.837cm" svg:height="0.034cm" svg:x="6.684cm" svg:y="8.242cm" svg:viewBox="0 0 1838 35" draw:points="0,35 1838,35 1838,0 0,0">
          <text:p/>
        </draw:polygon>
        <draw:polygon draw:style-name="gr2" draw:text-style-name="P2" draw:layer="layout" svg:width="1.803cm" svg:height="0.033cm" svg:x="6.684cm" svg:y="8.31cm" svg:viewBox="0 0 1804 34" draw:points="0,34 1804,34 1804,0 0,0">
          <text:p/>
        </draw:polygon>
        <draw:polygon draw:style-name="gr2" draw:text-style-name="P2" draw:layer="layout" svg:width="0.034cm" svg:height="0.034cm" svg:x="8.555cm" svg:y="8.242cm" svg:viewBox="0 0 35 35" draw:points="0,35 35,35 35,0 0,0">
          <text:p/>
        </draw:polygon>
        <draw:polygon draw:style-name="gr2" draw:text-style-name="P2" draw:layer="layout" svg:width="0.034cm" svg:height="0.033cm" svg:x="8.555cm" svg:y="8.31cm" svg:viewBox="0 0 35 34" draw:points="0,34 35,34 35,0 0,0">
          <text:p/>
        </draw:polygon>
        <draw:polygon draw:style-name="gr2" draw:text-style-name="P2" draw:layer="layout" svg:width="0.033cm" svg:height="0.436cm" svg:x="18.851cm" svg:y="7.268cm" svg:viewBox="0 0 34 437" draw:points="0,437 34,437 34,0 0,0">
          <text:p/>
        </draw:polygon>
        <draw:polygon draw:style-name="gr2" draw:text-style-name="P2" draw:layer="layout" svg:width="0.034cm" svg:height="0.436cm" svg:x="18.918cm" svg:y="7.268cm" svg:viewBox="0 0 35 437" draw:points="0,437 35,437 35,0 0,0">
          <text:p/>
        </draw:polygon>
        <draw:polygon draw:style-name="gr2" draw:text-style-name="P2" draw:layer="layout" svg:width="0.033cm" svg:height="0.034cm" svg:x="18.851cm" svg:y="7.772cm" svg:viewBox="0 0 34 35" draw:points="0,35 34,35 34,0 0,0">
          <text:p/>
        </draw:polygon>
        <draw:polygon draw:style-name="gr2" draw:text-style-name="P2" draw:layer="layout" svg:width="0.034cm" svg:height="0.102cm" svg:x="18.918cm" svg:y="7.704cm" svg:viewBox="0 0 35 103" draw:points="0,103 35,103 35,0 0,0">
          <text:p/>
        </draw:polygon>
        <draw:polygon draw:style-name="gr2" draw:text-style-name="P2" draw:layer="layout" svg:width="0.033cm" svg:height="0.034cm" svg:x="18.851cm" svg:y="8.242cm" svg:viewBox="0 0 34 35" draw:points="0,35 34,35 34,0 0,0">
          <text:p/>
        </draw:polygon>
        <draw:polygon draw:style-name="gr2" draw:text-style-name="P2" draw:layer="layout" svg:width="0.034cm" svg:height="0.436cm" svg:x="2.036cm" svg:y="7.806cm" svg:viewBox="0 0 35 437" draw:points="0,437 35,437 35,0 0,0">
          <text:p/>
        </draw:polygon>
        <draw:polygon draw:style-name="gr2" draw:text-style-name="P2" draw:layer="layout" svg:width="0.034cm" svg:height="0.436cm" svg:x="2.103cm" svg:y="7.806cm" svg:viewBox="0 0 35 437" draw:points="0,437 35,437 35,0 0,0">
          <text:p/>
        </draw:polygon>
        <draw:polygon draw:style-name="gr2" draw:text-style-name="P2" draw:layer="layout" svg:width="0.034cm" svg:height="0.101cm" svg:x="2.036cm" svg:y="8.242cm" svg:viewBox="0 0 35 102" draw:points="0,102 35,102 35,0 0,0">
          <text:p/>
        </draw:polygon>
        <draw:polygon draw:style-name="gr2" draw:text-style-name="P2" draw:layer="layout" svg:width="0.034cm" svg:height="0.033cm" svg:x="2.103cm" svg:y="8.31cm" svg:viewBox="0 0 35 34" draw:points="0,34 35,34 35,0 0,0">
          <text:p/>
        </draw:polygon>
        <draw:polygon draw:style-name="gr2" draw:text-style-name="P2" draw:layer="layout" svg:width="0.034cm" svg:height="0.034cm" svg:x="2.103cm" svg:y="8.779cm" svg:viewBox="0 0 35 35" draw:points="0,35 35,35 35,0 0,0">
          <text:p/>
        </draw:polygon>
        <draw:polygon draw:style-name="gr2" draw:text-style-name="P2" draw:layer="layout" svg:width="0.101cm" svg:height="0.034cm" svg:x="2.036cm" svg:y="8.847cm" svg:viewBox="0 0 102 35" draw:points="0,35 102,35 102,0 0,0">
          <text:p/>
        </draw:polygon>
        <draw:polygon draw:style-name="gr2" draw:text-style-name="P2" draw:layer="layout" svg:width="0.034cm" svg:height="0.034cm" svg:x="6.582cm" svg:y="8.779cm" svg:viewBox="0 0 35 35" draw:points="0,35 35,35 35,0 0,0">
          <text:p/>
        </draw:polygon>
        <draw:polygon draw:style-name="gr2" draw:text-style-name="P2" draw:layer="layout" svg:width="0.034cm" svg:height="0.436cm" svg:x="6.582cm" svg:y="7.806cm" svg:viewBox="0 0 35 437" draw:points="0,437 35,437 35,0 0,0">
          <text:p/>
        </draw:polygon>
        <draw:polygon draw:style-name="gr2" draw:text-style-name="P2" draw:layer="layout" svg:width="0.034cm" svg:height="0.436cm" svg:x="6.65cm" svg:y="7.806cm" svg:viewBox="0 0 35 437" draw:points="0,437 35,437 35,0 0,0">
          <text:p/>
        </draw:polygon>
        <draw:polygon draw:style-name="gr2" draw:text-style-name="P2" draw:layer="layout" svg:width="0.034cm" svg:height="0.033cm" svg:x="6.582cm" svg:y="8.31cm" svg:viewBox="0 0 35 34" draw:points="0,34 35,34 35,0 0,0">
          <text:p/>
        </draw:polygon>
        <draw:polygon draw:style-name="gr2" draw:text-style-name="P2" draw:layer="layout" svg:width="0.034cm" svg:height="0.033cm" svg:x="6.65cm" svg:y="8.31cm" svg:viewBox="0 0 35 34" draw:points="0,34 35,34 35,0 0,0">
          <text:p/>
        </draw:polygon>
        <draw:polygon draw:style-name="gr2" draw:text-style-name="P2" draw:layer="layout" svg:width="4.445cm" svg:height="0.034cm" svg:x="2.137cm" svg:y="8.779cm" svg:viewBox="0 0 4446 35" draw:points="0,35 4446,35 4446,0 0,0">
          <text:p/>
        </draw:polygon>
        <draw:polygon draw:style-name="gr2" draw:text-style-name="P2" draw:layer="layout" svg:width="4.445cm" svg:height="0.034cm" svg:x="2.137cm" svg:y="8.847cm" svg:viewBox="0 0 4446 35" draw:points="0,35 4446,35 4446,0 0,0">
          <text:p/>
        </draw:polygon>
        <draw:polygon draw:style-name="gr2" draw:text-style-name="P2" draw:layer="layout" svg:width="0.034cm" svg:height="0.034cm" svg:x="6.65cm" svg:y="8.779cm" svg:viewBox="0 0 35 35" draw:points="0,35 35,35 35,0 0,0">
          <text:p/>
        </draw:polygon>
        <draw:polygon draw:style-name="gr2" draw:text-style-name="P2" draw:layer="layout" svg:width="0.102cm" svg:height="0.034cm" svg:x="6.582cm" svg:y="8.847cm" svg:viewBox="0 0 103 35" draw:points="0,35 103,35 103,0 0,0">
          <text:p/>
        </draw:polygon>
        <draw:polygon draw:style-name="gr2" draw:text-style-name="P2" draw:layer="layout" svg:width="0.034cm" svg:height="0.034cm" svg:x="8.487cm" svg:y="8.779cm" svg:viewBox="0 0 35 35" draw:points="0,35 35,35 35,0 0,0">
          <text:p/>
        </draw:polygon>
        <draw:polygon draw:style-name="gr2" draw:text-style-name="P2" draw:layer="layout" svg:width="0.034cm" svg:height="0.436cm" svg:x="8.487cm" svg:y="7.806cm" svg:viewBox="0 0 35 437" draw:points="0,437 35,437 35,0 0,0">
          <text:p/>
        </draw:polygon>
        <draw:polygon draw:style-name="gr2" draw:text-style-name="P2" draw:layer="layout" svg:width="0.034cm" svg:height="0.436cm" svg:x="8.555cm" svg:y="7.806cm" svg:viewBox="0 0 35 437" draw:points="0,437 35,437 35,0 0,0">
          <text:p/>
        </draw:polygon>
        <draw:polygon draw:style-name="gr2" draw:text-style-name="P2" draw:layer="layout" svg:width="0.034cm" svg:height="0.033cm" svg:x="8.487cm" svg:y="8.31cm" svg:viewBox="0 0 35 34" draw:points="0,34 35,34 35,0 0,0">
          <text:p/>
        </draw:polygon>
        <draw:polygon draw:style-name="gr2" draw:text-style-name="P2" draw:layer="layout" svg:width="0.034cm" svg:height="0.033cm" svg:x="8.555cm" svg:y="8.31cm" svg:viewBox="0 0 35 34" draw:points="0,34 35,34 35,0 0,0">
          <text:p/>
        </draw:polygon>
        <draw:polygon draw:style-name="gr2" draw:text-style-name="P2" draw:layer="layout" svg:width="1.803cm" svg:height="0.034cm" svg:x="6.684cm" svg:y="8.779cm" svg:viewBox="0 0 1804 35" draw:points="0,35 1804,35 1804,0 0,0">
          <text:p/>
        </draw:polygon>
        <draw:polygon draw:style-name="gr2" draw:text-style-name="P2" draw:layer="layout" svg:width="1.803cm" svg:height="0.034cm" svg:x="6.684cm" svg:y="8.847cm" svg:viewBox="0 0 1804 35" draw:points="0,35 1804,35 1804,0 0,0">
          <text:p/>
        </draw:polygon>
        <draw:polygon draw:style-name="gr2" draw:text-style-name="P2" draw:layer="layout" svg:width="0.034cm" svg:height="0.034cm" svg:x="8.555cm" svg:y="8.779cm" svg:viewBox="0 0 35 35" draw:points="0,35 35,35 35,0 0,0">
          <text:p/>
        </draw:polygon>
        <draw:polygon draw:style-name="gr2" draw:text-style-name="P2" draw:layer="layout" svg:width="0.102cm" svg:height="0.034cm" svg:x="8.487cm" svg:y="8.847cm" svg:viewBox="0 0 103 35" draw:points="0,35 103,35 103,0 0,0">
          <text:p/>
        </draw:polygon>
        <draw:polygon draw:style-name="gr2" draw:text-style-name="P2" draw:layer="layout" svg:width="0.033cm" svg:height="0.436cm" svg:x="18.851cm" svg:y="7.806cm" svg:viewBox="0 0 34 437" draw:points="0,437 34,437 34,0 0,0">
          <text:p/>
        </draw:polygon>
        <draw:polygon draw:style-name="gr2" draw:text-style-name="P2" draw:layer="layout" svg:width="0.034cm" svg:height="0.436cm" svg:x="18.918cm" svg:y="7.806cm" svg:viewBox="0 0 35 437" draw:points="0,437 35,437 35,0 0,0">
          <text:p/>
        </draw:polygon>
        <draw:polygon draw:style-name="gr2" draw:text-style-name="P2" draw:layer="layout" svg:width="0.033cm" svg:height="0.033cm" svg:x="18.851cm" svg:y="8.31cm" svg:viewBox="0 0 34 34" draw:points="0,34 34,34 34,0 0,0">
          <text:p/>
        </draw:polygon>
        <draw:polygon draw:style-name="gr2" draw:text-style-name="P2" draw:layer="layout" svg:width="0.034cm" svg:height="0.101cm" svg:x="18.918cm" svg:y="8.242cm" svg:viewBox="0 0 35 102" draw:points="0,102 35,102 35,0 0,0">
          <text:p/>
        </draw:polygon>
        <draw:polygon draw:style-name="gr2" draw:text-style-name="P2" draw:layer="layout" svg:width="0.034cm" svg:height="0.034cm" svg:x="2.103cm" svg:y="8.779cm" svg:viewBox="0 0 35 35" draw:points="0,35 35,35 35,0 0,0">
          <text:p/>
        </draw:polygon>
        <draw:polygon draw:style-name="gr2" draw:text-style-name="P2" draw:layer="layout" svg:width="0.034cm" svg:height="0.102cm" svg:x="2.036cm" svg:y="8.779cm" svg:viewBox="0 0 35 103" draw:points="0,103 35,103 35,0 0,0">
          <text:p/>
        </draw:polygon>
        <draw:polygon draw:style-name="gr2" draw:text-style-name="P2" draw:layer="layout" svg:width="0.101cm" svg:height="0.034cm" svg:x="2.036cm" svg:y="9.084cm" svg:viewBox="0 0 102 35" draw:points="0,35 102,35 102,0 0,0">
          <text:p/>
        </draw:polygon>
        <draw:polygon draw:style-name="gr2" draw:text-style-name="P2" draw:layer="layout" svg:width="0.034cm" svg:height="0.034cm" svg:x="2.103cm" svg:y="9.152cm" svg:viewBox="0 0 35 35" draw:points="0,35 35,35 35,0 0,0">
          <text:p/>
        </draw:polygon>
        <draw:polygon draw:style-name="gr2" draw:text-style-name="P2" draw:layer="layout" svg:width="0.034cm" svg:height="0.034cm" svg:x="7.217cm" svg:y="9.152cm" svg:viewBox="0 0 35 35" draw:points="0,35 35,35 35,0 0,0">
          <text:p/>
        </draw:polygon>
        <draw:polygon draw:style-name="gr2" draw:text-style-name="P2" draw:layer="layout" svg:width="5.182cm" svg:height="0.034cm" svg:x="2.137cm" svg:y="9.084cm" svg:viewBox="0 0 5183 35" draw:points="0,35 5183,35 5183,0 0,0">
          <text:p/>
        </draw:polygon>
        <draw:polygon draw:style-name="gr2" draw:text-style-name="P2" draw:layer="layout" svg:width="5.08cm" svg:height="0.034cm" svg:x="2.137cm" svg:y="9.152cm" svg:viewBox="0 0 5081 35" draw:points="0,35 5081,35 5081,0 0,0">
          <text:p/>
        </draw:polygon>
        <draw:polygon draw:style-name="gr2" draw:text-style-name="P2" draw:layer="layout" svg:width="0.102cm" svg:height="0.034cm" svg:x="7.852cm" svg:y="9.084cm" svg:viewBox="0 0 103 35" draw:points="0,35 103,35 103,0 0,0">
          <text:p/>
        </draw:polygon>
        <draw:polygon draw:style-name="gr2" draw:text-style-name="P2" draw:layer="layout" svg:width="0.034cm" svg:height="0.034cm" svg:x="7.92cm" svg:y="9.152cm" svg:viewBox="0 0 35 35" draw:points="0,35 35,35 35,0 0,0">
          <text:p/>
        </draw:polygon>
        <draw:polygon draw:style-name="gr2" draw:text-style-name="P2" draw:layer="layout" svg:width="0.034cm" svg:height="0.034cm" svg:x="13.034cm" svg:y="9.152cm" svg:viewBox="0 0 35 35" draw:points="0,35 35,35 35,0 0,0">
          <text:p/>
        </draw:polygon>
        <draw:polygon draw:style-name="gr2" draw:text-style-name="P2" draw:layer="layout" svg:width="5.182cm" svg:height="0.034cm" svg:x="7.954cm" svg:y="9.084cm" svg:viewBox="0 0 5183 35" draw:points="0,35 5183,35 5183,0 0,0">
          <text:p/>
        </draw:polygon>
        <draw:polygon draw:style-name="gr2" draw:text-style-name="P2" draw:layer="layout" svg:width="5.08cm" svg:height="0.034cm" svg:x="7.954cm" svg:y="9.152cm" svg:viewBox="0 0 5081 35" draw:points="0,35 5081,35 5081,0 0,0">
          <text:p/>
        </draw:polygon>
        <draw:polygon draw:style-name="gr2" draw:text-style-name="P2" draw:layer="layout" svg:width="0.102cm" svg:height="0.034cm" svg:x="13.669cm" svg:y="9.084cm" svg:viewBox="0 0 103 35" draw:points="0,35 103,35 103,0 0,0">
          <text:p/>
        </draw:polygon>
        <draw:polygon draw:style-name="gr2" draw:text-style-name="P2" draw:layer="layout" svg:width="0.034cm" svg:height="0.034cm" svg:x="13.737cm" svg:y="9.152cm" svg:viewBox="0 0 35 35" draw:points="0,35 35,35 35,0 0,0">
          <text:p/>
        </draw:polygon>
        <draw:polygon draw:style-name="gr2" draw:text-style-name="P2" draw:layer="layout" svg:width="0.034cm" svg:height="0.102cm" svg:x="18.918cm" svg:y="8.779cm" svg:viewBox="0 0 35 103" draw:points="0,103 35,103 35,0 0,0">
          <text:p/>
        </draw:polygon>
        <draw:polygon draw:style-name="gr2" draw:text-style-name="P2" draw:layer="layout" svg:width="0.033cm" svg:height="0.034cm" svg:x="18.851cm" svg:y="8.779cm" svg:viewBox="0 0 34 35" draw:points="0,35 34,35 34,0 0,0">
          <text:p/>
        </draw:polygon>
        <draw:polygon draw:style-name="gr2" draw:text-style-name="P2" draw:layer="layout" svg:width="0.034cm" svg:height="0.436cm" svg:x="2.036cm" svg:y="8.343cm" svg:viewBox="0 0 35 437" draw:points="0,437 35,437 35,0 0,0">
          <text:p/>
        </draw:polygon>
        <draw:polygon draw:style-name="gr2" draw:text-style-name="P2" draw:layer="layout" svg:width="0.034cm" svg:height="0.436cm" svg:x="2.103cm" svg:y="8.343cm" svg:viewBox="0 0 35 437" draw:points="0,437 35,437 35,0 0,0">
          <text:p/>
        </draw:polygon>
        <draw:polygon draw:style-name="gr2" draw:text-style-name="P2" draw:layer="layout" svg:width="0.034cm" svg:height="0.974cm" svg:x="2.671cm" svg:y="5.35cm" svg:viewBox="0 0 35 975" draw:points="0,975 35,975 35,0 0,0">
          <text:p/>
        </draw:polygon>
        <draw:polygon draw:style-name="gr2" draw:text-style-name="P2" draw:layer="layout" svg:width="0.034cm" svg:height="0.974cm" svg:x="2.738cm" svg:y="5.35cm" svg:viewBox="0 0 35 975" draw:points="0,975 35,975 35,0 0,0">
          <text:p/>
        </draw:polygon>
        <draw:polygon draw:style-name="gr2" draw:text-style-name="P2" draw:layer="layout" svg:width="0.033cm" svg:height="0.469cm" svg:x="3.34cm" svg:y="3.937cm" svg:viewBox="0 0 34 470" draw:points="0,470 34,470 34,0 0,0">
          <text:p/>
        </draw:polygon>
        <draw:polygon draw:style-name="gr2" draw:text-style-name="P2" draw:layer="layout" svg:width="1.27cm" svg:height="0.034cm" svg:x="2.738cm" svg:y="9.63cm" svg:viewBox="0 0 1271 35" draw:points="0,35 1271,35 1271,0 0,0">
          <text:p/>
        </draw:polygon>
        <draw:polygon draw:style-name="gr2" draw:text-style-name="P2" draw:layer="layout" svg:width="0.635cm" svg:height="0.034cm" svg:x="4.254cm" svg:y="9.63cm" svg:viewBox="0 0 636 35" draw:points="0,35 636,35 636,0 0,0">
          <text:p/>
        </draw:polygon>
        <draw:polygon draw:style-name="gr2" draw:text-style-name="P2" draw:layer="layout" svg:width="0.635cm" svg:height="0.034cm" svg:x="5.135cm" svg:y="9.63cm" svg:viewBox="0 0 636 35" draw:points="0,35 636,35 636,0 0,0">
          <text:p/>
        </draw:polygon>
        <draw:polygon draw:style-name="gr2" draw:text-style-name="P2" draw:layer="layout" svg:width="0.034cm" svg:height="0.436cm" svg:x="6.582cm" svg:y="8.343cm" svg:viewBox="0 0 35 437" draw:points="0,437 35,437 35,0 0,0">
          <text:p/>
        </draw:polygon>
        <draw:polygon draw:style-name="gr2" draw:text-style-name="P2" draw:layer="layout" svg:width="0.034cm" svg:height="0.436cm" svg:x="6.65cm" svg:y="8.343cm" svg:viewBox="0 0 35 437" draw:points="0,437 35,437 35,0 0,0">
          <text:p/>
        </draw:polygon>
        <draw:polygon draw:style-name="gr2" draw:text-style-name="P2" draw:layer="layout" svg:width="0.635cm" svg:height="0.034cm" svg:x="6.015cm" svg:y="9.63cm" svg:viewBox="0 0 636 35" draw:points="0,35 636,35 636,0 0,0">
          <text:p/>
        </draw:polygon>
        <draw:polygon draw:style-name="gr2" draw:text-style-name="P2" draw:layer="layout" svg:width="0.034cm" svg:height="0.436cm" svg:x="8.487cm" svg:y="8.343cm" svg:viewBox="0 0 35 437" draw:points="0,437 35,437 35,0 0,0">
          <text:p/>
        </draw:polygon>
        <draw:polygon draw:style-name="gr2" draw:text-style-name="P2" draw:layer="layout" svg:width="0.034cm" svg:height="0.436cm" svg:x="8.555cm" svg:y="8.343cm" svg:viewBox="0 0 35 437" draw:points="0,437 35,437 35,0 0,0">
          <text:p/>
        </draw:polygon>
        <draw:polygon draw:style-name="gr2" draw:text-style-name="P2" draw:layer="layout" svg:width="1.27cm" svg:height="0.034cm" svg:x="8.555cm" svg:y="9.63cm" svg:viewBox="0 0 1271 35" draw:points="0,35 1271,35 1271,0 0,0">
          <text:p/>
        </draw:polygon>
        <draw:polygon draw:style-name="gr2" draw:text-style-name="P2" draw:layer="layout" svg:width="0.034cm" svg:height="2.049cm" svg:x="10.003cm" svg:y="2.357cm" svg:viewBox="0 0 35 2050" draw:points="0,2050 35,2050 35,0 0,0">
          <text:p/>
        </draw:polygon>
        <draw:polygon draw:style-name="gr2" draw:text-style-name="P2" draw:layer="layout" svg:width="0.033cm" svg:height="2.049cm" svg:x="10.071cm" svg:y="2.357cm" svg:viewBox="0 0 34 2050" draw:points="0,2050 34,2050 34,0 0,0">
          <text:p/>
        </draw:polygon>
        <draw:polygon draw:style-name="gr2" draw:text-style-name="P2" draw:layer="layout" svg:width="0.034cm" svg:height="0.974cm" svg:x="10.638cm" svg:y="2.357cm" svg:viewBox="0 0 35 975" draw:points="0,975 35,975 35,0 0,0">
          <text:p/>
        </draw:polygon>
        <draw:polygon draw:style-name="gr2" draw:text-style-name="P2" draw:layer="layout" svg:width="0.033cm" svg:height="0.974cm" svg:x="10.706cm" svg:y="2.357cm" svg:viewBox="0 0 34 975" draw:points="0,975 34,975 34,0 0,0">
          <text:p/>
        </draw:polygon>
        <draw:polygon draw:style-name="gr2" draw:text-style-name="P2" draw:layer="layout" svg:width="0.635cm" svg:height="0.034cm" svg:x="10.071cm" svg:y="9.63cm" svg:viewBox="0 0 636 35" draw:points="0,35 636,35 636,0 0,0">
          <text:p/>
        </draw:polygon>
        <draw:polygon draw:style-name="gr2" draw:text-style-name="P2" draw:layer="layout" svg:width="0.034cm" svg:height="0.974cm" svg:x="10.883cm" svg:y="5.35cm" svg:viewBox="0 0 35 975" draw:points="0,975 35,975 35,0 0,0">
          <text:p/>
        </draw:polygon>
        <draw:polygon draw:style-name="gr2" draw:text-style-name="P2" draw:layer="layout" svg:width="0.034cm" svg:height="0.974cm" svg:x="10.951cm" svg:y="5.35cm" svg:viewBox="0 0 35 975" draw:points="0,975 35,975 35,0 0,0">
          <text:p/>
        </draw:polygon>
        <draw:polygon draw:style-name="gr2" draw:text-style-name="P2" draw:layer="layout" svg:width="0.635cm" svg:height="0.034cm" svg:x="10.951cm" svg:y="9.63cm" svg:viewBox="0 0 636 35" draw:points="0,35 636,35 636,0 0,0">
          <text:p/>
        </draw:polygon>
        <draw:polygon draw:style-name="gr2" draw:text-style-name="P2" draw:layer="layout" svg:width="0.635cm" svg:height="0.034cm" svg:x="11.832cm" svg:y="9.63cm" svg:viewBox="0 0 636 35" draw:points="0,35 636,35 636,0 0,0">
          <text:p/>
        </draw:polygon>
        <draw:polygon draw:style-name="gr2" draw:text-style-name="P2" draw:layer="layout" svg:width="1.27cm" svg:height="0.034cm" svg:x="14.372cm" svg:y="9.63cm" svg:viewBox="0 0 1271 35" draw:points="0,35 1271,35 1271,0 0,0">
          <text:p/>
        </draw:polygon>
        <draw:polygon draw:style-name="gr2" draw:text-style-name="P2" draw:layer="layout" svg:width="0.635cm" svg:height="0.034cm" svg:x="15.887cm" svg:y="9.63cm" svg:viewBox="0 0 636 35" draw:points="0,35 636,35 636,0 0,0">
          <text:p/>
        </draw:polygon>
        <draw:polygon draw:style-name="gr2" draw:text-style-name="P2" draw:layer="layout" svg:width="0.635cm" svg:height="0.034cm" svg:x="16.768cm" svg:y="9.63cm" svg:viewBox="0 0 636 35" draw:points="0,35 636,35 636,0 0,0">
          <text:p/>
        </draw:polygon>
        <draw:polygon draw:style-name="gr2" draw:text-style-name="P2" draw:layer="layout" svg:width="0.034cm" svg:height="1.211cm" svg:x="17.614cm" svg:y="0.774cm" svg:viewBox="0 0 35 1212" draw:points="0,1212 35,1212 35,0 0,0">
          <text:p/>
        </draw:polygon>
        <draw:polygon draw:style-name="gr2" draw:text-style-name="P2" draw:layer="layout" svg:width="0.033cm" svg:height="0.436cm" svg:x="18.851cm" svg:y="8.343cm" svg:viewBox="0 0 34 437" draw:points="0,437 34,437 34,0 0,0">
          <text:p/>
        </draw:polygon>
        <draw:polygon draw:style-name="gr2" draw:text-style-name="P2" draw:layer="layout" svg:width="0.034cm" svg:height="0.436cm" svg:x="18.918cm" svg:y="8.343cm" svg:viewBox="0 0 35 437" draw:points="0,437 35,437 35,0 0,0">
          <text:p/>
        </draw:polygon>
        <draw:polygon draw:style-name="gr2" draw:text-style-name="P2" draw:layer="layout" svg:width="1.27cm" svg:height="0.033cm" svg:x="2.738cm" svg:y="10.143cm" svg:viewBox="0 0 1271 34" draw:points="0,34 1271,34 1271,0 0,0">
          <text:p/>
        </draw:polygon>
        <draw:polygon draw:style-name="gr2" draw:text-style-name="P2" draw:layer="layout" svg:width="0.635cm" svg:height="0.033cm" svg:x="4.254cm" svg:y="10.143cm" svg:viewBox="0 0 636 34" draw:points="0,34 636,34 636,0 0,0">
          <text:p/>
        </draw:polygon>
        <draw:polygon draw:style-name="gr2" draw:text-style-name="P2" draw:layer="layout" svg:width="0.635cm" svg:height="0.033cm" svg:x="5.135cm" svg:y="10.143cm" svg:viewBox="0 0 636 34" draw:points="0,34 636,34 636,0 0,0">
          <text:p/>
        </draw:polygon>
        <draw:polygon draw:style-name="gr2" draw:text-style-name="P2" draw:layer="layout" svg:width="0.635cm" svg:height="0.033cm" svg:x="6.015cm" svg:y="10.143cm" svg:viewBox="0 0 636 34" draw:points="0,34 636,34 636,0 0,0">
          <text:p/>
        </draw:polygon>
        <draw:polygon draw:style-name="gr2" draw:text-style-name="P2" draw:layer="layout" svg:width="1.27cm" svg:height="0.033cm" svg:x="8.555cm" svg:y="10.143cm" svg:viewBox="0 0 1271 34" draw:points="0,34 1271,34 1271,0 0,0">
          <text:p/>
        </draw:polygon>
        <draw:polygon draw:style-name="gr2" draw:text-style-name="P2" draw:layer="layout" svg:width="0.635cm" svg:height="0.033cm" svg:x="10.071cm" svg:y="10.143cm" svg:viewBox="0 0 636 34" draw:points="0,34 636,34 636,0 0,0">
          <text:p/>
        </draw:polygon>
        <draw:polygon draw:style-name="gr2" draw:text-style-name="P2" draw:layer="layout" svg:width="0.635cm" svg:height="0.033cm" svg:x="10.951cm" svg:y="10.143cm" svg:viewBox="0 0 636 34" draw:points="0,34 636,34 636,0 0,0">
          <text:p/>
        </draw:polygon>
        <draw:polygon draw:style-name="gr2" draw:text-style-name="P2" draw:layer="layout" svg:width="0.635cm" svg:height="0.033cm" svg:x="11.832cm" svg:y="10.143cm" svg:viewBox="0 0 636 34" draw:points="0,34 636,34 636,0 0,0">
          <text:p/>
        </draw:polygon>
        <draw:polygon draw:style-name="gr2" draw:text-style-name="P2" draw:layer="layout" svg:width="1.27cm" svg:height="0.033cm" svg:x="14.372cm" svg:y="10.143cm" svg:viewBox="0 0 1271 34" draw:points="0,34 1271,34 1271,0 0,0">
          <text:p/>
        </draw:polygon>
        <draw:polygon draw:style-name="gr2" draw:text-style-name="P2" draw:layer="layout" svg:width="0.635cm" svg:height="0.033cm" svg:x="15.887cm" svg:y="10.143cm" svg:viewBox="0 0 636 34" draw:points="0,34 636,34 636,0 0,0">
          <text:p/>
        </draw:polygon>
        <draw:polygon draw:style-name="gr2" draw:text-style-name="P2" draw:layer="layout" svg:width="0.635cm" svg:height="0.033cm" svg:x="16.768cm" svg:y="10.143cm" svg:viewBox="0 0 636 34" draw:points="0,34 636,34 636,0 0,0">
          <text:p/>
        </draw:polygon>
        <draw:polygon draw:style-name="gr2" draw:text-style-name="P2" draw:layer="layout" svg:width="1.27cm" svg:height="0.034cm" svg:x="2.738cm" svg:y="10.655cm" svg:viewBox="0 0 1271 35" draw:points="0,35 1271,35 1271,0 0,0">
          <text:p/>
        </draw:polygon>
        <draw:polygon draw:style-name="gr2" draw:text-style-name="P2" draw:layer="layout" svg:width="0.635cm" svg:height="0.034cm" svg:x="4.254cm" svg:y="10.655cm" svg:viewBox="0 0 636 35" draw:points="0,35 636,35 636,0 0,0">
          <text:p/>
        </draw:polygon>
        <draw:polygon draw:style-name="gr2" draw:text-style-name="P2" draw:layer="layout" svg:width="0.635cm" svg:height="0.034cm" svg:x="5.135cm" svg:y="10.655cm" svg:viewBox="0 0 636 35" draw:points="0,35 636,35 636,0 0,0">
          <text:p/>
        </draw:polygon>
        <draw:polygon draw:style-name="gr2" draw:text-style-name="P2" draw:layer="layout" svg:width="0.635cm" svg:height="0.034cm" svg:x="6.015cm" svg:y="10.655cm" svg:viewBox="0 0 636 35" draw:points="0,35 636,35 636,0 0,0">
          <text:p/>
        </draw:polygon>
        <draw:polygon draw:style-name="gr2" draw:text-style-name="P2" draw:layer="layout" svg:width="1.27cm" svg:height="0.034cm" svg:x="8.555cm" svg:y="10.655cm" svg:viewBox="0 0 1271 35" draw:points="0,35 1271,35 1271,0 0,0">
          <text:p/>
        </draw:polygon>
        <draw:polygon draw:style-name="gr2" draw:text-style-name="P2" draw:layer="layout" svg:width="0.635cm" svg:height="0.034cm" svg:x="10.071cm" svg:y="10.655cm" svg:viewBox="0 0 636 35" draw:points="0,35 636,35 636,0 0,0">
          <text:p/>
        </draw:polygon>
        <draw:polygon draw:style-name="gr2" draw:text-style-name="P2" draw:layer="layout" svg:width="0.635cm" svg:height="0.034cm" svg:x="10.951cm" svg:y="10.655cm" svg:viewBox="0 0 636 35" draw:points="0,35 636,35 636,0 0,0">
          <text:p/>
        </draw:polygon>
        <draw:polygon draw:style-name="gr2" draw:text-style-name="P2" draw:layer="layout" svg:width="0.635cm" svg:height="0.034cm" svg:x="11.832cm" svg:y="10.655cm" svg:viewBox="0 0 636 35" draw:points="0,35 636,35 636,0 0,0">
          <text:p/>
        </draw:polygon>
        <draw:polygon draw:style-name="gr2" draw:text-style-name="P2" draw:layer="layout" svg:width="1.27cm" svg:height="0.034cm" svg:x="14.372cm" svg:y="10.655cm" svg:viewBox="0 0 1271 35" draw:points="0,35 1271,35 1271,0 0,0">
          <text:p/>
        </draw:polygon>
        <draw:polygon draw:style-name="gr2" draw:text-style-name="P2" draw:layer="layout" svg:width="0.635cm" svg:height="0.034cm" svg:x="15.887cm" svg:y="10.655cm" svg:viewBox="0 0 636 35" draw:points="0,35 636,35 636,0 0,0">
          <text:p/>
        </draw:polygon>
        <draw:polygon draw:style-name="gr2" draw:text-style-name="P2" draw:layer="layout" svg:width="0.635cm" svg:height="0.034cm" svg:x="16.768cm" svg:y="10.655cm" svg:viewBox="0 0 636 35" draw:points="0,35 636,35 636,0 0,0">
          <text:p/>
        </draw:polygon>
        <draw:polygon draw:style-name="gr2" draw:text-style-name="P2" draw:layer="layout" svg:width="1.27cm" svg:height="0.034cm" svg:x="2.738cm" svg:y="11.167cm" svg:viewBox="0 0 1271 35" draw:points="0,35 1271,35 1271,0 0,0">
          <text:p/>
        </draw:polygon>
        <draw:polygon draw:style-name="gr2" draw:text-style-name="P2" draw:layer="layout" svg:width="0.635cm" svg:height="0.034cm" svg:x="4.254cm" svg:y="11.167cm" svg:viewBox="0 0 636 35" draw:points="0,35 636,35 636,0 0,0">
          <text:p/>
        </draw:polygon>
        <draw:polygon draw:style-name="gr2" draw:text-style-name="P2" draw:layer="layout" svg:width="0.635cm" svg:height="0.034cm" svg:x="5.135cm" svg:y="11.167cm" svg:viewBox="0 0 636 35" draw:points="0,35 636,35 636,0 0,0">
          <text:p/>
        </draw:polygon>
        <draw:polygon draw:style-name="gr2" draw:text-style-name="P2" draw:layer="layout" svg:width="0.635cm" svg:height="0.034cm" svg:x="6.015cm" svg:y="11.167cm" svg:viewBox="0 0 636 35" draw:points="0,35 636,35 636,0 0,0">
          <text:p/>
        </draw:polygon>
        <draw:polygon draw:style-name="gr2" draw:text-style-name="P2" draw:layer="layout" svg:width="1.27cm" svg:height="0.034cm" svg:x="8.555cm" svg:y="11.167cm" svg:viewBox="0 0 1271 35" draw:points="0,35 1271,35 1271,0 0,0">
          <text:p/>
        </draw:polygon>
        <draw:polygon draw:style-name="gr2" draw:text-style-name="P2" draw:layer="layout" svg:width="0.635cm" svg:height="0.034cm" svg:x="10.071cm" svg:y="11.167cm" svg:viewBox="0 0 636 35" draw:points="0,35 636,35 636,0 0,0">
          <text:p/>
        </draw:polygon>
        <draw:polygon draw:style-name="gr2" draw:text-style-name="P2" draw:layer="layout" svg:width="0.635cm" svg:height="0.034cm" svg:x="10.951cm" svg:y="11.167cm" svg:viewBox="0 0 636 35" draw:points="0,35 636,35 636,0 0,0">
          <text:p/>
        </draw:polygon>
        <draw:polygon draw:style-name="gr2" draw:text-style-name="P2" draw:layer="layout" svg:width="0.635cm" svg:height="0.034cm" svg:x="11.832cm" svg:y="11.167cm" svg:viewBox="0 0 636 35" draw:points="0,35 636,35 636,0 0,0">
          <text:p/>
        </draw:polygon>
        <draw:polygon draw:style-name="gr2" draw:text-style-name="P2" draw:layer="layout" svg:width="1.27cm" svg:height="0.034cm" svg:x="14.372cm" svg:y="11.167cm" svg:viewBox="0 0 1271 35" draw:points="0,35 1271,35 1271,0 0,0">
          <text:p/>
        </draw:polygon>
        <draw:polygon draw:style-name="gr2" draw:text-style-name="P2" draw:layer="layout" svg:width="0.635cm" svg:height="0.034cm" svg:x="15.887cm" svg:y="11.167cm" svg:viewBox="0 0 636 35" draw:points="0,35 636,35 636,0 0,0">
          <text:p/>
        </draw:polygon>
        <draw:polygon draw:style-name="gr2" draw:text-style-name="P2" draw:layer="layout" svg:width="0.635cm" svg:height="0.034cm" svg:x="16.768cm" svg:y="11.167cm" svg:viewBox="0 0 636 35" draw:points="0,35 636,35 636,0 0,0">
          <text:p/>
        </draw:polygon>
        <draw:polygon draw:style-name="gr2" draw:text-style-name="P2" draw:layer="layout" svg:width="1.27cm" svg:height="0.034cm" svg:x="2.738cm" svg:y="11.679cm" svg:viewBox="0 0 1271 35" draw:points="0,35 1271,35 1271,0 0,0">
          <text:p/>
        </draw:polygon>
        <draw:polygon draw:style-name="gr2" draw:text-style-name="P2" draw:layer="layout" svg:width="0.635cm" svg:height="0.034cm" svg:x="4.254cm" svg:y="11.679cm" svg:viewBox="0 0 636 35" draw:points="0,35 636,35 636,0 0,0">
          <text:p/>
        </draw:polygon>
        <draw:polygon draw:style-name="gr2" draw:text-style-name="P2" draw:layer="layout" svg:width="0.635cm" svg:height="0.034cm" svg:x="5.135cm" svg:y="11.679cm" svg:viewBox="0 0 636 35" draw:points="0,35 636,35 636,0 0,0">
          <text:p/>
        </draw:polygon>
        <draw:polygon draw:style-name="gr2" draw:text-style-name="P2" draw:layer="layout" svg:width="0.635cm" svg:height="0.034cm" svg:x="6.015cm" svg:y="11.679cm" svg:viewBox="0 0 636 35" draw:points="0,35 636,35 636,0 0,0">
          <text:p/>
        </draw:polygon>
        <draw:polygon draw:style-name="gr2" draw:text-style-name="P2" draw:layer="layout" svg:width="1.27cm" svg:height="0.034cm" svg:x="8.555cm" svg:y="11.679cm" svg:viewBox="0 0 1271 35" draw:points="0,35 1271,35 1271,0 0,0">
          <text:p/>
        </draw:polygon>
        <draw:polygon draw:style-name="gr2" draw:text-style-name="P2" draw:layer="layout" svg:width="0.635cm" svg:height="0.034cm" svg:x="10.071cm" svg:y="11.679cm" svg:viewBox="0 0 636 35" draw:points="0,35 636,35 636,0 0,0">
          <text:p/>
        </draw:polygon>
        <draw:polygon draw:style-name="gr2" draw:text-style-name="P2" draw:layer="layout" svg:width="0.635cm" svg:height="0.034cm" svg:x="10.951cm" svg:y="11.679cm" svg:viewBox="0 0 636 35" draw:points="0,35 636,35 636,0 0,0">
          <text:p/>
        </draw:polygon>
        <draw:polygon draw:style-name="gr2" draw:text-style-name="P2" draw:layer="layout" svg:width="0.635cm" svg:height="0.034cm" svg:x="11.832cm" svg:y="11.679cm" svg:viewBox="0 0 636 35" draw:points="0,35 636,35 636,0 0,0">
          <text:p/>
        </draw:polygon>
        <draw:polygon draw:style-name="gr2" draw:text-style-name="P2" draw:layer="layout" svg:width="1.27cm" svg:height="0.034cm" svg:x="14.372cm" svg:y="11.679cm" svg:viewBox="0 0 1271 35" draw:points="0,35 1271,35 1271,0 0,0">
          <text:p/>
        </draw:polygon>
        <draw:polygon draw:style-name="gr2" draw:text-style-name="P2" draw:layer="layout" svg:width="0.635cm" svg:height="0.034cm" svg:x="15.887cm" svg:y="11.679cm" svg:viewBox="0 0 636 35" draw:points="0,35 636,35 636,0 0,0">
          <text:p/>
        </draw:polygon>
        <draw:polygon draw:style-name="gr2" draw:text-style-name="P2" draw:layer="layout" svg:width="0.635cm" svg:height="0.034cm" svg:x="16.768cm" svg:y="11.679cm" svg:viewBox="0 0 636 35" draw:points="0,35 636,35 636,0 0,0">
          <text:p/>
        </draw:polygon>
        <draw:polygon draw:style-name="gr2" draw:text-style-name="P2" draw:layer="layout" svg:width="1.27cm" svg:height="0.034cm" svg:x="2.738cm" svg:y="12.191cm" svg:viewBox="0 0 1271 35" draw:points="0,35 1271,35 1271,0 0,0">
          <text:p/>
        </draw:polygon>
        <draw:polygon draw:style-name="gr2" draw:text-style-name="P2" draw:layer="layout" svg:width="0.635cm" svg:height="0.034cm" svg:x="4.254cm" svg:y="12.191cm" svg:viewBox="0 0 636 35" draw:points="0,35 636,35 636,0 0,0">
          <text:p/>
        </draw:polygon>
        <draw:polygon draw:style-name="gr2" draw:text-style-name="P2" draw:layer="layout" svg:width="0.635cm" svg:height="0.034cm" svg:x="5.135cm" svg:y="12.191cm" svg:viewBox="0 0 636 35" draw:points="0,35 636,35 636,0 0,0">
          <text:p/>
        </draw:polygon>
        <draw:polygon draw:style-name="gr2" draw:text-style-name="P2" draw:layer="layout" svg:width="0.635cm" svg:height="0.034cm" svg:x="6.015cm" svg:y="12.191cm" svg:viewBox="0 0 636 35" draw:points="0,35 636,35 636,0 0,0">
          <text:p/>
        </draw:polygon>
        <draw:polygon draw:style-name="gr2" draw:text-style-name="P2" draw:layer="layout" svg:width="1.27cm" svg:height="0.034cm" svg:x="8.555cm" svg:y="12.191cm" svg:viewBox="0 0 1271 35" draw:points="0,35 1271,35 1271,0 0,0">
          <text:p/>
        </draw:polygon>
        <draw:polygon draw:style-name="gr2" draw:text-style-name="P2" draw:layer="layout" svg:width="0.635cm" svg:height="0.034cm" svg:x="10.071cm" svg:y="12.191cm" svg:viewBox="0 0 636 35" draw:points="0,35 636,35 636,0 0,0">
          <text:p/>
        </draw:polygon>
        <draw:polygon draw:style-name="gr2" draw:text-style-name="P2" draw:layer="layout" svg:width="0.635cm" svg:height="0.034cm" svg:x="10.951cm" svg:y="12.191cm" svg:viewBox="0 0 636 35" draw:points="0,35 636,35 636,0 0,0">
          <text:p/>
        </draw:polygon>
        <draw:polygon draw:style-name="gr2" draw:text-style-name="P2" draw:layer="layout" svg:width="0.635cm" svg:height="0.034cm" svg:x="11.832cm" svg:y="12.191cm" svg:viewBox="0 0 636 35" draw:points="0,35 636,35 636,0 0,0">
          <text:p/>
        </draw:polygon>
        <draw:polygon draw:style-name="gr2" draw:text-style-name="P2" draw:layer="layout" svg:width="1.27cm" svg:height="0.034cm" svg:x="14.372cm" svg:y="12.191cm" svg:viewBox="0 0 1271 35" draw:points="0,35 1271,35 1271,0 0,0">
          <text:p/>
        </draw:polygon>
        <draw:polygon draw:style-name="gr2" draw:text-style-name="P2" draw:layer="layout" svg:width="0.635cm" svg:height="0.034cm" svg:x="15.887cm" svg:y="12.191cm" svg:viewBox="0 0 636 35" draw:points="0,35 636,35 636,0 0,0">
          <text:p/>
        </draw:polygon>
        <draw:polygon draw:style-name="gr2" draw:text-style-name="P2" draw:layer="layout" svg:width="0.635cm" svg:height="0.034cm" svg:x="16.768cm" svg:y="12.191cm" svg:viewBox="0 0 636 35" draw:points="0,35 636,35 636,0 0,0">
          <text:p/>
        </draw:polygon>
        <draw:polygon draw:style-name="gr2" draw:text-style-name="P2" draw:layer="layout" svg:width="1.27cm" svg:height="0.034cm" svg:x="2.738cm" svg:y="12.704cm" svg:viewBox="0 0 1271 35" draw:points="0,35 1271,35 1271,0 0,0">
          <text:p/>
        </draw:polygon>
        <draw:polygon draw:style-name="gr2" draw:text-style-name="P2" draw:layer="layout" svg:width="0.635cm" svg:height="0.034cm" svg:x="4.254cm" svg:y="12.704cm" svg:viewBox="0 0 636 35" draw:points="0,35 636,35 636,0 0,0">
          <text:p/>
        </draw:polygon>
        <draw:polygon draw:style-name="gr2" draw:text-style-name="P2" draw:layer="layout" svg:width="0.635cm" svg:height="0.034cm" svg:x="5.135cm" svg:y="12.704cm" svg:viewBox="0 0 636 35" draw:points="0,35 636,35 636,0 0,0">
          <text:p/>
        </draw:polygon>
        <draw:polygon draw:style-name="gr2" draw:text-style-name="P2" draw:layer="layout" svg:width="0.635cm" svg:height="0.034cm" svg:x="6.015cm" svg:y="12.704cm" svg:viewBox="0 0 636 35" draw:points="0,35 636,35 636,0 0,0">
          <text:p/>
        </draw:polygon>
        <draw:polygon draw:style-name="gr2" draw:text-style-name="P2" draw:layer="layout" svg:width="1.27cm" svg:height="0.034cm" svg:x="8.555cm" svg:y="12.704cm" svg:viewBox="0 0 1271 35" draw:points="0,35 1271,35 1271,0 0,0">
          <text:p/>
        </draw:polygon>
        <draw:polygon draw:style-name="gr2" draw:text-style-name="P2" draw:layer="layout" svg:width="0.635cm" svg:height="0.034cm" svg:x="10.071cm" svg:y="12.704cm" svg:viewBox="0 0 636 35" draw:points="0,35 636,35 636,0 0,0">
          <text:p/>
        </draw:polygon>
        <draw:polygon draw:style-name="gr2" draw:text-style-name="P2" draw:layer="layout" svg:width="0.635cm" svg:height="0.034cm" svg:x="10.951cm" svg:y="12.704cm" svg:viewBox="0 0 636 35" draw:points="0,35 636,35 636,0 0,0">
          <text:p/>
        </draw:polygon>
        <draw:polygon draw:style-name="gr2" draw:text-style-name="P2" draw:layer="layout" svg:width="0.635cm" svg:height="0.034cm" svg:x="11.832cm" svg:y="12.704cm" svg:viewBox="0 0 636 35" draw:points="0,35 636,35 636,0 0,0">
          <text:p/>
        </draw:polygon>
        <draw:polygon draw:style-name="gr2" draw:text-style-name="P2" draw:layer="layout" svg:width="1.27cm" svg:height="0.034cm" svg:x="14.372cm" svg:y="12.704cm" svg:viewBox="0 0 1271 35" draw:points="0,35 1271,35 1271,0 0,0">
          <text:p/>
        </draw:polygon>
        <draw:polygon draw:style-name="gr2" draw:text-style-name="P2" draw:layer="layout" svg:width="0.635cm" svg:height="0.034cm" svg:x="15.887cm" svg:y="12.704cm" svg:viewBox="0 0 636 35" draw:points="0,35 636,35 636,0 0,0">
          <text:p/>
        </draw:polygon>
        <draw:polygon draw:style-name="gr2" draw:text-style-name="P2" draw:layer="layout" svg:width="0.635cm" svg:height="0.034cm" svg:x="16.768cm" svg:y="12.704cm" svg:viewBox="0 0 636 35" draw:points="0,35 636,35 636,0 0,0">
          <text:p/>
        </draw:polygon>
        <draw:polygon draw:style-name="gr2" draw:text-style-name="P2" draw:layer="layout" svg:width="1.27cm" svg:height="0.035cm" svg:x="2.738cm" svg:y="13.216cm" svg:viewBox="0 0 1271 36" draw:points="0,36 1271,36 1271,0 0,0">
          <text:p/>
        </draw:polygon>
        <draw:polygon draw:style-name="gr2" draw:text-style-name="P2" draw:layer="layout" svg:width="0.635cm" svg:height="0.035cm" svg:x="4.254cm" svg:y="13.216cm" svg:viewBox="0 0 636 36" draw:points="0,36 636,36 636,0 0,0">
          <text:p/>
        </draw:polygon>
        <draw:polygon draw:style-name="gr2" draw:text-style-name="P2" draw:layer="layout" svg:width="0.635cm" svg:height="0.035cm" svg:x="5.135cm" svg:y="13.216cm" svg:viewBox="0 0 636 36" draw:points="0,36 636,36 636,0 0,0">
          <text:p/>
        </draw:polygon>
        <draw:polygon draw:style-name="gr2" draw:text-style-name="P2" draw:layer="layout" svg:width="0.635cm" svg:height="0.035cm" svg:x="6.015cm" svg:y="13.216cm" svg:viewBox="0 0 636 36" draw:points="0,36 636,36 636,0 0,0">
          <text:p/>
        </draw:polygon>
        <draw:polygon draw:style-name="gr2" draw:text-style-name="P2" draw:layer="layout" svg:width="1.27cm" svg:height="0.035cm" svg:x="8.555cm" svg:y="13.216cm" svg:viewBox="0 0 1271 36" draw:points="0,36 1271,36 1271,0 0,0">
          <text:p/>
        </draw:polygon>
        <draw:polygon draw:style-name="gr2" draw:text-style-name="P2" draw:layer="layout" svg:width="0.635cm" svg:height="0.035cm" svg:x="10.071cm" svg:y="13.216cm" svg:viewBox="0 0 636 36" draw:points="0,36 636,36 636,0 0,0">
          <text:p/>
        </draw:polygon>
        <draw:polygon draw:style-name="gr2" draw:text-style-name="P2" draw:layer="layout" svg:width="0.635cm" svg:height="0.035cm" svg:x="10.951cm" svg:y="13.216cm" svg:viewBox="0 0 636 36" draw:points="0,36 636,36 636,0 0,0">
          <text:p/>
        </draw:polygon>
        <draw:polygon draw:style-name="gr2" draw:text-style-name="P2" draw:layer="layout" svg:width="0.635cm" svg:height="0.035cm" svg:x="11.832cm" svg:y="13.216cm" svg:viewBox="0 0 636 36" draw:points="0,36 636,36 636,0 0,0">
          <text:p/>
        </draw:polygon>
        <draw:polygon draw:style-name="gr2" draw:text-style-name="P2" draw:layer="layout" svg:width="1.27cm" svg:height="0.035cm" svg:x="14.372cm" svg:y="13.216cm" svg:viewBox="0 0 1271 36" draw:points="0,36 1271,36 1271,0 0,0">
          <text:p/>
        </draw:polygon>
        <draw:polygon draw:style-name="gr2" draw:text-style-name="P2" draw:layer="layout" svg:width="0.635cm" svg:height="0.035cm" svg:x="15.887cm" svg:y="13.216cm" svg:viewBox="0 0 636 36" draw:points="0,36 636,36 636,0 0,0">
          <text:p/>
        </draw:polygon>
        <draw:polygon draw:style-name="gr2" draw:text-style-name="P2" draw:layer="layout" svg:width="0.635cm" svg:height="0.035cm" svg:x="16.768cm" svg:y="13.216cm" svg:viewBox="0 0 636 36" draw:points="0,36 636,36 636,0 0,0">
          <text:p/>
        </draw:polygon>
        <draw:polygon draw:style-name="gr2" draw:text-style-name="P2" draw:layer="layout" svg:width="1.27cm" svg:height="0.034cm" svg:x="2.738cm" svg:y="13.728cm" svg:viewBox="0 0 1271 35" draw:points="0,35 1271,35 1271,0 0,0">
          <text:p/>
        </draw:polygon>
        <draw:polygon draw:style-name="gr2" draw:text-style-name="P2" draw:layer="layout" svg:width="0.635cm" svg:height="0.034cm" svg:x="4.254cm" svg:y="13.728cm" svg:viewBox="0 0 636 35" draw:points="0,35 636,35 636,0 0,0">
          <text:p/>
        </draw:polygon>
        <draw:polygon draw:style-name="gr2" draw:text-style-name="P2" draw:layer="layout" svg:width="0.635cm" svg:height="0.034cm" svg:x="5.135cm" svg:y="13.728cm" svg:viewBox="0 0 636 35" draw:points="0,35 636,35 636,0 0,0">
          <text:p/>
        </draw:polygon>
        <draw:polygon draw:style-name="gr2" draw:text-style-name="P2" draw:layer="layout" svg:width="0.635cm" svg:height="0.034cm" svg:x="6.015cm" svg:y="13.728cm" svg:viewBox="0 0 636 35" draw:points="0,35 636,35 636,0 0,0">
          <text:p/>
        </draw:polygon>
        <draw:polygon draw:style-name="gr2" draw:text-style-name="P2" draw:layer="layout" svg:width="1.27cm" svg:height="0.034cm" svg:x="8.555cm" svg:y="13.728cm" svg:viewBox="0 0 1271 35" draw:points="0,35 1271,35 1271,0 0,0">
          <text:p/>
        </draw:polygon>
        <draw:polygon draw:style-name="gr2" draw:text-style-name="P2" draw:layer="layout" svg:width="0.635cm" svg:height="0.034cm" svg:x="10.071cm" svg:y="13.728cm" svg:viewBox="0 0 636 35" draw:points="0,35 636,35 636,0 0,0">
          <text:p/>
        </draw:polygon>
        <draw:polygon draw:style-name="gr2" draw:text-style-name="P2" draw:layer="layout" svg:width="0.635cm" svg:height="0.034cm" svg:x="10.951cm" svg:y="13.728cm" svg:viewBox="0 0 636 35" draw:points="0,35 636,35 636,0 0,0">
          <text:p/>
        </draw:polygon>
        <draw:polygon draw:style-name="gr2" draw:text-style-name="P2" draw:layer="layout" svg:width="0.635cm" svg:height="0.034cm" svg:x="11.832cm" svg:y="13.728cm" svg:viewBox="0 0 636 35" draw:points="0,35 636,35 636,0 0,0">
          <text:p/>
        </draw:polygon>
        <draw:polygon draw:style-name="gr2" draw:text-style-name="P2" draw:layer="layout" svg:width="1.27cm" svg:height="0.034cm" svg:x="14.372cm" svg:y="13.728cm" svg:viewBox="0 0 1271 35" draw:points="0,35 1271,35 1271,0 0,0">
          <text:p/>
        </draw:polygon>
        <draw:polygon draw:style-name="gr2" draw:text-style-name="P2" draw:layer="layout" svg:width="0.635cm" svg:height="0.034cm" svg:x="15.887cm" svg:y="13.728cm" svg:viewBox="0 0 636 35" draw:points="0,35 636,35 636,0 0,0">
          <text:p/>
        </draw:polygon>
        <draw:polygon draw:style-name="gr2" draw:text-style-name="P2" draw:layer="layout" svg:width="0.635cm" svg:height="0.034cm" svg:x="16.768cm" svg:y="13.728cm" svg:viewBox="0 0 636 35" draw:points="0,35 636,35 636,0 0,0">
          <text:p/>
        </draw:polygon>
        <draw:polygon draw:style-name="gr2" draw:text-style-name="P2" draw:layer="layout" svg:width="1.27cm" svg:height="0.034cm" svg:x="2.738cm" svg:y="14.24cm" svg:viewBox="0 0 1271 35" draw:points="0,35 1271,35 1271,0 0,0">
          <text:p/>
        </draw:polygon>
        <draw:polygon draw:style-name="gr2" draw:text-style-name="P2" draw:layer="layout" svg:width="0.635cm" svg:height="0.034cm" svg:x="4.254cm" svg:y="14.24cm" svg:viewBox="0 0 636 35" draw:points="0,35 636,35 636,0 0,0">
          <text:p/>
        </draw:polygon>
        <draw:polygon draw:style-name="gr2" draw:text-style-name="P2" draw:layer="layout" svg:width="0.635cm" svg:height="0.034cm" svg:x="5.135cm" svg:y="14.24cm" svg:viewBox="0 0 636 35" draw:points="0,35 636,35 636,0 0,0">
          <text:p/>
        </draw:polygon>
        <draw:polygon draw:style-name="gr2" draw:text-style-name="P2" draw:layer="layout" svg:width="0.635cm" svg:height="0.034cm" svg:x="6.015cm" svg:y="14.24cm" svg:viewBox="0 0 636 35" draw:points="0,35 636,35 636,0 0,0">
          <text:p/>
        </draw:polygon>
        <draw:polygon draw:style-name="gr2" draw:text-style-name="P2" draw:layer="layout" svg:width="1.27cm" svg:height="0.034cm" svg:x="8.555cm" svg:y="14.24cm" svg:viewBox="0 0 1271 35" draw:points="0,35 1271,35 1271,0 0,0">
          <text:p/>
        </draw:polygon>
        <draw:polygon draw:style-name="gr2" draw:text-style-name="P2" draw:layer="layout" svg:width="0.635cm" svg:height="0.034cm" svg:x="10.071cm" svg:y="14.24cm" svg:viewBox="0 0 636 35" draw:points="0,35 636,35 636,0 0,0">
          <text:p/>
        </draw:polygon>
        <draw:polygon draw:style-name="gr2" draw:text-style-name="P2" draw:layer="layout" svg:width="0.635cm" svg:height="0.034cm" svg:x="10.951cm" svg:y="14.24cm" svg:viewBox="0 0 636 35" draw:points="0,35 636,35 636,0 0,0">
          <text:p/>
        </draw:polygon>
        <draw:polygon draw:style-name="gr2" draw:text-style-name="P2" draw:layer="layout" svg:width="0.635cm" svg:height="0.034cm" svg:x="11.832cm" svg:y="14.24cm" svg:viewBox="0 0 636 35" draw:points="0,35 636,35 636,0 0,0">
          <text:p/>
        </draw:polygon>
        <draw:polygon draw:style-name="gr2" draw:text-style-name="P2" draw:layer="layout" svg:width="1.27cm" svg:height="0.034cm" svg:x="14.372cm" svg:y="14.24cm" svg:viewBox="0 0 1271 35" draw:points="0,35 1271,35 1271,0 0,0">
          <text:p/>
        </draw:polygon>
        <draw:polygon draw:style-name="gr2" draw:text-style-name="P2" draw:layer="layout" svg:width="0.635cm" svg:height="0.034cm" svg:x="15.887cm" svg:y="14.24cm" svg:viewBox="0 0 636 35" draw:points="0,35 636,35 636,0 0,0">
          <text:p/>
        </draw:polygon>
        <draw:polygon draw:style-name="gr2" draw:text-style-name="P2" draw:layer="layout" svg:width="0.635cm" svg:height="0.034cm" svg:x="16.768cm" svg:y="14.24cm" svg:viewBox="0 0 636 35" draw:points="0,35 636,35 636,0 0,0">
          <text:p/>
        </draw:polygon>
        <draw:polygon draw:style-name="gr2" draw:text-style-name="P2" draw:layer="layout" svg:width="1.27cm" svg:height="0.034cm" svg:x="2.738cm" svg:y="14.753cm" svg:viewBox="0 0 1271 35" draw:points="0,35 1271,35 1271,0 0,0">
          <text:p/>
        </draw:polygon>
        <draw:polygon draw:style-name="gr2" draw:text-style-name="P2" draw:layer="layout" svg:width="0.635cm" svg:height="0.034cm" svg:x="4.254cm" svg:y="14.753cm" svg:viewBox="0 0 636 35" draw:points="0,35 636,35 636,0 0,0">
          <text:p/>
        </draw:polygon>
        <draw:polygon draw:style-name="gr2" draw:text-style-name="P2" draw:layer="layout" svg:width="0.635cm" svg:height="0.034cm" svg:x="5.135cm" svg:y="14.753cm" svg:viewBox="0 0 636 35" draw:points="0,35 636,35 636,0 0,0">
          <text:p/>
        </draw:polygon>
        <draw:polygon draw:style-name="gr2" draw:text-style-name="P2" draw:layer="layout" svg:width="0.635cm" svg:height="0.034cm" svg:x="6.015cm" svg:y="14.753cm" svg:viewBox="0 0 636 35" draw:points="0,35 636,35 636,0 0,0">
          <text:p/>
        </draw:polygon>
        <draw:polygon draw:style-name="gr2" draw:text-style-name="P2" draw:layer="layout" svg:width="1.27cm" svg:height="0.034cm" svg:x="8.555cm" svg:y="14.753cm" svg:viewBox="0 0 1271 35" draw:points="0,35 1271,35 1271,0 0,0">
          <text:p/>
        </draw:polygon>
        <draw:polygon draw:style-name="gr2" draw:text-style-name="P2" draw:layer="layout" svg:width="0.635cm" svg:height="0.034cm" svg:x="10.071cm" svg:y="14.753cm" svg:viewBox="0 0 636 35" draw:points="0,35 636,35 636,0 0,0">
          <text:p/>
        </draw:polygon>
        <draw:polygon draw:style-name="gr2" draw:text-style-name="P2" draw:layer="layout" svg:width="0.635cm" svg:height="0.034cm" svg:x="10.951cm" svg:y="14.753cm" svg:viewBox="0 0 636 35" draw:points="0,35 636,35 636,0 0,0">
          <text:p/>
        </draw:polygon>
        <draw:polygon draw:style-name="gr2" draw:text-style-name="P2" draw:layer="layout" svg:width="0.635cm" svg:height="0.034cm" svg:x="11.832cm" svg:y="14.753cm" svg:viewBox="0 0 636 35" draw:points="0,35 636,35 636,0 0,0">
          <text:p/>
        </draw:polygon>
        <draw:polygon draw:style-name="gr2" draw:text-style-name="P2" draw:layer="layout" svg:width="1.27cm" svg:height="0.034cm" svg:x="14.372cm" svg:y="14.753cm" svg:viewBox="0 0 1271 35" draw:points="0,35 1271,35 1271,0 0,0">
          <text:p/>
        </draw:polygon>
        <draw:polygon draw:style-name="gr2" draw:text-style-name="P2" draw:layer="layout" svg:width="0.635cm" svg:height="0.034cm" svg:x="15.887cm" svg:y="14.753cm" svg:viewBox="0 0 636 35" draw:points="0,35 636,35 636,0 0,0">
          <text:p/>
        </draw:polygon>
        <draw:polygon draw:style-name="gr2" draw:text-style-name="P2" draw:layer="layout" svg:width="0.635cm" svg:height="0.034cm" svg:x="16.768cm" svg:y="14.753cm" svg:viewBox="0 0 636 35" draw:points="0,35 636,35 636,0 0,0">
          <text:p/>
        </draw:polygon>
        <draw:polygon draw:style-name="gr2" draw:text-style-name="P2" draw:layer="layout" svg:width="1.27cm" svg:height="0.034cm" svg:x="2.738cm" svg:y="15.265cm" svg:viewBox="0 0 1271 35" draw:points="0,35 1271,35 1271,0 0,0">
          <text:p/>
        </draw:polygon>
        <draw:polygon draw:style-name="gr2" draw:text-style-name="P2" draw:layer="layout" svg:width="0.635cm" svg:height="0.034cm" svg:x="4.254cm" svg:y="15.265cm" svg:viewBox="0 0 636 35" draw:points="0,35 636,35 636,0 0,0">
          <text:p/>
        </draw:polygon>
        <draw:polygon draw:style-name="gr2" draw:text-style-name="P2" draw:layer="layout" svg:width="0.635cm" svg:height="0.034cm" svg:x="5.135cm" svg:y="15.265cm" svg:viewBox="0 0 636 35" draw:points="0,35 636,35 636,0 0,0">
          <text:p/>
        </draw:polygon>
        <draw:polygon draw:style-name="gr2" draw:text-style-name="P2" draw:layer="layout" svg:width="0.635cm" svg:height="0.034cm" svg:x="6.015cm" svg:y="15.265cm" svg:viewBox="0 0 636 35" draw:points="0,35 636,35 636,0 0,0">
          <text:p/>
        </draw:polygon>
        <draw:polygon draw:style-name="gr2" draw:text-style-name="P2" draw:layer="layout" svg:width="1.27cm" svg:height="0.034cm" svg:x="8.555cm" svg:y="15.265cm" svg:viewBox="0 0 1271 35" draw:points="0,35 1271,35 1271,0 0,0">
          <text:p/>
        </draw:polygon>
        <draw:polygon draw:style-name="gr2" draw:text-style-name="P2" draw:layer="layout" svg:width="0.635cm" svg:height="0.034cm" svg:x="10.071cm" svg:y="15.265cm" svg:viewBox="0 0 636 35" draw:points="0,35 636,35 636,0 0,0">
          <text:p/>
        </draw:polygon>
        <draw:polygon draw:style-name="gr2" draw:text-style-name="P2" draw:layer="layout" svg:width="0.635cm" svg:height="0.034cm" svg:x="10.951cm" svg:y="15.265cm" svg:viewBox="0 0 636 35" draw:points="0,35 636,35 636,0 0,0">
          <text:p/>
        </draw:polygon>
        <draw:polygon draw:style-name="gr2" draw:text-style-name="P2" draw:layer="layout" svg:width="0.635cm" svg:height="0.034cm" svg:x="11.832cm" svg:y="15.265cm" svg:viewBox="0 0 636 35" draw:points="0,35 636,35 636,0 0,0">
          <text:p/>
        </draw:polygon>
        <draw:polygon draw:style-name="gr2" draw:text-style-name="P2" draw:layer="layout" svg:width="1.27cm" svg:height="0.034cm" svg:x="14.372cm" svg:y="15.265cm" svg:viewBox="0 0 1271 35" draw:points="0,35 1271,35 1271,0 0,0">
          <text:p/>
        </draw:polygon>
        <draw:polygon draw:style-name="gr2" draw:text-style-name="P2" draw:layer="layout" svg:width="0.635cm" svg:height="0.034cm" svg:x="15.887cm" svg:y="15.265cm" svg:viewBox="0 0 636 35" draw:points="0,35 636,35 636,0 0,0">
          <text:p/>
        </draw:polygon>
        <draw:polygon draw:style-name="gr2" draw:text-style-name="P2" draw:layer="layout" svg:width="0.635cm" svg:height="0.034cm" svg:x="16.768cm" svg:y="15.265cm" svg:viewBox="0 0 636 35" draw:points="0,35 636,35 636,0 0,0">
          <text:p/>
        </draw:polygon>
        <draw:polygon draw:style-name="gr2" draw:text-style-name="P2" draw:layer="layout" svg:width="1.27cm" svg:height="0.034cm" svg:x="2.738cm" svg:y="15.777cm" svg:viewBox="0 0 1271 35" draw:points="0,35 1271,35 1271,0 0,0">
          <text:p/>
        </draw:polygon>
        <draw:polygon draw:style-name="gr2" draw:text-style-name="P2" draw:layer="layout" svg:width="0.635cm" svg:height="0.034cm" svg:x="4.254cm" svg:y="15.777cm" svg:viewBox="0 0 636 35" draw:points="0,35 636,35 636,0 0,0">
          <text:p/>
        </draw:polygon>
        <draw:polygon draw:style-name="gr2" draw:text-style-name="P2" draw:layer="layout" svg:width="0.635cm" svg:height="0.034cm" svg:x="5.135cm" svg:y="15.777cm" svg:viewBox="0 0 636 35" draw:points="0,35 636,35 636,0 0,0">
          <text:p/>
        </draw:polygon>
        <draw:polygon draw:style-name="gr2" draw:text-style-name="P2" draw:layer="layout" svg:width="0.635cm" svg:height="0.034cm" svg:x="6.015cm" svg:y="15.777cm" svg:viewBox="0 0 636 35" draw:points="0,35 636,35 636,0 0,0">
          <text:p/>
        </draw:polygon>
        <draw:polygon draw:style-name="gr2" draw:text-style-name="P2" draw:layer="layout" svg:width="1.27cm" svg:height="0.034cm" svg:x="8.555cm" svg:y="15.777cm" svg:viewBox="0 0 1271 35" draw:points="0,35 1271,35 1271,0 0,0">
          <text:p/>
        </draw:polygon>
        <draw:polygon draw:style-name="gr2" draw:text-style-name="P2" draw:layer="layout" svg:width="0.635cm" svg:height="0.034cm" svg:x="10.071cm" svg:y="15.777cm" svg:viewBox="0 0 636 35" draw:points="0,35 636,35 636,0 0,0">
          <text:p/>
        </draw:polygon>
        <draw:polygon draw:style-name="gr2" draw:text-style-name="P2" draw:layer="layout" svg:width="0.635cm" svg:height="0.034cm" svg:x="10.951cm" svg:y="15.777cm" svg:viewBox="0 0 636 35" draw:points="0,35 636,35 636,0 0,0">
          <text:p/>
        </draw:polygon>
        <draw:polygon draw:style-name="gr2" draw:text-style-name="P2" draw:layer="layout" svg:width="0.635cm" svg:height="0.034cm" svg:x="11.832cm" svg:y="15.777cm" svg:viewBox="0 0 636 35" draw:points="0,35 636,35 636,0 0,0">
          <text:p/>
        </draw:polygon>
        <draw:polygon draw:style-name="gr2" draw:text-style-name="P2" draw:layer="layout" svg:width="1.27cm" svg:height="0.034cm" svg:x="14.372cm" svg:y="15.777cm" svg:viewBox="0 0 1271 35" draw:points="0,35 1271,35 1271,0 0,0">
          <text:p/>
        </draw:polygon>
        <draw:polygon draw:style-name="gr2" draw:text-style-name="P2" draw:layer="layout" svg:width="0.635cm" svg:height="0.034cm" svg:x="15.887cm" svg:y="15.777cm" svg:viewBox="0 0 636 35" draw:points="0,35 636,35 636,0 0,0">
          <text:p/>
        </draw:polygon>
        <draw:polygon draw:style-name="gr2" draw:text-style-name="P2" draw:layer="layout" svg:width="0.635cm" svg:height="0.034cm" svg:x="16.768cm" svg:y="15.777cm" svg:viewBox="0 0 636 35" draw:points="0,35 636,35 636,0 0,0">
          <text:p/>
        </draw:polygon>
        <draw:polygon draw:style-name="gr2" draw:text-style-name="P2" draw:layer="layout" svg:width="1.27cm" svg:height="0.034cm" svg:x="2.738cm" svg:y="16.289cm" svg:viewBox="0 0 1271 35" draw:points="0,35 1271,35 1271,0 0,0">
          <text:p/>
        </draw:polygon>
        <draw:polygon draw:style-name="gr2" draw:text-style-name="P2" draw:layer="layout" svg:width="0.635cm" svg:height="0.034cm" svg:x="4.254cm" svg:y="16.289cm" svg:viewBox="0 0 636 35" draw:points="0,35 636,35 636,0 0,0">
          <text:p/>
        </draw:polygon>
        <draw:polygon draw:style-name="gr2" draw:text-style-name="P2" draw:layer="layout" svg:width="0.635cm" svg:height="0.034cm" svg:x="5.135cm" svg:y="16.289cm" svg:viewBox="0 0 636 35" draw:points="0,35 636,35 636,0 0,0">
          <text:p/>
        </draw:polygon>
        <draw:polygon draw:style-name="gr2" draw:text-style-name="P2" draw:layer="layout" svg:width="0.635cm" svg:height="0.034cm" svg:x="6.015cm" svg:y="16.289cm" svg:viewBox="0 0 636 35" draw:points="0,35 636,35 636,0 0,0">
          <text:p/>
        </draw:polygon>
        <draw:polygon draw:style-name="gr2" draw:text-style-name="P2" draw:layer="layout" svg:width="1.27cm" svg:height="0.034cm" svg:x="8.555cm" svg:y="16.289cm" svg:viewBox="0 0 1271 35" draw:points="0,35 1271,35 1271,0 0,0">
          <text:p/>
        </draw:polygon>
        <draw:polygon draw:style-name="gr2" draw:text-style-name="P2" draw:layer="layout" svg:width="0.635cm" svg:height="0.034cm" svg:x="10.071cm" svg:y="16.289cm" svg:viewBox="0 0 636 35" draw:points="0,35 636,35 636,0 0,0">
          <text:p/>
        </draw:polygon>
        <draw:polygon draw:style-name="gr2" draw:text-style-name="P2" draw:layer="layout" svg:width="0.635cm" svg:height="0.034cm" svg:x="10.951cm" svg:y="16.289cm" svg:viewBox="0 0 636 35" draw:points="0,35 636,35 636,0 0,0">
          <text:p/>
        </draw:polygon>
        <draw:polygon draw:style-name="gr2" draw:text-style-name="P2" draw:layer="layout" svg:width="0.635cm" svg:height="0.034cm" svg:x="11.832cm" svg:y="16.289cm" svg:viewBox="0 0 636 35" draw:points="0,35 636,35 636,0 0,0">
          <text:p/>
        </draw:polygon>
        <draw:polygon draw:style-name="gr2" draw:text-style-name="P2" draw:layer="layout" svg:width="1.27cm" svg:height="0.034cm" svg:x="14.372cm" svg:y="16.289cm" svg:viewBox="0 0 1271 35" draw:points="0,35 1271,35 1271,0 0,0">
          <text:p/>
        </draw:polygon>
        <draw:polygon draw:style-name="gr2" draw:text-style-name="P2" draw:layer="layout" svg:width="0.635cm" svg:height="0.034cm" svg:x="15.887cm" svg:y="16.289cm" svg:viewBox="0 0 636 35" draw:points="0,35 636,35 636,0 0,0">
          <text:p/>
        </draw:polygon>
        <draw:polygon draw:style-name="gr2" draw:text-style-name="P2" draw:layer="layout" svg:width="0.635cm" svg:height="0.034cm" svg:x="16.768cm" svg:y="16.289cm" svg:viewBox="0 0 636 35" draw:points="0,35 636,35 636,0 0,0">
          <text:p/>
        </draw:polygon>
        <draw:polygon draw:style-name="gr2" draw:text-style-name="P2" draw:layer="layout" svg:width="1.27cm" svg:height="0.033cm" svg:x="2.738cm" svg:y="16.802cm" svg:viewBox="0 0 1271 34" draw:points="0,34 1271,34 1271,0 0,0">
          <text:p/>
        </draw:polygon>
        <draw:polygon draw:style-name="gr2" draw:text-style-name="P2" draw:layer="layout" svg:width="0.635cm" svg:height="0.033cm" svg:x="4.254cm" svg:y="16.802cm" svg:viewBox="0 0 636 34" draw:points="0,34 636,34 636,0 0,0">
          <text:p/>
        </draw:polygon>
        <draw:polygon draw:style-name="gr2" draw:text-style-name="P2" draw:layer="layout" svg:width="0.635cm" svg:height="0.033cm" svg:x="5.135cm" svg:y="16.802cm" svg:viewBox="0 0 636 34" draw:points="0,34 636,34 636,0 0,0">
          <text:p/>
        </draw:polygon>
        <draw:polygon draw:style-name="gr2" draw:text-style-name="P2" draw:layer="layout" svg:width="0.635cm" svg:height="0.033cm" svg:x="6.015cm" svg:y="16.802cm" svg:viewBox="0 0 636 34" draw:points="0,34 636,34 636,0 0,0">
          <text:p/>
        </draw:polygon>
        <draw:polygon draw:style-name="gr2" draw:text-style-name="P2" draw:layer="layout" svg:width="1.27cm" svg:height="0.033cm" svg:x="8.555cm" svg:y="16.802cm" svg:viewBox="0 0 1271 34" draw:points="0,34 1271,34 1271,0 0,0">
          <text:p/>
        </draw:polygon>
        <draw:polygon draw:style-name="gr2" draw:text-style-name="P2" draw:layer="layout" svg:width="0.635cm" svg:height="0.033cm" svg:x="10.071cm" svg:y="16.802cm" svg:viewBox="0 0 636 34" draw:points="0,34 636,34 636,0 0,0">
          <text:p/>
        </draw:polygon>
        <draw:polygon draw:style-name="gr2" draw:text-style-name="P2" draw:layer="layout" svg:width="0.635cm" svg:height="0.033cm" svg:x="10.951cm" svg:y="16.802cm" svg:viewBox="0 0 636 34" draw:points="0,34 636,34 636,0 0,0">
          <text:p/>
        </draw:polygon>
        <draw:polygon draw:style-name="gr2" draw:text-style-name="P2" draw:layer="layout" svg:width="0.635cm" svg:height="0.033cm" svg:x="11.832cm" svg:y="16.802cm" svg:viewBox="0 0 636 34" draw:points="0,34 636,34 636,0 0,0">
          <text:p/>
        </draw:polygon>
        <draw:polygon draw:style-name="gr2" draw:text-style-name="P2" draw:layer="layout" svg:width="1.27cm" svg:height="0.033cm" svg:x="14.372cm" svg:y="16.802cm" svg:viewBox="0 0 1271 34" draw:points="0,34 1271,34 1271,0 0,0">
          <text:p/>
        </draw:polygon>
        <draw:polygon draw:style-name="gr2" draw:text-style-name="P2" draw:layer="layout" svg:width="0.635cm" svg:height="0.033cm" svg:x="15.887cm" svg:y="16.802cm" svg:viewBox="0 0 636 34" draw:points="0,34 636,34 636,0 0,0">
          <text:p/>
        </draw:polygon>
        <draw:polygon draw:style-name="gr2" draw:text-style-name="P2" draw:layer="layout" svg:width="0.635cm" svg:height="0.033cm" svg:x="16.768cm" svg:y="16.802cm" svg:viewBox="0 0 636 34" draw:points="0,34 636,34 636,0 0,0">
          <text:p/>
        </draw:polygon>
        <draw:polygon draw:style-name="gr2" draw:text-style-name="P2" draw:layer="layout" svg:width="1.27cm" svg:height="0.034cm" svg:x="2.738cm" svg:y="17.314cm" svg:viewBox="0 0 1271 35" draw:points="0,35 1271,35 1271,0 0,0">
          <text:p/>
        </draw:polygon>
        <draw:polygon draw:style-name="gr2" draw:text-style-name="P2" draw:layer="layout" svg:width="0.635cm" svg:height="0.034cm" svg:x="4.254cm" svg:y="17.314cm" svg:viewBox="0 0 636 35" draw:points="0,35 636,35 636,0 0,0">
          <text:p/>
        </draw:polygon>
        <draw:polygon draw:style-name="gr2" draw:text-style-name="P2" draw:layer="layout" svg:width="0.635cm" svg:height="0.034cm" svg:x="5.135cm" svg:y="17.314cm" svg:viewBox="0 0 636 35" draw:points="0,35 636,35 636,0 0,0">
          <text:p/>
        </draw:polygon>
        <draw:polygon draw:style-name="gr2" draw:text-style-name="P2" draw:layer="layout" svg:width="0.635cm" svg:height="0.034cm" svg:x="6.015cm" svg:y="17.314cm" svg:viewBox="0 0 636 35" draw:points="0,35 636,35 636,0 0,0">
          <text:p/>
        </draw:polygon>
        <draw:polygon draw:style-name="gr2" draw:text-style-name="P2" draw:layer="layout" svg:width="1.27cm" svg:height="0.034cm" svg:x="8.555cm" svg:y="17.314cm" svg:viewBox="0 0 1271 35" draw:points="0,35 1271,35 1271,0 0,0">
          <text:p/>
        </draw:polygon>
        <draw:polygon draw:style-name="gr2" draw:text-style-name="P2" draw:layer="layout" svg:width="0.635cm" svg:height="0.034cm" svg:x="10.071cm" svg:y="17.314cm" svg:viewBox="0 0 636 35" draw:points="0,35 636,35 636,0 0,0">
          <text:p/>
        </draw:polygon>
        <draw:polygon draw:style-name="gr2" draw:text-style-name="P2" draw:layer="layout" svg:width="0.635cm" svg:height="0.034cm" svg:x="10.951cm" svg:y="17.314cm" svg:viewBox="0 0 636 35" draw:points="0,35 636,35 636,0 0,0">
          <text:p/>
        </draw:polygon>
        <draw:polygon draw:style-name="gr2" draw:text-style-name="P2" draw:layer="layout" svg:width="0.635cm" svg:height="0.034cm" svg:x="11.832cm" svg:y="17.314cm" svg:viewBox="0 0 636 35" draw:points="0,35 636,35 636,0 0,0">
          <text:p/>
        </draw:polygon>
        <draw:polygon draw:style-name="gr2" draw:text-style-name="P2" draw:layer="layout" svg:width="1.27cm" svg:height="0.034cm" svg:x="14.372cm" svg:y="17.314cm" svg:viewBox="0 0 1271 35" draw:points="0,35 1271,35 1271,0 0,0">
          <text:p/>
        </draw:polygon>
        <draw:polygon draw:style-name="gr2" draw:text-style-name="P2" draw:layer="layout" svg:width="0.635cm" svg:height="0.034cm" svg:x="15.887cm" svg:y="17.314cm" svg:viewBox="0 0 636 35" draw:points="0,35 636,35 636,0 0,0">
          <text:p/>
        </draw:polygon>
        <draw:polygon draw:style-name="gr2" draw:text-style-name="P2" draw:layer="layout" svg:width="0.635cm" svg:height="0.034cm" svg:x="16.768cm" svg:y="17.314cm" svg:viewBox="0 0 636 35" draw:points="0,35 636,35 636,0 0,0">
          <text:p/>
        </draw:polygon>
        <draw:polygon draw:style-name="gr2" draw:text-style-name="P2" draw:layer="layout" svg:width="1.27cm" svg:height="0.034cm" svg:x="2.738cm" svg:y="17.826cm" svg:viewBox="0 0 1271 35" draw:points="0,35 1271,35 1271,0 0,0">
          <text:p/>
        </draw:polygon>
        <draw:polygon draw:style-name="gr2" draw:text-style-name="P2" draw:layer="layout" svg:width="0.635cm" svg:height="0.034cm" svg:x="4.254cm" svg:y="17.826cm" svg:viewBox="0 0 636 35" draw:points="0,35 636,35 636,0 0,0">
          <text:p/>
        </draw:polygon>
        <draw:polygon draw:style-name="gr2" draw:text-style-name="P2" draw:layer="layout" svg:width="0.635cm" svg:height="0.034cm" svg:x="5.135cm" svg:y="17.826cm" svg:viewBox="0 0 636 35" draw:points="0,35 636,35 636,0 0,0">
          <text:p/>
        </draw:polygon>
        <draw:polygon draw:style-name="gr2" draw:text-style-name="P2" draw:layer="layout" svg:width="0.635cm" svg:height="0.034cm" svg:x="6.015cm" svg:y="17.826cm" svg:viewBox="0 0 636 35" draw:points="0,35 636,35 636,0 0,0">
          <text:p/>
        </draw:polygon>
        <draw:polygon draw:style-name="gr2" draw:text-style-name="P2" draw:layer="layout" svg:width="1.27cm" svg:height="0.034cm" svg:x="8.555cm" svg:y="17.826cm" svg:viewBox="0 0 1271 35" draw:points="0,35 1271,35 1271,0 0,0">
          <text:p/>
        </draw:polygon>
        <draw:polygon draw:style-name="gr2" draw:text-style-name="P2" draw:layer="layout" svg:width="0.635cm" svg:height="0.034cm" svg:x="10.071cm" svg:y="17.826cm" svg:viewBox="0 0 636 35" draw:points="0,35 636,35 636,0 0,0">
          <text:p/>
        </draw:polygon>
        <draw:polygon draw:style-name="gr2" draw:text-style-name="P2" draw:layer="layout" svg:width="0.635cm" svg:height="0.034cm" svg:x="10.951cm" svg:y="17.826cm" svg:viewBox="0 0 636 35" draw:points="0,35 636,35 636,0 0,0">
          <text:p/>
        </draw:polygon>
        <draw:polygon draw:style-name="gr2" draw:text-style-name="P2" draw:layer="layout" svg:width="0.635cm" svg:height="0.034cm" svg:x="11.832cm" svg:y="17.826cm" svg:viewBox="0 0 636 35" draw:points="0,35 636,35 636,0 0,0">
          <text:p/>
        </draw:polygon>
        <draw:polygon draw:style-name="gr2" draw:text-style-name="P2" draw:layer="layout" svg:width="1.27cm" svg:height="0.034cm" svg:x="14.372cm" svg:y="17.826cm" svg:viewBox="0 0 1271 35" draw:points="0,35 1271,35 1271,0 0,0">
          <text:p/>
        </draw:polygon>
        <draw:polygon draw:style-name="gr2" draw:text-style-name="P2" draw:layer="layout" svg:width="0.635cm" svg:height="0.034cm" svg:x="15.887cm" svg:y="17.826cm" svg:viewBox="0 0 636 35" draw:points="0,35 636,35 636,0 0,0">
          <text:p/>
        </draw:polygon>
        <draw:polygon draw:style-name="gr2" draw:text-style-name="P2" draw:layer="layout" svg:width="0.635cm" svg:height="0.034cm" svg:x="16.768cm" svg:y="17.826cm" svg:viewBox="0 0 636 35" draw:points="0,35 636,35 636,0 0,0">
          <text:p/>
        </draw:polygon>
        <draw:polygon draw:style-name="gr2" draw:text-style-name="P2" draw:layer="layout" svg:width="1.27cm" svg:height="0.034cm" svg:x="2.738cm" svg:y="18.338cm" svg:viewBox="0 0 1271 35" draw:points="0,35 1271,35 1271,0 0,0">
          <text:p/>
        </draw:polygon>
        <draw:polygon draw:style-name="gr2" draw:text-style-name="P2" draw:layer="layout" svg:width="0.635cm" svg:height="0.034cm" svg:x="4.254cm" svg:y="18.338cm" svg:viewBox="0 0 636 35" draw:points="0,35 636,35 636,0 0,0">
          <text:p/>
        </draw:polygon>
        <draw:polygon draw:style-name="gr2" draw:text-style-name="P2" draw:layer="layout" svg:width="0.635cm" svg:height="0.034cm" svg:x="5.135cm" svg:y="18.338cm" svg:viewBox="0 0 636 35" draw:points="0,35 636,35 636,0 0,0">
          <text:p/>
        </draw:polygon>
        <draw:polygon draw:style-name="gr2" draw:text-style-name="P2" draw:layer="layout" svg:width="0.635cm" svg:height="0.034cm" svg:x="6.015cm" svg:y="18.338cm" svg:viewBox="0 0 636 35" draw:points="0,35 636,35 636,0 0,0">
          <text:p/>
        </draw:polygon>
        <draw:polygon draw:style-name="gr2" draw:text-style-name="P2" draw:layer="layout" svg:width="1.27cm" svg:height="0.034cm" svg:x="8.555cm" svg:y="18.338cm" svg:viewBox="0 0 1271 35" draw:points="0,35 1271,35 1271,0 0,0">
          <text:p/>
        </draw:polygon>
        <draw:polygon draw:style-name="gr2" draw:text-style-name="P2" draw:layer="layout" svg:width="0.635cm" svg:height="0.034cm" svg:x="10.071cm" svg:y="18.338cm" svg:viewBox="0 0 636 35" draw:points="0,35 636,35 636,0 0,0">
          <text:p/>
        </draw:polygon>
        <draw:polygon draw:style-name="gr2" draw:text-style-name="P2" draw:layer="layout" svg:width="0.635cm" svg:height="0.034cm" svg:x="10.951cm" svg:y="18.338cm" svg:viewBox="0 0 636 35" draw:points="0,35 636,35 636,0 0,0">
          <text:p/>
        </draw:polygon>
        <draw:polygon draw:style-name="gr2" draw:text-style-name="P2" draw:layer="layout" svg:width="0.635cm" svg:height="0.034cm" svg:x="11.832cm" svg:y="18.338cm" svg:viewBox="0 0 636 35" draw:points="0,35 636,35 636,0 0,0">
          <text:p/>
        </draw:polygon>
        <draw:polygon draw:style-name="gr2" draw:text-style-name="P2" draw:layer="layout" svg:width="1.27cm" svg:height="0.034cm" svg:x="14.372cm" svg:y="18.338cm" svg:viewBox="0 0 1271 35" draw:points="0,35 1271,35 1271,0 0,0">
          <text:p/>
        </draw:polygon>
        <draw:polygon draw:style-name="gr2" draw:text-style-name="P2" draw:layer="layout" svg:width="0.635cm" svg:height="0.034cm" svg:x="15.887cm" svg:y="18.338cm" svg:viewBox="0 0 636 35" draw:points="0,35 636,35 636,0 0,0">
          <text:p/>
        </draw:polygon>
        <draw:polygon draw:style-name="gr2" draw:text-style-name="P2" draw:layer="layout" svg:width="0.635cm" svg:height="0.034cm" svg:x="16.768cm" svg:y="18.338cm" svg:viewBox="0 0 636 35" draw:points="0,35 636,35 636,0 0,0">
          <text:p/>
        </draw:polygon>
        <draw:polygon draw:style-name="gr2" draw:text-style-name="P2" draw:layer="layout" svg:width="1.27cm" svg:height="0.033cm" svg:x="2.738cm" svg:y="18.851cm" svg:viewBox="0 0 1271 34" draw:points="0,34 1271,34 1271,0 0,0">
          <text:p/>
        </draw:polygon>
        <draw:polygon draw:style-name="gr2" draw:text-style-name="P2" draw:layer="layout" svg:width="0.635cm" svg:height="0.033cm" svg:x="4.254cm" svg:y="18.851cm" svg:viewBox="0 0 636 34" draw:points="0,34 636,34 636,0 0,0">
          <text:p/>
        </draw:polygon>
        <draw:polygon draw:style-name="gr2" draw:text-style-name="P2" draw:layer="layout" svg:width="0.635cm" svg:height="0.033cm" svg:x="5.135cm" svg:y="18.851cm" svg:viewBox="0 0 636 34" draw:points="0,34 636,34 636,0 0,0">
          <text:p/>
        </draw:polygon>
        <draw:polygon draw:style-name="gr2" draw:text-style-name="P2" draw:layer="layout" svg:width="0.635cm" svg:height="0.033cm" svg:x="6.015cm" svg:y="18.851cm" svg:viewBox="0 0 636 34" draw:points="0,34 636,34 636,0 0,0">
          <text:p/>
        </draw:polygon>
        <draw:polygon draw:style-name="gr2" draw:text-style-name="P2" draw:layer="layout" svg:width="1.27cm" svg:height="0.033cm" svg:x="8.555cm" svg:y="18.851cm" svg:viewBox="0 0 1271 34" draw:points="0,34 1271,34 1271,0 0,0">
          <text:p/>
        </draw:polygon>
        <draw:polygon draw:style-name="gr2" draw:text-style-name="P2" draw:layer="layout" svg:width="0.635cm" svg:height="0.033cm" svg:x="10.071cm" svg:y="18.851cm" svg:viewBox="0 0 636 34" draw:points="0,34 636,34 636,0 0,0">
          <text:p/>
        </draw:polygon>
        <draw:polygon draw:style-name="gr2" draw:text-style-name="P2" draw:layer="layout" svg:width="0.635cm" svg:height="0.033cm" svg:x="10.951cm" svg:y="18.851cm" svg:viewBox="0 0 636 34" draw:points="0,34 636,34 636,0 0,0">
          <text:p/>
        </draw:polygon>
        <draw:polygon draw:style-name="gr2" draw:text-style-name="P2" draw:layer="layout" svg:width="0.635cm" svg:height="0.033cm" svg:x="11.832cm" svg:y="18.851cm" svg:viewBox="0 0 636 34" draw:points="0,34 636,34 636,0 0,0">
          <text:p/>
        </draw:polygon>
        <draw:polygon draw:style-name="gr2" draw:text-style-name="P2" draw:layer="layout" svg:width="1.27cm" svg:height="0.033cm" svg:x="14.372cm" svg:y="18.851cm" svg:viewBox="0 0 1271 34" draw:points="0,34 1271,34 1271,0 0,0">
          <text:p/>
        </draw:polygon>
        <draw:polygon draw:style-name="gr2" draw:text-style-name="P2" draw:layer="layout" svg:width="0.635cm" svg:height="0.033cm" svg:x="15.887cm" svg:y="18.851cm" svg:viewBox="0 0 636 34" draw:points="0,34 636,34 636,0 0,0">
          <text:p/>
        </draw:polygon>
        <draw:polygon draw:style-name="gr2" draw:text-style-name="P2" draw:layer="layout" svg:width="0.635cm" svg:height="0.033cm" svg:x="16.768cm" svg:y="18.851cm" svg:viewBox="0 0 636 34" draw:points="0,34 636,34 636,0 0,0">
          <text:p/>
        </draw:polygon>
        <draw:polygon draw:style-name="gr2" draw:text-style-name="P2" draw:layer="layout" svg:width="1.27cm" svg:height="0.034cm" svg:x="2.738cm" svg:y="19.363cm" svg:viewBox="0 0 1271 35" draw:points="0,35 1271,35 1271,0 0,0">
          <text:p/>
        </draw:polygon>
        <draw:polygon draw:style-name="gr2" draw:text-style-name="P2" draw:layer="layout" svg:width="0.635cm" svg:height="0.034cm" svg:x="4.254cm" svg:y="19.363cm" svg:viewBox="0 0 636 35" draw:points="0,35 636,35 636,0 0,0">
          <text:p/>
        </draw:polygon>
        <draw:polygon draw:style-name="gr2" draw:text-style-name="P2" draw:layer="layout" svg:width="0.635cm" svg:height="0.034cm" svg:x="5.135cm" svg:y="19.363cm" svg:viewBox="0 0 636 35" draw:points="0,35 636,35 636,0 0,0">
          <text:p/>
        </draw:polygon>
        <draw:polygon draw:style-name="gr2" draw:text-style-name="P2" draw:layer="layout" svg:width="0.635cm" svg:height="0.034cm" svg:x="6.015cm" svg:y="19.363cm" svg:viewBox="0 0 636 35" draw:points="0,35 636,35 636,0 0,0">
          <text:p/>
        </draw:polygon>
        <draw:polygon draw:style-name="gr2" draw:text-style-name="P2" draw:layer="layout" svg:width="1.27cm" svg:height="0.034cm" svg:x="8.555cm" svg:y="19.363cm" svg:viewBox="0 0 1271 35" draw:points="0,35 1271,35 1271,0 0,0">
          <text:p/>
        </draw:polygon>
        <draw:polygon draw:style-name="gr2" draw:text-style-name="P2" draw:layer="layout" svg:width="0.635cm" svg:height="0.034cm" svg:x="10.071cm" svg:y="19.363cm" svg:viewBox="0 0 636 35" draw:points="0,35 636,35 636,0 0,0">
          <text:p/>
        </draw:polygon>
        <draw:polygon draw:style-name="gr2" draw:text-style-name="P2" draw:layer="layout" svg:width="0.635cm" svg:height="0.034cm" svg:x="10.951cm" svg:y="19.363cm" svg:viewBox="0 0 636 35" draw:points="0,35 636,35 636,0 0,0">
          <text:p/>
        </draw:polygon>
        <draw:polygon draw:style-name="gr2" draw:text-style-name="P2" draw:layer="layout" svg:width="0.635cm" svg:height="0.034cm" svg:x="11.832cm" svg:y="19.363cm" svg:viewBox="0 0 636 35" draw:points="0,35 636,35 636,0 0,0">
          <text:p/>
        </draw:polygon>
        <draw:polygon draw:style-name="gr2" draw:text-style-name="P2" draw:layer="layout" svg:width="1.27cm" svg:height="0.034cm" svg:x="14.372cm" svg:y="19.363cm" svg:viewBox="0 0 1271 35" draw:points="0,35 1271,35 1271,0 0,0">
          <text:p/>
        </draw:polygon>
        <draw:polygon draw:style-name="gr2" draw:text-style-name="P2" draw:layer="layout" svg:width="0.635cm" svg:height="0.034cm" svg:x="15.887cm" svg:y="19.363cm" svg:viewBox="0 0 636 35" draw:points="0,35 636,35 636,0 0,0">
          <text:p/>
        </draw:polygon>
        <draw:polygon draw:style-name="gr2" draw:text-style-name="P2" draw:layer="layout" svg:width="0.635cm" svg:height="0.034cm" svg:x="16.768cm" svg:y="19.363cm" svg:viewBox="0 0 636 35" draw:points="0,35 636,35 636,0 0,0">
          <text:p/>
        </draw:polygon>
        <draw:polygon draw:style-name="gr2" draw:text-style-name="P2" draw:layer="layout" svg:width="1.27cm" svg:height="0.034cm" svg:x="2.738cm" svg:y="19.875cm" svg:viewBox="0 0 1271 35" draw:points="0,35 1271,35 1271,0 0,0">
          <text:p/>
        </draw:polygon>
        <draw:polygon draw:style-name="gr2" draw:text-style-name="P2" draw:layer="layout" svg:width="0.635cm" svg:height="0.034cm" svg:x="4.254cm" svg:y="19.875cm" svg:viewBox="0 0 636 35" draw:points="0,35 636,35 636,0 0,0">
          <text:p/>
        </draw:polygon>
        <draw:polygon draw:style-name="gr2" draw:text-style-name="P2" draw:layer="layout" svg:width="0.635cm" svg:height="0.034cm" svg:x="5.135cm" svg:y="19.875cm" svg:viewBox="0 0 636 35" draw:points="0,35 636,35 636,0 0,0">
          <text:p/>
        </draw:polygon>
        <draw:polygon draw:style-name="gr2" draw:text-style-name="P2" draw:layer="layout" svg:width="0.635cm" svg:height="0.034cm" svg:x="6.015cm" svg:y="19.875cm" svg:viewBox="0 0 636 35" draw:points="0,35 636,35 636,0 0,0">
          <text:p/>
        </draw:polygon>
        <draw:polygon draw:style-name="gr2" draw:text-style-name="P2" draw:layer="layout" svg:width="1.27cm" svg:height="0.034cm" svg:x="8.555cm" svg:y="19.875cm" svg:viewBox="0 0 1271 35" draw:points="0,35 1271,35 1271,0 0,0">
          <text:p/>
        </draw:polygon>
        <draw:polygon draw:style-name="gr2" draw:text-style-name="P2" draw:layer="layout" svg:width="0.635cm" svg:height="0.034cm" svg:x="10.071cm" svg:y="19.875cm" svg:viewBox="0 0 636 35" draw:points="0,35 636,35 636,0 0,0">
          <text:p/>
        </draw:polygon>
        <draw:polygon draw:style-name="gr2" draw:text-style-name="P2" draw:layer="layout" svg:width="0.635cm" svg:height="0.034cm" svg:x="10.951cm" svg:y="19.875cm" svg:viewBox="0 0 636 35" draw:points="0,35 636,35 636,0 0,0">
          <text:p/>
        </draw:polygon>
        <draw:polygon draw:style-name="gr2" draw:text-style-name="P2" draw:layer="layout" svg:width="0.635cm" svg:height="0.034cm" svg:x="11.832cm" svg:y="19.875cm" svg:viewBox="0 0 636 35" draw:points="0,35 636,35 636,0 0,0">
          <text:p/>
        </draw:polygon>
        <draw:polygon draw:style-name="gr2" draw:text-style-name="P2" draw:layer="layout" svg:width="1.27cm" svg:height="0.034cm" svg:x="14.372cm" svg:y="19.875cm" svg:viewBox="0 0 1271 35" draw:points="0,35 1271,35 1271,0 0,0">
          <text:p/>
        </draw:polygon>
        <draw:polygon draw:style-name="gr2" draw:text-style-name="P2" draw:layer="layout" svg:width="0.635cm" svg:height="0.034cm" svg:x="15.887cm" svg:y="19.875cm" svg:viewBox="0 0 636 35" draw:points="0,35 636,35 636,0 0,0">
          <text:p/>
        </draw:polygon>
        <draw:polygon draw:style-name="gr2" draw:text-style-name="P2" draw:layer="layout" svg:width="0.635cm" svg:height="0.034cm" svg:x="16.768cm" svg:y="19.875cm" svg:viewBox="0 0 636 35" draw:points="0,35 636,35 636,0 0,0">
          <text:p/>
        </draw:polygon>
        <draw:polygon draw:style-name="gr2" draw:text-style-name="P2" draw:layer="layout" svg:width="1.27cm" svg:height="0.034cm" svg:x="2.738cm" svg:y="20.387cm" svg:viewBox="0 0 1271 35" draw:points="0,35 1271,35 1271,0 0,0">
          <text:p/>
        </draw:polygon>
        <draw:polygon draw:style-name="gr2" draw:text-style-name="P2" draw:layer="layout" svg:width="0.635cm" svg:height="0.034cm" svg:x="4.254cm" svg:y="20.387cm" svg:viewBox="0 0 636 35" draw:points="0,35 636,35 636,0 0,0">
          <text:p/>
        </draw:polygon>
        <draw:polygon draw:style-name="gr2" draw:text-style-name="P2" draw:layer="layout" svg:width="0.635cm" svg:height="0.034cm" svg:x="5.135cm" svg:y="20.387cm" svg:viewBox="0 0 636 35" draw:points="0,35 636,35 636,0 0,0">
          <text:p/>
        </draw:polygon>
        <draw:polygon draw:style-name="gr2" draw:text-style-name="P2" draw:layer="layout" svg:width="0.635cm" svg:height="0.034cm" svg:x="6.015cm" svg:y="20.387cm" svg:viewBox="0 0 636 35" draw:points="0,35 636,35 636,0 0,0">
          <text:p/>
        </draw:polygon>
        <draw:polygon draw:style-name="gr2" draw:text-style-name="P2" draw:layer="layout" svg:width="1.27cm" svg:height="0.034cm" svg:x="8.555cm" svg:y="20.387cm" svg:viewBox="0 0 1271 35" draw:points="0,35 1271,35 1271,0 0,0">
          <text:p/>
        </draw:polygon>
        <draw:polygon draw:style-name="gr2" draw:text-style-name="P2" draw:layer="layout" svg:width="0.635cm" svg:height="0.034cm" svg:x="10.071cm" svg:y="20.387cm" svg:viewBox="0 0 636 35" draw:points="0,35 636,35 636,0 0,0">
          <text:p/>
        </draw:polygon>
        <draw:polygon draw:style-name="gr2" draw:text-style-name="P2" draw:layer="layout" svg:width="0.635cm" svg:height="0.034cm" svg:x="10.951cm" svg:y="20.387cm" svg:viewBox="0 0 636 35" draw:points="0,35 636,35 636,0 0,0">
          <text:p/>
        </draw:polygon>
        <draw:polygon draw:style-name="gr2" draw:text-style-name="P2" draw:layer="layout" svg:width="0.635cm" svg:height="0.034cm" svg:x="11.832cm" svg:y="20.387cm" svg:viewBox="0 0 636 35" draw:points="0,35 636,35 636,0 0,0">
          <text:p/>
        </draw:polygon>
        <draw:polygon draw:style-name="gr2" draw:text-style-name="P2" draw:layer="layout" svg:width="1.27cm" svg:height="0.034cm" svg:x="14.372cm" svg:y="20.387cm" svg:viewBox="0 0 1271 35" draw:points="0,35 1271,35 1271,0 0,0">
          <text:p/>
        </draw:polygon>
        <draw:polygon draw:style-name="gr2" draw:text-style-name="P2" draw:layer="layout" svg:width="0.635cm" svg:height="0.034cm" svg:x="15.887cm" svg:y="20.387cm" svg:viewBox="0 0 636 35" draw:points="0,35 636,35 636,0 0,0">
          <text:p/>
        </draw:polygon>
        <draw:polygon draw:style-name="gr2" draw:text-style-name="P2" draw:layer="layout" svg:width="0.635cm" svg:height="0.034cm" svg:x="16.768cm" svg:y="20.387cm" svg:viewBox="0 0 636 35" draw:points="0,35 636,35 636,0 0,0">
          <text:p/>
        </draw:polygon>
        <draw:polygon draw:style-name="gr2" draw:text-style-name="P2" draw:layer="layout" svg:width="1.27cm" svg:height="0.034cm" svg:x="2.738cm" svg:y="20.899cm" svg:viewBox="0 0 1271 35" draw:points="0,35 1271,35 1271,0 0,0">
          <text:p/>
        </draw:polygon>
        <draw:polygon draw:style-name="gr2" draw:text-style-name="P2" draw:layer="layout" svg:width="0.635cm" svg:height="0.034cm" svg:x="4.254cm" svg:y="20.899cm" svg:viewBox="0 0 636 35" draw:points="0,35 636,35 636,0 0,0">
          <text:p/>
        </draw:polygon>
        <draw:polygon draw:style-name="gr2" draw:text-style-name="P2" draw:layer="layout" svg:width="0.635cm" svg:height="0.034cm" svg:x="5.135cm" svg:y="20.899cm" svg:viewBox="0 0 636 35" draw:points="0,35 636,35 636,0 0,0">
          <text:p/>
        </draw:polygon>
        <draw:polygon draw:style-name="gr2" draw:text-style-name="P2" draw:layer="layout" svg:width="0.635cm" svg:height="0.034cm" svg:x="6.015cm" svg:y="20.899cm" svg:viewBox="0 0 636 35" draw:points="0,35 636,35 636,0 0,0">
          <text:p/>
        </draw:polygon>
        <draw:polygon draw:style-name="gr2" draw:text-style-name="P2" draw:layer="layout" svg:width="1.27cm" svg:height="0.034cm" svg:x="8.555cm" svg:y="20.899cm" svg:viewBox="0 0 1271 35" draw:points="0,35 1271,35 1271,0 0,0">
          <text:p/>
        </draw:polygon>
        <draw:polygon draw:style-name="gr2" draw:text-style-name="P2" draw:layer="layout" svg:width="0.635cm" svg:height="0.034cm" svg:x="10.071cm" svg:y="20.899cm" svg:viewBox="0 0 636 35" draw:points="0,35 636,35 636,0 0,0">
          <text:p/>
        </draw:polygon>
        <draw:polygon draw:style-name="gr2" draw:text-style-name="P2" draw:layer="layout" svg:width="0.635cm" svg:height="0.034cm" svg:x="10.951cm" svg:y="20.899cm" svg:viewBox="0 0 636 35" draw:points="0,35 636,35 636,0 0,0">
          <text:p/>
        </draw:polygon>
        <draw:polygon draw:style-name="gr2" draw:text-style-name="P2" draw:layer="layout" svg:width="0.635cm" svg:height="0.034cm" svg:x="11.832cm" svg:y="20.899cm" svg:viewBox="0 0 636 35" draw:points="0,35 636,35 636,0 0,0">
          <text:p/>
        </draw:polygon>
        <draw:polygon draw:style-name="gr2" draw:text-style-name="P2" draw:layer="layout" svg:width="1.27cm" svg:height="0.034cm" svg:x="14.372cm" svg:y="20.899cm" svg:viewBox="0 0 1271 35" draw:points="0,35 1271,35 1271,0 0,0">
          <text:p/>
        </draw:polygon>
        <draw:polygon draw:style-name="gr2" draw:text-style-name="P2" draw:layer="layout" svg:width="0.635cm" svg:height="0.034cm" svg:x="15.887cm" svg:y="20.899cm" svg:viewBox="0 0 636 35" draw:points="0,35 636,35 636,0 0,0">
          <text:p/>
        </draw:polygon>
        <draw:polygon draw:style-name="gr2" draw:text-style-name="P2" draw:layer="layout" svg:width="0.635cm" svg:height="0.034cm" svg:x="16.768cm" svg:y="20.899cm" svg:viewBox="0 0 636 35" draw:points="0,35 636,35 636,0 0,0">
          <text:p/>
        </draw:polygon>
        <draw:polygon draw:style-name="gr2" draw:text-style-name="P2" draw:layer="layout" svg:width="1.27cm" svg:height="0.034cm" svg:x="2.738cm" svg:y="21.412cm" svg:viewBox="0 0 1271 35" draw:points="0,35 1271,35 1271,0 0,0">
          <text:p/>
        </draw:polygon>
        <draw:polygon draw:style-name="gr2" draw:text-style-name="P2" draw:layer="layout" svg:width="0.635cm" svg:height="0.034cm" svg:x="4.254cm" svg:y="21.412cm" svg:viewBox="0 0 636 35" draw:points="0,35 636,35 636,0 0,0">
          <text:p/>
        </draw:polygon>
        <draw:polygon draw:style-name="gr2" draw:text-style-name="P2" draw:layer="layout" svg:width="0.635cm" svg:height="0.034cm" svg:x="5.135cm" svg:y="21.412cm" svg:viewBox="0 0 636 35" draw:points="0,35 636,35 636,0 0,0">
          <text:p/>
        </draw:polygon>
        <draw:polygon draw:style-name="gr2" draw:text-style-name="P2" draw:layer="layout" svg:width="0.635cm" svg:height="0.034cm" svg:x="6.015cm" svg:y="21.412cm" svg:viewBox="0 0 636 35" draw:points="0,35 636,35 636,0 0,0">
          <text:p/>
        </draw:polygon>
        <draw:polygon draw:style-name="gr2" draw:text-style-name="P2" draw:layer="layout" svg:width="1.27cm" svg:height="0.034cm" svg:x="8.555cm" svg:y="21.412cm" svg:viewBox="0 0 1271 35" draw:points="0,35 1271,35 1271,0 0,0">
          <text:p/>
        </draw:polygon>
        <draw:polygon draw:style-name="gr2" draw:text-style-name="P2" draw:layer="layout" svg:width="0.635cm" svg:height="0.034cm" svg:x="10.071cm" svg:y="21.412cm" svg:viewBox="0 0 636 35" draw:points="0,35 636,35 636,0 0,0">
          <text:p/>
        </draw:polygon>
        <draw:polygon draw:style-name="gr2" draw:text-style-name="P2" draw:layer="layout" svg:width="0.635cm" svg:height="0.034cm" svg:x="10.951cm" svg:y="21.412cm" svg:viewBox="0 0 636 35" draw:points="0,35 636,35 636,0 0,0">
          <text:p/>
        </draw:polygon>
        <draw:polygon draw:style-name="gr2" draw:text-style-name="P2" draw:layer="layout" svg:width="0.635cm" svg:height="0.034cm" svg:x="11.832cm" svg:y="21.412cm" svg:viewBox="0 0 636 35" draw:points="0,35 636,35 636,0 0,0">
          <text:p/>
        </draw:polygon>
        <draw:polygon draw:style-name="gr2" draw:text-style-name="P2" draw:layer="layout" svg:width="1.27cm" svg:height="0.034cm" svg:x="14.372cm" svg:y="21.412cm" svg:viewBox="0 0 1271 35" draw:points="0,35 1271,35 1271,0 0,0">
          <text:p/>
        </draw:polygon>
        <draw:polygon draw:style-name="gr2" draw:text-style-name="P2" draw:layer="layout" svg:width="0.635cm" svg:height="0.034cm" svg:x="15.887cm" svg:y="21.412cm" svg:viewBox="0 0 636 35" draw:points="0,35 636,35 636,0 0,0">
          <text:p/>
        </draw:polygon>
        <draw:polygon draw:style-name="gr2" draw:text-style-name="P2" draw:layer="layout" svg:width="0.635cm" svg:height="0.034cm" svg:x="16.768cm" svg:y="21.412cm" svg:viewBox="0 0 636 35" draw:points="0,35 636,35 636,0 0,0">
          <text:p/>
        </draw:polygon>
        <draw:polygon draw:style-name="gr2" draw:text-style-name="P2" draw:layer="layout" svg:width="1.27cm" svg:height="0.034cm" svg:x="2.738cm" svg:y="21.924cm" svg:viewBox="0 0 1271 35" draw:points="0,35 1271,35 1271,0 0,0">
          <text:p/>
        </draw:polygon>
        <draw:polygon draw:style-name="gr2" draw:text-style-name="P2" draw:layer="layout" svg:width="0.635cm" svg:height="0.034cm" svg:x="4.254cm" svg:y="21.924cm" svg:viewBox="0 0 636 35" draw:points="0,35 636,35 636,0 0,0">
          <text:p/>
        </draw:polygon>
        <draw:polygon draw:style-name="gr2" draw:text-style-name="P2" draw:layer="layout" svg:width="0.635cm" svg:height="0.034cm" svg:x="5.135cm" svg:y="21.924cm" svg:viewBox="0 0 636 35" draw:points="0,35 636,35 636,0 0,0">
          <text:p/>
        </draw:polygon>
        <draw:polygon draw:style-name="gr2" draw:text-style-name="P2" draw:layer="layout" svg:width="0.635cm" svg:height="0.034cm" svg:x="6.015cm" svg:y="21.924cm" svg:viewBox="0 0 636 35" draw:points="0,35 636,35 636,0 0,0">
          <text:p/>
        </draw:polygon>
        <draw:polygon draw:style-name="gr2" draw:text-style-name="P2" draw:layer="layout" svg:width="1.27cm" svg:height="0.034cm" svg:x="8.555cm" svg:y="21.924cm" svg:viewBox="0 0 1271 35" draw:points="0,35 1271,35 1271,0 0,0">
          <text:p/>
        </draw:polygon>
        <draw:polygon draw:style-name="gr2" draw:text-style-name="P2" draw:layer="layout" svg:width="0.635cm" svg:height="0.034cm" svg:x="10.071cm" svg:y="21.924cm" svg:viewBox="0 0 636 35" draw:points="0,35 636,35 636,0 0,0">
          <text:p/>
        </draw:polygon>
        <draw:polygon draw:style-name="gr2" draw:text-style-name="P2" draw:layer="layout" svg:width="0.635cm" svg:height="0.034cm" svg:x="10.951cm" svg:y="21.924cm" svg:viewBox="0 0 636 35" draw:points="0,35 636,35 636,0 0,0">
          <text:p/>
        </draw:polygon>
        <draw:polygon draw:style-name="gr2" draw:text-style-name="P2" draw:layer="layout" svg:width="0.635cm" svg:height="0.034cm" svg:x="11.832cm" svg:y="21.924cm" svg:viewBox="0 0 636 35" draw:points="0,35 636,35 636,0 0,0">
          <text:p/>
        </draw:polygon>
        <draw:polygon draw:style-name="gr2" draw:text-style-name="P2" draw:layer="layout" svg:width="1.27cm" svg:height="0.034cm" svg:x="14.372cm" svg:y="21.924cm" svg:viewBox="0 0 1271 35" draw:points="0,35 1271,35 1271,0 0,0">
          <text:p/>
        </draw:polygon>
        <draw:polygon draw:style-name="gr2" draw:text-style-name="P2" draw:layer="layout" svg:width="0.635cm" svg:height="0.034cm" svg:x="15.887cm" svg:y="21.924cm" svg:viewBox="0 0 636 35" draw:points="0,35 636,35 636,0 0,0">
          <text:p/>
        </draw:polygon>
        <draw:polygon draw:style-name="gr2" draw:text-style-name="P2" draw:layer="layout" svg:width="0.635cm" svg:height="0.034cm" svg:x="16.768cm" svg:y="21.924cm" svg:viewBox="0 0 636 35" draw:points="0,35 636,35 636,0 0,0">
          <text:p/>
        </draw:polygon>
        <draw:polygon draw:style-name="gr2" draw:text-style-name="P2" draw:layer="layout" svg:width="1.27cm" svg:height="0.034cm" svg:x="2.738cm" svg:y="22.436cm" svg:viewBox="0 0 1271 35" draw:points="0,35 1271,35 1271,0 0,0">
          <text:p/>
        </draw:polygon>
        <draw:polygon draw:style-name="gr2" draw:text-style-name="P2" draw:layer="layout" svg:width="0.635cm" svg:height="0.034cm" svg:x="4.254cm" svg:y="22.436cm" svg:viewBox="0 0 636 35" draw:points="0,35 636,35 636,0 0,0">
          <text:p/>
        </draw:polygon>
        <draw:polygon draw:style-name="gr2" draw:text-style-name="P2" draw:layer="layout" svg:width="0.635cm" svg:height="0.034cm" svg:x="5.135cm" svg:y="22.436cm" svg:viewBox="0 0 636 35" draw:points="0,35 636,35 636,0 0,0">
          <text:p/>
        </draw:polygon>
        <draw:polygon draw:style-name="gr2" draw:text-style-name="P2" draw:layer="layout" svg:width="0.635cm" svg:height="0.034cm" svg:x="6.015cm" svg:y="22.436cm" svg:viewBox="0 0 636 35" draw:points="0,35 636,35 636,0 0,0">
          <text:p/>
        </draw:polygon>
        <draw:polygon draw:style-name="gr2" draw:text-style-name="P2" draw:layer="layout" svg:width="1.27cm" svg:height="0.034cm" svg:x="8.555cm" svg:y="22.436cm" svg:viewBox="0 0 1271 35" draw:points="0,35 1271,35 1271,0 0,0">
          <text:p/>
        </draw:polygon>
        <draw:polygon draw:style-name="gr2" draw:text-style-name="P2" draw:layer="layout" svg:width="0.635cm" svg:height="0.034cm" svg:x="10.071cm" svg:y="22.436cm" svg:viewBox="0 0 636 35" draw:points="0,35 636,35 636,0 0,0">
          <text:p/>
        </draw:polygon>
        <draw:polygon draw:style-name="gr2" draw:text-style-name="P2" draw:layer="layout" svg:width="0.635cm" svg:height="0.034cm" svg:x="10.951cm" svg:y="22.436cm" svg:viewBox="0 0 636 35" draw:points="0,35 636,35 636,0 0,0">
          <text:p/>
        </draw:polygon>
        <draw:polygon draw:style-name="gr2" draw:text-style-name="P2" draw:layer="layout" svg:width="0.635cm" svg:height="0.034cm" svg:x="11.832cm" svg:y="22.436cm" svg:viewBox="0 0 636 35" draw:points="0,35 636,35 636,0 0,0">
          <text:p/>
        </draw:polygon>
        <draw:polygon draw:style-name="gr2" draw:text-style-name="P2" draw:layer="layout" svg:width="1.27cm" svg:height="0.034cm" svg:x="14.372cm" svg:y="22.436cm" svg:viewBox="0 0 1271 35" draw:points="0,35 1271,35 1271,0 0,0">
          <text:p/>
        </draw:polygon>
        <draw:polygon draw:style-name="gr2" draw:text-style-name="P2" draw:layer="layout" svg:width="0.635cm" svg:height="0.034cm" svg:x="15.887cm" svg:y="22.436cm" svg:viewBox="0 0 636 35" draw:points="0,35 636,35 636,0 0,0">
          <text:p/>
        </draw:polygon>
        <draw:polygon draw:style-name="gr2" draw:text-style-name="P2" draw:layer="layout" svg:width="0.635cm" svg:height="0.034cm" svg:x="16.768cm" svg:y="22.436cm" svg:viewBox="0 0 636 35" draw:points="0,35 636,35 636,0 0,0">
          <text:p/>
        </draw:polygon>
        <draw:polygon draw:style-name="gr2" draw:text-style-name="P2" draw:layer="layout" svg:width="1.27cm" svg:height="0.034cm" svg:x="2.738cm" svg:y="22.948cm" svg:viewBox="0 0 1271 35" draw:points="0,35 1271,35 1271,0 0,0">
          <text:p/>
        </draw:polygon>
        <draw:polygon draw:style-name="gr2" draw:text-style-name="P2" draw:layer="layout" svg:width="0.635cm" svg:height="0.034cm" svg:x="4.254cm" svg:y="22.948cm" svg:viewBox="0 0 636 35" draw:points="0,35 636,35 636,0 0,0">
          <text:p/>
        </draw:polygon>
        <draw:polygon draw:style-name="gr2" draw:text-style-name="P2" draw:layer="layout" svg:width="0.635cm" svg:height="0.034cm" svg:x="5.135cm" svg:y="22.948cm" svg:viewBox="0 0 636 35" draw:points="0,35 636,35 636,0 0,0">
          <text:p/>
        </draw:polygon>
        <draw:polygon draw:style-name="gr2" draw:text-style-name="P2" draw:layer="layout" svg:width="0.635cm" svg:height="0.034cm" svg:x="6.015cm" svg:y="22.948cm" svg:viewBox="0 0 636 35" draw:points="0,35 636,35 636,0 0,0">
          <text:p/>
        </draw:polygon>
        <draw:polygon draw:style-name="gr2" draw:text-style-name="P2" draw:layer="layout" svg:width="1.27cm" svg:height="0.034cm" svg:x="8.555cm" svg:y="22.948cm" svg:viewBox="0 0 1271 35" draw:points="0,35 1271,35 1271,0 0,0">
          <text:p/>
        </draw:polygon>
        <draw:polygon draw:style-name="gr2" draw:text-style-name="P2" draw:layer="layout" svg:width="0.635cm" svg:height="0.034cm" svg:x="10.071cm" svg:y="22.948cm" svg:viewBox="0 0 636 35" draw:points="0,35 636,35 636,0 0,0">
          <text:p/>
        </draw:polygon>
        <draw:polygon draw:style-name="gr2" draw:text-style-name="P2" draw:layer="layout" svg:width="0.635cm" svg:height="0.034cm" svg:x="10.951cm" svg:y="22.948cm" svg:viewBox="0 0 636 35" draw:points="0,35 636,35 636,0 0,0">
          <text:p/>
        </draw:polygon>
        <draw:polygon draw:style-name="gr2" draw:text-style-name="P2" draw:layer="layout" svg:width="0.635cm" svg:height="0.034cm" svg:x="11.832cm" svg:y="22.948cm" svg:viewBox="0 0 636 35" draw:points="0,35 636,35 636,0 0,0">
          <text:p/>
        </draw:polygon>
        <draw:polygon draw:style-name="gr2" draw:text-style-name="P2" draw:layer="layout" svg:width="1.27cm" svg:height="0.034cm" svg:x="14.372cm" svg:y="22.948cm" svg:viewBox="0 0 1271 35" draw:points="0,35 1271,35 1271,0 0,0">
          <text:p/>
        </draw:polygon>
        <draw:polygon draw:style-name="gr2" draw:text-style-name="P2" draw:layer="layout" svg:width="0.635cm" svg:height="0.034cm" svg:x="15.887cm" svg:y="22.948cm" svg:viewBox="0 0 636 35" draw:points="0,35 636,35 636,0 0,0">
          <text:p/>
        </draw:polygon>
        <draw:polygon draw:style-name="gr2" draw:text-style-name="P2" draw:layer="layout" svg:width="0.635cm" svg:height="0.034cm" svg:x="16.768cm" svg:y="22.948cm" svg:viewBox="0 0 636 35" draw:points="0,35 636,35 636,0 0,0">
          <text:p/>
        </draw:polygon>
        <draw:polygon draw:style-name="gr2" draw:text-style-name="P2" draw:layer="layout" svg:width="1.27cm" svg:height="0.034cm" svg:x="2.738cm" svg:y="23.461cm" svg:viewBox="0 0 1271 35" draw:points="0,35 1271,35 1271,0 0,0">
          <text:p/>
        </draw:polygon>
        <draw:polygon draw:style-name="gr2" draw:text-style-name="P2" draw:layer="layout" svg:width="0.635cm" svg:height="0.034cm" svg:x="4.254cm" svg:y="23.461cm" svg:viewBox="0 0 636 35" draw:points="0,35 636,35 636,0 0,0">
          <text:p/>
        </draw:polygon>
        <draw:polygon draw:style-name="gr2" draw:text-style-name="P2" draw:layer="layout" svg:width="0.635cm" svg:height="0.034cm" svg:x="5.135cm" svg:y="23.461cm" svg:viewBox="0 0 636 35" draw:points="0,35 636,35 636,0 0,0">
          <text:p/>
        </draw:polygon>
        <draw:polygon draw:style-name="gr2" draw:text-style-name="P2" draw:layer="layout" svg:width="0.635cm" svg:height="0.034cm" svg:x="6.015cm" svg:y="23.461cm" svg:viewBox="0 0 636 35" draw:points="0,35 636,35 636,0 0,0">
          <text:p/>
        </draw:polygon>
        <draw:polygon draw:style-name="gr2" draw:text-style-name="P2" draw:layer="layout" svg:width="1.27cm" svg:height="0.034cm" svg:x="8.555cm" svg:y="23.461cm" svg:viewBox="0 0 1271 35" draw:points="0,35 1271,35 1271,0 0,0">
          <text:p/>
        </draw:polygon>
        <draw:polygon draw:style-name="gr2" draw:text-style-name="P2" draw:layer="layout" svg:width="0.635cm" svg:height="0.034cm" svg:x="10.071cm" svg:y="23.461cm" svg:viewBox="0 0 636 35" draw:points="0,35 636,35 636,0 0,0">
          <text:p/>
        </draw:polygon>
        <draw:polygon draw:style-name="gr2" draw:text-style-name="P2" draw:layer="layout" svg:width="0.635cm" svg:height="0.034cm" svg:x="10.951cm" svg:y="23.461cm" svg:viewBox="0 0 636 35" draw:points="0,35 636,35 636,0 0,0">
          <text:p/>
        </draw:polygon>
        <draw:polygon draw:style-name="gr2" draw:text-style-name="P2" draw:layer="layout" svg:width="0.635cm" svg:height="0.034cm" svg:x="11.832cm" svg:y="23.461cm" svg:viewBox="0 0 636 35" draw:points="0,35 636,35 636,0 0,0">
          <text:p/>
        </draw:polygon>
        <draw:polygon draw:style-name="gr2" draw:text-style-name="P2" draw:layer="layout" svg:width="1.27cm" svg:height="0.034cm" svg:x="14.372cm" svg:y="23.461cm" svg:viewBox="0 0 1271 35" draw:points="0,35 1271,35 1271,0 0,0">
          <text:p/>
        </draw:polygon>
        <draw:polygon draw:style-name="gr2" draw:text-style-name="P2" draw:layer="layout" svg:width="0.635cm" svg:height="0.034cm" svg:x="15.887cm" svg:y="23.461cm" svg:viewBox="0 0 636 35" draw:points="0,35 636,35 636,0 0,0">
          <text:p/>
        </draw:polygon>
        <draw:polygon draw:style-name="gr2" draw:text-style-name="P2" draw:layer="layout" svg:width="0.635cm" svg:height="0.034cm" svg:x="16.768cm" svg:y="23.461cm" svg:viewBox="0 0 636 35" draw:points="0,35 636,35 636,0 0,0">
          <text:p/>
        </draw:polygon>
        <draw:polygon draw:style-name="gr2" draw:text-style-name="P2" draw:layer="layout" svg:width="1.27cm" svg:height="0.034cm" svg:x="2.738cm" svg:y="23.973cm" svg:viewBox="0 0 1271 35" draw:points="0,35 1271,35 1271,0 0,0">
          <text:p/>
        </draw:polygon>
        <draw:polygon draw:style-name="gr2" draw:text-style-name="P2" draw:layer="layout" svg:width="0.635cm" svg:height="0.034cm" svg:x="4.254cm" svg:y="23.973cm" svg:viewBox="0 0 636 35" draw:points="0,35 636,35 636,0 0,0">
          <text:p/>
        </draw:polygon>
        <draw:polygon draw:style-name="gr2" draw:text-style-name="P2" draw:layer="layout" svg:width="0.635cm" svg:height="0.034cm" svg:x="5.135cm" svg:y="23.973cm" svg:viewBox="0 0 636 35" draw:points="0,35 636,35 636,0 0,0">
          <text:p/>
        </draw:polygon>
        <draw:polygon draw:style-name="gr2" draw:text-style-name="P2" draw:layer="layout" svg:width="0.635cm" svg:height="0.034cm" svg:x="6.015cm" svg:y="23.973cm" svg:viewBox="0 0 636 35" draw:points="0,35 636,35 636,0 0,0">
          <text:p/>
        </draw:polygon>
        <draw:polygon draw:style-name="gr2" draw:text-style-name="P2" draw:layer="layout" svg:width="1.27cm" svg:height="0.034cm" svg:x="8.555cm" svg:y="23.973cm" svg:viewBox="0 0 1271 35" draw:points="0,35 1271,35 1271,0 0,0">
          <text:p/>
        </draw:polygon>
        <draw:polygon draw:style-name="gr2" draw:text-style-name="P2" draw:layer="layout" svg:width="0.635cm" svg:height="0.034cm" svg:x="10.071cm" svg:y="23.973cm" svg:viewBox="0 0 636 35" draw:points="0,35 636,35 636,0 0,0">
          <text:p/>
        </draw:polygon>
        <draw:polygon draw:style-name="gr2" draw:text-style-name="P2" draw:layer="layout" svg:width="0.635cm" svg:height="0.034cm" svg:x="10.951cm" svg:y="23.973cm" svg:viewBox="0 0 636 35" draw:points="0,35 636,35 636,0 0,0">
          <text:p/>
        </draw:polygon>
        <draw:polygon draw:style-name="gr2" draw:text-style-name="P2" draw:layer="layout" svg:width="0.635cm" svg:height="0.034cm" svg:x="11.832cm" svg:y="23.973cm" svg:viewBox="0 0 636 35" draw:points="0,35 636,35 636,0 0,0">
          <text:p/>
        </draw:polygon>
        <draw:polygon draw:style-name="gr2" draw:text-style-name="P2" draw:layer="layout" svg:width="1.27cm" svg:height="0.034cm" svg:x="14.372cm" svg:y="23.973cm" svg:viewBox="0 0 1271 35" draw:points="0,35 1271,35 1271,0 0,0">
          <text:p/>
        </draw:polygon>
        <draw:polygon draw:style-name="gr2" draw:text-style-name="P2" draw:layer="layout" svg:width="0.635cm" svg:height="0.034cm" svg:x="15.887cm" svg:y="23.973cm" svg:viewBox="0 0 636 35" draw:points="0,35 636,35 636,0 0,0">
          <text:p/>
        </draw:polygon>
        <draw:polygon draw:style-name="gr2" draw:text-style-name="P2" draw:layer="layout" svg:width="0.635cm" svg:height="0.034cm" svg:x="16.768cm" svg:y="23.973cm" svg:viewBox="0 0 636 35" draw:points="0,35 636,35 636,0 0,0">
          <text:p/>
        </draw:polygon>
        <draw:polygon draw:style-name="gr2" draw:text-style-name="P2" draw:layer="layout" svg:width="1.27cm" svg:height="0.034cm" svg:x="2.738cm" svg:y="24.485cm" svg:viewBox="0 0 1271 35" draw:points="0,35 1271,35 1271,0 0,0">
          <text:p/>
        </draw:polygon>
        <draw:polygon draw:style-name="gr2" draw:text-style-name="P2" draw:layer="layout" svg:width="0.635cm" svg:height="0.034cm" svg:x="4.254cm" svg:y="24.485cm" svg:viewBox="0 0 636 35" draw:points="0,35 636,35 636,0 0,0">
          <text:p/>
        </draw:polygon>
        <draw:polygon draw:style-name="gr2" draw:text-style-name="P2" draw:layer="layout" svg:width="0.635cm" svg:height="0.034cm" svg:x="5.135cm" svg:y="24.485cm" svg:viewBox="0 0 636 35" draw:points="0,35 636,35 636,0 0,0">
          <text:p/>
        </draw:polygon>
        <draw:polygon draw:style-name="gr2" draw:text-style-name="P2" draw:layer="layout" svg:width="0.635cm" svg:height="0.034cm" svg:x="6.015cm" svg:y="24.485cm" svg:viewBox="0 0 636 35" draw:points="0,35 636,35 636,0 0,0">
          <text:p/>
        </draw:polygon>
        <draw:polygon draw:style-name="gr2" draw:text-style-name="P2" draw:layer="layout" svg:width="1.27cm" svg:height="0.034cm" svg:x="8.555cm" svg:y="24.485cm" svg:viewBox="0 0 1271 35" draw:points="0,35 1271,35 1271,0 0,0">
          <text:p/>
        </draw:polygon>
        <draw:polygon draw:style-name="gr2" draw:text-style-name="P2" draw:layer="layout" svg:width="0.635cm" svg:height="0.034cm" svg:x="10.071cm" svg:y="24.485cm" svg:viewBox="0 0 636 35" draw:points="0,35 636,35 636,0 0,0">
          <text:p/>
        </draw:polygon>
        <draw:polygon draw:style-name="gr2" draw:text-style-name="P2" draw:layer="layout" svg:width="0.635cm" svg:height="0.034cm" svg:x="10.951cm" svg:y="24.485cm" svg:viewBox="0 0 636 35" draw:points="0,35 636,35 636,0 0,0">
          <text:p/>
        </draw:polygon>
        <draw:polygon draw:style-name="gr2" draw:text-style-name="P2" draw:layer="layout" svg:width="0.635cm" svg:height="0.034cm" svg:x="11.832cm" svg:y="24.485cm" svg:viewBox="0 0 636 35" draw:points="0,35 636,35 636,0 0,0">
          <text:p/>
        </draw:polygon>
        <draw:polygon draw:style-name="gr2" draw:text-style-name="P2" draw:layer="layout" svg:width="1.27cm" svg:height="0.034cm" svg:x="14.372cm" svg:y="24.485cm" svg:viewBox="0 0 1271 35" draw:points="0,35 1271,35 1271,0 0,0">
          <text:p/>
        </draw:polygon>
        <draw:polygon draw:style-name="gr2" draw:text-style-name="P2" draw:layer="layout" svg:width="0.635cm" svg:height="0.034cm" svg:x="15.887cm" svg:y="24.485cm" svg:viewBox="0 0 636 35" draw:points="0,35 636,35 636,0 0,0">
          <text:p/>
        </draw:polygon>
        <draw:polygon draw:style-name="gr2" draw:text-style-name="P2" draw:layer="layout" svg:width="0.635cm" svg:height="0.034cm" svg:x="16.768cm" svg:y="24.485cm" svg:viewBox="0 0 636 35" draw:points="0,35 636,35 636,0 0,0">
          <text:p/>
        </draw:polygon>
        <draw:polygon draw:style-name="gr2" draw:text-style-name="P2" draw:layer="layout" svg:width="1.27cm" svg:height="0.035cm" svg:x="2.738cm" svg:y="24.997cm" svg:viewBox="0 0 1271 36" draw:points="0,36 1271,36 1271,0 0,0">
          <text:p/>
        </draw:polygon>
        <draw:polygon draw:style-name="gr2" draw:text-style-name="P2" draw:layer="layout" svg:width="0.635cm" svg:height="0.035cm" svg:x="4.254cm" svg:y="24.997cm" svg:viewBox="0 0 636 36" draw:points="0,36 636,36 636,0 0,0">
          <text:p/>
        </draw:polygon>
        <draw:polygon draw:style-name="gr2" draw:text-style-name="P2" draw:layer="layout" svg:width="0.635cm" svg:height="0.035cm" svg:x="5.135cm" svg:y="24.997cm" svg:viewBox="0 0 636 36" draw:points="0,36 636,36 636,0 0,0">
          <text:p/>
        </draw:polygon>
        <draw:polygon draw:style-name="gr2" draw:text-style-name="P2" draw:layer="layout" svg:width="0.635cm" svg:height="0.035cm" svg:x="6.015cm" svg:y="24.997cm" svg:viewBox="0 0 636 36" draw:points="0,36 636,36 636,0 0,0">
          <text:p/>
        </draw:polygon>
        <draw:polygon draw:style-name="gr2" draw:text-style-name="P2" draw:layer="layout" svg:width="1.27cm" svg:height="0.035cm" svg:x="8.555cm" svg:y="24.997cm" svg:viewBox="0 0 1271 36" draw:points="0,36 1271,36 1271,0 0,0">
          <text:p/>
        </draw:polygon>
        <draw:polygon draw:style-name="gr2" draw:text-style-name="P2" draw:layer="layout" svg:width="0.635cm" svg:height="0.035cm" svg:x="10.071cm" svg:y="24.997cm" svg:viewBox="0 0 636 36" draw:points="0,36 636,36 636,0 0,0">
          <text:p/>
        </draw:polygon>
        <draw:polygon draw:style-name="gr2" draw:text-style-name="P2" draw:layer="layout" svg:width="0.635cm" svg:height="0.035cm" svg:x="10.951cm" svg:y="24.997cm" svg:viewBox="0 0 636 36" draw:points="0,36 636,36 636,0 0,0">
          <text:p/>
        </draw:polygon>
        <draw:polygon draw:style-name="gr2" draw:text-style-name="P2" draw:layer="layout" svg:width="0.635cm" svg:height="0.035cm" svg:x="11.832cm" svg:y="24.997cm" svg:viewBox="0 0 636 36" draw:points="0,36 636,36 636,0 0,0">
          <text:p/>
        </draw:polygon>
        <draw:polygon draw:style-name="gr2" draw:text-style-name="P2" draw:layer="layout" svg:width="1.27cm" svg:height="0.035cm" svg:x="14.372cm" svg:y="24.997cm" svg:viewBox="0 0 1271 36" draw:points="0,36 1271,36 1271,0 0,0">
          <text:p/>
        </draw:polygon>
        <draw:polygon draw:style-name="gr2" draw:text-style-name="P2" draw:layer="layout" svg:width="0.635cm" svg:height="0.035cm" svg:x="15.887cm" svg:y="24.997cm" svg:viewBox="0 0 636 36" draw:points="0,36 636,36 636,0 0,0">
          <text:p/>
        </draw:polygon>
        <draw:polygon draw:style-name="gr2" draw:text-style-name="P2" draw:layer="layout" svg:width="0.635cm" svg:height="0.035cm" svg:x="16.768cm" svg:y="24.997cm" svg:viewBox="0 0 636 36" draw:points="0,36 636,36 636,0 0,0">
          <text:p/>
        </draw:polygon>
        <draw:polygon draw:style-name="gr2" draw:text-style-name="P2" draw:layer="layout" svg:width="1.27cm" svg:height="0.033cm" svg:x="2.738cm" svg:y="25.51cm" svg:viewBox="0 0 1271 34" draw:points="0,34 1271,34 1271,0 0,0">
          <text:p/>
        </draw:polygon>
        <draw:polygon draw:style-name="gr2" draw:text-style-name="P2" draw:layer="layout" svg:width="0.635cm" svg:height="0.033cm" svg:x="4.254cm" svg:y="25.51cm" svg:viewBox="0 0 636 34" draw:points="0,34 636,34 636,0 0,0">
          <text:p/>
        </draw:polygon>
        <draw:polygon draw:style-name="gr2" draw:text-style-name="P2" draw:layer="layout" svg:width="0.635cm" svg:height="0.033cm" svg:x="5.135cm" svg:y="25.51cm" svg:viewBox="0 0 636 34" draw:points="0,34 636,34 636,0 0,0">
          <text:p/>
        </draw:polygon>
        <draw:polygon draw:style-name="gr2" draw:text-style-name="P2" draw:layer="layout" svg:width="0.635cm" svg:height="0.033cm" svg:x="6.015cm" svg:y="25.51cm" svg:viewBox="0 0 636 34" draw:points="0,34 636,34 636,0 0,0">
          <text:p/>
        </draw:polygon>
        <draw:polygon draw:style-name="gr2" draw:text-style-name="P2" draw:layer="layout" svg:width="1.27cm" svg:height="0.033cm" svg:x="8.555cm" svg:y="25.51cm" svg:viewBox="0 0 1271 34" draw:points="0,34 1271,34 1271,0 0,0">
          <text:p/>
        </draw:polygon>
        <draw:polygon draw:style-name="gr2" draw:text-style-name="P2" draw:layer="layout" svg:width="0.635cm" svg:height="0.033cm" svg:x="10.071cm" svg:y="25.51cm" svg:viewBox="0 0 636 34" draw:points="0,34 636,34 636,0 0,0">
          <text:p/>
        </draw:polygon>
        <draw:polygon draw:style-name="gr2" draw:text-style-name="P2" draw:layer="layout" svg:width="0.635cm" svg:height="0.033cm" svg:x="10.951cm" svg:y="25.51cm" svg:viewBox="0 0 636 34" draw:points="0,34 636,34 636,0 0,0">
          <text:p/>
        </draw:polygon>
        <draw:polygon draw:style-name="gr2" draw:text-style-name="P2" draw:layer="layout" svg:width="0.635cm" svg:height="0.033cm" svg:x="11.832cm" svg:y="25.51cm" svg:viewBox="0 0 636 34" draw:points="0,34 636,34 636,0 0,0">
          <text:p/>
        </draw:polygon>
        <draw:polygon draw:style-name="gr2" draw:text-style-name="P2" draw:layer="layout" svg:width="1.27cm" svg:height="0.033cm" svg:x="14.372cm" svg:y="25.51cm" svg:viewBox="0 0 1271 34" draw:points="0,34 1271,34 1271,0 0,0">
          <text:p/>
        </draw:polygon>
        <draw:polygon draw:style-name="gr2" draw:text-style-name="P2" draw:layer="layout" svg:width="0.635cm" svg:height="0.033cm" svg:x="15.887cm" svg:y="25.51cm" svg:viewBox="0 0 636 34" draw:points="0,34 636,34 636,0 0,0">
          <text:p/>
        </draw:polygon>
        <draw:polygon draw:style-name="gr2" draw:text-style-name="P2" draw:layer="layout" svg:width="0.635cm" svg:height="0.033cm" svg:x="16.768cm" svg:y="25.51cm" svg:viewBox="0 0 636 34" draw:points="0,34 636,34 636,0 0,0">
          <text:p/>
        </draw:polygon>
        <draw:polygon draw:style-name="gr2" draw:text-style-name="P2" draw:layer="layout" svg:width="0.034cm" svg:height="0.102cm" svg:x="2.036cm" svg:y="9.084cm" svg:viewBox="0 0 35 103" draw:points="0,103 35,103 35,0 0,0">
          <text:p/>
        </draw:polygon>
        <draw:polygon draw:style-name="gr2" draw:text-style-name="P2" draw:layer="layout" svg:width="0.034cm" svg:height="0.034cm" svg:x="2.103cm" svg:y="9.152cm" svg:viewBox="0 0 35 35" draw:points="0,35 35,35 35,0 0,0">
          <text:p/>
        </draw:polygon>
        <draw:polygon draw:style-name="gr2" draw:text-style-name="P2" draw:layer="layout" svg:width="0.034cm" svg:height="0.034cm" svg:x="2.103cm" svg:y="25.988cm" svg:viewBox="0 0 35 35" draw:points="0,35 35,35 35,0 0,0">
          <text:p/>
        </draw:polygon>
        <draw:polygon draw:style-name="gr2" draw:text-style-name="P2" draw:layer="layout" svg:width="0.101cm" svg:height="0.034cm" svg:x="2.036cm" svg:y="26.056cm" svg:viewBox="0 0 102 35" draw:points="0,35 102,35 102,0 0,0">
          <text:p/>
        </draw:polygon>
        <draw:polygon draw:style-name="gr2" draw:text-style-name="P2" draw:layer="layout" svg:width="0.034cm" svg:height="0.034cm" svg:x="7.217cm" svg:y="9.152cm" svg:viewBox="0 0 35 35" draw:points="0,35 35,35 35,0 0,0">
          <text:p/>
        </draw:polygon>
        <draw:polygon draw:style-name="gr2" draw:text-style-name="P2" draw:layer="layout" svg:width="0.034cm" svg:height="0.102cm" svg:x="7.285cm" svg:y="9.084cm" svg:viewBox="0 0 35 103" draw:points="0,103 35,103 35,0 0,0">
          <text:p/>
        </draw:polygon>
        <draw:polygon draw:style-name="gr2" draw:text-style-name="P2" draw:layer="layout" svg:width="0.102cm" svg:height="0.034cm" svg:x="7.217cm" svg:y="26.056cm" svg:viewBox="0 0 103 35" draw:points="0,35 103,35 103,0 0,0">
          <text:p/>
        </draw:polygon>
        <draw:polygon draw:style-name="gr2" draw:text-style-name="P2" draw:layer="layout" svg:width="0.034cm" svg:height="0.034cm" svg:x="7.217cm" svg:y="25.988cm" svg:viewBox="0 0 35 35" draw:points="0,35 35,35 35,0 0,0">
          <text:p/>
        </draw:polygon>
        <draw:polygon draw:style-name="gr2" draw:text-style-name="P2" draw:layer="layout" svg:width="0.034cm" svg:height="0.102cm" svg:x="7.852cm" svg:y="9.084cm" svg:viewBox="0 0 35 103" draw:points="0,103 35,103 35,0 0,0">
          <text:p/>
        </draw:polygon>
        <draw:polygon draw:style-name="gr2" draw:text-style-name="P2" draw:layer="layout" svg:width="0.034cm" svg:height="0.034cm" svg:x="7.92cm" svg:y="9.152cm" svg:viewBox="0 0 35 35" draw:points="0,35 35,35 35,0 0,0">
          <text:p/>
        </draw:polygon>
        <draw:polygon draw:style-name="gr2" draw:text-style-name="P2" draw:layer="layout" svg:width="5.08cm" svg:height="0.034cm" svg:x="2.137cm" svg:y="25.988cm" svg:viewBox="0 0 5081 35" draw:points="0,35 5081,35 5081,0 0,0">
          <text:p/>
        </draw:polygon>
        <draw:polygon draw:style-name="gr2" draw:text-style-name="P2" draw:layer="layout" svg:width="5.08cm" svg:height="0.034cm" svg:x="2.137cm" svg:y="26.056cm" svg:viewBox="0 0 5081 35" draw:points="0,35 5081,35 5081,0 0,0">
          <text:p/>
        </draw:polygon>
        <draw:polygon draw:style-name="gr2" draw:text-style-name="P2" draw:layer="layout" svg:width="0.034cm" svg:height="0.034cm" svg:x="7.92cm" svg:y="25.988cm" svg:viewBox="0 0 35 35" draw:points="0,35 35,35 35,0 0,0">
          <text:p/>
        </draw:polygon>
        <draw:polygon draw:style-name="gr2" draw:text-style-name="P2" draw:layer="layout" svg:width="0.102cm" svg:height="0.034cm" svg:x="7.852cm" svg:y="26.056cm" svg:viewBox="0 0 103 35" draw:points="0,35 103,35 103,0 0,0">
          <text:p/>
        </draw:polygon>
        <draw:polygon draw:style-name="gr2" draw:text-style-name="P2" draw:layer="layout" svg:width="0.034cm" svg:height="0.034cm" svg:x="13.034cm" svg:y="9.152cm" svg:viewBox="0 0 35 35" draw:points="0,35 35,35 35,0 0,0">
          <text:p/>
        </draw:polygon>
        <draw:polygon draw:style-name="gr2" draw:text-style-name="P2" draw:layer="layout" svg:width="0.034cm" svg:height="0.102cm" svg:x="13.102cm" svg:y="9.084cm" svg:viewBox="0 0 35 103" draw:points="0,103 35,103 35,0 0,0">
          <text:p/>
        </draw:polygon>
        <draw:polygon draw:style-name="gr2" draw:text-style-name="P2" draw:layer="layout" svg:width="0.102cm" svg:height="0.034cm" svg:x="13.034cm" svg:y="26.056cm" svg:viewBox="0 0 103 35" draw:points="0,35 103,35 103,0 0,0">
          <text:p/>
        </draw:polygon>
        <draw:polygon draw:style-name="gr2" draw:text-style-name="P2" draw:layer="layout" svg:width="0.034cm" svg:height="0.034cm" svg:x="13.034cm" svg:y="25.988cm" svg:viewBox="0 0 35 35" draw:points="0,35 35,35 35,0 0,0">
          <text:p/>
        </draw:polygon>
        <draw:polygon draw:style-name="gr2" draw:text-style-name="P2" draw:layer="layout" svg:width="0.034cm" svg:height="0.102cm" svg:x="13.669cm" svg:y="9.084cm" svg:viewBox="0 0 35 103" draw:points="0,103 35,103 35,0 0,0">
          <text:p/>
        </draw:polygon>
        <draw:polygon draw:style-name="gr2" draw:text-style-name="P2" draw:layer="layout" svg:width="0.034cm" svg:height="0.034cm" svg:x="13.737cm" svg:y="9.152cm" svg:viewBox="0 0 35 35" draw:points="0,35 35,35 35,0 0,0">
          <text:p/>
        </draw:polygon>
        <draw:polygon draw:style-name="gr2" draw:text-style-name="P2" draw:layer="layout" svg:width="5.08cm" svg:height="0.034cm" svg:x="7.954cm" svg:y="25.988cm" svg:viewBox="0 0 5081 35" draw:points="0,35 5081,35 5081,0 0,0">
          <text:p/>
        </draw:polygon>
        <draw:polygon draw:style-name="gr2" draw:text-style-name="P2" draw:layer="layout" svg:width="5.08cm" svg:height="0.034cm" svg:x="7.954cm" svg:y="26.056cm" svg:viewBox="0 0 5081 35" draw:points="0,35 5081,35 5081,0 0,0">
          <text:p/>
        </draw:polygon>
        <draw:polygon draw:style-name="gr2" draw:text-style-name="P2" draw:layer="layout" svg:width="0.034cm" svg:height="0.034cm" svg:x="13.737cm" svg:y="25.988cm" svg:viewBox="0 0 35 35" draw:points="0,35 35,35 35,0 0,0">
          <text:p/>
        </draw:polygon>
        <draw:polygon draw:style-name="gr2" draw:text-style-name="P2" draw:layer="layout" svg:width="0.102cm" svg:height="0.034cm" svg:x="13.669cm" svg:y="26.056cm" svg:viewBox="0 0 103 35" draw:points="0,35 103,35 103,0 0,0">
          <text:p/>
        </draw:polygon>
        <draw:polygon draw:style-name="gr2" draw:text-style-name="P2" draw:layer="layout" svg:width="0.033cm" svg:height="0.034cm" svg:x="18.851cm" svg:y="9.152cm" svg:viewBox="0 0 34 35" draw:points="0,35 34,35 34,0 0,0">
          <text:p/>
        </draw:polygon>
        <draw:polygon draw:style-name="gr2" draw:text-style-name="P2" draw:layer="layout" svg:width="0.034cm" svg:height="0.102cm" svg:x="18.918cm" svg:y="9.084cm" svg:viewBox="0 0 35 103" draw:points="0,103 35,103 35,0 0,0">
          <text:p/>
        </draw:polygon>
        <draw:polygon draw:style-name="gr2" draw:text-style-name="P2" draw:layer="layout" svg:width="0.102cm" svg:height="0.034cm" svg:x="4.186cm" svg:y="26.293cm" svg:viewBox="0 0 103 35" draw:points="0,35 103,35 103,0 0,0">
          <text:p/>
        </draw:polygon>
        <draw:polygon draw:style-name="gr2" draw:text-style-name="P2" draw:layer="layout" svg:width="0.034cm" svg:height="0.034cm" svg:x="4.254cm" svg:y="26.36cm" svg:viewBox="0 0 35 35" draw:points="0,35 35,35 35,0 0,0">
          <text:p/>
        </draw:polygon>
        <draw:polygon draw:style-name="gr2" draw:text-style-name="P2" draw:layer="layout" svg:width="0.034cm" svg:height="15.913cm" svg:x="4.22cm" svg:y="9.63cm" svg:viewBox="0 0 35 15914" draw:points="0,15914 35,15914 35,0 0,0">
          <text:p/>
        </draw:polygon>
        <draw:polygon draw:style-name="gr2" draw:text-style-name="P2" draw:layer="layout" svg:width="0.034cm" svg:height="15.913cm" svg:x="10.037cm" svg:y="9.63cm" svg:viewBox="0 0 35 15914" draw:points="0,15914 35,15914 35,0 0,0">
          <text:p/>
        </draw:polygon>
        <draw:polygon draw:style-name="gr2" draw:text-style-name="P2" draw:layer="layout" svg:width="0.034cm" svg:height="15.879cm" svg:x="14.973cm" svg:y="9.664cm" svg:viewBox="0 0 35 15880" draw:points="0,15880 35,15880 35,0 0,0">
          <text:p/>
        </draw:polygon>
        <draw:polygon draw:style-name="gr2" draw:text-style-name="P2" draw:layer="layout" svg:width="0.034cm" svg:height="0.101cm" svg:x="4.186cm" svg:y="26.293cm" svg:viewBox="0 0 35 102" draw:points="0,102 35,102 35,0 0,0">
          <text:p/>
        </draw:polygon>
        <draw:polygon draw:style-name="gr2" draw:text-style-name="P2" draw:layer="layout" svg:width="0.034cm" svg:height="0.034cm" svg:x="4.254cm" svg:y="26.36cm" svg:viewBox="0 0 35 35" draw:points="0,35 35,35 35,0 0,0">
          <text:p/>
        </draw:polygon>
        <draw:polygon draw:style-name="gr2" draw:text-style-name="P2" draw:layer="layout" svg:width="0.034cm" svg:height="0.034cm" svg:x="4.254cm" svg:y="28.723cm" svg:viewBox="0 0 35 35" draw:points="0,35 35,35 35,0 0,0">
          <text:p/>
        </draw:polygon>
        <draw:polygon draw:style-name="gr2" draw:text-style-name="P2" draw:layer="layout" svg:width="0.102cm" svg:height="0.034cm" svg:x="4.186cm" svg:y="28.79cm" svg:viewBox="0 0 103 35" draw:points="0,35 103,35 103,0 0,0">
          <text:p/>
        </draw:polygon>
        <draw:polygon draw:style-name="gr2" draw:text-style-name="P2" draw:layer="layout" svg:width="0.034cm" svg:height="0.034cm" svg:x="14.939cm" svg:y="26.36cm" svg:viewBox="0 0 35 35" draw:points="0,35 35,35 35,0 0,0">
          <text:p/>
        </draw:polygon>
        <draw:polygon draw:style-name="gr2" draw:text-style-name="P2" draw:layer="layout" svg:width="0.034cm" svg:height="0.101cm" svg:x="15.007cm" svg:y="26.293cm" svg:viewBox="0 0 35 102" draw:points="0,102 35,102 35,0 0,0">
          <text:p/>
        </draw:polygon>
        <draw:polygon draw:style-name="gr2" draw:text-style-name="P2" draw:layer="layout" svg:width="0.034cm" svg:height="16.802cm" svg:x="2.036cm" svg:y="9.186cm" svg:viewBox="0 0 35 16803" draw:points="0,16803 35,16803 35,0 0,0">
          <text:p/>
        </draw:polygon>
        <draw:polygon draw:style-name="gr2" draw:text-style-name="P2" draw:layer="layout" svg:width="0.034cm" svg:height="16.802cm" svg:x="2.103cm" svg:y="9.186cm" svg:viewBox="0 0 35 16803" draw:points="0,16803 35,16803 35,0 0,0">
          <text:p/>
        </draw:polygon>
        <draw:polygon draw:style-name="gr2" draw:text-style-name="P2" draw:layer="layout" svg:width="0.033cm" svg:height="15.879cm" svg:x="3.34cm" svg:y="9.664cm" svg:viewBox="0 0 34 15880" draw:points="0,15880 34,15880 34,0 0,0">
          <text:p/>
        </draw:polygon>
        <draw:polygon draw:style-name="gr2" draw:text-style-name="P2" draw:layer="layout" svg:width="0.034cm" svg:height="15.913cm" svg:x="17.614cm" svg:y="9.63cm" svg:viewBox="0 0 35 15914" draw:points="0,15914 35,15914 35,0 0,0">
          <text:p/>
        </draw:polygon>
        <draw:polygon draw:style-name="gr2" draw:text-style-name="P2" draw:layer="layout" svg:width="0.033cm" svg:height="16.802cm" svg:x="18.851cm" svg:y="9.186cm" svg:viewBox="0 0 34 16803" draw:points="0,16803 34,16803 34,0 0,0">
          <text:p/>
        </draw:polygon>
        <draw:polygon draw:style-name="gr2" draw:text-style-name="P2" draw:layer="layout" svg:width="0.034cm" svg:height="16.802cm" svg:x="18.918cm" svg:y="9.186cm" svg:viewBox="0 0 35 16803" draw:points="0,16803 35,16803 35,0 0,0">
          <text:p/>
        </draw:polygon>
        <draw:polygon draw:style-name="gr2" draw:text-style-name="P2" draw:layer="layout" svg:width="0.034cm" svg:height="0.034cm" svg:x="2.103cm" svg:y="25.988cm" svg:viewBox="0 0 35 35" draw:points="0,35 35,35 35,0 0,0">
          <text:p/>
        </draw:polygon>
        <draw:polygon draw:style-name="gr2" draw:text-style-name="P2" draw:layer="layout" svg:width="0.034cm" svg:height="0.102cm" svg:x="2.036cm" svg:y="25.988cm" svg:viewBox="0 0 35 103" draw:points="0,103 35,103 35,0 0,0">
          <text:p/>
        </draw:polygon>
        <draw:polygon draw:style-name="gr2" draw:text-style-name="P2" draw:layer="layout" svg:width="0.033cm" svg:height="0.102cm" svg:x="10.071cm" svg:y="4.406cm" svg:viewBox="0 0 34 103" draw:points="0,103 34,103 34,0 0,0">
          <text:p/>
        </draw:polygon>
        <draw:polygon draw:style-name="gr2" draw:text-style-name="P2" draw:layer="layout" svg:width="0.034cm" svg:height="0.034cm" svg:x="10.003cm" svg:y="4.406cm" svg:viewBox="0 0 35 35" draw:points="0,35 35,35 35,0 0,0">
          <text:p/>
        </draw:polygon>
        <draw:polygon draw:style-name="gr2" draw:text-style-name="P2" draw:layer="layout" svg:width="0.033cm" svg:height="0.034cm" svg:x="10.706cm" svg:y="3.331cm" svg:viewBox="0 0 34 35" draw:points="0,35 34,35 34,0 0,0">
          <text:p/>
        </draw:polygon>
        <draw:polygon draw:style-name="gr2" draw:text-style-name="P2" draw:layer="layout" svg:width="0.034cm" svg:height="0.102cm" svg:x="10.638cm" svg:y="3.331cm" svg:viewBox="0 0 35 103" draw:points="0,103 35,103 35,0 0,0">
          <text:p/>
        </draw:polygon>
        <draw:polygon draw:style-name="gr2" draw:text-style-name="P2" draw:layer="layout" svg:width="0.034cm" svg:height="0.102cm" svg:x="18.918cm" svg:y="25.988cm" svg:viewBox="0 0 35 103" draw:points="0,103 35,103 35,0 0,0">
          <text:p/>
        </draw:polygon>
        <draw:polygon draw:style-name="gr2" draw:text-style-name="P2" draw:layer="layout" svg:width="0.033cm" svg:height="0.034cm" svg:x="18.851cm" svg:y="25.988cm" svg:viewBox="0 0 34 35" draw:points="0,35 34,35 34,0 0,0">
          <text:p/>
        </draw:polygon>
        <draw:polygon draw:style-name="gr2" draw:text-style-name="P2" draw:layer="layout" svg:width="0.034cm" svg:height="1.795cm" svg:x="10.037cm" svg:y="26.394cm" svg:viewBox="0 0 35 1796" draw:points="0,1796 35,1796 35,0 0,0">
          <text:p/>
        </draw:polygon>
        <draw:polygon draw:style-name="gr2" draw:text-style-name="P2" draw:layer="layout" svg:width="0.034cm" svg:height="15.879cm" svg:x="10.672cm" svg:y="9.664cm" svg:viewBox="0 0 35 15880" draw:points="0,15880 35,15880 35,0 0,0">
          <text:p/>
        </draw:polygon>
        <draw:polygon draw:style-name="gr2" draw:text-style-name="P2" draw:layer="layout" svg:width="0.034cm" svg:height="0.034cm" svg:x="2.738cm" svg:y="6.324cm" svg:viewBox="0 0 35 35" draw:points="0,35 35,35 35,0 0,0">
          <text:p/>
        </draw:polygon>
        <draw:polygon draw:style-name="gr2" draw:text-style-name="P2" draw:layer="layout" svg:width="0.034cm" svg:height="0.034cm" svg:x="2.671cm" svg:y="6.324cm" svg:viewBox="0 0 35 35" draw:points="0,35 35,35 35,0 0,0">
          <text:p/>
        </draw:polygon>
        <draw:polygon draw:style-name="gr2" draw:text-style-name="P2" draw:layer="layout" svg:width="0.034cm" svg:height="0.034cm" svg:x="10.951cm" svg:y="6.324cm" svg:viewBox="0 0 35 35" draw:points="0,35 35,35 35,0 0,0">
          <text:p/>
        </draw:polygon>
        <draw:polygon draw:style-name="gr2" draw:text-style-name="P2" draw:layer="layout" svg:width="0.034cm" svg:height="0.034cm" svg:x="10.883cm" svg:y="6.324cm" svg:viewBox="0 0 35 35" draw:points="0,35 35,35 35,0 0,0">
          <text:p/>
        </draw:polygon>
        <draw:polygon draw:style-name="gr2" draw:text-style-name="P2" draw:layer="layout" svg:width="0.033cm" svg:height="15.913cm" svg:x="2.705cm" svg:y="9.63cm" svg:viewBox="0 0 34 15914" draw:points="0,15914 34,15914 34,0 0,0">
          <text:p/>
        </draw:polygon>
        <draw:polygon draw:style-name="gr2" draw:text-style-name="P2" draw:layer="layout" svg:width="0.034cm" svg:height="15.913cm" svg:x="10.917cm" svg:y="9.63cm" svg:viewBox="0 0 35 15914" draw:points="0,15914 35,15914 35,0 0,0">
          <text:p/>
        </draw:polygon>
        <draw:polygon draw:style-name="gr2" draw:text-style-name="P2" draw:layer="layout" svg:width="0.034cm" svg:height="0.034cm" svg:x="6.65cm" svg:y="8.779cm" svg:viewBox="0 0 35 35" draw:points="0,35 35,35 35,0 0,0">
          <text:p/>
        </draw:polygon>
        <draw:polygon draw:style-name="gr2" draw:text-style-name="P2" draw:layer="layout" svg:width="0.034cm" svg:height="0.034cm" svg:x="6.582cm" svg:y="8.779cm" svg:viewBox="0 0 35 35" draw:points="0,35 35,35 35,0 0,0">
          <text:p/>
        </draw:polygon>
        <draw:polygon draw:style-name="gr2" draw:text-style-name="P2" draw:layer="layout" svg:width="0.035cm" svg:height="15.879cm" svg:x="6.616cm" svg:y="9.664cm" svg:viewBox="0 0 36 15880" draw:points="0,15880 36,15880 36,0 0,0">
          <text:p/>
        </draw:polygon>
        <draw:polygon draw:style-name="gr2" draw:text-style-name="P2" draw:layer="layout" svg:width="0.034cm" svg:height="0.034cm" svg:x="8.555cm" svg:y="8.779cm" svg:viewBox="0 0 35 35" draw:points="0,35 35,35 35,0 0,0">
          <text:p/>
        </draw:polygon>
        <draw:polygon draw:style-name="gr2" draw:text-style-name="P2" draw:layer="layout" svg:width="0.034cm" svg:height="0.034cm" svg:x="8.487cm" svg:y="8.779cm" svg:viewBox="0 0 35 35" draw:points="0,35 35,35 35,0 0,0">
          <text:p/>
        </draw:polygon>
        <draw:polygon draw:style-name="gr2" draw:text-style-name="P2" draw:layer="layout" svg:width="0.034cm" svg:height="15.913cm" svg:x="8.521cm" svg:y="9.63cm" svg:viewBox="0 0 35 15914" draw:points="0,15914 35,15914 35,0 0,0">
          <text:p/>
        </draw:polygon>
        <draw:polygon draw:style-name="gr2" draw:text-style-name="P2" draw:layer="layout" svg:width="0.034cm" svg:height="0.102cm" svg:x="7.285cm" svg:y="25.988cm" svg:viewBox="0 0 35 103" draw:points="0,103 35,103 35,0 0,0">
          <text:p/>
        </draw:polygon>
        <draw:polygon draw:style-name="gr2" draw:text-style-name="P2" draw:layer="layout" svg:width="0.034cm" svg:height="0.034cm" svg:x="7.217cm" svg:y="25.988cm" svg:viewBox="0 0 35 35" draw:points="0,35 35,35 35,0 0,0">
          <text:p/>
        </draw:polygon>
        <draw:polygon draw:style-name="gr2" draw:text-style-name="P2" draw:layer="layout" svg:width="0.034cm" svg:height="0.034cm" svg:x="7.92cm" svg:y="25.988cm" svg:viewBox="0 0 35 35" draw:points="0,35 35,35 35,0 0,0">
          <text:p/>
        </draw:polygon>
        <draw:polygon draw:style-name="gr2" draw:text-style-name="P2" draw:layer="layout" svg:width="0.034cm" svg:height="0.102cm" svg:x="7.852cm" svg:y="25.988cm" svg:viewBox="0 0 35 103" draw:points="0,103 35,103 35,0 0,0">
          <text:p/>
        </draw:polygon>
        <draw:polygon draw:style-name="gr2" draw:text-style-name="P2" draw:layer="layout" svg:width="0.034cm" svg:height="0.102cm" svg:x="13.102cm" svg:y="25.988cm" svg:viewBox="0 0 35 103" draw:points="0,103 35,103 35,0 0,0">
          <text:p/>
        </draw:polygon>
        <draw:polygon draw:style-name="gr2" draw:text-style-name="P2" draw:layer="layout" svg:width="0.034cm" svg:height="0.034cm" svg:x="13.034cm" svg:y="25.988cm" svg:viewBox="0 0 35 35" draw:points="0,35 35,35 35,0 0,0">
          <text:p/>
        </draw:polygon>
        <draw:polygon draw:style-name="gr2" draw:text-style-name="P2" draw:layer="layout" svg:width="0.034cm" svg:height="0.034cm" svg:x="13.737cm" svg:y="25.988cm" svg:viewBox="0 0 35 35" draw:points="0,35 35,35 35,0 0,0">
          <text:p/>
        </draw:polygon>
        <draw:polygon draw:style-name="gr2" draw:text-style-name="P2" draw:layer="layout" svg:width="0.034cm" svg:height="0.102cm" svg:x="13.669cm" svg:y="25.988cm" svg:viewBox="0 0 35 103" draw:points="0,103 35,103 35,0 0,0">
          <text:p/>
        </draw:polygon>
        <draw:polygon draw:style-name="gr2" draw:text-style-name="P2" draw:layer="layout" svg:width="0.033cm" svg:height="15.879cm" svg:x="3.975cm" svg:y="9.664cm" svg:viewBox="0 0 34 15880" draw:points="0,15880 34,15880 34,0 0,0">
          <text:p/>
        </draw:polygon>
        <draw:polygon draw:style-name="gr2" draw:text-style-name="P2" draw:layer="layout" svg:width="0.034cm" svg:height="2.329cm" svg:x="4.186cm" svg:y="26.394cm" svg:viewBox="0 0 35 2330" draw:points="0,2330 35,2330 35,0 0,0">
          <text:p/>
        </draw:polygon>
        <draw:polygon draw:style-name="gr2" draw:text-style-name="P2" draw:layer="layout" svg:width="0.034cm" svg:height="2.329cm" svg:x="4.254cm" svg:y="26.394cm" svg:viewBox="0 0 35 2330" draw:points="0,2330 35,2330 35,0 0,0">
          <text:p/>
        </draw:polygon>
        <draw:polygon draw:style-name="gr2" draw:text-style-name="P2" draw:layer="layout" svg:width="0.034cm" svg:height="15.879cm" svg:x="4.855cm" svg:y="9.664cm" svg:viewBox="0 0 35 15880" draw:points="0,15880 35,15880 35,0 0,0">
          <text:p/>
        </draw:polygon>
        <draw:polygon draw:style-name="gr2" draw:text-style-name="P2" draw:layer="layout" svg:width="0.034cm" svg:height="15.913cm" svg:x="5.101cm" svg:y="9.63cm" svg:viewBox="0 0 35 15914" draw:points="0,15914 35,15914 35,0 0,0">
          <text:p/>
        </draw:polygon>
        <draw:polygon draw:style-name="gr2" draw:text-style-name="P2" draw:layer="layout" svg:width="0.034cm" svg:height="15.879cm" svg:x="5.736cm" svg:y="9.664cm" svg:viewBox="0 0 35 15880" draw:points="0,15880 35,15880 35,0 0,0">
          <text:p/>
        </draw:polygon>
        <draw:polygon draw:style-name="gr2" draw:text-style-name="P2" draw:layer="layout" svg:width="0.034cm" svg:height="15.913cm" svg:x="5.981cm" svg:y="9.63cm" svg:viewBox="0 0 35 15914" draw:points="0,15914 35,15914 35,0 0,0">
          <text:p/>
        </draw:polygon>
        <draw:polygon draw:style-name="gr2" draw:text-style-name="P2" draw:layer="layout" svg:width="0.034cm" svg:height="16.802cm" svg:x="7.217cm" svg:y="9.186cm" svg:viewBox="0 0 35 16803" draw:points="0,16803 35,16803 35,0 0,0">
          <text:p/>
        </draw:polygon>
        <draw:polygon draw:style-name="gr2" draw:text-style-name="P2" draw:layer="layout" svg:width="0.034cm" svg:height="16.802cm" svg:x="7.285cm" svg:y="9.186cm" svg:viewBox="0 0 35 16803" draw:points="0,16803 35,16803 35,0 0,0">
          <text:p/>
        </draw:polygon>
        <draw:polygon draw:style-name="gr2" draw:text-style-name="P2" draw:layer="layout" svg:width="0.034cm" svg:height="16.802cm" svg:x="7.852cm" svg:y="9.186cm" svg:viewBox="0 0 35 16803" draw:points="0,16803 35,16803 35,0 0,0">
          <text:p/>
        </draw:polygon>
        <draw:polygon draw:style-name="gr2" draw:text-style-name="P2" draw:layer="layout" svg:width="0.034cm" svg:height="16.802cm" svg:x="7.92cm" svg:y="9.186cm" svg:viewBox="0 0 35 16803" draw:points="0,16803 35,16803 35,0 0,0">
          <text:p/>
        </draw:polygon>
        <draw:polygon draw:style-name="gr2" draw:text-style-name="P2" draw:layer="layout" svg:width="0.034cm" svg:height="15.879cm" svg:x="9.156cm" svg:y="9.664cm" svg:viewBox="0 0 35 15880" draw:points="0,15880 35,15880 35,0 0,0">
          <text:p/>
        </draw:polygon>
        <draw:polygon draw:style-name="gr2" draw:text-style-name="P2" draw:layer="layout" svg:width="0.034cm" svg:height="15.879cm" svg:x="9.791cm" svg:y="9.664cm" svg:viewBox="0 0 35 15880" draw:points="0,15880 35,15880 35,0 0,0">
          <text:p/>
        </draw:polygon>
        <draw:polygon draw:style-name="gr2" draw:text-style-name="P2" draw:layer="layout" svg:width="0.034cm" svg:height="15.879cm" svg:x="11.552cm" svg:y="9.664cm" svg:viewBox="0 0 35 15880" draw:points="0,15880 35,15880 35,0 0,0">
          <text:p/>
        </draw:polygon>
        <draw:polygon draw:style-name="gr2" draw:text-style-name="P2" draw:layer="layout" svg:width="0.034cm" svg:height="15.913cm" svg:x="11.798cm" svg:y="9.63cm" svg:viewBox="0 0 35 15914" draw:points="0,15914 35,15914 35,0 0,0">
          <text:p/>
        </draw:polygon>
        <draw:polygon draw:style-name="gr2" draw:text-style-name="P2" draw:layer="layout" svg:width="0.034cm" svg:height="15.879cm" svg:x="12.433cm" svg:y="9.664cm" svg:viewBox="0 0 35 15880" draw:points="0,15880 35,15880 35,0 0,0">
          <text:p/>
        </draw:polygon>
        <draw:polygon draw:style-name="gr2" draw:text-style-name="P2" draw:layer="layout" svg:width="0.034cm" svg:height="16.802cm" svg:x="13.034cm" svg:y="9.186cm" svg:viewBox="0 0 35 16803" draw:points="0,16803 35,16803 35,0 0,0">
          <text:p/>
        </draw:polygon>
        <draw:polygon draw:style-name="gr2" draw:text-style-name="P2" draw:layer="layout" svg:width="0.034cm" svg:height="16.802cm" svg:x="13.102cm" svg:y="9.186cm" svg:viewBox="0 0 35 16803" draw:points="0,16803 35,16803 35,0 0,0">
          <text:p/>
        </draw:polygon>
        <draw:polygon draw:style-name="gr2" draw:text-style-name="P2" draw:layer="layout" svg:width="0.034cm" svg:height="16.802cm" svg:x="13.669cm" svg:y="9.186cm" svg:viewBox="0 0 35 16803" draw:points="0,16803 35,16803 35,0 0,0">
          <text:p/>
        </draw:polygon>
        <draw:polygon draw:style-name="gr2" draw:text-style-name="P2" draw:layer="layout" svg:width="0.034cm" svg:height="16.802cm" svg:x="13.737cm" svg:y="9.186cm" svg:viewBox="0 0 35 16803" draw:points="0,16803 35,16803 35,0 0,0">
          <text:p/>
        </draw:polygon>
        <draw:polygon draw:style-name="gr2" draw:text-style-name="P2" draw:layer="layout" svg:width="0.035cm" svg:height="15.913cm" svg:x="14.338cm" svg:y="9.63cm" svg:viewBox="0 0 36 15914" draw:points="0,15914 36,15914 36,0 0,0">
          <text:p/>
        </draw:polygon>
        <draw:polygon draw:style-name="gr2" draw:text-style-name="P2" draw:layer="layout" svg:width="0.034cm" svg:height="2.329cm" svg:x="14.939cm" svg:y="26.394cm" svg:viewBox="0 0 35 2330" draw:points="0,2330 35,2330 35,0 0,0">
          <text:p/>
        </draw:polygon>
        <draw:polygon draw:style-name="gr2" draw:text-style-name="P2" draw:layer="layout" svg:width="0.034cm" svg:height="2.329cm" svg:x="15.007cm" svg:y="26.394cm" svg:viewBox="0 0 35 2330" draw:points="0,2330 35,2330 35,0 0,0">
          <text:p/>
        </draw:polygon>
        <draw:polygon draw:style-name="gr2" draw:text-style-name="P2" draw:layer="layout" svg:width="0.034cm" svg:height="15.879cm" svg:x="15.608cm" svg:y="9.664cm" svg:viewBox="0 0 35 15880" draw:points="0,15880 35,15880 35,0 0,0">
          <text:p/>
        </draw:polygon>
        <draw:polygon draw:style-name="gr2" draw:text-style-name="P2" draw:layer="layout" svg:width="0.034cm" svg:height="15.913cm" svg:x="15.853cm" svg:y="9.63cm" svg:viewBox="0 0 35 15914" draw:points="0,15914 35,15914 35,0 0,0">
          <text:p/>
        </draw:polygon>
        <draw:polygon draw:style-name="gr2" draw:text-style-name="P2" draw:layer="layout" svg:width="0.034cm" svg:height="15.879cm" svg:x="16.488cm" svg:y="9.664cm" svg:viewBox="0 0 35 15880" draw:points="0,15880 35,15880 35,0 0,0">
          <text:p/>
        </draw:polygon>
        <draw:polygon draw:style-name="gr2" draw:text-style-name="P2" draw:layer="layout" svg:width="0.034cm" svg:height="15.913cm" svg:x="16.734cm" svg:y="9.63cm" svg:viewBox="0 0 35 15914" draw:points="0,15914 35,15914 35,0 0,0">
          <text:p/>
        </draw:polygon>
        <draw:polygon draw:style-name="gr2" draw:text-style-name="P2" draw:layer="layout" svg:width="0.034cm" svg:height="15.879cm" svg:x="17.369cm" svg:y="9.664cm" svg:viewBox="0 0 35 15880" draw:points="0,15880 35,15880 35,0 0,0">
          <text:p/>
        </draw:polygon>
        <draw:polygon draw:style-name="gr2" draw:text-style-name="P2" draw:layer="layout" svg:width="0.034cm" svg:height="15.879cm" svg:x="18.249cm" svg:y="9.664cm" svg:viewBox="0 0 35 15880" draw:points="0,15880 35,15880 35,0 0,0">
          <text:p/>
        </draw:polygon>
        <draw:polygon draw:style-name="gr2" draw:text-style-name="P2" draw:layer="layout" svg:width="0.034cm" svg:height="0.034cm" svg:x="4.254cm" svg:y="28.723cm" svg:viewBox="0 0 35 35" draw:points="0,35 35,35 35,0 0,0">
          <text:p/>
        </draw:polygon>
        <draw:polygon draw:style-name="gr2" draw:text-style-name="P2" draw:layer="layout" svg:width="0.034cm" svg:height="0.101cm" svg:x="4.186cm" svg:y="28.723cm" svg:viewBox="0 0 35 102" draw:points="0,102 35,102 35,0 0,0">
          <text:p/>
        </draw:polygon>
        <draw:polygon draw:style-name="gr2" draw:text-style-name="P2" draw:layer="layout" svg:width="0.034cm" svg:height="0.101cm" svg:x="15.007cm" svg:y="28.723cm" svg:viewBox="0 0 35 102" draw:points="0,102 35,102 35,0 0,0">
          <text:p/>
        </draw:polygon>
        <draw:polygon draw:style-name="gr2" draw:text-style-name="P2" draw:layer="layout" svg:width="0.034cm" svg:height="0.034cm" svg:x="14.939cm" svg:y="28.723cm" svg:viewBox="0 0 35 35" draw:points="0,35 35,35 35,0 0,0">
          <text:p/>
        </draw:polygon>
        <draw:polygon draw:style-name="gr2" draw:text-style-name="P2" draw:layer="layout" svg:width="1.27cm" svg:height="0.034cm" svg:x="17.648cm" svg:y="0.774cm" svg:viewBox="0 0 1271 35" draw:points="0,35 1271,35 1271,0 0,0">
          <text:p/>
        </draw:polygon>
        <draw:polygon draw:style-name="gr2" draw:text-style-name="P2" draw:layer="layout" svg:width="1.27cm" svg:height="0.034cm" svg:x="17.648cm" svg:y="1.951cm" svg:viewBox="0 0 1271 35" draw:points="0,35 1271,35 1271,0 0,0">
          <text:p/>
        </draw:polygon>
        <draw:polygon draw:style-name="gr2" draw:text-style-name="P2" draw:layer="layout" svg:width="0.033cm" svg:height="0.033cm" svg:x="18.851cm" svg:y="2.324cm" svg:viewBox="0 0 34 34" draw:points="0,34 34,34 34,0 0,0">
          <text:p/>
        </draw:polygon>
        <draw:polygon draw:style-name="gr2" draw:text-style-name="P2" draw:layer="layout" svg:width="8.213cm" svg:height="0.034cm" svg:x="10.739cm" svg:y="2.256cm" svg:viewBox="0 0 8214 35" draw:points="0,35 8214,35 8214,0 0,0">
          <text:p/>
        </draw:polygon>
        <draw:polygon draw:style-name="gr2" draw:text-style-name="P2" draw:layer="layout" svg:width="8.112cm" svg:height="0.033cm" svg:x="10.739cm" svg:y="2.324cm" svg:viewBox="0 0 8113 34" draw:points="0,34 8113,34 8113,0 0,0">
          <text:p/>
        </draw:polygon>
        <draw:polygon draw:style-name="gr2" draw:text-style-name="P2" draw:layer="layout" svg:width="8.112cm" svg:height="0.034cm" svg:x="10.739cm" svg:y="2.827cm" svg:viewBox="0 0 8113 35" draw:points="0,35 8113,35 8113,0 0,0">
          <text:p/>
        </draw:polygon>
        <draw:polygon draw:style-name="gr2" draw:text-style-name="P2" draw:layer="layout" svg:width="8.112cm" svg:height="0.034cm" svg:x="10.739cm" svg:y="3.331cm" svg:viewBox="0 0 8113 35" draw:points="0,35 8113,35 8113,0 0,0">
          <text:p/>
        </draw:polygon>
        <draw:polygon draw:style-name="gr2" draw:text-style-name="P2" draw:layer="layout" svg:width="8.213cm" svg:height="0.034cm" svg:x="10.739cm" svg:y="3.399cm" svg:viewBox="0 0 8214 35" draw:points="0,35 8214,35 8214,0 0,0">
          <text:p/>
        </draw:polygon>
        <draw:polygon draw:style-name="gr2" draw:text-style-name="P2" draw:layer="layout" svg:width="0.033cm" svg:height="0.034cm" svg:x="18.851cm" svg:y="3.331cm" svg:viewBox="0 0 34 35" draw:points="0,35 34,35 34,0 0,0">
          <text:p/>
        </draw:polygon>
        <draw:polygon draw:style-name="gr2" draw:text-style-name="P2" draw:layer="layout" svg:width="7.866cm" svg:height="0.034cm" svg:x="2.137cm" svg:y="3.903cm" svg:viewBox="0 0 7867 35" draw:points="0,35 7867,35 7867,0 0,0">
          <text:p/>
        </draw:polygon>
        <draw:polygon draw:style-name="gr2" draw:text-style-name="P2" draw:layer="layout" svg:width="0.101cm" svg:height="0.034cm" svg:x="10.003cm" svg:y="4.474cm" svg:viewBox="0 0 102 35" draw:points="0,35 102,35 102,0 0,0">
          <text:p/>
        </draw:polygon>
        <draw:polygon draw:style-name="gr2" draw:text-style-name="P2" draw:layer="layout" svg:width="7.9cm" svg:height="0.034cm" svg:x="2.137cm" svg:y="4.406cm" svg:viewBox="0 0 7901 35" draw:points="0,35 7901,35 7901,0 0,0">
          <text:p/>
        </draw:polygon>
        <draw:polygon draw:style-name="gr2" draw:text-style-name="P2" draw:layer="layout" svg:width="7.866cm" svg:height="0.034cm" svg:x="2.137cm" svg:y="4.474cm" svg:viewBox="0 0 7867 35" draw:points="0,35 7867,35 7867,0 0,0">
          <text:p/>
        </draw:polygon>
        <draw:polygon draw:style-name="gr2" draw:text-style-name="P2" draw:layer="layout" svg:width="0.033cm" svg:height="0.034cm" svg:x="18.851cm" svg:y="4.779cm" svg:viewBox="0 0 34 35" draw:points="0,35 34,35 34,0 0,0">
          <text:p/>
        </draw:polygon>
        <draw:polygon draw:style-name="gr2" draw:text-style-name="P2" draw:layer="layout" svg:width="7.967cm" svg:height="0.034cm" svg:x="10.985cm" svg:y="4.711cm" svg:viewBox="0 0 7968 35" draw:points="0,35 7968,35 7968,0 0,0">
          <text:p/>
        </draw:polygon>
        <draw:polygon draw:style-name="gr2" draw:text-style-name="P2" draw:layer="layout" svg:width="7.866cm" svg:height="0.034cm" svg:x="10.985cm" svg:y="4.779cm" svg:viewBox="0 0 7867 35" draw:points="0,35 7867,35 7867,0 0,0">
          <text:p/>
        </draw:polygon>
        <draw:polygon draw:style-name="gr2" draw:text-style-name="P2" draw:layer="layout" svg:width="0.033cm" svg:height="0.033cm" svg:x="18.851cm" svg:y="5.317cm" svg:viewBox="0 0 34 34" draw:points="0,34 34,34 34,0 0,0">
          <text:p/>
        </draw:polygon>
        <draw:polygon draw:style-name="gr2" draw:text-style-name="P2" draw:layer="layout" svg:width="7.899cm" svg:height="0.034cm" svg:x="10.985cm" svg:y="5.249cm" svg:viewBox="0 0 7900 35" draw:points="0,35 7900,35 7900,0 0,0">
          <text:p/>
        </draw:polygon>
        <draw:polygon draw:style-name="gr2" draw:text-style-name="P2" draw:layer="layout" svg:width="7.866cm" svg:height="0.033cm" svg:x="10.985cm" svg:y="5.317cm" svg:viewBox="0 0 7867 34" draw:points="0,34 7867,34 7867,0 0,0">
          <text:p/>
        </draw:polygon>
        <draw:polygon draw:style-name="gr2" draw:text-style-name="P2" draw:layer="layout" svg:width="7.866cm" svg:height="0.034cm" svg:x="10.985cm" svg:y="5.82cm" svg:viewBox="0 0 7867 35" draw:points="0,35 7867,35 7867,0 0,0">
          <text:p/>
        </draw:polygon>
        <draw:polygon draw:style-name="gr2" draw:text-style-name="P2" draw:layer="layout" svg:width="0.101cm" svg:height="0.034cm" svg:x="18.851cm" svg:y="6.392cm" svg:viewBox="0 0 102 35" draw:points="0,35 102,35 102,0 0,0">
          <text:p/>
        </draw:polygon>
        <draw:polygon draw:style-name="gr2" draw:text-style-name="P2" draw:layer="layout" svg:width="7.899cm" svg:height="0.034cm" svg:x="10.985cm" svg:y="6.324cm" svg:viewBox="0 0 7900 35" draw:points="0,35 7900,35 7900,0 0,0">
          <text:p/>
        </draw:polygon>
        <draw:polygon draw:style-name="gr2" draw:text-style-name="P2" draw:layer="layout" svg:width="7.866cm" svg:height="0.034cm" svg:x="10.985cm" svg:y="6.392cm" svg:viewBox="0 0 7867 35" draw:points="0,35 7867,35 7867,0 0,0">
          <text:p/>
        </draw:polygon>
        <draw:polygon draw:style-name="gr2" draw:text-style-name="P2" draw:layer="layout" svg:width="0.033cm" svg:height="0.034cm" svg:x="18.851cm" svg:y="6.697cm" svg:viewBox="0 0 34 35" draw:points="0,35 34,35 34,0 0,0">
          <text:p/>
        </draw:polygon>
        <draw:polygon draw:style-name="gr2" draw:text-style-name="P2" draw:layer="layout" svg:width="12.268cm" svg:height="0.034cm" svg:x="6.684cm" svg:y="6.629cm" svg:viewBox="0 0 12269 35" draw:points="0,35 12269,35 12269,0 0,0">
          <text:p/>
        </draw:polygon>
        <draw:polygon draw:style-name="gr2" draw:text-style-name="P2" draw:layer="layout" svg:width="12.167cm" svg:height="0.034cm" svg:x="6.684cm" svg:y="6.697cm" svg:viewBox="0 0 12168 35" draw:points="0,35 12168,35 12168,0 0,0">
          <text:p/>
        </draw:polygon>
        <draw:polygon draw:style-name="gr2" draw:text-style-name="P2" draw:layer="layout" svg:width="0.033cm" svg:height="0.034cm" svg:x="18.851cm" svg:y="7.234cm" svg:viewBox="0 0 34 35" draw:points="0,35 34,35 34,0 0,0">
          <text:p/>
        </draw:polygon>
        <draw:polygon draw:style-name="gr2" draw:text-style-name="P2" draw:layer="layout" svg:width="10.295cm" svg:height="0.033cm" svg:x="8.589cm" svg:y="7.167cm" svg:viewBox="0 0 10296 34" draw:points="0,34 10296,34 10296,0 0,0">
          <text:p/>
        </draw:polygon>
        <draw:polygon draw:style-name="gr2" draw:text-style-name="P2" draw:layer="layout" svg:width="10.262cm" svg:height="0.034cm" svg:x="8.589cm" svg:y="7.234cm" svg:viewBox="0 0 10263 35" draw:points="0,35 10263,35 10263,0 0,0">
          <text:p/>
        </draw:polygon>
        <draw:polygon draw:style-name="gr2" draw:text-style-name="P2" draw:layer="layout" svg:width="0.033cm" svg:height="0.034cm" svg:x="18.851cm" svg:y="7.772cm" svg:viewBox="0 0 34 35" draw:points="0,35 34,35 34,0 0,0">
          <text:p/>
        </draw:polygon>
        <draw:polygon draw:style-name="gr2" draw:text-style-name="P2" draw:layer="layout" svg:width="10.295cm" svg:height="0.034cm" svg:x="8.589cm" svg:y="7.704cm" svg:viewBox="0 0 10296 35" draw:points="0,35 10296,35 10296,0 0,0">
          <text:p/>
        </draw:polygon>
        <draw:polygon draw:style-name="gr2" draw:text-style-name="P2" draw:layer="layout" svg:width="10.262cm" svg:height="0.034cm" svg:x="8.589cm" svg:y="7.772cm" svg:viewBox="0 0 10263 35" draw:points="0,35 10263,35 10263,0 0,0">
          <text:p/>
        </draw:polygon>
        <draw:polygon draw:style-name="gr2" draw:text-style-name="P2" draw:layer="layout" svg:width="0.033cm" svg:height="0.033cm" svg:x="18.851cm" svg:y="8.31cm" svg:viewBox="0 0 34 34" draw:points="0,34 34,34 34,0 0,0">
          <text:p/>
        </draw:polygon>
        <draw:polygon draw:style-name="gr2" draw:text-style-name="P2" draw:layer="layout" svg:width="10.295cm" svg:height="0.034cm" svg:x="8.589cm" svg:y="8.242cm" svg:viewBox="0 0 10296 35" draw:points="0,35 10296,35 10296,0 0,0">
          <text:p/>
        </draw:polygon>
        <draw:polygon draw:style-name="gr2" draw:text-style-name="P2" draw:layer="layout" svg:width="10.262cm" svg:height="0.033cm" svg:x="8.589cm" svg:y="8.31cm" svg:viewBox="0 0 10263 34" draw:points="0,34 10263,34 10263,0 0,0">
          <text:p/>
        </draw:polygon>
        <draw:polygon draw:style-name="gr2" draw:text-style-name="P2" draw:layer="layout" svg:width="0.101cm" svg:height="0.034cm" svg:x="18.851cm" svg:y="8.847cm" svg:viewBox="0 0 102 35" draw:points="0,35 102,35 102,0 0,0">
          <text:p/>
        </draw:polygon>
        <draw:polygon draw:style-name="gr2" draw:text-style-name="P2" draw:layer="layout" svg:width="10.295cm" svg:height="0.034cm" svg:x="8.589cm" svg:y="8.779cm" svg:viewBox="0 0 10296 35" draw:points="0,35 10296,35 10296,0 0,0">
          <text:p/>
        </draw:polygon>
        <draw:polygon draw:style-name="gr2" draw:text-style-name="P2" draw:layer="layout" svg:width="10.262cm" svg:height="0.034cm" svg:x="8.589cm" svg:y="8.847cm" svg:viewBox="0 0 10263 35" draw:points="0,35 10263,35 10263,0 0,0">
          <text:p/>
        </draw:polygon>
        <draw:polygon draw:style-name="gr2" draw:text-style-name="P2" draw:layer="layout" svg:width="0.033cm" svg:height="0.034cm" svg:x="18.851cm" svg:y="9.152cm" svg:viewBox="0 0 34 35" draw:points="0,35 34,35 34,0 0,0">
          <text:p/>
        </draw:polygon>
        <draw:polygon draw:style-name="gr2" draw:text-style-name="P2" draw:layer="layout" svg:width="5.181cm" svg:height="0.034cm" svg:x="13.771cm" svg:y="9.084cm" svg:viewBox="0 0 5182 35" draw:points="0,35 5182,35 5182,0 0,0">
          <text:p/>
        </draw:polygon>
        <draw:polygon draw:style-name="gr2" draw:text-style-name="P2" draw:layer="layout" svg:width="5.08cm" svg:height="0.034cm" svg:x="13.771cm" svg:y="9.152cm" svg:viewBox="0 0 5081 35" draw:points="0,35 5081,35 5081,0 0,0">
          <text:p/>
        </draw:polygon>
        <draw:polygon draw:style-name="gr2" draw:text-style-name="P2" draw:layer="layout" svg:width="0.635cm" svg:height="0.034cm" svg:x="17.648cm" svg:y="9.63cm" svg:viewBox="0 0 636 35" draw:points="0,35 636,35 636,0 0,0">
          <text:p/>
        </draw:polygon>
        <draw:polygon draw:style-name="gr2" draw:text-style-name="P2" draw:layer="layout" svg:width="0.635cm" svg:height="0.033cm" svg:x="17.648cm" svg:y="10.143cm" svg:viewBox="0 0 636 34" draw:points="0,34 636,34 636,0 0,0">
          <text:p/>
        </draw:polygon>
        <draw:polygon draw:style-name="gr2" draw:text-style-name="P2" draw:layer="layout" svg:width="0.635cm" svg:height="0.034cm" svg:x="17.648cm" svg:y="10.655cm" svg:viewBox="0 0 636 35" draw:points="0,35 636,35 636,0 0,0">
          <text:p/>
        </draw:polygon>
        <draw:polygon draw:style-name="gr2" draw:text-style-name="P2" draw:layer="layout" svg:width="0.635cm" svg:height="0.034cm" svg:x="17.648cm" svg:y="11.167cm" svg:viewBox="0 0 636 35" draw:points="0,35 636,35 636,0 0,0">
          <text:p/>
        </draw:polygon>
        <draw:polygon draw:style-name="gr2" draw:text-style-name="P2" draw:layer="layout" svg:width="0.635cm" svg:height="0.034cm" svg:x="17.648cm" svg:y="11.679cm" svg:viewBox="0 0 636 35" draw:points="0,35 636,35 636,0 0,0">
          <text:p/>
        </draw:polygon>
        <draw:polygon draw:style-name="gr2" draw:text-style-name="P2" draw:layer="layout" svg:width="0.635cm" svg:height="0.034cm" svg:x="17.648cm" svg:y="12.191cm" svg:viewBox="0 0 636 35" draw:points="0,35 636,35 636,0 0,0">
          <text:p/>
        </draw:polygon>
        <draw:polygon draw:style-name="gr2" draw:text-style-name="P2" draw:layer="layout" svg:width="0.635cm" svg:height="0.034cm" svg:x="17.648cm" svg:y="12.704cm" svg:viewBox="0 0 636 35" draw:points="0,35 636,35 636,0 0,0">
          <text:p/>
        </draw:polygon>
        <draw:polygon draw:style-name="gr2" draw:text-style-name="P2" draw:layer="layout" svg:width="0.635cm" svg:height="0.035cm" svg:x="17.648cm" svg:y="13.216cm" svg:viewBox="0 0 636 36" draw:points="0,36 636,36 636,0 0,0">
          <text:p/>
        </draw:polygon>
        <draw:polygon draw:style-name="gr2" draw:text-style-name="P2" draw:layer="layout" svg:width="0.635cm" svg:height="0.034cm" svg:x="17.648cm" svg:y="13.728cm" svg:viewBox="0 0 636 35" draw:points="0,35 636,35 636,0 0,0">
          <text:p/>
        </draw:polygon>
        <draw:polygon draw:style-name="gr2" draw:text-style-name="P2" draw:layer="layout" svg:width="0.635cm" svg:height="0.034cm" svg:x="17.648cm" svg:y="14.24cm" svg:viewBox="0 0 636 35" draw:points="0,35 636,35 636,0 0,0">
          <text:p/>
        </draw:polygon>
        <draw:polygon draw:style-name="gr2" draw:text-style-name="P2" draw:layer="layout" svg:width="0.635cm" svg:height="0.034cm" svg:x="17.648cm" svg:y="14.753cm" svg:viewBox="0 0 636 35" draw:points="0,35 636,35 636,0 0,0">
          <text:p/>
        </draw:polygon>
        <draw:polygon draw:style-name="gr2" draw:text-style-name="P2" draw:layer="layout" svg:width="0.635cm" svg:height="0.034cm" svg:x="17.648cm" svg:y="15.265cm" svg:viewBox="0 0 636 35" draw:points="0,35 636,35 636,0 0,0">
          <text:p/>
        </draw:polygon>
        <draw:polygon draw:style-name="gr2" draw:text-style-name="P2" draw:layer="layout" svg:width="0.635cm" svg:height="0.034cm" svg:x="17.648cm" svg:y="15.777cm" svg:viewBox="0 0 636 35" draw:points="0,35 636,35 636,0 0,0">
          <text:p/>
        </draw:polygon>
        <draw:polygon draw:style-name="gr2" draw:text-style-name="P2" draw:layer="layout" svg:width="0.635cm" svg:height="0.034cm" svg:x="17.648cm" svg:y="16.289cm" svg:viewBox="0 0 636 35" draw:points="0,35 636,35 636,0 0,0">
          <text:p/>
        </draw:polygon>
        <draw:polygon draw:style-name="gr2" draw:text-style-name="P2" draw:layer="layout" svg:width="0.635cm" svg:height="0.033cm" svg:x="17.648cm" svg:y="16.802cm" svg:viewBox="0 0 636 34" draw:points="0,34 636,34 636,0 0,0">
          <text:p/>
        </draw:polygon>
        <draw:polygon draw:style-name="gr2" draw:text-style-name="P2" draw:layer="layout" svg:width="0.635cm" svg:height="0.034cm" svg:x="17.648cm" svg:y="17.314cm" svg:viewBox="0 0 636 35" draw:points="0,35 636,35 636,0 0,0">
          <text:p/>
        </draw:polygon>
        <draw:polygon draw:style-name="gr2" draw:text-style-name="P2" draw:layer="layout" svg:width="0.635cm" svg:height="0.034cm" svg:x="17.648cm" svg:y="17.826cm" svg:viewBox="0 0 636 35" draw:points="0,35 636,35 636,0 0,0">
          <text:p/>
        </draw:polygon>
        <draw:polygon draw:style-name="gr2" draw:text-style-name="P2" draw:layer="layout" svg:width="0.635cm" svg:height="0.034cm" svg:x="17.648cm" svg:y="18.338cm" svg:viewBox="0 0 636 35" draw:points="0,35 636,35 636,0 0,0">
          <text:p/>
        </draw:polygon>
        <draw:polygon draw:style-name="gr2" draw:text-style-name="P2" draw:layer="layout" svg:width="0.635cm" svg:height="0.033cm" svg:x="17.648cm" svg:y="18.851cm" svg:viewBox="0 0 636 34" draw:points="0,34 636,34 636,0 0,0">
          <text:p/>
        </draw:polygon>
        <draw:polygon draw:style-name="gr2" draw:text-style-name="P2" draw:layer="layout" svg:width="0.635cm" svg:height="0.034cm" svg:x="17.648cm" svg:y="19.363cm" svg:viewBox="0 0 636 35" draw:points="0,35 636,35 636,0 0,0">
          <text:p/>
        </draw:polygon>
        <draw:polygon draw:style-name="gr2" draw:text-style-name="P2" draw:layer="layout" svg:width="0.635cm" svg:height="0.034cm" svg:x="17.648cm" svg:y="19.875cm" svg:viewBox="0 0 636 35" draw:points="0,35 636,35 636,0 0,0">
          <text:p/>
        </draw:polygon>
        <draw:polygon draw:style-name="gr2" draw:text-style-name="P2" draw:layer="layout" svg:width="0.635cm" svg:height="0.034cm" svg:x="17.648cm" svg:y="20.387cm" svg:viewBox="0 0 636 35" draw:points="0,35 636,35 636,0 0,0">
          <text:p/>
        </draw:polygon>
        <draw:polygon draw:style-name="gr2" draw:text-style-name="P2" draw:layer="layout" svg:width="0.635cm" svg:height="0.034cm" svg:x="17.648cm" svg:y="20.899cm" svg:viewBox="0 0 636 35" draw:points="0,35 636,35 636,0 0,0">
          <text:p/>
        </draw:polygon>
        <draw:polygon draw:style-name="gr2" draw:text-style-name="P2" draw:layer="layout" svg:width="0.635cm" svg:height="0.034cm" svg:x="17.648cm" svg:y="21.412cm" svg:viewBox="0 0 636 35" draw:points="0,35 636,35 636,0 0,0">
          <text:p/>
        </draw:polygon>
        <draw:polygon draw:style-name="gr2" draw:text-style-name="P2" draw:layer="layout" svg:width="0.635cm" svg:height="0.034cm" svg:x="17.648cm" svg:y="21.924cm" svg:viewBox="0 0 636 35" draw:points="0,35 636,35 636,0 0,0">
          <text:p/>
        </draw:polygon>
        <draw:polygon draw:style-name="gr2" draw:text-style-name="P2" draw:layer="layout" svg:width="0.635cm" svg:height="0.034cm" svg:x="17.648cm" svg:y="22.436cm" svg:viewBox="0 0 636 35" draw:points="0,35 636,35 636,0 0,0">
          <text:p/>
        </draw:polygon>
        <draw:polygon draw:style-name="gr2" draw:text-style-name="P2" draw:layer="layout" svg:width="0.635cm" svg:height="0.034cm" svg:x="17.648cm" svg:y="22.948cm" svg:viewBox="0 0 636 35" draw:points="0,35 636,35 636,0 0,0">
          <text:p/>
        </draw:polygon>
        <draw:polygon draw:style-name="gr2" draw:text-style-name="P2" draw:layer="layout" svg:width="0.635cm" svg:height="0.034cm" svg:x="17.648cm" svg:y="23.461cm" svg:viewBox="0 0 636 35" draw:points="0,35 636,35 636,0 0,0">
          <text:p/>
        </draw:polygon>
        <draw:polygon draw:style-name="gr2" draw:text-style-name="P2" draw:layer="layout" svg:width="0.635cm" svg:height="0.034cm" svg:x="17.648cm" svg:y="23.973cm" svg:viewBox="0 0 636 35" draw:points="0,35 636,35 636,0 0,0">
          <text:p/>
        </draw:polygon>
        <draw:polygon draw:style-name="gr2" draw:text-style-name="P2" draw:layer="layout" svg:width="0.635cm" svg:height="0.034cm" svg:x="17.648cm" svg:y="24.485cm" svg:viewBox="0 0 636 35" draw:points="0,35 636,35 636,0 0,0">
          <text:p/>
        </draw:polygon>
        <draw:polygon draw:style-name="gr2" draw:text-style-name="P2" draw:layer="layout" svg:width="0.635cm" svg:height="0.035cm" svg:x="17.648cm" svg:y="24.997cm" svg:viewBox="0 0 636 36" draw:points="0,36 636,36 636,0 0,0">
          <text:p/>
        </draw:polygon>
        <draw:polygon draw:style-name="gr2" draw:text-style-name="P2" draw:layer="layout" svg:width="0.635cm" svg:height="0.033cm" svg:x="17.648cm" svg:y="25.51cm" svg:viewBox="0 0 636 34" draw:points="0,34 636,34 636,0 0,0">
          <text:p/>
        </draw:polygon>
        <draw:polygon draw:style-name="gr2" draw:text-style-name="P2" draw:layer="layout" svg:width="0.101cm" svg:height="0.034cm" svg:x="18.851cm" svg:y="26.056cm" svg:viewBox="0 0 102 35" draw:points="0,35 102,35 102,0 0,0">
          <text:p/>
        </draw:polygon>
        <draw:polygon draw:style-name="gr2" draw:text-style-name="P2" draw:layer="layout" svg:width="5.113cm" svg:height="0.034cm" svg:x="13.771cm" svg:y="25.988cm" svg:viewBox="0 0 5114 35" draw:points="0,35 5114,35 5114,0 0,0">
          <text:p/>
        </draw:polygon>
        <draw:polygon draw:style-name="gr2" draw:text-style-name="P2" draw:layer="layout" svg:width="5.08cm" svg:height="0.034cm" svg:x="13.771cm" svg:y="26.056cm" svg:viewBox="0 0 5081 35" draw:points="0,35 5081,35 5081,0 0,0">
          <text:p/>
        </draw:polygon>
        <draw:polygon draw:style-name="gr2" draw:text-style-name="P2" draw:layer="layout" svg:width="0.034cm" svg:height="0.034cm" svg:x="14.939cm" svg:y="26.36cm" svg:viewBox="0 0 35 35" draw:points="0,35 35,35 35,0 0,0">
          <text:p/>
        </draw:polygon>
        <draw:polygon draw:style-name="gr2" draw:text-style-name="P2" draw:layer="layout" svg:width="10.753cm" svg:height="0.034cm" svg:x="4.288cm" svg:y="26.293cm" svg:viewBox="0 0 10754 35" draw:points="0,35 10754,35 10754,0 0,0">
          <text:p/>
        </draw:polygon>
        <draw:polygon draw:style-name="gr2" draw:text-style-name="P2" draw:layer="layout" svg:width="10.651cm" svg:height="0.034cm" svg:x="4.288cm" svg:y="26.36cm" svg:viewBox="0 0 10652 35" draw:points="0,35 10652,35 10652,0 0,0">
          <text:p/>
        </draw:polygon>
        <draw:polygon draw:style-name="gr2" draw:text-style-name="P2" draw:layer="layout" svg:width="4.868cm" svg:height="0.034cm" svg:x="10.071cm" svg:y="26.928cm" svg:viewBox="0 0 4869 35" draw:points="0,35 4869,35 4869,0 0,0">
          <text:p/>
        </draw:polygon>
        <draw:polygon draw:style-name="gr2" draw:text-style-name="P2" draw:layer="layout" svg:width="4.868cm" svg:height="0.034cm" svg:x="10.071cm" svg:y="27.567cm" svg:viewBox="0 0 4869 35" draw:points="0,35 4869,35 4869,0 0,0">
          <text:p/>
        </draw:polygon>
        <draw:polygon draw:style-name="gr2" draw:text-style-name="P2" draw:layer="layout" svg:width="10.651cm" svg:height="0.034cm" svg:x="4.288cm" svg:y="28.155cm" svg:viewBox="0 0 10652 35" draw:points="0,35 10652,35 10652,0 0,0">
          <text:p/>
        </draw:polygon>
        <draw:polygon draw:style-name="gr2" draw:text-style-name="P2" draw:layer="layout" svg:width="0.102cm" svg:height="0.034cm" svg:x="14.939cm" svg:y="28.79cm" svg:viewBox="0 0 103 35" draw:points="0,35 103,35 103,0 0,0">
          <text:p/>
        </draw:polygon>
        <draw:polygon draw:style-name="gr2" draw:text-style-name="P2" draw:layer="layout" svg:width="10.685cm" svg:height="0.034cm" svg:x="4.288cm" svg:y="28.723cm" svg:viewBox="0 0 10686 35" draw:points="0,35 10686,35 10686,0 0,0">
          <text:p/>
        </draw:polygon>
        <draw:polygon draw:style-name="gr2" draw:text-style-name="P2" draw:layer="layout" svg:width="10.651cm" svg:height="0.034cm" svg:x="4.288cm" svg:y="28.79cm" svg:viewBox="0 0 10652 35" draw:points="0,35 10652,35 10652,0 0,0">
          <text:p/>
        </draw:polygon>
        <draw:frame draw:style-name="gr8" draw:text-style-name="P10" draw:layer="layout" svg:width="5.586cm" svg:height="0.433cm" svg:x="4.377cm" svg:y="27.03cm">
          <draw:text-box>
            <text:p text:style-name="P7"><text:span text:style-name="T6">Am luat la cunoştinţă că am obţin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2cm" fo:margin-right="1cm" fo:page-width="20.998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1-05T18:54:56.700749859</dc:date>
    <meta:editing-duration>PT11M47S</meta:editing-duration>
    <meta:editing-cycles>2</meta:editing-cycles>
    <meta:generator>LibreOffice/7.3.7.2$Linux_X86_64 LibreOffice_project/30$Build-2</meta:generator>
    <meta:document-statistic meta:object-count="6450"/>
  </office:meta>
</office:document-meta>
</file>